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1327in" svg:height="3.5449in" svg:x="5.2465in" svg:y="263.9945in">
            <draw:object draw:notify-on-update-of-ranges="Sheet1.A1:Sheet1.A1 Sheet1.A2:Sheet1.A1501 Sheet1.B1:Sheet1.B1 Sheet1.B2:Sheet1.B1501 Sheet1.A1:Sheet1.A1 Sheet1.A2:Sheet1.A1501 Sheet1.C1:Sheet1.C1 Sheet1.C2:Sheet1.C1501 Sheet1.A1:Sheet1.A1 Sheet1.A2:Sheet1.A1501 Sheet1.D1:Sheet1.D1 Sheet1.D2:Sheet1.D1501 Sheet1.A1:Sheet1.A1 Sheet1.A2:Sheet1.A1501 Sheet1.E1:Sheet1.E1 Sheet1.E2:Sheet1.E1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step</text:p>
          </table:table-cell>
          <table:table-cell office:value-type="string" calcext:value-type="string">
            <text:p>Actor-critic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no entropy</text:p>
          </table:table-cell>
          <table:table-cell office:value-type="string" calcext:value-type="string">
            <text:p>actor no entropy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87.8551" calcext:value-type="float">
            <text:p>-187.8551</text:p>
          </table:table-cell>
          <table:table-cell office:value-type="float" office:value="-186.395" calcext:value-type="float">
            <text:p>-186.395</text:p>
          </table:table-cell>
          <table:table-cell office:value-type="float" office:value="-163.8058" calcext:value-type="float">
            <text:p>-163.8058</text:p>
          </table:table-cell>
          <table:table-cell office:value-type="float" office:value="-240.4733" calcext:value-type="float">
            <text:p>-240.47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54.3274" calcext:value-type="float">
            <text:p>-154.3274</text:p>
          </table:table-cell>
          <table:table-cell office:value-type="float" office:value="-261.1242" calcext:value-type="float">
            <text:p>-261.1242</text:p>
          </table:table-cell>
          <table:table-cell office:value-type="float" office:value="-198.8157" calcext:value-type="float">
            <text:p>-198.8157</text:p>
          </table:table-cell>
          <table:table-cell office:value-type="float" office:value="-217.1547" calcext:value-type="float">
            <text:p>-217.154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45.0304" calcext:value-type="float">
            <text:p>-145.0304</text:p>
          </table:table-cell>
          <table:table-cell office:value-type="float" office:value="-227.3967" calcext:value-type="float">
            <text:p>-227.3967</text:p>
          </table:table-cell>
          <table:table-cell office:value-type="float" office:value="-147.3486" calcext:value-type="float">
            <text:p>-147.3486</text:p>
          </table:table-cell>
          <table:table-cell office:value-type="float" office:value="-146.8475" calcext:value-type="float">
            <text:p>-146.84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18.4661" calcext:value-type="float">
            <text:p>-118.4661</text:p>
          </table:table-cell>
          <table:table-cell office:value-type="float" office:value="-254.5123" calcext:value-type="float">
            <text:p>-254.5123</text:p>
          </table:table-cell>
          <table:table-cell office:value-type="float" office:value="-156.8046" calcext:value-type="float">
            <text:p>-156.8046</text:p>
          </table:table-cell>
          <table:table-cell office:value-type="float" office:value="-160.9073" calcext:value-type="float">
            <text:p>-160.907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114.3383" calcext:value-type="float">
            <text:p>-114.3383</text:p>
          </table:table-cell>
          <table:table-cell office:value-type="float" office:value="-176.4927" calcext:value-type="float">
            <text:p>-176.4927</text:p>
          </table:table-cell>
          <table:table-cell office:value-type="float" office:value="-119.7471" calcext:value-type="float">
            <text:p>-119.7471</text:p>
          </table:table-cell>
          <table:table-cell office:value-type="float" office:value="-129.193" calcext:value-type="float">
            <text:p>-129.19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148.9424" calcext:value-type="float">
            <text:p>-148.9424</text:p>
          </table:table-cell>
          <table:table-cell office:value-type="float" office:value="-201.9057" calcext:value-type="float">
            <text:p>-201.9057</text:p>
          </table:table-cell>
          <table:table-cell office:value-type="float" office:value="-118.653" calcext:value-type="float">
            <text:p>-118.653</text:p>
          </table:table-cell>
          <table:table-cell office:value-type="float" office:value="-156.2198" calcext:value-type="float">
            <text:p>-156.219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-107.8273" calcext:value-type="float">
            <text:p>-107.8273</text:p>
          </table:table-cell>
          <table:table-cell office:value-type="float" office:value="-135.0782" calcext:value-type="float">
            <text:p>-135.0782</text:p>
          </table:table-cell>
          <table:table-cell office:value-type="float" office:value="-100.8887" calcext:value-type="float">
            <text:p>-100.8887</text:p>
          </table:table-cell>
          <table:table-cell office:value-type="float" office:value="-150.0857" calcext:value-type="float">
            <text:p>-150.085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-139.9289" calcext:value-type="float">
            <text:p>-139.9289</text:p>
          </table:table-cell>
          <table:table-cell office:value-type="float" office:value="-129.1478" calcext:value-type="float">
            <text:p>-129.1478</text:p>
          </table:table-cell>
          <table:table-cell office:value-type="float" office:value="-96.3552" calcext:value-type="float">
            <text:p>-96.3552</text:p>
          </table:table-cell>
          <table:table-cell office:value-type="float" office:value="-129.7637" calcext:value-type="float">
            <text:p>-129.763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121.2315" calcext:value-type="float">
            <text:p>-121.2315</text:p>
          </table:table-cell>
          <table:table-cell office:value-type="float" office:value="-134.5738" calcext:value-type="float">
            <text:p>-134.5738</text:p>
          </table:table-cell>
          <table:table-cell office:value-type="float" office:value="-102.5243" calcext:value-type="float">
            <text:p>-102.5243</text:p>
          </table:table-cell>
          <table:table-cell office:value-type="float" office:value="-118.9442" calcext:value-type="float">
            <text:p>-118.944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-127.8999" calcext:value-type="float">
            <text:p>-127.8999</text:p>
          </table:table-cell>
          <table:table-cell office:value-type="float" office:value="-157.1149" calcext:value-type="float">
            <text:p>-157.1149</text:p>
          </table:table-cell>
          <table:table-cell office:value-type="float" office:value="-108.1966" calcext:value-type="float">
            <text:p>-108.1966</text:p>
          </table:table-cell>
          <table:table-cell office:value-type="float" office:value="-125.5256" calcext:value-type="float">
            <text:p>-125.525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-99.7009" calcext:value-type="float">
            <text:p>-99.7009</text:p>
          </table:table-cell>
          <table:table-cell office:value-type="float" office:value="-109.2591" calcext:value-type="float">
            <text:p>-109.2591</text:p>
          </table:table-cell>
          <table:table-cell office:value-type="float" office:value="-87.2478" calcext:value-type="float">
            <text:p>-87.2478</text:p>
          </table:table-cell>
          <table:table-cell office:value-type="float" office:value="-102.7096" calcext:value-type="float">
            <text:p>-102.709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-91.0147" calcext:value-type="float">
            <text:p>-91.0147</text:p>
          </table:table-cell>
          <table:table-cell office:value-type="float" office:value="-167.4691" calcext:value-type="float">
            <text:p>-167.4691</text:p>
          </table:table-cell>
          <table:table-cell office:value-type="float" office:value="-121.4719" calcext:value-type="float">
            <text:p>-121.4719</text:p>
          </table:table-cell>
          <table:table-cell office:value-type="float" office:value="-101.9483" calcext:value-type="float">
            <text:p>-101.948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-132.4895" calcext:value-type="float">
            <text:p>-132.4895</text:p>
          </table:table-cell>
          <table:table-cell office:value-type="float" office:value="-106.9708" calcext:value-type="float">
            <text:p>-106.9708</text:p>
          </table:table-cell>
          <table:table-cell office:value-type="float" office:value="-70.973" calcext:value-type="float">
            <text:p>-70.973</text:p>
          </table:table-cell>
          <table:table-cell office:value-type="float" office:value="-126.5992" calcext:value-type="float">
            <text:p>-126.599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-122.1784" calcext:value-type="float">
            <text:p>-122.1784</text:p>
          </table:table-cell>
          <table:table-cell office:value-type="float" office:value="-113.7071" calcext:value-type="float">
            <text:p>-113.7071</text:p>
          </table:table-cell>
          <table:table-cell office:value-type="float" office:value="-83.0678" calcext:value-type="float">
            <text:p>-83.0678</text:p>
          </table:table-cell>
          <table:table-cell office:value-type="float" office:value="-109.9734" calcext:value-type="float">
            <text:p>-109.97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-117.0538" calcext:value-type="float">
            <text:p>-117.0538</text:p>
          </table:table-cell>
          <table:table-cell office:value-type="float" office:value="-92.7661" calcext:value-type="float">
            <text:p>-92.7661</text:p>
          </table:table-cell>
          <table:table-cell office:value-type="float" office:value="-91.9367" calcext:value-type="float">
            <text:p>-91.9367</text:p>
          </table:table-cell>
          <table:table-cell office:value-type="float" office:value="-93.202" calcext:value-type="float">
            <text:p>-93.202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-108.524" calcext:value-type="float">
            <text:p>-108.524</text:p>
          </table:table-cell>
          <table:table-cell office:value-type="float" office:value="-105.6653" calcext:value-type="float">
            <text:p>-105.6653</text:p>
          </table:table-cell>
          <table:table-cell office:value-type="float" office:value="-79.7783" calcext:value-type="float">
            <text:p>-79.7783</text:p>
          </table:table-cell>
          <table:table-cell office:value-type="float" office:value="-108.5581" calcext:value-type="float">
            <text:p>-108.5581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-114.7589" calcext:value-type="float">
            <text:p>-114.7589</text:p>
          </table:table-cell>
          <table:table-cell office:value-type="float" office:value="-108.7898" calcext:value-type="float">
            <text:p>-108.7898</text:p>
          </table:table-cell>
          <table:table-cell office:value-type="float" office:value="-130.0886" calcext:value-type="float">
            <text:p>-130.0886</text:p>
          </table:table-cell>
          <table:table-cell office:value-type="float" office:value="-89.5458" calcext:value-type="float">
            <text:p>-89.5458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-129.8106" calcext:value-type="float">
            <text:p>-129.8106</text:p>
          </table:table-cell>
          <table:table-cell office:value-type="float" office:value="-57.3286" calcext:value-type="float">
            <text:p>-57.3286</text:p>
          </table:table-cell>
          <table:table-cell office:value-type="float" office:value="-82.6522" calcext:value-type="float">
            <text:p>-82.6522</text:p>
          </table:table-cell>
          <table:table-cell office:value-type="float" office:value="-88.5856" calcext:value-type="float">
            <text:p>-88.585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-91.9508" calcext:value-type="float">
            <text:p>-91.9508</text:p>
          </table:table-cell>
          <table:table-cell office:value-type="float" office:value="-100.8272" calcext:value-type="float">
            <text:p>-100.8272</text:p>
          </table:table-cell>
          <table:table-cell office:value-type="float" office:value="-74.4117" calcext:value-type="float">
            <text:p>-74.4117</text:p>
          </table:table-cell>
          <table:table-cell office:value-type="float" office:value="-90.7324" calcext:value-type="float">
            <text:p>-90.732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-140.5075" calcext:value-type="float">
            <text:p>-140.5075</text:p>
          </table:table-cell>
          <table:table-cell office:value-type="float" office:value="-125.9809" calcext:value-type="float">
            <text:p>-125.9809</text:p>
          </table:table-cell>
          <table:table-cell office:value-type="float" office:value="-40.5209" calcext:value-type="float">
            <text:p>-40.5209</text:p>
          </table:table-cell>
          <table:table-cell office:value-type="float" office:value="-83.0487" calcext:value-type="float">
            <text:p>-83.0487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-95.0743" calcext:value-type="float">
            <text:p>-95.0743</text:p>
          </table:table-cell>
          <table:table-cell office:value-type="float" office:value="-87.857" calcext:value-type="float">
            <text:p>-87.857</text:p>
          </table:table-cell>
          <table:table-cell office:value-type="float" office:value="-68.0223" calcext:value-type="float">
            <text:p>-68.0223</text:p>
          </table:table-cell>
          <table:table-cell office:value-type="float" office:value="-120.0554" calcext:value-type="float">
            <text:p>-120.055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-82.2535" calcext:value-type="float">
            <text:p>-82.2535</text:p>
          </table:table-cell>
          <table:table-cell office:value-type="float" office:value="-104.4212" calcext:value-type="float">
            <text:p>-104.4212</text:p>
          </table:table-cell>
          <table:table-cell office:value-type="float" office:value="-59.7793" calcext:value-type="float">
            <text:p>-59.7793</text:p>
          </table:table-cell>
          <table:table-cell office:value-type="float" office:value="-70.5659" calcext:value-type="float">
            <text:p>-70.5659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-59.0707" calcext:value-type="float">
            <text:p>-59.0707</text:p>
          </table:table-cell>
          <table:table-cell office:value-type="float" office:value="-72.3296" calcext:value-type="float">
            <text:p>-72.3296</text:p>
          </table:table-cell>
          <table:table-cell office:value-type="float" office:value="-37.6666" calcext:value-type="float">
            <text:p>-37.6666</text:p>
          </table:table-cell>
          <table:table-cell office:value-type="float" office:value="-47.9451" calcext:value-type="float">
            <text:p>-47.945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-100.9741" calcext:value-type="float">
            <text:p>-100.9741</text:p>
          </table:table-cell>
          <table:table-cell office:value-type="float" office:value="-78.7285" calcext:value-type="float">
            <text:p>-78.7285</text:p>
          </table:table-cell>
          <table:table-cell office:value-type="float" office:value="-25.3111" calcext:value-type="float">
            <text:p>-25.3111</text:p>
          </table:table-cell>
          <table:table-cell office:value-type="float" office:value="-59.8442" calcext:value-type="float">
            <text:p>-59.84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-67.5264" calcext:value-type="float">
            <text:p>-67.5264</text:p>
          </table:table-cell>
          <table:table-cell office:value-type="float" office:value="-68.9292" calcext:value-type="float">
            <text:p>-68.9292</text:p>
          </table:table-cell>
          <table:table-cell office:value-type="float" office:value="-67.6024" calcext:value-type="float">
            <text:p>-67.6024</text:p>
          </table:table-cell>
          <table:table-cell office:value-type="float" office:value="-64.8364" calcext:value-type="float">
            <text:p>-64.8364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-40.4848" calcext:value-type="float">
            <text:p>-40.4848</text:p>
          </table:table-cell>
          <table:table-cell office:value-type="float" office:value="-75.7562" calcext:value-type="float">
            <text:p>-75.7562</text:p>
          </table:table-cell>
          <table:table-cell office:value-type="float" office:value="-43.3016" calcext:value-type="float">
            <text:p>-43.3016</text:p>
          </table:table-cell>
          <table:table-cell office:value-type="float" office:value="-56.0298" calcext:value-type="float">
            <text:p>-56.029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-67.0011" calcext:value-type="float">
            <text:p>-67.0011</text:p>
          </table:table-cell>
          <table:table-cell office:value-type="float" office:value="-3.444" calcext:value-type="float">
            <text:p>-3.444</text:p>
          </table:table-cell>
          <table:table-cell office:value-type="float" office:value="-48.2847" calcext:value-type="float">
            <text:p>-48.2847</text:p>
          </table:table-cell>
          <table:table-cell office:value-type="float" office:value="-24.6252" calcext:value-type="float">
            <text:p>-24.625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-26.9262" calcext:value-type="float">
            <text:p>-26.9262</text:p>
          </table:table-cell>
          <table:table-cell office:value-type="float" office:value="-33.347" calcext:value-type="float">
            <text:p>-33.347</text:p>
          </table:table-cell>
          <table:table-cell office:value-type="float" office:value="0.9041" calcext:value-type="float">
            <text:p>0.9041</text:p>
          </table:table-cell>
          <table:table-cell office:value-type="float" office:value="-17.0357" calcext:value-type="float">
            <text:p>-17.0357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-44.4568" calcext:value-type="float">
            <text:p>-44.4568</text:p>
          </table:table-cell>
          <table:table-cell office:value-type="float" office:value="-25.5254" calcext:value-type="float">
            <text:p>-25.5254</text:p>
          </table:table-cell>
          <table:table-cell office:value-type="float" office:value="-25.3983" calcext:value-type="float">
            <text:p>-25.3983</text:p>
          </table:table-cell>
          <table:table-cell office:value-type="float" office:value="-27.8419" calcext:value-type="float">
            <text:p>-27.841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-30.7741" calcext:value-type="float">
            <text:p>-30.7741</text:p>
          </table:table-cell>
          <table:table-cell office:value-type="float" office:value="-40.1218" calcext:value-type="float">
            <text:p>-40.1218</text:p>
          </table:table-cell>
          <table:table-cell office:value-type="float" office:value="7.7392" calcext:value-type="float">
            <text:p>7.7392</text:p>
          </table:table-cell>
          <table:table-cell office:value-type="float" office:value="-58.0454" calcext:value-type="float">
            <text:p>-58.0454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-40.7388" calcext:value-type="float">
            <text:p>-40.7388</text:p>
          </table:table-cell>
          <table:table-cell office:value-type="float" office:value="-28.6919" calcext:value-type="float">
            <text:p>-28.6919</text:p>
          </table:table-cell>
          <table:table-cell office:value-type="float" office:value="-21.0304" calcext:value-type="float">
            <text:p>-21.0304</text:p>
          </table:table-cell>
          <table:table-cell office:value-type="float" office:value="-25.7893" calcext:value-type="float">
            <text:p>-25.789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-7.2315" calcext:value-type="float">
            <text:p>-7.2315</text:p>
          </table:table-cell>
          <table:table-cell office:value-type="float" office:value="-32.1239" calcext:value-type="float">
            <text:p>-32.1239</text:p>
          </table:table-cell>
          <table:table-cell office:value-type="float" office:value="32.8515" calcext:value-type="float">
            <text:p>32.8515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-31.233" calcext:value-type="float">
            <text:p>-31.233</text:p>
          </table:table-cell>
          <table:table-cell office:value-type="float" office:value="-19.6096" calcext:value-type="float">
            <text:p>-19.6096</text:p>
          </table:table-cell>
          <table:table-cell office:value-type="float" office:value="-13.4848" calcext:value-type="float">
            <text:p>-13.4848</text:p>
          </table:table-cell>
          <table:table-cell office:value-type="float" office:value="24.1066" calcext:value-type="float">
            <text:p>24.106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-5.9501" calcext:value-type="float">
            <text:p>-5.9501</text:p>
          </table:table-cell>
          <table:table-cell office:value-type="float" office:value="-37.6584" calcext:value-type="float">
            <text:p>-37.6584</text:p>
          </table:table-cell>
          <table:table-cell office:value-type="float" office:value="-57.2391" calcext:value-type="float">
            <text:p>-57.2391</text:p>
          </table:table-cell>
          <table:table-cell office:value-type="float" office:value="-26.1759" calcext:value-type="float">
            <text:p>-26.175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-20.0566" calcext:value-type="float">
            <text:p>-20.0566</text:p>
          </table:table-cell>
          <table:table-cell office:value-type="float" office:value="0.7889" calcext:value-type="float">
            <text:p>0.7889</text:p>
          </table:table-cell>
          <table:table-cell office:value-type="float" office:value="-35.5104" calcext:value-type="float">
            <text:p>-35.5104</text:p>
          </table:table-cell>
          <table:table-cell office:value-type="float" office:value="-32.8615" calcext:value-type="float">
            <text:p>-32.861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23.7695" calcext:value-type="float">
            <text:p>23.7695</text:p>
          </table:table-cell>
          <table:table-cell office:value-type="float" office:value="-36.6153" calcext:value-type="float">
            <text:p>-36.6153</text:p>
          </table:table-cell>
          <table:table-cell office:value-type="float" office:value="38.3496" calcext:value-type="float">
            <text:p>38.3496</text:p>
          </table:table-cell>
          <table:table-cell office:value-type="float" office:value="23.281" calcext:value-type="float">
            <text:p>23.28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57.6042" calcext:value-type="float">
            <text:p>57.6042</text:p>
          </table:table-cell>
          <table:table-cell office:value-type="float" office:value="-46.7532" calcext:value-type="float">
            <text:p>-46.7532</text:p>
          </table:table-cell>
          <table:table-cell office:value-type="float" office:value="-57.9134" calcext:value-type="float">
            <text:p>-57.9134</text:p>
          </table:table-cell>
          <table:table-cell office:value-type="float" office:value="15.8511" calcext:value-type="float">
            <text:p>15.8511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7.8181" calcext:value-type="float">
            <text:p>7.8181</text:p>
          </table:table-cell>
          <table:table-cell office:value-type="float" office:value="-10.3205" calcext:value-type="float">
            <text:p>-10.3205</text:p>
          </table:table-cell>
          <table:table-cell office:value-type="float" office:value="60.3148" calcext:value-type="float">
            <text:p>60.3148</text:p>
          </table:table-cell>
          <table:table-cell office:value-type="float" office:value="23.1098" calcext:value-type="float">
            <text:p>23.1098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-2.1569" calcext:value-type="float">
            <text:p>-2.1569</text:p>
          </table:table-cell>
          <table:table-cell office:value-type="float" office:value="-37.5194" calcext:value-type="float">
            <text:p>-37.5194</text:p>
          </table:table-cell>
          <table:table-cell office:value-type="float" office:value="-100.8695" calcext:value-type="float">
            <text:p>-100.8695</text:p>
          </table:table-cell>
          <table:table-cell office:value-type="float" office:value="-11.1682" calcext:value-type="float">
            <text:p>-11.168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.5364" calcext:value-type="float">
            <text:p>3.5364</text:p>
          </table:table-cell>
          <table:table-cell office:value-type="float" office:value="-28.5159" calcext:value-type="float">
            <text:p>-28.5159</text:p>
          </table:table-cell>
          <table:table-cell office:value-type="float" office:value="-84.0492" calcext:value-type="float">
            <text:p>-84.0492</text:p>
          </table:table-cell>
          <table:table-cell office:value-type="float" office:value="-8.5137" calcext:value-type="float">
            <text:p>-8.5137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-36.1342" calcext:value-type="float">
            <text:p>-36.1342</text:p>
          </table:table-cell>
          <table:table-cell office:value-type="float" office:value="30.4668" calcext:value-type="float">
            <text:p>30.4668</text:p>
          </table:table-cell>
          <table:table-cell office:value-type="float" office:value="-32.9497" calcext:value-type="float">
            <text:p>-32.9497</text:p>
          </table:table-cell>
          <table:table-cell office:value-type="float" office:value="69.4485" calcext:value-type="float">
            <text:p>69.4485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-21.7427" calcext:value-type="float">
            <text:p>-21.7427</text:p>
          </table:table-cell>
          <table:table-cell office:value-type="float" office:value="-11.2746" calcext:value-type="float">
            <text:p>-11.2746</text:p>
          </table:table-cell>
          <table:table-cell office:value-type="float" office:value="52.5321" calcext:value-type="float">
            <text:p>52.5321</text:p>
          </table:table-cell>
          <table:table-cell office:value-type="float" office:value="-2.3265" calcext:value-type="float">
            <text:p>-2.3265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-8.5813" calcext:value-type="float">
            <text:p>-8.5813</text:p>
          </table:table-cell>
          <table:table-cell office:value-type="float" office:value="-32.0651" calcext:value-type="float">
            <text:p>-32.0651</text:p>
          </table:table-cell>
          <table:table-cell office:value-type="float" office:value="-32.033" calcext:value-type="float">
            <text:p>-32.033</text:p>
          </table:table-cell>
          <table:table-cell office:value-type="float" office:value="30.6395" calcext:value-type="float">
            <text:p>30.6395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64.8299" calcext:value-type="float">
            <text:p>64.8299</text:p>
          </table:table-cell>
          <table:table-cell office:value-type="float" office:value="17.3744" calcext:value-type="float">
            <text:p>17.3744</text:p>
          </table:table-cell>
          <table:table-cell office:value-type="float" office:value="-81.058" calcext:value-type="float">
            <text:p>-81.058</text:p>
          </table:table-cell>
          <table:table-cell office:value-type="float" office:value="59.1616" calcext:value-type="float">
            <text:p>59.161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-41.7203" calcext:value-type="float">
            <text:p>-41.7203</text:p>
          </table:table-cell>
          <table:table-cell office:value-type="float" office:value="74.1004" calcext:value-type="float">
            <text:p>74.1004</text:p>
          </table:table-cell>
          <table:table-cell office:value-type="float" office:value="35.6876" calcext:value-type="float">
            <text:p>35.6876</text:p>
          </table:table-cell>
          <table:table-cell office:value-type="float" office:value="83.829" calcext:value-type="float">
            <text:p>83.82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62.6555" calcext:value-type="float">
            <text:p>62.6555</text:p>
          </table:table-cell>
          <table:table-cell office:value-type="float" office:value="-24.9366" calcext:value-type="float">
            <text:p>-24.9366</text:p>
          </table:table-cell>
          <table:table-cell office:value-type="float" office:value="-37.7263" calcext:value-type="float">
            <text:p>-37.7263</text:p>
          </table:table-cell>
          <table:table-cell office:value-type="float" office:value="46.6548" calcext:value-type="float">
            <text:p>46.6548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07.985" calcext:value-type="float">
            <text:p>107.985</text:p>
          </table:table-cell>
          <table:table-cell office:value-type="float" office:value="24.1845" calcext:value-type="float">
            <text:p>24.1845</text:p>
          </table:table-cell>
          <table:table-cell office:value-type="float" office:value="8.121" calcext:value-type="float">
            <text:p>8.121</text:p>
          </table:table-cell>
          <table:table-cell office:value-type="float" office:value="51.3494" calcext:value-type="float">
            <text:p>51.3494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1.1915" calcext:value-type="float">
            <text:p>111.1915</text:p>
          </table:table-cell>
          <table:table-cell office:value-type="float" office:value="36.8545" calcext:value-type="float">
            <text:p>36.8545</text:p>
          </table:table-cell>
          <table:table-cell office:value-type="float" office:value="-63.4837" calcext:value-type="float">
            <text:p>-63.4837</text:p>
          </table:table-cell>
          <table:table-cell office:value-type="float" office:value="25.681" calcext:value-type="float">
            <text:p>25.681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119.8497" calcext:value-type="float">
            <text:p>119.8497</text:p>
          </table:table-cell>
          <table:table-cell office:value-type="float" office:value="39.3914" calcext:value-type="float">
            <text:p>39.3914</text:p>
          </table:table-cell>
          <table:table-cell office:value-type="float" office:value="91.471" calcext:value-type="float">
            <text:p>91.471</text:p>
          </table:table-cell>
          <table:table-cell office:value-type="float" office:value="61.7877" calcext:value-type="float">
            <text:p>61.78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3.4565" calcext:value-type="float">
            <text:p>103.4565</text:p>
          </table:table-cell>
          <table:table-cell office:value-type="float" office:value="-6.3817" calcext:value-type="float">
            <text:p>-6.3817</text:p>
          </table:table-cell>
          <table:table-cell office:value-type="float" office:value="-60.351" calcext:value-type="float">
            <text:p>-60.351</text:p>
          </table:table-cell>
          <table:table-cell office:value-type="float" office:value="125.6084" calcext:value-type="float">
            <text:p>125.6084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6.6583" calcext:value-type="float">
            <text:p>6.6583</text:p>
          </table:table-cell>
          <table:table-cell office:value-type="float" office:value="-5.5416" calcext:value-type="float">
            <text:p>-5.5416</text:p>
          </table:table-cell>
          <table:table-cell office:value-type="float" office:value="-68.7188" calcext:value-type="float">
            <text:p>-68.7188</text:p>
          </table:table-cell>
          <table:table-cell office:value-type="float" office:value="80.0325" calcext:value-type="float">
            <text:p>80.0325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30.2521" calcext:value-type="float">
            <text:p>30.2521</text:p>
          </table:table-cell>
          <table:table-cell office:value-type="float" office:value="22.8253" calcext:value-type="float">
            <text:p>22.8253</text:p>
          </table:table-cell>
          <table:table-cell office:value-type="float" office:value="46.9243" calcext:value-type="float">
            <text:p>46.9243</text:p>
          </table:table-cell>
          <table:table-cell office:value-type="float" office:value="172.8539" calcext:value-type="float">
            <text:p>172.8539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35.118" calcext:value-type="float">
            <text:p>35.118</text:p>
          </table:table-cell>
          <table:table-cell office:value-type="float" office:value="7.8914" calcext:value-type="float">
            <text:p>7.8914</text:p>
          </table:table-cell>
          <table:table-cell office:value-type="float" office:value="0.0388" calcext:value-type="float">
            <text:p>0.0388</text:p>
          </table:table-cell>
          <table:table-cell office:value-type="float" office:value="209.3704" calcext:value-type="float">
            <text:p>209.3704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63.8888" calcext:value-type="float">
            <text:p>63.8888</text:p>
          </table:table-cell>
          <table:table-cell office:value-type="float" office:value="29.885" calcext:value-type="float">
            <text:p>29.885</text:p>
          </table:table-cell>
          <table:table-cell office:value-type="float" office:value="-22.1498" calcext:value-type="float">
            <text:p>-22.1498</text:p>
          </table:table-cell>
          <table:table-cell office:value-type="float" office:value="121.8619" calcext:value-type="float">
            <text:p>121.8619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01.3487" calcext:value-type="float">
            <text:p>101.3487</text:p>
          </table:table-cell>
          <table:table-cell office:value-type="float" office:value="6.6633" calcext:value-type="float">
            <text:p>6.6633</text:p>
          </table:table-cell>
          <table:table-cell office:value-type="float" office:value="-17.4673" calcext:value-type="float">
            <text:p>-17.4673</text:p>
          </table:table-cell>
          <table:table-cell office:value-type="float" office:value="252.5121" calcext:value-type="float">
            <text:p>252.5121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33.6807" calcext:value-type="float">
            <text:p>33.6807</text:p>
          </table:table-cell>
          <table:table-cell office:value-type="float" office:value="59.4928" calcext:value-type="float">
            <text:p>59.4928</text:p>
          </table:table-cell>
          <table:table-cell office:value-type="float" office:value="29.8277" calcext:value-type="float">
            <text:p>29.8277</text:p>
          </table:table-cell>
          <table:table-cell office:value-type="float" office:value="174.0609" calcext:value-type="float">
            <text:p>174.0609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36.715" calcext:value-type="float">
            <text:p>36.715</text:p>
          </table:table-cell>
          <table:table-cell office:value-type="float" office:value="58.1346" calcext:value-type="float">
            <text:p>58.1346</text:p>
          </table:table-cell>
          <table:table-cell office:value-type="float" office:value="73.4975" calcext:value-type="float">
            <text:p>73.4975</text:p>
          </table:table-cell>
          <table:table-cell office:value-type="float" office:value="178.3045" calcext:value-type="float">
            <text:p>178.3045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125.1213" calcext:value-type="float">
            <text:p>125.1213</text:p>
          </table:table-cell>
          <table:table-cell office:value-type="float" office:value="60.0675" calcext:value-type="float">
            <text:p>60.0675</text:p>
          </table:table-cell>
          <table:table-cell office:value-type="float" office:value="-19.6133" calcext:value-type="float">
            <text:p>-19.6133</text:p>
          </table:table-cell>
          <table:table-cell office:value-type="float" office:value="267.1206" calcext:value-type="float">
            <text:p>267.1206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32.2063" calcext:value-type="float">
            <text:p>32.2063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43.1676" calcext:value-type="float">
            <text:p>43.1676</text:p>
          </table:table-cell>
          <table:table-cell office:value-type="float" office:value="190.7343" calcext:value-type="float">
            <text:p>190.734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4.811" calcext:value-type="float">
            <text:p>34.811</text:p>
          </table:table-cell>
          <table:table-cell office:value-type="float" office:value="-27.2231" calcext:value-type="float">
            <text:p>-27.2231</text:p>
          </table:table-cell>
          <table:table-cell office:value-type="float" office:value="46.7808" calcext:value-type="float">
            <text:p>46.7808</text:p>
          </table:table-cell>
          <table:table-cell office:value-type="float" office:value="174.3191" calcext:value-type="float">
            <text:p>174.3191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57.4379" calcext:value-type="float">
            <text:p>57.4379</text:p>
          </table:table-cell>
          <table:table-cell office:value-type="float" office:value="-22.2192" calcext:value-type="float">
            <text:p>-22.2192</text:p>
          </table:table-cell>
          <table:table-cell office:value-type="float" office:value="81.1955" calcext:value-type="float">
            <text:p>81.1955</text:p>
          </table:table-cell>
          <table:table-cell office:value-type="float" office:value="184.1858" calcext:value-type="float">
            <text:p>184.1858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43.4826" calcext:value-type="float">
            <text:p>43.4826</text:p>
          </table:table-cell>
          <table:table-cell office:value-type="float" office:value="40.9858" calcext:value-type="float">
            <text:p>40.9858</text:p>
          </table:table-cell>
          <table:table-cell office:value-type="float" office:value="11.0373" calcext:value-type="float">
            <text:p>11.0373</text:p>
          </table:table-cell>
          <table:table-cell office:value-type="float" office:value="139.7815" calcext:value-type="float">
            <text:p>139.7815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-73.9475" calcext:value-type="float">
            <text:p>-73.9475</text:p>
          </table:table-cell>
          <table:table-cell office:value-type="float" office:value="1.2836" calcext:value-type="float">
            <text:p>1.2836</text:p>
          </table:table-cell>
          <table:table-cell office:value-type="float" office:value="-24.5531" calcext:value-type="float">
            <text:p>-24.5531</text:p>
          </table:table-cell>
          <table:table-cell office:value-type="float" office:value="169.9011" calcext:value-type="float">
            <text:p>169.901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-5.6669" calcext:value-type="float">
            <text:p>-5.6669</text:p>
          </table:table-cell>
          <table:table-cell office:value-type="float" office:value="-59.7484" calcext:value-type="float">
            <text:p>-59.7484</text:p>
          </table:table-cell>
          <table:table-cell office:value-type="float" office:value="76.8738" calcext:value-type="float">
            <text:p>76.8738</text:p>
          </table:table-cell>
          <table:table-cell office:value-type="float" office:value="227.9472" calcext:value-type="float">
            <text:p>227.9472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-6.717" calcext:value-type="float">
            <text:p>-6.717</text:p>
          </table:table-cell>
          <table:table-cell office:value-type="float" office:value="15.7649" calcext:value-type="float">
            <text:p>15.7649</text:p>
          </table:table-cell>
          <table:table-cell office:value-type="float" office:value="70.254" calcext:value-type="float">
            <text:p>70.254</text:p>
          </table:table-cell>
          <table:table-cell office:value-type="float" office:value="113.7379" calcext:value-type="float">
            <text:p>113.7379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-80.7685" calcext:value-type="float">
            <text:p>-80.7685</text:p>
          </table:table-cell>
          <table:table-cell office:value-type="float" office:value="-91.1834" calcext:value-type="float">
            <text:p>-91.1834</text:p>
          </table:table-cell>
          <table:table-cell office:value-type="float" office:value="196.4051" calcext:value-type="float">
            <text:p>196.4051</text:p>
          </table:table-cell>
          <table:table-cell office:value-type="float" office:value="146.1726" calcext:value-type="float">
            <text:p>146.1726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134.3467" calcext:value-type="float">
            <text:p>134.3467</text:p>
          </table:table-cell>
          <table:table-cell office:value-type="float" office:value="-51.286" calcext:value-type="float">
            <text:p>-51.286</text:p>
          </table:table-cell>
          <table:table-cell office:value-type="float" office:value="-69.0474" calcext:value-type="float">
            <text:p>-69.0474</text:p>
          </table:table-cell>
          <table:table-cell office:value-type="float" office:value="170.5159" calcext:value-type="float">
            <text:p>170.5159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25.699" calcext:value-type="float">
            <text:p>25.699</text:p>
          </table:table-cell>
          <table:table-cell office:value-type="float" office:value="-8.5505" calcext:value-type="float">
            <text:p>-8.5505</text:p>
          </table:table-cell>
          <table:table-cell office:value-type="float" office:value="158.7087" calcext:value-type="float">
            <text:p>158.7087</text:p>
          </table:table-cell>
          <table:table-cell office:value-type="float" office:value="143.0313" calcext:value-type="float">
            <text:p>143.0313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76.7956" calcext:value-type="float">
            <text:p>76.7956</text:p>
          </table:table-cell>
          <table:table-cell office:value-type="float" office:value="-11.9586" calcext:value-type="float">
            <text:p>-11.9586</text:p>
          </table:table-cell>
          <table:table-cell office:value-type="float" office:value="153.8307" calcext:value-type="float">
            <text:p>153.8307</text:p>
          </table:table-cell>
          <table:table-cell office:value-type="float" office:value="168.6559" calcext:value-type="float">
            <text:p>168.6559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-8.1283" calcext:value-type="float">
            <text:p>-8.1283</text:p>
          </table:table-cell>
          <table:table-cell office:value-type="float" office:value="7.0495" calcext:value-type="float">
            <text:p>7.0495</text:p>
          </table:table-cell>
          <table:table-cell office:value-type="float" office:value="50.6618" calcext:value-type="float">
            <text:p>50.6618</text:p>
          </table:table-cell>
          <table:table-cell office:value-type="float" office:value="248.9454" calcext:value-type="float">
            <text:p>248.9454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-56.961" calcext:value-type="float">
            <text:p>-56.961</text:p>
          </table:table-cell>
          <table:table-cell office:value-type="float" office:value="68.8675" calcext:value-type="float">
            <text:p>68.8675</text:p>
          </table:table-cell>
          <table:table-cell office:value-type="float" office:value="109.2874" calcext:value-type="float">
            <text:p>109.2874</text:p>
          </table:table-cell>
          <table:table-cell office:value-type="float" office:value="165.2961" calcext:value-type="float">
            <text:p>165.2961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112.9142" calcext:value-type="float">
            <text:p>112.9142</text:p>
          </table:table-cell>
          <table:table-cell office:value-type="float" office:value="77.6796" calcext:value-type="float">
            <text:p>77.6796</text:p>
          </table:table-cell>
          <table:table-cell office:value-type="float" office:value="120.1829" calcext:value-type="float">
            <text:p>120.1829</text:p>
          </table:table-cell>
          <table:table-cell office:value-type="float" office:value="237.2606" calcext:value-type="float">
            <text:p>237.2606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51.7641" calcext:value-type="float">
            <text:p>51.7641</text:p>
          </table:table-cell>
          <table:table-cell office:value-type="float" office:value="49.056" calcext:value-type="float">
            <text:p>49.056</text:p>
          </table:table-cell>
          <table:table-cell office:value-type="float" office:value="95.5375" calcext:value-type="float">
            <text:p>95.5375</text:p>
          </table:table-cell>
          <table:table-cell office:value-type="float" office:value="157.1901" calcext:value-type="float">
            <text:p>157.1901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73.3793" calcext:value-type="float">
            <text:p>73.3793</text:p>
          </table:table-cell>
          <table:table-cell office:value-type="float" office:value="93.9279" calcext:value-type="float">
            <text:p>93.9279</text:p>
          </table:table-cell>
          <table:table-cell office:value-type="float" office:value="165.5118" calcext:value-type="float">
            <text:p>165.5118</text:p>
          </table:table-cell>
          <table:table-cell office:value-type="float" office:value="217.3043" calcext:value-type="float">
            <text:p>217.304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2.0852" calcext:value-type="float">
            <text:p>102.0852</text:p>
          </table:table-cell>
          <table:table-cell office:value-type="float" office:value="-105.5934" calcext:value-type="float">
            <text:p>-105.5934</text:p>
          </table:table-cell>
          <table:table-cell office:value-type="float" office:value="103.8161" calcext:value-type="float">
            <text:p>103.8161</text:p>
          </table:table-cell>
          <table:table-cell office:value-type="float" office:value="266.1239" calcext:value-type="float">
            <text:p>266.1239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78.7691" calcext:value-type="float">
            <text:p>78.7691</text:p>
          </table:table-cell>
          <table:table-cell office:value-type="float" office:value="75.8263" calcext:value-type="float">
            <text:p>75.8263</text:p>
          </table:table-cell>
          <table:table-cell office:value-type="float" office:value="66.9471" calcext:value-type="float">
            <text:p>66.9471</text:p>
          </table:table-cell>
          <table:table-cell office:value-type="float" office:value="256.6463" calcext:value-type="float">
            <text:p>256.6463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3.4099" calcext:value-type="float">
            <text:p>3.4099</text:p>
          </table:table-cell>
          <table:table-cell office:value-type="float" office:value="5.6373" calcext:value-type="float">
            <text:p>5.6373</text:p>
          </table:table-cell>
          <table:table-cell office:value-type="float" office:value="136.7163" calcext:value-type="float">
            <text:p>136.7163</text:p>
          </table:table-cell>
          <table:table-cell office:value-type="float" office:value="210.559" calcext:value-type="float">
            <text:p>210.559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128.6643" calcext:value-type="float">
            <text:p>128.6643</text:p>
          </table:table-cell>
          <table:table-cell office:value-type="float" office:value="9.3236" calcext:value-type="float">
            <text:p>9.3236</text:p>
          </table:table-cell>
          <table:table-cell office:value-type="float" office:value="230.1268" calcext:value-type="float">
            <text:p>230.1268</text:p>
          </table:table-cell>
          <table:table-cell office:value-type="float" office:value="259.2408" calcext:value-type="float">
            <text:p>259.2408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56.1333" calcext:value-type="float">
            <text:p>56.1333</text:p>
          </table:table-cell>
          <table:table-cell office:value-type="float" office:value="41.3057" calcext:value-type="float">
            <text:p>41.3057</text:p>
          </table:table-cell>
          <table:table-cell office:value-type="float" office:value="56.1439" calcext:value-type="float">
            <text:p>56.1439</text:p>
          </table:table-cell>
          <table:table-cell office:value-type="float" office:value="149.0436" calcext:value-type="float">
            <text:p>149.0436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-6.3137" calcext:value-type="float">
            <text:p>-6.3137</text:p>
          </table:table-cell>
          <table:table-cell office:value-type="float" office:value="53.449" calcext:value-type="float">
            <text:p>53.449</text:p>
          </table:table-cell>
          <table:table-cell office:value-type="float" office:value="100.7806" calcext:value-type="float">
            <text:p>100.7806</text:p>
          </table:table-cell>
          <table:table-cell office:value-type="float" office:value="177.7231" calcext:value-type="float">
            <text:p>177.7231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62.8583" calcext:value-type="float">
            <text:p>62.8583</text:p>
          </table:table-cell>
          <table:table-cell office:value-type="float" office:value="42.744" calcext:value-type="float">
            <text:p>42.744</text:p>
          </table:table-cell>
          <table:table-cell office:value-type="float" office:value="137.9977" calcext:value-type="float">
            <text:p>137.9977</text:p>
          </table:table-cell>
          <table:table-cell office:value-type="float" office:value="253.0601" calcext:value-type="float">
            <text:p>253.0601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3.0768" calcext:value-type="float">
            <text:p>3.0768</text:p>
          </table:table-cell>
          <table:table-cell office:value-type="float" office:value="29.6864" calcext:value-type="float">
            <text:p>29.6864</text:p>
          </table:table-cell>
          <table:table-cell office:value-type="float" office:value="208.9493" calcext:value-type="float">
            <text:p>208.9493</text:p>
          </table:table-cell>
          <table:table-cell office:value-type="float" office:value="192.9068" calcext:value-type="float">
            <text:p>192.9068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119.0676" calcext:value-type="float">
            <text:p>119.0676</text:p>
          </table:table-cell>
          <table:table-cell office:value-type="float" office:value="100.4277" calcext:value-type="float">
            <text:p>100.4277</text:p>
          </table:table-cell>
          <table:table-cell office:value-type="float" office:value="175.4158" calcext:value-type="float">
            <text:p>175.4158</text:p>
          </table:table-cell>
          <table:table-cell office:value-type="float" office:value="153.1544" calcext:value-type="float">
            <text:p>153.1544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16.1261" calcext:value-type="float">
            <text:p>16.1261</text:p>
          </table:table-cell>
          <table:table-cell office:value-type="float" office:value="78.1725" calcext:value-type="float">
            <text:p>78.1725</text:p>
          </table:table-cell>
          <table:table-cell office:value-type="float" office:value="247.9865" calcext:value-type="float">
            <text:p>247.9865</text:p>
          </table:table-cell>
          <table:table-cell office:value-type="float" office:value="238.8436" calcext:value-type="float">
            <text:p>238.843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87.8269" calcext:value-type="float">
            <text:p>87.8269</text:p>
          </table:table-cell>
          <table:table-cell office:value-type="float" office:value="124.8765" calcext:value-type="float">
            <text:p>124.8765</text:p>
          </table:table-cell>
          <table:table-cell office:value-type="float" office:value="206.4373" calcext:value-type="float">
            <text:p>206.4373</text:p>
          </table:table-cell>
          <table:table-cell office:value-type="float" office:value="185.4454" calcext:value-type="float">
            <text:p>185.4454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142.6508" calcext:value-type="float">
            <text:p>142.6508</text:p>
          </table:table-cell>
          <table:table-cell office:value-type="float" office:value="70.1794" calcext:value-type="float">
            <text:p>70.1794</text:p>
          </table:table-cell>
          <table:table-cell office:value-type="float" office:value="140.2877" calcext:value-type="float">
            <text:p>140.2877</text:p>
          </table:table-cell>
          <table:table-cell office:value-type="float" office:value="230.1982" calcext:value-type="float">
            <text:p>230.1982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159.3993" calcext:value-type="float">
            <text:p>159.3993</text:p>
          </table:table-cell>
          <table:table-cell office:value-type="float" office:value="101.6577" calcext:value-type="float">
            <text:p>101.6577</text:p>
          </table:table-cell>
          <table:table-cell office:value-type="float" office:value="154.1795" calcext:value-type="float">
            <text:p>154.1795</text:p>
          </table:table-cell>
          <table:table-cell office:value-type="float" office:value="218.6597" calcext:value-type="float">
            <text:p>218.6597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97.1459" calcext:value-type="float">
            <text:p>97.1459</text:p>
          </table:table-cell>
          <table:table-cell office:value-type="float" office:value="75.2304" calcext:value-type="float">
            <text:p>75.2304</text:p>
          </table:table-cell>
          <table:table-cell office:value-type="float" office:value="179.7267" calcext:value-type="float">
            <text:p>179.7267</text:p>
          </table:table-cell>
          <table:table-cell office:value-type="float" office:value="258.6753" calcext:value-type="float">
            <text:p>258.6753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114.5161" calcext:value-type="float">
            <text:p>114.5161</text:p>
          </table:table-cell>
          <table:table-cell office:value-type="float" office:value="66.234" calcext:value-type="float">
            <text:p>66.234</text:p>
          </table:table-cell>
          <table:table-cell office:value-type="float" office:value="248.6353" calcext:value-type="float">
            <text:p>248.6353</text:p>
          </table:table-cell>
          <table:table-cell office:value-type="float" office:value="213.4226" calcext:value-type="float">
            <text:p>213.422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16.9255" calcext:value-type="float">
            <text:p>116.9255</text:p>
          </table:table-cell>
          <table:table-cell office:value-type="float" office:value="100.5674" calcext:value-type="float">
            <text:p>100.5674</text:p>
          </table:table-cell>
          <table:table-cell office:value-type="float" office:value="245.8781" calcext:value-type="float">
            <text:p>245.8781</text:p>
          </table:table-cell>
          <table:table-cell office:value-type="float" office:value="182.0315" calcext:value-type="float">
            <text:p>182.0315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42.6672" calcext:value-type="float">
            <text:p>42.6672</text:p>
          </table:table-cell>
          <table:table-cell office:value-type="float" office:value="94.2033" calcext:value-type="float">
            <text:p>94.2033</text:p>
          </table:table-cell>
          <table:table-cell office:value-type="float" office:value="186.195" calcext:value-type="float">
            <text:p>186.195</text:p>
          </table:table-cell>
          <table:table-cell office:value-type="float" office:value="244.9033" calcext:value-type="float">
            <text:p>244.9033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57.4777" calcext:value-type="float">
            <text:p>57.4777</text:p>
          </table:table-cell>
          <table:table-cell office:value-type="float" office:value="124.7439" calcext:value-type="float">
            <text:p>124.7439</text:p>
          </table:table-cell>
          <table:table-cell office:value-type="float" office:value="184.5704" calcext:value-type="float">
            <text:p>184.5704</text:p>
          </table:table-cell>
          <table:table-cell office:value-type="float" office:value="201.1508" calcext:value-type="float">
            <text:p>201.150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161.9456" calcext:value-type="float">
            <text:p>161.9456</text:p>
          </table:table-cell>
          <table:table-cell office:value-type="float" office:value="91.4044" calcext:value-type="float">
            <text:p>91.4044</text:p>
          </table:table-cell>
          <table:table-cell office:value-type="float" office:value="227.3551" calcext:value-type="float">
            <text:p>227.3551</text:p>
          </table:table-cell>
          <table:table-cell office:value-type="float" office:value="179.0382" calcext:value-type="float">
            <text:p>179.0382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49.6306" calcext:value-type="float">
            <text:p>49.6306</text:p>
          </table:table-cell>
          <table:table-cell office:value-type="float" office:value="98.7995" calcext:value-type="float">
            <text:p>98.7995</text:p>
          </table:table-cell>
          <table:table-cell office:value-type="float" office:value="189.6825" calcext:value-type="float">
            <text:p>189.6825</text:p>
          </table:table-cell>
          <table:table-cell office:value-type="float" office:value="173.2972" calcext:value-type="float">
            <text:p>173.2972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77.0541" calcext:value-type="float">
            <text:p>177.0541</text:p>
          </table:table-cell>
          <table:table-cell office:value-type="float" office:value="36.0805" calcext:value-type="float">
            <text:p>36.0805</text:p>
          </table:table-cell>
          <table:table-cell office:value-type="float" office:value="259.6245" calcext:value-type="float">
            <text:p>259.6245</text:p>
          </table:table-cell>
          <table:table-cell office:value-type="float" office:value="246.9179" calcext:value-type="float">
            <text:p>246.9179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114.767" calcext:value-type="float">
            <text:p>114.767</text:p>
          </table:table-cell>
          <table:table-cell office:value-type="float" office:value="132.7601" calcext:value-type="float">
            <text:p>132.7601</text:p>
          </table:table-cell>
          <table:table-cell office:value-type="float" office:value="230.7146" calcext:value-type="float">
            <text:p>230.7146</text:p>
          </table:table-cell>
          <table:table-cell office:value-type="float" office:value="229.3868" calcext:value-type="float">
            <text:p>229.3868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44.5273" calcext:value-type="float">
            <text:p>44.5273</text:p>
          </table:table-cell>
          <table:table-cell office:value-type="float" office:value="113.5073" calcext:value-type="float">
            <text:p>113.5073</text:p>
          </table:table-cell>
          <table:table-cell office:value-type="float" office:value="239.159" calcext:value-type="float">
            <text:p>239.159</text:p>
          </table:table-cell>
          <table:table-cell office:value-type="float" office:value="203.9866" calcext:value-type="float">
            <text:p>203.9866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155.479" calcext:value-type="float">
            <text:p>155.479</text:p>
          </table:table-cell>
          <table:table-cell office:value-type="float" office:value="106.4478" calcext:value-type="float">
            <text:p>106.4478</text:p>
          </table:table-cell>
          <table:table-cell office:value-type="float" office:value="277.4173" calcext:value-type="float">
            <text:p>277.4173</text:p>
          </table:table-cell>
          <table:table-cell office:value-type="float" office:value="205.7605" calcext:value-type="float">
            <text:p>205.7605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172.1007" calcext:value-type="float">
            <text:p>172.1007</text:p>
          </table:table-cell>
          <table:table-cell office:value-type="float" office:value="78.3644" calcext:value-type="float">
            <text:p>78.3644</text:p>
          </table:table-cell>
          <table:table-cell office:value-type="float" office:value="234.8037" calcext:value-type="float">
            <text:p>234.8037</text:p>
          </table:table-cell>
          <table:table-cell office:value-type="float" office:value="248.4794" calcext:value-type="float">
            <text:p>248.479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200.9065" calcext:value-type="float">
            <text:p>200.9065</text:p>
          </table:table-cell>
          <table:table-cell office:value-type="float" office:value="124.5057" calcext:value-type="float">
            <text:p>124.5057</text:p>
          </table:table-cell>
          <table:table-cell office:value-type="float" office:value="286.945" calcext:value-type="float">
            <text:p>286.945</text:p>
          </table:table-cell>
          <table:table-cell office:value-type="float" office:value="227.98" calcext:value-type="float">
            <text:p>227.98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92.73" calcext:value-type="float">
            <text:p>92.73</text:p>
          </table:table-cell>
          <table:table-cell office:value-type="float" office:value="107.0776" calcext:value-type="float">
            <text:p>107.0776</text:p>
          </table:table-cell>
          <table:table-cell office:value-type="float" office:value="256.429" calcext:value-type="float">
            <text:p>256.429</text:p>
          </table:table-cell>
          <table:table-cell office:value-type="float" office:value="216.6302" calcext:value-type="float">
            <text:p>216.6302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161.0759" calcext:value-type="float">
            <text:p>161.0759</text:p>
          </table:table-cell>
          <table:table-cell office:value-type="float" office:value="123.228" calcext:value-type="float">
            <text:p>123.228</text:p>
          </table:table-cell>
          <table:table-cell office:value-type="float" office:value="149.329" calcext:value-type="float">
            <text:p>149.329</text:p>
          </table:table-cell>
          <table:table-cell office:value-type="float" office:value="239.0081" calcext:value-type="float">
            <text:p>239.0081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-8.6684" calcext:value-type="float">
            <text:p>-8.6684</text:p>
          </table:table-cell>
          <table:table-cell office:value-type="float" office:value="79.3441" calcext:value-type="float">
            <text:p>79.3441</text:p>
          </table:table-cell>
          <table:table-cell office:value-type="float" office:value="259.5083" calcext:value-type="float">
            <text:p>259.5083</text:p>
          </table:table-cell>
          <table:table-cell office:value-type="float" office:value="272.9875" calcext:value-type="float">
            <text:p>272.9875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123.2251" calcext:value-type="float">
            <text:p>123.2251</text:p>
          </table:table-cell>
          <table:table-cell office:value-type="float" office:value="106.7334" calcext:value-type="float">
            <text:p>106.7334</text:p>
          </table:table-cell>
          <table:table-cell office:value-type="float" office:value="226.1132" calcext:value-type="float">
            <text:p>226.1132</text:p>
          </table:table-cell>
          <table:table-cell office:value-type="float" office:value="195.3003" calcext:value-type="float">
            <text:p>195.3003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80.9698" calcext:value-type="float">
            <text:p>80.9698</text:p>
          </table:table-cell>
          <table:table-cell office:value-type="float" office:value="83.2567" calcext:value-type="float">
            <text:p>83.2567</text:p>
          </table:table-cell>
          <table:table-cell office:value-type="float" office:value="273.455" calcext:value-type="float">
            <text:p>273.455</text:p>
          </table:table-cell>
          <table:table-cell office:value-type="float" office:value="246.4614" calcext:value-type="float">
            <text:p>246.4614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-9.4017" calcext:value-type="float">
            <text:p>-9.4017</text:p>
          </table:table-cell>
          <table:table-cell office:value-type="float" office:value="99.3886" calcext:value-type="float">
            <text:p>99.3886</text:p>
          </table:table-cell>
          <table:table-cell office:value-type="float" office:value="143.926" calcext:value-type="float">
            <text:p>143.926</text:p>
          </table:table-cell>
          <table:table-cell office:value-type="float" office:value="227.1888" calcext:value-type="float">
            <text:p>227.1888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138.8402" calcext:value-type="float">
            <text:p>138.8402</text:p>
          </table:table-cell>
          <table:table-cell office:value-type="float" office:value="23.1306" calcext:value-type="float">
            <text:p>23.1306</text:p>
          </table:table-cell>
          <table:table-cell office:value-type="float" office:value="259.7514" calcext:value-type="float">
            <text:p>259.7514</text:p>
          </table:table-cell>
          <table:table-cell office:value-type="float" office:value="226.6822" calcext:value-type="float">
            <text:p>226.6822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71.2584" calcext:value-type="float">
            <text:p>71.2584</text:p>
          </table:table-cell>
          <table:table-cell office:value-type="float" office:value="95.7687" calcext:value-type="float">
            <text:p>95.7687</text:p>
          </table:table-cell>
          <table:table-cell office:value-type="float" office:value="219.024" calcext:value-type="float">
            <text:p>219.024</text:p>
          </table:table-cell>
          <table:table-cell office:value-type="float" office:value="268.1494" calcext:value-type="float">
            <text:p>268.1494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160.0821" calcext:value-type="float">
            <text:p>160.0821</text:p>
          </table:table-cell>
          <table:table-cell office:value-type="float" office:value="118.2805" calcext:value-type="float">
            <text:p>118.2805</text:p>
          </table:table-cell>
          <table:table-cell office:value-type="float" office:value="264.7645" calcext:value-type="float">
            <text:p>264.7645</text:p>
          </table:table-cell>
          <table:table-cell office:value-type="float" office:value="213.1412" calcext:value-type="float">
            <text:p>213.1412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85.3656" calcext:value-type="float">
            <text:p>185.3656</text:p>
          </table:table-cell>
          <table:table-cell office:value-type="float" office:value="40.3789" calcext:value-type="float">
            <text:p>40.3789</text:p>
          </table:table-cell>
          <table:table-cell office:value-type="float" office:value="215.2362" calcext:value-type="float">
            <text:p>215.2362</text:p>
          </table:table-cell>
          <table:table-cell office:value-type="float" office:value="223.4763" calcext:value-type="float">
            <text:p>223.4763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108.8709" calcext:value-type="float">
            <text:p>108.8709</text:p>
          </table:table-cell>
          <table:table-cell office:value-type="float" office:value="43.5402" calcext:value-type="float">
            <text:p>43.5402</text:p>
          </table:table-cell>
          <table:table-cell office:value-type="float" office:value="237.7052" calcext:value-type="float">
            <text:p>237.7052</text:p>
          </table:table-cell>
          <table:table-cell office:value-type="float" office:value="183.7019" calcext:value-type="float">
            <text:p>183.7019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151.7112" calcext:value-type="float">
            <text:p>151.7112</text:p>
          </table:table-cell>
          <table:table-cell office:value-type="float" office:value="105.4475" calcext:value-type="float">
            <text:p>105.4475</text:p>
          </table:table-cell>
          <table:table-cell office:value-type="float" office:value="172.7394" calcext:value-type="float">
            <text:p>172.7394</text:p>
          </table:table-cell>
          <table:table-cell office:value-type="float" office:value="207.1839" calcext:value-type="float">
            <text:p>207.1839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61.7171" calcext:value-type="float">
            <text:p>61.7171</text:p>
          </table:table-cell>
          <table:table-cell office:value-type="float" office:value="121.22" calcext:value-type="float">
            <text:p>121.22</text:p>
          </table:table-cell>
          <table:table-cell office:value-type="float" office:value="198.1718" calcext:value-type="float">
            <text:p>198.1718</text:p>
          </table:table-cell>
          <table:table-cell office:value-type="float" office:value="240.2822" calcext:value-type="float">
            <text:p>240.2822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160.3857" calcext:value-type="float">
            <text:p>160.3857</text:p>
          </table:table-cell>
          <table:table-cell office:value-type="float" office:value="85.3755" calcext:value-type="float">
            <text:p>85.3755</text:p>
          </table:table-cell>
          <table:table-cell office:value-type="float" office:value="164.1448" calcext:value-type="float">
            <text:p>164.1448</text:p>
          </table:table-cell>
          <table:table-cell office:value-type="float" office:value="228.1261" calcext:value-type="float">
            <text:p>228.126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82.804" calcext:value-type="float">
            <text:p>82.804</text:p>
          </table:table-cell>
          <table:table-cell office:value-type="float" office:value="129.9016" calcext:value-type="float">
            <text:p>129.9016</text:p>
          </table:table-cell>
          <table:table-cell office:value-type="float" office:value="178.9142" calcext:value-type="float">
            <text:p>178.9142</text:p>
          </table:table-cell>
          <table:table-cell office:value-type="float" office:value="176.4994" calcext:value-type="float">
            <text:p>176.4994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127.8999" calcext:value-type="float">
            <text:p>127.8999</text:p>
          </table:table-cell>
          <table:table-cell office:value-type="float" office:value="49.6741" calcext:value-type="float">
            <text:p>49.6741</text:p>
          </table:table-cell>
          <table:table-cell office:value-type="float" office:value="194.5838" calcext:value-type="float">
            <text:p>194.5838</text:p>
          </table:table-cell>
          <table:table-cell office:value-type="float" office:value="195.8148" calcext:value-type="float">
            <text:p>195.8148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80.0966" calcext:value-type="float">
            <text:p>80.0966</text:p>
          </table:table-cell>
          <table:table-cell office:value-type="float" office:value="102.9028" calcext:value-type="float">
            <text:p>102.9028</text:p>
          </table:table-cell>
          <table:table-cell office:value-type="float" office:value="208.7461" calcext:value-type="float">
            <text:p>208.7461</text:p>
          </table:table-cell>
          <table:table-cell office:value-type="float" office:value="224.4009" calcext:value-type="float">
            <text:p>224.4009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146.8774" calcext:value-type="float">
            <text:p>146.8774</text:p>
          </table:table-cell>
          <table:table-cell office:value-type="float" office:value="82.0455" calcext:value-type="float">
            <text:p>82.0455</text:p>
          </table:table-cell>
          <table:table-cell office:value-type="float" office:value="227.3417" calcext:value-type="float">
            <text:p>227.3417</text:p>
          </table:table-cell>
          <table:table-cell office:value-type="float" office:value="256.9701" calcext:value-type="float">
            <text:p>256.9701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92.2821" calcext:value-type="float">
            <text:p>92.2821</text:p>
          </table:table-cell>
          <table:table-cell office:value-type="float" office:value="103.4459" calcext:value-type="float">
            <text:p>103.4459</text:p>
          </table:table-cell>
          <table:table-cell office:value-type="float" office:value="246.494" calcext:value-type="float">
            <text:p>246.494</text:p>
          </table:table-cell>
          <table:table-cell office:value-type="float" office:value="280.1637" calcext:value-type="float">
            <text:p>280.1637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35.804" calcext:value-type="float">
            <text:p>135.804</text:p>
          </table:table-cell>
          <table:table-cell office:value-type="float" office:value="112.1438" calcext:value-type="float">
            <text:p>112.1438</text:p>
          </table:table-cell>
          <table:table-cell office:value-type="float" office:value="212.4472" calcext:value-type="float">
            <text:p>212.4472</text:p>
          </table:table-cell>
          <table:table-cell office:value-type="float" office:value="235.8116" calcext:value-type="float">
            <text:p>235.8116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173.3222" calcext:value-type="float">
            <text:p>173.3222</text:p>
          </table:table-cell>
          <table:table-cell office:value-type="float" office:value="126.1213" calcext:value-type="float">
            <text:p>126.1213</text:p>
          </table:table-cell>
          <table:table-cell office:value-type="float" office:value="233.9954" calcext:value-type="float">
            <text:p>233.9954</text:p>
          </table:table-cell>
          <table:table-cell office:value-type="float" office:value="260.8906" calcext:value-type="float">
            <text:p>260.8906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91.9468" calcext:value-type="float">
            <text:p>91.9468</text:p>
          </table:table-cell>
          <table:table-cell office:value-type="float" office:value="89.0966" calcext:value-type="float">
            <text:p>89.0966</text:p>
          </table:table-cell>
          <table:table-cell office:value-type="float" office:value="272.779" calcext:value-type="float">
            <text:p>272.779</text:p>
          </table:table-cell>
          <table:table-cell office:value-type="float" office:value="262.1169" calcext:value-type="float">
            <text:p>262.1169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90.3112" calcext:value-type="float">
            <text:p>90.3112</text:p>
          </table:table-cell>
          <table:table-cell office:value-type="float" office:value="125.2414" calcext:value-type="float">
            <text:p>125.2414</text:p>
          </table:table-cell>
          <table:table-cell office:value-type="float" office:value="244.4873" calcext:value-type="float">
            <text:p>244.4873</text:p>
          </table:table-cell>
          <table:table-cell office:value-type="float" office:value="227.5106" calcext:value-type="float">
            <text:p>227.5106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192.0501" calcext:value-type="float">
            <text:p>192.0501</text:p>
          </table:table-cell>
          <table:table-cell office:value-type="float" office:value="26.8576" calcext:value-type="float">
            <text:p>26.8576</text:p>
          </table:table-cell>
          <table:table-cell office:value-type="float" office:value="263.9491" calcext:value-type="float">
            <text:p>263.9491</text:p>
          </table:table-cell>
          <table:table-cell office:value-type="float" office:value="245.0557" calcext:value-type="float">
            <text:p>245.055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116.9235" calcext:value-type="float">
            <text:p>116.9235</text:p>
          </table:table-cell>
          <table:table-cell office:value-type="float" office:value="103.4738" calcext:value-type="float">
            <text:p>103.4738</text:p>
          </table:table-cell>
          <table:table-cell office:value-type="float" office:value="186.9254" calcext:value-type="float">
            <text:p>186.9254</text:p>
          </table:table-cell>
          <table:table-cell office:value-type="float" office:value="258.2075" calcext:value-type="float">
            <text:p>258.2075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147.8158" calcext:value-type="float">
            <text:p>147.8158</text:p>
          </table:table-cell>
          <table:table-cell office:value-type="float" office:value="14.5745" calcext:value-type="float">
            <text:p>14.5745</text:p>
          </table:table-cell>
          <table:table-cell office:value-type="float" office:value="248.1326" calcext:value-type="float">
            <text:p>248.1326</text:p>
          </table:table-cell>
          <table:table-cell office:value-type="float" office:value="202.466" calcext:value-type="float">
            <text:p>202.466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20.6274" calcext:value-type="float">
            <text:p>20.6274</text:p>
          </table:table-cell>
          <table:table-cell office:value-type="float" office:value="133.3312" calcext:value-type="float">
            <text:p>133.3312</text:p>
          </table:table-cell>
          <table:table-cell office:value-type="float" office:value="202.7354" calcext:value-type="float">
            <text:p>202.7354</text:p>
          </table:table-cell>
          <table:table-cell office:value-type="float" office:value="229.4603" calcext:value-type="float">
            <text:p>229.4603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24.6133" calcext:value-type="float">
            <text:p>224.6133</text:p>
          </table:table-cell>
          <table:table-cell office:value-type="float" office:value="120.6707" calcext:value-type="float">
            <text:p>120.6707</text:p>
          </table:table-cell>
          <table:table-cell office:value-type="float" office:value="202.4218" calcext:value-type="float">
            <text:p>202.4218</text:p>
          </table:table-cell>
          <table:table-cell office:value-type="float" office:value="271.597" calcext:value-type="float">
            <text:p>271.597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75.8157" calcext:value-type="float">
            <text:p>75.8157</text:p>
          </table:table-cell>
          <table:table-cell office:value-type="float" office:value="114.8533" calcext:value-type="float">
            <text:p>114.8533</text:p>
          </table:table-cell>
          <table:table-cell office:value-type="float" office:value="150.1921" calcext:value-type="float">
            <text:p>150.1921</text:p>
          </table:table-cell>
          <table:table-cell office:value-type="float" office:value="201.1368" calcext:value-type="float">
            <text:p>201.136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79.111" calcext:value-type="float">
            <text:p>79.111</text:p>
          </table:table-cell>
          <table:table-cell office:value-type="float" office:value="94.8157" calcext:value-type="float">
            <text:p>94.8157</text:p>
          </table:table-cell>
          <table:table-cell office:value-type="float" office:value="257.699" calcext:value-type="float">
            <text:p>257.699</text:p>
          </table:table-cell>
          <table:table-cell office:value-type="float" office:value="246.0318" calcext:value-type="float">
            <text:p>246.0318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141.309" calcext:value-type="float">
            <text:p>141.309</text:p>
          </table:table-cell>
          <table:table-cell office:value-type="float" office:value="60.4071" calcext:value-type="float">
            <text:p>60.4071</text:p>
          </table:table-cell>
          <table:table-cell office:value-type="float" office:value="154.9406" calcext:value-type="float">
            <text:p>154.9406</text:p>
          </table:table-cell>
          <table:table-cell office:value-type="float" office:value="211.7459" calcext:value-type="float">
            <text:p>211.7459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232.2663" calcext:value-type="float">
            <text:p>232.2663</text:p>
          </table:table-cell>
          <table:table-cell office:value-type="float" office:value="100.7263" calcext:value-type="float">
            <text:p>100.7263</text:p>
          </table:table-cell>
          <table:table-cell office:value-type="float" office:value="258.8241" calcext:value-type="float">
            <text:p>258.8241</text:p>
          </table:table-cell>
          <table:table-cell office:value-type="float" office:value="245.4777" calcext:value-type="float">
            <text:p>245.4777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98.6752" calcext:value-type="float">
            <text:p>98.6752</text:p>
          </table:table-cell>
          <table:table-cell office:value-type="float" office:value="132.9743" calcext:value-type="float">
            <text:p>132.9743</text:p>
          </table:table-cell>
          <table:table-cell office:value-type="float" office:value="189.41" calcext:value-type="float">
            <text:p>189.41</text:p>
          </table:table-cell>
          <table:table-cell office:value-type="float" office:value="253.5546" calcext:value-type="float">
            <text:p>253.5546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111.6685" calcext:value-type="float">
            <text:p>111.6685</text:p>
          </table:table-cell>
          <table:table-cell office:value-type="float" office:value="86.1592" calcext:value-type="float">
            <text:p>86.1592</text:p>
          </table:table-cell>
          <table:table-cell office:value-type="float" office:value="225.5845" calcext:value-type="float">
            <text:p>225.5845</text:p>
          </table:table-cell>
          <table:table-cell office:value-type="float" office:value="206.7305" calcext:value-type="float">
            <text:p>206.730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216.1507" calcext:value-type="float">
            <text:p>216.1507</text:p>
          </table:table-cell>
          <table:table-cell office:value-type="float" office:value="71.9356" calcext:value-type="float">
            <text:p>71.9356</text:p>
          </table:table-cell>
          <table:table-cell office:value-type="float" office:value="215.5864" calcext:value-type="float">
            <text:p>215.5864</text:p>
          </table:table-cell>
          <table:table-cell office:value-type="float" office:value="285.2157" calcext:value-type="float">
            <text:p>285.2157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99.3735" calcext:value-type="float">
            <text:p>99.3735</text:p>
          </table:table-cell>
          <table:table-cell office:value-type="float" office:value="132.2419" calcext:value-type="float">
            <text:p>132.2419</text:p>
          </table:table-cell>
          <table:table-cell office:value-type="float" office:value="221.9258" calcext:value-type="float">
            <text:p>221.9258</text:p>
          </table:table-cell>
          <table:table-cell office:value-type="float" office:value="271.7174" calcext:value-type="float">
            <text:p>271.7174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139.9741" calcext:value-type="float">
            <text:p>139.9741</text:p>
          </table:table-cell>
          <table:table-cell office:value-type="float" office:value="119.3299" calcext:value-type="float">
            <text:p>119.3299</text:p>
          </table:table-cell>
          <table:table-cell office:value-type="float" office:value="276.0773" calcext:value-type="float">
            <text:p>276.0773</text:p>
          </table:table-cell>
          <table:table-cell office:value-type="float" office:value="78.0908" calcext:value-type="float">
            <text:p>78.0908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134.6363" calcext:value-type="float">
            <text:p>134.6363</text:p>
          </table:table-cell>
          <table:table-cell office:value-type="float" office:value="91.6756" calcext:value-type="float">
            <text:p>91.6756</text:p>
          </table:table-cell>
          <table:table-cell office:value-type="float" office:value="206.0238" calcext:value-type="float">
            <text:p>206.0238</text:p>
          </table:table-cell>
          <table:table-cell office:value-type="float" office:value="52.7227" calcext:value-type="float">
            <text:p>52.7227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133.9403" calcext:value-type="float">
            <text:p>133.9403</text:p>
          </table:table-cell>
          <table:table-cell office:value-type="float" office:value="143.9136" calcext:value-type="float">
            <text:p>143.9136</text:p>
          </table:table-cell>
          <table:table-cell office:value-type="float" office:value="216.0508" calcext:value-type="float">
            <text:p>216.0508</text:p>
          </table:table-cell>
          <table:table-cell office:value-type="float" office:value="54.7764" calcext:value-type="float">
            <text:p>54.7764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144.4252" calcext:value-type="float">
            <text:p>144.4252</text:p>
          </table:table-cell>
          <table:table-cell office:value-type="float" office:value="56.2359" calcext:value-type="float">
            <text:p>56.2359</text:p>
          </table:table-cell>
          <table:table-cell office:value-type="float" office:value="187.9366" calcext:value-type="float">
            <text:p>187.9366</text:p>
          </table:table-cell>
          <table:table-cell office:value-type="float" office:value="237.9612" calcext:value-type="float">
            <text:p>237.9612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193.9203" calcext:value-type="float">
            <text:p>193.9203</text:p>
          </table:table-cell>
          <table:table-cell office:value-type="float" office:value="129.0161" calcext:value-type="float">
            <text:p>129.0161</text:p>
          </table:table-cell>
          <table:table-cell office:value-type="float" office:value="138.0644" calcext:value-type="float">
            <text:p>138.0644</text:p>
          </table:table-cell>
          <table:table-cell office:value-type="float" office:value="253.5644" calcext:value-type="float">
            <text:p>253.5644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123.3583" calcext:value-type="float">
            <text:p>123.3583</text:p>
          </table:table-cell>
          <table:table-cell office:value-type="float" office:value="77.4693" calcext:value-type="float">
            <text:p>77.4693</text:p>
          </table:table-cell>
          <table:table-cell office:value-type="float" office:value="222.0305" calcext:value-type="float">
            <text:p>222.0305</text:p>
          </table:table-cell>
          <table:table-cell office:value-type="float" office:value="270.439" calcext:value-type="float">
            <text:p>270.439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144.9511" calcext:value-type="float">
            <text:p>144.9511</text:p>
          </table:table-cell>
          <table:table-cell office:value-type="float" office:value="52.4388" calcext:value-type="float">
            <text:p>52.4388</text:p>
          </table:table-cell>
          <table:table-cell office:value-type="float" office:value="199.255" calcext:value-type="float">
            <text:p>199.255</text:p>
          </table:table-cell>
          <table:table-cell office:value-type="float" office:value="260.8143" calcext:value-type="float">
            <text:p>260.8143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119.5524" calcext:value-type="float">
            <text:p>119.5524</text:p>
          </table:table-cell>
          <table:table-cell office:value-type="float" office:value="92.5117" calcext:value-type="float">
            <text:p>92.5117</text:p>
          </table:table-cell>
          <table:table-cell office:value-type="float" office:value="198.7723" calcext:value-type="float">
            <text:p>198.7723</text:p>
          </table:table-cell>
          <table:table-cell office:value-type="float" office:value="276.1856" calcext:value-type="float">
            <text:p>276.1856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171.276" calcext:value-type="float">
            <text:p>171.276</text:p>
          </table:table-cell>
          <table:table-cell office:value-type="float" office:value="47.2305" calcext:value-type="float">
            <text:p>47.2305</text:p>
          </table:table-cell>
          <table:table-cell office:value-type="float" office:value="151.9888" calcext:value-type="float">
            <text:p>151.9888</text:p>
          </table:table-cell>
          <table:table-cell office:value-type="float" office:value="223.9849" calcext:value-type="float">
            <text:p>223.9849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126.3661" calcext:value-type="float">
            <text:p>126.3661</text:p>
          </table:table-cell>
          <table:table-cell office:value-type="float" office:value="79.5338" calcext:value-type="float">
            <text:p>79.5338</text:p>
          </table:table-cell>
          <table:table-cell office:value-type="float" office:value="178.7601" calcext:value-type="float">
            <text:p>178.7601</text:p>
          </table:table-cell>
          <table:table-cell office:value-type="float" office:value="240.1003" calcext:value-type="float">
            <text:p>240.1003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112.9947" calcext:value-type="float">
            <text:p>112.9947</text:p>
          </table:table-cell>
          <table:table-cell office:value-type="float" office:value="84.1045" calcext:value-type="float">
            <text:p>84.1045</text:p>
          </table:table-cell>
          <table:table-cell office:value-type="float" office:value="223.8649" calcext:value-type="float">
            <text:p>223.8649</text:p>
          </table:table-cell>
          <table:table-cell office:value-type="float" office:value="266.3619" calcext:value-type="float">
            <text:p>266.3619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86.2931" calcext:value-type="float">
            <text:p>86.2931</text:p>
          </table:table-cell>
          <table:table-cell office:value-type="float" office:value="47.5574" calcext:value-type="float">
            <text:p>47.5574</text:p>
          </table:table-cell>
          <table:table-cell office:value-type="float" office:value="228.0711" calcext:value-type="float">
            <text:p>228.0711</text:p>
          </table:table-cell>
          <table:table-cell office:value-type="float" office:value="275.0513" calcext:value-type="float">
            <text:p>275.0513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129.7837" calcext:value-type="float">
            <text:p>129.7837</text:p>
          </table:table-cell>
          <table:table-cell office:value-type="float" office:value="43.5317" calcext:value-type="float">
            <text:p>43.5317</text:p>
          </table:table-cell>
          <table:table-cell office:value-type="float" office:value="182.1329" calcext:value-type="float">
            <text:p>182.1329</text:p>
          </table:table-cell>
          <table:table-cell office:value-type="float" office:value="281.5582" calcext:value-type="float">
            <text:p>281.558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5.6748" calcext:value-type="float">
            <text:p>45.6748</text:p>
          </table:table-cell>
          <table:table-cell office:value-type="float" office:value="102.6273" calcext:value-type="float">
            <text:p>102.6273</text:p>
          </table:table-cell>
          <table:table-cell office:value-type="float" office:value="223.1281" calcext:value-type="float">
            <text:p>223.1281</text:p>
          </table:table-cell>
          <table:table-cell office:value-type="float" office:value="276.6684" calcext:value-type="float">
            <text:p>276.6684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82.6753" calcext:value-type="float">
            <text:p>82.6753</text:p>
          </table:table-cell>
          <table:table-cell office:value-type="float" office:value="105.3226" calcext:value-type="float">
            <text:p>105.3226</text:p>
          </table:table-cell>
          <table:table-cell office:value-type="float" office:value="191.1252" calcext:value-type="float">
            <text:p>191.1252</text:p>
          </table:table-cell>
          <table:table-cell office:value-type="float" office:value="250.9348" calcext:value-type="float">
            <text:p>250.9348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78.8312" calcext:value-type="float">
            <text:p>78.8312</text:p>
          </table:table-cell>
          <table:table-cell office:value-type="float" office:value="63.9961" calcext:value-type="float">
            <text:p>63.9961</text:p>
          </table:table-cell>
          <table:table-cell office:value-type="float" office:value="257.7606" calcext:value-type="float">
            <text:p>257.7606</text:p>
          </table:table-cell>
          <table:table-cell office:value-type="float" office:value="246.6133" calcext:value-type="float">
            <text:p>246.6133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154.8079" calcext:value-type="float">
            <text:p>154.8079</text:p>
          </table:table-cell>
          <table:table-cell office:value-type="float" office:value="101.2698" calcext:value-type="float">
            <text:p>101.2698</text:p>
          </table:table-cell>
          <table:table-cell office:value-type="float" office:value="249.7503" calcext:value-type="float">
            <text:p>249.7503</text:p>
          </table:table-cell>
          <table:table-cell office:value-type="float" office:value="240.5341" calcext:value-type="float">
            <text:p>240.5341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87.1803" calcext:value-type="float">
            <text:p>87.1803</text:p>
          </table:table-cell>
          <table:table-cell office:value-type="float" office:value="124.2897" calcext:value-type="float">
            <text:p>124.2897</text:p>
          </table:table-cell>
          <table:table-cell office:value-type="float" office:value="250.842" calcext:value-type="float">
            <text:p>250.842</text:p>
          </table:table-cell>
          <table:table-cell office:value-type="float" office:value="259.9278" calcext:value-type="float">
            <text:p>259.9278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94.9945" calcext:value-type="float">
            <text:p>94.9945</text:p>
          </table:table-cell>
          <table:table-cell office:value-type="float" office:value="115.2125" calcext:value-type="float">
            <text:p>115.2125</text:p>
          </table:table-cell>
          <table:table-cell office:value-type="float" office:value="247.023" calcext:value-type="float">
            <text:p>247.023</text:p>
          </table:table-cell>
          <table:table-cell office:value-type="float" office:value="206.0773" calcext:value-type="float">
            <text:p>206.0773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139.1599" calcext:value-type="float">
            <text:p>139.1599</text:p>
          </table:table-cell>
          <table:table-cell office:value-type="float" office:value="104.9783" calcext:value-type="float">
            <text:p>104.9783</text:p>
          </table:table-cell>
          <table:table-cell office:value-type="float" office:value="237.52" calcext:value-type="float">
            <text:p>237.52</text:p>
          </table:table-cell>
          <table:table-cell office:value-type="float" office:value="224.9933" calcext:value-type="float">
            <text:p>224.9933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164.6268" calcext:value-type="float">
            <text:p>164.6268</text:p>
          </table:table-cell>
          <table:table-cell office:value-type="float" office:value="68.2297" calcext:value-type="float">
            <text:p>68.2297</text:p>
          </table:table-cell>
          <table:table-cell office:value-type="float" office:value="247.002" calcext:value-type="float">
            <text:p>247.002</text:p>
          </table:table-cell>
          <table:table-cell office:value-type="float" office:value="268.8772" calcext:value-type="float">
            <text:p>268.8772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116.9222" calcext:value-type="float">
            <text:p>116.9222</text:p>
          </table:table-cell>
          <table:table-cell office:value-type="float" office:value="88.2401" calcext:value-type="float">
            <text:p>88.2401</text:p>
          </table:table-cell>
          <table:table-cell office:value-type="float" office:value="208.0027" calcext:value-type="float">
            <text:p>208.0027</text:p>
          </table:table-cell>
          <table:table-cell office:value-type="float" office:value="246.3874" calcext:value-type="float">
            <text:p>246.3874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121.7011" calcext:value-type="float">
            <text:p>121.7011</text:p>
          </table:table-cell>
          <table:table-cell office:value-type="float" office:value="75.3292" calcext:value-type="float">
            <text:p>75.3292</text:p>
          </table:table-cell>
          <table:table-cell office:value-type="float" office:value="273.1671" calcext:value-type="float">
            <text:p>273.1671</text:p>
          </table:table-cell>
          <table:table-cell office:value-type="float" office:value="273.954" calcext:value-type="float">
            <text:p>273.95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106.6274" calcext:value-type="float">
            <text:p>106.6274</text:p>
          </table:table-cell>
          <table:table-cell office:value-type="float" office:value="74.4832" calcext:value-type="float">
            <text:p>74.4832</text:p>
          </table:table-cell>
          <table:table-cell office:value-type="float" office:value="268.5427" calcext:value-type="float">
            <text:p>268.5427</text:p>
          </table:table-cell>
          <table:table-cell office:value-type="float" office:value="215.5274" calcext:value-type="float">
            <text:p>215.5274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85.8204" calcext:value-type="float">
            <text:p>85.8204</text:p>
          </table:table-cell>
          <table:table-cell office:value-type="float" office:value="71.8275" calcext:value-type="float">
            <text:p>71.8275</text:p>
          </table:table-cell>
          <table:table-cell office:value-type="float" office:value="112.0913" calcext:value-type="float">
            <text:p>112.0913</text:p>
          </table:table-cell>
          <table:table-cell office:value-type="float" office:value="272.078" calcext:value-type="float">
            <text:p>272.078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146.1207" calcext:value-type="float">
            <text:p>146.1207</text:p>
          </table:table-cell>
          <table:table-cell office:value-type="float" office:value="75.1034" calcext:value-type="float">
            <text:p>75.1034</text:p>
          </table:table-cell>
          <table:table-cell office:value-type="float" office:value="205.9757" calcext:value-type="float">
            <text:p>205.9757</text:p>
          </table:table-cell>
          <table:table-cell office:value-type="float" office:value="280.6124" calcext:value-type="float">
            <text:p>280.6124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97.3159" calcext:value-type="float">
            <text:p>97.3159</text:p>
          </table:table-cell>
          <table:table-cell office:value-type="float" office:value="87.3597" calcext:value-type="float">
            <text:p>87.3597</text:p>
          </table:table-cell>
          <table:table-cell office:value-type="float" office:value="247.2606" calcext:value-type="float">
            <text:p>247.2606</text:p>
          </table:table-cell>
          <table:table-cell office:value-type="float" office:value="282.6451" calcext:value-type="float">
            <text:p>282.6451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183.561" calcext:value-type="float">
            <text:p>183.561</text:p>
          </table:table-cell>
          <table:table-cell office:value-type="float" office:value="86.3368" calcext:value-type="float">
            <text:p>86.3368</text:p>
          </table:table-cell>
          <table:table-cell office:value-type="float" office:value="203.6807" calcext:value-type="float">
            <text:p>203.6807</text:p>
          </table:table-cell>
          <table:table-cell office:value-type="float" office:value="248.6201" calcext:value-type="float">
            <text:p>248.620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-5.7378" calcext:value-type="float">
            <text:p>-5.7378</text:p>
          </table:table-cell>
          <table:table-cell office:value-type="float" office:value="109.7182" calcext:value-type="float">
            <text:p>109.7182</text:p>
          </table:table-cell>
          <table:table-cell office:value-type="float" office:value="233.3533" calcext:value-type="float">
            <text:p>233.3533</text:p>
          </table:table-cell>
          <table:table-cell office:value-type="float" office:value="236.5976" calcext:value-type="float">
            <text:p>236.5976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188.4226" calcext:value-type="float">
            <text:p>188.4226</text:p>
          </table:table-cell>
          <table:table-cell office:value-type="float" office:value="78.1787" calcext:value-type="float">
            <text:p>78.1787</text:p>
          </table:table-cell>
          <table:table-cell office:value-type="float" office:value="244.1937" calcext:value-type="float">
            <text:p>244.1937</text:p>
          </table:table-cell>
          <table:table-cell office:value-type="float" office:value="286.418" calcext:value-type="float">
            <text:p>286.418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64.5133" calcext:value-type="float">
            <text:p>64.5133</text:p>
          </table:table-cell>
          <table:table-cell office:value-type="float" office:value="99.3168" calcext:value-type="float">
            <text:p>99.3168</text:p>
          </table:table-cell>
          <table:table-cell office:value-type="float" office:value="210.3173" calcext:value-type="float">
            <text:p>210.3173</text:p>
          </table:table-cell>
          <table:table-cell office:value-type="float" office:value="277.716" calcext:value-type="float">
            <text:p>277.716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157.0463" calcext:value-type="float">
            <text:p>157.0463</text:p>
          </table:table-cell>
          <table:table-cell office:value-type="float" office:value="81.9551" calcext:value-type="float">
            <text:p>81.9551</text:p>
          </table:table-cell>
          <table:table-cell office:value-type="float" office:value="275.0473" calcext:value-type="float">
            <text:p>275.0473</text:p>
          </table:table-cell>
          <table:table-cell office:value-type="float" office:value="272.4008" calcext:value-type="float">
            <text:p>272.4008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33.3749" calcext:value-type="float">
            <text:p>33.3749</text:p>
          </table:table-cell>
          <table:table-cell office:value-type="float" office:value="90.2946" calcext:value-type="float">
            <text:p>90.2946</text:p>
          </table:table-cell>
          <table:table-cell office:value-type="float" office:value="247.5225" calcext:value-type="float">
            <text:p>247.5225</text:p>
          </table:table-cell>
          <table:table-cell office:value-type="float" office:value="271.7094" calcext:value-type="float">
            <text:p>271.709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52.3747" calcext:value-type="float">
            <text:p>152.3747</text:p>
          </table:table-cell>
          <table:table-cell office:value-type="float" office:value="107.5782" calcext:value-type="float">
            <text:p>107.5782</text:p>
          </table:table-cell>
          <table:table-cell office:value-type="float" office:value="253.8965" calcext:value-type="float">
            <text:p>253.8965</text:p>
          </table:table-cell>
          <table:table-cell office:value-type="float" office:value="275.9905" calcext:value-type="float">
            <text:p>275.9905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112.7666" calcext:value-type="float">
            <text:p>112.7666</text:p>
          </table:table-cell>
          <table:table-cell office:value-type="float" office:value="138.4383" calcext:value-type="float">
            <text:p>138.4383</text:p>
          </table:table-cell>
          <table:table-cell office:value-type="float" office:value="275.2723" calcext:value-type="float">
            <text:p>275.2723</text:p>
          </table:table-cell>
          <table:table-cell office:value-type="float" office:value="263.018" calcext:value-type="float">
            <text:p>263.018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84.2616" calcext:value-type="float">
            <text:p>84.2616</text:p>
          </table:table-cell>
          <table:table-cell office:value-type="float" office:value="87.7131" calcext:value-type="float">
            <text:p>87.7131</text:p>
          </table:table-cell>
          <table:table-cell office:value-type="float" office:value="268.3132" calcext:value-type="float">
            <text:p>268.3132</text:p>
          </table:table-cell>
          <table:table-cell office:value-type="float" office:value="273.3784" calcext:value-type="float">
            <text:p>273.3784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140.6155" calcext:value-type="float">
            <text:p>140.6155</text:p>
          </table:table-cell>
          <table:table-cell office:value-type="float" office:value="86.3189" calcext:value-type="float">
            <text:p>86.3189</text:p>
          </table:table-cell>
          <table:table-cell office:value-type="float" office:value="275.0753" calcext:value-type="float">
            <text:p>275.0753</text:p>
          </table:table-cell>
          <table:table-cell office:value-type="float" office:value="272.4697" calcext:value-type="float">
            <text:p>272.4697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234.6786" calcext:value-type="float">
            <text:p>234.6786</text:p>
          </table:table-cell>
          <table:table-cell office:value-type="float" office:value="101.7006" calcext:value-type="float">
            <text:p>101.7006</text:p>
          </table:table-cell>
          <table:table-cell office:value-type="float" office:value="223.9712" calcext:value-type="float">
            <text:p>223.9712</text:p>
          </table:table-cell>
          <table:table-cell office:value-type="float" office:value="277.5742" calcext:value-type="float">
            <text:p>277.574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67.043" calcext:value-type="float">
            <text:p>67.043</text:p>
          </table:table-cell>
          <table:table-cell office:value-type="float" office:value="118.2973" calcext:value-type="float">
            <text:p>118.2973</text:p>
          </table:table-cell>
          <table:table-cell office:value-type="float" office:value="243.9855" calcext:value-type="float">
            <text:p>243.9855</text:p>
          </table:table-cell>
          <table:table-cell office:value-type="float" office:value="259.4434" calcext:value-type="float">
            <text:p>259.4434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72.441" calcext:value-type="float">
            <text:p>72.441</text:p>
          </table:table-cell>
          <table:table-cell office:value-type="float" office:value="81.5221" calcext:value-type="float">
            <text:p>81.5221</text:p>
          </table:table-cell>
          <table:table-cell office:value-type="float" office:value="266.3241" calcext:value-type="float">
            <text:p>266.3241</text:p>
          </table:table-cell>
          <table:table-cell office:value-type="float" office:value="271.3033" calcext:value-type="float">
            <text:p>271.3033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70.6075" calcext:value-type="float">
            <text:p>70.6075</text:p>
          </table:table-cell>
          <table:table-cell office:value-type="float" office:value="85.8644" calcext:value-type="float">
            <text:p>85.8644</text:p>
          </table:table-cell>
          <table:table-cell office:value-type="float" office:value="215.9263" calcext:value-type="float">
            <text:p>215.9263</text:p>
          </table:table-cell>
          <table:table-cell office:value-type="float" office:value="230.3117" calcext:value-type="float">
            <text:p>230.3117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40.9251" calcext:value-type="float">
            <text:p>40.9251</text:p>
          </table:table-cell>
          <table:table-cell office:value-type="float" office:value="136.8505" calcext:value-type="float">
            <text:p>136.8505</text:p>
          </table:table-cell>
          <table:table-cell office:value-type="float" office:value="215.2916" calcext:value-type="float">
            <text:p>215.2916</text:p>
          </table:table-cell>
          <table:table-cell office:value-type="float" office:value="237.2788" calcext:value-type="float">
            <text:p>237.2788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114.5702" calcext:value-type="float">
            <text:p>114.5702</text:p>
          </table:table-cell>
          <table:table-cell office:value-type="float" office:value="83.5084" calcext:value-type="float">
            <text:p>83.5084</text:p>
          </table:table-cell>
          <table:table-cell office:value-type="float" office:value="266.011" calcext:value-type="float">
            <text:p>266.011</text:p>
          </table:table-cell>
          <table:table-cell office:value-type="float" office:value="141.7054" calcext:value-type="float">
            <text:p>141.705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61.1505" calcext:value-type="float">
            <text:p>161.1505</text:p>
          </table:table-cell>
          <table:table-cell office:value-type="float" office:value="96.3657" calcext:value-type="float">
            <text:p>96.3657</text:p>
          </table:table-cell>
          <table:table-cell office:value-type="float" office:value="252.9599" calcext:value-type="float">
            <text:p>252.9599</text:p>
          </table:table-cell>
          <table:table-cell office:value-type="float" office:value="267.4448" calcext:value-type="float">
            <text:p>267.4448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107.4257" calcext:value-type="float">
            <text:p>107.4257</text:p>
          </table:table-cell>
          <table:table-cell office:value-type="float" office:value="93.6646" calcext:value-type="float">
            <text:p>93.6646</text:p>
          </table:table-cell>
          <table:table-cell office:value-type="float" office:value="281.6788" calcext:value-type="float">
            <text:p>281.6788</text:p>
          </table:table-cell>
          <table:table-cell office:value-type="float" office:value="255.8986" calcext:value-type="float">
            <text:p>255.8986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76.6208" calcext:value-type="float">
            <text:p>76.6208</text:p>
          </table:table-cell>
          <table:table-cell office:value-type="float" office:value="75.426" calcext:value-type="float">
            <text:p>75.426</text:p>
          </table:table-cell>
          <table:table-cell office:value-type="float" office:value="221.1008" calcext:value-type="float">
            <text:p>221.1008</text:p>
          </table:table-cell>
          <table:table-cell office:value-type="float" office:value="246.0253" calcext:value-type="float">
            <text:p>246.0253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134.8488" calcext:value-type="float">
            <text:p>134.8488</text:p>
          </table:table-cell>
          <table:table-cell office:value-type="float" office:value="83.6118" calcext:value-type="float">
            <text:p>83.6118</text:p>
          </table:table-cell>
          <table:table-cell office:value-type="float" office:value="269.8976" calcext:value-type="float">
            <text:p>269.8976</text:p>
          </table:table-cell>
          <table:table-cell office:value-type="float" office:value="267.4346" calcext:value-type="float">
            <text:p>267.4346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121.3507" calcext:value-type="float">
            <text:p>121.3507</text:p>
          </table:table-cell>
          <table:table-cell office:value-type="float" office:value="72.5141" calcext:value-type="float">
            <text:p>72.5141</text:p>
          </table:table-cell>
          <table:table-cell office:value-type="float" office:value="167.7576" calcext:value-type="float">
            <text:p>167.7576</text:p>
          </table:table-cell>
          <table:table-cell office:value-type="float" office:value="246.6675" calcext:value-type="float">
            <text:p>246.6675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86.7199" calcext:value-type="float">
            <text:p>86.7199</text:p>
          </table:table-cell>
          <table:table-cell office:value-type="float" office:value="54.1654" calcext:value-type="float">
            <text:p>54.1654</text:p>
          </table:table-cell>
          <table:table-cell office:value-type="float" office:value="256.7474" calcext:value-type="float">
            <text:p>256.7474</text:p>
          </table:table-cell>
          <table:table-cell office:value-type="float" office:value="256.4158" calcext:value-type="float">
            <text:p>256.4158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49.3491" calcext:value-type="float">
            <text:p>49.3491</text:p>
          </table:table-cell>
          <table:table-cell office:value-type="float" office:value="77.1518" calcext:value-type="float">
            <text:p>77.1518</text:p>
          </table:table-cell>
          <table:table-cell office:value-type="float" office:value="227.9844" calcext:value-type="float">
            <text:p>227.9844</text:p>
          </table:table-cell>
          <table:table-cell office:value-type="float" office:value="241.8096" calcext:value-type="float">
            <text:p>241.8096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102.6548" calcext:value-type="float">
            <text:p>102.6548</text:p>
          </table:table-cell>
          <table:table-cell office:value-type="float" office:value="86.867" calcext:value-type="float">
            <text:p>86.867</text:p>
          </table:table-cell>
          <table:table-cell office:value-type="float" office:value="259.0541" calcext:value-type="float">
            <text:p>259.0541</text:p>
          </table:table-cell>
          <table:table-cell office:value-type="float" office:value="259.64" calcext:value-type="float">
            <text:p>259.64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104.335" calcext:value-type="float">
            <text:p>104.335</text:p>
          </table:table-cell>
          <table:table-cell office:value-type="float" office:value="87.8829" calcext:value-type="float">
            <text:p>87.8829</text:p>
          </table:table-cell>
          <table:table-cell office:value-type="float" office:value="248.5797" calcext:value-type="float">
            <text:p>248.5797</text:p>
          </table:table-cell>
          <table:table-cell office:value-type="float" office:value="211.8418" calcext:value-type="float">
            <text:p>211.8418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115.6316" calcext:value-type="float">
            <text:p>115.6316</text:p>
          </table:table-cell>
          <table:table-cell office:value-type="float" office:value="41.406" calcext:value-type="float">
            <text:p>41.406</text:p>
          </table:table-cell>
          <table:table-cell office:value-type="float" office:value="274.4098" calcext:value-type="float">
            <text:p>274.4098</text:p>
          </table:table-cell>
          <table:table-cell office:value-type="float" office:value="273.3902" calcext:value-type="float">
            <text:p>273.3902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14.0452" calcext:value-type="float">
            <text:p>114.0452</text:p>
          </table:table-cell>
          <table:table-cell office:value-type="float" office:value="38.5353" calcext:value-type="float">
            <text:p>38.5353</text:p>
          </table:table-cell>
          <table:table-cell office:value-type="float" office:value="280.2035" calcext:value-type="float">
            <text:p>280.2035</text:p>
          </table:table-cell>
          <table:table-cell office:value-type="float" office:value="232.6373" calcext:value-type="float">
            <text:p>232.6373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156.0049" calcext:value-type="float">
            <text:p>156.0049</text:p>
          </table:table-cell>
          <table:table-cell office:value-type="float" office:value="78.3479" calcext:value-type="float">
            <text:p>78.3479</text:p>
          </table:table-cell>
          <table:table-cell office:value-type="float" office:value="247.9964" calcext:value-type="float">
            <text:p>247.9964</text:p>
          </table:table-cell>
          <table:table-cell office:value-type="float" office:value="259.2467" calcext:value-type="float">
            <text:p>259.2467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109.4027" calcext:value-type="float">
            <text:p>109.4027</text:p>
          </table:table-cell>
          <table:table-cell office:value-type="float" office:value="62.7565" calcext:value-type="float">
            <text:p>62.7565</text:p>
          </table:table-cell>
          <table:table-cell office:value-type="float" office:value="290.7476" calcext:value-type="float">
            <text:p>290.7476</text:p>
          </table:table-cell>
          <table:table-cell office:value-type="float" office:value="241.0784" calcext:value-type="float">
            <text:p>241.0784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74.2784" calcext:value-type="float">
            <text:p>74.2784</text:p>
          </table:table-cell>
          <table:table-cell office:value-type="float" office:value="67.9263" calcext:value-type="float">
            <text:p>67.9263</text:p>
          </table:table-cell>
          <table:table-cell office:value-type="float" office:value="265.8414" calcext:value-type="float">
            <text:p>265.8414</text:p>
          </table:table-cell>
          <table:table-cell office:value-type="float" office:value="276.1741" calcext:value-type="float">
            <text:p>276.1741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85.2797" calcext:value-type="float">
            <text:p>85.2797</text:p>
          </table:table-cell>
          <table:table-cell office:value-type="float" office:value="83.2041" calcext:value-type="float">
            <text:p>83.2041</text:p>
          </table:table-cell>
          <table:table-cell office:value-type="float" office:value="277.1363" calcext:value-type="float">
            <text:p>277.1363</text:p>
          </table:table-cell>
          <table:table-cell office:value-type="float" office:value="245.2207" calcext:value-type="float">
            <text:p>245.2207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02.2972" calcext:value-type="float">
            <text:p>102.2972</text:p>
          </table:table-cell>
          <table:table-cell office:value-type="float" office:value="65.8896" calcext:value-type="float">
            <text:p>65.8896</text:p>
          </table:table-cell>
          <table:table-cell office:value-type="float" office:value="280.1125" calcext:value-type="float">
            <text:p>280.1125</text:p>
          </table:table-cell>
          <table:table-cell office:value-type="float" office:value="270.7574" calcext:value-type="float">
            <text:p>270.7574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78.273" calcext:value-type="float">
            <text:p>78.273</text:p>
          </table:table-cell>
          <table:table-cell office:value-type="float" office:value="103.4302" calcext:value-type="float">
            <text:p>103.4302</text:p>
          </table:table-cell>
          <table:table-cell office:value-type="float" office:value="263.7865" calcext:value-type="float">
            <text:p>263.7865</text:p>
          </table:table-cell>
          <table:table-cell office:value-type="float" office:value="199.7097" calcext:value-type="float">
            <text:p>199.7097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110.1634" calcext:value-type="float">
            <text:p>110.1634</text:p>
          </table:table-cell>
          <table:table-cell office:value-type="float" office:value="86.9971" calcext:value-type="float">
            <text:p>86.9971</text:p>
          </table:table-cell>
          <table:table-cell office:value-type="float" office:value="278.0739" calcext:value-type="float">
            <text:p>278.0739</text:p>
          </table:table-cell>
          <table:table-cell office:value-type="float" office:value="281.8955" calcext:value-type="float">
            <text:p>281.8955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70.453" calcext:value-type="float">
            <text:p>70.453</text:p>
          </table:table-cell>
          <table:table-cell office:value-type="float" office:value="68.9319" calcext:value-type="float">
            <text:p>68.9319</text:p>
          </table:table-cell>
          <table:table-cell office:value-type="float" office:value="287.2483" calcext:value-type="float">
            <text:p>287.2483</text:p>
          </table:table-cell>
          <table:table-cell office:value-type="float" office:value="237.367" calcext:value-type="float">
            <text:p>237.367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124.3915" calcext:value-type="float">
            <text:p>124.3915</text:p>
          </table:table-cell>
          <table:table-cell office:value-type="float" office:value="101.5145" calcext:value-type="float">
            <text:p>101.5145</text:p>
          </table:table-cell>
          <table:table-cell office:value-type="float" office:value="281.2686" calcext:value-type="float">
            <text:p>281.2686</text:p>
          </table:table-cell>
          <table:table-cell office:value-type="float" office:value="237.7465" calcext:value-type="float">
            <text:p>237.746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1.5092" calcext:value-type="float">
            <text:p>121.5092</text:p>
          </table:table-cell>
          <table:table-cell office:value-type="float" office:value="73.3826" calcext:value-type="float">
            <text:p>73.3826</text:p>
          </table:table-cell>
          <table:table-cell office:value-type="float" office:value="280.7088" calcext:value-type="float">
            <text:p>280.7088</text:p>
          </table:table-cell>
          <table:table-cell office:value-type="float" office:value="249.2107" calcext:value-type="float">
            <text:p>249.2107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119.0877" calcext:value-type="float">
            <text:p>119.0877</text:p>
          </table:table-cell>
          <table:table-cell office:value-type="float" office:value="68.4236" calcext:value-type="float">
            <text:p>68.4236</text:p>
          </table:table-cell>
          <table:table-cell office:value-type="float" office:value="275.8771" calcext:value-type="float">
            <text:p>275.8771</text:p>
          </table:table-cell>
          <table:table-cell office:value-type="float" office:value="207.7658" calcext:value-type="float">
            <text:p>207.7658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94.2981" calcext:value-type="float">
            <text:p>94.2981</text:p>
          </table:table-cell>
          <table:table-cell office:value-type="float" office:value="78.9953" calcext:value-type="float">
            <text:p>78.9953</text:p>
          </table:table-cell>
          <table:table-cell office:value-type="float" office:value="262.4935" calcext:value-type="float">
            <text:p>262.4935</text:p>
          </table:table-cell>
          <table:table-cell office:value-type="float" office:value="220.7556" calcext:value-type="float">
            <text:p>220.7556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30.993" calcext:value-type="float">
            <text:p>30.993</text:p>
          </table:table-cell>
          <table:table-cell office:value-type="float" office:value="79.4473" calcext:value-type="float">
            <text:p>79.4473</text:p>
          </table:table-cell>
          <table:table-cell office:value-type="float" office:value="272.0215" calcext:value-type="float">
            <text:p>272.0215</text:p>
          </table:table-cell>
          <table:table-cell office:value-type="float" office:value="278.4074" calcext:value-type="float">
            <text:p>278.4074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52.7629" calcext:value-type="float">
            <text:p>52.7629</text:p>
          </table:table-cell>
          <table:table-cell office:value-type="float" office:value="84.8391" calcext:value-type="float">
            <text:p>84.8391</text:p>
          </table:table-cell>
          <table:table-cell office:value-type="float" office:value="264.5593" calcext:value-type="float">
            <text:p>264.5593</text:p>
          </table:table-cell>
          <table:table-cell office:value-type="float" office:value="268.4185" calcext:value-type="float">
            <text:p>268.4185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83.2749" calcext:value-type="float">
            <text:p>83.2749</text:p>
          </table:table-cell>
          <table:table-cell office:value-type="float" office:value="94.5627" calcext:value-type="float">
            <text:p>94.5627</text:p>
          </table:table-cell>
          <table:table-cell office:value-type="float" office:value="275.8095" calcext:value-type="float">
            <text:p>275.8095</text:p>
          </table:table-cell>
          <table:table-cell office:value-type="float" office:value="204.2367" calcext:value-type="float">
            <text:p>204.2367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172.6948" calcext:value-type="float">
            <text:p>172.6948</text:p>
          </table:table-cell>
          <table:table-cell office:value-type="float" office:value="103.6048" calcext:value-type="float">
            <text:p>103.6048</text:p>
          </table:table-cell>
          <table:table-cell office:value-type="float" office:value="250.1173" calcext:value-type="float">
            <text:p>250.1173</text:p>
          </table:table-cell>
          <table:table-cell office:value-type="float" office:value="242.8848" calcext:value-type="float">
            <text:p>242.8848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100.5798" calcext:value-type="float">
            <text:p>100.5798</text:p>
          </table:table-cell>
          <table:table-cell office:value-type="float" office:value="103.084" calcext:value-type="float">
            <text:p>103.084</text:p>
          </table:table-cell>
          <table:table-cell office:value-type="float" office:value="267.4351" calcext:value-type="float">
            <text:p>267.4351</text:p>
          </table:table-cell>
          <table:table-cell office:value-type="float" office:value="263.5863" calcext:value-type="float">
            <text:p>263.5863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65.6515" calcext:value-type="float">
            <text:p>65.6515</text:p>
          </table:table-cell>
          <table:table-cell office:value-type="float" office:value="117.8619" calcext:value-type="float">
            <text:p>117.8619</text:p>
          </table:table-cell>
          <table:table-cell office:value-type="float" office:value="270.4979" calcext:value-type="float">
            <text:p>270.4979</text:p>
          </table:table-cell>
          <table:table-cell office:value-type="float" office:value="266.1002" calcext:value-type="float">
            <text:p>266.1002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1.2511" calcext:value-type="float">
            <text:p>121.2511</text:p>
          </table:table-cell>
          <table:table-cell office:value-type="float" office:value="243.2903" calcext:value-type="float">
            <text:p>243.2903</text:p>
          </table:table-cell>
          <table:table-cell office:value-type="float" office:value="247.0616" calcext:value-type="float">
            <text:p>247.0616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99.2285" calcext:value-type="float">
            <text:p>99.2285</text:p>
          </table:table-cell>
          <table:table-cell office:value-type="float" office:value="106.2848" calcext:value-type="float">
            <text:p>106.2848</text:p>
          </table:table-cell>
          <table:table-cell office:value-type="float" office:value="259.1057" calcext:value-type="float">
            <text:p>259.1057</text:p>
          </table:table-cell>
          <table:table-cell office:value-type="float" office:value="225.1741" calcext:value-type="float">
            <text:p>225.1741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144.2139" calcext:value-type="float">
            <text:p>144.2139</text:p>
          </table:table-cell>
          <table:table-cell office:value-type="float" office:value="91.3596" calcext:value-type="float">
            <text:p>91.3596</text:p>
          </table:table-cell>
          <table:table-cell office:value-type="float" office:value="236.1588" calcext:value-type="float">
            <text:p>236.1588</text:p>
          </table:table-cell>
          <table:table-cell office:value-type="float" office:value="275.2044" calcext:value-type="float">
            <text:p>275.2044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43.2058" calcext:value-type="float">
            <text:p>43.2058</text:p>
          </table:table-cell>
          <table:table-cell office:value-type="float" office:value="80.9239" calcext:value-type="float">
            <text:p>80.9239</text:p>
          </table:table-cell>
          <table:table-cell office:value-type="float" office:value="274.8912" calcext:value-type="float">
            <text:p>274.8912</text:p>
          </table:table-cell>
          <table:table-cell office:value-type="float" office:value="255.6289" calcext:value-type="float">
            <text:p>255.6289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73.9919" calcext:value-type="float">
            <text:p>73.9919</text:p>
          </table:table-cell>
          <table:table-cell office:value-type="float" office:value="118.0415" calcext:value-type="float">
            <text:p>118.0415</text:p>
          </table:table-cell>
          <table:table-cell office:value-type="float" office:value="271.0639" calcext:value-type="float">
            <text:p>271.0639</text:p>
          </table:table-cell>
          <table:table-cell office:value-type="float" office:value="269.8346" calcext:value-type="float">
            <text:p>269.8346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97.4178" calcext:value-type="float">
            <text:p>97.4178</text:p>
          </table:table-cell>
          <table:table-cell office:value-type="float" office:value="119.8816" calcext:value-type="float">
            <text:p>119.8816</text:p>
          </table:table-cell>
          <table:table-cell office:value-type="float" office:value="246.5035" calcext:value-type="float">
            <text:p>246.5035</text:p>
          </table:table-cell>
          <table:table-cell office:value-type="float" office:value="265.3753" calcext:value-type="float">
            <text:p>265.375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127.8607" calcext:value-type="float">
            <text:p>127.8607</text:p>
          </table:table-cell>
          <table:table-cell office:value-type="float" office:value="104.5395" calcext:value-type="float">
            <text:p>104.5395</text:p>
          </table:table-cell>
          <table:table-cell office:value-type="float" office:value="282.5602" calcext:value-type="float">
            <text:p>282.5602</text:p>
          </table:table-cell>
          <table:table-cell office:value-type="float" office:value="269.6055" calcext:value-type="float">
            <text:p>269.6055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88.2066" calcext:value-type="float">
            <text:p>88.2066</text:p>
          </table:table-cell>
          <table:table-cell office:value-type="float" office:value="139.0701" calcext:value-type="float">
            <text:p>139.0701</text:p>
          </table:table-cell>
          <table:table-cell office:value-type="float" office:value="249.3786" calcext:value-type="float">
            <text:p>249.3786</text:p>
          </table:table-cell>
          <table:table-cell office:value-type="float" office:value="280.2302" calcext:value-type="float">
            <text:p>280.2302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118.8374" calcext:value-type="float">
            <text:p>118.8374</text:p>
          </table:table-cell>
          <table:table-cell office:value-type="float" office:value="94.6607" calcext:value-type="float">
            <text:p>94.6607</text:p>
          </table:table-cell>
          <table:table-cell office:value-type="float" office:value="284.8132" calcext:value-type="float">
            <text:p>284.8132</text:p>
          </table:table-cell>
          <table:table-cell office:value-type="float" office:value="268.9699" calcext:value-type="float">
            <text:p>268.9699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68.4033" calcext:value-type="float">
            <text:p>68.4033</text:p>
          </table:table-cell>
          <table:table-cell office:value-type="float" office:value="125.8683" calcext:value-type="float">
            <text:p>125.8683</text:p>
          </table:table-cell>
          <table:table-cell office:value-type="float" office:value="271.1366" calcext:value-type="float">
            <text:p>271.1366</text:p>
          </table:table-cell>
          <table:table-cell office:value-type="float" office:value="277.7185" calcext:value-type="float">
            <text:p>277.7185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74.3937" calcext:value-type="float">
            <text:p>74.3937</text:p>
          </table:table-cell>
          <table:table-cell office:value-type="float" office:value="66.1141" calcext:value-type="float">
            <text:p>66.1141</text:p>
          </table:table-cell>
          <table:table-cell office:value-type="float" office:value="284.8194" calcext:value-type="float">
            <text:p>284.8194</text:p>
          </table:table-cell>
          <table:table-cell office:value-type="float" office:value="270.889" calcext:value-type="float">
            <text:p>270.889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89.1251" calcext:value-type="float">
            <text:p>89.1251</text:p>
          </table:table-cell>
          <table:table-cell office:value-type="float" office:value="94.5087" calcext:value-type="float">
            <text:p>94.5087</text:p>
          </table:table-cell>
          <table:table-cell office:value-type="float" office:value="268.7101" calcext:value-type="float">
            <text:p>268.7101</text:p>
          </table:table-cell>
          <table:table-cell office:value-type="float" office:value="271.1404" calcext:value-type="float">
            <text:p>271.1404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137.6814" calcext:value-type="float">
            <text:p>137.6814</text:p>
          </table:table-cell>
          <table:table-cell office:value-type="float" office:value="80.8746" calcext:value-type="float">
            <text:p>80.8746</text:p>
          </table:table-cell>
          <table:table-cell office:value-type="float" office:value="261.6376" calcext:value-type="float">
            <text:p>261.6376</text:p>
          </table:table-cell>
          <table:table-cell office:value-type="float" office:value="218.5009" calcext:value-type="float">
            <text:p>218.5009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90.1695" calcext:value-type="float">
            <text:p>90.1695</text:p>
          </table:table-cell>
          <table:table-cell office:value-type="float" office:value="85.1967" calcext:value-type="float">
            <text:p>85.1967</text:p>
          </table:table-cell>
          <table:table-cell office:value-type="float" office:value="247.7074" calcext:value-type="float">
            <text:p>247.7074</text:p>
          </table:table-cell>
          <table:table-cell office:value-type="float" office:value="276.1409" calcext:value-type="float">
            <text:p>276.1409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132.479" calcext:value-type="float">
            <text:p>132.479</text:p>
          </table:table-cell>
          <table:table-cell office:value-type="float" office:value="125.3845" calcext:value-type="float">
            <text:p>125.3845</text:p>
          </table:table-cell>
          <table:table-cell office:value-type="float" office:value="240.3323" calcext:value-type="float">
            <text:p>240.3323</text:p>
          </table:table-cell>
          <table:table-cell office:value-type="float" office:value="272.0778" calcext:value-type="float">
            <text:p>272.0778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159.988" calcext:value-type="float">
            <text:p>159.988</text:p>
          </table:table-cell>
          <table:table-cell office:value-type="float" office:value="107.693" calcext:value-type="float">
            <text:p>107.693</text:p>
          </table:table-cell>
          <table:table-cell office:value-type="float" office:value="253.2581" calcext:value-type="float">
            <text:p>253.2581</text:p>
          </table:table-cell>
          <table:table-cell office:value-type="float" office:value="279.5552" calcext:value-type="float">
            <text:p>279.555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15.798" calcext:value-type="float">
            <text:p>115.798</text:p>
          </table:table-cell>
          <table:table-cell office:value-type="float" office:value="97.4108" calcext:value-type="float">
            <text:p>97.4108</text:p>
          </table:table-cell>
          <table:table-cell office:value-type="float" office:value="273.6203" calcext:value-type="float">
            <text:p>273.6203</text:p>
          </table:table-cell>
          <table:table-cell office:value-type="float" office:value="226.6169" calcext:value-type="float">
            <text:p>226.6169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147.0824" calcext:value-type="float">
            <text:p>147.0824</text:p>
          </table:table-cell>
          <table:table-cell office:value-type="float" office:value="83.7557" calcext:value-type="float">
            <text:p>83.7557</text:p>
          </table:table-cell>
          <table:table-cell office:value-type="float" office:value="274.8737" calcext:value-type="float">
            <text:p>274.8737</text:p>
          </table:table-cell>
          <table:table-cell office:value-type="float" office:value="268.0906" calcext:value-type="float">
            <text:p>268.0906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111.9009" calcext:value-type="float">
            <text:p>111.9009</text:p>
          </table:table-cell>
          <table:table-cell office:value-type="float" office:value="100.5147" calcext:value-type="float">
            <text:p>100.5147</text:p>
          </table:table-cell>
          <table:table-cell office:value-type="float" office:value="211.4045" calcext:value-type="float">
            <text:p>211.4045</text:p>
          </table:table-cell>
          <table:table-cell office:value-type="float" office:value="254.4707" calcext:value-type="float">
            <text:p>254.4707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137.4818" calcext:value-type="float">
            <text:p>137.4818</text:p>
          </table:table-cell>
          <table:table-cell office:value-type="float" office:value="101.2913" calcext:value-type="float">
            <text:p>101.2913</text:p>
          </table:table-cell>
          <table:table-cell office:value-type="float" office:value="283.5255" calcext:value-type="float">
            <text:p>283.5255</text:p>
          </table:table-cell>
          <table:table-cell office:value-type="float" office:value="270.743" calcext:value-type="float">
            <text:p>270.743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155.702" calcext:value-type="float">
            <text:p>155.702</text:p>
          </table:table-cell>
          <table:table-cell office:value-type="float" office:value="131.8814" calcext:value-type="float">
            <text:p>131.8814</text:p>
          </table:table-cell>
          <table:table-cell office:value-type="float" office:value="262.0189" calcext:value-type="float">
            <text:p>262.0189</text:p>
          </table:table-cell>
          <table:table-cell office:value-type="float" office:value="283.9395" calcext:value-type="float">
            <text:p>283.9395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80.472" calcext:value-type="float">
            <text:p>80.472</text:p>
          </table:table-cell>
          <table:table-cell office:value-type="float" office:value="94.6048" calcext:value-type="float">
            <text:p>94.6048</text:p>
          </table:table-cell>
          <table:table-cell office:value-type="float" office:value="281.8908" calcext:value-type="float">
            <text:p>281.8908</text:p>
          </table:table-cell>
          <table:table-cell office:value-type="float" office:value="276.3609" calcext:value-type="float">
            <text:p>276.3609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155.4252" calcext:value-type="float">
            <text:p>155.4252</text:p>
          </table:table-cell>
          <table:table-cell office:value-type="float" office:value="108.4673" calcext:value-type="float">
            <text:p>108.4673</text:p>
          </table:table-cell>
          <table:table-cell office:value-type="float" office:value="266.4969" calcext:value-type="float">
            <text:p>266.4969</text:p>
          </table:table-cell>
          <table:table-cell office:value-type="float" office:value="264.2996" calcext:value-type="float">
            <text:p>264.2996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88.3371" calcext:value-type="float">
            <text:p>88.3371</text:p>
          </table:table-cell>
          <table:table-cell office:value-type="float" office:value="94.2496" calcext:value-type="float">
            <text:p>94.2496</text:p>
          </table:table-cell>
          <table:table-cell office:value-type="float" office:value="256.2815" calcext:value-type="float">
            <text:p>256.2815</text:p>
          </table:table-cell>
          <table:table-cell office:value-type="float" office:value="266.4737" calcext:value-type="float">
            <text:p>266.4737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135.4083" calcext:value-type="float">
            <text:p>135.4083</text:p>
          </table:table-cell>
          <table:table-cell office:value-type="float" office:value="62.9538" calcext:value-type="float">
            <text:p>62.9538</text:p>
          </table:table-cell>
          <table:table-cell office:value-type="float" office:value="257.092" calcext:value-type="float">
            <text:p>257.092</text:p>
          </table:table-cell>
          <table:table-cell office:value-type="float" office:value="266.6879" calcext:value-type="float">
            <text:p>266.6879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159.1535" calcext:value-type="float">
            <text:p>159.1535</text:p>
          </table:table-cell>
          <table:table-cell office:value-type="float" office:value="95.946" calcext:value-type="float">
            <text:p>95.946</text:p>
          </table:table-cell>
          <table:table-cell office:value-type="float" office:value="280.0688" calcext:value-type="float">
            <text:p>280.0688</text:p>
          </table:table-cell>
          <table:table-cell office:value-type="float" office:value="268.1759" calcext:value-type="float">
            <text:p>268.1759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116.3096" calcext:value-type="float">
            <text:p>116.3096</text:p>
          </table:table-cell>
          <table:table-cell office:value-type="float" office:value="81.2016" calcext:value-type="float">
            <text:p>81.2016</text:p>
          </table:table-cell>
          <table:table-cell office:value-type="float" office:value="204.3797" calcext:value-type="float">
            <text:p>204.3797</text:p>
          </table:table-cell>
          <table:table-cell office:value-type="float" office:value="288.8025" calcext:value-type="float">
            <text:p>288.802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124.5165" calcext:value-type="float">
            <text:p>124.5165</text:p>
          </table:table-cell>
          <table:table-cell office:value-type="float" office:value="85.7869" calcext:value-type="float">
            <text:p>85.7869</text:p>
          </table:table-cell>
          <table:table-cell office:value-type="float" office:value="275.7683" calcext:value-type="float">
            <text:p>275.7683</text:p>
          </table:table-cell>
          <table:table-cell office:value-type="float" office:value="277.4148" calcext:value-type="float">
            <text:p>277.4148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174.3664" calcext:value-type="float">
            <text:p>174.3664</text:p>
          </table:table-cell>
          <table:table-cell office:value-type="float" office:value="97.4091" calcext:value-type="float">
            <text:p>97.4091</text:p>
          </table:table-cell>
          <table:table-cell office:value-type="float" office:value="243.9985" calcext:value-type="float">
            <text:p>243.9985</text:p>
          </table:table-cell>
          <table:table-cell office:value-type="float" office:value="259.3438" calcext:value-type="float">
            <text:p>259.3438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168.3244" calcext:value-type="float">
            <text:p>168.3244</text:p>
          </table:table-cell>
          <table:table-cell office:value-type="float" office:value="74.6452" calcext:value-type="float">
            <text:p>74.6452</text:p>
          </table:table-cell>
          <table:table-cell office:value-type="float" office:value="249.7321" calcext:value-type="float">
            <text:p>249.7321</text:p>
          </table:table-cell>
          <table:table-cell office:value-type="float" office:value="270.7943" calcext:value-type="float">
            <text:p>270.7943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165.5417" calcext:value-type="float">
            <text:p>165.5417</text:p>
          </table:table-cell>
          <table:table-cell office:value-type="float" office:value="104.2176" calcext:value-type="float">
            <text:p>104.2176</text:p>
          </table:table-cell>
          <table:table-cell office:value-type="float" office:value="272.4264" calcext:value-type="float">
            <text:p>272.4264</text:p>
          </table:table-cell>
          <table:table-cell office:value-type="float" office:value="199.6461" calcext:value-type="float">
            <text:p>199.646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107.36" calcext:value-type="float">
            <text:p>107.36</text:p>
          </table:table-cell>
          <table:table-cell office:value-type="float" office:value="97.3942" calcext:value-type="float">
            <text:p>97.3942</text:p>
          </table:table-cell>
          <table:table-cell office:value-type="float" office:value="269.6169" calcext:value-type="float">
            <text:p>269.6169</text:p>
          </table:table-cell>
          <table:table-cell office:value-type="float" office:value="275.7448" calcext:value-type="float">
            <text:p>275.7448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63.5231" calcext:value-type="float">
            <text:p>63.5231</text:p>
          </table:table-cell>
          <table:table-cell office:value-type="float" office:value="80.0662" calcext:value-type="float">
            <text:p>80.0662</text:p>
          </table:table-cell>
          <table:table-cell office:value-type="float" office:value="216.2172" calcext:value-type="float">
            <text:p>216.2172</text:p>
          </table:table-cell>
          <table:table-cell office:value-type="float" office:value="279.2565" calcext:value-type="float">
            <text:p>279.256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117.4276" calcext:value-type="float">
            <text:p>117.4276</text:p>
          </table:table-cell>
          <table:table-cell office:value-type="float" office:value="67.4644" calcext:value-type="float">
            <text:p>67.4644</text:p>
          </table:table-cell>
          <table:table-cell office:value-type="float" office:value="206.9439" calcext:value-type="float">
            <text:p>206.9439</text:p>
          </table:table-cell>
          <table:table-cell office:value-type="float" office:value="275.4871" calcext:value-type="float">
            <text:p>275.4871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40.3654" calcext:value-type="float">
            <text:p>40.3654</text:p>
          </table:table-cell>
          <table:table-cell office:value-type="float" office:value="83.2751" calcext:value-type="float">
            <text:p>83.2751</text:p>
          </table:table-cell>
          <table:table-cell office:value-type="float" office:value="224.624" calcext:value-type="float">
            <text:p>224.624</text:p>
          </table:table-cell>
          <table:table-cell office:value-type="float" office:value="244.6832" calcext:value-type="float">
            <text:p>244.6832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92.4769" calcext:value-type="float">
            <text:p>92.4769</text:p>
          </table:table-cell>
          <table:table-cell office:value-type="float" office:value="84.5621" calcext:value-type="float">
            <text:p>84.5621</text:p>
          </table:table-cell>
          <table:table-cell office:value-type="float" office:value="272.8113" calcext:value-type="float">
            <text:p>272.8113</text:p>
          </table:table-cell>
          <table:table-cell office:value-type="float" office:value="195.3628" calcext:value-type="float">
            <text:p>195.3628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37.5966" calcext:value-type="float">
            <text:p>37.5966</text:p>
          </table:table-cell>
          <table:table-cell office:value-type="float" office:value="115.2773" calcext:value-type="float">
            <text:p>115.2773</text:p>
          </table:table-cell>
          <table:table-cell office:value-type="float" office:value="233.4061" calcext:value-type="float">
            <text:p>233.4061</text:p>
          </table:table-cell>
          <table:table-cell office:value-type="float" office:value="261.4936" calcext:value-type="float">
            <text:p>261.4936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80.1151" calcext:value-type="float">
            <text:p>80.1151</text:p>
          </table:table-cell>
          <table:table-cell office:value-type="float" office:value="91.8065" calcext:value-type="float">
            <text:p>91.8065</text:p>
          </table:table-cell>
          <table:table-cell office:value-type="float" office:value="245.6768" calcext:value-type="float">
            <text:p>245.6768</text:p>
          </table:table-cell>
          <table:table-cell office:value-type="float" office:value="167.4139" calcext:value-type="float">
            <text:p>167.4139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80.4731" calcext:value-type="float">
            <text:p>80.4731</text:p>
          </table:table-cell>
          <table:table-cell office:value-type="float" office:value="78.1059" calcext:value-type="float">
            <text:p>78.1059</text:p>
          </table:table-cell>
          <table:table-cell office:value-type="float" office:value="256.686" calcext:value-type="float">
            <text:p>256.686</text:p>
          </table:table-cell>
          <table:table-cell office:value-type="float" office:value="268.7132" calcext:value-type="float">
            <text:p>268.7132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62.4968" calcext:value-type="float">
            <text:p>62.4968</text:p>
          </table:table-cell>
          <table:table-cell office:value-type="float" office:value="98.2717" calcext:value-type="float">
            <text:p>98.2717</text:p>
          </table:table-cell>
          <table:table-cell office:value-type="float" office:value="250.771" calcext:value-type="float">
            <text:p>250.771</text:p>
          </table:table-cell>
          <table:table-cell office:value-type="float" office:value="265.713" calcext:value-type="float">
            <text:p>265.713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-24.5529" calcext:value-type="float">
            <text:p>-24.5529</text:p>
          </table:table-cell>
          <table:table-cell office:value-type="float" office:value="71.6574" calcext:value-type="float">
            <text:p>71.6574</text:p>
          </table:table-cell>
          <table:table-cell office:value-type="float" office:value="240.0005" calcext:value-type="float">
            <text:p>240.0005</text:p>
          </table:table-cell>
          <table:table-cell office:value-type="float" office:value="282.5886" calcext:value-type="float">
            <text:p>282.588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1.2273" calcext:value-type="float">
            <text:p>91.2273</text:p>
          </table:table-cell>
          <table:table-cell office:value-type="float" office:value="92.1818" calcext:value-type="float">
            <text:p>92.1818</text:p>
          </table:table-cell>
          <table:table-cell office:value-type="float" office:value="238.931" calcext:value-type="float">
            <text:p>238.931</text:p>
          </table:table-cell>
          <table:table-cell office:value-type="float" office:value="264.4576" calcext:value-type="float">
            <text:p>264.4576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135.8203" calcext:value-type="float">
            <text:p>135.8203</text:p>
          </table:table-cell>
          <table:table-cell office:value-type="float" office:value="73.7023" calcext:value-type="float">
            <text:p>73.7023</text:p>
          </table:table-cell>
          <table:table-cell office:value-type="float" office:value="277.8342" calcext:value-type="float">
            <text:p>277.8342</text:p>
          </table:table-cell>
          <table:table-cell office:value-type="float" office:value="225.3571" calcext:value-type="float">
            <text:p>225.3571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86.0817" calcext:value-type="float">
            <text:p>86.0817</text:p>
          </table:table-cell>
          <table:table-cell office:value-type="float" office:value="69.6632" calcext:value-type="float">
            <text:p>69.6632</text:p>
          </table:table-cell>
          <table:table-cell office:value-type="float" office:value="214.9794" calcext:value-type="float">
            <text:p>214.9794</text:p>
          </table:table-cell>
          <table:table-cell office:value-type="float" office:value="257.983" calcext:value-type="float">
            <text:p>257.983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132.0044" calcext:value-type="float">
            <text:p>132.0044</text:p>
          </table:table-cell>
          <table:table-cell office:value-type="float" office:value="134.1026" calcext:value-type="float">
            <text:p>134.1026</text:p>
          </table:table-cell>
          <table:table-cell office:value-type="float" office:value="199.9754" calcext:value-type="float">
            <text:p>199.9754</text:p>
          </table:table-cell>
          <table:table-cell office:value-type="float" office:value="174.1151" calcext:value-type="float">
            <text:p>174.1151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-134.9398" calcext:value-type="float">
            <text:p>-134.9398</text:p>
          </table:table-cell>
          <table:table-cell office:value-type="float" office:value="71.4394" calcext:value-type="float">
            <text:p>71.4394</text:p>
          </table:table-cell>
          <table:table-cell office:value-type="float" office:value="258.6585" calcext:value-type="float">
            <text:p>258.6585</text:p>
          </table:table-cell>
          <table:table-cell office:value-type="float" office:value="224.1912" calcext:value-type="float">
            <text:p>224.1912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-10.4148" calcext:value-type="float">
            <text:p>-10.4148</text:p>
          </table:table-cell>
          <table:table-cell office:value-type="float" office:value="61.7309" calcext:value-type="float">
            <text:p>61.7309</text:p>
          </table:table-cell>
          <table:table-cell office:value-type="float" office:value="280.7605" calcext:value-type="float">
            <text:p>280.7605</text:p>
          </table:table-cell>
          <table:table-cell office:value-type="float" office:value="276.0212" calcext:value-type="float">
            <text:p>276.0212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140.6704" calcext:value-type="float">
            <text:p>140.6704</text:p>
          </table:table-cell>
          <table:table-cell office:value-type="float" office:value="113.0632" calcext:value-type="float">
            <text:p>113.0632</text:p>
          </table:table-cell>
          <table:table-cell office:value-type="float" office:value="259.1885" calcext:value-type="float">
            <text:p>259.1885</text:p>
          </table:table-cell>
          <table:table-cell office:value-type="float" office:value="277.5894" calcext:value-type="float">
            <text:p>277.5894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-87.0753" calcext:value-type="float">
            <text:p>-87.0753</text:p>
          </table:table-cell>
          <table:table-cell office:value-type="float" office:value="74.1062" calcext:value-type="float">
            <text:p>74.1062</text:p>
          </table:table-cell>
          <table:table-cell office:value-type="float" office:value="238.5636" calcext:value-type="float">
            <text:p>238.5636</text:p>
          </table:table-cell>
          <table:table-cell office:value-type="float" office:value="277.4239" calcext:value-type="float">
            <text:p>277.4239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-127.1488" calcext:value-type="float">
            <text:p>-127.1488</text:p>
          </table:table-cell>
          <table:table-cell office:value-type="float" office:value="65.9093" calcext:value-type="float">
            <text:p>65.9093</text:p>
          </table:table-cell>
          <table:table-cell office:value-type="float" office:value="216.2501" calcext:value-type="float">
            <text:p>216.2501</text:p>
          </table:table-cell>
          <table:table-cell office:value-type="float" office:value="244.7202" calcext:value-type="float">
            <text:p>244.7202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-11.6571" calcext:value-type="float">
            <text:p>-11.6571</text:p>
          </table:table-cell>
          <table:table-cell office:value-type="float" office:value="70.8904" calcext:value-type="float">
            <text:p>70.8904</text:p>
          </table:table-cell>
          <table:table-cell office:value-type="float" office:value="235.0813" calcext:value-type="float">
            <text:p>235.0813</text:p>
          </table:table-cell>
          <table:table-cell office:value-type="float" office:value="286.665" calcext:value-type="float">
            <text:p>286.665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44.4444" calcext:value-type="float">
            <text:p>44.4444</text:p>
          </table:table-cell>
          <table:table-cell office:value-type="float" office:value="61.2495" calcext:value-type="float">
            <text:p>61.2495</text:p>
          </table:table-cell>
          <table:table-cell office:value-type="float" office:value="217.5417" calcext:value-type="float">
            <text:p>217.5417</text:p>
          </table:table-cell>
          <table:table-cell office:value-type="float" office:value="279.6935" calcext:value-type="float">
            <text:p>279.6935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-49.7763" calcext:value-type="float">
            <text:p>-49.7763</text:p>
          </table:table-cell>
          <table:table-cell office:value-type="float" office:value="42.2338" calcext:value-type="float">
            <text:p>42.2338</text:p>
          </table:table-cell>
          <table:table-cell office:value-type="float" office:value="263.2483" calcext:value-type="float">
            <text:p>263.2483</text:p>
          </table:table-cell>
          <table:table-cell office:value-type="float" office:value="279.3424" calcext:value-type="float">
            <text:p>279.3424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102.8451" calcext:value-type="float">
            <text:p>102.8451</text:p>
          </table:table-cell>
          <table:table-cell office:value-type="float" office:value="88.593" calcext:value-type="float">
            <text:p>88.593</text:p>
          </table:table-cell>
          <table:table-cell office:value-type="float" office:value="226.5883" calcext:value-type="float">
            <text:p>226.5883</text:p>
          </table:table-cell>
          <table:table-cell office:value-type="float" office:value="248.1894" calcext:value-type="float">
            <text:p>248.1894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68.2509" calcext:value-type="float">
            <text:p>68.2509</text:p>
          </table:table-cell>
          <table:table-cell office:value-type="float" office:value="53.4115" calcext:value-type="float">
            <text:p>53.4115</text:p>
          </table:table-cell>
          <table:table-cell office:value-type="float" office:value="270.5496" calcext:value-type="float">
            <text:p>270.5496</text:p>
          </table:table-cell>
          <table:table-cell office:value-type="float" office:value="282.6717" calcext:value-type="float">
            <text:p>282.6717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54.3676" calcext:value-type="float">
            <text:p>54.3676</text:p>
          </table:table-cell>
          <table:table-cell office:value-type="float" office:value="85.0079" calcext:value-type="float">
            <text:p>85.0079</text:p>
          </table:table-cell>
          <table:table-cell office:value-type="float" office:value="266.96" calcext:value-type="float">
            <text:p>266.96</text:p>
          </table:table-cell>
          <table:table-cell office:value-type="float" office:value="291.3713" calcext:value-type="float">
            <text:p>291.371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-21.1843" calcext:value-type="float">
            <text:p>-21.1843</text:p>
          </table:table-cell>
          <table:table-cell office:value-type="float" office:value="65.0214" calcext:value-type="float">
            <text:p>65.0214</text:p>
          </table:table-cell>
          <table:table-cell office:value-type="float" office:value="245.0544" calcext:value-type="float">
            <text:p>245.0544</text:p>
          </table:table-cell>
          <table:table-cell office:value-type="float" office:value="277.6823" calcext:value-type="float">
            <text:p>277.6823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-29.3866" calcext:value-type="float">
            <text:p>-29.3866</text:p>
          </table:table-cell>
          <table:table-cell office:value-type="float" office:value="78.2795" calcext:value-type="float">
            <text:p>78.2795</text:p>
          </table:table-cell>
          <table:table-cell office:value-type="float" office:value="169.3397" calcext:value-type="float">
            <text:p>169.3397</text:p>
          </table:table-cell>
          <table:table-cell office:value-type="float" office:value="270.654" calcext:value-type="float">
            <text:p>270.654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67.059" calcext:value-type="float">
            <text:p>67.059</text:p>
          </table:table-cell>
          <table:table-cell office:value-type="float" office:value="64.2774" calcext:value-type="float">
            <text:p>64.2774</text:p>
          </table:table-cell>
          <table:table-cell office:value-type="float" office:value="276.0613" calcext:value-type="float">
            <text:p>276.0613</text:p>
          </table:table-cell>
          <table:table-cell office:value-type="float" office:value="269.3516" calcext:value-type="float">
            <text:p>269.3516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76.8663" calcext:value-type="float">
            <text:p>76.8663</text:p>
          </table:table-cell>
          <table:table-cell office:value-type="float" office:value="1.6131" calcext:value-type="float">
            <text:p>1.6131</text:p>
          </table:table-cell>
          <table:table-cell office:value-type="float" office:value="237.3668" calcext:value-type="float">
            <text:p>237.3668</text:p>
          </table:table-cell>
          <table:table-cell office:value-type="float" office:value="274.137" calcext:value-type="float">
            <text:p>274.137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-23.6449" calcext:value-type="float">
            <text:p>-23.6449</text:p>
          </table:table-cell>
          <table:table-cell office:value-type="float" office:value="80.1831" calcext:value-type="float">
            <text:p>80.1831</text:p>
          </table:table-cell>
          <table:table-cell office:value-type="float" office:value="256.0848" calcext:value-type="float">
            <text:p>256.0848</text:p>
          </table:table-cell>
          <table:table-cell office:value-type="float" office:value="267.2472" calcext:value-type="float">
            <text:p>267.2472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59.9627" calcext:value-type="float">
            <text:p>59.9627</text:p>
          </table:table-cell>
          <table:table-cell office:value-type="float" office:value="42.8061" calcext:value-type="float">
            <text:p>42.8061</text:p>
          </table:table-cell>
          <table:table-cell office:value-type="float" office:value="273.3502" calcext:value-type="float">
            <text:p>273.3502</text:p>
          </table:table-cell>
          <table:table-cell office:value-type="float" office:value="224.0506" calcext:value-type="float">
            <text:p>224.0506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96.7028" calcext:value-type="float">
            <text:p>96.7028</text:p>
          </table:table-cell>
          <table:table-cell office:value-type="float" office:value="-112.5375" calcext:value-type="float">
            <text:p>-112.5375</text:p>
          </table:table-cell>
          <table:table-cell office:value-type="float" office:value="287.3148" calcext:value-type="float">
            <text:p>287.3148</text:p>
          </table:table-cell>
          <table:table-cell office:value-type="float" office:value="274.3561" calcext:value-type="float">
            <text:p>274.3561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-18.2956" calcext:value-type="float">
            <text:p>-18.2956</text:p>
          </table:table-cell>
          <table:table-cell office:value-type="float" office:value="75.316" calcext:value-type="float">
            <text:p>75.316</text:p>
          </table:table-cell>
          <table:table-cell office:value-type="float" office:value="234.8771" calcext:value-type="float">
            <text:p>234.8771</text:p>
          </table:table-cell>
          <table:table-cell office:value-type="float" office:value="269.6576" calcext:value-type="float">
            <text:p>269.6576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85.0869" calcext:value-type="float">
            <text:p>85.0869</text:p>
          </table:table-cell>
          <table:table-cell office:value-type="float" office:value="40.6004" calcext:value-type="float">
            <text:p>40.6004</text:p>
          </table:table-cell>
          <table:table-cell office:value-type="float" office:value="247.9603" calcext:value-type="float">
            <text:p>247.9603</text:p>
          </table:table-cell>
          <table:table-cell office:value-type="float" office:value="265.001" calcext:value-type="float">
            <text:p>265.001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162.572" calcext:value-type="float">
            <text:p>162.572</text:p>
          </table:table-cell>
          <table:table-cell office:value-type="float" office:value="122.6163" calcext:value-type="float">
            <text:p>122.6163</text:p>
          </table:table-cell>
          <table:table-cell office:value-type="float" office:value="270.9225" calcext:value-type="float">
            <text:p>270.9225</text:p>
          </table:table-cell>
          <table:table-cell office:value-type="float" office:value="281.3766" calcext:value-type="float">
            <text:p>281.3766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51.4652" calcext:value-type="float">
            <text:p>51.4652</text:p>
          </table:table-cell>
          <table:table-cell office:value-type="float" office:value="53.3243" calcext:value-type="float">
            <text:p>53.3243</text:p>
          </table:table-cell>
          <table:table-cell office:value-type="float" office:value="254.4573" calcext:value-type="float">
            <text:p>254.4573</text:p>
          </table:table-cell>
          <table:table-cell office:value-type="float" office:value="267.6773" calcext:value-type="float">
            <text:p>267.6773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83.9247" calcext:value-type="float">
            <text:p>83.9247</text:p>
          </table:table-cell>
          <table:table-cell office:value-type="float" office:value="96.735" calcext:value-type="float">
            <text:p>96.735</text:p>
          </table:table-cell>
          <table:table-cell office:value-type="float" office:value="241.7902" calcext:value-type="float">
            <text:p>241.7902</text:p>
          </table:table-cell>
          <table:table-cell office:value-type="float" office:value="264.2299" calcext:value-type="float">
            <text:p>264.2299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12.87" calcext:value-type="float">
            <text:p>12.87</text:p>
          </table:table-cell>
          <table:table-cell office:value-type="float" office:value="54.9214" calcext:value-type="float">
            <text:p>54.9214</text:p>
          </table:table-cell>
          <table:table-cell office:value-type="float" office:value="276.7869" calcext:value-type="float">
            <text:p>276.7869</text:p>
          </table:table-cell>
          <table:table-cell office:value-type="float" office:value="281.0045" calcext:value-type="float">
            <text:p>281.0045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129.2344" calcext:value-type="float">
            <text:p>129.2344</text:p>
          </table:table-cell>
          <table:table-cell office:value-type="float" office:value="73.3576" calcext:value-type="float">
            <text:p>73.3576</text:p>
          </table:table-cell>
          <table:table-cell office:value-type="float" office:value="246.0729" calcext:value-type="float">
            <text:p>246.0729</text:p>
          </table:table-cell>
          <table:table-cell office:value-type="float" office:value="281.6034" calcext:value-type="float">
            <text:p>281.6034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57.7482" calcext:value-type="float">
            <text:p>57.7482</text:p>
          </table:table-cell>
          <table:table-cell office:value-type="float" office:value="77.7804" calcext:value-type="float">
            <text:p>77.7804</text:p>
          </table:table-cell>
          <table:table-cell office:value-type="float" office:value="275.0974" calcext:value-type="float">
            <text:p>275.0974</text:p>
          </table:table-cell>
          <table:table-cell office:value-type="float" office:value="288.0397" calcext:value-type="float">
            <text:p>288.0397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143.4629" calcext:value-type="float">
            <text:p>143.4629</text:p>
          </table:table-cell>
          <table:table-cell office:value-type="float" office:value="72.8362" calcext:value-type="float">
            <text:p>72.8362</text:p>
          </table:table-cell>
          <table:table-cell office:value-type="float" office:value="274.6925" calcext:value-type="float">
            <text:p>274.6925</text:p>
          </table:table-cell>
          <table:table-cell office:value-type="float" office:value="257.5589" calcext:value-type="float">
            <text:p>257.5589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112.5021" calcext:value-type="float">
            <text:p>112.5021</text:p>
          </table:table-cell>
          <table:table-cell office:value-type="float" office:value="78.2857" calcext:value-type="float">
            <text:p>78.2857</text:p>
          </table:table-cell>
          <table:table-cell office:value-type="float" office:value="210.4872" calcext:value-type="float">
            <text:p>210.4872</text:p>
          </table:table-cell>
          <table:table-cell office:value-type="float" office:value="239.8259" calcext:value-type="float">
            <text:p>239.8259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104.1952" calcext:value-type="float">
            <text:p>104.1952</text:p>
          </table:table-cell>
          <table:table-cell office:value-type="float" office:value="101.935" calcext:value-type="float">
            <text:p>101.935</text:p>
          </table:table-cell>
          <table:table-cell office:value-type="float" office:value="226.587" calcext:value-type="float">
            <text:p>226.587</text:p>
          </table:table-cell>
          <table:table-cell office:value-type="float" office:value="227.9976" calcext:value-type="float">
            <text:p>227.9976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113.4256" calcext:value-type="float">
            <text:p>113.4256</text:p>
          </table:table-cell>
          <table:table-cell office:value-type="float" office:value="45.7114" calcext:value-type="float">
            <text:p>45.7114</text:p>
          </table:table-cell>
          <table:table-cell office:value-type="float" office:value="244.1615" calcext:value-type="float">
            <text:p>244.1615</text:p>
          </table:table-cell>
          <table:table-cell office:value-type="float" office:value="233.9214" calcext:value-type="float">
            <text:p>233.9214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50.4857" calcext:value-type="float">
            <text:p>50.4857</text:p>
          </table:table-cell>
          <table:table-cell office:value-type="float" office:value="73.6452" calcext:value-type="float">
            <text:p>73.6452</text:p>
          </table:table-cell>
          <table:table-cell office:value-type="float" office:value="261.0313" calcext:value-type="float">
            <text:p>261.0313</text:p>
          </table:table-cell>
          <table:table-cell office:value-type="float" office:value="166.3098" calcext:value-type="float">
            <text:p>166.3098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90.5579" calcext:value-type="float">
            <text:p>90.5579</text:p>
          </table:table-cell>
          <table:table-cell office:value-type="float" office:value="67.7156" calcext:value-type="float">
            <text:p>67.7156</text:p>
          </table:table-cell>
          <table:table-cell office:value-type="float" office:value="248.1521" calcext:value-type="float">
            <text:p>248.1521</text:p>
          </table:table-cell>
          <table:table-cell office:value-type="float" office:value="225.2004" calcext:value-type="float">
            <text:p>225.2004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140.0145" calcext:value-type="float">
            <text:p>140.0145</text:p>
          </table:table-cell>
          <table:table-cell office:value-type="float" office:value="49.3443" calcext:value-type="float">
            <text:p>49.3443</text:p>
          </table:table-cell>
          <table:table-cell office:value-type="float" office:value="243.8349" calcext:value-type="float">
            <text:p>243.8349</text:p>
          </table:table-cell>
          <table:table-cell office:value-type="float" office:value="276.2069" calcext:value-type="float">
            <text:p>276.2069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143.7722" calcext:value-type="float">
            <text:p>143.7722</text:p>
          </table:table-cell>
          <table:table-cell office:value-type="float" office:value="29.1804" calcext:value-type="float">
            <text:p>29.1804</text:p>
          </table:table-cell>
          <table:table-cell office:value-type="float" office:value="229.2076" calcext:value-type="float">
            <text:p>229.2076</text:p>
          </table:table-cell>
          <table:table-cell office:value-type="float" office:value="288.8807" calcext:value-type="float">
            <text:p>288.8807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90.5127" calcext:value-type="float">
            <text:p>90.5127</text:p>
          </table:table-cell>
          <table:table-cell office:value-type="float" office:value="40.7026" calcext:value-type="float">
            <text:p>40.7026</text:p>
          </table:table-cell>
          <table:table-cell office:value-type="float" office:value="261.3031" calcext:value-type="float">
            <text:p>261.3031</text:p>
          </table:table-cell>
          <table:table-cell office:value-type="float" office:value="219.0272" calcext:value-type="float">
            <text:p>219.0272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77.2317" calcext:value-type="float">
            <text:p>77.2317</text:p>
          </table:table-cell>
          <table:table-cell office:value-type="float" office:value="27.8789" calcext:value-type="float">
            <text:p>27.8789</text:p>
          </table:table-cell>
          <table:table-cell office:value-type="float" office:value="252.4156" calcext:value-type="float">
            <text:p>252.4156</text:p>
          </table:table-cell>
          <table:table-cell office:value-type="float" office:value="250.0537" calcext:value-type="float">
            <text:p>250.0537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93.5167" calcext:value-type="float">
            <text:p>93.5167</text:p>
          </table:table-cell>
          <table:table-cell office:value-type="float" office:value="32.094" calcext:value-type="float">
            <text:p>32.094</text:p>
          </table:table-cell>
          <table:table-cell office:value-type="float" office:value="210.0783" calcext:value-type="float">
            <text:p>210.0783</text:p>
          </table:table-cell>
          <table:table-cell office:value-type="float" office:value="264.7661" calcext:value-type="float">
            <text:p>264.7661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172.7457" calcext:value-type="float">
            <text:p>172.7457</text:p>
          </table:table-cell>
          <table:table-cell office:value-type="float" office:value="64.5675" calcext:value-type="float">
            <text:p>64.5675</text:p>
          </table:table-cell>
          <table:table-cell office:value-type="float" office:value="248.0023" calcext:value-type="float">
            <text:p>248.0023</text:p>
          </table:table-cell>
          <table:table-cell office:value-type="float" office:value="263.8502" calcext:value-type="float">
            <text:p>263.8502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139.0782" calcext:value-type="float">
            <text:p>139.0782</text:p>
          </table:table-cell>
          <table:table-cell office:value-type="float" office:value="53.8469" calcext:value-type="float">
            <text:p>53.8469</text:p>
          </table:table-cell>
          <table:table-cell office:value-type="float" office:value="250.0857" calcext:value-type="float">
            <text:p>250.0857</text:p>
          </table:table-cell>
          <table:table-cell office:value-type="float" office:value="284.1822" calcext:value-type="float">
            <text:p>284.1822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113.2105" calcext:value-type="float">
            <text:p>113.2105</text:p>
          </table:table-cell>
          <table:table-cell office:value-type="float" office:value="91.1259" calcext:value-type="float">
            <text:p>91.1259</text:p>
          </table:table-cell>
          <table:table-cell office:value-type="float" office:value="233.7737" calcext:value-type="float">
            <text:p>233.7737</text:p>
          </table:table-cell>
          <table:table-cell office:value-type="float" office:value="236.0985" calcext:value-type="float">
            <text:p>236.0985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165.744" calcext:value-type="float">
            <text:p>165.744</text:p>
          </table:table-cell>
          <table:table-cell office:value-type="float" office:value="58.898" calcext:value-type="float">
            <text:p>58.898</text:p>
          </table:table-cell>
          <table:table-cell office:value-type="float" office:value="207.8109" calcext:value-type="float">
            <text:p>207.8109</text:p>
          </table:table-cell>
          <table:table-cell office:value-type="float" office:value="284.7946" calcext:value-type="float">
            <text:p>284.7946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156.6749" calcext:value-type="float">
            <text:p>156.6749</text:p>
          </table:table-cell>
          <table:table-cell office:value-type="float" office:value="91.5029" calcext:value-type="float">
            <text:p>91.5029</text:p>
          </table:table-cell>
          <table:table-cell office:value-type="float" office:value="264.7582" calcext:value-type="float">
            <text:p>264.7582</text:p>
          </table:table-cell>
          <table:table-cell office:value-type="float" office:value="237.6135" calcext:value-type="float">
            <text:p>237.6135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118.6561" calcext:value-type="float">
            <text:p>118.6561</text:p>
          </table:table-cell>
          <table:table-cell office:value-type="float" office:value="99.9901" calcext:value-type="float">
            <text:p>99.9901</text:p>
          </table:table-cell>
          <table:table-cell office:value-type="float" office:value="247.6422" calcext:value-type="float">
            <text:p>247.6422</text:p>
          </table:table-cell>
          <table:table-cell office:value-type="float" office:value="256.8825" calcext:value-type="float">
            <text:p>256.8825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94.9924" calcext:value-type="float">
            <text:p>94.9924</text:p>
          </table:table-cell>
          <table:table-cell office:value-type="float" office:value="97.8489" calcext:value-type="float">
            <text:p>97.8489</text:p>
          </table:table-cell>
          <table:table-cell office:value-type="float" office:value="206.634" calcext:value-type="float">
            <text:p>206.634</text:p>
          </table:table-cell>
          <table:table-cell office:value-type="float" office:value="275.3286" calcext:value-type="float">
            <text:p>275.3286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150.1756" calcext:value-type="float">
            <text:p>150.1756</text:p>
          </table:table-cell>
          <table:table-cell office:value-type="float" office:value="111.7817" calcext:value-type="float">
            <text:p>111.7817</text:p>
          </table:table-cell>
          <table:table-cell office:value-type="float" office:value="287.7632" calcext:value-type="float">
            <text:p>287.7632</text:p>
          </table:table-cell>
          <table:table-cell office:value-type="float" office:value="238.0455" calcext:value-type="float">
            <text:p>238.0455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97.9031" calcext:value-type="float">
            <text:p>97.9031</text:p>
          </table:table-cell>
          <table:table-cell office:value-type="float" office:value="109.5745" calcext:value-type="float">
            <text:p>109.5745</text:p>
          </table:table-cell>
          <table:table-cell office:value-type="float" office:value="220.1897" calcext:value-type="float">
            <text:p>220.1897</text:p>
          </table:table-cell>
          <table:table-cell office:value-type="float" office:value="233.8741" calcext:value-type="float">
            <text:p>233.874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48.4835" calcext:value-type="float">
            <text:p>148.4835</text:p>
          </table:table-cell>
          <table:table-cell office:value-type="float" office:value="87.8032" calcext:value-type="float">
            <text:p>87.8032</text:p>
          </table:table-cell>
          <table:table-cell office:value-type="float" office:value="265.1323" calcext:value-type="float">
            <text:p>265.1323</text:p>
          </table:table-cell>
          <table:table-cell office:value-type="float" office:value="236.7488" calcext:value-type="float">
            <text:p>236.7488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132.5256" calcext:value-type="float">
            <text:p>132.5256</text:p>
          </table:table-cell>
          <table:table-cell office:value-type="float" office:value="116.3875" calcext:value-type="float">
            <text:p>116.3875</text:p>
          </table:table-cell>
          <table:table-cell office:value-type="float" office:value="262.4652" calcext:value-type="float">
            <text:p>262.4652</text:p>
          </table:table-cell>
          <table:table-cell office:value-type="float" office:value="238.5188" calcext:value-type="float">
            <text:p>238.5188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76.8509" calcext:value-type="float">
            <text:p>76.8509</text:p>
          </table:table-cell>
          <table:table-cell office:value-type="float" office:value="82.6818" calcext:value-type="float">
            <text:p>82.6818</text:p>
          </table:table-cell>
          <table:table-cell office:value-type="float" office:value="218.4998" calcext:value-type="float">
            <text:p>218.4998</text:p>
          </table:table-cell>
          <table:table-cell office:value-type="float" office:value="277.1637" calcext:value-type="float">
            <text:p>277.1637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57.8969" calcext:value-type="float">
            <text:p>57.8969</text:p>
          </table:table-cell>
          <table:table-cell office:value-type="float" office:value="102.095" calcext:value-type="float">
            <text:p>102.095</text:p>
          </table:table-cell>
          <table:table-cell office:value-type="float" office:value="229.6919" calcext:value-type="float">
            <text:p>229.6919</text:p>
          </table:table-cell>
          <table:table-cell office:value-type="float" office:value="254.3625" calcext:value-type="float">
            <text:p>254.3625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130.6422" calcext:value-type="float">
            <text:p>130.6422</text:p>
          </table:table-cell>
          <table:table-cell office:value-type="float" office:value="97.3531" calcext:value-type="float">
            <text:p>97.3531</text:p>
          </table:table-cell>
          <table:table-cell office:value-type="float" office:value="268.8159" calcext:value-type="float">
            <text:p>268.8159</text:p>
          </table:table-cell>
          <table:table-cell office:value-type="float" office:value="286.8557" calcext:value-type="float">
            <text:p>286.8557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102.2565" calcext:value-type="float">
            <text:p>102.2565</text:p>
          </table:table-cell>
          <table:table-cell office:value-type="float" office:value="93.08" calcext:value-type="float">
            <text:p>93.08</text:p>
          </table:table-cell>
          <table:table-cell office:value-type="float" office:value="266.1703" calcext:value-type="float">
            <text:p>266.1703</text:p>
          </table:table-cell>
          <table:table-cell office:value-type="float" office:value="271.1965" calcext:value-type="float">
            <text:p>271.1965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117.8178" calcext:value-type="float">
            <text:p>117.8178</text:p>
          </table:table-cell>
          <table:table-cell office:value-type="float" office:value="110.9574" calcext:value-type="float">
            <text:p>110.9574</text:p>
          </table:table-cell>
          <table:table-cell office:value-type="float" office:value="200.2887" calcext:value-type="float">
            <text:p>200.2887</text:p>
          </table:table-cell>
          <table:table-cell office:value-type="float" office:value="288.0134" calcext:value-type="float">
            <text:p>288.0134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79.3696" calcext:value-type="float">
            <text:p>79.3696</text:p>
          </table:table-cell>
          <table:table-cell office:value-type="float" office:value="93.6419" calcext:value-type="float">
            <text:p>93.6419</text:p>
          </table:table-cell>
          <table:table-cell office:value-type="float" office:value="252.8272" calcext:value-type="float">
            <text:p>252.8272</text:p>
          </table:table-cell>
          <table:table-cell office:value-type="float" office:value="217.7153" calcext:value-type="float">
            <text:p>217.7153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85.3954" calcext:value-type="float">
            <text:p>85.3954</text:p>
          </table:table-cell>
          <table:table-cell office:value-type="float" office:value="92.2679" calcext:value-type="float">
            <text:p>92.2679</text:p>
          </table:table-cell>
          <table:table-cell office:value-type="float" office:value="242.2742" calcext:value-type="float">
            <text:p>242.2742</text:p>
          </table:table-cell>
          <table:table-cell office:value-type="float" office:value="232.1576" calcext:value-type="float">
            <text:p>232.1576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54.164" calcext:value-type="float">
            <text:p>54.164</text:p>
          </table:table-cell>
          <table:table-cell office:value-type="float" office:value="100.0158" calcext:value-type="float">
            <text:p>100.0158</text:p>
          </table:table-cell>
          <table:table-cell office:value-type="float" office:value="265.9445" calcext:value-type="float">
            <text:p>265.9445</text:p>
          </table:table-cell>
          <table:table-cell office:value-type="float" office:value="282.5888" calcext:value-type="float">
            <text:p>282.588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54.6908" calcext:value-type="float">
            <text:p>54.6908</text:p>
          </table:table-cell>
          <table:table-cell office:value-type="float" office:value="100.4933" calcext:value-type="float">
            <text:p>100.4933</text:p>
          </table:table-cell>
          <table:table-cell office:value-type="float" office:value="209.6066" calcext:value-type="float">
            <text:p>209.6066</text:p>
          </table:table-cell>
          <table:table-cell office:value-type="float" office:value="243.0849" calcext:value-type="float">
            <text:p>243.0849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93.3898" calcext:value-type="float">
            <text:p>93.3898</text:p>
          </table:table-cell>
          <table:table-cell office:value-type="float" office:value="91.5704" calcext:value-type="float">
            <text:p>91.5704</text:p>
          </table:table-cell>
          <table:table-cell office:value-type="float" office:value="246.2218" calcext:value-type="float">
            <text:p>246.2218</text:p>
          </table:table-cell>
          <table:table-cell office:value-type="float" office:value="273.279" calcext:value-type="float">
            <text:p>273.279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187.8847" calcext:value-type="float">
            <text:p>187.8847</text:p>
          </table:table-cell>
          <table:table-cell office:value-type="float" office:value="110.6946" calcext:value-type="float">
            <text:p>110.6946</text:p>
          </table:table-cell>
          <table:table-cell office:value-type="float" office:value="266.1489" calcext:value-type="float">
            <text:p>266.1489</text:p>
          </table:table-cell>
          <table:table-cell office:value-type="float" office:value="280.7479" calcext:value-type="float">
            <text:p>280.7479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115.0936" calcext:value-type="float">
            <text:p>115.0936</text:p>
          </table:table-cell>
          <table:table-cell office:value-type="float" office:value="100.014" calcext:value-type="float">
            <text:p>100.014</text:p>
          </table:table-cell>
          <table:table-cell office:value-type="float" office:value="266.238" calcext:value-type="float">
            <text:p>266.238</text:p>
          </table:table-cell>
          <table:table-cell office:value-type="float" office:value="270.1106" calcext:value-type="float">
            <text:p>270.1106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82.4814" calcext:value-type="float">
            <text:p>82.4814</text:p>
          </table:table-cell>
          <table:table-cell office:value-type="float" office:value="116.865" calcext:value-type="float">
            <text:p>116.865</text:p>
          </table:table-cell>
          <table:table-cell office:value-type="float" office:value="270.8997" calcext:value-type="float">
            <text:p>270.8997</text:p>
          </table:table-cell>
          <table:table-cell office:value-type="float" office:value="285.4591" calcext:value-type="float">
            <text:p>285.459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115.4629" calcext:value-type="float">
            <text:p>115.4629</text:p>
          </table:table-cell>
          <table:table-cell office:value-type="float" office:value="70.8999" calcext:value-type="float">
            <text:p>70.8999</text:p>
          </table:table-cell>
          <table:table-cell office:value-type="float" office:value="263.9807" calcext:value-type="float">
            <text:p>263.9807</text:p>
          </table:table-cell>
          <table:table-cell office:value-type="float" office:value="288.3673" calcext:value-type="float">
            <text:p>288.3673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72.4011" calcext:value-type="float">
            <text:p>72.4011</text:p>
          </table:table-cell>
          <table:table-cell office:value-type="float" office:value="100.3274" calcext:value-type="float">
            <text:p>100.3274</text:p>
          </table:table-cell>
          <table:table-cell office:value-type="float" office:value="224.3543" calcext:value-type="float">
            <text:p>224.3543</text:p>
          </table:table-cell>
          <table:table-cell office:value-type="float" office:value="275.7111" calcext:value-type="float">
            <text:p>275.7111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144.2102" calcext:value-type="float">
            <text:p>144.2102</text:p>
          </table:table-cell>
          <table:table-cell office:value-type="float" office:value="113.9498" calcext:value-type="float">
            <text:p>113.9498</text:p>
          </table:table-cell>
          <table:table-cell office:value-type="float" office:value="247.368" calcext:value-type="float">
            <text:p>247.368</text:p>
          </table:table-cell>
          <table:table-cell office:value-type="float" office:value="290.2303" calcext:value-type="float">
            <text:p>290.2303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26.7873" calcext:value-type="float">
            <text:p>26.7873</text:p>
          </table:table-cell>
          <table:table-cell office:value-type="float" office:value="90.2795" calcext:value-type="float">
            <text:p>90.2795</text:p>
          </table:table-cell>
          <table:table-cell office:value-type="float" office:value="243.3997" calcext:value-type="float">
            <text:p>243.3997</text:p>
          </table:table-cell>
          <table:table-cell office:value-type="float" office:value="279.4026" calcext:value-type="float">
            <text:p>279.4026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52.1654" calcext:value-type="float">
            <text:p>52.1654</text:p>
          </table:table-cell>
          <table:table-cell office:value-type="float" office:value="111.3762" calcext:value-type="float">
            <text:p>111.3762</text:p>
          </table:table-cell>
          <table:table-cell office:value-type="float" office:value="263.2844" calcext:value-type="float">
            <text:p>263.2844</text:p>
          </table:table-cell>
          <table:table-cell office:value-type="float" office:value="283.7673" calcext:value-type="float">
            <text:p>283.7673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155.7736" calcext:value-type="float">
            <text:p>155.7736</text:p>
          </table:table-cell>
          <table:table-cell office:value-type="float" office:value="113.581" calcext:value-type="float">
            <text:p>113.581</text:p>
          </table:table-cell>
          <table:table-cell office:value-type="float" office:value="224.9792" calcext:value-type="float">
            <text:p>224.9792</text:p>
          </table:table-cell>
          <table:table-cell office:value-type="float" office:value="284.6207" calcext:value-type="float">
            <text:p>284.6207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174.5346" calcext:value-type="float">
            <text:p>174.5346</text:p>
          </table:table-cell>
          <table:table-cell office:value-type="float" office:value="99.6382" calcext:value-type="float">
            <text:p>99.6382</text:p>
          </table:table-cell>
          <table:table-cell office:value-type="float" office:value="213.5378" calcext:value-type="float">
            <text:p>213.5378</text:p>
          </table:table-cell>
          <table:table-cell office:value-type="float" office:value="234.5593" calcext:value-type="float">
            <text:p>234.5593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126.8131" calcext:value-type="float">
            <text:p>126.8131</text:p>
          </table:table-cell>
          <table:table-cell office:value-type="float" office:value="95.2799" calcext:value-type="float">
            <text:p>95.2799</text:p>
          </table:table-cell>
          <table:table-cell office:value-type="float" office:value="272.8234" calcext:value-type="float">
            <text:p>272.8234</text:p>
          </table:table-cell>
          <table:table-cell office:value-type="float" office:value="278.8571" calcext:value-type="float">
            <text:p>278.8571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121.4166" calcext:value-type="float">
            <text:p>121.4166</text:p>
          </table:table-cell>
          <table:table-cell office:value-type="float" office:value="119.7117" calcext:value-type="float">
            <text:p>119.7117</text:p>
          </table:table-cell>
          <table:table-cell office:value-type="float" office:value="204.8236" calcext:value-type="float">
            <text:p>204.8236</text:p>
          </table:table-cell>
          <table:table-cell office:value-type="float" office:value="123.8816" calcext:value-type="float">
            <text:p>123.8816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129.6139" calcext:value-type="float">
            <text:p>129.6139</text:p>
          </table:table-cell>
          <table:table-cell office:value-type="float" office:value="95.8347" calcext:value-type="float">
            <text:p>95.8347</text:p>
          </table:table-cell>
          <table:table-cell office:value-type="float" office:value="267.3504" calcext:value-type="float">
            <text:p>267.3504</text:p>
          </table:table-cell>
          <table:table-cell office:value-type="float" office:value="280.2435" calcext:value-type="float">
            <text:p>280.2435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22.5759" calcext:value-type="float">
            <text:p>122.5759</text:p>
          </table:table-cell>
          <table:table-cell office:value-type="float" office:value="100.7358" calcext:value-type="float">
            <text:p>100.7358</text:p>
          </table:table-cell>
          <table:table-cell office:value-type="float" office:value="264.9238" calcext:value-type="float">
            <text:p>264.9238</text:p>
          </table:table-cell>
          <table:table-cell office:value-type="float" office:value="238.3215" calcext:value-type="float">
            <text:p>238.3215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132.6995" calcext:value-type="float">
            <text:p>132.6995</text:p>
          </table:table-cell>
          <table:table-cell office:value-type="float" office:value="59.149" calcext:value-type="float">
            <text:p>59.149</text:p>
          </table:table-cell>
          <table:table-cell office:value-type="float" office:value="255.1956" calcext:value-type="float">
            <text:p>255.1956</text:p>
          </table:table-cell>
          <table:table-cell office:value-type="float" office:value="272.3484" calcext:value-type="float">
            <text:p>272.3484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89.73" calcext:value-type="float">
            <text:p>89.73</text:p>
          </table:table-cell>
          <table:table-cell office:value-type="float" office:value="64.3314" calcext:value-type="float">
            <text:p>64.3314</text:p>
          </table:table-cell>
          <table:table-cell office:value-type="float" office:value="275.4268" calcext:value-type="float">
            <text:p>275.4268</text:p>
          </table:table-cell>
          <table:table-cell office:value-type="float" office:value="283.9311" calcext:value-type="float">
            <text:p>283.9311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103.6423" calcext:value-type="float">
            <text:p>103.6423</text:p>
          </table:table-cell>
          <table:table-cell office:value-type="float" office:value="67.6489" calcext:value-type="float">
            <text:p>67.6489</text:p>
          </table:table-cell>
          <table:table-cell office:value-type="float" office:value="260.3824" calcext:value-type="float">
            <text:p>260.3824</text:p>
          </table:table-cell>
          <table:table-cell office:value-type="float" office:value="184.4829" calcext:value-type="float">
            <text:p>184.4829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103.0574" calcext:value-type="float">
            <text:p>103.0574</text:p>
          </table:table-cell>
          <table:table-cell office:value-type="float" office:value="103.8808" calcext:value-type="float">
            <text:p>103.8808</text:p>
          </table:table-cell>
          <table:table-cell office:value-type="float" office:value="277.1806" calcext:value-type="float">
            <text:p>277.1806</text:p>
          </table:table-cell>
          <table:table-cell office:value-type="float" office:value="269.8912" calcext:value-type="float">
            <text:p>269.8912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100.0635" calcext:value-type="float">
            <text:p>100.0635</text:p>
          </table:table-cell>
          <table:table-cell office:value-type="float" office:value="104.1916" calcext:value-type="float">
            <text:p>104.1916</text:p>
          </table:table-cell>
          <table:table-cell office:value-type="float" office:value="268.2256" calcext:value-type="float">
            <text:p>268.2256</text:p>
          </table:table-cell>
          <table:table-cell office:value-type="float" office:value="272.6534" calcext:value-type="float">
            <text:p>272.6534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129.7381" calcext:value-type="float">
            <text:p>129.7381</text:p>
          </table:table-cell>
          <table:table-cell office:value-type="float" office:value="81.6263" calcext:value-type="float">
            <text:p>81.6263</text:p>
          </table:table-cell>
          <table:table-cell office:value-type="float" office:value="227.3486" calcext:value-type="float">
            <text:p>227.3486</text:p>
          </table:table-cell>
          <table:table-cell office:value-type="float" office:value="284.4465" calcext:value-type="float">
            <text:p>284.4465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122.762" calcext:value-type="float">
            <text:p>122.762</text:p>
          </table:table-cell>
          <table:table-cell office:value-type="float" office:value="117.4996" calcext:value-type="float">
            <text:p>117.4996</text:p>
          </table:table-cell>
          <table:table-cell office:value-type="float" office:value="243.964" calcext:value-type="float">
            <text:p>243.964</text:p>
          </table:table-cell>
          <table:table-cell office:value-type="float" office:value="284.0201" calcext:value-type="float">
            <text:p>284.0201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97.9" calcext:value-type="float">
            <text:p>97.9</text:p>
          </table:table-cell>
          <table:table-cell office:value-type="float" office:value="117.6622" calcext:value-type="float">
            <text:p>117.6622</text:p>
          </table:table-cell>
          <table:table-cell office:value-type="float" office:value="238.5137" calcext:value-type="float">
            <text:p>238.5137</text:p>
          </table:table-cell>
          <table:table-cell office:value-type="float" office:value="278.3594" calcext:value-type="float">
            <text:p>278.3594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151.6053" calcext:value-type="float">
            <text:p>151.6053</text:p>
          </table:table-cell>
          <table:table-cell office:value-type="float" office:value="123.7807" calcext:value-type="float">
            <text:p>123.7807</text:p>
          </table:table-cell>
          <table:table-cell office:value-type="float" office:value="275.3561" calcext:value-type="float">
            <text:p>275.3561</text:p>
          </table:table-cell>
          <table:table-cell office:value-type="float" office:value="275.9792" calcext:value-type="float">
            <text:p>275.9792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92.5944" calcext:value-type="float">
            <text:p>92.5944</text:p>
          </table:table-cell>
          <table:table-cell office:value-type="float" office:value="80.3911" calcext:value-type="float">
            <text:p>80.3911</text:p>
          </table:table-cell>
          <table:table-cell office:value-type="float" office:value="262.5529" calcext:value-type="float">
            <text:p>262.5529</text:p>
          </table:table-cell>
          <table:table-cell office:value-type="float" office:value="275.3266" calcext:value-type="float">
            <text:p>275.3266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89.0953" calcext:value-type="float">
            <text:p>89.0953</text:p>
          </table:table-cell>
          <table:table-cell office:value-type="float" office:value="87.4666" calcext:value-type="float">
            <text:p>87.4666</text:p>
          </table:table-cell>
          <table:table-cell office:value-type="float" office:value="212.0687" calcext:value-type="float">
            <text:p>212.0687</text:p>
          </table:table-cell>
          <table:table-cell office:value-type="float" office:value="238.9319" calcext:value-type="float">
            <text:p>238.9319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138.0712" calcext:value-type="float">
            <text:p>138.0712</text:p>
          </table:table-cell>
          <table:table-cell office:value-type="float" office:value="105.6794" calcext:value-type="float">
            <text:p>105.6794</text:p>
          </table:table-cell>
          <table:table-cell office:value-type="float" office:value="245.2808" calcext:value-type="float">
            <text:p>245.2808</text:p>
          </table:table-cell>
          <table:table-cell office:value-type="float" office:value="282.6579" calcext:value-type="float">
            <text:p>282.6579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68.1173" calcext:value-type="float">
            <text:p>68.1173</text:p>
          </table:table-cell>
          <table:table-cell office:value-type="float" office:value="98.2077" calcext:value-type="float">
            <text:p>98.2077</text:p>
          </table:table-cell>
          <table:table-cell office:value-type="float" office:value="241.0496" calcext:value-type="float">
            <text:p>241.0496</text:p>
          </table:table-cell>
          <table:table-cell office:value-type="float" office:value="261.3116" calcext:value-type="float">
            <text:p>261.3116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116.7325" calcext:value-type="float">
            <text:p>116.7325</text:p>
          </table:table-cell>
          <table:table-cell office:value-type="float" office:value="109.8422" calcext:value-type="float">
            <text:p>109.8422</text:p>
          </table:table-cell>
          <table:table-cell office:value-type="float" office:value="258.0941" calcext:value-type="float">
            <text:p>258.0941</text:p>
          </table:table-cell>
          <table:table-cell office:value-type="float" office:value="282.6917" calcext:value-type="float">
            <text:p>282.6917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05.6142" calcext:value-type="float">
            <text:p>105.6142</text:p>
          </table:table-cell>
          <table:table-cell office:value-type="float" office:value="96.1199" calcext:value-type="float">
            <text:p>96.1199</text:p>
          </table:table-cell>
          <table:table-cell office:value-type="float" office:value="286.2009" calcext:value-type="float">
            <text:p>286.2009</text:p>
          </table:table-cell>
          <table:table-cell office:value-type="float" office:value="234.0051" calcext:value-type="float">
            <text:p>234.0051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150.9847" calcext:value-type="float">
            <text:p>150.9847</text:p>
          </table:table-cell>
          <table:table-cell office:value-type="float" office:value="89.993" calcext:value-type="float">
            <text:p>89.993</text:p>
          </table:table-cell>
          <table:table-cell office:value-type="float" office:value="237.9746" calcext:value-type="float">
            <text:p>237.9746</text:p>
          </table:table-cell>
          <table:table-cell office:value-type="float" office:value="284.3112" calcext:value-type="float">
            <text:p>284.3112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147.622" calcext:value-type="float">
            <text:p>147.622</text:p>
          </table:table-cell>
          <table:table-cell office:value-type="float" office:value="88.4008" calcext:value-type="float">
            <text:p>88.4008</text:p>
          </table:table-cell>
          <table:table-cell office:value-type="float" office:value="253.0699" calcext:value-type="float">
            <text:p>253.0699</text:p>
          </table:table-cell>
          <table:table-cell office:value-type="float" office:value="253.1598" calcext:value-type="float">
            <text:p>253.1598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76.4175" calcext:value-type="float">
            <text:p>76.4175</text:p>
          </table:table-cell>
          <table:table-cell office:value-type="float" office:value="71.2328" calcext:value-type="float">
            <text:p>71.2328</text:p>
          </table:table-cell>
          <table:table-cell office:value-type="float" office:value="239.3949" calcext:value-type="float">
            <text:p>239.3949</text:p>
          </table:table-cell>
          <table:table-cell office:value-type="float" office:value="229.879" calcext:value-type="float">
            <text:p>229.879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161.2304" calcext:value-type="float">
            <text:p>161.2304</text:p>
          </table:table-cell>
          <table:table-cell office:value-type="float" office:value="30.5289" calcext:value-type="float">
            <text:p>30.5289</text:p>
          </table:table-cell>
          <table:table-cell office:value-type="float" office:value="220.2235" calcext:value-type="float">
            <text:p>220.2235</text:p>
          </table:table-cell>
          <table:table-cell office:value-type="float" office:value="279.2319" calcext:value-type="float">
            <text:p>279.231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86.3181" calcext:value-type="float">
            <text:p>86.3181</text:p>
          </table:table-cell>
          <table:table-cell office:value-type="float" office:value="108.3059" calcext:value-type="float">
            <text:p>108.3059</text:p>
          </table:table-cell>
          <table:table-cell office:value-type="float" office:value="287.795" calcext:value-type="float">
            <text:p>287.795</text:p>
          </table:table-cell>
          <table:table-cell office:value-type="float" office:value="240.2501" calcext:value-type="float">
            <text:p>240.2501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82.2239" calcext:value-type="float">
            <text:p>82.2239</text:p>
          </table:table-cell>
          <table:table-cell office:value-type="float" office:value="105.2777" calcext:value-type="float">
            <text:p>105.2777</text:p>
          </table:table-cell>
          <table:table-cell office:value-type="float" office:value="235.9603" calcext:value-type="float">
            <text:p>235.9603</text:p>
          </table:table-cell>
          <table:table-cell office:value-type="float" office:value="285.4284" calcext:value-type="float">
            <text:p>285.4284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99.4981" calcext:value-type="float">
            <text:p>99.4981</text:p>
          </table:table-cell>
          <table:table-cell office:value-type="float" office:value="77.7465" calcext:value-type="float">
            <text:p>77.7465</text:p>
          </table:table-cell>
          <table:table-cell office:value-type="float" office:value="220.07" calcext:value-type="float">
            <text:p>220.07</text:p>
          </table:table-cell>
          <table:table-cell office:value-type="float" office:value="272.9971" calcext:value-type="float">
            <text:p>272.9971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88.5808" calcext:value-type="float">
            <text:p>88.5808</text:p>
          </table:table-cell>
          <table:table-cell office:value-type="float" office:value="75.6415" calcext:value-type="float">
            <text:p>75.6415</text:p>
          </table:table-cell>
          <table:table-cell office:value-type="float" office:value="252.2717" calcext:value-type="float">
            <text:p>252.2717</text:p>
          </table:table-cell>
          <table:table-cell office:value-type="float" office:value="281.4483" calcext:value-type="float">
            <text:p>281.4483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132.2879" calcext:value-type="float">
            <text:p>132.2879</text:p>
          </table:table-cell>
          <table:table-cell office:value-type="float" office:value="93.4355" calcext:value-type="float">
            <text:p>93.4355</text:p>
          </table:table-cell>
          <table:table-cell office:value-type="float" office:value="264.0888" calcext:value-type="float">
            <text:p>264.0888</text:p>
          </table:table-cell>
          <table:table-cell office:value-type="float" office:value="201.8646" calcext:value-type="float">
            <text:p>201.864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8.7098" calcext:value-type="float">
            <text:p>148.7098</text:p>
          </table:table-cell>
          <table:table-cell office:value-type="float" office:value="92.8969" calcext:value-type="float">
            <text:p>92.8969</text:p>
          </table:table-cell>
          <table:table-cell office:value-type="float" office:value="260.9662" calcext:value-type="float">
            <text:p>260.9662</text:p>
          </table:table-cell>
          <table:table-cell office:value-type="float" office:value="144.7835" calcext:value-type="float">
            <text:p>144.7835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153.2223" calcext:value-type="float">
            <text:p>153.2223</text:p>
          </table:table-cell>
          <table:table-cell office:value-type="float" office:value="79.2407" calcext:value-type="float">
            <text:p>79.2407</text:p>
          </table:table-cell>
          <table:table-cell office:value-type="float" office:value="275.8724" calcext:value-type="float">
            <text:p>275.8724</text:p>
          </table:table-cell>
          <table:table-cell office:value-type="float" office:value="261.2235" calcext:value-type="float">
            <text:p>261.2235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141.4174" calcext:value-type="float">
            <text:p>141.4174</text:p>
          </table:table-cell>
          <table:table-cell office:value-type="float" office:value="115.1843" calcext:value-type="float">
            <text:p>115.1843</text:p>
          </table:table-cell>
          <table:table-cell office:value-type="float" office:value="262.5385" calcext:value-type="float">
            <text:p>262.5385</text:p>
          </table:table-cell>
          <table:table-cell office:value-type="float" office:value="148.8497" calcext:value-type="float">
            <text:p>148.8497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176.4877" calcext:value-type="float">
            <text:p>176.4877</text:p>
          </table:table-cell>
          <table:table-cell office:value-type="float" office:value="100.637" calcext:value-type="float">
            <text:p>100.637</text:p>
          </table:table-cell>
          <table:table-cell office:value-type="float" office:value="213.1904" calcext:value-type="float">
            <text:p>213.1904</text:p>
          </table:table-cell>
          <table:table-cell office:value-type="float" office:value="269.1671" calcext:value-type="float">
            <text:p>269.1671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81.6978" calcext:value-type="float">
            <text:p>81.6978</text:p>
          </table:table-cell>
          <table:table-cell office:value-type="float" office:value="93.6084" calcext:value-type="float">
            <text:p>93.6084</text:p>
          </table:table-cell>
          <table:table-cell office:value-type="float" office:value="229.613" calcext:value-type="float">
            <text:p>229.613</text:p>
          </table:table-cell>
          <table:table-cell office:value-type="float" office:value="191.2989" calcext:value-type="float">
            <text:p>191.2989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49.8444" calcext:value-type="float">
            <text:p>49.8444</text:p>
          </table:table-cell>
          <table:table-cell office:value-type="float" office:value="109.7864" calcext:value-type="float">
            <text:p>109.7864</text:p>
          </table:table-cell>
          <table:table-cell office:value-type="float" office:value="272.9269" calcext:value-type="float">
            <text:p>272.9269</text:p>
          </table:table-cell>
          <table:table-cell office:value-type="float" office:value="202.0065" calcext:value-type="float">
            <text:p>202.0065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157.194" calcext:value-type="float">
            <text:p>157.194</text:p>
          </table:table-cell>
          <table:table-cell office:value-type="float" office:value="96.2554" calcext:value-type="float">
            <text:p>96.2554</text:p>
          </table:table-cell>
          <table:table-cell office:value-type="float" office:value="277.2408" calcext:value-type="float">
            <text:p>277.2408</text:p>
          </table:table-cell>
          <table:table-cell office:value-type="float" office:value="243.7682" calcext:value-type="float">
            <text:p>243.7682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99.3884" calcext:value-type="float">
            <text:p>99.3884</text:p>
          </table:table-cell>
          <table:table-cell office:value-type="float" office:value="119.1504" calcext:value-type="float">
            <text:p>119.1504</text:p>
          </table:table-cell>
          <table:table-cell office:value-type="float" office:value="174.3944" calcext:value-type="float">
            <text:p>174.3944</text:p>
          </table:table-cell>
          <table:table-cell office:value-type="float" office:value="281.7397" calcext:value-type="float">
            <text:p>281.7397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120.0216" calcext:value-type="float">
            <text:p>120.0216</text:p>
          </table:table-cell>
          <table:table-cell office:value-type="float" office:value="90.163" calcext:value-type="float">
            <text:p>90.163</text:p>
          </table:table-cell>
          <table:table-cell office:value-type="float" office:value="212.6354" calcext:value-type="float">
            <text:p>212.6354</text:p>
          </table:table-cell>
          <table:table-cell office:value-type="float" office:value="268.096" calcext:value-type="float">
            <text:p>268.096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191.8469" calcext:value-type="float">
            <text:p>191.8469</text:p>
          </table:table-cell>
          <table:table-cell office:value-type="float" office:value="96.9676" calcext:value-type="float">
            <text:p>96.9676</text:p>
          </table:table-cell>
          <table:table-cell office:value-type="float" office:value="161.3434" calcext:value-type="float">
            <text:p>161.3434</text:p>
          </table:table-cell>
          <table:table-cell office:value-type="float" office:value="260.2647" calcext:value-type="float">
            <text:p>260.2647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179.3049" calcext:value-type="float">
            <text:p>179.3049</text:p>
          </table:table-cell>
          <table:table-cell office:value-type="float" office:value="96.652" calcext:value-type="float">
            <text:p>96.652</text:p>
          </table:table-cell>
          <table:table-cell office:value-type="float" office:value="209.4524" calcext:value-type="float">
            <text:p>209.4524</text:p>
          </table:table-cell>
          <table:table-cell office:value-type="float" office:value="244.8666" calcext:value-type="float">
            <text:p>244.8666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126.0385" calcext:value-type="float">
            <text:p>126.0385</text:p>
          </table:table-cell>
          <table:table-cell office:value-type="float" office:value="74.8535" calcext:value-type="float">
            <text:p>74.8535</text:p>
          </table:table-cell>
          <table:table-cell office:value-type="float" office:value="264.6421" calcext:value-type="float">
            <text:p>264.6421</text:p>
          </table:table-cell>
          <table:table-cell office:value-type="float" office:value="170.8898" calcext:value-type="float">
            <text:p>170.8898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19.5698" calcext:value-type="float">
            <text:p>19.5698</text:p>
          </table:table-cell>
          <table:table-cell office:value-type="float" office:value="93.3134" calcext:value-type="float">
            <text:p>93.3134</text:p>
          </table:table-cell>
          <table:table-cell office:value-type="float" office:value="240.1886" calcext:value-type="float">
            <text:p>240.1886</text:p>
          </table:table-cell>
          <table:table-cell office:value-type="float" office:value="297.8087" calcext:value-type="float">
            <text:p>297.8087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34.8411" calcext:value-type="float">
            <text:p>34.8411</text:p>
          </table:table-cell>
          <table:table-cell office:value-type="float" office:value="81.7783" calcext:value-type="float">
            <text:p>81.7783</text:p>
          </table:table-cell>
          <table:table-cell office:value-type="float" office:value="231.2395" calcext:value-type="float">
            <text:p>231.2395</text:p>
          </table:table-cell>
          <table:table-cell office:value-type="float" office:value="246.9123" calcext:value-type="float">
            <text:p>246.9123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178.9747" calcext:value-type="float">
            <text:p>178.9747</text:p>
          </table:table-cell>
          <table:table-cell office:value-type="float" office:value="120.5676" calcext:value-type="float">
            <text:p>120.5676</text:p>
          </table:table-cell>
          <table:table-cell office:value-type="float" office:value="155.6648" calcext:value-type="float">
            <text:p>155.6648</text:p>
          </table:table-cell>
          <table:table-cell office:value-type="float" office:value="237.8096" calcext:value-type="float">
            <text:p>237.809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87.9471" calcext:value-type="float">
            <text:p>87.9471</text:p>
          </table:table-cell>
          <table:table-cell office:value-type="float" office:value="102.4122" calcext:value-type="float">
            <text:p>102.4122</text:p>
          </table:table-cell>
          <table:table-cell office:value-type="float" office:value="235.5961" calcext:value-type="float">
            <text:p>235.5961</text:p>
          </table:table-cell>
          <table:table-cell office:value-type="float" office:value="269.8685" calcext:value-type="float">
            <text:p>269.8685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125.4971" calcext:value-type="float">
            <text:p>125.4971</text:p>
          </table:table-cell>
          <table:table-cell office:value-type="float" office:value="103.0588" calcext:value-type="float">
            <text:p>103.0588</text:p>
          </table:table-cell>
          <table:table-cell office:value-type="float" office:value="272.5729" calcext:value-type="float">
            <text:p>272.5729</text:p>
          </table:table-cell>
          <table:table-cell office:value-type="float" office:value="251.7179" calcext:value-type="float">
            <text:p>251.7179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98.8328" calcext:value-type="float">
            <text:p>98.8328</text:p>
          </table:table-cell>
          <table:table-cell office:value-type="float" office:value="68.002" calcext:value-type="float">
            <text:p>68.002</text:p>
          </table:table-cell>
          <table:table-cell office:value-type="float" office:value="286.4991" calcext:value-type="float">
            <text:p>286.4991</text:p>
          </table:table-cell>
          <table:table-cell office:value-type="float" office:value="287.802" calcext:value-type="float">
            <text:p>287.802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83.4767" calcext:value-type="float">
            <text:p>83.4767</text:p>
          </table:table-cell>
          <table:table-cell office:value-type="float" office:value="95.8416" calcext:value-type="float">
            <text:p>95.8416</text:p>
          </table:table-cell>
          <table:table-cell office:value-type="float" office:value="245.4584" calcext:value-type="float">
            <text:p>245.4584</text:p>
          </table:table-cell>
          <table:table-cell office:value-type="float" office:value="234.357" calcext:value-type="float">
            <text:p>234.357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164.8384" calcext:value-type="float">
            <text:p>164.8384</text:p>
          </table:table-cell>
          <table:table-cell office:value-type="float" office:value="100.5784" calcext:value-type="float">
            <text:p>100.5784</text:p>
          </table:table-cell>
          <table:table-cell office:value-type="float" office:value="247.3524" calcext:value-type="float">
            <text:p>247.3524</text:p>
          </table:table-cell>
          <table:table-cell office:value-type="float" office:value="252.4787" calcext:value-type="float">
            <text:p>252.4787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90.9442" calcext:value-type="float">
            <text:p>90.9442</text:p>
          </table:table-cell>
          <table:table-cell office:value-type="float" office:value="97.4199" calcext:value-type="float">
            <text:p>97.4199</text:p>
          </table:table-cell>
          <table:table-cell office:value-type="float" office:value="280.1534" calcext:value-type="float">
            <text:p>280.1534</text:p>
          </table:table-cell>
          <table:table-cell office:value-type="float" office:value="284.6494" calcext:value-type="float">
            <text:p>284.6494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133.7489" calcext:value-type="float">
            <text:p>133.7489</text:p>
          </table:table-cell>
          <table:table-cell office:value-type="float" office:value="96.5472" calcext:value-type="float">
            <text:p>96.5472</text:p>
          </table:table-cell>
          <table:table-cell office:value-type="float" office:value="279.1313" calcext:value-type="float">
            <text:p>279.1313</text:p>
          </table:table-cell>
          <table:table-cell office:value-type="float" office:value="235.9498" calcext:value-type="float">
            <text:p>235.9498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68.8518" calcext:value-type="float">
            <text:p>68.8518</text:p>
          </table:table-cell>
          <table:table-cell office:value-type="float" office:value="93.2544" calcext:value-type="float">
            <text:p>93.2544</text:p>
          </table:table-cell>
          <table:table-cell office:value-type="float" office:value="227.5157" calcext:value-type="float">
            <text:p>227.5157</text:p>
          </table:table-cell>
          <table:table-cell office:value-type="float" office:value="173.1016" calcext:value-type="float">
            <text:p>173.1016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159.172" calcext:value-type="float">
            <text:p>159.172</text:p>
          </table:table-cell>
          <table:table-cell office:value-type="float" office:value="113.4261" calcext:value-type="float">
            <text:p>113.4261</text:p>
          </table:table-cell>
          <table:table-cell office:value-type="float" office:value="251.0759" calcext:value-type="float">
            <text:p>251.0759</text:p>
          </table:table-cell>
          <table:table-cell office:value-type="float" office:value="239.1578" calcext:value-type="float">
            <text:p>239.1578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126.0262" calcext:value-type="float">
            <text:p>126.0262</text:p>
          </table:table-cell>
          <table:table-cell office:value-type="float" office:value="57.6618" calcext:value-type="float">
            <text:p>57.6618</text:p>
          </table:table-cell>
          <table:table-cell office:value-type="float" office:value="260.0815" calcext:value-type="float">
            <text:p>260.0815</text:p>
          </table:table-cell>
          <table:table-cell office:value-type="float" office:value="237.6216" calcext:value-type="float">
            <text:p>237.621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02.571" calcext:value-type="float">
            <text:p>102.571</text:p>
          </table:table-cell>
          <table:table-cell office:value-type="float" office:value="80.8733" calcext:value-type="float">
            <text:p>80.8733</text:p>
          </table:table-cell>
          <table:table-cell office:value-type="float" office:value="274.3648" calcext:value-type="float">
            <text:p>274.3648</text:p>
          </table:table-cell>
          <table:table-cell office:value-type="float" office:value="253.0929" calcext:value-type="float">
            <text:p>253.0929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13.0819" calcext:value-type="float">
            <text:p>13.0819</text:p>
          </table:table-cell>
          <table:table-cell office:value-type="float" office:value="74.7254" calcext:value-type="float">
            <text:p>74.7254</text:p>
          </table:table-cell>
          <table:table-cell office:value-type="float" office:value="276.9016" calcext:value-type="float">
            <text:p>276.9016</text:p>
          </table:table-cell>
          <table:table-cell office:value-type="float" office:value="240.5835" calcext:value-type="float">
            <text:p>240.5835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109.9052" calcext:value-type="float">
            <text:p>109.9052</text:p>
          </table:table-cell>
          <table:table-cell office:value-type="float" office:value="49.2339" calcext:value-type="float">
            <text:p>49.2339</text:p>
          </table:table-cell>
          <table:table-cell office:value-type="float" office:value="302.3576" calcext:value-type="float">
            <text:p>302.3576</text:p>
          </table:table-cell>
          <table:table-cell office:value-type="float" office:value="265.5681" calcext:value-type="float">
            <text:p>265.5681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134.8212" calcext:value-type="float">
            <text:p>134.8212</text:p>
          </table:table-cell>
          <table:table-cell office:value-type="float" office:value="71.5781" calcext:value-type="float">
            <text:p>71.5781</text:p>
          </table:table-cell>
          <table:table-cell office:value-type="float" office:value="239.5099" calcext:value-type="float">
            <text:p>239.5099</text:p>
          </table:table-cell>
          <table:table-cell office:value-type="float" office:value="212.8075" calcext:value-type="float">
            <text:p>212.8075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117.8385" calcext:value-type="float">
            <text:p>117.8385</text:p>
          </table:table-cell>
          <table:table-cell office:value-type="float" office:value="65.8749" calcext:value-type="float">
            <text:p>65.8749</text:p>
          </table:table-cell>
          <table:table-cell office:value-type="float" office:value="243.204" calcext:value-type="float">
            <text:p>243.204</text:p>
          </table:table-cell>
          <table:table-cell office:value-type="float" office:value="245.7965" calcext:value-type="float">
            <text:p>245.7965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140.3948" calcext:value-type="float">
            <text:p>140.3948</text:p>
          </table:table-cell>
          <table:table-cell office:value-type="float" office:value="127.4532" calcext:value-type="float">
            <text:p>127.4532</text:p>
          </table:table-cell>
          <table:table-cell office:value-type="float" office:value="262.3469" calcext:value-type="float">
            <text:p>262.3469</text:p>
          </table:table-cell>
          <table:table-cell office:value-type="float" office:value="236.6326" calcext:value-type="float">
            <text:p>236.6326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117.9153" calcext:value-type="float">
            <text:p>117.9153</text:p>
          </table:table-cell>
          <table:table-cell office:value-type="float" office:value="78.2164" calcext:value-type="float">
            <text:p>78.2164</text:p>
          </table:table-cell>
          <table:table-cell office:value-type="float" office:value="240.1989" calcext:value-type="float">
            <text:p>240.1989</text:p>
          </table:table-cell>
          <table:table-cell office:value-type="float" office:value="278.5084" calcext:value-type="float">
            <text:p>278.5084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109.7732" calcext:value-type="float">
            <text:p>109.7732</text:p>
          </table:table-cell>
          <table:table-cell office:value-type="float" office:value="106.703" calcext:value-type="float">
            <text:p>106.703</text:p>
          </table:table-cell>
          <table:table-cell office:value-type="float" office:value="252.7226" calcext:value-type="float">
            <text:p>252.7226</text:p>
          </table:table-cell>
          <table:table-cell office:value-type="float" office:value="211.798" calcext:value-type="float">
            <text:p>211.798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149.4214" calcext:value-type="float">
            <text:p>149.4214</text:p>
          </table:table-cell>
          <table:table-cell office:value-type="float" office:value="90.966" calcext:value-type="float">
            <text:p>90.966</text:p>
          </table:table-cell>
          <table:table-cell office:value-type="float" office:value="256.0725" calcext:value-type="float">
            <text:p>256.0725</text:p>
          </table:table-cell>
          <table:table-cell office:value-type="float" office:value="249.8327" calcext:value-type="float">
            <text:p>249.8327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92.698" calcext:value-type="float">
            <text:p>92.698</text:p>
          </table:table-cell>
          <table:table-cell office:value-type="float" office:value="69.0846" calcext:value-type="float">
            <text:p>69.0846</text:p>
          </table:table-cell>
          <table:table-cell office:value-type="float" office:value="284.7278" calcext:value-type="float">
            <text:p>284.7278</text:p>
          </table:table-cell>
          <table:table-cell office:value-type="float" office:value="222.4919" calcext:value-type="float">
            <text:p>222.4919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164.8686" calcext:value-type="float">
            <text:p>164.8686</text:p>
          </table:table-cell>
          <table:table-cell office:value-type="float" office:value="137.898" calcext:value-type="float">
            <text:p>137.898</text:p>
          </table:table-cell>
          <table:table-cell office:value-type="float" office:value="275.2954" calcext:value-type="float">
            <text:p>275.2954</text:p>
          </table:table-cell>
          <table:table-cell office:value-type="float" office:value="237.2439" calcext:value-type="float">
            <text:p>237.2439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124.5501" calcext:value-type="float">
            <text:p>124.5501</text:p>
          </table:table-cell>
          <table:table-cell office:value-type="float" office:value="102.763" calcext:value-type="float">
            <text:p>102.763</text:p>
          </table:table-cell>
          <table:table-cell office:value-type="float" office:value="258.7904" calcext:value-type="float">
            <text:p>258.7904</text:p>
          </table:table-cell>
          <table:table-cell office:value-type="float" office:value="245.8137" calcext:value-type="float">
            <text:p>245.8137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137.8742" calcext:value-type="float">
            <text:p>137.8742</text:p>
          </table:table-cell>
          <table:table-cell office:value-type="float" office:value="52.0643" calcext:value-type="float">
            <text:p>52.0643</text:p>
          </table:table-cell>
          <table:table-cell office:value-type="float" office:value="281.1591" calcext:value-type="float">
            <text:p>281.1591</text:p>
          </table:table-cell>
          <table:table-cell office:value-type="float" office:value="242.1801" calcext:value-type="float">
            <text:p>242.180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160.0854" calcext:value-type="float">
            <text:p>160.0854</text:p>
          </table:table-cell>
          <table:table-cell office:value-type="float" office:value="177.5184" calcext:value-type="float">
            <text:p>177.5184</text:p>
          </table:table-cell>
          <table:table-cell office:value-type="float" office:value="193.8689" calcext:value-type="float">
            <text:p>193.8689</text:p>
          </table:table-cell>
          <table:table-cell office:value-type="float" office:value="282.576" calcext:value-type="float">
            <text:p>282.576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82.0951" calcext:value-type="float">
            <text:p>82.0951</text:p>
          </table:table-cell>
          <table:table-cell office:value-type="float" office:value="90.5536" calcext:value-type="float">
            <text:p>90.5536</text:p>
          </table:table-cell>
          <table:table-cell office:value-type="float" office:value="295.9871" calcext:value-type="float">
            <text:p>295.9871</text:p>
          </table:table-cell>
          <table:table-cell office:value-type="float" office:value="155.0326" calcext:value-type="float">
            <text:p>155.032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81.0671" calcext:value-type="float">
            <text:p>81.0671</text:p>
          </table:table-cell>
          <table:table-cell office:value-type="float" office:value="98.941" calcext:value-type="float">
            <text:p>98.941</text:p>
          </table:table-cell>
          <table:table-cell office:value-type="float" office:value="267.1284" calcext:value-type="float">
            <text:p>267.1284</text:p>
          </table:table-cell>
          <table:table-cell office:value-type="float" office:value="144.7052" calcext:value-type="float">
            <text:p>144.7052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152.577" calcext:value-type="float">
            <text:p>152.577</text:p>
          </table:table-cell>
          <table:table-cell office:value-type="float" office:value="74.8793" calcext:value-type="float">
            <text:p>74.8793</text:p>
          </table:table-cell>
          <table:table-cell office:value-type="float" office:value="259.0673" calcext:value-type="float">
            <text:p>259.0673</text:p>
          </table:table-cell>
          <table:table-cell office:value-type="float" office:value="147.9218" calcext:value-type="float">
            <text:p>147.9218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133.4197" calcext:value-type="float">
            <text:p>133.4197</text:p>
          </table:table-cell>
          <table:table-cell office:value-type="float" office:value="54.7288" calcext:value-type="float">
            <text:p>54.7288</text:p>
          </table:table-cell>
          <table:table-cell office:value-type="float" office:value="129.3882" calcext:value-type="float">
            <text:p>129.3882</text:p>
          </table:table-cell>
          <table:table-cell office:value-type="float" office:value="247.4881" calcext:value-type="float">
            <text:p>247.4881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103.5725" calcext:value-type="float">
            <text:p>103.5725</text:p>
          </table:table-cell>
          <table:table-cell office:value-type="float" office:value="66.8779" calcext:value-type="float">
            <text:p>66.8779</text:p>
          </table:table-cell>
          <table:table-cell office:value-type="float" office:value="233.4092" calcext:value-type="float">
            <text:p>233.4092</text:p>
          </table:table-cell>
          <table:table-cell office:value-type="float" office:value="241.488" calcext:value-type="float">
            <text:p>241.488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151.196" calcext:value-type="float">
            <text:p>151.196</text:p>
          </table:table-cell>
          <table:table-cell office:value-type="float" office:value="95.3217" calcext:value-type="float">
            <text:p>95.3217</text:p>
          </table:table-cell>
          <table:table-cell office:value-type="float" office:value="219.6322" calcext:value-type="float">
            <text:p>219.6322</text:p>
          </table:table-cell>
          <table:table-cell office:value-type="float" office:value="198.8706" calcext:value-type="float">
            <text:p>198.8706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167.2474" calcext:value-type="float">
            <text:p>167.2474</text:p>
          </table:table-cell>
          <table:table-cell office:value-type="float" office:value="73.4867" calcext:value-type="float">
            <text:p>73.4867</text:p>
          </table:table-cell>
          <table:table-cell office:value-type="float" office:value="257.8699" calcext:value-type="float">
            <text:p>257.8699</text:p>
          </table:table-cell>
          <table:table-cell office:value-type="float" office:value="251.8519" calcext:value-type="float">
            <text:p>251.8519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128.5769" calcext:value-type="float">
            <text:p>128.5769</text:p>
          </table:table-cell>
          <table:table-cell office:value-type="float" office:value="104.4826" calcext:value-type="float">
            <text:p>104.4826</text:p>
          </table:table-cell>
          <table:table-cell office:value-type="float" office:value="200.7234" calcext:value-type="float">
            <text:p>200.7234</text:p>
          </table:table-cell>
          <table:table-cell office:value-type="float" office:value="256.9885" calcext:value-type="float">
            <text:p>256.9885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106.8959" calcext:value-type="float">
            <text:p>106.8959</text:p>
          </table:table-cell>
          <table:table-cell office:value-type="float" office:value="81.8538" calcext:value-type="float">
            <text:p>81.8538</text:p>
          </table:table-cell>
          <table:table-cell office:value-type="float" office:value="277.9667" calcext:value-type="float">
            <text:p>277.9667</text:p>
          </table:table-cell>
          <table:table-cell office:value-type="float" office:value="233.8918" calcext:value-type="float">
            <text:p>233.8918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97.3219" calcext:value-type="float">
            <text:p>97.3219</text:p>
          </table:table-cell>
          <table:table-cell office:value-type="float" office:value="111.8457" calcext:value-type="float">
            <text:p>111.8457</text:p>
          </table:table-cell>
          <table:table-cell office:value-type="float" office:value="212.014" calcext:value-type="float">
            <text:p>212.014</text:p>
          </table:table-cell>
          <table:table-cell office:value-type="float" office:value="248.8222" calcext:value-type="float">
            <text:p>248.8222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159.9143" calcext:value-type="float">
            <text:p>159.9143</text:p>
          </table:table-cell>
          <table:table-cell office:value-type="float" office:value="102.9825" calcext:value-type="float">
            <text:p>102.9825</text:p>
          </table:table-cell>
          <table:table-cell office:value-type="float" office:value="252.9836" calcext:value-type="float">
            <text:p>252.9836</text:p>
          </table:table-cell>
          <table:table-cell office:value-type="float" office:value="248.7883" calcext:value-type="float">
            <text:p>248.788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57.4852" calcext:value-type="float">
            <text:p>157.4852</text:p>
          </table:table-cell>
          <table:table-cell office:value-type="float" office:value="100.4355" calcext:value-type="float">
            <text:p>100.4355</text:p>
          </table:table-cell>
          <table:table-cell office:value-type="float" office:value="218.9122" calcext:value-type="float">
            <text:p>218.9122</text:p>
          </table:table-cell>
          <table:table-cell office:value-type="float" office:value="292.5538" calcext:value-type="float">
            <text:p>292.5538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194.2263" calcext:value-type="float">
            <text:p>194.2263</text:p>
          </table:table-cell>
          <table:table-cell office:value-type="float" office:value="91.0646" calcext:value-type="float">
            <text:p>91.0646</text:p>
          </table:table-cell>
          <table:table-cell office:value-type="float" office:value="247.0791" calcext:value-type="float">
            <text:p>247.0791</text:p>
          </table:table-cell>
          <table:table-cell office:value-type="float" office:value="194.9471" calcext:value-type="float">
            <text:p>194.9471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173.8218" calcext:value-type="float">
            <text:p>173.8218</text:p>
          </table:table-cell>
          <table:table-cell office:value-type="float" office:value="92.3876" calcext:value-type="float">
            <text:p>92.3876</text:p>
          </table:table-cell>
          <table:table-cell office:value-type="float" office:value="242.1852" calcext:value-type="float">
            <text:p>242.1852</text:p>
          </table:table-cell>
          <table:table-cell office:value-type="float" office:value="272.0075" calcext:value-type="float">
            <text:p>272.0075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129.5348" calcext:value-type="float">
            <text:p>129.5348</text:p>
          </table:table-cell>
          <table:table-cell office:value-type="float" office:value="106.8255" calcext:value-type="float">
            <text:p>106.8255</text:p>
          </table:table-cell>
          <table:table-cell office:value-type="float" office:value="293.1215" calcext:value-type="float">
            <text:p>293.1215</text:p>
          </table:table-cell>
          <table:table-cell office:value-type="float" office:value="262.1084" calcext:value-type="float">
            <text:p>262.1084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126.0851" calcext:value-type="float">
            <text:p>126.0851</text:p>
          </table:table-cell>
          <table:table-cell office:value-type="float" office:value="85.0347" calcext:value-type="float">
            <text:p>85.0347</text:p>
          </table:table-cell>
          <table:table-cell office:value-type="float" office:value="286.4225" calcext:value-type="float">
            <text:p>286.4225</text:p>
          </table:table-cell>
          <table:table-cell office:value-type="float" office:value="235.3137" calcext:value-type="float">
            <text:p>235.3137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75.3511" calcext:value-type="float">
            <text:p>175.3511</text:p>
          </table:table-cell>
          <table:table-cell office:value-type="float" office:value="116.159" calcext:value-type="float">
            <text:p>116.159</text:p>
          </table:table-cell>
          <table:table-cell office:value-type="float" office:value="276.3493" calcext:value-type="float">
            <text:p>276.3493</text:p>
          </table:table-cell>
          <table:table-cell office:value-type="float" office:value="285.9856" calcext:value-type="float">
            <text:p>285.9856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110.5063" calcext:value-type="float">
            <text:p>110.5063</text:p>
          </table:table-cell>
          <table:table-cell office:value-type="float" office:value="123.7659" calcext:value-type="float">
            <text:p>123.7659</text:p>
          </table:table-cell>
          <table:table-cell office:value-type="float" office:value="271.5731" calcext:value-type="float">
            <text:p>271.5731</text:p>
          </table:table-cell>
          <table:table-cell office:value-type="float" office:value="239.6617" calcext:value-type="float">
            <text:p>239.6617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153.5634" calcext:value-type="float">
            <text:p>153.5634</text:p>
          </table:table-cell>
          <table:table-cell office:value-type="float" office:value="114.8579" calcext:value-type="float">
            <text:p>114.8579</text:p>
          </table:table-cell>
          <table:table-cell office:value-type="float" office:value="258.2327" calcext:value-type="float">
            <text:p>258.2327</text:p>
          </table:table-cell>
          <table:table-cell office:value-type="float" office:value="211.708" calcext:value-type="float">
            <text:p>211.708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130.985" calcext:value-type="float">
            <text:p>130.985</text:p>
          </table:table-cell>
          <table:table-cell office:value-type="float" office:value="105.5353" calcext:value-type="float">
            <text:p>105.5353</text:p>
          </table:table-cell>
          <table:table-cell office:value-type="float" office:value="267.0711" calcext:value-type="float">
            <text:p>267.0711</text:p>
          </table:table-cell>
          <table:table-cell office:value-type="float" office:value="250.0574" calcext:value-type="float">
            <text:p>250.0574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145.362" calcext:value-type="float">
            <text:p>145.362</text:p>
          </table:table-cell>
          <table:table-cell office:value-type="float" office:value="64.9135" calcext:value-type="float">
            <text:p>64.9135</text:p>
          </table:table-cell>
          <table:table-cell office:value-type="float" office:value="247.5487" calcext:value-type="float">
            <text:p>247.5487</text:p>
          </table:table-cell>
          <table:table-cell office:value-type="float" office:value="196.5022" calcext:value-type="float">
            <text:p>196.502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141.3198" calcext:value-type="float">
            <text:p>141.3198</text:p>
          </table:table-cell>
          <table:table-cell office:value-type="float" office:value="109.0056" calcext:value-type="float">
            <text:p>109.0056</text:p>
          </table:table-cell>
          <table:table-cell office:value-type="float" office:value="218.1095" calcext:value-type="float">
            <text:p>218.1095</text:p>
          </table:table-cell>
          <table:table-cell office:value-type="float" office:value="284.4254" calcext:value-type="float">
            <text:p>284.4254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164.1845" calcext:value-type="float">
            <text:p>164.1845</text:p>
          </table:table-cell>
          <table:table-cell office:value-type="float" office:value="83.536" calcext:value-type="float">
            <text:p>83.536</text:p>
          </table:table-cell>
          <table:table-cell office:value-type="float" office:value="206.4917" calcext:value-type="float">
            <text:p>206.4917</text:p>
          </table:table-cell>
          <table:table-cell office:value-type="float" office:value="240.2942" calcext:value-type="float">
            <text:p>240.2942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161.0221" calcext:value-type="float">
            <text:p>161.0221</text:p>
          </table:table-cell>
          <table:table-cell office:value-type="float" office:value="95.3608" calcext:value-type="float">
            <text:p>95.3608</text:p>
          </table:table-cell>
          <table:table-cell office:value-type="float" office:value="198.7643" calcext:value-type="float">
            <text:p>198.7643</text:p>
          </table:table-cell>
          <table:table-cell office:value-type="float" office:value="275.0061" calcext:value-type="float">
            <text:p>275.0061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163.0712" calcext:value-type="float">
            <text:p>163.0712</text:p>
          </table:table-cell>
          <table:table-cell office:value-type="float" office:value="51.9841" calcext:value-type="float">
            <text:p>51.9841</text:p>
          </table:table-cell>
          <table:table-cell office:value-type="float" office:value="241.7957" calcext:value-type="float">
            <text:p>241.7957</text:p>
          </table:table-cell>
          <table:table-cell office:value-type="float" office:value="279.0574" calcext:value-type="float">
            <text:p>279.0574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129.7815" calcext:value-type="float">
            <text:p>129.7815</text:p>
          </table:table-cell>
          <table:table-cell office:value-type="float" office:value="87.5221" calcext:value-type="float">
            <text:p>87.5221</text:p>
          </table:table-cell>
          <table:table-cell office:value-type="float" office:value="255.5837" calcext:value-type="float">
            <text:p>255.5837</text:p>
          </table:table-cell>
          <table:table-cell office:value-type="float" office:value="279.6769" calcext:value-type="float">
            <text:p>279.6769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166.1657" calcext:value-type="float">
            <text:p>166.1657</text:p>
          </table:table-cell>
          <table:table-cell office:value-type="float" office:value="93.7698" calcext:value-type="float">
            <text:p>93.7698</text:p>
          </table:table-cell>
          <table:table-cell office:value-type="float" office:value="129.1287" calcext:value-type="float">
            <text:p>129.1287</text:p>
          </table:table-cell>
          <table:table-cell office:value-type="float" office:value="272.9855" calcext:value-type="float">
            <text:p>272.9855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148.638" calcext:value-type="float">
            <text:p>148.638</text:p>
          </table:table-cell>
          <table:table-cell office:value-type="float" office:value="113.1312" calcext:value-type="float">
            <text:p>113.1312</text:p>
          </table:table-cell>
          <table:table-cell office:value-type="float" office:value="112.8463" calcext:value-type="float">
            <text:p>112.8463</text:p>
          </table:table-cell>
          <table:table-cell office:value-type="float" office:value="282.6327" calcext:value-type="float">
            <text:p>282.6327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169.7781" calcext:value-type="float">
            <text:p>169.7781</text:p>
          </table:table-cell>
          <table:table-cell office:value-type="float" office:value="89.6102" calcext:value-type="float">
            <text:p>89.6102</text:p>
          </table:table-cell>
          <table:table-cell office:value-type="float" office:value="228.3173" calcext:value-type="float">
            <text:p>228.3173</text:p>
          </table:table-cell>
          <table:table-cell office:value-type="float" office:value="291.8104" calcext:value-type="float">
            <text:p>291.8104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187.6156" calcext:value-type="float">
            <text:p>187.6156</text:p>
          </table:table-cell>
          <table:table-cell office:value-type="float" office:value="111.1856" calcext:value-type="float">
            <text:p>111.1856</text:p>
          </table:table-cell>
          <table:table-cell office:value-type="float" office:value="234.7187" calcext:value-type="float">
            <text:p>234.7187</text:p>
          </table:table-cell>
          <table:table-cell office:value-type="float" office:value="277.7696" calcext:value-type="float">
            <text:p>277.7696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129.8955" calcext:value-type="float">
            <text:p>129.8955</text:p>
          </table:table-cell>
          <table:table-cell office:value-type="float" office:value="85.0864" calcext:value-type="float">
            <text:p>85.0864</text:p>
          </table:table-cell>
          <table:table-cell office:value-type="float" office:value="112.6242" calcext:value-type="float">
            <text:p>112.6242</text:p>
          </table:table-cell>
          <table:table-cell office:value-type="float" office:value="214.5663" calcext:value-type="float">
            <text:p>214.566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188.6095" calcext:value-type="float">
            <text:p>188.6095</text:p>
          </table:table-cell>
          <table:table-cell office:value-type="float" office:value="118.8884" calcext:value-type="float">
            <text:p>118.8884</text:p>
          </table:table-cell>
          <table:table-cell office:value-type="float" office:value="137.6947" calcext:value-type="float">
            <text:p>137.6947</text:p>
          </table:table-cell>
          <table:table-cell office:value-type="float" office:value="260.9795" calcext:value-type="float">
            <text:p>260.9795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-34.9744" calcext:value-type="float">
            <text:p>-34.9744</text:p>
          </table:table-cell>
          <table:table-cell office:value-type="float" office:value="86.4644" calcext:value-type="float">
            <text:p>86.4644</text:p>
          </table:table-cell>
          <table:table-cell office:value-type="float" office:value="185.0762" calcext:value-type="float">
            <text:p>185.0762</text:p>
          </table:table-cell>
          <table:table-cell office:value-type="float" office:value="292.2248" calcext:value-type="float">
            <text:p>292.2248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112.3062" calcext:value-type="float">
            <text:p>112.3062</text:p>
          </table:table-cell>
          <table:table-cell office:value-type="float" office:value="110.418" calcext:value-type="float">
            <text:p>110.41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284.613" calcext:value-type="float">
            <text:p>284.613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118.6888" calcext:value-type="float">
            <text:p>118.6888</text:p>
          </table:table-cell>
          <table:table-cell office:value-type="float" office:value="75.9098" calcext:value-type="float">
            <text:p>75.9098</text:p>
          </table:table-cell>
          <table:table-cell office:value-type="float" office:value="288.189" calcext:value-type="float">
            <text:p>288.189</text:p>
          </table:table-cell>
          <table:table-cell office:value-type="float" office:value="250.4534" calcext:value-type="float">
            <text:p>250.4534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138.5638" calcext:value-type="float">
            <text:p>138.5638</text:p>
          </table:table-cell>
          <table:table-cell office:value-type="float" office:value="113.0844" calcext:value-type="float">
            <text:p>113.0844</text:p>
          </table:table-cell>
          <table:table-cell office:value-type="float" office:value="176.4128" calcext:value-type="float">
            <text:p>176.4128</text:p>
          </table:table-cell>
          <table:table-cell office:value-type="float" office:value="288.1643" calcext:value-type="float">
            <text:p>288.1643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218.2661" calcext:value-type="float">
            <text:p>218.2661</text:p>
          </table:table-cell>
          <table:table-cell office:value-type="float" office:value="81.4057" calcext:value-type="float">
            <text:p>81.4057</text:p>
          </table:table-cell>
          <table:table-cell office:value-type="float" office:value="226.6458" calcext:value-type="float">
            <text:p>226.6458</text:p>
          </table:table-cell>
          <table:table-cell office:value-type="float" office:value="280.1828" calcext:value-type="float">
            <text:p>280.1828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25.3919" calcext:value-type="float">
            <text:p>25.3919</text:p>
          </table:table-cell>
          <table:table-cell office:value-type="float" office:value="88.6745" calcext:value-type="float">
            <text:p>88.6745</text:p>
          </table:table-cell>
          <table:table-cell office:value-type="float" office:value="206.5839" calcext:value-type="float">
            <text:p>206.5839</text:p>
          </table:table-cell>
          <table:table-cell office:value-type="float" office:value="215.4548" calcext:value-type="float">
            <text:p>215.4548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54.4785" calcext:value-type="float">
            <text:p>54.4785</text:p>
          </table:table-cell>
          <table:table-cell office:value-type="float" office:value="96.9946" calcext:value-type="float">
            <text:p>96.9946</text:p>
          </table:table-cell>
          <table:table-cell office:value-type="float" office:value="217.6558" calcext:value-type="float">
            <text:p>217.6558</text:p>
          </table:table-cell>
          <table:table-cell office:value-type="float" office:value="222.9163" calcext:value-type="float">
            <text:p>222.9163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118.2255" calcext:value-type="float">
            <text:p>118.2255</text:p>
          </table:table-cell>
          <table:table-cell office:value-type="float" office:value="105.9136" calcext:value-type="float">
            <text:p>105.9136</text:p>
          </table:table-cell>
          <table:table-cell office:value-type="float" office:value="248.7406" calcext:value-type="float">
            <text:p>248.7406</text:p>
          </table:table-cell>
          <table:table-cell office:value-type="float" office:value="259.9445" calcext:value-type="float">
            <text:p>259.9445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157.5518" calcext:value-type="float">
            <text:p>157.5518</text:p>
          </table:table-cell>
          <table:table-cell office:value-type="float" office:value="118.2141" calcext:value-type="float">
            <text:p>118.2141</text:p>
          </table:table-cell>
          <table:table-cell office:value-type="float" office:value="200.0616" calcext:value-type="float">
            <text:p>200.0616</text:p>
          </table:table-cell>
          <table:table-cell office:value-type="float" office:value="285.558" calcext:value-type="float">
            <text:p>285.558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144.7734" calcext:value-type="float">
            <text:p>144.7734</text:p>
          </table:table-cell>
          <table:table-cell office:value-type="float" office:value="115.2248" calcext:value-type="float">
            <text:p>115.2248</text:p>
          </table:table-cell>
          <table:table-cell office:value-type="float" office:value="229.1546" calcext:value-type="float">
            <text:p>229.1546</text:p>
          </table:table-cell>
          <table:table-cell office:value-type="float" office:value="278.0133" calcext:value-type="float">
            <text:p>278.0133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141.3846" calcext:value-type="float">
            <text:p>141.3846</text:p>
          </table:table-cell>
          <table:table-cell office:value-type="float" office:value="49.1891" calcext:value-type="float">
            <text:p>49.1891</text:p>
          </table:table-cell>
          <table:table-cell office:value-type="float" office:value="135.6952" calcext:value-type="float">
            <text:p>135.6952</text:p>
          </table:table-cell>
          <table:table-cell office:value-type="float" office:value="283.0691" calcext:value-type="float">
            <text:p>283.0691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130.3589" calcext:value-type="float">
            <text:p>130.3589</text:p>
          </table:table-cell>
          <table:table-cell office:value-type="float" office:value="98.4219" calcext:value-type="float">
            <text:p>98.4219</text:p>
          </table:table-cell>
          <table:table-cell office:value-type="float" office:value="165.5018" calcext:value-type="float">
            <text:p>165.5018</text:p>
          </table:table-cell>
          <table:table-cell office:value-type="float" office:value="288.5501" calcext:value-type="float">
            <text:p>288.5501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196.6264" calcext:value-type="float">
            <text:p>196.6264</text:p>
          </table:table-cell>
          <table:table-cell office:value-type="float" office:value="78.6277" calcext:value-type="float">
            <text:p>78.6277</text:p>
          </table:table-cell>
          <table:table-cell office:value-type="float" office:value="105.4529" calcext:value-type="float">
            <text:p>105.4529</text:p>
          </table:table-cell>
          <table:table-cell office:value-type="float" office:value="279.8161" calcext:value-type="float">
            <text:p>279.8161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205.3642" calcext:value-type="float">
            <text:p>205.3642</text:p>
          </table:table-cell>
          <table:table-cell office:value-type="float" office:value="102.737" calcext:value-type="float">
            <text:p>102.737</text:p>
          </table:table-cell>
          <table:table-cell office:value-type="float" office:value="182.1605" calcext:value-type="float">
            <text:p>182.1605</text:p>
          </table:table-cell>
          <table:table-cell office:value-type="float" office:value="263.8994" calcext:value-type="float">
            <text:p>263.899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136.15" calcext:value-type="float">
            <text:p>136.15</text:p>
          </table:table-cell>
          <table:table-cell office:value-type="float" office:value="93.6392" calcext:value-type="float">
            <text:p>93.6392</text:p>
          </table:table-cell>
          <table:table-cell office:value-type="float" office:value="258.3107" calcext:value-type="float">
            <text:p>258.3107</text:p>
          </table:table-cell>
          <table:table-cell office:value-type="float" office:value="254.1246" calcext:value-type="float">
            <text:p>254.1246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161.2624" calcext:value-type="float">
            <text:p>161.2624</text:p>
          </table:table-cell>
          <table:table-cell office:value-type="float" office:value="89.2851" calcext:value-type="float">
            <text:p>89.2851</text:p>
          </table:table-cell>
          <table:table-cell office:value-type="float" office:value="169.1704" calcext:value-type="float">
            <text:p>169.1704</text:p>
          </table:table-cell>
          <table:table-cell office:value-type="float" office:value="203.3228" calcext:value-type="float">
            <text:p>203.3228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170.8539" calcext:value-type="float">
            <text:p>170.8539</text:p>
          </table:table-cell>
          <table:table-cell office:value-type="float" office:value="60.8793" calcext:value-type="float">
            <text:p>60.8793</text:p>
          </table:table-cell>
          <table:table-cell office:value-type="float" office:value="157.4395" calcext:value-type="float">
            <text:p>157.4395</text:p>
          </table:table-cell>
          <table:table-cell office:value-type="float" office:value="236.1825" calcext:value-type="float">
            <text:p>236.1825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216.9158" calcext:value-type="float">
            <text:p>216.9158</text:p>
          </table:table-cell>
          <table:table-cell office:value-type="float" office:value="106.6013" calcext:value-type="float">
            <text:p>106.6013</text:p>
          </table:table-cell>
          <table:table-cell office:value-type="float" office:value="221.6032" calcext:value-type="float">
            <text:p>221.6032</text:p>
          </table:table-cell>
          <table:table-cell office:value-type="float" office:value="233.1777" calcext:value-type="float">
            <text:p>233.1777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180.7775" calcext:value-type="float">
            <text:p>180.7775</text:p>
          </table:table-cell>
          <table:table-cell office:value-type="float" office:value="87.4466" calcext:value-type="float">
            <text:p>87.4466</text:p>
          </table:table-cell>
          <table:table-cell office:value-type="float" office:value="275.8181" calcext:value-type="float">
            <text:p>275.8181</text:p>
          </table:table-cell>
          <table:table-cell office:value-type="float" office:value="215.8725" calcext:value-type="float">
            <text:p>215.8725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84.7048" calcext:value-type="float">
            <text:p>84.7048</text:p>
          </table:table-cell>
          <table:table-cell office:value-type="float" office:value="84.9472" calcext:value-type="float">
            <text:p>84.9472</text:p>
          </table:table-cell>
          <table:table-cell office:value-type="float" office:value="153.1648" calcext:value-type="float">
            <text:p>153.1648</text:p>
          </table:table-cell>
          <table:table-cell office:value-type="float" office:value="281.7027" calcext:value-type="float">
            <text:p>281.7027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196.4969" calcext:value-type="float">
            <text:p>196.4969</text:p>
          </table:table-cell>
          <table:table-cell office:value-type="float" office:value="70.9795" calcext:value-type="float">
            <text:p>70.9795</text:p>
          </table:table-cell>
          <table:table-cell office:value-type="float" office:value="250.018" calcext:value-type="float">
            <text:p>250.018</text:p>
          </table:table-cell>
          <table:table-cell office:value-type="float" office:value="208.4922" calcext:value-type="float">
            <text:p>208.4922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104.3261" calcext:value-type="float">
            <text:p>104.3261</text:p>
          </table:table-cell>
          <table:table-cell office:value-type="float" office:value="92.2828" calcext:value-type="float">
            <text:p>92.2828</text:p>
          </table:table-cell>
          <table:table-cell office:value-type="float" office:value="148.6428" calcext:value-type="float">
            <text:p>148.6428</text:p>
          </table:table-cell>
          <table:table-cell office:value-type="float" office:value="256.0362" calcext:value-type="float">
            <text:p>256.0362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140.8864" calcext:value-type="float">
            <text:p>140.8864</text:p>
          </table:table-cell>
          <table:table-cell office:value-type="float" office:value="117.7162" calcext:value-type="float">
            <text:p>117.7162</text:p>
          </table:table-cell>
          <table:table-cell office:value-type="float" office:value="179.1347" calcext:value-type="float">
            <text:p>179.1347</text:p>
          </table:table-cell>
          <table:table-cell office:value-type="float" office:value="225.3731" calcext:value-type="float">
            <text:p>225.3731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127.0789" calcext:value-type="float">
            <text:p>127.0789</text:p>
          </table:table-cell>
          <table:table-cell office:value-type="float" office:value="75.7478" calcext:value-type="float">
            <text:p>75.7478</text:p>
          </table:table-cell>
          <table:table-cell office:value-type="float" office:value="174.7982" calcext:value-type="float">
            <text:p>174.7982</text:p>
          </table:table-cell>
          <table:table-cell office:value-type="float" office:value="238.7824" calcext:value-type="float">
            <text:p>238.7824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182.9641" calcext:value-type="float">
            <text:p>182.9641</text:p>
          </table:table-cell>
          <table:table-cell office:value-type="float" office:value="97.6471" calcext:value-type="float">
            <text:p>97.6471</text:p>
          </table:table-cell>
          <table:table-cell office:value-type="float" office:value="239.2624" calcext:value-type="float">
            <text:p>239.2624</text:p>
          </table:table-cell>
          <table:table-cell office:value-type="float" office:value="293.5238" calcext:value-type="float">
            <text:p>293.5238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167.6829" calcext:value-type="float">
            <text:p>167.6829</text:p>
          </table:table-cell>
          <table:table-cell office:value-type="float" office:value="111.812" calcext:value-type="float">
            <text:p>111.812</text:p>
          </table:table-cell>
          <table:table-cell office:value-type="float" office:value="210.9549" calcext:value-type="float">
            <text:p>210.9549</text:p>
          </table:table-cell>
          <table:table-cell office:value-type="float" office:value="231.976" calcext:value-type="float">
            <text:p>231.976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143.1669" calcext:value-type="float">
            <text:p>143.1669</text:p>
          </table:table-cell>
          <table:table-cell office:value-type="float" office:value="92.5996" calcext:value-type="float">
            <text:p>92.5996</text:p>
          </table:table-cell>
          <table:table-cell office:value-type="float" office:value="270.8089" calcext:value-type="float">
            <text:p>270.8089</text:p>
          </table:table-cell>
          <table:table-cell office:value-type="float" office:value="264.9689" calcext:value-type="float">
            <text:p>264.9689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126.7185" calcext:value-type="float">
            <text:p>126.7185</text:p>
          </table:table-cell>
          <table:table-cell office:value-type="float" office:value="103.6241" calcext:value-type="float">
            <text:p>103.6241</text:p>
          </table:table-cell>
          <table:table-cell office:value-type="float" office:value="113.8317" calcext:value-type="float">
            <text:p>113.8317</text:p>
          </table:table-cell>
          <table:table-cell office:value-type="float" office:value="262.7695" calcext:value-type="float">
            <text:p>262.7695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165.718" calcext:value-type="float">
            <text:p>165.718</text:p>
          </table:table-cell>
          <table:table-cell office:value-type="float" office:value="116.8605" calcext:value-type="float">
            <text:p>116.8605</text:p>
          </table:table-cell>
          <table:table-cell office:value-type="float" office:value="198.6344" calcext:value-type="float">
            <text:p>198.6344</text:p>
          </table:table-cell>
          <table:table-cell office:value-type="float" office:value="241.6191" calcext:value-type="float">
            <text:p>241.619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52.1697" calcext:value-type="float">
            <text:p>152.1697</text:p>
          </table:table-cell>
          <table:table-cell office:value-type="float" office:value="100.0555" calcext:value-type="float">
            <text:p>100.0555</text:p>
          </table:table-cell>
          <table:table-cell office:value-type="float" office:value="132.5776" calcext:value-type="float">
            <text:p>132.5776</text:p>
          </table:table-cell>
          <table:table-cell office:value-type="float" office:value="259.1228" calcext:value-type="float">
            <text:p>259.1228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103.8205" calcext:value-type="float">
            <text:p>103.8205</text:p>
          </table:table-cell>
          <table:table-cell office:value-type="float" office:value="118.8939" calcext:value-type="float">
            <text:p>118.8939</text:p>
          </table:table-cell>
          <table:table-cell office:value-type="float" office:value="188.8939" calcext:value-type="float">
            <text:p>188.8939</text:p>
          </table:table-cell>
          <table:table-cell office:value-type="float" office:value="284.152" calcext:value-type="float">
            <text:p>284.152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87.6325" calcext:value-type="float">
            <text:p>87.6325</text:p>
          </table:table-cell>
          <table:table-cell office:value-type="float" office:value="100.3283" calcext:value-type="float">
            <text:p>100.3283</text:p>
          </table:table-cell>
          <table:table-cell office:value-type="float" office:value="224.5108" calcext:value-type="float">
            <text:p>224.5108</text:p>
          </table:table-cell>
          <table:table-cell office:value-type="float" office:value="272.2545" calcext:value-type="float">
            <text:p>272.2545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37.1912" calcext:value-type="float">
            <text:p>37.1912</text:p>
          </table:table-cell>
          <table:table-cell office:value-type="float" office:value="89.3558" calcext:value-type="float">
            <text:p>89.3558</text:p>
          </table:table-cell>
          <table:table-cell office:value-type="float" office:value="189.3685" calcext:value-type="float">
            <text:p>189.3685</text:p>
          </table:table-cell>
          <table:table-cell office:value-type="float" office:value="278.2783" calcext:value-type="float">
            <text:p>278.2783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58.5259" calcext:value-type="float">
            <text:p>58.5259</text:p>
          </table:table-cell>
          <table:table-cell office:value-type="float" office:value="72.0436" calcext:value-type="float">
            <text:p>72.0436</text:p>
          </table:table-cell>
          <table:table-cell office:value-type="float" office:value="199.5232" calcext:value-type="float">
            <text:p>199.5232</text:p>
          </table:table-cell>
          <table:table-cell office:value-type="float" office:value="288.5638" calcext:value-type="float">
            <text:p>288.563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37.5296" calcext:value-type="float">
            <text:p>37.5296</text:p>
          </table:table-cell>
          <table:table-cell office:value-type="float" office:value="112.9728" calcext:value-type="float">
            <text:p>112.9728</text:p>
          </table:table-cell>
          <table:table-cell office:value-type="float" office:value="219.4828" calcext:value-type="float">
            <text:p>219.4828</text:p>
          </table:table-cell>
          <table:table-cell office:value-type="float" office:value="256.9451" calcext:value-type="float">
            <text:p>256.9451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144.3374" calcext:value-type="float">
            <text:p>144.3374</text:p>
          </table:table-cell>
          <table:table-cell office:value-type="float" office:value="84.4612" calcext:value-type="float">
            <text:p>84.4612</text:p>
          </table:table-cell>
          <table:table-cell office:value-type="float" office:value="238.37" calcext:value-type="float">
            <text:p>238.37</text:p>
          </table:table-cell>
          <table:table-cell office:value-type="float" office:value="193.9783" calcext:value-type="float">
            <text:p>193.9783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88.3354" calcext:value-type="float">
            <text:p>88.3354</text:p>
          </table:table-cell>
          <table:table-cell office:value-type="float" office:value="106.8976" calcext:value-type="float">
            <text:p>106.8976</text:p>
          </table:table-cell>
          <table:table-cell office:value-type="float" office:value="184.855" calcext:value-type="float">
            <text:p>184.855</text:p>
          </table:table-cell>
          <table:table-cell office:value-type="float" office:value="264.5224" calcext:value-type="float">
            <text:p>264.5224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87.32" calcext:value-type="float">
            <text:p>87.32</text:p>
          </table:table-cell>
          <table:table-cell office:value-type="float" office:value="92.0889" calcext:value-type="float">
            <text:p>92.0889</text:p>
          </table:table-cell>
          <table:table-cell office:value-type="float" office:value="169.4741" calcext:value-type="float">
            <text:p>169.4741</text:p>
          </table:table-cell>
          <table:table-cell office:value-type="float" office:value="178.1001" calcext:value-type="float">
            <text:p>178.1001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96.8526" calcext:value-type="float">
            <text:p>96.8526</text:p>
          </table:table-cell>
          <table:table-cell office:value-type="float" office:value="101.17" calcext:value-type="float">
            <text:p>101.17</text:p>
          </table:table-cell>
          <table:table-cell office:value-type="float" office:value="199.2244" calcext:value-type="float">
            <text:p>199.2244</text:p>
          </table:table-cell>
          <table:table-cell office:value-type="float" office:value="259.1458" calcext:value-type="float">
            <text:p>259.1458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64.9763" calcext:value-type="float">
            <text:p>64.9763</text:p>
          </table:table-cell>
          <table:table-cell office:value-type="float" office:value="105.8439" calcext:value-type="float">
            <text:p>105.8439</text:p>
          </table:table-cell>
          <table:table-cell office:value-type="float" office:value="276.0054" calcext:value-type="float">
            <text:p>276.0054</text:p>
          </table:table-cell>
          <table:table-cell office:value-type="float" office:value="222.5725" calcext:value-type="float">
            <text:p>222.5725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132.631" calcext:value-type="float">
            <text:p>132.631</text:p>
          </table:table-cell>
          <table:table-cell office:value-type="float" office:value="90.1494" calcext:value-type="float">
            <text:p>90.1494</text:p>
          </table:table-cell>
          <table:table-cell office:value-type="float" office:value="216.1883" calcext:value-type="float">
            <text:p>216.1883</text:p>
          </table:table-cell>
          <table:table-cell office:value-type="float" office:value="150.6671" calcext:value-type="float">
            <text:p>150.6671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115.2472" calcext:value-type="float">
            <text:p>115.2472</text:p>
          </table:table-cell>
          <table:table-cell office:value-type="float" office:value="122.8599" calcext:value-type="float">
            <text:p>122.8599</text:p>
          </table:table-cell>
          <table:table-cell office:value-type="float" office:value="245.6161" calcext:value-type="float">
            <text:p>245.6161</text:p>
          </table:table-cell>
          <table:table-cell office:value-type="float" office:value="201.7366" calcext:value-type="float">
            <text:p>201.7366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11.4293" calcext:value-type="float">
            <text:p>11.4293</text:p>
          </table:table-cell>
          <table:table-cell office:value-type="float" office:value="120.9321" calcext:value-type="float">
            <text:p>120.9321</text:p>
          </table:table-cell>
          <table:table-cell office:value-type="float" office:value="231.9466" calcext:value-type="float">
            <text:p>231.9466</text:p>
          </table:table-cell>
          <table:table-cell office:value-type="float" office:value="250.0956" calcext:value-type="float">
            <text:p>250.0956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71.2694" calcext:value-type="float">
            <text:p>71.2694</text:p>
          </table:table-cell>
          <table:table-cell office:value-type="float" office:value="123.0336" calcext:value-type="float">
            <text:p>123.0336</text:p>
          </table:table-cell>
          <table:table-cell office:value-type="float" office:value="243.4223" calcext:value-type="float">
            <text:p>243.4223</text:p>
          </table:table-cell>
          <table:table-cell office:value-type="float" office:value="275.3686" calcext:value-type="float">
            <text:p>275.3686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95.2193" calcext:value-type="float">
            <text:p>95.2193</text:p>
          </table:table-cell>
          <table:table-cell office:value-type="float" office:value="87.8094" calcext:value-type="float">
            <text:p>87.8094</text:p>
          </table:table-cell>
          <table:table-cell office:value-type="float" office:value="239.8359" calcext:value-type="float">
            <text:p>239.8359</text:p>
          </table:table-cell>
          <table:table-cell office:value-type="float" office:value="267.2856" calcext:value-type="float">
            <text:p>267.2856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170.3328" calcext:value-type="float">
            <text:p>170.3328</text:p>
          </table:table-cell>
          <table:table-cell office:value-type="float" office:value="98.9735" calcext:value-type="float">
            <text:p>98.9735</text:p>
          </table:table-cell>
          <table:table-cell office:value-type="float" office:value="151.2703" calcext:value-type="float">
            <text:p>151.2703</text:p>
          </table:table-cell>
          <table:table-cell office:value-type="float" office:value="263.1254" calcext:value-type="float">
            <text:p>263.1254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98.3992" calcext:value-type="float">
            <text:p>98.3992</text:p>
          </table:table-cell>
          <table:table-cell office:value-type="float" office:value="116.0009" calcext:value-type="float">
            <text:p>116.0009</text:p>
          </table:table-cell>
          <table:table-cell office:value-type="float" office:value="179.13" calcext:value-type="float">
            <text:p>179.13</text:p>
          </table:table-cell>
          <table:table-cell office:value-type="float" office:value="286.2473" calcext:value-type="float">
            <text:p>286.2473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81.1573" calcext:value-type="float">
            <text:p>81.1573</text:p>
          </table:table-cell>
          <table:table-cell office:value-type="float" office:value="110.4827" calcext:value-type="float">
            <text:p>110.4827</text:p>
          </table:table-cell>
          <table:table-cell office:value-type="float" office:value="252.8066" calcext:value-type="float">
            <text:p>252.8066</text:p>
          </table:table-cell>
          <table:table-cell office:value-type="float" office:value="281.8325" calcext:value-type="float">
            <text:p>281.8325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143.9675" calcext:value-type="float">
            <text:p>143.9675</text:p>
          </table:table-cell>
          <table:table-cell office:value-type="float" office:value="87.5888" calcext:value-type="float">
            <text:p>87.5888</text:p>
          </table:table-cell>
          <table:table-cell office:value-type="float" office:value="250.9097" calcext:value-type="float">
            <text:p>250.9097</text:p>
          </table:table-cell>
          <table:table-cell office:value-type="float" office:value="282.0185" calcext:value-type="float">
            <text:p>282.0185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54.9802" calcext:value-type="float">
            <text:p>54.9802</text:p>
          </table:table-cell>
          <table:table-cell office:value-type="float" office:value="99.1513" calcext:value-type="float">
            <text:p>99.1513</text:p>
          </table:table-cell>
          <table:table-cell office:value-type="float" office:value="207.5388" calcext:value-type="float">
            <text:p>207.5388</text:p>
          </table:table-cell>
          <table:table-cell office:value-type="float" office:value="252.7108" calcext:value-type="float">
            <text:p>252.7108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107.6666" calcext:value-type="float">
            <text:p>107.6666</text:p>
          </table:table-cell>
          <table:table-cell office:value-type="float" office:value="80.669" calcext:value-type="float">
            <text:p>80.669</text:p>
          </table:table-cell>
          <table:table-cell office:value-type="float" office:value="210.9458" calcext:value-type="float">
            <text:p>210.9458</text:p>
          </table:table-cell>
          <table:table-cell office:value-type="float" office:value="272.5806" calcext:value-type="float">
            <text:p>272.5806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151.7132" calcext:value-type="float">
            <text:p>151.7132</text:p>
          </table:table-cell>
          <table:table-cell office:value-type="float" office:value="103.576" calcext:value-type="float">
            <text:p>103.576</text:p>
          </table:table-cell>
          <table:table-cell office:value-type="float" office:value="246.9782" calcext:value-type="float">
            <text:p>246.9782</text:p>
          </table:table-cell>
          <table:table-cell office:value-type="float" office:value="264.6878" calcext:value-type="float">
            <text:p>264.6878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91.7194" calcext:value-type="float">
            <text:p>91.7194</text:p>
          </table:table-cell>
          <table:table-cell office:value-type="float" office:value="103.3145" calcext:value-type="float">
            <text:p>103.3145</text:p>
          </table:table-cell>
          <table:table-cell office:value-type="float" office:value="265.1442" calcext:value-type="float">
            <text:p>265.1442</text:p>
          </table:table-cell>
          <table:table-cell office:value-type="float" office:value="185.5527" calcext:value-type="float">
            <text:p>185.5527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69.2978" calcext:value-type="float">
            <text:p>69.2978</text:p>
          </table:table-cell>
          <table:table-cell office:value-type="float" office:value="73.81" calcext:value-type="float">
            <text:p>73.81</text:p>
          </table:table-cell>
          <table:table-cell office:value-type="float" office:value="265.3338" calcext:value-type="float">
            <text:p>265.3338</text:p>
          </table:table-cell>
          <table:table-cell office:value-type="float" office:value="209.5201" calcext:value-type="float">
            <text:p>209.5201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140.6789" calcext:value-type="float">
            <text:p>140.6789</text:p>
          </table:table-cell>
          <table:table-cell office:value-type="float" office:value="85.4044" calcext:value-type="float">
            <text:p>85.4044</text:p>
          </table:table-cell>
          <table:table-cell office:value-type="float" office:value="197.9102" calcext:value-type="float">
            <text:p>197.9102</text:p>
          </table:table-cell>
          <table:table-cell office:value-type="float" office:value="260.1609" calcext:value-type="float">
            <text:p>260.1609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100.4898" calcext:value-type="float">
            <text:p>100.4898</text:p>
          </table:table-cell>
          <table:table-cell office:value-type="float" office:value="74.3925" calcext:value-type="float">
            <text:p>74.3925</text:p>
          </table:table-cell>
          <table:table-cell office:value-type="float" office:value="276.6713" calcext:value-type="float">
            <text:p>276.6713</text:p>
          </table:table-cell>
          <table:table-cell office:value-type="float" office:value="289.37" calcext:value-type="float">
            <text:p>289.37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148.5466" calcext:value-type="float">
            <text:p>148.5466</text:p>
          </table:table-cell>
          <table:table-cell office:value-type="float" office:value="124.2335" calcext:value-type="float">
            <text:p>124.2335</text:p>
          </table:table-cell>
          <table:table-cell office:value-type="float" office:value="222.0473" calcext:value-type="float">
            <text:p>222.0473</text:p>
          </table:table-cell>
          <table:table-cell office:value-type="float" office:value="191.2922" calcext:value-type="float">
            <text:p>191.2922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136.814" calcext:value-type="float">
            <text:p>136.814</text:p>
          </table:table-cell>
          <table:table-cell office:value-type="float" office:value="99.8613" calcext:value-type="float">
            <text:p>99.8613</text:p>
          </table:table-cell>
          <table:table-cell office:value-type="float" office:value="124.1161" calcext:value-type="float">
            <text:p>124.1161</text:p>
          </table:table-cell>
          <table:table-cell office:value-type="float" office:value="263.6145" calcext:value-type="float">
            <text:p>263.6145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163.5137" calcext:value-type="float">
            <text:p>163.5137</text:p>
          </table:table-cell>
          <table:table-cell office:value-type="float" office:value="107.4035" calcext:value-type="float">
            <text:p>107.4035</text:p>
          </table:table-cell>
          <table:table-cell office:value-type="float" office:value="242.611" calcext:value-type="float">
            <text:p>242.611</text:p>
          </table:table-cell>
          <table:table-cell office:value-type="float" office:value="279.9915" calcext:value-type="float">
            <text:p>279.991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154.4152" calcext:value-type="float">
            <text:p>154.4152</text:p>
          </table:table-cell>
          <table:table-cell office:value-type="float" office:value="95.6346" calcext:value-type="float">
            <text:p>95.6346</text:p>
          </table:table-cell>
          <table:table-cell office:value-type="float" office:value="166.27" calcext:value-type="float">
            <text:p>166.27</text:p>
          </table:table-cell>
          <table:table-cell office:value-type="float" office:value="262.4533" calcext:value-type="float">
            <text:p>262.4533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135.0818" calcext:value-type="float">
            <text:p>135.0818</text:p>
          </table:table-cell>
          <table:table-cell office:value-type="float" office:value="104.2653" calcext:value-type="float">
            <text:p>104.2653</text:p>
          </table:table-cell>
          <table:table-cell office:value-type="float" office:value="260.8485" calcext:value-type="float">
            <text:p>260.8485</text:p>
          </table:table-cell>
          <table:table-cell office:value-type="float" office:value="280.2869" calcext:value-type="float">
            <text:p>280.2869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142.4562" calcext:value-type="float">
            <text:p>142.4562</text:p>
          </table:table-cell>
          <table:table-cell office:value-type="float" office:value="73.6349" calcext:value-type="float">
            <text:p>73.6349</text:p>
          </table:table-cell>
          <table:table-cell office:value-type="float" office:value="250.9384" calcext:value-type="float">
            <text:p>250.9384</text:p>
          </table:table-cell>
          <table:table-cell office:value-type="float" office:value="187.4236" calcext:value-type="float">
            <text:p>187.4236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121.8027" calcext:value-type="float">
            <text:p>121.8027</text:p>
          </table:table-cell>
          <table:table-cell office:value-type="float" office:value="119.2781" calcext:value-type="float">
            <text:p>119.2781</text:p>
          </table:table-cell>
          <table:table-cell office:value-type="float" office:value="225.4012" calcext:value-type="float">
            <text:p>225.4012</text:p>
          </table:table-cell>
          <table:table-cell office:value-type="float" office:value="262.581" calcext:value-type="float">
            <text:p>262.581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147.7019" calcext:value-type="float">
            <text:p>147.7019</text:p>
          </table:table-cell>
          <table:table-cell office:value-type="float" office:value="102.9372" calcext:value-type="float">
            <text:p>102.9372</text:p>
          </table:table-cell>
          <table:table-cell office:value-type="float" office:value="205.5329" calcext:value-type="float">
            <text:p>205.5329</text:p>
          </table:table-cell>
          <table:table-cell office:value-type="float" office:value="262.1933" calcext:value-type="float">
            <text:p>262.1933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139.173" calcext:value-type="float">
            <text:p>139.173</text:p>
          </table:table-cell>
          <table:table-cell office:value-type="float" office:value="56.406" calcext:value-type="float">
            <text:p>56.406</text:p>
          </table:table-cell>
          <table:table-cell office:value-type="float" office:value="261.2374" calcext:value-type="float">
            <text:p>261.2374</text:p>
          </table:table-cell>
          <table:table-cell office:value-type="float" office:value="238.688" calcext:value-type="float">
            <text:p>238.688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123.8751" calcext:value-type="float">
            <text:p>123.8751</text:p>
          </table:table-cell>
          <table:table-cell office:value-type="float" office:value="97.8446" calcext:value-type="float">
            <text:p>97.8446</text:p>
          </table:table-cell>
          <table:table-cell office:value-type="float" office:value="204.6922" calcext:value-type="float">
            <text:p>204.6922</text:p>
          </table:table-cell>
          <table:table-cell office:value-type="float" office:value="234.444" calcext:value-type="float">
            <text:p>234.444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78.3285" calcext:value-type="float">
            <text:p>78.3285</text:p>
          </table:table-cell>
          <table:table-cell office:value-type="float" office:value="83.2845" calcext:value-type="float">
            <text:p>83.2845</text:p>
          </table:table-cell>
          <table:table-cell office:value-type="float" office:value="274.107" calcext:value-type="float">
            <text:p>274.107</text:p>
          </table:table-cell>
          <table:table-cell office:value-type="float" office:value="286.6773" calcext:value-type="float">
            <text:p>286.6773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141.6169" calcext:value-type="float">
            <text:p>141.6169</text:p>
          </table:table-cell>
          <table:table-cell office:value-type="float" office:value="107.9733" calcext:value-type="float">
            <text:p>107.9733</text:p>
          </table:table-cell>
          <table:table-cell office:value-type="float" office:value="208.3356" calcext:value-type="float">
            <text:p>208.3356</text:p>
          </table:table-cell>
          <table:table-cell office:value-type="float" office:value="288.0025" calcext:value-type="float">
            <text:p>288.0025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120.6963" calcext:value-type="float">
            <text:p>120.6963</text:p>
          </table:table-cell>
          <table:table-cell office:value-type="float" office:value="68.507" calcext:value-type="float">
            <text:p>68.507</text:p>
          </table:table-cell>
          <table:table-cell office:value-type="float" office:value="228.6354" calcext:value-type="float">
            <text:p>228.6354</text:p>
          </table:table-cell>
          <table:table-cell office:value-type="float" office:value="276.6319" calcext:value-type="float">
            <text:p>276.6319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108.2233" calcext:value-type="float">
            <text:p>108.2233</text:p>
          </table:table-cell>
          <table:table-cell office:value-type="float" office:value="71.1012" calcext:value-type="float">
            <text:p>71.1012</text:p>
          </table:table-cell>
          <table:table-cell office:value-type="float" office:value="92.0345" calcext:value-type="float">
            <text:p>92.0345</text:p>
          </table:table-cell>
          <table:table-cell office:value-type="float" office:value="278.9275" calcext:value-type="float">
            <text:p>278.9275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148.113" calcext:value-type="float">
            <text:p>148.113</text:p>
          </table:table-cell>
          <table:table-cell office:value-type="float" office:value="61.715" calcext:value-type="float">
            <text:p>61.715</text:p>
          </table:table-cell>
          <table:table-cell office:value-type="float" office:value="236.2869" calcext:value-type="float">
            <text:p>236.2869</text:p>
          </table:table-cell>
          <table:table-cell office:value-type="float" office:value="250.6398" calcext:value-type="float">
            <text:p>250.6398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81.6818" calcext:value-type="float">
            <text:p>81.6818</text:p>
          </table:table-cell>
          <table:table-cell office:value-type="float" office:value="78.3096" calcext:value-type="float">
            <text:p>78.3096</text:p>
          </table:table-cell>
          <table:table-cell office:value-type="float" office:value="253.0919" calcext:value-type="float">
            <text:p>253.0919</text:p>
          </table:table-cell>
          <table:table-cell office:value-type="float" office:value="239.9727" calcext:value-type="float">
            <text:p>239.9727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119.7461" calcext:value-type="float">
            <text:p>119.7461</text:p>
          </table:table-cell>
          <table:table-cell office:value-type="float" office:value="106.6136" calcext:value-type="float">
            <text:p>106.6136</text:p>
          </table:table-cell>
          <table:table-cell office:value-type="float" office:value="280.9553" calcext:value-type="float">
            <text:p>280.9553</text:p>
          </table:table-cell>
          <table:table-cell office:value-type="float" office:value="288.2924" calcext:value-type="float">
            <text:p>288.2924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154.9185" calcext:value-type="float">
            <text:p>154.9185</text:p>
          </table:table-cell>
          <table:table-cell office:value-type="float" office:value="90.3211" calcext:value-type="float">
            <text:p>90.3211</text:p>
          </table:table-cell>
          <table:table-cell office:value-type="float" office:value="246.8376" calcext:value-type="float">
            <text:p>246.8376</text:p>
          </table:table-cell>
          <table:table-cell office:value-type="float" office:value="293.3935" calcext:value-type="float">
            <text:p>293.3935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35.7908" calcext:value-type="float">
            <text:p>35.7908</text:p>
          </table:table-cell>
          <table:table-cell office:value-type="float" office:value="82.3869" calcext:value-type="float">
            <text:p>82.3869</text:p>
          </table:table-cell>
          <table:table-cell office:value-type="float" office:value="268.1536" calcext:value-type="float">
            <text:p>268.1536</text:p>
          </table:table-cell>
          <table:table-cell office:value-type="float" office:value="256.3109" calcext:value-type="float">
            <text:p>256.3109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88.7466" calcext:value-type="float">
            <text:p>88.7466</text:p>
          </table:table-cell>
          <table:table-cell office:value-type="float" office:value="120.7425" calcext:value-type="float">
            <text:p>120.7425</text:p>
          </table:table-cell>
          <table:table-cell office:value-type="float" office:value="244.3471" calcext:value-type="float">
            <text:p>244.3471</text:p>
          </table:table-cell>
          <table:table-cell office:value-type="float" office:value="293.6208" calcext:value-type="float">
            <text:p>293.6208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117.6918" calcext:value-type="float">
            <text:p>117.6918</text:p>
          </table:table-cell>
          <table:table-cell office:value-type="float" office:value="96.404" calcext:value-type="float">
            <text:p>96.404</text:p>
          </table:table-cell>
          <table:table-cell office:value-type="float" office:value="252.485" calcext:value-type="float">
            <text:p>252.485</text:p>
          </table:table-cell>
          <table:table-cell office:value-type="float" office:value="243.8794" calcext:value-type="float">
            <text:p>243.8794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186.3179" calcext:value-type="float">
            <text:p>186.3179</text:p>
          </table:table-cell>
          <table:table-cell office:value-type="float" office:value="83.2706" calcext:value-type="float">
            <text:p>83.2706</text:p>
          </table:table-cell>
          <table:table-cell office:value-type="float" office:value="197.2958" calcext:value-type="float">
            <text:p>197.2958</text:p>
          </table:table-cell>
          <table:table-cell office:value-type="float" office:value="260.221" calcext:value-type="float">
            <text:p>260.221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78.5751" calcext:value-type="float">
            <text:p>78.5751</text:p>
          </table:table-cell>
          <table:table-cell office:value-type="float" office:value="101.0985" calcext:value-type="float">
            <text:p>101.0985</text:p>
          </table:table-cell>
          <table:table-cell office:value-type="float" office:value="193.1036" calcext:value-type="float">
            <text:p>193.1036</text:p>
          </table:table-cell>
          <table:table-cell office:value-type="float" office:value="248.2174" calcext:value-type="float">
            <text:p>248.217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2.2382" calcext:value-type="float">
            <text:p>72.2382</text:p>
          </table:table-cell>
          <table:table-cell office:value-type="float" office:value="75.0842" calcext:value-type="float">
            <text:p>75.0842</text:p>
          </table:table-cell>
          <table:table-cell office:value-type="float" office:value="209.4083" calcext:value-type="float">
            <text:p>209.4083</text:p>
          </table:table-cell>
          <table:table-cell office:value-type="float" office:value="210.1639" calcext:value-type="float">
            <text:p>210.1639</text:p>
          </table:table-cell>
        </table:table-row>
        <table:table-row table:style-name="ro1">
          <table:table-cell office:value-type="float" office:value="1002000" calcext:value-type="float">
            <text:p>1002000</text:p>
          </table:table-cell>
          <table:table-cell office:value-type="float" office:value="61.9165" calcext:value-type="float">
            <text:p>61.9165</text:p>
          </table:table-cell>
          <table:table-cell office:value-type="float" office:value="81.3473" calcext:value-type="float">
            <text:p>81.3473</text:p>
          </table:table-cell>
          <table:table-cell office:value-type="float" office:value="240.9001" calcext:value-type="float">
            <text:p>240.9001</text:p>
          </table:table-cell>
          <table:table-cell office:value-type="float" office:value="214.3" calcext:value-type="float">
            <text:p>214.3</text:p>
          </table:table-cell>
        </table:table-row>
        <table:table-row table:style-name="ro1">
          <table:table-cell office:value-type="float" office:value="1004000" calcext:value-type="float">
            <text:p>1004000</text:p>
          </table:table-cell>
          <table:table-cell office:value-type="float" office:value="70.7487" calcext:value-type="float">
            <text:p>70.7487</text:p>
          </table:table-cell>
          <table:table-cell office:value-type="float" office:value="79.9296" calcext:value-type="float">
            <text:p>79.9296</text:p>
          </table:table-cell>
          <table:table-cell office:value-type="float" office:value="221.2959" calcext:value-type="float">
            <text:p>221.2959</text:p>
          </table:table-cell>
          <table:table-cell office:value-type="float" office:value="237.9189" calcext:value-type="float">
            <text:p>237.9189</text:p>
          </table:table-cell>
        </table:table-row>
        <table:table-row table:style-name="ro1">
          <table:table-cell office:value-type="float" office:value="1006000" calcext:value-type="float">
            <text:p>1006000</text:p>
          </table:table-cell>
          <table:table-cell office:value-type="float" office:value="81.1372" calcext:value-type="float">
            <text:p>81.1372</text:p>
          </table:table-cell>
          <table:table-cell office:value-type="float" office:value="122.6715" calcext:value-type="float">
            <text:p>122.6715</text:p>
          </table:table-cell>
          <table:table-cell office:value-type="float" office:value="186.0368" calcext:value-type="float">
            <text:p>186.0368</text:p>
          </table:table-cell>
          <table:table-cell office:value-type="float" office:value="268.8865" calcext:value-type="float">
            <text:p>268.8865</text:p>
          </table:table-cell>
        </table:table-row>
        <table:table-row table:style-name="ro1">
          <table:table-cell office:value-type="float" office:value="1008000" calcext:value-type="float">
            <text:p>1008000</text:p>
          </table:table-cell>
          <table:table-cell office:value-type="float" office:value="92.2875" calcext:value-type="float">
            <text:p>92.2875</text:p>
          </table:table-cell>
          <table:table-cell office:value-type="float" office:value="83.3877" calcext:value-type="float">
            <text:p>83.3877</text:p>
          </table:table-cell>
          <table:table-cell office:value-type="float" office:value="231.217" calcext:value-type="float">
            <text:p>231.217</text:p>
          </table:table-cell>
          <table:table-cell office:value-type="float" office:value="283.3364" calcext:value-type="float">
            <text:p>283.3364</text:p>
          </table:table-cell>
        </table:table-row>
        <table:table-row table:style-name="ro1">
          <table:table-cell office:value-type="float" office:value="1010000" calcext:value-type="float">
            <text:p>1010000</text:p>
          </table:table-cell>
          <table:table-cell office:value-type="float" office:value="71.5863" calcext:value-type="float">
            <text:p>71.5863</text:p>
          </table:table-cell>
          <table:table-cell office:value-type="float" office:value="105.9184" calcext:value-type="float">
            <text:p>105.9184</text:p>
          </table:table-cell>
          <table:table-cell office:value-type="float" office:value="286.9866" calcext:value-type="float">
            <text:p>286.9866</text:p>
          </table:table-cell>
          <table:table-cell office:value-type="float" office:value="265.7278" calcext:value-type="float">
            <text:p>265.7278</text:p>
          </table:table-cell>
        </table:table-row>
        <table:table-row table:style-name="ro1">
          <table:table-cell office:value-type="float" office:value="1012000" calcext:value-type="float">
            <text:p>1012000</text:p>
          </table:table-cell>
          <table:table-cell office:value-type="float" office:value="106.8304" calcext:value-type="float">
            <text:p>106.8304</text:p>
          </table:table-cell>
          <table:table-cell office:value-type="float" office:value="104.3101" calcext:value-type="float">
            <text:p>104.3101</text:p>
          </table:table-cell>
          <table:table-cell office:value-type="float" office:value="257.0295" calcext:value-type="float">
            <text:p>257.0295</text:p>
          </table:table-cell>
          <table:table-cell office:value-type="float" office:value="261.6771" calcext:value-type="float">
            <text:p>261.6771</text:p>
          </table:table-cell>
        </table:table-row>
        <table:table-row table:style-name="ro1">
          <table:table-cell office:value-type="float" office:value="1014000" calcext:value-type="float">
            <text:p>1014000</text:p>
          </table:table-cell>
          <table:table-cell office:value-type="float" office:value="130.687" calcext:value-type="float">
            <text:p>130.687</text:p>
          </table:table-cell>
          <table:table-cell office:value-type="float" office:value="121.1426" calcext:value-type="float">
            <text:p>121.1426</text:p>
          </table:table-cell>
          <table:table-cell office:value-type="float" office:value="246.9309" calcext:value-type="float">
            <text:p>246.9309</text:p>
          </table:table-cell>
          <table:table-cell office:value-type="float" office:value="287.863" calcext:value-type="float">
            <text:p>287.863</text:p>
          </table:table-cell>
        </table:table-row>
        <table:table-row table:style-name="ro1">
          <table:table-cell office:value-type="float" office:value="1016000" calcext:value-type="float">
            <text:p>1016000</text:p>
          </table:table-cell>
          <table:table-cell office:value-type="float" office:value="20.7602" calcext:value-type="float">
            <text:p>20.7602</text:p>
          </table:table-cell>
          <table:table-cell office:value-type="float" office:value="126.957" calcext:value-type="float">
            <text:p>126.957</text:p>
          </table:table-cell>
          <table:table-cell office:value-type="float" office:value="213.1075" calcext:value-type="float">
            <text:p>213.1075</text:p>
          </table:table-cell>
          <table:table-cell office:value-type="float" office:value="279.0204" calcext:value-type="float">
            <text:p>279.0204</text:p>
          </table:table-cell>
        </table:table-row>
        <table:table-row table:style-name="ro1">
          <table:table-cell office:value-type="float" office:value="1018000" calcext:value-type="float">
            <text:p>1018000</text:p>
          </table:table-cell>
          <table:table-cell office:value-type="float" office:value="98.2311" calcext:value-type="float">
            <text:p>98.2311</text:p>
          </table:table-cell>
          <table:table-cell office:value-type="float" office:value="87.6507" calcext:value-type="float">
            <text:p>87.6507</text:p>
          </table:table-cell>
          <table:table-cell office:value-type="float" office:value="180.0367" calcext:value-type="float">
            <text:p>180.0367</text:p>
          </table:table-cell>
          <table:table-cell office:value-type="float" office:value="167.6981" calcext:value-type="float">
            <text:p>167.6981</text:p>
          </table:table-cell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152.7952" calcext:value-type="float">
            <text:p>152.7952</text:p>
          </table:table-cell>
          <table:table-cell office:value-type="float" office:value="83.0771" calcext:value-type="float">
            <text:p>83.0771</text:p>
          </table:table-cell>
          <table:table-cell office:value-type="float" office:value="224.1466" calcext:value-type="float">
            <text:p>224.1466</text:p>
          </table:table-cell>
          <table:table-cell office:value-type="float" office:value="119.1756" calcext:value-type="float">
            <text:p>119.1756</text:p>
          </table:table-cell>
        </table:table-row>
        <table:table-row table:style-name="ro1">
          <table:table-cell office:value-type="float" office:value="1022000" calcext:value-type="float">
            <text:p>1022000</text:p>
          </table:table-cell>
          <table:table-cell office:value-type="float" office:value="165.1519" calcext:value-type="float">
            <text:p>165.1519</text:p>
          </table:table-cell>
          <table:table-cell office:value-type="float" office:value="69.3209" calcext:value-type="float">
            <text:p>69.3209</text:p>
          </table:table-cell>
          <table:table-cell office:value-type="float" office:value="214.6494" calcext:value-type="float">
            <text:p>214.6494</text:p>
          </table:table-cell>
          <table:table-cell office:value-type="float" office:value="265.0829" calcext:value-type="float">
            <text:p>265.0829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46.8865" calcext:value-type="float">
            <text:p>46.8865</text:p>
          </table:table-cell>
          <table:table-cell office:value-type="float" office:value="101.8048" calcext:value-type="float">
            <text:p>101.8048</text:p>
          </table:table-cell>
          <table:table-cell office:value-type="float" office:value="219.2601" calcext:value-type="float">
            <text:p>219.2601</text:p>
          </table:table-cell>
          <table:table-cell office:value-type="float" office:value="245.1662" calcext:value-type="float">
            <text:p>245.1662</text:p>
          </table:table-cell>
        </table:table-row>
        <table:table-row table:style-name="ro1">
          <table:table-cell office:value-type="float" office:value="1026000" calcext:value-type="float">
            <text:p>1026000</text:p>
          </table:table-cell>
          <table:table-cell office:value-type="float" office:value="132.6897" calcext:value-type="float">
            <text:p>132.6897</text:p>
          </table:table-cell>
          <table:table-cell office:value-type="float" office:value="93.4596" calcext:value-type="float">
            <text:p>93.4596</text:p>
          </table:table-cell>
          <table:table-cell office:value-type="float" office:value="277.6249" calcext:value-type="float">
            <text:p>277.6249</text:p>
          </table:table-cell>
          <table:table-cell office:value-type="float" office:value="192.2637" calcext:value-type="float">
            <text:p>192.2637</text:p>
          </table:table-cell>
        </table:table-row>
        <table:table-row table:style-name="ro1">
          <table:table-cell office:value-type="float" office:value="1028000" calcext:value-type="float">
            <text:p>1028000</text:p>
          </table:table-cell>
          <table:table-cell office:value-type="float" office:value="151.6555" calcext:value-type="float">
            <text:p>151.6555</text:p>
          </table:table-cell>
          <table:table-cell office:value-type="float" office:value="96.735" calcext:value-type="float">
            <text:p>96.735</text:p>
          </table:table-cell>
          <table:table-cell office:value-type="float" office:value="168.8557" calcext:value-type="float">
            <text:p>168.8557</text:p>
          </table:table-cell>
          <table:table-cell office:value-type="float" office:value="245.6925" calcext:value-type="float">
            <text:p>245.6925</text:p>
          </table:table-cell>
        </table:table-row>
        <table:table-row table:style-name="ro1">
          <table:table-cell office:value-type="float" office:value="1030000" calcext:value-type="float">
            <text:p>1030000</text:p>
          </table:table-cell>
          <table:table-cell office:value-type="float" office:value="190.4301" calcext:value-type="float">
            <text:p>190.4301</text:p>
          </table:table-cell>
          <table:table-cell office:value-type="float" office:value="84.7338" calcext:value-type="float">
            <text:p>84.7338</text:p>
          </table:table-cell>
          <table:table-cell office:value-type="float" office:value="249.3152" calcext:value-type="float">
            <text:p>249.3152</text:p>
          </table:table-cell>
          <table:table-cell office:value-type="float" office:value="238.0586" calcext:value-type="float">
            <text:p>238.0586</text:p>
          </table:table-cell>
        </table:table-row>
        <table:table-row table:style-name="ro1">
          <table:table-cell office:value-type="float" office:value="1032000" calcext:value-type="float">
            <text:p>1032000</text:p>
          </table:table-cell>
          <table:table-cell office:value-type="float" office:value="124.0415" calcext:value-type="float">
            <text:p>124.0415</text:p>
          </table:table-cell>
          <table:table-cell office:value-type="float" office:value="81.9252" calcext:value-type="float">
            <text:p>81.9252</text:p>
          </table:table-cell>
          <table:table-cell office:value-type="float" office:value="232.7127" calcext:value-type="float">
            <text:p>232.7127</text:p>
          </table:table-cell>
          <table:table-cell office:value-type="float" office:value="247.0038" calcext:value-type="float">
            <text:p>247.0038</text:p>
          </table:table-cell>
        </table:table-row>
        <table:table-row table:style-name="ro1">
          <table:table-cell office:value-type="float" office:value="1034000" calcext:value-type="float">
            <text:p>1034000</text:p>
          </table:table-cell>
          <table:table-cell office:value-type="float" office:value="-5.6993" calcext:value-type="float">
            <text:p>-5.6993</text:p>
          </table:table-cell>
          <table:table-cell office:value-type="float" office:value="78.9033" calcext:value-type="float">
            <text:p>78.9033</text:p>
          </table:table-cell>
          <table:table-cell office:value-type="float" office:value="223.3493" calcext:value-type="float">
            <text:p>223.3493</text:p>
          </table:table-cell>
          <table:table-cell office:value-type="float" office:value="168.636" calcext:value-type="float">
            <text:p>168.636</text:p>
          </table:table-cell>
        </table:table-row>
        <table:table-row table:style-name="ro1">
          <table:table-cell office:value-type="float" office:value="1036000" calcext:value-type="float">
            <text:p>1036000</text:p>
          </table:table-cell>
          <table:table-cell office:value-type="float" office:value="73.7527" calcext:value-type="float">
            <text:p>73.7527</text:p>
          </table:table-cell>
          <table:table-cell office:value-type="float" office:value="90.2543" calcext:value-type="float">
            <text:p>90.2543</text:p>
          </table:table-cell>
          <table:table-cell office:value-type="float" office:value="272.6849" calcext:value-type="float">
            <text:p>272.6849</text:p>
          </table:table-cell>
          <table:table-cell office:value-type="float" office:value="270.2043" calcext:value-type="float">
            <text:p>270.2043</text:p>
          </table:table-cell>
        </table:table-row>
        <table:table-row table:style-name="ro1">
          <table:table-cell office:value-type="float" office:value="1038000" calcext:value-type="float">
            <text:p>1038000</text:p>
          </table:table-cell>
          <table:table-cell office:value-type="float" office:value="116.6824" calcext:value-type="float">
            <text:p>116.6824</text:p>
          </table:table-cell>
          <table:table-cell office:value-type="float" office:value="120.1221" calcext:value-type="float">
            <text:p>120.1221</text:p>
          </table:table-cell>
          <table:table-cell office:value-type="float" office:value="276.8511" calcext:value-type="float">
            <text:p>276.8511</text:p>
          </table:table-cell>
          <table:table-cell office:value-type="float" office:value="190.3603" calcext:value-type="float">
            <text:p>190.3603</text:p>
          </table:table-cell>
        </table:table-row>
        <table:table-row table:style-name="ro1">
          <table:table-cell office:value-type="float" office:value="1040000" calcext:value-type="float">
            <text:p>1040000</text:p>
          </table:table-cell>
          <table:table-cell office:value-type="float" office:value="121.3135" calcext:value-type="float">
            <text:p>121.3135</text:p>
          </table:table-cell>
          <table:table-cell office:value-type="float" office:value="87.8545" calcext:value-type="float">
            <text:p>87.8545</text:p>
          </table:table-cell>
          <table:table-cell office:value-type="float" office:value="274.958" calcext:value-type="float">
            <text:p>274.958</text:p>
          </table:table-cell>
          <table:table-cell office:value-type="float" office:value="257.5403" calcext:value-type="float">
            <text:p>257.5403</text:p>
          </table:table-cell>
        </table:table-row>
        <table:table-row table:style-name="ro1">
          <table:table-cell office:value-type="float" office:value="1042000" calcext:value-type="float">
            <text:p>1042000</text:p>
          </table:table-cell>
          <table:table-cell office:value-type="float" office:value="143.2654" calcext:value-type="float">
            <text:p>143.2654</text:p>
          </table:table-cell>
          <table:table-cell office:value-type="float" office:value="78.2885" calcext:value-type="float">
            <text:p>78.2885</text:p>
          </table:table-cell>
          <table:table-cell office:value-type="float" office:value="260.7343" calcext:value-type="float">
            <text:p>260.7343</text:p>
          </table:table-cell>
          <table:table-cell office:value-type="float" office:value="185.5481" calcext:value-type="float">
            <text:p>185.5481</text:p>
          </table:table-cell>
        </table:table-row>
        <table:table-row table:style-name="ro1">
          <table:table-cell office:value-type="float" office:value="1044000" calcext:value-type="float">
            <text:p>1044000</text:p>
          </table:table-cell>
          <table:table-cell office:value-type="float" office:value="111.853" calcext:value-type="float">
            <text:p>111.853</text:p>
          </table:table-cell>
          <table:table-cell office:value-type="float" office:value="111.7995" calcext:value-type="float">
            <text:p>111.7995</text:p>
          </table:table-cell>
          <table:table-cell office:value-type="float" office:value="243.6875" calcext:value-type="float">
            <text:p>243.6875</text:p>
          </table:table-cell>
          <table:table-cell office:value-type="float" office:value="259.0321" calcext:value-type="float">
            <text:p>259.0321</text:p>
          </table:table-cell>
        </table:table-row>
        <table:table-row table:style-name="ro1">
          <table:table-cell office:value-type="float" office:value="1046000" calcext:value-type="float">
            <text:p>1046000</text:p>
          </table:table-cell>
          <table:table-cell office:value-type="float" office:value="46.7067" calcext:value-type="float">
            <text:p>46.7067</text:p>
          </table:table-cell>
          <table:table-cell office:value-type="float" office:value="82.3731" calcext:value-type="float">
            <text:p>82.3731</text:p>
          </table:table-cell>
          <table:table-cell office:value-type="float" office:value="164.9004" calcext:value-type="float">
            <text:p>164.9004</text:p>
          </table:table-cell>
          <table:table-cell office:value-type="float" office:value="273.9829" calcext:value-type="float">
            <text:p>273.9829</text:p>
          </table:table-cell>
        </table:table-row>
        <table:table-row table:style-name="ro1">
          <table:table-cell office:value-type="float" office:value="1048000" calcext:value-type="float">
            <text:p>1048000</text:p>
          </table:table-cell>
          <table:table-cell office:value-type="float" office:value="174.8391" calcext:value-type="float">
            <text:p>174.8391</text:p>
          </table:table-cell>
          <table:table-cell office:value-type="float" office:value="107.0133" calcext:value-type="float">
            <text:p>107.0133</text:p>
          </table:table-cell>
          <table:table-cell office:value-type="float" office:value="189.1949" calcext:value-type="float">
            <text:p>189.1949</text:p>
          </table:table-cell>
          <table:table-cell office:value-type="float" office:value="265.5772" calcext:value-type="float">
            <text:p>265.5772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164.254" calcext:value-type="float">
            <text:p>164.254</text:p>
          </table:table-cell>
          <table:table-cell office:value-type="float" office:value="126.9335" calcext:value-type="float">
            <text:p>126.9335</text:p>
          </table:table-cell>
          <table:table-cell office:value-type="float" office:value="149.7133" calcext:value-type="float">
            <text:p>149.7133</text:p>
          </table:table-cell>
          <table:table-cell office:value-type="float" office:value="276.7555" calcext:value-type="float">
            <text:p>276.7555</text:p>
          </table:table-cell>
        </table:table-row>
        <table:table-row table:style-name="ro1">
          <table:table-cell office:value-type="float" office:value="1052000" calcext:value-type="float">
            <text:p>1052000</text:p>
          </table:table-cell>
          <table:table-cell office:value-type="float" office:value="104.8436" calcext:value-type="float">
            <text:p>104.8436</text:p>
          </table:table-cell>
          <table:table-cell office:value-type="float" office:value="99.6251" calcext:value-type="float">
            <text:p>99.6251</text:p>
          </table:table-cell>
          <table:table-cell office:value-type="float" office:value="238.294" calcext:value-type="float">
            <text:p>238.294</text:p>
          </table:table-cell>
          <table:table-cell office:value-type="float" office:value="283.4861" calcext:value-type="float">
            <text:p>283.4861</text:p>
          </table:table-cell>
        </table:table-row>
        <table:table-row table:style-name="ro1">
          <table:table-cell office:value-type="float" office:value="1054000" calcext:value-type="float">
            <text:p>1054000</text:p>
          </table:table-cell>
          <table:table-cell office:value-type="float" office:value="66.9007" calcext:value-type="float">
            <text:p>66.9007</text:p>
          </table:table-cell>
          <table:table-cell office:value-type="float" office:value="110.0319" calcext:value-type="float">
            <text:p>110.0319</text:p>
          </table:table-cell>
          <table:table-cell office:value-type="float" office:value="189.9626" calcext:value-type="float">
            <text:p>189.9626</text:p>
          </table:table-cell>
          <table:table-cell office:value-type="float" office:value="241.7103" calcext:value-type="float">
            <text:p>241.7103</text:p>
          </table:table-cell>
        </table:table-row>
        <table:table-row table:style-name="ro1">
          <table:table-cell office:value-type="float" office:value="1056000" calcext:value-type="float">
            <text:p>1056000</text:p>
          </table:table-cell>
          <table:table-cell office:value-type="float" office:value="15.4764" calcext:value-type="float">
            <text:p>15.4764</text:p>
          </table:table-cell>
          <table:table-cell office:value-type="float" office:value="71.6725" calcext:value-type="float">
            <text:p>71.6725</text:p>
          </table:table-cell>
          <table:table-cell office:value-type="float" office:value="221.1039" calcext:value-type="float">
            <text:p>221.1039</text:p>
          </table:table-cell>
          <table:table-cell office:value-type="float" office:value="287.5266" calcext:value-type="float">
            <text:p>287.5266</text:p>
          </table:table-cell>
        </table:table-row>
        <table:table-row table:style-name="ro1">
          <table:table-cell office:value-type="float" office:value="1058000" calcext:value-type="float">
            <text:p>1058000</text:p>
          </table:table-cell>
          <table:table-cell office:value-type="float" office:value="146.7182" calcext:value-type="float">
            <text:p>146.7182</text:p>
          </table:table-cell>
          <table:table-cell office:value-type="float" office:value="110.9701" calcext:value-type="float">
            <text:p>110.9701</text:p>
          </table:table-cell>
          <table:table-cell office:value-type="float" office:value="259.3114" calcext:value-type="float">
            <text:p>259.3114</text:p>
          </table:table-cell>
          <table:table-cell office:value-type="float" office:value="273.9897" calcext:value-type="float">
            <text:p>273.9897</text:p>
          </table:table-cell>
        </table:table-row>
        <table:table-row table:style-name="ro1">
          <table:table-cell office:value-type="float" office:value="1060000" calcext:value-type="float">
            <text:p>1060000</text:p>
          </table:table-cell>
          <table:table-cell office:value-type="float" office:value="148.3131" calcext:value-type="float">
            <text:p>148.3131</text:p>
          </table:table-cell>
          <table:table-cell office:value-type="float" office:value="85.2369" calcext:value-type="float">
            <text:p>85.2369</text:p>
          </table:table-cell>
          <table:table-cell office:value-type="float" office:value="197.3465" calcext:value-type="float">
            <text:p>197.3465</text:p>
          </table:table-cell>
          <table:table-cell office:value-type="float" office:value="246.6494" calcext:value-type="float">
            <text:p>246.6494</text:p>
          </table:table-cell>
        </table:table-row>
        <table:table-row table:style-name="ro1">
          <table:table-cell office:value-type="float" office:value="1062000" calcext:value-type="float">
            <text:p>1062000</text:p>
          </table:table-cell>
          <table:table-cell office:value-type="float" office:value="145.9213" calcext:value-type="float">
            <text:p>145.9213</text:p>
          </table:table-cell>
          <table:table-cell office:value-type="float" office:value="87.8541" calcext:value-type="float">
            <text:p>87.8541</text:p>
          </table:table-cell>
          <table:table-cell office:value-type="float" office:value="263.3445" calcext:value-type="float">
            <text:p>263.3445</text:p>
          </table:table-cell>
          <table:table-cell office:value-type="float" office:value="287.8071" calcext:value-type="float">
            <text:p>287.8071</text:p>
          </table:table-cell>
        </table:table-row>
        <table:table-row table:style-name="ro1">
          <table:table-cell office:value-type="float" office:value="1064000" calcext:value-type="float">
            <text:p>1064000</text:p>
          </table:table-cell>
          <table:table-cell office:value-type="float" office:value="147.9037" calcext:value-type="float">
            <text:p>147.9037</text:p>
          </table:table-cell>
          <table:table-cell office:value-type="float" office:value="54.1283" calcext:value-type="float">
            <text:p>54.1283</text:p>
          </table:table-cell>
          <table:table-cell office:value-type="float" office:value="234.586" calcext:value-type="float">
            <text:p>234.586</text:p>
          </table:table-cell>
          <table:table-cell office:value-type="float" office:value="244.053" calcext:value-type="float">
            <text:p>244.053</text:p>
          </table:table-cell>
        </table:table-row>
        <table:table-row table:style-name="ro1">
          <table:table-cell office:value-type="float" office:value="1066000" calcext:value-type="float">
            <text:p>1066000</text:p>
          </table:table-cell>
          <table:table-cell office:value-type="float" office:value="129.6427" calcext:value-type="float">
            <text:p>129.6427</text:p>
          </table:table-cell>
          <table:table-cell office:value-type="float" office:value="115.6892" calcext:value-type="float">
            <text:p>115.6892</text:p>
          </table:table-cell>
          <table:table-cell office:value-type="float" office:value="219.1128" calcext:value-type="float">
            <text:p>219.1128</text:p>
          </table:table-cell>
          <table:table-cell office:value-type="float" office:value="249.2061" calcext:value-type="float">
            <text:p>249.2061</text:p>
          </table:table-cell>
        </table:table-row>
        <table:table-row table:style-name="ro1">
          <table:table-cell office:value-type="float" office:value="1068000" calcext:value-type="float">
            <text:p>1068000</text:p>
          </table:table-cell>
          <table:table-cell office:value-type="float" office:value="173.7557" calcext:value-type="float">
            <text:p>173.7557</text:p>
          </table:table-cell>
          <table:table-cell office:value-type="float" office:value="82.5518" calcext:value-type="float">
            <text:p>82.5518</text:p>
          </table:table-cell>
          <table:table-cell office:value-type="float" office:value="189.6783" calcext:value-type="float">
            <text:p>189.6783</text:p>
          </table:table-cell>
          <table:table-cell office:value-type="float" office:value="203.5539" calcext:value-type="float">
            <text:p>203.5539</text:p>
          </table:table-cell>
        </table:table-row>
        <table:table-row table:style-name="ro1">
          <table:table-cell office:value-type="float" office:value="1070000" calcext:value-type="float">
            <text:p>1070000</text:p>
          </table:table-cell>
          <table:table-cell office:value-type="float" office:value="147.5048" calcext:value-type="float">
            <text:p>147.5048</text:p>
          </table:table-cell>
          <table:table-cell office:value-type="float" office:value="88.5681" calcext:value-type="float">
            <text:p>88.5681</text:p>
          </table:table-cell>
          <table:table-cell office:value-type="float" office:value="210.3047" calcext:value-type="float">
            <text:p>210.3047</text:p>
          </table:table-cell>
          <table:table-cell office:value-type="float" office:value="227.8335" calcext:value-type="float">
            <text:p>227.8335</text:p>
          </table:table-cell>
        </table:table-row>
        <table:table-row table:style-name="ro1">
          <table:table-cell office:value-type="float" office:value="1072000" calcext:value-type="float">
            <text:p>1072000</text:p>
          </table:table-cell>
          <table:table-cell office:value-type="float" office:value="151.1672" calcext:value-type="float">
            <text:p>151.1672</text:p>
          </table:table-cell>
          <table:table-cell office:value-type="float" office:value="96.1727" calcext:value-type="float">
            <text:p>96.1727</text:p>
          </table:table-cell>
          <table:table-cell office:value-type="float" office:value="264.905" calcext:value-type="float">
            <text:p>264.905</text:p>
          </table:table-cell>
          <table:table-cell office:value-type="float" office:value="242.0884" calcext:value-type="float">
            <text:p>242.0884</text:p>
          </table:table-cell>
        </table:table-row>
        <table:table-row table:style-name="ro1">
          <table:table-cell office:value-type="float" office:value="1074000" calcext:value-type="float">
            <text:p>1074000</text:p>
          </table:table-cell>
          <table:table-cell office:value-type="float" office:value="66.5574" calcext:value-type="float">
            <text:p>66.5574</text:p>
          </table:table-cell>
          <table:table-cell office:value-type="float" office:value="107.193" calcext:value-type="float">
            <text:p>107.193</text:p>
          </table:table-cell>
          <table:table-cell office:value-type="float" office:value="257.0226" calcext:value-type="float">
            <text:p>257.0226</text:p>
          </table:table-cell>
          <table:table-cell office:value-type="float" office:value="282.9237" calcext:value-type="float">
            <text:p>282.9237</text:p>
          </table:table-cell>
        </table:table-row>
        <table:table-row table:style-name="ro1">
          <table:table-cell office:value-type="float" office:value="1076000" calcext:value-type="float">
            <text:p>1076000</text:p>
          </table:table-cell>
          <table:table-cell office:value-type="float" office:value="151.3036" calcext:value-type="float">
            <text:p>151.3036</text:p>
          </table:table-cell>
          <table:table-cell office:value-type="float" office:value="93.0353" calcext:value-type="float">
            <text:p>93.0353</text:p>
          </table:table-cell>
          <table:table-cell office:value-type="float" office:value="240.3359" calcext:value-type="float">
            <text:p>240.3359</text:p>
          </table:table-cell>
          <table:table-cell office:value-type="float" office:value="298.4227" calcext:value-type="float">
            <text:p>298.4227</text:p>
          </table:table-cell>
        </table:table-row>
        <table:table-row table:style-name="ro1">
          <table:table-cell office:value-type="float" office:value="1078000" calcext:value-type="float">
            <text:p>1078000</text:p>
          </table:table-cell>
          <table:table-cell office:value-type="float" office:value="107.2175" calcext:value-type="float">
            <text:p>107.2175</text:p>
          </table:table-cell>
          <table:table-cell office:value-type="float" office:value="108.0136" calcext:value-type="float">
            <text:p>108.0136</text:p>
          </table:table-cell>
          <table:table-cell office:value-type="float" office:value="249.0898" calcext:value-type="float">
            <text:p>249.0898</text:p>
          </table:table-cell>
          <table:table-cell office:value-type="float" office:value="261.3922" calcext:value-type="float">
            <text:p>261.3922</text:p>
          </table:table-cell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17.5194" calcext:value-type="float">
            <text:p>17.5194</text:p>
          </table:table-cell>
          <table:table-cell office:value-type="float" office:value="88.3098" calcext:value-type="float">
            <text:p>88.3098</text:p>
          </table:table-cell>
          <table:table-cell office:value-type="float" office:value="246.8795" calcext:value-type="float">
            <text:p>246.8795</text:p>
          </table:table-cell>
          <table:table-cell office:value-type="float" office:value="284.8383" calcext:value-type="float">
            <text:p>284.8383</text:p>
          </table:table-cell>
        </table:table-row>
        <table:table-row table:style-name="ro1">
          <table:table-cell office:value-type="float" office:value="1082000" calcext:value-type="float">
            <text:p>1082000</text:p>
          </table:table-cell>
          <table:table-cell office:value-type="float" office:value="89.2272" calcext:value-type="float">
            <text:p>89.2272</text:p>
          </table:table-cell>
          <table:table-cell office:value-type="float" office:value="97.0398" calcext:value-type="float">
            <text:p>97.0398</text:p>
          </table:table-cell>
          <table:table-cell office:value-type="float" office:value="285.7882" calcext:value-type="float">
            <text:p>285.7882</text:p>
          </table:table-cell>
          <table:table-cell office:value-type="float" office:value="284.789" calcext:value-type="float">
            <text:p>284.789</text:p>
          </table:table-cell>
        </table:table-row>
        <table:table-row table:style-name="ro1">
          <table:table-cell office:value-type="float" office:value="1084000" calcext:value-type="float">
            <text:p>1084000</text:p>
          </table:table-cell>
          <table:table-cell office:value-type="float" office:value="95.7462" calcext:value-type="float">
            <text:p>95.7462</text:p>
          </table:table-cell>
          <table:table-cell office:value-type="float" office:value="107.8491" calcext:value-type="float">
            <text:p>107.8491</text:p>
          </table:table-cell>
          <table:table-cell office:value-type="float" office:value="128.0273" calcext:value-type="float">
            <text:p>128.0273</text:p>
          </table:table-cell>
          <table:table-cell office:value-type="float" office:value="250.7002" calcext:value-type="float">
            <text:p>250.7002</text:p>
          </table:table-cell>
        </table:table-row>
        <table:table-row table:style-name="ro1">
          <table:table-cell office:value-type="float" office:value="1086000" calcext:value-type="float">
            <text:p>1086000</text:p>
          </table:table-cell>
          <table:table-cell office:value-type="float" office:value="110.1627" calcext:value-type="float">
            <text:p>110.1627</text:p>
          </table:table-cell>
          <table:table-cell office:value-type="float" office:value="102.5134" calcext:value-type="float">
            <text:p>102.5134</text:p>
          </table:table-cell>
          <table:table-cell office:value-type="float" office:value="224.8787" calcext:value-type="float">
            <text:p>224.8787</text:p>
          </table:table-cell>
          <table:table-cell office:value-type="float" office:value="268.4196" calcext:value-type="float">
            <text:p>268.4196</text:p>
          </table:table-cell>
        </table:table-row>
        <table:table-row table:style-name="ro1">
          <table:table-cell office:value-type="float" office:value="1088000" calcext:value-type="float">
            <text:p>1088000</text:p>
          </table:table-cell>
          <table:table-cell office:value-type="float" office:value="78.8928" calcext:value-type="float">
            <text:p>78.8928</text:p>
          </table:table-cell>
          <table:table-cell office:value-type="float" office:value="123.7053" calcext:value-type="float">
            <text:p>123.7053</text:p>
          </table:table-cell>
          <table:table-cell office:value-type="float" office:value="236.6766" calcext:value-type="float">
            <text:p>236.6766</text:p>
          </table:table-cell>
          <table:table-cell office:value-type="float" office:value="222.3172" calcext:value-type="float">
            <text:p>222.3172</text:p>
          </table:table-cell>
        </table:table-row>
        <table:table-row table:style-name="ro1">
          <table:table-cell office:value-type="float" office:value="1090000" calcext:value-type="float">
            <text:p>1090000</text:p>
          </table:table-cell>
          <table:table-cell office:value-type="float" office:value="73.085" calcext:value-type="float">
            <text:p>73.085</text:p>
          </table:table-cell>
          <table:table-cell office:value-type="float" office:value="120.5135" calcext:value-type="float">
            <text:p>120.5135</text:p>
          </table:table-cell>
          <table:table-cell office:value-type="float" office:value="263.1859" calcext:value-type="float">
            <text:p>263.1859</text:p>
          </table:table-cell>
          <table:table-cell office:value-type="float" office:value="257.1668" calcext:value-type="float">
            <text:p>257.1668</text:p>
          </table:table-cell>
        </table:table-row>
        <table:table-row table:style-name="ro1">
          <table:table-cell office:value-type="float" office:value="1092000" calcext:value-type="float">
            <text:p>1092000</text:p>
          </table:table-cell>
          <table:table-cell office:value-type="float" office:value="57.0778" calcext:value-type="float">
            <text:p>57.0778</text:p>
          </table:table-cell>
          <table:table-cell office:value-type="float" office:value="78.4372" calcext:value-type="float">
            <text:p>78.4372</text:p>
          </table:table-cell>
          <table:table-cell office:value-type="float" office:value="209.8779" calcext:value-type="float">
            <text:p>209.8779</text:p>
          </table:table-cell>
          <table:table-cell office:value-type="float" office:value="261.6169" calcext:value-type="float">
            <text:p>261.6169</text:p>
          </table:table-cell>
        </table:table-row>
        <table:table-row table:style-name="ro1">
          <table:table-cell office:value-type="float" office:value="1094000" calcext:value-type="float">
            <text:p>1094000</text:p>
          </table:table-cell>
          <table:table-cell office:value-type="float" office:value="154.7258" calcext:value-type="float">
            <text:p>154.7258</text:p>
          </table:table-cell>
          <table:table-cell office:value-type="float" office:value="93.4551" calcext:value-type="float">
            <text:p>93.4551</text:p>
          </table:table-cell>
          <table:table-cell office:value-type="float" office:value="183.8487" calcext:value-type="float">
            <text:p>183.8487</text:p>
          </table:table-cell>
          <table:table-cell office:value-type="float" office:value="269.9915" calcext:value-type="float">
            <text:p>269.9915</text:p>
          </table:table-cell>
        </table:table-row>
        <table:table-row table:style-name="ro1">
          <table:table-cell office:value-type="float" office:value="1096000" calcext:value-type="float">
            <text:p>1096000</text:p>
          </table:table-cell>
          <table:table-cell office:value-type="float" office:value="155.5639" calcext:value-type="float">
            <text:p>155.5639</text:p>
          </table:table-cell>
          <table:table-cell office:value-type="float" office:value="77.907" calcext:value-type="float">
            <text:p>77.907</text:p>
          </table:table-cell>
          <table:table-cell office:value-type="float" office:value="160.5244" calcext:value-type="float">
            <text:p>160.5244</text:p>
          </table:table-cell>
          <table:table-cell office:value-type="float" office:value="242.8327" calcext:value-type="float">
            <text:p>242.8327</text:p>
          </table:table-cell>
        </table:table-row>
        <table:table-row table:style-name="ro1">
          <table:table-cell office:value-type="float" office:value="1098000" calcext:value-type="float">
            <text:p>1098000</text:p>
          </table:table-cell>
          <table:table-cell office:value-type="float" office:value="164.2432" calcext:value-type="float">
            <text:p>164.2432</text:p>
          </table:table-cell>
          <table:table-cell office:value-type="float" office:value="102.8566" calcext:value-type="float">
            <text:p>102.8566</text:p>
          </table:table-cell>
          <table:table-cell office:value-type="float" office:value="218.4823" calcext:value-type="float">
            <text:p>218.4823</text:p>
          </table:table-cell>
          <table:table-cell office:value-type="float" office:value="280.4313" calcext:value-type="float">
            <text:p>280.4313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64.4735" calcext:value-type="float">
            <text:p>64.4735</text:p>
          </table:table-cell>
          <table:table-cell office:value-type="float" office:value="118.075" calcext:value-type="float">
            <text:p>118.075</text:p>
          </table:table-cell>
          <table:table-cell office:value-type="float" office:value="211.7748" calcext:value-type="float">
            <text:p>211.7748</text:p>
          </table:table-cell>
          <table:table-cell office:value-type="float" office:value="260.3438" calcext:value-type="float">
            <text:p>260.3438</text:p>
          </table:table-cell>
        </table:table-row>
        <table:table-row table:style-name="ro1">
          <table:table-cell office:value-type="float" office:value="1102000" calcext:value-type="float">
            <text:p>1102000</text:p>
          </table:table-cell>
          <table:table-cell office:value-type="float" office:value="116.195" calcext:value-type="float">
            <text:p>116.195</text:p>
          </table:table-cell>
          <table:table-cell office:value-type="float" office:value="97.798" calcext:value-type="float">
            <text:p>97.798</text:p>
          </table:table-cell>
          <table:table-cell office:value-type="float" office:value="159.8161" calcext:value-type="float">
            <text:p>159.8161</text:p>
          </table:table-cell>
          <table:table-cell office:value-type="float" office:value="234.3823" calcext:value-type="float">
            <text:p>234.3823</text:p>
          </table:table-cell>
        </table:table-row>
        <table:table-row table:style-name="ro1">
          <table:table-cell office:value-type="float" office:value="1104000" calcext:value-type="float">
            <text:p>1104000</text:p>
          </table:table-cell>
          <table:table-cell office:value-type="float" office:value="129.915" calcext:value-type="float">
            <text:p>129.915</text:p>
          </table:table-cell>
          <table:table-cell office:value-type="float" office:value="81.1252" calcext:value-type="float">
            <text:p>81.1252</text:p>
          </table:table-cell>
          <table:table-cell office:value-type="float" office:value="210.272" calcext:value-type="float">
            <text:p>210.272</text:p>
          </table:table-cell>
          <table:table-cell office:value-type="float" office:value="175.263" calcext:value-type="float">
            <text:p>175.263</text:p>
          </table:table-cell>
        </table:table-row>
        <table:table-row table:style-name="ro1">
          <table:table-cell office:value-type="float" office:value="1106000" calcext:value-type="float">
            <text:p>1106000</text:p>
          </table:table-cell>
          <table:table-cell office:value-type="float" office:value="92.1089" calcext:value-type="float">
            <text:p>92.1089</text:p>
          </table:table-cell>
          <table:table-cell office:value-type="float" office:value="90.5104" calcext:value-type="float">
            <text:p>90.5104</text:p>
          </table:table-cell>
          <table:table-cell office:value-type="float" office:value="228.6908" calcext:value-type="float">
            <text:p>228.6908</text:p>
          </table:table-cell>
          <table:table-cell office:value-type="float" office:value="262.655" calcext:value-type="float">
            <text:p>262.655</text:p>
          </table:table-cell>
        </table:table-row>
        <table:table-row table:style-name="ro1">
          <table:table-cell office:value-type="float" office:value="1108000" calcext:value-type="float">
            <text:p>1108000</text:p>
          </table:table-cell>
          <table:table-cell office:value-type="float" office:value="132.0202" calcext:value-type="float">
            <text:p>132.0202</text:p>
          </table:table-cell>
          <table:table-cell office:value-type="float" office:value="72.0368" calcext:value-type="float">
            <text:p>72.0368</text:p>
          </table:table-cell>
          <table:table-cell office:value-type="float" office:value="212.6663" calcext:value-type="float">
            <text:p>212.6663</text:p>
          </table:table-cell>
          <table:table-cell office:value-type="float" office:value="287.608" calcext:value-type="float">
            <text:p>287.608</text:p>
          </table:table-cell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76.3755" calcext:value-type="float">
            <text:p>76.3755</text:p>
          </table:table-cell>
          <table:table-cell office:value-type="float" office:value="89.4826" calcext:value-type="float">
            <text:p>89.4826</text:p>
          </table:table-cell>
          <table:table-cell office:value-type="float" office:value="254.5789" calcext:value-type="float">
            <text:p>254.5789</text:p>
          </table:table-cell>
          <table:table-cell office:value-type="float" office:value="273.2231" calcext:value-type="float">
            <text:p>273.2231</text:p>
          </table:table-cell>
        </table:table-row>
        <table:table-row table:style-name="ro1">
          <table:table-cell office:value-type="float" office:value="1112000" calcext:value-type="float">
            <text:p>1112000</text:p>
          </table:table-cell>
          <table:table-cell office:value-type="float" office:value="132.3194" calcext:value-type="float">
            <text:p>132.3194</text:p>
          </table:table-cell>
          <table:table-cell office:value-type="float" office:value="111.4" calcext:value-type="float">
            <text:p>111.4</text:p>
          </table:table-cell>
          <table:table-cell office:value-type="float" office:value="181.6468" calcext:value-type="float">
            <text:p>181.6468</text:p>
          </table:table-cell>
          <table:table-cell office:value-type="float" office:value="277.9413" calcext:value-type="float">
            <text:p>277.9413</text:p>
          </table:table-cell>
        </table:table-row>
        <table:table-row table:style-name="ro1">
          <table:table-cell office:value-type="float" office:value="1114000" calcext:value-type="float">
            <text:p>1114000</text:p>
          </table:table-cell>
          <table:table-cell office:value-type="float" office:value="140.6333" calcext:value-type="float">
            <text:p>140.6333</text:p>
          </table:table-cell>
          <table:table-cell office:value-type="float" office:value="94.4951" calcext:value-type="float">
            <text:p>94.4951</text:p>
          </table:table-cell>
          <table:table-cell office:value-type="float" office:value="256.0063" calcext:value-type="float">
            <text:p>256.0063</text:p>
          </table:table-cell>
          <table:table-cell office:value-type="float" office:value="232.4073" calcext:value-type="float">
            <text:p>232.4073</text:p>
          </table:table-cell>
        </table:table-row>
        <table:table-row table:style-name="ro1">
          <table:table-cell office:value-type="float" office:value="1116000" calcext:value-type="float">
            <text:p>1116000</text:p>
          </table:table-cell>
          <table:table-cell office:value-type="float" office:value="71.9612" calcext:value-type="float">
            <text:p>71.9612</text:p>
          </table:table-cell>
          <table:table-cell office:value-type="float" office:value="129.0304" calcext:value-type="float">
            <text:p>129.0304</text:p>
          </table:table-cell>
          <table:table-cell office:value-type="float" office:value="161.4119" calcext:value-type="float">
            <text:p>161.4119</text:p>
          </table:table-cell>
          <table:table-cell office:value-type="float" office:value="256.5798" calcext:value-type="float">
            <text:p>256.5798</text:p>
          </table:table-cell>
        </table:table-row>
        <table:table-row table:style-name="ro1">
          <table:table-cell office:value-type="float" office:value="1118000" calcext:value-type="float">
            <text:p>1118000</text:p>
          </table:table-cell>
          <table:table-cell office:value-type="float" office:value="163.8135" calcext:value-type="float">
            <text:p>163.8135</text:p>
          </table:table-cell>
          <table:table-cell office:value-type="float" office:value="93.1238" calcext:value-type="float">
            <text:p>93.1238</text:p>
          </table:table-cell>
          <table:table-cell office:value-type="float" office:value="229.7089" calcext:value-type="float">
            <text:p>229.7089</text:p>
          </table:table-cell>
          <table:table-cell office:value-type="float" office:value="277.4077" calcext:value-type="float">
            <text:p>277.4077</text:p>
          </table:table-cell>
        </table:table-row>
        <table:table-row table:style-name="ro1">
          <table:table-cell office:value-type="float" office:value="1120000" calcext:value-type="float">
            <text:p>1120000</text:p>
          </table:table-cell>
          <table:table-cell office:value-type="float" office:value="163.0509" calcext:value-type="float">
            <text:p>163.0509</text:p>
          </table:table-cell>
          <table:table-cell office:value-type="float" office:value="104.8985" calcext:value-type="float">
            <text:p>104.8985</text:p>
          </table:table-cell>
          <table:table-cell office:value-type="float" office:value="269.9496" calcext:value-type="float">
            <text:p>269.9496</text:p>
          </table:table-cell>
          <table:table-cell office:value-type="float" office:value="257.7471" calcext:value-type="float">
            <text:p>257.7471</text:p>
          </table:table-cell>
        </table:table-row>
        <table:table-row table:style-name="ro1">
          <table:table-cell office:value-type="float" office:value="1122000" calcext:value-type="float">
            <text:p>1122000</text:p>
          </table:table-cell>
          <table:table-cell office:value-type="float" office:value="158.7058" calcext:value-type="float">
            <text:p>158.7058</text:p>
          </table:table-cell>
          <table:table-cell office:value-type="float" office:value="91.2941" calcext:value-type="float">
            <text:p>91.2941</text:p>
          </table:table-cell>
          <table:table-cell office:value-type="float" office:value="191.4778" calcext:value-type="float">
            <text:p>191.4778</text:p>
          </table:table-cell>
          <table:table-cell office:value-type="float" office:value="286.6594" calcext:value-type="float">
            <text:p>286.6594</text:p>
          </table:table-cell>
        </table:table-row>
        <table:table-row table:style-name="ro1">
          <table:table-cell office:value-type="float" office:value="1124000" calcext:value-type="float">
            <text:p>1124000</text:p>
          </table:table-cell>
          <table:table-cell office:value-type="float" office:value="143.8339" calcext:value-type="float">
            <text:p>143.8339</text:p>
          </table:table-cell>
          <table:table-cell office:value-type="float" office:value="85.9951" calcext:value-type="float">
            <text:p>85.9951</text:p>
          </table:table-cell>
          <table:table-cell office:value-type="float" office:value="235.415" calcext:value-type="float">
            <text:p>235.415</text:p>
          </table:table-cell>
          <table:table-cell office:value-type="float" office:value="251.0469" calcext:value-type="float">
            <text:p>251.0469</text:p>
          </table:table-cell>
        </table:table-row>
        <table:table-row table:style-name="ro1">
          <table:table-cell office:value-type="float" office:value="1126000" calcext:value-type="float">
            <text:p>1126000</text:p>
          </table:table-cell>
          <table:table-cell office:value-type="float" office:value="183.0906" calcext:value-type="float">
            <text:p>183.0906</text:p>
          </table:table-cell>
          <table:table-cell office:value-type="float" office:value="84.6532" calcext:value-type="float">
            <text:p>84.6532</text:p>
          </table:table-cell>
          <table:table-cell office:value-type="float" office:value="287.6821" calcext:value-type="float">
            <text:p>287.6821</text:p>
          </table:table-cell>
          <table:table-cell office:value-type="float" office:value="234.6311" calcext:value-type="float">
            <text:p>234.6311</text:p>
          </table:table-cell>
        </table:table-row>
        <table:table-row table:style-name="ro1">
          <table:table-cell office:value-type="float" office:value="1128000" calcext:value-type="float">
            <text:p>1128000</text:p>
          </table:table-cell>
          <table:table-cell office:value-type="float" office:value="122.6169" calcext:value-type="float">
            <text:p>122.6169</text:p>
          </table:table-cell>
          <table:table-cell office:value-type="float" office:value="66.0836" calcext:value-type="float">
            <text:p>66.0836</text:p>
          </table:table-cell>
          <table:table-cell office:value-type="float" office:value="236.9557" calcext:value-type="float">
            <text:p>236.9557</text:p>
          </table:table-cell>
          <table:table-cell office:value-type="float" office:value="270.4926" calcext:value-type="float">
            <text:p>270.4926</text:p>
          </table:table-cell>
        </table:table-row>
        <table:table-row table:style-name="ro1">
          <table:table-cell office:value-type="float" office:value="1130000" calcext:value-type="float">
            <text:p>1130000</text:p>
          </table:table-cell>
          <table:table-cell office:value-type="float" office:value="125.8146" calcext:value-type="float">
            <text:p>125.8146</text:p>
          </table:table-cell>
          <table:table-cell office:value-type="float" office:value="52.7835" calcext:value-type="float">
            <text:p>52.7835</text:p>
          </table:table-cell>
          <table:table-cell office:value-type="float" office:value="220.6069" calcext:value-type="float">
            <text:p>220.6069</text:p>
          </table:table-cell>
          <table:table-cell office:value-type="float" office:value="288.8855" calcext:value-type="float">
            <text:p>288.8855</text:p>
          </table:table-cell>
        </table:table-row>
        <table:table-row table:style-name="ro1">
          <table:table-cell office:value-type="float" office:value="1132000" calcext:value-type="float">
            <text:p>1132000</text:p>
          </table:table-cell>
          <table:table-cell office:value-type="float" office:value="135.7659" calcext:value-type="float">
            <text:p>135.7659</text:p>
          </table:table-cell>
          <table:table-cell office:value-type="float" office:value="75.1026" calcext:value-type="float">
            <text:p>75.1026</text:p>
          </table:table-cell>
          <table:table-cell office:value-type="float" office:value="270.9436" calcext:value-type="float">
            <text:p>270.9436</text:p>
          </table:table-cell>
          <table:table-cell office:value-type="float" office:value="278.3586" calcext:value-type="float">
            <text:p>278.3586</text:p>
          </table:table-cell>
        </table:table-row>
        <table:table-row table:style-name="ro1">
          <table:table-cell office:value-type="float" office:value="1134000" calcext:value-type="float">
            <text:p>1134000</text:p>
          </table:table-cell>
          <table:table-cell office:value-type="float" office:value="161.0606" calcext:value-type="float">
            <text:p>161.0606</text:p>
          </table:table-cell>
          <table:table-cell office:value-type="float" office:value="87.6097" calcext:value-type="float">
            <text:p>87.6097</text:p>
          </table:table-cell>
          <table:table-cell office:value-type="float" office:value="248.6643" calcext:value-type="float">
            <text:p>248.6643</text:p>
          </table:table-cell>
          <table:table-cell office:value-type="float" office:value="264.2081" calcext:value-type="float">
            <text:p>264.2081</text:p>
          </table:table-cell>
        </table:table-row>
        <table:table-row table:style-name="ro1">
          <table:table-cell office:value-type="float" office:value="1136000" calcext:value-type="float">
            <text:p>1136000</text:p>
          </table:table-cell>
          <table:table-cell office:value-type="float" office:value="87.8504" calcext:value-type="float">
            <text:p>87.8504</text:p>
          </table:table-cell>
          <table:table-cell office:value-type="float" office:value="96.4272" calcext:value-type="float">
            <text:p>96.4272</text:p>
          </table:table-cell>
          <table:table-cell office:value-type="float" office:value="275.5726" calcext:value-type="float">
            <text:p>275.5726</text:p>
          </table:table-cell>
          <table:table-cell office:value-type="float" office:value="264.4547" calcext:value-type="float">
            <text:p>264.4547</text:p>
          </table:table-cell>
        </table:table-row>
        <table:table-row table:style-name="ro1">
          <table:table-cell office:value-type="float" office:value="1138000" calcext:value-type="float">
            <text:p>1138000</text:p>
          </table:table-cell>
          <table:table-cell office:value-type="float" office:value="178.3729" calcext:value-type="float">
            <text:p>178.3729</text:p>
          </table:table-cell>
          <table:table-cell office:value-type="float" office:value="84.8295" calcext:value-type="float">
            <text:p>84.8295</text:p>
          </table:table-cell>
          <table:table-cell office:value-type="float" office:value="295.2093" calcext:value-type="float">
            <text:p>295.2093</text:p>
          </table:table-cell>
          <table:table-cell office:value-type="float" office:value="229.8022" calcext:value-type="float">
            <text:p>229.8022</text:p>
          </table:table-cell>
        </table:table-row>
        <table:table-row table:style-name="ro1">
          <table:table-cell office:value-type="float" office:value="1140000" calcext:value-type="float">
            <text:p>1140000</text:p>
          </table:table-cell>
          <table:table-cell office:value-type="float" office:value="164.2028" calcext:value-type="float">
            <text:p>164.2028</text:p>
          </table:table-cell>
          <table:table-cell office:value-type="float" office:value="70.7818" calcext:value-type="float">
            <text:p>70.7818</text:p>
          </table:table-cell>
          <table:table-cell office:value-type="float" office:value="256.4302" calcext:value-type="float">
            <text:p>256.4302</text:p>
          </table:table-cell>
          <table:table-cell office:value-type="float" office:value="266.1655" calcext:value-type="float">
            <text:p>266.1655</text:p>
          </table:table-cell>
        </table:table-row>
        <table:table-row table:style-name="ro1">
          <table:table-cell office:value-type="float" office:value="1142000" calcext:value-type="float">
            <text:p>1142000</text:p>
          </table:table-cell>
          <table:table-cell office:value-type="float" office:value="128.1508" calcext:value-type="float">
            <text:p>128.1508</text:p>
          </table:table-cell>
          <table:table-cell office:value-type="float" office:value="52.3603" calcext:value-type="float">
            <text:p>52.3603</text:p>
          </table:table-cell>
          <table:table-cell office:value-type="float" office:value="282.6463" calcext:value-type="float">
            <text:p>282.6463</text:p>
          </table:table-cell>
          <table:table-cell office:value-type="float" office:value="209.702" calcext:value-type="float">
            <text:p>209.702</text:p>
          </table:table-cell>
        </table:table-row>
        <table:table-row table:style-name="ro1">
          <table:table-cell office:value-type="float" office:value="1144000" calcext:value-type="float">
            <text:p>1144000</text:p>
          </table:table-cell>
          <table:table-cell office:value-type="float" office:value="-109.6768" calcext:value-type="float">
            <text:p>-109.6768</text:p>
          </table:table-cell>
          <table:table-cell office:value-type="float" office:value="95.5792" calcext:value-type="float">
            <text:p>95.5792</text:p>
          </table:table-cell>
          <table:table-cell office:value-type="float" office:value="249.9855" calcext:value-type="float">
            <text:p>249.9855</text:p>
          </table:table-cell>
          <table:table-cell office:value-type="float" office:value="195.3628" calcext:value-type="float">
            <text:p>195.3628</text:p>
          </table:table-cell>
        </table:table-row>
        <table:table-row table:style-name="ro1">
          <table:table-cell office:value-type="float" office:value="1146000" calcext:value-type="float">
            <text:p>1146000</text:p>
          </table:table-cell>
          <table:table-cell office:value-type="float" office:value="80.3469" calcext:value-type="float">
            <text:p>80.3469</text:p>
          </table:table-cell>
          <table:table-cell office:value-type="float" office:value="53.9253" calcext:value-type="float">
            <text:p>53.9253</text:p>
          </table:table-cell>
          <table:table-cell office:value-type="float" office:value="256.2619" calcext:value-type="float">
            <text:p>256.2619</text:p>
          </table:table-cell>
          <table:table-cell office:value-type="float" office:value="262.9995" calcext:value-type="float">
            <text:p>262.9995</text:p>
          </table:table-cell>
        </table:table-row>
        <table:table-row table:style-name="ro1">
          <table:table-cell office:value-type="float" office:value="1148000" calcext:value-type="float">
            <text:p>1148000</text:p>
          </table:table-cell>
          <table:table-cell office:value-type="float" office:value="101.5301" calcext:value-type="float">
            <text:p>101.5301</text:p>
          </table:table-cell>
          <table:table-cell office:value-type="float" office:value="15.805" calcext:value-type="float">
            <text:p>15.805</text:p>
          </table:table-cell>
          <table:table-cell office:value-type="float" office:value="278.145" calcext:value-type="float">
            <text:p>278.145</text:p>
          </table:table-cell>
          <table:table-cell office:value-type="float" office:value="268.2901" calcext:value-type="float">
            <text:p>268.2901</text:p>
          </table:table-cell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127.0519" calcext:value-type="float">
            <text:p>127.0519</text:p>
          </table:table-cell>
          <table:table-cell office:value-type="float" office:value="79.776" calcext:value-type="float">
            <text:p>79.776</text:p>
          </table:table-cell>
          <table:table-cell office:value-type="float" office:value="214.7372" calcext:value-type="float">
            <text:p>214.7372</text:p>
          </table:table-cell>
          <table:table-cell office:value-type="float" office:value="226.6623" calcext:value-type="float">
            <text:p>226.6623</text:p>
          </table:table-cell>
        </table:table-row>
        <table:table-row table:style-name="ro1">
          <table:table-cell office:value-type="float" office:value="1152000" calcext:value-type="float">
            <text:p>1152000</text:p>
          </table:table-cell>
          <table:table-cell office:value-type="float" office:value="20.1139" calcext:value-type="float">
            <text:p>20.1139</text:p>
          </table:table-cell>
          <table:table-cell office:value-type="float" office:value="94.1719" calcext:value-type="float">
            <text:p>94.1719</text:p>
          </table:table-cell>
          <table:table-cell office:value-type="float" office:value="256.3511" calcext:value-type="float">
            <text:p>256.3511</text:p>
          </table:table-cell>
          <table:table-cell office:value-type="float" office:value="260.9909" calcext:value-type="float">
            <text:p>260.9909</text:p>
          </table:table-cell>
        </table:table-row>
        <table:table-row table:style-name="ro1">
          <table:table-cell office:value-type="float" office:value="1154000" calcext:value-type="float">
            <text:p>1154000</text:p>
          </table:table-cell>
          <table:table-cell office:value-type="float" office:value="150.0527" calcext:value-type="float">
            <text:p>150.0527</text:p>
          </table:table-cell>
          <table:table-cell office:value-type="float" office:value="68.1417" calcext:value-type="float">
            <text:p>68.1417</text:p>
          </table:table-cell>
          <table:table-cell office:value-type="float" office:value="246.0967" calcext:value-type="float">
            <text:p>246.0967</text:p>
          </table:table-cell>
          <table:table-cell office:value-type="float" office:value="290.636" calcext:value-type="float">
            <text:p>290.636</text:p>
          </table:table-cell>
        </table:table-row>
        <table:table-row table:style-name="ro1">
          <table:table-cell office:value-type="float" office:value="1156000" calcext:value-type="float">
            <text:p>1156000</text:p>
          </table:table-cell>
          <table:table-cell office:value-type="float" office:value="121.4483" calcext:value-type="float">
            <text:p>121.4483</text:p>
          </table:table-cell>
          <table:table-cell office:value-type="float" office:value="62.5844" calcext:value-type="float">
            <text:p>62.5844</text:p>
          </table:table-cell>
          <table:table-cell office:value-type="float" office:value="219.7816" calcext:value-type="float">
            <text:p>219.7816</text:p>
          </table:table-cell>
          <table:table-cell office:value-type="float" office:value="222.3345" calcext:value-type="float">
            <text:p>222.3345</text:p>
          </table:table-cell>
        </table:table-row>
        <table:table-row table:style-name="ro1">
          <table:table-cell office:value-type="float" office:value="1158000" calcext:value-type="float">
            <text:p>1158000</text:p>
          </table:table-cell>
          <table:table-cell office:value-type="float" office:value="56.6718" calcext:value-type="float">
            <text:p>56.6718</text:p>
          </table:table-cell>
          <table:table-cell office:value-type="float" office:value="83.3441" calcext:value-type="float">
            <text:p>83.3441</text:p>
          </table:table-cell>
          <table:table-cell office:value-type="float" office:value="268.8442" calcext:value-type="float">
            <text:p>268.8442</text:p>
          </table:table-cell>
          <table:table-cell office:value-type="float" office:value="264.7914" calcext:value-type="float">
            <text:p>264.7914</text:p>
          </table:table-cell>
        </table:table-row>
        <table:table-row table:style-name="ro1">
          <table:table-cell office:value-type="float" office:value="1160000" calcext:value-type="float">
            <text:p>1160000</text:p>
          </table:table-cell>
          <table:table-cell office:value-type="float" office:value="59.0047" calcext:value-type="float">
            <text:p>59.0047</text:p>
          </table:table-cell>
          <table:table-cell office:value-type="float" office:value="56.2955" calcext:value-type="float">
            <text:p>56.2955</text:p>
          </table:table-cell>
          <table:table-cell office:value-type="float" office:value="283.5378" calcext:value-type="float">
            <text:p>283.5378</text:p>
          </table:table-cell>
          <table:table-cell office:value-type="float" office:value="265.5764" calcext:value-type="float">
            <text:p>265.5764</text:p>
          </table:table-cell>
        </table:table-row>
        <table:table-row table:style-name="ro1">
          <table:table-cell office:value-type="float" office:value="1162000" calcext:value-type="float">
            <text:p>1162000</text:p>
          </table:table-cell>
          <table:table-cell office:value-type="float" office:value="148.3566" calcext:value-type="float">
            <text:p>148.3566</text:p>
          </table:table-cell>
          <table:table-cell office:value-type="float" office:value="62.5246" calcext:value-type="float">
            <text:p>62.5246</text:p>
          </table:table-cell>
          <table:table-cell office:value-type="float" office:value="250.2598" calcext:value-type="float">
            <text:p>250.2598</text:p>
          </table:table-cell>
          <table:table-cell office:value-type="float" office:value="265.8243" calcext:value-type="float">
            <text:p>265.8243</text:p>
          </table:table-cell>
        </table:table-row>
        <table:table-row table:style-name="ro1">
          <table:table-cell office:value-type="float" office:value="1164000" calcext:value-type="float">
            <text:p>1164000</text:p>
          </table:table-cell>
          <table:table-cell office:value-type="float" office:value="83.067" calcext:value-type="float">
            <text:p>83.067</text:p>
          </table:table-cell>
          <table:table-cell office:value-type="float" office:value="89.2067" calcext:value-type="float">
            <text:p>89.2067</text:p>
          </table:table-cell>
          <table:table-cell office:value-type="float" office:value="256.0312" calcext:value-type="float">
            <text:p>256.0312</text:p>
          </table:table-cell>
          <table:table-cell office:value-type="float" office:value="273.2827" calcext:value-type="float">
            <text:p>273.2827</text:p>
          </table:table-cell>
        </table:table-row>
        <table:table-row table:style-name="ro1">
          <table:table-cell office:value-type="float" office:value="1166000" calcext:value-type="float">
            <text:p>1166000</text:p>
          </table:table-cell>
          <table:table-cell office:value-type="float" office:value="91.3424" calcext:value-type="float">
            <text:p>91.3424</text:p>
          </table:table-cell>
          <table:table-cell office:value-type="float" office:value="89.6536" calcext:value-type="float">
            <text:p>89.6536</text:p>
          </table:table-cell>
          <table:table-cell office:value-type="float" office:value="259.9565" calcext:value-type="float">
            <text:p>259.9565</text:p>
          </table:table-cell>
          <table:table-cell office:value-type="float" office:value="260.5435" calcext:value-type="float">
            <text:p>260.5435</text:p>
          </table:table-cell>
        </table:table-row>
        <table:table-row table:style-name="ro1">
          <table:table-cell office:value-type="float" office:value="1168000" calcext:value-type="float">
            <text:p>1168000</text:p>
          </table:table-cell>
          <table:table-cell office:value-type="float" office:value="88.1492" calcext:value-type="float">
            <text:p>88.1492</text:p>
          </table:table-cell>
          <table:table-cell office:value-type="float" office:value="70.1604" calcext:value-type="float">
            <text:p>70.1604</text:p>
          </table:table-cell>
          <table:table-cell office:value-type="float" office:value="208.8862" calcext:value-type="float">
            <text:p>208.8862</text:p>
          </table:table-cell>
          <table:table-cell office:value-type="float" office:value="290.5071" calcext:value-type="float">
            <text:p>290.5071</text:p>
          </table:table-cell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112.5488" calcext:value-type="float">
            <text:p>112.5488</text:p>
          </table:table-cell>
          <table:table-cell office:value-type="float" office:value="100.1583" calcext:value-type="float">
            <text:p>100.1583</text:p>
          </table:table-cell>
          <table:table-cell office:value-type="float" office:value="86.7748" calcext:value-type="float">
            <text:p>86.7748</text:p>
          </table:table-cell>
          <table:table-cell office:value-type="float" office:value="270.2539" calcext:value-type="float">
            <text:p>270.2539</text:p>
          </table:table-cell>
        </table:table-row>
        <table:table-row table:style-name="ro1">
          <table:table-cell office:value-type="float" office:value="1172000" calcext:value-type="float">
            <text:p>1172000</text:p>
          </table:table-cell>
          <table:table-cell office:value-type="float" office:value="92.5861" calcext:value-type="float">
            <text:p>92.5861</text:p>
          </table:table-cell>
          <table:table-cell office:value-type="float" office:value="65.4524" calcext:value-type="float">
            <text:p>65.4524</text:p>
          </table:table-cell>
          <table:table-cell office:value-type="float" office:value="281.0075" calcext:value-type="float">
            <text:p>281.0075</text:p>
          </table:table-cell>
          <table:table-cell office:value-type="float" office:value="277.6301" calcext:value-type="float">
            <text:p>277.6301</text:p>
          </table:table-cell>
        </table:table-row>
        <table:table-row table:style-name="ro1">
          <table:table-cell office:value-type="float" office:value="1174000" calcext:value-type="float">
            <text:p>1174000</text:p>
          </table:table-cell>
          <table:table-cell office:value-type="float" office:value="103.2688" calcext:value-type="float">
            <text:p>103.2688</text:p>
          </table:table-cell>
          <table:table-cell office:value-type="float" office:value="86.2797" calcext:value-type="float">
            <text:p>86.2797</text:p>
          </table:table-cell>
          <table:table-cell office:value-type="float" office:value="270.3691" calcext:value-type="float">
            <text:p>270.3691</text:p>
          </table:table-cell>
          <table:table-cell office:value-type="float" office:value="268.1419" calcext:value-type="float">
            <text:p>268.1419</text:p>
          </table:table-cell>
        </table:table-row>
        <table:table-row table:style-name="ro1">
          <table:table-cell office:value-type="float" office:value="1176000" calcext:value-type="float">
            <text:p>1176000</text:p>
          </table:table-cell>
          <table:table-cell office:value-type="float" office:value="122.9468" calcext:value-type="float">
            <text:p>122.9468</text:p>
          </table:table-cell>
          <table:table-cell office:value-type="float" office:value="100.2701" calcext:value-type="float">
            <text:p>100.2701</text:p>
          </table:table-cell>
          <table:table-cell office:value-type="float" office:value="278.3375" calcext:value-type="float">
            <text:p>278.3375</text:p>
          </table:table-cell>
          <table:table-cell office:value-type="float" office:value="256.1432" calcext:value-type="float">
            <text:p>256.1432</text:p>
          </table:table-cell>
        </table:table-row>
        <table:table-row table:style-name="ro1">
          <table:table-cell office:value-type="float" office:value="1178000" calcext:value-type="float">
            <text:p>1178000</text:p>
          </table:table-cell>
          <table:table-cell office:value-type="float" office:value="82.9672" calcext:value-type="float">
            <text:p>82.9672</text:p>
          </table:table-cell>
          <table:table-cell office:value-type="float" office:value="109.3363" calcext:value-type="float">
            <text:p>109.3363</text:p>
          </table:table-cell>
          <table:table-cell office:value-type="float" office:value="172.0399" calcext:value-type="float">
            <text:p>172.0399</text:p>
          </table:table-cell>
          <table:table-cell office:value-type="float" office:value="284.4388" calcext:value-type="float">
            <text:p>284.4388</text:p>
          </table:table-cell>
        </table:table-row>
        <table:table-row table:style-name="ro1">
          <table:table-cell office:value-type="float" office:value="1180000" calcext:value-type="float">
            <text:p>1180000</text:p>
          </table:table-cell>
          <table:table-cell office:value-type="float" office:value="16.2837" calcext:value-type="float">
            <text:p>16.2837</text:p>
          </table:table-cell>
          <table:table-cell office:value-type="float" office:value="90.7506" calcext:value-type="float">
            <text:p>90.7506</text:p>
          </table:table-cell>
          <table:table-cell office:value-type="float" office:value="197.7611" calcext:value-type="float">
            <text:p>197.7611</text:p>
          </table:table-cell>
          <table:table-cell office:value-type="float" office:value="278.6044" calcext:value-type="float">
            <text:p>278.6044</text:p>
          </table:table-cell>
        </table:table-row>
        <table:table-row table:style-name="ro1">
          <table:table-cell office:value-type="float" office:value="1182000" calcext:value-type="float">
            <text:p>1182000</text:p>
          </table:table-cell>
          <table:table-cell office:value-type="float" office:value="87.3549" calcext:value-type="float">
            <text:p>87.3549</text:p>
          </table:table-cell>
          <table:table-cell office:value-type="float" office:value="99.2604" calcext:value-type="float">
            <text:p>99.2604</text:p>
          </table:table-cell>
          <table:table-cell office:value-type="float" office:value="204.2033" calcext:value-type="float">
            <text:p>204.2033</text:p>
          </table:table-cell>
          <table:table-cell office:value-type="float" office:value="270.8227" calcext:value-type="float">
            <text:p>270.8227</text:p>
          </table:table-cell>
        </table:table-row>
        <table:table-row table:style-name="ro1">
          <table:table-cell office:value-type="float" office:value="1184000" calcext:value-type="float">
            <text:p>1184000</text:p>
          </table:table-cell>
          <table:table-cell office:value-type="float" office:value="53.8868" calcext:value-type="float">
            <text:p>53.8868</text:p>
          </table:table-cell>
          <table:table-cell office:value-type="float" office:value="89.9457" calcext:value-type="float">
            <text:p>89.9457</text:p>
          </table:table-cell>
          <table:table-cell office:value-type="float" office:value="179.5688" calcext:value-type="float">
            <text:p>179.5688</text:p>
          </table:table-cell>
          <table:table-cell office:value-type="float" office:value="265.9305" calcext:value-type="float">
            <text:p>265.9305</text:p>
          </table:table-cell>
        </table:table-row>
        <table:table-row table:style-name="ro1">
          <table:table-cell office:value-type="float" office:value="1186000" calcext:value-type="float">
            <text:p>1186000</text:p>
          </table:table-cell>
          <table:table-cell office:value-type="float" office:value="40.1883" calcext:value-type="float">
            <text:p>40.1883</text:p>
          </table:table-cell>
          <table:table-cell office:value-type="float" office:value="105.9705" calcext:value-type="float">
            <text:p>105.9705</text:p>
          </table:table-cell>
          <table:table-cell office:value-type="float" office:value="167.7395" calcext:value-type="float">
            <text:p>167.7395</text:p>
          </table:table-cell>
          <table:table-cell office:value-type="float" office:value="242.9973" calcext:value-type="float">
            <text:p>242.9973</text:p>
          </table:table-cell>
        </table:table-row>
        <table:table-row table:style-name="ro1">
          <table:table-cell office:value-type="float" office:value="1188000" calcext:value-type="float">
            <text:p>1188000</text:p>
          </table:table-cell>
          <table:table-cell office:value-type="float" office:value="39.2823" calcext:value-type="float">
            <text:p>39.2823</text:p>
          </table:table-cell>
          <table:table-cell office:value-type="float" office:value="100.1481" calcext:value-type="float">
            <text:p>100.1481</text:p>
          </table:table-cell>
          <table:table-cell office:value-type="float" office:value="193.607" calcext:value-type="float">
            <text:p>193.607</text:p>
          </table:table-cell>
          <table:table-cell office:value-type="float" office:value="257.3577" calcext:value-type="float">
            <text:p>257.3577</text:p>
          </table:table-cell>
        </table:table-row>
        <table:table-row table:style-name="ro1">
          <table:table-cell office:value-type="float" office:value="1190000" calcext:value-type="float">
            <text:p>1190000</text:p>
          </table:table-cell>
          <table:table-cell office:value-type="float" office:value="119.8723" calcext:value-type="float">
            <text:p>119.8723</text:p>
          </table:table-cell>
          <table:table-cell office:value-type="float" office:value="97.7777" calcext:value-type="float">
            <text:p>97.7777</text:p>
          </table:table-cell>
          <table:table-cell office:value-type="float" office:value="269.1271" calcext:value-type="float">
            <text:p>269.1271</text:p>
          </table:table-cell>
          <table:table-cell office:value-type="float" office:value="201.2457" calcext:value-type="float">
            <text:p>201.2457</text:p>
          </table:table-cell>
        </table:table-row>
        <table:table-row table:style-name="ro1">
          <table:table-cell office:value-type="float" office:value="1192000" calcext:value-type="float">
            <text:p>1192000</text:p>
          </table:table-cell>
          <table:table-cell office:value-type="float" office:value="58.5107" calcext:value-type="float">
            <text:p>58.5107</text:p>
          </table:table-cell>
          <table:table-cell office:value-type="float" office:value="54.438" calcext:value-type="float">
            <text:p>54.438</text:p>
          </table:table-cell>
          <table:table-cell office:value-type="float" office:value="215.2769" calcext:value-type="float">
            <text:p>215.2769</text:p>
          </table:table-cell>
          <table:table-cell office:value-type="float" office:value="200.5761" calcext:value-type="float">
            <text:p>200.5761</text:p>
          </table:table-cell>
        </table:table-row>
        <table:table-row table:style-name="ro1">
          <table:table-cell office:value-type="float" office:value="1194000" calcext:value-type="float">
            <text:p>1194000</text:p>
          </table:table-cell>
          <table:table-cell office:value-type="float" office:value="73.0232" calcext:value-type="float">
            <text:p>73.0232</text:p>
          </table:table-cell>
          <table:table-cell office:value-type="float" office:value="86.5881" calcext:value-type="float">
            <text:p>86.5881</text:p>
          </table:table-cell>
          <table:table-cell office:value-type="float" office:value="251.4044" calcext:value-type="float">
            <text:p>251.4044</text:p>
          </table:table-cell>
          <table:table-cell office:value-type="float" office:value="268.6553" calcext:value-type="float">
            <text:p>268.6553</text:p>
          </table:table-cell>
        </table:table-row>
        <table:table-row table:style-name="ro1">
          <table:table-cell office:value-type="float" office:value="1196000" calcext:value-type="float">
            <text:p>1196000</text:p>
          </table:table-cell>
          <table:table-cell office:value-type="float" office:value="76.8974" calcext:value-type="float">
            <text:p>76.8974</text:p>
          </table:table-cell>
          <table:table-cell office:value-type="float" office:value="107.8203" calcext:value-type="float">
            <text:p>107.8203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287.4275" calcext:value-type="float">
            <text:p>287.4275</text:p>
          </table:table-cell>
        </table:table-row>
        <table:table-row table:style-name="ro1">
          <table:table-cell office:value-type="float" office:value="1198000" calcext:value-type="float">
            <text:p>1198000</text:p>
          </table:table-cell>
          <table:table-cell office:value-type="float" office:value="54.3661" calcext:value-type="float">
            <text:p>54.3661</text:p>
          </table:table-cell>
          <table:table-cell office:value-type="float" office:value="113.3222" calcext:value-type="float">
            <text:p>113.3222</text:p>
          </table:table-cell>
          <table:table-cell office:value-type="float" office:value="230.7452" calcext:value-type="float">
            <text:p>230.7452</text:p>
          </table:table-cell>
          <table:table-cell office:value-type="float" office:value="288.8162" calcext:value-type="float">
            <text:p>288.816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39.8305" calcext:value-type="float">
            <text:p>39.8305</text:p>
          </table:table-cell>
          <table:table-cell office:value-type="float" office:value="68.3576" calcext:value-type="float">
            <text:p>68.3576</text:p>
          </table:table-cell>
          <table:table-cell office:value-type="float" office:value="274.3938" calcext:value-type="float">
            <text:p>274.3938</text:p>
          </table:table-cell>
          <table:table-cell office:value-type="float" office:value="251.6321" calcext:value-type="float">
            <text:p>251.6321</text:p>
          </table:table-cell>
        </table:table-row>
        <table:table-row table:style-name="ro1">
          <table:table-cell office:value-type="float" office:value="1202000" calcext:value-type="float">
            <text:p>1202000</text:p>
          </table:table-cell>
          <table:table-cell office:value-type="float" office:value="120.5569" calcext:value-type="float">
            <text:p>120.5569</text:p>
          </table:table-cell>
          <table:table-cell office:value-type="float" office:value="85.6149" calcext:value-type="float">
            <text:p>85.6149</text:p>
          </table:table-cell>
          <table:table-cell office:value-type="float" office:value="147.2255" calcext:value-type="float">
            <text:p>147.2255</text:p>
          </table:table-cell>
          <table:table-cell office:value-type="float" office:value="231.4842" calcext:value-type="float">
            <text:p>231.4842</text:p>
          </table:table-cell>
        </table:table-row>
        <table:table-row table:style-name="ro1">
          <table:table-cell office:value-type="float" office:value="1204000" calcext:value-type="float">
            <text:p>1204000</text:p>
          </table:table-cell>
          <table:table-cell office:value-type="float" office:value="122.53" calcext:value-type="float">
            <text:p>122.53</text:p>
          </table:table-cell>
          <table:table-cell office:value-type="float" office:value="87.8921" calcext:value-type="float">
            <text:p>87.8921</text:p>
          </table:table-cell>
          <table:table-cell office:value-type="float" office:value="250.5795" calcext:value-type="float">
            <text:p>250.5795</text:p>
          </table:table-cell>
          <table:table-cell office:value-type="float" office:value="253.9849" calcext:value-type="float">
            <text:p>253.9849</text:p>
          </table:table-cell>
        </table:table-row>
        <table:table-row table:style-name="ro1">
          <table:table-cell office:value-type="float" office:value="1206000" calcext:value-type="float">
            <text:p>1206000</text:p>
          </table:table-cell>
          <table:table-cell office:value-type="float" office:value="118.1747" calcext:value-type="float">
            <text:p>118.1747</text:p>
          </table:table-cell>
          <table:table-cell office:value-type="float" office:value="79.1225" calcext:value-type="float">
            <text:p>79.1225</text:p>
          </table:table-cell>
          <table:table-cell office:value-type="float" office:value="257.5439" calcext:value-type="float">
            <text:p>257.5439</text:p>
          </table:table-cell>
          <table:table-cell office:value-type="float" office:value="228.8158" calcext:value-type="float">
            <text:p>228.8158</text:p>
          </table:table-cell>
        </table:table-row>
        <table:table-row table:style-name="ro1">
          <table:table-cell office:value-type="float" office:value="1208000" calcext:value-type="float">
            <text:p>1208000</text:p>
          </table:table-cell>
          <table:table-cell office:value-type="float" office:value="102.645" calcext:value-type="float">
            <text:p>102.645</text:p>
          </table:table-cell>
          <table:table-cell office:value-type="float" office:value="80.5294" calcext:value-type="float">
            <text:p>80.5294</text:p>
          </table:table-cell>
          <table:table-cell office:value-type="float" office:value="232.9438" calcext:value-type="float">
            <text:p>232.9438</text:p>
          </table:table-cell>
          <table:table-cell office:value-type="float" office:value="249.3828" calcext:value-type="float">
            <text:p>249.3828</text:p>
          </table:table-cell>
        </table:table-row>
        <table:table-row table:style-name="ro1">
          <table:table-cell office:value-type="float" office:value="1210000" calcext:value-type="float">
            <text:p>1210000</text:p>
          </table:table-cell>
          <table:table-cell office:value-type="float" office:value="107.6401" calcext:value-type="float">
            <text:p>107.6401</text:p>
          </table:table-cell>
          <table:table-cell office:value-type="float" office:value="78.7157" calcext:value-type="float">
            <text:p>78.7157</text:p>
          </table:table-cell>
          <table:table-cell office:value-type="float" office:value="140.0401" calcext:value-type="float">
            <text:p>140.0401</text:p>
          </table:table-cell>
          <table:table-cell office:value-type="float" office:value="194.7417" calcext:value-type="float">
            <text:p>194.7417</text:p>
          </table:table-cell>
        </table:table-row>
        <table:table-row table:style-name="ro1">
          <table:table-cell office:value-type="float" office:value="1212000" calcext:value-type="float">
            <text:p>1212000</text:p>
          </table:table-cell>
          <table:table-cell office:value-type="float" office:value="89.3754" calcext:value-type="float">
            <text:p>89.3754</text:p>
          </table:table-cell>
          <table:table-cell office:value-type="float" office:value="119.832" calcext:value-type="float">
            <text:p>119.832</text:p>
          </table:table-cell>
          <table:table-cell office:value-type="float" office:value="212.0103" calcext:value-type="float">
            <text:p>212.0103</text:p>
          </table:table-cell>
          <table:table-cell office:value-type="float" office:value="268.6455" calcext:value-type="float">
            <text:p>268.6455</text:p>
          </table:table-cell>
        </table:table-row>
        <table:table-row table:style-name="ro1">
          <table:table-cell office:value-type="float" office:value="1214000" calcext:value-type="float">
            <text:p>1214000</text:p>
          </table:table-cell>
          <table:table-cell office:value-type="float" office:value="53.8197" calcext:value-type="float">
            <text:p>53.8197</text:p>
          </table:table-cell>
          <table:table-cell office:value-type="float" office:value="83.0499" calcext:value-type="float">
            <text:p>83.0499</text:p>
          </table:table-cell>
          <table:table-cell office:value-type="float" office:value="218.694" calcext:value-type="float">
            <text:p>218.694</text:p>
          </table:table-cell>
          <table:table-cell office:value-type="float" office:value="287.7425" calcext:value-type="float">
            <text:p>287.7425</text:p>
          </table:table-cell>
        </table:table-row>
        <table:table-row table:style-name="ro1">
          <table:table-cell office:value-type="float" office:value="1216000" calcext:value-type="float">
            <text:p>1216000</text:p>
          </table:table-cell>
          <table:table-cell office:value-type="float" office:value="125.189" calcext:value-type="float">
            <text:p>125.189</text:p>
          </table:table-cell>
          <table:table-cell office:value-type="float" office:value="107.2849" calcext:value-type="float">
            <text:p>107.2849</text:p>
          </table:table-cell>
          <table:table-cell office:value-type="float" office:value="159.6621" calcext:value-type="float">
            <text:p>159.6621</text:p>
          </table:table-cell>
          <table:table-cell office:value-type="float" office:value="161.58" calcext:value-type="float">
            <text:p>161.58</text:p>
          </table:table-cell>
        </table:table-row>
        <table:table-row table:style-name="ro1">
          <table:table-cell office:value-type="float" office:value="1218000" calcext:value-type="float">
            <text:p>1218000</text:p>
          </table:table-cell>
          <table:table-cell office:value-type="float" office:value="85.9994" calcext:value-type="float">
            <text:p>85.9994</text:p>
          </table:table-cell>
          <table:table-cell office:value-type="float" office:value="62.4748" calcext:value-type="float">
            <text:p>62.4748</text:p>
          </table:table-cell>
          <table:table-cell office:value-type="float" office:value="251.7579" calcext:value-type="float">
            <text:p>251.7579</text:p>
          </table:table-cell>
          <table:table-cell office:value-type="float" office:value="261.0654" calcext:value-type="float">
            <text:p>261.0654</text:p>
          </table:table-cell>
        </table:table-row>
        <table:table-row table:style-name="ro1">
          <table:table-cell office:value-type="float" office:value="1220000" calcext:value-type="float">
            <text:p>1220000</text:p>
          </table:table-cell>
          <table:table-cell office:value-type="float" office:value="109.7934" calcext:value-type="float">
            <text:p>109.7934</text:p>
          </table:table-cell>
          <table:table-cell office:value-type="float" office:value="69.2729" calcext:value-type="float">
            <text:p>69.2729</text:p>
          </table:table-cell>
          <table:table-cell office:value-type="float" office:value="223.349" calcext:value-type="float">
            <text:p>223.349</text:p>
          </table:table-cell>
          <table:table-cell office:value-type="float" office:value="260.6078" calcext:value-type="float">
            <text:p>260.6078</text:p>
          </table:table-cell>
        </table:table-row>
        <table:table-row table:style-name="ro1">
          <table:table-cell office:value-type="float" office:value="1222000" calcext:value-type="float">
            <text:p>1222000</text:p>
          </table:table-cell>
          <table:table-cell office:value-type="float" office:value="67.3326" calcext:value-type="float">
            <text:p>67.3326</text:p>
          </table:table-cell>
          <table:table-cell office:value-type="float" office:value="75.6069" calcext:value-type="float">
            <text:p>75.6069</text:p>
          </table:table-cell>
          <table:table-cell office:value-type="float" office:value="239.8105" calcext:value-type="float">
            <text:p>239.8105</text:p>
          </table:table-cell>
          <table:table-cell office:value-type="float" office:value="210.6858" calcext:value-type="float">
            <text:p>210.6858</text:p>
          </table:table-cell>
        </table:table-row>
        <table:table-row table:style-name="ro1">
          <table:table-cell office:value-type="float" office:value="1224000" calcext:value-type="float">
            <text:p>1224000</text:p>
          </table:table-cell>
          <table:table-cell office:value-type="float" office:value="90.9687" calcext:value-type="float">
            <text:p>90.9687</text:p>
          </table:table-cell>
          <table:table-cell office:value-type="float" office:value="73.4949" calcext:value-type="float">
            <text:p>73.4949</text:p>
          </table:table-cell>
          <table:table-cell office:value-type="float" office:value="198.4707" calcext:value-type="float">
            <text:p>198.4707</text:p>
          </table:table-cell>
          <table:table-cell office:value-type="float" office:value="243.3088" calcext:value-type="float">
            <text:p>243.3088</text:p>
          </table:table-cell>
        </table:table-row>
        <table:table-row table:style-name="ro1">
          <table:table-cell office:value-type="float" office:value="1226000" calcext:value-type="float">
            <text:p>1226000</text:p>
          </table:table-cell>
          <table:table-cell office:value-type="float" office:value="23.9289" calcext:value-type="float">
            <text:p>23.9289</text:p>
          </table:table-cell>
          <table:table-cell office:value-type="float" office:value="86.8576" calcext:value-type="float">
            <text:p>86.8576</text:p>
          </table:table-cell>
          <table:table-cell office:value-type="float" office:value="208.7757" calcext:value-type="float">
            <text:p>208.7757</text:p>
          </table:table-cell>
          <table:table-cell office:value-type="float" office:value="283.1071" calcext:value-type="float">
            <text:p>283.1071</text:p>
          </table:table-cell>
        </table:table-row>
        <table:table-row table:style-name="ro1">
          <table:table-cell office:value-type="float" office:value="1228000" calcext:value-type="float">
            <text:p>1228000</text:p>
          </table:table-cell>
          <table:table-cell office:value-type="float" office:value="58.3563" calcext:value-type="float">
            <text:p>58.3563</text:p>
          </table:table-cell>
          <table:table-cell office:value-type="float" office:value="68.7855" calcext:value-type="float">
            <text:p>68.7855</text:p>
          </table:table-cell>
          <table:table-cell office:value-type="float" office:value="224.8199" calcext:value-type="float">
            <text:p>224.8199</text:p>
          </table:table-cell>
          <table:table-cell office:value-type="float" office:value="212.1388" calcext:value-type="float">
            <text:p>212.1388</text:p>
          </table:table-cell>
        </table:table-row>
        <table:table-row table:style-name="ro1">
          <table:table-cell office:value-type="float" office:value="1230000" calcext:value-type="float">
            <text:p>1230000</text:p>
          </table:table-cell>
          <table:table-cell office:value-type="float" office:value="142.897" calcext:value-type="float">
            <text:p>142.897</text:p>
          </table:table-cell>
          <table:table-cell office:value-type="float" office:value="71.438" calcext:value-type="float">
            <text:p>71.438</text:p>
          </table:table-cell>
          <table:table-cell office:value-type="float" office:value="123.6564" calcext:value-type="float">
            <text:p>123.6564</text:p>
          </table:table-cell>
          <table:table-cell office:value-type="float" office:value="269.6529" calcext:value-type="float">
            <text:p>269.6529</text:p>
          </table:table-cell>
        </table:table-row>
        <table:table-row table:style-name="ro1">
          <table:table-cell office:value-type="float" office:value="1232000" calcext:value-type="float">
            <text:p>1232000</text:p>
          </table:table-cell>
          <table:table-cell office:value-type="float" office:value="188.3891" calcext:value-type="float">
            <text:p>188.3891</text:p>
          </table:table-cell>
          <table:table-cell office:value-type="float" office:value="83.2735" calcext:value-type="float">
            <text:p>83.2735</text:p>
          </table:table-cell>
          <table:table-cell office:value-type="float" office:value="264.7186" calcext:value-type="float">
            <text:p>264.7186</text:p>
          </table:table-cell>
          <table:table-cell office:value-type="float" office:value="223.8675" calcext:value-type="float">
            <text:p>223.8675</text:p>
          </table:table-cell>
        </table:table-row>
        <table:table-row table:style-name="ro1">
          <table:table-cell office:value-type="float" office:value="1234000" calcext:value-type="float">
            <text:p>1234000</text:p>
          </table:table-cell>
          <table:table-cell office:value-type="float" office:value="57.8299" calcext:value-type="float">
            <text:p>57.8299</text:p>
          </table:table-cell>
          <table:table-cell office:value-type="float" office:value="113.1915" calcext:value-type="float">
            <text:p>113.1915</text:p>
          </table:table-cell>
          <table:table-cell office:value-type="float" office:value="208.9665" calcext:value-type="float">
            <text:p>208.9665</text:p>
          </table:table-cell>
          <table:table-cell office:value-type="float" office:value="276.331" calcext:value-type="float">
            <text:p>276.331</text:p>
          </table:table-cell>
        </table:table-row>
        <table:table-row table:style-name="ro1">
          <table:table-cell office:value-type="float" office:value="1236000" calcext:value-type="float">
            <text:p>1236000</text:p>
          </table:table-cell>
          <table:table-cell office:value-type="float" office:value="123.3451" calcext:value-type="float">
            <text:p>123.3451</text:p>
          </table:table-cell>
          <table:table-cell office:value-type="float" office:value="80.3249" calcext:value-type="float">
            <text:p>80.3249</text:p>
          </table:table-cell>
          <table:table-cell office:value-type="float" office:value="124.3064" calcext:value-type="float">
            <text:p>124.3064</text:p>
          </table:table-cell>
          <table:table-cell office:value-type="float" office:value="265.2437" calcext:value-type="float">
            <text:p>265.2437</text:p>
          </table:table-cell>
        </table:table-row>
        <table:table-row table:style-name="ro1">
          <table:table-cell office:value-type="float" office:value="1238000" calcext:value-type="float">
            <text:p>1238000</text:p>
          </table:table-cell>
          <table:table-cell office:value-type="float" office:value="138.8853" calcext:value-type="float">
            <text:p>138.8853</text:p>
          </table:table-cell>
          <table:table-cell office:value-type="float" office:value="102.7756" calcext:value-type="float">
            <text:p>102.7756</text:p>
          </table:table-cell>
          <table:table-cell office:value-type="float" office:value="269.8062" calcext:value-type="float">
            <text:p>269.8062</text:p>
          </table:table-cell>
          <table:table-cell office:value-type="float" office:value="262.7917" calcext:value-type="float">
            <text:p>262.7917</text:p>
          </table:table-cell>
        </table:table-row>
        <table:table-row table:style-name="ro1">
          <table:table-cell office:value-type="float" office:value="1240000" calcext:value-type="float">
            <text:p>1240000</text:p>
          </table:table-cell>
          <table:table-cell office:value-type="float" office:value="156.9002" calcext:value-type="float">
            <text:p>156.9002</text:p>
          </table:table-cell>
          <table:table-cell office:value-type="float" office:value="68.9352" calcext:value-type="float">
            <text:p>68.9352</text:p>
          </table:table-cell>
          <table:table-cell office:value-type="float" office:value="203.1366" calcext:value-type="float">
            <text:p>203.1366</text:p>
          </table:table-cell>
          <table:table-cell office:value-type="float" office:value="276.2347" calcext:value-type="float">
            <text:p>276.2347</text:p>
          </table:table-cell>
        </table:table-row>
        <table:table-row table:style-name="ro1">
          <table:table-cell office:value-type="float" office:value="1242000" calcext:value-type="float">
            <text:p>1242000</text:p>
          </table:table-cell>
          <table:table-cell office:value-type="float" office:value="144.8699" calcext:value-type="float">
            <text:p>144.8699</text:p>
          </table:table-cell>
          <table:table-cell office:value-type="float" office:value="68.2307" calcext:value-type="float">
            <text:p>68.2307</text:p>
          </table:table-cell>
          <table:table-cell office:value-type="float" office:value="280.3617" calcext:value-type="float">
            <text:p>280.3617</text:p>
          </table:table-cell>
          <table:table-cell office:value-type="float" office:value="273.0774" calcext:value-type="float">
            <text:p>273.0774</text:p>
          </table:table-cell>
        </table:table-row>
        <table:table-row table:style-name="ro1">
          <table:table-cell office:value-type="float" office:value="1244000" calcext:value-type="float">
            <text:p>1244000</text:p>
          </table:table-cell>
          <table:table-cell office:value-type="float" office:value="125.1209" calcext:value-type="float">
            <text:p>125.1209</text:p>
          </table:table-cell>
          <table:table-cell office:value-type="float" office:value="82.1479" calcext:value-type="float">
            <text:p>82.1479</text:p>
          </table:table-cell>
          <table:table-cell office:value-type="float" office:value="228.7616" calcext:value-type="float">
            <text:p>228.7616</text:p>
          </table:table-cell>
          <table:table-cell office:value-type="float" office:value="280.8285" calcext:value-type="float">
            <text:p>280.8285</text:p>
          </table:table-cell>
        </table:table-row>
        <table:table-row table:style-name="ro1">
          <table:table-cell office:value-type="float" office:value="1246000" calcext:value-type="float">
            <text:p>1246000</text:p>
          </table:table-cell>
          <table:table-cell office:value-type="float" office:value="119.0963" calcext:value-type="float">
            <text:p>119.0963</text:p>
          </table:table-cell>
          <table:table-cell office:value-type="float" office:value="91.9506" calcext:value-type="float">
            <text:p>91.9506</text:p>
          </table:table-cell>
          <table:table-cell office:value-type="float" office:value="274.1299" calcext:value-type="float">
            <text:p>274.1299</text:p>
          </table:table-cell>
          <table:table-cell office:value-type="float" office:value="255.8568" calcext:value-type="float">
            <text:p>255.8568</text:p>
          </table:table-cell>
        </table:table-row>
        <table:table-row table:style-name="ro1">
          <table:table-cell office:value-type="float" office:value="1248000" calcext:value-type="float">
            <text:p>1248000</text:p>
          </table:table-cell>
          <table:table-cell office:value-type="float" office:value="121.1409" calcext:value-type="float">
            <text:p>121.1409</text:p>
          </table:table-cell>
          <table:table-cell office:value-type="float" office:value="96.7967" calcext:value-type="float">
            <text:p>96.7967</text:p>
          </table:table-cell>
          <table:table-cell office:value-type="float" office:value="266.288" calcext:value-type="float">
            <text:p>266.288</text:p>
          </table:table-cell>
          <table:table-cell office:value-type="float" office:value="268.5627" calcext:value-type="float">
            <text:p>268.5627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81.9206" calcext:value-type="float">
            <text:p>81.9206</text:p>
          </table:table-cell>
          <table:table-cell office:value-type="float" office:value="94.9968" calcext:value-type="float">
            <text:p>94.9968</text:p>
          </table:table-cell>
          <table:table-cell office:value-type="float" office:value="264.8291" calcext:value-type="float">
            <text:p>264.8291</text:p>
          </table:table-cell>
          <table:table-cell office:value-type="float" office:value="228.1237" calcext:value-type="float">
            <text:p>228.1237</text:p>
          </table:table-cell>
        </table:table-row>
        <table:table-row table:style-name="ro1">
          <table:table-cell office:value-type="float" office:value="1252000" calcext:value-type="float">
            <text:p>1252000</text:p>
          </table:table-cell>
          <table:table-cell office:value-type="float" office:value="167.4892" calcext:value-type="float">
            <text:p>167.4892</text:p>
          </table:table-cell>
          <table:table-cell office:value-type="float" office:value="77.2273" calcext:value-type="float">
            <text:p>77.2273</text:p>
          </table:table-cell>
          <table:table-cell office:value-type="float" office:value="243.8949" calcext:value-type="float">
            <text:p>243.8949</text:p>
          </table:table-cell>
          <table:table-cell office:value-type="float" office:value="279.7921" calcext:value-type="float">
            <text:p>279.7921</text:p>
          </table:table-cell>
        </table:table-row>
        <table:table-row table:style-name="ro1">
          <table:table-cell office:value-type="float" office:value="1254000" calcext:value-type="float">
            <text:p>1254000</text:p>
          </table:table-cell>
          <table:table-cell office:value-type="float" office:value="142.8437" calcext:value-type="float">
            <text:p>142.8437</text:p>
          </table:table-cell>
          <table:table-cell office:value-type="float" office:value="85.1619" calcext:value-type="float">
            <text:p>85.1619</text:p>
          </table:table-cell>
          <table:table-cell office:value-type="float" office:value="247.7883" calcext:value-type="float">
            <text:p>247.7883</text:p>
          </table:table-cell>
          <table:table-cell office:value-type="float" office:value="277.4587" calcext:value-type="float">
            <text:p>277.4587</text:p>
          </table:table-cell>
        </table:table-row>
        <table:table-row table:style-name="ro1">
          <table:table-cell office:value-type="float" office:value="1256000" calcext:value-type="float">
            <text:p>1256000</text:p>
          </table:table-cell>
          <table:table-cell office:value-type="float" office:value="107.3697" calcext:value-type="float">
            <text:p>107.3697</text:p>
          </table:table-cell>
          <table:table-cell office:value-type="float" office:value="75.499" calcext:value-type="float">
            <text:p>75.499</text:p>
          </table:table-cell>
          <table:table-cell office:value-type="float" office:value="240.1254" calcext:value-type="float">
            <text:p>240.1254</text:p>
          </table:table-cell>
          <table:table-cell office:value-type="float" office:value="284.9481" calcext:value-type="float">
            <text:p>284.9481</text:p>
          </table:table-cell>
        </table:table-row>
        <table:table-row table:style-name="ro1">
          <table:table-cell office:value-type="float" office:value="1258000" calcext:value-type="float">
            <text:p>1258000</text:p>
          </table:table-cell>
          <table:table-cell office:value-type="float" office:value="67.1904" calcext:value-type="float">
            <text:p>67.1904</text:p>
          </table:table-cell>
          <table:table-cell office:value-type="float" office:value="111.798" calcext:value-type="float">
            <text:p>111.798</text:p>
          </table:table-cell>
          <table:table-cell office:value-type="float" office:value="214.6706" calcext:value-type="float">
            <text:p>214.6706</text:p>
          </table:table-cell>
          <table:table-cell office:value-type="float" office:value="282.359" calcext:value-type="float">
            <text:p>282.359</text:p>
          </table:table-cell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152.8914" calcext:value-type="float">
            <text:p>152.8914</text:p>
          </table:table-cell>
          <table:table-cell office:value-type="float" office:value="105.8387" calcext:value-type="float">
            <text:p>105.8387</text:p>
          </table:table-cell>
          <table:table-cell office:value-type="float" office:value="278.0881" calcext:value-type="float">
            <text:p>278.0881</text:p>
          </table:table-cell>
          <table:table-cell office:value-type="float" office:value="228.5715" calcext:value-type="float">
            <text:p>228.5715</text:p>
          </table:table-cell>
        </table:table-row>
        <table:table-row table:style-name="ro1">
          <table:table-cell office:value-type="float" office:value="1262000" calcext:value-type="float">
            <text:p>1262000</text:p>
          </table:table-cell>
          <table:table-cell office:value-type="float" office:value="141.7217" calcext:value-type="float">
            <text:p>141.7217</text:p>
          </table:table-cell>
          <table:table-cell office:value-type="float" office:value="133.5143" calcext:value-type="float">
            <text:p>133.5143</text:p>
          </table:table-cell>
          <table:table-cell office:value-type="float" office:value="228.46" calcext:value-type="float">
            <text:p>228.46</text:p>
          </table:table-cell>
          <table:table-cell office:value-type="float" office:value="297.9197" calcext:value-type="float">
            <text:p>297.9197</text:p>
          </table:table-cell>
        </table:table-row>
        <table:table-row table:style-name="ro1">
          <table:table-cell office:value-type="float" office:value="1264000" calcext:value-type="float">
            <text:p>1264000</text:p>
          </table:table-cell>
          <table:table-cell office:value-type="float" office:value="133.6895" calcext:value-type="float">
            <text:p>133.6895</text:p>
          </table:table-cell>
          <table:table-cell office:value-type="float" office:value="92.1306" calcext:value-type="float">
            <text:p>92.1306</text:p>
          </table:table-cell>
          <table:table-cell office:value-type="float" office:value="218.0794" calcext:value-type="float">
            <text:p>218.0794</text:p>
          </table:table-cell>
          <table:table-cell office:value-type="float" office:value="289.165" calcext:value-type="float">
            <text:p>289.165</text:p>
          </table:table-cell>
        </table:table-row>
        <table:table-row table:style-name="ro1">
          <table:table-cell office:value-type="float" office:value="1266000" calcext:value-type="float">
            <text:p>1266000</text:p>
          </table:table-cell>
          <table:table-cell office:value-type="float" office:value="171.1468" calcext:value-type="float">
            <text:p>171.1468</text:p>
          </table:table-cell>
          <table:table-cell office:value-type="float" office:value="78.9028" calcext:value-type="float">
            <text:p>78.9028</text:p>
          </table:table-cell>
          <table:table-cell office:value-type="float" office:value="260.438" calcext:value-type="float">
            <text:p>260.438</text:p>
          </table:table-cell>
          <table:table-cell office:value-type="float" office:value="202.2462" calcext:value-type="float">
            <text:p>202.2462</text:p>
          </table:table-cell>
        </table:table-row>
        <table:table-row table:style-name="ro1">
          <table:table-cell office:value-type="float" office:value="1268000" calcext:value-type="float">
            <text:p>1268000</text:p>
          </table:table-cell>
          <table:table-cell office:value-type="float" office:value="105.0518" calcext:value-type="float">
            <text:p>105.0518</text:p>
          </table:table-cell>
          <table:table-cell office:value-type="float" office:value="78.6864" calcext:value-type="float">
            <text:p>78.6864</text:p>
          </table:table-cell>
          <table:table-cell office:value-type="float" office:value="198.6952" calcext:value-type="float">
            <text:p>198.6952</text:p>
          </table:table-cell>
          <table:table-cell office:value-type="float" office:value="272.9687" calcext:value-type="float">
            <text:p>272.9687</text:p>
          </table:table-cell>
        </table:table-row>
        <table:table-row table:style-name="ro1">
          <table:table-cell office:value-type="float" office:value="1270000" calcext:value-type="float">
            <text:p>1270000</text:p>
          </table:table-cell>
          <table:table-cell office:value-type="float" office:value="146.7387" calcext:value-type="float">
            <text:p>146.7387</text:p>
          </table:table-cell>
          <table:table-cell office:value-type="float" office:value="66.4025" calcext:value-type="float">
            <text:p>66.4025</text:p>
          </table:table-cell>
          <table:table-cell office:value-type="float" office:value="235.8177" calcext:value-type="float">
            <text:p>235.8177</text:p>
          </table:table-cell>
          <table:table-cell office:value-type="float" office:value="190.5674" calcext:value-type="float">
            <text:p>190.5674</text:p>
          </table:table-cell>
        </table:table-row>
        <table:table-row table:style-name="ro1">
          <table:table-cell office:value-type="float" office:value="1272000" calcext:value-type="float">
            <text:p>1272000</text:p>
          </table:table-cell>
          <table:table-cell office:value-type="float" office:value="135.4513" calcext:value-type="float">
            <text:p>135.4513</text:p>
          </table:table-cell>
          <table:table-cell office:value-type="float" office:value="84.2801" calcext:value-type="float">
            <text:p>84.2801</text:p>
          </table:table-cell>
          <table:table-cell office:value-type="float" office:value="233.9949" calcext:value-type="float">
            <text:p>233.9949</text:p>
          </table:table-cell>
          <table:table-cell office:value-type="float" office:value="244.5178" calcext:value-type="float">
            <text:p>244.5178</text:p>
          </table:table-cell>
        </table:table-row>
        <table:table-row table:style-name="ro1">
          <table:table-cell office:value-type="float" office:value="1274000" calcext:value-type="float">
            <text:p>1274000</text:p>
          </table:table-cell>
          <table:table-cell office:value-type="float" office:value="115.8207" calcext:value-type="float">
            <text:p>115.8207</text:p>
          </table:table-cell>
          <table:table-cell office:value-type="float" office:value="82.9364" calcext:value-type="float">
            <text:p>82.9364</text:p>
          </table:table-cell>
          <table:table-cell office:value-type="float" office:value="241.9609" calcext:value-type="float">
            <text:p>241.9609</text:p>
          </table:table-cell>
          <table:table-cell office:value-type="float" office:value="229.5262" calcext:value-type="float">
            <text:p>229.5262</text:p>
          </table:table-cell>
        </table:table-row>
        <table:table-row table:style-name="ro1">
          <table:table-cell office:value-type="float" office:value="1276000" calcext:value-type="float">
            <text:p>1276000</text:p>
          </table:table-cell>
          <table:table-cell office:value-type="float" office:value="135.7149" calcext:value-type="float">
            <text:p>135.7149</text:p>
          </table:table-cell>
          <table:table-cell office:value-type="float" office:value="100.2628" calcext:value-type="float">
            <text:p>100.2628</text:p>
          </table:table-cell>
          <table:table-cell office:value-type="float" office:value="250.6409" calcext:value-type="float">
            <text:p>250.6409</text:p>
          </table:table-cell>
          <table:table-cell office:value-type="float" office:value="243.6398" calcext:value-type="float">
            <text:p>243.6398</text:p>
          </table:table-cell>
        </table:table-row>
        <table:table-row table:style-name="ro1">
          <table:table-cell office:value-type="float" office:value="1278000" calcext:value-type="float">
            <text:p>1278000</text:p>
          </table:table-cell>
          <table:table-cell office:value-type="float" office:value="117.7191" calcext:value-type="float">
            <text:p>117.7191</text:p>
          </table:table-cell>
          <table:table-cell office:value-type="float" office:value="99.2357" calcext:value-type="float">
            <text:p>99.2357</text:p>
          </table:table-cell>
          <table:table-cell office:value-type="float" office:value="282.7456" calcext:value-type="float">
            <text:p>282.7456</text:p>
          </table:table-cell>
          <table:table-cell office:value-type="float" office:value="192.3399" calcext:value-type="float">
            <text:p>192.3399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80.9288" calcext:value-type="float">
            <text:p>80.9288</text:p>
          </table:table-cell>
          <table:table-cell office:value-type="float" office:value="83.5928" calcext:value-type="float">
            <text:p>83.5928</text:p>
          </table:table-cell>
          <table:table-cell office:value-type="float" office:value="241.3702" calcext:value-type="float">
            <text:p>241.3702</text:p>
          </table:table-cell>
          <table:table-cell office:value-type="float" office:value="281.4226" calcext:value-type="float">
            <text:p>281.4226</text:p>
          </table:table-cell>
        </table:table-row>
        <table:table-row table:style-name="ro1">
          <table:table-cell office:value-type="float" office:value="1282000" calcext:value-type="float">
            <text:p>1282000</text:p>
          </table:table-cell>
          <table:table-cell office:value-type="float" office:value="123.8871" calcext:value-type="float">
            <text:p>123.8871</text:p>
          </table:table-cell>
          <table:table-cell office:value-type="float" office:value="85.1341" calcext:value-type="float">
            <text:p>85.1341</text:p>
          </table:table-cell>
          <table:table-cell office:value-type="float" office:value="258.1092" calcext:value-type="float">
            <text:p>258.1092</text:p>
          </table:table-cell>
          <table:table-cell office:value-type="float" office:value="284.6889" calcext:value-type="float">
            <text:p>284.6889</text:p>
          </table:table-cell>
        </table:table-row>
        <table:table-row table:style-name="ro1">
          <table:table-cell office:value-type="float" office:value="1284000" calcext:value-type="float">
            <text:p>1284000</text:p>
          </table:table-cell>
          <table:table-cell office:value-type="float" office:value="118.5035" calcext:value-type="float">
            <text:p>118.5035</text:p>
          </table:table-cell>
          <table:table-cell office:value-type="float" office:value="119.7035" calcext:value-type="float">
            <text:p>119.7035</text:p>
          </table:table-cell>
          <table:table-cell office:value-type="float" office:value="217.9592" calcext:value-type="float">
            <text:p>217.9592</text:p>
          </table:table-cell>
          <table:table-cell office:value-type="float" office:value="281.7409" calcext:value-type="float">
            <text:p>281.7409</text:p>
          </table:table-cell>
        </table:table-row>
        <table:table-row table:style-name="ro1">
          <table:table-cell office:value-type="float" office:value="1286000" calcext:value-type="float">
            <text:p>1286000</text:p>
          </table:table-cell>
          <table:table-cell office:value-type="float" office:value="111.3523" calcext:value-type="float">
            <text:p>111.3523</text:p>
          </table:table-cell>
          <table:table-cell office:value-type="float" office:value="87.4379" calcext:value-type="float">
            <text:p>87.4379</text:p>
          </table:table-cell>
          <table:table-cell office:value-type="float" office:value="255.5539" calcext:value-type="float">
            <text:p>255.5539</text:p>
          </table:table-cell>
          <table:table-cell office:value-type="float" office:value="217.4014" calcext:value-type="float">
            <text:p>217.4014</text:p>
          </table:table-cell>
        </table:table-row>
        <table:table-row table:style-name="ro1">
          <table:table-cell office:value-type="float" office:value="1288000" calcext:value-type="float">
            <text:p>1288000</text:p>
          </table:table-cell>
          <table:table-cell office:value-type="float" office:value="-62.4736" calcext:value-type="float">
            <text:p>-62.4736</text:p>
          </table:table-cell>
          <table:table-cell office:value-type="float" office:value="91.7116" calcext:value-type="float">
            <text:p>91.7116</text:p>
          </table:table-cell>
          <table:table-cell office:value-type="float" office:value="233.467" calcext:value-type="float">
            <text:p>233.467</text:p>
          </table:table-cell>
          <table:table-cell office:value-type="float" office:value="264.2231" calcext:value-type="float">
            <text:p>264.2231</text:p>
          </table:table-cell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94.8311" calcext:value-type="float">
            <text:p>94.8311</text:p>
          </table:table-cell>
          <table:table-cell office:value-type="float" office:value="94.1529" calcext:value-type="float">
            <text:p>94.1529</text:p>
          </table:table-cell>
          <table:table-cell office:value-type="float" office:value="254.7965" calcext:value-type="float">
            <text:p>254.7965</text:p>
          </table:table-cell>
          <table:table-cell office:value-type="float" office:value="260.3093" calcext:value-type="float">
            <text:p>260.3093</text:p>
          </table:table-cell>
        </table:table-row>
        <table:table-row table:style-name="ro1">
          <table:table-cell office:value-type="float" office:value="1292000" calcext:value-type="float">
            <text:p>1292000</text:p>
          </table:table-cell>
          <table:table-cell office:value-type="float" office:value="124.9653" calcext:value-type="float">
            <text:p>124.9653</text:p>
          </table:table-cell>
          <table:table-cell office:value-type="float" office:value="90.9229" calcext:value-type="float">
            <text:p>90.9229</text:p>
          </table:table-cell>
          <table:table-cell office:value-type="float" office:value="240.678" calcext:value-type="float">
            <text:p>240.678</text:p>
          </table:table-cell>
          <table:table-cell office:value-type="float" office:value="256.1128" calcext:value-type="float">
            <text:p>256.1128</text:p>
          </table:table-cell>
        </table:table-row>
        <table:table-row table:style-name="ro1">
          <table:table-cell office:value-type="float" office:value="1294000" calcext:value-type="float">
            <text:p>1294000</text:p>
          </table:table-cell>
          <table:table-cell office:value-type="float" office:value="46.5733" calcext:value-type="float">
            <text:p>46.5733</text:p>
          </table:table-cell>
          <table:table-cell office:value-type="float" office:value="86.1284" calcext:value-type="float">
            <text:p>86.1284</text:p>
          </table:table-cell>
          <table:table-cell office:value-type="float" office:value="270.998" calcext:value-type="float">
            <text:p>270.998</text:p>
          </table:table-cell>
          <table:table-cell office:value-type="float" office:value="236.273" calcext:value-type="float">
            <text:p>236.273</text:p>
          </table:table-cell>
        </table:table-row>
        <table:table-row table:style-name="ro1">
          <table:table-cell office:value-type="float" office:value="1296000" calcext:value-type="float">
            <text:p>1296000</text:p>
          </table:table-cell>
          <table:table-cell office:value-type="float" office:value="85.7302" calcext:value-type="float">
            <text:p>85.7302</text:p>
          </table:table-cell>
          <table:table-cell office:value-type="float" office:value="80.1352" calcext:value-type="float">
            <text:p>80.1352</text:p>
          </table:table-cell>
          <table:table-cell office:value-type="float" office:value="209.5336" calcext:value-type="float">
            <text:p>209.5336</text:p>
          </table:table-cell>
          <table:table-cell office:value-type="float" office:value="286.7277" calcext:value-type="float">
            <text:p>286.7277</text:p>
          </table:table-cell>
        </table:table-row>
        <table:table-row table:style-name="ro1">
          <table:table-cell office:value-type="float" office:value="1298000" calcext:value-type="float">
            <text:p>1298000</text:p>
          </table:table-cell>
          <table:table-cell office:value-type="float" office:value="109.1511" calcext:value-type="float">
            <text:p>109.1511</text:p>
          </table:table-cell>
          <table:table-cell office:value-type="float" office:value="111.0349" calcext:value-type="float">
            <text:p>111.0349</text:p>
          </table:table-cell>
          <table:table-cell office:value-type="float" office:value="252.4774" calcext:value-type="float">
            <text:p>252.4774</text:p>
          </table:table-cell>
          <table:table-cell office:value-type="float" office:value="216.624" calcext:value-type="float">
            <text:p>216.624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68.7539" calcext:value-type="float">
            <text:p>68.7539</text:p>
          </table:table-cell>
          <table:table-cell office:value-type="float" office:value="74.0553" calcext:value-type="float">
            <text:p>74.0553</text:p>
          </table:table-cell>
          <table:table-cell office:value-type="float" office:value="228.6211" calcext:value-type="float">
            <text:p>228.6211</text:p>
          </table:table-cell>
          <table:table-cell office:value-type="float" office:value="261.7469" calcext:value-type="float">
            <text:p>261.7469</text:p>
          </table:table-cell>
        </table:table-row>
        <table:table-row table:style-name="ro1">
          <table:table-cell office:value-type="float" office:value="1302000" calcext:value-type="float">
            <text:p>1302000</text:p>
          </table:table-cell>
          <table:table-cell office:value-type="float" office:value="127.7087" calcext:value-type="float">
            <text:p>127.7087</text:p>
          </table:table-cell>
          <table:table-cell office:value-type="float" office:value="107.1854" calcext:value-type="float">
            <text:p>107.1854</text:p>
          </table:table-cell>
          <table:table-cell office:value-type="float" office:value="269.7471" calcext:value-type="float">
            <text:p>269.7471</text:p>
          </table:table-cell>
          <table:table-cell office:value-type="float" office:value="223.5296" calcext:value-type="float">
            <text:p>223.5296</text:p>
          </table:table-cell>
        </table:table-row>
        <table:table-row table:style-name="ro1">
          <table:table-cell office:value-type="float" office:value="1304000" calcext:value-type="float">
            <text:p>1304000</text:p>
          </table:table-cell>
          <table:table-cell office:value-type="float" office:value="90.5948" calcext:value-type="float">
            <text:p>90.5948</text:p>
          </table:table-cell>
          <table:table-cell office:value-type="float" office:value="103.291" calcext:value-type="float">
            <text:p>103.291</text:p>
          </table:table-cell>
          <table:table-cell office:value-type="float" office:value="236.3031" calcext:value-type="float">
            <text:p>236.3031</text:p>
          </table:table-cell>
          <table:table-cell office:value-type="float" office:value="275.3838" calcext:value-type="float">
            <text:p>275.3838</text:p>
          </table:table-cell>
        </table:table-row>
        <table:table-row table:style-name="ro1">
          <table:table-cell office:value-type="float" office:value="1306000" calcext:value-type="float">
            <text:p>1306000</text:p>
          </table:table-cell>
          <table:table-cell office:value-type="float" office:value="174.6105" calcext:value-type="float">
            <text:p>174.6105</text:p>
          </table:table-cell>
          <table:table-cell office:value-type="float" office:value="111.6044" calcext:value-type="float">
            <text:p>111.6044</text:p>
          </table:table-cell>
          <table:table-cell office:value-type="float" office:value="182.7646" calcext:value-type="float">
            <text:p>182.7646</text:p>
          </table:table-cell>
          <table:table-cell office:value-type="float" office:value="286.0563" calcext:value-type="float">
            <text:p>286.0563</text:p>
          </table:table-cell>
        </table:table-row>
        <table:table-row table:style-name="ro1">
          <table:table-cell office:value-type="float" office:value="1308000" calcext:value-type="float">
            <text:p>1308000</text:p>
          </table:table-cell>
          <table:table-cell office:value-type="float" office:value="53.1019" calcext:value-type="float">
            <text:p>53.1019</text:p>
          </table:table-cell>
          <table:table-cell office:value-type="float" office:value="114.8047" calcext:value-type="float">
            <text:p>114.8047</text:p>
          </table:table-cell>
          <table:table-cell office:value-type="float" office:value="207.0524" calcext:value-type="float">
            <text:p>207.0524</text:p>
          </table:table-cell>
          <table:table-cell office:value-type="float" office:value="281.8032" calcext:value-type="float">
            <text:p>281.8032</text:p>
          </table:table-cell>
        </table:table-row>
        <table:table-row table:style-name="ro1">
          <table:table-cell office:value-type="float" office:value="1310000" calcext:value-type="float">
            <text:p>1310000</text:p>
          </table:table-cell>
          <table:table-cell office:value-type="float" office:value="44.5385" calcext:value-type="float">
            <text:p>44.5385</text:p>
          </table:table-cell>
          <table:table-cell office:value-type="float" office:value="98.0538" calcext:value-type="float">
            <text:p>98.0538</text:p>
          </table:table-cell>
          <table:table-cell office:value-type="float" office:value="226.9744" calcext:value-type="float">
            <text:p>226.9744</text:p>
          </table:table-cell>
          <table:table-cell office:value-type="float" office:value="274.9409" calcext:value-type="float">
            <text:p>274.9409</text:p>
          </table:table-cell>
        </table:table-row>
        <table:table-row table:style-name="ro1">
          <table:table-cell office:value-type="float" office:value="1312000" calcext:value-type="float">
            <text:p>1312000</text:p>
          </table:table-cell>
          <table:table-cell office:value-type="float" office:value="130.4196" calcext:value-type="float">
            <text:p>130.4196</text:p>
          </table:table-cell>
          <table:table-cell office:value-type="float" office:value="106.8794" calcext:value-type="float">
            <text:p>106.8794</text:p>
          </table:table-cell>
          <table:table-cell office:value-type="float" office:value="253.4947" calcext:value-type="float">
            <text:p>253.4947</text:p>
          </table:table-cell>
          <table:table-cell office:value-type="float" office:value="280.4897" calcext:value-type="float">
            <text:p>280.4897</text:p>
          </table:table-cell>
        </table:table-row>
        <table:table-row table:style-name="ro1">
          <table:table-cell office:value-type="float" office:value="1314000" calcext:value-type="float">
            <text:p>1314000</text:p>
          </table:table-cell>
          <table:table-cell office:value-type="float" office:value="149.3219" calcext:value-type="float">
            <text:p>149.3219</text:p>
          </table:table-cell>
          <table:table-cell office:value-type="float" office:value="91.5019" calcext:value-type="float">
            <text:p>91.5019</text:p>
          </table:table-cell>
          <table:table-cell office:value-type="float" office:value="287.6486" calcext:value-type="float">
            <text:p>287.6486</text:p>
          </table:table-cell>
          <table:table-cell office:value-type="float" office:value="260.9755" calcext:value-type="float">
            <text:p>260.9755</text:p>
          </table:table-cell>
        </table:table-row>
        <table:table-row table:style-name="ro1">
          <table:table-cell office:value-type="float" office:value="1316000" calcext:value-type="float">
            <text:p>1316000</text:p>
          </table:table-cell>
          <table:table-cell office:value-type="float" office:value="72.2358" calcext:value-type="float">
            <text:p>72.2358</text:p>
          </table:table-cell>
          <table:table-cell office:value-type="float" office:value="100.4107" calcext:value-type="float">
            <text:p>100.4107</text:p>
          </table:table-cell>
          <table:table-cell office:value-type="float" office:value="238.8069" calcext:value-type="float">
            <text:p>238.8069</text:p>
          </table:table-cell>
          <table:table-cell office:value-type="float" office:value="269.9797" calcext:value-type="float">
            <text:p>269.9797</text:p>
          </table:table-cell>
        </table:table-row>
        <table:table-row table:style-name="ro1">
          <table:table-cell office:value-type="float" office:value="1318000" calcext:value-type="float">
            <text:p>1318000</text:p>
          </table:table-cell>
          <table:table-cell office:value-type="float" office:value="101.0431" calcext:value-type="float">
            <text:p>101.0431</text:p>
          </table:table-cell>
          <table:table-cell office:value-type="float" office:value="163.5325" calcext:value-type="float">
            <text:p>163.5325</text:p>
          </table:table-cell>
          <table:table-cell office:value-type="float" office:value="197.2252" calcext:value-type="float">
            <text:p>197.2252</text:p>
          </table:table-cell>
          <table:table-cell office:value-type="float" office:value="272.3456" calcext:value-type="float">
            <text:p>272.3456</text:p>
          </table:table-cell>
        </table:table-row>
        <table:table-row table:style-name="ro1">
          <table:table-cell office:value-type="float" office:value="1320000" calcext:value-type="float">
            <text:p>1320000</text:p>
          </table:table-cell>
          <table:table-cell office:value-type="float" office:value="3.4507" calcext:value-type="float">
            <text:p>3.4507</text:p>
          </table:table-cell>
          <table:table-cell office:value-type="float" office:value="94.9197" calcext:value-type="float">
            <text:p>94.9197</text:p>
          </table:table-cell>
          <table:table-cell office:value-type="float" office:value="252.2842" calcext:value-type="float">
            <text:p>252.2842</text:p>
          </table:table-cell>
          <table:table-cell office:value-type="float" office:value="281.5939" calcext:value-type="float">
            <text:p>281.5939</text:p>
          </table:table-cell>
        </table:table-row>
        <table:table-row table:style-name="ro1">
          <table:table-cell office:value-type="float" office:value="1322000" calcext:value-type="float">
            <text:p>1322000</text:p>
          </table:table-cell>
          <table:table-cell office:value-type="float" office:value="133.6913" calcext:value-type="float">
            <text:p>133.6913</text:p>
          </table:table-cell>
          <table:table-cell office:value-type="float" office:value="108.6555" calcext:value-type="float">
            <text:p>108.6555</text:p>
          </table:table-cell>
          <table:table-cell office:value-type="float" office:value="222.6998" calcext:value-type="float">
            <text:p>222.6998</text:p>
          </table:table-cell>
          <table:table-cell office:value-type="float" office:value="244.1548" calcext:value-type="float">
            <text:p>244.1548</text:p>
          </table:table-cell>
        </table:table-row>
        <table:table-row table:style-name="ro1">
          <table:table-cell office:value-type="float" office:value="1324000" calcext:value-type="float">
            <text:p>1324000</text:p>
          </table:table-cell>
          <table:table-cell office:value-type="float" office:value="-100.1578" calcext:value-type="float">
            <text:p>-100.1578</text:p>
          </table:table-cell>
          <table:table-cell office:value-type="float" office:value="47.8241" calcext:value-type="float">
            <text:p>47.8241</text:p>
          </table:table-cell>
          <table:table-cell office:value-type="float" office:value="248.58" calcext:value-type="float">
            <text:p>248.58</text:p>
          </table:table-cell>
          <table:table-cell office:value-type="float" office:value="274.7726" calcext:value-type="float">
            <text:p>274.7726</text:p>
          </table:table-cell>
        </table:table-row>
        <table:table-row table:style-name="ro1">
          <table:table-cell office:value-type="float" office:value="1326000" calcext:value-type="float">
            <text:p>1326000</text:p>
          </table:table-cell>
          <table:table-cell office:value-type="float" office:value="88.1598" calcext:value-type="float">
            <text:p>88.1598</text:p>
          </table:table-cell>
          <table:table-cell office:value-type="float" office:value="162.525" calcext:value-type="float">
            <text:p>162.525</text:p>
          </table:table-cell>
          <table:table-cell office:value-type="float" office:value="264.5889" calcext:value-type="float">
            <text:p>264.5889</text:p>
          </table:table-cell>
          <table:table-cell office:value-type="float" office:value="270.479" calcext:value-type="float">
            <text:p>270.479</text:p>
          </table:table-cell>
        </table:table-row>
        <table:table-row table:style-name="ro1">
          <table:table-cell office:value-type="float" office:value="1328000" calcext:value-type="float">
            <text:p>1328000</text:p>
          </table:table-cell>
          <table:table-cell office:value-type="float" office:value="126.5688" calcext:value-type="float">
            <text:p>126.5688</text:p>
          </table:table-cell>
          <table:table-cell office:value-type="float" office:value="88.3021" calcext:value-type="float">
            <text:p>88.3021</text:p>
          </table:table-cell>
          <table:table-cell office:value-type="float" office:value="242.8509" calcext:value-type="float">
            <text:p>242.8509</text:p>
          </table:table-cell>
          <table:table-cell office:value-type="float" office:value="283.2891" calcext:value-type="float">
            <text:p>283.2891</text:p>
          </table:table-cell>
        </table:table-row>
        <table:table-row table:style-name="ro1">
          <table:table-cell office:value-type="float" office:value="1330000" calcext:value-type="float">
            <text:p>1330000</text:p>
          </table:table-cell>
          <table:table-cell office:value-type="float" office:value="75.256" calcext:value-type="float">
            <text:p>75.256</text:p>
          </table:table-cell>
          <table:table-cell office:value-type="float" office:value="160.154" calcext:value-type="float">
            <text:p>160.154</text:p>
          </table:table-cell>
          <table:table-cell office:value-type="float" office:value="220.2664" calcext:value-type="float">
            <text:p>220.2664</text:p>
          </table:table-cell>
          <table:table-cell office:value-type="float" office:value="265.1769" calcext:value-type="float">
            <text:p>265.1769</text:p>
          </table:table-cell>
        </table:table-row>
        <table:table-row table:style-name="ro1">
          <table:table-cell office:value-type="float" office:value="1332000" calcext:value-type="float">
            <text:p>1332000</text:p>
          </table:table-cell>
          <table:table-cell office:value-type="float" office:value="119.9821" calcext:value-type="float">
            <text:p>119.9821</text:p>
          </table:table-cell>
          <table:table-cell office:value-type="float" office:value="97.294" calcext:value-type="float">
            <text:p>97.294</text:p>
          </table:table-cell>
          <table:table-cell office:value-type="float" office:value="271.3716" calcext:value-type="float">
            <text:p>271.3716</text:p>
          </table:table-cell>
          <table:table-cell office:value-type="float" office:value="267.8194" calcext:value-type="float">
            <text:p>267.8194</text:p>
          </table:table-cell>
        </table:table-row>
        <table:table-row table:style-name="ro1">
          <table:table-cell office:value-type="float" office:value="1334000" calcext:value-type="float">
            <text:p>1334000</text:p>
          </table:table-cell>
          <table:table-cell office:value-type="float" office:value="13.5761" calcext:value-type="float">
            <text:p>13.5761</text:p>
          </table:table-cell>
          <table:table-cell office:value-type="float" office:value="50.9356" calcext:value-type="float">
            <text:p>50.9356</text:p>
          </table:table-cell>
          <table:table-cell office:value-type="float" office:value="202.3026" calcext:value-type="float">
            <text:p>202.3026</text:p>
          </table:table-cell>
          <table:table-cell office:value-type="float" office:value="257.6472" calcext:value-type="float">
            <text:p>257.6472</text:p>
          </table:table-cell>
        </table:table-row>
        <table:table-row table:style-name="ro1">
          <table:table-cell office:value-type="float" office:value="1336000" calcext:value-type="float">
            <text:p>1336000</text:p>
          </table:table-cell>
          <table:table-cell office:value-type="float" office:value="145.1499" calcext:value-type="float">
            <text:p>145.1499</text:p>
          </table:table-cell>
          <table:table-cell office:value-type="float" office:value="62.6118" calcext:value-type="float">
            <text:p>62.6118</text:p>
          </table:table-cell>
          <table:table-cell office:value-type="float" office:value="271.759" calcext:value-type="float">
            <text:p>271.759</text:p>
          </table:table-cell>
          <table:table-cell office:value-type="float" office:value="248.726" calcext:value-type="float">
            <text:p>248.726</text:p>
          </table:table-cell>
        </table:table-row>
        <table:table-row table:style-name="ro1">
          <table:table-cell office:value-type="float" office:value="1338000" calcext:value-type="float">
            <text:p>1338000</text:p>
          </table:table-cell>
          <table:table-cell office:value-type="float" office:value="113.4398" calcext:value-type="float">
            <text:p>113.4398</text:p>
          </table:table-cell>
          <table:table-cell office:value-type="float" office:value="81.9619" calcext:value-type="float">
            <text:p>81.9619</text:p>
          </table:table-cell>
          <table:table-cell office:value-type="float" office:value="246.3468" calcext:value-type="float">
            <text:p>246.3468</text:p>
          </table:table-cell>
          <table:table-cell office:value-type="float" office:value="41.9613" calcext:value-type="float">
            <text:p>41.9613</text:p>
          </table:table-cell>
        </table:table-row>
        <table:table-row table:style-name="ro1">
          <table:table-cell office:value-type="float" office:value="1340000" calcext:value-type="float">
            <text:p>1340000</text:p>
          </table:table-cell>
          <table:table-cell office:value-type="float" office:value="47.3991" calcext:value-type="float">
            <text:p>47.3991</text:p>
          </table:table-cell>
          <table:table-cell office:value-type="float" office:value="86.9688" calcext:value-type="float">
            <text:p>86.9688</text:p>
          </table:table-cell>
          <table:table-cell office:value-type="float" office:value="274.7512" calcext:value-type="float">
            <text:p>274.7512</text:p>
          </table:table-cell>
          <table:table-cell office:value-type="float" office:value="109.9142" calcext:value-type="float">
            <text:p>109.9142</text:p>
          </table:table-cell>
        </table:table-row>
        <table:table-row table:style-name="ro1">
          <table:table-cell office:value-type="float" office:value="1342000" calcext:value-type="float">
            <text:p>1342000</text:p>
          </table:table-cell>
          <table:table-cell office:value-type="float" office:value="89.019" calcext:value-type="float">
            <text:p>89.019</text:p>
          </table:table-cell>
          <table:table-cell office:value-type="float" office:value="106.7381" calcext:value-type="float">
            <text:p>106.7381</text:p>
          </table:table-cell>
          <table:table-cell office:value-type="float" office:value="247.1841" calcext:value-type="float">
            <text:p>247.1841</text:p>
          </table:table-cell>
          <table:table-cell office:value-type="float" office:value="111.7322" calcext:value-type="float">
            <text:p>111.7322</text:p>
          </table:table-cell>
        </table:table-row>
        <table:table-row table:style-name="ro1">
          <table:table-cell office:value-type="float" office:value="1344000" calcext:value-type="float">
            <text:p>1344000</text:p>
          </table:table-cell>
          <table:table-cell office:value-type="float" office:value="110.0409" calcext:value-type="float">
            <text:p>110.0409</text:p>
          </table:table-cell>
          <table:table-cell office:value-type="float" office:value="88.1088" calcext:value-type="float">
            <text:p>88.1088</text:p>
          </table:table-cell>
          <table:table-cell office:value-type="float" office:value="208.0785" calcext:value-type="float">
            <text:p>208.0785</text:p>
          </table:table-cell>
          <table:table-cell office:value-type="float" office:value="107.8873" calcext:value-type="float">
            <text:p>107.8873</text:p>
          </table:table-cell>
        </table:table-row>
        <table:table-row table:style-name="ro1">
          <table:table-cell office:value-type="float" office:value="1346000" calcext:value-type="float">
            <text:p>1346000</text:p>
          </table:table-cell>
          <table:table-cell office:value-type="float" office:value="124.7861" calcext:value-type="float">
            <text:p>124.7861</text:p>
          </table:table-cell>
          <table:table-cell office:value-type="float" office:value="105.8181" calcext:value-type="float">
            <text:p>105.8181</text:p>
          </table:table-cell>
          <table:table-cell office:value-type="float" office:value="209.3394" calcext:value-type="float">
            <text:p>209.3394</text:p>
          </table:table-cell>
          <table:table-cell office:value-type="float" office:value="171.585" calcext:value-type="float">
            <text:p>171.585</text:p>
          </table:table-cell>
        </table:table-row>
        <table:table-row table:style-name="ro1">
          <table:table-cell office:value-type="float" office:value="1348000" calcext:value-type="float">
            <text:p>1348000</text:p>
          </table:table-cell>
          <table:table-cell office:value-type="float" office:value="142.6716" calcext:value-type="float">
            <text:p>142.6716</text:p>
          </table:table-cell>
          <table:table-cell office:value-type="float" office:value="41.4964" calcext:value-type="float">
            <text:p>41.4964</text:p>
          </table:table-cell>
          <table:table-cell office:value-type="float" office:value="253.6212" calcext:value-type="float">
            <text:p>253.6212</text:p>
          </table:table-cell>
          <table:table-cell office:value-type="float" office:value="236.6062" calcext:value-type="float">
            <text:p>236.6062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149.8911" calcext:value-type="float">
            <text:p>149.8911</text:p>
          </table:table-cell>
          <table:table-cell office:value-type="float" office:value="80.5099" calcext:value-type="float">
            <text:p>80.5099</text:p>
          </table:table-cell>
          <table:table-cell office:value-type="float" office:value="149.6185" calcext:value-type="float">
            <text:p>149.6185</text:p>
          </table:table-cell>
          <table:table-cell office:value-type="float" office:value="167.6233" calcext:value-type="float">
            <text:p>167.6233</text:p>
          </table:table-cell>
        </table:table-row>
        <table:table-row table:style-name="ro1">
          <table:table-cell office:value-type="float" office:value="1352000" calcext:value-type="float">
            <text:p>1352000</text:p>
          </table:table-cell>
          <table:table-cell office:value-type="float" office:value="58.2289" calcext:value-type="float">
            <text:p>58.2289</text:p>
          </table:table-cell>
          <table:table-cell office:value-type="float" office:value="72.2006" calcext:value-type="float">
            <text:p>72.2006</text:p>
          </table:table-cell>
          <table:table-cell office:value-type="float" office:value="268.2616" calcext:value-type="float">
            <text:p>268.2616</text:p>
          </table:table-cell>
          <table:table-cell office:value-type="float" office:value="267.6971" calcext:value-type="float">
            <text:p>267.6971</text:p>
          </table:table-cell>
        </table:table-row>
        <table:table-row table:style-name="ro1">
          <table:table-cell office:value-type="float" office:value="1354000" calcext:value-type="float">
            <text:p>1354000</text:p>
          </table:table-cell>
          <table:table-cell office:value-type="float" office:value="119.7915" calcext:value-type="float">
            <text:p>119.7915</text:p>
          </table:table-cell>
          <table:table-cell office:value-type="float" office:value="90.2014" calcext:value-type="float">
            <text:p>90.2014</text:p>
          </table:table-cell>
          <table:table-cell office:value-type="float" office:value="226.7644" calcext:value-type="float">
            <text:p>226.7644</text:p>
          </table:table-cell>
          <table:table-cell office:value-type="float" office:value="286.9947" calcext:value-type="float">
            <text:p>286.9947</text:p>
          </table:table-cell>
        </table:table-row>
        <table:table-row table:style-name="ro1">
          <table:table-cell office:value-type="float" office:value="1356000" calcext:value-type="float">
            <text:p>1356000</text:p>
          </table:table-cell>
          <table:table-cell office:value-type="float" office:value="183.1876" calcext:value-type="float">
            <text:p>183.1876</text:p>
          </table:table-cell>
          <table:table-cell office:value-type="float" office:value="102.7573" calcext:value-type="float">
            <text:p>102.7573</text:p>
          </table:table-cell>
          <table:table-cell office:value-type="float" office:value="238.1808" calcext:value-type="float">
            <text:p>238.1808</text:p>
          </table:table-cell>
          <table:table-cell office:value-type="float" office:value="250.8428" calcext:value-type="float">
            <text:p>250.8428</text:p>
          </table:table-cell>
        </table:table-row>
        <table:table-row table:style-name="ro1">
          <table:table-cell office:value-type="float" office:value="1358000" calcext:value-type="float">
            <text:p>1358000</text:p>
          </table:table-cell>
          <table:table-cell office:value-type="float" office:value="14.8664" calcext:value-type="float">
            <text:p>14.8664</text:p>
          </table:table-cell>
          <table:table-cell office:value-type="float" office:value="108.7772" calcext:value-type="float">
            <text:p>108.7772</text:p>
          </table:table-cell>
          <table:table-cell office:value-type="float" office:value="197.154" calcext:value-type="float">
            <text:p>197.154</text:p>
          </table:table-cell>
          <table:table-cell office:value-type="float" office:value="112.3247" calcext:value-type="float">
            <text:p>112.3247</text:p>
          </table:table-cell>
        </table:table-row>
        <table:table-row table:style-name="ro1">
          <table:table-cell office:value-type="float" office:value="1360000" calcext:value-type="float">
            <text:p>1360000</text:p>
          </table:table-cell>
          <table:table-cell office:value-type="float" office:value="79.4836" calcext:value-type="float">
            <text:p>79.4836</text:p>
          </table:table-cell>
          <table:table-cell office:value-type="float" office:value="116.8905" calcext:value-type="float">
            <text:p>116.8905</text:p>
          </table:table-cell>
          <table:table-cell office:value-type="float" office:value="253.6049" calcext:value-type="float">
            <text:p>253.6049</text:p>
          </table:table-cell>
          <table:table-cell office:value-type="float" office:value="193.9725" calcext:value-type="float">
            <text:p>193.9725</text:p>
          </table:table-cell>
        </table:table-row>
        <table:table-row table:style-name="ro1">
          <table:table-cell office:value-type="float" office:value="1362000" calcext:value-type="float">
            <text:p>1362000</text:p>
          </table:table-cell>
          <table:table-cell office:value-type="float" office:value="80.3403" calcext:value-type="float">
            <text:p>80.3403</text:p>
          </table:table-cell>
          <table:table-cell office:value-type="float" office:value="107.336" calcext:value-type="float">
            <text:p>107.336</text:p>
          </table:table-cell>
          <table:table-cell office:value-type="float" office:value="254.4754" calcext:value-type="float">
            <text:p>254.4754</text:p>
          </table:table-cell>
          <table:table-cell office:value-type="float" office:value="261.0646" calcext:value-type="float">
            <text:p>261.0646</text:p>
          </table:table-cell>
        </table:table-row>
        <table:table-row table:style-name="ro1">
          <table:table-cell office:value-type="float" office:value="1364000" calcext:value-type="float">
            <text:p>1364000</text:p>
          </table:table-cell>
          <table:table-cell office:value-type="float" office:value="121.3515" calcext:value-type="float">
            <text:p>121.3515</text:p>
          </table:table-cell>
          <table:table-cell office:value-type="float" office:value="97.9839" calcext:value-type="float">
            <text:p>97.9839</text:p>
          </table:table-cell>
          <table:table-cell office:value-type="float" office:value="193.7894" calcext:value-type="float">
            <text:p>193.7894</text:p>
          </table:table-cell>
          <table:table-cell office:value-type="float" office:value="262.5482" calcext:value-type="float">
            <text:p>262.5482</text:p>
          </table:table-cell>
        </table:table-row>
        <table:table-row table:style-name="ro1">
          <table:table-cell office:value-type="float" office:value="1366000" calcext:value-type="float">
            <text:p>1366000</text:p>
          </table:table-cell>
          <table:table-cell office:value-type="float" office:value="137.1949" calcext:value-type="float">
            <text:p>137.1949</text:p>
          </table:table-cell>
          <table:table-cell office:value-type="float" office:value="89.8254" calcext:value-type="float">
            <text:p>89.8254</text:p>
          </table:table-cell>
          <table:table-cell office:value-type="float" office:value="147.1541" calcext:value-type="float">
            <text:p>147.1541</text:p>
          </table:table-cell>
          <table:table-cell office:value-type="float" office:value="210.2009" calcext:value-type="float">
            <text:p>210.2009</text:p>
          </table:table-cell>
        </table:table-row>
        <table:table-row table:style-name="ro1">
          <table:table-cell office:value-type="float" office:value="1368000" calcext:value-type="float">
            <text:p>1368000</text:p>
          </table:table-cell>
          <table:table-cell office:value-type="float" office:value="71.7779" calcext:value-type="float">
            <text:p>71.7779</text:p>
          </table:table-cell>
          <table:table-cell office:value-type="float" office:value="107.1206" calcext:value-type="float">
            <text:p>107.1206</text:p>
          </table:table-cell>
          <table:table-cell office:value-type="float" office:value="191.6887" calcext:value-type="float">
            <text:p>191.6887</text:p>
          </table:table-cell>
          <table:table-cell office:value-type="float" office:value="228.0059" calcext:value-type="float">
            <text:p>228.0059</text:p>
          </table:table-cell>
        </table:table-row>
        <table:table-row table:style-name="ro1">
          <table:table-cell office:value-type="float" office:value="1370000" calcext:value-type="float">
            <text:p>1370000</text:p>
          </table:table-cell>
          <table:table-cell office:value-type="float" office:value="171.7915" calcext:value-type="float">
            <text:p>171.7915</text:p>
          </table:table-cell>
          <table:table-cell office:value-type="float" office:value="117.8975" calcext:value-type="float">
            <text:p>117.8975</text:p>
          </table:table-cell>
          <table:table-cell office:value-type="float" office:value="201.618" calcext:value-type="float">
            <text:p>201.618</text:p>
          </table:table-cell>
          <table:table-cell office:value-type="float" office:value="194.5745" calcext:value-type="float">
            <text:p>194.5745</text:p>
          </table:table-cell>
        </table:table-row>
        <table:table-row table:style-name="ro1">
          <table:table-cell office:value-type="float" office:value="1372000" calcext:value-type="float">
            <text:p>1372000</text:p>
          </table:table-cell>
          <table:table-cell office:value-type="float" office:value="144.9675" calcext:value-type="float">
            <text:p>144.9675</text:p>
          </table:table-cell>
          <table:table-cell office:value-type="float" office:value="83.9225" calcext:value-type="float">
            <text:p>83.9225</text:p>
          </table:table-cell>
          <table:table-cell office:value-type="float" office:value="221.0253" calcext:value-type="float">
            <text:p>221.0253</text:p>
          </table:table-cell>
          <table:table-cell office:value-type="float" office:value="163.8526" calcext:value-type="float">
            <text:p>163.8526</text:p>
          </table:table-cell>
        </table:table-row>
        <table:table-row table:style-name="ro1">
          <table:table-cell office:value-type="float" office:value="1374000" calcext:value-type="float">
            <text:p>1374000</text:p>
          </table:table-cell>
          <table:table-cell office:value-type="float" office:value="90.813" calcext:value-type="float">
            <text:p>90.813</text:p>
          </table:table-cell>
          <table:table-cell office:value-type="float" office:value="85.5009" calcext:value-type="float">
            <text:p>85.5009</text:p>
          </table:table-cell>
          <table:table-cell office:value-type="float" office:value="281.3392" calcext:value-type="float">
            <text:p>281.3392</text:p>
          </table:table-cell>
          <table:table-cell office:value-type="float" office:value="215.1484" calcext:value-type="float">
            <text:p>215.1484</text:p>
          </table:table-cell>
        </table:table-row>
        <table:table-row table:style-name="ro1">
          <table:table-cell office:value-type="float" office:value="1376000" calcext:value-type="float">
            <text:p>1376000</text:p>
          </table:table-cell>
          <table:table-cell office:value-type="float" office:value="74.5971" calcext:value-type="float">
            <text:p>74.5971</text:p>
          </table:table-cell>
          <table:table-cell office:value-type="float" office:value="81.5613" calcext:value-type="float">
            <text:p>81.5613</text:p>
          </table:table-cell>
          <table:table-cell office:value-type="float" office:value="272.7346" calcext:value-type="float">
            <text:p>272.7346</text:p>
          </table:table-cell>
          <table:table-cell office:value-type="float" office:value="240.4598" calcext:value-type="float">
            <text:p>240.4598</text:p>
          </table:table-cell>
        </table:table-row>
        <table:table-row table:style-name="ro1">
          <table:table-cell office:value-type="float" office:value="1378000" calcext:value-type="float">
            <text:p>1378000</text:p>
          </table:table-cell>
          <table:table-cell office:value-type="float" office:value="-5.7521" calcext:value-type="float">
            <text:p>-5.7521</text:p>
          </table:table-cell>
          <table:table-cell office:value-type="float" office:value="56.7728" calcext:value-type="float">
            <text:p>56.7728</text:p>
          </table:table-cell>
          <table:table-cell office:value-type="float" office:value="244.0541" calcext:value-type="float">
            <text:p>244.0541</text:p>
          </table:table-cell>
          <table:table-cell office:value-type="float" office:value="262.0123" calcext:value-type="float">
            <text:p>262.0123</text:p>
          </table:table-cell>
        </table:table-row>
        <table:table-row table:style-name="ro1">
          <table:table-cell office:value-type="float" office:value="1380000" calcext:value-type="float">
            <text:p>1380000</text:p>
          </table:table-cell>
          <table:table-cell office:value-type="float" office:value="47.0493" calcext:value-type="float">
            <text:p>47.0493</text:p>
          </table:table-cell>
          <table:table-cell office:value-type="float" office:value="75.4563" calcext:value-type="float">
            <text:p>75.4563</text:p>
          </table:table-cell>
          <table:table-cell office:value-type="float" office:value="277.7017" calcext:value-type="float">
            <text:p>277.7017</text:p>
          </table:table-cell>
          <table:table-cell office:value-type="float" office:value="236.4189" calcext:value-type="float">
            <text:p>236.4189</text:p>
          </table:table-cell>
        </table:table-row>
        <table:table-row table:style-name="ro1">
          <table:table-cell office:value-type="float" office:value="1382000" calcext:value-type="float">
            <text:p>1382000</text:p>
          </table:table-cell>
          <table:table-cell office:value-type="float" office:value="150.8729" calcext:value-type="float">
            <text:p>150.8729</text:p>
          </table:table-cell>
          <table:table-cell office:value-type="float" office:value="49.6835" calcext:value-type="float">
            <text:p>49.6835</text:p>
          </table:table-cell>
          <table:table-cell office:value-type="float" office:value="267.4212" calcext:value-type="float">
            <text:p>267.4212</text:p>
          </table:table-cell>
          <table:table-cell office:value-type="float" office:value="210.3274" calcext:value-type="float">
            <text:p>210.3274</text:p>
          </table:table-cell>
        </table:table-row>
        <table:table-row table:style-name="ro1">
          <table:table-cell office:value-type="float" office:value="1384000" calcext:value-type="float">
            <text:p>1384000</text:p>
          </table:table-cell>
          <table:table-cell office:value-type="float" office:value="47.8696" calcext:value-type="float">
            <text:p>47.8696</text:p>
          </table:table-cell>
          <table:table-cell office:value-type="float" office:value="165.1127" calcext:value-type="float">
            <text:p>165.1127</text:p>
          </table:table-cell>
          <table:table-cell office:value-type="float" office:value="274.4443" calcext:value-type="float">
            <text:p>274.4443</text:p>
          </table:table-cell>
          <table:table-cell office:value-type="float" office:value="246.6973" calcext:value-type="float">
            <text:p>246.6973</text:p>
          </table:table-cell>
        </table:table-row>
        <table:table-row table:style-name="ro1">
          <table:table-cell office:value-type="float" office:value="1386000" calcext:value-type="float">
            <text:p>1386000</text:p>
          </table:table-cell>
          <table:table-cell office:value-type="float" office:value="64.5235" calcext:value-type="float">
            <text:p>64.5235</text:p>
          </table:table-cell>
          <table:table-cell office:value-type="float" office:value="111.1149" calcext:value-type="float">
            <text:p>111.1149</text:p>
          </table:table-cell>
          <table:table-cell office:value-type="float" office:value="148.4679" calcext:value-type="float">
            <text:p>148.4679</text:p>
          </table:table-cell>
          <table:table-cell office:value-type="float" office:value="250.1267" calcext:value-type="float">
            <text:p>250.1267</text:p>
          </table:table-cell>
        </table:table-row>
        <table:table-row table:style-name="ro1">
          <table:table-cell office:value-type="float" office:value="1388000" calcext:value-type="float">
            <text:p>1388000</text:p>
          </table:table-cell>
          <table:table-cell office:value-type="float" office:value="89.0853" calcext:value-type="float">
            <text:p>89.0853</text:p>
          </table:table-cell>
          <table:table-cell office:value-type="float" office:value="111.356" calcext:value-type="float">
            <text:p>111.356</text:p>
          </table:table-cell>
          <table:table-cell office:value-type="float" office:value="248.2117" calcext:value-type="float">
            <text:p>248.2117</text:p>
          </table:table-cell>
          <table:table-cell office:value-type="float" office:value="236.3726" calcext:value-type="float">
            <text:p>236.3726</text:p>
          </table:table-cell>
        </table:table-row>
        <table:table-row table:style-name="ro1">
          <table:table-cell office:value-type="float" office:value="1390000" calcext:value-type="float">
            <text:p>1390000</text:p>
          </table:table-cell>
          <table:table-cell office:value-type="float" office:value="58.5382" calcext:value-type="float">
            <text:p>58.5382</text:p>
          </table:table-cell>
          <table:table-cell office:value-type="float" office:value="47.2668" calcext:value-type="float">
            <text:p>47.2668</text:p>
          </table:table-cell>
          <table:table-cell office:value-type="float" office:value="228.7095" calcext:value-type="float">
            <text:p>228.7095</text:p>
          </table:table-cell>
          <table:table-cell office:value-type="float" office:value="227.6673" calcext:value-type="float">
            <text:p>227.6673</text:p>
          </table:table-cell>
        </table:table-row>
        <table:table-row table:style-name="ro1">
          <table:table-cell office:value-type="float" office:value="1392000" calcext:value-type="float">
            <text:p>1392000</text:p>
          </table:table-cell>
          <table:table-cell office:value-type="float" office:value="108.3479" calcext:value-type="float">
            <text:p>108.3479</text:p>
          </table:table-cell>
          <table:table-cell office:value-type="float" office:value="75.6534" calcext:value-type="float">
            <text:p>75.6534</text:p>
          </table:table-cell>
          <table:table-cell office:value-type="float" office:value="266.453" calcext:value-type="float">
            <text:p>266.453</text:p>
          </table:table-cell>
          <table:table-cell office:value-type="float" office:value="197.729" calcext:value-type="float">
            <text:p>197.729</text:p>
          </table:table-cell>
        </table:table-row>
        <table:table-row table:style-name="ro1">
          <table:table-cell office:value-type="float" office:value="1394000" calcext:value-type="float">
            <text:p>1394000</text:p>
          </table:table-cell>
          <table:table-cell office:value-type="float" office:value="37.9856" calcext:value-type="float">
            <text:p>37.9856</text:p>
          </table:table-cell>
          <table:table-cell office:value-type="float" office:value="65.805" calcext:value-type="float">
            <text:p>65.805</text:p>
          </table:table-cell>
          <table:table-cell office:value-type="float" office:value="212.5343" calcext:value-type="float">
            <text:p>212.5343</text:p>
          </table:table-cell>
          <table:table-cell office:value-type="float" office:value="258.5159" calcext:value-type="float">
            <text:p>258.5159</text:p>
          </table:table-cell>
        </table:table-row>
        <table:table-row table:style-name="ro1">
          <table:table-cell office:value-type="float" office:value="1396000" calcext:value-type="float">
            <text:p>1396000</text:p>
          </table:table-cell>
          <table:table-cell office:value-type="float" office:value="72.2285" calcext:value-type="float">
            <text:p>72.2285</text:p>
          </table:table-cell>
          <table:table-cell office:value-type="float" office:value="103.8599" calcext:value-type="float">
            <text:p>103.8599</text:p>
          </table:table-cell>
          <table:table-cell office:value-type="float" office:value="235.6862" calcext:value-type="float">
            <text:p>235.6862</text:p>
          </table:table-cell>
          <table:table-cell office:value-type="float" office:value="164.7496" calcext:value-type="float">
            <text:p>164.7496</text:p>
          </table:table-cell>
        </table:table-row>
        <table:table-row table:style-name="ro1">
          <table:table-cell office:value-type="float" office:value="1398000" calcext:value-type="float">
            <text:p>1398000</text:p>
          </table:table-cell>
          <table:table-cell office:value-type="float" office:value="160.9468" calcext:value-type="float">
            <text:p>160.9468</text:p>
          </table:table-cell>
          <table:table-cell office:value-type="float" office:value="156.7935" calcext:value-type="float">
            <text:p>156.7935</text:p>
          </table:table-cell>
          <table:table-cell office:value-type="float" office:value="202.2931" calcext:value-type="float">
            <text:p>202.2931</text:p>
          </table:table-cell>
          <table:table-cell office:value-type="float" office:value="221.8142" calcext:value-type="float">
            <text:p>221.8142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-21.1717" calcext:value-type="float">
            <text:p>-21.1717</text:p>
          </table:table-cell>
          <table:table-cell office:value-type="float" office:value="124.2974" calcext:value-type="float">
            <text:p>124.2974</text:p>
          </table:table-cell>
          <table:table-cell office:value-type="float" office:value="259.3083" calcext:value-type="float">
            <text:p>259.3083</text:p>
          </table:table-cell>
          <table:table-cell office:value-type="float" office:value="204.8016" calcext:value-type="float">
            <text:p>204.8016</text:p>
          </table:table-cell>
        </table:table-row>
        <table:table-row table:style-name="ro1">
          <table:table-cell office:value-type="float" office:value="1402000" calcext:value-type="float">
            <text:p>1402000</text:p>
          </table:table-cell>
          <table:table-cell office:value-type="float" office:value="130.0748" calcext:value-type="float">
            <text:p>130.0748</text:p>
          </table:table-cell>
          <table:table-cell office:value-type="float" office:value="101.7661" calcext:value-type="float">
            <text:p>101.7661</text:p>
          </table:table-cell>
          <table:table-cell office:value-type="float" office:value="230.1383" calcext:value-type="float">
            <text:p>230.1383</text:p>
          </table:table-cell>
          <table:table-cell office:value-type="float" office:value="240.7834" calcext:value-type="float">
            <text:p>240.7834</text:p>
          </table:table-cell>
        </table:table-row>
        <table:table-row table:style-name="ro1">
          <table:table-cell office:value-type="float" office:value="1404000" calcext:value-type="float">
            <text:p>1404000</text:p>
          </table:table-cell>
          <table:table-cell office:value-type="float" office:value="80.619" calcext:value-type="float">
            <text:p>80.619</text:p>
          </table:table-cell>
          <table:table-cell office:value-type="float" office:value="87.9163" calcext:value-type="float">
            <text:p>87.9163</text:p>
          </table:table-cell>
          <table:table-cell office:value-type="float" office:value="139.9551" calcext:value-type="float">
            <text:p>139.9551</text:p>
          </table:table-cell>
          <table:table-cell office:value-type="float" office:value="253.6561" calcext:value-type="float">
            <text:p>253.6561</text:p>
          </table:table-cell>
        </table:table-row>
        <table:table-row table:style-name="ro1">
          <table:table-cell office:value-type="float" office:value="1406000" calcext:value-type="float">
            <text:p>1406000</text:p>
          </table:table-cell>
          <table:table-cell office:value-type="float" office:value="79.6936" calcext:value-type="float">
            <text:p>79.6936</text:p>
          </table:table-cell>
          <table:table-cell office:value-type="float" office:value="68.7737" calcext:value-type="float">
            <text:p>68.7737</text:p>
          </table:table-cell>
          <table:table-cell office:value-type="float" office:value="195.1072" calcext:value-type="float">
            <text:p>195.1072</text:p>
          </table:table-cell>
          <table:table-cell office:value-type="float" office:value="180.9572" calcext:value-type="float">
            <text:p>180.9572</text:p>
          </table:table-cell>
        </table:table-row>
        <table:table-row table:style-name="ro1">
          <table:table-cell office:value-type="float" office:value="1408000" calcext:value-type="float">
            <text:p>1408000</text:p>
          </table:table-cell>
          <table:table-cell office:value-type="float" office:value="119.1231" calcext:value-type="float">
            <text:p>119.1231</text:p>
          </table:table-cell>
          <table:table-cell office:value-type="float" office:value="27.691" calcext:value-type="float">
            <text:p>27.691</text:p>
          </table:table-cell>
          <table:table-cell office:value-type="float" office:value="191.5991" calcext:value-type="float">
            <text:p>191.5991</text:p>
          </table:table-cell>
          <table:table-cell office:value-type="float" office:value="205.4758" calcext:value-type="float">
            <text:p>205.4758</text:p>
          </table:table-cell>
        </table:table-row>
        <table:table-row table:style-name="ro1">
          <table:table-cell office:value-type="float" office:value="1410000" calcext:value-type="float">
            <text:p>1410000</text:p>
          </table:table-cell>
          <table:table-cell office:value-type="float" office:value="-52.872" calcext:value-type="float">
            <text:p>-52.872</text:p>
          </table:table-cell>
          <table:table-cell office:value-type="float" office:value="76.8197" calcext:value-type="float">
            <text:p>76.8197</text:p>
          </table:table-cell>
          <table:table-cell office:value-type="float" office:value="161.4304" calcext:value-type="float">
            <text:p>161.4304</text:p>
          </table:table-cell>
          <table:table-cell office:value-type="float" office:value="261.514" calcext:value-type="float">
            <text:p>261.514</text:p>
          </table:table-cell>
        </table:table-row>
        <table:table-row table:style-name="ro1">
          <table:table-cell office:value-type="float" office:value="1412000" calcext:value-type="float">
            <text:p>1412000</text:p>
          </table:table-cell>
          <table:table-cell office:value-type="float" office:value="-5.4488" calcext:value-type="float">
            <text:p>-5.4488</text:p>
          </table:table-cell>
          <table:table-cell office:value-type="float" office:value="120.4259" calcext:value-type="float">
            <text:p>120.4259</text:p>
          </table:table-cell>
          <table:table-cell office:value-type="float" office:value="269.2983" calcext:value-type="float">
            <text:p>269.2983</text:p>
          </table:table-cell>
          <table:table-cell office:value-type="float" office:value="269.9166" calcext:value-type="float">
            <text:p>269.9166</text:p>
          </table:table-cell>
        </table:table-row>
        <table:table-row table:style-name="ro1">
          <table:table-cell office:value-type="float" office:value="1414000" calcext:value-type="float">
            <text:p>1414000</text:p>
          </table:table-cell>
          <table:table-cell office:value-type="float" office:value="27.1717" calcext:value-type="float">
            <text:p>27.1717</text:p>
          </table:table-cell>
          <table:table-cell office:value-type="float" office:value="101.3294" calcext:value-type="float">
            <text:p>101.3294</text:p>
          </table:table-cell>
          <table:table-cell office:value-type="float" office:value="97.3238" calcext:value-type="float">
            <text:p>97.3238</text:p>
          </table:table-cell>
          <table:table-cell office:value-type="float" office:value="246.6381" calcext:value-type="float">
            <text:p>246.6381</text:p>
          </table:table-cell>
        </table:table-row>
        <table:table-row table:style-name="ro1">
          <table:table-cell office:value-type="float" office:value="1416000" calcext:value-type="float">
            <text:p>1416000</text:p>
          </table:table-cell>
          <table:table-cell office:value-type="float" office:value="52.5019" calcext:value-type="float">
            <text:p>52.5019</text:p>
          </table:table-cell>
          <table:table-cell office:value-type="float" office:value="86.6815" calcext:value-type="float">
            <text:p>86.6815</text:p>
          </table:table-cell>
          <table:table-cell office:value-type="float" office:value="267.1228" calcext:value-type="float">
            <text:p>267.1228</text:p>
          </table:table-cell>
          <table:table-cell office:value-type="float" office:value="106.1427" calcext:value-type="float">
            <text:p>106.1427</text:p>
          </table:table-cell>
        </table:table-row>
        <table:table-row table:style-name="ro1">
          <table:table-cell office:value-type="float" office:value="1418000" calcext:value-type="float">
            <text:p>1418000</text:p>
          </table:table-cell>
          <table:table-cell office:value-type="float" office:value="131.6361" calcext:value-type="float">
            <text:p>131.6361</text:p>
          </table:table-cell>
          <table:table-cell office:value-type="float" office:value="129.0644" calcext:value-type="float">
            <text:p>129.0644</text:p>
          </table:table-cell>
          <table:table-cell office:value-type="float" office:value="208.4112" calcext:value-type="float">
            <text:p>208.4112</text:p>
          </table:table-cell>
          <table:table-cell office:value-type="float" office:value="234.4313" calcext:value-type="float">
            <text:p>234.4313</text:p>
          </table:table-cell>
        </table:table-row>
        <table:table-row table:style-name="ro1">
          <table:table-cell office:value-type="float" office:value="1420000" calcext:value-type="float">
            <text:p>1420000</text:p>
          </table:table-cell>
          <table:table-cell office:value-type="float" office:value="129.0103" calcext:value-type="float">
            <text:p>129.0103</text:p>
          </table:table-cell>
          <table:table-cell office:value-type="float" office:value="95.4391" calcext:value-type="float">
            <text:p>95.4391</text:p>
          </table:table-cell>
          <table:table-cell office:value-type="float" office:value="262.5844" calcext:value-type="float">
            <text:p>262.5844</text:p>
          </table:table-cell>
          <table:table-cell office:value-type="float" office:value="90.9677" calcext:value-type="float">
            <text:p>90.9677</text:p>
          </table:table-cell>
        </table:table-row>
        <table:table-row table:style-name="ro1">
          <table:table-cell office:value-type="float" office:value="1422000" calcext:value-type="float">
            <text:p>1422000</text:p>
          </table:table-cell>
          <table:table-cell office:value-type="float" office:value="36.1795" calcext:value-type="float">
            <text:p>36.1795</text:p>
          </table:table-cell>
          <table:table-cell office:value-type="float" office:value="114.4944" calcext:value-type="float">
            <text:p>114.4944</text:p>
          </table:table-cell>
          <table:table-cell office:value-type="float" office:value="268.6485" calcext:value-type="float">
            <text:p>268.6485</text:p>
          </table:table-cell>
          <table:table-cell office:value-type="float" office:value="233.209" calcext:value-type="float">
            <text:p>233.209</text:p>
          </table:table-cell>
        </table:table-row>
        <table:table-row table:style-name="ro1">
          <table:table-cell office:value-type="float" office:value="1424000" calcext:value-type="float">
            <text:p>1424000</text:p>
          </table:table-cell>
          <table:table-cell office:value-type="float" office:value="68.3133" calcext:value-type="float">
            <text:p>68.3133</text:p>
          </table:table-cell>
          <table:table-cell office:value-type="float" office:value="99.4304" calcext:value-type="float">
            <text:p>99.4304</text:p>
          </table:table-cell>
          <table:table-cell office:value-type="float" office:value="244.8849" calcext:value-type="float">
            <text:p>244.8849</text:p>
          </table:table-cell>
          <table:table-cell office:value-type="float" office:value="247.7106" calcext:value-type="float">
            <text:p>247.7106</text:p>
          </table:table-cell>
        </table:table-row>
        <table:table-row table:style-name="ro1">
          <table:table-cell office:value-type="float" office:value="1426000" calcext:value-type="float">
            <text:p>1426000</text:p>
          </table:table-cell>
          <table:table-cell office:value-type="float" office:value="-41.0515" calcext:value-type="float">
            <text:p>-41.0515</text:p>
          </table:table-cell>
          <table:table-cell office:value-type="float" office:value="88.2265" calcext:value-type="float">
            <text:p>88.2265</text:p>
          </table:table-cell>
          <table:table-cell office:value-type="float" office:value="258.5134" calcext:value-type="float">
            <text:p>258.5134</text:p>
          </table:table-cell>
          <table:table-cell office:value-type="float" office:value="229.5811" calcext:value-type="float">
            <text:p>229.5811</text:p>
          </table:table-cell>
        </table:table-row>
        <table:table-row table:style-name="ro1">
          <table:table-cell office:value-type="float" office:value="1428000" calcext:value-type="float">
            <text:p>1428000</text:p>
          </table:table-cell>
          <table:table-cell office:value-type="float" office:value="30.2384" calcext:value-type="float">
            <text:p>30.2384</text:p>
          </table:table-cell>
          <table:table-cell office:value-type="float" office:value="97.959" calcext:value-type="float">
            <text:p>97.959</text:p>
          </table:table-cell>
          <table:table-cell office:value-type="float" office:value="277.8272" calcext:value-type="float">
            <text:p>277.8272</text:p>
          </table:table-cell>
          <table:table-cell office:value-type="float" office:value="190.3169" calcext:value-type="float">
            <text:p>190.3169</text:p>
          </table:table-cell>
        </table:table-row>
        <table:table-row table:style-name="ro1">
          <table:table-cell office:value-type="float" office:value="1430000" calcext:value-type="float">
            <text:p>1430000</text:p>
          </table:table-cell>
          <table:table-cell office:value-type="float" office:value="15.6019" calcext:value-type="float">
            <text:p>15.6019</text:p>
          </table:table-cell>
          <table:table-cell office:value-type="float" office:value="121.928" calcext:value-type="float">
            <text:p>121.928</text:p>
          </table:table-cell>
          <table:table-cell office:value-type="float" office:value="257.2623" calcext:value-type="float">
            <text:p>257.2623</text:p>
          </table:table-cell>
          <table:table-cell office:value-type="float" office:value="189.2891" calcext:value-type="float">
            <text:p>189.2891</text:p>
          </table:table-cell>
        </table:table-row>
        <table:table-row table:style-name="ro1">
          <table:table-cell office:value-type="float" office:value="1432000" calcext:value-type="float">
            <text:p>1432000</text:p>
          </table:table-cell>
          <table:table-cell office:value-type="float" office:value="43.8057" calcext:value-type="float">
            <text:p>43.8057</text:p>
          </table:table-cell>
          <table:table-cell office:value-type="float" office:value="118.1238" calcext:value-type="float">
            <text:p>118.1238</text:p>
          </table:table-cell>
          <table:table-cell office:value-type="float" office:value="181.0059" calcext:value-type="float">
            <text:p>181.0059</text:p>
          </table:table-cell>
          <table:table-cell office:value-type="float" office:value="219.4342" calcext:value-type="float">
            <text:p>219.4342</text:p>
          </table:table-cell>
        </table:table-row>
        <table:table-row table:style-name="ro1">
          <table:table-cell office:value-type="float" office:value="1434000" calcext:value-type="float">
            <text:p>1434000</text:p>
          </table:table-cell>
          <table:table-cell office:value-type="float" office:value="13.5349" calcext:value-type="float">
            <text:p>13.5349</text:p>
          </table:table-cell>
          <table:table-cell office:value-type="float" office:value="110.5147" calcext:value-type="float">
            <text:p>110.5147</text:p>
          </table:table-cell>
          <table:table-cell office:value-type="float" office:value="203.7602" calcext:value-type="float">
            <text:p>203.7602</text:p>
          </table:table-cell>
          <table:table-cell office:value-type="float" office:value="165.4842" calcext:value-type="float">
            <text:p>165.4842</text:p>
          </table:table-cell>
        </table:table-row>
        <table:table-row table:style-name="ro1">
          <table:table-cell office:value-type="float" office:value="1436000" calcext:value-type="float">
            <text:p>1436000</text:p>
          </table:table-cell>
          <table:table-cell office:value-type="float" office:value="19.9757" calcext:value-type="float">
            <text:p>19.9757</text:p>
          </table:table-cell>
          <table:table-cell office:value-type="float" office:value="116.4587" calcext:value-type="float">
            <text:p>116.4587</text:p>
          </table:table-cell>
          <table:table-cell office:value-type="float" office:value="272.4985" calcext:value-type="float">
            <text:p>272.4985</text:p>
          </table:table-cell>
          <table:table-cell office:value-type="float" office:value="175.4831" calcext:value-type="float">
            <text:p>175.4831</text:p>
          </table:table-cell>
        </table:table-row>
        <table:table-row table:style-name="ro1">
          <table:table-cell office:value-type="float" office:value="1438000" calcext:value-type="float">
            <text:p>1438000</text:p>
          </table:table-cell>
          <table:table-cell office:value-type="float" office:value="70.7255" calcext:value-type="float">
            <text:p>70.7255</text:p>
          </table:table-cell>
          <table:table-cell office:value-type="float" office:value="94.1262" calcext:value-type="float">
            <text:p>94.1262</text:p>
          </table:table-cell>
          <table:table-cell office:value-type="float" office:value="226.9544" calcext:value-type="float">
            <text:p>226.9544</text:p>
          </table:table-cell>
          <table:table-cell office:value-type="float" office:value="226.6081" calcext:value-type="float">
            <text:p>226.6081</text:p>
          </table:table-cell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33.8297" calcext:value-type="float">
            <text:p>33.8297</text:p>
          </table:table-cell>
          <table:table-cell office:value-type="float" office:value="94.9395" calcext:value-type="float">
            <text:p>94.9395</text:p>
          </table:table-cell>
          <table:table-cell office:value-type="float" office:value="234.0079" calcext:value-type="float">
            <text:p>234.0079</text:p>
          </table:table-cell>
          <table:table-cell office:value-type="float" office:value="224.4523" calcext:value-type="float">
            <text:p>224.4523</text:p>
          </table:table-cell>
        </table:table-row>
        <table:table-row table:style-name="ro1">
          <table:table-cell office:value-type="float" office:value="1442000" calcext:value-type="float">
            <text:p>1442000</text:p>
          </table:table-cell>
          <table:table-cell office:value-type="float" office:value="59.7152" calcext:value-type="float">
            <text:p>59.7152</text:p>
          </table:table-cell>
          <table:table-cell office:value-type="float" office:value="81.4097" calcext:value-type="float">
            <text:p>81.4097</text:p>
          </table:table-cell>
          <table:table-cell office:value-type="float" office:value="172.0943" calcext:value-type="float">
            <text:p>172.0943</text:p>
          </table:table-cell>
          <table:table-cell office:value-type="float" office:value="143.7557" calcext:value-type="float">
            <text:p>143.7557</text:p>
          </table:table-cell>
        </table:table-row>
        <table:table-row table:style-name="ro1">
          <table:table-cell office:value-type="float" office:value="1444000" calcext:value-type="float">
            <text:p>1444000</text:p>
          </table:table-cell>
          <table:table-cell office:value-type="float" office:value="82.4002" calcext:value-type="float">
            <text:p>82.4002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252.7318" calcext:value-type="float">
            <text:p>252.7318</text:p>
          </table:table-cell>
          <table:table-cell office:value-type="float" office:value="267.8303" calcext:value-type="float">
            <text:p>267.8303</text:p>
          </table:table-cell>
        </table:table-row>
        <table:table-row table:style-name="ro1">
          <table:table-cell office:value-type="float" office:value="1446000" calcext:value-type="float">
            <text:p>1446000</text:p>
          </table:table-cell>
          <table:table-cell office:value-type="float" office:value="28.6503" calcext:value-type="float">
            <text:p>28.6503</text:p>
          </table:table-cell>
          <table:table-cell office:value-type="float" office:value="94.5606" calcext:value-type="float">
            <text:p>94.5606</text:p>
          </table:table-cell>
          <table:table-cell office:value-type="float" office:value="155.8614" calcext:value-type="float">
            <text:p>155.8614</text:p>
          </table:table-cell>
          <table:table-cell office:value-type="float" office:value="226.0254" calcext:value-type="float">
            <text:p>226.0254</text:p>
          </table:table-cell>
        </table:table-row>
        <table:table-row table:style-name="ro1">
          <table:table-cell office:value-type="float" office:value="1448000" calcext:value-type="float">
            <text:p>1448000</text:p>
          </table:table-cell>
          <table:table-cell office:value-type="float" office:value="55.4314" calcext:value-type="float">
            <text:p>55.4314</text:p>
          </table:table-cell>
          <table:table-cell office:value-type="float" office:value="104.0546" calcext:value-type="float">
            <text:p>104.0546</text:p>
          </table:table-cell>
          <table:table-cell office:value-type="float" office:value="230.864" calcext:value-type="float">
            <text:p>230.864</text:p>
          </table:table-cell>
          <table:table-cell office:value-type="float" office:value="254.0097" calcext:value-type="float">
            <text:p>254.0097</text:p>
          </table:table-cell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177.0752" calcext:value-type="float">
            <text:p>177.0752</text:p>
          </table:table-cell>
          <table:table-cell office:value-type="float" office:value="106.435" calcext:value-type="float">
            <text:p>106.435</text:p>
          </table:table-cell>
          <table:table-cell office:value-type="float" office:value="226.4965" calcext:value-type="float">
            <text:p>226.4965</text:p>
          </table:table-cell>
          <table:table-cell office:value-type="float" office:value="195.1605" calcext:value-type="float">
            <text:p>195.1605</text:p>
          </table:table-cell>
        </table:table-row>
        <table:table-row table:style-name="ro1">
          <table:table-cell office:value-type="float" office:value="1452000" calcext:value-type="float">
            <text:p>1452000</text:p>
          </table:table-cell>
          <table:table-cell office:value-type="float" office:value="92.7209" calcext:value-type="float">
            <text:p>92.7209</text:p>
          </table:table-cell>
          <table:table-cell office:value-type="float" office:value="103.1459" calcext:value-type="float">
            <text:p>103.1459</text:p>
          </table:table-cell>
          <table:table-cell office:value-type="float" office:value="250.416" calcext:value-type="float">
            <text:p>250.416</text:p>
          </table:table-cell>
          <table:table-cell office:value-type="float" office:value="168.7231" calcext:value-type="float">
            <text:p>168.7231</text:p>
          </table:table-cell>
        </table:table-row>
        <table:table-row table:style-name="ro1">
          <table:table-cell office:value-type="float" office:value="1454000" calcext:value-type="float">
            <text:p>1454000</text:p>
          </table:table-cell>
          <table:table-cell office:value-type="float" office:value="75.8485" calcext:value-type="float">
            <text:p>75.8485</text:p>
          </table:table-cell>
          <table:table-cell office:value-type="float" office:value="99.1021" calcext:value-type="float">
            <text:p>99.1021</text:p>
          </table:table-cell>
          <table:table-cell office:value-type="float" office:value="229.5708" calcext:value-type="float">
            <text:p>229.5708</text:p>
          </table:table-cell>
          <table:table-cell office:value-type="float" office:value="180.0431" calcext:value-type="float">
            <text:p>180.0431</text:p>
          </table:table-cell>
        </table:table-row>
        <table:table-row table:style-name="ro1">
          <table:table-cell office:value-type="float" office:value="1456000" calcext:value-type="float">
            <text:p>1456000</text:p>
          </table:table-cell>
          <table:table-cell office:value-type="float" office:value="130.6466" calcext:value-type="float">
            <text:p>130.6466</text:p>
          </table:table-cell>
          <table:table-cell office:value-type="float" office:value="100.3834" calcext:value-type="float">
            <text:p>100.3834</text:p>
          </table:table-cell>
          <table:table-cell office:value-type="float" office:value="182.7057" calcext:value-type="float">
            <text:p>182.7057</text:p>
          </table:table-cell>
          <table:table-cell office:value-type="float" office:value="222.3504" calcext:value-type="float">
            <text:p>222.3504</text:p>
          </table:table-cell>
        </table:table-row>
        <table:table-row table:style-name="ro1">
          <table:table-cell office:value-type="float" office:value="1458000" calcext:value-type="float">
            <text:p>1458000</text:p>
          </table:table-cell>
          <table:table-cell office:value-type="float" office:value="70.4623" calcext:value-type="float">
            <text:p>70.4623</text:p>
          </table:table-cell>
          <table:table-cell office:value-type="float" office:value="93.297" calcext:value-type="float">
            <text:p>93.297</text:p>
          </table:table-cell>
          <table:table-cell office:value-type="float" office:value="166.9035" calcext:value-type="float">
            <text:p>166.9035</text:p>
          </table:table-cell>
          <table:table-cell office:value-type="float" office:value="137.6697" calcext:value-type="float">
            <text:p>137.6697</text:p>
          </table:table-cell>
        </table:table-row>
        <table:table-row table:style-name="ro1">
          <table:table-cell office:value-type="float" office:value="1460000" calcext:value-type="float">
            <text:p>1460000</text:p>
          </table:table-cell>
          <table:table-cell office:value-type="float" office:value="44.5038" calcext:value-type="float">
            <text:p>44.5038</text:p>
          </table:table-cell>
          <table:table-cell office:value-type="float" office:value="81.1142" calcext:value-type="float">
            <text:p>81.1142</text:p>
          </table:table-cell>
          <table:table-cell office:value-type="float" office:value="209.0427" calcext:value-type="float">
            <text:p>209.0427</text:p>
          </table:table-cell>
          <table:table-cell office:value-type="float" office:value="161.6162" calcext:value-type="float">
            <text:p>161.6162</text:p>
          </table:table-cell>
        </table:table-row>
        <table:table-row table:style-name="ro1">
          <table:table-cell office:value-type="float" office:value="1462000" calcext:value-type="float">
            <text:p>1462000</text:p>
          </table:table-cell>
          <table:table-cell office:value-type="float" office:value="140.7799" calcext:value-type="float">
            <text:p>140.7799</text:p>
          </table:table-cell>
          <table:table-cell office:value-type="float" office:value="102.8184" calcext:value-type="float">
            <text:p>102.8184</text:p>
          </table:table-cell>
          <table:table-cell office:value-type="float" office:value="242.7135" calcext:value-type="float">
            <text:p>242.7135</text:p>
          </table:table-cell>
          <table:table-cell office:value-type="float" office:value="238.9683" calcext:value-type="float">
            <text:p>238.9683</text:p>
          </table:table-cell>
        </table:table-row>
        <table:table-row table:style-name="ro1">
          <table:table-cell office:value-type="float" office:value="1464000" calcext:value-type="float">
            <text:p>1464000</text:p>
          </table:table-cell>
          <table:table-cell office:value-type="float" office:value="56.9108" calcext:value-type="float">
            <text:p>56.9108</text:p>
          </table:table-cell>
          <table:table-cell office:value-type="float" office:value="69.5664" calcext:value-type="float">
            <text:p>69.5664</text:p>
          </table:table-cell>
          <table:table-cell office:value-type="float" office:value="203.9395" calcext:value-type="float">
            <text:p>203.9395</text:p>
          </table:table-cell>
          <table:table-cell office:value-type="float" office:value="240.7973" calcext:value-type="float">
            <text:p>240.7973</text:p>
          </table:table-cell>
        </table:table-row>
        <table:table-row table:style-name="ro1">
          <table:table-cell office:value-type="float" office:value="1466000" calcext:value-type="float">
            <text:p>1466000</text:p>
          </table:table-cell>
          <table:table-cell office:value-type="float" office:value="125.2051" calcext:value-type="float">
            <text:p>125.2051</text:p>
          </table:table-cell>
          <table:table-cell office:value-type="float" office:value="64.787" calcext:value-type="float">
            <text:p>64.787</text:p>
          </table:table-cell>
          <table:table-cell office:value-type="float" office:value="260.2154" calcext:value-type="float">
            <text:p>260.2154</text:p>
          </table:table-cell>
          <table:table-cell office:value-type="float" office:value="196.0687" calcext:value-type="float">
            <text:p>196.0687</text:p>
          </table:table-cell>
        </table:table-row>
        <table:table-row table:style-name="ro1">
          <table:table-cell office:value-type="float" office:value="1468000" calcext:value-type="float">
            <text:p>1468000</text:p>
          </table:table-cell>
          <table:table-cell office:value-type="float" office:value="92.6238" calcext:value-type="float">
            <text:p>92.6238</text:p>
          </table:table-cell>
          <table:table-cell office:value-type="float" office:value="76.8888" calcext:value-type="float">
            <text:p>76.8888</text:p>
          </table:table-cell>
          <table:table-cell office:value-type="float" office:value="258.8212" calcext:value-type="float">
            <text:p>258.8212</text:p>
          </table:table-cell>
          <table:table-cell office:value-type="float" office:value="181.4545" calcext:value-type="float">
            <text:p>181.4545</text:p>
          </table:table-cell>
        </table:table-row>
        <table:table-row table:style-name="ro1">
          <table:table-cell office:value-type="float" office:value="1470000" calcext:value-type="float">
            <text:p>1470000</text:p>
          </table:table-cell>
          <table:table-cell office:value-type="float" office:value="-34.947" calcext:value-type="float">
            <text:p>-34.947</text:p>
          </table:table-cell>
          <table:table-cell office:value-type="float" office:value="115.1091" calcext:value-type="float">
            <text:p>115.1091</text:p>
          </table:table-cell>
          <table:table-cell office:value-type="float" office:value="184.3936" calcext:value-type="float">
            <text:p>184.3936</text:p>
          </table:table-cell>
          <table:table-cell office:value-type="float" office:value="255.1235" calcext:value-type="float">
            <text:p>255.1235</text:p>
          </table:table-cell>
        </table:table-row>
        <table:table-row table:style-name="ro1">
          <table:table-cell office:value-type="float" office:value="1472000" calcext:value-type="float">
            <text:p>1472000</text:p>
          </table:table-cell>
          <table:table-cell office:value-type="float" office:value="110.3379" calcext:value-type="float">
            <text:p>110.3379</text:p>
          </table:table-cell>
          <table:table-cell office:value-type="float" office:value="87.3576" calcext:value-type="float">
            <text:p>87.3576</text:p>
          </table:table-cell>
          <table:table-cell office:value-type="float" office:value="209.3767" calcext:value-type="float">
            <text:p>209.3767</text:p>
          </table:table-cell>
          <table:table-cell office:value-type="float" office:value="254.9346" calcext:value-type="float">
            <text:p>254.9346</text:p>
          </table:table-cell>
        </table:table-row>
        <table:table-row table:style-name="ro1">
          <table:table-cell office:value-type="float" office:value="1474000" calcext:value-type="float">
            <text:p>1474000</text:p>
          </table:table-cell>
          <table:table-cell office:value-type="float" office:value="37.3073" calcext:value-type="float">
            <text:p>37.3073</text:p>
          </table:table-cell>
          <table:table-cell office:value-type="float" office:value="76.2098" calcext:value-type="float">
            <text:p>76.2098</text:p>
          </table:table-cell>
          <table:table-cell office:value-type="float" office:value="274.5444" calcext:value-type="float">
            <text:p>274.5444</text:p>
          </table:table-cell>
          <table:table-cell office:value-type="float" office:value="114.3364" calcext:value-type="float">
            <text:p>114.3364</text:p>
          </table:table-cell>
        </table:table-row>
        <table:table-row table:style-name="ro1">
          <table:table-cell office:value-type="float" office:value="1476000" calcext:value-type="float">
            <text:p>1476000</text:p>
          </table:table-cell>
          <table:table-cell office:value-type="float" office:value="22.2949" calcext:value-type="float">
            <text:p>22.2949</text:p>
          </table:table-cell>
          <table:table-cell office:value-type="float" office:value="105.6052" calcext:value-type="float">
            <text:p>105.6052</text:p>
          </table:table-cell>
          <table:table-cell office:value-type="float" office:value="198.706" calcext:value-type="float">
            <text:p>198.706</text:p>
          </table:table-cell>
          <table:table-cell office:value-type="float" office:value="265.35" calcext:value-type="float">
            <text:p>265.35</text:p>
          </table:table-cell>
        </table:table-row>
        <table:table-row table:style-name="ro1">
          <table:table-cell office:value-type="float" office:value="1478000" calcext:value-type="float">
            <text:p>1478000</text:p>
          </table:table-cell>
          <table:table-cell office:value-type="float" office:value="45.0034" calcext:value-type="float">
            <text:p>45.0034</text:p>
          </table:table-cell>
          <table:table-cell office:value-type="float" office:value="98.6876" calcext:value-type="float">
            <text:p>98.6876</text:p>
          </table:table-cell>
          <table:table-cell office:value-type="float" office:value="250.6863" calcext:value-type="float">
            <text:p>250.6863</text:p>
          </table:table-cell>
          <table:table-cell office:value-type="float" office:value="249.4341" calcext:value-type="float">
            <text:p>249.4341</text:p>
          </table:table-cell>
        </table:table-row>
        <table:table-row table:style-name="ro1">
          <table:table-cell office:value-type="float" office:value="1480000" calcext:value-type="float">
            <text:p>1480000</text:p>
          </table:table-cell>
          <table:table-cell office:value-type="float" office:value="51.9696" calcext:value-type="float">
            <text:p>51.9696</text:p>
          </table:table-cell>
          <table:table-cell office:value-type="float" office:value="68.1219" calcext:value-type="float">
            <text:p>68.1219</text:p>
          </table:table-cell>
          <table:table-cell office:value-type="float" office:value="257.6063" calcext:value-type="float">
            <text:p>257.6063</text:p>
          </table:table-cell>
          <table:table-cell office:value-type="float" office:value="262.4055" calcext:value-type="float">
            <text:p>262.4055</text:p>
          </table:table-cell>
        </table:table-row>
        <table:table-row table:style-name="ro1">
          <table:table-cell office:value-type="float" office:value="1482000" calcext:value-type="float">
            <text:p>1482000</text:p>
          </table:table-cell>
          <table:table-cell office:value-type="float" office:value="92.3079" calcext:value-type="float">
            <text:p>92.3079</text:p>
          </table:table-cell>
          <table:table-cell office:value-type="float" office:value="68.7015" calcext:value-type="float">
            <text:p>68.7015</text:p>
          </table:table-cell>
          <table:table-cell office:value-type="float" office:value="153.4427" calcext:value-type="float">
            <text:p>153.4427</text:p>
          </table:table-cell>
          <table:table-cell office:value-type="float" office:value="258.5393" calcext:value-type="float">
            <text:p>258.5393</text:p>
          </table:table-cell>
        </table:table-row>
        <table:table-row table:style-name="ro1">
          <table:table-cell office:value-type="float" office:value="1484000" calcext:value-type="float">
            <text:p>1484000</text:p>
          </table:table-cell>
          <table:table-cell office:value-type="float" office:value="100.8557" calcext:value-type="float">
            <text:p>100.8557</text:p>
          </table:table-cell>
          <table:table-cell office:value-type="float" office:value="82.9564" calcext:value-type="float">
            <text:p>82.9564</text:p>
          </table:table-cell>
          <table:table-cell office:value-type="float" office:value="191.5426" calcext:value-type="float">
            <text:p>191.5426</text:p>
          </table:table-cell>
          <table:table-cell office:value-type="float" office:value="201.6237" calcext:value-type="float">
            <text:p>201.6237</text:p>
          </table:table-cell>
        </table:table-row>
        <table:table-row table:style-name="ro1">
          <table:table-cell office:value-type="float" office:value="1486000" calcext:value-type="float">
            <text:p>1486000</text:p>
          </table:table-cell>
          <table:table-cell office:value-type="float" office:value="0.0212" calcext:value-type="float">
            <text:p>0.0212</text:p>
          </table:table-cell>
          <table:table-cell office:value-type="float" office:value="62.9093" calcext:value-type="float">
            <text:p>62.9093</text:p>
          </table:table-cell>
          <table:table-cell office:value-type="float" office:value="217.1885" calcext:value-type="float">
            <text:p>217.1885</text:p>
          </table:table-cell>
          <table:table-cell office:value-type="float" office:value="249.2231" calcext:value-type="float">
            <text:p>249.2231</text:p>
          </table:table-cell>
        </table:table-row>
        <table:table-row table:style-name="ro1">
          <table:table-cell office:value-type="float" office:value="1488000" calcext:value-type="float">
            <text:p>1488000</text:p>
          </table:table-cell>
          <table:table-cell office:value-type="float" office:value="-5.9734" calcext:value-type="float">
            <text:p>-5.9734</text:p>
          </table:table-cell>
          <table:table-cell office:value-type="float" office:value="95.2839" calcext:value-type="float">
            <text:p>95.2839</text:p>
          </table:table-cell>
          <table:table-cell office:value-type="float" office:value="204.1817" calcext:value-type="float">
            <text:p>204.1817</text:p>
          </table:table-cell>
          <table:table-cell office:value-type="float" office:value="247.7249" calcext:value-type="float">
            <text:p>247.7249</text:p>
          </table:table-cell>
        </table:table-row>
        <table:table-row table:style-name="ro1">
          <table:table-cell office:value-type="float" office:value="1490000" calcext:value-type="float">
            <text:p>1490000</text:p>
          </table:table-cell>
          <table:table-cell office:value-type="float" office:value="108.1896" calcext:value-type="float">
            <text:p>108.1896</text:p>
          </table:table-cell>
          <table:table-cell office:value-type="float" office:value="85.0973" calcext:value-type="float">
            <text:p>85.0973</text:p>
          </table:table-cell>
          <table:table-cell office:value-type="float" office:value="263.3253" calcext:value-type="float">
            <text:p>263.3253</text:p>
          </table:table-cell>
          <table:table-cell office:value-type="float" office:value="279.7651" calcext:value-type="float">
            <text:p>279.7651</text:p>
          </table:table-cell>
        </table:table-row>
        <table:table-row table:style-name="ro1">
          <table:table-cell office:value-type="float" office:value="1492000" calcext:value-type="float">
            <text:p>1492000</text:p>
          </table:table-cell>
          <table:table-cell office:value-type="float" office:value="152.4501" calcext:value-type="float">
            <text:p>152.4501</text:p>
          </table:table-cell>
          <table:table-cell office:value-type="float" office:value="73.0777" calcext:value-type="float">
            <text:p>73.0777</text:p>
          </table:table-cell>
          <table:table-cell office:value-type="float" office:value="277.0868" calcext:value-type="float">
            <text:p>277.0868</text:p>
          </table:table-cell>
          <table:table-cell office:value-type="float" office:value="257.2873" calcext:value-type="float">
            <text:p>257.2873</text:p>
          </table:table-cell>
        </table:table-row>
        <table:table-row table:style-name="ro1">
          <table:table-cell office:value-type="float" office:value="1494000" calcext:value-type="float">
            <text:p>1494000</text:p>
          </table:table-cell>
          <table:table-cell office:value-type="float" office:value="150.7316" calcext:value-type="float">
            <text:p>150.7316</text:p>
          </table:table-cell>
          <table:table-cell office:value-type="float" office:value="143.781" calcext:value-type="float">
            <text:p>143.781</text:p>
          </table:table-cell>
          <table:table-cell office:value-type="float" office:value="232.1203" calcext:value-type="float">
            <text:p>232.1203</text:p>
          </table:table-cell>
          <table:table-cell office:value-type="float" office:value="281.8019" calcext:value-type="float">
            <text:p>281.8019</text:p>
          </table:table-cell>
        </table:table-row>
        <table:table-row table:style-name="ro1">
          <table:table-cell office:value-type="float" office:value="1496000" calcext:value-type="float">
            <text:p>1496000</text:p>
          </table:table-cell>
          <table:table-cell office:value-type="float" office:value="80.0635" calcext:value-type="float">
            <text:p>80.0635</text:p>
          </table:table-cell>
          <table:table-cell office:value-type="float" office:value="126.4038" calcext:value-type="float">
            <text:p>126.4038</text:p>
          </table:table-cell>
          <table:table-cell office:value-type="float" office:value="223.7886" calcext:value-type="float">
            <text:p>223.7886</text:p>
          </table:table-cell>
          <table:table-cell office:value-type="float" office:value="289.2451" calcext:value-type="float">
            <text:p>289.2451</text:p>
          </table:table-cell>
        </table:table-row>
        <table:table-row table:style-name="ro1">
          <table:table-cell office:value-type="float" office:value="1498000" calcext:value-type="float">
            <text:p>1498000</text:p>
          </table:table-cell>
          <table:table-cell office:value-type="float" office:value="52.2376" calcext:value-type="float">
            <text:p>52.2376</text:p>
          </table:table-cell>
          <table:table-cell office:value-type="float" office:value="92.011" calcext:value-type="float">
            <text:p>92.011</text:p>
          </table:table-cell>
          <table:table-cell office:value-type="float" office:value="189.954" calcext:value-type="float">
            <text:p>189.954</text:p>
          </table:table-cell>
          <table:table-cell office:value-type="float" office:value="235.3817" calcext:value-type="float">
            <text:p>235.381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7.7665" calcext:value-type="float">
            <text:p>77.7665</text:p>
          </table:table-cell>
          <table:table-cell office:value-type="float" office:value="76.6374" calcext:value-type="float">
            <text:p>76.6374</text:p>
          </table:table-cell>
          <table:table-cell office:value-type="float" office:value="214.5259" calcext:value-type="float">
            <text:p>214.5259</text:p>
          </table:table-cell>
          <table:table-cell office:value-type="float" office:value="250.0695" calcext:value-type="float">
            <text:p>250.0695</text:p>
          </table:table-cell>
        </table:table-row>
        <table:table-row table:style-name="ro1">
          <table:table-cell office:value-type="float" office:value="1502000" calcext:value-type="float">
            <text:p>1502000</text:p>
          </table:table-cell>
          <table:table-cell office:value-type="float" office:value="102.3724" calcext:value-type="float">
            <text:p>102.3724</text:p>
          </table:table-cell>
          <table:table-cell office:value-type="float" office:value="114.1047" calcext:value-type="float">
            <text:p>114.1047</text:p>
          </table:table-cell>
          <table:table-cell office:value-type="float" office:value="235.4078" calcext:value-type="float">
            <text:p>235.4078</text:p>
          </table:table-cell>
          <table:table-cell office:value-type="float" office:value="266.3453" calcext:value-type="float">
            <text:p>266.3453</text:p>
          </table:table-cell>
        </table:table-row>
        <table:table-row table:style-name="ro1">
          <table:table-cell office:value-type="float" office:value="1504000" calcext:value-type="float">
            <text:p>1504000</text:p>
          </table:table-cell>
          <table:table-cell office:value-type="float" office:value="79.1306" calcext:value-type="float">
            <text:p>79.1306</text:p>
          </table:table-cell>
          <table:table-cell office:value-type="float" office:value="84.0397" calcext:value-type="float">
            <text:p>84.0397</text:p>
          </table:table-cell>
          <table:table-cell office:value-type="float" office:value="207.6697" calcext:value-type="float">
            <text:p>207.6697</text:p>
          </table:table-cell>
          <table:table-cell office:value-type="float" office:value="248.7234" calcext:value-type="float">
            <text:p>248.7234</text:p>
          </table:table-cell>
        </table:table-row>
        <table:table-row table:style-name="ro1">
          <table:table-cell office:value-type="float" office:value="1506000" calcext:value-type="float">
            <text:p>1506000</text:p>
          </table:table-cell>
          <table:table-cell office:value-type="float" office:value="86.5489" calcext:value-type="float">
            <text:p>86.5489</text:p>
          </table:table-cell>
          <table:table-cell office:value-type="float" office:value="72.0865" calcext:value-type="float">
            <text:p>72.0865</text:p>
          </table:table-cell>
          <table:table-cell office:value-type="float" office:value="264.1578" calcext:value-type="float">
            <text:p>264.1578</text:p>
          </table:table-cell>
          <table:table-cell office:value-type="float" office:value="203.4772" calcext:value-type="float">
            <text:p>203.4772</text:p>
          </table:table-cell>
        </table:table-row>
        <table:table-row table:style-name="ro1">
          <table:table-cell office:value-type="float" office:value="1508000" calcext:value-type="float">
            <text:p>1508000</text:p>
          </table:table-cell>
          <table:table-cell office:value-type="float" office:value="-52.8529" calcext:value-type="float">
            <text:p>-52.8529</text:p>
          </table:table-cell>
          <table:table-cell office:value-type="float" office:value="72.8227" calcext:value-type="float">
            <text:p>72.8227</text:p>
          </table:table-cell>
          <table:table-cell office:value-type="float" office:value="291.9579" calcext:value-type="float">
            <text:p>291.9579</text:p>
          </table:table-cell>
          <table:table-cell office:value-type="float" office:value="255.0435" calcext:value-type="float">
            <text:p>255.0435</text:p>
          </table:table-cell>
        </table:table-row>
        <table:table-row table:style-name="ro1">
          <table:table-cell office:value-type="float" office:value="1510000" calcext:value-type="float">
            <text:p>1510000</text:p>
          </table:table-cell>
          <table:table-cell office:value-type="float" office:value="96.0318" calcext:value-type="float">
            <text:p>96.0318</text:p>
          </table:table-cell>
          <table:table-cell office:value-type="float" office:value="47.646" calcext:value-type="float">
            <text:p>47.646</text:p>
          </table:table-cell>
          <table:table-cell office:value-type="float" office:value="233.348" calcext:value-type="float">
            <text:p>233.348</text:p>
          </table:table-cell>
          <table:table-cell office:value-type="float" office:value="282.241" calcext:value-type="float">
            <text:p>282.241</text:p>
          </table:table-cell>
        </table:table-row>
        <table:table-row table:style-name="ro1">
          <table:table-cell office:value-type="float" office:value="1512000" calcext:value-type="float">
            <text:p>1512000</text:p>
          </table:table-cell>
          <table:table-cell office:value-type="float" office:value="165.2652" calcext:value-type="float">
            <text:p>165.2652</text:p>
          </table:table-cell>
          <table:table-cell office:value-type="float" office:value="77.7167" calcext:value-type="float">
            <text:p>77.7167</text:p>
          </table:table-cell>
          <table:table-cell office:value-type="float" office:value="273.6467" calcext:value-type="float">
            <text:p>273.6467</text:p>
          </table:table-cell>
          <table:table-cell office:value-type="float" office:value="146.3241" calcext:value-type="float">
            <text:p>146.3241</text:p>
          </table:table-cell>
        </table:table-row>
        <table:table-row table:style-name="ro1">
          <table:table-cell office:value-type="float" office:value="1514000" calcext:value-type="float">
            <text:p>1514000</text:p>
          </table:table-cell>
          <table:table-cell office:value-type="float" office:value="61.1364" calcext:value-type="float">
            <text:p>61.1364</text:p>
          </table:table-cell>
          <table:table-cell office:value-type="float" office:value="87.7859" calcext:value-type="float">
            <text:p>87.7859</text:p>
          </table:table-cell>
          <table:table-cell office:value-type="float" office:value="236.3224" calcext:value-type="float">
            <text:p>236.3224</text:p>
          </table:table-cell>
          <table:table-cell office:value-type="float" office:value="248.113" calcext:value-type="float">
            <text:p>248.113</text:p>
          </table:table-cell>
        </table:table-row>
        <table:table-row table:style-name="ro1">
          <table:table-cell office:value-type="float" office:value="1516000" calcext:value-type="float">
            <text:p>1516000</text:p>
          </table:table-cell>
          <table:table-cell office:value-type="float" office:value="182.4679" calcext:value-type="float">
            <text:p>182.4679</text:p>
          </table:table-cell>
          <table:table-cell office:value-type="float" office:value="84.2544" calcext:value-type="float">
            <text:p>84.2544</text:p>
          </table:table-cell>
          <table:table-cell office:value-type="float" office:value="205.9677" calcext:value-type="float">
            <text:p>205.9677</text:p>
          </table:table-cell>
          <table:table-cell office:value-type="float" office:value="250.3117" calcext:value-type="float">
            <text:p>250.3117</text:p>
          </table:table-cell>
        </table:table-row>
        <table:table-row table:style-name="ro1">
          <table:table-cell office:value-type="float" office:value="1518000" calcext:value-type="float">
            <text:p>1518000</text:p>
          </table:table-cell>
          <table:table-cell office:value-type="float" office:value="104.9666" calcext:value-type="float">
            <text:p>104.9666</text:p>
          </table:table-cell>
          <table:table-cell office:value-type="float" office:value="103.4763" calcext:value-type="float">
            <text:p>103.4763</text:p>
          </table:table-cell>
          <table:table-cell office:value-type="float" office:value="222.5474" calcext:value-type="float">
            <text:p>222.5474</text:p>
          </table:table-cell>
          <table:table-cell office:value-type="float" office:value="236.9269" calcext:value-type="float">
            <text:p>236.9269</text:p>
          </table:table-cell>
        </table:table-row>
        <table:table-row table:style-name="ro1">
          <table:table-cell office:value-type="float" office:value="1520000" calcext:value-type="float">
            <text:p>1520000</text:p>
          </table:table-cell>
          <table:table-cell office:value-type="float" office:value="65.9198" calcext:value-type="float">
            <text:p>65.9198</text:p>
          </table:table-cell>
          <table:table-cell office:value-type="float" office:value="108.7112" calcext:value-type="float">
            <text:p>108.7112</text:p>
          </table:table-cell>
          <table:table-cell office:value-type="float" office:value="272.0342" calcext:value-type="float">
            <text:p>272.0342</text:p>
          </table:table-cell>
          <table:table-cell office:value-type="float" office:value="257.4763" calcext:value-type="float">
            <text:p>257.4763</text:p>
          </table:table-cell>
        </table:table-row>
        <table:table-row table:style-name="ro1">
          <table:table-cell office:value-type="float" office:value="1522000" calcext:value-type="float">
            <text:p>1522000</text:p>
          </table:table-cell>
          <table:table-cell office:value-type="float" office:value="131.4136" calcext:value-type="float">
            <text:p>131.4136</text:p>
          </table:table-cell>
          <table:table-cell office:value-type="float" office:value="105.2607" calcext:value-type="float">
            <text:p>105.2607</text:p>
          </table:table-cell>
          <table:table-cell office:value-type="float" office:value="168.0234" calcext:value-type="float">
            <text:p>168.0234</text:p>
          </table:table-cell>
          <table:table-cell office:value-type="float" office:value="275.3244" calcext:value-type="float">
            <text:p>275.3244</text:p>
          </table:table-cell>
        </table:table-row>
        <table:table-row table:style-name="ro1">
          <table:table-cell office:value-type="float" office:value="1524000" calcext:value-type="float">
            <text:p>1524000</text:p>
          </table:table-cell>
          <table:table-cell office:value-type="float" office:value="-14.1684" calcext:value-type="float">
            <text:p>-14.1684</text:p>
          </table:table-cell>
          <table:table-cell office:value-type="float" office:value="116.5964" calcext:value-type="float">
            <text:p>116.5964</text:p>
          </table:table-cell>
          <table:table-cell office:value-type="float" office:value="253.7684" calcext:value-type="float">
            <text:p>253.7684</text:p>
          </table:table-cell>
          <table:table-cell office:value-type="float" office:value="250.9244" calcext:value-type="float">
            <text:p>250.9244</text:p>
          </table:table-cell>
        </table:table-row>
        <table:table-row table:style-name="ro1">
          <table:table-cell office:value-type="float" office:value="1526000" calcext:value-type="float">
            <text:p>1526000</text:p>
          </table:table-cell>
          <table:table-cell office:value-type="float" office:value="99.1841" calcext:value-type="float">
            <text:p>99.1841</text:p>
          </table:table-cell>
          <table:table-cell office:value-type="float" office:value="39.9858" calcext:value-type="float">
            <text:p>39.9858</text:p>
          </table:table-cell>
          <table:table-cell office:value-type="float" office:value="243.0123" calcext:value-type="float">
            <text:p>243.0123</text:p>
          </table:table-cell>
          <table:table-cell office:value-type="float" office:value="228.0367" calcext:value-type="float">
            <text:p>228.0367</text:p>
          </table:table-cell>
        </table:table-row>
        <table:table-row table:style-name="ro1">
          <table:table-cell office:value-type="float" office:value="1528000" calcext:value-type="float">
            <text:p>1528000</text:p>
          </table:table-cell>
          <table:table-cell office:value-type="float" office:value="93.453" calcext:value-type="float">
            <text:p>93.453</text:p>
          </table:table-cell>
          <table:table-cell office:value-type="float" office:value="102.3664" calcext:value-type="float">
            <text:p>102.3664</text:p>
          </table:table-cell>
          <table:table-cell office:value-type="float" office:value="235.3394" calcext:value-type="float">
            <text:p>235.3394</text:p>
          </table:table-cell>
          <table:table-cell office:value-type="float" office:value="287.3341" calcext:value-type="float">
            <text:p>287.3341</text:p>
          </table:table-cell>
        </table:table-row>
        <table:table-row table:style-name="ro1">
          <table:table-cell office:value-type="float" office:value="1530000" calcext:value-type="float">
            <text:p>1530000</text:p>
          </table:table-cell>
          <table:table-cell office:value-type="float" office:value="-19.9324" calcext:value-type="float">
            <text:p>-19.9324</text:p>
          </table:table-cell>
          <table:table-cell office:value-type="float" office:value="80.0625" calcext:value-type="float">
            <text:p>80.0625</text:p>
          </table:table-cell>
          <table:table-cell office:value-type="float" office:value="247.7243" calcext:value-type="float">
            <text:p>247.7243</text:p>
          </table:table-cell>
          <table:table-cell office:value-type="float" office:value="251.6727" calcext:value-type="float">
            <text:p>251.6727</text:p>
          </table:table-cell>
        </table:table-row>
        <table:table-row table:style-name="ro1">
          <table:table-cell office:value-type="float" office:value="1532000" calcext:value-type="float">
            <text:p>1532000</text:p>
          </table:table-cell>
          <table:table-cell office:value-type="float" office:value="38.884" calcext:value-type="float">
            <text:p>38.884</text:p>
          </table:table-cell>
          <table:table-cell office:value-type="float" office:value="89.3839" calcext:value-type="float">
            <text:p>89.3839</text:p>
          </table:table-cell>
          <table:table-cell office:value-type="float" office:value="280.134" calcext:value-type="float">
            <text:p>280.134</text:p>
          </table:table-cell>
          <table:table-cell office:value-type="float" office:value="203.8754" calcext:value-type="float">
            <text:p>203.8754</text:p>
          </table:table-cell>
        </table:table-row>
        <table:table-row table:style-name="ro1">
          <table:table-cell office:value-type="float" office:value="1534000" calcext:value-type="float">
            <text:p>1534000</text:p>
          </table:table-cell>
          <table:table-cell office:value-type="float" office:value="138.7567" calcext:value-type="float">
            <text:p>138.7567</text:p>
          </table:table-cell>
          <table:table-cell office:value-type="float" office:value="133.8055" calcext:value-type="float">
            <text:p>133.8055</text:p>
          </table:table-cell>
          <table:table-cell office:value-type="float" office:value="260.262" calcext:value-type="float">
            <text:p>260.262</text:p>
          </table:table-cell>
          <table:table-cell office:value-type="float" office:value="269.4431" calcext:value-type="float">
            <text:p>269.4431</text:p>
          </table:table-cell>
        </table:table-row>
        <table:table-row table:style-name="ro1">
          <table:table-cell office:value-type="float" office:value="1536000" calcext:value-type="float">
            <text:p>1536000</text:p>
          </table:table-cell>
          <table:table-cell office:value-type="float" office:value="-5.6731" calcext:value-type="float">
            <text:p>-5.6731</text:p>
          </table:table-cell>
          <table:table-cell office:value-type="float" office:value="121.3933" calcext:value-type="float">
            <text:p>121.3933</text:p>
          </table:table-cell>
          <table:table-cell office:value-type="float" office:value="216.6524" calcext:value-type="float">
            <text:p>216.6524</text:p>
          </table:table-cell>
          <table:table-cell office:value-type="float" office:value="251.3434" calcext:value-type="float">
            <text:p>251.3434</text:p>
          </table:table-cell>
        </table:table-row>
        <table:table-row table:style-name="ro1">
          <table:table-cell office:value-type="float" office:value="1538000" calcext:value-type="float">
            <text:p>1538000</text:p>
          </table:table-cell>
          <table:table-cell office:value-type="float" office:value="148.9753" calcext:value-type="float">
            <text:p>148.9753</text:p>
          </table:table-cell>
          <table:table-cell office:value-type="float" office:value="50.7176" calcext:value-type="float">
            <text:p>50.7176</text:p>
          </table:table-cell>
          <table:table-cell office:value-type="float" office:value="236.6464" calcext:value-type="float">
            <text:p>236.6464</text:p>
          </table:table-cell>
          <table:table-cell office:value-type="float" office:value="241.7913" calcext:value-type="float">
            <text:p>241.7913</text:p>
          </table:table-cell>
        </table:table-row>
        <table:table-row table:style-name="ro1">
          <table:table-cell office:value-type="float" office:value="1540000" calcext:value-type="float">
            <text:p>1540000</text:p>
          </table:table-cell>
          <table:table-cell office:value-type="float" office:value="142.3975" calcext:value-type="float">
            <text:p>142.3975</text:p>
          </table:table-cell>
          <table:table-cell office:value-type="float" office:value="124.2379" calcext:value-type="float">
            <text:p>124.2379</text:p>
          </table:table-cell>
          <table:table-cell office:value-type="float" office:value="234.4368" calcext:value-type="float">
            <text:p>234.4368</text:p>
          </table:table-cell>
          <table:table-cell office:value-type="float" office:value="278.4282" calcext:value-type="float">
            <text:p>278.4282</text:p>
          </table:table-cell>
        </table:table-row>
        <table:table-row table:style-name="ro1">
          <table:table-cell office:value-type="float" office:value="1542000" calcext:value-type="float">
            <text:p>1542000</text:p>
          </table:table-cell>
          <table:table-cell office:value-type="float" office:value="6.3209" calcext:value-type="float">
            <text:p>6.3209</text:p>
          </table:table-cell>
          <table:table-cell office:value-type="float" office:value="124.0151" calcext:value-type="float">
            <text:p>124.0151</text:p>
          </table:table-cell>
          <table:table-cell office:value-type="float" office:value="279.8467" calcext:value-type="float">
            <text:p>279.8467</text:p>
          </table:table-cell>
          <table:table-cell office:value-type="float" office:value="277.4558" calcext:value-type="float">
            <text:p>277.4558</text:p>
          </table:table-cell>
        </table:table-row>
        <table:table-row table:style-name="ro1">
          <table:table-cell office:value-type="float" office:value="1544000" calcext:value-type="float">
            <text:p>1544000</text:p>
          </table:table-cell>
          <table:table-cell office:value-type="float" office:value="153.8934" calcext:value-type="float">
            <text:p>153.8934</text:p>
          </table:table-cell>
          <table:table-cell office:value-type="float" office:value="114.305" calcext:value-type="float">
            <text:p>114.305</text:p>
          </table:table-cell>
          <table:table-cell office:value-type="float" office:value="200.3541" calcext:value-type="float">
            <text:p>200.3541</text:p>
          </table:table-cell>
          <table:table-cell office:value-type="float" office:value="213.4838" calcext:value-type="float">
            <text:p>213.4838</text:p>
          </table:table-cell>
        </table:table-row>
        <table:table-row table:style-name="ro1">
          <table:table-cell office:value-type="float" office:value="1546000" calcext:value-type="float">
            <text:p>1546000</text:p>
          </table:table-cell>
          <table:table-cell office:value-type="float" office:value="56.4472" calcext:value-type="float">
            <text:p>56.4472</text:p>
          </table:table-cell>
          <table:table-cell office:value-type="float" office:value="123.0276" calcext:value-type="float">
            <text:p>123.0276</text:p>
          </table:table-cell>
          <table:table-cell office:value-type="float" office:value="263.6038" calcext:value-type="float">
            <text:p>263.6038</text:p>
          </table:table-cell>
          <table:table-cell office:value-type="float" office:value="236.2066" calcext:value-type="float">
            <text:p>236.2066</text:p>
          </table:table-cell>
        </table:table-row>
        <table:table-row table:style-name="ro1">
          <table:table-cell office:value-type="float" office:value="1548000" calcext:value-type="float">
            <text:p>1548000</text:p>
          </table:table-cell>
          <table:table-cell office:value-type="float" office:value="114.5141" calcext:value-type="float">
            <text:p>114.5141</text:p>
          </table:table-cell>
          <table:table-cell office:value-type="float" office:value="84.9823" calcext:value-type="float">
            <text:p>84.9823</text:p>
          </table:table-cell>
          <table:table-cell office:value-type="float" office:value="255.7601" calcext:value-type="float">
            <text:p>255.7601</text:p>
          </table:table-cell>
          <table:table-cell office:value-type="float" office:value="231.6648" calcext:value-type="float">
            <text:p>231.6648</text:p>
          </table:table-cell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114.0138" calcext:value-type="float">
            <text:p>114.0138</text:p>
          </table:table-cell>
          <table:table-cell office:value-type="float" office:value="100.3089" calcext:value-type="float">
            <text:p>100.3089</text:p>
          </table:table-cell>
          <table:table-cell office:value-type="float" office:value="270.8825" calcext:value-type="float">
            <text:p>270.8825</text:p>
          </table:table-cell>
          <table:table-cell office:value-type="float" office:value="210.7352" calcext:value-type="float">
            <text:p>210.7352</text:p>
          </table:table-cell>
        </table:table-row>
        <table:table-row table:style-name="ro1">
          <table:table-cell office:value-type="float" office:value="1552000" calcext:value-type="float">
            <text:p>1552000</text:p>
          </table:table-cell>
          <table:table-cell office:value-type="float" office:value="108.4375" calcext:value-type="float">
            <text:p>108.4375</text:p>
          </table:table-cell>
          <table:table-cell office:value-type="float" office:value="117.9688" calcext:value-type="float">
            <text:p>117.9688</text:p>
          </table:table-cell>
          <table:table-cell office:value-type="float" office:value="248.253" calcext:value-type="float">
            <text:p>248.253</text:p>
          </table:table-cell>
          <table:table-cell office:value-type="float" office:value="204.2917" calcext:value-type="float">
            <text:p>204.2917</text:p>
          </table:table-cell>
        </table:table-row>
        <table:table-row table:style-name="ro1">
          <table:table-cell office:value-type="float" office:value="1554000" calcext:value-type="float">
            <text:p>1554000</text:p>
          </table:table-cell>
          <table:table-cell office:value-type="float" office:value="148.1352" calcext:value-type="float">
            <text:p>148.1352</text:p>
          </table:table-cell>
          <table:table-cell office:value-type="float" office:value="126.0171" calcext:value-type="float">
            <text:p>126.0171</text:p>
          </table:table-cell>
          <table:table-cell office:value-type="float" office:value="194.4319" calcext:value-type="float">
            <text:p>194.4319</text:p>
          </table:table-cell>
          <table:table-cell office:value-type="float" office:value="225.1479" calcext:value-type="float">
            <text:p>225.1479</text:p>
          </table:table-cell>
        </table:table-row>
        <table:table-row table:style-name="ro1">
          <table:table-cell office:value-type="float" office:value="1556000" calcext:value-type="float">
            <text:p>1556000</text:p>
          </table:table-cell>
          <table:table-cell office:value-type="float" office:value="77.5134" calcext:value-type="float">
            <text:p>77.5134</text:p>
          </table:table-cell>
          <table:table-cell office:value-type="float" office:value="106.8426" calcext:value-type="float">
            <text:p>106.8426</text:p>
          </table:table-cell>
          <table:table-cell office:value-type="float" office:value="247.7045" calcext:value-type="float">
            <text:p>247.7045</text:p>
          </table:table-cell>
          <table:table-cell office:value-type="float" office:value="235.2092" calcext:value-type="float">
            <text:p>235.2092</text:p>
          </table:table-cell>
        </table:table-row>
        <table:table-row table:style-name="ro1">
          <table:table-cell office:value-type="float" office:value="1558000" calcext:value-type="float">
            <text:p>1558000</text:p>
          </table:table-cell>
          <table:table-cell office:value-type="float" office:value="104.6" calcext:value-type="float">
            <text:p>104.6</text:p>
          </table:table-cell>
          <table:table-cell office:value-type="float" office:value="116.1936" calcext:value-type="float">
            <text:p>116.1936</text:p>
          </table:table-cell>
          <table:table-cell office:value-type="float" office:value="208.0028" calcext:value-type="float">
            <text:p>208.0028</text:p>
          </table:table-cell>
          <table:table-cell office:value-type="float" office:value="234.1861" calcext:value-type="float">
            <text:p>234.1861</text:p>
          </table:table-cell>
        </table:table-row>
        <table:table-row table:style-name="ro1">
          <table:table-cell office:value-type="float" office:value="1560000" calcext:value-type="float">
            <text:p>1560000</text:p>
          </table:table-cell>
          <table:table-cell office:value-type="float" office:value="137.2031" calcext:value-type="float">
            <text:p>137.2031</text:p>
          </table:table-cell>
          <table:table-cell office:value-type="float" office:value="107.3768" calcext:value-type="float">
            <text:p>107.3768</text:p>
          </table:table-cell>
          <table:table-cell office:value-type="float" office:value="158.8278" calcext:value-type="float">
            <text:p>158.8278</text:p>
          </table:table-cell>
          <table:table-cell office:value-type="float" office:value="238.0351" calcext:value-type="float">
            <text:p>238.0351</text:p>
          </table:table-cell>
        </table:table-row>
        <table:table-row table:style-name="ro1">
          <table:table-cell office:value-type="float" office:value="1562000" calcext:value-type="float">
            <text:p>1562000</text:p>
          </table:table-cell>
          <table:table-cell office:value-type="float" office:value="125.6614" calcext:value-type="float">
            <text:p>125.6614</text:p>
          </table:table-cell>
          <table:table-cell office:value-type="float" office:value="120.9673" calcext:value-type="float">
            <text:p>120.9673</text:p>
          </table:table-cell>
          <table:table-cell office:value-type="float" office:value="216.5115" calcext:value-type="float">
            <text:p>216.5115</text:p>
          </table:table-cell>
          <table:table-cell office:value-type="float" office:value="229.5316" calcext:value-type="float">
            <text:p>229.5316</text:p>
          </table:table-cell>
        </table:table-row>
        <table:table-row table:style-name="ro1">
          <table:table-cell office:value-type="float" office:value="1564000" calcext:value-type="float">
            <text:p>1564000</text:p>
          </table:table-cell>
          <table:table-cell office:value-type="float" office:value="0.3395" calcext:value-type="float">
            <text:p>0.3395</text:p>
          </table:table-cell>
          <table:table-cell office:value-type="float" office:value="113.0818" calcext:value-type="float">
            <text:p>113.0818</text:p>
          </table:table-cell>
          <table:table-cell office:value-type="float" office:value="226.117" calcext:value-type="float">
            <text:p>226.117</text:p>
          </table:table-cell>
          <table:table-cell office:value-type="float" office:value="278.055" calcext:value-type="float">
            <text:p>278.055</text:p>
          </table:table-cell>
        </table:table-row>
        <table:table-row table:style-name="ro1">
          <table:table-cell office:value-type="float" office:value="1566000" calcext:value-type="float">
            <text:p>1566000</text:p>
          </table:table-cell>
          <table:table-cell office:value-type="float" office:value="162.7393" calcext:value-type="float">
            <text:p>162.7393</text:p>
          </table:table-cell>
          <table:table-cell office:value-type="float" office:value="140.7098" calcext:value-type="float">
            <text:p>140.7098</text:p>
          </table:table-cell>
          <table:table-cell office:value-type="float" office:value="253.6127" calcext:value-type="float">
            <text:p>253.6127</text:p>
          </table:table-cell>
          <table:table-cell office:value-type="float" office:value="278.4649" calcext:value-type="float">
            <text:p>278.4649</text:p>
          </table:table-cell>
        </table:table-row>
        <table:table-row table:style-name="ro1">
          <table:table-cell office:value-type="float" office:value="1568000" calcext:value-type="float">
            <text:p>1568000</text:p>
          </table:table-cell>
          <table:table-cell office:value-type="float" office:value="22.3609" calcext:value-type="float">
            <text:p>22.3609</text:p>
          </table:table-cell>
          <table:table-cell office:value-type="float" office:value="87.891" calcext:value-type="float">
            <text:p>87.891</text:p>
          </table:table-cell>
          <table:table-cell office:value-type="float" office:value="232.0481" calcext:value-type="float">
            <text:p>232.0481</text:p>
          </table:table-cell>
          <table:table-cell office:value-type="float" office:value="293.3852" calcext:value-type="float">
            <text:p>293.3852</text:p>
          </table:table-cell>
        </table:table-row>
        <table:table-row table:style-name="ro1">
          <table:table-cell office:value-type="float" office:value="1570000" calcext:value-type="float">
            <text:p>1570000</text:p>
          </table:table-cell>
          <table:table-cell office:value-type="float" office:value="140.3063" calcext:value-type="float">
            <text:p>140.3063</text:p>
          </table:table-cell>
          <table:table-cell office:value-type="float" office:value="97.6902" calcext:value-type="float">
            <text:p>97.6902</text:p>
          </table:table-cell>
          <table:table-cell office:value-type="float" office:value="243.4343" calcext:value-type="float">
            <text:p>243.4343</text:p>
          </table:table-cell>
          <table:table-cell office:value-type="float" office:value="272.2229" calcext:value-type="float">
            <text:p>272.2229</text:p>
          </table:table-cell>
        </table:table-row>
        <table:table-row table:style-name="ro1">
          <table:table-cell office:value-type="float" office:value="1572000" calcext:value-type="float">
            <text:p>1572000</text:p>
          </table:table-cell>
          <table:table-cell office:value-type="float" office:value="134.7428" calcext:value-type="float">
            <text:p>134.7428</text:p>
          </table:table-cell>
          <table:table-cell office:value-type="float" office:value="75.2519" calcext:value-type="float">
            <text:p>75.2519</text:p>
          </table:table-cell>
          <table:table-cell office:value-type="float" office:value="229.3073" calcext:value-type="float">
            <text:p>229.3073</text:p>
          </table:table-cell>
          <table:table-cell office:value-type="float" office:value="209.6305" calcext:value-type="float">
            <text:p>209.6305</text:p>
          </table:table-cell>
        </table:table-row>
        <table:table-row table:style-name="ro1">
          <table:table-cell office:value-type="float" office:value="1574000" calcext:value-type="float">
            <text:p>1574000</text:p>
          </table:table-cell>
          <table:table-cell office:value-type="float" office:value="96.1005" calcext:value-type="float">
            <text:p>96.1005</text:p>
          </table:table-cell>
          <table:table-cell office:value-type="float" office:value="139.2476" calcext:value-type="float">
            <text:p>139.2476</text:p>
          </table:table-cell>
          <table:table-cell office:value-type="float" office:value="271.023" calcext:value-type="float">
            <text:p>271.023</text:p>
          </table:table-cell>
          <table:table-cell office:value-type="float" office:value="215.9352" calcext:value-type="float">
            <text:p>215.9352</text:p>
          </table:table-cell>
        </table:table-row>
        <table:table-row table:style-name="ro1">
          <table:table-cell office:value-type="float" office:value="1576000" calcext:value-type="float">
            <text:p>1576000</text:p>
          </table:table-cell>
          <table:table-cell office:value-type="float" office:value="135.7916" calcext:value-type="float">
            <text:p>135.7916</text:p>
          </table:table-cell>
          <table:table-cell office:value-type="float" office:value="91.4755" calcext:value-type="float">
            <text:p>91.4755</text:p>
          </table:table-cell>
          <table:table-cell office:value-type="float" office:value="225.7975" calcext:value-type="float">
            <text:p>225.7975</text:p>
          </table:table-cell>
          <table:table-cell office:value-type="float" office:value="239.0958" calcext:value-type="float">
            <text:p>239.0958</text:p>
          </table:table-cell>
        </table:table-row>
        <table:table-row table:style-name="ro1">
          <table:table-cell office:value-type="float" office:value="1578000" calcext:value-type="float">
            <text:p>1578000</text:p>
          </table:table-cell>
          <table:table-cell office:value-type="float" office:value="131.9804" calcext:value-type="float">
            <text:p>131.9804</text:p>
          </table:table-cell>
          <table:table-cell office:value-type="float" office:value="92.2325" calcext:value-type="float">
            <text:p>92.2325</text:p>
          </table:table-cell>
          <table:table-cell office:value-type="float" office:value="261.8976" calcext:value-type="float">
            <text:p>261.8976</text:p>
          </table:table-cell>
          <table:table-cell office:value-type="float" office:value="264.445" calcext:value-type="float">
            <text:p>264.445</text:p>
          </table:table-cell>
        </table:table-row>
        <table:table-row table:style-name="ro1">
          <table:table-cell office:value-type="float" office:value="1580000" calcext:value-type="float">
            <text:p>1580000</text:p>
          </table:table-cell>
          <table:table-cell office:value-type="float" office:value="133.3273" calcext:value-type="float">
            <text:p>133.3273</text:p>
          </table:table-cell>
          <table:table-cell office:value-type="float" office:value="110.1684" calcext:value-type="float">
            <text:p>110.1684</text:p>
          </table:table-cell>
          <table:table-cell office:value-type="float" office:value="250.953" calcext:value-type="float">
            <text:p>250.953</text:p>
          </table:table-cell>
          <table:table-cell office:value-type="float" office:value="223.5809" calcext:value-type="float">
            <text:p>223.5809</text:p>
          </table:table-cell>
        </table:table-row>
        <table:table-row table:style-name="ro1">
          <table:table-cell office:value-type="float" office:value="1582000" calcext:value-type="float">
            <text:p>1582000</text:p>
          </table:table-cell>
          <table:table-cell office:value-type="float" office:value="88.9857" calcext:value-type="float">
            <text:p>88.9857</text:p>
          </table:table-cell>
          <table:table-cell office:value-type="float" office:value="81.2797" calcext:value-type="float">
            <text:p>81.2797</text:p>
          </table:table-cell>
          <table:table-cell office:value-type="float" office:value="264.1181" calcext:value-type="float">
            <text:p>264.1181</text:p>
          </table:table-cell>
          <table:table-cell office:value-type="float" office:value="283.5154" calcext:value-type="float">
            <text:p>283.5154</text:p>
          </table:table-cell>
        </table:table-row>
        <table:table-row table:style-name="ro1">
          <table:table-cell office:value-type="float" office:value="1584000" calcext:value-type="float">
            <text:p>1584000</text:p>
          </table:table-cell>
          <table:table-cell office:value-type="float" office:value="97.5578" calcext:value-type="float">
            <text:p>97.5578</text:p>
          </table:table-cell>
          <table:table-cell office:value-type="float" office:value="26.7532" calcext:value-type="float">
            <text:p>26.7532</text:p>
          </table:table-cell>
          <table:table-cell office:value-type="float" office:value="223.2613" calcext:value-type="float">
            <text:p>223.2613</text:p>
          </table:table-cell>
          <table:table-cell office:value-type="float" office:value="245.7447" calcext:value-type="float">
            <text:p>245.7447</text:p>
          </table:table-cell>
        </table:table-row>
        <table:table-row table:style-name="ro1">
          <table:table-cell office:value-type="float" office:value="1586000" calcext:value-type="float">
            <text:p>1586000</text:p>
          </table:table-cell>
          <table:table-cell office:value-type="float" office:value="131.5784" calcext:value-type="float">
            <text:p>131.5784</text:p>
          </table:table-cell>
          <table:table-cell office:value-type="float" office:value="102.8359" calcext:value-type="float">
            <text:p>102.8359</text:p>
          </table:table-cell>
          <table:table-cell office:value-type="float" office:value="254.5997" calcext:value-type="float">
            <text:p>254.5997</text:p>
          </table:table-cell>
          <table:table-cell office:value-type="float" office:value="216.5659" calcext:value-type="float">
            <text:p>216.5659</text:p>
          </table:table-cell>
        </table:table-row>
        <table:table-row table:style-name="ro1">
          <table:table-cell office:value-type="float" office:value="1588000" calcext:value-type="float">
            <text:p>1588000</text:p>
          </table:table-cell>
          <table:table-cell office:value-type="float" office:value="80.7598" calcext:value-type="float">
            <text:p>80.7598</text:p>
          </table:table-cell>
          <table:table-cell office:value-type="float" office:value="88.4932" calcext:value-type="float">
            <text:p>88.4932</text:p>
          </table:table-cell>
          <table:table-cell office:value-type="float" office:value="255.2803" calcext:value-type="float">
            <text:p>255.2803</text:p>
          </table:table-cell>
          <table:table-cell office:value-type="float" office:value="277.2026" calcext:value-type="float">
            <text:p>277.2026</text:p>
          </table:table-cell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151.1418" calcext:value-type="float">
            <text:p>151.1418</text:p>
          </table:table-cell>
          <table:table-cell office:value-type="float" office:value="82.4393" calcext:value-type="float">
            <text:p>82.4393</text:p>
          </table:table-cell>
          <table:table-cell office:value-type="float" office:value="253.6768" calcext:value-type="float">
            <text:p>253.6768</text:p>
          </table:table-cell>
          <table:table-cell office:value-type="float" office:value="235.4634" calcext:value-type="float">
            <text:p>235.4634</text:p>
          </table:table-cell>
        </table:table-row>
        <table:table-row table:style-name="ro1">
          <table:table-cell office:value-type="float" office:value="1592000" calcext:value-type="float">
            <text:p>1592000</text:p>
          </table:table-cell>
          <table:table-cell office:value-type="float" office:value="95.3403" calcext:value-type="float">
            <text:p>95.3403</text:p>
          </table:table-cell>
          <table:table-cell office:value-type="float" office:value="80.2627" calcext:value-type="float">
            <text:p>80.2627</text:p>
          </table:table-cell>
          <table:table-cell office:value-type="float" office:value="244.5202" calcext:value-type="float">
            <text:p>244.5202</text:p>
          </table:table-cell>
          <table:table-cell office:value-type="float" office:value="271.434" calcext:value-type="float">
            <text:p>271.434</text:p>
          </table:table-cell>
        </table:table-row>
        <table:table-row table:style-name="ro1">
          <table:table-cell office:value-type="float" office:value="1594000" calcext:value-type="float">
            <text:p>1594000</text:p>
          </table:table-cell>
          <table:table-cell office:value-type="float" office:value="130.7443" calcext:value-type="float">
            <text:p>130.7443</text:p>
          </table:table-cell>
          <table:table-cell office:value-type="float" office:value="155.2023" calcext:value-type="float">
            <text:p>155.2023</text:p>
          </table:table-cell>
          <table:table-cell office:value-type="float" office:value="245.8271" calcext:value-type="float">
            <text:p>245.8271</text:p>
          </table:table-cell>
          <table:table-cell office:value-type="float" office:value="256.2634" calcext:value-type="float">
            <text:p>256.2634</text:p>
          </table:table-cell>
        </table:table-row>
        <table:table-row table:style-name="ro1">
          <table:table-cell office:value-type="float" office:value="1596000" calcext:value-type="float">
            <text:p>1596000</text:p>
          </table:table-cell>
          <table:table-cell office:value-type="float" office:value="157.8292" calcext:value-type="float">
            <text:p>157.8292</text:p>
          </table:table-cell>
          <table:table-cell office:value-type="float" office:value="82.0081" calcext:value-type="float">
            <text:p>82.0081</text:p>
          </table:table-cell>
          <table:table-cell office:value-type="float" office:value="250.6594" calcext:value-type="float">
            <text:p>250.6594</text:p>
          </table:table-cell>
          <table:table-cell office:value-type="float" office:value="254.5964" calcext:value-type="float">
            <text:p>254.5964</text:p>
          </table:table-cell>
        </table:table-row>
        <table:table-row table:style-name="ro1">
          <table:table-cell office:value-type="float" office:value="1598000" calcext:value-type="float">
            <text:p>1598000</text:p>
          </table:table-cell>
          <table:table-cell office:value-type="float" office:value="156.603" calcext:value-type="float">
            <text:p>156.603</text:p>
          </table:table-cell>
          <table:table-cell office:value-type="float" office:value="111.5462" calcext:value-type="float">
            <text:p>111.5462</text:p>
          </table:table-cell>
          <table:table-cell office:value-type="float" office:value="262.6409" calcext:value-type="float">
            <text:p>262.6409</text:p>
          </table:table-cell>
          <table:table-cell office:value-type="float" office:value="273.7909" calcext:value-type="float">
            <text:p>273.7909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130.621" calcext:value-type="float">
            <text:p>130.621</text:p>
          </table:table-cell>
          <table:table-cell office:value-type="float" office:value="108.8309" calcext:value-type="float">
            <text:p>108.8309</text:p>
          </table:table-cell>
          <table:table-cell office:value-type="float" office:value="260.6889" calcext:value-type="float">
            <text:p>260.6889</text:p>
          </table:table-cell>
          <table:table-cell office:value-type="float" office:value="282.7752" calcext:value-type="float">
            <text:p>282.7752</text:p>
          </table:table-cell>
        </table:table-row>
        <table:table-row table:style-name="ro1">
          <table:table-cell office:value-type="float" office:value="1602000" calcext:value-type="float">
            <text:p>1602000</text:p>
          </table:table-cell>
          <table:table-cell office:value-type="float" office:value="78.5614" calcext:value-type="float">
            <text:p>78.5614</text:p>
          </table:table-cell>
          <table:table-cell office:value-type="float" office:value="110.0664" calcext:value-type="float">
            <text:p>110.0664</text:p>
          </table:table-cell>
          <table:table-cell office:value-type="float" office:value="273.5801" calcext:value-type="float">
            <text:p>273.5801</text:p>
          </table:table-cell>
          <table:table-cell office:value-type="float" office:value="252.4476" calcext:value-type="float">
            <text:p>252.4476</text:p>
          </table:table-cell>
        </table:table-row>
        <table:table-row table:style-name="ro1">
          <table:table-cell office:value-type="float" office:value="1604000" calcext:value-type="float">
            <text:p>1604000</text:p>
          </table:table-cell>
          <table:table-cell office:value-type="float" office:value="100.3079" calcext:value-type="float">
            <text:p>100.3079</text:p>
          </table:table-cell>
          <table:table-cell office:value-type="float" office:value="102.5141" calcext:value-type="float">
            <text:p>102.5141</text:p>
          </table:table-cell>
          <table:table-cell office:value-type="float" office:value="224.3878" calcext:value-type="float">
            <text:p>224.3878</text:p>
          </table:table-cell>
          <table:table-cell office:value-type="float" office:value="251.4104" calcext:value-type="float">
            <text:p>251.4104</text:p>
          </table:table-cell>
        </table:table-row>
        <table:table-row table:style-name="ro1">
          <table:table-cell office:value-type="float" office:value="1606000" calcext:value-type="float">
            <text:p>1606000</text:p>
          </table:table-cell>
          <table:table-cell office:value-type="float" office:value="109.6804" calcext:value-type="float">
            <text:p>109.6804</text:p>
          </table:table-cell>
          <table:table-cell office:value-type="float" office:value="135.3193" calcext:value-type="float">
            <text:p>135.3193</text:p>
          </table:table-cell>
          <table:table-cell office:value-type="float" office:value="237.7319" calcext:value-type="float">
            <text:p>237.7319</text:p>
          </table:table-cell>
          <table:table-cell office:value-type="float" office:value="252.2724" calcext:value-type="float">
            <text:p>252.2724</text:p>
          </table:table-cell>
        </table:table-row>
        <table:table-row table:style-name="ro1">
          <table:table-cell office:value-type="float" office:value="1608000" calcext:value-type="float">
            <text:p>1608000</text:p>
          </table:table-cell>
          <table:table-cell office:value-type="float" office:value="66.0607" calcext:value-type="float">
            <text:p>66.0607</text:p>
          </table:table-cell>
          <table:table-cell office:value-type="float" office:value="87.4825" calcext:value-type="float">
            <text:p>87.4825</text:p>
          </table:table-cell>
          <table:table-cell office:value-type="float" office:value="253.7209" calcext:value-type="float">
            <text:p>253.7209</text:p>
          </table:table-cell>
          <table:table-cell office:value-type="float" office:value="274.4676" calcext:value-type="float">
            <text:p>274.4676</text:p>
          </table:table-cell>
        </table:table-row>
        <table:table-row table:style-name="ro1">
          <table:table-cell office:value-type="float" office:value="1610000" calcext:value-type="float">
            <text:p>1610000</text:p>
          </table:table-cell>
          <table:table-cell office:value-type="float" office:value="108.4956" calcext:value-type="float">
            <text:p>108.4956</text:p>
          </table:table-cell>
          <table:table-cell office:value-type="float" office:value="108.5778" calcext:value-type="float">
            <text:p>108.5778</text:p>
          </table:table-cell>
          <table:table-cell office:value-type="float" office:value="269.8572" calcext:value-type="float">
            <text:p>269.8572</text:p>
          </table:table-cell>
          <table:table-cell office:value-type="float" office:value="197.4907" calcext:value-type="float">
            <text:p>197.4907</text:p>
          </table:table-cell>
        </table:table-row>
        <table:table-row table:style-name="ro1">
          <table:table-cell office:value-type="float" office:value="1612000" calcext:value-type="float">
            <text:p>1612000</text:p>
          </table:table-cell>
          <table:table-cell office:value-type="float" office:value="67.9092" calcext:value-type="float">
            <text:p>67.9092</text:p>
          </table:table-cell>
          <table:table-cell office:value-type="float" office:value="81.7198" calcext:value-type="float">
            <text:p>81.7198</text:p>
          </table:table-cell>
          <table:table-cell office:value-type="float" office:value="296.8936" calcext:value-type="float">
            <text:p>296.8936</text:p>
          </table:table-cell>
          <table:table-cell office:value-type="float" office:value="208.6507" calcext:value-type="float">
            <text:p>208.6507</text:p>
          </table:table-cell>
        </table:table-row>
        <table:table-row table:style-name="ro1">
          <table:table-cell office:value-type="float" office:value="1614000" calcext:value-type="float">
            <text:p>1614000</text:p>
          </table:table-cell>
          <table:table-cell office:value-type="float" office:value="104.7239" calcext:value-type="float">
            <text:p>104.7239</text:p>
          </table:table-cell>
          <table:table-cell office:value-type="float" office:value="104.4855" calcext:value-type="float">
            <text:p>104.4855</text:p>
          </table:table-cell>
          <table:table-cell office:value-type="float" office:value="271.3615" calcext:value-type="float">
            <text:p>271.3615</text:p>
          </table:table-cell>
          <table:table-cell office:value-type="float" office:value="256.5062" calcext:value-type="float">
            <text:p>256.5062</text:p>
          </table:table-cell>
        </table:table-row>
        <table:table-row table:style-name="ro1">
          <table:table-cell office:value-type="float" office:value="1616000" calcext:value-type="float">
            <text:p>1616000</text:p>
          </table:table-cell>
          <table:table-cell office:value-type="float" office:value="74.1511" calcext:value-type="float">
            <text:p>74.1511</text:p>
          </table:table-cell>
          <table:table-cell office:value-type="float" office:value="91.7328" calcext:value-type="float">
            <text:p>91.7328</text:p>
          </table:table-cell>
          <table:table-cell office:value-type="float" office:value="252.9346" calcext:value-type="float">
            <text:p>252.9346</text:p>
          </table:table-cell>
          <table:table-cell office:value-type="float" office:value="255.4296" calcext:value-type="float">
            <text:p>255.4296</text:p>
          </table:table-cell>
        </table:table-row>
        <table:table-row table:style-name="ro1">
          <table:table-cell office:value-type="float" office:value="1618000" calcext:value-type="float">
            <text:p>1618000</text:p>
          </table:table-cell>
          <table:table-cell office:value-type="float" office:value="116.4658" calcext:value-type="float">
            <text:p>116.4658</text:p>
          </table:table-cell>
          <table:table-cell office:value-type="float" office:value="98.2786" calcext:value-type="float">
            <text:p>98.2786</text:p>
          </table:table-cell>
          <table:table-cell office:value-type="float" office:value="281.5797" calcext:value-type="float">
            <text:p>281.5797</text:p>
          </table:table-cell>
          <table:table-cell office:value-type="float" office:value="198.6276" calcext:value-type="float">
            <text:p>198.6276</text:p>
          </table:table-cell>
        </table:table-row>
        <table:table-row table:style-name="ro1">
          <table:table-cell office:value-type="float" office:value="1620000" calcext:value-type="float">
            <text:p>1620000</text:p>
          </table:table-cell>
          <table:table-cell office:value-type="float" office:value="42.726" calcext:value-type="float">
            <text:p>42.726</text:p>
          </table:table-cell>
          <table:table-cell office:value-type="float" office:value="101.4387" calcext:value-type="float">
            <text:p>101.4387</text:p>
          </table:table-cell>
          <table:table-cell office:value-type="float" office:value="249.557" calcext:value-type="float">
            <text:p>249.557</text:p>
          </table:table-cell>
          <table:table-cell office:value-type="float" office:value="284.8914" calcext:value-type="float">
            <text:p>284.8914</text:p>
          </table:table-cell>
        </table:table-row>
        <table:table-row table:style-name="ro1">
          <table:table-cell office:value-type="float" office:value="1622000" calcext:value-type="float">
            <text:p>1622000</text:p>
          </table:table-cell>
          <table:table-cell office:value-type="float" office:value="104.5118" calcext:value-type="float">
            <text:p>104.5118</text:p>
          </table:table-cell>
          <table:table-cell office:value-type="float" office:value="136.4822" calcext:value-type="float">
            <text:p>136.4822</text:p>
          </table:table-cell>
          <table:table-cell office:value-type="float" office:value="213.0343" calcext:value-type="float">
            <text:p>213.0343</text:p>
          </table:table-cell>
          <table:table-cell office:value-type="float" office:value="256.6564" calcext:value-type="float">
            <text:p>256.6564</text:p>
          </table:table-cell>
        </table:table-row>
        <table:table-row table:style-name="ro1">
          <table:table-cell office:value-type="float" office:value="1624000" calcext:value-type="float">
            <text:p>1624000</text:p>
          </table:table-cell>
          <table:table-cell office:value-type="float" office:value="132.5117" calcext:value-type="float">
            <text:p>132.5117</text:p>
          </table:table-cell>
          <table:table-cell office:value-type="float" office:value="101.131" calcext:value-type="float">
            <text:p>101.131</text:p>
          </table:table-cell>
          <table:table-cell office:value-type="float" office:value="262.4129" calcext:value-type="float">
            <text:p>262.4129</text:p>
          </table:table-cell>
          <table:table-cell office:value-type="float" office:value="277.2765" calcext:value-type="float">
            <text:p>277.2765</text:p>
          </table:table-cell>
        </table:table-row>
        <table:table-row table:style-name="ro1">
          <table:table-cell office:value-type="float" office:value="1626000" calcext:value-type="float">
            <text:p>1626000</text:p>
          </table:table-cell>
          <table:table-cell office:value-type="float" office:value="78.8876" calcext:value-type="float">
            <text:p>78.8876</text:p>
          </table:table-cell>
          <table:table-cell office:value-type="float" office:value="37.9172" calcext:value-type="float">
            <text:p>37.9172</text:p>
          </table:table-cell>
          <table:table-cell office:value-type="float" office:value="266.8511" calcext:value-type="float">
            <text:p>266.8511</text:p>
          </table:table-cell>
          <table:table-cell office:value-type="float" office:value="244.2424" calcext:value-type="float">
            <text:p>244.2424</text:p>
          </table:table-cell>
        </table:table-row>
        <table:table-row table:style-name="ro1">
          <table:table-cell office:value-type="float" office:value="1628000" calcext:value-type="float">
            <text:p>1628000</text:p>
          </table:table-cell>
          <table:table-cell office:value-type="float" office:value="51.9613" calcext:value-type="float">
            <text:p>51.9613</text:p>
          </table:table-cell>
          <table:table-cell office:value-type="float" office:value="57.1829" calcext:value-type="float">
            <text:p>57.1829</text:p>
          </table:table-cell>
          <table:table-cell office:value-type="float" office:value="294.7701" calcext:value-type="float">
            <text:p>294.7701</text:p>
          </table:table-cell>
          <table:table-cell office:value-type="float" office:value="213.8786" calcext:value-type="float">
            <text:p>213.8786</text:p>
          </table:table-cell>
        </table:table-row>
        <table:table-row table:style-name="ro1">
          <table:table-cell office:value-type="float" office:value="1630000" calcext:value-type="float">
            <text:p>1630000</text:p>
          </table:table-cell>
          <table:table-cell office:value-type="float" office:value="70.7089" calcext:value-type="float">
            <text:p>70.7089</text:p>
          </table:table-cell>
          <table:table-cell office:value-type="float" office:value="118.6025" calcext:value-type="float">
            <text:p>118.6025</text:p>
          </table:table-cell>
          <table:table-cell office:value-type="float" office:value="246.8072" calcext:value-type="float">
            <text:p>246.8072</text:p>
          </table:table-cell>
          <table:table-cell office:value-type="float" office:value="276.212" calcext:value-type="float">
            <text:p>276.212</text:p>
          </table:table-cell>
        </table:table-row>
        <table:table-row table:style-name="ro1">
          <table:table-cell office:value-type="float" office:value="1632000" calcext:value-type="float">
            <text:p>1632000</text:p>
          </table:table-cell>
          <table:table-cell office:value-type="float" office:value="113.2493" calcext:value-type="float">
            <text:p>113.2493</text:p>
          </table:table-cell>
          <table:table-cell office:value-type="float" office:value="94.822" calcext:value-type="float">
            <text:p>94.822</text:p>
          </table:table-cell>
          <table:table-cell office:value-type="float" office:value="190.0632" calcext:value-type="float">
            <text:p>190.0632</text:p>
          </table:table-cell>
          <table:table-cell office:value-type="float" office:value="256.8574" calcext:value-type="float">
            <text:p>256.8574</text:p>
          </table:table-cell>
        </table:table-row>
        <table:table-row table:style-name="ro1">
          <table:table-cell office:value-type="float" office:value="1634000" calcext:value-type="float">
            <text:p>1634000</text:p>
          </table:table-cell>
          <table:table-cell office:value-type="float" office:value="150.1655" calcext:value-type="float">
            <text:p>150.1655</text:p>
          </table:table-cell>
          <table:table-cell office:value-type="float" office:value="82.7981" calcext:value-type="float">
            <text:p>82.7981</text:p>
          </table:table-cell>
          <table:table-cell office:value-type="float" office:value="236.2444" calcext:value-type="float">
            <text:p>236.2444</text:p>
          </table:table-cell>
          <table:table-cell office:value-type="float" office:value="243.948" calcext:value-type="float">
            <text:p>243.948</text:p>
          </table:table-cell>
        </table:table-row>
        <table:table-row table:style-name="ro1">
          <table:table-cell office:value-type="float" office:value="1636000" calcext:value-type="float">
            <text:p>1636000</text:p>
          </table:table-cell>
          <table:table-cell office:value-type="float" office:value="134.9521" calcext:value-type="float">
            <text:p>134.9521</text:p>
          </table:table-cell>
          <table:table-cell office:value-type="float" office:value="-166.4494" calcext:value-type="float">
            <text:p>-166.4494</text:p>
          </table:table-cell>
          <table:table-cell office:value-type="float" office:value="278.5111" calcext:value-type="float">
            <text:p>278.5111</text:p>
          </table:table-cell>
          <table:table-cell office:value-type="float" office:value="233.0632" calcext:value-type="float">
            <text:p>233.0632</text:p>
          </table:table-cell>
        </table:table-row>
        <table:table-row table:style-name="ro1">
          <table:table-cell office:value-type="float" office:value="1638000" calcext:value-type="float">
            <text:p>1638000</text:p>
          </table:table-cell>
          <table:table-cell office:value-type="float" office:value="152.976" calcext:value-type="float">
            <text:p>152.976</text:p>
          </table:table-cell>
          <table:table-cell office:value-type="float" office:value="80.5451" calcext:value-type="float">
            <text:p>80.5451</text:p>
          </table:table-cell>
          <table:table-cell office:value-type="float" office:value="269.2758" calcext:value-type="float">
            <text:p>269.2758</text:p>
          </table:table-cell>
          <table:table-cell office:value-type="float" office:value="215.657" calcext:value-type="float">
            <text:p>215.657</text:p>
          </table:table-cell>
        </table:table-row>
        <table:table-row table:style-name="ro1">
          <table:table-cell office:value-type="float" office:value="1640000" calcext:value-type="float">
            <text:p>1640000</text:p>
          </table:table-cell>
          <table:table-cell office:value-type="float" office:value="3.0103" calcext:value-type="float">
            <text:p>3.0103</text:p>
          </table:table-cell>
          <table:table-cell office:value-type="float" office:value="67.8427" calcext:value-type="float">
            <text:p>67.8427</text:p>
          </table:table-cell>
          <table:table-cell office:value-type="float" office:value="281.7442" calcext:value-type="float">
            <text:p>281.7442</text:p>
          </table:table-cell>
          <table:table-cell office:value-type="float" office:value="244.367" calcext:value-type="float">
            <text:p>244.367</text:p>
          </table:table-cell>
        </table:table-row>
        <table:table-row table:style-name="ro1">
          <table:table-cell office:value-type="float" office:value="1642000" calcext:value-type="float">
            <text:p>1642000</text:p>
          </table:table-cell>
          <table:table-cell office:value-type="float" office:value="42.2426" calcext:value-type="float">
            <text:p>42.2426</text:p>
          </table:table-cell>
          <table:table-cell office:value-type="float" office:value="86.9312" calcext:value-type="float">
            <text:p>86.9312</text:p>
          </table:table-cell>
          <table:table-cell office:value-type="float" office:value="279.9051" calcext:value-type="float">
            <text:p>279.9051</text:p>
          </table:table-cell>
          <table:table-cell office:value-type="float" office:value="231.2668" calcext:value-type="float">
            <text:p>231.2668</text:p>
          </table:table-cell>
        </table:table-row>
        <table:table-row table:style-name="ro1">
          <table:table-cell office:value-type="float" office:value="1644000" calcext:value-type="float">
            <text:p>1644000</text:p>
          </table:table-cell>
          <table:table-cell office:value-type="float" office:value="-3.284" calcext:value-type="float">
            <text:p>-3.284</text:p>
          </table:table-cell>
          <table:table-cell office:value-type="float" office:value="111.1359" calcext:value-type="float">
            <text:p>111.1359</text:p>
          </table:table-cell>
          <table:table-cell office:value-type="float" office:value="273.5509" calcext:value-type="float">
            <text:p>273.5509</text:p>
          </table:table-cell>
          <table:table-cell office:value-type="float" office:value="259.8844" calcext:value-type="float">
            <text:p>259.8844</text:p>
          </table:table-cell>
        </table:table-row>
        <table:table-row table:style-name="ro1">
          <table:table-cell office:value-type="float" office:value="1646000" calcext:value-type="float">
            <text:p>1646000</text:p>
          </table:table-cell>
          <table:table-cell office:value-type="float" office:value="157.8609" calcext:value-type="float">
            <text:p>157.8609</text:p>
          </table:table-cell>
          <table:table-cell office:value-type="float" office:value="72.9941" calcext:value-type="float">
            <text:p>72.9941</text:p>
          </table:table-cell>
          <table:table-cell office:value-type="float" office:value="270.2518" calcext:value-type="float">
            <text:p>270.2518</text:p>
          </table:table-cell>
          <table:table-cell office:value-type="float" office:value="220.0181" calcext:value-type="float">
            <text:p>220.0181</text:p>
          </table:table-cell>
        </table:table-row>
        <table:table-row table:style-name="ro1">
          <table:table-cell office:value-type="float" office:value="1648000" calcext:value-type="float">
            <text:p>1648000</text:p>
          </table:table-cell>
          <table:table-cell office:value-type="float" office:value="-15.6282" calcext:value-type="float">
            <text:p>-15.6282</text:p>
          </table:table-cell>
          <table:table-cell office:value-type="float" office:value="-72.1329" calcext:value-type="float">
            <text:p>-72.1329</text:p>
          </table:table-cell>
          <table:table-cell office:value-type="float" office:value="232.2229" calcext:value-type="float">
            <text:p>232.2229</text:p>
          </table:table-cell>
          <table:table-cell office:value-type="float" office:value="251.7177" calcext:value-type="float">
            <text:p>251.7177</text:p>
          </table:table-cell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47.2975" calcext:value-type="float">
            <text:p>47.2975</text:p>
          </table:table-cell>
          <table:table-cell office:value-type="float" office:value="103.5075" calcext:value-type="float">
            <text:p>103.5075</text:p>
          </table:table-cell>
          <table:table-cell office:value-type="float" office:value="257.6909" calcext:value-type="float">
            <text:p>257.6909</text:p>
          </table:table-cell>
          <table:table-cell office:value-type="float" office:value="235.4649" calcext:value-type="float">
            <text:p>235.4649</text:p>
          </table:table-cell>
        </table:table-row>
        <table:table-row table:style-name="ro1">
          <table:table-cell office:value-type="float" office:value="1652000" calcext:value-type="float">
            <text:p>1652000</text:p>
          </table:table-cell>
          <table:table-cell office:value-type="float" office:value="90.9492" calcext:value-type="float">
            <text:p>90.9492</text:p>
          </table:table-cell>
          <table:table-cell office:value-type="float" office:value="77.2108" calcext:value-type="float">
            <text:p>77.2108</text:p>
          </table:table-cell>
          <table:table-cell office:value-type="float" office:value="216.8827" calcext:value-type="float">
            <text:p>216.8827</text:p>
          </table:table-cell>
          <table:table-cell office:value-type="float" office:value="154.6642" calcext:value-type="float">
            <text:p>154.6642</text:p>
          </table:table-cell>
        </table:table-row>
        <table:table-row table:style-name="ro1">
          <table:table-cell office:value-type="float" office:value="1654000" calcext:value-type="float">
            <text:p>1654000</text:p>
          </table:table-cell>
          <table:table-cell office:value-type="float" office:value="80.719" calcext:value-type="float">
            <text:p>80.719</text:p>
          </table:table-cell>
          <table:table-cell office:value-type="float" office:value="104.8148" calcext:value-type="float">
            <text:p>104.8148</text:p>
          </table:table-cell>
          <table:table-cell office:value-type="float" office:value="275.2405" calcext:value-type="float">
            <text:p>275.2405</text:p>
          </table:table-cell>
          <table:table-cell office:value-type="float" office:value="243.9726" calcext:value-type="float">
            <text:p>243.9726</text:p>
          </table:table-cell>
        </table:table-row>
        <table:table-row table:style-name="ro1">
          <table:table-cell office:value-type="float" office:value="1656000" calcext:value-type="float">
            <text:p>1656000</text:p>
          </table:table-cell>
          <table:table-cell office:value-type="float" office:value="57.0377" calcext:value-type="float">
            <text:p>57.0377</text:p>
          </table:table-cell>
          <table:table-cell office:value-type="float" office:value="86.4677" calcext:value-type="float">
            <text:p>86.4677</text:p>
          </table:table-cell>
          <table:table-cell office:value-type="float" office:value="271.1584" calcext:value-type="float">
            <text:p>271.1584</text:p>
          </table:table-cell>
          <table:table-cell office:value-type="float" office:value="226.069" calcext:value-type="float">
            <text:p>226.069</text:p>
          </table:table-cell>
        </table:table-row>
        <table:table-row table:style-name="ro1">
          <table:table-cell office:value-type="float" office:value="1658000" calcext:value-type="float">
            <text:p>1658000</text:p>
          </table:table-cell>
          <table:table-cell office:value-type="float" office:value="-41.7181" calcext:value-type="float">
            <text:p>-41.7181</text:p>
          </table:table-cell>
          <table:table-cell office:value-type="float" office:value="68.5283" calcext:value-type="float">
            <text:p>68.5283</text:p>
          </table:table-cell>
          <table:table-cell office:value-type="float" office:value="276.2141" calcext:value-type="float">
            <text:p>276.2141</text:p>
          </table:table-cell>
          <table:table-cell office:value-type="float" office:value="180.221" calcext:value-type="float">
            <text:p>180.221</text:p>
          </table:table-cell>
        </table:table-row>
        <table:table-row table:style-name="ro1">
          <table:table-cell office:value-type="float" office:value="1660000" calcext:value-type="float">
            <text:p>1660000</text:p>
          </table:table-cell>
          <table:table-cell office:value-type="float" office:value="122.3481" calcext:value-type="float">
            <text:p>122.3481</text:p>
          </table:table-cell>
          <table:table-cell office:value-type="float" office:value="68.0047" calcext:value-type="float">
            <text:p>68.0047</text:p>
          </table:table-cell>
          <table:table-cell office:value-type="float" office:value="234.4247" calcext:value-type="float">
            <text:p>234.4247</text:p>
          </table:table-cell>
          <table:table-cell office:value-type="float" office:value="255.643" calcext:value-type="float">
            <text:p>255.643</text:p>
          </table:table-cell>
        </table:table-row>
        <table:table-row table:style-name="ro1">
          <table:table-cell office:value-type="float" office:value="1662000" calcext:value-type="float">
            <text:p>1662000</text:p>
          </table:table-cell>
          <table:table-cell office:value-type="float" office:value="9.5932" calcext:value-type="float">
            <text:p>9.5932</text:p>
          </table:table-cell>
          <table:table-cell office:value-type="float" office:value="101.0182" calcext:value-type="float">
            <text:p>101.0182</text:p>
          </table:table-cell>
          <table:table-cell office:value-type="float" office:value="259.3527" calcext:value-type="float">
            <text:p>259.3527</text:p>
          </table:table-cell>
          <table:table-cell office:value-type="float" office:value="187.3168" calcext:value-type="float">
            <text:p>187.3168</text:p>
          </table:table-cell>
        </table:table-row>
        <table:table-row table:style-name="ro1">
          <table:table-cell office:value-type="float" office:value="1664000" calcext:value-type="float">
            <text:p>1664000</text:p>
          </table:table-cell>
          <table:table-cell office:value-type="float" office:value="126.6732" calcext:value-type="float">
            <text:p>126.6732</text:p>
          </table:table-cell>
          <table:table-cell office:value-type="float" office:value="82.2525" calcext:value-type="float">
            <text:p>82.2525</text:p>
          </table:table-cell>
          <table:table-cell office:value-type="float" office:value="272.99" calcext:value-type="float">
            <text:p>272.99</text:p>
          </table:table-cell>
          <table:table-cell office:value-type="float" office:value="255.2819" calcext:value-type="float">
            <text:p>255.2819</text:p>
          </table:table-cell>
        </table:table-row>
        <table:table-row table:style-name="ro1">
          <table:table-cell office:value-type="float" office:value="1666000" calcext:value-type="float">
            <text:p>1666000</text:p>
          </table:table-cell>
          <table:table-cell office:value-type="float" office:value="-140.0687" calcext:value-type="float">
            <text:p>-140.0687</text:p>
          </table:table-cell>
          <table:table-cell office:value-type="float" office:value="137.5905" calcext:value-type="float">
            <text:p>137.5905</text:p>
          </table:table-cell>
          <table:table-cell office:value-type="float" office:value="269.848" calcext:value-type="float">
            <text:p>269.848</text:p>
          </table:table-cell>
          <table:table-cell office:value-type="float" office:value="277.5163" calcext:value-type="float">
            <text:p>277.5163</text:p>
          </table:table-cell>
        </table:table-row>
        <table:table-row table:style-name="ro1">
          <table:table-cell office:value-type="float" office:value="1668000" calcext:value-type="float">
            <text:p>1668000</text:p>
          </table:table-cell>
          <table:table-cell office:value-type="float" office:value="80.3648" calcext:value-type="float">
            <text:p>80.3648</text:p>
          </table:table-cell>
          <table:table-cell office:value-type="float" office:value="99.9461" calcext:value-type="float">
            <text:p>99.9461</text:p>
          </table:table-cell>
          <table:table-cell office:value-type="float" office:value="274.2596" calcext:value-type="float">
            <text:p>274.2596</text:p>
          </table:table-cell>
          <table:table-cell office:value-type="float" office:value="214.2736" calcext:value-type="float">
            <text:p>214.2736</text:p>
          </table:table-cell>
        </table:table-row>
        <table:table-row table:style-name="ro1">
          <table:table-cell office:value-type="float" office:value="1670000" calcext:value-type="float">
            <text:p>1670000</text:p>
          </table:table-cell>
          <table:table-cell office:value-type="float" office:value="-59.6395" calcext:value-type="float">
            <text:p>-59.6395</text:p>
          </table:table-cell>
          <table:table-cell office:value-type="float" office:value="112.6728" calcext:value-type="float">
            <text:p>112.6728</text:p>
          </table:table-cell>
          <table:table-cell office:value-type="float" office:value="255.314" calcext:value-type="float">
            <text:p>255.314</text:p>
          </table:table-cell>
          <table:table-cell office:value-type="float" office:value="253.2656" calcext:value-type="float">
            <text:p>253.2656</text:p>
          </table:table-cell>
        </table:table-row>
        <table:table-row table:style-name="ro1">
          <table:table-cell office:value-type="float" office:value="1672000" calcext:value-type="float">
            <text:p>1672000</text:p>
          </table:table-cell>
          <table:table-cell office:value-type="float" office:value="-1.1272" calcext:value-type="float">
            <text:p>-1.1272</text:p>
          </table:table-cell>
          <table:table-cell office:value-type="float" office:value="94.6324" calcext:value-type="float">
            <text:p>94.6324</text:p>
          </table:table-cell>
          <table:table-cell office:value-type="float" office:value="284.8821" calcext:value-type="float">
            <text:p>284.8821</text:p>
          </table:table-cell>
          <table:table-cell office:value-type="float" office:value="251.0243" calcext:value-type="float">
            <text:p>251.0243</text:p>
          </table:table-cell>
        </table:table-row>
        <table:table-row table:style-name="ro1">
          <table:table-cell office:value-type="float" office:value="1674000" calcext:value-type="float">
            <text:p>1674000</text:p>
          </table:table-cell>
          <table:table-cell office:value-type="float" office:value="95.806" calcext:value-type="float">
            <text:p>95.806</text:p>
          </table:table-cell>
          <table:table-cell office:value-type="float" office:value="102.1697" calcext:value-type="float">
            <text:p>102.1697</text:p>
          </table:table-cell>
          <table:table-cell office:value-type="float" office:value="274.6846" calcext:value-type="float">
            <text:p>274.6846</text:p>
          </table:table-cell>
          <table:table-cell office:value-type="float" office:value="243.3153" calcext:value-type="float">
            <text:p>243.3153</text:p>
          </table:table-cell>
        </table:table-row>
        <table:table-row table:style-name="ro1">
          <table:table-cell office:value-type="float" office:value="1676000" calcext:value-type="float">
            <text:p>1676000</text:p>
          </table:table-cell>
          <table:table-cell office:value-type="float" office:value="131.9476" calcext:value-type="float">
            <text:p>131.9476</text:p>
          </table:table-cell>
          <table:table-cell office:value-type="float" office:value="91.4098" calcext:value-type="float">
            <text:p>91.4098</text:p>
          </table:table-cell>
          <table:table-cell office:value-type="float" office:value="221.5059" calcext:value-type="float">
            <text:p>221.5059</text:p>
          </table:table-cell>
          <table:table-cell office:value-type="float" office:value="279.93" calcext:value-type="float">
            <text:p>279.93</text:p>
          </table:table-cell>
        </table:table-row>
        <table:table-row table:style-name="ro1">
          <table:table-cell office:value-type="float" office:value="1678000" calcext:value-type="float">
            <text:p>1678000</text:p>
          </table:table-cell>
          <table:table-cell office:value-type="float" office:value="12.8659" calcext:value-type="float">
            <text:p>12.8659</text:p>
          </table:table-cell>
          <table:table-cell office:value-type="float" office:value="61.3316" calcext:value-type="float">
            <text:p>61.3316</text:p>
          </table:table-cell>
          <table:table-cell office:value-type="float" office:value="279.8852" calcext:value-type="float">
            <text:p>279.8852</text:p>
          </table:table-cell>
          <table:table-cell office:value-type="float" office:value="271.7915" calcext:value-type="float">
            <text:p>271.7915</text:p>
          </table:table-cell>
        </table:table-row>
        <table:table-row table:style-name="ro1">
          <table:table-cell office:value-type="float" office:value="1680000" calcext:value-type="float">
            <text:p>1680000</text:p>
          </table:table-cell>
          <table:table-cell office:value-type="float" office:value="88.7133" calcext:value-type="float">
            <text:p>88.7133</text:p>
          </table:table-cell>
          <table:table-cell office:value-type="float" office:value="107.7651" calcext:value-type="float">
            <text:p>107.7651</text:p>
          </table:table-cell>
          <table:table-cell office:value-type="float" office:value="147.073" calcext:value-type="float">
            <text:p>147.073</text:p>
          </table:table-cell>
          <table:table-cell office:value-type="float" office:value="254.9905" calcext:value-type="float">
            <text:p>254.9905</text:p>
          </table:table-cell>
        </table:table-row>
        <table:table-row table:style-name="ro1">
          <table:table-cell office:value-type="float" office:value="1682000" calcext:value-type="float">
            <text:p>1682000</text:p>
          </table:table-cell>
          <table:table-cell office:value-type="float" office:value="21.004" calcext:value-type="float">
            <text:p>21.004</text:p>
          </table:table-cell>
          <table:table-cell office:value-type="float" office:value="131.4592" calcext:value-type="float">
            <text:p>131.4592</text:p>
          </table:table-cell>
          <table:table-cell office:value-type="float" office:value="259.936" calcext:value-type="float">
            <text:p>259.936</text:p>
          </table:table-cell>
          <table:table-cell office:value-type="float" office:value="233.192" calcext:value-type="float">
            <text:p>233.192</text:p>
          </table:table-cell>
        </table:table-row>
        <table:table-row table:style-name="ro1">
          <table:table-cell office:value-type="float" office:value="1684000" calcext:value-type="float">
            <text:p>1684000</text:p>
          </table:table-cell>
          <table:table-cell office:value-type="float" office:value="127.9112" calcext:value-type="float">
            <text:p>127.9112</text:p>
          </table:table-cell>
          <table:table-cell office:value-type="float" office:value="104.4152" calcext:value-type="float">
            <text:p>104.4152</text:p>
          </table:table-cell>
          <table:table-cell office:value-type="float" office:value="237.5446" calcext:value-type="float">
            <text:p>237.5446</text:p>
          </table:table-cell>
          <table:table-cell office:value-type="float" office:value="259.3485" calcext:value-type="float">
            <text:p>259.3485</text:p>
          </table:table-cell>
        </table:table-row>
        <table:table-row table:style-name="ro1">
          <table:table-cell office:value-type="float" office:value="1686000" calcext:value-type="float">
            <text:p>1686000</text:p>
          </table:table-cell>
          <table:table-cell office:value-type="float" office:value="106.7633" calcext:value-type="float">
            <text:p>106.7633</text:p>
          </table:table-cell>
          <table:table-cell office:value-type="float" office:value="117.0685" calcext:value-type="float">
            <text:p>117.0685</text:p>
          </table:table-cell>
          <table:table-cell office:value-type="float" office:value="262.3784" calcext:value-type="float">
            <text:p>262.3784</text:p>
          </table:table-cell>
          <table:table-cell office:value-type="float" office:value="276.4084" calcext:value-type="float">
            <text:p>276.4084</text:p>
          </table:table-cell>
        </table:table-row>
        <table:table-row table:style-name="ro1">
          <table:table-cell office:value-type="float" office:value="1688000" calcext:value-type="float">
            <text:p>1688000</text:p>
          </table:table-cell>
          <table:table-cell office:value-type="float" office:value="-10.6007" calcext:value-type="float">
            <text:p>-10.6007</text:p>
          </table:table-cell>
          <table:table-cell office:value-type="float" office:value="79.8556" calcext:value-type="float">
            <text:p>79.8556</text:p>
          </table:table-cell>
          <table:table-cell office:value-type="float" office:value="279.9902" calcext:value-type="float">
            <text:p>279.9902</text:p>
          </table:table-cell>
          <table:table-cell office:value-type="float" office:value="256.8488" calcext:value-type="float">
            <text:p>256.8488</text:p>
          </table:table-cell>
        </table:table-row>
        <table:table-row table:style-name="ro1">
          <table:table-cell office:value-type="float" office:value="1690000" calcext:value-type="float">
            <text:p>1690000</text:p>
          </table:table-cell>
          <table:table-cell office:value-type="float" office:value="98.5373" calcext:value-type="float">
            <text:p>98.5373</text:p>
          </table:table-cell>
          <table:table-cell office:value-type="float" office:value="103.3353" calcext:value-type="float">
            <text:p>103.3353</text:p>
          </table:table-cell>
          <table:table-cell office:value-type="float" office:value="243.4787" calcext:value-type="float">
            <text:p>243.4787</text:p>
          </table:table-cell>
          <table:table-cell office:value-type="float" office:value="270.9626" calcext:value-type="float">
            <text:p>270.9626</text:p>
          </table:table-cell>
        </table:table-row>
        <table:table-row table:style-name="ro1">
          <table:table-cell office:value-type="float" office:value="1692000" calcext:value-type="float">
            <text:p>1692000</text:p>
          </table:table-cell>
          <table:table-cell office:value-type="float" office:value="65.898" calcext:value-type="float">
            <text:p>65.898</text:p>
          </table:table-cell>
          <table:table-cell office:value-type="float" office:value="112.9727" calcext:value-type="float">
            <text:p>112.9727</text:p>
          </table:table-cell>
          <table:table-cell office:value-type="float" office:value="247.5389" calcext:value-type="float">
            <text:p>247.5389</text:p>
          </table:table-cell>
          <table:table-cell office:value-type="float" office:value="221.8551" calcext:value-type="float">
            <text:p>221.8551</text:p>
          </table:table-cell>
        </table:table-row>
        <table:table-row table:style-name="ro1">
          <table:table-cell office:value-type="float" office:value="1694000" calcext:value-type="float">
            <text:p>1694000</text:p>
          </table:table-cell>
          <table:table-cell office:value-type="float" office:value="163.1546" calcext:value-type="float">
            <text:p>163.1546</text:p>
          </table:table-cell>
          <table:table-cell office:value-type="float" office:value="95.994" calcext:value-type="float">
            <text:p>95.994</text:p>
          </table:table-cell>
          <table:table-cell office:value-type="float" office:value="263.0153" calcext:value-type="float">
            <text:p>263.0153</text:p>
          </table:table-cell>
          <table:table-cell office:value-type="float" office:value="216.5482" calcext:value-type="float">
            <text:p>216.5482</text:p>
          </table:table-cell>
        </table:table-row>
        <table:table-row table:style-name="ro1">
          <table:table-cell office:value-type="float" office:value="1696000" calcext:value-type="float">
            <text:p>1696000</text:p>
          </table:table-cell>
          <table:table-cell office:value-type="float" office:value="124.4703" calcext:value-type="float">
            <text:p>124.4703</text:p>
          </table:table-cell>
          <table:table-cell office:value-type="float" office:value="117.9511" calcext:value-type="float">
            <text:p>117.9511</text:p>
          </table:table-cell>
          <table:table-cell office:value-type="float" office:value="264.5767" calcext:value-type="float">
            <text:p>264.5767</text:p>
          </table:table-cell>
          <table:table-cell office:value-type="float" office:value="273.5765" calcext:value-type="float">
            <text:p>273.5765</text:p>
          </table:table-cell>
        </table:table-row>
        <table:table-row table:style-name="ro1">
          <table:table-cell office:value-type="float" office:value="1698000" calcext:value-type="float">
            <text:p>1698000</text:p>
          </table:table-cell>
          <table:table-cell office:value-type="float" office:value="118.7947" calcext:value-type="float">
            <text:p>118.7947</text:p>
          </table:table-cell>
          <table:table-cell office:value-type="float" office:value="95.038" calcext:value-type="float">
            <text:p>95.038</text:p>
          </table:table-cell>
          <table:table-cell office:value-type="float" office:value="264.8216" calcext:value-type="float">
            <text:p>264.8216</text:p>
          </table:table-cell>
          <table:table-cell office:value-type="float" office:value="159.8227" calcext:value-type="float">
            <text:p>159.8227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170.2806" calcext:value-type="float">
            <text:p>170.2806</text:p>
          </table:table-cell>
          <table:table-cell office:value-type="float" office:value="88.6788" calcext:value-type="float">
            <text:p>88.6788</text:p>
          </table:table-cell>
          <table:table-cell office:value-type="float" office:value="243.5577" calcext:value-type="float">
            <text:p>243.5577</text:p>
          </table:table-cell>
          <table:table-cell office:value-type="float" office:value="219.0775" calcext:value-type="float">
            <text:p>219.0775</text:p>
          </table:table-cell>
        </table:table-row>
        <table:table-row table:style-name="ro1">
          <table:table-cell office:value-type="float" office:value="1702000" calcext:value-type="float">
            <text:p>1702000</text:p>
          </table:table-cell>
          <table:table-cell office:value-type="float" office:value="152.4383" calcext:value-type="float">
            <text:p>152.4383</text:p>
          </table:table-cell>
          <table:table-cell office:value-type="float" office:value="109.7774" calcext:value-type="float">
            <text:p>109.7774</text:p>
          </table:table-cell>
          <table:table-cell office:value-type="float" office:value="151.0591" calcext:value-type="float">
            <text:p>151.0591</text:p>
          </table:table-cell>
          <table:table-cell office:value-type="float" office:value="218.9937" calcext:value-type="float">
            <text:p>218.9937</text:p>
          </table:table-cell>
        </table:table-row>
        <table:table-row table:style-name="ro1">
          <table:table-cell office:value-type="float" office:value="1704000" calcext:value-type="float">
            <text:p>1704000</text:p>
          </table:table-cell>
          <table:table-cell office:value-type="float" office:value="46.7837" calcext:value-type="float">
            <text:p>46.7837</text:p>
          </table:table-cell>
          <table:table-cell office:value-type="float" office:value="59.0719" calcext:value-type="float">
            <text:p>59.0719</text:p>
          </table:table-cell>
          <table:table-cell office:value-type="float" office:value="252.4079" calcext:value-type="float">
            <text:p>252.4079</text:p>
          </table:table-cell>
          <table:table-cell office:value-type="float" office:value="237.8612" calcext:value-type="float">
            <text:p>237.8612</text:p>
          </table:table-cell>
        </table:table-row>
        <table:table-row table:style-name="ro1">
          <table:table-cell office:value-type="float" office:value="1706000" calcext:value-type="float">
            <text:p>1706000</text:p>
          </table:table-cell>
          <table:table-cell office:value-type="float" office:value="147.1665" calcext:value-type="float">
            <text:p>147.1665</text:p>
          </table:table-cell>
          <table:table-cell office:value-type="float" office:value="102.9784" calcext:value-type="float">
            <text:p>102.9784</text:p>
          </table:table-cell>
          <table:table-cell office:value-type="float" office:value="274.0648" calcext:value-type="float">
            <text:p>274.0648</text:p>
          </table:table-cell>
          <table:table-cell office:value-type="float" office:value="234.2707" calcext:value-type="float">
            <text:p>234.2707</text:p>
          </table:table-cell>
        </table:table-row>
        <table:table-row table:style-name="ro1">
          <table:table-cell office:value-type="float" office:value="1708000" calcext:value-type="float">
            <text:p>1708000</text:p>
          </table:table-cell>
          <table:table-cell office:value-type="float" office:value="-44.4131" calcext:value-type="float">
            <text:p>-44.4131</text:p>
          </table:table-cell>
          <table:table-cell office:value-type="float" office:value="98.3899" calcext:value-type="float">
            <text:p>98.3899</text:p>
          </table:table-cell>
          <table:table-cell office:value-type="float" office:value="288.852" calcext:value-type="float">
            <text:p>288.852</text:p>
          </table:table-cell>
          <table:table-cell office:value-type="float" office:value="255.291" calcext:value-type="float">
            <text:p>255.291</text:p>
          </table:table-cell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45.3188" calcext:value-type="float">
            <text:p>45.3188</text:p>
          </table:table-cell>
          <table:table-cell office:value-type="float" office:value="133.375" calcext:value-type="float">
            <text:p>133.375</text:p>
          </table:table-cell>
          <table:table-cell office:value-type="float" office:value="260.4034" calcext:value-type="float">
            <text:p>260.4034</text:p>
          </table:table-cell>
          <table:table-cell office:value-type="float" office:value="250.5498" calcext:value-type="float">
            <text:p>250.5498</text:p>
          </table:table-cell>
        </table:table-row>
        <table:table-row table:style-name="ro1">
          <table:table-cell office:value-type="float" office:value="1712000" calcext:value-type="float">
            <text:p>1712000</text:p>
          </table:table-cell>
          <table:table-cell office:value-type="float" office:value="30.5054" calcext:value-type="float">
            <text:p>30.5054</text:p>
          </table:table-cell>
          <table:table-cell office:value-type="float" office:value="147.4484" calcext:value-type="float">
            <text:p>147.4484</text:p>
          </table:table-cell>
          <table:table-cell office:value-type="float" office:value="268.0279" calcext:value-type="float">
            <text:p>268.0279</text:p>
          </table:table-cell>
          <table:table-cell office:value-type="float" office:value="230.0359" calcext:value-type="float">
            <text:p>230.0359</text:p>
          </table:table-cell>
        </table:table-row>
        <table:table-row table:style-name="ro1">
          <table:table-cell office:value-type="float" office:value="1714000" calcext:value-type="float">
            <text:p>1714000</text:p>
          </table:table-cell>
          <table:table-cell office:value-type="float" office:value="-11.8358" calcext:value-type="float">
            <text:p>-11.8358</text:p>
          </table:table-cell>
          <table:table-cell office:value-type="float" office:value="79.6791" calcext:value-type="float">
            <text:p>79.6791</text:p>
          </table:table-cell>
          <table:table-cell office:value-type="float" office:value="269.7561" calcext:value-type="float">
            <text:p>269.7561</text:p>
          </table:table-cell>
          <table:table-cell office:value-type="float" office:value="228.3951" calcext:value-type="float">
            <text:p>228.3951</text:p>
          </table:table-cell>
        </table:table-row>
        <table:table-row table:style-name="ro1">
          <table:table-cell office:value-type="float" office:value="1716000" calcext:value-type="float">
            <text:p>1716000</text:p>
          </table:table-cell>
          <table:table-cell office:value-type="float" office:value="95.6811" calcext:value-type="float">
            <text:p>95.6811</text:p>
          </table:table-cell>
          <table:table-cell office:value-type="float" office:value="95.6617" calcext:value-type="float">
            <text:p>95.6617</text:p>
          </table:table-cell>
          <table:table-cell office:value-type="float" office:value="258.1274" calcext:value-type="float">
            <text:p>258.1274</text:p>
          </table:table-cell>
          <table:table-cell office:value-type="float" office:value="192.789" calcext:value-type="float">
            <text:p>192.789</text:p>
          </table:table-cell>
        </table:table-row>
        <table:table-row table:style-name="ro1">
          <table:table-cell office:value-type="float" office:value="1718000" calcext:value-type="float">
            <text:p>1718000</text:p>
          </table:table-cell>
          <table:table-cell office:value-type="float" office:value="7.8886" calcext:value-type="float">
            <text:p>7.8886</text:p>
          </table:table-cell>
          <table:table-cell office:value-type="float" office:value="107.7977" calcext:value-type="float">
            <text:p>107.7977</text:p>
          </table:table-cell>
          <table:table-cell office:value-type="float" office:value="187.9858" calcext:value-type="float">
            <text:p>187.9858</text:p>
          </table:table-cell>
          <table:table-cell office:value-type="float" office:value="212.4384" calcext:value-type="float">
            <text:p>212.4384</text:p>
          </table:table-cell>
        </table:table-row>
        <table:table-row table:style-name="ro1">
          <table:table-cell office:value-type="float" office:value="1720000" calcext:value-type="float">
            <text:p>1720000</text:p>
          </table:table-cell>
          <table:table-cell office:value-type="float" office:value="109.565" calcext:value-type="float">
            <text:p>109.565</text:p>
          </table:table-cell>
          <table:table-cell office:value-type="float" office:value="113.6589" calcext:value-type="float">
            <text:p>113.6589</text:p>
          </table:table-cell>
          <table:table-cell office:value-type="float" office:value="163.787" calcext:value-type="float">
            <text:p>163.787</text:p>
          </table:table-cell>
          <table:table-cell office:value-type="float" office:value="254.2555" calcext:value-type="float">
            <text:p>254.2555</text:p>
          </table:table-cell>
        </table:table-row>
        <table:table-row table:style-name="ro1">
          <table:table-cell office:value-type="float" office:value="1722000" calcext:value-type="float">
            <text:p>1722000</text:p>
          </table:table-cell>
          <table:table-cell office:value-type="float" office:value="139.0264" calcext:value-type="float">
            <text:p>139.0264</text:p>
          </table:table-cell>
          <table:table-cell office:value-type="float" office:value="95.4684" calcext:value-type="float">
            <text:p>95.4684</text:p>
          </table:table-cell>
          <table:table-cell office:value-type="float" office:value="258.6859" calcext:value-type="float">
            <text:p>258.6859</text:p>
          </table:table-cell>
          <table:table-cell office:value-type="float" office:value="223.1634" calcext:value-type="float">
            <text:p>223.1634</text:p>
          </table:table-cell>
        </table:table-row>
        <table:table-row table:style-name="ro1">
          <table:table-cell office:value-type="float" office:value="1724000" calcext:value-type="float">
            <text:p>1724000</text:p>
          </table:table-cell>
          <table:table-cell office:value-type="float" office:value="154.1031" calcext:value-type="float">
            <text:p>154.1031</text:p>
          </table:table-cell>
          <table:table-cell office:value-type="float" office:value="98.7264" calcext:value-type="float">
            <text:p>98.7264</text:p>
          </table:table-cell>
          <table:table-cell office:value-type="float" office:value="252.0928" calcext:value-type="float">
            <text:p>252.0928</text:p>
          </table:table-cell>
          <table:table-cell office:value-type="float" office:value="194.7928" calcext:value-type="float">
            <text:p>194.7928</text:p>
          </table:table-cell>
        </table:table-row>
        <table:table-row table:style-name="ro1">
          <table:table-cell office:value-type="float" office:value="1726000" calcext:value-type="float">
            <text:p>1726000</text:p>
          </table:table-cell>
          <table:table-cell office:value-type="float" office:value="70.3943" calcext:value-type="float">
            <text:p>70.3943</text:p>
          </table:table-cell>
          <table:table-cell office:value-type="float" office:value="73.9065" calcext:value-type="float">
            <text:p>73.9065</text:p>
          </table:table-cell>
          <table:table-cell office:value-type="float" office:value="247.2224" calcext:value-type="float">
            <text:p>247.2224</text:p>
          </table:table-cell>
          <table:table-cell office:value-type="float" office:value="219.574" calcext:value-type="float">
            <text:p>219.574</text:p>
          </table:table-cell>
        </table:table-row>
        <table:table-row table:style-name="ro1">
          <table:table-cell office:value-type="float" office:value="1728000" calcext:value-type="float">
            <text:p>1728000</text:p>
          </table:table-cell>
          <table:table-cell office:value-type="float" office:value="13.6843" calcext:value-type="float">
            <text:p>13.6843</text:p>
          </table:table-cell>
          <table:table-cell office:value-type="float" office:value="73.871" calcext:value-type="float">
            <text:p>73.871</text:p>
          </table:table-cell>
          <table:table-cell office:value-type="float" office:value="184.3998" calcext:value-type="float">
            <text:p>184.3998</text:p>
          </table:table-cell>
          <table:table-cell office:value-type="float" office:value="187.7305" calcext:value-type="float">
            <text:p>187.7305</text:p>
          </table:table-cell>
        </table:table-row>
        <table:table-row table:style-name="ro1">
          <table:table-cell office:value-type="float" office:value="1730000" calcext:value-type="float">
            <text:p>1730000</text:p>
          </table:table-cell>
          <table:table-cell office:value-type="float" office:value="-64.7497" calcext:value-type="float">
            <text:p>-64.7497</text:p>
          </table:table-cell>
          <table:table-cell office:value-type="float" office:value="75.4611" calcext:value-type="float">
            <text:p>75.4611</text:p>
          </table:table-cell>
          <table:table-cell office:value-type="float" office:value="246.538" calcext:value-type="float">
            <text:p>246.538</text:p>
          </table:table-cell>
          <table:table-cell office:value-type="float" office:value="143.0278" calcext:value-type="float">
            <text:p>143.0278</text:p>
          </table:table-cell>
        </table:table-row>
        <table:table-row table:style-name="ro1">
          <table:table-cell office:value-type="float" office:value="1732000" calcext:value-type="float">
            <text:p>1732000</text:p>
          </table:table-cell>
          <table:table-cell office:value-type="float" office:value="46.0577" calcext:value-type="float">
            <text:p>46.0577</text:p>
          </table:table-cell>
          <table:table-cell office:value-type="float" office:value="42.7577" calcext:value-type="float">
            <text:p>42.7577</text:p>
          </table:table-cell>
          <table:table-cell office:value-type="float" office:value="261.6417" calcext:value-type="float">
            <text:p>261.6417</text:p>
          </table:table-cell>
          <table:table-cell office:value-type="float" office:value="226.4322" calcext:value-type="float">
            <text:p>226.4322</text:p>
          </table:table-cell>
        </table:table-row>
        <table:table-row table:style-name="ro1">
          <table:table-cell office:value-type="float" office:value="1734000" calcext:value-type="float">
            <text:p>1734000</text:p>
          </table:table-cell>
          <table:table-cell office:value-type="float" office:value="0.242" calcext:value-type="float">
            <text:p>0.242</text:p>
          </table:table-cell>
          <table:table-cell office:value-type="float" office:value="42.6689" calcext:value-type="float">
            <text:p>42.6689</text:p>
          </table:table-cell>
          <table:table-cell office:value-type="float" office:value="249.8127" calcext:value-type="float">
            <text:p>249.8127</text:p>
          </table:table-cell>
          <table:table-cell office:value-type="float" office:value="234.0063" calcext:value-type="float">
            <text:p>234.0063</text:p>
          </table:table-cell>
        </table:table-row>
        <table:table-row table:style-name="ro1">
          <table:table-cell office:value-type="float" office:value="1736000" calcext:value-type="float">
            <text:p>1736000</text:p>
          </table:table-cell>
          <table:table-cell office:value-type="float" office:value="-11.5901" calcext:value-type="float">
            <text:p>-11.5901</text:p>
          </table:table-cell>
          <table:table-cell office:value-type="float" office:value="82.7365" calcext:value-type="float">
            <text:p>82.7365</text:p>
          </table:table-cell>
          <table:table-cell office:value-type="float" office:value="283.4858" calcext:value-type="float">
            <text:p>283.4858</text:p>
          </table:table-cell>
          <table:table-cell office:value-type="float" office:value="241.0795" calcext:value-type="float">
            <text:p>241.0795</text:p>
          </table:table-cell>
        </table:table-row>
        <table:table-row table:style-name="ro1">
          <table:table-cell office:value-type="float" office:value="1738000" calcext:value-type="float">
            <text:p>1738000</text:p>
          </table:table-cell>
          <table:table-cell office:value-type="float" office:value="93.7228" calcext:value-type="float">
            <text:p>93.7228</text:p>
          </table:table-cell>
          <table:table-cell office:value-type="float" office:value="55.488" calcext:value-type="float">
            <text:p>55.488</text:p>
          </table:table-cell>
          <table:table-cell office:value-type="float" office:value="241.4551" calcext:value-type="float">
            <text:p>241.4551</text:p>
          </table:table-cell>
          <table:table-cell office:value-type="float" office:value="184.1862" calcext:value-type="float">
            <text:p>184.1862</text:p>
          </table:table-cell>
        </table:table-row>
        <table:table-row table:style-name="ro1">
          <table:table-cell office:value-type="float" office:value="1740000" calcext:value-type="float">
            <text:p>1740000</text:p>
          </table:table-cell>
          <table:table-cell office:value-type="float" office:value="70.0244" calcext:value-type="float">
            <text:p>70.0244</text:p>
          </table:table-cell>
          <table:table-cell office:value-type="float" office:value="98.4108" calcext:value-type="float">
            <text:p>98.4108</text:p>
          </table:table-cell>
          <table:table-cell office:value-type="float" office:value="267.0589" calcext:value-type="float">
            <text:p>267.0589</text:p>
          </table:table-cell>
          <table:table-cell office:value-type="float" office:value="170.5962" calcext:value-type="float">
            <text:p>170.5962</text:p>
          </table:table-cell>
        </table:table-row>
        <table:table-row table:style-name="ro1">
          <table:table-cell office:value-type="float" office:value="1742000" calcext:value-type="float">
            <text:p>1742000</text:p>
          </table:table-cell>
          <table:table-cell office:value-type="float" office:value="62.9024" calcext:value-type="float">
            <text:p>62.9024</text:p>
          </table:table-cell>
          <table:table-cell office:value-type="float" office:value="83.8697" calcext:value-type="float">
            <text:p>83.8697</text:p>
          </table:table-cell>
          <table:table-cell office:value-type="float" office:value="269.316" calcext:value-type="float">
            <text:p>269.316</text:p>
          </table:table-cell>
          <table:table-cell office:value-type="float" office:value="218.5961" calcext:value-type="float">
            <text:p>218.5961</text:p>
          </table:table-cell>
        </table:table-row>
        <table:table-row table:style-name="ro1">
          <table:table-cell office:value-type="float" office:value="1744000" calcext:value-type="float">
            <text:p>1744000</text:p>
          </table:table-cell>
          <table:table-cell office:value-type="float" office:value="140.1331" calcext:value-type="float">
            <text:p>140.1331</text:p>
          </table:table-cell>
          <table:table-cell office:value-type="float" office:value="2.8793" calcext:value-type="float">
            <text:p>2.8793</text:p>
          </table:table-cell>
          <table:table-cell office:value-type="float" office:value="189.8468" calcext:value-type="float">
            <text:p>189.8468</text:p>
          </table:table-cell>
          <table:table-cell office:value-type="float" office:value="253.2387" calcext:value-type="float">
            <text:p>253.2387</text:p>
          </table:table-cell>
        </table:table-row>
        <table:table-row table:style-name="ro1">
          <table:table-cell office:value-type="float" office:value="1746000" calcext:value-type="float">
            <text:p>1746000</text:p>
          </table:table-cell>
          <table:table-cell office:value-type="float" office:value="87.1607" calcext:value-type="float">
            <text:p>87.1607</text:p>
          </table:table-cell>
          <table:table-cell office:value-type="float" office:value="107.8264" calcext:value-type="float">
            <text:p>107.8264</text:p>
          </table:table-cell>
          <table:table-cell office:value-type="float" office:value="262.2072" calcext:value-type="float">
            <text:p>262.2072</text:p>
          </table:table-cell>
          <table:table-cell office:value-type="float" office:value="214.7922" calcext:value-type="float">
            <text:p>214.7922</text:p>
          </table:table-cell>
        </table:table-row>
        <table:table-row table:style-name="ro1">
          <table:table-cell office:value-type="float" office:value="1748000" calcext:value-type="float">
            <text:p>1748000</text:p>
          </table:table-cell>
          <table:table-cell office:value-type="float" office:value="112.4334" calcext:value-type="float">
            <text:p>112.4334</text:p>
          </table:table-cell>
          <table:table-cell office:value-type="float" office:value="91.1509" calcext:value-type="float">
            <text:p>91.1509</text:p>
          </table:table-cell>
          <table:table-cell office:value-type="float" office:value="263.8715" calcext:value-type="float">
            <text:p>263.8715</text:p>
          </table:table-cell>
          <table:table-cell office:value-type="float" office:value="287.2089" calcext:value-type="float">
            <text:p>287.2089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41.9213" calcext:value-type="float">
            <text:p>41.9213</text:p>
          </table:table-cell>
          <table:table-cell office:value-type="float" office:value="87.4029" calcext:value-type="float">
            <text:p>87.4029</text:p>
          </table:table-cell>
          <table:table-cell office:value-type="float" office:value="255.5399" calcext:value-type="float">
            <text:p>255.5399</text:p>
          </table:table-cell>
          <table:table-cell office:value-type="float" office:value="197.885" calcext:value-type="float">
            <text:p>197.885</text:p>
          </table:table-cell>
        </table:table-row>
        <table:table-row table:style-name="ro1">
          <table:table-cell office:value-type="float" office:value="1752000" calcext:value-type="float">
            <text:p>1752000</text:p>
          </table:table-cell>
          <table:table-cell office:value-type="float" office:value="55.6129" calcext:value-type="float">
            <text:p>55.6129</text:p>
          </table:table-cell>
          <table:table-cell office:value-type="float" office:value="72.4825" calcext:value-type="float">
            <text:p>72.4825</text:p>
          </table:table-cell>
          <table:table-cell office:value-type="float" office:value="258.7892" calcext:value-type="float">
            <text:p>258.7892</text:p>
          </table:table-cell>
          <table:table-cell office:value-type="float" office:value="256.5134" calcext:value-type="float">
            <text:p>256.5134</text:p>
          </table:table-cell>
        </table:table-row>
        <table:table-row table:style-name="ro1">
          <table:table-cell office:value-type="float" office:value="1754000" calcext:value-type="float">
            <text:p>1754000</text:p>
          </table:table-cell>
          <table:table-cell office:value-type="float" office:value="69.5146" calcext:value-type="float">
            <text:p>69.5146</text:p>
          </table:table-cell>
          <table:table-cell office:value-type="float" office:value="18.2333" calcext:value-type="float">
            <text:p>18.2333</text:p>
          </table:table-cell>
          <table:table-cell office:value-type="float" office:value="287.0002" calcext:value-type="float">
            <text:p>287.0002</text:p>
          </table:table-cell>
          <table:table-cell office:value-type="float" office:value="267.2538" calcext:value-type="float">
            <text:p>267.2538</text:p>
          </table:table-cell>
        </table:table-row>
        <table:table-row table:style-name="ro1">
          <table:table-cell office:value-type="float" office:value="1756000" calcext:value-type="float">
            <text:p>1756000</text:p>
          </table:table-cell>
          <table:table-cell office:value-type="float" office:value="142.4593" calcext:value-type="float">
            <text:p>142.4593</text:p>
          </table:table-cell>
          <table:table-cell office:value-type="float" office:value="58.3311" calcext:value-type="float">
            <text:p>58.3311</text:p>
          </table:table-cell>
          <table:table-cell office:value-type="float" office:value="259.0455" calcext:value-type="float">
            <text:p>259.0455</text:p>
          </table:table-cell>
          <table:table-cell office:value-type="float" office:value="221.5168" calcext:value-type="float">
            <text:p>221.5168</text:p>
          </table:table-cell>
        </table:table-row>
        <table:table-row table:style-name="ro1">
          <table:table-cell office:value-type="float" office:value="1758000" calcext:value-type="float">
            <text:p>1758000</text:p>
          </table:table-cell>
          <table:table-cell office:value-type="float" office:value="52.3555" calcext:value-type="float">
            <text:p>52.3555</text:p>
          </table:table-cell>
          <table:table-cell office:value-type="float" office:value="103.145" calcext:value-type="float">
            <text:p>103.145</text:p>
          </table:table-cell>
          <table:table-cell office:value-type="float" office:value="284.3798" calcext:value-type="float">
            <text:p>284.3798</text:p>
          </table:table-cell>
          <table:table-cell office:value-type="float" office:value="248.1885" calcext:value-type="float">
            <text:p>248.1885</text:p>
          </table:table-cell>
        </table:table-row>
        <table:table-row table:style-name="ro1">
          <table:table-cell office:value-type="float" office:value="1760000" calcext:value-type="float">
            <text:p>1760000</text:p>
          </table:table-cell>
          <table:table-cell office:value-type="float" office:value="151.7437" calcext:value-type="float">
            <text:p>151.7437</text:p>
          </table:table-cell>
          <table:table-cell office:value-type="float" office:value="75.8718" calcext:value-type="float">
            <text:p>75.8718</text:p>
          </table:table-cell>
          <table:table-cell office:value-type="float" office:value="271.8799" calcext:value-type="float">
            <text:p>271.8799</text:p>
          </table:table-cell>
          <table:table-cell office:value-type="float" office:value="242.2888" calcext:value-type="float">
            <text:p>242.2888</text:p>
          </table:table-cell>
        </table:table-row>
        <table:table-row table:style-name="ro1">
          <table:table-cell office:value-type="float" office:value="1762000" calcext:value-type="float">
            <text:p>1762000</text:p>
          </table:table-cell>
          <table:table-cell office:value-type="float" office:value="-34.0859" calcext:value-type="float">
            <text:p>-34.0859</text:p>
          </table:table-cell>
          <table:table-cell office:value-type="float" office:value="96.1801" calcext:value-type="float">
            <text:p>96.1801</text:p>
          </table:table-cell>
          <table:table-cell office:value-type="float" office:value="283.3555" calcext:value-type="float">
            <text:p>283.3555</text:p>
          </table:table-cell>
          <table:table-cell office:value-type="float" office:value="126.4055" calcext:value-type="float">
            <text:p>126.4055</text:p>
          </table:table-cell>
        </table:table-row>
        <table:table-row table:style-name="ro1">
          <table:table-cell office:value-type="float" office:value="1764000" calcext:value-type="float">
            <text:p>1764000</text:p>
          </table:table-cell>
          <table:table-cell office:value-type="float" office:value="99.7692" calcext:value-type="float">
            <text:p>99.7692</text:p>
          </table:table-cell>
          <table:table-cell office:value-type="float" office:value="105.5315" calcext:value-type="float">
            <text:p>105.5315</text:p>
          </table:table-cell>
          <table:table-cell office:value-type="float" office:value="288.0323" calcext:value-type="float">
            <text:p>288.0323</text:p>
          </table:table-cell>
          <table:table-cell office:value-type="float" office:value="200.5881" calcext:value-type="float">
            <text:p>200.5881</text:p>
          </table:table-cell>
        </table:table-row>
        <table:table-row table:style-name="ro1">
          <table:table-cell office:value-type="float" office:value="1766000" calcext:value-type="float">
            <text:p>1766000</text:p>
          </table:table-cell>
          <table:table-cell office:value-type="float" office:value="-26.5743" calcext:value-type="float">
            <text:p>-26.5743</text:p>
          </table:table-cell>
          <table:table-cell office:value-type="float" office:value="31.995" calcext:value-type="float">
            <text:p>31.995</text:p>
          </table:table-cell>
          <table:table-cell office:value-type="float" office:value="253.6939" calcext:value-type="float">
            <text:p>253.6939</text:p>
          </table:table-cell>
          <table:table-cell office:value-type="float" office:value="266.6354" calcext:value-type="float">
            <text:p>266.6354</text:p>
          </table:table-cell>
        </table:table-row>
        <table:table-row table:style-name="ro1">
          <table:table-cell office:value-type="float" office:value="1768000" calcext:value-type="float">
            <text:p>1768000</text:p>
          </table:table-cell>
          <table:table-cell office:value-type="float" office:value="95.1986" calcext:value-type="float">
            <text:p>95.1986</text:p>
          </table:table-cell>
          <table:table-cell office:value-type="float" office:value="102.4367" calcext:value-type="float">
            <text:p>102.4367</text:p>
          </table:table-cell>
          <table:table-cell office:value-type="float" office:value="238.6348" calcext:value-type="float">
            <text:p>238.6348</text:p>
          </table:table-cell>
          <table:table-cell office:value-type="float" office:value="232.887" calcext:value-type="float">
            <text:p>232.887</text:p>
          </table:table-cell>
        </table:table-row>
        <table:table-row table:style-name="ro1">
          <table:table-cell office:value-type="float" office:value="1770000" calcext:value-type="float">
            <text:p>1770000</text:p>
          </table:table-cell>
          <table:table-cell office:value-type="float" office:value="93.5013" calcext:value-type="float">
            <text:p>93.5013</text:p>
          </table:table-cell>
          <table:table-cell office:value-type="float" office:value="77.9962" calcext:value-type="float">
            <text:p>77.9962</text:p>
          </table:table-cell>
          <table:table-cell office:value-type="float" office:value="217.8437" calcext:value-type="float">
            <text:p>217.8437</text:p>
          </table:table-cell>
          <table:table-cell office:value-type="float" office:value="231.8922" calcext:value-type="float">
            <text:p>231.8922</text:p>
          </table:table-cell>
        </table:table-row>
        <table:table-row table:style-name="ro1">
          <table:table-cell office:value-type="float" office:value="1772000" calcext:value-type="float">
            <text:p>1772000</text:p>
          </table:table-cell>
          <table:table-cell office:value-type="float" office:value="97.2938" calcext:value-type="float">
            <text:p>97.2938</text:p>
          </table:table-cell>
          <table:table-cell office:value-type="float" office:value="97.9952" calcext:value-type="float">
            <text:p>97.9952</text:p>
          </table:table-cell>
          <table:table-cell office:value-type="float" office:value="135.9785" calcext:value-type="float">
            <text:p>135.9785</text:p>
          </table:table-cell>
          <table:table-cell office:value-type="float" office:value="278.6582" calcext:value-type="float">
            <text:p>278.6582</text:p>
          </table:table-cell>
        </table:table-row>
        <table:table-row table:style-name="ro1">
          <table:table-cell office:value-type="float" office:value="1774000" calcext:value-type="float">
            <text:p>1774000</text:p>
          </table:table-cell>
          <table:table-cell office:value-type="float" office:value="163.6495" calcext:value-type="float">
            <text:p>163.6495</text:p>
          </table:table-cell>
          <table:table-cell office:value-type="float" office:value="70.483" calcext:value-type="float">
            <text:p>70.483</text:p>
          </table:table-cell>
          <table:table-cell office:value-type="float" office:value="202.5052" calcext:value-type="float">
            <text:p>202.5052</text:p>
          </table:table-cell>
          <table:table-cell office:value-type="float" office:value="248.0929" calcext:value-type="float">
            <text:p>248.0929</text:p>
          </table:table-cell>
        </table:table-row>
        <table:table-row table:style-name="ro1">
          <table:table-cell office:value-type="float" office:value="1776000" calcext:value-type="float">
            <text:p>1776000</text:p>
          </table:table-cell>
          <table:table-cell office:value-type="float" office:value="-145.7836" calcext:value-type="float">
            <text:p>-145.7836</text:p>
          </table:table-cell>
          <table:table-cell office:value-type="float" office:value="99.5493" calcext:value-type="float">
            <text:p>99.5493</text:p>
          </table:table-cell>
          <table:table-cell office:value-type="float" office:value="149.8956" calcext:value-type="float">
            <text:p>149.8956</text:p>
          </table:table-cell>
          <table:table-cell office:value-type="float" office:value="224.2428" calcext:value-type="float">
            <text:p>224.2428</text:p>
          </table:table-cell>
        </table:table-row>
        <table:table-row table:style-name="ro1">
          <table:table-cell office:value-type="float" office:value="1778000" calcext:value-type="float">
            <text:p>1778000</text:p>
          </table:table-cell>
          <table:table-cell office:value-type="float" office:value="52.6925" calcext:value-type="float">
            <text:p>52.6925</text:p>
          </table:table-cell>
          <table:table-cell office:value-type="float" office:value="130.0595" calcext:value-type="float">
            <text:p>130.0595</text:p>
          </table:table-cell>
          <table:table-cell office:value-type="float" office:value="257.0231" calcext:value-type="float">
            <text:p>257.0231</text:p>
          </table:table-cell>
          <table:table-cell office:value-type="float" office:value="240.342" calcext:value-type="float">
            <text:p>240.342</text:p>
          </table:table-cell>
        </table:table-row>
        <table:table-row table:style-name="ro1">
          <table:table-cell office:value-type="float" office:value="1780000" calcext:value-type="float">
            <text:p>1780000</text:p>
          </table:table-cell>
          <table:table-cell office:value-type="float" office:value="150.0684" calcext:value-type="float">
            <text:p>150.0684</text:p>
          </table:table-cell>
          <table:table-cell office:value-type="float" office:value="118.9607" calcext:value-type="float">
            <text:p>118.9607</text:p>
          </table:table-cell>
          <table:table-cell office:value-type="float" office:value="244.4925" calcext:value-type="float">
            <text:p>244.4925</text:p>
          </table:table-cell>
          <table:table-cell office:value-type="float" office:value="267.7996" calcext:value-type="float">
            <text:p>267.7996</text:p>
          </table:table-cell>
        </table:table-row>
        <table:table-row table:style-name="ro1">
          <table:table-cell office:value-type="float" office:value="1782000" calcext:value-type="float">
            <text:p>1782000</text:p>
          </table:table-cell>
          <table:table-cell office:value-type="float" office:value="102.5476" calcext:value-type="float">
            <text:p>102.5476</text:p>
          </table:table-cell>
          <table:table-cell office:value-type="float" office:value="-43.4582" calcext:value-type="float">
            <text:p>-43.4582</text:p>
          </table:table-cell>
          <table:table-cell office:value-type="float" office:value="264.7476" calcext:value-type="float">
            <text:p>264.7476</text:p>
          </table:table-cell>
          <table:table-cell office:value-type="float" office:value="241.4389" calcext:value-type="float">
            <text:p>241.4389</text:p>
          </table:table-cell>
        </table:table-row>
        <table:table-row table:style-name="ro1">
          <table:table-cell office:value-type="float" office:value="1784000" calcext:value-type="float">
            <text:p>1784000</text:p>
          </table:table-cell>
          <table:table-cell office:value-type="float" office:value="-1.9084" calcext:value-type="float">
            <text:p>-1.9084</text:p>
          </table:table-cell>
          <table:table-cell office:value-type="float" office:value="98.0057" calcext:value-type="float">
            <text:p>98.0057</text:p>
          </table:table-cell>
          <table:table-cell office:value-type="float" office:value="227.146" calcext:value-type="float">
            <text:p>227.146</text:p>
          </table:table-cell>
          <table:table-cell office:value-type="float" office:value="253.1455" calcext:value-type="float">
            <text:p>253.1455</text:p>
          </table:table-cell>
        </table:table-row>
        <table:table-row table:style-name="ro1">
          <table:table-cell office:value-type="float" office:value="1786000" calcext:value-type="float">
            <text:p>1786000</text:p>
          </table:table-cell>
          <table:table-cell office:value-type="float" office:value="68.7517" calcext:value-type="float">
            <text:p>68.7517</text:p>
          </table:table-cell>
          <table:table-cell office:value-type="float" office:value="-25.3049" calcext:value-type="float">
            <text:p>-25.3049</text:p>
          </table:table-cell>
          <table:table-cell office:value-type="float" office:value="243.9862" calcext:value-type="float">
            <text:p>243.9862</text:p>
          </table:table-cell>
          <table:table-cell office:value-type="float" office:value="199.7219" calcext:value-type="float">
            <text:p>199.7219</text:p>
          </table:table-cell>
        </table:table-row>
        <table:table-row table:style-name="ro1">
          <table:table-cell office:value-type="float" office:value="1788000" calcext:value-type="float">
            <text:p>1788000</text:p>
          </table:table-cell>
          <table:table-cell office:value-type="float" office:value="155.2923" calcext:value-type="float">
            <text:p>155.2923</text:p>
          </table:table-cell>
          <table:table-cell office:value-type="float" office:value="93.8403" calcext:value-type="float">
            <text:p>93.8403</text:p>
          </table:table-cell>
          <table:table-cell office:value-type="float" office:value="247.3117" calcext:value-type="float">
            <text:p>247.3117</text:p>
          </table:table-cell>
          <table:table-cell office:value-type="float" office:value="239.5425" calcext:value-type="float">
            <text:p>239.5425</text:p>
          </table:table-cell>
        </table:table-row>
        <table:table-row table:style-name="ro1">
          <table:table-cell office:value-type="float" office:value="1790000" calcext:value-type="float">
            <text:p>1790000</text:p>
          </table:table-cell>
          <table:table-cell office:value-type="float" office:value="120.9484" calcext:value-type="float">
            <text:p>120.9484</text:p>
          </table:table-cell>
          <table:table-cell office:value-type="float" office:value="115.523" calcext:value-type="float">
            <text:p>115.523</text:p>
          </table:table-cell>
          <table:table-cell office:value-type="float" office:value="252.3335" calcext:value-type="float">
            <text:p>252.3335</text:p>
          </table:table-cell>
          <table:table-cell office:value-type="float" office:value="241.0988" calcext:value-type="float">
            <text:p>241.0988</text:p>
          </table:table-cell>
        </table:table-row>
        <table:table-row table:style-name="ro1">
          <table:table-cell office:value-type="float" office:value="1792000" calcext:value-type="float">
            <text:p>1792000</text:p>
          </table:table-cell>
          <table:table-cell office:value-type="float" office:value="-40.8205" calcext:value-type="float">
            <text:p>-40.8205</text:p>
          </table:table-cell>
          <table:table-cell office:value-type="float" office:value="100.6507" calcext:value-type="float">
            <text:p>100.6507</text:p>
          </table:table-cell>
          <table:table-cell office:value-type="float" office:value="263.8753" calcext:value-type="float">
            <text:p>263.8753</text:p>
          </table:table-cell>
          <table:table-cell office:value-type="float" office:value="271.3796" calcext:value-type="float">
            <text:p>271.3796</text:p>
          </table:table-cell>
        </table:table-row>
        <table:table-row table:style-name="ro1">
          <table:table-cell office:value-type="float" office:value="1794000" calcext:value-type="float">
            <text:p>1794000</text:p>
          </table:table-cell>
          <table:table-cell office:value-type="float" office:value="104.9316" calcext:value-type="float">
            <text:p>104.9316</text:p>
          </table:table-cell>
          <table:table-cell office:value-type="float" office:value="95.4862" calcext:value-type="float">
            <text:p>95.4862</text:p>
          </table:table-cell>
          <table:table-cell office:value-type="float" office:value="230.3853" calcext:value-type="float">
            <text:p>230.3853</text:p>
          </table:table-cell>
          <table:table-cell office:value-type="float" office:value="259.6616" calcext:value-type="float">
            <text:p>259.6616</text:p>
          </table:table-cell>
        </table:table-row>
        <table:table-row table:style-name="ro1">
          <table:table-cell office:value-type="float" office:value="1796000" calcext:value-type="float">
            <text:p>1796000</text:p>
          </table:table-cell>
          <table:table-cell office:value-type="float" office:value="73.1452" calcext:value-type="float">
            <text:p>73.1452</text:p>
          </table:table-cell>
          <table:table-cell office:value-type="float" office:value="27.4374" calcext:value-type="float">
            <text:p>27.4374</text:p>
          </table:table-cell>
          <table:table-cell office:value-type="float" office:value="200.4683" calcext:value-type="float">
            <text:p>200.4683</text:p>
          </table:table-cell>
          <table:table-cell office:value-type="float" office:value="267.8501" calcext:value-type="float">
            <text:p>267.8501</text:p>
          </table:table-cell>
        </table:table-row>
        <table:table-row table:style-name="ro1">
          <table:table-cell office:value-type="float" office:value="1798000" calcext:value-type="float">
            <text:p>1798000</text:p>
          </table:table-cell>
          <table:table-cell office:value-type="float" office:value="106.021" calcext:value-type="float">
            <text:p>106.021</text:p>
          </table:table-cell>
          <table:table-cell office:value-type="float" office:value="99.2507" calcext:value-type="float">
            <text:p>99.2507</text:p>
          </table:table-cell>
          <table:table-cell office:value-type="float" office:value="257.1073" calcext:value-type="float">
            <text:p>257.1073</text:p>
          </table:table-cell>
          <table:table-cell office:value-type="float" office:value="201.2735" calcext:value-type="float">
            <text:p>201.2735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127.9265" calcext:value-type="float">
            <text:p>127.9265</text:p>
          </table:table-cell>
          <table:table-cell office:value-type="float" office:value="119.2967" calcext:value-type="float">
            <text:p>119.2967</text:p>
          </table:table-cell>
          <table:table-cell office:value-type="float" office:value="230.7824" calcext:value-type="float">
            <text:p>230.7824</text:p>
          </table:table-cell>
          <table:table-cell office:value-type="float" office:value="269.3657" calcext:value-type="float">
            <text:p>269.3657</text:p>
          </table:table-cell>
        </table:table-row>
        <table:table-row table:style-name="ro1">
          <table:table-cell office:value-type="float" office:value="1802000" calcext:value-type="float">
            <text:p>1802000</text:p>
          </table:table-cell>
          <table:table-cell office:value-type="float" office:value="113.0133" calcext:value-type="float">
            <text:p>113.0133</text:p>
          </table:table-cell>
          <table:table-cell office:value-type="float" office:value="131.7661" calcext:value-type="float">
            <text:p>131.7661</text:p>
          </table:table-cell>
          <table:table-cell office:value-type="float" office:value="230.2492" calcext:value-type="float">
            <text:p>230.2492</text:p>
          </table:table-cell>
          <table:table-cell office:value-type="float" office:value="280.9165" calcext:value-type="float">
            <text:p>280.9165</text:p>
          </table:table-cell>
        </table:table-row>
        <table:table-row table:style-name="ro1">
          <table:table-cell office:value-type="float" office:value="1804000" calcext:value-type="float">
            <text:p>1804000</text:p>
          </table:table-cell>
          <table:table-cell office:value-type="float" office:value="109.5117" calcext:value-type="float">
            <text:p>109.5117</text:p>
          </table:table-cell>
          <table:table-cell office:value-type="float" office:value="84.0983" calcext:value-type="float">
            <text:p>84.0983</text:p>
          </table:table-cell>
          <table:table-cell office:value-type="float" office:value="261.4257" calcext:value-type="float">
            <text:p>261.4257</text:p>
          </table:table-cell>
          <table:table-cell office:value-type="float" office:value="252.8573" calcext:value-type="float">
            <text:p>252.8573</text:p>
          </table:table-cell>
        </table:table-row>
        <table:table-row table:style-name="ro1">
          <table:table-cell office:value-type="float" office:value="1806000" calcext:value-type="float">
            <text:p>1806000</text:p>
          </table:table-cell>
          <table:table-cell office:value-type="float" office:value="59.8105" calcext:value-type="float">
            <text:p>59.8105</text:p>
          </table:table-cell>
          <table:table-cell office:value-type="float" office:value="105.8833" calcext:value-type="float">
            <text:p>105.8833</text:p>
          </table:table-cell>
          <table:table-cell office:value-type="float" office:value="257.809" calcext:value-type="float">
            <text:p>257.809</text:p>
          </table:table-cell>
          <table:table-cell office:value-type="float" office:value="270.4441" calcext:value-type="float">
            <text:p>270.4441</text:p>
          </table:table-cell>
        </table:table-row>
        <table:table-row table:style-name="ro1">
          <table:table-cell office:value-type="float" office:value="1808000" calcext:value-type="float">
            <text:p>1808000</text:p>
          </table:table-cell>
          <table:table-cell office:value-type="float" office:value="112.5909" calcext:value-type="float">
            <text:p>112.5909</text:p>
          </table:table-cell>
          <table:table-cell office:value-type="float" office:value="84.1172" calcext:value-type="float">
            <text:p>84.1172</text:p>
          </table:table-cell>
          <table:table-cell office:value-type="float" office:value="247.3994" calcext:value-type="float">
            <text:p>247.3994</text:p>
          </table:table-cell>
          <table:table-cell office:value-type="float" office:value="284.1624" calcext:value-type="float">
            <text:p>284.1624</text:p>
          </table:table-cell>
        </table:table-row>
        <table:table-row table:style-name="ro1">
          <table:table-cell office:value-type="float" office:value="1810000" calcext:value-type="float">
            <text:p>1810000</text:p>
          </table:table-cell>
          <table:table-cell office:value-type="float" office:value="87.6564" calcext:value-type="float">
            <text:p>87.6564</text:p>
          </table:table-cell>
          <table:table-cell office:value-type="float" office:value="77.0643" calcext:value-type="float">
            <text:p>77.0643</text:p>
          </table:table-cell>
          <table:table-cell office:value-type="float" office:value="230.1726" calcext:value-type="float">
            <text:p>230.1726</text:p>
          </table:table-cell>
          <table:table-cell office:value-type="float" office:value="249.1867" calcext:value-type="float">
            <text:p>249.1867</text:p>
          </table:table-cell>
        </table:table-row>
        <table:table-row table:style-name="ro1">
          <table:table-cell office:value-type="float" office:value="1812000" calcext:value-type="float">
            <text:p>1812000</text:p>
          </table:table-cell>
          <table:table-cell office:value-type="float" office:value="37.1945" calcext:value-type="float">
            <text:p>37.1945</text:p>
          </table:table-cell>
          <table:table-cell office:value-type="float" office:value="77.7657" calcext:value-type="float">
            <text:p>77.7657</text:p>
          </table:table-cell>
          <table:table-cell office:value-type="float" office:value="247.9344" calcext:value-type="float">
            <text:p>247.9344</text:p>
          </table:table-cell>
          <table:table-cell office:value-type="float" office:value="248.9302" calcext:value-type="float">
            <text:p>248.9302</text:p>
          </table:table-cell>
        </table:table-row>
        <table:table-row table:style-name="ro1">
          <table:table-cell office:value-type="float" office:value="1814000" calcext:value-type="float">
            <text:p>1814000</text:p>
          </table:table-cell>
          <table:table-cell office:value-type="float" office:value="5.295" calcext:value-type="float">
            <text:p>5.295</text:p>
          </table:table-cell>
          <table:table-cell office:value-type="float" office:value="39.3336" calcext:value-type="float">
            <text:p>39.3336</text:p>
          </table:table-cell>
          <table:table-cell office:value-type="float" office:value="248.6618" calcext:value-type="float">
            <text:p>248.6618</text:p>
          </table:table-cell>
          <table:table-cell office:value-type="float" office:value="271.2908" calcext:value-type="float">
            <text:p>271.2908</text:p>
          </table:table-cell>
        </table:table-row>
        <table:table-row table:style-name="ro1">
          <table:table-cell office:value-type="float" office:value="1816000" calcext:value-type="float">
            <text:p>1816000</text:p>
          </table:table-cell>
          <table:table-cell office:value-type="float" office:value="108.3452" calcext:value-type="float">
            <text:p>108.3452</text:p>
          </table:table-cell>
          <table:table-cell office:value-type="float" office:value="85.7343" calcext:value-type="float">
            <text:p>85.7343</text:p>
          </table:table-cell>
          <table:table-cell office:value-type="float" office:value="258.6037" calcext:value-type="float">
            <text:p>258.6037</text:p>
          </table:table-cell>
          <table:table-cell office:value-type="float" office:value="211.4318" calcext:value-type="float">
            <text:p>211.4318</text:p>
          </table:table-cell>
        </table:table-row>
        <table:table-row table:style-name="ro1">
          <table:table-cell office:value-type="float" office:value="1818000" calcext:value-type="float">
            <text:p>1818000</text:p>
          </table:table-cell>
          <table:table-cell office:value-type="float" office:value="72.6234" calcext:value-type="float">
            <text:p>72.6234</text:p>
          </table:table-cell>
          <table:table-cell office:value-type="float" office:value="95.4538" calcext:value-type="float">
            <text:p>95.4538</text:p>
          </table:table-cell>
          <table:table-cell office:value-type="float" office:value="246.3181" calcext:value-type="float">
            <text:p>246.3181</text:p>
          </table:table-cell>
          <table:table-cell office:value-type="float" office:value="269.7761" calcext:value-type="float">
            <text:p>269.7761</text:p>
          </table:table-cell>
        </table:table-row>
        <table:table-row table:style-name="ro1">
          <table:table-cell office:value-type="float" office:value="1820000" calcext:value-type="float">
            <text:p>1820000</text:p>
          </table:table-cell>
          <table:table-cell office:value-type="float" office:value="-24.7296" calcext:value-type="float">
            <text:p>-24.7296</text:p>
          </table:table-cell>
          <table:table-cell office:value-type="float" office:value="111.2158" calcext:value-type="float">
            <text:p>111.2158</text:p>
          </table:table-cell>
          <table:table-cell office:value-type="float" office:value="266.1583" calcext:value-type="float">
            <text:p>266.1583</text:p>
          </table:table-cell>
          <table:table-cell office:value-type="float" office:value="224.8036" calcext:value-type="float">
            <text:p>224.8036</text:p>
          </table:table-cell>
        </table:table-row>
        <table:table-row table:style-name="ro1">
          <table:table-cell office:value-type="float" office:value="1822000" calcext:value-type="float">
            <text:p>1822000</text:p>
          </table:table-cell>
          <table:table-cell office:value-type="float" office:value="62.0342" calcext:value-type="float">
            <text:p>62.0342</text:p>
          </table:table-cell>
          <table:table-cell office:value-type="float" office:value="74.6851" calcext:value-type="float">
            <text:p>74.6851</text:p>
          </table:table-cell>
          <table:table-cell office:value-type="float" office:value="228.6604" calcext:value-type="float">
            <text:p>228.6604</text:p>
          </table:table-cell>
          <table:table-cell office:value-type="float" office:value="237.1175" calcext:value-type="float">
            <text:p>237.1175</text:p>
          </table:table-cell>
        </table:table-row>
        <table:table-row table:style-name="ro1">
          <table:table-cell office:value-type="float" office:value="1824000" calcext:value-type="float">
            <text:p>1824000</text:p>
          </table:table-cell>
          <table:table-cell office:value-type="float" office:value="39.2877" calcext:value-type="float">
            <text:p>39.2877</text:p>
          </table:table-cell>
          <table:table-cell office:value-type="float" office:value="103.6375" calcext:value-type="float">
            <text:p>103.6375</text:p>
          </table:table-cell>
          <table:table-cell office:value-type="float" office:value="249.4755" calcext:value-type="float">
            <text:p>249.4755</text:p>
          </table:table-cell>
          <table:table-cell office:value-type="float" office:value="228.391" calcext:value-type="float">
            <text:p>228.391</text:p>
          </table:table-cell>
        </table:table-row>
        <table:table-row table:style-name="ro1">
          <table:table-cell office:value-type="float" office:value="1826000" calcext:value-type="float">
            <text:p>1826000</text:p>
          </table:table-cell>
          <table:table-cell office:value-type="float" office:value="89.2329" calcext:value-type="float">
            <text:p>89.2329</text:p>
          </table:table-cell>
          <table:table-cell office:value-type="float" office:value="72.6381" calcext:value-type="float">
            <text:p>72.6381</text:p>
          </table:table-cell>
          <table:table-cell office:value-type="float" office:value="247.0016" calcext:value-type="float">
            <text:p>247.0016</text:p>
          </table:table-cell>
          <table:table-cell office:value-type="float" office:value="247.639" calcext:value-type="float">
            <text:p>247.639</text:p>
          </table:table-cell>
        </table:table-row>
        <table:table-row table:style-name="ro1">
          <table:table-cell office:value-type="float" office:value="1828000" calcext:value-type="float">
            <text:p>1828000</text:p>
          </table:table-cell>
          <table:table-cell office:value-type="float" office:value="104.3695" calcext:value-type="float">
            <text:p>104.3695</text:p>
          </table:table-cell>
          <table:table-cell office:value-type="float" office:value="90.3357" calcext:value-type="float">
            <text:p>90.3357</text:p>
          </table:table-cell>
          <table:table-cell office:value-type="float" office:value="279.6162" calcext:value-type="float">
            <text:p>279.6162</text:p>
          </table:table-cell>
          <table:table-cell office:value-type="float" office:value="263.9161" calcext:value-type="float">
            <text:p>263.9161</text:p>
          </table:table-cell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36.8865" calcext:value-type="float">
            <text:p>36.8865</text:p>
          </table:table-cell>
          <table:table-cell office:value-type="float" office:value="-95.5714" calcext:value-type="float">
            <text:p>-95.5714</text:p>
          </table:table-cell>
          <table:table-cell office:value-type="float" office:value="251.1774" calcext:value-type="float">
            <text:p>251.1774</text:p>
          </table:table-cell>
          <table:table-cell office:value-type="float" office:value="271.9869" calcext:value-type="float">
            <text:p>271.9869</text:p>
          </table:table-cell>
        </table:table-row>
        <table:table-row table:style-name="ro1">
          <table:table-cell office:value-type="float" office:value="1832000" calcext:value-type="float">
            <text:p>1832000</text:p>
          </table:table-cell>
          <table:table-cell office:value-type="float" office:value="72.0173" calcext:value-type="float">
            <text:p>72.0173</text:p>
          </table:table-cell>
          <table:table-cell office:value-type="float" office:value="73.0481" calcext:value-type="float">
            <text:p>73.0481</text:p>
          </table:table-cell>
          <table:table-cell office:value-type="float" office:value="262.414" calcext:value-type="float">
            <text:p>262.414</text:p>
          </table:table-cell>
          <table:table-cell office:value-type="float" office:value="256.3061" calcext:value-type="float">
            <text:p>256.3061</text:p>
          </table:table-cell>
        </table:table-row>
        <table:table-row table:style-name="ro1">
          <table:table-cell office:value-type="float" office:value="1834000" calcext:value-type="float">
            <text:p>1834000</text:p>
          </table:table-cell>
          <table:table-cell office:value-type="float" office:value="66.7368" calcext:value-type="float">
            <text:p>66.7368</text:p>
          </table:table-cell>
          <table:table-cell office:value-type="float" office:value="61.4944" calcext:value-type="float">
            <text:p>61.4944</text:p>
          </table:table-cell>
          <table:table-cell office:value-type="float" office:value="264.5293" calcext:value-type="float">
            <text:p>264.5293</text:p>
          </table:table-cell>
          <table:table-cell office:value-type="float" office:value="246.8232" calcext:value-type="float">
            <text:p>246.8232</text:p>
          </table:table-cell>
        </table:table-row>
        <table:table-row table:style-name="ro1">
          <table:table-cell office:value-type="float" office:value="1836000" calcext:value-type="float">
            <text:p>1836000</text:p>
          </table:table-cell>
          <table:table-cell office:value-type="float" office:value="43.6607" calcext:value-type="float">
            <text:p>43.6607</text:p>
          </table:table-cell>
          <table:table-cell office:value-type="float" office:value="67.4822" calcext:value-type="float">
            <text:p>67.4822</text:p>
          </table:table-cell>
          <table:table-cell office:value-type="float" office:value="270.2052" calcext:value-type="float">
            <text:p>270.2052</text:p>
          </table:table-cell>
          <table:table-cell office:value-type="float" office:value="221.633" calcext:value-type="float">
            <text:p>221.633</text:p>
          </table:table-cell>
        </table:table-row>
        <table:table-row table:style-name="ro1">
          <table:table-cell office:value-type="float" office:value="1838000" calcext:value-type="float">
            <text:p>1838000</text:p>
          </table:table-cell>
          <table:table-cell office:value-type="float" office:value="47.0357" calcext:value-type="float">
            <text:p>47.0357</text:p>
          </table:table-cell>
          <table:table-cell office:value-type="float" office:value="52.3916" calcext:value-type="float">
            <text:p>52.3916</text:p>
          </table:table-cell>
          <table:table-cell office:value-type="float" office:value="267.5866" calcext:value-type="float">
            <text:p>267.5866</text:p>
          </table:table-cell>
          <table:table-cell office:value-type="float" office:value="217.9052" calcext:value-type="float">
            <text:p>217.9052</text:p>
          </table:table-cell>
        </table:table-row>
        <table:table-row table:style-name="ro1">
          <table:table-cell office:value-type="float" office:value="1840000" calcext:value-type="float">
            <text:p>1840000</text:p>
          </table:table-cell>
          <table:table-cell office:value-type="float" office:value="120.3702" calcext:value-type="float">
            <text:p>120.3702</text:p>
          </table:table-cell>
          <table:table-cell office:value-type="float" office:value="62.0095" calcext:value-type="float">
            <text:p>62.0095</text:p>
          </table:table-cell>
          <table:table-cell office:value-type="float" office:value="240.3195" calcext:value-type="float">
            <text:p>240.3195</text:p>
          </table:table-cell>
          <table:table-cell office:value-type="float" office:value="239.9773" calcext:value-type="float">
            <text:p>239.9773</text:p>
          </table:table-cell>
        </table:table-row>
        <table:table-row table:style-name="ro1">
          <table:table-cell office:value-type="float" office:value="1842000" calcext:value-type="float">
            <text:p>1842000</text:p>
          </table:table-cell>
          <table:table-cell office:value-type="float" office:value="132.5587" calcext:value-type="float">
            <text:p>132.5587</text:p>
          </table:table-cell>
          <table:table-cell office:value-type="float" office:value="113.7581" calcext:value-type="float">
            <text:p>113.7581</text:p>
          </table:table-cell>
          <table:table-cell office:value-type="float" office:value="269.71" calcext:value-type="float">
            <text:p>269.71</text:p>
          </table:table-cell>
          <table:table-cell office:value-type="float" office:value="254.7544" calcext:value-type="float">
            <text:p>254.7544</text:p>
          </table:table-cell>
        </table:table-row>
        <table:table-row table:style-name="ro1">
          <table:table-cell office:value-type="float" office:value="1844000" calcext:value-type="float">
            <text:p>1844000</text:p>
          </table:table-cell>
          <table:table-cell office:value-type="float" office:value="9.8092" calcext:value-type="float">
            <text:p>9.8092</text:p>
          </table:table-cell>
          <table:table-cell office:value-type="float" office:value="61.3684" calcext:value-type="float">
            <text:p>61.3684</text:p>
          </table:table-cell>
          <table:table-cell office:value-type="float" office:value="187.4782" calcext:value-type="float">
            <text:p>187.4782</text:p>
          </table:table-cell>
          <table:table-cell office:value-type="float" office:value="279.5841" calcext:value-type="float">
            <text:p>279.5841</text:p>
          </table:table-cell>
        </table:table-row>
        <table:table-row table:style-name="ro1">
          <table:table-cell office:value-type="float" office:value="1846000" calcext:value-type="float">
            <text:p>1846000</text:p>
          </table:table-cell>
          <table:table-cell office:value-type="float" office:value="78.0843" calcext:value-type="float">
            <text:p>78.0843</text:p>
          </table:table-cell>
          <table:table-cell office:value-type="float" office:value="46.3469" calcext:value-type="float">
            <text:p>46.3469</text:p>
          </table:table-cell>
          <table:table-cell office:value-type="float" office:value="210.3983" calcext:value-type="float">
            <text:p>210.3983</text:p>
          </table:table-cell>
          <table:table-cell office:value-type="float" office:value="278.3718" calcext:value-type="float">
            <text:p>278.3718</text:p>
          </table:table-cell>
        </table:table-row>
        <table:table-row table:style-name="ro1">
          <table:table-cell office:value-type="float" office:value="1848000" calcext:value-type="float">
            <text:p>1848000</text:p>
          </table:table-cell>
          <table:table-cell office:value-type="float" office:value="65.7666" calcext:value-type="float">
            <text:p>65.7666</text:p>
          </table:table-cell>
          <table:table-cell office:value-type="float" office:value="62.5554" calcext:value-type="float">
            <text:p>62.5554</text:p>
          </table:table-cell>
          <table:table-cell office:value-type="float" office:value="287.6824" calcext:value-type="float">
            <text:p>287.6824</text:p>
          </table:table-cell>
          <table:table-cell office:value-type="float" office:value="222.6952" calcext:value-type="float">
            <text:p>222.6952</text:p>
          </table:table-cell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147.3676" calcext:value-type="float">
            <text:p>147.3676</text:p>
          </table:table-cell>
          <table:table-cell office:value-type="float" office:value="70.2339" calcext:value-type="float">
            <text:p>70.2339</text:p>
          </table:table-cell>
          <table:table-cell office:value-type="float" office:value="251.9368" calcext:value-type="float">
            <text:p>251.9368</text:p>
          </table:table-cell>
          <table:table-cell office:value-type="float" office:value="260.3048" calcext:value-type="float">
            <text:p>260.3048</text:p>
          </table:table-cell>
        </table:table-row>
        <table:table-row table:style-name="ro1">
          <table:table-cell office:value-type="float" office:value="1852000" calcext:value-type="float">
            <text:p>1852000</text:p>
          </table:table-cell>
          <table:table-cell office:value-type="float" office:value="145.0873" calcext:value-type="float">
            <text:p>145.0873</text:p>
          </table:table-cell>
          <table:table-cell office:value-type="float" office:value="57.1095" calcext:value-type="float">
            <text:p>57.1095</text:p>
          </table:table-cell>
          <table:table-cell office:value-type="float" office:value="258.9523" calcext:value-type="float">
            <text:p>258.9523</text:p>
          </table:table-cell>
          <table:table-cell office:value-type="float" office:value="282.6816" calcext:value-type="float">
            <text:p>282.6816</text:p>
          </table:table-cell>
        </table:table-row>
        <table:table-row table:style-name="ro1">
          <table:table-cell office:value-type="float" office:value="1854000" calcext:value-type="float">
            <text:p>1854000</text:p>
          </table:table-cell>
          <table:table-cell office:value-type="float" office:value="148.8449" calcext:value-type="float">
            <text:p>148.8449</text:p>
          </table:table-cell>
          <table:table-cell office:value-type="float" office:value="75.9762" calcext:value-type="float">
            <text:p>75.9762</text:p>
          </table:table-cell>
          <table:table-cell office:value-type="float" office:value="196.3108" calcext:value-type="float">
            <text:p>196.3108</text:p>
          </table:table-cell>
          <table:table-cell office:value-type="float" office:value="269.8866" calcext:value-type="float">
            <text:p>269.8866</text:p>
          </table:table-cell>
        </table:table-row>
        <table:table-row table:style-name="ro1">
          <table:table-cell office:value-type="float" office:value="1856000" calcext:value-type="float">
            <text:p>1856000</text:p>
          </table:table-cell>
          <table:table-cell office:value-type="float" office:value="95.4555" calcext:value-type="float">
            <text:p>95.4555</text:p>
          </table:table-cell>
          <table:table-cell office:value-type="float" office:value="51.8128" calcext:value-type="float">
            <text:p>51.8128</text:p>
          </table:table-cell>
          <table:table-cell office:value-type="float" office:value="233.8604" calcext:value-type="float">
            <text:p>233.8604</text:p>
          </table:table-cell>
          <table:table-cell office:value-type="float" office:value="276.6091" calcext:value-type="float">
            <text:p>276.6091</text:p>
          </table:table-cell>
        </table:table-row>
        <table:table-row table:style-name="ro1">
          <table:table-cell office:value-type="float" office:value="1858000" calcext:value-type="float">
            <text:p>1858000</text:p>
          </table:table-cell>
          <table:table-cell office:value-type="float" office:value="147.4289" calcext:value-type="float">
            <text:p>147.4289</text:p>
          </table:table-cell>
          <table:table-cell office:value-type="float" office:value="78.0978" calcext:value-type="float">
            <text:p>78.0978</text:p>
          </table:table-cell>
          <table:table-cell office:value-type="float" office:value="228.162" calcext:value-type="float">
            <text:p>228.162</text:p>
          </table:table-cell>
          <table:table-cell office:value-type="float" office:value="252.579" calcext:value-type="float">
            <text:p>252.579</text:p>
          </table:table-cell>
        </table:table-row>
        <table:table-row table:style-name="ro1">
          <table:table-cell office:value-type="float" office:value="1860000" calcext:value-type="float">
            <text:p>1860000</text:p>
          </table:table-cell>
          <table:table-cell office:value-type="float" office:value="94.0694" calcext:value-type="float">
            <text:p>94.0694</text:p>
          </table:table-cell>
          <table:table-cell office:value-type="float" office:value="92.0341" calcext:value-type="float">
            <text:p>92.0341</text:p>
          </table:table-cell>
          <table:table-cell office:value-type="float" office:value="187.1989" calcext:value-type="float">
            <text:p>187.1989</text:p>
          </table:table-cell>
          <table:table-cell office:value-type="float" office:value="257.3669" calcext:value-type="float">
            <text:p>257.3669</text:p>
          </table:table-cell>
        </table:table-row>
        <table:table-row table:style-name="ro1">
          <table:table-cell office:value-type="float" office:value="1862000" calcext:value-type="float">
            <text:p>1862000</text:p>
          </table:table-cell>
          <table:table-cell office:value-type="float" office:value="-30.8064" calcext:value-type="float">
            <text:p>-30.8064</text:p>
          </table:table-cell>
          <table:table-cell office:value-type="float" office:value="13.9323" calcext:value-type="float">
            <text:p>13.9323</text:p>
          </table:table-cell>
          <table:table-cell office:value-type="float" office:value="207.3055" calcext:value-type="float">
            <text:p>207.3055</text:p>
          </table:table-cell>
          <table:table-cell office:value-type="float" office:value="244.3769" calcext:value-type="float">
            <text:p>244.3769</text:p>
          </table:table-cell>
        </table:table-row>
        <table:table-row table:style-name="ro1">
          <table:table-cell office:value-type="float" office:value="1864000" calcext:value-type="float">
            <text:p>1864000</text:p>
          </table:table-cell>
          <table:table-cell office:value-type="float" office:value="138.3104" calcext:value-type="float">
            <text:p>138.3104</text:p>
          </table:table-cell>
          <table:table-cell office:value-type="float" office:value="100.9907" calcext:value-type="float">
            <text:p>100.9907</text:p>
          </table:table-cell>
          <table:table-cell office:value-type="float" office:value="208.3143" calcext:value-type="float">
            <text:p>208.3143</text:p>
          </table:table-cell>
          <table:table-cell office:value-type="float" office:value="210.9468" calcext:value-type="float">
            <text:p>210.9468</text:p>
          </table:table-cell>
        </table:table-row>
        <table:table-row table:style-name="ro1">
          <table:table-cell office:value-type="float" office:value="1866000" calcext:value-type="float">
            <text:p>1866000</text:p>
          </table:table-cell>
          <table:table-cell office:value-type="float" office:value="-15.7258" calcext:value-type="float">
            <text:p>-15.7258</text:p>
          </table:table-cell>
          <table:table-cell office:value-type="float" office:value="125.6256" calcext:value-type="float">
            <text:p>125.6256</text:p>
          </table:table-cell>
          <table:table-cell office:value-type="float" office:value="227.7013" calcext:value-type="float">
            <text:p>227.7013</text:p>
          </table:table-cell>
          <table:table-cell office:value-type="float" office:value="259.6312" calcext:value-type="float">
            <text:p>259.6312</text:p>
          </table:table-cell>
        </table:table-row>
        <table:table-row table:style-name="ro1">
          <table:table-cell office:value-type="float" office:value="1868000" calcext:value-type="float">
            <text:p>1868000</text:p>
          </table:table-cell>
          <table:table-cell office:value-type="float" office:value="28.3465" calcext:value-type="float">
            <text:p>28.3465</text:p>
          </table:table-cell>
          <table:table-cell office:value-type="float" office:value="57.7434" calcext:value-type="float">
            <text:p>57.7434</text:p>
          </table:table-cell>
          <table:table-cell office:value-type="float" office:value="253.8499" calcext:value-type="float">
            <text:p>253.8499</text:p>
          </table:table-cell>
          <table:table-cell office:value-type="float" office:value="248.8539" calcext:value-type="float">
            <text:p>248.8539</text:p>
          </table:table-cell>
        </table:table-row>
        <table:table-row table:style-name="ro1">
          <table:table-cell office:value-type="float" office:value="1870000" calcext:value-type="float">
            <text:p>1870000</text:p>
          </table:table-cell>
          <table:table-cell office:value-type="float" office:value="36.8023" calcext:value-type="float">
            <text:p>36.8023</text:p>
          </table:table-cell>
          <table:table-cell office:value-type="float" office:value="-68.6286" calcext:value-type="float">
            <text:p>-68.6286</text:p>
          </table:table-cell>
          <table:table-cell office:value-type="float" office:value="266.3157" calcext:value-type="float">
            <text:p>266.3157</text:p>
          </table:table-cell>
          <table:table-cell office:value-type="float" office:value="251.9111" calcext:value-type="float">
            <text:p>251.9111</text:p>
          </table:table-cell>
        </table:table-row>
        <table:table-row table:style-name="ro1">
          <table:table-cell office:value-type="float" office:value="1872000" calcext:value-type="float">
            <text:p>1872000</text:p>
          </table:table-cell>
          <table:table-cell office:value-type="float" office:value="14.8748" calcext:value-type="float">
            <text:p>14.8748</text:p>
          </table:table-cell>
          <table:table-cell office:value-type="float" office:value="40.8108" calcext:value-type="float">
            <text:p>40.8108</text:p>
          </table:table-cell>
          <table:table-cell office:value-type="float" office:value="168.3969" calcext:value-type="float">
            <text:p>168.3969</text:p>
          </table:table-cell>
          <table:table-cell office:value-type="float" office:value="222.4003" calcext:value-type="float">
            <text:p>222.4003</text:p>
          </table:table-cell>
        </table:table-row>
        <table:table-row table:style-name="ro1">
          <table:table-cell office:value-type="float" office:value="1874000" calcext:value-type="float">
            <text:p>1874000</text:p>
          </table:table-cell>
          <table:table-cell office:value-type="float" office:value="37.5033" calcext:value-type="float">
            <text:p>37.5033</text:p>
          </table:table-cell>
          <table:table-cell office:value-type="float" office:value="55.4598" calcext:value-type="float">
            <text:p>55.4598</text:p>
          </table:table-cell>
          <table:table-cell office:value-type="float" office:value="222.7939" calcext:value-type="float">
            <text:p>222.7939</text:p>
          </table:table-cell>
          <table:table-cell office:value-type="float" office:value="249.8059" calcext:value-type="float">
            <text:p>249.8059</text:p>
          </table:table-cell>
        </table:table-row>
        <table:table-row table:style-name="ro1">
          <table:table-cell office:value-type="float" office:value="1876000" calcext:value-type="float">
            <text:p>1876000</text:p>
          </table:table-cell>
          <table:table-cell office:value-type="float" office:value="139.1406" calcext:value-type="float">
            <text:p>139.1406</text:p>
          </table:table-cell>
          <table:table-cell office:value-type="float" office:value="98.3428" calcext:value-type="float">
            <text:p>98.3428</text:p>
          </table:table-cell>
          <table:table-cell office:value-type="float" office:value="274.8671" calcext:value-type="float">
            <text:p>274.8671</text:p>
          </table:table-cell>
          <table:table-cell office:value-type="float" office:value="259.1235" calcext:value-type="float">
            <text:p>259.1235</text:p>
          </table:table-cell>
        </table:table-row>
        <table:table-row table:style-name="ro1">
          <table:table-cell office:value-type="float" office:value="1878000" calcext:value-type="float">
            <text:p>1878000</text:p>
          </table:table-cell>
          <table:table-cell office:value-type="float" office:value="151.7305" calcext:value-type="float">
            <text:p>151.7305</text:p>
          </table:table-cell>
          <table:table-cell office:value-type="float" office:value="73.3755" calcext:value-type="float">
            <text:p>73.3755</text:p>
          </table:table-cell>
          <table:table-cell office:value-type="float" office:value="213.0515" calcext:value-type="float">
            <text:p>213.0515</text:p>
          </table:table-cell>
          <table:table-cell office:value-type="float" office:value="253.346" calcext:value-type="float">
            <text:p>253.346</text:p>
          </table:table-cell>
        </table:table-row>
        <table:table-row table:style-name="ro1">
          <table:table-cell office:value-type="float" office:value="1880000" calcext:value-type="float">
            <text:p>1880000</text:p>
          </table:table-cell>
          <table:table-cell office:value-type="float" office:value="101.2219" calcext:value-type="float">
            <text:p>101.2219</text:p>
          </table:table-cell>
          <table:table-cell office:value-type="float" office:value="95.7971" calcext:value-type="float">
            <text:p>95.7971</text:p>
          </table:table-cell>
          <table:table-cell office:value-type="float" office:value="255.8652" calcext:value-type="float">
            <text:p>255.8652</text:p>
          </table:table-cell>
          <table:table-cell office:value-type="float" office:value="190.9562" calcext:value-type="float">
            <text:p>190.9562</text:p>
          </table:table-cell>
        </table:table-row>
        <table:table-row table:style-name="ro1">
          <table:table-cell office:value-type="float" office:value="1882000" calcext:value-type="float">
            <text:p>1882000</text:p>
          </table:table-cell>
          <table:table-cell office:value-type="float" office:value="112.8633" calcext:value-type="float">
            <text:p>112.8633</text:p>
          </table:table-cell>
          <table:table-cell office:value-type="float" office:value="92.0025" calcext:value-type="float">
            <text:p>92.0025</text:p>
          </table:table-cell>
          <table:table-cell office:value-type="float" office:value="252.087" calcext:value-type="float">
            <text:p>252.087</text:p>
          </table:table-cell>
          <table:table-cell office:value-type="float" office:value="276.0564" calcext:value-type="float">
            <text:p>276.0564</text:p>
          </table:table-cell>
        </table:table-row>
        <table:table-row table:style-name="ro1">
          <table:table-cell office:value-type="float" office:value="1884000" calcext:value-type="float">
            <text:p>1884000</text:p>
          </table:table-cell>
          <table:table-cell office:value-type="float" office:value="111.8866" calcext:value-type="float">
            <text:p>111.8866</text:p>
          </table:table-cell>
          <table:table-cell office:value-type="float" office:value="85.1428" calcext:value-type="float">
            <text:p>85.1428</text:p>
          </table:table-cell>
          <table:table-cell office:value-type="float" office:value="277.0957" calcext:value-type="float">
            <text:p>277.0957</text:p>
          </table:table-cell>
          <table:table-cell office:value-type="float" office:value="179.1155" calcext:value-type="float">
            <text:p>179.1155</text:p>
          </table:table-cell>
        </table:table-row>
        <table:table-row table:style-name="ro1">
          <table:table-cell office:value-type="float" office:value="1886000" calcext:value-type="float">
            <text:p>1886000</text:p>
          </table:table-cell>
          <table:table-cell office:value-type="float" office:value="44.5324" calcext:value-type="float">
            <text:p>44.5324</text:p>
          </table:table-cell>
          <table:table-cell office:value-type="float" office:value="82.6249" calcext:value-type="float">
            <text:p>82.6249</text:p>
          </table:table-cell>
          <table:table-cell office:value-type="float" office:value="230.2212" calcext:value-type="float">
            <text:p>230.2212</text:p>
          </table:table-cell>
          <table:table-cell office:value-type="float" office:value="267.3487" calcext:value-type="float">
            <text:p>267.3487</text:p>
          </table:table-cell>
        </table:table-row>
        <table:table-row table:style-name="ro1">
          <table:table-cell office:value-type="float" office:value="1888000" calcext:value-type="float">
            <text:p>1888000</text:p>
          </table:table-cell>
          <table:table-cell office:value-type="float" office:value="6.3519" calcext:value-type="float">
            <text:p>6.3519</text:p>
          </table:table-cell>
          <table:table-cell office:value-type="float" office:value="91.905" calcext:value-type="float">
            <text:p>91.905</text:p>
          </table:table-cell>
          <table:table-cell office:value-type="float" office:value="189.5888" calcext:value-type="float">
            <text:p>189.5888</text:p>
          </table:table-cell>
          <table:table-cell office:value-type="float" office:value="261.9531" calcext:value-type="float">
            <text:p>261.9531</text:p>
          </table:table-cell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7.6616" calcext:value-type="float">
            <text:p>7.6616</text:p>
          </table:table-cell>
          <table:table-cell office:value-type="float" office:value="149.1093" calcext:value-type="float">
            <text:p>149.1093</text:p>
          </table:table-cell>
          <table:table-cell office:value-type="float" office:value="247.242" calcext:value-type="float">
            <text:p>247.242</text:p>
          </table:table-cell>
          <table:table-cell office:value-type="float" office:value="274.082" calcext:value-type="float">
            <text:p>274.082</text:p>
          </table:table-cell>
        </table:table-row>
        <table:table-row table:style-name="ro1">
          <table:table-cell office:value-type="float" office:value="1892000" calcext:value-type="float">
            <text:p>1892000</text:p>
          </table:table-cell>
          <table:table-cell office:value-type="float" office:value="34.0742" calcext:value-type="float">
            <text:p>34.0742</text:p>
          </table:table-cell>
          <table:table-cell office:value-type="float" office:value="-16.2131" calcext:value-type="float">
            <text:p>-16.2131</text:p>
          </table:table-cell>
          <table:table-cell office:value-type="float" office:value="183.6781" calcext:value-type="float">
            <text:p>183.6781</text:p>
          </table:table-cell>
          <table:table-cell office:value-type="float" office:value="255.5921" calcext:value-type="float">
            <text:p>255.5921</text:p>
          </table:table-cell>
        </table:table-row>
        <table:table-row table:style-name="ro1">
          <table:table-cell office:value-type="float" office:value="1894000" calcext:value-type="float">
            <text:p>1894000</text:p>
          </table:table-cell>
          <table:table-cell office:value-type="float" office:value="46.5019" calcext:value-type="float">
            <text:p>46.5019</text:p>
          </table:table-cell>
          <table:table-cell office:value-type="float" office:value="96.8709" calcext:value-type="float">
            <text:p>96.8709</text:p>
          </table:table-cell>
          <table:table-cell office:value-type="float" office:value="194.5757" calcext:value-type="float">
            <text:p>194.5757</text:p>
          </table:table-cell>
          <table:table-cell office:value-type="float" office:value="261.4868" calcext:value-type="float">
            <text:p>261.4868</text:p>
          </table:table-cell>
        </table:table-row>
        <table:table-row table:style-name="ro1">
          <table:table-cell office:value-type="float" office:value="1896000" calcext:value-type="float">
            <text:p>1896000</text:p>
          </table:table-cell>
          <table:table-cell office:value-type="float" office:value="-30.1459" calcext:value-type="float">
            <text:p>-30.1459</text:p>
          </table:table-cell>
          <table:table-cell office:value-type="float" office:value="68.6995" calcext:value-type="float">
            <text:p>68.6995</text:p>
          </table:table-cell>
          <table:table-cell office:value-type="float" office:value="208.3801" calcext:value-type="float">
            <text:p>208.3801</text:p>
          </table:table-cell>
          <table:table-cell office:value-type="float" office:value="255.2864" calcext:value-type="float">
            <text:p>255.2864</text:p>
          </table:table-cell>
        </table:table-row>
        <table:table-row table:style-name="ro1">
          <table:table-cell office:value-type="float" office:value="1898000" calcext:value-type="float">
            <text:p>1898000</text:p>
          </table:table-cell>
          <table:table-cell office:value-type="float" office:value="89.1426" calcext:value-type="float">
            <text:p>89.1426</text:p>
          </table:table-cell>
          <table:table-cell office:value-type="float" office:value="135.0843" calcext:value-type="float">
            <text:p>135.0843</text:p>
          </table:table-cell>
          <table:table-cell office:value-type="float" office:value="129.3022" calcext:value-type="float">
            <text:p>129.3022</text:p>
          </table:table-cell>
          <table:table-cell office:value-type="float" office:value="274.9056" calcext:value-type="float">
            <text:p>274.905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3.8047" calcext:value-type="float">
            <text:p>3.8047</text:p>
          </table:table-cell>
          <table:table-cell office:value-type="float" office:value="129.5052" calcext:value-type="float">
            <text:p>129.5052</text:p>
          </table:table-cell>
          <table:table-cell office:value-type="float" office:value="259.5386" calcext:value-type="float">
            <text:p>259.5386</text:p>
          </table:table-cell>
          <table:table-cell office:value-type="float" office:value="230.1428" calcext:value-type="float">
            <text:p>230.1428</text:p>
          </table:table-cell>
        </table:table-row>
        <table:table-row table:style-name="ro1">
          <table:table-cell office:value-type="float" office:value="1902000" calcext:value-type="float">
            <text:p>1902000</text:p>
          </table:table-cell>
          <table:table-cell office:value-type="float" office:value="141.4953" calcext:value-type="float">
            <text:p>141.4953</text:p>
          </table:table-cell>
          <table:table-cell office:value-type="float" office:value="82.7788" calcext:value-type="float">
            <text:p>82.7788</text:p>
          </table:table-cell>
          <table:table-cell office:value-type="float" office:value="257.3844" calcext:value-type="float">
            <text:p>257.3844</text:p>
          </table:table-cell>
          <table:table-cell office:value-type="float" office:value="247.87" calcext:value-type="float">
            <text:p>247.87</text:p>
          </table:table-cell>
        </table:table-row>
        <table:table-row table:style-name="ro1">
          <table:table-cell office:value-type="float" office:value="1904000" calcext:value-type="float">
            <text:p>1904000</text:p>
          </table:table-cell>
          <table:table-cell office:value-type="float" office:value="94.6037" calcext:value-type="float">
            <text:p>94.6037</text:p>
          </table:table-cell>
          <table:table-cell office:value-type="float" office:value="102.0641" calcext:value-type="float">
            <text:p>102.0641</text:p>
          </table:table-cell>
          <table:table-cell office:value-type="float" office:value="140.1526" calcext:value-type="float">
            <text:p>140.1526</text:p>
          </table:table-cell>
          <table:table-cell office:value-type="float" office:value="252.0164" calcext:value-type="float">
            <text:p>252.0164</text:p>
          </table:table-cell>
        </table:table-row>
        <table:table-row table:style-name="ro1">
          <table:table-cell office:value-type="float" office:value="1906000" calcext:value-type="float">
            <text:p>1906000</text:p>
          </table:table-cell>
          <table:table-cell office:value-type="float" office:value="87.3175" calcext:value-type="float">
            <text:p>87.3175</text:p>
          </table:table-cell>
          <table:table-cell office:value-type="float" office:value="66.7708" calcext:value-type="float">
            <text:p>66.7708</text:p>
          </table:table-cell>
          <table:table-cell office:value-type="float" office:value="142.6486" calcext:value-type="float">
            <text:p>142.6486</text:p>
          </table:table-cell>
          <table:table-cell office:value-type="float" office:value="240.8" calcext:value-type="float">
            <text:p>240.8</text:p>
          </table:table-cell>
        </table:table-row>
        <table:table-row table:style-name="ro1">
          <table:table-cell office:value-type="float" office:value="1908000" calcext:value-type="float">
            <text:p>1908000</text:p>
          </table:table-cell>
          <table:table-cell office:value-type="float" office:value="-30.7856" calcext:value-type="float">
            <text:p>-30.7856</text:p>
          </table:table-cell>
          <table:table-cell office:value-type="float" office:value="82.1366" calcext:value-type="float">
            <text:p>82.1366</text:p>
          </table:table-cell>
          <table:table-cell office:value-type="float" office:value="264.2723" calcext:value-type="float">
            <text:p>264.2723</text:p>
          </table:table-cell>
          <table:table-cell office:value-type="float" office:value="216.047" calcext:value-type="float">
            <text:p>216.047</text:p>
          </table:table-cell>
        </table:table-row>
        <table:table-row table:style-name="ro1">
          <table:table-cell office:value-type="float" office:value="1910000" calcext:value-type="float">
            <text:p>1910000</text:p>
          </table:table-cell>
          <table:table-cell office:value-type="float" office:value="134.9803" calcext:value-type="float">
            <text:p>134.9803</text:p>
          </table:table-cell>
          <table:table-cell office:value-type="float" office:value="106.8652" calcext:value-type="float">
            <text:p>106.8652</text:p>
          </table:table-cell>
          <table:table-cell office:value-type="float" office:value="238.7979" calcext:value-type="float">
            <text:p>238.7979</text:p>
          </table:table-cell>
          <table:table-cell office:value-type="float" office:value="259.2376" calcext:value-type="float">
            <text:p>259.2376</text:p>
          </table:table-cell>
        </table:table-row>
        <table:table-row table:style-name="ro1">
          <table:table-cell office:value-type="float" office:value="1912000" calcext:value-type="float">
            <text:p>1912000</text:p>
          </table:table-cell>
          <table:table-cell office:value-type="float" office:value="147.1711" calcext:value-type="float">
            <text:p>147.1711</text:p>
          </table:table-cell>
          <table:table-cell office:value-type="float" office:value="43.7046" calcext:value-type="float">
            <text:p>43.7046</text:p>
          </table:table-cell>
          <table:table-cell office:value-type="float" office:value="271.9328" calcext:value-type="float">
            <text:p>271.9328</text:p>
          </table:table-cell>
          <table:table-cell office:value-type="float" office:value="264.9957" calcext:value-type="float">
            <text:p>264.9957</text:p>
          </table:table-cell>
        </table:table-row>
        <table:table-row table:style-name="ro1">
          <table:table-cell office:value-type="float" office:value="1914000" calcext:value-type="float">
            <text:p>1914000</text:p>
          </table:table-cell>
          <table:table-cell office:value-type="float" office:value="183.5112" calcext:value-type="float">
            <text:p>183.5112</text:p>
          </table:table-cell>
          <table:table-cell office:value-type="float" office:value="111.1779" calcext:value-type="float">
            <text:p>111.1779</text:p>
          </table:table-cell>
          <table:table-cell office:value-type="float" office:value="259.0985" calcext:value-type="float">
            <text:p>259.0985</text:p>
          </table:table-cell>
          <table:table-cell office:value-type="float" office:value="250.8874" calcext:value-type="float">
            <text:p>250.8874</text:p>
          </table:table-cell>
        </table:table-row>
        <table:table-row table:style-name="ro1">
          <table:table-cell office:value-type="float" office:value="1916000" calcext:value-type="float">
            <text:p>1916000</text:p>
          </table:table-cell>
          <table:table-cell office:value-type="float" office:value="9.4512" calcext:value-type="float">
            <text:p>9.4512</text:p>
          </table:table-cell>
          <table:table-cell office:value-type="float" office:value="86.8587" calcext:value-type="float">
            <text:p>86.8587</text:p>
          </table:table-cell>
          <table:table-cell office:value-type="float" office:value="281.9955" calcext:value-type="float">
            <text:p>281.9955</text:p>
          </table:table-cell>
          <table:table-cell office:value-type="float" office:value="280.258" calcext:value-type="float">
            <text:p>280.258</text:p>
          </table:table-cell>
        </table:table-row>
        <table:table-row table:style-name="ro1">
          <table:table-cell office:value-type="float" office:value="1918000" calcext:value-type="float">
            <text:p>1918000</text:p>
          </table:table-cell>
          <table:table-cell office:value-type="float" office:value="54.5209" calcext:value-type="float">
            <text:p>54.5209</text:p>
          </table:table-cell>
          <table:table-cell office:value-type="float" office:value="99.7459" calcext:value-type="float">
            <text:p>99.7459</text:p>
          </table:table-cell>
          <table:table-cell office:value-type="float" office:value="229.5566" calcext:value-type="float">
            <text:p>229.5566</text:p>
          </table:table-cell>
          <table:table-cell office:value-type="float" office:value="209.7573" calcext:value-type="float">
            <text:p>209.7573</text:p>
          </table:table-cell>
        </table:table-row>
        <table:table-row table:style-name="ro1">
          <table:table-cell office:value-type="float" office:value="1920000" calcext:value-type="float">
            <text:p>1920000</text:p>
          </table:table-cell>
          <table:table-cell office:value-type="float" office:value="19.8769" calcext:value-type="float">
            <text:p>19.8769</text:p>
          </table:table-cell>
          <table:table-cell office:value-type="float" office:value="175.4302" calcext:value-type="float">
            <text:p>175.4302</text:p>
          </table:table-cell>
          <table:table-cell office:value-type="float" office:value="188.5224" calcext:value-type="float">
            <text:p>188.5224</text:p>
          </table:table-cell>
          <table:table-cell office:value-type="float" office:value="253.2721" calcext:value-type="float">
            <text:p>253.2721</text:p>
          </table:table-cell>
        </table:table-row>
        <table:table-row table:style-name="ro1">
          <table:table-cell office:value-type="float" office:value="1922000" calcext:value-type="float">
            <text:p>1922000</text:p>
          </table:table-cell>
          <table:table-cell office:value-type="float" office:value="34.0048" calcext:value-type="float">
            <text:p>34.0048</text:p>
          </table:table-cell>
          <table:table-cell office:value-type="float" office:value="83.4859" calcext:value-type="float">
            <text:p>83.4859</text:p>
          </table:table-cell>
          <table:table-cell office:value-type="float" office:value="210.8805" calcext:value-type="float">
            <text:p>210.8805</text:p>
          </table:table-cell>
          <table:table-cell office:value-type="float" office:value="259.3004" calcext:value-type="float">
            <text:p>259.3004</text:p>
          </table:table-cell>
        </table:table-row>
        <table:table-row table:style-name="ro1">
          <table:table-cell office:value-type="float" office:value="1924000" calcext:value-type="float">
            <text:p>1924000</text:p>
          </table:table-cell>
          <table:table-cell office:value-type="float" office:value="54.1176" calcext:value-type="float">
            <text:p>54.1176</text:p>
          </table:table-cell>
          <table:table-cell office:value-type="float" office:value="102.3401" calcext:value-type="float">
            <text:p>102.3401</text:p>
          </table:table-cell>
          <table:table-cell office:value-type="float" office:value="265.4412" calcext:value-type="float">
            <text:p>265.4412</text:p>
          </table:table-cell>
          <table:table-cell office:value-type="float" office:value="252.9402" calcext:value-type="float">
            <text:p>252.9402</text:p>
          </table:table-cell>
        </table:table-row>
        <table:table-row table:style-name="ro1">
          <table:table-cell office:value-type="float" office:value="1926000" calcext:value-type="float">
            <text:p>1926000</text:p>
          </table:table-cell>
          <table:table-cell office:value-type="float" office:value="54.2873" calcext:value-type="float">
            <text:p>54.2873</text:p>
          </table:table-cell>
          <table:table-cell office:value-type="float" office:value="93.9155" calcext:value-type="float">
            <text:p>93.9155</text:p>
          </table:table-cell>
          <table:table-cell office:value-type="float" office:value="260.4572" calcext:value-type="float">
            <text:p>260.4572</text:p>
          </table:table-cell>
          <table:table-cell office:value-type="float" office:value="262.2242" calcext:value-type="float">
            <text:p>262.2242</text:p>
          </table:table-cell>
        </table:table-row>
        <table:table-row table:style-name="ro1">
          <table:table-cell office:value-type="float" office:value="1928000" calcext:value-type="float">
            <text:p>1928000</text:p>
          </table:table-cell>
          <table:table-cell office:value-type="float" office:value="84.0019" calcext:value-type="float">
            <text:p>84.0019</text:p>
          </table:table-cell>
          <table:table-cell office:value-type="float" office:value="52.1831" calcext:value-type="float">
            <text:p>52.1831</text:p>
          </table:table-cell>
          <table:table-cell office:value-type="float" office:value="263.3059" calcext:value-type="float">
            <text:p>263.3059</text:p>
          </table:table-cell>
          <table:table-cell office:value-type="float" office:value="216.6709" calcext:value-type="float">
            <text:p>216.6709</text:p>
          </table:table-cell>
        </table:table-row>
        <table:table-row table:style-name="ro1">
          <table:table-cell office:value-type="float" office:value="1930000" calcext:value-type="float">
            <text:p>1930000</text:p>
          </table:table-cell>
          <table:table-cell office:value-type="float" office:value="48.6679" calcext:value-type="float">
            <text:p>48.6679</text:p>
          </table:table-cell>
          <table:table-cell office:value-type="float" office:value="140.934" calcext:value-type="float">
            <text:p>140.934</text:p>
          </table:table-cell>
          <table:table-cell office:value-type="float" office:value="273.1751" calcext:value-type="float">
            <text:p>273.1751</text:p>
          </table:table-cell>
          <table:table-cell office:value-type="float" office:value="221.7226" calcext:value-type="float">
            <text:p>221.7226</text:p>
          </table:table-cell>
        </table:table-row>
        <table:table-row table:style-name="ro1">
          <table:table-cell office:value-type="float" office:value="1932000" calcext:value-type="float">
            <text:p>1932000</text:p>
          </table:table-cell>
          <table:table-cell office:value-type="float" office:value="40.8156" calcext:value-type="float">
            <text:p>40.8156</text:p>
          </table:table-cell>
          <table:table-cell office:value-type="float" office:value="80.0803" calcext:value-type="float">
            <text:p>80.0803</text:p>
          </table:table-cell>
          <table:table-cell office:value-type="float" office:value="285.0922" calcext:value-type="float">
            <text:p>285.0922</text:p>
          </table:table-cell>
          <table:table-cell office:value-type="float" office:value="168.3513" calcext:value-type="float">
            <text:p>168.3513</text:p>
          </table:table-cell>
        </table:table-row>
        <table:table-row table:style-name="ro1">
          <table:table-cell office:value-type="float" office:value="1934000" calcext:value-type="float">
            <text:p>1934000</text:p>
          </table:table-cell>
          <table:table-cell office:value-type="float" office:value="45.4231" calcext:value-type="float">
            <text:p>45.4231</text:p>
          </table:table-cell>
          <table:table-cell office:value-type="float" office:value="77.0163" calcext:value-type="float">
            <text:p>77.0163</text:p>
          </table:table-cell>
          <table:table-cell office:value-type="float" office:value="185.228" calcext:value-type="float">
            <text:p>185.228</text:p>
          </table:table-cell>
          <table:table-cell office:value-type="float" office:value="205.7503" calcext:value-type="float">
            <text:p>205.7503</text:p>
          </table:table-cell>
        </table:table-row>
        <table:table-row table:style-name="ro1">
          <table:table-cell office:value-type="float" office:value="1936000" calcext:value-type="float">
            <text:p>1936000</text:p>
          </table:table-cell>
          <table:table-cell office:value-type="float" office:value="45.7731" calcext:value-type="float">
            <text:p>45.7731</text:p>
          </table:table-cell>
          <table:table-cell office:value-type="float" office:value="27.2122" calcext:value-type="float">
            <text:p>27.2122</text:p>
          </table:table-cell>
          <table:table-cell office:value-type="float" office:value="217.9511" calcext:value-type="float">
            <text:p>217.9511</text:p>
          </table:table-cell>
          <table:table-cell office:value-type="float" office:value="281.8539" calcext:value-type="float">
            <text:p>281.8539</text:p>
          </table:table-cell>
        </table:table-row>
        <table:table-row table:style-name="ro1">
          <table:table-cell office:value-type="float" office:value="1938000" calcext:value-type="float">
            <text:p>1938000</text:p>
          </table:table-cell>
          <table:table-cell office:value-type="float" office:value="-35.941" calcext:value-type="float">
            <text:p>-35.941</text:p>
          </table:table-cell>
          <table:table-cell office:value-type="float" office:value="101.0011" calcext:value-type="float">
            <text:p>101.0011</text:p>
          </table:table-cell>
          <table:table-cell office:value-type="float" office:value="15.2693" calcext:value-type="float">
            <text:p>15.2693</text:p>
          </table:table-cell>
          <table:table-cell office:value-type="float" office:value="248.5786" calcext:value-type="float">
            <text:p>248.5786</text:p>
          </table:table-cell>
        </table:table-row>
        <table:table-row table:style-name="ro1">
          <table:table-cell office:value-type="float" office:value="1940000" calcext:value-type="float">
            <text:p>1940000</text:p>
          </table:table-cell>
          <table:table-cell office:value-type="float" office:value="162.8215" calcext:value-type="float">
            <text:p>162.8215</text:p>
          </table:table-cell>
          <table:table-cell office:value-type="float" office:value="122.961" calcext:value-type="float">
            <text:p>122.961</text:p>
          </table:table-cell>
          <table:table-cell office:value-type="float" office:value="255.4133" calcext:value-type="float">
            <text:p>255.4133</text:p>
          </table:table-cell>
          <table:table-cell office:value-type="float" office:value="281.005" calcext:value-type="float">
            <text:p>281.005</text:p>
          </table:table-cell>
        </table:table-row>
        <table:table-row table:style-name="ro1">
          <table:table-cell office:value-type="float" office:value="1942000" calcext:value-type="float">
            <text:p>1942000</text:p>
          </table:table-cell>
          <table:table-cell office:value-type="float" office:value="86.583" calcext:value-type="float">
            <text:p>86.583</text:p>
          </table:table-cell>
          <table:table-cell office:value-type="float" office:value="109.563" calcext:value-type="float">
            <text:p>109.563</text:p>
          </table:table-cell>
          <table:table-cell office:value-type="float" office:value="260.3965" calcext:value-type="float">
            <text:p>260.3965</text:p>
          </table:table-cell>
          <table:table-cell office:value-type="float" office:value="250.4173" calcext:value-type="float">
            <text:p>250.4173</text:p>
          </table:table-cell>
        </table:table-row>
        <table:table-row table:style-name="ro1">
          <table:table-cell office:value-type="float" office:value="1944000" calcext:value-type="float">
            <text:p>1944000</text:p>
          </table:table-cell>
          <table:table-cell office:value-type="float" office:value="169.7939" calcext:value-type="float">
            <text:p>169.7939</text:p>
          </table:table-cell>
          <table:table-cell office:value-type="float" office:value="102.6491" calcext:value-type="float">
            <text:p>102.6491</text:p>
          </table:table-cell>
          <table:table-cell office:value-type="float" office:value="193.2015" calcext:value-type="float">
            <text:p>193.2015</text:p>
          </table:table-cell>
          <table:table-cell office:value-type="float" office:value="251.0619" calcext:value-type="float">
            <text:p>251.0619</text:p>
          </table:table-cell>
        </table:table-row>
        <table:table-row table:style-name="ro1">
          <table:table-cell office:value-type="float" office:value="1946000" calcext:value-type="float">
            <text:p>1946000</text:p>
          </table:table-cell>
          <table:table-cell office:value-type="float" office:value="93.9043" calcext:value-type="float">
            <text:p>93.9043</text:p>
          </table:table-cell>
          <table:table-cell office:value-type="float" office:value="104.0127" calcext:value-type="float">
            <text:p>104.0127</text:p>
          </table:table-cell>
          <table:table-cell office:value-type="float" office:value="224.7697" calcext:value-type="float">
            <text:p>224.7697</text:p>
          </table:table-cell>
          <table:table-cell office:value-type="float" office:value="265.9614" calcext:value-type="float">
            <text:p>265.9614</text:p>
          </table:table-cell>
        </table:table-row>
        <table:table-row table:style-name="ro1">
          <table:table-cell office:value-type="float" office:value="1948000" calcext:value-type="float">
            <text:p>1948000</text:p>
          </table:table-cell>
          <table:table-cell office:value-type="float" office:value="57.5782" calcext:value-type="float">
            <text:p>57.5782</text:p>
          </table:table-cell>
          <table:table-cell office:value-type="float" office:value="59.8805" calcext:value-type="float">
            <text:p>59.8805</text:p>
          </table:table-cell>
          <table:table-cell office:value-type="float" office:value="287.4558" calcext:value-type="float">
            <text:p>287.4558</text:p>
          </table:table-cell>
          <table:table-cell office:value-type="float" office:value="248.0955" calcext:value-type="float">
            <text:p>248.0955</text:p>
          </table:table-cell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24.0312" calcext:value-type="float">
            <text:p>24.0312</text:p>
          </table:table-cell>
          <table:table-cell office:value-type="float" office:value="87.1462" calcext:value-type="float">
            <text:p>87.1462</text:p>
          </table:table-cell>
          <table:table-cell office:value-type="float" office:value="257.798" calcext:value-type="float">
            <text:p>257.798</text:p>
          </table:table-cell>
          <table:table-cell office:value-type="float" office:value="255.1507" calcext:value-type="float">
            <text:p>255.1507</text:p>
          </table:table-cell>
        </table:table-row>
        <table:table-row table:style-name="ro1">
          <table:table-cell office:value-type="float" office:value="1952000" calcext:value-type="float">
            <text:p>1952000</text:p>
          </table:table-cell>
          <table:table-cell office:value-type="float" office:value="179.6887" calcext:value-type="float">
            <text:p>179.6887</text:p>
          </table:table-cell>
          <table:table-cell office:value-type="float" office:value="96.8721" calcext:value-type="float">
            <text:p>96.8721</text:p>
          </table:table-cell>
          <table:table-cell office:value-type="float" office:value="267.5401" calcext:value-type="float">
            <text:p>267.5401</text:p>
          </table:table-cell>
          <table:table-cell office:value-type="float" office:value="279.9816" calcext:value-type="float">
            <text:p>279.9816</text:p>
          </table:table-cell>
        </table:table-row>
        <table:table-row table:style-name="ro1">
          <table:table-cell office:value-type="float" office:value="1954000" calcext:value-type="float">
            <text:p>1954000</text:p>
          </table:table-cell>
          <table:table-cell office:value-type="float" office:value="55.063" calcext:value-type="float">
            <text:p>55.063</text:p>
          </table:table-cell>
          <table:table-cell office:value-type="float" office:value="91.8008" calcext:value-type="float">
            <text:p>91.8008</text:p>
          </table:table-cell>
          <table:table-cell office:value-type="float" office:value="260.1452" calcext:value-type="float">
            <text:p>260.1452</text:p>
          </table:table-cell>
          <table:table-cell office:value-type="float" office:value="279.2857" calcext:value-type="float">
            <text:p>279.2857</text:p>
          </table:table-cell>
        </table:table-row>
        <table:table-row table:style-name="ro1">
          <table:table-cell office:value-type="float" office:value="1956000" calcext:value-type="float">
            <text:p>1956000</text:p>
          </table:table-cell>
          <table:table-cell office:value-type="float" office:value="23.8887" calcext:value-type="float">
            <text:p>23.8887</text:p>
          </table:table-cell>
          <table:table-cell office:value-type="float" office:value="121.2682" calcext:value-type="float">
            <text:p>121.2682</text:p>
          </table:table-cell>
          <table:table-cell office:value-type="float" office:value="271.318" calcext:value-type="float">
            <text:p>271.318</text:p>
          </table:table-cell>
          <table:table-cell office:value-type="float" office:value="263.0615" calcext:value-type="float">
            <text:p>263.0615</text:p>
          </table:table-cell>
        </table:table-row>
        <table:table-row table:style-name="ro1">
          <table:table-cell office:value-type="float" office:value="1958000" calcext:value-type="float">
            <text:p>1958000</text:p>
          </table:table-cell>
          <table:table-cell office:value-type="float" office:value="57.2526" calcext:value-type="float">
            <text:p>57.2526</text:p>
          </table:table-cell>
          <table:table-cell office:value-type="float" office:value="79.1525" calcext:value-type="float">
            <text:p>79.1525</text:p>
          </table:table-cell>
          <table:table-cell office:value-type="float" office:value="222.741" calcext:value-type="float">
            <text:p>222.741</text:p>
          </table:table-cell>
          <table:table-cell office:value-type="float" office:value="279.3964" calcext:value-type="float">
            <text:p>279.3964</text:p>
          </table:table-cell>
        </table:table-row>
        <table:table-row table:style-name="ro1">
          <table:table-cell office:value-type="float" office:value="1960000" calcext:value-type="float">
            <text:p>1960000</text:p>
          </table:table-cell>
          <table:table-cell office:value-type="float" office:value="101.7915" calcext:value-type="float">
            <text:p>101.7915</text:p>
          </table:table-cell>
          <table:table-cell office:value-type="float" office:value="55.7062" calcext:value-type="float">
            <text:p>55.7062</text:p>
          </table:table-cell>
          <table:table-cell office:value-type="float" office:value="287.2355" calcext:value-type="float">
            <text:p>287.2355</text:p>
          </table:table-cell>
          <table:table-cell office:value-type="float" office:value="262.5204" calcext:value-type="float">
            <text:p>262.5204</text:p>
          </table:table-cell>
        </table:table-row>
        <table:table-row table:style-name="ro1">
          <table:table-cell office:value-type="float" office:value="1962000" calcext:value-type="float">
            <text:p>1962000</text:p>
          </table:table-cell>
          <table:table-cell office:value-type="float" office:value="41.3827" calcext:value-type="float">
            <text:p>41.3827</text:p>
          </table:table-cell>
          <table:table-cell office:value-type="float" office:value="105.1074" calcext:value-type="float">
            <text:p>105.1074</text:p>
          </table:table-cell>
          <table:table-cell office:value-type="float" office:value="281.3266" calcext:value-type="float">
            <text:p>281.3266</text:p>
          </table:table-cell>
          <table:table-cell office:value-type="float" office:value="190.6255" calcext:value-type="float">
            <text:p>190.6255</text:p>
          </table:table-cell>
        </table:table-row>
        <table:table-row table:style-name="ro1">
          <table:table-cell office:value-type="float" office:value="1964000" calcext:value-type="float">
            <text:p>1964000</text:p>
          </table:table-cell>
          <table:table-cell office:value-type="float" office:value="27.1733" calcext:value-type="float">
            <text:p>27.1733</text:p>
          </table:table-cell>
          <table:table-cell office:value-type="float" office:value="152.2838" calcext:value-type="float">
            <text:p>152.2838</text:p>
          </table:table-cell>
          <table:table-cell office:value-type="float" office:value="286.5257" calcext:value-type="float">
            <text:p>286.5257</text:p>
          </table:table-cell>
          <table:table-cell office:value-type="float" office:value="251.1893" calcext:value-type="float">
            <text:p>251.1893</text:p>
          </table:table-cell>
        </table:table-row>
        <table:table-row table:style-name="ro1">
          <table:table-cell office:value-type="float" office:value="1966000" calcext:value-type="float">
            <text:p>1966000</text:p>
          </table:table-cell>
          <table:table-cell office:value-type="float" office:value="86.9645" calcext:value-type="float">
            <text:p>86.9645</text:p>
          </table:table-cell>
          <table:table-cell office:value-type="float" office:value="83.9692" calcext:value-type="float">
            <text:p>83.9692</text:p>
          </table:table-cell>
          <table:table-cell office:value-type="float" office:value="245.5696" calcext:value-type="float">
            <text:p>245.5696</text:p>
          </table:table-cell>
          <table:table-cell office:value-type="float" office:value="256.5834" calcext:value-type="float">
            <text:p>256.5834</text:p>
          </table:table-cell>
        </table:table-row>
        <table:table-row table:style-name="ro1">
          <table:table-cell office:value-type="float" office:value="1968000" calcext:value-type="float">
            <text:p>1968000</text:p>
          </table:table-cell>
          <table:table-cell office:value-type="float" office:value="62.4427" calcext:value-type="float">
            <text:p>62.4427</text:p>
          </table:table-cell>
          <table:table-cell office:value-type="float" office:value="96.4096" calcext:value-type="float">
            <text:p>96.4096</text:p>
          </table:table-cell>
          <table:table-cell office:value-type="float" office:value="262.1242" calcext:value-type="float">
            <text:p>262.1242</text:p>
          </table:table-cell>
          <table:table-cell office:value-type="float" office:value="271.1801" calcext:value-type="float">
            <text:p>271.1801</text:p>
          </table:table-cell>
        </table:table-row>
        <table:table-row table:style-name="ro1">
          <table:table-cell office:value-type="float" office:value="1970000" calcext:value-type="float">
            <text:p>1970000</text:p>
          </table:table-cell>
          <table:table-cell office:value-type="float" office:value="71.2156" calcext:value-type="float">
            <text:p>71.2156</text:p>
          </table:table-cell>
          <table:table-cell office:value-type="float" office:value="68.0212" calcext:value-type="float">
            <text:p>68.0212</text:p>
          </table:table-cell>
          <table:table-cell office:value-type="float" office:value="216.178" calcext:value-type="float">
            <text:p>216.178</text:p>
          </table:table-cell>
          <table:table-cell office:value-type="float" office:value="271.8917" calcext:value-type="float">
            <text:p>271.8917</text:p>
          </table:table-cell>
        </table:table-row>
        <table:table-row table:style-name="ro1">
          <table:table-cell office:value-type="float" office:value="1972000" calcext:value-type="float">
            <text:p>1972000</text:p>
          </table:table-cell>
          <table:table-cell office:value-type="float" office:value="69.8594" calcext:value-type="float">
            <text:p>69.8594</text:p>
          </table:table-cell>
          <table:table-cell office:value-type="float" office:value="82.1582" calcext:value-type="float">
            <text:p>82.1582</text:p>
          </table:table-cell>
          <table:table-cell office:value-type="float" office:value="270.2097" calcext:value-type="float">
            <text:p>270.2097</text:p>
          </table:table-cell>
          <table:table-cell office:value-type="float" office:value="254.2236" calcext:value-type="float">
            <text:p>254.2236</text:p>
          </table:table-cell>
        </table:table-row>
        <table:table-row table:style-name="ro1">
          <table:table-cell office:value-type="float" office:value="1974000" calcext:value-type="float">
            <text:p>1974000</text:p>
          </table:table-cell>
          <table:table-cell office:value-type="float" office:value="143.794" calcext:value-type="float">
            <text:p>143.794</text:p>
          </table:table-cell>
          <table:table-cell office:value-type="float" office:value="72.1742" calcext:value-type="float">
            <text:p>72.1742</text:p>
          </table:table-cell>
          <table:table-cell office:value-type="float" office:value="289.0343" calcext:value-type="float">
            <text:p>289.0343</text:p>
          </table:table-cell>
          <table:table-cell office:value-type="float" office:value="277.9723" calcext:value-type="float">
            <text:p>277.9723</text:p>
          </table:table-cell>
        </table:table-row>
        <table:table-row table:style-name="ro1">
          <table:table-cell office:value-type="float" office:value="1976000" calcext:value-type="float">
            <text:p>1976000</text:p>
          </table:table-cell>
          <table:table-cell office:value-type="float" office:value="166.9329" calcext:value-type="float">
            <text:p>166.9329</text:p>
          </table:table-cell>
          <table:table-cell office:value-type="float" office:value="145.343" calcext:value-type="float">
            <text:p>145.343</text:p>
          </table:table-cell>
          <table:table-cell office:value-type="float" office:value="251.6417" calcext:value-type="float">
            <text:p>251.6417</text:p>
          </table:table-cell>
          <table:table-cell office:value-type="float" office:value="272.2415" calcext:value-type="float">
            <text:p>272.2415</text:p>
          </table:table-cell>
        </table:table-row>
        <table:table-row table:style-name="ro1">
          <table:table-cell office:value-type="float" office:value="1978000" calcext:value-type="float">
            <text:p>1978000</text:p>
          </table:table-cell>
          <table:table-cell office:value-type="float" office:value="107.4967" calcext:value-type="float">
            <text:p>107.4967</text:p>
          </table:table-cell>
          <table:table-cell office:value-type="float" office:value="74.6685" calcext:value-type="float">
            <text:p>74.6685</text:p>
          </table:table-cell>
          <table:table-cell office:value-type="float" office:value="222.4106" calcext:value-type="float">
            <text:p>222.4106</text:p>
          </table:table-cell>
          <table:table-cell office:value-type="float" office:value="284.8017" calcext:value-type="float">
            <text:p>284.8017</text:p>
          </table:table-cell>
        </table:table-row>
        <table:table-row table:style-name="ro1">
          <table:table-cell office:value-type="float" office:value="1980000" calcext:value-type="float">
            <text:p>1980000</text:p>
          </table:table-cell>
          <table:table-cell office:value-type="float" office:value="51.7125" calcext:value-type="float">
            <text:p>51.7125</text:p>
          </table:table-cell>
          <table:table-cell office:value-type="float" office:value="146.7165" calcext:value-type="float">
            <text:p>146.7165</text:p>
          </table:table-cell>
          <table:table-cell office:value-type="float" office:value="223.6683" calcext:value-type="float">
            <text:p>223.6683</text:p>
          </table:table-cell>
          <table:table-cell office:value-type="float" office:value="249.2653" calcext:value-type="float">
            <text:p>249.2653</text:p>
          </table:table-cell>
        </table:table-row>
        <table:table-row table:style-name="ro1">
          <table:table-cell office:value-type="float" office:value="1982000" calcext:value-type="float">
            <text:p>1982000</text:p>
          </table:table-cell>
          <table:table-cell office:value-type="float" office:value="40.6974" calcext:value-type="float">
            <text:p>40.6974</text:p>
          </table:table-cell>
          <table:table-cell office:value-type="float" office:value="114.8657" calcext:value-type="float">
            <text:p>114.8657</text:p>
          </table:table-cell>
          <table:table-cell office:value-type="float" office:value="225.4071" calcext:value-type="float">
            <text:p>225.4071</text:p>
          </table:table-cell>
          <table:table-cell office:value-type="float" office:value="267.622" calcext:value-type="float">
            <text:p>267.622</text:p>
          </table:table-cell>
        </table:table-row>
        <table:table-row table:style-name="ro1">
          <table:table-cell office:value-type="float" office:value="1984000" calcext:value-type="float">
            <text:p>1984000</text:p>
          </table:table-cell>
          <table:table-cell office:value-type="float" office:value="43.2307" calcext:value-type="float">
            <text:p>43.2307</text:p>
          </table:table-cell>
          <table:table-cell office:value-type="float" office:value="55.8267" calcext:value-type="float">
            <text:p>55.8267</text:p>
          </table:table-cell>
          <table:table-cell office:value-type="float" office:value="242.2255" calcext:value-type="float">
            <text:p>242.2255</text:p>
          </table:table-cell>
          <table:table-cell office:value-type="float" office:value="281.1197" calcext:value-type="float">
            <text:p>281.1197</text:p>
          </table:table-cell>
        </table:table-row>
        <table:table-row table:style-name="ro1">
          <table:table-cell office:value-type="float" office:value="1986000" calcext:value-type="float">
            <text:p>1986000</text:p>
          </table:table-cell>
          <table:table-cell office:value-type="float" office:value="49.6225" calcext:value-type="float">
            <text:p>49.6225</text:p>
          </table:table-cell>
          <table:table-cell office:value-type="float" office:value="59.7252" calcext:value-type="float">
            <text:p>59.7252</text:p>
          </table:table-cell>
          <table:table-cell office:value-type="float" office:value="218.194" calcext:value-type="float">
            <text:p>218.194</text:p>
          </table:table-cell>
          <table:table-cell office:value-type="float" office:value="282.434" calcext:value-type="float">
            <text:p>282.434</text:p>
          </table:table-cell>
        </table:table-row>
        <table:table-row table:style-name="ro1">
          <table:table-cell office:value-type="float" office:value="1988000" calcext:value-type="float">
            <text:p>1988000</text:p>
          </table:table-cell>
          <table:table-cell office:value-type="float" office:value="55.3442" calcext:value-type="float">
            <text:p>55.3442</text:p>
          </table:table-cell>
          <table:table-cell office:value-type="float" office:value="6.7769" calcext:value-type="float">
            <text:p>6.7769</text:p>
          </table:table-cell>
          <table:table-cell office:value-type="float" office:value="247.7455" calcext:value-type="float">
            <text:p>247.7455</text:p>
          </table:table-cell>
          <table:table-cell office:value-type="float" office:value="273.15" calcext:value-type="float">
            <text:p>273.15</text:p>
          </table:table-cell>
        </table:table-row>
        <table:table-row table:style-name="ro1">
          <table:table-cell office:value-type="float" office:value="1990000" calcext:value-type="float">
            <text:p>1990000</text:p>
          </table:table-cell>
          <table:table-cell office:value-type="float" office:value="62.308" calcext:value-type="float">
            <text:p>62.308</text:p>
          </table:table-cell>
          <table:table-cell office:value-type="float" office:value="68.869" calcext:value-type="float">
            <text:p>68.869</text:p>
          </table:table-cell>
          <table:table-cell office:value-type="float" office:value="231.208" calcext:value-type="float">
            <text:p>231.208</text:p>
          </table:table-cell>
          <table:table-cell office:value-type="float" office:value="262.6046" calcext:value-type="float">
            <text:p>262.6046</text:p>
          </table:table-cell>
        </table:table-row>
        <table:table-row table:style-name="ro1">
          <table:table-cell office:value-type="float" office:value="1992000" calcext:value-type="float">
            <text:p>1992000</text:p>
          </table:table-cell>
          <table:table-cell office:value-type="float" office:value="150.1819" calcext:value-type="float">
            <text:p>150.1819</text:p>
          </table:table-cell>
          <table:table-cell office:value-type="float" office:value="1.7104" calcext:value-type="float">
            <text:p>1.7104</text:p>
          </table:table-cell>
          <table:table-cell office:value-type="float" office:value="277.0244" calcext:value-type="float">
            <text:p>277.0244</text:p>
          </table:table-cell>
          <table:table-cell office:value-type="float" office:value="277.2089" calcext:value-type="float">
            <text:p>277.2089</text:p>
          </table:table-cell>
        </table:table-row>
        <table:table-row table:style-name="ro1">
          <table:table-cell office:value-type="float" office:value="1994000" calcext:value-type="float">
            <text:p>1994000</text:p>
          </table:table-cell>
          <table:table-cell office:value-type="float" office:value="101.1835" calcext:value-type="float">
            <text:p>101.1835</text:p>
          </table:table-cell>
          <table:table-cell office:value-type="float" office:value="76.3648" calcext:value-type="float">
            <text:p>76.3648</text:p>
          </table:table-cell>
          <table:table-cell office:value-type="float" office:value="209.0136" calcext:value-type="float">
            <text:p>209.0136</text:p>
          </table:table-cell>
          <table:table-cell office:value-type="float" office:value="251.3551" calcext:value-type="float">
            <text:p>251.3551</text:p>
          </table:table-cell>
        </table:table-row>
        <table:table-row table:style-name="ro1">
          <table:table-cell office:value-type="float" office:value="1996000" calcext:value-type="float">
            <text:p>1996000</text:p>
          </table:table-cell>
          <table:table-cell office:value-type="float" office:value="51.0269" calcext:value-type="float">
            <text:p>51.0269</text:p>
          </table:table-cell>
          <table:table-cell office:value-type="float" office:value="84.2952" calcext:value-type="float">
            <text:p>84.2952</text:p>
          </table:table-cell>
          <table:table-cell office:value-type="float" office:value="194.1521" calcext:value-type="float">
            <text:p>194.1521</text:p>
          </table:table-cell>
          <table:table-cell office:value-type="float" office:value="293.5197" calcext:value-type="float">
            <text:p>293.5197</text:p>
          </table:table-cell>
        </table:table-row>
        <table:table-row table:style-name="ro1">
          <table:table-cell office:value-type="float" office:value="1998000" calcext:value-type="float">
            <text:p>1998000</text:p>
          </table:table-cell>
          <table:table-cell office:value-type="float" office:value="4.182" calcext:value-type="float">
            <text:p>4.182</text:p>
          </table:table-cell>
          <table:table-cell office:value-type="float" office:value="75.1232" calcext:value-type="float">
            <text:p>75.1232</text:p>
          </table:table-cell>
          <table:table-cell office:value-type="float" office:value="242.2545" calcext:value-type="float">
            <text:p>242.2545</text:p>
          </table:table-cell>
          <table:table-cell office:value-type="float" office:value="256.2709" calcext:value-type="float">
            <text:p>256.270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9.3934" calcext:value-type="float">
            <text:p>9.3934</text:p>
          </table:table-cell>
          <table:table-cell office:value-type="float" office:value="66.1554" calcext:value-type="float">
            <text:p>66.1554</text:p>
          </table:table-cell>
          <table:table-cell office:value-type="float" office:value="211.9522" calcext:value-type="float">
            <text:p>211.9522</text:p>
          </table:table-cell>
          <table:table-cell office:value-type="float" office:value="202.8614" calcext:value-type="float">
            <text:p>202.8614</text:p>
          </table:table-cell>
        </table:table-row>
        <table:table-row table:style-name="ro1">
          <table:table-cell office:value-type="float" office:value="2002000" calcext:value-type="float">
            <text:p>2002000</text:p>
          </table:table-cell>
          <table:table-cell office:value-type="float" office:value="98.4206" calcext:value-type="float">
            <text:p>98.4206</text:p>
          </table:table-cell>
          <table:table-cell office:value-type="float" office:value="64.6657" calcext:value-type="float">
            <text:p>64.6657</text:p>
          </table:table-cell>
          <table:table-cell office:value-type="float" office:value="255.799" calcext:value-type="float">
            <text:p>255.799</text:p>
          </table:table-cell>
          <table:table-cell office:value-type="float" office:value="258.9508" calcext:value-type="float">
            <text:p>258.9508</text:p>
          </table:table-cell>
        </table:table-row>
        <table:table-row table:style-name="ro1">
          <table:table-cell office:value-type="float" office:value="2004000" calcext:value-type="float">
            <text:p>2004000</text:p>
          </table:table-cell>
          <table:table-cell office:value-type="float" office:value="128.8642" calcext:value-type="float">
            <text:p>128.8642</text:p>
          </table:table-cell>
          <table:table-cell office:value-type="float" office:value="67.1506" calcext:value-type="float">
            <text:p>67.1506</text:p>
          </table:table-cell>
          <table:table-cell office:value-type="float" office:value="230.3659" calcext:value-type="float">
            <text:p>230.3659</text:p>
          </table:table-cell>
          <table:table-cell office:value-type="float" office:value="251.0616" calcext:value-type="float">
            <text:p>251.0616</text:p>
          </table:table-cell>
        </table:table-row>
        <table:table-row table:style-name="ro1">
          <table:table-cell office:value-type="float" office:value="2006000" calcext:value-type="float">
            <text:p>2006000</text:p>
          </table:table-cell>
          <table:table-cell office:value-type="float" office:value="52.3241" calcext:value-type="float">
            <text:p>52.3241</text:p>
          </table:table-cell>
          <table:table-cell office:value-type="float" office:value="51.0537" calcext:value-type="float">
            <text:p>51.0537</text:p>
          </table:table-cell>
          <table:table-cell office:value-type="float" office:value="231.4191" calcext:value-type="float">
            <text:p>231.4191</text:p>
          </table:table-cell>
          <table:table-cell office:value-type="float" office:value="209.5795" calcext:value-type="float">
            <text:p>209.5795</text:p>
          </table:table-cell>
        </table:table-row>
        <table:table-row table:style-name="ro1">
          <table:table-cell office:value-type="float" office:value="2008000" calcext:value-type="float">
            <text:p>2008000</text:p>
          </table:table-cell>
          <table:table-cell office:value-type="float" office:value="54.2952" calcext:value-type="float">
            <text:p>54.2952</text:p>
          </table:table-cell>
          <table:table-cell office:value-type="float" office:value="70.9339" calcext:value-type="float">
            <text:p>70.9339</text:p>
          </table:table-cell>
          <table:table-cell office:value-type="float" office:value="280.617" calcext:value-type="float">
            <text:p>280.617</text:p>
          </table:table-cell>
          <table:table-cell office:value-type="float" office:value="280.3652" calcext:value-type="float">
            <text:p>280.3652</text:p>
          </table:table-cell>
        </table:table-row>
        <table:table-row table:style-name="ro1">
          <table:table-cell office:value-type="float" office:value="2010000" calcext:value-type="float">
            <text:p>2010000</text:p>
          </table:table-cell>
          <table:table-cell office:value-type="float" office:value="46.6438" calcext:value-type="float">
            <text:p>46.6438</text:p>
          </table:table-cell>
          <table:table-cell office:value-type="float" office:value="69.0191" calcext:value-type="float">
            <text:p>69.0191</text:p>
          </table:table-cell>
          <table:table-cell office:value-type="float" office:value="228.3526" calcext:value-type="float">
            <text:p>228.3526</text:p>
          </table:table-cell>
          <table:table-cell office:value-type="float" office:value="234.2218" calcext:value-type="float">
            <text:p>234.2218</text:p>
          </table:table-cell>
        </table:table-row>
        <table:table-row table:style-name="ro1">
          <table:table-cell office:value-type="float" office:value="2012000" calcext:value-type="float">
            <text:p>2012000</text:p>
          </table:table-cell>
          <table:table-cell office:value-type="float" office:value="80.908" calcext:value-type="float">
            <text:p>80.908</text:p>
          </table:table-cell>
          <table:table-cell office:value-type="float" office:value="97.5227" calcext:value-type="float">
            <text:p>97.5227</text:p>
          </table:table-cell>
          <table:table-cell office:value-type="float" office:value="218.2351" calcext:value-type="float">
            <text:p>218.2351</text:p>
          </table:table-cell>
          <table:table-cell office:value-type="float" office:value="277.7161" calcext:value-type="float">
            <text:p>277.7161</text:p>
          </table:table-cell>
        </table:table-row>
        <table:table-row table:style-name="ro1">
          <table:table-cell office:value-type="float" office:value="2014000" calcext:value-type="float">
            <text:p>2014000</text:p>
          </table:table-cell>
          <table:table-cell office:value-type="float" office:value="107.3255" calcext:value-type="float">
            <text:p>107.3255</text:p>
          </table:table-cell>
          <table:table-cell office:value-type="float" office:value="95.4717" calcext:value-type="float">
            <text:p>95.4717</text:p>
          </table:table-cell>
          <table:table-cell office:value-type="float" office:value="279.2048" calcext:value-type="float">
            <text:p>279.2048</text:p>
          </table:table-cell>
          <table:table-cell office:value-type="float" office:value="180.7258" calcext:value-type="float">
            <text:p>180.7258</text:p>
          </table:table-cell>
        </table:table-row>
        <table:table-row table:style-name="ro1">
          <table:table-cell office:value-type="float" office:value="2016000" calcext:value-type="float">
            <text:p>2016000</text:p>
          </table:table-cell>
          <table:table-cell office:value-type="float" office:value="143.7338" calcext:value-type="float">
            <text:p>143.7338</text:p>
          </table:table-cell>
          <table:table-cell office:value-type="float" office:value="80.8352" calcext:value-type="float">
            <text:p>80.8352</text:p>
          </table:table-cell>
          <table:table-cell office:value-type="float" office:value="230.018" calcext:value-type="float">
            <text:p>230.018</text:p>
          </table:table-cell>
          <table:table-cell office:value-type="float" office:value="262.2327" calcext:value-type="float">
            <text:p>262.2327</text:p>
          </table:table-cell>
        </table:table-row>
        <table:table-row table:style-name="ro1">
          <table:table-cell office:value-type="float" office:value="2018000" calcext:value-type="float">
            <text:p>2018000</text:p>
          </table:table-cell>
          <table:table-cell office:value-type="float" office:value="-33.9924" calcext:value-type="float">
            <text:p>-33.9924</text:p>
          </table:table-cell>
          <table:table-cell office:value-type="float" office:value="106.9437" calcext:value-type="float">
            <text:p>106.9437</text:p>
          </table:table-cell>
          <table:table-cell office:value-type="float" office:value="268.1276" calcext:value-type="float">
            <text:p>268.1276</text:p>
          </table:table-cell>
          <table:table-cell office:value-type="float" office:value="278.4748" calcext:value-type="float">
            <text:p>278.4748</text:p>
          </table:table-cell>
        </table:table-row>
        <table:table-row table:style-name="ro1">
          <table:table-cell office:value-type="float" office:value="2020000" calcext:value-type="float">
            <text:p>2020000</text:p>
          </table:table-cell>
          <table:table-cell office:value-type="float" office:value="147.9029" calcext:value-type="float">
            <text:p>147.9029</text:p>
          </table:table-cell>
          <table:table-cell office:value-type="float" office:value="55.5503" calcext:value-type="float">
            <text:p>55.5503</text:p>
          </table:table-cell>
          <table:table-cell office:value-type="float" office:value="284.0527" calcext:value-type="float">
            <text:p>284.0527</text:p>
          </table:table-cell>
          <table:table-cell office:value-type="float" office:value="283.5215" calcext:value-type="float">
            <text:p>283.5215</text:p>
          </table:table-cell>
        </table:table-row>
        <table:table-row table:style-name="ro1">
          <table:table-cell office:value-type="float" office:value="2022000" calcext:value-type="float">
            <text:p>2022000</text:p>
          </table:table-cell>
          <table:table-cell office:value-type="float" office:value="-1.8219" calcext:value-type="float">
            <text:p>-1.8219</text:p>
          </table:table-cell>
          <table:table-cell office:value-type="float" office:value="57.2094" calcext:value-type="float">
            <text:p>57.2094</text:p>
          </table:table-cell>
          <table:table-cell office:value-type="float" office:value="173.3462" calcext:value-type="float">
            <text:p>173.3462</text:p>
          </table:table-cell>
          <table:table-cell office:value-type="float" office:value="65.3994" calcext:value-type="float">
            <text:p>65.3994</text:p>
          </table:table-cell>
        </table:table-row>
        <table:table-row table:style-name="ro1">
          <table:table-cell office:value-type="float" office:value="2024000" calcext:value-type="float">
            <text:p>2024000</text:p>
          </table:table-cell>
          <table:table-cell office:value-type="float" office:value="84.9003" calcext:value-type="float">
            <text:p>84.9003</text:p>
          </table:table-cell>
          <table:table-cell office:value-type="float" office:value="72.4086" calcext:value-type="float">
            <text:p>72.4086</text:p>
          </table:table-cell>
          <table:table-cell office:value-type="float" office:value="159.7887" calcext:value-type="float">
            <text:p>159.7887</text:p>
          </table:table-cell>
          <table:table-cell office:value-type="float" office:value="63.1519" calcext:value-type="float">
            <text:p>63.1519</text:p>
          </table:table-cell>
        </table:table-row>
        <table:table-row table:style-name="ro1">
          <table:table-cell office:value-type="float" office:value="2026000" calcext:value-type="float">
            <text:p>2026000</text:p>
          </table:table-cell>
          <table:table-cell office:value-type="float" office:value="80.3104" calcext:value-type="float">
            <text:p>80.3104</text:p>
          </table:table-cell>
          <table:table-cell office:value-type="float" office:value="180.9364" calcext:value-type="float">
            <text:p>180.9364</text:p>
          </table:table-cell>
          <table:table-cell office:value-type="float" office:value="177.9855" calcext:value-type="float">
            <text:p>177.9855</text:p>
          </table:table-cell>
          <table:table-cell office:value-type="float" office:value="50.7763" calcext:value-type="float">
            <text:p>50.7763</text:p>
          </table:table-cell>
        </table:table-row>
        <table:table-row table:style-name="ro1">
          <table:table-cell office:value-type="float" office:value="2028000" calcext:value-type="float">
            <text:p>2028000</text:p>
          </table:table-cell>
          <table:table-cell office:value-type="float" office:value="92.8922" calcext:value-type="float">
            <text:p>92.8922</text:p>
          </table:table-cell>
          <table:table-cell office:value-type="float" office:value="135.9306" calcext:value-type="float">
            <text:p>135.9306</text:p>
          </table:table-cell>
          <table:table-cell office:value-type="float" office:value="211.0181" calcext:value-type="float">
            <text:p>211.0181</text:p>
          </table:table-cell>
          <table:table-cell office:value-type="float" office:value="144.0747" calcext:value-type="float">
            <text:p>144.0747</text:p>
          </table:table-cell>
        </table:table-row>
        <table:table-row table:style-name="ro1">
          <table:table-cell office:value-type="float" office:value="2030000" calcext:value-type="float">
            <text:p>2030000</text:p>
          </table:table-cell>
          <table:table-cell office:value-type="float" office:value="151.568" calcext:value-type="float">
            <text:p>151.568</text:p>
          </table:table-cell>
          <table:table-cell office:value-type="float" office:value="82.0826" calcext:value-type="float">
            <text:p>82.0826</text:p>
          </table:table-cell>
          <table:table-cell office:value-type="float" office:value="208.2553" calcext:value-type="float">
            <text:p>208.2553</text:p>
          </table:table-cell>
          <table:table-cell office:value-type="float" office:value="65.7756" calcext:value-type="float">
            <text:p>65.7756</text:p>
          </table:table-cell>
        </table:table-row>
        <table:table-row table:style-name="ro1">
          <table:table-cell office:value-type="float" office:value="2032000" calcext:value-type="float">
            <text:p>2032000</text:p>
          </table:table-cell>
          <table:table-cell office:value-type="float" office:value="151.9659" calcext:value-type="float">
            <text:p>151.9659</text:p>
          </table:table-cell>
          <table:table-cell office:value-type="float" office:value="96.9823" calcext:value-type="float">
            <text:p>96.9823</text:p>
          </table:table-cell>
          <table:table-cell office:value-type="float" office:value="238.5237" calcext:value-type="float">
            <text:p>238.5237</text:p>
          </table:table-cell>
          <table:table-cell office:value-type="float" office:value="133.093" calcext:value-type="float">
            <text:p>133.093</text:p>
          </table:table-cell>
        </table:table-row>
        <table:table-row table:style-name="ro1">
          <table:table-cell office:value-type="float" office:value="2034000" calcext:value-type="float">
            <text:p>2034000</text:p>
          </table:table-cell>
          <table:table-cell office:value-type="float" office:value="153.1016" calcext:value-type="float">
            <text:p>153.1016</text:p>
          </table:table-cell>
          <table:table-cell office:value-type="float" office:value="58.5329" calcext:value-type="float">
            <text:p>58.5329</text:p>
          </table:table-cell>
          <table:table-cell office:value-type="float" office:value="218.9716" calcext:value-type="float">
            <text:p>218.9716</text:p>
          </table:table-cell>
          <table:table-cell office:value-type="float" office:value="27.8854" calcext:value-type="float">
            <text:p>27.8854</text:p>
          </table:table-cell>
        </table:table-row>
        <table:table-row table:style-name="ro1">
          <table:table-cell office:value-type="float" office:value="2036000" calcext:value-type="float">
            <text:p>2036000</text:p>
          </table:table-cell>
          <table:table-cell office:value-type="float" office:value="55.2427" calcext:value-type="float">
            <text:p>55.2427</text:p>
          </table:table-cell>
          <table:table-cell office:value-type="float" office:value="89.4524" calcext:value-type="float">
            <text:p>89.4524</text:p>
          </table:table-cell>
          <table:table-cell office:value-type="float" office:value="284.4501" calcext:value-type="float">
            <text:p>284.4501</text:p>
          </table:table-cell>
          <table:table-cell office:value-type="float" office:value="62.0704" calcext:value-type="float">
            <text:p>62.0704</text:p>
          </table:table-cell>
        </table:table-row>
        <table:table-row table:style-name="ro1">
          <table:table-cell office:value-type="float" office:value="2038000" calcext:value-type="float">
            <text:p>2038000</text:p>
          </table:table-cell>
          <table:table-cell office:value-type="float" office:value="93.3835" calcext:value-type="float">
            <text:p>93.3835</text:p>
          </table:table-cell>
          <table:table-cell office:value-type="float" office:value="118.8536" calcext:value-type="float">
            <text:p>118.8536</text:p>
          </table:table-cell>
          <table:table-cell office:value-type="float" office:value="187.2507" calcext:value-type="float">
            <text:p>187.2507</text:p>
          </table:table-cell>
          <table:table-cell office:value-type="float" office:value="78.4491" calcext:value-type="float">
            <text:p>78.4491</text:p>
          </table:table-cell>
        </table:table-row>
        <table:table-row table:style-name="ro1">
          <table:table-cell office:value-type="float" office:value="2040000" calcext:value-type="float">
            <text:p>2040000</text:p>
          </table:table-cell>
          <table:table-cell office:value-type="float" office:value="116.809" calcext:value-type="float">
            <text:p>116.809</text:p>
          </table:table-cell>
          <table:table-cell office:value-type="float" office:value="92.5523" calcext:value-type="float">
            <text:p>92.5523</text:p>
          </table:table-cell>
          <table:table-cell office:value-type="float" office:value="258.3553" calcext:value-type="float">
            <text:p>258.3553</text:p>
          </table:table-cell>
          <table:table-cell office:value-type="float" office:value="63.3932" calcext:value-type="float">
            <text:p>63.3932</text:p>
          </table:table-cell>
        </table:table-row>
        <table:table-row table:style-name="ro1">
          <table:table-cell office:value-type="float" office:value="2042000" calcext:value-type="float">
            <text:p>2042000</text:p>
          </table:table-cell>
          <table:table-cell office:value-type="float" office:value="134.6241" calcext:value-type="float">
            <text:p>134.6241</text:p>
          </table:table-cell>
          <table:table-cell office:value-type="float" office:value="66.6271" calcext:value-type="float">
            <text:p>66.6271</text:p>
          </table:table-cell>
          <table:table-cell office:value-type="float" office:value="235.3291" calcext:value-type="float">
            <text:p>235.3291</text:p>
          </table:table-cell>
          <table:table-cell office:value-type="float" office:value="68.6743" calcext:value-type="float">
            <text:p>68.6743</text:p>
          </table:table-cell>
        </table:table-row>
        <table:table-row table:style-name="ro1">
          <table:table-cell office:value-type="float" office:value="2044000" calcext:value-type="float">
            <text:p>2044000</text:p>
          </table:table-cell>
          <table:table-cell office:value-type="float" office:value="110.7195" calcext:value-type="float">
            <text:p>110.7195</text:p>
          </table:table-cell>
          <table:table-cell office:value-type="float" office:value="93.0905" calcext:value-type="float">
            <text:p>93.0905</text:p>
          </table:table-cell>
          <table:table-cell office:value-type="float" office:value="290.1028" calcext:value-type="float">
            <text:p>290.1028</text:p>
          </table:table-cell>
          <table:table-cell office:value-type="float" office:value="70.336" calcext:value-type="float">
            <text:p>70.336</text:p>
          </table:table-cell>
        </table:table-row>
        <table:table-row table:style-name="ro1">
          <table:table-cell office:value-type="float" office:value="2046000" calcext:value-type="float">
            <text:p>2046000</text:p>
          </table:table-cell>
          <table:table-cell office:value-type="float" office:value="99.506" calcext:value-type="float">
            <text:p>99.506</text:p>
          </table:table-cell>
          <table:table-cell office:value-type="float" office:value="77.3119" calcext:value-type="float">
            <text:p>77.3119</text:p>
          </table:table-cell>
          <table:table-cell office:value-type="float" office:value="252.5532" calcext:value-type="float">
            <text:p>252.5532</text:p>
          </table:table-cell>
          <table:table-cell office:value-type="float" office:value="66.9002" calcext:value-type="float">
            <text:p>66.9002</text:p>
          </table:table-cell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80.2138" calcext:value-type="float">
            <text:p>80.2138</text:p>
          </table:table-cell>
          <table:table-cell office:value-type="float" office:value="95.4168" calcext:value-type="float">
            <text:p>95.4168</text:p>
          </table:table-cell>
          <table:table-cell office:value-type="float" office:value="282.7756" calcext:value-type="float">
            <text:p>282.7756</text:p>
          </table:table-cell>
          <table:table-cell office:value-type="float" office:value="69.6802" calcext:value-type="float">
            <text:p>69.6802</text:p>
          </table:table-cell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106.3069" calcext:value-type="float">
            <text:p>106.3069</text:p>
          </table:table-cell>
          <table:table-cell office:value-type="float" office:value="89.3167" calcext:value-type="float">
            <text:p>89.3167</text:p>
          </table:table-cell>
          <table:table-cell office:value-type="float" office:value="196.1493" calcext:value-type="float">
            <text:p>196.1493</text:p>
          </table:table-cell>
          <table:table-cell office:value-type="float" office:value="69.9212" calcext:value-type="float">
            <text:p>69.9212</text:p>
          </table:table-cell>
        </table:table-row>
        <table:table-row table:style-name="ro1">
          <table:table-cell office:value-type="float" office:value="2052000" calcext:value-type="float">
            <text:p>2052000</text:p>
          </table:table-cell>
          <table:table-cell office:value-type="float" office:value="106.288" calcext:value-type="float">
            <text:p>106.288</text:p>
          </table:table-cell>
          <table:table-cell office:value-type="float" office:value="100.6095" calcext:value-type="float">
            <text:p>100.6095</text:p>
          </table:table-cell>
          <table:table-cell office:value-type="float" office:value="224.2887" calcext:value-type="float">
            <text:p>224.2887</text:p>
          </table:table-cell>
          <table:table-cell office:value-type="float" office:value="83.9645" calcext:value-type="float">
            <text:p>83.9645</text:p>
          </table:table-cell>
        </table:table-row>
        <table:table-row table:style-name="ro1">
          <table:table-cell office:value-type="float" office:value="2054000" calcext:value-type="float">
            <text:p>2054000</text:p>
          </table:table-cell>
          <table:table-cell office:value-type="float" office:value="103.4194" calcext:value-type="float">
            <text:p>103.4194</text:p>
          </table:table-cell>
          <table:table-cell office:value-type="float" office:value="109.7323" calcext:value-type="float">
            <text:p>109.7323</text:p>
          </table:table-cell>
          <table:table-cell office:value-type="float" office:value="176.7377" calcext:value-type="float">
            <text:p>176.7377</text:p>
          </table:table-cell>
          <table:table-cell office:value-type="float" office:value="163.1316" calcext:value-type="float">
            <text:p>163.1316</text:p>
          </table:table-cell>
        </table:table-row>
        <table:table-row table:style-name="ro1">
          <table:table-cell office:value-type="float" office:value="2056000" calcext:value-type="float">
            <text:p>2056000</text:p>
          </table:table-cell>
          <table:table-cell office:value-type="float" office:value="141.2635" calcext:value-type="float">
            <text:p>141.2635</text:p>
          </table:table-cell>
          <table:table-cell office:value-type="float" office:value="97.7386" calcext:value-type="float">
            <text:p>97.7386</text:p>
          </table:table-cell>
          <table:table-cell office:value-type="float" office:value="208.0195" calcext:value-type="float">
            <text:p>208.0195</text:p>
          </table:table-cell>
          <table:table-cell office:value-type="float" office:value="89.3157" calcext:value-type="float">
            <text:p>89.3157</text:p>
          </table:table-cell>
        </table:table-row>
        <table:table-row table:style-name="ro1">
          <table:table-cell office:value-type="float" office:value="2058000" calcext:value-type="float">
            <text:p>2058000</text:p>
          </table:table-cell>
          <table:table-cell office:value-type="float" office:value="166.2819" calcext:value-type="float">
            <text:p>166.2819</text:p>
          </table:table-cell>
          <table:table-cell office:value-type="float" office:value="111.7304" calcext:value-type="float">
            <text:p>111.7304</text:p>
          </table:table-cell>
          <table:table-cell office:value-type="float" office:value="216.5651" calcext:value-type="float">
            <text:p>216.5651</text:p>
          </table:table-cell>
          <table:table-cell office:value-type="float" office:value="124.3369" calcext:value-type="float">
            <text:p>124.3369</text:p>
          </table:table-cell>
        </table:table-row>
        <table:table-row table:style-name="ro1">
          <table:table-cell office:value-type="float" office:value="2060000" calcext:value-type="float">
            <text:p>2060000</text:p>
          </table:table-cell>
          <table:table-cell office:value-type="float" office:value="60.7854" calcext:value-type="float">
            <text:p>60.7854</text:p>
          </table:table-cell>
          <table:table-cell office:value-type="float" office:value="80.1987" calcext:value-type="float">
            <text:p>80.1987</text:p>
          </table:table-cell>
          <table:table-cell office:value-type="float" office:value="201.2651" calcext:value-type="float">
            <text:p>201.2651</text:p>
          </table:table-cell>
          <table:table-cell office:value-type="float" office:value="162.2359" calcext:value-type="float">
            <text:p>162.2359</text:p>
          </table:table-cell>
        </table:table-row>
        <table:table-row table:style-name="ro1">
          <table:table-cell office:value-type="float" office:value="2062000" calcext:value-type="float">
            <text:p>2062000</text:p>
          </table:table-cell>
          <table:table-cell office:value-type="float" office:value="-54.4283" calcext:value-type="float">
            <text:p>-54.4283</text:p>
          </table:table-cell>
          <table:table-cell office:value-type="float" office:value="105.6846" calcext:value-type="float">
            <text:p>105.6846</text:p>
          </table:table-cell>
          <table:table-cell office:value-type="float" office:value="257.4908" calcext:value-type="float">
            <text:p>257.4908</text:p>
          </table:table-cell>
          <table:table-cell office:value-type="float" office:value="97.4573" calcext:value-type="float">
            <text:p>97.4573</text:p>
          </table:table-cell>
        </table:table-row>
        <table:table-row table:style-name="ro1">
          <table:table-cell office:value-type="float" office:value="2064000" calcext:value-type="float">
            <text:p>2064000</text:p>
          </table:table-cell>
          <table:table-cell office:value-type="float" office:value="173.6848" calcext:value-type="float">
            <text:p>173.6848</text:p>
          </table:table-cell>
          <table:table-cell office:value-type="float" office:value="107.8772" calcext:value-type="float">
            <text:p>107.8772</text:p>
          </table:table-cell>
          <table:table-cell office:value-type="float" office:value="248.0211" calcext:value-type="float">
            <text:p>248.0211</text:p>
          </table:table-cell>
          <table:table-cell office:value-type="float" office:value="122.1994" calcext:value-type="float">
            <text:p>122.1994</text:p>
          </table:table-cell>
        </table:table-row>
        <table:table-row table:style-name="ro1">
          <table:table-cell office:value-type="float" office:value="2066000" calcext:value-type="float">
            <text:p>2066000</text:p>
          </table:table-cell>
          <table:table-cell office:value-type="float" office:value="0.2561" calcext:value-type="float">
            <text:p>0.2561</text:p>
          </table:table-cell>
          <table:table-cell office:value-type="float" office:value="116.5588" calcext:value-type="float">
            <text:p>116.5588</text:p>
          </table:table-cell>
          <table:table-cell office:value-type="float" office:value="258.9922" calcext:value-type="float">
            <text:p>258.9922</text:p>
          </table:table-cell>
          <table:table-cell office:value-type="float" office:value="117.126" calcext:value-type="float">
            <text:p>117.126</text:p>
          </table:table-cell>
        </table:table-row>
        <table:table-row table:style-name="ro1">
          <table:table-cell office:value-type="float" office:value="2068000" calcext:value-type="float">
            <text:p>2068000</text:p>
          </table:table-cell>
          <table:table-cell office:value-type="float" office:value="125.6569" calcext:value-type="float">
            <text:p>125.6569</text:p>
          </table:table-cell>
          <table:table-cell office:value-type="float" office:value="104.0819" calcext:value-type="float">
            <text:p>104.0819</text:p>
          </table:table-cell>
          <table:table-cell office:value-type="float" office:value="241.7043" calcext:value-type="float">
            <text:p>241.7043</text:p>
          </table:table-cell>
          <table:table-cell office:value-type="float" office:value="102.4808" calcext:value-type="float">
            <text:p>102.4808</text:p>
          </table:table-cell>
        </table:table-row>
        <table:table-row table:style-name="ro1">
          <table:table-cell office:value-type="float" office:value="2070000" calcext:value-type="float">
            <text:p>2070000</text:p>
          </table:table-cell>
          <table:table-cell office:value-type="float" office:value="65.6816" calcext:value-type="float">
            <text:p>65.6816</text:p>
          </table:table-cell>
          <table:table-cell office:value-type="float" office:value="57.1787" calcext:value-type="float">
            <text:p>57.1787</text:p>
          </table:table-cell>
          <table:table-cell office:value-type="float" office:value="248.5665" calcext:value-type="float">
            <text:p>248.5665</text:p>
          </table:table-cell>
          <table:table-cell office:value-type="float" office:value="130.0228" calcext:value-type="float">
            <text:p>130.0228</text:p>
          </table:table-cell>
        </table:table-row>
        <table:table-row table:style-name="ro1">
          <table:table-cell office:value-type="float" office:value="2072000" calcext:value-type="float">
            <text:p>2072000</text:p>
          </table:table-cell>
          <table:table-cell office:value-type="float" office:value="-24.9398" calcext:value-type="float">
            <text:p>-24.9398</text:p>
          </table:table-cell>
          <table:table-cell office:value-type="float" office:value="102.3299" calcext:value-type="float">
            <text:p>102.3299</text:p>
          </table:table-cell>
          <table:table-cell office:value-type="float" office:value="175.6293" calcext:value-type="float">
            <text:p>175.6293</text:p>
          </table:table-cell>
          <table:table-cell office:value-type="float" office:value="163.0095" calcext:value-type="float">
            <text:p>163.0095</text:p>
          </table:table-cell>
        </table:table-row>
        <table:table-row table:style-name="ro1">
          <table:table-cell office:value-type="float" office:value="2074000" calcext:value-type="float">
            <text:p>2074000</text:p>
          </table:table-cell>
          <table:table-cell office:value-type="float" office:value="36.1766" calcext:value-type="float">
            <text:p>36.1766</text:p>
          </table:table-cell>
          <table:table-cell office:value-type="float" office:value="97.3663" calcext:value-type="float">
            <text:p>97.3663</text:p>
          </table:table-cell>
          <table:table-cell office:value-type="float" office:value="263.7383" calcext:value-type="float">
            <text:p>263.7383</text:p>
          </table:table-cell>
          <table:table-cell office:value-type="float" office:value="134.3595" calcext:value-type="float">
            <text:p>134.3595</text:p>
          </table:table-cell>
        </table:table-row>
        <table:table-row table:style-name="ro1">
          <table:table-cell office:value-type="float" office:value="2076000" calcext:value-type="float">
            <text:p>2076000</text:p>
          </table:table-cell>
          <table:table-cell office:value-type="float" office:value="106.9205" calcext:value-type="float">
            <text:p>106.9205</text:p>
          </table:table-cell>
          <table:table-cell office:value-type="float" office:value="140.0533" calcext:value-type="float">
            <text:p>140.0533</text:p>
          </table:table-cell>
          <table:table-cell office:value-type="float" office:value="230.3651" calcext:value-type="float">
            <text:p>230.3651</text:p>
          </table:table-cell>
          <table:table-cell office:value-type="float" office:value="171.3152" calcext:value-type="float">
            <text:p>171.3152</text:p>
          </table:table-cell>
        </table:table-row>
        <table:table-row table:style-name="ro1">
          <table:table-cell office:value-type="float" office:value="2078000" calcext:value-type="float">
            <text:p>2078000</text:p>
          </table:table-cell>
          <table:table-cell office:value-type="float" office:value="65.1456" calcext:value-type="float">
            <text:p>65.1456</text:p>
          </table:table-cell>
          <table:table-cell office:value-type="float" office:value="102.316" calcext:value-type="float">
            <text:p>102.316</text:p>
          </table:table-cell>
          <table:table-cell office:value-type="float" office:value="247.9277" calcext:value-type="float">
            <text:p>247.9277</text:p>
          </table:table-cell>
          <table:table-cell office:value-type="float" office:value="195.5074" calcext:value-type="float">
            <text:p>195.5074</text:p>
          </table:table-cell>
        </table:table-row>
        <table:table-row table:style-name="ro1">
          <table:table-cell office:value-type="float" office:value="2080000" calcext:value-type="float">
            <text:p>2080000</text:p>
          </table:table-cell>
          <table:table-cell office:value-type="float" office:value="18.3189" calcext:value-type="float">
            <text:p>18.3189</text:p>
          </table:table-cell>
          <table:table-cell office:value-type="float" office:value="120.667" calcext:value-type="float">
            <text:p>120.667</text:p>
          </table:table-cell>
          <table:table-cell office:value-type="float" office:value="218.4912" calcext:value-type="float">
            <text:p>218.4912</text:p>
          </table:table-cell>
          <table:table-cell office:value-type="float" office:value="151.1433" calcext:value-type="float">
            <text:p>151.1433</text:p>
          </table:table-cell>
        </table:table-row>
        <table:table-row table:style-name="ro1">
          <table:table-cell office:value-type="float" office:value="2082000" calcext:value-type="float">
            <text:p>2082000</text:p>
          </table:table-cell>
          <table:table-cell office:value-type="float" office:value="105.4562" calcext:value-type="float">
            <text:p>105.4562</text:p>
          </table:table-cell>
          <table:table-cell office:value-type="float" office:value="78.1679" calcext:value-type="float">
            <text:p>78.1679</text:p>
          </table:table-cell>
          <table:table-cell office:value-type="float" office:value="224.9838" calcext:value-type="float">
            <text:p>224.9838</text:p>
          </table:table-cell>
          <table:table-cell office:value-type="float" office:value="157.3494" calcext:value-type="float">
            <text:p>157.3494</text:p>
          </table:table-cell>
        </table:table-row>
        <table:table-row table:style-name="ro1">
          <table:table-cell office:value-type="float" office:value="2084000" calcext:value-type="float">
            <text:p>2084000</text:p>
          </table:table-cell>
          <table:table-cell office:value-type="float" office:value="-19.5293" calcext:value-type="float">
            <text:p>-19.5293</text:p>
          </table:table-cell>
          <table:table-cell office:value-type="float" office:value="92.7994" calcext:value-type="float">
            <text:p>92.7994</text:p>
          </table:table-cell>
          <table:table-cell office:value-type="float" office:value="209.8742" calcext:value-type="float">
            <text:p>209.8742</text:p>
          </table:table-cell>
          <table:table-cell office:value-type="float" office:value="234.6699" calcext:value-type="float">
            <text:p>234.6699</text:p>
          </table:table-cell>
        </table:table-row>
        <table:table-row table:style-name="ro1">
          <table:table-cell office:value-type="float" office:value="2086000" calcext:value-type="float">
            <text:p>2086000</text:p>
          </table:table-cell>
          <table:table-cell office:value-type="float" office:value="77.9573" calcext:value-type="float">
            <text:p>77.9573</text:p>
          </table:table-cell>
          <table:table-cell office:value-type="float" office:value="82.7853" calcext:value-type="float">
            <text:p>82.7853</text:p>
          </table:table-cell>
          <table:table-cell office:value-type="float" office:value="256.5991" calcext:value-type="float">
            <text:p>256.5991</text:p>
          </table:table-cell>
          <table:table-cell office:value-type="float" office:value="203.3771" calcext:value-type="float">
            <text:p>203.3771</text:p>
          </table:table-cell>
        </table:table-row>
        <table:table-row table:style-name="ro1">
          <table:table-cell office:value-type="float" office:value="2088000" calcext:value-type="float">
            <text:p>2088000</text:p>
          </table:table-cell>
          <table:table-cell office:value-type="float" office:value="-66.2416" calcext:value-type="float">
            <text:p>-66.2416</text:p>
          </table:table-cell>
          <table:table-cell office:value-type="float" office:value="108.0045" calcext:value-type="float">
            <text:p>108.0045</text:p>
          </table:table-cell>
          <table:table-cell office:value-type="float" office:value="254.3279" calcext:value-type="float">
            <text:p>254.3279</text:p>
          </table:table-cell>
          <table:table-cell office:value-type="float" office:value="239.065" calcext:value-type="float">
            <text:p>239.065</text:p>
          </table:table-cell>
        </table:table-row>
        <table:table-row table:style-name="ro1">
          <table:table-cell office:value-type="float" office:value="2090000" calcext:value-type="float">
            <text:p>2090000</text:p>
          </table:table-cell>
          <table:table-cell office:value-type="float" office:value="26.1995" calcext:value-type="float">
            <text:p>26.1995</text:p>
          </table:table-cell>
          <table:table-cell office:value-type="float" office:value="78.8623" calcext:value-type="float">
            <text:p>78.8623</text:p>
          </table:table-cell>
          <table:table-cell office:value-type="float" office:value="288.9356" calcext:value-type="float">
            <text:p>288.9356</text:p>
          </table:table-cell>
          <table:table-cell office:value-type="float" office:value="265.2679" calcext:value-type="float">
            <text:p>265.2679</text:p>
          </table:table-cell>
        </table:table-row>
        <table:table-row table:style-name="ro1">
          <table:table-cell office:value-type="float" office:value="2092000" calcext:value-type="float">
            <text:p>2092000</text:p>
          </table:table-cell>
          <table:table-cell office:value-type="float" office:value="-68.5333" calcext:value-type="float">
            <text:p>-68.5333</text:p>
          </table:table-cell>
          <table:table-cell office:value-type="float" office:value="-75.8024" calcext:value-type="float">
            <text:p>-75.8024</text:p>
          </table:table-cell>
          <table:table-cell office:value-type="float" office:value="229.5073" calcext:value-type="float">
            <text:p>229.5073</text:p>
          </table:table-cell>
          <table:table-cell office:value-type="float" office:value="251.0681" calcext:value-type="float">
            <text:p>251.0681</text:p>
          </table:table-cell>
        </table:table-row>
        <table:table-row table:style-name="ro1">
          <table:table-cell office:value-type="float" office:value="2094000" calcext:value-type="float">
            <text:p>2094000</text:p>
          </table:table-cell>
          <table:table-cell office:value-type="float" office:value="71.5836" calcext:value-type="float">
            <text:p>71.5836</text:p>
          </table:table-cell>
          <table:table-cell office:value-type="float" office:value="117.5578" calcext:value-type="float">
            <text:p>117.5578</text:p>
          </table:table-cell>
          <table:table-cell office:value-type="float" office:value="208.85" calcext:value-type="float">
            <text:p>208.85</text:p>
          </table:table-cell>
          <table:table-cell office:value-type="float" office:value="267.5832" calcext:value-type="float">
            <text:p>267.5832</text:p>
          </table:table-cell>
        </table:table-row>
        <table:table-row table:style-name="ro1">
          <table:table-cell office:value-type="float" office:value="2096000" calcext:value-type="float">
            <text:p>2096000</text:p>
          </table:table-cell>
          <table:table-cell office:value-type="float" office:value="82.3197" calcext:value-type="float">
            <text:p>82.3197</text:p>
          </table:table-cell>
          <table:table-cell office:value-type="float" office:value="102.5544" calcext:value-type="float">
            <text:p>102.5544</text:p>
          </table:table-cell>
          <table:table-cell office:value-type="float" office:value="214.8598" calcext:value-type="float">
            <text:p>214.8598</text:p>
          </table:table-cell>
          <table:table-cell office:value-type="float" office:value="191.1521" calcext:value-type="float">
            <text:p>191.1521</text:p>
          </table:table-cell>
        </table:table-row>
        <table:table-row table:style-name="ro1">
          <table:table-cell office:value-type="float" office:value="2098000" calcext:value-type="float">
            <text:p>2098000</text:p>
          </table:table-cell>
          <table:table-cell office:value-type="float" office:value="98.6035" calcext:value-type="float">
            <text:p>98.6035</text:p>
          </table:table-cell>
          <table:table-cell office:value-type="float" office:value="86.8905" calcext:value-type="float">
            <text:p>86.8905</text:p>
          </table:table-cell>
          <table:table-cell office:value-type="float" office:value="240.3546" calcext:value-type="float">
            <text:p>240.3546</text:p>
          </table:table-cell>
          <table:table-cell office:value-type="float" office:value="149.8138" calcext:value-type="float">
            <text:p>149.8138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40.6799" calcext:value-type="float">
            <text:p>140.6799</text:p>
          </table:table-cell>
          <table:table-cell office:value-type="float" office:value="109.5646" calcext:value-type="float">
            <text:p>109.5646</text:p>
          </table:table-cell>
          <table:table-cell office:value-type="float" office:value="278.2186" calcext:value-type="float">
            <text:p>278.2186</text:p>
          </table:table-cell>
          <table:table-cell office:value-type="float" office:value="251.2667" calcext:value-type="float">
            <text:p>251.2667</text:p>
          </table:table-cell>
        </table:table-row>
        <table:table-row table:style-name="ro1">
          <table:table-cell office:value-type="float" office:value="2102000" calcext:value-type="float">
            <text:p>2102000</text:p>
          </table:table-cell>
          <table:table-cell office:value-type="float" office:value="77.238" calcext:value-type="float">
            <text:p>77.238</text:p>
          </table:table-cell>
          <table:table-cell office:value-type="float" office:value="115.7991" calcext:value-type="float">
            <text:p>115.7991</text:p>
          </table:table-cell>
          <table:table-cell office:value-type="float" office:value="222.1988" calcext:value-type="float">
            <text:p>222.1988</text:p>
          </table:table-cell>
          <table:table-cell office:value-type="float" office:value="179.5514" calcext:value-type="float">
            <text:p>179.5514</text:p>
          </table:table-cell>
        </table:table-row>
        <table:table-row table:style-name="ro1">
          <table:table-cell office:value-type="float" office:value="2104000" calcext:value-type="float">
            <text:p>2104000</text:p>
          </table:table-cell>
          <table:table-cell office:value-type="float" office:value="158.2474" calcext:value-type="float">
            <text:p>158.2474</text:p>
          </table:table-cell>
          <table:table-cell office:value-type="float" office:value="118.7615" calcext:value-type="float">
            <text:p>118.7615</text:p>
          </table:table-cell>
          <table:table-cell office:value-type="float" office:value="211.8931" calcext:value-type="float">
            <text:p>211.8931</text:p>
          </table:table-cell>
          <table:table-cell office:value-type="float" office:value="96.9233" calcext:value-type="float">
            <text:p>96.9233</text:p>
          </table:table-cell>
        </table:table-row>
        <table:table-row table:style-name="ro1">
          <table:table-cell office:value-type="float" office:value="2106000" calcext:value-type="float">
            <text:p>2106000</text:p>
          </table:table-cell>
          <table:table-cell office:value-type="float" office:value="-23.9788" calcext:value-type="float">
            <text:p>-23.9788</text:p>
          </table:table-cell>
          <table:table-cell office:value-type="float" office:value="77.5089" calcext:value-type="float">
            <text:p>77.5089</text:p>
          </table:table-cell>
          <table:table-cell office:value-type="float" office:value="249.0873" calcext:value-type="float">
            <text:p>249.0873</text:p>
          </table:table-cell>
          <table:table-cell office:value-type="float" office:value="212.7538" calcext:value-type="float">
            <text:p>212.7538</text:p>
          </table:table-cell>
        </table:table-row>
        <table:table-row table:style-name="ro1">
          <table:table-cell office:value-type="float" office:value="2108000" calcext:value-type="float">
            <text:p>2108000</text:p>
          </table:table-cell>
          <table:table-cell office:value-type="float" office:value="13.7753" calcext:value-type="float">
            <text:p>13.7753</text:p>
          </table:table-cell>
          <table:table-cell office:value-type="float" office:value="83.1228" calcext:value-type="float">
            <text:p>83.1228</text:p>
          </table:table-cell>
          <table:table-cell office:value-type="float" office:value="189.4864" calcext:value-type="float">
            <text:p>189.4864</text:p>
          </table:table-cell>
          <table:table-cell office:value-type="float" office:value="176.1409" calcext:value-type="float">
            <text:p>176.1409</text:p>
          </table:table-cell>
        </table:table-row>
        <table:table-row table:style-name="ro1">
          <table:table-cell office:value-type="float" office:value="2110000" calcext:value-type="float">
            <text:p>2110000</text:p>
          </table:table-cell>
          <table:table-cell office:value-type="float" office:value="32.8944" calcext:value-type="float">
            <text:p>32.8944</text:p>
          </table:table-cell>
          <table:table-cell office:value-type="float" office:value="92.7581" calcext:value-type="float">
            <text:p>92.7581</text:p>
          </table:table-cell>
          <table:table-cell office:value-type="float" office:value="186.7548" calcext:value-type="float">
            <text:p>186.7548</text:p>
          </table:table-cell>
          <table:table-cell office:value-type="float" office:value="195.1686" calcext:value-type="float">
            <text:p>195.1686</text:p>
          </table:table-cell>
        </table:table-row>
        <table:table-row table:style-name="ro1">
          <table:table-cell office:value-type="float" office:value="2112000" calcext:value-type="float">
            <text:p>2112000</text:p>
          </table:table-cell>
          <table:table-cell office:value-type="float" office:value="-52.024" calcext:value-type="float">
            <text:p>-52.024</text:p>
          </table:table-cell>
          <table:table-cell office:value-type="float" office:value="39.3296" calcext:value-type="float">
            <text:p>39.3296</text:p>
          </table:table-cell>
          <table:table-cell office:value-type="float" office:value="177.8869" calcext:value-type="float">
            <text:p>177.8869</text:p>
          </table:table-cell>
          <table:table-cell office:value-type="float" office:value="269.8065" calcext:value-type="float">
            <text:p>269.8065</text:p>
          </table:table-cell>
        </table:table-row>
        <table:table-row table:style-name="ro1">
          <table:table-cell office:value-type="float" office:value="2114000" calcext:value-type="float">
            <text:p>2114000</text:p>
          </table:table-cell>
          <table:table-cell office:value-type="float" office:value="-34.8336" calcext:value-type="float">
            <text:p>-34.8336</text:p>
          </table:table-cell>
          <table:table-cell office:value-type="float" office:value="-39.6726" calcext:value-type="float">
            <text:p>-39.6726</text:p>
          </table:table-cell>
          <table:table-cell office:value-type="float" office:value="258.1898" calcext:value-type="float">
            <text:p>258.1898</text:p>
          </table:table-cell>
          <table:table-cell office:value-type="float" office:value="219.8047" calcext:value-type="float">
            <text:p>219.8047</text:p>
          </table:table-cell>
        </table:table-row>
        <table:table-row table:style-name="ro1">
          <table:table-cell office:value-type="float" office:value="2116000" calcext:value-type="float">
            <text:p>2116000</text:p>
          </table:table-cell>
          <table:table-cell office:value-type="float" office:value="-40.4416" calcext:value-type="float">
            <text:p>-40.4416</text:p>
          </table:table-cell>
          <table:table-cell office:value-type="float" office:value="86.2167" calcext:value-type="float">
            <text:p>86.2167</text:p>
          </table:table-cell>
          <table:table-cell office:value-type="float" office:value="170.0732" calcext:value-type="float">
            <text:p>170.0732</text:p>
          </table:table-cell>
          <table:table-cell office:value-type="float" office:value="254.326" calcext:value-type="float">
            <text:p>254.326</text:p>
          </table:table-cell>
        </table:table-row>
        <table:table-row table:style-name="ro1">
          <table:table-cell office:value-type="float" office:value="2118000" calcext:value-type="float">
            <text:p>2118000</text:p>
          </table:table-cell>
          <table:table-cell office:value-type="float" office:value="49.6281" calcext:value-type="float">
            <text:p>49.6281</text:p>
          </table:table-cell>
          <table:table-cell office:value-type="float" office:value="55.4511" calcext:value-type="float">
            <text:p>55.4511</text:p>
          </table:table-cell>
          <table:table-cell office:value-type="float" office:value="189.9297" calcext:value-type="float">
            <text:p>189.9297</text:p>
          </table:table-cell>
          <table:table-cell office:value-type="float" office:value="262.9804" calcext:value-type="float">
            <text:p>262.9804</text:p>
          </table:table-cell>
        </table:table-row>
        <table:table-row table:style-name="ro1">
          <table:table-cell office:value-type="float" office:value="2120000" calcext:value-type="float">
            <text:p>2120000</text:p>
          </table:table-cell>
          <table:table-cell office:value-type="float" office:value="-69.4936" calcext:value-type="float">
            <text:p>-69.4936</text:p>
          </table:table-cell>
          <table:table-cell office:value-type="float" office:value="77.5479" calcext:value-type="float">
            <text:p>77.5479</text:p>
          </table:table-cell>
          <table:table-cell office:value-type="float" office:value="170.0285" calcext:value-type="float">
            <text:p>170.0285</text:p>
          </table:table-cell>
          <table:table-cell office:value-type="float" office:value="270.2005" calcext:value-type="float">
            <text:p>270.2005</text:p>
          </table:table-cell>
        </table:table-row>
        <table:table-row table:style-name="ro1">
          <table:table-cell office:value-type="float" office:value="2122000" calcext:value-type="float">
            <text:p>2122000</text:p>
          </table:table-cell>
          <table:table-cell office:value-type="float" office:value="65.5619" calcext:value-type="float">
            <text:p>65.5619</text:p>
          </table:table-cell>
          <table:table-cell office:value-type="float" office:value="121.7833" calcext:value-type="float">
            <text:p>121.7833</text:p>
          </table:table-cell>
          <table:table-cell office:value-type="float" office:value="242.4842" calcext:value-type="float">
            <text:p>242.4842</text:p>
          </table:table-cell>
          <table:table-cell office:value-type="float" office:value="249.404" calcext:value-type="float">
            <text:p>249.404</text:p>
          </table:table-cell>
        </table:table-row>
        <table:table-row table:style-name="ro1">
          <table:table-cell office:value-type="float" office:value="2124000" calcext:value-type="float">
            <text:p>2124000</text:p>
          </table:table-cell>
          <table:table-cell office:value-type="float" office:value="18.9547" calcext:value-type="float">
            <text:p>18.9547</text:p>
          </table:table-cell>
          <table:table-cell office:value-type="float" office:value="107.9778" calcext:value-type="float">
            <text:p>107.9778</text:p>
          </table:table-cell>
          <table:table-cell office:value-type="float" office:value="198.9697" calcext:value-type="float">
            <text:p>198.9697</text:p>
          </table:table-cell>
          <table:table-cell office:value-type="float" office:value="237.3429" calcext:value-type="float">
            <text:p>237.3429</text:p>
          </table:table-cell>
        </table:table-row>
        <table:table-row table:style-name="ro1">
          <table:table-cell office:value-type="float" office:value="2126000" calcext:value-type="float">
            <text:p>2126000</text:p>
          </table:table-cell>
          <table:table-cell office:value-type="float" office:value="-43.3879" calcext:value-type="float">
            <text:p>-43.3879</text:p>
          </table:table-cell>
          <table:table-cell office:value-type="float" office:value="123.4812" calcext:value-type="float">
            <text:p>123.4812</text:p>
          </table:table-cell>
          <table:table-cell office:value-type="float" office:value="192.1464" calcext:value-type="float">
            <text:p>192.1464</text:p>
          </table:table-cell>
          <table:table-cell office:value-type="float" office:value="216.9041" calcext:value-type="float">
            <text:p>216.9041</text:p>
          </table:table-cell>
        </table:table-row>
        <table:table-row table:style-name="ro1">
          <table:table-cell office:value-type="float" office:value="2128000" calcext:value-type="float">
            <text:p>2128000</text:p>
          </table:table-cell>
          <table:table-cell office:value-type="float" office:value="69.1918" calcext:value-type="float">
            <text:p>69.1918</text:p>
          </table:table-cell>
          <table:table-cell office:value-type="float" office:value="89.961" calcext:value-type="float">
            <text:p>89.961</text:p>
          </table:table-cell>
          <table:table-cell office:value-type="float" office:value="265.7102" calcext:value-type="float">
            <text:p>265.7102</text:p>
          </table:table-cell>
          <table:table-cell office:value-type="float" office:value="280.2092" calcext:value-type="float">
            <text:p>280.2092</text:p>
          </table:table-cell>
        </table:table-row>
        <table:table-row table:style-name="ro1">
          <table:table-cell office:value-type="float" office:value="2130000" calcext:value-type="float">
            <text:p>2130000</text:p>
          </table:table-cell>
          <table:table-cell office:value-type="float" office:value="-26.102" calcext:value-type="float">
            <text:p>-26.102</text:p>
          </table:table-cell>
          <table:table-cell office:value-type="float" office:value="86.8526" calcext:value-type="float">
            <text:p>86.8526</text:p>
          </table:table-cell>
          <table:table-cell office:value-type="float" office:value="253.1817" calcext:value-type="float">
            <text:p>253.1817</text:p>
          </table:table-cell>
          <table:table-cell office:value-type="float" office:value="151.7454" calcext:value-type="float">
            <text:p>151.7454</text:p>
          </table:table-cell>
        </table:table-row>
        <table:table-row table:style-name="ro1">
          <table:table-cell office:value-type="float" office:value="2132000" calcext:value-type="float">
            <text:p>2132000</text:p>
          </table:table-cell>
          <table:table-cell office:value-type="float" office:value="-33.4159" calcext:value-type="float">
            <text:p>-33.4159</text:p>
          </table:table-cell>
          <table:table-cell office:value-type="float" office:value="101.4625" calcext:value-type="float">
            <text:p>101.4625</text:p>
          </table:table-cell>
          <table:table-cell office:value-type="float" office:value="244.5968" calcext:value-type="float">
            <text:p>244.5968</text:p>
          </table:table-cell>
          <table:table-cell office:value-type="float" office:value="98.3557" calcext:value-type="float">
            <text:p>98.3557</text:p>
          </table:table-cell>
        </table:table-row>
        <table:table-row table:style-name="ro1">
          <table:table-cell office:value-type="float" office:value="2134000" calcext:value-type="float">
            <text:p>2134000</text:p>
          </table:table-cell>
          <table:table-cell office:value-type="float" office:value="73.4446" calcext:value-type="float">
            <text:p>73.4446</text:p>
          </table:table-cell>
          <table:table-cell office:value-type="float" office:value="100.7658" calcext:value-type="float">
            <text:p>100.7658</text:p>
          </table:table-cell>
          <table:table-cell office:value-type="float" office:value="247.2833" calcext:value-type="float">
            <text:p>247.2833</text:p>
          </table:table-cell>
          <table:table-cell office:value-type="float" office:value="214.8556" calcext:value-type="float">
            <text:p>214.8556</text:p>
          </table:table-cell>
        </table:table-row>
        <table:table-row table:style-name="ro1">
          <table:table-cell office:value-type="float" office:value="2136000" calcext:value-type="float">
            <text:p>2136000</text:p>
          </table:table-cell>
          <table:table-cell office:value-type="float" office:value="-109.3579" calcext:value-type="float">
            <text:p>-109.3579</text:p>
          </table:table-cell>
          <table:table-cell office:value-type="float" office:value="94.7431" calcext:value-type="float">
            <text:p>94.7431</text:p>
          </table:table-cell>
          <table:table-cell office:value-type="float" office:value="185.672" calcext:value-type="float">
            <text:p>185.672</text:p>
          </table:table-cell>
          <table:table-cell office:value-type="float" office:value="144.6943" calcext:value-type="float">
            <text:p>144.6943</text:p>
          </table:table-cell>
        </table:table-row>
        <table:table-row table:style-name="ro1">
          <table:table-cell office:value-type="float" office:value="2138000" calcext:value-type="float">
            <text:p>2138000</text:p>
          </table:table-cell>
          <table:table-cell office:value-type="float" office:value="-37.2215" calcext:value-type="float">
            <text:p>-37.2215</text:p>
          </table:table-cell>
          <table:table-cell office:value-type="float" office:value="73.3081" calcext:value-type="float">
            <text:p>73.3081</text:p>
          </table:table-cell>
          <table:table-cell office:value-type="float" office:value="246.3665" calcext:value-type="float">
            <text:p>246.3665</text:p>
          </table:table-cell>
          <table:table-cell office:value-type="float" office:value="169.1514" calcext:value-type="float">
            <text:p>169.1514</text:p>
          </table:table-cell>
        </table:table-row>
        <table:table-row table:style-name="ro1">
          <table:table-cell office:value-type="float" office:value="2140000" calcext:value-type="float">
            <text:p>2140000</text:p>
          </table:table-cell>
          <table:table-cell office:value-type="float" office:value="-5.7624" calcext:value-type="float">
            <text:p>-5.7624</text:p>
          </table:table-cell>
          <table:table-cell office:value-type="float" office:value="106.2301" calcext:value-type="float">
            <text:p>106.2301</text:p>
          </table:table-cell>
          <table:table-cell office:value-type="float" office:value="251.0223" calcext:value-type="float">
            <text:p>251.0223</text:p>
          </table:table-cell>
          <table:table-cell office:value-type="float" office:value="148.7344" calcext:value-type="float">
            <text:p>148.7344</text:p>
          </table:table-cell>
        </table:table-row>
        <table:table-row table:style-name="ro1">
          <table:table-cell office:value-type="float" office:value="2142000" calcext:value-type="float">
            <text:p>2142000</text:p>
          </table:table-cell>
          <table:table-cell office:value-type="float" office:value="26.4452" calcext:value-type="float">
            <text:p>26.4452</text:p>
          </table:table-cell>
          <table:table-cell office:value-type="float" office:value="76.9737" calcext:value-type="float">
            <text:p>76.9737</text:p>
          </table:table-cell>
          <table:table-cell office:value-type="float" office:value="249.924" calcext:value-type="float">
            <text:p>249.924</text:p>
          </table:table-cell>
          <table:table-cell office:value-type="float" office:value="156.703" calcext:value-type="float">
            <text:p>156.703</text:p>
          </table:table-cell>
        </table:table-row>
        <table:table-row table:style-name="ro1">
          <table:table-cell office:value-type="float" office:value="2144000" calcext:value-type="float">
            <text:p>2144000</text:p>
          </table:table-cell>
          <table:table-cell office:value-type="float" office:value="23.9362" calcext:value-type="float">
            <text:p>23.9362</text:p>
          </table:table-cell>
          <table:table-cell office:value-type="float" office:value="109.7275" calcext:value-type="float">
            <text:p>109.7275</text:p>
          </table:table-cell>
          <table:table-cell office:value-type="float" office:value="196.8849" calcext:value-type="float">
            <text:p>196.8849</text:p>
          </table:table-cell>
          <table:table-cell office:value-type="float" office:value="255.5249" calcext:value-type="float">
            <text:p>255.5249</text:p>
          </table:table-cell>
        </table:table-row>
        <table:table-row table:style-name="ro1">
          <table:table-cell office:value-type="float" office:value="2146000" calcext:value-type="float">
            <text:p>2146000</text:p>
          </table:table-cell>
          <table:table-cell office:value-type="float" office:value="-8.1938" calcext:value-type="float">
            <text:p>-8.1938</text:p>
          </table:table-cell>
          <table:table-cell office:value-type="float" office:value="77.1597" calcext:value-type="float">
            <text:p>77.1597</text:p>
          </table:table-cell>
          <table:table-cell office:value-type="float" office:value="166.5166" calcext:value-type="float">
            <text:p>166.5166</text:p>
          </table:table-cell>
          <table:table-cell office:value-type="float" office:value="188.1914" calcext:value-type="float">
            <text:p>188.1914</text:p>
          </table:table-cell>
        </table:table-row>
        <table:table-row table:style-name="ro1">
          <table:table-cell office:value-type="float" office:value="2148000" calcext:value-type="float">
            <text:p>2148000</text:p>
          </table:table-cell>
          <table:table-cell office:value-type="float" office:value="1.3607" calcext:value-type="float">
            <text:p>1.3607</text:p>
          </table:table-cell>
          <table:table-cell office:value-type="float" office:value="105.0319" calcext:value-type="float">
            <text:p>105.0319</text:p>
          </table:table-cell>
          <table:table-cell office:value-type="float" office:value="214.2266" calcext:value-type="float">
            <text:p>214.2266</text:p>
          </table:table-cell>
          <table:table-cell office:value-type="float" office:value="157.0164" calcext:value-type="float">
            <text:p>157.0164</text:p>
          </table:table-cell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-76.1706" calcext:value-type="float">
            <text:p>-76.1706</text:p>
          </table:table-cell>
          <table:table-cell office:value-type="float" office:value="69.9478" calcext:value-type="float">
            <text:p>69.9478</text:p>
          </table:table-cell>
          <table:table-cell office:value-type="float" office:value="266.7232" calcext:value-type="float">
            <text:p>266.7232</text:p>
          </table:table-cell>
          <table:table-cell office:value-type="float" office:value="254.9494" calcext:value-type="float">
            <text:p>254.9494</text:p>
          </table:table-cell>
        </table:table-row>
        <table:table-row table:style-name="ro1">
          <table:table-cell office:value-type="float" office:value="2152000" calcext:value-type="float">
            <text:p>2152000</text:p>
          </table:table-cell>
          <table:table-cell office:value-type="float" office:value="100.1365" calcext:value-type="float">
            <text:p>100.1365</text:p>
          </table:table-cell>
          <table:table-cell office:value-type="float" office:value="78.6555" calcext:value-type="float">
            <text:p>78.6555</text:p>
          </table:table-cell>
          <table:table-cell office:value-type="float" office:value="218.2811" calcext:value-type="float">
            <text:p>218.2811</text:p>
          </table:table-cell>
          <table:table-cell office:value-type="float" office:value="276.0185" calcext:value-type="float">
            <text:p>276.0185</text:p>
          </table:table-cell>
        </table:table-row>
        <table:table-row table:style-name="ro1">
          <table:table-cell office:value-type="float" office:value="2154000" calcext:value-type="float">
            <text:p>2154000</text:p>
          </table:table-cell>
          <table:table-cell office:value-type="float" office:value="40.9198" calcext:value-type="float">
            <text:p>40.9198</text:p>
          </table:table-cell>
          <table:table-cell office:value-type="float" office:value="105.2085" calcext:value-type="float">
            <text:p>105.2085</text:p>
          </table:table-cell>
          <table:table-cell office:value-type="float" office:value="145.7699" calcext:value-type="float">
            <text:p>145.7699</text:p>
          </table:table-cell>
          <table:table-cell office:value-type="float" office:value="241.2077" calcext:value-type="float">
            <text:p>241.2077</text:p>
          </table:table-cell>
        </table:table-row>
        <table:table-row table:style-name="ro1">
          <table:table-cell office:value-type="float" office:value="2156000" calcext:value-type="float">
            <text:p>2156000</text:p>
          </table:table-cell>
          <table:table-cell office:value-type="float" office:value="35.0333" calcext:value-type="float">
            <text:p>35.0333</text:p>
          </table:table-cell>
          <table:table-cell office:value-type="float" office:value="39.2686" calcext:value-type="float">
            <text:p>39.2686</text:p>
          </table:table-cell>
          <table:table-cell office:value-type="float" office:value="110.7427" calcext:value-type="float">
            <text:p>110.7427</text:p>
          </table:table-cell>
          <table:table-cell office:value-type="float" office:value="244.8168" calcext:value-type="float">
            <text:p>244.8168</text:p>
          </table:table-cell>
        </table:table-row>
        <table:table-row table:style-name="ro1">
          <table:table-cell office:value-type="float" office:value="2158000" calcext:value-type="float">
            <text:p>2158000</text:p>
          </table:table-cell>
          <table:table-cell office:value-type="float" office:value="47.0275" calcext:value-type="float">
            <text:p>47.0275</text:p>
          </table:table-cell>
          <table:table-cell office:value-type="float" office:value="83.1428" calcext:value-type="float">
            <text:p>83.1428</text:p>
          </table:table-cell>
          <table:table-cell office:value-type="float" office:value="183.4122" calcext:value-type="float">
            <text:p>183.4122</text:p>
          </table:table-cell>
          <table:table-cell office:value-type="float" office:value="253.6237" calcext:value-type="float">
            <text:p>253.6237</text:p>
          </table:table-cell>
        </table:table-row>
        <table:table-row table:style-name="ro1">
          <table:table-cell office:value-type="float" office:value="2160000" calcext:value-type="float">
            <text:p>2160000</text:p>
          </table:table-cell>
          <table:table-cell office:value-type="float" office:value="-103.0369" calcext:value-type="float">
            <text:p>-103.0369</text:p>
          </table:table-cell>
          <table:table-cell office:value-type="float" office:value="56.4916" calcext:value-type="float">
            <text:p>56.4916</text:p>
          </table:table-cell>
          <table:table-cell office:value-type="float" office:value="244.7667" calcext:value-type="float">
            <text:p>244.7667</text:p>
          </table:table-cell>
          <table:table-cell office:value-type="float" office:value="285.693" calcext:value-type="float">
            <text:p>285.693</text:p>
          </table:table-cell>
        </table:table-row>
        <table:table-row table:style-name="ro1">
          <table:table-cell office:value-type="float" office:value="2162000" calcext:value-type="float">
            <text:p>2162000</text:p>
          </table:table-cell>
          <table:table-cell office:value-type="float" office:value="92.7413" calcext:value-type="float">
            <text:p>92.7413</text:p>
          </table:table-cell>
          <table:table-cell office:value-type="float" office:value="108.4081" calcext:value-type="float">
            <text:p>108.4081</text:p>
          </table:table-cell>
          <table:table-cell office:value-type="float" office:value="217.0199" calcext:value-type="float">
            <text:p>217.0199</text:p>
          </table:table-cell>
          <table:table-cell office:value-type="float" office:value="183.7071" calcext:value-type="float">
            <text:p>183.7071</text:p>
          </table:table-cell>
        </table:table-row>
        <table:table-row table:style-name="ro1">
          <table:table-cell office:value-type="float" office:value="2164000" calcext:value-type="float">
            <text:p>2164000</text:p>
          </table:table-cell>
          <table:table-cell office:value-type="float" office:value="-27.231" calcext:value-type="float">
            <text:p>-27.231</text:p>
          </table:table-cell>
          <table:table-cell office:value-type="float" office:value="143.1783" calcext:value-type="float">
            <text:p>143.1783</text:p>
          </table:table-cell>
          <table:table-cell office:value-type="float" office:value="75.945" calcext:value-type="float">
            <text:p>75.945</text:p>
          </table:table-cell>
          <table:table-cell office:value-type="float" office:value="256.1044" calcext:value-type="float">
            <text:p>256.1044</text:p>
          </table:table-cell>
        </table:table-row>
        <table:table-row table:style-name="ro1">
          <table:table-cell office:value-type="float" office:value="2166000" calcext:value-type="float">
            <text:p>2166000</text:p>
          </table:table-cell>
          <table:table-cell office:value-type="float" office:value="-98.4661" calcext:value-type="float">
            <text:p>-98.4661</text:p>
          </table:table-cell>
          <table:table-cell office:value-type="float" office:value="49.3708" calcext:value-type="float">
            <text:p>49.3708</text:p>
          </table:table-cell>
          <table:table-cell office:value-type="float" office:value="210.1645" calcext:value-type="float">
            <text:p>210.1645</text:p>
          </table:table-cell>
          <table:table-cell office:value-type="float" office:value="200.5812" calcext:value-type="float">
            <text:p>200.5812</text:p>
          </table:table-cell>
        </table:table-row>
        <table:table-row table:style-name="ro1">
          <table:table-cell office:value-type="float" office:value="2168000" calcext:value-type="float">
            <text:p>2168000</text:p>
          </table:table-cell>
          <table:table-cell office:value-type="float" office:value="-10.691" calcext:value-type="float">
            <text:p>-10.691</text:p>
          </table:table-cell>
          <table:table-cell office:value-type="float" office:value="73.8367" calcext:value-type="float">
            <text:p>73.8367</text:p>
          </table:table-cell>
          <table:table-cell office:value-type="float" office:value="198.8327" calcext:value-type="float">
            <text:p>198.8327</text:p>
          </table:table-cell>
          <table:table-cell office:value-type="float" office:value="254.1341" calcext:value-type="float">
            <text:p>254.1341</text:p>
          </table:table-cell>
        </table:table-row>
        <table:table-row table:style-name="ro1">
          <table:table-cell office:value-type="float" office:value="2170000" calcext:value-type="float">
            <text:p>2170000</text:p>
          </table:table-cell>
          <table:table-cell office:value-type="float" office:value="-16.5777" calcext:value-type="float">
            <text:p>-16.5777</text:p>
          </table:table-cell>
          <table:table-cell office:value-type="float" office:value="90.2544" calcext:value-type="float">
            <text:p>90.2544</text:p>
          </table:table-cell>
          <table:table-cell office:value-type="float" office:value="231.4758" calcext:value-type="float">
            <text:p>231.4758</text:p>
          </table:table-cell>
          <table:table-cell office:value-type="float" office:value="278.4215" calcext:value-type="float">
            <text:p>278.4215</text:p>
          </table:table-cell>
        </table:table-row>
        <table:table-row table:style-name="ro1">
          <table:table-cell office:value-type="float" office:value="2172000" calcext:value-type="float">
            <text:p>2172000</text:p>
          </table:table-cell>
          <table:table-cell office:value-type="float" office:value="-9.9957" calcext:value-type="float">
            <text:p>-9.9957</text:p>
          </table:table-cell>
          <table:table-cell office:value-type="float" office:value="71.3378" calcext:value-type="float">
            <text:p>71.3378</text:p>
          </table:table-cell>
          <table:table-cell office:value-type="float" office:value="165.6199" calcext:value-type="float">
            <text:p>165.6199</text:p>
          </table:table-cell>
          <table:table-cell office:value-type="float" office:value="252.7867" calcext:value-type="float">
            <text:p>252.7867</text:p>
          </table:table-cell>
        </table:table-row>
        <table:table-row table:style-name="ro1">
          <table:table-cell office:value-type="float" office:value="2174000" calcext:value-type="float">
            <text:p>2174000</text:p>
          </table:table-cell>
          <table:table-cell office:value-type="float" office:value="37.7739" calcext:value-type="float">
            <text:p>37.7739</text:p>
          </table:table-cell>
          <table:table-cell office:value-type="float" office:value="61.6684" calcext:value-type="float">
            <text:p>61.6684</text:p>
          </table:table-cell>
          <table:table-cell office:value-type="float" office:value="214.6669" calcext:value-type="float">
            <text:p>214.6669</text:p>
          </table:table-cell>
          <table:table-cell office:value-type="float" office:value="174.7809" calcext:value-type="float">
            <text:p>174.7809</text:p>
          </table:table-cell>
        </table:table-row>
        <table:table-row table:style-name="ro1">
          <table:table-cell office:value-type="float" office:value="2176000" calcext:value-type="float">
            <text:p>2176000</text:p>
          </table:table-cell>
          <table:table-cell office:value-type="float" office:value="64.5957" calcext:value-type="float">
            <text:p>64.5957</text:p>
          </table:table-cell>
          <table:table-cell office:value-type="float" office:value="-82.0065" calcext:value-type="float">
            <text:p>-82.0065</text:p>
          </table:table-cell>
          <table:table-cell office:value-type="float" office:value="140.355" calcext:value-type="float">
            <text:p>140.355</text:p>
          </table:table-cell>
          <table:table-cell office:value-type="float" office:value="273.509" calcext:value-type="float">
            <text:p>273.509</text:p>
          </table:table-cell>
        </table:table-row>
        <table:table-row table:style-name="ro1">
          <table:table-cell office:value-type="float" office:value="2178000" calcext:value-type="float">
            <text:p>2178000</text:p>
          </table:table-cell>
          <table:table-cell office:value-type="float" office:value="59.6991" calcext:value-type="float">
            <text:p>59.6991</text:p>
          </table:table-cell>
          <table:table-cell office:value-type="float" office:value="61.8786" calcext:value-type="float">
            <text:p>61.8786</text:p>
          </table:table-cell>
          <table:table-cell office:value-type="float" office:value="165.1783" calcext:value-type="float">
            <text:p>165.1783</text:p>
          </table:table-cell>
          <table:table-cell office:value-type="float" office:value="256.3441" calcext:value-type="float">
            <text:p>256.3441</text:p>
          </table:table-cell>
        </table:table-row>
        <table:table-row table:style-name="ro1">
          <table:table-cell office:value-type="float" office:value="2180000" calcext:value-type="float">
            <text:p>2180000</text:p>
          </table:table-cell>
          <table:table-cell office:value-type="float" office:value="172.5107" calcext:value-type="float">
            <text:p>172.5107</text:p>
          </table:table-cell>
          <table:table-cell office:value-type="float" office:value="60.5966" calcext:value-type="float">
            <text:p>60.5966</text:p>
          </table:table-cell>
          <table:table-cell office:value-type="float" office:value="182.1147" calcext:value-type="float">
            <text:p>182.1147</text:p>
          </table:table-cell>
          <table:table-cell office:value-type="float" office:value="258.2505" calcext:value-type="float">
            <text:p>258.2505</text:p>
          </table:table-cell>
        </table:table-row>
        <table:table-row table:style-name="ro1">
          <table:table-cell office:value-type="float" office:value="2182000" calcext:value-type="float">
            <text:p>2182000</text:p>
          </table:table-cell>
          <table:table-cell office:value-type="float" office:value="-40.805" calcext:value-type="float">
            <text:p>-40.805</text:p>
          </table:table-cell>
          <table:table-cell office:value-type="float" office:value="76.1945" calcext:value-type="float">
            <text:p>76.1945</text:p>
          </table:table-cell>
          <table:table-cell office:value-type="float" office:value="222.9927" calcext:value-type="float">
            <text:p>222.9927</text:p>
          </table:table-cell>
          <table:table-cell office:value-type="float" office:value="260.7053" calcext:value-type="float">
            <text:p>260.7053</text:p>
          </table:table-cell>
        </table:table-row>
        <table:table-row table:style-name="ro1">
          <table:table-cell office:value-type="float" office:value="2184000" calcext:value-type="float">
            <text:p>2184000</text:p>
          </table:table-cell>
          <table:table-cell office:value-type="float" office:value="84.6618" calcext:value-type="float">
            <text:p>84.6618</text:p>
          </table:table-cell>
          <table:table-cell office:value-type="float" office:value="85.3766" calcext:value-type="float">
            <text:p>85.3766</text:p>
          </table:table-cell>
          <table:table-cell office:value-type="float" office:value="248.4725" calcext:value-type="float">
            <text:p>248.4725</text:p>
          </table:table-cell>
          <table:table-cell office:value-type="float" office:value="257.7038" calcext:value-type="float">
            <text:p>257.7038</text:p>
          </table:table-cell>
        </table:table-row>
        <table:table-row table:style-name="ro1">
          <table:table-cell office:value-type="float" office:value="2186000" calcext:value-type="float">
            <text:p>2186000</text:p>
          </table:table-cell>
          <table:table-cell office:value-type="float" office:value="159.1084" calcext:value-type="float">
            <text:p>159.1084</text:p>
          </table:table-cell>
          <table:table-cell office:value-type="float" office:value="85.9265" calcext:value-type="float">
            <text:p>85.9265</text:p>
          </table:table-cell>
          <table:table-cell office:value-type="float" office:value="191.8585" calcext:value-type="float">
            <text:p>191.8585</text:p>
          </table:table-cell>
          <table:table-cell office:value-type="float" office:value="201.9824" calcext:value-type="float">
            <text:p>201.9824</text:p>
          </table:table-cell>
        </table:table-row>
        <table:table-row table:style-name="ro1">
          <table:table-cell office:value-type="float" office:value="2188000" calcext:value-type="float">
            <text:p>2188000</text:p>
          </table:table-cell>
          <table:table-cell office:value-type="float" office:value="-79.6953" calcext:value-type="float">
            <text:p>-79.6953</text:p>
          </table:table-cell>
          <table:table-cell office:value-type="float" office:value="41.6698" calcext:value-type="float">
            <text:p>41.6698</text:p>
          </table:table-cell>
          <table:table-cell office:value-type="float" office:value="226.059" calcext:value-type="float">
            <text:p>226.059</text:p>
          </table:table-cell>
          <table:table-cell office:value-type="float" office:value="275.2964" calcext:value-type="float">
            <text:p>275.2964</text:p>
          </table:table-cell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207.0848" calcext:value-type="float">
            <text:p>207.0848</text:p>
          </table:table-cell>
          <table:table-cell office:value-type="float" office:value="79.766" calcext:value-type="float">
            <text:p>79.766</text:p>
          </table:table-cell>
          <table:table-cell office:value-type="float" office:value="270.6534" calcext:value-type="float">
            <text:p>270.6534</text:p>
          </table:table-cell>
          <table:table-cell office:value-type="float" office:value="184.8743" calcext:value-type="float">
            <text:p>184.8743</text:p>
          </table:table-cell>
        </table:table-row>
        <table:table-row table:style-name="ro1">
          <table:table-cell office:value-type="float" office:value="2192000" calcext:value-type="float">
            <text:p>2192000</text:p>
          </table:table-cell>
          <table:table-cell office:value-type="float" office:value="-22.9761" calcext:value-type="float">
            <text:p>-22.9761</text:p>
          </table:table-cell>
          <table:table-cell office:value-type="float" office:value="111.3626" calcext:value-type="float">
            <text:p>111.3626</text:p>
          </table:table-cell>
          <table:table-cell office:value-type="float" office:value="256.3325" calcext:value-type="float">
            <text:p>256.3325</text:p>
          </table:table-cell>
          <table:table-cell office:value-type="float" office:value="245.0397" calcext:value-type="float">
            <text:p>245.0397</text:p>
          </table:table-cell>
        </table:table-row>
        <table:table-row table:style-name="ro1">
          <table:table-cell office:value-type="float" office:value="2194000" calcext:value-type="float">
            <text:p>2194000</text:p>
          </table:table-cell>
          <table:table-cell office:value-type="float" office:value="79.5366" calcext:value-type="float">
            <text:p>79.5366</text:p>
          </table:table-cell>
          <table:table-cell office:value-type="float" office:value="100.2044" calcext:value-type="float">
            <text:p>100.2044</text:p>
          </table:table-cell>
          <table:table-cell office:value-type="float" office:value="290.3865" calcext:value-type="float">
            <text:p>290.3865</text:p>
          </table:table-cell>
          <table:table-cell office:value-type="float" office:value="277.9802" calcext:value-type="float">
            <text:p>277.9802</text:p>
          </table:table-cell>
        </table:table-row>
        <table:table-row table:style-name="ro1">
          <table:table-cell office:value-type="float" office:value="2196000" calcext:value-type="float">
            <text:p>2196000</text:p>
          </table:table-cell>
          <table:table-cell office:value-type="float" office:value="132.7936" calcext:value-type="float">
            <text:p>132.7936</text:p>
          </table:table-cell>
          <table:table-cell office:value-type="float" office:value="113.6217" calcext:value-type="float">
            <text:p>113.6217</text:p>
          </table:table-cell>
          <table:table-cell office:value-type="float" office:value="239.3222" calcext:value-type="float">
            <text:p>239.3222</text:p>
          </table:table-cell>
          <table:table-cell office:value-type="float" office:value="259.8228" calcext:value-type="float">
            <text:p>259.8228</text:p>
          </table:table-cell>
        </table:table-row>
        <table:table-row table:style-name="ro1">
          <table:table-cell office:value-type="float" office:value="2198000" calcext:value-type="float">
            <text:p>2198000</text:p>
          </table:table-cell>
          <table:table-cell office:value-type="float" office:value="21.9452" calcext:value-type="float">
            <text:p>21.9452</text:p>
          </table:table-cell>
          <table:table-cell office:value-type="float" office:value="33.6881" calcext:value-type="float">
            <text:p>33.6881</text:p>
          </table:table-cell>
          <table:table-cell office:value-type="float" office:value="229.0287" calcext:value-type="float">
            <text:p>229.0287</text:p>
          </table:table-cell>
          <table:table-cell office:value-type="float" office:value="92.9795" calcext:value-type="float">
            <text:p>92.9795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30.1711" calcext:value-type="float">
            <text:p>30.1711</text:p>
          </table:table-cell>
          <table:table-cell office:value-type="float" office:value="185.2993" calcext:value-type="float">
            <text:p>185.2993</text:p>
          </table:table-cell>
          <table:table-cell office:value-type="float" office:value="226.1213" calcext:value-type="float">
            <text:p>226.1213</text:p>
          </table:table-cell>
          <table:table-cell office:value-type="float" office:value="176.2706" calcext:value-type="float">
            <text:p>176.2706</text:p>
          </table:table-cell>
        </table:table-row>
        <table:table-row table:style-name="ro1">
          <table:table-cell office:value-type="float" office:value="2202000" calcext:value-type="float">
            <text:p>2202000</text:p>
          </table:table-cell>
          <table:table-cell office:value-type="float" office:value="150.4384" calcext:value-type="float">
            <text:p>150.4384</text:p>
          </table:table-cell>
          <table:table-cell office:value-type="float" office:value="68.3936" calcext:value-type="float">
            <text:p>68.3936</text:p>
          </table:table-cell>
          <table:table-cell office:value-type="float" office:value="281.8657" calcext:value-type="float">
            <text:p>281.8657</text:p>
          </table:table-cell>
          <table:table-cell office:value-type="float" office:value="167.7009" calcext:value-type="float">
            <text:p>167.7009</text:p>
          </table:table-cell>
        </table:table-row>
        <table:table-row table:style-name="ro1">
          <table:table-cell office:value-type="float" office:value="2204000" calcext:value-type="float">
            <text:p>2204000</text:p>
          </table:table-cell>
          <table:table-cell office:value-type="float" office:value="-25.0269" calcext:value-type="float">
            <text:p>-25.0269</text:p>
          </table:table-cell>
          <table:table-cell office:value-type="float" office:value="88.9813" calcext:value-type="float">
            <text:p>88.9813</text:p>
          </table:table-cell>
          <table:table-cell office:value-type="float" office:value="231.6944" calcext:value-type="float">
            <text:p>231.6944</text:p>
          </table:table-cell>
          <table:table-cell office:value-type="float" office:value="265.0165" calcext:value-type="float">
            <text:p>265.0165</text:p>
          </table:table-cell>
        </table:table-row>
        <table:table-row table:style-name="ro1">
          <table:table-cell office:value-type="float" office:value="2206000" calcext:value-type="float">
            <text:p>2206000</text:p>
          </table:table-cell>
          <table:table-cell office:value-type="float" office:value="139.54" calcext:value-type="float">
            <text:p>139.54</text:p>
          </table:table-cell>
          <table:table-cell office:value-type="float" office:value="106.0225" calcext:value-type="float">
            <text:p>106.0225</text:p>
          </table:table-cell>
          <table:table-cell office:value-type="float" office:value="241.6141" calcext:value-type="float">
            <text:p>241.6141</text:p>
          </table:table-cell>
          <table:table-cell office:value-type="float" office:value="158.5174" calcext:value-type="float">
            <text:p>158.5174</text:p>
          </table:table-cell>
        </table:table-row>
        <table:table-row table:style-name="ro1">
          <table:table-cell office:value-type="float" office:value="2208000" calcext:value-type="float">
            <text:p>2208000</text:p>
          </table:table-cell>
          <table:table-cell office:value-type="float" office:value="84.7447" calcext:value-type="float">
            <text:p>84.7447</text:p>
          </table:table-cell>
          <table:table-cell office:value-type="float" office:value="50.2537" calcext:value-type="float">
            <text:p>50.2537</text:p>
          </table:table-cell>
          <table:table-cell office:value-type="float" office:value="282.4623" calcext:value-type="float">
            <text:p>282.4623</text:p>
          </table:table-cell>
          <table:table-cell office:value-type="float" office:value="244.3657" calcext:value-type="float">
            <text:p>244.3657</text:p>
          </table:table-cell>
        </table:table-row>
        <table:table-row table:style-name="ro1">
          <table:table-cell office:value-type="float" office:value="2210000" calcext:value-type="float">
            <text:p>2210000</text:p>
          </table:table-cell>
          <table:table-cell office:value-type="float" office:value="101.8811" calcext:value-type="float">
            <text:p>101.8811</text:p>
          </table:table-cell>
          <table:table-cell office:value-type="float" office:value="113.5768" calcext:value-type="float">
            <text:p>113.5768</text:p>
          </table:table-cell>
          <table:table-cell office:value-type="float" office:value="253.7432" calcext:value-type="float">
            <text:p>253.7432</text:p>
          </table:table-cell>
          <table:table-cell office:value-type="float" office:value="249.349" calcext:value-type="float">
            <text:p>249.349</text:p>
          </table:table-cell>
        </table:table-row>
        <table:table-row table:style-name="ro1">
          <table:table-cell office:value-type="float" office:value="2212000" calcext:value-type="float">
            <text:p>2212000</text:p>
          </table:table-cell>
          <table:table-cell office:value-type="float" office:value="11.9544" calcext:value-type="float">
            <text:p>11.9544</text:p>
          </table:table-cell>
          <table:table-cell office:value-type="float" office:value="75.7505" calcext:value-type="float">
            <text:p>75.7505</text:p>
          </table:table-cell>
          <table:table-cell office:value-type="float" office:value="251.0019" calcext:value-type="float">
            <text:p>251.0019</text:p>
          </table:table-cell>
          <table:table-cell office:value-type="float" office:value="254.5847" calcext:value-type="float">
            <text:p>254.5847</text:p>
          </table:table-cell>
        </table:table-row>
        <table:table-row table:style-name="ro1">
          <table:table-cell office:value-type="float" office:value="2214000" calcext:value-type="float">
            <text:p>2214000</text:p>
          </table:table-cell>
          <table:table-cell office:value-type="float" office:value="117.7302" calcext:value-type="float">
            <text:p>117.7302</text:p>
          </table:table-cell>
          <table:table-cell office:value-type="float" office:value="103.1823" calcext:value-type="float">
            <text:p>103.1823</text:p>
          </table:table-cell>
          <table:table-cell office:value-type="float" office:value="215.2283" calcext:value-type="float">
            <text:p>215.2283</text:p>
          </table:table-cell>
          <table:table-cell office:value-type="float" office:value="196.3856" calcext:value-type="float">
            <text:p>196.3856</text:p>
          </table:table-cell>
        </table:table-row>
        <table:table-row table:style-name="ro1">
          <table:table-cell office:value-type="float" office:value="2216000" calcext:value-type="float">
            <text:p>2216000</text:p>
          </table:table-cell>
          <table:table-cell office:value-type="float" office:value="49.0471" calcext:value-type="float">
            <text:p>49.0471</text:p>
          </table:table-cell>
          <table:table-cell office:value-type="float" office:value="117.7972" calcext:value-type="float">
            <text:p>117.7972</text:p>
          </table:table-cell>
          <table:table-cell office:value-type="float" office:value="218.876" calcext:value-type="float">
            <text:p>218.876</text:p>
          </table:table-cell>
          <table:table-cell office:value-type="float" office:value="273.9216" calcext:value-type="float">
            <text:p>273.9216</text:p>
          </table:table-cell>
        </table:table-row>
        <table:table-row table:style-name="ro1">
          <table:table-cell office:value-type="float" office:value="2218000" calcext:value-type="float">
            <text:p>2218000</text:p>
          </table:table-cell>
          <table:table-cell office:value-type="float" office:value="7.5831" calcext:value-type="float">
            <text:p>7.5831</text:p>
          </table:table-cell>
          <table:table-cell office:value-type="float" office:value="87.8345" calcext:value-type="float">
            <text:p>87.8345</text:p>
          </table:table-cell>
          <table:table-cell office:value-type="float" office:value="221.4298" calcext:value-type="float">
            <text:p>221.4298</text:p>
          </table:table-cell>
          <table:table-cell office:value-type="float" office:value="277.9796" calcext:value-type="float">
            <text:p>277.9796</text:p>
          </table:table-cell>
        </table:table-row>
        <table:table-row table:style-name="ro1">
          <table:table-cell office:value-type="float" office:value="2220000" calcext:value-type="float">
            <text:p>2220000</text:p>
          </table:table-cell>
          <table:table-cell office:value-type="float" office:value="144.0781" calcext:value-type="float">
            <text:p>144.0781</text:p>
          </table:table-cell>
          <table:table-cell office:value-type="float" office:value="42.7102" calcext:value-type="float">
            <text:p>42.7102</text:p>
          </table:table-cell>
          <table:table-cell office:value-type="float" office:value="239.0917" calcext:value-type="float">
            <text:p>239.0917</text:p>
          </table:table-cell>
          <table:table-cell office:value-type="float" office:value="246.9722" calcext:value-type="float">
            <text:p>246.9722</text:p>
          </table:table-cell>
        </table:table-row>
        <table:table-row table:style-name="ro1">
          <table:table-cell office:value-type="float" office:value="2222000" calcext:value-type="float">
            <text:p>2222000</text:p>
          </table:table-cell>
          <table:table-cell office:value-type="float" office:value="16.6681" calcext:value-type="float">
            <text:p>16.6681</text:p>
          </table:table-cell>
          <table:table-cell office:value-type="float" office:value="121.4331" calcext:value-type="float">
            <text:p>121.4331</text:p>
          </table:table-cell>
          <table:table-cell office:value-type="float" office:value="253.6852" calcext:value-type="float">
            <text:p>253.6852</text:p>
          </table:table-cell>
          <table:table-cell office:value-type="float" office:value="218.4085" calcext:value-type="float">
            <text:p>218.4085</text:p>
          </table:table-cell>
        </table:table-row>
        <table:table-row table:style-name="ro1">
          <table:table-cell office:value-type="float" office:value="2224000" calcext:value-type="float">
            <text:p>2224000</text:p>
          </table:table-cell>
          <table:table-cell office:value-type="float" office:value="90.9074" calcext:value-type="float">
            <text:p>90.9074</text:p>
          </table:table-cell>
          <table:table-cell office:value-type="float" office:value="139.7551" calcext:value-type="float">
            <text:p>139.7551</text:p>
          </table:table-cell>
          <table:table-cell office:value-type="float" office:value="241.308" calcext:value-type="float">
            <text:p>241.308</text:p>
          </table:table-cell>
          <table:table-cell office:value-type="float" office:value="276.5084" calcext:value-type="float">
            <text:p>276.5084</text:p>
          </table:table-cell>
        </table:table-row>
        <table:table-row table:style-name="ro1">
          <table:table-cell office:value-type="float" office:value="2226000" calcext:value-type="float">
            <text:p>2226000</text:p>
          </table:table-cell>
          <table:table-cell office:value-type="float" office:value="31.3047" calcext:value-type="float">
            <text:p>31.3047</text:p>
          </table:table-cell>
          <table:table-cell office:value-type="float" office:value="79.4429" calcext:value-type="float">
            <text:p>79.4429</text:p>
          </table:table-cell>
          <table:table-cell office:value-type="float" office:value="273.2253" calcext:value-type="float">
            <text:p>273.2253</text:p>
          </table:table-cell>
          <table:table-cell office:value-type="float" office:value="192.0668" calcext:value-type="float">
            <text:p>192.0668</text:p>
          </table:table-cell>
        </table:table-row>
        <table:table-row table:style-name="ro1">
          <table:table-cell office:value-type="float" office:value="2228000" calcext:value-type="float">
            <text:p>2228000</text:p>
          </table:table-cell>
          <table:table-cell office:value-type="float" office:value="41.9865" calcext:value-type="float">
            <text:p>41.9865</text:p>
          </table:table-cell>
          <table:table-cell office:value-type="float" office:value="43.0093" calcext:value-type="float">
            <text:p>43.0093</text:p>
          </table:table-cell>
          <table:table-cell office:value-type="float" office:value="271.0548" calcext:value-type="float">
            <text:p>271.0548</text:p>
          </table:table-cell>
          <table:table-cell office:value-type="float" office:value="193.6526" calcext:value-type="float">
            <text:p>193.6526</text:p>
          </table:table-cell>
        </table:table-row>
        <table:table-row table:style-name="ro1">
          <table:table-cell office:value-type="float" office:value="2230000" calcext:value-type="float">
            <text:p>2230000</text:p>
          </table:table-cell>
          <table:table-cell office:value-type="float" office:value="58.0195" calcext:value-type="float">
            <text:p>58.0195</text:p>
          </table:table-cell>
          <table:table-cell office:value-type="float" office:value="90.3797" calcext:value-type="float">
            <text:p>90.3797</text:p>
          </table:table-cell>
          <table:table-cell office:value-type="float" office:value="243.4265" calcext:value-type="float">
            <text:p>243.4265</text:p>
          </table:table-cell>
          <table:table-cell office:value-type="float" office:value="201.8838" calcext:value-type="float">
            <text:p>201.8838</text:p>
          </table:table-cell>
        </table:table-row>
        <table:table-row table:style-name="ro1">
          <table:table-cell office:value-type="float" office:value="2232000" calcext:value-type="float">
            <text:p>2232000</text:p>
          </table:table-cell>
          <table:table-cell office:value-type="float" office:value="-40.5049" calcext:value-type="float">
            <text:p>-40.5049</text:p>
          </table:table-cell>
          <table:table-cell office:value-type="float" office:value="93.9118" calcext:value-type="float">
            <text:p>93.9118</text:p>
          </table:table-cell>
          <table:table-cell office:value-type="float" office:value="280.3113" calcext:value-type="float">
            <text:p>280.3113</text:p>
          </table:table-cell>
          <table:table-cell office:value-type="float" office:value="242.673" calcext:value-type="float">
            <text:p>242.673</text:p>
          </table:table-cell>
        </table:table-row>
        <table:table-row table:style-name="ro1">
          <table:table-cell office:value-type="float" office:value="2234000" calcext:value-type="float">
            <text:p>2234000</text:p>
          </table:table-cell>
          <table:table-cell office:value-type="float" office:value="113.2372" calcext:value-type="float">
            <text:p>113.2372</text:p>
          </table:table-cell>
          <table:table-cell office:value-type="float" office:value="99.1703" calcext:value-type="float">
            <text:p>99.1703</text:p>
          </table:table-cell>
          <table:table-cell office:value-type="float" office:value="238.4928" calcext:value-type="float">
            <text:p>238.4928</text:p>
          </table:table-cell>
          <table:table-cell office:value-type="float" office:value="249.0218" calcext:value-type="float">
            <text:p>249.0218</text:p>
          </table:table-cell>
        </table:table-row>
        <table:table-row table:style-name="ro1">
          <table:table-cell office:value-type="float" office:value="2236000" calcext:value-type="float">
            <text:p>2236000</text:p>
          </table:table-cell>
          <table:table-cell office:value-type="float" office:value="73.2135" calcext:value-type="float">
            <text:p>73.2135</text:p>
          </table:table-cell>
          <table:table-cell office:value-type="float" office:value="68.8664" calcext:value-type="float">
            <text:p>68.8664</text:p>
          </table:table-cell>
          <table:table-cell office:value-type="float" office:value="236.7409" calcext:value-type="float">
            <text:p>236.7409</text:p>
          </table:table-cell>
          <table:table-cell office:value-type="float" office:value="231.3518" calcext:value-type="float">
            <text:p>231.3518</text:p>
          </table:table-cell>
        </table:table-row>
        <table:table-row table:style-name="ro1">
          <table:table-cell office:value-type="float" office:value="2238000" calcext:value-type="float">
            <text:p>2238000</text:p>
          </table:table-cell>
          <table:table-cell office:value-type="float" office:value="-47.9902" calcext:value-type="float">
            <text:p>-47.9902</text:p>
          </table:table-cell>
          <table:table-cell office:value-type="float" office:value="95.0563" calcext:value-type="float">
            <text:p>95.0563</text:p>
          </table:table-cell>
          <table:table-cell office:value-type="float" office:value="258.8717" calcext:value-type="float">
            <text:p>258.8717</text:p>
          </table:table-cell>
          <table:table-cell office:value-type="float" office:value="160.6446" calcext:value-type="float">
            <text:p>160.6446</text:p>
          </table:table-cell>
        </table:table-row>
        <table:table-row table:style-name="ro1">
          <table:table-cell office:value-type="float" office:value="2240000" calcext:value-type="float">
            <text:p>2240000</text:p>
          </table:table-cell>
          <table:table-cell office:value-type="float" office:value="106.6232" calcext:value-type="float">
            <text:p>106.6232</text:p>
          </table:table-cell>
          <table:table-cell office:value-type="float" office:value="83.403" calcext:value-type="float">
            <text:p>83.403</text:p>
          </table:table-cell>
          <table:table-cell office:value-type="float" office:value="265.6721" calcext:value-type="float">
            <text:p>265.6721</text:p>
          </table:table-cell>
          <table:table-cell office:value-type="float" office:value="279.1447" calcext:value-type="float">
            <text:p>279.1447</text:p>
          </table:table-cell>
        </table:table-row>
        <table:table-row table:style-name="ro1">
          <table:table-cell office:value-type="float" office:value="2242000" calcext:value-type="float">
            <text:p>2242000</text:p>
          </table:table-cell>
          <table:table-cell office:value-type="float" office:value="-16.2453" calcext:value-type="float">
            <text:p>-16.2453</text:p>
          </table:table-cell>
          <table:table-cell office:value-type="float" office:value="87.8876" calcext:value-type="float">
            <text:p>87.8876</text:p>
          </table:table-cell>
          <table:table-cell office:value-type="float" office:value="242.6099" calcext:value-type="float">
            <text:p>242.6099</text:p>
          </table:table-cell>
          <table:table-cell office:value-type="float" office:value="204.705" calcext:value-type="float">
            <text:p>204.705</text:p>
          </table:table-cell>
        </table:table-row>
        <table:table-row table:style-name="ro1">
          <table:table-cell office:value-type="float" office:value="2244000" calcext:value-type="float">
            <text:p>2244000</text:p>
          </table:table-cell>
          <table:table-cell office:value-type="float" office:value="-29.2394" calcext:value-type="float">
            <text:p>-29.2394</text:p>
          </table:table-cell>
          <table:table-cell office:value-type="float" office:value="74.8803" calcext:value-type="float">
            <text:p>74.8803</text:p>
          </table:table-cell>
          <table:table-cell office:value-type="float" office:value="170.8691" calcext:value-type="float">
            <text:p>170.8691</text:p>
          </table:table-cell>
          <table:table-cell office:value-type="float" office:value="257.8811" calcext:value-type="float">
            <text:p>257.8811</text:p>
          </table:table-cell>
        </table:table-row>
        <table:table-row table:style-name="ro1">
          <table:table-cell office:value-type="float" office:value="2246000" calcext:value-type="float">
            <text:p>2246000</text:p>
          </table:table-cell>
          <table:table-cell office:value-type="float" office:value="44.9229" calcext:value-type="float">
            <text:p>44.9229</text:p>
          </table:table-cell>
          <table:table-cell office:value-type="float" office:value="118.508" calcext:value-type="float">
            <text:p>118.508</text:p>
          </table:table-cell>
          <table:table-cell office:value-type="float" office:value="234.3638" calcext:value-type="float">
            <text:p>234.3638</text:p>
          </table:table-cell>
          <table:table-cell office:value-type="float" office:value="234.6455" calcext:value-type="float">
            <text:p>234.6455</text:p>
          </table:table-cell>
        </table:table-row>
        <table:table-row table:style-name="ro1">
          <table:table-cell office:value-type="float" office:value="2248000" calcext:value-type="float">
            <text:p>2248000</text:p>
          </table:table-cell>
          <table:table-cell office:value-type="float" office:value="-55.7569" calcext:value-type="float">
            <text:p>-55.7569</text:p>
          </table:table-cell>
          <table:table-cell office:value-type="float" office:value="38.6562" calcext:value-type="float">
            <text:p>38.6562</text:p>
          </table:table-cell>
          <table:table-cell office:value-type="float" office:value="229.8104" calcext:value-type="float">
            <text:p>229.8104</text:p>
          </table:table-cell>
          <table:table-cell office:value-type="float" office:value="251.5678" calcext:value-type="float">
            <text:p>251.567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34.7554" calcext:value-type="float">
            <text:p>34.7554</text:p>
          </table:table-cell>
          <table:table-cell office:value-type="float" office:value="67.6627" calcext:value-type="float">
            <text:p>67.6627</text:p>
          </table:table-cell>
          <table:table-cell office:value-type="float" office:value="253.4541" calcext:value-type="float">
            <text:p>253.4541</text:p>
          </table:table-cell>
          <table:table-cell office:value-type="float" office:value="108.6052" calcext:value-type="float">
            <text:p>108.6052</text:p>
          </table:table-cell>
        </table:table-row>
        <table:table-row table:style-name="ro1">
          <table:table-cell office:value-type="float" office:value="2252000" calcext:value-type="float">
            <text:p>2252000</text:p>
          </table:table-cell>
          <table:table-cell office:value-type="float" office:value="68.7268" calcext:value-type="float">
            <text:p>68.7268</text:p>
          </table:table-cell>
          <table:table-cell office:value-type="float" office:value="94.055" calcext:value-type="float">
            <text:p>94.055</text:p>
          </table:table-cell>
          <table:table-cell office:value-type="float" office:value="201.5699" calcext:value-type="float">
            <text:p>201.5699</text:p>
          </table:table-cell>
          <table:table-cell office:value-type="float" office:value="165.15" calcext:value-type="float">
            <text:p>165.15</text:p>
          </table:table-cell>
        </table:table-row>
        <table:table-row table:style-name="ro1">
          <table:table-cell office:value-type="float" office:value="2254000" calcext:value-type="float">
            <text:p>2254000</text:p>
          </table:table-cell>
          <table:table-cell office:value-type="float" office:value="-2.5455" calcext:value-type="float">
            <text:p>-2.5455</text:p>
          </table:table-cell>
          <table:table-cell office:value-type="float" office:value="89.6835" calcext:value-type="float">
            <text:p>89.6835</text:p>
          </table:table-cell>
          <table:table-cell office:value-type="float" office:value="252.0885" calcext:value-type="float">
            <text:p>252.0885</text:p>
          </table:table-cell>
          <table:table-cell office:value-type="float" office:value="131.9207" calcext:value-type="float">
            <text:p>131.9207</text:p>
          </table:table-cell>
        </table:table-row>
        <table:table-row table:style-name="ro1">
          <table:table-cell office:value-type="float" office:value="2256000" calcext:value-type="float">
            <text:p>2256000</text:p>
          </table:table-cell>
          <table:table-cell office:value-type="float" office:value="27.6362" calcext:value-type="float">
            <text:p>27.6362</text:p>
          </table:table-cell>
          <table:table-cell office:value-type="float" office:value="39.6068" calcext:value-type="float">
            <text:p>39.6068</text:p>
          </table:table-cell>
          <table:table-cell office:value-type="float" office:value="276.8007" calcext:value-type="float">
            <text:p>276.8007</text:p>
          </table:table-cell>
          <table:table-cell office:value-type="float" office:value="182.0052" calcext:value-type="float">
            <text:p>182.0052</text:p>
          </table:table-cell>
        </table:table-row>
        <table:table-row table:style-name="ro1">
          <table:table-cell office:value-type="float" office:value="2258000" calcext:value-type="float">
            <text:p>2258000</text:p>
          </table:table-cell>
          <table:table-cell office:value-type="float" office:value="86.6874" calcext:value-type="float">
            <text:p>86.6874</text:p>
          </table:table-cell>
          <table:table-cell office:value-type="float" office:value="67.4112" calcext:value-type="float">
            <text:p>67.4112</text:p>
          </table:table-cell>
          <table:table-cell office:value-type="float" office:value="232.4536" calcext:value-type="float">
            <text:p>232.4536</text:p>
          </table:table-cell>
          <table:table-cell office:value-type="float" office:value="112.1602" calcext:value-type="float">
            <text:p>112.1602</text:p>
          </table:table-cell>
        </table:table-row>
        <table:table-row table:style-name="ro1">
          <table:table-cell office:value-type="float" office:value="2260000" calcext:value-type="float">
            <text:p>2260000</text:p>
          </table:table-cell>
          <table:table-cell office:value-type="float" office:value="-5.1406" calcext:value-type="float">
            <text:p>-5.1406</text:p>
          </table:table-cell>
          <table:table-cell office:value-type="float" office:value="91.5632" calcext:value-type="float">
            <text:p>91.5632</text:p>
          </table:table-cell>
          <table:table-cell office:value-type="float" office:value="221.5422" calcext:value-type="float">
            <text:p>221.5422</text:p>
          </table:table-cell>
          <table:table-cell office:value-type="float" office:value="230.9194" calcext:value-type="float">
            <text:p>230.9194</text:p>
          </table:table-cell>
        </table:table-row>
        <table:table-row table:style-name="ro1">
          <table:table-cell office:value-type="float" office:value="2262000" calcext:value-type="float">
            <text:p>2262000</text:p>
          </table:table-cell>
          <table:table-cell office:value-type="float" office:value="143.6084" calcext:value-type="float">
            <text:p>143.6084</text:p>
          </table:table-cell>
          <table:table-cell office:value-type="float" office:value="77.2099" calcext:value-type="float">
            <text:p>77.2099</text:p>
          </table:table-cell>
          <table:table-cell office:value-type="float" office:value="207.6799" calcext:value-type="float">
            <text:p>207.6799</text:p>
          </table:table-cell>
          <table:table-cell office:value-type="float" office:value="149.0641" calcext:value-type="float">
            <text:p>149.0641</text:p>
          </table:table-cell>
        </table:table-row>
        <table:table-row table:style-name="ro1">
          <table:table-cell office:value-type="float" office:value="2264000" calcext:value-type="float">
            <text:p>2264000</text:p>
          </table:table-cell>
          <table:table-cell office:value-type="float" office:value="-50.931" calcext:value-type="float">
            <text:p>-50.931</text:p>
          </table:table-cell>
          <table:table-cell office:value-type="float" office:value="83.9875" calcext:value-type="float">
            <text:p>83.9875</text:p>
          </table:table-cell>
          <table:table-cell office:value-type="float" office:value="266.5489" calcext:value-type="float">
            <text:p>266.5489</text:p>
          </table:table-cell>
          <table:table-cell office:value-type="float" office:value="207.1346" calcext:value-type="float">
            <text:p>207.1346</text:p>
          </table:table-cell>
        </table:table-row>
        <table:table-row table:style-name="ro1">
          <table:table-cell office:value-type="float" office:value="2266000" calcext:value-type="float">
            <text:p>2266000</text:p>
          </table:table-cell>
          <table:table-cell office:value-type="float" office:value="-0.1515" calcext:value-type="float">
            <text:p>-0.1515</text:p>
          </table:table-cell>
          <table:table-cell office:value-type="float" office:value="123.2692" calcext:value-type="float">
            <text:p>123.2692</text:p>
          </table:table-cell>
          <table:table-cell office:value-type="float" office:value="227.0687" calcext:value-type="float">
            <text:p>227.0687</text:p>
          </table:table-cell>
          <table:table-cell office:value-type="float" office:value="232.3122" calcext:value-type="float">
            <text:p>232.3122</text:p>
          </table:table-cell>
        </table:table-row>
        <table:table-row table:style-name="ro1">
          <table:table-cell office:value-type="float" office:value="2268000" calcext:value-type="float">
            <text:p>2268000</text:p>
          </table:table-cell>
          <table:table-cell office:value-type="float" office:value="42.8155" calcext:value-type="float">
            <text:p>42.8155</text:p>
          </table:table-cell>
          <table:table-cell office:value-type="float" office:value="55.677" calcext:value-type="float">
            <text:p>55.677</text:p>
          </table:table-cell>
          <table:table-cell office:value-type="float" office:value="276.1692" calcext:value-type="float">
            <text:p>276.1692</text:p>
          </table:table-cell>
          <table:table-cell office:value-type="float" office:value="166.3628" calcext:value-type="float">
            <text:p>166.3628</text:p>
          </table:table-cell>
        </table:table-row>
        <table:table-row table:style-name="ro1">
          <table:table-cell office:value-type="float" office:value="2270000" calcext:value-type="float">
            <text:p>2270000</text:p>
          </table:table-cell>
          <table:table-cell office:value-type="float" office:value="61.5518" calcext:value-type="float">
            <text:p>61.5518</text:p>
          </table:table-cell>
          <table:table-cell office:value-type="float" office:value="88.7904" calcext:value-type="float">
            <text:p>88.7904</text:p>
          </table:table-cell>
          <table:table-cell office:value-type="float" office:value="250.0149" calcext:value-type="float">
            <text:p>250.0149</text:p>
          </table:table-cell>
          <table:table-cell office:value-type="float" office:value="186.5218" calcext:value-type="float">
            <text:p>186.5218</text:p>
          </table:table-cell>
        </table:table-row>
        <table:table-row table:style-name="ro1">
          <table:table-cell office:value-type="float" office:value="2272000" calcext:value-type="float">
            <text:p>2272000</text:p>
          </table:table-cell>
          <table:table-cell office:value-type="float" office:value="133.6794" calcext:value-type="float">
            <text:p>133.6794</text:p>
          </table:table-cell>
          <table:table-cell office:value-type="float" office:value="112.5061" calcext:value-type="float">
            <text:p>112.5061</text:p>
          </table:table-cell>
          <table:table-cell office:value-type="float" office:value="251.1092" calcext:value-type="float">
            <text:p>251.1092</text:p>
          </table:table-cell>
          <table:table-cell office:value-type="float" office:value="254.6795" calcext:value-type="float">
            <text:p>254.6795</text:p>
          </table:table-cell>
        </table:table-row>
        <table:table-row table:style-name="ro1">
          <table:table-cell office:value-type="float" office:value="2274000" calcext:value-type="float">
            <text:p>2274000</text:p>
          </table:table-cell>
          <table:table-cell office:value-type="float" office:value="-91.8006" calcext:value-type="float">
            <text:p>-91.8006</text:p>
          </table:table-cell>
          <table:table-cell office:value-type="float" office:value="82.6826" calcext:value-type="float">
            <text:p>82.6826</text:p>
          </table:table-cell>
          <table:table-cell office:value-type="float" office:value="284.9635" calcext:value-type="float">
            <text:p>284.9635</text:p>
          </table:table-cell>
          <table:table-cell office:value-type="float" office:value="213.5362" calcext:value-type="float">
            <text:p>213.5362</text:p>
          </table:table-cell>
        </table:table-row>
        <table:table-row table:style-name="ro1">
          <table:table-cell office:value-type="float" office:value="2276000" calcext:value-type="float">
            <text:p>2276000</text:p>
          </table:table-cell>
          <table:table-cell office:value-type="float" office:value="17.685" calcext:value-type="float">
            <text:p>17.685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157.6251" calcext:value-type="float">
            <text:p>157.6251</text:p>
          </table:table-cell>
          <table:table-cell office:value-type="float" office:value="216.4114" calcext:value-type="float">
            <text:p>216.4114</text:p>
          </table:table-cell>
        </table:table-row>
        <table:table-row table:style-name="ro1">
          <table:table-cell office:value-type="float" office:value="2278000" calcext:value-type="float">
            <text:p>2278000</text:p>
          </table:table-cell>
          <table:table-cell office:value-type="float" office:value="-4.2368" calcext:value-type="float">
            <text:p>-4.2368</text:p>
          </table:table-cell>
          <table:table-cell office:value-type="float" office:value="67.6871" calcext:value-type="float">
            <text:p>67.6871</text:p>
          </table:table-cell>
          <table:table-cell office:value-type="float" office:value="234.8929" calcext:value-type="float">
            <text:p>234.8929</text:p>
          </table:table-cell>
          <table:table-cell office:value-type="float" office:value="229.4586" calcext:value-type="float">
            <text:p>229.4586</text:p>
          </table:table-cell>
        </table:table-row>
        <table:table-row table:style-name="ro1">
          <table:table-cell office:value-type="float" office:value="2280000" calcext:value-type="float">
            <text:p>2280000</text:p>
          </table:table-cell>
          <table:table-cell office:value-type="float" office:value="95.5174" calcext:value-type="float">
            <text:p>95.5174</text:p>
          </table:table-cell>
          <table:table-cell office:value-type="float" office:value="1.9531" calcext:value-type="float">
            <text:p>1.9531</text:p>
          </table:table-cell>
          <table:table-cell office:value-type="float" office:value="257.5538" calcext:value-type="float">
            <text:p>257.5538</text:p>
          </table:table-cell>
          <table:table-cell office:value-type="float" office:value="177.373" calcext:value-type="float">
            <text:p>177.373</text:p>
          </table:table-cell>
        </table:table-row>
        <table:table-row table:style-name="ro1">
          <table:table-cell office:value-type="float" office:value="2282000" calcext:value-type="float">
            <text:p>2282000</text:p>
          </table:table-cell>
          <table:table-cell office:value-type="float" office:value="28.3419" calcext:value-type="float">
            <text:p>28.3419</text:p>
          </table:table-cell>
          <table:table-cell office:value-type="float" office:value="88.458" calcext:value-type="float">
            <text:p>88.458</text:p>
          </table:table-cell>
          <table:table-cell office:value-type="float" office:value="268.8259" calcext:value-type="float">
            <text:p>268.8259</text:p>
          </table:table-cell>
          <table:table-cell office:value-type="float" office:value="256.5523" calcext:value-type="float">
            <text:p>256.5523</text:p>
          </table:table-cell>
        </table:table-row>
        <table:table-row table:style-name="ro1">
          <table:table-cell office:value-type="float" office:value="2284000" calcext:value-type="float">
            <text:p>2284000</text:p>
          </table:table-cell>
          <table:table-cell office:value-type="float" office:value="93.5592" calcext:value-type="float">
            <text:p>93.5592</text:p>
          </table:table-cell>
          <table:table-cell office:value-type="float" office:value="54.2079" calcext:value-type="float">
            <text:p>54.2079</text:p>
          </table:table-cell>
          <table:table-cell office:value-type="float" office:value="250.1258" calcext:value-type="float">
            <text:p>250.1258</text:p>
          </table:table-cell>
          <table:table-cell office:value-type="float" office:value="254.6286" calcext:value-type="float">
            <text:p>254.6286</text:p>
          </table:table-cell>
        </table:table-row>
        <table:table-row table:style-name="ro1">
          <table:table-cell office:value-type="float" office:value="2286000" calcext:value-type="float">
            <text:p>2286000</text:p>
          </table:table-cell>
          <table:table-cell office:value-type="float" office:value="41.9314" calcext:value-type="float">
            <text:p>41.9314</text:p>
          </table:table-cell>
          <table:table-cell office:value-type="float" office:value="114.9825" calcext:value-type="float">
            <text:p>114.9825</text:p>
          </table:table-cell>
          <table:table-cell office:value-type="float" office:value="238.371" calcext:value-type="float">
            <text:p>238.371</text:p>
          </table:table-cell>
          <table:table-cell office:value-type="float" office:value="259.8523" calcext:value-type="float">
            <text:p>259.8523</text:p>
          </table:table-cell>
        </table:table-row>
        <table:table-row table:style-name="ro1">
          <table:table-cell office:value-type="float" office:value="2288000" calcext:value-type="float">
            <text:p>2288000</text:p>
          </table:table-cell>
          <table:table-cell office:value-type="float" office:value="39.8123" calcext:value-type="float">
            <text:p>39.8123</text:p>
          </table:table-cell>
          <table:table-cell office:value-type="float" office:value="108.7879" calcext:value-type="float">
            <text:p>108.7879</text:p>
          </table:table-cell>
          <table:table-cell office:value-type="float" office:value="224.0805" calcext:value-type="float">
            <text:p>224.0805</text:p>
          </table:table-cell>
          <table:table-cell office:value-type="float" office:value="296.4356" calcext:value-type="float">
            <text:p>296.4356</text:p>
          </table:table-cell>
        </table:table-row>
        <table:table-row table:style-name="ro1">
          <table:table-cell office:value-type="float" office:value="2290000" calcext:value-type="float">
            <text:p>2290000</text:p>
          </table:table-cell>
          <table:table-cell office:value-type="float" office:value="90.6547" calcext:value-type="float">
            <text:p>90.6547</text:p>
          </table:table-cell>
          <table:table-cell office:value-type="float" office:value="90.156" calcext:value-type="float">
            <text:p>90.156</text:p>
          </table:table-cell>
          <table:table-cell office:value-type="float" office:value="217.9373" calcext:value-type="float">
            <text:p>217.9373</text:p>
          </table:table-cell>
          <table:table-cell office:value-type="float" office:value="275.4442" calcext:value-type="float">
            <text:p>275.4442</text:p>
          </table:table-cell>
        </table:table-row>
        <table:table-row table:style-name="ro1">
          <table:table-cell office:value-type="float" office:value="2292000" calcext:value-type="float">
            <text:p>2292000</text:p>
          </table:table-cell>
          <table:table-cell office:value-type="float" office:value="117.5647" calcext:value-type="float">
            <text:p>117.5647</text:p>
          </table:table-cell>
          <table:table-cell office:value-type="float" office:value="93.7525" calcext:value-type="float">
            <text:p>93.7525</text:p>
          </table:table-cell>
          <table:table-cell office:value-type="float" office:value="239.4986" calcext:value-type="float">
            <text:p>239.4986</text:p>
          </table:table-cell>
          <table:table-cell office:value-type="float" office:value="257.0378" calcext:value-type="float">
            <text:p>257.0378</text:p>
          </table:table-cell>
        </table:table-row>
        <table:table-row table:style-name="ro1">
          <table:table-cell office:value-type="float" office:value="2294000" calcext:value-type="float">
            <text:p>2294000</text:p>
          </table:table-cell>
          <table:table-cell office:value-type="float" office:value="121.8208" calcext:value-type="float">
            <text:p>121.8208</text:p>
          </table:table-cell>
          <table:table-cell office:value-type="float" office:value="92.6473" calcext:value-type="float">
            <text:p>92.6473</text:p>
          </table:table-cell>
          <table:table-cell office:value-type="float" office:value="283.3686" calcext:value-type="float">
            <text:p>283.3686</text:p>
          </table:table-cell>
          <table:table-cell office:value-type="float" office:value="260.007" calcext:value-type="float">
            <text:p>260.007</text:p>
          </table:table-cell>
        </table:table-row>
        <table:table-row table:style-name="ro1">
          <table:table-cell office:value-type="float" office:value="2296000" calcext:value-type="float">
            <text:p>2296000</text:p>
          </table:table-cell>
          <table:table-cell office:value-type="float" office:value="117.1704" calcext:value-type="float">
            <text:p>117.1704</text:p>
          </table:table-cell>
          <table:table-cell office:value-type="float" office:value="63.3145" calcext:value-type="float">
            <text:p>63.3145</text:p>
          </table:table-cell>
          <table:table-cell office:value-type="float" office:value="198.8167" calcext:value-type="float">
            <text:p>198.8167</text:p>
          </table:table-cell>
          <table:table-cell office:value-type="float" office:value="206.9421" calcext:value-type="float">
            <text:p>206.9421</text:p>
          </table:table-cell>
        </table:table-row>
        <table:table-row table:style-name="ro1">
          <table:table-cell office:value-type="float" office:value="2298000" calcext:value-type="float">
            <text:p>2298000</text:p>
          </table:table-cell>
          <table:table-cell office:value-type="float" office:value="95.5798" calcext:value-type="float">
            <text:p>95.5798</text:p>
          </table:table-cell>
          <table:table-cell office:value-type="float" office:value="89.8291" calcext:value-type="float">
            <text:p>89.8291</text:p>
          </table:table-cell>
          <table:table-cell office:value-type="float" office:value="235.807" calcext:value-type="float">
            <text:p>235.807</text:p>
          </table:table-cell>
          <table:table-cell office:value-type="float" office:value="204.3987" calcext:value-type="float">
            <text:p>204.398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25.3363" calcext:value-type="float">
            <text:p>25.3363</text:p>
          </table:table-cell>
          <table:table-cell office:value-type="float" office:value="31.5507" calcext:value-type="float">
            <text:p>31.5507</text:p>
          </table:table-cell>
          <table:table-cell office:value-type="float" office:value="259.9098" calcext:value-type="float">
            <text:p>259.9098</text:p>
          </table:table-cell>
          <table:table-cell office:value-type="float" office:value="156.8539" calcext:value-type="float">
            <text:p>156.8539</text:p>
          </table:table-cell>
        </table:table-row>
        <table:table-row table:style-name="ro1">
          <table:table-cell office:value-type="float" office:value="2302000" calcext:value-type="float">
            <text:p>2302000</text:p>
          </table:table-cell>
          <table:table-cell office:value-type="float" office:value="-68.8791" calcext:value-type="float">
            <text:p>-68.8791</text:p>
          </table:table-cell>
          <table:table-cell office:value-type="float" office:value="65.4431" calcext:value-type="float">
            <text:p>65.4431</text:p>
          </table:table-cell>
          <table:table-cell office:value-type="float" office:value="227.1673" calcext:value-type="float">
            <text:p>227.1673</text:p>
          </table:table-cell>
          <table:table-cell office:value-type="float" office:value="260.0141" calcext:value-type="float">
            <text:p>260.0141</text:p>
          </table:table-cell>
        </table:table-row>
        <table:table-row table:style-name="ro1">
          <table:table-cell office:value-type="float" office:value="2304000" calcext:value-type="float">
            <text:p>2304000</text:p>
          </table:table-cell>
          <table:table-cell office:value-type="float" office:value="59.1531" calcext:value-type="float">
            <text:p>59.1531</text:p>
          </table:table-cell>
          <table:table-cell office:value-type="float" office:value="94.1975" calcext:value-type="float">
            <text:p>94.1975</text:p>
          </table:table-cell>
          <table:table-cell office:value-type="float" office:value="279.9566" calcext:value-type="float">
            <text:p>279.9566</text:p>
          </table:table-cell>
          <table:table-cell office:value-type="float" office:value="193.2875" calcext:value-type="float">
            <text:p>193.2875</text:p>
          </table:table-cell>
        </table:table-row>
        <table:table-row table:style-name="ro1">
          <table:table-cell office:value-type="float" office:value="2306000" calcext:value-type="float">
            <text:p>2306000</text:p>
          </table:table-cell>
          <table:table-cell office:value-type="float" office:value="-3.4147" calcext:value-type="float">
            <text:p>-3.4147</text:p>
          </table:table-cell>
          <table:table-cell office:value-type="float" office:value="106.309" calcext:value-type="float">
            <text:p>106.309</text:p>
          </table:table-cell>
          <table:table-cell office:value-type="float" office:value="198.6524" calcext:value-type="float">
            <text:p>198.6524</text:p>
          </table:table-cell>
          <table:table-cell office:value-type="float" office:value="159.5474" calcext:value-type="float">
            <text:p>159.5474</text:p>
          </table:table-cell>
        </table:table-row>
        <table:table-row table:style-name="ro1">
          <table:table-cell office:value-type="float" office:value="2308000" calcext:value-type="float">
            <text:p>2308000</text:p>
          </table:table-cell>
          <table:table-cell office:value-type="float" office:value="43.6177" calcext:value-type="float">
            <text:p>43.6177</text:p>
          </table:table-cell>
          <table:table-cell office:value-type="float" office:value="88.0976" calcext:value-type="float">
            <text:p>88.0976</text:p>
          </table:table-cell>
          <table:table-cell office:value-type="float" office:value="245.767" calcext:value-type="float">
            <text:p>245.767</text:p>
          </table:table-cell>
          <table:table-cell office:value-type="float" office:value="250.1725" calcext:value-type="float">
            <text:p>250.1725</text:p>
          </table:table-cell>
        </table:table-row>
        <table:table-row table:style-name="ro1">
          <table:table-cell office:value-type="float" office:value="2310000" calcext:value-type="float">
            <text:p>2310000</text:p>
          </table:table-cell>
          <table:table-cell office:value-type="float" office:value="-3.1085" calcext:value-type="float">
            <text:p>-3.1085</text:p>
          </table:table-cell>
          <table:table-cell office:value-type="float" office:value="103.1164" calcext:value-type="float">
            <text:p>103.1164</text:p>
          </table:table-cell>
          <table:table-cell office:value-type="float" office:value="111.6186" calcext:value-type="float">
            <text:p>111.6186</text:p>
          </table:table-cell>
          <table:table-cell office:value-type="float" office:value="190.5378" calcext:value-type="float">
            <text:p>190.5378</text:p>
          </table:table-cell>
        </table:table-row>
        <table:table-row table:style-name="ro1">
          <table:table-cell office:value-type="float" office:value="2312000" calcext:value-type="float">
            <text:p>2312000</text:p>
          </table:table-cell>
          <table:table-cell office:value-type="float" office:value="4.7613" calcext:value-type="float">
            <text:p>4.7613</text:p>
          </table:table-cell>
          <table:table-cell office:value-type="float" office:value="139.0594" calcext:value-type="float">
            <text:p>139.0594</text:p>
          </table:table-cell>
          <table:table-cell office:value-type="float" office:value="218.8128" calcext:value-type="float">
            <text:p>218.8128</text:p>
          </table:table-cell>
          <table:table-cell office:value-type="float" office:value="281.7673" calcext:value-type="float">
            <text:p>281.7673</text:p>
          </table:table-cell>
        </table:table-row>
        <table:table-row table:style-name="ro1">
          <table:table-cell office:value-type="float" office:value="2314000" calcext:value-type="float">
            <text:p>2314000</text:p>
          </table:table-cell>
          <table:table-cell office:value-type="float" office:value="103.1566" calcext:value-type="float">
            <text:p>103.1566</text:p>
          </table:table-cell>
          <table:table-cell office:value-type="float" office:value="95.2953" calcext:value-type="float">
            <text:p>95.2953</text:p>
          </table:table-cell>
          <table:table-cell office:value-type="float" office:value="214.1427" calcext:value-type="float">
            <text:p>214.1427</text:p>
          </table:table-cell>
          <table:table-cell office:value-type="float" office:value="279.5954" calcext:value-type="float">
            <text:p>279.5954</text:p>
          </table:table-cell>
        </table:table-row>
        <table:table-row table:style-name="ro1">
          <table:table-cell office:value-type="float" office:value="2316000" calcext:value-type="float">
            <text:p>2316000</text:p>
          </table:table-cell>
          <table:table-cell office:value-type="float" office:value="135.4726" calcext:value-type="float">
            <text:p>135.4726</text:p>
          </table:table-cell>
          <table:table-cell office:value-type="float" office:value="-15.5238" calcext:value-type="float">
            <text:p>-15.5238</text:p>
          </table:table-cell>
          <table:table-cell office:value-type="float" office:value="200.9274" calcext:value-type="float">
            <text:p>200.9274</text:p>
          </table:table-cell>
          <table:table-cell office:value-type="float" office:value="197.7044" calcext:value-type="float">
            <text:p>197.7044</text:p>
          </table:table-cell>
        </table:table-row>
        <table:table-row table:style-name="ro1">
          <table:table-cell office:value-type="float" office:value="2318000" calcext:value-type="float">
            <text:p>2318000</text:p>
          </table:table-cell>
          <table:table-cell office:value-type="float" office:value="11.2723" calcext:value-type="float">
            <text:p>11.2723</text:p>
          </table:table-cell>
          <table:table-cell office:value-type="float" office:value="43.7236" calcext:value-type="float">
            <text:p>43.7236</text:p>
          </table:table-cell>
          <table:table-cell office:value-type="float" office:value="270.9908" calcext:value-type="float">
            <text:p>270.9908</text:p>
          </table:table-cell>
          <table:table-cell office:value-type="float" office:value="244.9921" calcext:value-type="float">
            <text:p>244.9921</text:p>
          </table:table-cell>
        </table:table-row>
        <table:table-row table:style-name="ro1">
          <table:table-cell office:value-type="float" office:value="2320000" calcext:value-type="float">
            <text:p>2320000</text:p>
          </table:table-cell>
          <table:table-cell office:value-type="float" office:value="39.8147" calcext:value-type="float">
            <text:p>39.8147</text:p>
          </table:table-cell>
          <table:table-cell office:value-type="float" office:value="72.725" calcext:value-type="float">
            <text:p>72.725</text:p>
          </table:table-cell>
          <table:table-cell office:value-type="float" office:value="207.5902" calcext:value-type="float">
            <text:p>207.5902</text:p>
          </table:table-cell>
          <table:table-cell office:value-type="float" office:value="273.0171" calcext:value-type="float">
            <text:p>273.0171</text:p>
          </table:table-cell>
        </table:table-row>
        <table:table-row table:style-name="ro1">
          <table:table-cell office:value-type="float" office:value="2322000" calcext:value-type="float">
            <text:p>2322000</text:p>
          </table:table-cell>
          <table:table-cell office:value-type="float" office:value="96.2314" calcext:value-type="float">
            <text:p>96.2314</text:p>
          </table:table-cell>
          <table:table-cell office:value-type="float" office:value="99.8991" calcext:value-type="float">
            <text:p>99.8991</text:p>
          </table:table-cell>
          <table:table-cell office:value-type="float" office:value="202.0323" calcext:value-type="float">
            <text:p>202.0323</text:p>
          </table:table-cell>
          <table:table-cell office:value-type="float" office:value="230.2731" calcext:value-type="float">
            <text:p>230.2731</text:p>
          </table:table-cell>
        </table:table-row>
        <table:table-row table:style-name="ro1">
          <table:table-cell office:value-type="float" office:value="2324000" calcext:value-type="float">
            <text:p>2324000</text:p>
          </table:table-cell>
          <table:table-cell office:value-type="float" office:value="142.3239" calcext:value-type="float">
            <text:p>142.3239</text:p>
          </table:table-cell>
          <table:table-cell office:value-type="float" office:value="85.1997" calcext:value-type="float">
            <text:p>85.1997</text:p>
          </table:table-cell>
          <table:table-cell office:value-type="float" office:value="146.8071" calcext:value-type="float">
            <text:p>146.8071</text:p>
          </table:table-cell>
          <table:table-cell office:value-type="float" office:value="221.1854" calcext:value-type="float">
            <text:p>221.1854</text:p>
          </table:table-cell>
        </table:table-row>
        <table:table-row table:style-name="ro1">
          <table:table-cell office:value-type="float" office:value="2326000" calcext:value-type="float">
            <text:p>2326000</text:p>
          </table:table-cell>
          <table:table-cell office:value-type="float" office:value="34.6544" calcext:value-type="float">
            <text:p>34.6544</text:p>
          </table:table-cell>
          <table:table-cell office:value-type="float" office:value="109.4623" calcext:value-type="float">
            <text:p>109.4623</text:p>
          </table:table-cell>
          <table:table-cell office:value-type="float" office:value="210.9311" calcext:value-type="float">
            <text:p>210.9311</text:p>
          </table:table-cell>
          <table:table-cell office:value-type="float" office:value="215.1339" calcext:value-type="float">
            <text:p>215.1339</text:p>
          </table:table-cell>
        </table:table-row>
        <table:table-row table:style-name="ro1">
          <table:table-cell office:value-type="float" office:value="2328000" calcext:value-type="float">
            <text:p>2328000</text:p>
          </table:table-cell>
          <table:table-cell office:value-type="float" office:value="-43.6593" calcext:value-type="float">
            <text:p>-43.6593</text:p>
          </table:table-cell>
          <table:table-cell office:value-type="float" office:value="75.635" calcext:value-type="float">
            <text:p>75.635</text:p>
          </table:table-cell>
          <table:table-cell office:value-type="float" office:value="224.9055" calcext:value-type="float">
            <text:p>224.9055</text:p>
          </table:table-cell>
          <table:table-cell office:value-type="float" office:value="244.0271" calcext:value-type="float">
            <text:p>244.0271</text:p>
          </table:table-cell>
        </table:table-row>
        <table:table-row table:style-name="ro1">
          <table:table-cell office:value-type="float" office:value="2330000" calcext:value-type="float">
            <text:p>2330000</text:p>
          </table:table-cell>
          <table:table-cell office:value-type="float" office:value="63.7391" calcext:value-type="float">
            <text:p>63.7391</text:p>
          </table:table-cell>
          <table:table-cell office:value-type="float" office:value="103.1055" calcext:value-type="float">
            <text:p>103.1055</text:p>
          </table:table-cell>
          <table:table-cell office:value-type="float" office:value="263.3584" calcext:value-type="float">
            <text:p>263.3584</text:p>
          </table:table-cell>
          <table:table-cell office:value-type="float" office:value="282.4192" calcext:value-type="float">
            <text:p>282.4192</text:p>
          </table:table-cell>
        </table:table-row>
        <table:table-row table:style-name="ro1">
          <table:table-cell office:value-type="float" office:value="2332000" calcext:value-type="float">
            <text:p>2332000</text:p>
          </table:table-cell>
          <table:table-cell office:value-type="float" office:value="0.3427" calcext:value-type="float">
            <text:p>0.3427</text:p>
          </table:table-cell>
          <table:table-cell office:value-type="float" office:value="66.1104" calcext:value-type="float">
            <text:p>66.1104</text:p>
          </table:table-cell>
          <table:table-cell office:value-type="float" office:value="237.4678" calcext:value-type="float">
            <text:p>237.4678</text:p>
          </table:table-cell>
          <table:table-cell office:value-type="float" office:value="228.3931" calcext:value-type="float">
            <text:p>228.3931</text:p>
          </table:table-cell>
        </table:table-row>
        <table:table-row table:style-name="ro1">
          <table:table-cell office:value-type="float" office:value="2334000" calcext:value-type="float">
            <text:p>2334000</text:p>
          </table:table-cell>
          <table:table-cell office:value-type="float" office:value="46.6199" calcext:value-type="float">
            <text:p>46.6199</text:p>
          </table:table-cell>
          <table:table-cell office:value-type="float" office:value="114.574" calcext:value-type="float">
            <text:p>114.574</text:p>
          </table:table-cell>
          <table:table-cell office:value-type="float" office:value="214.321" calcext:value-type="float">
            <text:p>214.321</text:p>
          </table:table-cell>
          <table:table-cell office:value-type="float" office:value="272.6902" calcext:value-type="float">
            <text:p>272.6902</text:p>
          </table:table-cell>
        </table:table-row>
        <table:table-row table:style-name="ro1">
          <table:table-cell office:value-type="float" office:value="2336000" calcext:value-type="float">
            <text:p>2336000</text:p>
          </table:table-cell>
          <table:table-cell office:value-type="float" office:value="23.4142" calcext:value-type="float">
            <text:p>23.4142</text:p>
          </table:table-cell>
          <table:table-cell office:value-type="float" office:value="32.7996" calcext:value-type="float">
            <text:p>32.7996</text:p>
          </table:table-cell>
          <table:table-cell office:value-type="float" office:value="161.9015" calcext:value-type="float">
            <text:p>161.9015</text:p>
          </table:table-cell>
          <table:table-cell office:value-type="float" office:value="264.6032" calcext:value-type="float">
            <text:p>264.6032</text:p>
          </table:table-cell>
        </table:table-row>
        <table:table-row table:style-name="ro1">
          <table:table-cell office:value-type="float" office:value="2338000" calcext:value-type="float">
            <text:p>2338000</text:p>
          </table:table-cell>
          <table:table-cell office:value-type="float" office:value="14.6048" calcext:value-type="float">
            <text:p>14.6048</text:p>
          </table:table-cell>
          <table:table-cell office:value-type="float" office:value="62.3813" calcext:value-type="float">
            <text:p>62.3813</text:p>
          </table:table-cell>
          <table:table-cell office:value-type="float" office:value="197.4101" calcext:value-type="float">
            <text:p>197.4101</text:p>
          </table:table-cell>
          <table:table-cell office:value-type="float" office:value="251.34" calcext:value-type="float">
            <text:p>251.34</text:p>
          </table:table-cell>
        </table:table-row>
        <table:table-row table:style-name="ro1">
          <table:table-cell office:value-type="float" office:value="2340000" calcext:value-type="float">
            <text:p>2340000</text:p>
          </table:table-cell>
          <table:table-cell office:value-type="float" office:value="156.6851" calcext:value-type="float">
            <text:p>156.6851</text:p>
          </table:table-cell>
          <table:table-cell office:value-type="float" office:value="94.5103" calcext:value-type="float">
            <text:p>94.5103</text:p>
          </table:table-cell>
          <table:table-cell office:value-type="float" office:value="217.7143" calcext:value-type="float">
            <text:p>217.7143</text:p>
          </table:table-cell>
          <table:table-cell office:value-type="float" office:value="264.1075" calcext:value-type="float">
            <text:p>264.1075</text:p>
          </table:table-cell>
        </table:table-row>
        <table:table-row table:style-name="ro1">
          <table:table-cell office:value-type="float" office:value="2342000" calcext:value-type="float">
            <text:p>2342000</text:p>
          </table:table-cell>
          <table:table-cell office:value-type="float" office:value="15.6539" calcext:value-type="float">
            <text:p>15.6539</text:p>
          </table:table-cell>
          <table:table-cell office:value-type="float" office:value="94.6173" calcext:value-type="float">
            <text:p>94.6173</text:p>
          </table:table-cell>
          <table:table-cell office:value-type="float" office:value="251.3213" calcext:value-type="float">
            <text:p>251.3213</text:p>
          </table:table-cell>
          <table:table-cell office:value-type="float" office:value="248.5583" calcext:value-type="float">
            <text:p>248.5583</text:p>
          </table:table-cell>
        </table:table-row>
        <table:table-row table:style-name="ro1">
          <table:table-cell office:value-type="float" office:value="2344000" calcext:value-type="float">
            <text:p>2344000</text:p>
          </table:table-cell>
          <table:table-cell office:value-type="float" office:value="113.493" calcext:value-type="float">
            <text:p>113.493</text:p>
          </table:table-cell>
          <table:table-cell office:value-type="float" office:value="67.0504" calcext:value-type="float">
            <text:p>67.0504</text:p>
          </table:table-cell>
          <table:table-cell office:value-type="float" office:value="247.2806" calcext:value-type="float">
            <text:p>247.2806</text:p>
          </table:table-cell>
          <table:table-cell office:value-type="float" office:value="265.6212" calcext:value-type="float">
            <text:p>265.6212</text:p>
          </table:table-cell>
        </table:table-row>
        <table:table-row table:style-name="ro1">
          <table:table-cell office:value-type="float" office:value="2346000" calcext:value-type="float">
            <text:p>2346000</text:p>
          </table:table-cell>
          <table:table-cell office:value-type="float" office:value="66.1529" calcext:value-type="float">
            <text:p>66.1529</text:p>
          </table:table-cell>
          <table:table-cell office:value-type="float" office:value="114.1352" calcext:value-type="float">
            <text:p>114.1352</text:p>
          </table:table-cell>
          <table:table-cell office:value-type="float" office:value="201.9018" calcext:value-type="float">
            <text:p>201.9018</text:p>
          </table:table-cell>
          <table:table-cell office:value-type="float" office:value="250.6038" calcext:value-type="float">
            <text:p>250.6038</text:p>
          </table:table-cell>
        </table:table-row>
        <table:table-row table:style-name="ro1">
          <table:table-cell office:value-type="float" office:value="2348000" calcext:value-type="float">
            <text:p>2348000</text:p>
          </table:table-cell>
          <table:table-cell office:value-type="float" office:value="67.7083" calcext:value-type="float">
            <text:p>67.7083</text:p>
          </table:table-cell>
          <table:table-cell office:value-type="float" office:value="99.7211" calcext:value-type="float">
            <text:p>99.7211</text:p>
          </table:table-cell>
          <table:table-cell office:value-type="float" office:value="209.0011" calcext:value-type="float">
            <text:p>209.0011</text:p>
          </table:table-cell>
          <table:table-cell office:value-type="float" office:value="258.3738" calcext:value-type="float">
            <text:p>258.3738</text:p>
          </table:table-cell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23.4076" calcext:value-type="float">
            <text:p>23.4076</text:p>
          </table:table-cell>
          <table:table-cell office:value-type="float" office:value="51.023" calcext:value-type="float">
            <text:p>51.023</text:p>
          </table:table-cell>
          <table:table-cell office:value-type="float" office:value="213.1988" calcext:value-type="float">
            <text:p>213.1988</text:p>
          </table:table-cell>
          <table:table-cell office:value-type="float" office:value="223.5017" calcext:value-type="float">
            <text:p>223.5017</text:p>
          </table:table-cell>
        </table:table-row>
        <table:table-row table:style-name="ro1">
          <table:table-cell office:value-type="float" office:value="2352000" calcext:value-type="float">
            <text:p>2352000</text:p>
          </table:table-cell>
          <table:table-cell office:value-type="float" office:value="-5.4825" calcext:value-type="float">
            <text:p>-5.4825</text:p>
          </table:table-cell>
          <table:table-cell office:value-type="float" office:value="90.4286" calcext:value-type="float">
            <text:p>90.4286</text:p>
          </table:table-cell>
          <table:table-cell office:value-type="float" office:value="275.5103" calcext:value-type="float">
            <text:p>275.5103</text:p>
          </table:table-cell>
          <table:table-cell office:value-type="float" office:value="265.4152" calcext:value-type="float">
            <text:p>265.4152</text:p>
          </table:table-cell>
        </table:table-row>
        <table:table-row table:style-name="ro1">
          <table:table-cell office:value-type="float" office:value="2354000" calcext:value-type="float">
            <text:p>2354000</text:p>
          </table:table-cell>
          <table:table-cell office:value-type="float" office:value="144.5905" calcext:value-type="float">
            <text:p>144.5905</text:p>
          </table:table-cell>
          <table:table-cell office:value-type="float" office:value="77.0265" calcext:value-type="float">
            <text:p>77.0265</text:p>
          </table:table-cell>
          <table:table-cell office:value-type="float" office:value="168.3587" calcext:value-type="float">
            <text:p>168.3587</text:p>
          </table:table-cell>
          <table:table-cell office:value-type="float" office:value="274.0807" calcext:value-type="float">
            <text:p>274.0807</text:p>
          </table:table-cell>
        </table:table-row>
        <table:table-row table:style-name="ro1">
          <table:table-cell office:value-type="float" office:value="2356000" calcext:value-type="float">
            <text:p>2356000</text:p>
          </table:table-cell>
          <table:table-cell office:value-type="float" office:value="88.8775" calcext:value-type="float">
            <text:p>88.8775</text:p>
          </table:table-cell>
          <table:table-cell office:value-type="float" office:value="112.6589" calcext:value-type="float">
            <text:p>112.6589</text:p>
          </table:table-cell>
          <table:table-cell office:value-type="float" office:value="257.4524" calcext:value-type="float">
            <text:p>257.4524</text:p>
          </table:table-cell>
          <table:table-cell office:value-type="float" office:value="233.2209" calcext:value-type="float">
            <text:p>233.2209</text:p>
          </table:table-cell>
        </table:table-row>
        <table:table-row table:style-name="ro1">
          <table:table-cell office:value-type="float" office:value="2358000" calcext:value-type="float">
            <text:p>2358000</text:p>
          </table:table-cell>
          <table:table-cell office:value-type="float" office:value="125.7583" calcext:value-type="float">
            <text:p>125.7583</text:p>
          </table:table-cell>
          <table:table-cell office:value-type="float" office:value="105.5079" calcext:value-type="float">
            <text:p>105.5079</text:p>
          </table:table-cell>
          <table:table-cell office:value-type="float" office:value="168.9519" calcext:value-type="float">
            <text:p>168.9519</text:p>
          </table:table-cell>
          <table:table-cell office:value-type="float" office:value="252.1445" calcext:value-type="float">
            <text:p>252.1445</text:p>
          </table:table-cell>
        </table:table-row>
        <table:table-row table:style-name="ro1">
          <table:table-cell office:value-type="float" office:value="2360000" calcext:value-type="float">
            <text:p>2360000</text:p>
          </table:table-cell>
          <table:table-cell office:value-type="float" office:value="139.7003" calcext:value-type="float">
            <text:p>139.7003</text:p>
          </table:table-cell>
          <table:table-cell office:value-type="float" office:value="107.1039" calcext:value-type="float">
            <text:p>107.1039</text:p>
          </table:table-cell>
          <table:table-cell office:value-type="float" office:value="249.7518" calcext:value-type="float">
            <text:p>249.7518</text:p>
          </table:table-cell>
          <table:table-cell office:value-type="float" office:value="278.775" calcext:value-type="float">
            <text:p>278.775</text:p>
          </table:table-cell>
        </table:table-row>
        <table:table-row table:style-name="ro1">
          <table:table-cell office:value-type="float" office:value="2362000" calcext:value-type="float">
            <text:p>2362000</text:p>
          </table:table-cell>
          <table:table-cell office:value-type="float" office:value="145.8787" calcext:value-type="float">
            <text:p>145.8787</text:p>
          </table:table-cell>
          <table:table-cell office:value-type="float" office:value="95.9367" calcext:value-type="float">
            <text:p>95.9367</text:p>
          </table:table-cell>
          <table:table-cell office:value-type="float" office:value="153.9422" calcext:value-type="float">
            <text:p>153.9422</text:p>
          </table:table-cell>
          <table:table-cell office:value-type="float" office:value="284.667" calcext:value-type="float">
            <text:p>284.667</text:p>
          </table:table-cell>
        </table:table-row>
        <table:table-row table:style-name="ro1">
          <table:table-cell office:value-type="float" office:value="2364000" calcext:value-type="float">
            <text:p>2364000</text:p>
          </table:table-cell>
          <table:table-cell office:value-type="float" office:value="81.3669" calcext:value-type="float">
            <text:p>81.3669</text:p>
          </table:table-cell>
          <table:table-cell office:value-type="float" office:value="92.2576" calcext:value-type="float">
            <text:p>92.2576</text:p>
          </table:table-cell>
          <table:table-cell office:value-type="float" office:value="194.8828" calcext:value-type="float">
            <text:p>194.8828</text:p>
          </table:table-cell>
          <table:table-cell office:value-type="float" office:value="257.1473" calcext:value-type="float">
            <text:p>257.1473</text:p>
          </table:table-cell>
        </table:table-row>
        <table:table-row table:style-name="ro1">
          <table:table-cell office:value-type="float" office:value="2366000" calcext:value-type="float">
            <text:p>2366000</text:p>
          </table:table-cell>
          <table:table-cell office:value-type="float" office:value="30.4266" calcext:value-type="float">
            <text:p>30.4266</text:p>
          </table:table-cell>
          <table:table-cell office:value-type="float" office:value="78.9244" calcext:value-type="float">
            <text:p>78.9244</text:p>
          </table:table-cell>
          <table:table-cell office:value-type="float" office:value="196.0426" calcext:value-type="float">
            <text:p>196.0426</text:p>
          </table:table-cell>
          <table:table-cell office:value-type="float" office:value="274.6999" calcext:value-type="float">
            <text:p>274.6999</text:p>
          </table:table-cell>
        </table:table-row>
        <table:table-row table:style-name="ro1">
          <table:table-cell office:value-type="float" office:value="2368000" calcext:value-type="float">
            <text:p>2368000</text:p>
          </table:table-cell>
          <table:table-cell office:value-type="float" office:value="2.4841" calcext:value-type="float">
            <text:p>2.4841</text:p>
          </table:table-cell>
          <table:table-cell office:value-type="float" office:value="99.3126" calcext:value-type="float">
            <text:p>99.3126</text:p>
          </table:table-cell>
          <table:table-cell office:value-type="float" office:value="236.7233" calcext:value-type="float">
            <text:p>236.7233</text:p>
          </table:table-cell>
          <table:table-cell office:value-type="float" office:value="260.6515" calcext:value-type="float">
            <text:p>260.6515</text:p>
          </table:table-cell>
        </table:table-row>
        <table:table-row table:style-name="ro1">
          <table:table-cell office:value-type="float" office:value="2370000" calcext:value-type="float">
            <text:p>2370000</text:p>
          </table:table-cell>
          <table:table-cell office:value-type="float" office:value="90.9117" calcext:value-type="float">
            <text:p>90.9117</text:p>
          </table:table-cell>
          <table:table-cell office:value-type="float" office:value="62.7059" calcext:value-type="float">
            <text:p>62.7059</text:p>
          </table:table-cell>
          <table:table-cell office:value-type="float" office:value="211.0466" calcext:value-type="float">
            <text:p>211.0466</text:p>
          </table:table-cell>
          <table:table-cell office:value-type="float" office:value="248.6797" calcext:value-type="float">
            <text:p>248.6797</text:p>
          </table:table-cell>
        </table:table-row>
        <table:table-row table:style-name="ro1">
          <table:table-cell office:value-type="float" office:value="2372000" calcext:value-type="float">
            <text:p>2372000</text:p>
          </table:table-cell>
          <table:table-cell office:value-type="float" office:value="136.7327" calcext:value-type="float">
            <text:p>136.7327</text:p>
          </table:table-cell>
          <table:table-cell office:value-type="float" office:value="92.5247" calcext:value-type="float">
            <text:p>92.5247</text:p>
          </table:table-cell>
          <table:table-cell office:value-type="float" office:value="181.2955" calcext:value-type="float">
            <text:p>181.2955</text:p>
          </table:table-cell>
          <table:table-cell office:value-type="float" office:value="296.1163" calcext:value-type="float">
            <text:p>296.1163</text:p>
          </table:table-cell>
        </table:table-row>
        <table:table-row table:style-name="ro1">
          <table:table-cell office:value-type="float" office:value="2374000" calcext:value-type="float">
            <text:p>2374000</text:p>
          </table:table-cell>
          <table:table-cell office:value-type="float" office:value="135.5599" calcext:value-type="float">
            <text:p>135.5599</text:p>
          </table:table-cell>
          <table:table-cell office:value-type="float" office:value="-152.8517" calcext:value-type="float">
            <text:p>-152.8517</text:p>
          </table:table-cell>
          <table:table-cell office:value-type="float" office:value="190.553" calcext:value-type="float">
            <text:p>190.553</text:p>
          </table:table-cell>
          <table:table-cell office:value-type="float" office:value="246.1629" calcext:value-type="float">
            <text:p>246.1629</text:p>
          </table:table-cell>
        </table:table-row>
        <table:table-row table:style-name="ro1">
          <table:table-cell office:value-type="float" office:value="2376000" calcext:value-type="float">
            <text:p>2376000</text:p>
          </table:table-cell>
          <table:table-cell office:value-type="float" office:value="132.3373" calcext:value-type="float">
            <text:p>132.3373</text:p>
          </table:table-cell>
          <table:table-cell office:value-type="float" office:value="52.5578" calcext:value-type="float">
            <text:p>52.5578</text:p>
          </table:table-cell>
          <table:table-cell office:value-type="float" office:value="176.4866" calcext:value-type="float">
            <text:p>176.4866</text:p>
          </table:table-cell>
          <table:table-cell office:value-type="float" office:value="275.4218" calcext:value-type="float">
            <text:p>275.4218</text:p>
          </table:table-cell>
        </table:table-row>
        <table:table-row table:style-name="ro1">
          <table:table-cell office:value-type="float" office:value="2378000" calcext:value-type="float">
            <text:p>2378000</text:p>
          </table:table-cell>
          <table:table-cell office:value-type="float" office:value="49.7873" calcext:value-type="float">
            <text:p>49.7873</text:p>
          </table:table-cell>
          <table:table-cell office:value-type="float" office:value="81.6702" calcext:value-type="float">
            <text:p>81.6702</text:p>
          </table:table-cell>
          <table:table-cell office:value-type="float" office:value="180.3087" calcext:value-type="float">
            <text:p>180.3087</text:p>
          </table:table-cell>
          <table:table-cell office:value-type="float" office:value="261.8884" calcext:value-type="float">
            <text:p>261.8884</text:p>
          </table:table-cell>
        </table:table-row>
        <table:table-row table:style-name="ro1">
          <table:table-cell office:value-type="float" office:value="2380000" calcext:value-type="float">
            <text:p>2380000</text:p>
          </table:table-cell>
          <table:table-cell office:value-type="float" office:value="140.3308" calcext:value-type="float">
            <text:p>140.3308</text:p>
          </table:table-cell>
          <table:table-cell office:value-type="float" office:value="111.9549" calcext:value-type="float">
            <text:p>111.9549</text:p>
          </table:table-cell>
          <table:table-cell office:value-type="float" office:value="171.343" calcext:value-type="float">
            <text:p>171.343</text:p>
          </table:table-cell>
          <table:table-cell office:value-type="float" office:value="204.0591" calcext:value-type="float">
            <text:p>204.0591</text:p>
          </table:table-cell>
        </table:table-row>
        <table:table-row table:style-name="ro1">
          <table:table-cell office:value-type="float" office:value="2382000" calcext:value-type="float">
            <text:p>2382000</text:p>
          </table:table-cell>
          <table:table-cell office:value-type="float" office:value="79.7966" calcext:value-type="float">
            <text:p>79.7966</text:p>
          </table:table-cell>
          <table:table-cell office:value-type="float" office:value="38.3382" calcext:value-type="float">
            <text:p>38.3382</text:p>
          </table:table-cell>
          <table:table-cell office:value-type="float" office:value="252.1102" calcext:value-type="float">
            <text:p>252.1102</text:p>
          </table:table-cell>
          <table:table-cell office:value-type="float" office:value="259.6269" calcext:value-type="float">
            <text:p>259.6269</text:p>
          </table:table-cell>
        </table:table-row>
        <table:table-row table:style-name="ro1">
          <table:table-cell office:value-type="float" office:value="2384000" calcext:value-type="float">
            <text:p>2384000</text:p>
          </table:table-cell>
          <table:table-cell office:value-type="float" office:value="132.0268" calcext:value-type="float">
            <text:p>132.0268</text:p>
          </table:table-cell>
          <table:table-cell office:value-type="float" office:value="-3.5216" calcext:value-type="float">
            <text:p>-3.5216</text:p>
          </table:table-cell>
          <table:table-cell office:value-type="float" office:value="212.2794" calcext:value-type="float">
            <text:p>212.2794</text:p>
          </table:table-cell>
          <table:table-cell office:value-type="float" office:value="261.5294" calcext:value-type="float">
            <text:p>261.5294</text:p>
          </table:table-cell>
        </table:table-row>
        <table:table-row table:style-name="ro1">
          <table:table-cell office:value-type="float" office:value="2386000" calcext:value-type="float">
            <text:p>2386000</text:p>
          </table:table-cell>
          <table:table-cell office:value-type="float" office:value="42.6187" calcext:value-type="float">
            <text:p>42.6187</text:p>
          </table:table-cell>
          <table:table-cell office:value-type="float" office:value="-29.8035" calcext:value-type="float">
            <text:p>-29.8035</text:p>
          </table:table-cell>
          <table:table-cell office:value-type="float" office:value="240.4933" calcext:value-type="float">
            <text:p>240.4933</text:p>
          </table:table-cell>
          <table:table-cell office:value-type="float" office:value="260.1833" calcext:value-type="float">
            <text:p>260.1833</text:p>
          </table:table-cell>
        </table:table-row>
        <table:table-row table:style-name="ro1">
          <table:table-cell office:value-type="float" office:value="2388000" calcext:value-type="float">
            <text:p>2388000</text:p>
          </table:table-cell>
          <table:table-cell office:value-type="float" office:value="146.5763" calcext:value-type="float">
            <text:p>146.5763</text:p>
          </table:table-cell>
          <table:table-cell office:value-type="float" office:value="78.1292" calcext:value-type="float">
            <text:p>78.1292</text:p>
          </table:table-cell>
          <table:table-cell office:value-type="float" office:value="187.5224" calcext:value-type="float">
            <text:p>187.5224</text:p>
          </table:table-cell>
          <table:table-cell office:value-type="float" office:value="239.1864" calcext:value-type="float">
            <text:p>239.1864</text:p>
          </table:table-cell>
        </table:table-row>
        <table:table-row table:style-name="ro1">
          <table:table-cell office:value-type="float" office:value="2390000" calcext:value-type="float">
            <text:p>2390000</text:p>
          </table:table-cell>
          <table:table-cell office:value-type="float" office:value="105.4678" calcext:value-type="float">
            <text:p>105.4678</text:p>
          </table:table-cell>
          <table:table-cell office:value-type="float" office:value="65.3674" calcext:value-type="float">
            <text:p>65.3674</text:p>
          </table:table-cell>
          <table:table-cell office:value-type="float" office:value="272.9057" calcext:value-type="float">
            <text:p>272.9057</text:p>
          </table:table-cell>
          <table:table-cell office:value-type="float" office:value="227.9265" calcext:value-type="float">
            <text:p>227.9265</text:p>
          </table:table-cell>
        </table:table-row>
        <table:table-row table:style-name="ro1">
          <table:table-cell office:value-type="float" office:value="2392000" calcext:value-type="float">
            <text:p>2392000</text:p>
          </table:table-cell>
          <table:table-cell office:value-type="float" office:value="120.727" calcext:value-type="float">
            <text:p>120.727</text:p>
          </table:table-cell>
          <table:table-cell office:value-type="float" office:value="59.7671" calcext:value-type="float">
            <text:p>59.7671</text:p>
          </table:table-cell>
          <table:table-cell office:value-type="float" office:value="213.0006" calcext:value-type="float">
            <text:p>213.0006</text:p>
          </table:table-cell>
          <table:table-cell office:value-type="float" office:value="256.3916" calcext:value-type="float">
            <text:p>256.3916</text:p>
          </table:table-cell>
        </table:table-row>
        <table:table-row table:style-name="ro1">
          <table:table-cell office:value-type="float" office:value="2394000" calcext:value-type="float">
            <text:p>2394000</text:p>
          </table:table-cell>
          <table:table-cell office:value-type="float" office:value="221.1761" calcext:value-type="float">
            <text:p>221.1761</text:p>
          </table:table-cell>
          <table:table-cell office:value-type="float" office:value="83.6818" calcext:value-type="float">
            <text:p>83.6818</text:p>
          </table:table-cell>
          <table:table-cell office:value-type="float" office:value="246.5764" calcext:value-type="float">
            <text:p>246.5764</text:p>
          </table:table-cell>
          <table:table-cell office:value-type="float" office:value="268.0952" calcext:value-type="float">
            <text:p>268.0952</text:p>
          </table:table-cell>
        </table:table-row>
        <table:table-row table:style-name="ro1">
          <table:table-cell office:value-type="float" office:value="2396000" calcext:value-type="float">
            <text:p>2396000</text:p>
          </table:table-cell>
          <table:table-cell office:value-type="float" office:value="193.5667" calcext:value-type="float">
            <text:p>193.5667</text:p>
          </table:table-cell>
          <table:table-cell office:value-type="float" office:value="62.8611" calcext:value-type="float">
            <text:p>62.8611</text:p>
          </table:table-cell>
          <table:table-cell office:value-type="float" office:value="257.8593" calcext:value-type="float">
            <text:p>257.8593</text:p>
          </table:table-cell>
          <table:table-cell office:value-type="float" office:value="251.8667" calcext:value-type="float">
            <text:p>251.8667</text:p>
          </table:table-cell>
        </table:table-row>
        <table:table-row table:style-name="ro1">
          <table:table-cell office:value-type="float" office:value="2398000" calcext:value-type="float">
            <text:p>2398000</text:p>
          </table:table-cell>
          <table:table-cell office:value-type="float" office:value="199.5451" calcext:value-type="float">
            <text:p>199.5451</text:p>
          </table:table-cell>
          <table:table-cell office:value-type="float" office:value="-53.0953" calcext:value-type="float">
            <text:p>-53.0953</text:p>
          </table:table-cell>
          <table:table-cell office:value-type="float" office:value="208.1282" calcext:value-type="float">
            <text:p>208.1282</text:p>
          </table:table-cell>
          <table:table-cell office:value-type="float" office:value="258.9291" calcext:value-type="float">
            <text:p>258.9291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-122.0241" calcext:value-type="float">
            <text:p>-122.0241</text:p>
          </table:table-cell>
          <table:table-cell office:value-type="float" office:value="-77.9407" calcext:value-type="float">
            <text:p>-77.9407</text:p>
          </table:table-cell>
          <table:table-cell office:value-type="float" office:value="260.8834" calcext:value-type="float">
            <text:p>260.8834</text:p>
          </table:table-cell>
          <table:table-cell office:value-type="float" office:value="275.1942" calcext:value-type="float">
            <text:p>275.1942</text:p>
          </table:table-cell>
        </table:table-row>
        <table:table-row table:style-name="ro1">
          <table:table-cell office:value-type="float" office:value="2402000" calcext:value-type="float">
            <text:p>2402000</text:p>
          </table:table-cell>
          <table:table-cell office:value-type="float" office:value="164.3183" calcext:value-type="float">
            <text:p>164.3183</text:p>
          </table:table-cell>
          <table:table-cell office:value-type="float" office:value="79.4243" calcext:value-type="float">
            <text:p>79.4243</text:p>
          </table:table-cell>
          <table:table-cell office:value-type="float" office:value="239.3551" calcext:value-type="float">
            <text:p>239.3551</text:p>
          </table:table-cell>
          <table:table-cell office:value-type="float" office:value="216.2421" calcext:value-type="float">
            <text:p>216.2421</text:p>
          </table:table-cell>
        </table:table-row>
        <table:table-row table:style-name="ro1">
          <table:table-cell office:value-type="float" office:value="2404000" calcext:value-type="float">
            <text:p>2404000</text:p>
          </table:table-cell>
          <table:table-cell office:value-type="float" office:value="-32.7641" calcext:value-type="float">
            <text:p>-32.7641</text:p>
          </table:table-cell>
          <table:table-cell office:value-type="float" office:value="45.9464" calcext:value-type="float">
            <text:p>45.9464</text:p>
          </table:table-cell>
          <table:table-cell office:value-type="float" office:value="260.0274" calcext:value-type="float">
            <text:p>260.0274</text:p>
          </table:table-cell>
          <table:table-cell office:value-type="float" office:value="280.9109" calcext:value-type="float">
            <text:p>280.9109</text:p>
          </table:table-cell>
        </table:table-row>
        <table:table-row table:style-name="ro1">
          <table:table-cell office:value-type="float" office:value="2406000" calcext:value-type="float">
            <text:p>2406000</text:p>
          </table:table-cell>
          <table:table-cell office:value-type="float" office:value="83.6517" calcext:value-type="float">
            <text:p>83.6517</text:p>
          </table:table-cell>
          <table:table-cell office:value-type="float" office:value="-44.2964" calcext:value-type="float">
            <text:p>-44.2964</text:p>
          </table:table-cell>
          <table:table-cell office:value-type="float" office:value="271.282" calcext:value-type="float">
            <text:p>271.282</text:p>
          </table:table-cell>
          <table:table-cell office:value-type="float" office:value="271.2242" calcext:value-type="float">
            <text:p>271.2242</text:p>
          </table:table-cell>
        </table:table-row>
        <table:table-row table:style-name="ro1">
          <table:table-cell office:value-type="float" office:value="2408000" calcext:value-type="float">
            <text:p>2408000</text:p>
          </table:table-cell>
          <table:table-cell office:value-type="float" office:value="100.1127" calcext:value-type="float">
            <text:p>100.1127</text:p>
          </table:table-cell>
          <table:table-cell office:value-type="float" office:value="103.7052" calcext:value-type="float">
            <text:p>103.7052</text:p>
          </table:table-cell>
          <table:table-cell office:value-type="float" office:value="258.129" calcext:value-type="float">
            <text:p>258.129</text:p>
          </table:table-cell>
          <table:table-cell office:value-type="float" office:value="272.0452" calcext:value-type="float">
            <text:p>272.0452</text:p>
          </table:table-cell>
        </table:table-row>
        <table:table-row table:style-name="ro1">
          <table:table-cell office:value-type="float" office:value="2410000" calcext:value-type="float">
            <text:p>2410000</text:p>
          </table:table-cell>
          <table:table-cell office:value-type="float" office:value="90.1817" calcext:value-type="float">
            <text:p>90.1817</text:p>
          </table:table-cell>
          <table:table-cell office:value-type="float" office:value="76.9985" calcext:value-type="float">
            <text:p>76.9985</text:p>
          </table:table-cell>
          <table:table-cell office:value-type="float" office:value="232.4355" calcext:value-type="float">
            <text:p>232.4355</text:p>
          </table:table-cell>
          <table:table-cell office:value-type="float" office:value="261.8788" calcext:value-type="float">
            <text:p>261.8788</text:p>
          </table:table-cell>
        </table:table-row>
        <table:table-row table:style-name="ro1">
          <table:table-cell office:value-type="float" office:value="2412000" calcext:value-type="float">
            <text:p>2412000</text:p>
          </table:table-cell>
          <table:table-cell office:value-type="float" office:value="104.3647" calcext:value-type="float">
            <text:p>104.3647</text:p>
          </table:table-cell>
          <table:table-cell office:value-type="float" office:value="-101.1545" calcext:value-type="float">
            <text:p>-101.1545</text:p>
          </table:table-cell>
          <table:table-cell office:value-type="float" office:value="260.8111" calcext:value-type="float">
            <text:p>260.8111</text:p>
          </table:table-cell>
          <table:table-cell office:value-type="float" office:value="229.198" calcext:value-type="float">
            <text:p>229.198</text:p>
          </table:table-cell>
        </table:table-row>
        <table:table-row table:style-name="ro1">
          <table:table-cell office:value-type="float" office:value="2414000" calcext:value-type="float">
            <text:p>2414000</text:p>
          </table:table-cell>
          <table:table-cell office:value-type="float" office:value="-105.2444" calcext:value-type="float">
            <text:p>-105.2444</text:p>
          </table:table-cell>
          <table:table-cell office:value-type="float" office:value="65.0729" calcext:value-type="float">
            <text:p>65.0729</text:p>
          </table:table-cell>
          <table:table-cell office:value-type="float" office:value="256.3651" calcext:value-type="float">
            <text:p>256.3651</text:p>
          </table:table-cell>
          <table:table-cell office:value-type="float" office:value="276.1187" calcext:value-type="float">
            <text:p>276.1187</text:p>
          </table:table-cell>
        </table:table-row>
        <table:table-row table:style-name="ro1">
          <table:table-cell office:value-type="float" office:value="2416000" calcext:value-type="float">
            <text:p>2416000</text:p>
          </table:table-cell>
          <table:table-cell office:value-type="float" office:value="151.1009" calcext:value-type="float">
            <text:p>151.1009</text:p>
          </table:table-cell>
          <table:table-cell office:value-type="float" office:value="69.1585" calcext:value-type="float">
            <text:p>69.1585</text:p>
          </table:table-cell>
          <table:table-cell office:value-type="float" office:value="279.9805" calcext:value-type="float">
            <text:p>279.9805</text:p>
          </table:table-cell>
          <table:table-cell office:value-type="float" office:value="285.2679" calcext:value-type="float">
            <text:p>285.2679</text:p>
          </table:table-cell>
        </table:table-row>
        <table:table-row table:style-name="ro1">
          <table:table-cell office:value-type="float" office:value="2418000" calcext:value-type="float">
            <text:p>2418000</text:p>
          </table:table-cell>
          <table:table-cell office:value-type="float" office:value="45.8867" calcext:value-type="float">
            <text:p>45.8867</text:p>
          </table:table-cell>
          <table:table-cell office:value-type="float" office:value="46.0242" calcext:value-type="float">
            <text:p>46.0242</text:p>
          </table:table-cell>
          <table:table-cell office:value-type="float" office:value="268.9771" calcext:value-type="float">
            <text:p>268.9771</text:p>
          </table:table-cell>
          <table:table-cell office:value-type="float" office:value="292.813" calcext:value-type="float">
            <text:p>292.813</text:p>
          </table:table-cell>
        </table:table-row>
        <table:table-row table:style-name="ro1">
          <table:table-cell office:value-type="float" office:value="2420000" calcext:value-type="float">
            <text:p>2420000</text:p>
          </table:table-cell>
          <table:table-cell office:value-type="float" office:value="100.9393" calcext:value-type="float">
            <text:p>100.9393</text:p>
          </table:table-cell>
          <table:table-cell office:value-type="float" office:value="77.0147" calcext:value-type="float">
            <text:p>77.0147</text:p>
          </table:table-cell>
          <table:table-cell office:value-type="float" office:value="272.386" calcext:value-type="float">
            <text:p>272.386</text:p>
          </table:table-cell>
          <table:table-cell office:value-type="float" office:value="294.5238" calcext:value-type="float">
            <text:p>294.5238</text:p>
          </table:table-cell>
        </table:table-row>
        <table:table-row table:style-name="ro1">
          <table:table-cell office:value-type="float" office:value="2422000" calcext:value-type="float">
            <text:p>2422000</text:p>
          </table:table-cell>
          <table:table-cell office:value-type="float" office:value="63.0002" calcext:value-type="float">
            <text:p>63.0002</text:p>
          </table:table-cell>
          <table:table-cell office:value-type="float" office:value="95.2594" calcext:value-type="float">
            <text:p>95.2594</text:p>
          </table:table-cell>
          <table:table-cell office:value-type="float" office:value="174.852" calcext:value-type="float">
            <text:p>174.852</text:p>
          </table:table-cell>
          <table:table-cell office:value-type="float" office:value="284.9069" calcext:value-type="float">
            <text:p>284.9069</text:p>
          </table:table-cell>
        </table:table-row>
        <table:table-row table:style-name="ro1">
          <table:table-cell office:value-type="float" office:value="2424000" calcext:value-type="float">
            <text:p>2424000</text:p>
          </table:table-cell>
          <table:table-cell office:value-type="float" office:value="127.1134" calcext:value-type="float">
            <text:p>127.1134</text:p>
          </table:table-cell>
          <table:table-cell office:value-type="float" office:value="65.2513" calcext:value-type="float">
            <text:p>65.2513</text:p>
          </table:table-cell>
          <table:table-cell office:value-type="float" office:value="275.5202" calcext:value-type="float">
            <text:p>275.5202</text:p>
          </table:table-cell>
          <table:table-cell office:value-type="float" office:value="278.2465" calcext:value-type="float">
            <text:p>278.2465</text:p>
          </table:table-cell>
        </table:table-row>
        <table:table-row table:style-name="ro1">
          <table:table-cell office:value-type="float" office:value="2426000" calcext:value-type="float">
            <text:p>2426000</text:p>
          </table:table-cell>
          <table:table-cell office:value-type="float" office:value="70.506" calcext:value-type="float">
            <text:p>70.506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273.3943" calcext:value-type="float">
            <text:p>273.3943</text:p>
          </table:table-cell>
          <table:table-cell office:value-type="float" office:value="259.6148" calcext:value-type="float">
            <text:p>259.6148</text:p>
          </table:table-cell>
        </table:table-row>
        <table:table-row table:style-name="ro1">
          <table:table-cell office:value-type="float" office:value="2428000" calcext:value-type="float">
            <text:p>2428000</text:p>
          </table:table-cell>
          <table:table-cell office:value-type="float" office:value="60.4127" calcext:value-type="float">
            <text:p>60.4127</text:p>
          </table:table-cell>
          <table:table-cell office:value-type="float" office:value="62.1974" calcext:value-type="float">
            <text:p>62.1974</text:p>
          </table:table-cell>
          <table:table-cell office:value-type="float" office:value="231.5391" calcext:value-type="float">
            <text:p>231.5391</text:p>
          </table:table-cell>
          <table:table-cell office:value-type="float" office:value="278.5933" calcext:value-type="float">
            <text:p>278.5933</text:p>
          </table:table-cell>
        </table:table-row>
        <table:table-row table:style-name="ro1">
          <table:table-cell office:value-type="float" office:value="2430000" calcext:value-type="float">
            <text:p>2430000</text:p>
          </table:table-cell>
          <table:table-cell office:value-type="float" office:value="67.0637" calcext:value-type="float">
            <text:p>67.0637</text:p>
          </table:table-cell>
          <table:table-cell office:value-type="float" office:value="108.5784" calcext:value-type="float">
            <text:p>108.5784</text:p>
          </table:table-cell>
          <table:table-cell office:value-type="float" office:value="254.0883" calcext:value-type="float">
            <text:p>254.0883</text:p>
          </table:table-cell>
          <table:table-cell office:value-type="float" office:value="266.4282" calcext:value-type="float">
            <text:p>266.4282</text:p>
          </table:table-cell>
        </table:table-row>
        <table:table-row table:style-name="ro1">
          <table:table-cell office:value-type="float" office:value="2432000" calcext:value-type="float">
            <text:p>2432000</text:p>
          </table:table-cell>
          <table:table-cell office:value-type="float" office:value="110.2804" calcext:value-type="float">
            <text:p>110.2804</text:p>
          </table:table-cell>
          <table:table-cell office:value-type="float" office:value="32.9611" calcext:value-type="float">
            <text:p>32.9611</text:p>
          </table:table-cell>
          <table:table-cell office:value-type="float" office:value="251.401" calcext:value-type="float">
            <text:p>251.401</text:p>
          </table:table-cell>
          <table:table-cell office:value-type="float" office:value="252.628" calcext:value-type="float">
            <text:p>252.628</text:p>
          </table:table-cell>
        </table:table-row>
        <table:table-row table:style-name="ro1">
          <table:table-cell office:value-type="float" office:value="2434000" calcext:value-type="float">
            <text:p>2434000</text:p>
          </table:table-cell>
          <table:table-cell office:value-type="float" office:value="189.836" calcext:value-type="float">
            <text:p>189.836</text:p>
          </table:table-cell>
          <table:table-cell office:value-type="float" office:value="96.4012" calcext:value-type="float">
            <text:p>96.4012</text:p>
          </table:table-cell>
          <table:table-cell office:value-type="float" office:value="143.6569" calcext:value-type="float">
            <text:p>143.6569</text:p>
          </table:table-cell>
          <table:table-cell office:value-type="float" office:value="228.3776" calcext:value-type="float">
            <text:p>228.3776</text:p>
          </table:table-cell>
        </table:table-row>
        <table:table-row table:style-name="ro1">
          <table:table-cell office:value-type="float" office:value="2436000" calcext:value-type="float">
            <text:p>2436000</text:p>
          </table:table-cell>
          <table:table-cell office:value-type="float" office:value="50.0339" calcext:value-type="float">
            <text:p>50.0339</text:p>
          </table:table-cell>
          <table:table-cell office:value-type="float" office:value="81.039" calcext:value-type="float">
            <text:p>81.039</text:p>
          </table:table-cell>
          <table:table-cell office:value-type="float" office:value="273.4336" calcext:value-type="float">
            <text:p>273.4336</text:p>
          </table:table-cell>
          <table:table-cell office:value-type="float" office:value="284.2535" calcext:value-type="float">
            <text:p>284.2535</text:p>
          </table:table-cell>
        </table:table-row>
        <table:table-row table:style-name="ro1">
          <table:table-cell office:value-type="float" office:value="2438000" calcext:value-type="float">
            <text:p>2438000</text:p>
          </table:table-cell>
          <table:table-cell office:value-type="float" office:value="136.2784" calcext:value-type="float">
            <text:p>136.2784</text:p>
          </table:table-cell>
          <table:table-cell office:value-type="float" office:value="92.7534" calcext:value-type="float">
            <text:p>92.7534</text:p>
          </table:table-cell>
          <table:table-cell office:value-type="float" office:value="192.416" calcext:value-type="float">
            <text:p>192.416</text:p>
          </table:table-cell>
          <table:table-cell office:value-type="float" office:value="273.3797" calcext:value-type="float">
            <text:p>273.3797</text:p>
          </table:table-cell>
        </table:table-row>
        <table:table-row table:style-name="ro1">
          <table:table-cell office:value-type="float" office:value="2440000" calcext:value-type="float">
            <text:p>2440000</text:p>
          </table:table-cell>
          <table:table-cell office:value-type="float" office:value="148.5784" calcext:value-type="float">
            <text:p>148.5784</text:p>
          </table:table-cell>
          <table:table-cell office:value-type="float" office:value="83.2852" calcext:value-type="float">
            <text:p>83.2852</text:p>
          </table:table-cell>
          <table:table-cell office:value-type="float" office:value="201.3429" calcext:value-type="float">
            <text:p>201.3429</text:p>
          </table:table-cell>
          <table:table-cell office:value-type="float" office:value="277.1957" calcext:value-type="float">
            <text:p>277.1957</text:p>
          </table:table-cell>
        </table:table-row>
        <table:table-row table:style-name="ro1">
          <table:table-cell office:value-type="float" office:value="2442000" calcext:value-type="float">
            <text:p>2442000</text:p>
          </table:table-cell>
          <table:table-cell office:value-type="float" office:value="130.8824" calcext:value-type="float">
            <text:p>130.8824</text:p>
          </table:table-cell>
          <table:table-cell office:value-type="float" office:value="109.2926" calcext:value-type="float">
            <text:p>109.2926</text:p>
          </table:table-cell>
          <table:table-cell office:value-type="float" office:value="265.8993" calcext:value-type="float">
            <text:p>265.8993</text:p>
          </table:table-cell>
          <table:table-cell office:value-type="float" office:value="251.9569" calcext:value-type="float">
            <text:p>251.9569</text:p>
          </table:table-cell>
        </table:table-row>
        <table:table-row table:style-name="ro1">
          <table:table-cell office:value-type="float" office:value="2444000" calcext:value-type="float">
            <text:p>2444000</text:p>
          </table:table-cell>
          <table:table-cell office:value-type="float" office:value="167.8648" calcext:value-type="float">
            <text:p>167.8648</text:p>
          </table:table-cell>
          <table:table-cell office:value-type="float" office:value="54.9817" calcext:value-type="float">
            <text:p>54.9817</text:p>
          </table:table-cell>
          <table:table-cell office:value-type="float" office:value="279.7955" calcext:value-type="float">
            <text:p>279.7955</text:p>
          </table:table-cell>
          <table:table-cell office:value-type="float" office:value="267.5611" calcext:value-type="float">
            <text:p>267.5611</text:p>
          </table:table-cell>
        </table:table-row>
        <table:table-row table:style-name="ro1">
          <table:table-cell office:value-type="float" office:value="2446000" calcext:value-type="float">
            <text:p>2446000</text:p>
          </table:table-cell>
          <table:table-cell office:value-type="float" office:value="82.2972" calcext:value-type="float">
            <text:p>82.2972</text:p>
          </table:table-cell>
          <table:table-cell office:value-type="float" office:value="85.0004" calcext:value-type="float">
            <text:p>85.0004</text:p>
          </table:table-cell>
          <table:table-cell office:value-type="float" office:value="209.5103" calcext:value-type="float">
            <text:p>209.5103</text:p>
          </table:table-cell>
          <table:table-cell office:value-type="float" office:value="289.6609" calcext:value-type="float">
            <text:p>289.6609</text:p>
          </table:table-cell>
        </table:table-row>
        <table:table-row table:style-name="ro1">
          <table:table-cell office:value-type="float" office:value="2448000" calcext:value-type="float">
            <text:p>2448000</text:p>
          </table:table-cell>
          <table:table-cell office:value-type="float" office:value="120.7623" calcext:value-type="float">
            <text:p>120.7623</text:p>
          </table:table-cell>
          <table:table-cell office:value-type="float" office:value="65.5074" calcext:value-type="float">
            <text:p>65.5074</text:p>
          </table:table-cell>
          <table:table-cell office:value-type="float" office:value="204.9481" calcext:value-type="float">
            <text:p>204.9481</text:p>
          </table:table-cell>
          <table:table-cell office:value-type="float" office:value="288.9221" calcext:value-type="float">
            <text:p>288.9221</text:p>
          </table:table-cell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110.3433" calcext:value-type="float">
            <text:p>110.3433</text:p>
          </table:table-cell>
          <table:table-cell office:value-type="float" office:value="89.0998" calcext:value-type="float">
            <text:p>89.0998</text:p>
          </table:table-cell>
          <table:table-cell office:value-type="float" office:value="264.3706" calcext:value-type="float">
            <text:p>264.3706</text:p>
          </table:table-cell>
          <table:table-cell office:value-type="float" office:value="283.7965" calcext:value-type="float">
            <text:p>283.7965</text:p>
          </table:table-cell>
        </table:table-row>
        <table:table-row table:style-name="ro1">
          <table:table-cell office:value-type="float" office:value="2452000" calcext:value-type="float">
            <text:p>2452000</text:p>
          </table:table-cell>
          <table:table-cell office:value-type="float" office:value="9.1891" calcext:value-type="float">
            <text:p>9.1891</text:p>
          </table:table-cell>
          <table:table-cell office:value-type="float" office:value="82.3515" calcext:value-type="float">
            <text:p>82.3515</text:p>
          </table:table-cell>
          <table:table-cell office:value-type="float" office:value="229.5623" calcext:value-type="float">
            <text:p>229.5623</text:p>
          </table:table-cell>
          <table:table-cell office:value-type="float" office:value="291.2325" calcext:value-type="float">
            <text:p>291.2325</text:p>
          </table:table-cell>
        </table:table-row>
        <table:table-row table:style-name="ro1">
          <table:table-cell office:value-type="float" office:value="2454000" calcext:value-type="float">
            <text:p>2454000</text:p>
          </table:table-cell>
          <table:table-cell office:value-type="float" office:value="124.5493" calcext:value-type="float">
            <text:p>124.5493</text:p>
          </table:table-cell>
          <table:table-cell office:value-type="float" office:value="132.0735" calcext:value-type="float">
            <text:p>132.0735</text:p>
          </table:table-cell>
          <table:table-cell office:value-type="float" office:value="191.4751" calcext:value-type="float">
            <text:p>191.4751</text:p>
          </table:table-cell>
          <table:table-cell office:value-type="float" office:value="264.2985" calcext:value-type="float">
            <text:p>264.2985</text:p>
          </table:table-cell>
        </table:table-row>
        <table:table-row table:style-name="ro1">
          <table:table-cell office:value-type="float" office:value="2456000" calcext:value-type="float">
            <text:p>2456000</text:p>
          </table:table-cell>
          <table:table-cell office:value-type="float" office:value="96.1947" calcext:value-type="float">
            <text:p>96.1947</text:p>
          </table:table-cell>
          <table:table-cell office:value-type="float" office:value="74.9756" calcext:value-type="float">
            <text:p>74.9756</text:p>
          </table:table-cell>
          <table:table-cell office:value-type="float" office:value="272.3431" calcext:value-type="float">
            <text:p>272.3431</text:p>
          </table:table-cell>
          <table:table-cell office:value-type="float" office:value="257.1908" calcext:value-type="float">
            <text:p>257.1908</text:p>
          </table:table-cell>
        </table:table-row>
        <table:table-row table:style-name="ro1">
          <table:table-cell office:value-type="float" office:value="2458000" calcext:value-type="float">
            <text:p>2458000</text:p>
          </table:table-cell>
          <table:table-cell office:value-type="float" office:value="116.2646" calcext:value-type="float">
            <text:p>116.2646</text:p>
          </table:table-cell>
          <table:table-cell office:value-type="float" office:value="44.3898" calcext:value-type="float">
            <text:p>44.3898</text:p>
          </table:table-cell>
          <table:table-cell office:value-type="float" office:value="271.761" calcext:value-type="float">
            <text:p>271.761</text:p>
          </table:table-cell>
          <table:table-cell office:value-type="float" office:value="272.3696" calcext:value-type="float">
            <text:p>272.3696</text:p>
          </table:table-cell>
        </table:table-row>
        <table:table-row table:style-name="ro1">
          <table:table-cell office:value-type="float" office:value="2460000" calcext:value-type="float">
            <text:p>2460000</text:p>
          </table:table-cell>
          <table:table-cell office:value-type="float" office:value="149.7834" calcext:value-type="float">
            <text:p>149.7834</text:p>
          </table:table-cell>
          <table:table-cell office:value-type="float" office:value="98.1053" calcext:value-type="float">
            <text:p>98.1053</text:p>
          </table:table-cell>
          <table:table-cell office:value-type="float" office:value="258.6084" calcext:value-type="float">
            <text:p>258.6084</text:p>
          </table:table-cell>
          <table:table-cell office:value-type="float" office:value="238.311" calcext:value-type="float">
            <text:p>238.311</text:p>
          </table:table-cell>
        </table:table-row>
        <table:table-row table:style-name="ro1">
          <table:table-cell office:value-type="float" office:value="2462000" calcext:value-type="float">
            <text:p>2462000</text:p>
          </table:table-cell>
          <table:table-cell office:value-type="float" office:value="79.8242" calcext:value-type="float">
            <text:p>79.8242</text:p>
          </table:table-cell>
          <table:table-cell office:value-type="float" office:value="90.0297" calcext:value-type="float">
            <text:p>90.0297</text:p>
          </table:table-cell>
          <table:table-cell office:value-type="float" office:value="252.0788" calcext:value-type="float">
            <text:p>252.0788</text:p>
          </table:table-cell>
          <table:table-cell office:value-type="float" office:value="255.7365" calcext:value-type="float">
            <text:p>255.7365</text:p>
          </table:table-cell>
        </table:table-row>
        <table:table-row table:style-name="ro1">
          <table:table-cell office:value-type="float" office:value="2464000" calcext:value-type="float">
            <text:p>2464000</text:p>
          </table:table-cell>
          <table:table-cell office:value-type="float" office:value="214.0035" calcext:value-type="float">
            <text:p>214.0035</text:p>
          </table:table-cell>
          <table:table-cell office:value-type="float" office:value="82.0957" calcext:value-type="float">
            <text:p>82.0957</text:p>
          </table:table-cell>
          <table:table-cell office:value-type="float" office:value="230.8098" calcext:value-type="float">
            <text:p>230.8098</text:p>
          </table:table-cell>
          <table:table-cell office:value-type="float" office:value="258.0282" calcext:value-type="float">
            <text:p>258.0282</text:p>
          </table:table-cell>
        </table:table-row>
        <table:table-row table:style-name="ro1">
          <table:table-cell office:value-type="float" office:value="2466000" calcext:value-type="float">
            <text:p>2466000</text:p>
          </table:table-cell>
          <table:table-cell office:value-type="float" office:value="41.3828" calcext:value-type="float">
            <text:p>41.3828</text:p>
          </table:table-cell>
          <table:table-cell office:value-type="float" office:value="93.4713" calcext:value-type="float">
            <text:p>93.4713</text:p>
          </table:table-cell>
          <table:table-cell office:value-type="float" office:value="264.9251" calcext:value-type="float">
            <text:p>264.9251</text:p>
          </table:table-cell>
          <table:table-cell office:value-type="float" office:value="269.491" calcext:value-type="float">
            <text:p>269.491</text:p>
          </table:table-cell>
        </table:table-row>
        <table:table-row table:style-name="ro1">
          <table:table-cell office:value-type="float" office:value="2468000" calcext:value-type="float">
            <text:p>2468000</text:p>
          </table:table-cell>
          <table:table-cell office:value-type="float" office:value="123.5135" calcext:value-type="float">
            <text:p>123.5135</text:p>
          </table:table-cell>
          <table:table-cell office:value-type="float" office:value="98.2324" calcext:value-type="float">
            <text:p>98.2324</text:p>
          </table:table-cell>
          <table:table-cell office:value-type="float" office:value="198.8288" calcext:value-type="float">
            <text:p>198.8288</text:p>
          </table:table-cell>
          <table:table-cell office:value-type="float" office:value="230.268" calcext:value-type="float">
            <text:p>230.268</text:p>
          </table:table-cell>
        </table:table-row>
        <table:table-row table:style-name="ro1">
          <table:table-cell office:value-type="float" office:value="2470000" calcext:value-type="float">
            <text:p>2470000</text:p>
          </table:table-cell>
          <table:table-cell office:value-type="float" office:value="166.2523" calcext:value-type="float">
            <text:p>166.2523</text:p>
          </table:table-cell>
          <table:table-cell office:value-type="float" office:value="88.4052" calcext:value-type="float">
            <text:p>88.4052</text:p>
          </table:table-cell>
          <table:table-cell office:value-type="float" office:value="226.5969" calcext:value-type="float">
            <text:p>226.5969</text:p>
          </table:table-cell>
          <table:table-cell office:value-type="float" office:value="230.1515" calcext:value-type="float">
            <text:p>230.1515</text:p>
          </table:table-cell>
        </table:table-row>
        <table:table-row table:style-name="ro1">
          <table:table-cell office:value-type="float" office:value="2472000" calcext:value-type="float">
            <text:p>2472000</text:p>
          </table:table-cell>
          <table:table-cell office:value-type="float" office:value="98.7158" calcext:value-type="float">
            <text:p>98.7158</text:p>
          </table:table-cell>
          <table:table-cell office:value-type="float" office:value="62.8482" calcext:value-type="float">
            <text:p>62.8482</text:p>
          </table:table-cell>
          <table:table-cell office:value-type="float" office:value="258.4388" calcext:value-type="float">
            <text:p>258.4388</text:p>
          </table:table-cell>
          <table:table-cell office:value-type="float" office:value="279.042" calcext:value-type="float">
            <text:p>279.042</text:p>
          </table:table-cell>
        </table:table-row>
        <table:table-row table:style-name="ro1">
          <table:table-cell office:value-type="float" office:value="2474000" calcext:value-type="float">
            <text:p>2474000</text:p>
          </table:table-cell>
          <table:table-cell office:value-type="float" office:value="127.1036" calcext:value-type="float">
            <text:p>127.1036</text:p>
          </table:table-cell>
          <table:table-cell office:value-type="float" office:value="92.8372" calcext:value-type="float">
            <text:p>92.8372</text:p>
          </table:table-cell>
          <table:table-cell office:value-type="float" office:value="248.0982" calcext:value-type="float">
            <text:p>248.0982</text:p>
          </table:table-cell>
          <table:table-cell office:value-type="float" office:value="263.7875" calcext:value-type="float">
            <text:p>263.7875</text:p>
          </table:table-cell>
        </table:table-row>
        <table:table-row table:style-name="ro1">
          <table:table-cell office:value-type="float" office:value="2476000" calcext:value-type="float">
            <text:p>2476000</text:p>
          </table:table-cell>
          <table:table-cell office:value-type="float" office:value="172.2799" calcext:value-type="float">
            <text:p>172.2799</text:p>
          </table:table-cell>
          <table:table-cell office:value-type="float" office:value="39.8179" calcext:value-type="float">
            <text:p>39.8179</text:p>
          </table:table-cell>
          <table:table-cell office:value-type="float" office:value="231.7238" calcext:value-type="float">
            <text:p>231.7238</text:p>
          </table:table-cell>
          <table:table-cell office:value-type="float" office:value="268.2065" calcext:value-type="float">
            <text:p>268.2065</text:p>
          </table:table-cell>
        </table:table-row>
        <table:table-row table:style-name="ro1">
          <table:table-cell office:value-type="float" office:value="2478000" calcext:value-type="float">
            <text:p>2478000</text:p>
          </table:table-cell>
          <table:table-cell office:value-type="float" office:value="127.1999" calcext:value-type="float">
            <text:p>127.1999</text:p>
          </table:table-cell>
          <table:table-cell office:value-type="float" office:value="72.784" calcext:value-type="float">
            <text:p>72.784</text:p>
          </table:table-cell>
          <table:table-cell office:value-type="float" office:value="201.7066" calcext:value-type="float">
            <text:p>201.7066</text:p>
          </table:table-cell>
          <table:table-cell office:value-type="float" office:value="281.8675" calcext:value-type="float">
            <text:p>281.8675</text:p>
          </table:table-cell>
        </table:table-row>
        <table:table-row table:style-name="ro1">
          <table:table-cell office:value-type="float" office:value="2480000" calcext:value-type="float">
            <text:p>2480000</text:p>
          </table:table-cell>
          <table:table-cell office:value-type="float" office:value="209.8189" calcext:value-type="float">
            <text:p>209.8189</text:p>
          </table:table-cell>
          <table:table-cell office:value-type="float" office:value="63.0959" calcext:value-type="float">
            <text:p>63.0959</text:p>
          </table:table-cell>
          <table:table-cell office:value-type="float" office:value="176.4965" calcext:value-type="float">
            <text:p>176.4965</text:p>
          </table:table-cell>
          <table:table-cell office:value-type="float" office:value="281.1549" calcext:value-type="float">
            <text:p>281.1549</text:p>
          </table:table-cell>
        </table:table-row>
        <table:table-row table:style-name="ro1">
          <table:table-cell office:value-type="float" office:value="2482000" calcext:value-type="float">
            <text:p>2482000</text:p>
          </table:table-cell>
          <table:table-cell office:value-type="float" office:value="55.0041" calcext:value-type="float">
            <text:p>55.0041</text:p>
          </table:table-cell>
          <table:table-cell office:value-type="float" office:value="60.4078" calcext:value-type="float">
            <text:p>60.4078</text:p>
          </table:table-cell>
          <table:table-cell office:value-type="float" office:value="222.6152" calcext:value-type="float">
            <text:p>222.6152</text:p>
          </table:table-cell>
          <table:table-cell office:value-type="float" office:value="210.5199" calcext:value-type="float">
            <text:p>210.5199</text:p>
          </table:table-cell>
        </table:table-row>
        <table:table-row table:style-name="ro1">
          <table:table-cell office:value-type="float" office:value="2484000" calcext:value-type="float">
            <text:p>2484000</text:p>
          </table:table-cell>
          <table:table-cell office:value-type="float" office:value="145.6183" calcext:value-type="float">
            <text:p>145.6183</text:p>
          </table:table-cell>
          <table:table-cell office:value-type="float" office:value="49.7985" calcext:value-type="float">
            <text:p>49.7985</text:p>
          </table:table-cell>
          <table:table-cell office:value-type="float" office:value="231.163" calcext:value-type="float">
            <text:p>231.163</text:p>
          </table:table-cell>
          <table:table-cell office:value-type="float" office:value="239.2191" calcext:value-type="float">
            <text:p>239.2191</text:p>
          </table:table-cell>
        </table:table-row>
        <table:table-row table:style-name="ro1">
          <table:table-cell office:value-type="float" office:value="2486000" calcext:value-type="float">
            <text:p>2486000</text:p>
          </table:table-cell>
          <table:table-cell office:value-type="float" office:value="102.1958" calcext:value-type="float">
            <text:p>102.1958</text:p>
          </table:table-cell>
          <table:table-cell office:value-type="float" office:value="85.3615" calcext:value-type="float">
            <text:p>85.3615</text:p>
          </table:table-cell>
          <table:table-cell office:value-type="float" office:value="181.9831" calcext:value-type="float">
            <text:p>181.9831</text:p>
          </table:table-cell>
          <table:table-cell office:value-type="float" office:value="262.8208" calcext:value-type="float">
            <text:p>262.8208</text:p>
          </table:table-cell>
        </table:table-row>
        <table:table-row table:style-name="ro1">
          <table:table-cell office:value-type="float" office:value="2488000" calcext:value-type="float">
            <text:p>2488000</text:p>
          </table:table-cell>
          <table:table-cell office:value-type="float" office:value="194.6092" calcext:value-type="float">
            <text:p>194.6092</text:p>
          </table:table-cell>
          <table:table-cell office:value-type="float" office:value="88.7819" calcext:value-type="float">
            <text:p>88.7819</text:p>
          </table:table-cell>
          <table:table-cell office:value-type="float" office:value="264.411" calcext:value-type="float">
            <text:p>264.411</text:p>
          </table:table-cell>
          <table:table-cell office:value-type="float" office:value="292.4795" calcext:value-type="float">
            <text:p>292.4795</text:p>
          </table:table-cell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97.3026" calcext:value-type="float">
            <text:p>97.3026</text:p>
          </table:table-cell>
          <table:table-cell office:value-type="float" office:value="87.8999" calcext:value-type="float">
            <text:p>87.8999</text:p>
          </table:table-cell>
          <table:table-cell office:value-type="float" office:value="246.521" calcext:value-type="float">
            <text:p>246.521</text:p>
          </table:table-cell>
          <table:table-cell office:value-type="float" office:value="108.2606" calcext:value-type="float">
            <text:p>108.2606</text:p>
          </table:table-cell>
        </table:table-row>
        <table:table-row table:style-name="ro1">
          <table:table-cell office:value-type="float" office:value="2492000" calcext:value-type="float">
            <text:p>2492000</text:p>
          </table:table-cell>
          <table:table-cell office:value-type="float" office:value="149.5741" calcext:value-type="float">
            <text:p>149.5741</text:p>
          </table:table-cell>
          <table:table-cell office:value-type="float" office:value="55.5263" calcext:value-type="float">
            <text:p>55.5263</text:p>
          </table:table-cell>
          <table:table-cell office:value-type="float" office:value="276.5011" calcext:value-type="float">
            <text:p>276.5011</text:p>
          </table:table-cell>
          <table:table-cell office:value-type="float" office:value="127.9716" calcext:value-type="float">
            <text:p>127.9716</text:p>
          </table:table-cell>
        </table:table-row>
        <table:table-row table:style-name="ro1">
          <table:table-cell office:value-type="float" office:value="2494000" calcext:value-type="float">
            <text:p>2494000</text:p>
          </table:table-cell>
          <table:table-cell office:value-type="float" office:value="165.606" calcext:value-type="float">
            <text:p>165.606</text:p>
          </table:table-cell>
          <table:table-cell office:value-type="float" office:value="35.7416" calcext:value-type="float">
            <text:p>35.7416</text:p>
          </table:table-cell>
          <table:table-cell office:value-type="float" office:value="207.6389" calcext:value-type="float">
            <text:p>207.6389</text:p>
          </table:table-cell>
          <table:table-cell office:value-type="float" office:value="120.908" calcext:value-type="float">
            <text:p>120.908</text:p>
          </table:table-cell>
        </table:table-row>
        <table:table-row table:style-name="ro1">
          <table:table-cell office:value-type="float" office:value="2496000" calcext:value-type="float">
            <text:p>2496000</text:p>
          </table:table-cell>
          <table:table-cell office:value-type="float" office:value="107.5635" calcext:value-type="float">
            <text:p>107.5635</text:p>
          </table:table-cell>
          <table:table-cell office:value-type="float" office:value="35.5025" calcext:value-type="float">
            <text:p>35.5025</text:p>
          </table:table-cell>
          <table:table-cell office:value-type="float" office:value="244.9889" calcext:value-type="float">
            <text:p>244.9889</text:p>
          </table:table-cell>
          <table:table-cell office:value-type="float" office:value="128.1488" calcext:value-type="float">
            <text:p>128.1488</text:p>
          </table:table-cell>
        </table:table-row>
        <table:table-row table:style-name="ro1">
          <table:table-cell office:value-type="float" office:value="2498000" calcext:value-type="float">
            <text:p>2498000</text:p>
          </table:table-cell>
          <table:table-cell office:value-type="float" office:value="123.7889" calcext:value-type="float">
            <text:p>123.7889</text:p>
          </table:table-cell>
          <table:table-cell office:value-type="float" office:value="80.6839" calcext:value-type="float">
            <text:p>80.6839</text:p>
          </table:table-cell>
          <table:table-cell office:value-type="float" office:value="259.165" calcext:value-type="float">
            <text:p>259.165</text:p>
          </table:table-cell>
          <table:table-cell office:value-type="float" office:value="101.1474" calcext:value-type="float">
            <text:p>101.147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31.8284" calcext:value-type="float">
            <text:p>131.8284</text:p>
          </table:table-cell>
          <table:table-cell office:value-type="float" office:value="76.6866" calcext:value-type="float">
            <text:p>76.6866</text:p>
          </table:table-cell>
          <table:table-cell office:value-type="float" office:value="189.944" calcext:value-type="float">
            <text:p>189.944</text:p>
          </table:table-cell>
          <table:table-cell office:value-type="float" office:value="158.0223" calcext:value-type="float">
            <text:p>158.0223</text:p>
          </table:table-cell>
        </table:table-row>
        <table:table-row table:style-name="ro1">
          <table:table-cell office:value-type="float" office:value="2502000" calcext:value-type="float">
            <text:p>2502000</text:p>
          </table:table-cell>
          <table:table-cell office:value-type="float" office:value="153.5316" calcext:value-type="float">
            <text:p>153.5316</text:p>
          </table:table-cell>
          <table:table-cell office:value-type="float" office:value="51.1098" calcext:value-type="float">
            <text:p>51.1098</text:p>
          </table:table-cell>
          <table:table-cell office:value-type="float" office:value="209.091" calcext:value-type="float">
            <text:p>209.091</text:p>
          </table:table-cell>
          <table:table-cell office:value-type="float" office:value="119.125" calcext:value-type="float">
            <text:p>119.125</text:p>
          </table:table-cell>
        </table:table-row>
        <table:table-row table:style-name="ro1">
          <table:table-cell office:value-type="float" office:value="2504000" calcext:value-type="float">
            <text:p>2504000</text:p>
          </table:table-cell>
          <table:table-cell office:value-type="float" office:value="93.9593" calcext:value-type="float">
            <text:p>93.9593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208.5239" calcext:value-type="float">
            <text:p>208.5239</text:p>
          </table:table-cell>
          <table:table-cell office:value-type="float" office:value="186.1668" calcext:value-type="float">
            <text:p>186.1668</text:p>
          </table:table-cell>
        </table:table-row>
        <table:table-row table:style-name="ro1">
          <table:table-cell office:value-type="float" office:value="2506000" calcext:value-type="float">
            <text:p>2506000</text:p>
          </table:table-cell>
          <table:table-cell office:value-type="float" office:value="101.6792" calcext:value-type="float">
            <text:p>101.6792</text:p>
          </table:table-cell>
          <table:table-cell office:value-type="float" office:value="52.8428" calcext:value-type="float">
            <text:p>52.8428</text:p>
          </table:table-cell>
          <table:table-cell office:value-type="float" office:value="240.2658" calcext:value-type="float">
            <text:p>240.2658</text:p>
          </table:table-cell>
          <table:table-cell office:value-type="float" office:value="211.0262" calcext:value-type="float">
            <text:p>211.0262</text:p>
          </table:table-cell>
        </table:table-row>
        <table:table-row table:style-name="ro1">
          <table:table-cell office:value-type="float" office:value="2508000" calcext:value-type="float">
            <text:p>2508000</text:p>
          </table:table-cell>
          <table:table-cell office:value-type="float" office:value="153.2267" calcext:value-type="float">
            <text:p>153.2267</text:p>
          </table:table-cell>
          <table:table-cell office:value-type="float" office:value="92.2706" calcext:value-type="float">
            <text:p>92.2706</text:p>
          </table:table-cell>
          <table:table-cell office:value-type="float" office:value="222.8607" calcext:value-type="float">
            <text:p>222.8607</text:p>
          </table:table-cell>
          <table:table-cell office:value-type="float" office:value="124.6335" calcext:value-type="float">
            <text:p>124.6335</text:p>
          </table:table-cell>
        </table:table-row>
        <table:table-row table:style-name="ro1">
          <table:table-cell office:value-type="float" office:value="2510000" calcext:value-type="float">
            <text:p>2510000</text:p>
          </table:table-cell>
          <table:table-cell office:value-type="float" office:value="123.565" calcext:value-type="float">
            <text:p>123.565</text:p>
          </table:table-cell>
          <table:table-cell office:value-type="float" office:value="77.2115" calcext:value-type="float">
            <text:p>77.2115</text:p>
          </table:table-cell>
          <table:table-cell office:value-type="float" office:value="253.0386" calcext:value-type="float">
            <text:p>253.0386</text:p>
          </table:table-cell>
          <table:table-cell office:value-type="float" office:value="250.5379" calcext:value-type="float">
            <text:p>250.5379</text:p>
          </table:table-cell>
        </table:table-row>
        <table:table-row table:style-name="ro1">
          <table:table-cell office:value-type="float" office:value="2512000" calcext:value-type="float">
            <text:p>2512000</text:p>
          </table:table-cell>
          <table:table-cell office:value-type="float" office:value="104.4928" calcext:value-type="float">
            <text:p>104.4928</text:p>
          </table:table-cell>
          <table:table-cell office:value-type="float" office:value="99.3701" calcext:value-type="float">
            <text:p>99.3701</text:p>
          </table:table-cell>
          <table:table-cell office:value-type="float" office:value="281.4988" calcext:value-type="float">
            <text:p>281.4988</text:p>
          </table:table-cell>
          <table:table-cell office:value-type="float" office:value="145.4336" calcext:value-type="float">
            <text:p>145.4336</text:p>
          </table:table-cell>
        </table:table-row>
        <table:table-row table:style-name="ro1">
          <table:table-cell office:value-type="float" office:value="2514000" calcext:value-type="float">
            <text:p>2514000</text:p>
          </table:table-cell>
          <table:table-cell office:value-type="float" office:value="152.2628" calcext:value-type="float">
            <text:p>152.2628</text:p>
          </table:table-cell>
          <table:table-cell office:value-type="float" office:value="96.1852" calcext:value-type="float">
            <text:p>96.1852</text:p>
          </table:table-cell>
          <table:table-cell office:value-type="float" office:value="274.6222" calcext:value-type="float">
            <text:p>274.6222</text:p>
          </table:table-cell>
          <table:table-cell office:value-type="float" office:value="179.5923" calcext:value-type="float">
            <text:p>179.5923</text:p>
          </table:table-cell>
        </table:table-row>
        <table:table-row table:style-name="ro1">
          <table:table-cell office:value-type="float" office:value="2516000" calcext:value-type="float">
            <text:p>2516000</text:p>
          </table:table-cell>
          <table:table-cell office:value-type="float" office:value="142.6071" calcext:value-type="float">
            <text:p>142.6071</text:p>
          </table:table-cell>
          <table:table-cell office:value-type="float" office:value="106.8426" calcext:value-type="float">
            <text:p>106.8426</text:p>
          </table:table-cell>
          <table:table-cell office:value-type="float" office:value="213.8932" calcext:value-type="float">
            <text:p>213.8932</text:p>
          </table:table-cell>
          <table:table-cell office:value-type="float" office:value="285.851" calcext:value-type="float">
            <text:p>285.851</text:p>
          </table:table-cell>
        </table:table-row>
        <table:table-row table:style-name="ro1">
          <table:table-cell office:value-type="float" office:value="2518000" calcext:value-type="float">
            <text:p>2518000</text:p>
          </table:table-cell>
          <table:table-cell office:value-type="float" office:value="36.8916" calcext:value-type="float">
            <text:p>36.8916</text:p>
          </table:table-cell>
          <table:table-cell office:value-type="float" office:value="86.8004" calcext:value-type="float">
            <text:p>86.8004</text:p>
          </table:table-cell>
          <table:table-cell office:value-type="float" office:value="273.7491" calcext:value-type="float">
            <text:p>273.7491</text:p>
          </table:table-cell>
          <table:table-cell office:value-type="float" office:value="205.3758" calcext:value-type="float">
            <text:p>205.3758</text:p>
          </table:table-cell>
        </table:table-row>
        <table:table-row table:style-name="ro1">
          <table:table-cell office:value-type="float" office:value="2520000" calcext:value-type="float">
            <text:p>2520000</text:p>
          </table:table-cell>
          <table:table-cell office:value-type="float" office:value="95.6523" calcext:value-type="float">
            <text:p>95.6523</text:p>
          </table:table-cell>
          <table:table-cell office:value-type="float" office:value="134.2657" calcext:value-type="float">
            <text:p>134.2657</text:p>
          </table:table-cell>
          <table:table-cell office:value-type="float" office:value="252.8418" calcext:value-type="float">
            <text:p>252.8418</text:p>
          </table:table-cell>
          <table:table-cell office:value-type="float" office:value="234.394" calcext:value-type="float">
            <text:p>234.394</text:p>
          </table:table-cell>
        </table:table-row>
        <table:table-row table:style-name="ro1">
          <table:table-cell office:value-type="float" office:value="2522000" calcext:value-type="float">
            <text:p>2522000</text:p>
          </table:table-cell>
          <table:table-cell office:value-type="float" office:value="37.6699" calcext:value-type="float">
            <text:p>37.6699</text:p>
          </table:table-cell>
          <table:table-cell office:value-type="float" office:value="74.436" calcext:value-type="float">
            <text:p>74.436</text:p>
          </table:table-cell>
          <table:table-cell office:value-type="float" office:value="219.7766" calcext:value-type="float">
            <text:p>219.7766</text:p>
          </table:table-cell>
          <table:table-cell office:value-type="float" office:value="257.1558" calcext:value-type="float">
            <text:p>257.1558</text:p>
          </table:table-cell>
        </table:table-row>
        <table:table-row table:style-name="ro1">
          <table:table-cell office:value-type="float" office:value="2524000" calcext:value-type="float">
            <text:p>2524000</text:p>
          </table:table-cell>
          <table:table-cell office:value-type="float" office:value="113.7033" calcext:value-type="float">
            <text:p>113.7033</text:p>
          </table:table-cell>
          <table:table-cell office:value-type="float" office:value="77.1648" calcext:value-type="float">
            <text:p>77.1648</text:p>
          </table:table-cell>
          <table:table-cell office:value-type="float" office:value="268.5118" calcext:value-type="float">
            <text:p>268.5118</text:p>
          </table:table-cell>
          <table:table-cell office:value-type="float" office:value="194.7776" calcext:value-type="float">
            <text:p>194.7776</text:p>
          </table:table-cell>
        </table:table-row>
        <table:table-row table:style-name="ro1">
          <table:table-cell office:value-type="float" office:value="2526000" calcext:value-type="float">
            <text:p>2526000</text:p>
          </table:table-cell>
          <table:table-cell office:value-type="float" office:value="132.4821" calcext:value-type="float">
            <text:p>132.4821</text:p>
          </table:table-cell>
          <table:table-cell office:value-type="float" office:value="104.7041" calcext:value-type="float">
            <text:p>104.7041</text:p>
          </table:table-cell>
          <table:table-cell office:value-type="float" office:value="273.4076" calcext:value-type="float">
            <text:p>273.4076</text:p>
          </table:table-cell>
          <table:table-cell office:value-type="float" office:value="213.3301" calcext:value-type="float">
            <text:p>213.3301</text:p>
          </table:table-cell>
        </table:table-row>
        <table:table-row table:style-name="ro1">
          <table:table-cell office:value-type="float" office:value="2528000" calcext:value-type="float">
            <text:p>2528000</text:p>
          </table:table-cell>
          <table:table-cell office:value-type="float" office:value="66.0812" calcext:value-type="float">
            <text:p>66.0812</text:p>
          </table:table-cell>
          <table:table-cell office:value-type="float" office:value="93.6904" calcext:value-type="float">
            <text:p>93.6904</text:p>
          </table:table-cell>
          <table:table-cell office:value-type="float" office:value="150.4063" calcext:value-type="float">
            <text:p>150.4063</text:p>
          </table:table-cell>
          <table:table-cell office:value-type="float" office:value="210.7697" calcext:value-type="float">
            <text:p>210.7697</text:p>
          </table:table-cell>
        </table:table-row>
        <table:table-row table:style-name="ro1">
          <table:table-cell office:value-type="float" office:value="2530000" calcext:value-type="float">
            <text:p>2530000</text:p>
          </table:table-cell>
          <table:table-cell office:value-type="float" office:value="76.7455" calcext:value-type="float">
            <text:p>76.7455</text:p>
          </table:table-cell>
          <table:table-cell office:value-type="float" office:value="93.1012" calcext:value-type="float">
            <text:p>93.1012</text:p>
          </table:table-cell>
          <table:table-cell office:value-type="float" office:value="282.5402" calcext:value-type="float">
            <text:p>282.5402</text:p>
          </table:table-cell>
          <table:table-cell office:value-type="float" office:value="250.0411" calcext:value-type="float">
            <text:p>250.0411</text:p>
          </table:table-cell>
        </table:table-row>
        <table:table-row table:style-name="ro1">
          <table:table-cell office:value-type="float" office:value="2532000" calcext:value-type="float">
            <text:p>2532000</text:p>
          </table:table-cell>
          <table:table-cell office:value-type="float" office:value="136.333" calcext:value-type="float">
            <text:p>136.333</text:p>
          </table:table-cell>
          <table:table-cell office:value-type="float" office:value="109.6386" calcext:value-type="float">
            <text:p>109.6386</text:p>
          </table:table-cell>
          <table:table-cell office:value-type="float" office:value="226.7404" calcext:value-type="float">
            <text:p>226.7404</text:p>
          </table:table-cell>
          <table:table-cell office:value-type="float" office:value="265.6279" calcext:value-type="float">
            <text:p>265.6279</text:p>
          </table:table-cell>
        </table:table-row>
        <table:table-row table:style-name="ro1">
          <table:table-cell office:value-type="float" office:value="2534000" calcext:value-type="float">
            <text:p>2534000</text:p>
          </table:table-cell>
          <table:table-cell office:value-type="float" office:value="140.8162" calcext:value-type="float">
            <text:p>140.8162</text:p>
          </table:table-cell>
          <table:table-cell office:value-type="float" office:value="58.8219" calcext:value-type="float">
            <text:p>58.8219</text:p>
          </table:table-cell>
          <table:table-cell office:value-type="float" office:value="229.7756" calcext:value-type="float">
            <text:p>229.7756</text:p>
          </table:table-cell>
          <table:table-cell office:value-type="float" office:value="286.6357" calcext:value-type="float">
            <text:p>286.6357</text:p>
          </table:table-cell>
        </table:table-row>
        <table:table-row table:style-name="ro1">
          <table:table-cell office:value-type="float" office:value="2536000" calcext:value-type="float">
            <text:p>2536000</text:p>
          </table:table-cell>
          <table:table-cell office:value-type="float" office:value="38.6013" calcext:value-type="float">
            <text:p>38.6013</text:p>
          </table:table-cell>
          <table:table-cell office:value-type="float" office:value="76.2801" calcext:value-type="float">
            <text:p>76.2801</text:p>
          </table:table-cell>
          <table:table-cell office:value-type="float" office:value="248.0788" calcext:value-type="float">
            <text:p>248.0788</text:p>
          </table:table-cell>
          <table:table-cell office:value-type="float" office:value="256.6381" calcext:value-type="float">
            <text:p>256.6381</text:p>
          </table:table-cell>
        </table:table-row>
        <table:table-row table:style-name="ro1">
          <table:table-cell office:value-type="float" office:value="2538000" calcext:value-type="float">
            <text:p>2538000</text:p>
          </table:table-cell>
          <table:table-cell office:value-type="float" office:value="-14.9149" calcext:value-type="float">
            <text:p>-14.9149</text:p>
          </table:table-cell>
          <table:table-cell office:value-type="float" office:value="96.5997" calcext:value-type="float">
            <text:p>96.5997</text:p>
          </table:table-cell>
          <table:table-cell office:value-type="float" office:value="268.9797" calcext:value-type="float">
            <text:p>268.9797</text:p>
          </table:table-cell>
          <table:table-cell office:value-type="float" office:value="294.9323" calcext:value-type="float">
            <text:p>294.9323</text:p>
          </table:table-cell>
        </table:table-row>
        <table:table-row table:style-name="ro1">
          <table:table-cell office:value-type="float" office:value="2540000" calcext:value-type="float">
            <text:p>2540000</text:p>
          </table:table-cell>
          <table:table-cell office:value-type="float" office:value="51.5421" calcext:value-type="float">
            <text:p>51.5421</text:p>
          </table:table-cell>
          <table:table-cell office:value-type="float" office:value="106.2949" calcext:value-type="float">
            <text:p>106.2949</text:p>
          </table:table-cell>
          <table:table-cell office:value-type="float" office:value="255.0454" calcext:value-type="float">
            <text:p>255.0454</text:p>
          </table:table-cell>
          <table:table-cell office:value-type="float" office:value="256.013" calcext:value-type="float">
            <text:p>256.013</text:p>
          </table:table-cell>
        </table:table-row>
        <table:table-row table:style-name="ro1">
          <table:table-cell office:value-type="float" office:value="2542000" calcext:value-type="float">
            <text:p>2542000</text:p>
          </table:table-cell>
          <table:table-cell office:value-type="float" office:value="115.4882" calcext:value-type="float">
            <text:p>115.4882</text:p>
          </table:table-cell>
          <table:table-cell office:value-type="float" office:value="75.3728" calcext:value-type="float">
            <text:p>75.3728</text:p>
          </table:table-cell>
          <table:table-cell office:value-type="float" office:value="33.9526" calcext:value-type="float">
            <text:p>33.9526</text:p>
          </table:table-cell>
          <table:table-cell office:value-type="float" office:value="264.7525" calcext:value-type="float">
            <text:p>264.7525</text:p>
          </table:table-cell>
        </table:table-row>
        <table:table-row table:style-name="ro1">
          <table:table-cell office:value-type="float" office:value="2544000" calcext:value-type="float">
            <text:p>2544000</text:p>
          </table:table-cell>
          <table:table-cell office:value-type="float" office:value="177.3868" calcext:value-type="float">
            <text:p>177.3868</text:p>
          </table:table-cell>
          <table:table-cell office:value-type="float" office:value="62.411" calcext:value-type="float">
            <text:p>62.411</text:p>
          </table:table-cell>
          <table:table-cell office:value-type="float" office:value="40.0751" calcext:value-type="float">
            <text:p>40.0751</text:p>
          </table:table-cell>
          <table:table-cell office:value-type="float" office:value="246.3253" calcext:value-type="float">
            <text:p>246.3253</text:p>
          </table:table-cell>
        </table:table-row>
        <table:table-row table:style-name="ro1">
          <table:table-cell office:value-type="float" office:value="2546000" calcext:value-type="float">
            <text:p>2546000</text:p>
          </table:table-cell>
          <table:table-cell office:value-type="float" office:value="37.8362" calcext:value-type="float">
            <text:p>37.8362</text:p>
          </table:table-cell>
          <table:table-cell office:value-type="float" office:value="101.646" calcext:value-type="float">
            <text:p>101.646</text:p>
          </table:table-cell>
          <table:table-cell office:value-type="float" office:value="96.9506" calcext:value-type="float">
            <text:p>96.9506</text:p>
          </table:table-cell>
          <table:table-cell office:value-type="float" office:value="193.3526" calcext:value-type="float">
            <text:p>193.3526</text:p>
          </table:table-cell>
        </table:table-row>
        <table:table-row table:style-name="ro1">
          <table:table-cell office:value-type="float" office:value="2548000" calcext:value-type="float">
            <text:p>2548000</text:p>
          </table:table-cell>
          <table:table-cell office:value-type="float" office:value="274.2333" calcext:value-type="float">
            <text:p>274.2333</text:p>
          </table:table-cell>
          <table:table-cell office:value-type="float" office:value="92.3543" calcext:value-type="float">
            <text:p>92.3543</text:p>
          </table:table-cell>
          <table:table-cell office:value-type="float" office:value="148.855" calcext:value-type="float">
            <text:p>148.855</text:p>
          </table:table-cell>
          <table:table-cell office:value-type="float" office:value="289.3395" calcext:value-type="float">
            <text:p>289.3395</text:p>
          </table:table-cell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55.8176" calcext:value-type="float">
            <text:p>55.8176</text:p>
          </table:table-cell>
          <table:table-cell office:value-type="float" office:value="73.7384" calcext:value-type="float">
            <text:p>73.7384</text:p>
          </table:table-cell>
          <table:table-cell office:value-type="float" office:value="73.6933" calcext:value-type="float">
            <text:p>73.6933</text:p>
          </table:table-cell>
          <table:table-cell office:value-type="float" office:value="263.2718" calcext:value-type="float">
            <text:p>263.2718</text:p>
          </table:table-cell>
        </table:table-row>
        <table:table-row table:style-name="ro1">
          <table:table-cell office:value-type="float" office:value="2552000" calcext:value-type="float">
            <text:p>2552000</text:p>
          </table:table-cell>
          <table:table-cell office:value-type="float" office:value="115.0214" calcext:value-type="float">
            <text:p>115.0214</text:p>
          </table:table-cell>
          <table:table-cell office:value-type="float" office:value="79.5831" calcext:value-type="float">
            <text:p>79.5831</text:p>
          </table:table-cell>
          <table:table-cell office:value-type="float" office:value="75.1542" calcext:value-type="float">
            <text:p>75.1542</text:p>
          </table:table-cell>
          <table:table-cell office:value-type="float" office:value="206.3314" calcext:value-type="float">
            <text:p>206.3314</text:p>
          </table:table-cell>
        </table:table-row>
        <table:table-row table:style-name="ro1">
          <table:table-cell office:value-type="float" office:value="2554000" calcext:value-type="float">
            <text:p>2554000</text:p>
          </table:table-cell>
          <table:table-cell office:value-type="float" office:value="50.88" calcext:value-type="float">
            <text:p>50.88</text:p>
          </table:table-cell>
          <table:table-cell office:value-type="float" office:value="56.8565" calcext:value-type="float">
            <text:p>56.8565</text:p>
          </table:table-cell>
          <table:table-cell office:value-type="float" office:value="117.5577" calcext:value-type="float">
            <text:p>117.5577</text:p>
          </table:table-cell>
          <table:table-cell office:value-type="float" office:value="276.1341" calcext:value-type="float">
            <text:p>276.1341</text:p>
          </table:table-cell>
        </table:table-row>
        <table:table-row table:style-name="ro1">
          <table:table-cell office:value-type="float" office:value="2556000" calcext:value-type="float">
            <text:p>2556000</text:p>
          </table:table-cell>
          <table:table-cell office:value-type="float" office:value="40.8104" calcext:value-type="float">
            <text:p>40.8104</text:p>
          </table:table-cell>
          <table:table-cell office:value-type="float" office:value="72.5228" calcext:value-type="float">
            <text:p>72.5228</text:p>
          </table:table-cell>
          <table:table-cell office:value-type="float" office:value="94.1372" calcext:value-type="float">
            <text:p>94.1372</text:p>
          </table:table-cell>
          <table:table-cell office:value-type="float" office:value="216.816" calcext:value-type="float">
            <text:p>216.816</text:p>
          </table:table-cell>
        </table:table-row>
        <table:table-row table:style-name="ro1">
          <table:table-cell office:value-type="float" office:value="2558000" calcext:value-type="float">
            <text:p>2558000</text:p>
          </table:table-cell>
          <table:table-cell office:value-type="float" office:value="53.5978" calcext:value-type="float">
            <text:p>53.5978</text:p>
          </table:table-cell>
          <table:table-cell office:value-type="float" office:value="92.5157" calcext:value-type="float">
            <text:p>92.5157</text:p>
          </table:table-cell>
          <table:table-cell office:value-type="float" office:value="109.1792" calcext:value-type="float">
            <text:p>109.1792</text:p>
          </table:table-cell>
          <table:table-cell office:value-type="float" office:value="283.9008" calcext:value-type="float">
            <text:p>283.9008</text:p>
          </table:table-cell>
        </table:table-row>
        <table:table-row table:style-name="ro1">
          <table:table-cell office:value-type="float" office:value="2560000" calcext:value-type="float">
            <text:p>2560000</text:p>
          </table:table-cell>
          <table:table-cell office:value-type="float" office:value="18.3174" calcext:value-type="float">
            <text:p>18.3174</text:p>
          </table:table-cell>
          <table:table-cell office:value-type="float" office:value="95.7112" calcext:value-type="float">
            <text:p>95.7112</text:p>
          </table:table-cell>
          <table:table-cell office:value-type="float" office:value="102.9966" calcext:value-type="float">
            <text:p>102.9966</text:p>
          </table:table-cell>
          <table:table-cell office:value-type="float" office:value="231.294" calcext:value-type="float">
            <text:p>231.294</text:p>
          </table:table-cell>
        </table:table-row>
        <table:table-row table:style-name="ro1">
          <table:table-cell office:value-type="float" office:value="2562000" calcext:value-type="float">
            <text:p>2562000</text:p>
          </table:table-cell>
          <table:table-cell office:value-type="float" office:value="137.5954" calcext:value-type="float">
            <text:p>137.5954</text:p>
          </table:table-cell>
          <table:table-cell office:value-type="float" office:value="83.7896" calcext:value-type="float">
            <text:p>83.7896</text:p>
          </table:table-cell>
          <table:table-cell office:value-type="float" office:value="94.0523" calcext:value-type="float">
            <text:p>94.0523</text:p>
          </table:table-cell>
          <table:table-cell office:value-type="float" office:value="258.2701" calcext:value-type="float">
            <text:p>258.2701</text:p>
          </table:table-cell>
        </table:table-row>
        <table:table-row table:style-name="ro1">
          <table:table-cell office:value-type="float" office:value="2564000" calcext:value-type="float">
            <text:p>2564000</text:p>
          </table:table-cell>
          <table:table-cell office:value-type="float" office:value="52.4646" calcext:value-type="float">
            <text:p>52.4646</text:p>
          </table:table-cell>
          <table:table-cell office:value-type="float" office:value="84.0328" calcext:value-type="float">
            <text:p>84.0328</text:p>
          </table:table-cell>
          <table:table-cell office:value-type="float" office:value="205.5903" calcext:value-type="float">
            <text:p>205.5903</text:p>
          </table:table-cell>
          <table:table-cell office:value-type="float" office:value="286.2392" calcext:value-type="float">
            <text:p>286.2392</text:p>
          </table:table-cell>
        </table:table-row>
        <table:table-row table:style-name="ro1">
          <table:table-cell office:value-type="float" office:value="2566000" calcext:value-type="float">
            <text:p>2566000</text:p>
          </table:table-cell>
          <table:table-cell office:value-type="float" office:value="111.7826" calcext:value-type="float">
            <text:p>111.7826</text:p>
          </table:table-cell>
          <table:table-cell office:value-type="float" office:value="95.5137" calcext:value-type="float">
            <text:p>95.5137</text:p>
          </table:table-cell>
          <table:table-cell office:value-type="float" office:value="161.0912" calcext:value-type="float">
            <text:p>161.0912</text:p>
          </table:table-cell>
          <table:table-cell office:value-type="float" office:value="276.5846" calcext:value-type="float">
            <text:p>276.5846</text:p>
          </table:table-cell>
        </table:table-row>
        <table:table-row table:style-name="ro1">
          <table:table-cell office:value-type="float" office:value="2568000" calcext:value-type="float">
            <text:p>2568000</text:p>
          </table:table-cell>
          <table:table-cell office:value-type="float" office:value="58.0311" calcext:value-type="float">
            <text:p>58.0311</text:p>
          </table:table-cell>
          <table:table-cell office:value-type="float" office:value="73.8826" calcext:value-type="float">
            <text:p>73.8826</text:p>
          </table:table-cell>
          <table:table-cell office:value-type="float" office:value="104.8013" calcext:value-type="float">
            <text:p>104.8013</text:p>
          </table:table-cell>
          <table:table-cell office:value-type="float" office:value="255.3584" calcext:value-type="float">
            <text:p>255.3584</text:p>
          </table:table-cell>
        </table:table-row>
        <table:table-row table:style-name="ro1">
          <table:table-cell office:value-type="float" office:value="2570000" calcext:value-type="float">
            <text:p>2570000</text:p>
          </table:table-cell>
          <table:table-cell office:value-type="float" office:value="88.1044" calcext:value-type="float">
            <text:p>88.1044</text:p>
          </table:table-cell>
          <table:table-cell office:value-type="float" office:value="100.6947" calcext:value-type="float">
            <text:p>100.6947</text:p>
          </table:table-cell>
          <table:table-cell office:value-type="float" office:value="126.8309" calcext:value-type="float">
            <text:p>126.8309</text:p>
          </table:table-cell>
          <table:table-cell office:value-type="float" office:value="293.8946" calcext:value-type="float">
            <text:p>293.8946</text:p>
          </table:table-cell>
        </table:table-row>
        <table:table-row table:style-name="ro1">
          <table:table-cell office:value-type="float" office:value="2572000" calcext:value-type="float">
            <text:p>2572000</text:p>
          </table:table-cell>
          <table:table-cell office:value-type="float" office:value="49.3908" calcext:value-type="float">
            <text:p>49.3908</text:p>
          </table:table-cell>
          <table:table-cell office:value-type="float" office:value="81.1798" calcext:value-type="float">
            <text:p>81.1798</text:p>
          </table:table-cell>
          <table:table-cell office:value-type="float" office:value="172.4766" calcext:value-type="float">
            <text:p>172.4766</text:p>
          </table:table-cell>
          <table:table-cell office:value-type="float" office:value="279.6852" calcext:value-type="float">
            <text:p>279.6852</text:p>
          </table:table-cell>
        </table:table-row>
        <table:table-row table:style-name="ro1">
          <table:table-cell office:value-type="float" office:value="2574000" calcext:value-type="float">
            <text:p>2574000</text:p>
          </table:table-cell>
          <table:table-cell office:value-type="float" office:value="12.065" calcext:value-type="float">
            <text:p>12.065</text:p>
          </table:table-cell>
          <table:table-cell office:value-type="float" office:value="112.1127" calcext:value-type="float">
            <text:p>112.1127</text:p>
          </table:table-cell>
          <table:table-cell office:value-type="float" office:value="153.0854" calcext:value-type="float">
            <text:p>153.0854</text:p>
          </table:table-cell>
          <table:table-cell office:value-type="float" office:value="293.8434" calcext:value-type="float">
            <text:p>293.8434</text:p>
          </table:table-cell>
        </table:table-row>
        <table:table-row table:style-name="ro1">
          <table:table-cell office:value-type="float" office:value="2576000" calcext:value-type="float">
            <text:p>2576000</text:p>
          </table:table-cell>
          <table:table-cell office:value-type="float" office:value="95.5358" calcext:value-type="float">
            <text:p>95.5358</text:p>
          </table:table-cell>
          <table:table-cell office:value-type="float" office:value="74.4947" calcext:value-type="float">
            <text:p>74.4947</text:p>
          </table:table-cell>
          <table:table-cell office:value-type="float" office:value="204.4225" calcext:value-type="float">
            <text:p>204.4225</text:p>
          </table:table-cell>
          <table:table-cell office:value-type="float" office:value="277.1893" calcext:value-type="float">
            <text:p>277.1893</text:p>
          </table:table-cell>
        </table:table-row>
        <table:table-row table:style-name="ro1">
          <table:table-cell office:value-type="float" office:value="2578000" calcext:value-type="float">
            <text:p>2578000</text:p>
          </table:table-cell>
          <table:table-cell office:value-type="float" office:value="21.2139" calcext:value-type="float">
            <text:p>21.2139</text:p>
          </table:table-cell>
          <table:table-cell office:value-type="float" office:value="84.6624" calcext:value-type="float">
            <text:p>84.6624</text:p>
          </table:table-cell>
          <table:table-cell office:value-type="float" office:value="179.0565" calcext:value-type="float">
            <text:p>179.0565</text:p>
          </table:table-cell>
          <table:table-cell office:value-type="float" office:value="270.7116" calcext:value-type="float">
            <text:p>270.7116</text:p>
          </table:table-cell>
        </table:table-row>
        <table:table-row table:style-name="ro1">
          <table:table-cell office:value-type="float" office:value="2580000" calcext:value-type="float">
            <text:p>2580000</text:p>
          </table:table-cell>
          <table:table-cell office:value-type="float" office:value="30.4769" calcext:value-type="float">
            <text:p>30.4769</text:p>
          </table:table-cell>
          <table:table-cell office:value-type="float" office:value="108.3542" calcext:value-type="float">
            <text:p>108.3542</text:p>
          </table:table-cell>
          <table:table-cell office:value-type="float" office:value="217.8577" calcext:value-type="float">
            <text:p>217.8577</text:p>
          </table:table-cell>
          <table:table-cell office:value-type="float" office:value="280.0492" calcext:value-type="float">
            <text:p>280.0492</text:p>
          </table:table-cell>
        </table:table-row>
        <table:table-row table:style-name="ro1">
          <table:table-cell office:value-type="float" office:value="2582000" calcext:value-type="float">
            <text:p>2582000</text:p>
          </table:table-cell>
          <table:table-cell office:value-type="float" office:value="114.7355" calcext:value-type="float">
            <text:p>114.7355</text:p>
          </table:table-cell>
          <table:table-cell office:value-type="float" office:value="99.1161" calcext:value-type="float">
            <text:p>99.1161</text:p>
          </table:table-cell>
          <table:table-cell office:value-type="float" office:value="149.2915" calcext:value-type="float">
            <text:p>149.2915</text:p>
          </table:table-cell>
          <table:table-cell office:value-type="float" office:value="269.1339" calcext:value-type="float">
            <text:p>269.1339</text:p>
          </table:table-cell>
        </table:table-row>
        <table:table-row table:style-name="ro1">
          <table:table-cell office:value-type="float" office:value="2584000" calcext:value-type="float">
            <text:p>2584000</text:p>
          </table:table-cell>
          <table:table-cell office:value-type="float" office:value="77.5695" calcext:value-type="float">
            <text:p>77.5695</text:p>
          </table:table-cell>
          <table:table-cell office:value-type="float" office:value="114.437" calcext:value-type="float">
            <text:p>114.437</text:p>
          </table:table-cell>
          <table:table-cell office:value-type="float" office:value="149.8938" calcext:value-type="float">
            <text:p>149.8938</text:p>
          </table:table-cell>
          <table:table-cell office:value-type="float" office:value="232.8162" calcext:value-type="float">
            <text:p>232.8162</text:p>
          </table:table-cell>
        </table:table-row>
        <table:table-row table:style-name="ro1">
          <table:table-cell office:value-type="float" office:value="2586000" calcext:value-type="float">
            <text:p>2586000</text:p>
          </table:table-cell>
          <table:table-cell office:value-type="float" office:value="-3.672" calcext:value-type="float">
            <text:p>-3.672</text:p>
          </table:table-cell>
          <table:table-cell office:value-type="float" office:value="61.8271" calcext:value-type="float">
            <text:p>61.8271</text:p>
          </table:table-cell>
          <table:table-cell office:value-type="float" office:value="157.2818" calcext:value-type="float">
            <text:p>157.2818</text:p>
          </table:table-cell>
          <table:table-cell office:value-type="float" office:value="289.223" calcext:value-type="float">
            <text:p>289.223</text:p>
          </table:table-cell>
        </table:table-row>
        <table:table-row table:style-name="ro1">
          <table:table-cell office:value-type="float" office:value="2588000" calcext:value-type="float">
            <text:p>2588000</text:p>
          </table:table-cell>
          <table:table-cell office:value-type="float" office:value="75.2527" calcext:value-type="float">
            <text:p>75.2527</text:p>
          </table:table-cell>
          <table:table-cell office:value-type="float" office:value="83.1825" calcext:value-type="float">
            <text:p>83.1825</text:p>
          </table:table-cell>
          <table:table-cell office:value-type="float" office:value="194.747" calcext:value-type="float">
            <text:p>194.747</text:p>
          </table:table-cell>
          <table:table-cell office:value-type="float" office:value="293.9701" calcext:value-type="float">
            <text:p>293.9701</text:p>
          </table:table-cell>
        </table:table-row>
        <table:table-row table:style-name="ro1">
          <table:table-cell office:value-type="float" office:value="2590000" calcext:value-type="float">
            <text:p>2590000</text:p>
          </table:table-cell>
          <table:table-cell office:value-type="float" office:value="-16.3757" calcext:value-type="float">
            <text:p>-16.3757</text:p>
          </table:table-cell>
          <table:table-cell office:value-type="float" office:value="110.5861" calcext:value-type="float">
            <text:p>110.5861</text:p>
          </table:table-cell>
          <table:table-cell office:value-type="float" office:value="174.1118" calcext:value-type="float">
            <text:p>174.1118</text:p>
          </table:table-cell>
          <table:table-cell office:value-type="float" office:value="255.239" calcext:value-type="float">
            <text:p>255.239</text:p>
          </table:table-cell>
        </table:table-row>
        <table:table-row table:style-name="ro1">
          <table:table-cell office:value-type="float" office:value="2592000" calcext:value-type="float">
            <text:p>2592000</text:p>
          </table:table-cell>
          <table:table-cell office:value-type="float" office:value="124.8256" calcext:value-type="float">
            <text:p>124.8256</text:p>
          </table:table-cell>
          <table:table-cell office:value-type="float" office:value="68.6472" calcext:value-type="float">
            <text:p>68.6472</text:p>
          </table:table-cell>
          <table:table-cell office:value-type="float" office:value="165.7905" calcext:value-type="float">
            <text:p>165.7905</text:p>
          </table:table-cell>
          <table:table-cell office:value-type="float" office:value="267.6718" calcext:value-type="float">
            <text:p>267.6718</text:p>
          </table:table-cell>
        </table:table-row>
        <table:table-row table:style-name="ro1">
          <table:table-cell office:value-type="float" office:value="2594000" calcext:value-type="float">
            <text:p>2594000</text:p>
          </table:table-cell>
          <table:table-cell office:value-type="float" office:value="29.6637" calcext:value-type="float">
            <text:p>29.6637</text:p>
          </table:table-cell>
          <table:table-cell office:value-type="float" office:value="72.1043" calcext:value-type="float">
            <text:p>72.1043</text:p>
          </table:table-cell>
          <table:table-cell office:value-type="float" office:value="224.3485" calcext:value-type="float">
            <text:p>224.3485</text:p>
          </table:table-cell>
          <table:table-cell office:value-type="float" office:value="185.6719" calcext:value-type="float">
            <text:p>185.6719</text:p>
          </table:table-cell>
        </table:table-row>
        <table:table-row table:style-name="ro1">
          <table:table-cell office:value-type="float" office:value="2596000" calcext:value-type="float">
            <text:p>2596000</text:p>
          </table:table-cell>
          <table:table-cell office:value-type="float" office:value="-18.7132" calcext:value-type="float">
            <text:p>-18.7132</text:p>
          </table:table-cell>
          <table:table-cell office:value-type="float" office:value="76.1435" calcext:value-type="float">
            <text:p>76.1435</text:p>
          </table:table-cell>
          <table:table-cell office:value-type="float" office:value="175.0562" calcext:value-type="float">
            <text:p>175.0562</text:p>
          </table:table-cell>
          <table:table-cell office:value-type="float" office:value="264.1277" calcext:value-type="float">
            <text:p>264.1277</text:p>
          </table:table-cell>
        </table:table-row>
        <table:table-row table:style-name="ro1">
          <table:table-cell office:value-type="float" office:value="2598000" calcext:value-type="float">
            <text:p>2598000</text:p>
          </table:table-cell>
          <table:table-cell office:value-type="float" office:value="30.1632" calcext:value-type="float">
            <text:p>30.1632</text:p>
          </table:table-cell>
          <table:table-cell office:value-type="float" office:value="100.4298" calcext:value-type="float">
            <text:p>100.4298</text:p>
          </table:table-cell>
          <table:table-cell office:value-type="float" office:value="155.5576" calcext:value-type="float">
            <text:p>155.5576</text:p>
          </table:table-cell>
          <table:table-cell office:value-type="float" office:value="262.4484" calcext:value-type="float">
            <text:p>262.4484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1.7935" calcext:value-type="float">
            <text:p>1.7935</text:p>
          </table:table-cell>
          <table:table-cell office:value-type="float" office:value="27.5316" calcext:value-type="float">
            <text:p>27.5316</text:p>
          </table:table-cell>
          <table:table-cell office:value-type="float" office:value="111.7845" calcext:value-type="float">
            <text:p>111.7845</text:p>
          </table:table-cell>
          <table:table-cell office:value-type="float" office:value="259.0995" calcext:value-type="float">
            <text:p>259.0995</text:p>
          </table:table-cell>
        </table:table-row>
        <table:table-row table:style-name="ro1">
          <table:table-cell office:value-type="float" office:value="2602000" calcext:value-type="float">
            <text:p>2602000</text:p>
          </table:table-cell>
          <table:table-cell office:value-type="float" office:value="50.3368" calcext:value-type="float">
            <text:p>50.3368</text:p>
          </table:table-cell>
          <table:table-cell office:value-type="float" office:value="85.2583" calcext:value-type="float">
            <text:p>85.2583</text:p>
          </table:table-cell>
          <table:table-cell office:value-type="float" office:value="197.9984" calcext:value-type="float">
            <text:p>197.9984</text:p>
          </table:table-cell>
          <table:table-cell office:value-type="float" office:value="286.1829" calcext:value-type="float">
            <text:p>286.1829</text:p>
          </table:table-cell>
        </table:table-row>
        <table:table-row table:style-name="ro1">
          <table:table-cell office:value-type="float" office:value="2604000" calcext:value-type="float">
            <text:p>2604000</text:p>
          </table:table-cell>
          <table:table-cell office:value-type="float" office:value="104.2518" calcext:value-type="float">
            <text:p>104.2518</text:p>
          </table:table-cell>
          <table:table-cell office:value-type="float" office:value="89.6817" calcext:value-type="float">
            <text:p>89.6817</text:p>
          </table:table-cell>
          <table:table-cell office:value-type="float" office:value="227.719" calcext:value-type="float">
            <text:p>227.719</text:p>
          </table:table-cell>
          <table:table-cell office:value-type="float" office:value="247.4497" calcext:value-type="float">
            <text:p>247.4497</text:p>
          </table:table-cell>
        </table:table-row>
        <table:table-row table:style-name="ro1">
          <table:table-cell office:value-type="float" office:value="2606000" calcext:value-type="float">
            <text:p>2606000</text:p>
          </table:table-cell>
          <table:table-cell office:value-type="float" office:value="82.7658" calcext:value-type="float">
            <text:p>82.7658</text:p>
          </table:table-cell>
          <table:table-cell office:value-type="float" office:value="37.0462" calcext:value-type="float">
            <text:p>37.0462</text:p>
          </table:table-cell>
          <table:table-cell office:value-type="float" office:value="168.5216" calcext:value-type="float">
            <text:p>168.5216</text:p>
          </table:table-cell>
          <table:table-cell office:value-type="float" office:value="284.8171" calcext:value-type="float">
            <text:p>284.8171</text:p>
          </table:table-cell>
        </table:table-row>
        <table:table-row table:style-name="ro1">
          <table:table-cell office:value-type="float" office:value="2608000" calcext:value-type="float">
            <text:p>2608000</text:p>
          </table:table-cell>
          <table:table-cell office:value-type="float" office:value="81.617" calcext:value-type="float">
            <text:p>81.617</text:p>
          </table:table-cell>
          <table:table-cell office:value-type="float" office:value="97.724" calcext:value-type="float">
            <text:p>97.724</text:p>
          </table:table-cell>
          <table:table-cell office:value-type="float" office:value="213.0035" calcext:value-type="float">
            <text:p>213.0035</text:p>
          </table:table-cell>
          <table:table-cell office:value-type="float" office:value="264.8392" calcext:value-type="float">
            <text:p>264.8392</text:p>
          </table:table-cell>
        </table:table-row>
        <table:table-row table:style-name="ro1">
          <table:table-cell office:value-type="float" office:value="2610000" calcext:value-type="float">
            <text:p>2610000</text:p>
          </table:table-cell>
          <table:table-cell office:value-type="float" office:value="168.3775" calcext:value-type="float">
            <text:p>168.3775</text:p>
          </table:table-cell>
          <table:table-cell office:value-type="float" office:value="105.197" calcext:value-type="float">
            <text:p>105.197</text:p>
          </table:table-cell>
          <table:table-cell office:value-type="float" office:value="159.6894" calcext:value-type="float">
            <text:p>159.6894</text:p>
          </table:table-cell>
          <table:table-cell office:value-type="float" office:value="243.8863" calcext:value-type="float">
            <text:p>243.8863</text:p>
          </table:table-cell>
        </table:table-row>
        <table:table-row table:style-name="ro1">
          <table:table-cell office:value-type="float" office:value="2612000" calcext:value-type="float">
            <text:p>2612000</text:p>
          </table:table-cell>
          <table:table-cell office:value-type="float" office:value="145.6732" calcext:value-type="float">
            <text:p>145.6732</text:p>
          </table:table-cell>
          <table:table-cell office:value-type="float" office:value="86.0083" calcext:value-type="float">
            <text:p>86.0083</text:p>
          </table:table-cell>
          <table:table-cell office:value-type="float" office:value="233.5796" calcext:value-type="float">
            <text:p>233.5796</text:p>
          </table:table-cell>
          <table:table-cell office:value-type="float" office:value="228.4369" calcext:value-type="float">
            <text:p>228.4369</text:p>
          </table:table-cell>
        </table:table-row>
        <table:table-row table:style-name="ro1">
          <table:table-cell office:value-type="float" office:value="2614000" calcext:value-type="float">
            <text:p>2614000</text:p>
          </table:table-cell>
          <table:table-cell office:value-type="float" office:value="111.6871" calcext:value-type="float">
            <text:p>111.6871</text:p>
          </table:table-cell>
          <table:table-cell office:value-type="float" office:value="122.426" calcext:value-type="float">
            <text:p>122.426</text:p>
          </table:table-cell>
          <table:table-cell office:value-type="float" office:value="166.4245" calcext:value-type="float">
            <text:p>166.4245</text:p>
          </table:table-cell>
          <table:table-cell office:value-type="float" office:value="260.15" calcext:value-type="float">
            <text:p>260.15</text:p>
          </table:table-cell>
        </table:table-row>
        <table:table-row table:style-name="ro1">
          <table:table-cell office:value-type="float" office:value="2616000" calcext:value-type="float">
            <text:p>2616000</text:p>
          </table:table-cell>
          <table:table-cell office:value-type="float" office:value="136.7109" calcext:value-type="float">
            <text:p>136.7109</text:p>
          </table:table-cell>
          <table:table-cell office:value-type="float" office:value="111.5474" calcext:value-type="float">
            <text:p>111.5474</text:p>
          </table:table-cell>
          <table:table-cell office:value-type="float" office:value="271.5758" calcext:value-type="float">
            <text:p>271.5758</text:p>
          </table:table-cell>
          <table:table-cell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2618000" calcext:value-type="float">
            <text:p>2618000</text:p>
          </table:table-cell>
          <table:table-cell office:value-type="float" office:value="155.4903" calcext:value-type="float">
            <text:p>155.4903</text:p>
          </table:table-cell>
          <table:table-cell office:value-type="float" office:value="84.7424" calcext:value-type="float">
            <text:p>84.7424</text:p>
          </table:table-cell>
          <table:table-cell office:value-type="float" office:value="260.0492" calcext:value-type="float">
            <text:p>260.0492</text:p>
          </table:table-cell>
          <table:table-cell office:value-type="float" office:value="233.2491" calcext:value-type="float">
            <text:p>233.2491</text:p>
          </table:table-cell>
        </table:table-row>
        <table:table-row table:style-name="ro1">
          <table:table-cell office:value-type="float" office:value="2620000" calcext:value-type="float">
            <text:p>2620000</text:p>
          </table:table-cell>
          <table:table-cell office:value-type="float" office:value="183.697" calcext:value-type="float">
            <text:p>183.697</text:p>
          </table:table-cell>
          <table:table-cell office:value-type="float" office:value="88.5468" calcext:value-type="float">
            <text:p>88.5468</text:p>
          </table:table-cell>
          <table:table-cell office:value-type="float" office:value="231.6069" calcext:value-type="float">
            <text:p>231.6069</text:p>
          </table:table-cell>
          <table:table-cell office:value-type="float" office:value="245.7383" calcext:value-type="float">
            <text:p>245.7383</text:p>
          </table:table-cell>
        </table:table-row>
        <table:table-row table:style-name="ro1">
          <table:table-cell office:value-type="float" office:value="2622000" calcext:value-type="float">
            <text:p>2622000</text:p>
          </table:table-cell>
          <table:table-cell office:value-type="float" office:value="134.8161" calcext:value-type="float">
            <text:p>134.8161</text:p>
          </table:table-cell>
          <table:table-cell office:value-type="float" office:value="67.1947" calcext:value-type="float">
            <text:p>67.1947</text:p>
          </table:table-cell>
          <table:table-cell office:value-type="float" office:value="224.8695" calcext:value-type="float">
            <text:p>224.8695</text:p>
          </table:table-cell>
          <table:table-cell office:value-type="float" office:value="259.1169" calcext:value-type="float">
            <text:p>259.1169</text:p>
          </table:table-cell>
        </table:table-row>
        <table:table-row table:style-name="ro1">
          <table:table-cell office:value-type="float" office:value="2624000" calcext:value-type="float">
            <text:p>2624000</text:p>
          </table:table-cell>
          <table:table-cell office:value-type="float" office:value="87.7629" calcext:value-type="float">
            <text:p>87.7629</text:p>
          </table:table-cell>
          <table:table-cell office:value-type="float" office:value="76.5358" calcext:value-type="float">
            <text:p>76.5358</text:p>
          </table:table-cell>
          <table:table-cell office:value-type="float" office:value="202.8112" calcext:value-type="float">
            <text:p>202.8112</text:p>
          </table:table-cell>
          <table:table-cell office:value-type="float" office:value="290.7886" calcext:value-type="float">
            <text:p>290.7886</text:p>
          </table:table-cell>
        </table:table-row>
        <table:table-row table:style-name="ro1">
          <table:table-cell office:value-type="float" office:value="2626000" calcext:value-type="float">
            <text:p>2626000</text:p>
          </table:table-cell>
          <table:table-cell office:value-type="float" office:value="146.1637" calcext:value-type="float">
            <text:p>146.1637</text:p>
          </table:table-cell>
          <table:table-cell office:value-type="float" office:value="2.3466" calcext:value-type="float">
            <text:p>2.3466</text:p>
          </table:table-cell>
          <table:table-cell office:value-type="float" office:value="240.5966" calcext:value-type="float">
            <text:p>240.5966</text:p>
          </table:table-cell>
          <table:table-cell office:value-type="float" office:value="257.8576" calcext:value-type="float">
            <text:p>257.8576</text:p>
          </table:table-cell>
        </table:table-row>
        <table:table-row table:style-name="ro1">
          <table:table-cell office:value-type="float" office:value="2628000" calcext:value-type="float">
            <text:p>2628000</text:p>
          </table:table-cell>
          <table:table-cell office:value-type="float" office:value="78.2486" calcext:value-type="float">
            <text:p>78.2486</text:p>
          </table:table-cell>
          <table:table-cell office:value-type="float" office:value="109.019" calcext:value-type="float">
            <text:p>109.019</text:p>
          </table:table-cell>
          <table:table-cell office:value-type="float" office:value="267.9261" calcext:value-type="float">
            <text:p>267.9261</text:p>
          </table:table-cell>
          <table:table-cell office:value-type="float" office:value="280.1558" calcext:value-type="float">
            <text:p>280.1558</text:p>
          </table:table-cell>
        </table:table-row>
        <table:table-row table:style-name="ro1">
          <table:table-cell office:value-type="float" office:value="2630000" calcext:value-type="float">
            <text:p>2630000</text:p>
          </table:table-cell>
          <table:table-cell office:value-type="float" office:value="125.1897" calcext:value-type="float">
            <text:p>125.1897</text:p>
          </table:table-cell>
          <table:table-cell office:value-type="float" office:value="117.2431" calcext:value-type="float">
            <text:p>117.2431</text:p>
          </table:table-cell>
          <table:table-cell office:value-type="float" office:value="221.807" calcext:value-type="float">
            <text:p>221.807</text:p>
          </table:table-cell>
          <table:table-cell office:value-type="float" office:value="274.6408" calcext:value-type="float">
            <text:p>274.6408</text:p>
          </table:table-cell>
        </table:table-row>
        <table:table-row table:style-name="ro1">
          <table:table-cell office:value-type="float" office:value="2632000" calcext:value-type="float">
            <text:p>2632000</text:p>
          </table:table-cell>
          <table:table-cell office:value-type="float" office:value="98.9159" calcext:value-type="float">
            <text:p>98.9159</text:p>
          </table:table-cell>
          <table:table-cell office:value-type="float" office:value="103.5256" calcext:value-type="float">
            <text:p>103.5256</text:p>
          </table:table-cell>
          <table:table-cell office:value-type="float" office:value="216.5726" calcext:value-type="float">
            <text:p>216.5726</text:p>
          </table:table-cell>
          <table:table-cell office:value-type="float" office:value="261.7019" calcext:value-type="float">
            <text:p>261.7019</text:p>
          </table:table-cell>
        </table:table-row>
        <table:table-row table:style-name="ro1">
          <table:table-cell office:value-type="float" office:value="2634000" calcext:value-type="float">
            <text:p>2634000</text:p>
          </table:table-cell>
          <table:table-cell office:value-type="float" office:value="60.9617" calcext:value-type="float">
            <text:p>60.9617</text:p>
          </table:table-cell>
          <table:table-cell office:value-type="float" office:value="126.7342" calcext:value-type="float">
            <text:p>126.7342</text:p>
          </table:table-cell>
          <table:table-cell office:value-type="float" office:value="147.4327" calcext:value-type="float">
            <text:p>147.4327</text:p>
          </table:table-cell>
          <table:table-cell office:value-type="float" office:value="276.5153" calcext:value-type="float">
            <text:p>276.5153</text:p>
          </table:table-cell>
        </table:table-row>
        <table:table-row table:style-name="ro1">
          <table:table-cell office:value-type="float" office:value="2636000" calcext:value-type="float">
            <text:p>2636000</text:p>
          </table:table-cell>
          <table:table-cell office:value-type="float" office:value="117.6198" calcext:value-type="float">
            <text:p>117.6198</text:p>
          </table:table-cell>
          <table:table-cell office:value-type="float" office:value="100.2672" calcext:value-type="float">
            <text:p>100.2672</text:p>
          </table:table-cell>
          <table:table-cell office:value-type="float" office:value="286.8345" calcext:value-type="float">
            <text:p>286.8345</text:p>
          </table:table-cell>
          <table:table-cell office:value-type="float" office:value="283.5414" calcext:value-type="float">
            <text:p>283.5414</text:p>
          </table:table-cell>
        </table:table-row>
        <table:table-row table:style-name="ro1">
          <table:table-cell office:value-type="float" office:value="2638000" calcext:value-type="float">
            <text:p>2638000</text:p>
          </table:table-cell>
          <table:table-cell office:value-type="float" office:value="81.5579" calcext:value-type="float">
            <text:p>81.5579</text:p>
          </table:table-cell>
          <table:table-cell office:value-type="float" office:value="129.3265" calcext:value-type="float">
            <text:p>129.3265</text:p>
          </table:table-cell>
          <table:table-cell office:value-type="float" office:value="264.1914" calcext:value-type="float">
            <text:p>264.1914</text:p>
          </table:table-cell>
          <table:table-cell office:value-type="float" office:value="284.5097" calcext:value-type="float">
            <text:p>284.5097</text:p>
          </table:table-cell>
        </table:table-row>
        <table:table-row table:style-name="ro1">
          <table:table-cell office:value-type="float" office:value="2640000" calcext:value-type="float">
            <text:p>2640000</text:p>
          </table:table-cell>
          <table:table-cell office:value-type="float" office:value="87.2279" calcext:value-type="float">
            <text:p>87.2279</text:p>
          </table:table-cell>
          <table:table-cell office:value-type="float" office:value="172.1973" calcext:value-type="float">
            <text:p>172.1973</text:p>
          </table:table-cell>
          <table:table-cell office:value-type="float" office:value="241.0238" calcext:value-type="float">
            <text:p>241.0238</text:p>
          </table:table-cell>
          <table:table-cell office:value-type="float" office:value="238.5983" calcext:value-type="float">
            <text:p>238.5983</text:p>
          </table:table-cell>
        </table:table-row>
        <table:table-row table:style-name="ro1">
          <table:table-cell office:value-type="float" office:value="2642000" calcext:value-type="float">
            <text:p>2642000</text:p>
          </table:table-cell>
          <table:table-cell office:value-type="float" office:value="73.5759" calcext:value-type="float">
            <text:p>73.5759</text:p>
          </table:table-cell>
          <table:table-cell office:value-type="float" office:value="133.4988" calcext:value-type="float">
            <text:p>133.4988</text:p>
          </table:table-cell>
          <table:table-cell office:value-type="float" office:value="222.407" calcext:value-type="float">
            <text:p>222.407</text:p>
          </table:table-cell>
          <table:table-cell office:value-type="float" office:value="289.4218" calcext:value-type="float">
            <text:p>289.4218</text:p>
          </table:table-cell>
        </table:table-row>
        <table:table-row table:style-name="ro1">
          <table:table-cell office:value-type="float" office:value="2644000" calcext:value-type="float">
            <text:p>2644000</text:p>
          </table:table-cell>
          <table:table-cell office:value-type="float" office:value="47.5826" calcext:value-type="float">
            <text:p>47.5826</text:p>
          </table:table-cell>
          <table:table-cell office:value-type="float" office:value="122.5484" calcext:value-type="float">
            <text:p>122.5484</text:p>
          </table:table-cell>
          <table:table-cell office:value-type="float" office:value="251.2632" calcext:value-type="float">
            <text:p>251.2632</text:p>
          </table:table-cell>
          <table:table-cell office:value-type="float" office:value="246.6093" calcext:value-type="float">
            <text:p>246.6093</text:p>
          </table:table-cell>
        </table:table-row>
        <table:table-row table:style-name="ro1">
          <table:table-cell office:value-type="float" office:value="2646000" calcext:value-type="float">
            <text:p>2646000</text:p>
          </table:table-cell>
          <table:table-cell office:value-type="float" office:value="98.9799" calcext:value-type="float">
            <text:p>98.9799</text:p>
          </table:table-cell>
          <table:table-cell office:value-type="float" office:value="102.1263" calcext:value-type="float">
            <text:p>102.1263</text:p>
          </table:table-cell>
          <table:table-cell office:value-type="float" office:value="164.8918" calcext:value-type="float">
            <text:p>164.8918</text:p>
          </table:table-cell>
          <table:table-cell office:value-type="float" office:value="263.7122" calcext:value-type="float">
            <text:p>263.7122</text:p>
          </table:table-cell>
        </table:table-row>
        <table:table-row table:style-name="ro1">
          <table:table-cell office:value-type="float" office:value="2648000" calcext:value-type="float">
            <text:p>2648000</text:p>
          </table:table-cell>
          <table:table-cell office:value-type="float" office:value="20.0174" calcext:value-type="float">
            <text:p>20.0174</text:p>
          </table:table-cell>
          <table:table-cell office:value-type="float" office:value="102.8531" calcext:value-type="float">
            <text:p>102.8531</text:p>
          </table:table-cell>
          <table:table-cell office:value-type="float" office:value="283.7403" calcext:value-type="float">
            <text:p>283.7403</text:p>
          </table:table-cell>
          <table:table-cell office:value-type="float" office:value="286.7337" calcext:value-type="float">
            <text:p>286.7337</text:p>
          </table:table-cell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60.0414" calcext:value-type="float">
            <text:p>60.0414</text:p>
          </table:table-cell>
          <table:table-cell office:value-type="float" office:value="116.5963" calcext:value-type="float">
            <text:p>116.5963</text:p>
          </table:table-cell>
          <table:table-cell office:value-type="float" office:value="286.2768" calcext:value-type="float">
            <text:p>286.2768</text:p>
          </table:table-cell>
          <table:table-cell office:value-type="float" office:value="278.8633" calcext:value-type="float">
            <text:p>278.8633</text:p>
          </table:table-cell>
        </table:table-row>
        <table:table-row table:style-name="ro1">
          <table:table-cell office:value-type="float" office:value="2652000" calcext:value-type="float">
            <text:p>2652000</text:p>
          </table:table-cell>
          <table:table-cell office:value-type="float" office:value="70.8646" calcext:value-type="float">
            <text:p>70.8646</text:p>
          </table:table-cell>
          <table:table-cell office:value-type="float" office:value="124.4563" calcext:value-type="float">
            <text:p>124.4563</text:p>
          </table:table-cell>
          <table:table-cell office:value-type="float" office:value="200.6959" calcext:value-type="float">
            <text:p>200.6959</text:p>
          </table:table-cell>
          <table:table-cell office:value-type="float" office:value="284.8779" calcext:value-type="float">
            <text:p>284.8779</text:p>
          </table:table-cell>
        </table:table-row>
        <table:table-row table:style-name="ro1">
          <table:table-cell office:value-type="float" office:value="2654000" calcext:value-type="float">
            <text:p>2654000</text:p>
          </table:table-cell>
          <table:table-cell office:value-type="float" office:value="87.9512" calcext:value-type="float">
            <text:p>87.9512</text:p>
          </table:table-cell>
          <table:table-cell office:value-type="float" office:value="88.9938" calcext:value-type="float">
            <text:p>88.9938</text:p>
          </table:table-cell>
          <table:table-cell office:value-type="float" office:value="265.164" calcext:value-type="float">
            <text:p>265.164</text:p>
          </table:table-cell>
          <table:table-cell office:value-type="float" office:value="284.4638" calcext:value-type="float">
            <text:p>284.4638</text:p>
          </table:table-cell>
        </table:table-row>
        <table:table-row table:style-name="ro1">
          <table:table-cell office:value-type="float" office:value="2656000" calcext:value-type="float">
            <text:p>2656000</text:p>
          </table:table-cell>
          <table:table-cell office:value-type="float" office:value="128.399" calcext:value-type="float">
            <text:p>128.399</text:p>
          </table:table-cell>
          <table:table-cell office:value-type="float" office:value="115.1823" calcext:value-type="float">
            <text:p>115.1823</text:p>
          </table:table-cell>
          <table:table-cell office:value-type="float" office:value="165.2097" calcext:value-type="float">
            <text:p>165.2097</text:p>
          </table:table-cell>
          <table:table-cell office:value-type="float" office:value="226.964" calcext:value-type="float">
            <text:p>226.964</text:p>
          </table:table-cell>
        </table:table-row>
        <table:table-row table:style-name="ro1">
          <table:table-cell office:value-type="float" office:value="2658000" calcext:value-type="float">
            <text:p>2658000</text:p>
          </table:table-cell>
          <table:table-cell office:value-type="float" office:value="115.065" calcext:value-type="float">
            <text:p>115.065</text:p>
          </table:table-cell>
          <table:table-cell office:value-type="float" office:value="104.4665" calcext:value-type="float">
            <text:p>104.4665</text:p>
          </table:table-cell>
          <table:table-cell office:value-type="float" office:value="273.1331" calcext:value-type="float">
            <text:p>273.1331</text:p>
          </table:table-cell>
          <table:table-cell office:value-type="float" office:value="274.103" calcext:value-type="float">
            <text:p>274.103</text:p>
          </table:table-cell>
        </table:table-row>
        <table:table-row table:style-name="ro1">
          <table:table-cell office:value-type="float" office:value="2660000" calcext:value-type="float">
            <text:p>2660000</text:p>
          </table:table-cell>
          <table:table-cell office:value-type="float" office:value="117.0495" calcext:value-type="float">
            <text:p>117.0495</text:p>
          </table:table-cell>
          <table:table-cell office:value-type="float" office:value="118.3553" calcext:value-type="float">
            <text:p>118.3553</text:p>
          </table:table-cell>
          <table:table-cell office:value-type="float" office:value="185.3947" calcext:value-type="float">
            <text:p>185.3947</text:p>
          </table:table-cell>
          <table:table-cell office:value-type="float" office:value="246.7357" calcext:value-type="float">
            <text:p>246.7357</text:p>
          </table:table-cell>
        </table:table-row>
        <table:table-row table:style-name="ro1">
          <table:table-cell office:value-type="float" office:value="2662000" calcext:value-type="float">
            <text:p>2662000</text:p>
          </table:table-cell>
          <table:table-cell office:value-type="float" office:value="64.6707" calcext:value-type="float">
            <text:p>64.6707</text:p>
          </table:table-cell>
          <table:table-cell office:value-type="float" office:value="104.5725" calcext:value-type="float">
            <text:p>104.5725</text:p>
          </table:table-cell>
          <table:table-cell office:value-type="float" office:value="236.1656" calcext:value-type="float">
            <text:p>236.1656</text:p>
          </table:table-cell>
          <table:table-cell office:value-type="float" office:value="255.8368" calcext:value-type="float">
            <text:p>255.8368</text:p>
          </table:table-cell>
        </table:table-row>
        <table:table-row table:style-name="ro1">
          <table:table-cell office:value-type="float" office:value="2664000" calcext:value-type="float">
            <text:p>2664000</text:p>
          </table:table-cell>
          <table:table-cell office:value-type="float" office:value="53.3379" calcext:value-type="float">
            <text:p>53.3379</text:p>
          </table:table-cell>
          <table:table-cell office:value-type="float" office:value="63.8636" calcext:value-type="float">
            <text:p>63.8636</text:p>
          </table:table-cell>
          <table:table-cell office:value-type="float" office:value="227.0614" calcext:value-type="float">
            <text:p>227.0614</text:p>
          </table:table-cell>
          <table:table-cell office:value-type="float" office:value="247.5639" calcext:value-type="float">
            <text:p>247.5639</text:p>
          </table:table-cell>
        </table:table-row>
        <table:table-row table:style-name="ro1">
          <table:table-cell office:value-type="float" office:value="2666000" calcext:value-type="float">
            <text:p>2666000</text:p>
          </table:table-cell>
          <table:table-cell office:value-type="float" office:value="-4.5767" calcext:value-type="float">
            <text:p>-4.5767</text:p>
          </table:table-cell>
          <table:table-cell office:value-type="float" office:value="88.0433" calcext:value-type="float">
            <text:p>88.0433</text:p>
          </table:table-cell>
          <table:table-cell office:value-type="float" office:value="196.9483" calcext:value-type="float">
            <text:p>196.9483</text:p>
          </table:table-cell>
          <table:table-cell office:value-type="float" office:value="243.0704" calcext:value-type="float">
            <text:p>243.0704</text:p>
          </table:table-cell>
        </table:table-row>
        <table:table-row table:style-name="ro1">
          <table:table-cell office:value-type="float" office:value="2668000" calcext:value-type="float">
            <text:p>2668000</text:p>
          </table:table-cell>
          <table:table-cell office:value-type="float" office:value="109.4891" calcext:value-type="float">
            <text:p>109.4891</text:p>
          </table:table-cell>
          <table:table-cell office:value-type="float" office:value="136.1761" calcext:value-type="float">
            <text:p>136.1761</text:p>
          </table:table-cell>
          <table:table-cell office:value-type="float" office:value="267.7684" calcext:value-type="float">
            <text:p>267.7684</text:p>
          </table:table-cell>
          <table:table-cell office:value-type="float" office:value="259.5905" calcext:value-type="float">
            <text:p>259.5905</text:p>
          </table:table-cell>
        </table:table-row>
        <table:table-row table:style-name="ro1">
          <table:table-cell office:value-type="float" office:value="2670000" calcext:value-type="float">
            <text:p>2670000</text:p>
          </table:table-cell>
          <table:table-cell office:value-type="float" office:value="57.1963" calcext:value-type="float">
            <text:p>57.1963</text:p>
          </table:table-cell>
          <table:table-cell office:value-type="float" office:value="101.2585" calcext:value-type="float">
            <text:p>101.2585</text:p>
          </table:table-cell>
          <table:table-cell office:value-type="float" office:value="278.7849" calcext:value-type="float">
            <text:p>278.7849</text:p>
          </table:table-cell>
          <table:table-cell office:value-type="float" office:value="280.9423" calcext:value-type="float">
            <text:p>280.9423</text:p>
          </table:table-cell>
        </table:table-row>
        <table:table-row table:style-name="ro1">
          <table:table-cell office:value-type="float" office:value="2672000" calcext:value-type="float">
            <text:p>2672000</text:p>
          </table:table-cell>
          <table:table-cell office:value-type="float" office:value="101.3414" calcext:value-type="float">
            <text:p>101.3414</text:p>
          </table:table-cell>
          <table:table-cell office:value-type="float" office:value="104.1166" calcext:value-type="float">
            <text:p>104.1166</text:p>
          </table:table-cell>
          <table:table-cell office:value-type="float" office:value="146.426" calcext:value-type="float">
            <text:p>146.426</text:p>
          </table:table-cell>
          <table:table-cell office:value-type="float" office:value="234.4579" calcext:value-type="float">
            <text:p>234.4579</text:p>
          </table:table-cell>
        </table:table-row>
        <table:table-row table:style-name="ro1">
          <table:table-cell office:value-type="float" office:value="2674000" calcext:value-type="float">
            <text:p>2674000</text:p>
          </table:table-cell>
          <table:table-cell office:value-type="float" office:value="-3.9613" calcext:value-type="float">
            <text:p>-3.9613</text:p>
          </table:table-cell>
          <table:table-cell office:value-type="float" office:value="116.8743" calcext:value-type="float">
            <text:p>116.8743</text:p>
          </table:table-cell>
          <table:table-cell office:value-type="float" office:value="226.9452" calcext:value-type="float">
            <text:p>226.9452</text:p>
          </table:table-cell>
          <table:table-cell office:value-type="float" office:value="279.5171" calcext:value-type="float">
            <text:p>279.5171</text:p>
          </table:table-cell>
        </table:table-row>
        <table:table-row table:style-name="ro1">
          <table:table-cell office:value-type="float" office:value="2676000" calcext:value-type="float">
            <text:p>2676000</text:p>
          </table:table-cell>
          <table:table-cell office:value-type="float" office:value="72.2375" calcext:value-type="float">
            <text:p>72.2375</text:p>
          </table:table-cell>
          <table:table-cell office:value-type="float" office:value="91.9916" calcext:value-type="float">
            <text:p>91.9916</text:p>
          </table:table-cell>
          <table:table-cell office:value-type="float" office:value="236.4764" calcext:value-type="float">
            <text:p>236.4764</text:p>
          </table:table-cell>
          <table:table-cell office:value-type="float" office:value="222.8943" calcext:value-type="float">
            <text:p>222.8943</text:p>
          </table:table-cell>
        </table:table-row>
        <table:table-row table:style-name="ro1">
          <table:table-cell office:value-type="float" office:value="2678000" calcext:value-type="float">
            <text:p>2678000</text:p>
          </table:table-cell>
          <table:table-cell office:value-type="float" office:value="47.3373" calcext:value-type="float">
            <text:p>47.3373</text:p>
          </table:table-cell>
          <table:table-cell office:value-type="float" office:value="101.8281" calcext:value-type="float">
            <text:p>101.8281</text:p>
          </table:table-cell>
          <table:table-cell office:value-type="float" office:value="234.7412" calcext:value-type="float">
            <text:p>234.7412</text:p>
          </table:table-cell>
          <table:table-cell office:value-type="float" office:value="267.3397" calcext:value-type="float">
            <text:p>267.3397</text:p>
          </table:table-cell>
        </table:table-row>
        <table:table-row table:style-name="ro1">
          <table:table-cell office:value-type="float" office:value="2680000" calcext:value-type="float">
            <text:p>2680000</text:p>
          </table:table-cell>
          <table:table-cell office:value-type="float" office:value="155.0394" calcext:value-type="float">
            <text:p>155.0394</text:p>
          </table:table-cell>
          <table:table-cell office:value-type="float" office:value="89.4164" calcext:value-type="float">
            <text:p>89.4164</text:p>
          </table:table-cell>
          <table:table-cell office:value-type="float" office:value="138.9724" calcext:value-type="float">
            <text:p>138.9724</text:p>
          </table:table-cell>
          <table:table-cell office:value-type="float" office:value="240.4117" calcext:value-type="float">
            <text:p>240.4117</text:p>
          </table:table-cell>
        </table:table-row>
        <table:table-row table:style-name="ro1">
          <table:table-cell office:value-type="float" office:value="2682000" calcext:value-type="float">
            <text:p>2682000</text:p>
          </table:table-cell>
          <table:table-cell office:value-type="float" office:value="91.5333" calcext:value-type="float">
            <text:p>91.5333</text:p>
          </table:table-cell>
          <table:table-cell office:value-type="float" office:value="120.1225" calcext:value-type="float">
            <text:p>120.1225</text:p>
          </table:table-cell>
          <table:table-cell office:value-type="float" office:value="237.802" calcext:value-type="float">
            <text:p>237.802</text:p>
          </table:table-cell>
          <table:table-cell office:value-type="float" office:value="281.4037" calcext:value-type="float">
            <text:p>281.4037</text:p>
          </table:table-cell>
        </table:table-row>
        <table:table-row table:style-name="ro1">
          <table:table-cell office:value-type="float" office:value="2684000" calcext:value-type="float">
            <text:p>2684000</text:p>
          </table:table-cell>
          <table:table-cell office:value-type="float" office:value="159.131" calcext:value-type="float">
            <text:p>159.131</text:p>
          </table:table-cell>
          <table:table-cell office:value-type="float" office:value="60.3847" calcext:value-type="float">
            <text:p>60.3847</text:p>
          </table:table-cell>
          <table:table-cell office:value-type="float" office:value="254.3533" calcext:value-type="float">
            <text:p>254.3533</text:p>
          </table:table-cell>
          <table:table-cell office:value-type="float" office:value="217.8946" calcext:value-type="float">
            <text:p>217.8946</text:p>
          </table:table-cell>
        </table:table-row>
        <table:table-row table:style-name="ro1">
          <table:table-cell office:value-type="float" office:value="2686000" calcext:value-type="float">
            <text:p>2686000</text:p>
          </table:table-cell>
          <table:table-cell office:value-type="float" office:value="151.137" calcext:value-type="float">
            <text:p>151.137</text:p>
          </table:table-cell>
          <table:table-cell office:value-type="float" office:value="92.5122" calcext:value-type="float">
            <text:p>92.5122</text:p>
          </table:table-cell>
          <table:table-cell office:value-type="float" office:value="252.3457" calcext:value-type="float">
            <text:p>252.3457</text:p>
          </table:table-cell>
          <table:table-cell office:value-type="float" office:value="281.2369" calcext:value-type="float">
            <text:p>281.2369</text:p>
          </table:table-cell>
        </table:table-row>
        <table:table-row table:style-name="ro1">
          <table:table-cell office:value-type="float" office:value="2688000" calcext:value-type="float">
            <text:p>2688000</text:p>
          </table:table-cell>
          <table:table-cell office:value-type="float" office:value="92.936" calcext:value-type="float">
            <text:p>92.936</text:p>
          </table:table-cell>
          <table:table-cell office:value-type="float" office:value="92.0811" calcext:value-type="float">
            <text:p>92.0811</text:p>
          </table:table-cell>
          <table:table-cell office:value-type="float" office:value="216.2653" calcext:value-type="float">
            <text:p>216.2653</text:p>
          </table:table-cell>
          <table:table-cell office:value-type="float" office:value="284.0333" calcext:value-type="float">
            <text:p>284.0333</text:p>
          </table:table-cell>
        </table:table-row>
        <table:table-row table:style-name="ro1">
          <table:table-cell office:value-type="float" office:value="2690000" calcext:value-type="float">
            <text:p>2690000</text:p>
          </table:table-cell>
          <table:table-cell office:value-type="float" office:value="116.2349" calcext:value-type="float">
            <text:p>116.2349</text:p>
          </table:table-cell>
          <table:table-cell office:value-type="float" office:value="104.5686" calcext:value-type="float">
            <text:p>104.5686</text:p>
          </table:table-cell>
          <table:table-cell office:value-type="float" office:value="242.4841" calcext:value-type="float">
            <text:p>242.4841</text:p>
          </table:table-cell>
          <table:table-cell office:value-type="float" office:value="246.9412" calcext:value-type="float">
            <text:p>246.9412</text:p>
          </table:table-cell>
        </table:table-row>
        <table:table-row table:style-name="ro1">
          <table:table-cell office:value-type="float" office:value="2692000" calcext:value-type="float">
            <text:p>2692000</text:p>
          </table:table-cell>
          <table:table-cell office:value-type="float" office:value="32.5058" calcext:value-type="float">
            <text:p>32.5058</text:p>
          </table:table-cell>
          <table:table-cell office:value-type="float" office:value="123.7906" calcext:value-type="float">
            <text:p>123.7906</text:p>
          </table:table-cell>
          <table:table-cell office:value-type="float" office:value="178.2813" calcext:value-type="float">
            <text:p>178.2813</text:p>
          </table:table-cell>
          <table:table-cell office:value-type="float" office:value="289.2753" calcext:value-type="float">
            <text:p>289.2753</text:p>
          </table:table-cell>
        </table:table-row>
        <table:table-row table:style-name="ro1">
          <table:table-cell office:value-type="float" office:value="2694000" calcext:value-type="float">
            <text:p>2694000</text:p>
          </table:table-cell>
          <table:table-cell office:value-type="float" office:value="135.731" calcext:value-type="float">
            <text:p>135.731</text:p>
          </table:table-cell>
          <table:table-cell office:value-type="float" office:value="102.8975" calcext:value-type="float">
            <text:p>102.8975</text:p>
          </table:table-cell>
          <table:table-cell office:value-type="float" office:value="254.4293" calcext:value-type="float">
            <text:p>254.4293</text:p>
          </table:table-cell>
          <table:table-cell office:value-type="float" office:value="279.0521" calcext:value-type="float">
            <text:p>279.0521</text:p>
          </table:table-cell>
        </table:table-row>
        <table:table-row table:style-name="ro1">
          <table:table-cell office:value-type="float" office:value="2696000" calcext:value-type="float">
            <text:p>2696000</text:p>
          </table:table-cell>
          <table:table-cell office:value-type="float" office:value="73.2768" calcext:value-type="float">
            <text:p>73.2768</text:p>
          </table:table-cell>
          <table:table-cell office:value-type="float" office:value="106.4773" calcext:value-type="float">
            <text:p>106.4773</text:p>
          </table:table-cell>
          <table:table-cell office:value-type="float" office:value="225.3581" calcext:value-type="float">
            <text:p>225.3581</text:p>
          </table:table-cell>
          <table:table-cell office:value-type="float" office:value="269.5205" calcext:value-type="float">
            <text:p>269.5205</text:p>
          </table:table-cell>
        </table:table-row>
        <table:table-row table:style-name="ro1">
          <table:table-cell office:value-type="float" office:value="2698000" calcext:value-type="float">
            <text:p>2698000</text:p>
          </table:table-cell>
          <table:table-cell office:value-type="float" office:value="205.3261" calcext:value-type="float">
            <text:p>205.3261</text:p>
          </table:table-cell>
          <table:table-cell office:value-type="float" office:value="59.6709" calcext:value-type="float">
            <text:p>59.6709</text:p>
          </table:table-cell>
          <table:table-cell office:value-type="float" office:value="244.7431" calcext:value-type="float">
            <text:p>244.7431</text:p>
          </table:table-cell>
          <table:table-cell office:value-type="float" office:value="282.2259" calcext:value-type="float">
            <text:p>282.2259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09.4621" calcext:value-type="float">
            <text:p>109.4621</text:p>
          </table:table-cell>
          <table:table-cell office:value-type="float" office:value="91.4155" calcext:value-type="float">
            <text:p>91.4155</text:p>
          </table:table-cell>
          <table:table-cell office:value-type="float" office:value="247.3817" calcext:value-type="float">
            <text:p>247.3817</text:p>
          </table:table-cell>
          <table:table-cell office:value-type="float" office:value="282.4784" calcext:value-type="float">
            <text:p>282.4784</text:p>
          </table:table-cell>
        </table:table-row>
        <table:table-row table:style-name="ro1">
          <table:table-cell office:value-type="float" office:value="2702000" calcext:value-type="float">
            <text:p>2702000</text:p>
          </table:table-cell>
          <table:table-cell office:value-type="float" office:value="47.0001" calcext:value-type="float">
            <text:p>47.0001</text:p>
          </table:table-cell>
          <table:table-cell office:value-type="float" office:value="79.338" calcext:value-type="float">
            <text:p>79.338</text:p>
          </table:table-cell>
          <table:table-cell office:value-type="float" office:value="266.7487" calcext:value-type="float">
            <text:p>266.7487</text:p>
          </table:table-cell>
          <table:table-cell office:value-type="float" office:value="259.9325" calcext:value-type="float">
            <text:p>259.9325</text:p>
          </table:table-cell>
        </table:table-row>
        <table:table-row table:style-name="ro1">
          <table:table-cell office:value-type="float" office:value="2704000" calcext:value-type="float">
            <text:p>2704000</text:p>
          </table:table-cell>
          <table:table-cell office:value-type="float" office:value="138.6737" calcext:value-type="float">
            <text:p>138.6737</text:p>
          </table:table-cell>
          <table:table-cell office:value-type="float" office:value="71.1703" calcext:value-type="float">
            <text:p>71.1703</text:p>
          </table:table-cell>
          <table:table-cell office:value-type="float" office:value="258.3122" calcext:value-type="float">
            <text:p>258.3122</text:p>
          </table:table-cell>
          <table:table-cell office:value-type="float" office:value="285.566" calcext:value-type="float">
            <text:p>285.566</text:p>
          </table:table-cell>
        </table:table-row>
        <table:table-row table:style-name="ro1">
          <table:table-cell office:value-type="float" office:value="2706000" calcext:value-type="float">
            <text:p>2706000</text:p>
          </table:table-cell>
          <table:table-cell office:value-type="float" office:value="150.6107" calcext:value-type="float">
            <text:p>150.6107</text:p>
          </table:table-cell>
          <table:table-cell office:value-type="float" office:value="96.375" calcext:value-type="float">
            <text:p>96.375</text:p>
          </table:table-cell>
          <table:table-cell office:value-type="float" office:value="259.0191" calcext:value-type="float">
            <text:p>259.0191</text:p>
          </table:table-cell>
          <table:table-cell office:value-type="float" office:value="275.2925" calcext:value-type="float">
            <text:p>275.2925</text:p>
          </table:table-cell>
        </table:table-row>
        <table:table-row table:style-name="ro1">
          <table:table-cell office:value-type="float" office:value="2708000" calcext:value-type="float">
            <text:p>2708000</text:p>
          </table:table-cell>
          <table:table-cell office:value-type="float" office:value="132.9933" calcext:value-type="float">
            <text:p>132.9933</text:p>
          </table:table-cell>
          <table:table-cell office:value-type="float" office:value="107.0554" calcext:value-type="float">
            <text:p>107.0554</text:p>
          </table:table-cell>
          <table:table-cell office:value-type="float" office:value="283.0793" calcext:value-type="float">
            <text:p>283.0793</text:p>
          </table:table-cell>
          <table:table-cell office:value-type="float" office:value="243.7748" calcext:value-type="float">
            <text:p>243.7748</text:p>
          </table:table-cell>
        </table:table-row>
        <table:table-row table:style-name="ro1">
          <table:table-cell office:value-type="float" office:value="2710000" calcext:value-type="float">
            <text:p>2710000</text:p>
          </table:table-cell>
          <table:table-cell office:value-type="float" office:value="75.2895" calcext:value-type="float">
            <text:p>75.2895</text:p>
          </table:table-cell>
          <table:table-cell office:value-type="float" office:value="106.0289" calcext:value-type="float">
            <text:p>106.0289</text:p>
          </table:table-cell>
          <table:table-cell office:value-type="float" office:value="217.2109" calcext:value-type="float">
            <text:p>217.2109</text:p>
          </table:table-cell>
          <table:table-cell office:value-type="float" office:value="253.4183" calcext:value-type="float">
            <text:p>253.4183</text:p>
          </table:table-cell>
        </table:table-row>
        <table:table-row table:style-name="ro1">
          <table:table-cell office:value-type="float" office:value="2712000" calcext:value-type="float">
            <text:p>2712000</text:p>
          </table:table-cell>
          <table:table-cell office:value-type="float" office:value="158.2701" calcext:value-type="float">
            <text:p>158.2701</text:p>
          </table:table-cell>
          <table:table-cell office:value-type="float" office:value="88.8907" calcext:value-type="float">
            <text:p>88.8907</text:p>
          </table:table-cell>
          <table:table-cell office:value-type="float" office:value="261.741" calcext:value-type="float">
            <text:p>261.741</text:p>
          </table:table-cell>
          <table:table-cell office:value-type="float" office:value="217.0645" calcext:value-type="float">
            <text:p>217.0645</text:p>
          </table:table-cell>
        </table:table-row>
        <table:table-row table:style-name="ro1">
          <table:table-cell office:value-type="float" office:value="2714000" calcext:value-type="float">
            <text:p>2714000</text:p>
          </table:table-cell>
          <table:table-cell office:value-type="float" office:value="124.3743" calcext:value-type="float">
            <text:p>124.3743</text:p>
          </table:table-cell>
          <table:table-cell office:value-type="float" office:value="69.1596" calcext:value-type="float">
            <text:p>69.1596</text:p>
          </table:table-cell>
          <table:table-cell office:value-type="float" office:value="144.4534" calcext:value-type="float">
            <text:p>144.4534</text:p>
          </table:table-cell>
          <table:table-cell office:value-type="float" office:value="271.2297" calcext:value-type="float">
            <text:p>271.2297</text:p>
          </table:table-cell>
        </table:table-row>
        <table:table-row table:style-name="ro1">
          <table:table-cell office:value-type="float" office:value="2716000" calcext:value-type="float">
            <text:p>2716000</text:p>
          </table:table-cell>
          <table:table-cell office:value-type="float" office:value="117.0092" calcext:value-type="float">
            <text:p>117.0092</text:p>
          </table:table-cell>
          <table:table-cell office:value-type="float" office:value="78.3534" calcext:value-type="float">
            <text:p>78.3534</text:p>
          </table:table-cell>
          <table:table-cell office:value-type="float" office:value="197.0679" calcext:value-type="float">
            <text:p>197.0679</text:p>
          </table:table-cell>
          <table:table-cell office:value-type="float" office:value="272.5151" calcext:value-type="float">
            <text:p>272.5151</text:p>
          </table:table-cell>
        </table:table-row>
        <table:table-row table:style-name="ro1">
          <table:table-cell office:value-type="float" office:value="2718000" calcext:value-type="float">
            <text:p>2718000</text:p>
          </table:table-cell>
          <table:table-cell office:value-type="float" office:value="184.626" calcext:value-type="float">
            <text:p>184.626</text:p>
          </table:table-cell>
          <table:table-cell office:value-type="float" office:value="34.6207" calcext:value-type="float">
            <text:p>34.6207</text:p>
          </table:table-cell>
          <table:table-cell office:value-type="float" office:value="248.9304" calcext:value-type="float">
            <text:p>248.9304</text:p>
          </table:table-cell>
          <table:table-cell office:value-type="float" office:value="258.256" calcext:value-type="float">
            <text:p>258.256</text:p>
          </table:table-cell>
        </table:table-row>
        <table:table-row table:style-name="ro1">
          <table:table-cell office:value-type="float" office:value="2720000" calcext:value-type="float">
            <text:p>2720000</text:p>
          </table:table-cell>
          <table:table-cell office:value-type="float" office:value="117.4335" calcext:value-type="float">
            <text:p>117.4335</text:p>
          </table:table-cell>
          <table:table-cell office:value-type="float" office:value="89.7631" calcext:value-type="float">
            <text:p>89.7631</text:p>
          </table:table-cell>
          <table:table-cell office:value-type="float" office:value="248.2303" calcext:value-type="float">
            <text:p>248.2303</text:p>
          </table:table-cell>
          <table:table-cell office:value-type="float" office:value="224.75" calcext:value-type="float">
            <text:p>224.75</text:p>
          </table:table-cell>
        </table:table-row>
        <table:table-row table:style-name="ro1">
          <table:table-cell office:value-type="float" office:value="2722000" calcext:value-type="float">
            <text:p>2722000</text:p>
          </table:table-cell>
          <table:table-cell office:value-type="float" office:value="134.5516" calcext:value-type="float">
            <text:p>134.5516</text:p>
          </table:table-cell>
          <table:table-cell office:value-type="float" office:value="81.5709" calcext:value-type="float">
            <text:p>81.5709</text:p>
          </table:table-cell>
          <table:table-cell office:value-type="float" office:value="250.5147" calcext:value-type="float">
            <text:p>250.5147</text:p>
          </table:table-cell>
          <table:table-cell office:value-type="float" office:value="256.8962" calcext:value-type="float">
            <text:p>256.8962</text:p>
          </table:table-cell>
        </table:table-row>
        <table:table-row table:style-name="ro1">
          <table:table-cell office:value-type="float" office:value="2724000" calcext:value-type="float">
            <text:p>2724000</text:p>
          </table:table-cell>
          <table:table-cell office:value-type="float" office:value="63.4211" calcext:value-type="float">
            <text:p>63.4211</text:p>
          </table:table-cell>
          <table:table-cell office:value-type="float" office:value="99.8819" calcext:value-type="float">
            <text:p>99.8819</text:p>
          </table:table-cell>
          <table:table-cell office:value-type="float" office:value="157.6155" calcext:value-type="float">
            <text:p>157.6155</text:p>
          </table:table-cell>
          <table:table-cell office:value-type="float" office:value="275.1749" calcext:value-type="float">
            <text:p>275.1749</text:p>
          </table:table-cell>
        </table:table-row>
        <table:table-row table:style-name="ro1">
          <table:table-cell office:value-type="float" office:value="2726000" calcext:value-type="float">
            <text:p>2726000</text:p>
          </table:table-cell>
          <table:table-cell office:value-type="float" office:value="92.8344" calcext:value-type="float">
            <text:p>92.8344</text:p>
          </table:table-cell>
          <table:table-cell office:value-type="float" office:value="86.1961" calcext:value-type="float">
            <text:p>86.1961</text:p>
          </table:table-cell>
          <table:table-cell office:value-type="float" office:value="237.6976" calcext:value-type="float">
            <text:p>237.6976</text:p>
          </table:table-cell>
          <table:table-cell office:value-type="float" office:value="253.7266" calcext:value-type="float">
            <text:p>253.7266</text:p>
          </table:table-cell>
        </table:table-row>
        <table:table-row table:style-name="ro1">
          <table:table-cell office:value-type="float" office:value="2728000" calcext:value-type="float">
            <text:p>2728000</text:p>
          </table:table-cell>
          <table:table-cell office:value-type="float" office:value="137.0803" calcext:value-type="float">
            <text:p>137.0803</text:p>
          </table:table-cell>
          <table:table-cell office:value-type="float" office:value="88.0303" calcext:value-type="float">
            <text:p>88.0303</text:p>
          </table:table-cell>
          <table:table-cell office:value-type="float" office:value="242.12" calcext:value-type="float">
            <text:p>242.12</text:p>
          </table:table-cell>
          <table:table-cell office:value-type="float" office:value="270.6317" calcext:value-type="float">
            <text:p>270.6317</text:p>
          </table:table-cell>
        </table:table-row>
        <table:table-row table:style-name="ro1">
          <table:table-cell office:value-type="float" office:value="2730000" calcext:value-type="float">
            <text:p>2730000</text:p>
          </table:table-cell>
          <table:table-cell office:value-type="float" office:value="128.527" calcext:value-type="float">
            <text:p>128.527</text:p>
          </table:table-cell>
          <table:table-cell office:value-type="float" office:value="92.4726" calcext:value-type="float">
            <text:p>92.4726</text:p>
          </table:table-cell>
          <table:table-cell office:value-type="float" office:value="241.2433" calcext:value-type="float">
            <text:p>241.2433</text:p>
          </table:table-cell>
          <table:table-cell office:value-type="float" office:value="205.1132" calcext:value-type="float">
            <text:p>205.1132</text:p>
          </table:table-cell>
        </table:table-row>
        <table:table-row table:style-name="ro1">
          <table:table-cell office:value-type="float" office:value="2732000" calcext:value-type="float">
            <text:p>2732000</text:p>
          </table:table-cell>
          <table:table-cell office:value-type="float" office:value="94.6069" calcext:value-type="float">
            <text:p>94.6069</text:p>
          </table:table-cell>
          <table:table-cell office:value-type="float" office:value="80.7188" calcext:value-type="float">
            <text:p>80.7188</text:p>
          </table:table-cell>
          <table:table-cell office:value-type="float" office:value="247.0009" calcext:value-type="float">
            <text:p>247.0009</text:p>
          </table:table-cell>
          <table:table-cell office:value-type="float" office:value="229.8735" calcext:value-type="float">
            <text:p>229.8735</text:p>
          </table:table-cell>
        </table:table-row>
        <table:table-row table:style-name="ro1">
          <table:table-cell office:value-type="float" office:value="2734000" calcext:value-type="float">
            <text:p>2734000</text:p>
          </table:table-cell>
          <table:table-cell office:value-type="float" office:value="132.9818" calcext:value-type="float">
            <text:p>132.9818</text:p>
          </table:table-cell>
          <table:table-cell office:value-type="float" office:value="69.6207" calcext:value-type="float">
            <text:p>69.6207</text:p>
          </table:table-cell>
          <table:table-cell office:value-type="float" office:value="230.6037" calcext:value-type="float">
            <text:p>230.6037</text:p>
          </table:table-cell>
          <table:table-cell office:value-type="float" office:value="229.9051" calcext:value-type="float">
            <text:p>229.9051</text:p>
          </table:table-cell>
        </table:table-row>
        <table:table-row table:style-name="ro1">
          <table:table-cell office:value-type="float" office:value="2736000" calcext:value-type="float">
            <text:p>2736000</text:p>
          </table:table-cell>
          <table:table-cell office:value-type="float" office:value="84.4183" calcext:value-type="float">
            <text:p>84.4183</text:p>
          </table:table-cell>
          <table:table-cell office:value-type="float" office:value="59.3878" calcext:value-type="float">
            <text:p>59.3878</text:p>
          </table:table-cell>
          <table:table-cell office:value-type="float" office:value="249.4849" calcext:value-type="float">
            <text:p>249.4849</text:p>
          </table:table-cell>
          <table:table-cell office:value-type="float" office:value="284.6124" calcext:value-type="float">
            <text:p>284.6124</text:p>
          </table:table-cell>
        </table:table-row>
        <table:table-row table:style-name="ro1">
          <table:table-cell office:value-type="float" office:value="2738000" calcext:value-type="float">
            <text:p>2738000</text:p>
          </table:table-cell>
          <table:table-cell office:value-type="float" office:value="136.7113" calcext:value-type="float">
            <text:p>136.7113</text:p>
          </table:table-cell>
          <table:table-cell office:value-type="float" office:value="62.8761" calcext:value-type="float">
            <text:p>62.8761</text:p>
          </table:table-cell>
          <table:table-cell office:value-type="float" office:value="198.5463" calcext:value-type="float">
            <text:p>198.5463</text:p>
          </table:table-cell>
          <table:table-cell office:value-type="float" office:value="237.4388" calcext:value-type="float">
            <text:p>237.4388</text:p>
          </table:table-cell>
        </table:table-row>
        <table:table-row table:style-name="ro1">
          <table:table-cell office:value-type="float" office:value="2740000" calcext:value-type="float">
            <text:p>2740000</text:p>
          </table:table-cell>
          <table:table-cell office:value-type="float" office:value="137.0889" calcext:value-type="float">
            <text:p>137.0889</text:p>
          </table:table-cell>
          <table:table-cell office:value-type="float" office:value="79.5417" calcext:value-type="float">
            <text:p>79.5417</text:p>
          </table:table-cell>
          <table:table-cell office:value-type="float" office:value="177.996" calcext:value-type="float">
            <text:p>177.996</text:p>
          </table:table-cell>
          <table:table-cell office:value-type="float" office:value="186.8619" calcext:value-type="float">
            <text:p>186.8619</text:p>
          </table:table-cell>
        </table:table-row>
        <table:table-row table:style-name="ro1">
          <table:table-cell office:value-type="float" office:value="2742000" calcext:value-type="float">
            <text:p>2742000</text:p>
          </table:table-cell>
          <table:table-cell office:value-type="float" office:value="100.9812" calcext:value-type="float">
            <text:p>100.9812</text:p>
          </table:table-cell>
          <table:table-cell office:value-type="float" office:value="93.753" calcext:value-type="float">
            <text:p>93.753</text:p>
          </table:table-cell>
          <table:table-cell office:value-type="float" office:value="218.2884" calcext:value-type="float">
            <text:p>218.2884</text:p>
          </table:table-cell>
          <table:table-cell office:value-type="float" office:value="187.4623" calcext:value-type="float">
            <text:p>187.4623</text:p>
          </table:table-cell>
        </table:table-row>
        <table:table-row table:style-name="ro1">
          <table:table-cell office:value-type="float" office:value="2744000" calcext:value-type="float">
            <text:p>2744000</text:p>
          </table:table-cell>
          <table:table-cell office:value-type="float" office:value="127.425" calcext:value-type="float">
            <text:p>127.425</text:p>
          </table:table-cell>
          <table:table-cell office:value-type="float" office:value="91.303" calcext:value-type="float">
            <text:p>91.303</text:p>
          </table:table-cell>
          <table:table-cell office:value-type="float" office:value="260.8521" calcext:value-type="float">
            <text:p>260.8521</text:p>
          </table:table-cell>
          <table:table-cell office:value-type="float" office:value="234.8409" calcext:value-type="float">
            <text:p>234.8409</text:p>
          </table:table-cell>
        </table:table-row>
        <table:table-row table:style-name="ro1">
          <table:table-cell office:value-type="float" office:value="2746000" calcext:value-type="float">
            <text:p>2746000</text:p>
          </table:table-cell>
          <table:table-cell office:value-type="float" office:value="125.1782" calcext:value-type="float">
            <text:p>125.1782</text:p>
          </table:table-cell>
          <table:table-cell office:value-type="float" office:value="95.9321" calcext:value-type="float">
            <text:p>95.9321</text:p>
          </table:table-cell>
          <table:table-cell office:value-type="float" office:value="245.5551" calcext:value-type="float">
            <text:p>245.5551</text:p>
          </table:table-cell>
          <table:table-cell office:value-type="float" office:value="205.2874" calcext:value-type="float">
            <text:p>205.2874</text:p>
          </table:table-cell>
        </table:table-row>
        <table:table-row table:style-name="ro1">
          <table:table-cell office:value-type="float" office:value="2748000" calcext:value-type="float">
            <text:p>2748000</text:p>
          </table:table-cell>
          <table:table-cell office:value-type="float" office:value="78.62" calcext:value-type="float">
            <text:p>78.62</text:p>
          </table:table-cell>
          <table:table-cell office:value-type="float" office:value="94.0876" calcext:value-type="float">
            <text:p>94.0876</text:p>
          </table:table-cell>
          <table:table-cell office:value-type="float" office:value="197.0644" calcext:value-type="float">
            <text:p>197.0644</text:p>
          </table:table-cell>
          <table:table-cell office:value-type="float" office:value="277.0088" calcext:value-type="float">
            <text:p>277.0088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118.9549" calcext:value-type="float">
            <text:p>118.9549</text:p>
          </table:table-cell>
          <table:table-cell office:value-type="float" office:value="112.8367" calcext:value-type="float">
            <text:p>112.8367</text:p>
          </table:table-cell>
          <table:table-cell office:value-type="float" office:value="288.5294" calcext:value-type="float">
            <text:p>288.5294</text:p>
          </table:table-cell>
          <table:table-cell office:value-type="float" office:value="209.5707" calcext:value-type="float">
            <text:p>209.5707</text:p>
          </table:table-cell>
        </table:table-row>
        <table:table-row table:style-name="ro1">
          <table:table-cell office:value-type="float" office:value="2752000" calcext:value-type="float">
            <text:p>2752000</text:p>
          </table:table-cell>
          <table:table-cell office:value-type="float" office:value="113.2242" calcext:value-type="float">
            <text:p>113.2242</text:p>
          </table:table-cell>
          <table:table-cell office:value-type="float" office:value="100.7317" calcext:value-type="float">
            <text:p>100.7317</text:p>
          </table:table-cell>
          <table:table-cell office:value-type="float" office:value="248.9241" calcext:value-type="float">
            <text:p>248.9241</text:p>
          </table:table-cell>
          <table:table-cell office:value-type="float" office:value="131.4413" calcext:value-type="float">
            <text:p>131.4413</text:p>
          </table:table-cell>
        </table:table-row>
        <table:table-row table:style-name="ro1">
          <table:table-cell office:value-type="float" office:value="2754000" calcext:value-type="float">
            <text:p>2754000</text:p>
          </table:table-cell>
          <table:table-cell office:value-type="float" office:value="45.3845" calcext:value-type="float">
            <text:p>45.3845</text:p>
          </table:table-cell>
          <table:table-cell office:value-type="float" office:value="111.1908" calcext:value-type="float">
            <text:p>111.1908</text:p>
          </table:table-cell>
          <table:table-cell office:value-type="float" office:value="210.1244" calcext:value-type="float">
            <text:p>210.1244</text:p>
          </table:table-cell>
          <table:table-cell office:value-type="float" office:value="201.7356" calcext:value-type="float">
            <text:p>201.7356</text:p>
          </table:table-cell>
        </table:table-row>
        <table:table-row table:style-name="ro1">
          <table:table-cell office:value-type="float" office:value="2756000" calcext:value-type="float">
            <text:p>2756000</text:p>
          </table:table-cell>
          <table:table-cell office:value-type="float" office:value="192.6197" calcext:value-type="float">
            <text:p>192.6197</text:p>
          </table:table-cell>
          <table:table-cell office:value-type="float" office:value="79.2608" calcext:value-type="float">
            <text:p>79.2608</text:p>
          </table:table-cell>
          <table:table-cell office:value-type="float" office:value="204.5317" calcext:value-type="float">
            <text:p>204.5317</text:p>
          </table:table-cell>
          <table:table-cell office:value-type="float" office:value="256.3298" calcext:value-type="float">
            <text:p>256.3298</text:p>
          </table:table-cell>
        </table:table-row>
        <table:table-row table:style-name="ro1">
          <table:table-cell office:value-type="float" office:value="2758000" calcext:value-type="float">
            <text:p>2758000</text:p>
          </table:table-cell>
          <table:table-cell office:value-type="float" office:value="109.5823" calcext:value-type="float">
            <text:p>109.5823</text:p>
          </table:table-cell>
          <table:table-cell office:value-type="float" office:value="116.4071" calcext:value-type="float">
            <text:p>116.4071</text:p>
          </table:table-cell>
          <table:table-cell office:value-type="float" office:value="243.7754" calcext:value-type="float">
            <text:p>243.7754</text:p>
          </table:table-cell>
          <table:table-cell office:value-type="float" office:value="284.2111" calcext:value-type="float">
            <text:p>284.2111</text:p>
          </table:table-cell>
        </table:table-row>
        <table:table-row table:style-name="ro1">
          <table:table-cell office:value-type="float" office:value="2760000" calcext:value-type="float">
            <text:p>2760000</text:p>
          </table:table-cell>
          <table:table-cell office:value-type="float" office:value="93.4438" calcext:value-type="float">
            <text:p>93.4438</text:p>
          </table:table-cell>
          <table:table-cell office:value-type="float" office:value="130.5498" calcext:value-type="float">
            <text:p>130.5498</text:p>
          </table:table-cell>
          <table:table-cell office:value-type="float" office:value="202.4061" calcext:value-type="float">
            <text:p>202.4061</text:p>
          </table:table-cell>
          <table:table-cell office:value-type="float" office:value="256.2296" calcext:value-type="float">
            <text:p>256.2296</text:p>
          </table:table-cell>
        </table:table-row>
        <table:table-row table:style-name="ro1">
          <table:table-cell office:value-type="float" office:value="2762000" calcext:value-type="float">
            <text:p>2762000</text:p>
          </table:table-cell>
          <table:table-cell office:value-type="float" office:value="116.9316" calcext:value-type="float">
            <text:p>116.9316</text:p>
          </table:table-cell>
          <table:table-cell office:value-type="float" office:value="106.4006" calcext:value-type="float">
            <text:p>106.4006</text:p>
          </table:table-cell>
          <table:table-cell office:value-type="float" office:value="178.8429" calcext:value-type="float">
            <text:p>178.8429</text:p>
          </table:table-cell>
          <table:table-cell office:value-type="float" office:value="234.7255" calcext:value-type="float">
            <text:p>234.7255</text:p>
          </table:table-cell>
        </table:table-row>
        <table:table-row table:style-name="ro1">
          <table:table-cell office:value-type="float" office:value="2764000" calcext:value-type="float">
            <text:p>2764000</text:p>
          </table:table-cell>
          <table:table-cell office:value-type="float" office:value="122.2536" calcext:value-type="float">
            <text:p>122.2536</text:p>
          </table:table-cell>
          <table:table-cell office:value-type="float" office:value="83.1323" calcext:value-type="float">
            <text:p>83.1323</text:p>
          </table:table-cell>
          <table:table-cell office:value-type="float" office:value="148.537" calcext:value-type="float">
            <text:p>148.537</text:p>
          </table:table-cell>
          <table:table-cell office:value-type="float" office:value="173.9656" calcext:value-type="float">
            <text:p>173.9656</text:p>
          </table:table-cell>
        </table:table-row>
        <table:table-row table:style-name="ro1">
          <table:table-cell office:value-type="float" office:value="2766000" calcext:value-type="float">
            <text:p>2766000</text:p>
          </table:table-cell>
          <table:table-cell office:value-type="float" office:value="98.6829" calcext:value-type="float">
            <text:p>98.6829</text:p>
          </table:table-cell>
          <table:table-cell office:value-type="float" office:value="115.4007" calcext:value-type="float">
            <text:p>115.4007</text:p>
          </table:table-cell>
          <table:table-cell office:value-type="float" office:value="178.3517" calcext:value-type="float">
            <text:p>178.3517</text:p>
          </table:table-cell>
          <table:table-cell office:value-type="float" office:value="276.4957" calcext:value-type="float">
            <text:p>276.4957</text:p>
          </table:table-cell>
        </table:table-row>
        <table:table-row table:style-name="ro1">
          <table:table-cell office:value-type="float" office:value="2768000" calcext:value-type="float">
            <text:p>2768000</text:p>
          </table:table-cell>
          <table:table-cell office:value-type="float" office:value="78.572" calcext:value-type="float">
            <text:p>78.572</text:p>
          </table:table-cell>
          <table:table-cell office:value-type="float" office:value="-11.522" calcext:value-type="float">
            <text:p>-11.522</text:p>
          </table:table-cell>
          <table:table-cell office:value-type="float" office:value="248.8191" calcext:value-type="float">
            <text:p>248.8191</text:p>
          </table:table-cell>
          <table:table-cell office:value-type="float" office:value="287.2004" calcext:value-type="float">
            <text:p>287.2004</text:p>
          </table:table-cell>
        </table:table-row>
        <table:table-row table:style-name="ro1">
          <table:table-cell office:value-type="float" office:value="2770000" calcext:value-type="float">
            <text:p>2770000</text:p>
          </table:table-cell>
          <table:table-cell office:value-type="float" office:value="174.819" calcext:value-type="float">
            <text:p>174.819</text:p>
          </table:table-cell>
          <table:table-cell office:value-type="float" office:value="35.731" calcext:value-type="float">
            <text:p>35.731</text:p>
          </table:table-cell>
          <table:table-cell office:value-type="float" office:value="181.4856" calcext:value-type="float">
            <text:p>181.4856</text:p>
          </table:table-cell>
          <table:table-cell office:value-type="float" office:value="258.5707" calcext:value-type="float">
            <text:p>258.5707</text:p>
          </table:table-cell>
        </table:table-row>
        <table:table-row table:style-name="ro1">
          <table:table-cell office:value-type="float" office:value="2772000" calcext:value-type="float">
            <text:p>2772000</text:p>
          </table:table-cell>
          <table:table-cell office:value-type="float" office:value="158.866" calcext:value-type="float">
            <text:p>158.866</text:p>
          </table:table-cell>
          <table:table-cell office:value-type="float" office:value="102.6168" calcext:value-type="float">
            <text:p>102.6168</text:p>
          </table:table-cell>
          <table:table-cell office:value-type="float" office:value="124.3536" calcext:value-type="float">
            <text:p>124.3536</text:p>
          </table:table-cell>
          <table:table-cell office:value-type="float" office:value="276.8759" calcext:value-type="float">
            <text:p>276.8759</text:p>
          </table:table-cell>
        </table:table-row>
        <table:table-row table:style-name="ro1">
          <table:table-cell office:value-type="float" office:value="2774000" calcext:value-type="float">
            <text:p>2774000</text:p>
          </table:table-cell>
          <table:table-cell office:value-type="float" office:value="132.466" calcext:value-type="float">
            <text:p>132.466</text:p>
          </table:table-cell>
          <table:table-cell office:value-type="float" office:value="73.0602" calcext:value-type="float">
            <text:p>73.0602</text:p>
          </table:table-cell>
          <table:table-cell office:value-type="float" office:value="210.8459" calcext:value-type="float">
            <text:p>210.8459</text:p>
          </table:table-cell>
          <table:table-cell office:value-type="float" office:value="248.7688" calcext:value-type="float">
            <text:p>248.7688</text:p>
          </table:table-cell>
        </table:table-row>
        <table:table-row table:style-name="ro1">
          <table:table-cell office:value-type="float" office:value="2776000" calcext:value-type="float">
            <text:p>2776000</text:p>
          </table:table-cell>
          <table:table-cell office:value-type="float" office:value="119.6258" calcext:value-type="float">
            <text:p>119.6258</text:p>
          </table:table-cell>
          <table:table-cell office:value-type="float" office:value="92.421" calcext:value-type="float">
            <text:p>92.421</text:p>
          </table:table-cell>
          <table:table-cell office:value-type="float" office:value="250.0957" calcext:value-type="float">
            <text:p>250.0957</text:p>
          </table:table-cell>
          <table:table-cell office:value-type="float" office:value="262.7694" calcext:value-type="float">
            <text:p>262.7694</text:p>
          </table:table-cell>
        </table:table-row>
        <table:table-row table:style-name="ro1">
          <table:table-cell office:value-type="float" office:value="2778000" calcext:value-type="float">
            <text:p>2778000</text:p>
          </table:table-cell>
          <table:table-cell office:value-type="float" office:value="122.2206" calcext:value-type="float">
            <text:p>122.2206</text:p>
          </table:table-cell>
          <table:table-cell office:value-type="float" office:value="67.1924" calcext:value-type="float">
            <text:p>67.1924</text:p>
          </table:table-cell>
          <table:table-cell office:value-type="float" office:value="253.7002" calcext:value-type="float">
            <text:p>253.7002</text:p>
          </table:table-cell>
          <table:table-cell office:value-type="float" office:value="258.0749" calcext:value-type="float">
            <text:p>258.0749</text:p>
          </table:table-cell>
        </table:table-row>
        <table:table-row table:style-name="ro1">
          <table:table-cell office:value-type="float" office:value="2780000" calcext:value-type="float">
            <text:p>2780000</text:p>
          </table:table-cell>
          <table:table-cell office:value-type="float" office:value="62.7085" calcext:value-type="float">
            <text:p>62.7085</text:p>
          </table:table-cell>
          <table:table-cell office:value-type="float" office:value="76.3257" calcext:value-type="float">
            <text:p>76.3257</text:p>
          </table:table-cell>
          <table:table-cell office:value-type="float" office:value="275.5015" calcext:value-type="float">
            <text:p>275.5015</text:p>
          </table:table-cell>
          <table:table-cell office:value-type="float" office:value="252.7229" calcext:value-type="float">
            <text:p>252.7229</text:p>
          </table:table-cell>
        </table:table-row>
        <table:table-row table:style-name="ro1">
          <table:table-cell office:value-type="float" office:value="2782000" calcext:value-type="float">
            <text:p>2782000</text:p>
          </table:table-cell>
          <table:table-cell office:value-type="float" office:value="125.9491" calcext:value-type="float">
            <text:p>125.9491</text:p>
          </table:table-cell>
          <table:table-cell office:value-type="float" office:value="88.2662" calcext:value-type="float">
            <text:p>88.2662</text:p>
          </table:table-cell>
          <table:table-cell office:value-type="float" office:value="178.2818" calcext:value-type="float">
            <text:p>178.2818</text:p>
          </table:table-cell>
          <table:table-cell office:value-type="float" office:value="273.4551" calcext:value-type="float">
            <text:p>273.4551</text:p>
          </table:table-cell>
        </table:table-row>
        <table:table-row table:style-name="ro1">
          <table:table-cell office:value-type="float" office:value="2784000" calcext:value-type="float">
            <text:p>2784000</text:p>
          </table:table-cell>
          <table:table-cell office:value-type="float" office:value="137.575" calcext:value-type="float">
            <text:p>137.575</text:p>
          </table:table-cell>
          <table:table-cell office:value-type="float" office:value="69.8653" calcext:value-type="float">
            <text:p>69.8653</text:p>
          </table:table-cell>
          <table:table-cell office:value-type="float" office:value="212.6065" calcext:value-type="float">
            <text:p>212.6065</text:p>
          </table:table-cell>
          <table:table-cell office:value-type="float" office:value="271.7092" calcext:value-type="float">
            <text:p>271.7092</text:p>
          </table:table-cell>
        </table:table-row>
        <table:table-row table:style-name="ro1">
          <table:table-cell office:value-type="float" office:value="2786000" calcext:value-type="float">
            <text:p>2786000</text:p>
          </table:table-cell>
          <table:table-cell office:value-type="float" office:value="189.6773" calcext:value-type="float">
            <text:p>189.6773</text:p>
          </table:table-cell>
          <table:table-cell office:value-type="float" office:value="96.5524" calcext:value-type="float">
            <text:p>96.5524</text:p>
          </table:table-cell>
          <table:table-cell office:value-type="float" office:value="98.881" calcext:value-type="float">
            <text:p>98.881</text:p>
          </table:table-cell>
          <table:table-cell office:value-type="float" office:value="269.6297" calcext:value-type="float">
            <text:p>269.6297</text:p>
          </table:table-cell>
        </table:table-row>
        <table:table-row table:style-name="ro1">
          <table:table-cell office:value-type="float" office:value="2788000" calcext:value-type="float">
            <text:p>2788000</text:p>
          </table:table-cell>
          <table:table-cell office:value-type="float" office:value="131.8843" calcext:value-type="float">
            <text:p>131.8843</text:p>
          </table:table-cell>
          <table:table-cell office:value-type="float" office:value="63.0517" calcext:value-type="float">
            <text:p>63.0517</text:p>
          </table:table-cell>
          <table:table-cell office:value-type="float" office:value="199.2615" calcext:value-type="float">
            <text:p>199.2615</text:p>
          </table:table-cell>
          <table:table-cell office:value-type="float" office:value="223.3191" calcext:value-type="float">
            <text:p>223.3191</text:p>
          </table:table-cell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143.5269" calcext:value-type="float">
            <text:p>143.5269</text:p>
          </table:table-cell>
          <table:table-cell office:value-type="float" office:value="51.004" calcext:value-type="float">
            <text:p>51.004</text:p>
          </table:table-cell>
          <table:table-cell office:value-type="float" office:value="232.3042" calcext:value-type="float">
            <text:p>232.3042</text:p>
          </table:table-cell>
          <table:table-cell office:value-type="float" office:value="284.6697" calcext:value-type="float">
            <text:p>284.6697</text:p>
          </table:table-cell>
        </table:table-row>
        <table:table-row table:style-name="ro1">
          <table:table-cell office:value-type="float" office:value="2792000" calcext:value-type="float">
            <text:p>2792000</text:p>
          </table:table-cell>
          <table:table-cell office:value-type="float" office:value="152.7271" calcext:value-type="float">
            <text:p>152.7271</text:p>
          </table:table-cell>
          <table:table-cell office:value-type="float" office:value="78.3521" calcext:value-type="float">
            <text:p>78.3521</text:p>
          </table:table-cell>
          <table:table-cell office:value-type="float" office:value="198.9823" calcext:value-type="float">
            <text:p>198.9823</text:p>
          </table:table-cell>
          <table:table-cell office:value-type="float" office:value="282.7767" calcext:value-type="float">
            <text:p>282.7767</text:p>
          </table:table-cell>
        </table:table-row>
        <table:table-row table:style-name="ro1">
          <table:table-cell office:value-type="float" office:value="2794000" calcext:value-type="float">
            <text:p>2794000</text:p>
          </table:table-cell>
          <table:table-cell office:value-type="float" office:value="31.5407" calcext:value-type="float">
            <text:p>31.5407</text:p>
          </table:table-cell>
          <table:table-cell office:value-type="float" office:value="62.7373" calcext:value-type="float">
            <text:p>62.7373</text:p>
          </table:table-cell>
          <table:table-cell office:value-type="float" office:value="149.8259" calcext:value-type="float">
            <text:p>149.8259</text:p>
          </table:table-cell>
          <table:table-cell office:value-type="float" office:value="272.9639" calcext:value-type="float">
            <text:p>272.9639</text:p>
          </table:table-cell>
        </table:table-row>
        <table:table-row table:style-name="ro1">
          <table:table-cell office:value-type="float" office:value="2796000" calcext:value-type="float">
            <text:p>2796000</text:p>
          </table:table-cell>
          <table:table-cell office:value-type="float" office:value="121.0745" calcext:value-type="float">
            <text:p>121.0745</text:p>
          </table:table-cell>
          <table:table-cell office:value-type="float" office:value="16.1457" calcext:value-type="float">
            <text:p>16.1457</text:p>
          </table:table-cell>
          <table:table-cell office:value-type="float" office:value="220.2109" calcext:value-type="float">
            <text:p>220.2109</text:p>
          </table:table-cell>
          <table:table-cell office:value-type="float" office:value="283.3717" calcext:value-type="float">
            <text:p>283.3717</text:p>
          </table:table-cell>
        </table:table-row>
        <table:table-row table:style-name="ro1">
          <table:table-cell office:value-type="float" office:value="2798000" calcext:value-type="float">
            <text:p>2798000</text:p>
          </table:table-cell>
          <table:table-cell office:value-type="float" office:value="138.9173" calcext:value-type="float">
            <text:p>138.9173</text:p>
          </table:table-cell>
          <table:table-cell office:value-type="float" office:value="47.8448" calcext:value-type="float">
            <text:p>47.8448</text:p>
          </table:table-cell>
          <table:table-cell office:value-type="float" office:value="271.2174" calcext:value-type="float">
            <text:p>271.2174</text:p>
          </table:table-cell>
          <table:table-cell office:value-type="float" office:value="284.8199" calcext:value-type="float">
            <text:p>284.8199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139.7298" calcext:value-type="float">
            <text:p>139.7298</text:p>
          </table:table-cell>
          <table:table-cell office:value-type="float" office:value="67.7811" calcext:value-type="float">
            <text:p>67.7811</text:p>
          </table:table-cell>
          <table:table-cell office:value-type="float" office:value="257.2105" calcext:value-type="float">
            <text:p>257.2105</text:p>
          </table:table-cell>
          <table:table-cell office:value-type="float" office:value="285.3212" calcext:value-type="float">
            <text:p>285.3212</text:p>
          </table:table-cell>
        </table:table-row>
        <table:table-row table:style-name="ro1">
          <table:table-cell office:value-type="float" office:value="2802000" calcext:value-type="float">
            <text:p>2802000</text:p>
          </table:table-cell>
          <table:table-cell office:value-type="float" office:value="60.2273" calcext:value-type="float">
            <text:p>60.2273</text:p>
          </table:table-cell>
          <table:table-cell office:value-type="float" office:value="54.9918" calcext:value-type="float">
            <text:p>54.9918</text:p>
          </table:table-cell>
          <table:table-cell office:value-type="float" office:value="240.6007" calcext:value-type="float">
            <text:p>240.6007</text:p>
          </table:table-cell>
          <table:table-cell office:value-type="float" office:value="279.6721" calcext:value-type="float">
            <text:p>279.6721</text:p>
          </table:table-cell>
        </table:table-row>
        <table:table-row table:style-name="ro1">
          <table:table-cell office:value-type="float" office:value="2804000" calcext:value-type="float">
            <text:p>2804000</text:p>
          </table:table-cell>
          <table:table-cell office:value-type="float" office:value="72.2401" calcext:value-type="float">
            <text:p>72.2401</text:p>
          </table:table-cell>
          <table:table-cell office:value-type="float" office:value="38.3418" calcext:value-type="float">
            <text:p>38.3418</text:p>
          </table:table-cell>
          <table:table-cell office:value-type="float" office:value="243.0249" calcext:value-type="float">
            <text:p>243.0249</text:p>
          </table:table-cell>
          <table:table-cell office:value-type="float" office:value="148.6538" calcext:value-type="float">
            <text:p>148.6538</text:p>
          </table:table-cell>
        </table:table-row>
        <table:table-row table:style-name="ro1">
          <table:table-cell office:value-type="float" office:value="2806000" calcext:value-type="float">
            <text:p>2806000</text:p>
          </table:table-cell>
          <table:table-cell office:value-type="float" office:value="-17.7173" calcext:value-type="float">
            <text:p>-17.7173</text:p>
          </table:table-cell>
          <table:table-cell office:value-type="float" office:value="65.2553" calcext:value-type="float">
            <text:p>65.2553</text:p>
          </table:table-cell>
          <table:table-cell office:value-type="float" office:value="253.6902" calcext:value-type="float">
            <text:p>253.6902</text:p>
          </table:table-cell>
          <table:table-cell office:value-type="float" office:value="215.6566" calcext:value-type="float">
            <text:p>215.6566</text:p>
          </table:table-cell>
        </table:table-row>
        <table:table-row table:style-name="ro1">
          <table:table-cell office:value-type="float" office:value="2808000" calcext:value-type="float">
            <text:p>2808000</text:p>
          </table:table-cell>
          <table:table-cell office:value-type="float" office:value="-191.3601" calcext:value-type="float">
            <text:p>-191.3601</text:p>
          </table:table-cell>
          <table:table-cell office:value-type="float" office:value="82.1096" calcext:value-type="float">
            <text:p>82.1096</text:p>
          </table:table-cell>
          <table:table-cell office:value-type="float" office:value="273.9397" calcext:value-type="float">
            <text:p>273.9397</text:p>
          </table:table-cell>
          <table:table-cell office:value-type="float" office:value="173.5987" calcext:value-type="float">
            <text:p>173.5987</text:p>
          </table:table-cell>
        </table:table-row>
        <table:table-row table:style-name="ro1">
          <table:table-cell office:value-type="float" office:value="2810000" calcext:value-type="float">
            <text:p>2810000</text:p>
          </table:table-cell>
          <table:table-cell office:value-type="float" office:value="120.238" calcext:value-type="float">
            <text:p>120.238</text:p>
          </table:table-cell>
          <table:table-cell office:value-type="float" office:value="-38.7831" calcext:value-type="float">
            <text:p>-38.7831</text:p>
          </table:table-cell>
          <table:table-cell office:value-type="float" office:value="187.6583" calcext:value-type="float">
            <text:p>187.6583</text:p>
          </table:table-cell>
          <table:table-cell office:value-type="float" office:value="177.7545" calcext:value-type="float">
            <text:p>177.7545</text:p>
          </table:table-cell>
        </table:table-row>
        <table:table-row table:style-name="ro1">
          <table:table-cell office:value-type="float" office:value="2812000" calcext:value-type="float">
            <text:p>2812000</text:p>
          </table:table-cell>
          <table:table-cell office:value-type="float" office:value="88.5818" calcext:value-type="float">
            <text:p>88.5818</text:p>
          </table:table-cell>
          <table:table-cell office:value-type="float" office:value="103.0217" calcext:value-type="float">
            <text:p>103.0217</text:p>
          </table:table-cell>
          <table:table-cell office:value-type="float" office:value="269.372" calcext:value-type="float">
            <text:p>269.372</text:p>
          </table:table-cell>
          <table:table-cell office:value-type="float" office:value="287.8231" calcext:value-type="float">
            <text:p>287.8231</text:p>
          </table:table-cell>
        </table:table-row>
        <table:table-row table:style-name="ro1">
          <table:table-cell office:value-type="float" office:value="2814000" calcext:value-type="float">
            <text:p>2814000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23.3473" calcext:value-type="float">
            <text:p>23.3473</text:p>
          </table:table-cell>
          <table:table-cell office:value-type="float" office:value="212.8085" calcext:value-type="float">
            <text:p>212.8085</text:p>
          </table:table-cell>
          <table:table-cell office:value-type="float" office:value="267.5175" calcext:value-type="float">
            <text:p>267.5175</text:p>
          </table:table-cell>
        </table:table-row>
        <table:table-row table:style-name="ro1">
          <table:table-cell office:value-type="float" office:value="2816000" calcext:value-type="float">
            <text:p>2816000</text:p>
          </table:table-cell>
          <table:table-cell office:value-type="float" office:value="101.3925" calcext:value-type="float">
            <text:p>101.3925</text:p>
          </table:table-cell>
          <table:table-cell office:value-type="float" office:value="95.0639" calcext:value-type="float">
            <text:p>95.0639</text:p>
          </table:table-cell>
          <table:table-cell office:value-type="float" office:value="166.4222" calcext:value-type="float">
            <text:p>166.4222</text:p>
          </table:table-cell>
          <table:table-cell office:value-type="float" office:value="290.463" calcext:value-type="float">
            <text:p>290.463</text:p>
          </table:table-cell>
        </table:table-row>
        <table:table-row table:style-name="ro1">
          <table:table-cell office:value-type="float" office:value="2818000" calcext:value-type="float">
            <text:p>2818000</text:p>
          </table:table-cell>
          <table:table-cell office:value-type="float" office:value="103.4001" calcext:value-type="float">
            <text:p>103.4001</text:p>
          </table:table-cell>
          <table:table-cell office:value-type="float" office:value="60.6557" calcext:value-type="float">
            <text:p>60.6557</text:p>
          </table:table-cell>
          <table:table-cell office:value-type="float" office:value="240.4086" calcext:value-type="float">
            <text:p>240.4086</text:p>
          </table:table-cell>
          <table:table-cell office:value-type="float" office:value="288.5967" calcext:value-type="float">
            <text:p>288.5967</text:p>
          </table:table-cell>
        </table:table-row>
        <table:table-row table:style-name="ro1">
          <table:table-cell office:value-type="float" office:value="2820000" calcext:value-type="float">
            <text:p>2820000</text:p>
          </table:table-cell>
          <table:table-cell office:value-type="float" office:value="110.8282" calcext:value-type="float">
            <text:p>110.8282</text:p>
          </table:table-cell>
          <table:table-cell office:value-type="float" office:value="67.7415" calcext:value-type="float">
            <text:p>67.7415</text:p>
          </table:table-cell>
          <table:table-cell office:value-type="float" office:value="249.2493" calcext:value-type="float">
            <text:p>249.2493</text:p>
          </table:table-cell>
          <table:table-cell office:value-type="float" office:value="266.7959" calcext:value-type="float">
            <text:p>266.7959</text:p>
          </table:table-cell>
        </table:table-row>
        <table:table-row table:style-name="ro1">
          <table:table-cell office:value-type="float" office:value="2822000" calcext:value-type="float">
            <text:p>2822000</text:p>
          </table:table-cell>
          <table:table-cell office:value-type="float" office:value="121.0634" calcext:value-type="float">
            <text:p>121.0634</text:p>
          </table:table-cell>
          <table:table-cell office:value-type="float" office:value="52.5576" calcext:value-type="float">
            <text:p>52.5576</text:p>
          </table:table-cell>
          <table:table-cell office:value-type="float" office:value="209.8492" calcext:value-type="float">
            <text:p>209.8492</text:p>
          </table:table-cell>
          <table:table-cell office:value-type="float" office:value="243.1481" calcext:value-type="float">
            <text:p>243.1481</text:p>
          </table:table-cell>
        </table:table-row>
        <table:table-row table:style-name="ro1">
          <table:table-cell office:value-type="float" office:value="2824000" calcext:value-type="float">
            <text:p>2824000</text:p>
          </table:table-cell>
          <table:table-cell office:value-type="float" office:value="83.4848" calcext:value-type="float">
            <text:p>83.4848</text:p>
          </table:table-cell>
          <table:table-cell office:value-type="float" office:value="87.0518" calcext:value-type="float">
            <text:p>87.0518</text:p>
          </table:table-cell>
          <table:table-cell office:value-type="float" office:value="153.9834" calcext:value-type="float">
            <text:p>153.9834</text:p>
          </table:table-cell>
          <table:table-cell office:value-type="float" office:value="295.2229" calcext:value-type="float">
            <text:p>295.2229</text:p>
          </table:table-cell>
        </table:table-row>
        <table:table-row table:style-name="ro1">
          <table:table-cell office:value-type="float" office:value="2826000" calcext:value-type="float">
            <text:p>2826000</text:p>
          </table:table-cell>
          <table:table-cell office:value-type="float" office:value="191.5232" calcext:value-type="float">
            <text:p>191.5232</text:p>
          </table:table-cell>
          <table:table-cell office:value-type="float" office:value="52.3439" calcext:value-type="float">
            <text:p>52.3439</text:p>
          </table:table-cell>
          <table:table-cell office:value-type="float" office:value="250.9272" calcext:value-type="float">
            <text:p>250.9272</text:p>
          </table:table-cell>
          <table:table-cell office:value-type="float" office:value="293.9437" calcext:value-type="float">
            <text:p>293.9437</text:p>
          </table:table-cell>
        </table:table-row>
        <table:table-row table:style-name="ro1">
          <table:table-cell office:value-type="float" office:value="2828000" calcext:value-type="float">
            <text:p>2828000</text:p>
          </table:table-cell>
          <table:table-cell office:value-type="float" office:value="108.0123" calcext:value-type="float">
            <text:p>108.0123</text:p>
          </table:table-cell>
          <table:table-cell office:value-type="float" office:value="77.8201" calcext:value-type="float">
            <text:p>77.8201</text:p>
          </table:table-cell>
          <table:table-cell office:value-type="float" office:value="200.7394" calcext:value-type="float">
            <text:p>200.7394</text:p>
          </table:table-cell>
          <table:table-cell office:value-type="float" office:value="257.1355" calcext:value-type="float">
            <text:p>257.1355</text:p>
          </table:table-cell>
        </table:table-row>
        <table:table-row table:style-name="ro1">
          <table:table-cell office:value-type="float" office:value="2830000" calcext:value-type="float">
            <text:p>2830000</text:p>
          </table:table-cell>
          <table:table-cell office:value-type="float" office:value="206.1292" calcext:value-type="float">
            <text:p>206.1292</text:p>
          </table:table-cell>
          <table:table-cell office:value-type="float" office:value="74.1043" calcext:value-type="float">
            <text:p>74.1043</text:p>
          </table:table-cell>
          <table:table-cell office:value-type="float" office:value="213.1809" calcext:value-type="float">
            <text:p>213.1809</text:p>
          </table:table-cell>
          <table:table-cell office:value-type="float" office:value="266.477" calcext:value-type="float">
            <text:p>266.477</text:p>
          </table:table-cell>
        </table:table-row>
        <table:table-row table:style-name="ro1">
          <table:table-cell office:value-type="float" office:value="2832000" calcext:value-type="float">
            <text:p>2832000</text:p>
          </table:table-cell>
          <table:table-cell office:value-type="float" office:value="-36.4079" calcext:value-type="float">
            <text:p>-36.4079</text:p>
          </table:table-cell>
          <table:table-cell office:value-type="float" office:value="75.412" calcext:value-type="float">
            <text:p>75.412</text:p>
          </table:table-cell>
          <table:table-cell office:value-type="float" office:value="253.1193" calcext:value-type="float">
            <text:p>253.1193</text:p>
          </table:table-cell>
          <table:table-cell office:value-type="float" office:value="268.6083" calcext:value-type="float">
            <text:p>268.6083</text:p>
          </table:table-cell>
        </table:table-row>
        <table:table-row table:style-name="ro1">
          <table:table-cell office:value-type="float" office:value="2834000" calcext:value-type="float">
            <text:p>2834000</text:p>
          </table:table-cell>
          <table:table-cell office:value-type="float" office:value="73.835" calcext:value-type="float">
            <text:p>73.835</text:p>
          </table:table-cell>
          <table:table-cell office:value-type="float" office:value="84.9551" calcext:value-type="float">
            <text:p>84.9551</text:p>
          </table:table-cell>
          <table:table-cell office:value-type="float" office:value="278.7694" calcext:value-type="float">
            <text:p>278.7694</text:p>
          </table:table-cell>
          <table:table-cell office:value-type="float" office:value="291.5842" calcext:value-type="float">
            <text:p>291.5842</text:p>
          </table:table-cell>
        </table:table-row>
        <table:table-row table:style-name="ro1">
          <table:table-cell office:value-type="float" office:value="2836000" calcext:value-type="float">
            <text:p>2836000</text:p>
          </table:table-cell>
          <table:table-cell office:value-type="float" office:value="126.1316" calcext:value-type="float">
            <text:p>126.1316</text:p>
          </table:table-cell>
          <table:table-cell office:value-type="float" office:value="54.0328" calcext:value-type="float">
            <text:p>54.0328</text:p>
          </table:table-cell>
          <table:table-cell office:value-type="float" office:value="256.524" calcext:value-type="float">
            <text:p>256.524</text:p>
          </table:table-cell>
          <table:table-cell office:value-type="float" office:value="269.3549" calcext:value-type="float">
            <text:p>269.3549</text:p>
          </table:table-cell>
        </table:table-row>
        <table:table-row table:style-name="ro1">
          <table:table-cell office:value-type="float" office:value="2838000" calcext:value-type="float">
            <text:p>2838000</text:p>
          </table:table-cell>
          <table:table-cell office:value-type="float" office:value="214.2684" calcext:value-type="float">
            <text:p>214.2684</text:p>
          </table:table-cell>
          <table:table-cell office:value-type="float" office:value="58.2046" calcext:value-type="float">
            <text:p>58.2046</text:p>
          </table:table-cell>
          <table:table-cell office:value-type="float" office:value="207.8287" calcext:value-type="float">
            <text:p>207.8287</text:p>
          </table:table-cell>
          <table:table-cell office:value-type="float" office:value="274.9781" calcext:value-type="float">
            <text:p>274.9781</text:p>
          </table:table-cell>
        </table:table-row>
        <table:table-row table:style-name="ro1">
          <table:table-cell office:value-type="float" office:value="2840000" calcext:value-type="float">
            <text:p>2840000</text:p>
          </table:table-cell>
          <table:table-cell office:value-type="float" office:value="155.2797" calcext:value-type="float">
            <text:p>155.2797</text:p>
          </table:table-cell>
          <table:table-cell office:value-type="float" office:value="105.3911" calcext:value-type="float">
            <text:p>105.3911</text:p>
          </table:table-cell>
          <table:table-cell office:value-type="float" office:value="115.1053" calcext:value-type="float">
            <text:p>115.1053</text:p>
          </table:table-cell>
          <table:table-cell office:value-type="float" office:value="282.5346" calcext:value-type="float">
            <text:p>282.5346</text:p>
          </table:table-cell>
        </table:table-row>
        <table:table-row table:style-name="ro1">
          <table:table-cell office:value-type="float" office:value="2842000" calcext:value-type="float">
            <text:p>2842000</text:p>
          </table:table-cell>
          <table:table-cell office:value-type="float" office:value="145.7022" calcext:value-type="float">
            <text:p>145.7022</text:p>
          </table:table-cell>
          <table:table-cell office:value-type="float" office:value="67.4629" calcext:value-type="float">
            <text:p>67.4629</text:p>
          </table:table-cell>
          <table:table-cell office:value-type="float" office:value="65.1797" calcext:value-type="float">
            <text:p>65.1797</text:p>
          </table:table-cell>
          <table:table-cell office:value-type="float" office:value="191.0787" calcext:value-type="float">
            <text:p>191.0787</text:p>
          </table:table-cell>
        </table:table-row>
        <table:table-row table:style-name="ro1">
          <table:table-cell office:value-type="float" office:value="2844000" calcext:value-type="float">
            <text:p>2844000</text:p>
          </table:table-cell>
          <table:table-cell office:value-type="float" office:value="216.8882" calcext:value-type="float">
            <text:p>216.8882</text:p>
          </table:table-cell>
          <table:table-cell office:value-type="float" office:value="99.128" calcext:value-type="float">
            <text:p>99.128</text:p>
          </table:table-cell>
          <table:table-cell office:value-type="float" office:value="210.9925" calcext:value-type="float">
            <text:p>210.9925</text:p>
          </table:table-cell>
          <table:table-cell office:value-type="float" office:value="241.9236" calcext:value-type="float">
            <text:p>241.9236</text:p>
          </table:table-cell>
        </table:table-row>
        <table:table-row table:style-name="ro1">
          <table:table-cell office:value-type="float" office:value="2846000" calcext:value-type="float">
            <text:p>2846000</text:p>
          </table:table-cell>
          <table:table-cell office:value-type="float" office:value="113.0572" calcext:value-type="float">
            <text:p>113.0572</text:p>
          </table:table-cell>
          <table:table-cell office:value-type="float" office:value="87.3938" calcext:value-type="float">
            <text:p>87.3938</text:p>
          </table:table-cell>
          <table:table-cell office:value-type="float" office:value="190.2723" calcext:value-type="float">
            <text:p>190.2723</text:p>
          </table:table-cell>
          <table:table-cell office:value-type="float" office:value="256.7005" calcext:value-type="float">
            <text:p>256.7005</text:p>
          </table:table-cell>
        </table:table-row>
        <table:table-row table:style-name="ro1">
          <table:table-cell office:value-type="float" office:value="2848000" calcext:value-type="float">
            <text:p>2848000</text:p>
          </table:table-cell>
          <table:table-cell office:value-type="float" office:value="70.0617" calcext:value-type="float">
            <text:p>70.0617</text:p>
          </table:table-cell>
          <table:table-cell office:value-type="float" office:value="86.8078" calcext:value-type="float">
            <text:p>86.8078</text:p>
          </table:table-cell>
          <table:table-cell office:value-type="float" office:value="135.1042" calcext:value-type="float">
            <text:p>135.1042</text:p>
          </table:table-cell>
          <table:table-cell office:value-type="float" office:value="277.5064" calcext:value-type="float">
            <text:p>277.5064</text:p>
          </table:table-cell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135.5145" calcext:value-type="float">
            <text:p>135.5145</text:p>
          </table:table-cell>
          <table:table-cell office:value-type="float" office:value="15.4853" calcext:value-type="float">
            <text:p>15.4853</text:p>
          </table:table-cell>
          <table:table-cell office:value-type="float" office:value="160.6788" calcext:value-type="float">
            <text:p>160.6788</text:p>
          </table:table-cell>
          <table:table-cell office:value-type="float" office:value="216.8018" calcext:value-type="float">
            <text:p>216.8018</text:p>
          </table:table-cell>
        </table:table-row>
        <table:table-row table:style-name="ro1">
          <table:table-cell office:value-type="float" office:value="2852000" calcext:value-type="float">
            <text:p>2852000</text:p>
          </table:table-cell>
          <table:table-cell office:value-type="float" office:value="145.4344" calcext:value-type="float">
            <text:p>145.4344</text:p>
          </table:table-cell>
          <table:table-cell office:value-type="float" office:value="63.5049" calcext:value-type="float">
            <text:p>63.5049</text:p>
          </table:table-cell>
          <table:table-cell office:value-type="float" office:value="217.4329" calcext:value-type="float">
            <text:p>217.4329</text:p>
          </table:table-cell>
          <table:table-cell office:value-type="float" office:value="293.4208" calcext:value-type="float">
            <text:p>293.4208</text:p>
          </table:table-cell>
        </table:table-row>
        <table:table-row table:style-name="ro1">
          <table:table-cell office:value-type="float" office:value="2854000" calcext:value-type="float">
            <text:p>2854000</text:p>
          </table:table-cell>
          <table:table-cell office:value-type="float" office:value="184.1525" calcext:value-type="float">
            <text:p>184.1525</text:p>
          </table:table-cell>
          <table:table-cell office:value-type="float" office:value="83.0298" calcext:value-type="float">
            <text:p>83.0298</text:p>
          </table:table-cell>
          <table:table-cell office:value-type="float" office:value="173.6224" calcext:value-type="float">
            <text:p>173.6224</text:p>
          </table:table-cell>
          <table:table-cell office:value-type="float" office:value="278.6533" calcext:value-type="float">
            <text:p>278.6533</text:p>
          </table:table-cell>
        </table:table-row>
        <table:table-row table:style-name="ro1">
          <table:table-cell office:value-type="float" office:value="2856000" calcext:value-type="float">
            <text:p>2856000</text:p>
          </table:table-cell>
          <table:table-cell office:value-type="float" office:value="97.1872" calcext:value-type="float">
            <text:p>97.1872</text:p>
          </table:table-cell>
          <table:table-cell office:value-type="float" office:value="87.5962" calcext:value-type="float">
            <text:p>87.5962</text:p>
          </table:table-cell>
          <table:table-cell office:value-type="float" office:value="227.5857" calcext:value-type="float">
            <text:p>227.5857</text:p>
          </table:table-cell>
          <table:table-cell office:value-type="float" office:value="286.0398" calcext:value-type="float">
            <text:p>286.0398</text:p>
          </table:table-cell>
        </table:table-row>
        <table:table-row table:style-name="ro1">
          <table:table-cell office:value-type="float" office:value="2858000" calcext:value-type="float">
            <text:p>2858000</text:p>
          </table:table-cell>
          <table:table-cell office:value-type="float" office:value="10.5351" calcext:value-type="float">
            <text:p>10.5351</text:p>
          </table:table-cell>
          <table:table-cell office:value-type="float" office:value="68.1981" calcext:value-type="float">
            <text:p>68.1981</text:p>
          </table:table-cell>
          <table:table-cell office:value-type="float" office:value="86.9929" calcext:value-type="float">
            <text:p>86.9929</text:p>
          </table:table-cell>
          <table:table-cell office:value-type="float" office:value="229.0268" calcext:value-type="float">
            <text:p>229.0268</text:p>
          </table:table-cell>
        </table:table-row>
        <table:table-row table:style-name="ro1">
          <table:table-cell office:value-type="float" office:value="2860000" calcext:value-type="float">
            <text:p>2860000</text:p>
          </table:table-cell>
          <table:table-cell office:value-type="float" office:value="104.299" calcext:value-type="float">
            <text:p>104.299</text:p>
          </table:table-cell>
          <table:table-cell office:value-type="float" office:value="70.8382" calcext:value-type="float">
            <text:p>70.8382</text:p>
          </table:table-cell>
          <table:table-cell office:value-type="float" office:value="242.1862" calcext:value-type="float">
            <text:p>242.1862</text:p>
          </table:table-cell>
          <table:table-cell office:value-type="float" office:value="254.0349" calcext:value-type="float">
            <text:p>254.0349</text:p>
          </table:table-cell>
        </table:table-row>
        <table:table-row table:style-name="ro1">
          <table:table-cell office:value-type="float" office:value="2862000" calcext:value-type="float">
            <text:p>2862000</text:p>
          </table:table-cell>
          <table:table-cell office:value-type="float" office:value="63.9896" calcext:value-type="float">
            <text:p>63.9896</text:p>
          </table:table-cell>
          <table:table-cell office:value-type="float" office:value="106.4997" calcext:value-type="float">
            <text:p>106.4997</text:p>
          </table:table-cell>
          <table:table-cell office:value-type="float" office:value="209.3036" calcext:value-type="float">
            <text:p>209.3036</text:p>
          </table:table-cell>
          <table:table-cell office:value-type="float" office:value="239.2909" calcext:value-type="float">
            <text:p>239.2909</text:p>
          </table:table-cell>
        </table:table-row>
        <table:table-row table:style-name="ro1">
          <table:table-cell office:value-type="float" office:value="2864000" calcext:value-type="float">
            <text:p>2864000</text:p>
          </table:table-cell>
          <table:table-cell office:value-type="float" office:value="125.2801" calcext:value-type="float">
            <text:p>125.2801</text:p>
          </table:table-cell>
          <table:table-cell office:value-type="float" office:value="106.8751" calcext:value-type="float">
            <text:p>106.8751</text:p>
          </table:table-cell>
          <table:table-cell office:value-type="float" office:value="248.4242" calcext:value-type="float">
            <text:p>248.4242</text:p>
          </table:table-cell>
          <table:table-cell office:value-type="float" office:value="253.9814" calcext:value-type="float">
            <text:p>253.9814</text:p>
          </table:table-cell>
        </table:table-row>
        <table:table-row table:style-name="ro1">
          <table:table-cell office:value-type="float" office:value="2866000" calcext:value-type="float">
            <text:p>2866000</text:p>
          </table:table-cell>
          <table:table-cell office:value-type="float" office:value="91.2604" calcext:value-type="float">
            <text:p>91.2604</text:p>
          </table:table-cell>
          <table:table-cell office:value-type="float" office:value="124.1966" calcext:value-type="float">
            <text:p>124.1966</text:p>
          </table:table-cell>
          <table:table-cell office:value-type="float" office:value="185.0706" calcext:value-type="float">
            <text:p>185.0706</text:p>
          </table:table-cell>
          <table:table-cell office:value-type="float" office:value="222.309" calcext:value-type="float">
            <text:p>222.309</text:p>
          </table:table-cell>
        </table:table-row>
        <table:table-row table:style-name="ro1">
          <table:table-cell office:value-type="float" office:value="2868000" calcext:value-type="float">
            <text:p>2868000</text:p>
          </table:table-cell>
          <table:table-cell office:value-type="float" office:value="116.1873" calcext:value-type="float">
            <text:p>116.1873</text:p>
          </table:table-cell>
          <table:table-cell office:value-type="float" office:value="88.1335" calcext:value-type="float">
            <text:p>88.1335</text:p>
          </table:table-cell>
          <table:table-cell office:value-type="float" office:value="183.5953" calcext:value-type="float">
            <text:p>183.5953</text:p>
          </table:table-cell>
          <table:table-cell office:value-type="float" office:value="287.1051" calcext:value-type="float">
            <text:p>287.1051</text:p>
          </table:table-cell>
        </table:table-row>
        <table:table-row table:style-name="ro1">
          <table:table-cell office:value-type="float" office:value="2870000" calcext:value-type="float">
            <text:p>2870000</text:p>
          </table:table-cell>
          <table:table-cell office:value-type="float" office:value="86.875" calcext:value-type="float">
            <text:p>86.875</text:p>
          </table:table-cell>
          <table:table-cell office:value-type="float" office:value="99.2381" calcext:value-type="float">
            <text:p>99.2381</text:p>
          </table:table-cell>
          <table:table-cell office:value-type="float" office:value="68.7068" calcext:value-type="float">
            <text:p>68.7068</text:p>
          </table:table-cell>
          <table:table-cell office:value-type="float" office:value="226.5247" calcext:value-type="float">
            <text:p>226.5247</text:p>
          </table:table-cell>
        </table:table-row>
        <table:table-row table:style-name="ro1">
          <table:table-cell office:value-type="float" office:value="2872000" calcext:value-type="float">
            <text:p>2872000</text:p>
          </table:table-cell>
          <table:table-cell office:value-type="float" office:value="7.7658" calcext:value-type="float">
            <text:p>7.7658</text:p>
          </table:table-cell>
          <table:table-cell office:value-type="float" office:value="103.1906" calcext:value-type="float">
            <text:p>103.1906</text:p>
          </table:table-cell>
          <table:table-cell office:value-type="float" office:value="69.8978" calcext:value-type="float">
            <text:p>69.8978</text:p>
          </table:table-cell>
          <table:table-cell office:value-type="float" office:value="283.8728" calcext:value-type="float">
            <text:p>283.8728</text:p>
          </table:table-cell>
        </table:table-row>
        <table:table-row table:style-name="ro1">
          <table:table-cell office:value-type="float" office:value="2874000" calcext:value-type="float">
            <text:p>2874000</text:p>
          </table:table-cell>
          <table:table-cell office:value-type="float" office:value="84.3487" calcext:value-type="float">
            <text:p>84.3487</text:p>
          </table:table-cell>
          <table:table-cell office:value-type="float" office:value="128.7822" calcext:value-type="float">
            <text:p>128.7822</text:p>
          </table:table-cell>
          <table:table-cell office:value-type="float" office:value="216.5312" calcext:value-type="float">
            <text:p>216.5312</text:p>
          </table:table-cell>
          <table:table-cell office:value-type="float" office:value="172.8239" calcext:value-type="float">
            <text:p>172.8239</text:p>
          </table:table-cell>
        </table:table-row>
        <table:table-row table:style-name="ro1">
          <table:table-cell office:value-type="float" office:value="2876000" calcext:value-type="float">
            <text:p>2876000</text:p>
          </table:table-cell>
          <table:table-cell office:value-type="float" office:value="98.581" calcext:value-type="float">
            <text:p>98.581</text:p>
          </table:table-cell>
          <table:table-cell office:value-type="float" office:value="19.9873" calcext:value-type="float">
            <text:p>19.9873</text:p>
          </table:table-cell>
          <table:table-cell office:value-type="float" office:value="200.0192" calcext:value-type="float">
            <text:p>200.0192</text:p>
          </table:table-cell>
          <table:table-cell office:value-type="float" office:value="274.5498" calcext:value-type="float">
            <text:p>274.5498</text:p>
          </table:table-cell>
        </table:table-row>
        <table:table-row table:style-name="ro1">
          <table:table-cell office:value-type="float" office:value="2878000" calcext:value-type="float">
            <text:p>2878000</text:p>
          </table:table-cell>
          <table:table-cell office:value-type="float" office:value="179.8851" calcext:value-type="float">
            <text:p>179.8851</text:p>
          </table:table-cell>
          <table:table-cell office:value-type="float" office:value="70.6949" calcext:value-type="float">
            <text:p>70.6949</text:p>
          </table:table-cell>
          <table:table-cell office:value-type="float" office:value="157.989" calcext:value-type="float">
            <text:p>157.989</text:p>
          </table:table-cell>
          <table:table-cell office:value-type="float" office:value="257.7409" calcext:value-type="float">
            <text:p>257.7409</text:p>
          </table:table-cell>
        </table:table-row>
        <table:table-row table:style-name="ro1">
          <table:table-cell office:value-type="float" office:value="2880000" calcext:value-type="float">
            <text:p>2880000</text:p>
          </table:table-cell>
          <table:table-cell office:value-type="float" office:value="18.2011" calcext:value-type="float">
            <text:p>18.2011</text:p>
          </table:table-cell>
          <table:table-cell office:value-type="float" office:value="-41.9587" calcext:value-type="float">
            <text:p>-41.9587</text:p>
          </table:table-cell>
          <table:table-cell office:value-type="float" office:value="165.7945" calcext:value-type="float">
            <text:p>165.7945</text:p>
          </table:table-cell>
          <table:table-cell office:value-type="float" office:value="278.8684" calcext:value-type="float">
            <text:p>278.8684</text:p>
          </table:table-cell>
        </table:table-row>
        <table:table-row table:style-name="ro1">
          <table:table-cell office:value-type="float" office:value="2882000" calcext:value-type="float">
            <text:p>2882000</text:p>
          </table:table-cell>
          <table:table-cell office:value-type="float" office:value="81.8171" calcext:value-type="float">
            <text:p>81.8171</text:p>
          </table:table-cell>
          <table:table-cell office:value-type="float" office:value="112.7765" calcext:value-type="float">
            <text:p>112.7765</text:p>
          </table:table-cell>
          <table:table-cell office:value-type="float" office:value="155.8347" calcext:value-type="float">
            <text:p>155.8347</text:p>
          </table:table-cell>
          <table:table-cell office:value-type="float" office:value="137.3303" calcext:value-type="float">
            <text:p>137.3303</text:p>
          </table:table-cell>
        </table:table-row>
        <table:table-row table:style-name="ro1">
          <table:table-cell office:value-type="float" office:value="2884000" calcext:value-type="float">
            <text:p>2884000</text:p>
          </table:table-cell>
          <table:table-cell office:value-type="float" office:value="112.7731" calcext:value-type="float">
            <text:p>112.7731</text:p>
          </table:table-cell>
          <table:table-cell office:value-type="float" office:value="117.2819" calcext:value-type="float">
            <text:p>117.2819</text:p>
          </table:table-cell>
          <table:table-cell office:value-type="float" office:value="228.3295" calcext:value-type="float">
            <text:p>228.3295</text:p>
          </table:table-cell>
          <table:table-cell office:value-type="float" office:value="250.9017" calcext:value-type="float">
            <text:p>250.9017</text:p>
          </table:table-cell>
        </table:table-row>
        <table:table-row table:style-name="ro1">
          <table:table-cell office:value-type="float" office:value="2886000" calcext:value-type="float">
            <text:p>2886000</text:p>
          </table:table-cell>
          <table:table-cell office:value-type="float" office:value="68.3799" calcext:value-type="float">
            <text:p>68.3799</text:p>
          </table:table-cell>
          <table:table-cell office:value-type="float" office:value="89.5938" calcext:value-type="float">
            <text:p>89.5938</text:p>
          </table:table-cell>
          <table:table-cell office:value-type="float" office:value="271.4594" calcext:value-type="float">
            <text:p>271.4594</text:p>
          </table:table-cell>
          <table:table-cell office:value-type="float" office:value="262.6855" calcext:value-type="float">
            <text:p>262.6855</text:p>
          </table:table-cell>
        </table:table-row>
        <table:table-row table:style-name="ro1">
          <table:table-cell office:value-type="float" office:value="2888000" calcext:value-type="float">
            <text:p>2888000</text:p>
          </table:table-cell>
          <table:table-cell office:value-type="float" office:value="76.0631" calcext:value-type="float">
            <text:p>76.0631</text:p>
          </table:table-cell>
          <table:table-cell office:value-type="float" office:value="86.5692" calcext:value-type="float">
            <text:p>86.5692</text:p>
          </table:table-cell>
          <table:table-cell office:value-type="float" office:value="230.7436" calcext:value-type="float">
            <text:p>230.7436</text:p>
          </table:table-cell>
          <table:table-cell office:value-type="float" office:value="282.9042" calcext:value-type="float">
            <text:p>282.9042</text:p>
          </table:table-cell>
        </table:table-row>
        <table:table-row table:style-name="ro1">
          <table:table-cell office:value-type="float" office:value="2890000" calcext:value-type="float">
            <text:p>2890000</text:p>
          </table:table-cell>
          <table:table-cell office:value-type="float" office:value="155.935" calcext:value-type="float">
            <text:p>155.935</text:p>
          </table:table-cell>
          <table:table-cell office:value-type="float" office:value="97.1831" calcext:value-type="float">
            <text:p>97.1831</text:p>
          </table:table-cell>
          <table:table-cell office:value-type="float" office:value="217.6307" calcext:value-type="float">
            <text:p>217.6307</text:p>
          </table:table-cell>
          <table:table-cell office:value-type="float" office:value="244.7037" calcext:value-type="float">
            <text:p>244.7037</text:p>
          </table:table-cell>
        </table:table-row>
        <table:table-row table:style-name="ro1">
          <table:table-cell office:value-type="float" office:value="2892000" calcext:value-type="float">
            <text:p>2892000</text:p>
          </table:table-cell>
          <table:table-cell office:value-type="float" office:value="36.9314" calcext:value-type="float">
            <text:p>36.9314</text:p>
          </table:table-cell>
          <table:table-cell office:value-type="float" office:value="99.6984" calcext:value-type="float">
            <text:p>99.6984</text:p>
          </table:table-cell>
          <table:table-cell office:value-type="float" office:value="246.2737" calcext:value-type="float">
            <text:p>246.2737</text:p>
          </table:table-cell>
          <table:table-cell office:value-type="float" office:value="225.9858" calcext:value-type="float">
            <text:p>225.9858</text:p>
          </table:table-cell>
        </table:table-row>
        <table:table-row table:style-name="ro1">
          <table:table-cell office:value-type="float" office:value="2894000" calcext:value-type="float">
            <text:p>2894000</text:p>
          </table:table-cell>
          <table:table-cell office:value-type="float" office:value="40.4573" calcext:value-type="float">
            <text:p>40.4573</text:p>
          </table:table-cell>
          <table:table-cell office:value-type="float" office:value="97.6623" calcext:value-type="float">
            <text:p>97.6623</text:p>
          </table:table-cell>
          <table:table-cell office:value-type="float" office:value="287.8829" calcext:value-type="float">
            <text:p>287.8829</text:p>
          </table:table-cell>
          <table:table-cell office:value-type="float" office:value="265.8154" calcext:value-type="float">
            <text:p>265.8154</text:p>
          </table:table-cell>
        </table:table-row>
        <table:table-row table:style-name="ro1">
          <table:table-cell office:value-type="float" office:value="2896000" calcext:value-type="float">
            <text:p>2896000</text:p>
          </table:table-cell>
          <table:table-cell office:value-type="float" office:value="45.1084" calcext:value-type="float">
            <text:p>45.1084</text:p>
          </table:table-cell>
          <table:table-cell office:value-type="float" office:value="117.2974" calcext:value-type="float">
            <text:p>117.2974</text:p>
          </table:table-cell>
          <table:table-cell office:value-type="float" office:value="252.5952" calcext:value-type="float">
            <text:p>252.5952</text:p>
          </table:table-cell>
          <table:table-cell office:value-type="float" office:value="250.339" calcext:value-type="float">
            <text:p>250.339</text:p>
          </table:table-cell>
        </table:table-row>
        <table:table-row table:style-name="ro1">
          <table:table-cell office:value-type="float" office:value="2898000" calcext:value-type="float">
            <text:p>2898000</text:p>
          </table:table-cell>
          <table:table-cell office:value-type="float" office:value="70.1087" calcext:value-type="float">
            <text:p>70.1087</text:p>
          </table:table-cell>
          <table:table-cell office:value-type="float" office:value="103.3926" calcext:value-type="float">
            <text:p>103.3926</text:p>
          </table:table-cell>
          <table:table-cell office:value-type="float" office:value="60.2093" calcext:value-type="float">
            <text:p>60.2093</text:p>
          </table:table-cell>
          <table:table-cell office:value-type="float" office:value="247.9468" calcext:value-type="float">
            <text:p>247.9468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125.7488" calcext:value-type="float">
            <text:p>125.7488</text:p>
          </table:table-cell>
          <table:table-cell office:value-type="float" office:value="109.6796" calcext:value-type="float">
            <text:p>109.6796</text:p>
          </table:table-cell>
          <table:table-cell office:value-type="float" office:value="238.2008" calcext:value-type="float">
            <text:p>238.2008</text:p>
          </table:table-cell>
          <table:table-cell office:value-type="float" office:value="226.7291" calcext:value-type="float">
            <text:p>226.7291</text:p>
          </table:table-cell>
        </table:table-row>
        <table:table-row table:style-name="ro1">
          <table:table-cell office:value-type="float" office:value="2902000" calcext:value-type="float">
            <text:p>2902000</text:p>
          </table:table-cell>
          <table:table-cell office:value-type="float" office:value="150.4423" calcext:value-type="float">
            <text:p>150.4423</text:p>
          </table:table-cell>
          <table:table-cell office:value-type="float" office:value="30.0349" calcext:value-type="float">
            <text:p>30.0349</text:p>
          </table:table-cell>
          <table:table-cell office:value-type="float" office:value="177.1994" calcext:value-type="float">
            <text:p>177.1994</text:p>
          </table:table-cell>
          <table:table-cell office:value-type="float" office:value="256.4994" calcext:value-type="float">
            <text:p>256.4994</text:p>
          </table:table-cell>
        </table:table-row>
        <table:table-row table:style-name="ro1">
          <table:table-cell office:value-type="float" office:value="2904000" calcext:value-type="float">
            <text:p>2904000</text:p>
          </table:table-cell>
          <table:table-cell office:value-type="float" office:value="18.0722" calcext:value-type="float">
            <text:p>18.0722</text:p>
          </table:table-cell>
          <table:table-cell office:value-type="float" office:value="86.4647" calcext:value-type="float">
            <text:p>86.4647</text:p>
          </table:table-cell>
          <table:table-cell office:value-type="float" office:value="212.6961" calcext:value-type="float">
            <text:p>212.6961</text:p>
          </table:table-cell>
          <table:table-cell office:value-type="float" office:value="291.2942" calcext:value-type="float">
            <text:p>291.2942</text:p>
          </table:table-cell>
        </table:table-row>
        <table:table-row table:style-name="ro1">
          <table:table-cell office:value-type="float" office:value="2906000" calcext:value-type="float">
            <text:p>2906000</text:p>
          </table:table-cell>
          <table:table-cell office:value-type="float" office:value="-3.3708" calcext:value-type="float">
            <text:p>-3.3708</text:p>
          </table:table-cell>
          <table:table-cell office:value-type="float" office:value="67.6877" calcext:value-type="float">
            <text:p>67.6877</text:p>
          </table:table-cell>
          <table:table-cell office:value-type="float" office:value="111.0088" calcext:value-type="float">
            <text:p>111.0088</text:p>
          </table:table-cell>
          <table:table-cell office:value-type="float" office:value="237.116" calcext:value-type="float">
            <text:p>237.116</text:p>
          </table:table-cell>
        </table:table-row>
        <table:table-row table:style-name="ro1">
          <table:table-cell office:value-type="float" office:value="2908000" calcext:value-type="float">
            <text:p>2908000</text:p>
          </table:table-cell>
          <table:table-cell office:value-type="float" office:value="131.8882" calcext:value-type="float">
            <text:p>131.8882</text:p>
          </table:table-cell>
          <table:table-cell office:value-type="float" office:value="43.7925" calcext:value-type="float">
            <text:p>43.7925</text:p>
          </table:table-cell>
          <table:table-cell office:value-type="float" office:value="178.7778" calcext:value-type="float">
            <text:p>178.7778</text:p>
          </table:table-cell>
          <table:table-cell office:value-type="float" office:value="269.0506" calcext:value-type="float">
            <text:p>269.0506</text:p>
          </table:table-cell>
        </table:table-row>
        <table:table-row table:style-name="ro1">
          <table:table-cell office:value-type="float" office:value="2910000" calcext:value-type="float">
            <text:p>2910000</text:p>
          </table:table-cell>
          <table:table-cell office:value-type="float" office:value="113.8461" calcext:value-type="float">
            <text:p>113.8461</text:p>
          </table:table-cell>
          <table:table-cell office:value-type="float" office:value="46.3288" calcext:value-type="float">
            <text:p>46.3288</text:p>
          </table:table-cell>
          <table:table-cell office:value-type="float" office:value="150.6957" calcext:value-type="float">
            <text:p>150.6957</text:p>
          </table:table-cell>
          <table:table-cell office:value-type="float" office:value="270.9552" calcext:value-type="float">
            <text:p>270.9552</text:p>
          </table:table-cell>
        </table:table-row>
        <table:table-row table:style-name="ro1">
          <table:table-cell office:value-type="float" office:value="2912000" calcext:value-type="float">
            <text:p>2912000</text:p>
          </table:table-cell>
          <table:table-cell office:value-type="float" office:value="144.2046" calcext:value-type="float">
            <text:p>144.2046</text:p>
          </table:table-cell>
          <table:table-cell office:value-type="float" office:value="-58.7045" calcext:value-type="float">
            <text:p>-58.7045</text:p>
          </table:table-cell>
          <table:table-cell office:value-type="float" office:value="199.739" calcext:value-type="float">
            <text:p>199.739</text:p>
          </table:table-cell>
          <table:table-cell office:value-type="float" office:value="244.2" calcext:value-type="float">
            <text:p>244.2</text:p>
          </table:table-cell>
        </table:table-row>
        <table:table-row table:style-name="ro1">
          <table:table-cell office:value-type="float" office:value="2914000" calcext:value-type="float">
            <text:p>2914000</text:p>
          </table:table-cell>
          <table:table-cell office:value-type="float" office:value="98.1915" calcext:value-type="float">
            <text:p>98.1915</text:p>
          </table:table-cell>
          <table:table-cell office:value-type="float" office:value="107.4655" calcext:value-type="float">
            <text:p>107.4655</text:p>
          </table:table-cell>
          <table:table-cell office:value-type="float" office:value="162.2938" calcext:value-type="float">
            <text:p>162.2938</text:p>
          </table:table-cell>
          <table:table-cell office:value-type="float" office:value="258.5045" calcext:value-type="float">
            <text:p>258.5045</text:p>
          </table:table-cell>
        </table:table-row>
        <table:table-row table:style-name="ro1">
          <table:table-cell office:value-type="float" office:value="2916000" calcext:value-type="float">
            <text:p>2916000</text:p>
          </table:table-cell>
          <table:table-cell office:value-type="float" office:value="82.2043" calcext:value-type="float">
            <text:p>82.2043</text:p>
          </table:table-cell>
          <table:table-cell office:value-type="float" office:value="23.0777" calcext:value-type="float">
            <text:p>23.0777</text:p>
          </table:table-cell>
          <table:table-cell office:value-type="float" office:value="232.2173" calcext:value-type="float">
            <text:p>232.2173</text:p>
          </table:table-cell>
          <table:table-cell office:value-type="float" office:value="235.059" calcext:value-type="float">
            <text:p>235.059</text:p>
          </table:table-cell>
        </table:table-row>
        <table:table-row table:style-name="ro1">
          <table:table-cell office:value-type="float" office:value="2918000" calcext:value-type="float">
            <text:p>2918000</text:p>
          </table:table-cell>
          <table:table-cell office:value-type="float" office:value="56.7224" calcext:value-type="float">
            <text:p>56.7224</text:p>
          </table:table-cell>
          <table:table-cell office:value-type="float" office:value="63.0514" calcext:value-type="float">
            <text:p>63.0514</text:p>
          </table:table-cell>
          <table:table-cell office:value-type="float" office:value="70.4526" calcext:value-type="float">
            <text:p>70.4526</text:p>
          </table:table-cell>
          <table:table-cell office:value-type="float" office:value="274.852" calcext:value-type="float">
            <text:p>274.852</text:p>
          </table:table-cell>
        </table:table-row>
        <table:table-row table:style-name="ro1">
          <table:table-cell office:value-type="float" office:value="2920000" calcext:value-type="float">
            <text:p>2920000</text:p>
          </table:table-cell>
          <table:table-cell office:value-type="float" office:value="126.5173" calcext:value-type="float">
            <text:p>126.5173</text:p>
          </table:table-cell>
          <table:table-cell office:value-type="float" office:value="86.8817" calcext:value-type="float">
            <text:p>86.8817</text:p>
          </table:table-cell>
          <table:table-cell office:value-type="float" office:value="267.93" calcext:value-type="float">
            <text:p>267.93</text:p>
          </table:table-cell>
          <table:table-cell office:value-type="float" office:value="247.2307" calcext:value-type="float">
            <text:p>247.2307</text:p>
          </table:table-cell>
        </table:table-row>
        <table:table-row table:style-name="ro1">
          <table:table-cell office:value-type="float" office:value="2922000" calcext:value-type="float">
            <text:p>2922000</text:p>
          </table:table-cell>
          <table:table-cell office:value-type="float" office:value="92.8645" calcext:value-type="float">
            <text:p>92.8645</text:p>
          </table:table-cell>
          <table:table-cell office:value-type="float" office:value="106.3048" calcext:value-type="float">
            <text:p>106.3048</text:p>
          </table:table-cell>
          <table:table-cell office:value-type="float" office:value="204.1849" calcext:value-type="float">
            <text:p>204.1849</text:p>
          </table:table-cell>
          <table:table-cell office:value-type="float" office:value="253.4119" calcext:value-type="float">
            <text:p>253.4119</text:p>
          </table:table-cell>
        </table:table-row>
        <table:table-row table:style-name="ro1">
          <table:table-cell office:value-type="float" office:value="2924000" calcext:value-type="float">
            <text:p>2924000</text:p>
          </table:table-cell>
          <table:table-cell office:value-type="float" office:value="220.1723" calcext:value-type="float">
            <text:p>220.1723</text:p>
          </table:table-cell>
          <table:table-cell office:value-type="float" office:value="70.1965" calcext:value-type="float">
            <text:p>70.1965</text:p>
          </table:table-cell>
          <table:table-cell office:value-type="float" office:value="186.3333" calcext:value-type="float">
            <text:p>186.3333</text:p>
          </table:table-cell>
          <table:table-cell office:value-type="float" office:value="283.9796" calcext:value-type="float">
            <text:p>283.9796</text:p>
          </table:table-cell>
        </table:table-row>
        <table:table-row table:style-name="ro1">
          <table:table-cell office:value-type="float" office:value="2926000" calcext:value-type="float">
            <text:p>2926000</text:p>
          </table:table-cell>
          <table:table-cell office:value-type="float" office:value="97.7895" calcext:value-type="float">
            <text:p>97.7895</text:p>
          </table:table-cell>
          <table:table-cell office:value-type="float" office:value="77.7283" calcext:value-type="float">
            <text:p>77.7283</text:p>
          </table:table-cell>
          <table:table-cell office:value-type="float" office:value="191.8818" calcext:value-type="float">
            <text:p>191.8818</text:p>
          </table:table-cell>
          <table:table-cell office:value-type="float" office:value="259.6919" calcext:value-type="float">
            <text:p>259.6919</text:p>
          </table:table-cell>
        </table:table-row>
        <table:table-row table:style-name="ro1">
          <table:table-cell office:value-type="float" office:value="2928000" calcext:value-type="float">
            <text:p>2928000</text:p>
          </table:table-cell>
          <table:table-cell office:value-type="float" office:value="166.821" calcext:value-type="float">
            <text:p>166.821</text:p>
          </table:table-cell>
          <table:table-cell office:value-type="float" office:value="82.1839" calcext:value-type="float">
            <text:p>82.1839</text:p>
          </table:table-cell>
          <table:table-cell office:value-type="float" office:value="203.7307" calcext:value-type="float">
            <text:p>203.7307</text:p>
          </table:table-cell>
          <table:table-cell office:value-type="float" office:value="268.2692" calcext:value-type="float">
            <text:p>268.2692</text:p>
          </table:table-cell>
        </table:table-row>
        <table:table-row table:style-name="ro1">
          <table:table-cell office:value-type="float" office:value="2930000" calcext:value-type="float">
            <text:p>2930000</text:p>
          </table:table-cell>
          <table:table-cell office:value-type="float" office:value="44.6432" calcext:value-type="float">
            <text:p>44.6432</text:p>
          </table:table-cell>
          <table:table-cell office:value-type="float" office:value="91.3815" calcext:value-type="float">
            <text:p>91.3815</text:p>
          </table:table-cell>
          <table:table-cell office:value-type="float" office:value="237.7079" calcext:value-type="float">
            <text:p>237.7079</text:p>
          </table:table-cell>
          <table:table-cell office:value-type="float" office:value="200.5089" calcext:value-type="float">
            <text:p>200.5089</text:p>
          </table:table-cell>
        </table:table-row>
        <table:table-row table:style-name="ro1">
          <table:table-cell office:value-type="float" office:value="2932000" calcext:value-type="float">
            <text:p>2932000</text:p>
          </table:table-cell>
          <table:table-cell office:value-type="float" office:value="54.0411" calcext:value-type="float">
            <text:p>54.0411</text:p>
          </table:table-cell>
          <table:table-cell office:value-type="float" office:value="92.8253" calcext:value-type="float">
            <text:p>92.8253</text:p>
          </table:table-cell>
          <table:table-cell office:value-type="float" office:value="282.1015" calcext:value-type="float">
            <text:p>282.1015</text:p>
          </table:table-cell>
          <table:table-cell office:value-type="float" office:value="247.6692" calcext:value-type="float">
            <text:p>247.6692</text:p>
          </table:table-cell>
        </table:table-row>
        <table:table-row table:style-name="ro1">
          <table:table-cell office:value-type="float" office:value="2934000" calcext:value-type="float">
            <text:p>2934000</text:p>
          </table:table-cell>
          <table:table-cell office:value-type="float" office:value="136.6122" calcext:value-type="float">
            <text:p>136.6122</text:p>
          </table:table-cell>
          <table:table-cell office:value-type="float" office:value="74.0205" calcext:value-type="float">
            <text:p>74.0205</text:p>
          </table:table-cell>
          <table:table-cell office:value-type="float" office:value="202.4877" calcext:value-type="float">
            <text:p>202.4877</text:p>
          </table:table-cell>
          <table:table-cell office:value-type="float" office:value="246.478" calcext:value-type="float">
            <text:p>246.478</text:p>
          </table:table-cell>
        </table:table-row>
        <table:table-row table:style-name="ro1">
          <table:table-cell office:value-type="float" office:value="2936000" calcext:value-type="float">
            <text:p>2936000</text:p>
          </table:table-cell>
          <table:table-cell office:value-type="float" office:value="115.4362" calcext:value-type="float">
            <text:p>115.4362</text:p>
          </table:table-cell>
          <table:table-cell office:value-type="float" office:value="91.188" calcext:value-type="float">
            <text:p>91.188</text:p>
          </table:table-cell>
          <table:table-cell office:value-type="float" office:value="130.5255" calcext:value-type="float">
            <text:p>130.5255</text:p>
          </table:table-cell>
          <table:table-cell office:value-type="float" office:value="245.8722" calcext:value-type="float">
            <text:p>245.8722</text:p>
          </table:table-cell>
        </table:table-row>
        <table:table-row table:style-name="ro1">
          <table:table-cell office:value-type="float" office:value="2938000" calcext:value-type="float">
            <text:p>2938000</text:p>
          </table:table-cell>
          <table:table-cell office:value-type="float" office:value="126.8483" calcext:value-type="float">
            <text:p>126.8483</text:p>
          </table:table-cell>
          <table:table-cell office:value-type="float" office:value="102.7716" calcext:value-type="float">
            <text:p>102.7716</text:p>
          </table:table-cell>
          <table:table-cell office:value-type="float" office:value="239.4934" calcext:value-type="float">
            <text:p>239.4934</text:p>
          </table:table-cell>
          <table:table-cell office:value-type="float" office:value="277.6543" calcext:value-type="float">
            <text:p>277.6543</text:p>
          </table:table-cell>
        </table:table-row>
        <table:table-row table:style-name="ro1">
          <table:table-cell office:value-type="float" office:value="2940000" calcext:value-type="float">
            <text:p>2940000</text:p>
          </table:table-cell>
          <table:table-cell office:value-type="float" office:value="170.0815" calcext:value-type="float">
            <text:p>170.0815</text:p>
          </table:table-cell>
          <table:table-cell office:value-type="float" office:value="70.3565" calcext:value-type="float">
            <text:p>70.3565</text:p>
          </table:table-cell>
          <table:table-cell office:value-type="float" office:value="209.2445" calcext:value-type="float">
            <text:p>209.2445</text:p>
          </table:table-cell>
          <table:table-cell office:value-type="float" office:value="252.0895" calcext:value-type="float">
            <text:p>252.0895</text:p>
          </table:table-cell>
        </table:table-row>
        <table:table-row table:style-name="ro1">
          <table:table-cell office:value-type="float" office:value="2942000" calcext:value-type="float">
            <text:p>2942000</text:p>
          </table:table-cell>
          <table:table-cell office:value-type="float" office:value="138.7699" calcext:value-type="float">
            <text:p>138.7699</text:p>
          </table:table-cell>
          <table:table-cell office:value-type="float" office:value="68.0048" calcext:value-type="float">
            <text:p>68.0048</text:p>
          </table:table-cell>
          <table:table-cell office:value-type="float" office:value="213.7993" calcext:value-type="float">
            <text:p>213.7993</text:p>
          </table:table-cell>
          <table:table-cell office:value-type="float" office:value="281.944" calcext:value-type="float">
            <text:p>281.944</text:p>
          </table:table-cell>
        </table:table-row>
        <table:table-row table:style-name="ro1">
          <table:table-cell office:value-type="float" office:value="2944000" calcext:value-type="float">
            <text:p>2944000</text:p>
          </table:table-cell>
          <table:table-cell office:value-type="float" office:value="-26.5" calcext:value-type="float">
            <text:p>-26.5</text:p>
          </table:table-cell>
          <table:table-cell office:value-type="float" office:value="82.4764" calcext:value-type="float">
            <text:p>82.4764</text:p>
          </table:table-cell>
          <table:table-cell office:value-type="float" office:value="245.1953" calcext:value-type="float">
            <text:p>245.1953</text:p>
          </table:table-cell>
          <table:table-cell office:value-type="float" office:value="270.9203" calcext:value-type="float">
            <text:p>270.9203</text:p>
          </table:table-cell>
        </table:table-row>
        <table:table-row table:style-name="ro1">
          <table:table-cell office:value-type="float" office:value="2946000" calcext:value-type="float">
            <text:p>2946000</text:p>
          </table:table-cell>
          <table:table-cell office:value-type="float" office:value="52.216" calcext:value-type="float">
            <text:p>52.216</text:p>
          </table:table-cell>
          <table:table-cell office:value-type="float" office:value="50.7366" calcext:value-type="float">
            <text:p>50.7366</text:p>
          </table:table-cell>
          <table:table-cell office:value-type="float" office:value="193.8481" calcext:value-type="float">
            <text:p>193.8481</text:p>
          </table:table-cell>
          <table:table-cell office:value-type="float" office:value="270.9809" calcext:value-type="float">
            <text:p>270.9809</text:p>
          </table:table-cell>
        </table:table-row>
        <table:table-row table:style-name="ro1">
          <table:table-cell office:value-type="float" office:value="2948000" calcext:value-type="float">
            <text:p>2948000</text:p>
          </table:table-cell>
          <table:table-cell office:value-type="float" office:value="90.4462" calcext:value-type="float">
            <text:p>90.4462</text:p>
          </table:table-cell>
          <table:table-cell office:value-type="float" office:value="65.1725" calcext:value-type="float">
            <text:p>65.1725</text:p>
          </table:table-cell>
          <table:table-cell office:value-type="float" office:value="205.6129" calcext:value-type="float">
            <text:p>205.6129</text:p>
          </table:table-cell>
          <table:table-cell office:value-type="float" office:value="271.0932" calcext:value-type="float">
            <text:p>271.0932</text:p>
          </table:table-cell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108.1266" calcext:value-type="float">
            <text:p>108.1266</text:p>
          </table:table-cell>
          <table:table-cell office:value-type="float" office:value="76.831" calcext:value-type="float">
            <text:p>76.831</text:p>
          </table:table-cell>
          <table:table-cell office:value-type="float" office:value="210.2015" calcext:value-type="float">
            <text:p>210.2015</text:p>
          </table:table-cell>
          <table:table-cell office:value-type="float" office:value="279.7685" calcext:value-type="float">
            <text:p>279.7685</text:p>
          </table:table-cell>
        </table:table-row>
        <table:table-row table:style-name="ro1">
          <table:table-cell office:value-type="float" office:value="2952000" calcext:value-type="float">
            <text:p>2952000</text:p>
          </table:table-cell>
          <table:table-cell office:value-type="float" office:value="137.2288" calcext:value-type="float">
            <text:p>137.2288</text:p>
          </table:table-cell>
          <table:table-cell office:value-type="float" office:value="79.6243" calcext:value-type="float">
            <text:p>79.6243</text:p>
          </table:table-cell>
          <table:table-cell office:value-type="float" office:value="248.7848" calcext:value-type="float">
            <text:p>248.7848</text:p>
          </table:table-cell>
          <table:table-cell office:value-type="float" office:value="254.0198" calcext:value-type="float">
            <text:p>254.0198</text:p>
          </table:table-cell>
        </table:table-row>
        <table:table-row table:style-name="ro1">
          <table:table-cell office:value-type="float" office:value="2954000" calcext:value-type="float">
            <text:p>2954000</text:p>
          </table:table-cell>
          <table:table-cell office:value-type="float" office:value="146.4274" calcext:value-type="float">
            <text:p>146.4274</text:p>
          </table:table-cell>
          <table:table-cell office:value-type="float" office:value="89.2755" calcext:value-type="float">
            <text:p>89.2755</text:p>
          </table:table-cell>
          <table:table-cell office:value-type="float" office:value="158.1407" calcext:value-type="float">
            <text:p>158.1407</text:p>
          </table:table-cell>
          <table:table-cell office:value-type="float" office:value="267.689" calcext:value-type="float">
            <text:p>267.689</text:p>
          </table:table-cell>
        </table:table-row>
        <table:table-row table:style-name="ro1">
          <table:table-cell office:value-type="float" office:value="2956000" calcext:value-type="float">
            <text:p>2956000</text:p>
          </table:table-cell>
          <table:table-cell office:value-type="float" office:value="8.3532" calcext:value-type="float">
            <text:p>8.3532</text:p>
          </table:table-cell>
          <table:table-cell office:value-type="float" office:value="100.2664" calcext:value-type="float">
            <text:p>100.2664</text:p>
          </table:table-cell>
          <table:table-cell office:value-type="float" office:value="263.1993" calcext:value-type="float">
            <text:p>263.1993</text:p>
          </table:table-cell>
          <table:table-cell office:value-type="float" office:value="276.5509" calcext:value-type="float">
            <text:p>276.5509</text:p>
          </table:table-cell>
        </table:table-row>
        <table:table-row table:style-name="ro1">
          <table:table-cell office:value-type="float" office:value="2958000" calcext:value-type="float">
            <text:p>2958000</text:p>
          </table:table-cell>
          <table:table-cell office:value-type="float" office:value="111.7459" calcext:value-type="float">
            <text:p>111.7459</text:p>
          </table:table-cell>
          <table:table-cell office:value-type="float" office:value="72.5566" calcext:value-type="float">
            <text:p>72.5566</text:p>
          </table:table-cell>
          <table:table-cell office:value-type="float" office:value="240.9281" calcext:value-type="float">
            <text:p>240.9281</text:p>
          </table:table-cell>
          <table:table-cell office:value-type="float" office:value="283.0616" calcext:value-type="float">
            <text:p>283.0616</text:p>
          </table:table-cell>
        </table:table-row>
        <table:table-row table:style-name="ro1">
          <table:table-cell office:value-type="float" office:value="2960000" calcext:value-type="float">
            <text:p>2960000</text:p>
          </table:table-cell>
          <table:table-cell office:value-type="float" office:value="65.4161" calcext:value-type="float">
            <text:p>65.4161</text:p>
          </table:table-cell>
          <table:table-cell office:value-type="float" office:value="42.0905" calcext:value-type="float">
            <text:p>42.0905</text:p>
          </table:table-cell>
          <table:table-cell office:value-type="float" office:value="212.046" calcext:value-type="float">
            <text:p>212.046</text:p>
          </table:table-cell>
          <table:table-cell office:value-type="float" office:value="247.1125" calcext:value-type="float">
            <text:p>247.1125</text:p>
          </table:table-cell>
        </table:table-row>
        <table:table-row table:style-name="ro1">
          <table:table-cell office:value-type="float" office:value="2962000" calcext:value-type="float">
            <text:p>2962000</text:p>
          </table:table-cell>
          <table:table-cell office:value-type="float" office:value="-14.544" calcext:value-type="float">
            <text:p>-14.544</text:p>
          </table:table-cell>
          <table:table-cell office:value-type="float" office:value="102.5783" calcext:value-type="float">
            <text:p>102.5783</text:p>
          </table:table-cell>
          <table:table-cell office:value-type="float" office:value="268.4543" calcext:value-type="float">
            <text:p>268.4543</text:p>
          </table:table-cell>
          <table:table-cell office:value-type="float" office:value="274.9995" calcext:value-type="float">
            <text:p>274.9995</text:p>
          </table:table-cell>
        </table:table-row>
        <table:table-row table:style-name="ro1">
          <table:table-cell office:value-type="float" office:value="2964000" calcext:value-type="float">
            <text:p>2964000</text:p>
          </table:table-cell>
          <table:table-cell office:value-type="float" office:value="209.0252" calcext:value-type="float">
            <text:p>209.0252</text:p>
          </table:table-cell>
          <table:table-cell office:value-type="float" office:value="77.0271" calcext:value-type="float">
            <text:p>77.0271</text:p>
          </table:table-cell>
          <table:table-cell office:value-type="float" office:value="250.4924" calcext:value-type="float">
            <text:p>250.4924</text:p>
          </table:table-cell>
          <table:table-cell office:value-type="float" office:value="262.4558" calcext:value-type="float">
            <text:p>262.4558</text:p>
          </table:table-cell>
        </table:table-row>
        <table:table-row table:style-name="ro1">
          <table:table-cell office:value-type="float" office:value="2966000" calcext:value-type="float">
            <text:p>2966000</text:p>
          </table:table-cell>
          <table:table-cell office:value-type="float" office:value="63.5519" calcext:value-type="float">
            <text:p>63.5519</text:p>
          </table:table-cell>
          <table:table-cell office:value-type="float" office:value="62.1072" calcext:value-type="float">
            <text:p>62.1072</text:p>
          </table:table-cell>
          <table:table-cell office:value-type="float" office:value="253.8015" calcext:value-type="float">
            <text:p>253.8015</text:p>
          </table:table-cell>
          <table:table-cell office:value-type="float" office:value="210.6219" calcext:value-type="float">
            <text:p>210.6219</text:p>
          </table:table-cell>
        </table:table-row>
        <table:table-row table:style-name="ro1">
          <table:table-cell office:value-type="float" office:value="2968000" calcext:value-type="float">
            <text:p>2968000</text:p>
          </table:table-cell>
          <table:table-cell office:value-type="float" office:value="70.7032" calcext:value-type="float">
            <text:p>70.7032</text:p>
          </table:table-cell>
          <table:table-cell office:value-type="float" office:value="84.5898" calcext:value-type="float">
            <text:p>84.5898</text:p>
          </table:table-cell>
          <table:table-cell office:value-type="float" office:value="248.7095" calcext:value-type="float">
            <text:p>248.7095</text:p>
          </table:table-cell>
          <table:table-cell office:value-type="float" office:value="280.5419" calcext:value-type="float">
            <text:p>280.5419</text:p>
          </table:table-cell>
        </table:table-row>
        <table:table-row table:style-name="ro1">
          <table:table-cell office:value-type="float" office:value="2970000" calcext:value-type="float">
            <text:p>2970000</text:p>
          </table:table-cell>
          <table:table-cell office:value-type="float" office:value="200.8028" calcext:value-type="float">
            <text:p>200.8028</text:p>
          </table:table-cell>
          <table:table-cell office:value-type="float" office:value="103.9613" calcext:value-type="float">
            <text:p>103.9613</text:p>
          </table:table-cell>
          <table:table-cell office:value-type="float" office:value="260.5556" calcext:value-type="float">
            <text:p>260.5556</text:p>
          </table:table-cell>
          <table:table-cell office:value-type="float" office:value="276.8761" calcext:value-type="float">
            <text:p>276.8761</text:p>
          </table:table-cell>
        </table:table-row>
        <table:table-row table:style-name="ro1">
          <table:table-cell office:value-type="float" office:value="2972000" calcext:value-type="float">
            <text:p>2972000</text:p>
          </table:table-cell>
          <table:table-cell office:value-type="float" office:value="168.3928" calcext:value-type="float">
            <text:p>168.3928</text:p>
          </table:table-cell>
          <table:table-cell office:value-type="float" office:value="103.1717" calcext:value-type="float">
            <text:p>103.1717</text:p>
          </table:table-cell>
          <table:table-cell office:value-type="float" office:value="219.0368" calcext:value-type="float">
            <text:p>219.0368</text:p>
          </table:table-cell>
          <table:table-cell office:value-type="float" office:value="209.9955" calcext:value-type="float">
            <text:p>209.9955</text:p>
          </table:table-cell>
        </table:table-row>
        <table:table-row table:style-name="ro1">
          <table:table-cell office:value-type="float" office:value="2974000" calcext:value-type="float">
            <text:p>2974000</text:p>
          </table:table-cell>
          <table:table-cell office:value-type="float" office:value="85.7382" calcext:value-type="float">
            <text:p>85.7382</text:p>
          </table:table-cell>
          <table:table-cell office:value-type="float" office:value="81.9309" calcext:value-type="float">
            <text:p>81.9309</text:p>
          </table:table-cell>
          <table:table-cell office:value-type="float" office:value="260.2704" calcext:value-type="float">
            <text:p>260.2704</text:p>
          </table:table-cell>
          <table:table-cell office:value-type="float" office:value="74.3618" calcext:value-type="float">
            <text:p>74.3618</text:p>
          </table:table-cell>
        </table:table-row>
        <table:table-row table:style-name="ro1">
          <table:table-cell office:value-type="float" office:value="2976000" calcext:value-type="float">
            <text:p>2976000</text:p>
          </table:table-cell>
          <table:table-cell office:value-type="float" office:value="168.2943" calcext:value-type="float">
            <text:p>168.2943</text:p>
          </table:table-cell>
          <table:table-cell office:value-type="float" office:value="91.1087" calcext:value-type="float">
            <text:p>91.1087</text:p>
          </table:table-cell>
          <table:table-cell office:value-type="float" office:value="271.5517" calcext:value-type="float">
            <text:p>271.5517</text:p>
          </table:table-cell>
          <table:table-cell office:value-type="float" office:value="276.2036" calcext:value-type="float">
            <text:p>276.2036</text:p>
          </table:table-cell>
        </table:table-row>
        <table:table-row table:style-name="ro1">
          <table:table-cell office:value-type="float" office:value="2978000" calcext:value-type="float">
            <text:p>2978000</text:p>
          </table:table-cell>
          <table:table-cell office:value-type="float" office:value="140.7559" calcext:value-type="float">
            <text:p>140.7559</text:p>
          </table:table-cell>
          <table:table-cell office:value-type="float" office:value="98.0019" calcext:value-type="float">
            <text:p>98.0019</text:p>
          </table:table-cell>
          <table:table-cell office:value-type="float" office:value="269.7744" calcext:value-type="float">
            <text:p>269.7744</text:p>
          </table:table-cell>
          <table:table-cell office:value-type="float" office:value="226.8719" calcext:value-type="float">
            <text:p>226.8719</text:p>
          </table:table-cell>
        </table:table-row>
        <table:table-row table:style-name="ro1">
          <table:table-cell office:value-type="float" office:value="2980000" calcext:value-type="float">
            <text:p>2980000</text:p>
          </table:table-cell>
          <table:table-cell office:value-type="float" office:value="121.9865" calcext:value-type="float">
            <text:p>121.9865</text:p>
          </table:table-cell>
          <table:table-cell office:value-type="float" office:value="118.0362" calcext:value-type="float">
            <text:p>118.0362</text:p>
          </table:table-cell>
          <table:table-cell office:value-type="float" office:value="251.3904" calcext:value-type="float">
            <text:p>251.3904</text:p>
          </table:table-cell>
          <table:table-cell office:value-type="float" office:value="283.3386" calcext:value-type="float">
            <text:p>283.3386</text:p>
          </table:table-cell>
        </table:table-row>
        <table:table-row table:style-name="ro1">
          <table:table-cell office:value-type="float" office:value="2982000" calcext:value-type="float">
            <text:p>2982000</text:p>
          </table:table-cell>
          <table:table-cell office:value-type="float" office:value="100.9198" calcext:value-type="float">
            <text:p>100.9198</text:p>
          </table:table-cell>
          <table:table-cell office:value-type="float" office:value="111.6815" calcext:value-type="float">
            <text:p>111.6815</text:p>
          </table:table-cell>
          <table:table-cell office:value-type="float" office:value="195.698" calcext:value-type="float">
            <text:p>195.698</text:p>
          </table:table-cell>
          <table:table-cell office:value-type="float" office:value="277.401" calcext:value-type="float">
            <text:p>277.401</text:p>
          </table:table-cell>
        </table:table-row>
        <table:table-row table:style-name="ro1">
          <table:table-cell office:value-type="float" office:value="2984000" calcext:value-type="float">
            <text:p>2984000</text:p>
          </table:table-cell>
          <table:table-cell office:value-type="float" office:value="153.1327" calcext:value-type="float">
            <text:p>153.1327</text:p>
          </table:table-cell>
          <table:table-cell office:value-type="float" office:value="114.6396" calcext:value-type="float">
            <text:p>114.6396</text:p>
          </table:table-cell>
          <table:table-cell office:value-type="float" office:value="279.8862" calcext:value-type="float">
            <text:p>279.8862</text:p>
          </table:table-cell>
          <table:table-cell office:value-type="float" office:value="257.795" calcext:value-type="float">
            <text:p>257.795</text:p>
          </table:table-cell>
        </table:table-row>
        <table:table-row table:style-name="ro1">
          <table:table-cell office:value-type="float" office:value="2986000" calcext:value-type="float">
            <text:p>2986000</text:p>
          </table:table-cell>
          <table:table-cell office:value-type="float" office:value="143.4803" calcext:value-type="float">
            <text:p>143.4803</text:p>
          </table:table-cell>
          <table:table-cell office:value-type="float" office:value="96.6077" calcext:value-type="float">
            <text:p>96.6077</text:p>
          </table:table-cell>
          <table:table-cell office:value-type="float" office:value="224.5917" calcext:value-type="float">
            <text:p>224.5917</text:p>
          </table:table-cell>
          <table:table-cell office:value-type="float" office:value="176.987" calcext:value-type="float">
            <text:p>176.987</text:p>
          </table:table-cell>
        </table:table-row>
        <table:table-row table:style-name="ro1">
          <table:table-cell office:value-type="float" office:value="2988000" calcext:value-type="float">
            <text:p>2988000</text:p>
          </table:table-cell>
          <table:table-cell office:value-type="float" office:value="153.8973" calcext:value-type="float">
            <text:p>153.8973</text:p>
          </table:table-cell>
          <table:table-cell office:value-type="float" office:value="82.1424" calcext:value-type="float">
            <text:p>82.1424</text:p>
          </table:table-cell>
          <table:table-cell office:value-type="float" office:value="203.4518" calcext:value-type="float">
            <text:p>203.4518</text:p>
          </table:table-cell>
          <table:table-cell office:value-type="float" office:value="204.5464" calcext:value-type="float">
            <text:p>204.5464</text:p>
          </table:table-cell>
        </table:table-row>
        <table:table-row table:style-name="ro1">
          <table:table-cell office:value-type="float" office:value="2990000" calcext:value-type="float">
            <text:p>2990000</text:p>
          </table:table-cell>
          <table:table-cell office:value-type="float" office:value="64.2289" calcext:value-type="float">
            <text:p>64.2289</text:p>
          </table:table-cell>
          <table:table-cell office:value-type="float" office:value="77.8127" calcext:value-type="float">
            <text:p>77.8127</text:p>
          </table:table-cell>
          <table:table-cell office:value-type="float" office:value="185.8716" calcext:value-type="float">
            <text:p>185.8716</text:p>
          </table:table-cell>
          <table:table-cell office:value-type="float" office:value="285.3392" calcext:value-type="float">
            <text:p>285.3392</text:p>
          </table:table-cell>
        </table:table-row>
        <table:table-row table:style-name="ro1">
          <table:table-cell office:value-type="float" office:value="2992000" calcext:value-type="float">
            <text:p>2992000</text:p>
          </table:table-cell>
          <table:table-cell office:value-type="float" office:value="158.3218" calcext:value-type="float">
            <text:p>158.3218</text:p>
          </table:table-cell>
          <table:table-cell office:value-type="float" office:value="80.1322" calcext:value-type="float">
            <text:p>80.1322</text:p>
          </table:table-cell>
          <table:table-cell office:value-type="float" office:value="215.9364" calcext:value-type="float">
            <text:p>215.9364</text:p>
          </table:table-cell>
          <table:table-cell office:value-type="float" office:value="283.1248" calcext:value-type="float">
            <text:p>283.1248</text:p>
          </table:table-cell>
        </table:table-row>
        <table:table-row table:style-name="ro1">
          <table:table-cell office:value-type="float" office:value="2994000" calcext:value-type="float">
            <text:p>2994000</text:p>
          </table:table-cell>
          <table:table-cell office:value-type="float" office:value="90.1661" calcext:value-type="float">
            <text:p>90.1661</text:p>
          </table:table-cell>
          <table:table-cell office:value-type="float" office:value="102.9317" calcext:value-type="float">
            <text:p>102.9317</text:p>
          </table:table-cell>
          <table:table-cell office:value-type="float" office:value="228.6872" calcext:value-type="float">
            <text:p>228.6872</text:p>
          </table:table-cell>
          <table:table-cell office:value-type="float" office:value="253.0881" calcext:value-type="float">
            <text:p>253.0881</text:p>
          </table:table-cell>
        </table:table-row>
        <table:table-row table:style-name="ro1">
          <table:table-cell office:value-type="float" office:value="2996000" calcext:value-type="float">
            <text:p>2996000</text:p>
          </table:table-cell>
          <table:table-cell office:value-type="float" office:value="92.7742" calcext:value-type="float">
            <text:p>92.7742</text:p>
          </table:table-cell>
          <table:table-cell office:value-type="float" office:value="73.3078" calcext:value-type="float">
            <text:p>73.3078</text:p>
          </table:table-cell>
          <table:table-cell office:value-type="float" office:value="206.1321" calcext:value-type="float">
            <text:p>206.1321</text:p>
          </table:table-cell>
          <table:table-cell office:value-type="float" office:value="244.7934" calcext:value-type="float">
            <text:p>244.7934</text:p>
          </table:table-cell>
        </table:table-row>
        <table:table-row table:style-name="ro1">
          <table:table-cell office:value-type="float" office:value="2998000" calcext:value-type="float">
            <text:p>2998000</text:p>
          </table:table-cell>
          <table:table-cell office:value-type="float" office:value="93.0729" calcext:value-type="float">
            <text:p>93.0729</text:p>
          </table:table-cell>
          <table:table-cell office:value-type="float" office:value="42.3731" calcext:value-type="float">
            <text:p>42.3731</text:p>
          </table:table-cell>
          <table:table-cell office:value-type="float" office:value="279.0284" calcext:value-type="float">
            <text:p>279.0284</text:p>
          </table:table-cell>
          <table:table-cell office:value-type="float" office:value="263.1127" calcext:value-type="float">
            <text:p>263.112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8.101" calcext:value-type="float">
            <text:p>68.101</text:p>
          </table:table-cell>
          <table:table-cell office:value-type="float" office:value="77.5529" calcext:value-type="float">
            <text:p>77.5529</text:p>
          </table:table-cell>
          <table:table-cell office:value-type="float" office:value="126.225" calcext:value-type="float">
            <text:p>126.225</text:p>
          </table:table-cell>
          <table:table-cell office:value-type="float" office:value="262.9833" calcext:value-type="float">
            <text:p>262.9833</text:p>
          </table:table-cell>
        </table:table-row>
        <table:table-row table:style-name="ro1">
          <table:table-cell/>
          <table:table-cell table:formula="of:=MAX([.B2:.B1501])" office:value-type="float" office:value="274.2333" calcext:value-type="float">
            <text:p>274.2333</text:p>
          </table:table-cell>
          <table:table-cell table:formula="of:=MAX([.C2:.C1501])" office:value-type="float" office:value="185.2993" calcext:value-type="float">
            <text:p>185.2993</text:p>
          </table:table-cell>
          <table:table-cell table:formula="of:=MAX([.D2:.D1501])" office:value-type="float" office:value="302.3576" calcext:value-type="float">
            <text:p>302.3576</text:p>
          </table:table-cell>
          <table:table-cell table:formula="of:=MAX([.E2:.E1501])" office:value-type="float" office:value="298.4227" calcext:value-type="float">
            <text:p>298.4227</text:p>
          </table:table-cell>
        </table:table-row>
        <table:table-row table:style-name="ro1">
          <table:table-cell/>
          <table:table-cell table:formula="of:=STDEV([.B2:.B1501])" office:value-type="float" office:value="65.9960843416984" calcext:value-type="float">
            <text:p>65.9960843416984</text:p>
          </table:table-cell>
          <table:table-cell table:formula="of:=STDEV([.C2:.C1501])" office:value-type="float" office:value="45.6912487037557" calcext:value-type="float">
            <text:p>45.6912487037557</text:p>
          </table:table-cell>
          <table:table-cell table:formula="of:=STDEV([.D2:.D1501])" office:value-type="float" office:value="71.2305880862796" calcext:value-type="float">
            <text:p>71.2305880862796</text:p>
          </table:table-cell>
          <table:table-cell table:formula="of:=STDEV([.E2:.E1501])" office:value-type="float" office:value="69.9939495966387" calcext:value-type="float">
            <text:p>69.9939495966387</text:p>
          </table:table-cell>
        </table:table-row>
        <table:table-row table:style-name="ro1">
          <table:table-cell/>
          <table:table-cell table:formula="of:=AVERAGE([.B2:.B1501])" office:value-type="float" office:value="86.0172912666667" calcext:value-type="float">
            <text:p>86.0172912666667</text:p>
          </table:table-cell>
          <table:table-cell table:formula="of:=AVERAGE([.C2:.C1501])" office:value-type="float" office:value="79.6735423333333" calcext:value-type="float">
            <text:p>79.6735423333333</text:p>
          </table:table-cell>
          <table:table-cell table:formula="of:=AVERAGE([.D2:.D1501])" office:value-type="float" office:value="216.74346" calcext:value-type="float">
            <text:p>216.74346</text:p>
          </table:table-cell>
          <table:table-cell table:formula="of:=AVERAGE([.E2:.E1501])" office:value-type="float" office:value="231.279334333333" calcext:value-type="float">
            <text:p>231.279334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20:27:53.548881129</meta:creation-date>
    <dc:date>2023-06-30T17:52:12.467109151</dc:date>
    <meta:editing-duration>PT1H24M50S</meta:editing-duration>
    <meta:editing-cycles>1</meta:editing-cycles>
    <meta:document-statistic meta:table-count="1" meta:cell-count="751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18cm" svg:height="9.005cm" xlink:href=".." xlink:type="simple" chart:class="chart:scatter" chart:style-name="ch1">
        <chart:legend chart:legend-position="end" svg:x="14.287cm" svg:y="3.456cm" style:legend-expansion="high" chart:style-name="ch2"/>
        <chart:plot-area chart:style-name="ch3" table:cell-range-address="Sheet1.A1:Sheet1.E1501" chart:data-source-has-labels="row" svg:x="0.362cm" svg:y="0.18cm" svg:width="13.563cm" svg:height="8.645cm">
          <chart:coordinate-region svg:x="1.274cm" svg:y="0.379cm" svg:width="12.002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01" chart:label-cell-address="Sheet1.B1:Sheet1.B1" chart:class="chart:scatter">
            <chart:domain table:cell-range-address="Sheet1.A2:Sheet1.A1501"/>
            <chart:data-point chart:repeated="1500"/>
          </chart:series>
          <chart:series chart:style-name="ch8" chart:values-cell-range-address="Sheet1.C2:Sheet1.C1501" chart:label-cell-address="Sheet1.C1:Sheet1.C1" chart:class="chart:scatter">
            <chart:data-point chart:repeated="1500"/>
          </chart:series>
          <chart:series chart:style-name="ch9" chart:values-cell-range-address="Sheet1.D2:Sheet1.D1501" chart:label-cell-address="Sheet1.D1:Sheet1.D1" chart:class="chart:scatter">
            <chart:data-point chart:repeated="1500"/>
          </chart:series>
          <chart:series chart:style-name="ch10" chart:values-cell-range-address="Sheet1.E2:Sheet1.E1501" chart:label-cell-address="Sheet1.E1:Sheet1.E1" chart:class="chart:scatter">
            <chart:data-point chart:repeated="1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or-critic</text:p>
                <draw:g>
                  <svg:desc>Sheet1.B1:Sheet1.B1</svg:desc>
                </draw:g>
              </table:table-cell>
              <table:table-cell office:value-type="string">
                <text:p>actor</text:p>
                <draw:g>
                  <svg:desc>Sheet1.C1:Sheet1.C1</svg:desc>
                </draw:g>
              </table:table-cell>
              <table:table-cell office:value-type="string">
                <text:p>no entropy</text:p>
                <draw:g>
                  <svg:desc>Sheet1.D1:Sheet1.D1</svg:desc>
                </draw:g>
              </table:table-cell>
              <table:table-cell office:value-type="string">
                <text:p>actor no entropy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2:Sheet1.A1501</svg:desc>
                </draw:g>
              </table:table-cell>
              <table:table-cell office:value-type="float" office:value="-187.8551">
                <text:p>-187.8551</text:p>
                <draw:g>
                  <svg:desc>Sheet1.B2:Sheet1.B1501</svg:desc>
                </draw:g>
              </table:table-cell>
              <table:table-cell office:value-type="float" office:value="-186.395">
                <text:p>-186.395</text:p>
                <draw:g>
                  <svg:desc>Sheet1.C2:Sheet1.C1501</svg:desc>
                </draw:g>
              </table:table-cell>
              <table:table-cell office:value-type="float" office:value="-163.8058">
                <text:p>-163.8058</text:p>
                <draw:g>
                  <svg:desc>Sheet1.D2:Sheet1.D1501</svg:desc>
                </draw:g>
              </table:table-cell>
              <table:table-cell office:value-type="float" office:value="-240.4733">
                <text:p>-240.4733</text:p>
                <draw:g>
                  <svg:desc>Sheet1.E2:Sheet1.E1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-154.3274">
                <text:p>-154.3274</text:p>
              </table:table-cell>
              <table:table-cell office:value-type="float" office:value="-261.1242">
                <text:p>-261.1242</text:p>
              </table:table-cell>
              <table:table-cell office:value-type="float" office:value="-198.8157">
                <text:p>-198.8157</text:p>
              </table:table-cell>
              <table:table-cell office:value-type="float" office:value="-217.1547">
                <text:p>-217.1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">
                <text:p>6000</text:p>
              </table:table-cell>
              <table:table-cell office:value-type="float" office:value="-145.0304">
                <text:p>-145.0304</text:p>
              </table:table-cell>
              <table:table-cell office:value-type="float" office:value="-227.3967">
                <text:p>-227.3967</text:p>
              </table:table-cell>
              <table:table-cell office:value-type="float" office:value="-147.3486">
                <text:p>-147.3486</text:p>
              </table:table-cell>
              <table:table-cell office:value-type="float" office:value="-146.8475">
                <text:p>-146.8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-118.4661">
                <text:p>-118.4661</text:p>
              </table:table-cell>
              <table:table-cell office:value-type="float" office:value="-254.5123">
                <text:p>-254.5123</text:p>
              </table:table-cell>
              <table:table-cell office:value-type="float" office:value="-156.8046">
                <text:p>-156.8046</text:p>
              </table:table-cell>
              <table:table-cell office:value-type="float" office:value="-160.9073">
                <text:p>-160.90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-114.3383">
                <text:p>-114.3383</text:p>
              </table:table-cell>
              <table:table-cell office:value-type="float" office:value="-176.4927">
                <text:p>-176.4927</text:p>
              </table:table-cell>
              <table:table-cell office:value-type="float" office:value="-119.7471">
                <text:p>-119.7471</text:p>
              </table:table-cell>
              <table:table-cell office:value-type="float" office:value="-129.193">
                <text:p>-129.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">
                <text:p>12000</text:p>
              </table:table-cell>
              <table:table-cell office:value-type="float" office:value="-148.9424">
                <text:p>-148.9424</text:p>
              </table:table-cell>
              <table:table-cell office:value-type="float" office:value="-201.9057">
                <text:p>-201.9057</text:p>
              </table:table-cell>
              <table:table-cell office:value-type="float" office:value="-118.653">
                <text:p>-118.653</text:p>
              </table:table-cell>
              <table:table-cell office:value-type="float" office:value="-156.2198">
                <text:p>-156.2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">
                <text:p>14000</text:p>
              </table:table-cell>
              <table:table-cell office:value-type="float" office:value="-107.8273">
                <text:p>-107.8273</text:p>
              </table:table-cell>
              <table:table-cell office:value-type="float" office:value="-135.0782">
                <text:p>-135.0782</text:p>
              </table:table-cell>
              <table:table-cell office:value-type="float" office:value="-100.8887">
                <text:p>-100.8887</text:p>
              </table:table-cell>
              <table:table-cell office:value-type="float" office:value="-150.0857">
                <text:p>-150.0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-139.9289">
                <text:p>-139.9289</text:p>
              </table:table-cell>
              <table:table-cell office:value-type="float" office:value="-129.1478">
                <text:p>-129.1478</text:p>
              </table:table-cell>
              <table:table-cell office:value-type="float" office:value="-96.3552">
                <text:p>-96.3552</text:p>
              </table:table-cell>
              <table:table-cell office:value-type="float" office:value="-129.7637">
                <text:p>-129.7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">
                <text:p>18000</text:p>
              </table:table-cell>
              <table:table-cell office:value-type="float" office:value="-121.2315">
                <text:p>-121.2315</text:p>
              </table:table-cell>
              <table:table-cell office:value-type="float" office:value="-134.5738">
                <text:p>-134.5738</text:p>
              </table:table-cell>
              <table:table-cell office:value-type="float" office:value="-102.5243">
                <text:p>-102.5243</text:p>
              </table:table-cell>
              <table:table-cell office:value-type="float" office:value="-118.9442">
                <text:p>-118.9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-127.8999">
                <text:p>-127.8999</text:p>
              </table:table-cell>
              <table:table-cell office:value-type="float" office:value="-157.1149">
                <text:p>-157.1149</text:p>
              </table:table-cell>
              <table:table-cell office:value-type="float" office:value="-108.1966">
                <text:p>-108.1966</text:p>
              </table:table-cell>
              <table:table-cell office:value-type="float" office:value="-125.5256">
                <text:p>-125.5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">
                <text:p>22000</text:p>
              </table:table-cell>
              <table:table-cell office:value-type="float" office:value="-99.7009">
                <text:p>-99.7009</text:p>
              </table:table-cell>
              <table:table-cell office:value-type="float" office:value="-109.2591">
                <text:p>-109.2591</text:p>
              </table:table-cell>
              <table:table-cell office:value-type="float" office:value="-87.2478">
                <text:p>-87.2478</text:p>
              </table:table-cell>
              <table:table-cell office:value-type="float" office:value="-102.7096">
                <text:p>-102.7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">
                <text:p>24000</text:p>
              </table:table-cell>
              <table:table-cell office:value-type="float" office:value="-91.0147">
                <text:p>-91.0147</text:p>
              </table:table-cell>
              <table:table-cell office:value-type="float" office:value="-167.4691">
                <text:p>-167.4691</text:p>
              </table:table-cell>
              <table:table-cell office:value-type="float" office:value="-121.4719">
                <text:p>-121.4719</text:p>
              </table:table-cell>
              <table:table-cell office:value-type="float" office:value="-101.9483">
                <text:p>-101.9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">
                <text:p>26000</text:p>
              </table:table-cell>
              <table:table-cell office:value-type="float" office:value="-132.4895">
                <text:p>-132.4895</text:p>
              </table:table-cell>
              <table:table-cell office:value-type="float" office:value="-106.9708">
                <text:p>-106.9708</text:p>
              </table:table-cell>
              <table:table-cell office:value-type="float" office:value="-70.973">
                <text:p>-70.973</text:p>
              </table:table-cell>
              <table:table-cell office:value-type="float" office:value="-126.5992">
                <text:p>-126.5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-122.1784">
                <text:p>-122.1784</text:p>
              </table:table-cell>
              <table:table-cell office:value-type="float" office:value="-113.7071">
                <text:p>-113.7071</text:p>
              </table:table-cell>
              <table:table-cell office:value-type="float" office:value="-83.0678">
                <text:p>-83.0678</text:p>
              </table:table-cell>
              <table:table-cell office:value-type="float" office:value="-109.9734">
                <text:p>-109.9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-117.0538">
                <text:p>-117.0538</text:p>
              </table:table-cell>
              <table:table-cell office:value-type="float" office:value="-92.7661">
                <text:p>-92.7661</text:p>
              </table:table-cell>
              <table:table-cell office:value-type="float" office:value="-91.9367">
                <text:p>-91.9367</text:p>
              </table:table-cell>
              <table:table-cell office:value-type="float" office:value="-93.202">
                <text:p>-93.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">
                <text:p>32000</text:p>
              </table:table-cell>
              <table:table-cell office:value-type="float" office:value="-108.524">
                <text:p>-108.524</text:p>
              </table:table-cell>
              <table:table-cell office:value-type="float" office:value="-105.6653">
                <text:p>-105.6653</text:p>
              </table:table-cell>
              <table:table-cell office:value-type="float" office:value="-79.7783">
                <text:p>-79.7783</text:p>
              </table:table-cell>
              <table:table-cell office:value-type="float" office:value="-108.5581">
                <text:p>-108.5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">
                <text:p>34000</text:p>
              </table:table-cell>
              <table:table-cell office:value-type="float" office:value="-114.7589">
                <text:p>-114.7589</text:p>
              </table:table-cell>
              <table:table-cell office:value-type="float" office:value="-108.7898">
                <text:p>-108.7898</text:p>
              </table:table-cell>
              <table:table-cell office:value-type="float" office:value="-130.0886">
                <text:p>-130.0886</text:p>
              </table:table-cell>
              <table:table-cell office:value-type="float" office:value="-89.5458">
                <text:p>-89.5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">
                <text:p>36000</text:p>
              </table:table-cell>
              <table:table-cell office:value-type="float" office:value="-129.8106">
                <text:p>-129.8106</text:p>
              </table:table-cell>
              <table:table-cell office:value-type="float" office:value="-57.3286">
                <text:p>-57.3286</text:p>
              </table:table-cell>
              <table:table-cell office:value-type="float" office:value="-82.6522">
                <text:p>-82.6522</text:p>
              </table:table-cell>
              <table:table-cell office:value-type="float" office:value="-88.5856">
                <text:p>-88.5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">
                <text:p>38000</text:p>
              </table:table-cell>
              <table:table-cell office:value-type="float" office:value="-91.9508">
                <text:p>-91.9508</text:p>
              </table:table-cell>
              <table:table-cell office:value-type="float" office:value="-100.8272">
                <text:p>-100.8272</text:p>
              </table:table-cell>
              <table:table-cell office:value-type="float" office:value="-74.4117">
                <text:p>-74.4117</text:p>
              </table:table-cell>
              <table:table-cell office:value-type="float" office:value="-90.7324">
                <text:p>-90.7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-140.5075">
                <text:p>-140.5075</text:p>
              </table:table-cell>
              <table:table-cell office:value-type="float" office:value="-125.9809">
                <text:p>-125.9809</text:p>
              </table:table-cell>
              <table:table-cell office:value-type="float" office:value="-40.5209">
                <text:p>-40.5209</text:p>
              </table:table-cell>
              <table:table-cell office:value-type="float" office:value="-83.0487">
                <text:p>-83.0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">
                <text:p>42000</text:p>
              </table:table-cell>
              <table:table-cell office:value-type="float" office:value="-95.0743">
                <text:p>-95.0743</text:p>
              </table:table-cell>
              <table:table-cell office:value-type="float" office:value="-87.857">
                <text:p>-87.857</text:p>
              </table:table-cell>
              <table:table-cell office:value-type="float" office:value="-68.0223">
                <text:p>-68.0223</text:p>
              </table:table-cell>
              <table:table-cell office:value-type="float" office:value="-120.0554">
                <text:p>-120.05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">
                <text:p>44000</text:p>
              </table:table-cell>
              <table:table-cell office:value-type="float" office:value="-82.2535">
                <text:p>-82.2535</text:p>
              </table:table-cell>
              <table:table-cell office:value-type="float" office:value="-104.4212">
                <text:p>-104.4212</text:p>
              </table:table-cell>
              <table:table-cell office:value-type="float" office:value="-59.7793">
                <text:p>-59.7793</text:p>
              </table:table-cell>
              <table:table-cell office:value-type="float" office:value="-70.5659">
                <text:p>-70.5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">
                <text:p>46000</text:p>
              </table:table-cell>
              <table:table-cell office:value-type="float" office:value="-59.0707">
                <text:p>-59.0707</text:p>
              </table:table-cell>
              <table:table-cell office:value-type="float" office:value="-72.3296">
                <text:p>-72.3296</text:p>
              </table:table-cell>
              <table:table-cell office:value-type="float" office:value="-37.6666">
                <text:p>-37.6666</text:p>
              </table:table-cell>
              <table:table-cell office:value-type="float" office:value="-47.9451">
                <text:p>-47.9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">
                <text:p>48000</text:p>
              </table:table-cell>
              <table:table-cell office:value-type="float" office:value="-100.9741">
                <text:p>-100.9741</text:p>
              </table:table-cell>
              <table:table-cell office:value-type="float" office:value="-78.7285">
                <text:p>-78.7285</text:p>
              </table:table-cell>
              <table:table-cell office:value-type="float" office:value="-25.3111">
                <text:p>-25.3111</text:p>
              </table:table-cell>
              <table:table-cell office:value-type="float" office:value="-59.8442">
                <text:p>-59.8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-67.5264">
                <text:p>-67.5264</text:p>
              </table:table-cell>
              <table:table-cell office:value-type="float" office:value="-68.9292">
                <text:p>-68.9292</text:p>
              </table:table-cell>
              <table:table-cell office:value-type="float" office:value="-67.6024">
                <text:p>-67.6024</text:p>
              </table:table-cell>
              <table:table-cell office:value-type="float" office:value="-64.8364">
                <text:p>-64.83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00">
                <text:p>52000</text:p>
              </table:table-cell>
              <table:table-cell office:value-type="float" office:value="-40.4848">
                <text:p>-40.4848</text:p>
              </table:table-cell>
              <table:table-cell office:value-type="float" office:value="-75.7562">
                <text:p>-75.7562</text:p>
              </table:table-cell>
              <table:table-cell office:value-type="float" office:value="-43.3016">
                <text:p>-43.3016</text:p>
              </table:table-cell>
              <table:table-cell office:value-type="float" office:value="-56.0298">
                <text:p>-56.0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00">
                <text:p>54000</text:p>
              </table:table-cell>
              <table:table-cell office:value-type="float" office:value="-67.0011">
                <text:p>-67.0011</text:p>
              </table:table-cell>
              <table:table-cell office:value-type="float" office:value="-3.444">
                <text:p>-3.444</text:p>
              </table:table-cell>
              <table:table-cell office:value-type="float" office:value="-48.2847">
                <text:p>-48.2847</text:p>
              </table:table-cell>
              <table:table-cell office:value-type="float" office:value="-24.6252">
                <text:p>-24.6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00">
                <text:p>56000</text:p>
              </table:table-cell>
              <table:table-cell office:value-type="float" office:value="-26.9262">
                <text:p>-26.9262</text:p>
              </table:table-cell>
              <table:table-cell office:value-type="float" office:value="-33.347">
                <text:p>-33.347</text:p>
              </table:table-cell>
              <table:table-cell office:value-type="float" office:value="0.9041">
                <text:p>0.9041</text:p>
              </table:table-cell>
              <table:table-cell office:value-type="float" office:value="-17.0357">
                <text:p>-17.0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00">
                <text:p>58000</text:p>
              </table:table-cell>
              <table:table-cell office:value-type="float" office:value="-44.4568">
                <text:p>-44.4568</text:p>
              </table:table-cell>
              <table:table-cell office:value-type="float" office:value="-25.5254">
                <text:p>-25.5254</text:p>
              </table:table-cell>
              <table:table-cell office:value-type="float" office:value="-25.3983">
                <text:p>-25.3983</text:p>
              </table:table-cell>
              <table:table-cell office:value-type="float" office:value="-27.8419">
                <text:p>-27.8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-30.7741">
                <text:p>-30.7741</text:p>
              </table:table-cell>
              <table:table-cell office:value-type="float" office:value="-40.1218">
                <text:p>-40.1218</text:p>
              </table:table-cell>
              <table:table-cell office:value-type="float" office:value="7.7392">
                <text:p>7.7392</text:p>
              </table:table-cell>
              <table:table-cell office:value-type="float" office:value="-58.0454">
                <text:p>-58.0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00">
                <text:p>62000</text:p>
              </table:table-cell>
              <table:table-cell office:value-type="float" office:value="-40.7388">
                <text:p>-40.7388</text:p>
              </table:table-cell>
              <table:table-cell office:value-type="float" office:value="-28.6919">
                <text:p>-28.6919</text:p>
              </table:table-cell>
              <table:table-cell office:value-type="float" office:value="-21.0304">
                <text:p>-21.0304</text:p>
              </table:table-cell>
              <table:table-cell office:value-type="float" office:value="-25.7893">
                <text:p>-25.78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00">
                <text:p>64000</text:p>
              </table:table-cell>
              <table:table-cell office:value-type="float" office:value="-7.2315">
                <text:p>-7.2315</text:p>
              </table:table-cell>
              <table:table-cell office:value-type="float" office:value="-32.1239">
                <text:p>-32.1239</text:p>
              </table:table-cell>
              <table:table-cell office:value-type="float" office:value="32.8515">
                <text:p>32.8515</text:p>
              </table:table-cell>
              <table:table-cell office:value-type="float" office:value="0.3694">
                <text:p>0.36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00">
                <text:p>66000</text:p>
              </table:table-cell>
              <table:table-cell office:value-type="float" office:value="-31.233">
                <text:p>-31.233</text:p>
              </table:table-cell>
              <table:table-cell office:value-type="float" office:value="-19.6096">
                <text:p>-19.6096</text:p>
              </table:table-cell>
              <table:table-cell office:value-type="float" office:value="-13.4848">
                <text:p>-13.4848</text:p>
              </table:table-cell>
              <table:table-cell office:value-type="float" office:value="24.1066">
                <text:p>24.1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00">
                <text:p>68000</text:p>
              </table:table-cell>
              <table:table-cell office:value-type="float" office:value="-5.9501">
                <text:p>-5.9501</text:p>
              </table:table-cell>
              <table:table-cell office:value-type="float" office:value="-37.6584">
                <text:p>-37.6584</text:p>
              </table:table-cell>
              <table:table-cell office:value-type="float" office:value="-57.2391">
                <text:p>-57.2391</text:p>
              </table:table-cell>
              <table:table-cell office:value-type="float" office:value="-26.1759">
                <text:p>-26.1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-20.0566">
                <text:p>-20.0566</text:p>
              </table:table-cell>
              <table:table-cell office:value-type="float" office:value="0.7889">
                <text:p>0.7889</text:p>
              </table:table-cell>
              <table:table-cell office:value-type="float" office:value="-35.5104">
                <text:p>-35.5104</text:p>
              </table:table-cell>
              <table:table-cell office:value-type="float" office:value="-32.8615">
                <text:p>-32.86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00">
                <text:p>72000</text:p>
              </table:table-cell>
              <table:table-cell office:value-type="float" office:value="23.7695">
                <text:p>23.7695</text:p>
              </table:table-cell>
              <table:table-cell office:value-type="float" office:value="-36.6153">
                <text:p>-36.6153</text:p>
              </table:table-cell>
              <table:table-cell office:value-type="float" office:value="38.3496">
                <text:p>38.3496</text:p>
              </table:table-cell>
              <table:table-cell office:value-type="float" office:value="23.281">
                <text:p>23.2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00">
                <text:p>74000</text:p>
              </table:table-cell>
              <table:table-cell office:value-type="float" office:value="57.6042">
                <text:p>57.6042</text:p>
              </table:table-cell>
              <table:table-cell office:value-type="float" office:value="-46.7532">
                <text:p>-46.7532</text:p>
              </table:table-cell>
              <table:table-cell office:value-type="float" office:value="-57.9134">
                <text:p>-57.9134</text:p>
              </table:table-cell>
              <table:table-cell office:value-type="float" office:value="15.8511">
                <text:p>15.85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00">
                <text:p>76000</text:p>
              </table:table-cell>
              <table:table-cell office:value-type="float" office:value="7.8181">
                <text:p>7.8181</text:p>
              </table:table-cell>
              <table:table-cell office:value-type="float" office:value="-10.3205">
                <text:p>-10.3205</text:p>
              </table:table-cell>
              <table:table-cell office:value-type="float" office:value="60.3148">
                <text:p>60.3148</text:p>
              </table:table-cell>
              <table:table-cell office:value-type="float" office:value="23.1098">
                <text:p>23.1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00">
                <text:p>78000</text:p>
              </table:table-cell>
              <table:table-cell office:value-type="float" office:value="-2.1569">
                <text:p>-2.1569</text:p>
              </table:table-cell>
              <table:table-cell office:value-type="float" office:value="-37.5194">
                <text:p>-37.5194</text:p>
              </table:table-cell>
              <table:table-cell office:value-type="float" office:value="-100.8695">
                <text:p>-100.8695</text:p>
              </table:table-cell>
              <table:table-cell office:value-type="float" office:value="-11.1682">
                <text:p>-11.16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3.5364">
                <text:p>3.5364</text:p>
              </table:table-cell>
              <table:table-cell office:value-type="float" office:value="-28.5159">
                <text:p>-28.5159</text:p>
              </table:table-cell>
              <table:table-cell office:value-type="float" office:value="-84.0492">
                <text:p>-84.0492</text:p>
              </table:table-cell>
              <table:table-cell office:value-type="float" office:value="-8.5137">
                <text:p>-8.51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00">
                <text:p>82000</text:p>
              </table:table-cell>
              <table:table-cell office:value-type="float" office:value="-36.1342">
                <text:p>-36.1342</text:p>
              </table:table-cell>
              <table:table-cell office:value-type="float" office:value="30.4668">
                <text:p>30.4668</text:p>
              </table:table-cell>
              <table:table-cell office:value-type="float" office:value="-32.9497">
                <text:p>-32.9497</text:p>
              </table:table-cell>
              <table:table-cell office:value-type="float" office:value="69.4485">
                <text:p>69.4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00">
                <text:p>84000</text:p>
              </table:table-cell>
              <table:table-cell office:value-type="float" office:value="-21.7427">
                <text:p>-21.7427</text:p>
              </table:table-cell>
              <table:table-cell office:value-type="float" office:value="-11.2746">
                <text:p>-11.2746</text:p>
              </table:table-cell>
              <table:table-cell office:value-type="float" office:value="52.5321">
                <text:p>52.5321</text:p>
              </table:table-cell>
              <table:table-cell office:value-type="float" office:value="-2.3265">
                <text:p>-2.3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00">
                <text:p>86000</text:p>
              </table:table-cell>
              <table:table-cell office:value-type="float" office:value="-8.5813">
                <text:p>-8.5813</text:p>
              </table:table-cell>
              <table:table-cell office:value-type="float" office:value="-32.0651">
                <text:p>-32.0651</text:p>
              </table:table-cell>
              <table:table-cell office:value-type="float" office:value="-32.033">
                <text:p>-32.033</text:p>
              </table:table-cell>
              <table:table-cell office:value-type="float" office:value="30.6395">
                <text:p>30.6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00">
                <text:p>88000</text:p>
              </table:table-cell>
              <table:table-cell office:value-type="float" office:value="64.8299">
                <text:p>64.8299</text:p>
              </table:table-cell>
              <table:table-cell office:value-type="float" office:value="17.3744">
                <text:p>17.3744</text:p>
              </table:table-cell>
              <table:table-cell office:value-type="float" office:value="-81.058">
                <text:p>-81.058</text:p>
              </table:table-cell>
              <table:table-cell office:value-type="float" office:value="59.1616">
                <text:p>59.16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0">
                <text:p>90000</text:p>
              </table:table-cell>
              <table:table-cell office:value-type="float" office:value="-41.7203">
                <text:p>-41.7203</text:p>
              </table:table-cell>
              <table:table-cell office:value-type="float" office:value="74.1004">
                <text:p>74.1004</text:p>
              </table:table-cell>
              <table:table-cell office:value-type="float" office:value="35.6876">
                <text:p>35.6876</text:p>
              </table:table-cell>
              <table:table-cell office:value-type="float" office:value="83.829">
                <text:p>83.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00">
                <text:p>92000</text:p>
              </table:table-cell>
              <table:table-cell office:value-type="float" office:value="62.6555">
                <text:p>62.6555</text:p>
              </table:table-cell>
              <table:table-cell office:value-type="float" office:value="-24.9366">
                <text:p>-24.9366</text:p>
              </table:table-cell>
              <table:table-cell office:value-type="float" office:value="-37.7263">
                <text:p>-37.7263</text:p>
              </table:table-cell>
              <table:table-cell office:value-type="float" office:value="46.6548">
                <text:p>46.6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00">
                <text:p>94000</text:p>
              </table:table-cell>
              <table:table-cell office:value-type="float" office:value="107.985">
                <text:p>107.985</text:p>
              </table:table-cell>
              <table:table-cell office:value-type="float" office:value="24.1845">
                <text:p>24.1845</text:p>
              </table:table-cell>
              <table:table-cell office:value-type="float" office:value="8.121">
                <text:p>8.121</text:p>
              </table:table-cell>
              <table:table-cell office:value-type="float" office:value="51.3494">
                <text:p>51.34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00">
                <text:p>96000</text:p>
              </table:table-cell>
              <table:table-cell office:value-type="float" office:value="111.1915">
                <text:p>111.1915</text:p>
              </table:table-cell>
              <table:table-cell office:value-type="float" office:value="36.8545">
                <text:p>36.8545</text:p>
              </table:table-cell>
              <table:table-cell office:value-type="float" office:value="-63.4837">
                <text:p>-63.4837</text:p>
              </table:table-cell>
              <table:table-cell office:value-type="float" office:value="25.681">
                <text:p>25.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00">
                <text:p>98000</text:p>
              </table:table-cell>
              <table:table-cell office:value-type="float" office:value="119.8497">
                <text:p>119.8497</text:p>
              </table:table-cell>
              <table:table-cell office:value-type="float" office:value="39.3914">
                <text:p>39.3914</text:p>
              </table:table-cell>
              <table:table-cell office:value-type="float" office:value="91.471">
                <text:p>91.471</text:p>
              </table:table-cell>
              <table:table-cell office:value-type="float" office:value="61.7877">
                <text:p>61.78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103.4565">
                <text:p>103.4565</text:p>
              </table:table-cell>
              <table:table-cell office:value-type="float" office:value="-6.3817">
                <text:p>-6.3817</text:p>
              </table:table-cell>
              <table:table-cell office:value-type="float" office:value="-60.351">
                <text:p>-60.351</text:p>
              </table:table-cell>
              <table:table-cell office:value-type="float" office:value="125.6084">
                <text:p>125.6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00">
                <text:p>102000</text:p>
              </table:table-cell>
              <table:table-cell office:value-type="float" office:value="6.6583">
                <text:p>6.6583</text:p>
              </table:table-cell>
              <table:table-cell office:value-type="float" office:value="-5.5416">
                <text:p>-5.5416</text:p>
              </table:table-cell>
              <table:table-cell office:value-type="float" office:value="-68.7188">
                <text:p>-68.7188</text:p>
              </table:table-cell>
              <table:table-cell office:value-type="float" office:value="80.0325">
                <text:p>80.0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000">
                <text:p>104000</text:p>
              </table:table-cell>
              <table:table-cell office:value-type="float" office:value="30.2521">
                <text:p>30.2521</text:p>
              </table:table-cell>
              <table:table-cell office:value-type="float" office:value="22.8253">
                <text:p>22.8253</text:p>
              </table:table-cell>
              <table:table-cell office:value-type="float" office:value="46.9243">
                <text:p>46.9243</text:p>
              </table:table-cell>
              <table:table-cell office:value-type="float" office:value="172.8539">
                <text:p>172.8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000">
                <text:p>106000</text:p>
              </table:table-cell>
              <table:table-cell office:value-type="float" office:value="35.118">
                <text:p>35.118</text:p>
              </table:table-cell>
              <table:table-cell office:value-type="float" office:value="7.8914">
                <text:p>7.8914</text:p>
              </table:table-cell>
              <table:table-cell office:value-type="float" office:value="0.0388">
                <text:p>0.0388</text:p>
              </table:table-cell>
              <table:table-cell office:value-type="float" office:value="209.3704">
                <text:p>209.3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000">
                <text:p>108000</text:p>
              </table:table-cell>
              <table:table-cell office:value-type="float" office:value="63.8888">
                <text:p>63.8888</text:p>
              </table:table-cell>
              <table:table-cell office:value-type="float" office:value="29.885">
                <text:p>29.885</text:p>
              </table:table-cell>
              <table:table-cell office:value-type="float" office:value="-22.1498">
                <text:p>-22.1498</text:p>
              </table:table-cell>
              <table:table-cell office:value-type="float" office:value="121.8619">
                <text:p>121.86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000">
                <text:p>110000</text:p>
              </table:table-cell>
              <table:table-cell office:value-type="float" office:value="101.3487">
                <text:p>101.3487</text:p>
              </table:table-cell>
              <table:table-cell office:value-type="float" office:value="6.6633">
                <text:p>6.6633</text:p>
              </table:table-cell>
              <table:table-cell office:value-type="float" office:value="-17.4673">
                <text:p>-17.4673</text:p>
              </table:table-cell>
              <table:table-cell office:value-type="float" office:value="252.5121">
                <text:p>252.5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000">
                <text:p>112000</text:p>
              </table:table-cell>
              <table:table-cell office:value-type="float" office:value="33.6807">
                <text:p>33.6807</text:p>
              </table:table-cell>
              <table:table-cell office:value-type="float" office:value="59.4928">
                <text:p>59.4928</text:p>
              </table:table-cell>
              <table:table-cell office:value-type="float" office:value="29.8277">
                <text:p>29.8277</text:p>
              </table:table-cell>
              <table:table-cell office:value-type="float" office:value="174.0609">
                <text:p>174.06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00">
                <text:p>114000</text:p>
              </table:table-cell>
              <table:table-cell office:value-type="float" office:value="36.715">
                <text:p>36.715</text:p>
              </table:table-cell>
              <table:table-cell office:value-type="float" office:value="58.1346">
                <text:p>58.1346</text:p>
              </table:table-cell>
              <table:table-cell office:value-type="float" office:value="73.4975">
                <text:p>73.4975</text:p>
              </table:table-cell>
              <table:table-cell office:value-type="float" office:value="178.3045">
                <text:p>178.30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000">
                <text:p>116000</text:p>
              </table:table-cell>
              <table:table-cell office:value-type="float" office:value="125.1213">
                <text:p>125.1213</text:p>
              </table:table-cell>
              <table:table-cell office:value-type="float" office:value="60.0675">
                <text:p>60.0675</text:p>
              </table:table-cell>
              <table:table-cell office:value-type="float" office:value="-19.6133">
                <text:p>-19.6133</text:p>
              </table:table-cell>
              <table:table-cell office:value-type="float" office:value="267.1206">
                <text:p>267.12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000">
                <text:p>118000</text:p>
              </table:table-cell>
              <table:table-cell office:value-type="float" office:value="32.2063">
                <text:p>32.2063</text:p>
              </table:table-cell>
              <table:table-cell office:value-type="float" office:value="39.2156">
                <text:p>39.2156</text:p>
              </table:table-cell>
              <table:table-cell office:value-type="float" office:value="43.1676">
                <text:p>43.1676</text:p>
              </table:table-cell>
              <table:table-cell office:value-type="float" office:value="190.7343">
                <text:p>190.7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000">
                <text:p>120000</text:p>
              </table:table-cell>
              <table:table-cell office:value-type="float" office:value="34.811">
                <text:p>34.811</text:p>
              </table:table-cell>
              <table:table-cell office:value-type="float" office:value="-27.2231">
                <text:p>-27.2231</text:p>
              </table:table-cell>
              <table:table-cell office:value-type="float" office:value="46.7808">
                <text:p>46.7808</text:p>
              </table:table-cell>
              <table:table-cell office:value-type="float" office:value="174.3191">
                <text:p>174.3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000">
                <text:p>122000</text:p>
              </table:table-cell>
              <table:table-cell office:value-type="float" office:value="57.4379">
                <text:p>57.4379</text:p>
              </table:table-cell>
              <table:table-cell office:value-type="float" office:value="-22.2192">
                <text:p>-22.2192</text:p>
              </table:table-cell>
              <table:table-cell office:value-type="float" office:value="81.1955">
                <text:p>81.1955</text:p>
              </table:table-cell>
              <table:table-cell office:value-type="float" office:value="184.1858">
                <text:p>184.18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000">
                <text:p>124000</text:p>
              </table:table-cell>
              <table:table-cell office:value-type="float" office:value="43.4826">
                <text:p>43.4826</text:p>
              </table:table-cell>
              <table:table-cell office:value-type="float" office:value="40.9858">
                <text:p>40.9858</text:p>
              </table:table-cell>
              <table:table-cell office:value-type="float" office:value="11.0373">
                <text:p>11.0373</text:p>
              </table:table-cell>
              <table:table-cell office:value-type="float" office:value="139.7815">
                <text:p>139.7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000">
                <text:p>126000</text:p>
              </table:table-cell>
              <table:table-cell office:value-type="float" office:value="-73.9475">
                <text:p>-73.9475</text:p>
              </table:table-cell>
              <table:table-cell office:value-type="float" office:value="1.2836">
                <text:p>1.2836</text:p>
              </table:table-cell>
              <table:table-cell office:value-type="float" office:value="-24.5531">
                <text:p>-24.5531</text:p>
              </table:table-cell>
              <table:table-cell office:value-type="float" office:value="169.9011">
                <text:p>169.90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000">
                <text:p>128000</text:p>
              </table:table-cell>
              <table:table-cell office:value-type="float" office:value="-5.6669">
                <text:p>-5.6669</text:p>
              </table:table-cell>
              <table:table-cell office:value-type="float" office:value="-59.7484">
                <text:p>-59.7484</text:p>
              </table:table-cell>
              <table:table-cell office:value-type="float" office:value="76.8738">
                <text:p>76.8738</text:p>
              </table:table-cell>
              <table:table-cell office:value-type="float" office:value="227.9472">
                <text:p>227.94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000">
                <text:p>130000</text:p>
              </table:table-cell>
              <table:table-cell office:value-type="float" office:value="-6.717">
                <text:p>-6.717</text:p>
              </table:table-cell>
              <table:table-cell office:value-type="float" office:value="15.7649">
                <text:p>15.7649</text:p>
              </table:table-cell>
              <table:table-cell office:value-type="float" office:value="70.254">
                <text:p>70.254</text:p>
              </table:table-cell>
              <table:table-cell office:value-type="float" office:value="113.7379">
                <text:p>113.7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000">
                <text:p>132000</text:p>
              </table:table-cell>
              <table:table-cell office:value-type="float" office:value="-80.7685">
                <text:p>-80.7685</text:p>
              </table:table-cell>
              <table:table-cell office:value-type="float" office:value="-91.1834">
                <text:p>-91.1834</text:p>
              </table:table-cell>
              <table:table-cell office:value-type="float" office:value="196.4051">
                <text:p>196.4051</text:p>
              </table:table-cell>
              <table:table-cell office:value-type="float" office:value="146.1726">
                <text:p>146.17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000">
                <text:p>134000</text:p>
              </table:table-cell>
              <table:table-cell office:value-type="float" office:value="134.3467">
                <text:p>134.3467</text:p>
              </table:table-cell>
              <table:table-cell office:value-type="float" office:value="-51.286">
                <text:p>-51.286</text:p>
              </table:table-cell>
              <table:table-cell office:value-type="float" office:value="-69.0474">
                <text:p>-69.0474</text:p>
              </table:table-cell>
              <table:table-cell office:value-type="float" office:value="170.5159">
                <text:p>170.51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000">
                <text:p>136000</text:p>
              </table:table-cell>
              <table:table-cell office:value-type="float" office:value="25.699">
                <text:p>25.699</text:p>
              </table:table-cell>
              <table:table-cell office:value-type="float" office:value="-8.5505">
                <text:p>-8.5505</text:p>
              </table:table-cell>
              <table:table-cell office:value-type="float" office:value="158.7087">
                <text:p>158.7087</text:p>
              </table:table-cell>
              <table:table-cell office:value-type="float" office:value="143.0313">
                <text:p>143.0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000">
                <text:p>138000</text:p>
              </table:table-cell>
              <table:table-cell office:value-type="float" office:value="76.7956">
                <text:p>76.7956</text:p>
              </table:table-cell>
              <table:table-cell office:value-type="float" office:value="-11.9586">
                <text:p>-11.9586</text:p>
              </table:table-cell>
              <table:table-cell office:value-type="float" office:value="153.8307">
                <text:p>153.8307</text:p>
              </table:table-cell>
              <table:table-cell office:value-type="float" office:value="168.6559">
                <text:p>168.6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000">
                <text:p>140000</text:p>
              </table:table-cell>
              <table:table-cell office:value-type="float" office:value="-8.1283">
                <text:p>-8.1283</text:p>
              </table:table-cell>
              <table:table-cell office:value-type="float" office:value="7.0495">
                <text:p>7.0495</text:p>
              </table:table-cell>
              <table:table-cell office:value-type="float" office:value="50.6618">
                <text:p>50.6618</text:p>
              </table:table-cell>
              <table:table-cell office:value-type="float" office:value="248.9454">
                <text:p>248.9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000">
                <text:p>142000</text:p>
              </table:table-cell>
              <table:table-cell office:value-type="float" office:value="-56.961">
                <text:p>-56.961</text:p>
              </table:table-cell>
              <table:table-cell office:value-type="float" office:value="68.8675">
                <text:p>68.8675</text:p>
              </table:table-cell>
              <table:table-cell office:value-type="float" office:value="109.2874">
                <text:p>109.2874</text:p>
              </table:table-cell>
              <table:table-cell office:value-type="float" office:value="165.2961">
                <text:p>165.29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000">
                <text:p>144000</text:p>
              </table:table-cell>
              <table:table-cell office:value-type="float" office:value="112.9142">
                <text:p>112.9142</text:p>
              </table:table-cell>
              <table:table-cell office:value-type="float" office:value="77.6796">
                <text:p>77.6796</text:p>
              </table:table-cell>
              <table:table-cell office:value-type="float" office:value="120.1829">
                <text:p>120.1829</text:p>
              </table:table-cell>
              <table:table-cell office:value-type="float" office:value="237.2606">
                <text:p>237.26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000">
                <text:p>146000</text:p>
              </table:table-cell>
              <table:table-cell office:value-type="float" office:value="51.7641">
                <text:p>51.7641</text:p>
              </table:table-cell>
              <table:table-cell office:value-type="float" office:value="49.056">
                <text:p>49.056</text:p>
              </table:table-cell>
              <table:table-cell office:value-type="float" office:value="95.5375">
                <text:p>95.5375</text:p>
              </table:table-cell>
              <table:table-cell office:value-type="float" office:value="157.1901">
                <text:p>157.19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000">
                <text:p>148000</text:p>
              </table:table-cell>
              <table:table-cell office:value-type="float" office:value="73.3793">
                <text:p>73.3793</text:p>
              </table:table-cell>
              <table:table-cell office:value-type="float" office:value="93.9279">
                <text:p>93.9279</text:p>
              </table:table-cell>
              <table:table-cell office:value-type="float" office:value="165.5118">
                <text:p>165.5118</text:p>
              </table:table-cell>
              <table:table-cell office:value-type="float" office:value="217.3043">
                <text:p>217.3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00">
                <text:p>150000</text:p>
              </table:table-cell>
              <table:table-cell office:value-type="float" office:value="102.0852">
                <text:p>102.0852</text:p>
              </table:table-cell>
              <table:table-cell office:value-type="float" office:value="-105.5934">
                <text:p>-105.5934</text:p>
              </table:table-cell>
              <table:table-cell office:value-type="float" office:value="103.8161">
                <text:p>103.8161</text:p>
              </table:table-cell>
              <table:table-cell office:value-type="float" office:value="266.1239">
                <text:p>266.1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000">
                <text:p>152000</text:p>
              </table:table-cell>
              <table:table-cell office:value-type="float" office:value="78.7691">
                <text:p>78.7691</text:p>
              </table:table-cell>
              <table:table-cell office:value-type="float" office:value="75.8263">
                <text:p>75.8263</text:p>
              </table:table-cell>
              <table:table-cell office:value-type="float" office:value="66.9471">
                <text:p>66.9471</text:p>
              </table:table-cell>
              <table:table-cell office:value-type="float" office:value="256.6463">
                <text:p>256.6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000">
                <text:p>154000</text:p>
              </table:table-cell>
              <table:table-cell office:value-type="float" office:value="3.4099">
                <text:p>3.4099</text:p>
              </table:table-cell>
              <table:table-cell office:value-type="float" office:value="5.6373">
                <text:p>5.6373</text:p>
              </table:table-cell>
              <table:table-cell office:value-type="float" office:value="136.7163">
                <text:p>136.7163</text:p>
              </table:table-cell>
              <table:table-cell office:value-type="float" office:value="210.559">
                <text:p>210.5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00">
                <text:p>156000</text:p>
              </table:table-cell>
              <table:table-cell office:value-type="float" office:value="128.6643">
                <text:p>128.6643</text:p>
              </table:table-cell>
              <table:table-cell office:value-type="float" office:value="9.3236">
                <text:p>9.3236</text:p>
              </table:table-cell>
              <table:table-cell office:value-type="float" office:value="230.1268">
                <text:p>230.1268</text:p>
              </table:table-cell>
              <table:table-cell office:value-type="float" office:value="259.2408">
                <text:p>259.24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000">
                <text:p>158000</text:p>
              </table:table-cell>
              <table:table-cell office:value-type="float" office:value="56.1333">
                <text:p>56.1333</text:p>
              </table:table-cell>
              <table:table-cell office:value-type="float" office:value="41.3057">
                <text:p>41.3057</text:p>
              </table:table-cell>
              <table:table-cell office:value-type="float" office:value="56.1439">
                <text:p>56.1439</text:p>
              </table:table-cell>
              <table:table-cell office:value-type="float" office:value="149.0436">
                <text:p>149.04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000">
                <text:p>160000</text:p>
              </table:table-cell>
              <table:table-cell office:value-type="float" office:value="-6.3137">
                <text:p>-6.3137</text:p>
              </table:table-cell>
              <table:table-cell office:value-type="float" office:value="53.449">
                <text:p>53.449</text:p>
              </table:table-cell>
              <table:table-cell office:value-type="float" office:value="100.7806">
                <text:p>100.7806</text:p>
              </table:table-cell>
              <table:table-cell office:value-type="float" office:value="177.7231">
                <text:p>177.7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000">
                <text:p>162000</text:p>
              </table:table-cell>
              <table:table-cell office:value-type="float" office:value="62.8583">
                <text:p>62.8583</text:p>
              </table:table-cell>
              <table:table-cell office:value-type="float" office:value="42.744">
                <text:p>42.744</text:p>
              </table:table-cell>
              <table:table-cell office:value-type="float" office:value="137.9977">
                <text:p>137.9977</text:p>
              </table:table-cell>
              <table:table-cell office:value-type="float" office:value="253.0601">
                <text:p>253.0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00">
                <text:p>164000</text:p>
              </table:table-cell>
              <table:table-cell office:value-type="float" office:value="3.0768">
                <text:p>3.0768</text:p>
              </table:table-cell>
              <table:table-cell office:value-type="float" office:value="29.6864">
                <text:p>29.6864</text:p>
              </table:table-cell>
              <table:table-cell office:value-type="float" office:value="208.9493">
                <text:p>208.9493</text:p>
              </table:table-cell>
              <table:table-cell office:value-type="float" office:value="192.9068">
                <text:p>192.9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000">
                <text:p>166000</text:p>
              </table:table-cell>
              <table:table-cell office:value-type="float" office:value="119.0676">
                <text:p>119.0676</text:p>
              </table:table-cell>
              <table:table-cell office:value-type="float" office:value="100.4277">
                <text:p>100.4277</text:p>
              </table:table-cell>
              <table:table-cell office:value-type="float" office:value="175.4158">
                <text:p>175.4158</text:p>
              </table:table-cell>
              <table:table-cell office:value-type="float" office:value="153.1544">
                <text:p>153.15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000">
                <text:p>168000</text:p>
              </table:table-cell>
              <table:table-cell office:value-type="float" office:value="16.1261">
                <text:p>16.1261</text:p>
              </table:table-cell>
              <table:table-cell office:value-type="float" office:value="78.1725">
                <text:p>78.1725</text:p>
              </table:table-cell>
              <table:table-cell office:value-type="float" office:value="247.9865">
                <text:p>247.9865</text:p>
              </table:table-cell>
              <table:table-cell office:value-type="float" office:value="238.8436">
                <text:p>238.8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000">
                <text:p>170000</text:p>
              </table:table-cell>
              <table:table-cell office:value-type="float" office:value="87.8269">
                <text:p>87.8269</text:p>
              </table:table-cell>
              <table:table-cell office:value-type="float" office:value="124.8765">
                <text:p>124.8765</text:p>
              </table:table-cell>
              <table:table-cell office:value-type="float" office:value="206.4373">
                <text:p>206.4373</text:p>
              </table:table-cell>
              <table:table-cell office:value-type="float" office:value="185.4454">
                <text:p>185.44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000">
                <text:p>172000</text:p>
              </table:table-cell>
              <table:table-cell office:value-type="float" office:value="142.6508">
                <text:p>142.6508</text:p>
              </table:table-cell>
              <table:table-cell office:value-type="float" office:value="70.1794">
                <text:p>70.1794</text:p>
              </table:table-cell>
              <table:table-cell office:value-type="float" office:value="140.2877">
                <text:p>140.2877</text:p>
              </table:table-cell>
              <table:table-cell office:value-type="float" office:value="230.1982">
                <text:p>230.19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000">
                <text:p>174000</text:p>
              </table:table-cell>
              <table:table-cell office:value-type="float" office:value="159.3993">
                <text:p>159.3993</text:p>
              </table:table-cell>
              <table:table-cell office:value-type="float" office:value="101.6577">
                <text:p>101.6577</text:p>
              </table:table-cell>
              <table:table-cell office:value-type="float" office:value="154.1795">
                <text:p>154.1795</text:p>
              </table:table-cell>
              <table:table-cell office:value-type="float" office:value="218.6597">
                <text:p>218.65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000">
                <text:p>176000</text:p>
              </table:table-cell>
              <table:table-cell office:value-type="float" office:value="97.1459">
                <text:p>97.1459</text:p>
              </table:table-cell>
              <table:table-cell office:value-type="float" office:value="75.2304">
                <text:p>75.2304</text:p>
              </table:table-cell>
              <table:table-cell office:value-type="float" office:value="179.7267">
                <text:p>179.7267</text:p>
              </table:table-cell>
              <table:table-cell office:value-type="float" office:value="258.6753">
                <text:p>258.67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000">
                <text:p>178000</text:p>
              </table:table-cell>
              <table:table-cell office:value-type="float" office:value="114.5161">
                <text:p>114.5161</text:p>
              </table:table-cell>
              <table:table-cell office:value-type="float" office:value="66.234">
                <text:p>66.234</text:p>
              </table:table-cell>
              <table:table-cell office:value-type="float" office:value="248.6353">
                <text:p>248.6353</text:p>
              </table:table-cell>
              <table:table-cell office:value-type="float" office:value="213.4226">
                <text:p>213.4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00">
                <text:p>180000</text:p>
              </table:table-cell>
              <table:table-cell office:value-type="float" office:value="116.9255">
                <text:p>116.9255</text:p>
              </table:table-cell>
              <table:table-cell office:value-type="float" office:value="100.5674">
                <text:p>100.5674</text:p>
              </table:table-cell>
              <table:table-cell office:value-type="float" office:value="245.8781">
                <text:p>245.8781</text:p>
              </table:table-cell>
              <table:table-cell office:value-type="float" office:value="182.0315">
                <text:p>182.0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000">
                <text:p>182000</text:p>
              </table:table-cell>
              <table:table-cell office:value-type="float" office:value="42.6672">
                <text:p>42.6672</text:p>
              </table:table-cell>
              <table:table-cell office:value-type="float" office:value="94.2033">
                <text:p>94.2033</text:p>
              </table:table-cell>
              <table:table-cell office:value-type="float" office:value="186.195">
                <text:p>186.195</text:p>
              </table:table-cell>
              <table:table-cell office:value-type="float" office:value="244.9033">
                <text:p>244.9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000">
                <text:p>184000</text:p>
              </table:table-cell>
              <table:table-cell office:value-type="float" office:value="57.4777">
                <text:p>57.4777</text:p>
              </table:table-cell>
              <table:table-cell office:value-type="float" office:value="124.7439">
                <text:p>124.7439</text:p>
              </table:table-cell>
              <table:table-cell office:value-type="float" office:value="184.5704">
                <text:p>184.5704</text:p>
              </table:table-cell>
              <table:table-cell office:value-type="float" office:value="201.1508">
                <text:p>201.1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000">
                <text:p>186000</text:p>
              </table:table-cell>
              <table:table-cell office:value-type="float" office:value="161.9456">
                <text:p>161.9456</text:p>
              </table:table-cell>
              <table:table-cell office:value-type="float" office:value="91.4044">
                <text:p>91.4044</text:p>
              </table:table-cell>
              <table:table-cell office:value-type="float" office:value="227.3551">
                <text:p>227.3551</text:p>
              </table:table-cell>
              <table:table-cell office:value-type="float" office:value="179.0382">
                <text:p>179.03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000">
                <text:p>188000</text:p>
              </table:table-cell>
              <table:table-cell office:value-type="float" office:value="49.6306">
                <text:p>49.6306</text:p>
              </table:table-cell>
              <table:table-cell office:value-type="float" office:value="98.7995">
                <text:p>98.7995</text:p>
              </table:table-cell>
              <table:table-cell office:value-type="float" office:value="189.6825">
                <text:p>189.6825</text:p>
              </table:table-cell>
              <table:table-cell office:value-type="float" office:value="173.2972">
                <text:p>173.29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000">
                <text:p>190000</text:p>
              </table:table-cell>
              <table:table-cell office:value-type="float" office:value="177.0541">
                <text:p>177.0541</text:p>
              </table:table-cell>
              <table:table-cell office:value-type="float" office:value="36.0805">
                <text:p>36.0805</text:p>
              </table:table-cell>
              <table:table-cell office:value-type="float" office:value="259.6245">
                <text:p>259.6245</text:p>
              </table:table-cell>
              <table:table-cell office:value-type="float" office:value="246.9179">
                <text:p>246.9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000">
                <text:p>192000</text:p>
              </table:table-cell>
              <table:table-cell office:value-type="float" office:value="114.767">
                <text:p>114.767</text:p>
              </table:table-cell>
              <table:table-cell office:value-type="float" office:value="132.7601">
                <text:p>132.7601</text:p>
              </table:table-cell>
              <table:table-cell office:value-type="float" office:value="230.7146">
                <text:p>230.7146</text:p>
              </table:table-cell>
              <table:table-cell office:value-type="float" office:value="229.3868">
                <text:p>229.38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000">
                <text:p>194000</text:p>
              </table:table-cell>
              <table:table-cell office:value-type="float" office:value="44.5273">
                <text:p>44.5273</text:p>
              </table:table-cell>
              <table:table-cell office:value-type="float" office:value="113.5073">
                <text:p>113.5073</text:p>
              </table:table-cell>
              <table:table-cell office:value-type="float" office:value="239.159">
                <text:p>239.159</text:p>
              </table:table-cell>
              <table:table-cell office:value-type="float" office:value="203.9866">
                <text:p>203.98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000">
                <text:p>196000</text:p>
              </table:table-cell>
              <table:table-cell office:value-type="float" office:value="155.479">
                <text:p>155.479</text:p>
              </table:table-cell>
              <table:table-cell office:value-type="float" office:value="106.4478">
                <text:p>106.4478</text:p>
              </table:table-cell>
              <table:table-cell office:value-type="float" office:value="277.4173">
                <text:p>277.4173</text:p>
              </table:table-cell>
              <table:table-cell office:value-type="float" office:value="205.7605">
                <text:p>205.76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000">
                <text:p>198000</text:p>
              </table:table-cell>
              <table:table-cell office:value-type="float" office:value="172.1007">
                <text:p>172.1007</text:p>
              </table:table-cell>
              <table:table-cell office:value-type="float" office:value="78.3644">
                <text:p>78.3644</text:p>
              </table:table-cell>
              <table:table-cell office:value-type="float" office:value="234.8037">
                <text:p>234.8037</text:p>
              </table:table-cell>
              <table:table-cell office:value-type="float" office:value="248.4794">
                <text:p>248.47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00">
                <text:p>200000</text:p>
              </table:table-cell>
              <table:table-cell office:value-type="float" office:value="200.9065">
                <text:p>200.9065</text:p>
              </table:table-cell>
              <table:table-cell office:value-type="float" office:value="124.5057">
                <text:p>124.5057</text:p>
              </table:table-cell>
              <table:table-cell office:value-type="float" office:value="286.945">
                <text:p>286.945</text:p>
              </table:table-cell>
              <table:table-cell office:value-type="float" office:value="227.98">
                <text:p>227.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000">
                <text:p>202000</text:p>
              </table:table-cell>
              <table:table-cell office:value-type="float" office:value="92.73">
                <text:p>92.73</text:p>
              </table:table-cell>
              <table:table-cell office:value-type="float" office:value="107.0776">
                <text:p>107.0776</text:p>
              </table:table-cell>
              <table:table-cell office:value-type="float" office:value="256.429">
                <text:p>256.429</text:p>
              </table:table-cell>
              <table:table-cell office:value-type="float" office:value="216.6302">
                <text:p>216.6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000">
                <text:p>204000</text:p>
              </table:table-cell>
              <table:table-cell office:value-type="float" office:value="161.0759">
                <text:p>161.0759</text:p>
              </table:table-cell>
              <table:table-cell office:value-type="float" office:value="123.228">
                <text:p>123.228</text:p>
              </table:table-cell>
              <table:table-cell office:value-type="float" office:value="149.329">
                <text:p>149.329</text:p>
              </table:table-cell>
              <table:table-cell office:value-type="float" office:value="239.0081">
                <text:p>239.00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000">
                <text:p>206000</text:p>
              </table:table-cell>
              <table:table-cell office:value-type="float" office:value="-8.6684">
                <text:p>-8.6684</text:p>
              </table:table-cell>
              <table:table-cell office:value-type="float" office:value="79.3441">
                <text:p>79.3441</text:p>
              </table:table-cell>
              <table:table-cell office:value-type="float" office:value="259.5083">
                <text:p>259.5083</text:p>
              </table:table-cell>
              <table:table-cell office:value-type="float" office:value="272.9875">
                <text:p>272.98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000">
                <text:p>208000</text:p>
              </table:table-cell>
              <table:table-cell office:value-type="float" office:value="123.2251">
                <text:p>123.2251</text:p>
              </table:table-cell>
              <table:table-cell office:value-type="float" office:value="106.7334">
                <text:p>106.7334</text:p>
              </table:table-cell>
              <table:table-cell office:value-type="float" office:value="226.1132">
                <text:p>226.1132</text:p>
              </table:table-cell>
              <table:table-cell office:value-type="float" office:value="195.3003">
                <text:p>195.3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000">
                <text:p>210000</text:p>
              </table:table-cell>
              <table:table-cell office:value-type="float" office:value="80.9698">
                <text:p>80.9698</text:p>
              </table:table-cell>
              <table:table-cell office:value-type="float" office:value="83.2567">
                <text:p>83.2567</text:p>
              </table:table-cell>
              <table:table-cell office:value-type="float" office:value="273.455">
                <text:p>273.455</text:p>
              </table:table-cell>
              <table:table-cell office:value-type="float" office:value="246.4614">
                <text:p>246.46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000">
                <text:p>212000</text:p>
              </table:table-cell>
              <table:table-cell office:value-type="float" office:value="-9.4017">
                <text:p>-9.4017</text:p>
              </table:table-cell>
              <table:table-cell office:value-type="float" office:value="99.3886">
                <text:p>99.3886</text:p>
              </table:table-cell>
              <table:table-cell office:value-type="float" office:value="143.926">
                <text:p>143.926</text:p>
              </table:table-cell>
              <table:table-cell office:value-type="float" office:value="227.1888">
                <text:p>227.18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000">
                <text:p>214000</text:p>
              </table:table-cell>
              <table:table-cell office:value-type="float" office:value="138.8402">
                <text:p>138.8402</text:p>
              </table:table-cell>
              <table:table-cell office:value-type="float" office:value="23.1306">
                <text:p>23.1306</text:p>
              </table:table-cell>
              <table:table-cell office:value-type="float" office:value="259.7514">
                <text:p>259.7514</text:p>
              </table:table-cell>
              <table:table-cell office:value-type="float" office:value="226.6822">
                <text:p>226.6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000">
                <text:p>216000</text:p>
              </table:table-cell>
              <table:table-cell office:value-type="float" office:value="71.2584">
                <text:p>71.2584</text:p>
              </table:table-cell>
              <table:table-cell office:value-type="float" office:value="95.7687">
                <text:p>95.7687</text:p>
              </table:table-cell>
              <table:table-cell office:value-type="float" office:value="219.024">
                <text:p>219.024</text:p>
              </table:table-cell>
              <table:table-cell office:value-type="float" office:value="268.1494">
                <text:p>268.1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000">
                <text:p>218000</text:p>
              </table:table-cell>
              <table:table-cell office:value-type="float" office:value="160.0821">
                <text:p>160.0821</text:p>
              </table:table-cell>
              <table:table-cell office:value-type="float" office:value="118.2805">
                <text:p>118.2805</text:p>
              </table:table-cell>
              <table:table-cell office:value-type="float" office:value="264.7645">
                <text:p>264.7645</text:p>
              </table:table-cell>
              <table:table-cell office:value-type="float" office:value="213.1412">
                <text:p>213.1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000">
                <text:p>220000</text:p>
              </table:table-cell>
              <table:table-cell office:value-type="float" office:value="185.3656">
                <text:p>185.3656</text:p>
              </table:table-cell>
              <table:table-cell office:value-type="float" office:value="40.3789">
                <text:p>40.3789</text:p>
              </table:table-cell>
              <table:table-cell office:value-type="float" office:value="215.2362">
                <text:p>215.2362</text:p>
              </table:table-cell>
              <table:table-cell office:value-type="float" office:value="223.4763">
                <text:p>223.4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000">
                <text:p>222000</text:p>
              </table:table-cell>
              <table:table-cell office:value-type="float" office:value="108.8709">
                <text:p>108.8709</text:p>
              </table:table-cell>
              <table:table-cell office:value-type="float" office:value="43.5402">
                <text:p>43.5402</text:p>
              </table:table-cell>
              <table:table-cell office:value-type="float" office:value="237.7052">
                <text:p>237.7052</text:p>
              </table:table-cell>
              <table:table-cell office:value-type="float" office:value="183.7019">
                <text:p>183.70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000">
                <text:p>224000</text:p>
              </table:table-cell>
              <table:table-cell office:value-type="float" office:value="151.7112">
                <text:p>151.7112</text:p>
              </table:table-cell>
              <table:table-cell office:value-type="float" office:value="105.4475">
                <text:p>105.4475</text:p>
              </table:table-cell>
              <table:table-cell office:value-type="float" office:value="172.7394">
                <text:p>172.7394</text:p>
              </table:table-cell>
              <table:table-cell office:value-type="float" office:value="207.1839">
                <text:p>207.1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000">
                <text:p>226000</text:p>
              </table:table-cell>
              <table:table-cell office:value-type="float" office:value="61.7171">
                <text:p>61.7171</text:p>
              </table:table-cell>
              <table:table-cell office:value-type="float" office:value="121.22">
                <text:p>121.22</text:p>
              </table:table-cell>
              <table:table-cell office:value-type="float" office:value="198.1718">
                <text:p>198.1718</text:p>
              </table:table-cell>
              <table:table-cell office:value-type="float" office:value="240.2822">
                <text:p>240.28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000">
                <text:p>228000</text:p>
              </table:table-cell>
              <table:table-cell office:value-type="float" office:value="160.3857">
                <text:p>160.3857</text:p>
              </table:table-cell>
              <table:table-cell office:value-type="float" office:value="85.3755">
                <text:p>85.3755</text:p>
              </table:table-cell>
              <table:table-cell office:value-type="float" office:value="164.1448">
                <text:p>164.1448</text:p>
              </table:table-cell>
              <table:table-cell office:value-type="float" office:value="228.1261">
                <text:p>228.1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000">
                <text:p>230000</text:p>
              </table:table-cell>
              <table:table-cell office:value-type="float" office:value="82.804">
                <text:p>82.804</text:p>
              </table:table-cell>
              <table:table-cell office:value-type="float" office:value="129.9016">
                <text:p>129.9016</text:p>
              </table:table-cell>
              <table:table-cell office:value-type="float" office:value="178.9142">
                <text:p>178.9142</text:p>
              </table:table-cell>
              <table:table-cell office:value-type="float" office:value="176.4994">
                <text:p>176.4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000">
                <text:p>232000</text:p>
              </table:table-cell>
              <table:table-cell office:value-type="float" office:value="127.8999">
                <text:p>127.8999</text:p>
              </table:table-cell>
              <table:table-cell office:value-type="float" office:value="49.6741">
                <text:p>49.6741</text:p>
              </table:table-cell>
              <table:table-cell office:value-type="float" office:value="194.5838">
                <text:p>194.5838</text:p>
              </table:table-cell>
              <table:table-cell office:value-type="float" office:value="195.8148">
                <text:p>195.8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000">
                <text:p>234000</text:p>
              </table:table-cell>
              <table:table-cell office:value-type="float" office:value="80.0966">
                <text:p>80.0966</text:p>
              </table:table-cell>
              <table:table-cell office:value-type="float" office:value="102.9028">
                <text:p>102.9028</text:p>
              </table:table-cell>
              <table:table-cell office:value-type="float" office:value="208.7461">
                <text:p>208.7461</text:p>
              </table:table-cell>
              <table:table-cell office:value-type="float" office:value="224.4009">
                <text:p>224.40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000">
                <text:p>236000</text:p>
              </table:table-cell>
              <table:table-cell office:value-type="float" office:value="146.8774">
                <text:p>146.8774</text:p>
              </table:table-cell>
              <table:table-cell office:value-type="float" office:value="82.0455">
                <text:p>82.0455</text:p>
              </table:table-cell>
              <table:table-cell office:value-type="float" office:value="227.3417">
                <text:p>227.3417</text:p>
              </table:table-cell>
              <table:table-cell office:value-type="float" office:value="256.9701">
                <text:p>256.97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000">
                <text:p>238000</text:p>
              </table:table-cell>
              <table:table-cell office:value-type="float" office:value="92.2821">
                <text:p>92.2821</text:p>
              </table:table-cell>
              <table:table-cell office:value-type="float" office:value="103.4459">
                <text:p>103.4459</text:p>
              </table:table-cell>
              <table:table-cell office:value-type="float" office:value="246.494">
                <text:p>246.494</text:p>
              </table:table-cell>
              <table:table-cell office:value-type="float" office:value="280.1637">
                <text:p>280.16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000">
                <text:p>240000</text:p>
              </table:table-cell>
              <table:table-cell office:value-type="float" office:value="135.804">
                <text:p>135.804</text:p>
              </table:table-cell>
              <table:table-cell office:value-type="float" office:value="112.1438">
                <text:p>112.1438</text:p>
              </table:table-cell>
              <table:table-cell office:value-type="float" office:value="212.4472">
                <text:p>212.4472</text:p>
              </table:table-cell>
              <table:table-cell office:value-type="float" office:value="235.8116">
                <text:p>235.81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000">
                <text:p>242000</text:p>
              </table:table-cell>
              <table:table-cell office:value-type="float" office:value="173.3222">
                <text:p>173.3222</text:p>
              </table:table-cell>
              <table:table-cell office:value-type="float" office:value="126.1213">
                <text:p>126.1213</text:p>
              </table:table-cell>
              <table:table-cell office:value-type="float" office:value="233.9954">
                <text:p>233.9954</text:p>
              </table:table-cell>
              <table:table-cell office:value-type="float" office:value="260.8906">
                <text:p>260.89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000">
                <text:p>244000</text:p>
              </table:table-cell>
              <table:table-cell office:value-type="float" office:value="91.9468">
                <text:p>91.9468</text:p>
              </table:table-cell>
              <table:table-cell office:value-type="float" office:value="89.0966">
                <text:p>89.0966</text:p>
              </table:table-cell>
              <table:table-cell office:value-type="float" office:value="272.779">
                <text:p>272.779</text:p>
              </table:table-cell>
              <table:table-cell office:value-type="float" office:value="262.1169">
                <text:p>262.11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000">
                <text:p>246000</text:p>
              </table:table-cell>
              <table:table-cell office:value-type="float" office:value="90.3112">
                <text:p>90.3112</text:p>
              </table:table-cell>
              <table:table-cell office:value-type="float" office:value="125.2414">
                <text:p>125.2414</text:p>
              </table:table-cell>
              <table:table-cell office:value-type="float" office:value="244.4873">
                <text:p>244.4873</text:p>
              </table:table-cell>
              <table:table-cell office:value-type="float" office:value="227.5106">
                <text:p>227.51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000">
                <text:p>248000</text:p>
              </table:table-cell>
              <table:table-cell office:value-type="float" office:value="192.0501">
                <text:p>192.0501</text:p>
              </table:table-cell>
              <table:table-cell office:value-type="float" office:value="26.8576">
                <text:p>26.8576</text:p>
              </table:table-cell>
              <table:table-cell office:value-type="float" office:value="263.9491">
                <text:p>263.9491</text:p>
              </table:table-cell>
              <table:table-cell office:value-type="float" office:value="245.0557">
                <text:p>245.05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000">
                <text:p>250000</text:p>
              </table:table-cell>
              <table:table-cell office:value-type="float" office:value="116.9235">
                <text:p>116.9235</text:p>
              </table:table-cell>
              <table:table-cell office:value-type="float" office:value="103.4738">
                <text:p>103.4738</text:p>
              </table:table-cell>
              <table:table-cell office:value-type="float" office:value="186.9254">
                <text:p>186.9254</text:p>
              </table:table-cell>
              <table:table-cell office:value-type="float" office:value="258.2075">
                <text:p>258.2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000">
                <text:p>252000</text:p>
              </table:table-cell>
              <table:table-cell office:value-type="float" office:value="147.8158">
                <text:p>147.8158</text:p>
              </table:table-cell>
              <table:table-cell office:value-type="float" office:value="14.5745">
                <text:p>14.5745</text:p>
              </table:table-cell>
              <table:table-cell office:value-type="float" office:value="248.1326">
                <text:p>248.1326</text:p>
              </table:table-cell>
              <table:table-cell office:value-type="float" office:value="202.466">
                <text:p>202.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000">
                <text:p>254000</text:p>
              </table:table-cell>
              <table:table-cell office:value-type="float" office:value="20.6274">
                <text:p>20.6274</text:p>
              </table:table-cell>
              <table:table-cell office:value-type="float" office:value="133.3312">
                <text:p>133.3312</text:p>
              </table:table-cell>
              <table:table-cell office:value-type="float" office:value="202.7354">
                <text:p>202.7354</text:p>
              </table:table-cell>
              <table:table-cell office:value-type="float" office:value="229.4603">
                <text:p>229.46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000">
                <text:p>256000</text:p>
              </table:table-cell>
              <table:table-cell office:value-type="float" office:value="224.6133">
                <text:p>224.6133</text:p>
              </table:table-cell>
              <table:table-cell office:value-type="float" office:value="120.6707">
                <text:p>120.6707</text:p>
              </table:table-cell>
              <table:table-cell office:value-type="float" office:value="202.4218">
                <text:p>202.4218</text:p>
              </table:table-cell>
              <table:table-cell office:value-type="float" office:value="271.597">
                <text:p>271.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000">
                <text:p>258000</text:p>
              </table:table-cell>
              <table:table-cell office:value-type="float" office:value="75.8157">
                <text:p>75.8157</text:p>
              </table:table-cell>
              <table:table-cell office:value-type="float" office:value="114.8533">
                <text:p>114.8533</text:p>
              </table:table-cell>
              <table:table-cell office:value-type="float" office:value="150.1921">
                <text:p>150.1921</text:p>
              </table:table-cell>
              <table:table-cell office:value-type="float" office:value="201.1368">
                <text:p>201.13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000">
                <text:p>260000</text:p>
              </table:table-cell>
              <table:table-cell office:value-type="float" office:value="79.111">
                <text:p>79.111</text:p>
              </table:table-cell>
              <table:table-cell office:value-type="float" office:value="94.8157">
                <text:p>94.8157</text:p>
              </table:table-cell>
              <table:table-cell office:value-type="float" office:value="257.699">
                <text:p>257.699</text:p>
              </table:table-cell>
              <table:table-cell office:value-type="float" office:value="246.0318">
                <text:p>246.03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000">
                <text:p>262000</text:p>
              </table:table-cell>
              <table:table-cell office:value-type="float" office:value="141.309">
                <text:p>141.309</text:p>
              </table:table-cell>
              <table:table-cell office:value-type="float" office:value="60.4071">
                <text:p>60.4071</text:p>
              </table:table-cell>
              <table:table-cell office:value-type="float" office:value="154.9406">
                <text:p>154.9406</text:p>
              </table:table-cell>
              <table:table-cell office:value-type="float" office:value="211.7459">
                <text:p>211.74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000">
                <text:p>264000</text:p>
              </table:table-cell>
              <table:table-cell office:value-type="float" office:value="232.2663">
                <text:p>232.2663</text:p>
              </table:table-cell>
              <table:table-cell office:value-type="float" office:value="100.7263">
                <text:p>100.7263</text:p>
              </table:table-cell>
              <table:table-cell office:value-type="float" office:value="258.8241">
                <text:p>258.8241</text:p>
              </table:table-cell>
              <table:table-cell office:value-type="float" office:value="245.4777">
                <text:p>245.47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000">
                <text:p>266000</text:p>
              </table:table-cell>
              <table:table-cell office:value-type="float" office:value="98.6752">
                <text:p>98.6752</text:p>
              </table:table-cell>
              <table:table-cell office:value-type="float" office:value="132.9743">
                <text:p>132.9743</text:p>
              </table:table-cell>
              <table:table-cell office:value-type="float" office:value="189.41">
                <text:p>189.41</text:p>
              </table:table-cell>
              <table:table-cell office:value-type="float" office:value="253.5546">
                <text:p>253.55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000">
                <text:p>268000</text:p>
              </table:table-cell>
              <table:table-cell office:value-type="float" office:value="111.6685">
                <text:p>111.6685</text:p>
              </table:table-cell>
              <table:table-cell office:value-type="float" office:value="86.1592">
                <text:p>86.1592</text:p>
              </table:table-cell>
              <table:table-cell office:value-type="float" office:value="225.5845">
                <text:p>225.5845</text:p>
              </table:table-cell>
              <table:table-cell office:value-type="float" office:value="206.7305">
                <text:p>206.73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000">
                <text:p>270000</text:p>
              </table:table-cell>
              <table:table-cell office:value-type="float" office:value="216.1507">
                <text:p>216.1507</text:p>
              </table:table-cell>
              <table:table-cell office:value-type="float" office:value="71.9356">
                <text:p>71.9356</text:p>
              </table:table-cell>
              <table:table-cell office:value-type="float" office:value="215.5864">
                <text:p>215.5864</text:p>
              </table:table-cell>
              <table:table-cell office:value-type="float" office:value="285.2157">
                <text:p>285.2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000">
                <text:p>272000</text:p>
              </table:table-cell>
              <table:table-cell office:value-type="float" office:value="99.3735">
                <text:p>99.3735</text:p>
              </table:table-cell>
              <table:table-cell office:value-type="float" office:value="132.2419">
                <text:p>132.2419</text:p>
              </table:table-cell>
              <table:table-cell office:value-type="float" office:value="221.9258">
                <text:p>221.9258</text:p>
              </table:table-cell>
              <table:table-cell office:value-type="float" office:value="271.7174">
                <text:p>271.71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000">
                <text:p>274000</text:p>
              </table:table-cell>
              <table:table-cell office:value-type="float" office:value="139.9741">
                <text:p>139.9741</text:p>
              </table:table-cell>
              <table:table-cell office:value-type="float" office:value="119.3299">
                <text:p>119.3299</text:p>
              </table:table-cell>
              <table:table-cell office:value-type="float" office:value="276.0773">
                <text:p>276.0773</text:p>
              </table:table-cell>
              <table:table-cell office:value-type="float" office:value="78.0908">
                <text:p>78.09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000">
                <text:p>276000</text:p>
              </table:table-cell>
              <table:table-cell office:value-type="float" office:value="134.6363">
                <text:p>134.6363</text:p>
              </table:table-cell>
              <table:table-cell office:value-type="float" office:value="91.6756">
                <text:p>91.6756</text:p>
              </table:table-cell>
              <table:table-cell office:value-type="float" office:value="206.0238">
                <text:p>206.0238</text:p>
              </table:table-cell>
              <table:table-cell office:value-type="float" office:value="52.7227">
                <text:p>52.72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000">
                <text:p>278000</text:p>
              </table:table-cell>
              <table:table-cell office:value-type="float" office:value="133.9403">
                <text:p>133.9403</text:p>
              </table:table-cell>
              <table:table-cell office:value-type="float" office:value="143.9136">
                <text:p>143.9136</text:p>
              </table:table-cell>
              <table:table-cell office:value-type="float" office:value="216.0508">
                <text:p>216.0508</text:p>
              </table:table-cell>
              <table:table-cell office:value-type="float" office:value="54.7764">
                <text:p>54.77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000">
                <text:p>280000</text:p>
              </table:table-cell>
              <table:table-cell office:value-type="float" office:value="144.4252">
                <text:p>144.4252</text:p>
              </table:table-cell>
              <table:table-cell office:value-type="float" office:value="56.2359">
                <text:p>56.2359</text:p>
              </table:table-cell>
              <table:table-cell office:value-type="float" office:value="187.9366">
                <text:p>187.9366</text:p>
              </table:table-cell>
              <table:table-cell office:value-type="float" office:value="237.9612">
                <text:p>237.96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000">
                <text:p>282000</text:p>
              </table:table-cell>
              <table:table-cell office:value-type="float" office:value="193.9203">
                <text:p>193.9203</text:p>
              </table:table-cell>
              <table:table-cell office:value-type="float" office:value="129.0161">
                <text:p>129.0161</text:p>
              </table:table-cell>
              <table:table-cell office:value-type="float" office:value="138.0644">
                <text:p>138.0644</text:p>
              </table:table-cell>
              <table:table-cell office:value-type="float" office:value="253.5644">
                <text:p>253.5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000">
                <text:p>284000</text:p>
              </table:table-cell>
              <table:table-cell office:value-type="float" office:value="123.3583">
                <text:p>123.3583</text:p>
              </table:table-cell>
              <table:table-cell office:value-type="float" office:value="77.4693">
                <text:p>77.4693</text:p>
              </table:table-cell>
              <table:table-cell office:value-type="float" office:value="222.0305">
                <text:p>222.0305</text:p>
              </table:table-cell>
              <table:table-cell office:value-type="float" office:value="270.439">
                <text:p>270.4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000">
                <text:p>286000</text:p>
              </table:table-cell>
              <table:table-cell office:value-type="float" office:value="144.9511">
                <text:p>144.9511</text:p>
              </table:table-cell>
              <table:table-cell office:value-type="float" office:value="52.4388">
                <text:p>52.4388</text:p>
              </table:table-cell>
              <table:table-cell office:value-type="float" office:value="199.255">
                <text:p>199.255</text:p>
              </table:table-cell>
              <table:table-cell office:value-type="float" office:value="260.8143">
                <text:p>260.81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000">
                <text:p>288000</text:p>
              </table:table-cell>
              <table:table-cell office:value-type="float" office:value="119.5524">
                <text:p>119.5524</text:p>
              </table:table-cell>
              <table:table-cell office:value-type="float" office:value="92.5117">
                <text:p>92.5117</text:p>
              </table:table-cell>
              <table:table-cell office:value-type="float" office:value="198.7723">
                <text:p>198.7723</text:p>
              </table:table-cell>
              <table:table-cell office:value-type="float" office:value="276.1856">
                <text:p>276.18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000">
                <text:p>290000</text:p>
              </table:table-cell>
              <table:table-cell office:value-type="float" office:value="171.276">
                <text:p>171.276</text:p>
              </table:table-cell>
              <table:table-cell office:value-type="float" office:value="47.2305">
                <text:p>47.2305</text:p>
              </table:table-cell>
              <table:table-cell office:value-type="float" office:value="151.9888">
                <text:p>151.9888</text:p>
              </table:table-cell>
              <table:table-cell office:value-type="float" office:value="223.9849">
                <text:p>223.98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000">
                <text:p>292000</text:p>
              </table:table-cell>
              <table:table-cell office:value-type="float" office:value="126.3661">
                <text:p>126.3661</text:p>
              </table:table-cell>
              <table:table-cell office:value-type="float" office:value="79.5338">
                <text:p>79.5338</text:p>
              </table:table-cell>
              <table:table-cell office:value-type="float" office:value="178.7601">
                <text:p>178.7601</text:p>
              </table:table-cell>
              <table:table-cell office:value-type="float" office:value="240.1003">
                <text:p>240.10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000">
                <text:p>294000</text:p>
              </table:table-cell>
              <table:table-cell office:value-type="float" office:value="112.9947">
                <text:p>112.9947</text:p>
              </table:table-cell>
              <table:table-cell office:value-type="float" office:value="84.1045">
                <text:p>84.1045</text:p>
              </table:table-cell>
              <table:table-cell office:value-type="float" office:value="223.8649">
                <text:p>223.8649</text:p>
              </table:table-cell>
              <table:table-cell office:value-type="float" office:value="266.3619">
                <text:p>266.36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000">
                <text:p>296000</text:p>
              </table:table-cell>
              <table:table-cell office:value-type="float" office:value="86.2931">
                <text:p>86.2931</text:p>
              </table:table-cell>
              <table:table-cell office:value-type="float" office:value="47.5574">
                <text:p>47.5574</text:p>
              </table:table-cell>
              <table:table-cell office:value-type="float" office:value="228.0711">
                <text:p>228.0711</text:p>
              </table:table-cell>
              <table:table-cell office:value-type="float" office:value="275.0513">
                <text:p>275.05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000">
                <text:p>298000</text:p>
              </table:table-cell>
              <table:table-cell office:value-type="float" office:value="129.7837">
                <text:p>129.7837</text:p>
              </table:table-cell>
              <table:table-cell office:value-type="float" office:value="43.5317">
                <text:p>43.5317</text:p>
              </table:table-cell>
              <table:table-cell office:value-type="float" office:value="182.1329">
                <text:p>182.1329</text:p>
              </table:table-cell>
              <table:table-cell office:value-type="float" office:value="281.5582">
                <text:p>281.55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000">
                <text:p>300000</text:p>
              </table:table-cell>
              <table:table-cell office:value-type="float" office:value="45.6748">
                <text:p>45.6748</text:p>
              </table:table-cell>
              <table:table-cell office:value-type="float" office:value="102.6273">
                <text:p>102.6273</text:p>
              </table:table-cell>
              <table:table-cell office:value-type="float" office:value="223.1281">
                <text:p>223.1281</text:p>
              </table:table-cell>
              <table:table-cell office:value-type="float" office:value="276.6684">
                <text:p>276.6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000">
                <text:p>302000</text:p>
              </table:table-cell>
              <table:table-cell office:value-type="float" office:value="82.6753">
                <text:p>82.6753</text:p>
              </table:table-cell>
              <table:table-cell office:value-type="float" office:value="105.3226">
                <text:p>105.3226</text:p>
              </table:table-cell>
              <table:table-cell office:value-type="float" office:value="191.1252">
                <text:p>191.1252</text:p>
              </table:table-cell>
              <table:table-cell office:value-type="float" office:value="250.9348">
                <text:p>250.93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000">
                <text:p>304000</text:p>
              </table:table-cell>
              <table:table-cell office:value-type="float" office:value="78.8312">
                <text:p>78.8312</text:p>
              </table:table-cell>
              <table:table-cell office:value-type="float" office:value="63.9961">
                <text:p>63.9961</text:p>
              </table:table-cell>
              <table:table-cell office:value-type="float" office:value="257.7606">
                <text:p>257.7606</text:p>
              </table:table-cell>
              <table:table-cell office:value-type="float" office:value="246.6133">
                <text:p>246.6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000">
                <text:p>306000</text:p>
              </table:table-cell>
              <table:table-cell office:value-type="float" office:value="154.8079">
                <text:p>154.8079</text:p>
              </table:table-cell>
              <table:table-cell office:value-type="float" office:value="101.2698">
                <text:p>101.2698</text:p>
              </table:table-cell>
              <table:table-cell office:value-type="float" office:value="249.7503">
                <text:p>249.7503</text:p>
              </table:table-cell>
              <table:table-cell office:value-type="float" office:value="240.5341">
                <text:p>240.5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000">
                <text:p>308000</text:p>
              </table:table-cell>
              <table:table-cell office:value-type="float" office:value="87.1803">
                <text:p>87.1803</text:p>
              </table:table-cell>
              <table:table-cell office:value-type="float" office:value="124.2897">
                <text:p>124.2897</text:p>
              </table:table-cell>
              <table:table-cell office:value-type="float" office:value="250.842">
                <text:p>250.842</text:p>
              </table:table-cell>
              <table:table-cell office:value-type="float" office:value="259.9278">
                <text:p>259.92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000">
                <text:p>310000</text:p>
              </table:table-cell>
              <table:table-cell office:value-type="float" office:value="94.9945">
                <text:p>94.9945</text:p>
              </table:table-cell>
              <table:table-cell office:value-type="float" office:value="115.2125">
                <text:p>115.2125</text:p>
              </table:table-cell>
              <table:table-cell office:value-type="float" office:value="247.023">
                <text:p>247.023</text:p>
              </table:table-cell>
              <table:table-cell office:value-type="float" office:value="206.0773">
                <text:p>206.07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000">
                <text:p>312000</text:p>
              </table:table-cell>
              <table:table-cell office:value-type="float" office:value="139.1599">
                <text:p>139.1599</text:p>
              </table:table-cell>
              <table:table-cell office:value-type="float" office:value="104.9783">
                <text:p>104.9783</text:p>
              </table:table-cell>
              <table:table-cell office:value-type="float" office:value="237.52">
                <text:p>237.52</text:p>
              </table:table-cell>
              <table:table-cell office:value-type="float" office:value="224.9933">
                <text:p>224.99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000">
                <text:p>314000</text:p>
              </table:table-cell>
              <table:table-cell office:value-type="float" office:value="164.6268">
                <text:p>164.6268</text:p>
              </table:table-cell>
              <table:table-cell office:value-type="float" office:value="68.2297">
                <text:p>68.2297</text:p>
              </table:table-cell>
              <table:table-cell office:value-type="float" office:value="247.002">
                <text:p>247.002</text:p>
              </table:table-cell>
              <table:table-cell office:value-type="float" office:value="268.8772">
                <text:p>268.8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000">
                <text:p>316000</text:p>
              </table:table-cell>
              <table:table-cell office:value-type="float" office:value="116.9222">
                <text:p>116.9222</text:p>
              </table:table-cell>
              <table:table-cell office:value-type="float" office:value="88.2401">
                <text:p>88.2401</text:p>
              </table:table-cell>
              <table:table-cell office:value-type="float" office:value="208.0027">
                <text:p>208.0027</text:p>
              </table:table-cell>
              <table:table-cell office:value-type="float" office:value="246.3874">
                <text:p>246.38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000">
                <text:p>318000</text:p>
              </table:table-cell>
              <table:table-cell office:value-type="float" office:value="121.7011">
                <text:p>121.7011</text:p>
              </table:table-cell>
              <table:table-cell office:value-type="float" office:value="75.3292">
                <text:p>75.3292</text:p>
              </table:table-cell>
              <table:table-cell office:value-type="float" office:value="273.1671">
                <text:p>273.1671</text:p>
              </table:table-cell>
              <table:table-cell office:value-type="float" office:value="273.954">
                <text:p>273.9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000">
                <text:p>320000</text:p>
              </table:table-cell>
              <table:table-cell office:value-type="float" office:value="106.6274">
                <text:p>106.6274</text:p>
              </table:table-cell>
              <table:table-cell office:value-type="float" office:value="74.4832">
                <text:p>74.4832</text:p>
              </table:table-cell>
              <table:table-cell office:value-type="float" office:value="268.5427">
                <text:p>268.5427</text:p>
              </table:table-cell>
              <table:table-cell office:value-type="float" office:value="215.5274">
                <text:p>215.52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000">
                <text:p>322000</text:p>
              </table:table-cell>
              <table:table-cell office:value-type="float" office:value="85.8204">
                <text:p>85.8204</text:p>
              </table:table-cell>
              <table:table-cell office:value-type="float" office:value="71.8275">
                <text:p>71.8275</text:p>
              </table:table-cell>
              <table:table-cell office:value-type="float" office:value="112.0913">
                <text:p>112.0913</text:p>
              </table:table-cell>
              <table:table-cell office:value-type="float" office:value="272.078">
                <text:p>272.0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000">
                <text:p>324000</text:p>
              </table:table-cell>
              <table:table-cell office:value-type="float" office:value="146.1207">
                <text:p>146.1207</text:p>
              </table:table-cell>
              <table:table-cell office:value-type="float" office:value="75.1034">
                <text:p>75.1034</text:p>
              </table:table-cell>
              <table:table-cell office:value-type="float" office:value="205.9757">
                <text:p>205.9757</text:p>
              </table:table-cell>
              <table:table-cell office:value-type="float" office:value="280.6124">
                <text:p>280.6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000">
                <text:p>326000</text:p>
              </table:table-cell>
              <table:table-cell office:value-type="float" office:value="97.3159">
                <text:p>97.3159</text:p>
              </table:table-cell>
              <table:table-cell office:value-type="float" office:value="87.3597">
                <text:p>87.3597</text:p>
              </table:table-cell>
              <table:table-cell office:value-type="float" office:value="247.2606">
                <text:p>247.2606</text:p>
              </table:table-cell>
              <table:table-cell office:value-type="float" office:value="282.6451">
                <text:p>282.64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000">
                <text:p>328000</text:p>
              </table:table-cell>
              <table:table-cell office:value-type="float" office:value="183.561">
                <text:p>183.561</text:p>
              </table:table-cell>
              <table:table-cell office:value-type="float" office:value="86.3368">
                <text:p>86.3368</text:p>
              </table:table-cell>
              <table:table-cell office:value-type="float" office:value="203.6807">
                <text:p>203.6807</text:p>
              </table:table-cell>
              <table:table-cell office:value-type="float" office:value="248.6201">
                <text:p>248.6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000">
                <text:p>330000</text:p>
              </table:table-cell>
              <table:table-cell office:value-type="float" office:value="-5.7378">
                <text:p>-5.7378</text:p>
              </table:table-cell>
              <table:table-cell office:value-type="float" office:value="109.7182">
                <text:p>109.7182</text:p>
              </table:table-cell>
              <table:table-cell office:value-type="float" office:value="233.3533">
                <text:p>233.3533</text:p>
              </table:table-cell>
              <table:table-cell office:value-type="float" office:value="236.5976">
                <text:p>236.59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000">
                <text:p>332000</text:p>
              </table:table-cell>
              <table:table-cell office:value-type="float" office:value="188.4226">
                <text:p>188.4226</text:p>
              </table:table-cell>
              <table:table-cell office:value-type="float" office:value="78.1787">
                <text:p>78.1787</text:p>
              </table:table-cell>
              <table:table-cell office:value-type="float" office:value="244.1937">
                <text:p>244.1937</text:p>
              </table:table-cell>
              <table:table-cell office:value-type="float" office:value="286.418">
                <text:p>286.4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000">
                <text:p>334000</text:p>
              </table:table-cell>
              <table:table-cell office:value-type="float" office:value="64.5133">
                <text:p>64.5133</text:p>
              </table:table-cell>
              <table:table-cell office:value-type="float" office:value="99.3168">
                <text:p>99.3168</text:p>
              </table:table-cell>
              <table:table-cell office:value-type="float" office:value="210.3173">
                <text:p>210.3173</text:p>
              </table:table-cell>
              <table:table-cell office:value-type="float" office:value="277.716">
                <text:p>277.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000">
                <text:p>336000</text:p>
              </table:table-cell>
              <table:table-cell office:value-type="float" office:value="157.0463">
                <text:p>157.0463</text:p>
              </table:table-cell>
              <table:table-cell office:value-type="float" office:value="81.9551">
                <text:p>81.9551</text:p>
              </table:table-cell>
              <table:table-cell office:value-type="float" office:value="275.0473">
                <text:p>275.0473</text:p>
              </table:table-cell>
              <table:table-cell office:value-type="float" office:value="272.4008">
                <text:p>272.40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000">
                <text:p>338000</text:p>
              </table:table-cell>
              <table:table-cell office:value-type="float" office:value="33.3749">
                <text:p>33.3749</text:p>
              </table:table-cell>
              <table:table-cell office:value-type="float" office:value="90.2946">
                <text:p>90.2946</text:p>
              </table:table-cell>
              <table:table-cell office:value-type="float" office:value="247.5225">
                <text:p>247.5225</text:p>
              </table:table-cell>
              <table:table-cell office:value-type="float" office:value="271.7094">
                <text:p>271.70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000">
                <text:p>340000</text:p>
              </table:table-cell>
              <table:table-cell office:value-type="float" office:value="152.3747">
                <text:p>152.3747</text:p>
              </table:table-cell>
              <table:table-cell office:value-type="float" office:value="107.5782">
                <text:p>107.5782</text:p>
              </table:table-cell>
              <table:table-cell office:value-type="float" office:value="253.8965">
                <text:p>253.8965</text:p>
              </table:table-cell>
              <table:table-cell office:value-type="float" office:value="275.9905">
                <text:p>275.99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000">
                <text:p>342000</text:p>
              </table:table-cell>
              <table:table-cell office:value-type="float" office:value="112.7666">
                <text:p>112.7666</text:p>
              </table:table-cell>
              <table:table-cell office:value-type="float" office:value="138.4383">
                <text:p>138.4383</text:p>
              </table:table-cell>
              <table:table-cell office:value-type="float" office:value="275.2723">
                <text:p>275.2723</text:p>
              </table:table-cell>
              <table:table-cell office:value-type="float" office:value="263.018">
                <text:p>263.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000">
                <text:p>344000</text:p>
              </table:table-cell>
              <table:table-cell office:value-type="float" office:value="84.2616">
                <text:p>84.2616</text:p>
              </table:table-cell>
              <table:table-cell office:value-type="float" office:value="87.7131">
                <text:p>87.7131</text:p>
              </table:table-cell>
              <table:table-cell office:value-type="float" office:value="268.3132">
                <text:p>268.3132</text:p>
              </table:table-cell>
              <table:table-cell office:value-type="float" office:value="273.3784">
                <text:p>273.37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000">
                <text:p>346000</text:p>
              </table:table-cell>
              <table:table-cell office:value-type="float" office:value="140.6155">
                <text:p>140.6155</text:p>
              </table:table-cell>
              <table:table-cell office:value-type="float" office:value="86.3189">
                <text:p>86.3189</text:p>
              </table:table-cell>
              <table:table-cell office:value-type="float" office:value="275.0753">
                <text:p>275.0753</text:p>
              </table:table-cell>
              <table:table-cell office:value-type="float" office:value="272.4697">
                <text:p>272.46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000">
                <text:p>348000</text:p>
              </table:table-cell>
              <table:table-cell office:value-type="float" office:value="234.6786">
                <text:p>234.6786</text:p>
              </table:table-cell>
              <table:table-cell office:value-type="float" office:value="101.7006">
                <text:p>101.7006</text:p>
              </table:table-cell>
              <table:table-cell office:value-type="float" office:value="223.9712">
                <text:p>223.9712</text:p>
              </table:table-cell>
              <table:table-cell office:value-type="float" office:value="277.5742">
                <text:p>277.57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000">
                <text:p>350000</text:p>
              </table:table-cell>
              <table:table-cell office:value-type="float" office:value="67.043">
                <text:p>67.043</text:p>
              </table:table-cell>
              <table:table-cell office:value-type="float" office:value="118.2973">
                <text:p>118.2973</text:p>
              </table:table-cell>
              <table:table-cell office:value-type="float" office:value="243.9855">
                <text:p>243.9855</text:p>
              </table:table-cell>
              <table:table-cell office:value-type="float" office:value="259.4434">
                <text:p>259.44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000">
                <text:p>352000</text:p>
              </table:table-cell>
              <table:table-cell office:value-type="float" office:value="72.441">
                <text:p>72.441</text:p>
              </table:table-cell>
              <table:table-cell office:value-type="float" office:value="81.5221">
                <text:p>81.5221</text:p>
              </table:table-cell>
              <table:table-cell office:value-type="float" office:value="266.3241">
                <text:p>266.3241</text:p>
              </table:table-cell>
              <table:table-cell office:value-type="float" office:value="271.3033">
                <text:p>271.30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000">
                <text:p>354000</text:p>
              </table:table-cell>
              <table:table-cell office:value-type="float" office:value="70.6075">
                <text:p>70.6075</text:p>
              </table:table-cell>
              <table:table-cell office:value-type="float" office:value="85.8644">
                <text:p>85.8644</text:p>
              </table:table-cell>
              <table:table-cell office:value-type="float" office:value="215.9263">
                <text:p>215.9263</text:p>
              </table:table-cell>
              <table:table-cell office:value-type="float" office:value="230.3117">
                <text:p>230.31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000">
                <text:p>356000</text:p>
              </table:table-cell>
              <table:table-cell office:value-type="float" office:value="40.9251">
                <text:p>40.9251</text:p>
              </table:table-cell>
              <table:table-cell office:value-type="float" office:value="136.8505">
                <text:p>136.8505</text:p>
              </table:table-cell>
              <table:table-cell office:value-type="float" office:value="215.2916">
                <text:p>215.2916</text:p>
              </table:table-cell>
              <table:table-cell office:value-type="float" office:value="237.2788">
                <text:p>237.27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000">
                <text:p>358000</text:p>
              </table:table-cell>
              <table:table-cell office:value-type="float" office:value="114.5702">
                <text:p>114.5702</text:p>
              </table:table-cell>
              <table:table-cell office:value-type="float" office:value="83.5084">
                <text:p>83.5084</text:p>
              </table:table-cell>
              <table:table-cell office:value-type="float" office:value="266.011">
                <text:p>266.011</text:p>
              </table:table-cell>
              <table:table-cell office:value-type="float" office:value="141.7054">
                <text:p>141.70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000">
                <text:p>360000</text:p>
              </table:table-cell>
              <table:table-cell office:value-type="float" office:value="161.1505">
                <text:p>161.1505</text:p>
              </table:table-cell>
              <table:table-cell office:value-type="float" office:value="96.3657">
                <text:p>96.3657</text:p>
              </table:table-cell>
              <table:table-cell office:value-type="float" office:value="252.9599">
                <text:p>252.9599</text:p>
              </table:table-cell>
              <table:table-cell office:value-type="float" office:value="267.4448">
                <text:p>267.44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000">
                <text:p>362000</text:p>
              </table:table-cell>
              <table:table-cell office:value-type="float" office:value="107.4257">
                <text:p>107.4257</text:p>
              </table:table-cell>
              <table:table-cell office:value-type="float" office:value="93.6646">
                <text:p>93.6646</text:p>
              </table:table-cell>
              <table:table-cell office:value-type="float" office:value="281.6788">
                <text:p>281.6788</text:p>
              </table:table-cell>
              <table:table-cell office:value-type="float" office:value="255.8986">
                <text:p>255.89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000">
                <text:p>364000</text:p>
              </table:table-cell>
              <table:table-cell office:value-type="float" office:value="76.6208">
                <text:p>76.6208</text:p>
              </table:table-cell>
              <table:table-cell office:value-type="float" office:value="75.426">
                <text:p>75.426</text:p>
              </table:table-cell>
              <table:table-cell office:value-type="float" office:value="221.1008">
                <text:p>221.1008</text:p>
              </table:table-cell>
              <table:table-cell office:value-type="float" office:value="246.0253">
                <text:p>246.02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000">
                <text:p>366000</text:p>
              </table:table-cell>
              <table:table-cell office:value-type="float" office:value="134.8488">
                <text:p>134.8488</text:p>
              </table:table-cell>
              <table:table-cell office:value-type="float" office:value="83.6118">
                <text:p>83.6118</text:p>
              </table:table-cell>
              <table:table-cell office:value-type="float" office:value="269.8976">
                <text:p>269.8976</text:p>
              </table:table-cell>
              <table:table-cell office:value-type="float" office:value="267.4346">
                <text:p>267.43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000">
                <text:p>368000</text:p>
              </table:table-cell>
              <table:table-cell office:value-type="float" office:value="121.3507">
                <text:p>121.3507</text:p>
              </table:table-cell>
              <table:table-cell office:value-type="float" office:value="72.5141">
                <text:p>72.5141</text:p>
              </table:table-cell>
              <table:table-cell office:value-type="float" office:value="167.7576">
                <text:p>167.7576</text:p>
              </table:table-cell>
              <table:table-cell office:value-type="float" office:value="246.6675">
                <text:p>246.66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000">
                <text:p>370000</text:p>
              </table:table-cell>
              <table:table-cell office:value-type="float" office:value="86.7199">
                <text:p>86.7199</text:p>
              </table:table-cell>
              <table:table-cell office:value-type="float" office:value="54.1654">
                <text:p>54.1654</text:p>
              </table:table-cell>
              <table:table-cell office:value-type="float" office:value="256.7474">
                <text:p>256.7474</text:p>
              </table:table-cell>
              <table:table-cell office:value-type="float" office:value="256.4158">
                <text:p>256.4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000">
                <text:p>372000</text:p>
              </table:table-cell>
              <table:table-cell office:value-type="float" office:value="49.3491">
                <text:p>49.3491</text:p>
              </table:table-cell>
              <table:table-cell office:value-type="float" office:value="77.1518">
                <text:p>77.1518</text:p>
              </table:table-cell>
              <table:table-cell office:value-type="float" office:value="227.9844">
                <text:p>227.9844</text:p>
              </table:table-cell>
              <table:table-cell office:value-type="float" office:value="241.8096">
                <text:p>241.80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000">
                <text:p>374000</text:p>
              </table:table-cell>
              <table:table-cell office:value-type="float" office:value="102.6548">
                <text:p>102.6548</text:p>
              </table:table-cell>
              <table:table-cell office:value-type="float" office:value="86.867">
                <text:p>86.867</text:p>
              </table:table-cell>
              <table:table-cell office:value-type="float" office:value="259.0541">
                <text:p>259.0541</text:p>
              </table:table-cell>
              <table:table-cell office:value-type="float" office:value="259.64">
                <text:p>259.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000">
                <text:p>376000</text:p>
              </table:table-cell>
              <table:table-cell office:value-type="float" office:value="104.335">
                <text:p>104.335</text:p>
              </table:table-cell>
              <table:table-cell office:value-type="float" office:value="87.8829">
                <text:p>87.8829</text:p>
              </table:table-cell>
              <table:table-cell office:value-type="float" office:value="248.5797">
                <text:p>248.5797</text:p>
              </table:table-cell>
              <table:table-cell office:value-type="float" office:value="211.8418">
                <text:p>211.84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000">
                <text:p>378000</text:p>
              </table:table-cell>
              <table:table-cell office:value-type="float" office:value="115.6316">
                <text:p>115.6316</text:p>
              </table:table-cell>
              <table:table-cell office:value-type="float" office:value="41.406">
                <text:p>41.406</text:p>
              </table:table-cell>
              <table:table-cell office:value-type="float" office:value="274.4098">
                <text:p>274.4098</text:p>
              </table:table-cell>
              <table:table-cell office:value-type="float" office:value="273.3902">
                <text:p>273.39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000">
                <text:p>380000</text:p>
              </table:table-cell>
              <table:table-cell office:value-type="float" office:value="114.0452">
                <text:p>114.0452</text:p>
              </table:table-cell>
              <table:table-cell office:value-type="float" office:value="38.5353">
                <text:p>38.5353</text:p>
              </table:table-cell>
              <table:table-cell office:value-type="float" office:value="280.2035">
                <text:p>280.2035</text:p>
              </table:table-cell>
              <table:table-cell office:value-type="float" office:value="232.6373">
                <text:p>232.6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000">
                <text:p>382000</text:p>
              </table:table-cell>
              <table:table-cell office:value-type="float" office:value="156.0049">
                <text:p>156.0049</text:p>
              </table:table-cell>
              <table:table-cell office:value-type="float" office:value="78.3479">
                <text:p>78.3479</text:p>
              </table:table-cell>
              <table:table-cell office:value-type="float" office:value="247.9964">
                <text:p>247.9964</text:p>
              </table:table-cell>
              <table:table-cell office:value-type="float" office:value="259.2467">
                <text:p>259.24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000">
                <text:p>384000</text:p>
              </table:table-cell>
              <table:table-cell office:value-type="float" office:value="109.4027">
                <text:p>109.4027</text:p>
              </table:table-cell>
              <table:table-cell office:value-type="float" office:value="62.7565">
                <text:p>62.7565</text:p>
              </table:table-cell>
              <table:table-cell office:value-type="float" office:value="290.7476">
                <text:p>290.7476</text:p>
              </table:table-cell>
              <table:table-cell office:value-type="float" office:value="241.0784">
                <text:p>241.07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000">
                <text:p>386000</text:p>
              </table:table-cell>
              <table:table-cell office:value-type="float" office:value="74.2784">
                <text:p>74.2784</text:p>
              </table:table-cell>
              <table:table-cell office:value-type="float" office:value="67.9263">
                <text:p>67.9263</text:p>
              </table:table-cell>
              <table:table-cell office:value-type="float" office:value="265.8414">
                <text:p>265.8414</text:p>
              </table:table-cell>
              <table:table-cell office:value-type="float" office:value="276.1741">
                <text:p>276.17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00">
                <text:p>388000</text:p>
              </table:table-cell>
              <table:table-cell office:value-type="float" office:value="85.2797">
                <text:p>85.2797</text:p>
              </table:table-cell>
              <table:table-cell office:value-type="float" office:value="83.2041">
                <text:p>83.2041</text:p>
              </table:table-cell>
              <table:table-cell office:value-type="float" office:value="277.1363">
                <text:p>277.1363</text:p>
              </table:table-cell>
              <table:table-cell office:value-type="float" office:value="245.2207">
                <text:p>245.22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000">
                <text:p>390000</text:p>
              </table:table-cell>
              <table:table-cell office:value-type="float" office:value="102.2972">
                <text:p>102.2972</text:p>
              </table:table-cell>
              <table:table-cell office:value-type="float" office:value="65.8896">
                <text:p>65.8896</text:p>
              </table:table-cell>
              <table:table-cell office:value-type="float" office:value="280.1125">
                <text:p>280.1125</text:p>
              </table:table-cell>
              <table:table-cell office:value-type="float" office:value="270.7574">
                <text:p>270.7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000">
                <text:p>392000</text:p>
              </table:table-cell>
              <table:table-cell office:value-type="float" office:value="78.273">
                <text:p>78.273</text:p>
              </table:table-cell>
              <table:table-cell office:value-type="float" office:value="103.4302">
                <text:p>103.4302</text:p>
              </table:table-cell>
              <table:table-cell office:value-type="float" office:value="263.7865">
                <text:p>263.7865</text:p>
              </table:table-cell>
              <table:table-cell office:value-type="float" office:value="199.7097">
                <text:p>199.709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000">
                <text:p>394000</text:p>
              </table:table-cell>
              <table:table-cell office:value-type="float" office:value="110.1634">
                <text:p>110.1634</text:p>
              </table:table-cell>
              <table:table-cell office:value-type="float" office:value="86.9971">
                <text:p>86.9971</text:p>
              </table:table-cell>
              <table:table-cell office:value-type="float" office:value="278.0739">
                <text:p>278.0739</text:p>
              </table:table-cell>
              <table:table-cell office:value-type="float" office:value="281.8955">
                <text:p>281.89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000">
                <text:p>396000</text:p>
              </table:table-cell>
              <table:table-cell office:value-type="float" office:value="70.453">
                <text:p>70.453</text:p>
              </table:table-cell>
              <table:table-cell office:value-type="float" office:value="68.9319">
                <text:p>68.9319</text:p>
              </table:table-cell>
              <table:table-cell office:value-type="float" office:value="287.2483">
                <text:p>287.2483</text:p>
              </table:table-cell>
              <table:table-cell office:value-type="float" office:value="237.367">
                <text:p>237.3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000">
                <text:p>398000</text:p>
              </table:table-cell>
              <table:table-cell office:value-type="float" office:value="124.3915">
                <text:p>124.3915</text:p>
              </table:table-cell>
              <table:table-cell office:value-type="float" office:value="101.5145">
                <text:p>101.5145</text:p>
              </table:table-cell>
              <table:table-cell office:value-type="float" office:value="281.2686">
                <text:p>281.2686</text:p>
              </table:table-cell>
              <table:table-cell office:value-type="float" office:value="237.7465">
                <text:p>237.74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00">
                <text:p>400000</text:p>
              </table:table-cell>
              <table:table-cell office:value-type="float" office:value="121.5092">
                <text:p>121.5092</text:p>
              </table:table-cell>
              <table:table-cell office:value-type="float" office:value="73.3826">
                <text:p>73.3826</text:p>
              </table:table-cell>
              <table:table-cell office:value-type="float" office:value="280.7088">
                <text:p>280.7088</text:p>
              </table:table-cell>
              <table:table-cell office:value-type="float" office:value="249.2107">
                <text:p>249.21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000">
                <text:p>402000</text:p>
              </table:table-cell>
              <table:table-cell office:value-type="float" office:value="119.0877">
                <text:p>119.0877</text:p>
              </table:table-cell>
              <table:table-cell office:value-type="float" office:value="68.4236">
                <text:p>68.4236</text:p>
              </table:table-cell>
              <table:table-cell office:value-type="float" office:value="275.8771">
                <text:p>275.8771</text:p>
              </table:table-cell>
              <table:table-cell office:value-type="float" office:value="207.7658">
                <text:p>207.76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000">
                <text:p>404000</text:p>
              </table:table-cell>
              <table:table-cell office:value-type="float" office:value="94.2981">
                <text:p>94.2981</text:p>
              </table:table-cell>
              <table:table-cell office:value-type="float" office:value="78.9953">
                <text:p>78.9953</text:p>
              </table:table-cell>
              <table:table-cell office:value-type="float" office:value="262.4935">
                <text:p>262.4935</text:p>
              </table:table-cell>
              <table:table-cell office:value-type="float" office:value="220.7556">
                <text:p>220.75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000">
                <text:p>406000</text:p>
              </table:table-cell>
              <table:table-cell office:value-type="float" office:value="30.993">
                <text:p>30.993</text:p>
              </table:table-cell>
              <table:table-cell office:value-type="float" office:value="79.4473">
                <text:p>79.4473</text:p>
              </table:table-cell>
              <table:table-cell office:value-type="float" office:value="272.0215">
                <text:p>272.0215</text:p>
              </table:table-cell>
              <table:table-cell office:value-type="float" office:value="278.4074">
                <text:p>278.40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000">
                <text:p>408000</text:p>
              </table:table-cell>
              <table:table-cell office:value-type="float" office:value="52.7629">
                <text:p>52.7629</text:p>
              </table:table-cell>
              <table:table-cell office:value-type="float" office:value="84.8391">
                <text:p>84.8391</text:p>
              </table:table-cell>
              <table:table-cell office:value-type="float" office:value="264.5593">
                <text:p>264.5593</text:p>
              </table:table-cell>
              <table:table-cell office:value-type="float" office:value="268.4185">
                <text:p>268.41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000">
                <text:p>410000</text:p>
              </table:table-cell>
              <table:table-cell office:value-type="float" office:value="83.2749">
                <text:p>83.2749</text:p>
              </table:table-cell>
              <table:table-cell office:value-type="float" office:value="94.5627">
                <text:p>94.5627</text:p>
              </table:table-cell>
              <table:table-cell office:value-type="float" office:value="275.8095">
                <text:p>275.8095</text:p>
              </table:table-cell>
              <table:table-cell office:value-type="float" office:value="204.2367">
                <text:p>204.23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000">
                <text:p>412000</text:p>
              </table:table-cell>
              <table:table-cell office:value-type="float" office:value="172.6948">
                <text:p>172.6948</text:p>
              </table:table-cell>
              <table:table-cell office:value-type="float" office:value="103.6048">
                <text:p>103.6048</text:p>
              </table:table-cell>
              <table:table-cell office:value-type="float" office:value="250.1173">
                <text:p>250.1173</text:p>
              </table:table-cell>
              <table:table-cell office:value-type="float" office:value="242.8848">
                <text:p>242.88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000">
                <text:p>414000</text:p>
              </table:table-cell>
              <table:table-cell office:value-type="float" office:value="100.5798">
                <text:p>100.5798</text:p>
              </table:table-cell>
              <table:table-cell office:value-type="float" office:value="103.084">
                <text:p>103.084</text:p>
              </table:table-cell>
              <table:table-cell office:value-type="float" office:value="267.4351">
                <text:p>267.4351</text:p>
              </table:table-cell>
              <table:table-cell office:value-type="float" office:value="263.5863">
                <text:p>263.58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000">
                <text:p>416000</text:p>
              </table:table-cell>
              <table:table-cell office:value-type="float" office:value="65.6515">
                <text:p>65.6515</text:p>
              </table:table-cell>
              <table:table-cell office:value-type="float" office:value="117.8619">
                <text:p>117.8619</text:p>
              </table:table-cell>
              <table:table-cell office:value-type="float" office:value="270.4979">
                <text:p>270.4979</text:p>
              </table:table-cell>
              <table:table-cell office:value-type="float" office:value="266.1002">
                <text:p>266.1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000">
                <text:p>418000</text:p>
              </table:table-cell>
              <table:table-cell office:value-type="float" office:value="10.588">
                <text:p>10.588</text:p>
              </table:table-cell>
              <table:table-cell office:value-type="float" office:value="121.2511">
                <text:p>121.2511</text:p>
              </table:table-cell>
              <table:table-cell office:value-type="float" office:value="243.2903">
                <text:p>243.2903</text:p>
              </table:table-cell>
              <table:table-cell office:value-type="float" office:value="247.0616">
                <text:p>247.06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000">
                <text:p>420000</text:p>
              </table:table-cell>
              <table:table-cell office:value-type="float" office:value="99.2285">
                <text:p>99.2285</text:p>
              </table:table-cell>
              <table:table-cell office:value-type="float" office:value="106.2848">
                <text:p>106.2848</text:p>
              </table:table-cell>
              <table:table-cell office:value-type="float" office:value="259.1057">
                <text:p>259.1057</text:p>
              </table:table-cell>
              <table:table-cell office:value-type="float" office:value="225.1741">
                <text:p>225.17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000">
                <text:p>422000</text:p>
              </table:table-cell>
              <table:table-cell office:value-type="float" office:value="144.2139">
                <text:p>144.2139</text:p>
              </table:table-cell>
              <table:table-cell office:value-type="float" office:value="91.3596">
                <text:p>91.3596</text:p>
              </table:table-cell>
              <table:table-cell office:value-type="float" office:value="236.1588">
                <text:p>236.1588</text:p>
              </table:table-cell>
              <table:table-cell office:value-type="float" office:value="275.2044">
                <text:p>275.20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000">
                <text:p>424000</text:p>
              </table:table-cell>
              <table:table-cell office:value-type="float" office:value="43.2058">
                <text:p>43.2058</text:p>
              </table:table-cell>
              <table:table-cell office:value-type="float" office:value="80.9239">
                <text:p>80.9239</text:p>
              </table:table-cell>
              <table:table-cell office:value-type="float" office:value="274.8912">
                <text:p>274.8912</text:p>
              </table:table-cell>
              <table:table-cell office:value-type="float" office:value="255.6289">
                <text:p>255.62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000">
                <text:p>426000</text:p>
              </table:table-cell>
              <table:table-cell office:value-type="float" office:value="73.9919">
                <text:p>73.9919</text:p>
              </table:table-cell>
              <table:table-cell office:value-type="float" office:value="118.0415">
                <text:p>118.0415</text:p>
              </table:table-cell>
              <table:table-cell office:value-type="float" office:value="271.0639">
                <text:p>271.0639</text:p>
              </table:table-cell>
              <table:table-cell office:value-type="float" office:value="269.8346">
                <text:p>269.83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000">
                <text:p>428000</text:p>
              </table:table-cell>
              <table:table-cell office:value-type="float" office:value="97.4178">
                <text:p>97.4178</text:p>
              </table:table-cell>
              <table:table-cell office:value-type="float" office:value="119.8816">
                <text:p>119.8816</text:p>
              </table:table-cell>
              <table:table-cell office:value-type="float" office:value="246.5035">
                <text:p>246.5035</text:p>
              </table:table-cell>
              <table:table-cell office:value-type="float" office:value="265.3753">
                <text:p>265.37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000">
                <text:p>430000</text:p>
              </table:table-cell>
              <table:table-cell office:value-type="float" office:value="127.8607">
                <text:p>127.8607</text:p>
              </table:table-cell>
              <table:table-cell office:value-type="float" office:value="104.5395">
                <text:p>104.5395</text:p>
              </table:table-cell>
              <table:table-cell office:value-type="float" office:value="282.5602">
                <text:p>282.5602</text:p>
              </table:table-cell>
              <table:table-cell office:value-type="float" office:value="269.6055">
                <text:p>269.60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000">
                <text:p>432000</text:p>
              </table:table-cell>
              <table:table-cell office:value-type="float" office:value="88.2066">
                <text:p>88.2066</text:p>
              </table:table-cell>
              <table:table-cell office:value-type="float" office:value="139.0701">
                <text:p>139.0701</text:p>
              </table:table-cell>
              <table:table-cell office:value-type="float" office:value="249.3786">
                <text:p>249.3786</text:p>
              </table:table-cell>
              <table:table-cell office:value-type="float" office:value="280.2302">
                <text:p>280.23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000">
                <text:p>434000</text:p>
              </table:table-cell>
              <table:table-cell office:value-type="float" office:value="118.8374">
                <text:p>118.8374</text:p>
              </table:table-cell>
              <table:table-cell office:value-type="float" office:value="94.6607">
                <text:p>94.6607</text:p>
              </table:table-cell>
              <table:table-cell office:value-type="float" office:value="284.8132">
                <text:p>284.8132</text:p>
              </table:table-cell>
              <table:table-cell office:value-type="float" office:value="268.9699">
                <text:p>268.96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000">
                <text:p>436000</text:p>
              </table:table-cell>
              <table:table-cell office:value-type="float" office:value="68.4033">
                <text:p>68.4033</text:p>
              </table:table-cell>
              <table:table-cell office:value-type="float" office:value="125.8683">
                <text:p>125.8683</text:p>
              </table:table-cell>
              <table:table-cell office:value-type="float" office:value="271.1366">
                <text:p>271.1366</text:p>
              </table:table-cell>
              <table:table-cell office:value-type="float" office:value="277.7185">
                <text:p>277.71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000">
                <text:p>438000</text:p>
              </table:table-cell>
              <table:table-cell office:value-type="float" office:value="74.3937">
                <text:p>74.3937</text:p>
              </table:table-cell>
              <table:table-cell office:value-type="float" office:value="66.1141">
                <text:p>66.1141</text:p>
              </table:table-cell>
              <table:table-cell office:value-type="float" office:value="284.8194">
                <text:p>284.8194</text:p>
              </table:table-cell>
              <table:table-cell office:value-type="float" office:value="270.889">
                <text:p>270.8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000">
                <text:p>440000</text:p>
              </table:table-cell>
              <table:table-cell office:value-type="float" office:value="89.1251">
                <text:p>89.1251</text:p>
              </table:table-cell>
              <table:table-cell office:value-type="float" office:value="94.5087">
                <text:p>94.5087</text:p>
              </table:table-cell>
              <table:table-cell office:value-type="float" office:value="268.7101">
                <text:p>268.7101</text:p>
              </table:table-cell>
              <table:table-cell office:value-type="float" office:value="271.1404">
                <text:p>271.14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000">
                <text:p>442000</text:p>
              </table:table-cell>
              <table:table-cell office:value-type="float" office:value="137.6814">
                <text:p>137.6814</text:p>
              </table:table-cell>
              <table:table-cell office:value-type="float" office:value="80.8746">
                <text:p>80.8746</text:p>
              </table:table-cell>
              <table:table-cell office:value-type="float" office:value="261.6376">
                <text:p>261.6376</text:p>
              </table:table-cell>
              <table:table-cell office:value-type="float" office:value="218.5009">
                <text:p>218.50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000">
                <text:p>444000</text:p>
              </table:table-cell>
              <table:table-cell office:value-type="float" office:value="90.1695">
                <text:p>90.1695</text:p>
              </table:table-cell>
              <table:table-cell office:value-type="float" office:value="85.1967">
                <text:p>85.1967</text:p>
              </table:table-cell>
              <table:table-cell office:value-type="float" office:value="247.7074">
                <text:p>247.7074</text:p>
              </table:table-cell>
              <table:table-cell office:value-type="float" office:value="276.1409">
                <text:p>276.14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000">
                <text:p>446000</text:p>
              </table:table-cell>
              <table:table-cell office:value-type="float" office:value="132.479">
                <text:p>132.479</text:p>
              </table:table-cell>
              <table:table-cell office:value-type="float" office:value="125.3845">
                <text:p>125.3845</text:p>
              </table:table-cell>
              <table:table-cell office:value-type="float" office:value="240.3323">
                <text:p>240.3323</text:p>
              </table:table-cell>
              <table:table-cell office:value-type="float" office:value="272.0778">
                <text:p>272.0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000">
                <text:p>448000</text:p>
              </table:table-cell>
              <table:table-cell office:value-type="float" office:value="159.988">
                <text:p>159.988</text:p>
              </table:table-cell>
              <table:table-cell office:value-type="float" office:value="107.693">
                <text:p>107.693</text:p>
              </table:table-cell>
              <table:table-cell office:value-type="float" office:value="253.2581">
                <text:p>253.2581</text:p>
              </table:table-cell>
              <table:table-cell office:value-type="float" office:value="279.5552">
                <text:p>279.55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000">
                <text:p>450000</text:p>
              </table:table-cell>
              <table:table-cell office:value-type="float" office:value="115.798">
                <text:p>115.798</text:p>
              </table:table-cell>
              <table:table-cell office:value-type="float" office:value="97.4108">
                <text:p>97.4108</text:p>
              </table:table-cell>
              <table:table-cell office:value-type="float" office:value="273.6203">
                <text:p>273.6203</text:p>
              </table:table-cell>
              <table:table-cell office:value-type="float" office:value="226.6169">
                <text:p>226.61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000">
                <text:p>452000</text:p>
              </table:table-cell>
              <table:table-cell office:value-type="float" office:value="147.0824">
                <text:p>147.0824</text:p>
              </table:table-cell>
              <table:table-cell office:value-type="float" office:value="83.7557">
                <text:p>83.7557</text:p>
              </table:table-cell>
              <table:table-cell office:value-type="float" office:value="274.8737">
                <text:p>274.8737</text:p>
              </table:table-cell>
              <table:table-cell office:value-type="float" office:value="268.0906">
                <text:p>268.09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000">
                <text:p>454000</text:p>
              </table:table-cell>
              <table:table-cell office:value-type="float" office:value="111.9009">
                <text:p>111.9009</text:p>
              </table:table-cell>
              <table:table-cell office:value-type="float" office:value="100.5147">
                <text:p>100.5147</text:p>
              </table:table-cell>
              <table:table-cell office:value-type="float" office:value="211.4045">
                <text:p>211.4045</text:p>
              </table:table-cell>
              <table:table-cell office:value-type="float" office:value="254.4707">
                <text:p>254.47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000">
                <text:p>456000</text:p>
              </table:table-cell>
              <table:table-cell office:value-type="float" office:value="137.4818">
                <text:p>137.4818</text:p>
              </table:table-cell>
              <table:table-cell office:value-type="float" office:value="101.2913">
                <text:p>101.2913</text:p>
              </table:table-cell>
              <table:table-cell office:value-type="float" office:value="283.5255">
                <text:p>283.5255</text:p>
              </table:table-cell>
              <table:table-cell office:value-type="float" office:value="270.743">
                <text:p>270.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000">
                <text:p>458000</text:p>
              </table:table-cell>
              <table:table-cell office:value-type="float" office:value="155.702">
                <text:p>155.702</text:p>
              </table:table-cell>
              <table:table-cell office:value-type="float" office:value="131.8814">
                <text:p>131.8814</text:p>
              </table:table-cell>
              <table:table-cell office:value-type="float" office:value="262.0189">
                <text:p>262.0189</text:p>
              </table:table-cell>
              <table:table-cell office:value-type="float" office:value="283.9395">
                <text:p>283.9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000">
                <text:p>460000</text:p>
              </table:table-cell>
              <table:table-cell office:value-type="float" office:value="80.472">
                <text:p>80.472</text:p>
              </table:table-cell>
              <table:table-cell office:value-type="float" office:value="94.6048">
                <text:p>94.6048</text:p>
              </table:table-cell>
              <table:table-cell office:value-type="float" office:value="281.8908">
                <text:p>281.8908</text:p>
              </table:table-cell>
              <table:table-cell office:value-type="float" office:value="276.3609">
                <text:p>276.36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000">
                <text:p>462000</text:p>
              </table:table-cell>
              <table:table-cell office:value-type="float" office:value="155.4252">
                <text:p>155.4252</text:p>
              </table:table-cell>
              <table:table-cell office:value-type="float" office:value="108.4673">
                <text:p>108.4673</text:p>
              </table:table-cell>
              <table:table-cell office:value-type="float" office:value="266.4969">
                <text:p>266.4969</text:p>
              </table:table-cell>
              <table:table-cell office:value-type="float" office:value="264.2996">
                <text:p>264.29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000">
                <text:p>464000</text:p>
              </table:table-cell>
              <table:table-cell office:value-type="float" office:value="88.3371">
                <text:p>88.3371</text:p>
              </table:table-cell>
              <table:table-cell office:value-type="float" office:value="94.2496">
                <text:p>94.2496</text:p>
              </table:table-cell>
              <table:table-cell office:value-type="float" office:value="256.2815">
                <text:p>256.2815</text:p>
              </table:table-cell>
              <table:table-cell office:value-type="float" office:value="266.4737">
                <text:p>266.4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000">
                <text:p>466000</text:p>
              </table:table-cell>
              <table:table-cell office:value-type="float" office:value="135.4083">
                <text:p>135.4083</text:p>
              </table:table-cell>
              <table:table-cell office:value-type="float" office:value="62.9538">
                <text:p>62.9538</text:p>
              </table:table-cell>
              <table:table-cell office:value-type="float" office:value="257.092">
                <text:p>257.092</text:p>
              </table:table-cell>
              <table:table-cell office:value-type="float" office:value="266.6879">
                <text:p>266.68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000">
                <text:p>468000</text:p>
              </table:table-cell>
              <table:table-cell office:value-type="float" office:value="159.1535">
                <text:p>159.1535</text:p>
              </table:table-cell>
              <table:table-cell office:value-type="float" office:value="95.946">
                <text:p>95.946</text:p>
              </table:table-cell>
              <table:table-cell office:value-type="float" office:value="280.0688">
                <text:p>280.0688</text:p>
              </table:table-cell>
              <table:table-cell office:value-type="float" office:value="268.1759">
                <text:p>268.17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000">
                <text:p>470000</text:p>
              </table:table-cell>
              <table:table-cell office:value-type="float" office:value="116.3096">
                <text:p>116.3096</text:p>
              </table:table-cell>
              <table:table-cell office:value-type="float" office:value="81.2016">
                <text:p>81.2016</text:p>
              </table:table-cell>
              <table:table-cell office:value-type="float" office:value="204.3797">
                <text:p>204.3797</text:p>
              </table:table-cell>
              <table:table-cell office:value-type="float" office:value="288.8025">
                <text:p>288.80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000">
                <text:p>472000</text:p>
              </table:table-cell>
              <table:table-cell office:value-type="float" office:value="124.5165">
                <text:p>124.5165</text:p>
              </table:table-cell>
              <table:table-cell office:value-type="float" office:value="85.7869">
                <text:p>85.7869</text:p>
              </table:table-cell>
              <table:table-cell office:value-type="float" office:value="275.7683">
                <text:p>275.7683</text:p>
              </table:table-cell>
              <table:table-cell office:value-type="float" office:value="277.4148">
                <text:p>277.41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000">
                <text:p>474000</text:p>
              </table:table-cell>
              <table:table-cell office:value-type="float" office:value="174.3664">
                <text:p>174.3664</text:p>
              </table:table-cell>
              <table:table-cell office:value-type="float" office:value="97.4091">
                <text:p>97.4091</text:p>
              </table:table-cell>
              <table:table-cell office:value-type="float" office:value="243.9985">
                <text:p>243.9985</text:p>
              </table:table-cell>
              <table:table-cell office:value-type="float" office:value="259.3438">
                <text:p>259.34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000">
                <text:p>476000</text:p>
              </table:table-cell>
              <table:table-cell office:value-type="float" office:value="168.3244">
                <text:p>168.3244</text:p>
              </table:table-cell>
              <table:table-cell office:value-type="float" office:value="74.6452">
                <text:p>74.6452</text:p>
              </table:table-cell>
              <table:table-cell office:value-type="float" office:value="249.7321">
                <text:p>249.7321</text:p>
              </table:table-cell>
              <table:table-cell office:value-type="float" office:value="270.7943">
                <text:p>270.7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000">
                <text:p>478000</text:p>
              </table:table-cell>
              <table:table-cell office:value-type="float" office:value="165.5417">
                <text:p>165.5417</text:p>
              </table:table-cell>
              <table:table-cell office:value-type="float" office:value="104.2176">
                <text:p>104.2176</text:p>
              </table:table-cell>
              <table:table-cell office:value-type="float" office:value="272.4264">
                <text:p>272.4264</text:p>
              </table:table-cell>
              <table:table-cell office:value-type="float" office:value="199.6461">
                <text:p>199.64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000">
                <text:p>480000</text:p>
              </table:table-cell>
              <table:table-cell office:value-type="float" office:value="107.36">
                <text:p>107.36</text:p>
              </table:table-cell>
              <table:table-cell office:value-type="float" office:value="97.3942">
                <text:p>97.3942</text:p>
              </table:table-cell>
              <table:table-cell office:value-type="float" office:value="269.6169">
                <text:p>269.6169</text:p>
              </table:table-cell>
              <table:table-cell office:value-type="float" office:value="275.7448">
                <text:p>275.74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000">
                <text:p>482000</text:p>
              </table:table-cell>
              <table:table-cell office:value-type="float" office:value="63.5231">
                <text:p>63.5231</text:p>
              </table:table-cell>
              <table:table-cell office:value-type="float" office:value="80.0662">
                <text:p>80.0662</text:p>
              </table:table-cell>
              <table:table-cell office:value-type="float" office:value="216.2172">
                <text:p>216.2172</text:p>
              </table:table-cell>
              <table:table-cell office:value-type="float" office:value="279.2565">
                <text:p>279.25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000">
                <text:p>484000</text:p>
              </table:table-cell>
              <table:table-cell office:value-type="float" office:value="117.4276">
                <text:p>117.4276</text:p>
              </table:table-cell>
              <table:table-cell office:value-type="float" office:value="67.4644">
                <text:p>67.4644</text:p>
              </table:table-cell>
              <table:table-cell office:value-type="float" office:value="206.9439">
                <text:p>206.9439</text:p>
              </table:table-cell>
              <table:table-cell office:value-type="float" office:value="275.4871">
                <text:p>275.48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000">
                <text:p>486000</text:p>
              </table:table-cell>
              <table:table-cell office:value-type="float" office:value="40.3654">
                <text:p>40.3654</text:p>
              </table:table-cell>
              <table:table-cell office:value-type="float" office:value="83.2751">
                <text:p>83.2751</text:p>
              </table:table-cell>
              <table:table-cell office:value-type="float" office:value="224.624">
                <text:p>224.624</text:p>
              </table:table-cell>
              <table:table-cell office:value-type="float" office:value="244.6832">
                <text:p>244.68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000">
                <text:p>488000</text:p>
              </table:table-cell>
              <table:table-cell office:value-type="float" office:value="92.4769">
                <text:p>92.4769</text:p>
              </table:table-cell>
              <table:table-cell office:value-type="float" office:value="84.5621">
                <text:p>84.5621</text:p>
              </table:table-cell>
              <table:table-cell office:value-type="float" office:value="272.8113">
                <text:p>272.8113</text:p>
              </table:table-cell>
              <table:table-cell office:value-type="float" office:value="195.3628">
                <text:p>195.36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000">
                <text:p>490000</text:p>
              </table:table-cell>
              <table:table-cell office:value-type="float" office:value="37.5966">
                <text:p>37.5966</text:p>
              </table:table-cell>
              <table:table-cell office:value-type="float" office:value="115.2773">
                <text:p>115.2773</text:p>
              </table:table-cell>
              <table:table-cell office:value-type="float" office:value="233.4061">
                <text:p>233.4061</text:p>
              </table:table-cell>
              <table:table-cell office:value-type="float" office:value="261.4936">
                <text:p>261.4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000">
                <text:p>492000</text:p>
              </table:table-cell>
              <table:table-cell office:value-type="float" office:value="80.1151">
                <text:p>80.1151</text:p>
              </table:table-cell>
              <table:table-cell office:value-type="float" office:value="91.8065">
                <text:p>91.8065</text:p>
              </table:table-cell>
              <table:table-cell office:value-type="float" office:value="245.6768">
                <text:p>245.6768</text:p>
              </table:table-cell>
              <table:table-cell office:value-type="float" office:value="167.4139">
                <text:p>167.41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000">
                <text:p>494000</text:p>
              </table:table-cell>
              <table:table-cell office:value-type="float" office:value="80.4731">
                <text:p>80.4731</text:p>
              </table:table-cell>
              <table:table-cell office:value-type="float" office:value="78.1059">
                <text:p>78.1059</text:p>
              </table:table-cell>
              <table:table-cell office:value-type="float" office:value="256.686">
                <text:p>256.686</text:p>
              </table:table-cell>
              <table:table-cell office:value-type="float" office:value="268.7132">
                <text:p>268.71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000">
                <text:p>496000</text:p>
              </table:table-cell>
              <table:table-cell office:value-type="float" office:value="62.4968">
                <text:p>62.4968</text:p>
              </table:table-cell>
              <table:table-cell office:value-type="float" office:value="98.2717">
                <text:p>98.2717</text:p>
              </table:table-cell>
              <table:table-cell office:value-type="float" office:value="250.771">
                <text:p>250.771</text:p>
              </table:table-cell>
              <table:table-cell office:value-type="float" office:value="265.713">
                <text:p>265.7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000">
                <text:p>498000</text:p>
              </table:table-cell>
              <table:table-cell office:value-type="float" office:value="-24.5529">
                <text:p>-24.5529</text:p>
              </table:table-cell>
              <table:table-cell office:value-type="float" office:value="71.6574">
                <text:p>71.6574</text:p>
              </table:table-cell>
              <table:table-cell office:value-type="float" office:value="240.0005">
                <text:p>240.0005</text:p>
              </table:table-cell>
              <table:table-cell office:value-type="float" office:value="282.5886">
                <text:p>282.58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000">
                <text:p>500000</text:p>
              </table:table-cell>
              <table:table-cell office:value-type="float" office:value="91.2273">
                <text:p>91.2273</text:p>
              </table:table-cell>
              <table:table-cell office:value-type="float" office:value="92.1818">
                <text:p>92.1818</text:p>
              </table:table-cell>
              <table:table-cell office:value-type="float" office:value="238.931">
                <text:p>238.931</text:p>
              </table:table-cell>
              <table:table-cell office:value-type="float" office:value="264.4576">
                <text:p>264.45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000">
                <text:p>502000</text:p>
              </table:table-cell>
              <table:table-cell office:value-type="float" office:value="135.8203">
                <text:p>135.8203</text:p>
              </table:table-cell>
              <table:table-cell office:value-type="float" office:value="73.7023">
                <text:p>73.7023</text:p>
              </table:table-cell>
              <table:table-cell office:value-type="float" office:value="277.8342">
                <text:p>277.8342</text:p>
              </table:table-cell>
              <table:table-cell office:value-type="float" office:value="225.3571">
                <text:p>225.35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000">
                <text:p>504000</text:p>
              </table:table-cell>
              <table:table-cell office:value-type="float" office:value="86.0817">
                <text:p>86.0817</text:p>
              </table:table-cell>
              <table:table-cell office:value-type="float" office:value="69.6632">
                <text:p>69.6632</text:p>
              </table:table-cell>
              <table:table-cell office:value-type="float" office:value="214.9794">
                <text:p>214.9794</text:p>
              </table:table-cell>
              <table:table-cell office:value-type="float" office:value="257.983">
                <text:p>257.9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000">
                <text:p>506000</text:p>
              </table:table-cell>
              <table:table-cell office:value-type="float" office:value="132.0044">
                <text:p>132.0044</text:p>
              </table:table-cell>
              <table:table-cell office:value-type="float" office:value="134.1026">
                <text:p>134.1026</text:p>
              </table:table-cell>
              <table:table-cell office:value-type="float" office:value="199.9754">
                <text:p>199.9754</text:p>
              </table:table-cell>
              <table:table-cell office:value-type="float" office:value="174.1151">
                <text:p>174.11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000">
                <text:p>508000</text:p>
              </table:table-cell>
              <table:table-cell office:value-type="float" office:value="-134.9398">
                <text:p>-134.9398</text:p>
              </table:table-cell>
              <table:table-cell office:value-type="float" office:value="71.4394">
                <text:p>71.4394</text:p>
              </table:table-cell>
              <table:table-cell office:value-type="float" office:value="258.6585">
                <text:p>258.6585</text:p>
              </table:table-cell>
              <table:table-cell office:value-type="float" office:value="224.1912">
                <text:p>224.19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000">
                <text:p>510000</text:p>
              </table:table-cell>
              <table:table-cell office:value-type="float" office:value="-10.4148">
                <text:p>-10.4148</text:p>
              </table:table-cell>
              <table:table-cell office:value-type="float" office:value="61.7309">
                <text:p>61.7309</text:p>
              </table:table-cell>
              <table:table-cell office:value-type="float" office:value="280.7605">
                <text:p>280.7605</text:p>
              </table:table-cell>
              <table:table-cell office:value-type="float" office:value="276.0212">
                <text:p>276.02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000">
                <text:p>512000</text:p>
              </table:table-cell>
              <table:table-cell office:value-type="float" office:value="140.6704">
                <text:p>140.6704</text:p>
              </table:table-cell>
              <table:table-cell office:value-type="float" office:value="113.0632">
                <text:p>113.0632</text:p>
              </table:table-cell>
              <table:table-cell office:value-type="float" office:value="259.1885">
                <text:p>259.1885</text:p>
              </table:table-cell>
              <table:table-cell office:value-type="float" office:value="277.5894">
                <text:p>277.58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000">
                <text:p>514000</text:p>
              </table:table-cell>
              <table:table-cell office:value-type="float" office:value="-87.0753">
                <text:p>-87.0753</text:p>
              </table:table-cell>
              <table:table-cell office:value-type="float" office:value="74.1062">
                <text:p>74.1062</text:p>
              </table:table-cell>
              <table:table-cell office:value-type="float" office:value="238.5636">
                <text:p>238.5636</text:p>
              </table:table-cell>
              <table:table-cell office:value-type="float" office:value="277.4239">
                <text:p>277.42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000">
                <text:p>516000</text:p>
              </table:table-cell>
              <table:table-cell office:value-type="float" office:value="-127.1488">
                <text:p>-127.1488</text:p>
              </table:table-cell>
              <table:table-cell office:value-type="float" office:value="65.9093">
                <text:p>65.9093</text:p>
              </table:table-cell>
              <table:table-cell office:value-type="float" office:value="216.2501">
                <text:p>216.2501</text:p>
              </table:table-cell>
              <table:table-cell office:value-type="float" office:value="244.7202">
                <text:p>244.72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000">
                <text:p>518000</text:p>
              </table:table-cell>
              <table:table-cell office:value-type="float" office:value="-11.6571">
                <text:p>-11.6571</text:p>
              </table:table-cell>
              <table:table-cell office:value-type="float" office:value="70.8904">
                <text:p>70.8904</text:p>
              </table:table-cell>
              <table:table-cell office:value-type="float" office:value="235.0813">
                <text:p>235.0813</text:p>
              </table:table-cell>
              <table:table-cell office:value-type="float" office:value="286.665">
                <text:p>286.6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000">
                <text:p>520000</text:p>
              </table:table-cell>
              <table:table-cell office:value-type="float" office:value="44.4444">
                <text:p>44.4444</text:p>
              </table:table-cell>
              <table:table-cell office:value-type="float" office:value="61.2495">
                <text:p>61.2495</text:p>
              </table:table-cell>
              <table:table-cell office:value-type="float" office:value="217.5417">
                <text:p>217.5417</text:p>
              </table:table-cell>
              <table:table-cell office:value-type="float" office:value="279.6935">
                <text:p>279.69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000">
                <text:p>522000</text:p>
              </table:table-cell>
              <table:table-cell office:value-type="float" office:value="-49.7763">
                <text:p>-49.7763</text:p>
              </table:table-cell>
              <table:table-cell office:value-type="float" office:value="42.2338">
                <text:p>42.2338</text:p>
              </table:table-cell>
              <table:table-cell office:value-type="float" office:value="263.2483">
                <text:p>263.2483</text:p>
              </table:table-cell>
              <table:table-cell office:value-type="float" office:value="279.3424">
                <text:p>279.34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000">
                <text:p>524000</text:p>
              </table:table-cell>
              <table:table-cell office:value-type="float" office:value="102.8451">
                <text:p>102.8451</text:p>
              </table:table-cell>
              <table:table-cell office:value-type="float" office:value="88.593">
                <text:p>88.593</text:p>
              </table:table-cell>
              <table:table-cell office:value-type="float" office:value="226.5883">
                <text:p>226.5883</text:p>
              </table:table-cell>
              <table:table-cell office:value-type="float" office:value="248.1894">
                <text:p>248.18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000">
                <text:p>526000</text:p>
              </table:table-cell>
              <table:table-cell office:value-type="float" office:value="68.2509">
                <text:p>68.2509</text:p>
              </table:table-cell>
              <table:table-cell office:value-type="float" office:value="53.4115">
                <text:p>53.4115</text:p>
              </table:table-cell>
              <table:table-cell office:value-type="float" office:value="270.5496">
                <text:p>270.5496</text:p>
              </table:table-cell>
              <table:table-cell office:value-type="float" office:value="282.6717">
                <text:p>282.67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000">
                <text:p>528000</text:p>
              </table:table-cell>
              <table:table-cell office:value-type="float" office:value="54.3676">
                <text:p>54.3676</text:p>
              </table:table-cell>
              <table:table-cell office:value-type="float" office:value="85.0079">
                <text:p>85.0079</text:p>
              </table:table-cell>
              <table:table-cell office:value-type="float" office:value="266.96">
                <text:p>266.96</text:p>
              </table:table-cell>
              <table:table-cell office:value-type="float" office:value="291.3713">
                <text:p>291.3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000">
                <text:p>530000</text:p>
              </table:table-cell>
              <table:table-cell office:value-type="float" office:value="-21.1843">
                <text:p>-21.1843</text:p>
              </table:table-cell>
              <table:table-cell office:value-type="float" office:value="65.0214">
                <text:p>65.0214</text:p>
              </table:table-cell>
              <table:table-cell office:value-type="float" office:value="245.0544">
                <text:p>245.0544</text:p>
              </table:table-cell>
              <table:table-cell office:value-type="float" office:value="277.6823">
                <text:p>277.68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000">
                <text:p>532000</text:p>
              </table:table-cell>
              <table:table-cell office:value-type="float" office:value="-29.3866">
                <text:p>-29.3866</text:p>
              </table:table-cell>
              <table:table-cell office:value-type="float" office:value="78.2795">
                <text:p>78.2795</text:p>
              </table:table-cell>
              <table:table-cell office:value-type="float" office:value="169.3397">
                <text:p>169.3397</text:p>
              </table:table-cell>
              <table:table-cell office:value-type="float" office:value="270.654">
                <text:p>270.6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000">
                <text:p>534000</text:p>
              </table:table-cell>
              <table:table-cell office:value-type="float" office:value="67.059">
                <text:p>67.059</text:p>
              </table:table-cell>
              <table:table-cell office:value-type="float" office:value="64.2774">
                <text:p>64.2774</text:p>
              </table:table-cell>
              <table:table-cell office:value-type="float" office:value="276.0613">
                <text:p>276.0613</text:p>
              </table:table-cell>
              <table:table-cell office:value-type="float" office:value="269.3516">
                <text:p>269.35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000">
                <text:p>536000</text:p>
              </table:table-cell>
              <table:table-cell office:value-type="float" office:value="76.8663">
                <text:p>76.8663</text:p>
              </table:table-cell>
              <table:table-cell office:value-type="float" office:value="1.6131">
                <text:p>1.6131</text:p>
              </table:table-cell>
              <table:table-cell office:value-type="float" office:value="237.3668">
                <text:p>237.3668</text:p>
              </table:table-cell>
              <table:table-cell office:value-type="float" office:value="274.137">
                <text:p>274.1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000">
                <text:p>538000</text:p>
              </table:table-cell>
              <table:table-cell office:value-type="float" office:value="-23.6449">
                <text:p>-23.6449</text:p>
              </table:table-cell>
              <table:table-cell office:value-type="float" office:value="80.1831">
                <text:p>80.1831</text:p>
              </table:table-cell>
              <table:table-cell office:value-type="float" office:value="256.0848">
                <text:p>256.0848</text:p>
              </table:table-cell>
              <table:table-cell office:value-type="float" office:value="267.2472">
                <text:p>267.24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000">
                <text:p>540000</text:p>
              </table:table-cell>
              <table:table-cell office:value-type="float" office:value="59.9627">
                <text:p>59.9627</text:p>
              </table:table-cell>
              <table:table-cell office:value-type="float" office:value="42.8061">
                <text:p>42.8061</text:p>
              </table:table-cell>
              <table:table-cell office:value-type="float" office:value="273.3502">
                <text:p>273.3502</text:p>
              </table:table-cell>
              <table:table-cell office:value-type="float" office:value="224.0506">
                <text:p>224.05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000">
                <text:p>542000</text:p>
              </table:table-cell>
              <table:table-cell office:value-type="float" office:value="96.7028">
                <text:p>96.7028</text:p>
              </table:table-cell>
              <table:table-cell office:value-type="float" office:value="-112.5375">
                <text:p>-112.5375</text:p>
              </table:table-cell>
              <table:table-cell office:value-type="float" office:value="287.3148">
                <text:p>287.3148</text:p>
              </table:table-cell>
              <table:table-cell office:value-type="float" office:value="274.3561">
                <text:p>274.35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000">
                <text:p>544000</text:p>
              </table:table-cell>
              <table:table-cell office:value-type="float" office:value="-18.2956">
                <text:p>-18.2956</text:p>
              </table:table-cell>
              <table:table-cell office:value-type="float" office:value="75.316">
                <text:p>75.316</text:p>
              </table:table-cell>
              <table:table-cell office:value-type="float" office:value="234.8771">
                <text:p>234.8771</text:p>
              </table:table-cell>
              <table:table-cell office:value-type="float" office:value="269.6576">
                <text:p>269.65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000">
                <text:p>546000</text:p>
              </table:table-cell>
              <table:table-cell office:value-type="float" office:value="85.0869">
                <text:p>85.0869</text:p>
              </table:table-cell>
              <table:table-cell office:value-type="float" office:value="40.6004">
                <text:p>40.6004</text:p>
              </table:table-cell>
              <table:table-cell office:value-type="float" office:value="247.9603">
                <text:p>247.9603</text:p>
              </table:table-cell>
              <table:table-cell office:value-type="float" office:value="265.001">
                <text:p>265.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000">
                <text:p>548000</text:p>
              </table:table-cell>
              <table:table-cell office:value-type="float" office:value="162.572">
                <text:p>162.572</text:p>
              </table:table-cell>
              <table:table-cell office:value-type="float" office:value="122.6163">
                <text:p>122.6163</text:p>
              </table:table-cell>
              <table:table-cell office:value-type="float" office:value="270.9225">
                <text:p>270.9225</text:p>
              </table:table-cell>
              <table:table-cell office:value-type="float" office:value="281.3766">
                <text:p>281.37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000">
                <text:p>550000</text:p>
              </table:table-cell>
              <table:table-cell office:value-type="float" office:value="51.4652">
                <text:p>51.4652</text:p>
              </table:table-cell>
              <table:table-cell office:value-type="float" office:value="53.3243">
                <text:p>53.3243</text:p>
              </table:table-cell>
              <table:table-cell office:value-type="float" office:value="254.4573">
                <text:p>254.4573</text:p>
              </table:table-cell>
              <table:table-cell office:value-type="float" office:value="267.6773">
                <text:p>267.67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000">
                <text:p>552000</text:p>
              </table:table-cell>
              <table:table-cell office:value-type="float" office:value="83.9247">
                <text:p>83.9247</text:p>
              </table:table-cell>
              <table:table-cell office:value-type="float" office:value="96.735">
                <text:p>96.735</text:p>
              </table:table-cell>
              <table:table-cell office:value-type="float" office:value="241.7902">
                <text:p>241.7902</text:p>
              </table:table-cell>
              <table:table-cell office:value-type="float" office:value="264.2299">
                <text:p>264.22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000">
                <text:p>554000</text:p>
              </table:table-cell>
              <table:table-cell office:value-type="float" office:value="12.87">
                <text:p>12.87</text:p>
              </table:table-cell>
              <table:table-cell office:value-type="float" office:value="54.9214">
                <text:p>54.9214</text:p>
              </table:table-cell>
              <table:table-cell office:value-type="float" office:value="276.7869">
                <text:p>276.7869</text:p>
              </table:table-cell>
              <table:table-cell office:value-type="float" office:value="281.0045">
                <text:p>281.00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000">
                <text:p>556000</text:p>
              </table:table-cell>
              <table:table-cell office:value-type="float" office:value="129.2344">
                <text:p>129.2344</text:p>
              </table:table-cell>
              <table:table-cell office:value-type="float" office:value="73.3576">
                <text:p>73.3576</text:p>
              </table:table-cell>
              <table:table-cell office:value-type="float" office:value="246.0729">
                <text:p>246.0729</text:p>
              </table:table-cell>
              <table:table-cell office:value-type="float" office:value="281.6034">
                <text:p>281.60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000">
                <text:p>558000</text:p>
              </table:table-cell>
              <table:table-cell office:value-type="float" office:value="57.7482">
                <text:p>57.7482</text:p>
              </table:table-cell>
              <table:table-cell office:value-type="float" office:value="77.7804">
                <text:p>77.7804</text:p>
              </table:table-cell>
              <table:table-cell office:value-type="float" office:value="275.0974">
                <text:p>275.0974</text:p>
              </table:table-cell>
              <table:table-cell office:value-type="float" office:value="288.0397">
                <text:p>288.03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000">
                <text:p>560000</text:p>
              </table:table-cell>
              <table:table-cell office:value-type="float" office:value="143.4629">
                <text:p>143.4629</text:p>
              </table:table-cell>
              <table:table-cell office:value-type="float" office:value="72.8362">
                <text:p>72.8362</text:p>
              </table:table-cell>
              <table:table-cell office:value-type="float" office:value="274.6925">
                <text:p>274.6925</text:p>
              </table:table-cell>
              <table:table-cell office:value-type="float" office:value="257.5589">
                <text:p>257.5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000">
                <text:p>562000</text:p>
              </table:table-cell>
              <table:table-cell office:value-type="float" office:value="112.5021">
                <text:p>112.5021</text:p>
              </table:table-cell>
              <table:table-cell office:value-type="float" office:value="78.2857">
                <text:p>78.2857</text:p>
              </table:table-cell>
              <table:table-cell office:value-type="float" office:value="210.4872">
                <text:p>210.4872</text:p>
              </table:table-cell>
              <table:table-cell office:value-type="float" office:value="239.8259">
                <text:p>239.82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000">
                <text:p>564000</text:p>
              </table:table-cell>
              <table:table-cell office:value-type="float" office:value="104.1952">
                <text:p>104.1952</text:p>
              </table:table-cell>
              <table:table-cell office:value-type="float" office:value="101.935">
                <text:p>101.935</text:p>
              </table:table-cell>
              <table:table-cell office:value-type="float" office:value="226.587">
                <text:p>226.587</text:p>
              </table:table-cell>
              <table:table-cell office:value-type="float" office:value="227.9976">
                <text:p>227.99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000">
                <text:p>566000</text:p>
              </table:table-cell>
              <table:table-cell office:value-type="float" office:value="113.4256">
                <text:p>113.4256</text:p>
              </table:table-cell>
              <table:table-cell office:value-type="float" office:value="45.7114">
                <text:p>45.7114</text:p>
              </table:table-cell>
              <table:table-cell office:value-type="float" office:value="244.1615">
                <text:p>244.1615</text:p>
              </table:table-cell>
              <table:table-cell office:value-type="float" office:value="233.9214">
                <text:p>233.92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000">
                <text:p>568000</text:p>
              </table:table-cell>
              <table:table-cell office:value-type="float" office:value="50.4857">
                <text:p>50.4857</text:p>
              </table:table-cell>
              <table:table-cell office:value-type="float" office:value="73.6452">
                <text:p>73.6452</text:p>
              </table:table-cell>
              <table:table-cell office:value-type="float" office:value="261.0313">
                <text:p>261.0313</text:p>
              </table:table-cell>
              <table:table-cell office:value-type="float" office:value="166.3098">
                <text:p>166.30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000">
                <text:p>570000</text:p>
              </table:table-cell>
              <table:table-cell office:value-type="float" office:value="90.5579">
                <text:p>90.5579</text:p>
              </table:table-cell>
              <table:table-cell office:value-type="float" office:value="67.7156">
                <text:p>67.7156</text:p>
              </table:table-cell>
              <table:table-cell office:value-type="float" office:value="248.1521">
                <text:p>248.1521</text:p>
              </table:table-cell>
              <table:table-cell office:value-type="float" office:value="225.2004">
                <text:p>225.2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000">
                <text:p>572000</text:p>
              </table:table-cell>
              <table:table-cell office:value-type="float" office:value="140.0145">
                <text:p>140.0145</text:p>
              </table:table-cell>
              <table:table-cell office:value-type="float" office:value="49.3443">
                <text:p>49.3443</text:p>
              </table:table-cell>
              <table:table-cell office:value-type="float" office:value="243.8349">
                <text:p>243.8349</text:p>
              </table:table-cell>
              <table:table-cell office:value-type="float" office:value="276.2069">
                <text:p>276.20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000">
                <text:p>574000</text:p>
              </table:table-cell>
              <table:table-cell office:value-type="float" office:value="143.7722">
                <text:p>143.7722</text:p>
              </table:table-cell>
              <table:table-cell office:value-type="float" office:value="29.1804">
                <text:p>29.1804</text:p>
              </table:table-cell>
              <table:table-cell office:value-type="float" office:value="229.2076">
                <text:p>229.2076</text:p>
              </table:table-cell>
              <table:table-cell office:value-type="float" office:value="288.8807">
                <text:p>288.88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000">
                <text:p>576000</text:p>
              </table:table-cell>
              <table:table-cell office:value-type="float" office:value="90.5127">
                <text:p>90.5127</text:p>
              </table:table-cell>
              <table:table-cell office:value-type="float" office:value="40.7026">
                <text:p>40.7026</text:p>
              </table:table-cell>
              <table:table-cell office:value-type="float" office:value="261.3031">
                <text:p>261.3031</text:p>
              </table:table-cell>
              <table:table-cell office:value-type="float" office:value="219.0272">
                <text:p>219.02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000">
                <text:p>578000</text:p>
              </table:table-cell>
              <table:table-cell office:value-type="float" office:value="77.2317">
                <text:p>77.2317</text:p>
              </table:table-cell>
              <table:table-cell office:value-type="float" office:value="27.8789">
                <text:p>27.8789</text:p>
              </table:table-cell>
              <table:table-cell office:value-type="float" office:value="252.4156">
                <text:p>252.4156</text:p>
              </table:table-cell>
              <table:table-cell office:value-type="float" office:value="250.0537">
                <text:p>250.05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000">
                <text:p>580000</text:p>
              </table:table-cell>
              <table:table-cell office:value-type="float" office:value="93.5167">
                <text:p>93.5167</text:p>
              </table:table-cell>
              <table:table-cell office:value-type="float" office:value="32.094">
                <text:p>32.094</text:p>
              </table:table-cell>
              <table:table-cell office:value-type="float" office:value="210.0783">
                <text:p>210.0783</text:p>
              </table:table-cell>
              <table:table-cell office:value-type="float" office:value="264.7661">
                <text:p>264.76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000">
                <text:p>582000</text:p>
              </table:table-cell>
              <table:table-cell office:value-type="float" office:value="172.7457">
                <text:p>172.7457</text:p>
              </table:table-cell>
              <table:table-cell office:value-type="float" office:value="64.5675">
                <text:p>64.5675</text:p>
              </table:table-cell>
              <table:table-cell office:value-type="float" office:value="248.0023">
                <text:p>248.0023</text:p>
              </table:table-cell>
              <table:table-cell office:value-type="float" office:value="263.8502">
                <text:p>263.85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000">
                <text:p>584000</text:p>
              </table:table-cell>
              <table:table-cell office:value-type="float" office:value="139.0782">
                <text:p>139.0782</text:p>
              </table:table-cell>
              <table:table-cell office:value-type="float" office:value="53.8469">
                <text:p>53.8469</text:p>
              </table:table-cell>
              <table:table-cell office:value-type="float" office:value="250.0857">
                <text:p>250.0857</text:p>
              </table:table-cell>
              <table:table-cell office:value-type="float" office:value="284.1822">
                <text:p>284.18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000">
                <text:p>586000</text:p>
              </table:table-cell>
              <table:table-cell office:value-type="float" office:value="113.2105">
                <text:p>113.2105</text:p>
              </table:table-cell>
              <table:table-cell office:value-type="float" office:value="91.1259">
                <text:p>91.1259</text:p>
              </table:table-cell>
              <table:table-cell office:value-type="float" office:value="233.7737">
                <text:p>233.7737</text:p>
              </table:table-cell>
              <table:table-cell office:value-type="float" office:value="236.0985">
                <text:p>236.09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000">
                <text:p>588000</text:p>
              </table:table-cell>
              <table:table-cell office:value-type="float" office:value="165.744">
                <text:p>165.744</text:p>
              </table:table-cell>
              <table:table-cell office:value-type="float" office:value="58.898">
                <text:p>58.898</text:p>
              </table:table-cell>
              <table:table-cell office:value-type="float" office:value="207.8109">
                <text:p>207.8109</text:p>
              </table:table-cell>
              <table:table-cell office:value-type="float" office:value="284.7946">
                <text:p>284.7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000">
                <text:p>590000</text:p>
              </table:table-cell>
              <table:table-cell office:value-type="float" office:value="156.6749">
                <text:p>156.6749</text:p>
              </table:table-cell>
              <table:table-cell office:value-type="float" office:value="91.5029">
                <text:p>91.5029</text:p>
              </table:table-cell>
              <table:table-cell office:value-type="float" office:value="264.7582">
                <text:p>264.7582</text:p>
              </table:table-cell>
              <table:table-cell office:value-type="float" office:value="237.6135">
                <text:p>237.6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000">
                <text:p>592000</text:p>
              </table:table-cell>
              <table:table-cell office:value-type="float" office:value="118.6561">
                <text:p>118.6561</text:p>
              </table:table-cell>
              <table:table-cell office:value-type="float" office:value="99.9901">
                <text:p>99.9901</text:p>
              </table:table-cell>
              <table:table-cell office:value-type="float" office:value="247.6422">
                <text:p>247.6422</text:p>
              </table:table-cell>
              <table:table-cell office:value-type="float" office:value="256.8825">
                <text:p>256.88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000">
                <text:p>594000</text:p>
              </table:table-cell>
              <table:table-cell office:value-type="float" office:value="94.9924">
                <text:p>94.9924</text:p>
              </table:table-cell>
              <table:table-cell office:value-type="float" office:value="97.8489">
                <text:p>97.8489</text:p>
              </table:table-cell>
              <table:table-cell office:value-type="float" office:value="206.634">
                <text:p>206.634</text:p>
              </table:table-cell>
              <table:table-cell office:value-type="float" office:value="275.3286">
                <text:p>275.32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000">
                <text:p>596000</text:p>
              </table:table-cell>
              <table:table-cell office:value-type="float" office:value="150.1756">
                <text:p>150.1756</text:p>
              </table:table-cell>
              <table:table-cell office:value-type="float" office:value="111.7817">
                <text:p>111.7817</text:p>
              </table:table-cell>
              <table:table-cell office:value-type="float" office:value="287.7632">
                <text:p>287.7632</text:p>
              </table:table-cell>
              <table:table-cell office:value-type="float" office:value="238.0455">
                <text:p>238.04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000">
                <text:p>598000</text:p>
              </table:table-cell>
              <table:table-cell office:value-type="float" office:value="97.9031">
                <text:p>97.9031</text:p>
              </table:table-cell>
              <table:table-cell office:value-type="float" office:value="109.5745">
                <text:p>109.5745</text:p>
              </table:table-cell>
              <table:table-cell office:value-type="float" office:value="220.1897">
                <text:p>220.1897</text:p>
              </table:table-cell>
              <table:table-cell office:value-type="float" office:value="233.8741">
                <text:p>233.87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000">
                <text:p>600000</text:p>
              </table:table-cell>
              <table:table-cell office:value-type="float" office:value="148.4835">
                <text:p>148.4835</text:p>
              </table:table-cell>
              <table:table-cell office:value-type="float" office:value="87.8032">
                <text:p>87.8032</text:p>
              </table:table-cell>
              <table:table-cell office:value-type="float" office:value="265.1323">
                <text:p>265.1323</text:p>
              </table:table-cell>
              <table:table-cell office:value-type="float" office:value="236.7488">
                <text:p>236.74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000">
                <text:p>602000</text:p>
              </table:table-cell>
              <table:table-cell office:value-type="float" office:value="132.5256">
                <text:p>132.5256</text:p>
              </table:table-cell>
              <table:table-cell office:value-type="float" office:value="116.3875">
                <text:p>116.3875</text:p>
              </table:table-cell>
              <table:table-cell office:value-type="float" office:value="262.4652">
                <text:p>262.4652</text:p>
              </table:table-cell>
              <table:table-cell office:value-type="float" office:value="238.5188">
                <text:p>238.51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000">
                <text:p>604000</text:p>
              </table:table-cell>
              <table:table-cell office:value-type="float" office:value="76.8509">
                <text:p>76.8509</text:p>
              </table:table-cell>
              <table:table-cell office:value-type="float" office:value="82.6818">
                <text:p>82.6818</text:p>
              </table:table-cell>
              <table:table-cell office:value-type="float" office:value="218.4998">
                <text:p>218.4998</text:p>
              </table:table-cell>
              <table:table-cell office:value-type="float" office:value="277.1637">
                <text:p>277.16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000">
                <text:p>606000</text:p>
              </table:table-cell>
              <table:table-cell office:value-type="float" office:value="57.8969">
                <text:p>57.8969</text:p>
              </table:table-cell>
              <table:table-cell office:value-type="float" office:value="102.095">
                <text:p>102.095</text:p>
              </table:table-cell>
              <table:table-cell office:value-type="float" office:value="229.6919">
                <text:p>229.6919</text:p>
              </table:table-cell>
              <table:table-cell office:value-type="float" office:value="254.3625">
                <text:p>254.36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000">
                <text:p>608000</text:p>
              </table:table-cell>
              <table:table-cell office:value-type="float" office:value="130.6422">
                <text:p>130.6422</text:p>
              </table:table-cell>
              <table:table-cell office:value-type="float" office:value="97.3531">
                <text:p>97.3531</text:p>
              </table:table-cell>
              <table:table-cell office:value-type="float" office:value="268.8159">
                <text:p>268.8159</text:p>
              </table:table-cell>
              <table:table-cell office:value-type="float" office:value="286.8557">
                <text:p>286.85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000">
                <text:p>610000</text:p>
              </table:table-cell>
              <table:table-cell office:value-type="float" office:value="102.2565">
                <text:p>102.2565</text:p>
              </table:table-cell>
              <table:table-cell office:value-type="float" office:value="93.08">
                <text:p>93.08</text:p>
              </table:table-cell>
              <table:table-cell office:value-type="float" office:value="266.1703">
                <text:p>266.1703</text:p>
              </table:table-cell>
              <table:table-cell office:value-type="float" office:value="271.1965">
                <text:p>271.19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000">
                <text:p>612000</text:p>
              </table:table-cell>
              <table:table-cell office:value-type="float" office:value="117.8178">
                <text:p>117.8178</text:p>
              </table:table-cell>
              <table:table-cell office:value-type="float" office:value="110.9574">
                <text:p>110.9574</text:p>
              </table:table-cell>
              <table:table-cell office:value-type="float" office:value="200.2887">
                <text:p>200.2887</text:p>
              </table:table-cell>
              <table:table-cell office:value-type="float" office:value="288.0134">
                <text:p>288.01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000">
                <text:p>614000</text:p>
              </table:table-cell>
              <table:table-cell office:value-type="float" office:value="79.3696">
                <text:p>79.3696</text:p>
              </table:table-cell>
              <table:table-cell office:value-type="float" office:value="93.6419">
                <text:p>93.6419</text:p>
              </table:table-cell>
              <table:table-cell office:value-type="float" office:value="252.8272">
                <text:p>252.8272</text:p>
              </table:table-cell>
              <table:table-cell office:value-type="float" office:value="217.7153">
                <text:p>217.71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000">
                <text:p>616000</text:p>
              </table:table-cell>
              <table:table-cell office:value-type="float" office:value="85.3954">
                <text:p>85.3954</text:p>
              </table:table-cell>
              <table:table-cell office:value-type="float" office:value="92.2679">
                <text:p>92.2679</text:p>
              </table:table-cell>
              <table:table-cell office:value-type="float" office:value="242.2742">
                <text:p>242.2742</text:p>
              </table:table-cell>
              <table:table-cell office:value-type="float" office:value="232.1576">
                <text:p>232.15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000">
                <text:p>618000</text:p>
              </table:table-cell>
              <table:table-cell office:value-type="float" office:value="54.164">
                <text:p>54.164</text:p>
              </table:table-cell>
              <table:table-cell office:value-type="float" office:value="100.0158">
                <text:p>100.0158</text:p>
              </table:table-cell>
              <table:table-cell office:value-type="float" office:value="265.9445">
                <text:p>265.9445</text:p>
              </table:table-cell>
              <table:table-cell office:value-type="float" office:value="282.5888">
                <text:p>282.58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000">
                <text:p>620000</text:p>
              </table:table-cell>
              <table:table-cell office:value-type="float" office:value="54.6908">
                <text:p>54.6908</text:p>
              </table:table-cell>
              <table:table-cell office:value-type="float" office:value="100.4933">
                <text:p>100.4933</text:p>
              </table:table-cell>
              <table:table-cell office:value-type="float" office:value="209.6066">
                <text:p>209.6066</text:p>
              </table:table-cell>
              <table:table-cell office:value-type="float" office:value="243.0849">
                <text:p>243.084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000">
                <text:p>622000</text:p>
              </table:table-cell>
              <table:table-cell office:value-type="float" office:value="93.3898">
                <text:p>93.3898</text:p>
              </table:table-cell>
              <table:table-cell office:value-type="float" office:value="91.5704">
                <text:p>91.5704</text:p>
              </table:table-cell>
              <table:table-cell office:value-type="float" office:value="246.2218">
                <text:p>246.2218</text:p>
              </table:table-cell>
              <table:table-cell office:value-type="float" office:value="273.279">
                <text:p>273.2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000">
                <text:p>624000</text:p>
              </table:table-cell>
              <table:table-cell office:value-type="float" office:value="187.8847">
                <text:p>187.8847</text:p>
              </table:table-cell>
              <table:table-cell office:value-type="float" office:value="110.6946">
                <text:p>110.6946</text:p>
              </table:table-cell>
              <table:table-cell office:value-type="float" office:value="266.1489">
                <text:p>266.1489</text:p>
              </table:table-cell>
              <table:table-cell office:value-type="float" office:value="280.7479">
                <text:p>280.74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000">
                <text:p>626000</text:p>
              </table:table-cell>
              <table:table-cell office:value-type="float" office:value="115.0936">
                <text:p>115.0936</text:p>
              </table:table-cell>
              <table:table-cell office:value-type="float" office:value="100.014">
                <text:p>100.014</text:p>
              </table:table-cell>
              <table:table-cell office:value-type="float" office:value="266.238">
                <text:p>266.238</text:p>
              </table:table-cell>
              <table:table-cell office:value-type="float" office:value="270.1106">
                <text:p>270.11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000">
                <text:p>628000</text:p>
              </table:table-cell>
              <table:table-cell office:value-type="float" office:value="82.4814">
                <text:p>82.4814</text:p>
              </table:table-cell>
              <table:table-cell office:value-type="float" office:value="116.865">
                <text:p>116.865</text:p>
              </table:table-cell>
              <table:table-cell office:value-type="float" office:value="270.8997">
                <text:p>270.8997</text:p>
              </table:table-cell>
              <table:table-cell office:value-type="float" office:value="285.4591">
                <text:p>285.4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000">
                <text:p>630000</text:p>
              </table:table-cell>
              <table:table-cell office:value-type="float" office:value="115.4629">
                <text:p>115.4629</text:p>
              </table:table-cell>
              <table:table-cell office:value-type="float" office:value="70.8999">
                <text:p>70.8999</text:p>
              </table:table-cell>
              <table:table-cell office:value-type="float" office:value="263.9807">
                <text:p>263.9807</text:p>
              </table:table-cell>
              <table:table-cell office:value-type="float" office:value="288.3673">
                <text:p>288.367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000">
                <text:p>632000</text:p>
              </table:table-cell>
              <table:table-cell office:value-type="float" office:value="72.4011">
                <text:p>72.4011</text:p>
              </table:table-cell>
              <table:table-cell office:value-type="float" office:value="100.3274">
                <text:p>100.3274</text:p>
              </table:table-cell>
              <table:table-cell office:value-type="float" office:value="224.3543">
                <text:p>224.3543</text:p>
              </table:table-cell>
              <table:table-cell office:value-type="float" office:value="275.7111">
                <text:p>275.71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000">
                <text:p>634000</text:p>
              </table:table-cell>
              <table:table-cell office:value-type="float" office:value="144.2102">
                <text:p>144.2102</text:p>
              </table:table-cell>
              <table:table-cell office:value-type="float" office:value="113.9498">
                <text:p>113.9498</text:p>
              </table:table-cell>
              <table:table-cell office:value-type="float" office:value="247.368">
                <text:p>247.368</text:p>
              </table:table-cell>
              <table:table-cell office:value-type="float" office:value="290.2303">
                <text:p>290.23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000">
                <text:p>636000</text:p>
              </table:table-cell>
              <table:table-cell office:value-type="float" office:value="26.7873">
                <text:p>26.7873</text:p>
              </table:table-cell>
              <table:table-cell office:value-type="float" office:value="90.2795">
                <text:p>90.2795</text:p>
              </table:table-cell>
              <table:table-cell office:value-type="float" office:value="243.3997">
                <text:p>243.3997</text:p>
              </table:table-cell>
              <table:table-cell office:value-type="float" office:value="279.4026">
                <text:p>279.40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000">
                <text:p>638000</text:p>
              </table:table-cell>
              <table:table-cell office:value-type="float" office:value="52.1654">
                <text:p>52.1654</text:p>
              </table:table-cell>
              <table:table-cell office:value-type="float" office:value="111.3762">
                <text:p>111.3762</text:p>
              </table:table-cell>
              <table:table-cell office:value-type="float" office:value="263.2844">
                <text:p>263.2844</text:p>
              </table:table-cell>
              <table:table-cell office:value-type="float" office:value="283.7673">
                <text:p>283.76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000">
                <text:p>640000</text:p>
              </table:table-cell>
              <table:table-cell office:value-type="float" office:value="155.7736">
                <text:p>155.7736</text:p>
              </table:table-cell>
              <table:table-cell office:value-type="float" office:value="113.581">
                <text:p>113.581</text:p>
              </table:table-cell>
              <table:table-cell office:value-type="float" office:value="224.9792">
                <text:p>224.9792</text:p>
              </table:table-cell>
              <table:table-cell office:value-type="float" office:value="284.6207">
                <text:p>284.62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000">
                <text:p>642000</text:p>
              </table:table-cell>
              <table:table-cell office:value-type="float" office:value="174.5346">
                <text:p>174.5346</text:p>
              </table:table-cell>
              <table:table-cell office:value-type="float" office:value="99.6382">
                <text:p>99.6382</text:p>
              </table:table-cell>
              <table:table-cell office:value-type="float" office:value="213.5378">
                <text:p>213.5378</text:p>
              </table:table-cell>
              <table:table-cell office:value-type="float" office:value="234.5593">
                <text:p>234.55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000">
                <text:p>644000</text:p>
              </table:table-cell>
              <table:table-cell office:value-type="float" office:value="126.8131">
                <text:p>126.8131</text:p>
              </table:table-cell>
              <table:table-cell office:value-type="float" office:value="95.2799">
                <text:p>95.2799</text:p>
              </table:table-cell>
              <table:table-cell office:value-type="float" office:value="272.8234">
                <text:p>272.8234</text:p>
              </table:table-cell>
              <table:table-cell office:value-type="float" office:value="278.8571">
                <text:p>278.85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000">
                <text:p>646000</text:p>
              </table:table-cell>
              <table:table-cell office:value-type="float" office:value="121.4166">
                <text:p>121.4166</text:p>
              </table:table-cell>
              <table:table-cell office:value-type="float" office:value="119.7117">
                <text:p>119.7117</text:p>
              </table:table-cell>
              <table:table-cell office:value-type="float" office:value="204.8236">
                <text:p>204.8236</text:p>
              </table:table-cell>
              <table:table-cell office:value-type="float" office:value="123.8816">
                <text:p>123.88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000">
                <text:p>648000</text:p>
              </table:table-cell>
              <table:table-cell office:value-type="float" office:value="129.6139">
                <text:p>129.6139</text:p>
              </table:table-cell>
              <table:table-cell office:value-type="float" office:value="95.8347">
                <text:p>95.8347</text:p>
              </table:table-cell>
              <table:table-cell office:value-type="float" office:value="267.3504">
                <text:p>267.3504</text:p>
              </table:table-cell>
              <table:table-cell office:value-type="float" office:value="280.2435">
                <text:p>280.24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000">
                <text:p>650000</text:p>
              </table:table-cell>
              <table:table-cell office:value-type="float" office:value="122.5759">
                <text:p>122.5759</text:p>
              </table:table-cell>
              <table:table-cell office:value-type="float" office:value="100.7358">
                <text:p>100.7358</text:p>
              </table:table-cell>
              <table:table-cell office:value-type="float" office:value="264.9238">
                <text:p>264.9238</text:p>
              </table:table-cell>
              <table:table-cell office:value-type="float" office:value="238.3215">
                <text:p>238.32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000">
                <text:p>652000</text:p>
              </table:table-cell>
              <table:table-cell office:value-type="float" office:value="132.6995">
                <text:p>132.6995</text:p>
              </table:table-cell>
              <table:table-cell office:value-type="float" office:value="59.149">
                <text:p>59.149</text:p>
              </table:table-cell>
              <table:table-cell office:value-type="float" office:value="255.1956">
                <text:p>255.1956</text:p>
              </table:table-cell>
              <table:table-cell office:value-type="float" office:value="272.3484">
                <text:p>272.34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000">
                <text:p>654000</text:p>
              </table:table-cell>
              <table:table-cell office:value-type="float" office:value="89.73">
                <text:p>89.73</text:p>
              </table:table-cell>
              <table:table-cell office:value-type="float" office:value="64.3314">
                <text:p>64.3314</text:p>
              </table:table-cell>
              <table:table-cell office:value-type="float" office:value="275.4268">
                <text:p>275.4268</text:p>
              </table:table-cell>
              <table:table-cell office:value-type="float" office:value="283.9311">
                <text:p>283.93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000">
                <text:p>656000</text:p>
              </table:table-cell>
              <table:table-cell office:value-type="float" office:value="103.6423">
                <text:p>103.6423</text:p>
              </table:table-cell>
              <table:table-cell office:value-type="float" office:value="67.6489">
                <text:p>67.6489</text:p>
              </table:table-cell>
              <table:table-cell office:value-type="float" office:value="260.3824">
                <text:p>260.3824</text:p>
              </table:table-cell>
              <table:table-cell office:value-type="float" office:value="184.4829">
                <text:p>184.48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000">
                <text:p>658000</text:p>
              </table:table-cell>
              <table:table-cell office:value-type="float" office:value="103.0574">
                <text:p>103.0574</text:p>
              </table:table-cell>
              <table:table-cell office:value-type="float" office:value="103.8808">
                <text:p>103.8808</text:p>
              </table:table-cell>
              <table:table-cell office:value-type="float" office:value="277.1806">
                <text:p>277.1806</text:p>
              </table:table-cell>
              <table:table-cell office:value-type="float" office:value="269.8912">
                <text:p>269.89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000">
                <text:p>660000</text:p>
              </table:table-cell>
              <table:table-cell office:value-type="float" office:value="100.0635">
                <text:p>100.0635</text:p>
              </table:table-cell>
              <table:table-cell office:value-type="float" office:value="104.1916">
                <text:p>104.1916</text:p>
              </table:table-cell>
              <table:table-cell office:value-type="float" office:value="268.2256">
                <text:p>268.2256</text:p>
              </table:table-cell>
              <table:table-cell office:value-type="float" office:value="272.6534">
                <text:p>272.65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000">
                <text:p>662000</text:p>
              </table:table-cell>
              <table:table-cell office:value-type="float" office:value="129.7381">
                <text:p>129.7381</text:p>
              </table:table-cell>
              <table:table-cell office:value-type="float" office:value="81.6263">
                <text:p>81.6263</text:p>
              </table:table-cell>
              <table:table-cell office:value-type="float" office:value="227.3486">
                <text:p>227.3486</text:p>
              </table:table-cell>
              <table:table-cell office:value-type="float" office:value="284.4465">
                <text:p>284.44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000">
                <text:p>664000</text:p>
              </table:table-cell>
              <table:table-cell office:value-type="float" office:value="122.762">
                <text:p>122.762</text:p>
              </table:table-cell>
              <table:table-cell office:value-type="float" office:value="117.4996">
                <text:p>117.4996</text:p>
              </table:table-cell>
              <table:table-cell office:value-type="float" office:value="243.964">
                <text:p>243.964</text:p>
              </table:table-cell>
              <table:table-cell office:value-type="float" office:value="284.0201">
                <text:p>284.02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000">
                <text:p>666000</text:p>
              </table:table-cell>
              <table:table-cell office:value-type="float" office:value="97.9">
                <text:p>97.9</text:p>
              </table:table-cell>
              <table:table-cell office:value-type="float" office:value="117.6622">
                <text:p>117.6622</text:p>
              </table:table-cell>
              <table:table-cell office:value-type="float" office:value="238.5137">
                <text:p>238.5137</text:p>
              </table:table-cell>
              <table:table-cell office:value-type="float" office:value="278.3594">
                <text:p>278.35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000">
                <text:p>668000</text:p>
              </table:table-cell>
              <table:table-cell office:value-type="float" office:value="151.6053">
                <text:p>151.6053</text:p>
              </table:table-cell>
              <table:table-cell office:value-type="float" office:value="123.7807">
                <text:p>123.7807</text:p>
              </table:table-cell>
              <table:table-cell office:value-type="float" office:value="275.3561">
                <text:p>275.3561</text:p>
              </table:table-cell>
              <table:table-cell office:value-type="float" office:value="275.9792">
                <text:p>275.97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000">
                <text:p>670000</text:p>
              </table:table-cell>
              <table:table-cell office:value-type="float" office:value="92.5944">
                <text:p>92.5944</text:p>
              </table:table-cell>
              <table:table-cell office:value-type="float" office:value="80.3911">
                <text:p>80.3911</text:p>
              </table:table-cell>
              <table:table-cell office:value-type="float" office:value="262.5529">
                <text:p>262.5529</text:p>
              </table:table-cell>
              <table:table-cell office:value-type="float" office:value="275.3266">
                <text:p>275.3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000">
                <text:p>672000</text:p>
              </table:table-cell>
              <table:table-cell office:value-type="float" office:value="89.0953">
                <text:p>89.0953</text:p>
              </table:table-cell>
              <table:table-cell office:value-type="float" office:value="87.4666">
                <text:p>87.4666</text:p>
              </table:table-cell>
              <table:table-cell office:value-type="float" office:value="212.0687">
                <text:p>212.0687</text:p>
              </table:table-cell>
              <table:table-cell office:value-type="float" office:value="238.9319">
                <text:p>238.93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000">
                <text:p>674000</text:p>
              </table:table-cell>
              <table:table-cell office:value-type="float" office:value="138.0712">
                <text:p>138.0712</text:p>
              </table:table-cell>
              <table:table-cell office:value-type="float" office:value="105.6794">
                <text:p>105.6794</text:p>
              </table:table-cell>
              <table:table-cell office:value-type="float" office:value="245.2808">
                <text:p>245.2808</text:p>
              </table:table-cell>
              <table:table-cell office:value-type="float" office:value="282.6579">
                <text:p>282.65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000">
                <text:p>676000</text:p>
              </table:table-cell>
              <table:table-cell office:value-type="float" office:value="68.1173">
                <text:p>68.1173</text:p>
              </table:table-cell>
              <table:table-cell office:value-type="float" office:value="98.2077">
                <text:p>98.2077</text:p>
              </table:table-cell>
              <table:table-cell office:value-type="float" office:value="241.0496">
                <text:p>241.0496</text:p>
              </table:table-cell>
              <table:table-cell office:value-type="float" office:value="261.3116">
                <text:p>261.31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000">
                <text:p>678000</text:p>
              </table:table-cell>
              <table:table-cell office:value-type="float" office:value="116.7325">
                <text:p>116.7325</text:p>
              </table:table-cell>
              <table:table-cell office:value-type="float" office:value="109.8422">
                <text:p>109.8422</text:p>
              </table:table-cell>
              <table:table-cell office:value-type="float" office:value="258.0941">
                <text:p>258.0941</text:p>
              </table:table-cell>
              <table:table-cell office:value-type="float" office:value="282.6917">
                <text:p>282.69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000">
                <text:p>680000</text:p>
              </table:table-cell>
              <table:table-cell office:value-type="float" office:value="105.6142">
                <text:p>105.6142</text:p>
              </table:table-cell>
              <table:table-cell office:value-type="float" office:value="96.1199">
                <text:p>96.1199</text:p>
              </table:table-cell>
              <table:table-cell office:value-type="float" office:value="286.2009">
                <text:p>286.2009</text:p>
              </table:table-cell>
              <table:table-cell office:value-type="float" office:value="234.0051">
                <text:p>234.00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000">
                <text:p>682000</text:p>
              </table:table-cell>
              <table:table-cell office:value-type="float" office:value="150.9847">
                <text:p>150.9847</text:p>
              </table:table-cell>
              <table:table-cell office:value-type="float" office:value="89.993">
                <text:p>89.993</text:p>
              </table:table-cell>
              <table:table-cell office:value-type="float" office:value="237.9746">
                <text:p>237.9746</text:p>
              </table:table-cell>
              <table:table-cell office:value-type="float" office:value="284.3112">
                <text:p>284.3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000">
                <text:p>684000</text:p>
              </table:table-cell>
              <table:table-cell office:value-type="float" office:value="147.622">
                <text:p>147.622</text:p>
              </table:table-cell>
              <table:table-cell office:value-type="float" office:value="88.4008">
                <text:p>88.4008</text:p>
              </table:table-cell>
              <table:table-cell office:value-type="float" office:value="253.0699">
                <text:p>253.0699</text:p>
              </table:table-cell>
              <table:table-cell office:value-type="float" office:value="253.1598">
                <text:p>253.15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000">
                <text:p>686000</text:p>
              </table:table-cell>
              <table:table-cell office:value-type="float" office:value="76.4175">
                <text:p>76.4175</text:p>
              </table:table-cell>
              <table:table-cell office:value-type="float" office:value="71.2328">
                <text:p>71.2328</text:p>
              </table:table-cell>
              <table:table-cell office:value-type="float" office:value="239.3949">
                <text:p>239.3949</text:p>
              </table:table-cell>
              <table:table-cell office:value-type="float" office:value="229.879">
                <text:p>229.8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000">
                <text:p>688000</text:p>
              </table:table-cell>
              <table:table-cell office:value-type="float" office:value="161.2304">
                <text:p>161.2304</text:p>
              </table:table-cell>
              <table:table-cell office:value-type="float" office:value="30.5289">
                <text:p>30.5289</text:p>
              </table:table-cell>
              <table:table-cell office:value-type="float" office:value="220.2235">
                <text:p>220.2235</text:p>
              </table:table-cell>
              <table:table-cell office:value-type="float" office:value="279.2319">
                <text:p>279.23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000">
                <text:p>690000</text:p>
              </table:table-cell>
              <table:table-cell office:value-type="float" office:value="86.3181">
                <text:p>86.3181</text:p>
              </table:table-cell>
              <table:table-cell office:value-type="float" office:value="108.3059">
                <text:p>108.3059</text:p>
              </table:table-cell>
              <table:table-cell office:value-type="float" office:value="287.795">
                <text:p>287.795</text:p>
              </table:table-cell>
              <table:table-cell office:value-type="float" office:value="240.2501">
                <text:p>240.25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000">
                <text:p>692000</text:p>
              </table:table-cell>
              <table:table-cell office:value-type="float" office:value="82.2239">
                <text:p>82.2239</text:p>
              </table:table-cell>
              <table:table-cell office:value-type="float" office:value="105.2777">
                <text:p>105.2777</text:p>
              </table:table-cell>
              <table:table-cell office:value-type="float" office:value="235.9603">
                <text:p>235.9603</text:p>
              </table:table-cell>
              <table:table-cell office:value-type="float" office:value="285.4284">
                <text:p>285.42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000">
                <text:p>694000</text:p>
              </table:table-cell>
              <table:table-cell office:value-type="float" office:value="99.4981">
                <text:p>99.4981</text:p>
              </table:table-cell>
              <table:table-cell office:value-type="float" office:value="77.7465">
                <text:p>77.7465</text:p>
              </table:table-cell>
              <table:table-cell office:value-type="float" office:value="220.07">
                <text:p>220.07</text:p>
              </table:table-cell>
              <table:table-cell office:value-type="float" office:value="272.9971">
                <text:p>272.99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000">
                <text:p>696000</text:p>
              </table:table-cell>
              <table:table-cell office:value-type="float" office:value="88.5808">
                <text:p>88.5808</text:p>
              </table:table-cell>
              <table:table-cell office:value-type="float" office:value="75.6415">
                <text:p>75.6415</text:p>
              </table:table-cell>
              <table:table-cell office:value-type="float" office:value="252.2717">
                <text:p>252.2717</text:p>
              </table:table-cell>
              <table:table-cell office:value-type="float" office:value="281.4483">
                <text:p>281.44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000">
                <text:p>698000</text:p>
              </table:table-cell>
              <table:table-cell office:value-type="float" office:value="132.2879">
                <text:p>132.2879</text:p>
              </table:table-cell>
              <table:table-cell office:value-type="float" office:value="93.4355">
                <text:p>93.4355</text:p>
              </table:table-cell>
              <table:table-cell office:value-type="float" office:value="264.0888">
                <text:p>264.0888</text:p>
              </table:table-cell>
              <table:table-cell office:value-type="float" office:value="201.8646">
                <text:p>201.8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000">
                <text:p>700000</text:p>
              </table:table-cell>
              <table:table-cell office:value-type="float" office:value="148.7098">
                <text:p>148.7098</text:p>
              </table:table-cell>
              <table:table-cell office:value-type="float" office:value="92.8969">
                <text:p>92.8969</text:p>
              </table:table-cell>
              <table:table-cell office:value-type="float" office:value="260.9662">
                <text:p>260.9662</text:p>
              </table:table-cell>
              <table:table-cell office:value-type="float" office:value="144.7835">
                <text:p>144.78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000">
                <text:p>702000</text:p>
              </table:table-cell>
              <table:table-cell office:value-type="float" office:value="153.2223">
                <text:p>153.2223</text:p>
              </table:table-cell>
              <table:table-cell office:value-type="float" office:value="79.2407">
                <text:p>79.2407</text:p>
              </table:table-cell>
              <table:table-cell office:value-type="float" office:value="275.8724">
                <text:p>275.8724</text:p>
              </table:table-cell>
              <table:table-cell office:value-type="float" office:value="261.2235">
                <text:p>261.22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000">
                <text:p>704000</text:p>
              </table:table-cell>
              <table:table-cell office:value-type="float" office:value="141.4174">
                <text:p>141.4174</text:p>
              </table:table-cell>
              <table:table-cell office:value-type="float" office:value="115.1843">
                <text:p>115.1843</text:p>
              </table:table-cell>
              <table:table-cell office:value-type="float" office:value="262.5385">
                <text:p>262.5385</text:p>
              </table:table-cell>
              <table:table-cell office:value-type="float" office:value="148.8497">
                <text:p>148.84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000">
                <text:p>706000</text:p>
              </table:table-cell>
              <table:table-cell office:value-type="float" office:value="176.4877">
                <text:p>176.4877</text:p>
              </table:table-cell>
              <table:table-cell office:value-type="float" office:value="100.637">
                <text:p>100.637</text:p>
              </table:table-cell>
              <table:table-cell office:value-type="float" office:value="213.1904">
                <text:p>213.1904</text:p>
              </table:table-cell>
              <table:table-cell office:value-type="float" office:value="269.1671">
                <text:p>269.16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000">
                <text:p>708000</text:p>
              </table:table-cell>
              <table:table-cell office:value-type="float" office:value="81.6978">
                <text:p>81.6978</text:p>
              </table:table-cell>
              <table:table-cell office:value-type="float" office:value="93.6084">
                <text:p>93.6084</text:p>
              </table:table-cell>
              <table:table-cell office:value-type="float" office:value="229.613">
                <text:p>229.613</text:p>
              </table:table-cell>
              <table:table-cell office:value-type="float" office:value="191.2989">
                <text:p>191.29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000">
                <text:p>710000</text:p>
              </table:table-cell>
              <table:table-cell office:value-type="float" office:value="49.8444">
                <text:p>49.8444</text:p>
              </table:table-cell>
              <table:table-cell office:value-type="float" office:value="109.7864">
                <text:p>109.7864</text:p>
              </table:table-cell>
              <table:table-cell office:value-type="float" office:value="272.9269">
                <text:p>272.9269</text:p>
              </table:table-cell>
              <table:table-cell office:value-type="float" office:value="202.0065">
                <text:p>202.00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000">
                <text:p>712000</text:p>
              </table:table-cell>
              <table:table-cell office:value-type="float" office:value="157.194">
                <text:p>157.194</text:p>
              </table:table-cell>
              <table:table-cell office:value-type="float" office:value="96.2554">
                <text:p>96.2554</text:p>
              </table:table-cell>
              <table:table-cell office:value-type="float" office:value="277.2408">
                <text:p>277.2408</text:p>
              </table:table-cell>
              <table:table-cell office:value-type="float" office:value="243.7682">
                <text:p>243.7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000">
                <text:p>714000</text:p>
              </table:table-cell>
              <table:table-cell office:value-type="float" office:value="99.3884">
                <text:p>99.3884</text:p>
              </table:table-cell>
              <table:table-cell office:value-type="float" office:value="119.1504">
                <text:p>119.1504</text:p>
              </table:table-cell>
              <table:table-cell office:value-type="float" office:value="174.3944">
                <text:p>174.3944</text:p>
              </table:table-cell>
              <table:table-cell office:value-type="float" office:value="281.7397">
                <text:p>281.73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000">
                <text:p>716000</text:p>
              </table:table-cell>
              <table:table-cell office:value-type="float" office:value="120.0216">
                <text:p>120.0216</text:p>
              </table:table-cell>
              <table:table-cell office:value-type="float" office:value="90.163">
                <text:p>90.163</text:p>
              </table:table-cell>
              <table:table-cell office:value-type="float" office:value="212.6354">
                <text:p>212.6354</text:p>
              </table:table-cell>
              <table:table-cell office:value-type="float" office:value="268.096">
                <text:p>268.0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000">
                <text:p>718000</text:p>
              </table:table-cell>
              <table:table-cell office:value-type="float" office:value="191.8469">
                <text:p>191.8469</text:p>
              </table:table-cell>
              <table:table-cell office:value-type="float" office:value="96.9676">
                <text:p>96.9676</text:p>
              </table:table-cell>
              <table:table-cell office:value-type="float" office:value="161.3434">
                <text:p>161.3434</text:p>
              </table:table-cell>
              <table:table-cell office:value-type="float" office:value="260.2647">
                <text:p>260.26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000">
                <text:p>720000</text:p>
              </table:table-cell>
              <table:table-cell office:value-type="float" office:value="179.3049">
                <text:p>179.3049</text:p>
              </table:table-cell>
              <table:table-cell office:value-type="float" office:value="96.652">
                <text:p>96.652</text:p>
              </table:table-cell>
              <table:table-cell office:value-type="float" office:value="209.4524">
                <text:p>209.4524</text:p>
              </table:table-cell>
              <table:table-cell office:value-type="float" office:value="244.8666">
                <text:p>244.866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000">
                <text:p>722000</text:p>
              </table:table-cell>
              <table:table-cell office:value-type="float" office:value="126.0385">
                <text:p>126.0385</text:p>
              </table:table-cell>
              <table:table-cell office:value-type="float" office:value="74.8535">
                <text:p>74.8535</text:p>
              </table:table-cell>
              <table:table-cell office:value-type="float" office:value="264.6421">
                <text:p>264.6421</text:p>
              </table:table-cell>
              <table:table-cell office:value-type="float" office:value="170.8898">
                <text:p>170.88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000">
                <text:p>724000</text:p>
              </table:table-cell>
              <table:table-cell office:value-type="float" office:value="19.5698">
                <text:p>19.5698</text:p>
              </table:table-cell>
              <table:table-cell office:value-type="float" office:value="93.3134">
                <text:p>93.3134</text:p>
              </table:table-cell>
              <table:table-cell office:value-type="float" office:value="240.1886">
                <text:p>240.1886</text:p>
              </table:table-cell>
              <table:table-cell office:value-type="float" office:value="297.8087">
                <text:p>297.80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000">
                <text:p>726000</text:p>
              </table:table-cell>
              <table:table-cell office:value-type="float" office:value="34.8411">
                <text:p>34.8411</text:p>
              </table:table-cell>
              <table:table-cell office:value-type="float" office:value="81.7783">
                <text:p>81.7783</text:p>
              </table:table-cell>
              <table:table-cell office:value-type="float" office:value="231.2395">
                <text:p>231.2395</text:p>
              </table:table-cell>
              <table:table-cell office:value-type="float" office:value="246.9123">
                <text:p>246.91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000">
                <text:p>728000</text:p>
              </table:table-cell>
              <table:table-cell office:value-type="float" office:value="178.9747">
                <text:p>178.9747</text:p>
              </table:table-cell>
              <table:table-cell office:value-type="float" office:value="120.5676">
                <text:p>120.5676</text:p>
              </table:table-cell>
              <table:table-cell office:value-type="float" office:value="155.6648">
                <text:p>155.6648</text:p>
              </table:table-cell>
              <table:table-cell office:value-type="float" office:value="237.8096">
                <text:p>237.80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000">
                <text:p>730000</text:p>
              </table:table-cell>
              <table:table-cell office:value-type="float" office:value="87.9471">
                <text:p>87.9471</text:p>
              </table:table-cell>
              <table:table-cell office:value-type="float" office:value="102.4122">
                <text:p>102.4122</text:p>
              </table:table-cell>
              <table:table-cell office:value-type="float" office:value="235.5961">
                <text:p>235.5961</text:p>
              </table:table-cell>
              <table:table-cell office:value-type="float" office:value="269.8685">
                <text:p>269.86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000">
                <text:p>732000</text:p>
              </table:table-cell>
              <table:table-cell office:value-type="float" office:value="125.4971">
                <text:p>125.4971</text:p>
              </table:table-cell>
              <table:table-cell office:value-type="float" office:value="103.0588">
                <text:p>103.0588</text:p>
              </table:table-cell>
              <table:table-cell office:value-type="float" office:value="272.5729">
                <text:p>272.5729</text:p>
              </table:table-cell>
              <table:table-cell office:value-type="float" office:value="251.7179">
                <text:p>251.71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000">
                <text:p>734000</text:p>
              </table:table-cell>
              <table:table-cell office:value-type="float" office:value="98.8328">
                <text:p>98.8328</text:p>
              </table:table-cell>
              <table:table-cell office:value-type="float" office:value="68.002">
                <text:p>68.002</text:p>
              </table:table-cell>
              <table:table-cell office:value-type="float" office:value="286.4991">
                <text:p>286.4991</text:p>
              </table:table-cell>
              <table:table-cell office:value-type="float" office:value="287.802">
                <text:p>287.8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000">
                <text:p>736000</text:p>
              </table:table-cell>
              <table:table-cell office:value-type="float" office:value="83.4767">
                <text:p>83.4767</text:p>
              </table:table-cell>
              <table:table-cell office:value-type="float" office:value="95.8416">
                <text:p>95.8416</text:p>
              </table:table-cell>
              <table:table-cell office:value-type="float" office:value="245.4584">
                <text:p>245.4584</text:p>
              </table:table-cell>
              <table:table-cell office:value-type="float" office:value="234.357">
                <text:p>234.3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000">
                <text:p>738000</text:p>
              </table:table-cell>
              <table:table-cell office:value-type="float" office:value="164.8384">
                <text:p>164.8384</text:p>
              </table:table-cell>
              <table:table-cell office:value-type="float" office:value="100.5784">
                <text:p>100.5784</text:p>
              </table:table-cell>
              <table:table-cell office:value-type="float" office:value="247.3524">
                <text:p>247.3524</text:p>
              </table:table-cell>
              <table:table-cell office:value-type="float" office:value="252.4787">
                <text:p>252.47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000">
                <text:p>740000</text:p>
              </table:table-cell>
              <table:table-cell office:value-type="float" office:value="90.9442">
                <text:p>90.9442</text:p>
              </table:table-cell>
              <table:table-cell office:value-type="float" office:value="97.4199">
                <text:p>97.4199</text:p>
              </table:table-cell>
              <table:table-cell office:value-type="float" office:value="280.1534">
                <text:p>280.1534</text:p>
              </table:table-cell>
              <table:table-cell office:value-type="float" office:value="284.6494">
                <text:p>284.64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000">
                <text:p>742000</text:p>
              </table:table-cell>
              <table:table-cell office:value-type="float" office:value="133.7489">
                <text:p>133.7489</text:p>
              </table:table-cell>
              <table:table-cell office:value-type="float" office:value="96.5472">
                <text:p>96.5472</text:p>
              </table:table-cell>
              <table:table-cell office:value-type="float" office:value="279.1313">
                <text:p>279.1313</text:p>
              </table:table-cell>
              <table:table-cell office:value-type="float" office:value="235.9498">
                <text:p>235.94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000">
                <text:p>744000</text:p>
              </table:table-cell>
              <table:table-cell office:value-type="float" office:value="68.8518">
                <text:p>68.8518</text:p>
              </table:table-cell>
              <table:table-cell office:value-type="float" office:value="93.2544">
                <text:p>93.2544</text:p>
              </table:table-cell>
              <table:table-cell office:value-type="float" office:value="227.5157">
                <text:p>227.5157</text:p>
              </table:table-cell>
              <table:table-cell office:value-type="float" office:value="173.1016">
                <text:p>173.1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000">
                <text:p>746000</text:p>
              </table:table-cell>
              <table:table-cell office:value-type="float" office:value="159.172">
                <text:p>159.172</text:p>
              </table:table-cell>
              <table:table-cell office:value-type="float" office:value="113.4261">
                <text:p>113.4261</text:p>
              </table:table-cell>
              <table:table-cell office:value-type="float" office:value="251.0759">
                <text:p>251.0759</text:p>
              </table:table-cell>
              <table:table-cell office:value-type="float" office:value="239.1578">
                <text:p>239.15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000">
                <text:p>748000</text:p>
              </table:table-cell>
              <table:table-cell office:value-type="float" office:value="126.0262">
                <text:p>126.0262</text:p>
              </table:table-cell>
              <table:table-cell office:value-type="float" office:value="57.6618">
                <text:p>57.6618</text:p>
              </table:table-cell>
              <table:table-cell office:value-type="float" office:value="260.0815">
                <text:p>260.0815</text:p>
              </table:table-cell>
              <table:table-cell office:value-type="float" office:value="237.6216">
                <text:p>237.62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000">
                <text:p>750000</text:p>
              </table:table-cell>
              <table:table-cell office:value-type="float" office:value="102.571">
                <text:p>102.571</text:p>
              </table:table-cell>
              <table:table-cell office:value-type="float" office:value="80.8733">
                <text:p>80.8733</text:p>
              </table:table-cell>
              <table:table-cell office:value-type="float" office:value="274.3648">
                <text:p>274.3648</text:p>
              </table:table-cell>
              <table:table-cell office:value-type="float" office:value="253.0929">
                <text:p>253.09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000">
                <text:p>752000</text:p>
              </table:table-cell>
              <table:table-cell office:value-type="float" office:value="13.0819">
                <text:p>13.0819</text:p>
              </table:table-cell>
              <table:table-cell office:value-type="float" office:value="74.7254">
                <text:p>74.7254</text:p>
              </table:table-cell>
              <table:table-cell office:value-type="float" office:value="276.9016">
                <text:p>276.9016</text:p>
              </table:table-cell>
              <table:table-cell office:value-type="float" office:value="240.5835">
                <text:p>240.58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000">
                <text:p>754000</text:p>
              </table:table-cell>
              <table:table-cell office:value-type="float" office:value="109.9052">
                <text:p>109.9052</text:p>
              </table:table-cell>
              <table:table-cell office:value-type="float" office:value="49.2339">
                <text:p>49.2339</text:p>
              </table:table-cell>
              <table:table-cell office:value-type="float" office:value="302.3576">
                <text:p>302.3576</text:p>
              </table:table-cell>
              <table:table-cell office:value-type="float" office:value="265.5681">
                <text:p>265.568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000">
                <text:p>756000</text:p>
              </table:table-cell>
              <table:table-cell office:value-type="float" office:value="134.8212">
                <text:p>134.8212</text:p>
              </table:table-cell>
              <table:table-cell office:value-type="float" office:value="71.5781">
                <text:p>71.5781</text:p>
              </table:table-cell>
              <table:table-cell office:value-type="float" office:value="239.5099">
                <text:p>239.5099</text:p>
              </table:table-cell>
              <table:table-cell office:value-type="float" office:value="212.8075">
                <text:p>212.80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000">
                <text:p>758000</text:p>
              </table:table-cell>
              <table:table-cell office:value-type="float" office:value="117.8385">
                <text:p>117.8385</text:p>
              </table:table-cell>
              <table:table-cell office:value-type="float" office:value="65.8749">
                <text:p>65.8749</text:p>
              </table:table-cell>
              <table:table-cell office:value-type="float" office:value="243.204">
                <text:p>243.204</text:p>
              </table:table-cell>
              <table:table-cell office:value-type="float" office:value="245.7965">
                <text:p>245.79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000">
                <text:p>760000</text:p>
              </table:table-cell>
              <table:table-cell office:value-type="float" office:value="140.3948">
                <text:p>140.3948</text:p>
              </table:table-cell>
              <table:table-cell office:value-type="float" office:value="127.4532">
                <text:p>127.4532</text:p>
              </table:table-cell>
              <table:table-cell office:value-type="float" office:value="262.3469">
                <text:p>262.3469</text:p>
              </table:table-cell>
              <table:table-cell office:value-type="float" office:value="236.6326">
                <text:p>236.63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000">
                <text:p>762000</text:p>
              </table:table-cell>
              <table:table-cell office:value-type="float" office:value="117.9153">
                <text:p>117.9153</text:p>
              </table:table-cell>
              <table:table-cell office:value-type="float" office:value="78.2164">
                <text:p>78.2164</text:p>
              </table:table-cell>
              <table:table-cell office:value-type="float" office:value="240.1989">
                <text:p>240.1989</text:p>
              </table:table-cell>
              <table:table-cell office:value-type="float" office:value="278.5084">
                <text:p>278.50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000">
                <text:p>764000</text:p>
              </table:table-cell>
              <table:table-cell office:value-type="float" office:value="109.7732">
                <text:p>109.7732</text:p>
              </table:table-cell>
              <table:table-cell office:value-type="float" office:value="106.703">
                <text:p>106.703</text:p>
              </table:table-cell>
              <table:table-cell office:value-type="float" office:value="252.7226">
                <text:p>252.7226</text:p>
              </table:table-cell>
              <table:table-cell office:value-type="float" office:value="211.798">
                <text:p>211.7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000">
                <text:p>766000</text:p>
              </table:table-cell>
              <table:table-cell office:value-type="float" office:value="149.4214">
                <text:p>149.4214</text:p>
              </table:table-cell>
              <table:table-cell office:value-type="float" office:value="90.966">
                <text:p>90.966</text:p>
              </table:table-cell>
              <table:table-cell office:value-type="float" office:value="256.0725">
                <text:p>256.0725</text:p>
              </table:table-cell>
              <table:table-cell office:value-type="float" office:value="249.8327">
                <text:p>249.8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000">
                <text:p>768000</text:p>
              </table:table-cell>
              <table:table-cell office:value-type="float" office:value="92.698">
                <text:p>92.698</text:p>
              </table:table-cell>
              <table:table-cell office:value-type="float" office:value="69.0846">
                <text:p>69.0846</text:p>
              </table:table-cell>
              <table:table-cell office:value-type="float" office:value="284.7278">
                <text:p>284.7278</text:p>
              </table:table-cell>
              <table:table-cell office:value-type="float" office:value="222.4919">
                <text:p>222.49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000">
                <text:p>770000</text:p>
              </table:table-cell>
              <table:table-cell office:value-type="float" office:value="164.8686">
                <text:p>164.8686</text:p>
              </table:table-cell>
              <table:table-cell office:value-type="float" office:value="137.898">
                <text:p>137.898</text:p>
              </table:table-cell>
              <table:table-cell office:value-type="float" office:value="275.2954">
                <text:p>275.2954</text:p>
              </table:table-cell>
              <table:table-cell office:value-type="float" office:value="237.2439">
                <text:p>237.24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000">
                <text:p>772000</text:p>
              </table:table-cell>
              <table:table-cell office:value-type="float" office:value="124.5501">
                <text:p>124.5501</text:p>
              </table:table-cell>
              <table:table-cell office:value-type="float" office:value="102.763">
                <text:p>102.763</text:p>
              </table:table-cell>
              <table:table-cell office:value-type="float" office:value="258.7904">
                <text:p>258.7904</text:p>
              </table:table-cell>
              <table:table-cell office:value-type="float" office:value="245.8137">
                <text:p>245.81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000">
                <text:p>774000</text:p>
              </table:table-cell>
              <table:table-cell office:value-type="float" office:value="137.8742">
                <text:p>137.8742</text:p>
              </table:table-cell>
              <table:table-cell office:value-type="float" office:value="52.0643">
                <text:p>52.0643</text:p>
              </table:table-cell>
              <table:table-cell office:value-type="float" office:value="281.1591">
                <text:p>281.1591</text:p>
              </table:table-cell>
              <table:table-cell office:value-type="float" office:value="242.1801">
                <text:p>242.18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000">
                <text:p>776000</text:p>
              </table:table-cell>
              <table:table-cell office:value-type="float" office:value="160.0854">
                <text:p>160.0854</text:p>
              </table:table-cell>
              <table:table-cell office:value-type="float" office:value="177.5184">
                <text:p>177.5184</text:p>
              </table:table-cell>
              <table:table-cell office:value-type="float" office:value="193.8689">
                <text:p>193.8689</text:p>
              </table:table-cell>
              <table:table-cell office:value-type="float" office:value="282.576">
                <text:p>282.5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000">
                <text:p>778000</text:p>
              </table:table-cell>
              <table:table-cell office:value-type="float" office:value="82.0951">
                <text:p>82.0951</text:p>
              </table:table-cell>
              <table:table-cell office:value-type="float" office:value="90.5536">
                <text:p>90.5536</text:p>
              </table:table-cell>
              <table:table-cell office:value-type="float" office:value="295.9871">
                <text:p>295.9871</text:p>
              </table:table-cell>
              <table:table-cell office:value-type="float" office:value="155.0326">
                <text:p>155.03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000">
                <text:p>780000</text:p>
              </table:table-cell>
              <table:table-cell office:value-type="float" office:value="81.0671">
                <text:p>81.0671</text:p>
              </table:table-cell>
              <table:table-cell office:value-type="float" office:value="98.941">
                <text:p>98.941</text:p>
              </table:table-cell>
              <table:table-cell office:value-type="float" office:value="267.1284">
                <text:p>267.1284</text:p>
              </table:table-cell>
              <table:table-cell office:value-type="float" office:value="144.7052">
                <text:p>144.70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000">
                <text:p>782000</text:p>
              </table:table-cell>
              <table:table-cell office:value-type="float" office:value="152.577">
                <text:p>152.577</text:p>
              </table:table-cell>
              <table:table-cell office:value-type="float" office:value="74.8793">
                <text:p>74.8793</text:p>
              </table:table-cell>
              <table:table-cell office:value-type="float" office:value="259.0673">
                <text:p>259.0673</text:p>
              </table:table-cell>
              <table:table-cell office:value-type="float" office:value="147.9218">
                <text:p>147.92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000">
                <text:p>784000</text:p>
              </table:table-cell>
              <table:table-cell office:value-type="float" office:value="133.4197">
                <text:p>133.4197</text:p>
              </table:table-cell>
              <table:table-cell office:value-type="float" office:value="54.7288">
                <text:p>54.7288</text:p>
              </table:table-cell>
              <table:table-cell office:value-type="float" office:value="129.3882">
                <text:p>129.3882</text:p>
              </table:table-cell>
              <table:table-cell office:value-type="float" office:value="247.4881">
                <text:p>247.48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000">
                <text:p>786000</text:p>
              </table:table-cell>
              <table:table-cell office:value-type="float" office:value="103.5725">
                <text:p>103.5725</text:p>
              </table:table-cell>
              <table:table-cell office:value-type="float" office:value="66.8779">
                <text:p>66.8779</text:p>
              </table:table-cell>
              <table:table-cell office:value-type="float" office:value="233.4092">
                <text:p>233.4092</text:p>
              </table:table-cell>
              <table:table-cell office:value-type="float" office:value="241.488">
                <text:p>241.4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000">
                <text:p>788000</text:p>
              </table:table-cell>
              <table:table-cell office:value-type="float" office:value="151.196">
                <text:p>151.196</text:p>
              </table:table-cell>
              <table:table-cell office:value-type="float" office:value="95.3217">
                <text:p>95.3217</text:p>
              </table:table-cell>
              <table:table-cell office:value-type="float" office:value="219.6322">
                <text:p>219.6322</text:p>
              </table:table-cell>
              <table:table-cell office:value-type="float" office:value="198.8706">
                <text:p>198.87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000">
                <text:p>790000</text:p>
              </table:table-cell>
              <table:table-cell office:value-type="float" office:value="167.2474">
                <text:p>167.2474</text:p>
              </table:table-cell>
              <table:table-cell office:value-type="float" office:value="73.4867">
                <text:p>73.4867</text:p>
              </table:table-cell>
              <table:table-cell office:value-type="float" office:value="257.8699">
                <text:p>257.8699</text:p>
              </table:table-cell>
              <table:table-cell office:value-type="float" office:value="251.8519">
                <text:p>251.85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000">
                <text:p>792000</text:p>
              </table:table-cell>
              <table:table-cell office:value-type="float" office:value="128.5769">
                <text:p>128.5769</text:p>
              </table:table-cell>
              <table:table-cell office:value-type="float" office:value="104.4826">
                <text:p>104.4826</text:p>
              </table:table-cell>
              <table:table-cell office:value-type="float" office:value="200.7234">
                <text:p>200.7234</text:p>
              </table:table-cell>
              <table:table-cell office:value-type="float" office:value="256.9885">
                <text:p>256.98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000">
                <text:p>794000</text:p>
              </table:table-cell>
              <table:table-cell office:value-type="float" office:value="106.8959">
                <text:p>106.8959</text:p>
              </table:table-cell>
              <table:table-cell office:value-type="float" office:value="81.8538">
                <text:p>81.8538</text:p>
              </table:table-cell>
              <table:table-cell office:value-type="float" office:value="277.9667">
                <text:p>277.9667</text:p>
              </table:table-cell>
              <table:table-cell office:value-type="float" office:value="233.8918">
                <text:p>233.89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000">
                <text:p>796000</text:p>
              </table:table-cell>
              <table:table-cell office:value-type="float" office:value="97.3219">
                <text:p>97.3219</text:p>
              </table:table-cell>
              <table:table-cell office:value-type="float" office:value="111.8457">
                <text:p>111.8457</text:p>
              </table:table-cell>
              <table:table-cell office:value-type="float" office:value="212.014">
                <text:p>212.014</text:p>
              </table:table-cell>
              <table:table-cell office:value-type="float" office:value="248.8222">
                <text:p>248.82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000">
                <text:p>798000</text:p>
              </table:table-cell>
              <table:table-cell office:value-type="float" office:value="159.9143">
                <text:p>159.9143</text:p>
              </table:table-cell>
              <table:table-cell office:value-type="float" office:value="102.9825">
                <text:p>102.9825</text:p>
              </table:table-cell>
              <table:table-cell office:value-type="float" office:value="252.9836">
                <text:p>252.9836</text:p>
              </table:table-cell>
              <table:table-cell office:value-type="float" office:value="248.7883">
                <text:p>248.78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000">
                <text:p>800000</text:p>
              </table:table-cell>
              <table:table-cell office:value-type="float" office:value="157.4852">
                <text:p>157.4852</text:p>
              </table:table-cell>
              <table:table-cell office:value-type="float" office:value="100.4355">
                <text:p>100.4355</text:p>
              </table:table-cell>
              <table:table-cell office:value-type="float" office:value="218.9122">
                <text:p>218.9122</text:p>
              </table:table-cell>
              <table:table-cell office:value-type="float" office:value="292.5538">
                <text:p>292.55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000">
                <text:p>802000</text:p>
              </table:table-cell>
              <table:table-cell office:value-type="float" office:value="194.2263">
                <text:p>194.2263</text:p>
              </table:table-cell>
              <table:table-cell office:value-type="float" office:value="91.0646">
                <text:p>91.0646</text:p>
              </table:table-cell>
              <table:table-cell office:value-type="float" office:value="247.0791">
                <text:p>247.0791</text:p>
              </table:table-cell>
              <table:table-cell office:value-type="float" office:value="194.9471">
                <text:p>194.94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000">
                <text:p>804000</text:p>
              </table:table-cell>
              <table:table-cell office:value-type="float" office:value="173.8218">
                <text:p>173.8218</text:p>
              </table:table-cell>
              <table:table-cell office:value-type="float" office:value="92.3876">
                <text:p>92.3876</text:p>
              </table:table-cell>
              <table:table-cell office:value-type="float" office:value="242.1852">
                <text:p>242.1852</text:p>
              </table:table-cell>
              <table:table-cell office:value-type="float" office:value="272.0075">
                <text:p>272.00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000">
                <text:p>806000</text:p>
              </table:table-cell>
              <table:table-cell office:value-type="float" office:value="129.5348">
                <text:p>129.5348</text:p>
              </table:table-cell>
              <table:table-cell office:value-type="float" office:value="106.8255">
                <text:p>106.8255</text:p>
              </table:table-cell>
              <table:table-cell office:value-type="float" office:value="293.1215">
                <text:p>293.1215</text:p>
              </table:table-cell>
              <table:table-cell office:value-type="float" office:value="262.1084">
                <text:p>262.10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000">
                <text:p>808000</text:p>
              </table:table-cell>
              <table:table-cell office:value-type="float" office:value="126.0851">
                <text:p>126.0851</text:p>
              </table:table-cell>
              <table:table-cell office:value-type="float" office:value="85.0347">
                <text:p>85.0347</text:p>
              </table:table-cell>
              <table:table-cell office:value-type="float" office:value="286.4225">
                <text:p>286.4225</text:p>
              </table:table-cell>
              <table:table-cell office:value-type="float" office:value="235.3137">
                <text:p>235.31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000">
                <text:p>810000</text:p>
              </table:table-cell>
              <table:table-cell office:value-type="float" office:value="175.3511">
                <text:p>175.3511</text:p>
              </table:table-cell>
              <table:table-cell office:value-type="float" office:value="116.159">
                <text:p>116.159</text:p>
              </table:table-cell>
              <table:table-cell office:value-type="float" office:value="276.3493">
                <text:p>276.3493</text:p>
              </table:table-cell>
              <table:table-cell office:value-type="float" office:value="285.9856">
                <text:p>285.98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000">
                <text:p>812000</text:p>
              </table:table-cell>
              <table:table-cell office:value-type="float" office:value="110.5063">
                <text:p>110.5063</text:p>
              </table:table-cell>
              <table:table-cell office:value-type="float" office:value="123.7659">
                <text:p>123.7659</text:p>
              </table:table-cell>
              <table:table-cell office:value-type="float" office:value="271.5731">
                <text:p>271.5731</text:p>
              </table:table-cell>
              <table:table-cell office:value-type="float" office:value="239.6617">
                <text:p>239.66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000">
                <text:p>814000</text:p>
              </table:table-cell>
              <table:table-cell office:value-type="float" office:value="153.5634">
                <text:p>153.5634</text:p>
              </table:table-cell>
              <table:table-cell office:value-type="float" office:value="114.8579">
                <text:p>114.8579</text:p>
              </table:table-cell>
              <table:table-cell office:value-type="float" office:value="258.2327">
                <text:p>258.2327</text:p>
              </table:table-cell>
              <table:table-cell office:value-type="float" office:value="211.708">
                <text:p>211.7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000">
                <text:p>816000</text:p>
              </table:table-cell>
              <table:table-cell office:value-type="float" office:value="130.985">
                <text:p>130.985</text:p>
              </table:table-cell>
              <table:table-cell office:value-type="float" office:value="105.5353">
                <text:p>105.5353</text:p>
              </table:table-cell>
              <table:table-cell office:value-type="float" office:value="267.0711">
                <text:p>267.0711</text:p>
              </table:table-cell>
              <table:table-cell office:value-type="float" office:value="250.0574">
                <text:p>250.05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000">
                <text:p>818000</text:p>
              </table:table-cell>
              <table:table-cell office:value-type="float" office:value="145.362">
                <text:p>145.362</text:p>
              </table:table-cell>
              <table:table-cell office:value-type="float" office:value="64.9135">
                <text:p>64.9135</text:p>
              </table:table-cell>
              <table:table-cell office:value-type="float" office:value="247.5487">
                <text:p>247.5487</text:p>
              </table:table-cell>
              <table:table-cell office:value-type="float" office:value="196.5022">
                <text:p>196.50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000">
                <text:p>820000</text:p>
              </table:table-cell>
              <table:table-cell office:value-type="float" office:value="141.3198">
                <text:p>141.3198</text:p>
              </table:table-cell>
              <table:table-cell office:value-type="float" office:value="109.0056">
                <text:p>109.0056</text:p>
              </table:table-cell>
              <table:table-cell office:value-type="float" office:value="218.1095">
                <text:p>218.1095</text:p>
              </table:table-cell>
              <table:table-cell office:value-type="float" office:value="284.4254">
                <text:p>284.42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000">
                <text:p>822000</text:p>
              </table:table-cell>
              <table:table-cell office:value-type="float" office:value="164.1845">
                <text:p>164.1845</text:p>
              </table:table-cell>
              <table:table-cell office:value-type="float" office:value="83.536">
                <text:p>83.536</text:p>
              </table:table-cell>
              <table:table-cell office:value-type="float" office:value="206.4917">
                <text:p>206.4917</text:p>
              </table:table-cell>
              <table:table-cell office:value-type="float" office:value="240.2942">
                <text:p>240.29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000">
                <text:p>824000</text:p>
              </table:table-cell>
              <table:table-cell office:value-type="float" office:value="161.0221">
                <text:p>161.0221</text:p>
              </table:table-cell>
              <table:table-cell office:value-type="float" office:value="95.3608">
                <text:p>95.3608</text:p>
              </table:table-cell>
              <table:table-cell office:value-type="float" office:value="198.7643">
                <text:p>198.7643</text:p>
              </table:table-cell>
              <table:table-cell office:value-type="float" office:value="275.0061">
                <text:p>275.00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000">
                <text:p>826000</text:p>
              </table:table-cell>
              <table:table-cell office:value-type="float" office:value="163.0712">
                <text:p>163.0712</text:p>
              </table:table-cell>
              <table:table-cell office:value-type="float" office:value="51.9841">
                <text:p>51.9841</text:p>
              </table:table-cell>
              <table:table-cell office:value-type="float" office:value="241.7957">
                <text:p>241.7957</text:p>
              </table:table-cell>
              <table:table-cell office:value-type="float" office:value="279.0574">
                <text:p>279.05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000">
                <text:p>828000</text:p>
              </table:table-cell>
              <table:table-cell office:value-type="float" office:value="129.7815">
                <text:p>129.7815</text:p>
              </table:table-cell>
              <table:table-cell office:value-type="float" office:value="87.5221">
                <text:p>87.5221</text:p>
              </table:table-cell>
              <table:table-cell office:value-type="float" office:value="255.5837">
                <text:p>255.5837</text:p>
              </table:table-cell>
              <table:table-cell office:value-type="float" office:value="279.6769">
                <text:p>279.67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000">
                <text:p>830000</text:p>
              </table:table-cell>
              <table:table-cell office:value-type="float" office:value="166.1657">
                <text:p>166.1657</text:p>
              </table:table-cell>
              <table:table-cell office:value-type="float" office:value="93.7698">
                <text:p>93.7698</text:p>
              </table:table-cell>
              <table:table-cell office:value-type="float" office:value="129.1287">
                <text:p>129.1287</text:p>
              </table:table-cell>
              <table:table-cell office:value-type="float" office:value="272.9855">
                <text:p>272.98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000">
                <text:p>832000</text:p>
              </table:table-cell>
              <table:table-cell office:value-type="float" office:value="148.638">
                <text:p>148.638</text:p>
              </table:table-cell>
              <table:table-cell office:value-type="float" office:value="113.1312">
                <text:p>113.1312</text:p>
              </table:table-cell>
              <table:table-cell office:value-type="float" office:value="112.8463">
                <text:p>112.8463</text:p>
              </table:table-cell>
              <table:table-cell office:value-type="float" office:value="282.6327">
                <text:p>282.63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000">
                <text:p>834000</text:p>
              </table:table-cell>
              <table:table-cell office:value-type="float" office:value="169.7781">
                <text:p>169.7781</text:p>
              </table:table-cell>
              <table:table-cell office:value-type="float" office:value="89.6102">
                <text:p>89.6102</text:p>
              </table:table-cell>
              <table:table-cell office:value-type="float" office:value="228.3173">
                <text:p>228.3173</text:p>
              </table:table-cell>
              <table:table-cell office:value-type="float" office:value="291.8104">
                <text:p>291.81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000">
                <text:p>836000</text:p>
              </table:table-cell>
              <table:table-cell office:value-type="float" office:value="187.6156">
                <text:p>187.6156</text:p>
              </table:table-cell>
              <table:table-cell office:value-type="float" office:value="111.1856">
                <text:p>111.1856</text:p>
              </table:table-cell>
              <table:table-cell office:value-type="float" office:value="234.7187">
                <text:p>234.7187</text:p>
              </table:table-cell>
              <table:table-cell office:value-type="float" office:value="277.7696">
                <text:p>277.7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000">
                <text:p>838000</text:p>
              </table:table-cell>
              <table:table-cell office:value-type="float" office:value="129.8955">
                <text:p>129.8955</text:p>
              </table:table-cell>
              <table:table-cell office:value-type="float" office:value="85.0864">
                <text:p>85.0864</text:p>
              </table:table-cell>
              <table:table-cell office:value-type="float" office:value="112.6242">
                <text:p>112.6242</text:p>
              </table:table-cell>
              <table:table-cell office:value-type="float" office:value="214.5663">
                <text:p>214.56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000">
                <text:p>840000</text:p>
              </table:table-cell>
              <table:table-cell office:value-type="float" office:value="188.6095">
                <text:p>188.6095</text:p>
              </table:table-cell>
              <table:table-cell office:value-type="float" office:value="118.8884">
                <text:p>118.8884</text:p>
              </table:table-cell>
              <table:table-cell office:value-type="float" office:value="137.6947">
                <text:p>137.6947</text:p>
              </table:table-cell>
              <table:table-cell office:value-type="float" office:value="260.9795">
                <text:p>260.97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000">
                <text:p>842000</text:p>
              </table:table-cell>
              <table:table-cell office:value-type="float" office:value="-34.9744">
                <text:p>-34.9744</text:p>
              </table:table-cell>
              <table:table-cell office:value-type="float" office:value="86.4644">
                <text:p>86.4644</text:p>
              </table:table-cell>
              <table:table-cell office:value-type="float" office:value="185.0762">
                <text:p>185.0762</text:p>
              </table:table-cell>
              <table:table-cell office:value-type="float" office:value="292.2248">
                <text:p>292.22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000">
                <text:p>844000</text:p>
              </table:table-cell>
              <table:table-cell office:value-type="float" office:value="112.3062">
                <text:p>112.3062</text:p>
              </table:table-cell>
              <table:table-cell office:value-type="float" office:value="110.418">
                <text:p>110.418</text:p>
              </table:table-cell>
              <table:table-cell office:value-type="float" office:value="193.402">
                <text:p>193.402</text:p>
              </table:table-cell>
              <table:table-cell office:value-type="float" office:value="284.613">
                <text:p>284.6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000">
                <text:p>846000</text:p>
              </table:table-cell>
              <table:table-cell office:value-type="float" office:value="118.6888">
                <text:p>118.6888</text:p>
              </table:table-cell>
              <table:table-cell office:value-type="float" office:value="75.9098">
                <text:p>75.9098</text:p>
              </table:table-cell>
              <table:table-cell office:value-type="float" office:value="288.189">
                <text:p>288.189</text:p>
              </table:table-cell>
              <table:table-cell office:value-type="float" office:value="250.4534">
                <text:p>250.45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000">
                <text:p>848000</text:p>
              </table:table-cell>
              <table:table-cell office:value-type="float" office:value="138.5638">
                <text:p>138.5638</text:p>
              </table:table-cell>
              <table:table-cell office:value-type="float" office:value="113.0844">
                <text:p>113.0844</text:p>
              </table:table-cell>
              <table:table-cell office:value-type="float" office:value="176.4128">
                <text:p>176.4128</text:p>
              </table:table-cell>
              <table:table-cell office:value-type="float" office:value="288.1643">
                <text:p>288.16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000">
                <text:p>850000</text:p>
              </table:table-cell>
              <table:table-cell office:value-type="float" office:value="218.2661">
                <text:p>218.2661</text:p>
              </table:table-cell>
              <table:table-cell office:value-type="float" office:value="81.4057">
                <text:p>81.4057</text:p>
              </table:table-cell>
              <table:table-cell office:value-type="float" office:value="226.6458">
                <text:p>226.6458</text:p>
              </table:table-cell>
              <table:table-cell office:value-type="float" office:value="280.1828">
                <text:p>280.18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000">
                <text:p>852000</text:p>
              </table:table-cell>
              <table:table-cell office:value-type="float" office:value="25.3919">
                <text:p>25.3919</text:p>
              </table:table-cell>
              <table:table-cell office:value-type="float" office:value="88.6745">
                <text:p>88.6745</text:p>
              </table:table-cell>
              <table:table-cell office:value-type="float" office:value="206.5839">
                <text:p>206.5839</text:p>
              </table:table-cell>
              <table:table-cell office:value-type="float" office:value="215.4548">
                <text:p>215.45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000">
                <text:p>854000</text:p>
              </table:table-cell>
              <table:table-cell office:value-type="float" office:value="54.4785">
                <text:p>54.4785</text:p>
              </table:table-cell>
              <table:table-cell office:value-type="float" office:value="96.9946">
                <text:p>96.9946</text:p>
              </table:table-cell>
              <table:table-cell office:value-type="float" office:value="217.6558">
                <text:p>217.6558</text:p>
              </table:table-cell>
              <table:table-cell office:value-type="float" office:value="222.9163">
                <text:p>222.916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000">
                <text:p>856000</text:p>
              </table:table-cell>
              <table:table-cell office:value-type="float" office:value="118.2255">
                <text:p>118.2255</text:p>
              </table:table-cell>
              <table:table-cell office:value-type="float" office:value="105.9136">
                <text:p>105.9136</text:p>
              </table:table-cell>
              <table:table-cell office:value-type="float" office:value="248.7406">
                <text:p>248.7406</text:p>
              </table:table-cell>
              <table:table-cell office:value-type="float" office:value="259.9445">
                <text:p>259.94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000">
                <text:p>858000</text:p>
              </table:table-cell>
              <table:table-cell office:value-type="float" office:value="157.5518">
                <text:p>157.5518</text:p>
              </table:table-cell>
              <table:table-cell office:value-type="float" office:value="118.2141">
                <text:p>118.2141</text:p>
              </table:table-cell>
              <table:table-cell office:value-type="float" office:value="200.0616">
                <text:p>200.0616</text:p>
              </table:table-cell>
              <table:table-cell office:value-type="float" office:value="285.558">
                <text:p>285.5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000">
                <text:p>860000</text:p>
              </table:table-cell>
              <table:table-cell office:value-type="float" office:value="144.7734">
                <text:p>144.7734</text:p>
              </table:table-cell>
              <table:table-cell office:value-type="float" office:value="115.2248">
                <text:p>115.2248</text:p>
              </table:table-cell>
              <table:table-cell office:value-type="float" office:value="229.1546">
                <text:p>229.1546</text:p>
              </table:table-cell>
              <table:table-cell office:value-type="float" office:value="278.0133">
                <text:p>278.01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000">
                <text:p>862000</text:p>
              </table:table-cell>
              <table:table-cell office:value-type="float" office:value="141.3846">
                <text:p>141.3846</text:p>
              </table:table-cell>
              <table:table-cell office:value-type="float" office:value="49.1891">
                <text:p>49.1891</text:p>
              </table:table-cell>
              <table:table-cell office:value-type="float" office:value="135.6952">
                <text:p>135.6952</text:p>
              </table:table-cell>
              <table:table-cell office:value-type="float" office:value="283.0691">
                <text:p>283.06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000">
                <text:p>864000</text:p>
              </table:table-cell>
              <table:table-cell office:value-type="float" office:value="130.3589">
                <text:p>130.3589</text:p>
              </table:table-cell>
              <table:table-cell office:value-type="float" office:value="98.4219">
                <text:p>98.4219</text:p>
              </table:table-cell>
              <table:table-cell office:value-type="float" office:value="165.5018">
                <text:p>165.5018</text:p>
              </table:table-cell>
              <table:table-cell office:value-type="float" office:value="288.5501">
                <text:p>288.550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000">
                <text:p>866000</text:p>
              </table:table-cell>
              <table:table-cell office:value-type="float" office:value="196.6264">
                <text:p>196.6264</text:p>
              </table:table-cell>
              <table:table-cell office:value-type="float" office:value="78.6277">
                <text:p>78.6277</text:p>
              </table:table-cell>
              <table:table-cell office:value-type="float" office:value="105.4529">
                <text:p>105.4529</text:p>
              </table:table-cell>
              <table:table-cell office:value-type="float" office:value="279.8161">
                <text:p>279.81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000">
                <text:p>868000</text:p>
              </table:table-cell>
              <table:table-cell office:value-type="float" office:value="205.3642">
                <text:p>205.3642</text:p>
              </table:table-cell>
              <table:table-cell office:value-type="float" office:value="102.737">
                <text:p>102.737</text:p>
              </table:table-cell>
              <table:table-cell office:value-type="float" office:value="182.1605">
                <text:p>182.1605</text:p>
              </table:table-cell>
              <table:table-cell office:value-type="float" office:value="263.8994">
                <text:p>263.89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000">
                <text:p>870000</text:p>
              </table:table-cell>
              <table:table-cell office:value-type="float" office:value="136.15">
                <text:p>136.15</text:p>
              </table:table-cell>
              <table:table-cell office:value-type="float" office:value="93.6392">
                <text:p>93.6392</text:p>
              </table:table-cell>
              <table:table-cell office:value-type="float" office:value="258.3107">
                <text:p>258.3107</text:p>
              </table:table-cell>
              <table:table-cell office:value-type="float" office:value="254.1246">
                <text:p>254.12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000">
                <text:p>872000</text:p>
              </table:table-cell>
              <table:table-cell office:value-type="float" office:value="161.2624">
                <text:p>161.2624</text:p>
              </table:table-cell>
              <table:table-cell office:value-type="float" office:value="89.2851">
                <text:p>89.2851</text:p>
              </table:table-cell>
              <table:table-cell office:value-type="float" office:value="169.1704">
                <text:p>169.1704</text:p>
              </table:table-cell>
              <table:table-cell office:value-type="float" office:value="203.3228">
                <text:p>203.32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000">
                <text:p>874000</text:p>
              </table:table-cell>
              <table:table-cell office:value-type="float" office:value="170.8539">
                <text:p>170.8539</text:p>
              </table:table-cell>
              <table:table-cell office:value-type="float" office:value="60.8793">
                <text:p>60.8793</text:p>
              </table:table-cell>
              <table:table-cell office:value-type="float" office:value="157.4395">
                <text:p>157.4395</text:p>
              </table:table-cell>
              <table:table-cell office:value-type="float" office:value="236.1825">
                <text:p>236.18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000">
                <text:p>876000</text:p>
              </table:table-cell>
              <table:table-cell office:value-type="float" office:value="216.9158">
                <text:p>216.9158</text:p>
              </table:table-cell>
              <table:table-cell office:value-type="float" office:value="106.6013">
                <text:p>106.6013</text:p>
              </table:table-cell>
              <table:table-cell office:value-type="float" office:value="221.6032">
                <text:p>221.6032</text:p>
              </table:table-cell>
              <table:table-cell office:value-type="float" office:value="233.1777">
                <text:p>233.17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000">
                <text:p>878000</text:p>
              </table:table-cell>
              <table:table-cell office:value-type="float" office:value="180.7775">
                <text:p>180.7775</text:p>
              </table:table-cell>
              <table:table-cell office:value-type="float" office:value="87.4466">
                <text:p>87.4466</text:p>
              </table:table-cell>
              <table:table-cell office:value-type="float" office:value="275.8181">
                <text:p>275.8181</text:p>
              </table:table-cell>
              <table:table-cell office:value-type="float" office:value="215.8725">
                <text:p>215.87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000">
                <text:p>880000</text:p>
              </table:table-cell>
              <table:table-cell office:value-type="float" office:value="84.7048">
                <text:p>84.7048</text:p>
              </table:table-cell>
              <table:table-cell office:value-type="float" office:value="84.9472">
                <text:p>84.9472</text:p>
              </table:table-cell>
              <table:table-cell office:value-type="float" office:value="153.1648">
                <text:p>153.1648</text:p>
              </table:table-cell>
              <table:table-cell office:value-type="float" office:value="281.7027">
                <text:p>281.7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000">
                <text:p>882000</text:p>
              </table:table-cell>
              <table:table-cell office:value-type="float" office:value="196.4969">
                <text:p>196.4969</text:p>
              </table:table-cell>
              <table:table-cell office:value-type="float" office:value="70.9795">
                <text:p>70.9795</text:p>
              </table:table-cell>
              <table:table-cell office:value-type="float" office:value="250.018">
                <text:p>250.018</text:p>
              </table:table-cell>
              <table:table-cell office:value-type="float" office:value="208.4922">
                <text:p>208.49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000">
                <text:p>884000</text:p>
              </table:table-cell>
              <table:table-cell office:value-type="float" office:value="104.3261">
                <text:p>104.3261</text:p>
              </table:table-cell>
              <table:table-cell office:value-type="float" office:value="92.2828">
                <text:p>92.2828</text:p>
              </table:table-cell>
              <table:table-cell office:value-type="float" office:value="148.6428">
                <text:p>148.6428</text:p>
              </table:table-cell>
              <table:table-cell office:value-type="float" office:value="256.0362">
                <text:p>256.03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000">
                <text:p>886000</text:p>
              </table:table-cell>
              <table:table-cell office:value-type="float" office:value="140.8864">
                <text:p>140.8864</text:p>
              </table:table-cell>
              <table:table-cell office:value-type="float" office:value="117.7162">
                <text:p>117.7162</text:p>
              </table:table-cell>
              <table:table-cell office:value-type="float" office:value="179.1347">
                <text:p>179.1347</text:p>
              </table:table-cell>
              <table:table-cell office:value-type="float" office:value="225.3731">
                <text:p>225.37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000">
                <text:p>888000</text:p>
              </table:table-cell>
              <table:table-cell office:value-type="float" office:value="127.0789">
                <text:p>127.0789</text:p>
              </table:table-cell>
              <table:table-cell office:value-type="float" office:value="75.7478">
                <text:p>75.7478</text:p>
              </table:table-cell>
              <table:table-cell office:value-type="float" office:value="174.7982">
                <text:p>174.7982</text:p>
              </table:table-cell>
              <table:table-cell office:value-type="float" office:value="238.7824">
                <text:p>238.78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000">
                <text:p>890000</text:p>
              </table:table-cell>
              <table:table-cell office:value-type="float" office:value="182.9641">
                <text:p>182.9641</text:p>
              </table:table-cell>
              <table:table-cell office:value-type="float" office:value="97.6471">
                <text:p>97.6471</text:p>
              </table:table-cell>
              <table:table-cell office:value-type="float" office:value="239.2624">
                <text:p>239.2624</text:p>
              </table:table-cell>
              <table:table-cell office:value-type="float" office:value="293.5238">
                <text:p>293.52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000">
                <text:p>892000</text:p>
              </table:table-cell>
              <table:table-cell office:value-type="float" office:value="167.6829">
                <text:p>167.6829</text:p>
              </table:table-cell>
              <table:table-cell office:value-type="float" office:value="111.812">
                <text:p>111.812</text:p>
              </table:table-cell>
              <table:table-cell office:value-type="float" office:value="210.9549">
                <text:p>210.9549</text:p>
              </table:table-cell>
              <table:table-cell office:value-type="float" office:value="231.976">
                <text:p>231.9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000">
                <text:p>894000</text:p>
              </table:table-cell>
              <table:table-cell office:value-type="float" office:value="143.1669">
                <text:p>143.1669</text:p>
              </table:table-cell>
              <table:table-cell office:value-type="float" office:value="92.5996">
                <text:p>92.5996</text:p>
              </table:table-cell>
              <table:table-cell office:value-type="float" office:value="270.8089">
                <text:p>270.8089</text:p>
              </table:table-cell>
              <table:table-cell office:value-type="float" office:value="264.9689">
                <text:p>264.96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000">
                <text:p>896000</text:p>
              </table:table-cell>
              <table:table-cell office:value-type="float" office:value="126.7185">
                <text:p>126.7185</text:p>
              </table:table-cell>
              <table:table-cell office:value-type="float" office:value="103.6241">
                <text:p>103.6241</text:p>
              </table:table-cell>
              <table:table-cell office:value-type="float" office:value="113.8317">
                <text:p>113.8317</text:p>
              </table:table-cell>
              <table:table-cell office:value-type="float" office:value="262.7695">
                <text:p>262.76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000">
                <text:p>898000</text:p>
              </table:table-cell>
              <table:table-cell office:value-type="float" office:value="165.718">
                <text:p>165.718</text:p>
              </table:table-cell>
              <table:table-cell office:value-type="float" office:value="116.8605">
                <text:p>116.8605</text:p>
              </table:table-cell>
              <table:table-cell office:value-type="float" office:value="198.6344">
                <text:p>198.6344</text:p>
              </table:table-cell>
              <table:table-cell office:value-type="float" office:value="241.6191">
                <text:p>241.61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00">
                <text:p>900000</text:p>
              </table:table-cell>
              <table:table-cell office:value-type="float" office:value="152.1697">
                <text:p>152.1697</text:p>
              </table:table-cell>
              <table:table-cell office:value-type="float" office:value="100.0555">
                <text:p>100.0555</text:p>
              </table:table-cell>
              <table:table-cell office:value-type="float" office:value="132.5776">
                <text:p>132.5776</text:p>
              </table:table-cell>
              <table:table-cell office:value-type="float" office:value="259.1228">
                <text:p>259.122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000">
                <text:p>902000</text:p>
              </table:table-cell>
              <table:table-cell office:value-type="float" office:value="103.8205">
                <text:p>103.8205</text:p>
              </table:table-cell>
              <table:table-cell office:value-type="float" office:value="118.8939">
                <text:p>118.8939</text:p>
              </table:table-cell>
              <table:table-cell office:value-type="float" office:value="188.8939">
                <text:p>188.8939</text:p>
              </table:table-cell>
              <table:table-cell office:value-type="float" office:value="284.152">
                <text:p>284.1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000">
                <text:p>904000</text:p>
              </table:table-cell>
              <table:table-cell office:value-type="float" office:value="87.6325">
                <text:p>87.6325</text:p>
              </table:table-cell>
              <table:table-cell office:value-type="float" office:value="100.3283">
                <text:p>100.3283</text:p>
              </table:table-cell>
              <table:table-cell office:value-type="float" office:value="224.5108">
                <text:p>224.5108</text:p>
              </table:table-cell>
              <table:table-cell office:value-type="float" office:value="272.2545">
                <text:p>272.25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000">
                <text:p>906000</text:p>
              </table:table-cell>
              <table:table-cell office:value-type="float" office:value="37.1912">
                <text:p>37.1912</text:p>
              </table:table-cell>
              <table:table-cell office:value-type="float" office:value="89.3558">
                <text:p>89.3558</text:p>
              </table:table-cell>
              <table:table-cell office:value-type="float" office:value="189.3685">
                <text:p>189.3685</text:p>
              </table:table-cell>
              <table:table-cell office:value-type="float" office:value="278.2783">
                <text:p>278.278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000">
                <text:p>908000</text:p>
              </table:table-cell>
              <table:table-cell office:value-type="float" office:value="58.5259">
                <text:p>58.5259</text:p>
              </table:table-cell>
              <table:table-cell office:value-type="float" office:value="72.0436">
                <text:p>72.0436</text:p>
              </table:table-cell>
              <table:table-cell office:value-type="float" office:value="199.5232">
                <text:p>199.5232</text:p>
              </table:table-cell>
              <table:table-cell office:value-type="float" office:value="288.5638">
                <text:p>288.56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000">
                <text:p>910000</text:p>
              </table:table-cell>
              <table:table-cell office:value-type="float" office:value="37.5296">
                <text:p>37.5296</text:p>
              </table:table-cell>
              <table:table-cell office:value-type="float" office:value="112.9728">
                <text:p>112.9728</text:p>
              </table:table-cell>
              <table:table-cell office:value-type="float" office:value="219.4828">
                <text:p>219.4828</text:p>
              </table:table-cell>
              <table:table-cell office:value-type="float" office:value="256.9451">
                <text:p>256.94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000">
                <text:p>912000</text:p>
              </table:table-cell>
              <table:table-cell office:value-type="float" office:value="144.3374">
                <text:p>144.3374</text:p>
              </table:table-cell>
              <table:table-cell office:value-type="float" office:value="84.4612">
                <text:p>84.4612</text:p>
              </table:table-cell>
              <table:table-cell office:value-type="float" office:value="238.37">
                <text:p>238.37</text:p>
              </table:table-cell>
              <table:table-cell office:value-type="float" office:value="193.9783">
                <text:p>193.97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000">
                <text:p>914000</text:p>
              </table:table-cell>
              <table:table-cell office:value-type="float" office:value="88.3354">
                <text:p>88.3354</text:p>
              </table:table-cell>
              <table:table-cell office:value-type="float" office:value="106.8976">
                <text:p>106.8976</text:p>
              </table:table-cell>
              <table:table-cell office:value-type="float" office:value="184.855">
                <text:p>184.855</text:p>
              </table:table-cell>
              <table:table-cell office:value-type="float" office:value="264.5224">
                <text:p>264.52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000">
                <text:p>916000</text:p>
              </table:table-cell>
              <table:table-cell office:value-type="float" office:value="87.32">
                <text:p>87.32</text:p>
              </table:table-cell>
              <table:table-cell office:value-type="float" office:value="92.0889">
                <text:p>92.0889</text:p>
              </table:table-cell>
              <table:table-cell office:value-type="float" office:value="169.4741">
                <text:p>169.4741</text:p>
              </table:table-cell>
              <table:table-cell office:value-type="float" office:value="178.1001">
                <text:p>178.10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000">
                <text:p>918000</text:p>
              </table:table-cell>
              <table:table-cell office:value-type="float" office:value="96.8526">
                <text:p>96.8526</text:p>
              </table:table-cell>
              <table:table-cell office:value-type="float" office:value="101.17">
                <text:p>101.17</text:p>
              </table:table-cell>
              <table:table-cell office:value-type="float" office:value="199.2244">
                <text:p>199.2244</text:p>
              </table:table-cell>
              <table:table-cell office:value-type="float" office:value="259.1458">
                <text:p>259.14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000">
                <text:p>920000</text:p>
              </table:table-cell>
              <table:table-cell office:value-type="float" office:value="64.9763">
                <text:p>64.9763</text:p>
              </table:table-cell>
              <table:table-cell office:value-type="float" office:value="105.8439">
                <text:p>105.8439</text:p>
              </table:table-cell>
              <table:table-cell office:value-type="float" office:value="276.0054">
                <text:p>276.0054</text:p>
              </table:table-cell>
              <table:table-cell office:value-type="float" office:value="222.5725">
                <text:p>222.57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000">
                <text:p>922000</text:p>
              </table:table-cell>
              <table:table-cell office:value-type="float" office:value="132.631">
                <text:p>132.631</text:p>
              </table:table-cell>
              <table:table-cell office:value-type="float" office:value="90.1494">
                <text:p>90.1494</text:p>
              </table:table-cell>
              <table:table-cell office:value-type="float" office:value="216.1883">
                <text:p>216.1883</text:p>
              </table:table-cell>
              <table:table-cell office:value-type="float" office:value="150.6671">
                <text:p>150.66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000">
                <text:p>924000</text:p>
              </table:table-cell>
              <table:table-cell office:value-type="float" office:value="115.2472">
                <text:p>115.2472</text:p>
              </table:table-cell>
              <table:table-cell office:value-type="float" office:value="122.8599">
                <text:p>122.8599</text:p>
              </table:table-cell>
              <table:table-cell office:value-type="float" office:value="245.6161">
                <text:p>245.6161</text:p>
              </table:table-cell>
              <table:table-cell office:value-type="float" office:value="201.7366">
                <text:p>201.73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000">
                <text:p>926000</text:p>
              </table:table-cell>
              <table:table-cell office:value-type="float" office:value="11.4293">
                <text:p>11.4293</text:p>
              </table:table-cell>
              <table:table-cell office:value-type="float" office:value="120.9321">
                <text:p>120.9321</text:p>
              </table:table-cell>
              <table:table-cell office:value-type="float" office:value="231.9466">
                <text:p>231.9466</text:p>
              </table:table-cell>
              <table:table-cell office:value-type="float" office:value="250.0956">
                <text:p>250.09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000">
                <text:p>928000</text:p>
              </table:table-cell>
              <table:table-cell office:value-type="float" office:value="71.2694">
                <text:p>71.2694</text:p>
              </table:table-cell>
              <table:table-cell office:value-type="float" office:value="123.0336">
                <text:p>123.0336</text:p>
              </table:table-cell>
              <table:table-cell office:value-type="float" office:value="243.4223">
                <text:p>243.4223</text:p>
              </table:table-cell>
              <table:table-cell office:value-type="float" office:value="275.3686">
                <text:p>275.36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000">
                <text:p>930000</text:p>
              </table:table-cell>
              <table:table-cell office:value-type="float" office:value="95.2193">
                <text:p>95.2193</text:p>
              </table:table-cell>
              <table:table-cell office:value-type="float" office:value="87.8094">
                <text:p>87.8094</text:p>
              </table:table-cell>
              <table:table-cell office:value-type="float" office:value="239.8359">
                <text:p>239.8359</text:p>
              </table:table-cell>
              <table:table-cell office:value-type="float" office:value="267.2856">
                <text:p>267.28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000">
                <text:p>932000</text:p>
              </table:table-cell>
              <table:table-cell office:value-type="float" office:value="170.3328">
                <text:p>170.3328</text:p>
              </table:table-cell>
              <table:table-cell office:value-type="float" office:value="98.9735">
                <text:p>98.9735</text:p>
              </table:table-cell>
              <table:table-cell office:value-type="float" office:value="151.2703">
                <text:p>151.2703</text:p>
              </table:table-cell>
              <table:table-cell office:value-type="float" office:value="263.1254">
                <text:p>263.12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000">
                <text:p>934000</text:p>
              </table:table-cell>
              <table:table-cell office:value-type="float" office:value="98.3992">
                <text:p>98.3992</text:p>
              </table:table-cell>
              <table:table-cell office:value-type="float" office:value="116.0009">
                <text:p>116.0009</text:p>
              </table:table-cell>
              <table:table-cell office:value-type="float" office:value="179.13">
                <text:p>179.13</text:p>
              </table:table-cell>
              <table:table-cell office:value-type="float" office:value="286.2473">
                <text:p>286.24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000">
                <text:p>936000</text:p>
              </table:table-cell>
              <table:table-cell office:value-type="float" office:value="81.1573">
                <text:p>81.1573</text:p>
              </table:table-cell>
              <table:table-cell office:value-type="float" office:value="110.4827">
                <text:p>110.4827</text:p>
              </table:table-cell>
              <table:table-cell office:value-type="float" office:value="252.8066">
                <text:p>252.8066</text:p>
              </table:table-cell>
              <table:table-cell office:value-type="float" office:value="281.8325">
                <text:p>281.83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000">
                <text:p>938000</text:p>
              </table:table-cell>
              <table:table-cell office:value-type="float" office:value="143.9675">
                <text:p>143.9675</text:p>
              </table:table-cell>
              <table:table-cell office:value-type="float" office:value="87.5888">
                <text:p>87.5888</text:p>
              </table:table-cell>
              <table:table-cell office:value-type="float" office:value="250.9097">
                <text:p>250.9097</text:p>
              </table:table-cell>
              <table:table-cell office:value-type="float" office:value="282.0185">
                <text:p>282.01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000">
                <text:p>940000</text:p>
              </table:table-cell>
              <table:table-cell office:value-type="float" office:value="54.9802">
                <text:p>54.9802</text:p>
              </table:table-cell>
              <table:table-cell office:value-type="float" office:value="99.1513">
                <text:p>99.1513</text:p>
              </table:table-cell>
              <table:table-cell office:value-type="float" office:value="207.5388">
                <text:p>207.5388</text:p>
              </table:table-cell>
              <table:table-cell office:value-type="float" office:value="252.7108">
                <text:p>252.71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000">
                <text:p>942000</text:p>
              </table:table-cell>
              <table:table-cell office:value-type="float" office:value="107.6666">
                <text:p>107.6666</text:p>
              </table:table-cell>
              <table:table-cell office:value-type="float" office:value="80.669">
                <text:p>80.669</text:p>
              </table:table-cell>
              <table:table-cell office:value-type="float" office:value="210.9458">
                <text:p>210.9458</text:p>
              </table:table-cell>
              <table:table-cell office:value-type="float" office:value="272.5806">
                <text:p>272.58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000">
                <text:p>944000</text:p>
              </table:table-cell>
              <table:table-cell office:value-type="float" office:value="151.7132">
                <text:p>151.7132</text:p>
              </table:table-cell>
              <table:table-cell office:value-type="float" office:value="103.576">
                <text:p>103.576</text:p>
              </table:table-cell>
              <table:table-cell office:value-type="float" office:value="246.9782">
                <text:p>246.9782</text:p>
              </table:table-cell>
              <table:table-cell office:value-type="float" office:value="264.6878">
                <text:p>264.68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000">
                <text:p>946000</text:p>
              </table:table-cell>
              <table:table-cell office:value-type="float" office:value="91.7194">
                <text:p>91.7194</text:p>
              </table:table-cell>
              <table:table-cell office:value-type="float" office:value="103.3145">
                <text:p>103.3145</text:p>
              </table:table-cell>
              <table:table-cell office:value-type="float" office:value="265.1442">
                <text:p>265.1442</text:p>
              </table:table-cell>
              <table:table-cell office:value-type="float" office:value="185.5527">
                <text:p>185.55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000">
                <text:p>948000</text:p>
              </table:table-cell>
              <table:table-cell office:value-type="float" office:value="69.2978">
                <text:p>69.2978</text:p>
              </table:table-cell>
              <table:table-cell office:value-type="float" office:value="73.81">
                <text:p>73.81</text:p>
              </table:table-cell>
              <table:table-cell office:value-type="float" office:value="265.3338">
                <text:p>265.3338</text:p>
              </table:table-cell>
              <table:table-cell office:value-type="float" office:value="209.5201">
                <text:p>209.52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000">
                <text:p>950000</text:p>
              </table:table-cell>
              <table:table-cell office:value-type="float" office:value="140.6789">
                <text:p>140.6789</text:p>
              </table:table-cell>
              <table:table-cell office:value-type="float" office:value="85.4044">
                <text:p>85.4044</text:p>
              </table:table-cell>
              <table:table-cell office:value-type="float" office:value="197.9102">
                <text:p>197.9102</text:p>
              </table:table-cell>
              <table:table-cell office:value-type="float" office:value="260.1609">
                <text:p>260.1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000">
                <text:p>952000</text:p>
              </table:table-cell>
              <table:table-cell office:value-type="float" office:value="100.4898">
                <text:p>100.4898</text:p>
              </table:table-cell>
              <table:table-cell office:value-type="float" office:value="74.3925">
                <text:p>74.3925</text:p>
              </table:table-cell>
              <table:table-cell office:value-type="float" office:value="276.6713">
                <text:p>276.6713</text:p>
              </table:table-cell>
              <table:table-cell office:value-type="float" office:value="289.37">
                <text:p>289.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000">
                <text:p>954000</text:p>
              </table:table-cell>
              <table:table-cell office:value-type="float" office:value="148.5466">
                <text:p>148.5466</text:p>
              </table:table-cell>
              <table:table-cell office:value-type="float" office:value="124.2335">
                <text:p>124.2335</text:p>
              </table:table-cell>
              <table:table-cell office:value-type="float" office:value="222.0473">
                <text:p>222.0473</text:p>
              </table:table-cell>
              <table:table-cell office:value-type="float" office:value="191.2922">
                <text:p>191.29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000">
                <text:p>956000</text:p>
              </table:table-cell>
              <table:table-cell office:value-type="float" office:value="136.814">
                <text:p>136.814</text:p>
              </table:table-cell>
              <table:table-cell office:value-type="float" office:value="99.8613">
                <text:p>99.8613</text:p>
              </table:table-cell>
              <table:table-cell office:value-type="float" office:value="124.1161">
                <text:p>124.1161</text:p>
              </table:table-cell>
              <table:table-cell office:value-type="float" office:value="263.6145">
                <text:p>263.61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000">
                <text:p>958000</text:p>
              </table:table-cell>
              <table:table-cell office:value-type="float" office:value="163.5137">
                <text:p>163.5137</text:p>
              </table:table-cell>
              <table:table-cell office:value-type="float" office:value="107.4035">
                <text:p>107.4035</text:p>
              </table:table-cell>
              <table:table-cell office:value-type="float" office:value="242.611">
                <text:p>242.611</text:p>
              </table:table-cell>
              <table:table-cell office:value-type="float" office:value="279.9915">
                <text:p>279.99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000">
                <text:p>960000</text:p>
              </table:table-cell>
              <table:table-cell office:value-type="float" office:value="154.4152">
                <text:p>154.4152</text:p>
              </table:table-cell>
              <table:table-cell office:value-type="float" office:value="95.6346">
                <text:p>95.6346</text:p>
              </table:table-cell>
              <table:table-cell office:value-type="float" office:value="166.27">
                <text:p>166.27</text:p>
              </table:table-cell>
              <table:table-cell office:value-type="float" office:value="262.4533">
                <text:p>262.45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000">
                <text:p>962000</text:p>
              </table:table-cell>
              <table:table-cell office:value-type="float" office:value="135.0818">
                <text:p>135.0818</text:p>
              </table:table-cell>
              <table:table-cell office:value-type="float" office:value="104.2653">
                <text:p>104.2653</text:p>
              </table:table-cell>
              <table:table-cell office:value-type="float" office:value="260.8485">
                <text:p>260.8485</text:p>
              </table:table-cell>
              <table:table-cell office:value-type="float" office:value="280.2869">
                <text:p>280.28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000">
                <text:p>964000</text:p>
              </table:table-cell>
              <table:table-cell office:value-type="float" office:value="142.4562">
                <text:p>142.4562</text:p>
              </table:table-cell>
              <table:table-cell office:value-type="float" office:value="73.6349">
                <text:p>73.6349</text:p>
              </table:table-cell>
              <table:table-cell office:value-type="float" office:value="250.9384">
                <text:p>250.9384</text:p>
              </table:table-cell>
              <table:table-cell office:value-type="float" office:value="187.4236">
                <text:p>187.42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000">
                <text:p>966000</text:p>
              </table:table-cell>
              <table:table-cell office:value-type="float" office:value="121.8027">
                <text:p>121.8027</text:p>
              </table:table-cell>
              <table:table-cell office:value-type="float" office:value="119.2781">
                <text:p>119.2781</text:p>
              </table:table-cell>
              <table:table-cell office:value-type="float" office:value="225.4012">
                <text:p>225.4012</text:p>
              </table:table-cell>
              <table:table-cell office:value-type="float" office:value="262.581">
                <text:p>262.58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000">
                <text:p>968000</text:p>
              </table:table-cell>
              <table:table-cell office:value-type="float" office:value="147.7019">
                <text:p>147.7019</text:p>
              </table:table-cell>
              <table:table-cell office:value-type="float" office:value="102.9372">
                <text:p>102.9372</text:p>
              </table:table-cell>
              <table:table-cell office:value-type="float" office:value="205.5329">
                <text:p>205.5329</text:p>
              </table:table-cell>
              <table:table-cell office:value-type="float" office:value="262.1933">
                <text:p>262.19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000">
                <text:p>970000</text:p>
              </table:table-cell>
              <table:table-cell office:value-type="float" office:value="139.173">
                <text:p>139.173</text:p>
              </table:table-cell>
              <table:table-cell office:value-type="float" office:value="56.406">
                <text:p>56.406</text:p>
              </table:table-cell>
              <table:table-cell office:value-type="float" office:value="261.2374">
                <text:p>261.2374</text:p>
              </table:table-cell>
              <table:table-cell office:value-type="float" office:value="238.688">
                <text:p>238.6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000">
                <text:p>972000</text:p>
              </table:table-cell>
              <table:table-cell office:value-type="float" office:value="123.8751">
                <text:p>123.8751</text:p>
              </table:table-cell>
              <table:table-cell office:value-type="float" office:value="97.8446">
                <text:p>97.8446</text:p>
              </table:table-cell>
              <table:table-cell office:value-type="float" office:value="204.6922">
                <text:p>204.6922</text:p>
              </table:table-cell>
              <table:table-cell office:value-type="float" office:value="234.444">
                <text:p>234.4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000">
                <text:p>974000</text:p>
              </table:table-cell>
              <table:table-cell office:value-type="float" office:value="78.3285">
                <text:p>78.3285</text:p>
              </table:table-cell>
              <table:table-cell office:value-type="float" office:value="83.2845">
                <text:p>83.2845</text:p>
              </table:table-cell>
              <table:table-cell office:value-type="float" office:value="274.107">
                <text:p>274.107</text:p>
              </table:table-cell>
              <table:table-cell office:value-type="float" office:value="286.6773">
                <text:p>286.677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000">
                <text:p>976000</text:p>
              </table:table-cell>
              <table:table-cell office:value-type="float" office:value="141.6169">
                <text:p>141.6169</text:p>
              </table:table-cell>
              <table:table-cell office:value-type="float" office:value="107.9733">
                <text:p>107.9733</text:p>
              </table:table-cell>
              <table:table-cell office:value-type="float" office:value="208.3356">
                <text:p>208.3356</text:p>
              </table:table-cell>
              <table:table-cell office:value-type="float" office:value="288.0025">
                <text:p>288.00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000">
                <text:p>978000</text:p>
              </table:table-cell>
              <table:table-cell office:value-type="float" office:value="120.6963">
                <text:p>120.6963</text:p>
              </table:table-cell>
              <table:table-cell office:value-type="float" office:value="68.507">
                <text:p>68.507</text:p>
              </table:table-cell>
              <table:table-cell office:value-type="float" office:value="228.6354">
                <text:p>228.6354</text:p>
              </table:table-cell>
              <table:table-cell office:value-type="float" office:value="276.6319">
                <text:p>276.63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000">
                <text:p>980000</text:p>
              </table:table-cell>
              <table:table-cell office:value-type="float" office:value="108.2233">
                <text:p>108.2233</text:p>
              </table:table-cell>
              <table:table-cell office:value-type="float" office:value="71.1012">
                <text:p>71.1012</text:p>
              </table:table-cell>
              <table:table-cell office:value-type="float" office:value="92.0345">
                <text:p>92.0345</text:p>
              </table:table-cell>
              <table:table-cell office:value-type="float" office:value="278.9275">
                <text:p>278.92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000">
                <text:p>982000</text:p>
              </table:table-cell>
              <table:table-cell office:value-type="float" office:value="148.113">
                <text:p>148.113</text:p>
              </table:table-cell>
              <table:table-cell office:value-type="float" office:value="61.715">
                <text:p>61.715</text:p>
              </table:table-cell>
              <table:table-cell office:value-type="float" office:value="236.2869">
                <text:p>236.2869</text:p>
              </table:table-cell>
              <table:table-cell office:value-type="float" office:value="250.6398">
                <text:p>250.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000">
                <text:p>984000</text:p>
              </table:table-cell>
              <table:table-cell office:value-type="float" office:value="81.6818">
                <text:p>81.6818</text:p>
              </table:table-cell>
              <table:table-cell office:value-type="float" office:value="78.3096">
                <text:p>78.3096</text:p>
              </table:table-cell>
              <table:table-cell office:value-type="float" office:value="253.0919">
                <text:p>253.0919</text:p>
              </table:table-cell>
              <table:table-cell office:value-type="float" office:value="239.9727">
                <text:p>239.972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000">
                <text:p>986000</text:p>
              </table:table-cell>
              <table:table-cell office:value-type="float" office:value="119.7461">
                <text:p>119.7461</text:p>
              </table:table-cell>
              <table:table-cell office:value-type="float" office:value="106.6136">
                <text:p>106.6136</text:p>
              </table:table-cell>
              <table:table-cell office:value-type="float" office:value="280.9553">
                <text:p>280.9553</text:p>
              </table:table-cell>
              <table:table-cell office:value-type="float" office:value="288.2924">
                <text:p>288.29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000">
                <text:p>988000</text:p>
              </table:table-cell>
              <table:table-cell office:value-type="float" office:value="154.9185">
                <text:p>154.9185</text:p>
              </table:table-cell>
              <table:table-cell office:value-type="float" office:value="90.3211">
                <text:p>90.3211</text:p>
              </table:table-cell>
              <table:table-cell office:value-type="float" office:value="246.8376">
                <text:p>246.8376</text:p>
              </table:table-cell>
              <table:table-cell office:value-type="float" office:value="293.3935">
                <text:p>293.39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000">
                <text:p>990000</text:p>
              </table:table-cell>
              <table:table-cell office:value-type="float" office:value="35.7908">
                <text:p>35.7908</text:p>
              </table:table-cell>
              <table:table-cell office:value-type="float" office:value="82.3869">
                <text:p>82.3869</text:p>
              </table:table-cell>
              <table:table-cell office:value-type="float" office:value="268.1536">
                <text:p>268.1536</text:p>
              </table:table-cell>
              <table:table-cell office:value-type="float" office:value="256.3109">
                <text:p>256.31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000">
                <text:p>992000</text:p>
              </table:table-cell>
              <table:table-cell office:value-type="float" office:value="88.7466">
                <text:p>88.7466</text:p>
              </table:table-cell>
              <table:table-cell office:value-type="float" office:value="120.7425">
                <text:p>120.7425</text:p>
              </table:table-cell>
              <table:table-cell office:value-type="float" office:value="244.3471">
                <text:p>244.3471</text:p>
              </table:table-cell>
              <table:table-cell office:value-type="float" office:value="293.6208">
                <text:p>293.62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000">
                <text:p>994000</text:p>
              </table:table-cell>
              <table:table-cell office:value-type="float" office:value="117.6918">
                <text:p>117.6918</text:p>
              </table:table-cell>
              <table:table-cell office:value-type="float" office:value="96.404">
                <text:p>96.404</text:p>
              </table:table-cell>
              <table:table-cell office:value-type="float" office:value="252.485">
                <text:p>252.485</text:p>
              </table:table-cell>
              <table:table-cell office:value-type="float" office:value="243.8794">
                <text:p>243.87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000">
                <text:p>996000</text:p>
              </table:table-cell>
              <table:table-cell office:value-type="float" office:value="186.3179">
                <text:p>186.3179</text:p>
              </table:table-cell>
              <table:table-cell office:value-type="float" office:value="83.2706">
                <text:p>83.2706</text:p>
              </table:table-cell>
              <table:table-cell office:value-type="float" office:value="197.2958">
                <text:p>197.2958</text:p>
              </table:table-cell>
              <table:table-cell office:value-type="float" office:value="260.221">
                <text:p>260.2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000">
                <text:p>998000</text:p>
              </table:table-cell>
              <table:table-cell office:value-type="float" office:value="78.5751">
                <text:p>78.5751</text:p>
              </table:table-cell>
              <table:table-cell office:value-type="float" office:value="101.0985">
                <text:p>101.0985</text:p>
              </table:table-cell>
              <table:table-cell office:value-type="float" office:value="193.1036">
                <text:p>193.1036</text:p>
              </table:table-cell>
              <table:table-cell office:value-type="float" office:value="248.2174">
                <text:p>248.21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000">
                <text:p>1000000</text:p>
              </table:table-cell>
              <table:table-cell office:value-type="float" office:value="72.2382">
                <text:p>72.2382</text:p>
              </table:table-cell>
              <table:table-cell office:value-type="float" office:value="75.0842">
                <text:p>75.0842</text:p>
              </table:table-cell>
              <table:table-cell office:value-type="float" office:value="209.4083">
                <text:p>209.4083</text:p>
              </table:table-cell>
              <table:table-cell office:value-type="float" office:value="210.1639">
                <text:p>210.163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2000">
                <text:p>1002000</text:p>
              </table:table-cell>
              <table:table-cell office:value-type="float" office:value="61.9165">
                <text:p>61.9165</text:p>
              </table:table-cell>
              <table:table-cell office:value-type="float" office:value="81.3473">
                <text:p>81.3473</text:p>
              </table:table-cell>
              <table:table-cell office:value-type="float" office:value="240.9001">
                <text:p>240.9001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4000">
                <text:p>1004000</text:p>
              </table:table-cell>
              <table:table-cell office:value-type="float" office:value="70.7487">
                <text:p>70.7487</text:p>
              </table:table-cell>
              <table:table-cell office:value-type="float" office:value="79.9296">
                <text:p>79.9296</text:p>
              </table:table-cell>
              <table:table-cell office:value-type="float" office:value="221.2959">
                <text:p>221.2959</text:p>
              </table:table-cell>
              <table:table-cell office:value-type="float" office:value="237.9189">
                <text:p>237.91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6000">
                <text:p>1006000</text:p>
              </table:table-cell>
              <table:table-cell office:value-type="float" office:value="81.1372">
                <text:p>81.1372</text:p>
              </table:table-cell>
              <table:table-cell office:value-type="float" office:value="122.6715">
                <text:p>122.6715</text:p>
              </table:table-cell>
              <table:table-cell office:value-type="float" office:value="186.0368">
                <text:p>186.0368</text:p>
              </table:table-cell>
              <table:table-cell office:value-type="float" office:value="268.8865">
                <text:p>268.88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8000">
                <text:p>1008000</text:p>
              </table:table-cell>
              <table:table-cell office:value-type="float" office:value="92.2875">
                <text:p>92.2875</text:p>
              </table:table-cell>
              <table:table-cell office:value-type="float" office:value="83.3877">
                <text:p>83.3877</text:p>
              </table:table-cell>
              <table:table-cell office:value-type="float" office:value="231.217">
                <text:p>231.217</text:p>
              </table:table-cell>
              <table:table-cell office:value-type="float" office:value="283.3364">
                <text:p>283.33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0000">
                <text:p>1010000</text:p>
              </table:table-cell>
              <table:table-cell office:value-type="float" office:value="71.5863">
                <text:p>71.5863</text:p>
              </table:table-cell>
              <table:table-cell office:value-type="float" office:value="105.9184">
                <text:p>105.9184</text:p>
              </table:table-cell>
              <table:table-cell office:value-type="float" office:value="286.9866">
                <text:p>286.9866</text:p>
              </table:table-cell>
              <table:table-cell office:value-type="float" office:value="265.7278">
                <text:p>265.72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2000">
                <text:p>1012000</text:p>
              </table:table-cell>
              <table:table-cell office:value-type="float" office:value="106.8304">
                <text:p>106.8304</text:p>
              </table:table-cell>
              <table:table-cell office:value-type="float" office:value="104.3101">
                <text:p>104.3101</text:p>
              </table:table-cell>
              <table:table-cell office:value-type="float" office:value="257.0295">
                <text:p>257.0295</text:p>
              </table:table-cell>
              <table:table-cell office:value-type="float" office:value="261.6771">
                <text:p>261.67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4000">
                <text:p>1014000</text:p>
              </table:table-cell>
              <table:table-cell office:value-type="float" office:value="130.687">
                <text:p>130.687</text:p>
              </table:table-cell>
              <table:table-cell office:value-type="float" office:value="121.1426">
                <text:p>121.1426</text:p>
              </table:table-cell>
              <table:table-cell office:value-type="float" office:value="246.9309">
                <text:p>246.9309</text:p>
              </table:table-cell>
              <table:table-cell office:value-type="float" office:value="287.863">
                <text:p>287.8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6000">
                <text:p>1016000</text:p>
              </table:table-cell>
              <table:table-cell office:value-type="float" office:value="20.7602">
                <text:p>20.7602</text:p>
              </table:table-cell>
              <table:table-cell office:value-type="float" office:value="126.957">
                <text:p>126.957</text:p>
              </table:table-cell>
              <table:table-cell office:value-type="float" office:value="213.1075">
                <text:p>213.1075</text:p>
              </table:table-cell>
              <table:table-cell office:value-type="float" office:value="279.0204">
                <text:p>279.02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8000">
                <text:p>1018000</text:p>
              </table:table-cell>
              <table:table-cell office:value-type="float" office:value="98.2311">
                <text:p>98.2311</text:p>
              </table:table-cell>
              <table:table-cell office:value-type="float" office:value="87.6507">
                <text:p>87.6507</text:p>
              </table:table-cell>
              <table:table-cell office:value-type="float" office:value="180.0367">
                <text:p>180.0367</text:p>
              </table:table-cell>
              <table:table-cell office:value-type="float" office:value="167.6981">
                <text:p>167.69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0000">
                <text:p>1020000</text:p>
              </table:table-cell>
              <table:table-cell office:value-type="float" office:value="152.7952">
                <text:p>152.7952</text:p>
              </table:table-cell>
              <table:table-cell office:value-type="float" office:value="83.0771">
                <text:p>83.0771</text:p>
              </table:table-cell>
              <table:table-cell office:value-type="float" office:value="224.1466">
                <text:p>224.1466</text:p>
              </table:table-cell>
              <table:table-cell office:value-type="float" office:value="119.1756">
                <text:p>119.17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2000">
                <text:p>1022000</text:p>
              </table:table-cell>
              <table:table-cell office:value-type="float" office:value="165.1519">
                <text:p>165.1519</text:p>
              </table:table-cell>
              <table:table-cell office:value-type="float" office:value="69.3209">
                <text:p>69.3209</text:p>
              </table:table-cell>
              <table:table-cell office:value-type="float" office:value="214.6494">
                <text:p>214.6494</text:p>
              </table:table-cell>
              <table:table-cell office:value-type="float" office:value="265.0829">
                <text:p>265.08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4000">
                <text:p>1024000</text:p>
              </table:table-cell>
              <table:table-cell office:value-type="float" office:value="46.8865">
                <text:p>46.8865</text:p>
              </table:table-cell>
              <table:table-cell office:value-type="float" office:value="101.8048">
                <text:p>101.8048</text:p>
              </table:table-cell>
              <table:table-cell office:value-type="float" office:value="219.2601">
                <text:p>219.2601</text:p>
              </table:table-cell>
              <table:table-cell office:value-type="float" office:value="245.1662">
                <text:p>245.166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6000">
                <text:p>1026000</text:p>
              </table:table-cell>
              <table:table-cell office:value-type="float" office:value="132.6897">
                <text:p>132.6897</text:p>
              </table:table-cell>
              <table:table-cell office:value-type="float" office:value="93.4596">
                <text:p>93.4596</text:p>
              </table:table-cell>
              <table:table-cell office:value-type="float" office:value="277.6249">
                <text:p>277.6249</text:p>
              </table:table-cell>
              <table:table-cell office:value-type="float" office:value="192.2637">
                <text:p>192.26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8000">
                <text:p>1028000</text:p>
              </table:table-cell>
              <table:table-cell office:value-type="float" office:value="151.6555">
                <text:p>151.6555</text:p>
              </table:table-cell>
              <table:table-cell office:value-type="float" office:value="96.735">
                <text:p>96.735</text:p>
              </table:table-cell>
              <table:table-cell office:value-type="float" office:value="168.8557">
                <text:p>168.8557</text:p>
              </table:table-cell>
              <table:table-cell office:value-type="float" office:value="245.6925">
                <text:p>245.69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0000">
                <text:p>1030000</text:p>
              </table:table-cell>
              <table:table-cell office:value-type="float" office:value="190.4301">
                <text:p>190.4301</text:p>
              </table:table-cell>
              <table:table-cell office:value-type="float" office:value="84.7338">
                <text:p>84.7338</text:p>
              </table:table-cell>
              <table:table-cell office:value-type="float" office:value="249.3152">
                <text:p>249.3152</text:p>
              </table:table-cell>
              <table:table-cell office:value-type="float" office:value="238.0586">
                <text:p>238.05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2000">
                <text:p>1032000</text:p>
              </table:table-cell>
              <table:table-cell office:value-type="float" office:value="124.0415">
                <text:p>124.0415</text:p>
              </table:table-cell>
              <table:table-cell office:value-type="float" office:value="81.9252">
                <text:p>81.9252</text:p>
              </table:table-cell>
              <table:table-cell office:value-type="float" office:value="232.7127">
                <text:p>232.7127</text:p>
              </table:table-cell>
              <table:table-cell office:value-type="float" office:value="247.0038">
                <text:p>247.00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4000">
                <text:p>1034000</text:p>
              </table:table-cell>
              <table:table-cell office:value-type="float" office:value="-5.6993">
                <text:p>-5.6993</text:p>
              </table:table-cell>
              <table:table-cell office:value-type="float" office:value="78.9033">
                <text:p>78.9033</text:p>
              </table:table-cell>
              <table:table-cell office:value-type="float" office:value="223.3493">
                <text:p>223.3493</text:p>
              </table:table-cell>
              <table:table-cell office:value-type="float" office:value="168.636">
                <text:p>168.6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6000">
                <text:p>1036000</text:p>
              </table:table-cell>
              <table:table-cell office:value-type="float" office:value="73.7527">
                <text:p>73.7527</text:p>
              </table:table-cell>
              <table:table-cell office:value-type="float" office:value="90.2543">
                <text:p>90.2543</text:p>
              </table:table-cell>
              <table:table-cell office:value-type="float" office:value="272.6849">
                <text:p>272.6849</text:p>
              </table:table-cell>
              <table:table-cell office:value-type="float" office:value="270.2043">
                <text:p>270.20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8000">
                <text:p>1038000</text:p>
              </table:table-cell>
              <table:table-cell office:value-type="float" office:value="116.6824">
                <text:p>116.6824</text:p>
              </table:table-cell>
              <table:table-cell office:value-type="float" office:value="120.1221">
                <text:p>120.1221</text:p>
              </table:table-cell>
              <table:table-cell office:value-type="float" office:value="276.8511">
                <text:p>276.8511</text:p>
              </table:table-cell>
              <table:table-cell office:value-type="float" office:value="190.3603">
                <text:p>190.36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0000">
                <text:p>1040000</text:p>
              </table:table-cell>
              <table:table-cell office:value-type="float" office:value="121.3135">
                <text:p>121.3135</text:p>
              </table:table-cell>
              <table:table-cell office:value-type="float" office:value="87.8545">
                <text:p>87.8545</text:p>
              </table:table-cell>
              <table:table-cell office:value-type="float" office:value="274.958">
                <text:p>274.958</text:p>
              </table:table-cell>
              <table:table-cell office:value-type="float" office:value="257.5403">
                <text:p>257.54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2000">
                <text:p>1042000</text:p>
              </table:table-cell>
              <table:table-cell office:value-type="float" office:value="143.2654">
                <text:p>143.2654</text:p>
              </table:table-cell>
              <table:table-cell office:value-type="float" office:value="78.2885">
                <text:p>78.2885</text:p>
              </table:table-cell>
              <table:table-cell office:value-type="float" office:value="260.7343">
                <text:p>260.7343</text:p>
              </table:table-cell>
              <table:table-cell office:value-type="float" office:value="185.5481">
                <text:p>185.54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4000">
                <text:p>1044000</text:p>
              </table:table-cell>
              <table:table-cell office:value-type="float" office:value="111.853">
                <text:p>111.853</text:p>
              </table:table-cell>
              <table:table-cell office:value-type="float" office:value="111.7995">
                <text:p>111.7995</text:p>
              </table:table-cell>
              <table:table-cell office:value-type="float" office:value="243.6875">
                <text:p>243.6875</text:p>
              </table:table-cell>
              <table:table-cell office:value-type="float" office:value="259.0321">
                <text:p>259.03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6000">
                <text:p>1046000</text:p>
              </table:table-cell>
              <table:table-cell office:value-type="float" office:value="46.7067">
                <text:p>46.7067</text:p>
              </table:table-cell>
              <table:table-cell office:value-type="float" office:value="82.3731">
                <text:p>82.3731</text:p>
              </table:table-cell>
              <table:table-cell office:value-type="float" office:value="164.9004">
                <text:p>164.9004</text:p>
              </table:table-cell>
              <table:table-cell office:value-type="float" office:value="273.9829">
                <text:p>273.98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8000">
                <text:p>1048000</text:p>
              </table:table-cell>
              <table:table-cell office:value-type="float" office:value="174.8391">
                <text:p>174.8391</text:p>
              </table:table-cell>
              <table:table-cell office:value-type="float" office:value="107.0133">
                <text:p>107.0133</text:p>
              </table:table-cell>
              <table:table-cell office:value-type="float" office:value="189.1949">
                <text:p>189.1949</text:p>
              </table:table-cell>
              <table:table-cell office:value-type="float" office:value="265.5772">
                <text:p>265.577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0000">
                <text:p>1050000</text:p>
              </table:table-cell>
              <table:table-cell office:value-type="float" office:value="164.254">
                <text:p>164.254</text:p>
              </table:table-cell>
              <table:table-cell office:value-type="float" office:value="126.9335">
                <text:p>126.9335</text:p>
              </table:table-cell>
              <table:table-cell office:value-type="float" office:value="149.7133">
                <text:p>149.7133</text:p>
              </table:table-cell>
              <table:table-cell office:value-type="float" office:value="276.7555">
                <text:p>276.75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2000">
                <text:p>1052000</text:p>
              </table:table-cell>
              <table:table-cell office:value-type="float" office:value="104.8436">
                <text:p>104.8436</text:p>
              </table:table-cell>
              <table:table-cell office:value-type="float" office:value="99.6251">
                <text:p>99.6251</text:p>
              </table:table-cell>
              <table:table-cell office:value-type="float" office:value="238.294">
                <text:p>238.294</text:p>
              </table:table-cell>
              <table:table-cell office:value-type="float" office:value="283.4861">
                <text:p>283.48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4000">
                <text:p>1054000</text:p>
              </table:table-cell>
              <table:table-cell office:value-type="float" office:value="66.9007">
                <text:p>66.9007</text:p>
              </table:table-cell>
              <table:table-cell office:value-type="float" office:value="110.0319">
                <text:p>110.0319</text:p>
              </table:table-cell>
              <table:table-cell office:value-type="float" office:value="189.9626">
                <text:p>189.9626</text:p>
              </table:table-cell>
              <table:table-cell office:value-type="float" office:value="241.7103">
                <text:p>241.71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6000">
                <text:p>1056000</text:p>
              </table:table-cell>
              <table:table-cell office:value-type="float" office:value="15.4764">
                <text:p>15.4764</text:p>
              </table:table-cell>
              <table:table-cell office:value-type="float" office:value="71.6725">
                <text:p>71.6725</text:p>
              </table:table-cell>
              <table:table-cell office:value-type="float" office:value="221.1039">
                <text:p>221.1039</text:p>
              </table:table-cell>
              <table:table-cell office:value-type="float" office:value="287.5266">
                <text:p>287.52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8000">
                <text:p>1058000</text:p>
              </table:table-cell>
              <table:table-cell office:value-type="float" office:value="146.7182">
                <text:p>146.7182</text:p>
              </table:table-cell>
              <table:table-cell office:value-type="float" office:value="110.9701">
                <text:p>110.9701</text:p>
              </table:table-cell>
              <table:table-cell office:value-type="float" office:value="259.3114">
                <text:p>259.3114</text:p>
              </table:table-cell>
              <table:table-cell office:value-type="float" office:value="273.9897">
                <text:p>273.98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0000">
                <text:p>1060000</text:p>
              </table:table-cell>
              <table:table-cell office:value-type="float" office:value="148.3131">
                <text:p>148.3131</text:p>
              </table:table-cell>
              <table:table-cell office:value-type="float" office:value="85.2369">
                <text:p>85.2369</text:p>
              </table:table-cell>
              <table:table-cell office:value-type="float" office:value="197.3465">
                <text:p>197.3465</text:p>
              </table:table-cell>
              <table:table-cell office:value-type="float" office:value="246.6494">
                <text:p>246.649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2000">
                <text:p>1062000</text:p>
              </table:table-cell>
              <table:table-cell office:value-type="float" office:value="145.9213">
                <text:p>145.9213</text:p>
              </table:table-cell>
              <table:table-cell office:value-type="float" office:value="87.8541">
                <text:p>87.8541</text:p>
              </table:table-cell>
              <table:table-cell office:value-type="float" office:value="263.3445">
                <text:p>263.3445</text:p>
              </table:table-cell>
              <table:table-cell office:value-type="float" office:value="287.8071">
                <text:p>287.80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4000">
                <text:p>1064000</text:p>
              </table:table-cell>
              <table:table-cell office:value-type="float" office:value="147.9037">
                <text:p>147.9037</text:p>
              </table:table-cell>
              <table:table-cell office:value-type="float" office:value="54.1283">
                <text:p>54.1283</text:p>
              </table:table-cell>
              <table:table-cell office:value-type="float" office:value="234.586">
                <text:p>234.586</text:p>
              </table:table-cell>
              <table:table-cell office:value-type="float" office:value="244.053">
                <text:p>244.0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6000">
                <text:p>1066000</text:p>
              </table:table-cell>
              <table:table-cell office:value-type="float" office:value="129.6427">
                <text:p>129.6427</text:p>
              </table:table-cell>
              <table:table-cell office:value-type="float" office:value="115.6892">
                <text:p>115.6892</text:p>
              </table:table-cell>
              <table:table-cell office:value-type="float" office:value="219.1128">
                <text:p>219.1128</text:p>
              </table:table-cell>
              <table:table-cell office:value-type="float" office:value="249.2061">
                <text:p>249.206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8000">
                <text:p>1068000</text:p>
              </table:table-cell>
              <table:table-cell office:value-type="float" office:value="173.7557">
                <text:p>173.7557</text:p>
              </table:table-cell>
              <table:table-cell office:value-type="float" office:value="82.5518">
                <text:p>82.5518</text:p>
              </table:table-cell>
              <table:table-cell office:value-type="float" office:value="189.6783">
                <text:p>189.6783</text:p>
              </table:table-cell>
              <table:table-cell office:value-type="float" office:value="203.5539">
                <text:p>203.553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0000">
                <text:p>1070000</text:p>
              </table:table-cell>
              <table:table-cell office:value-type="float" office:value="147.5048">
                <text:p>147.5048</text:p>
              </table:table-cell>
              <table:table-cell office:value-type="float" office:value="88.5681">
                <text:p>88.5681</text:p>
              </table:table-cell>
              <table:table-cell office:value-type="float" office:value="210.3047">
                <text:p>210.3047</text:p>
              </table:table-cell>
              <table:table-cell office:value-type="float" office:value="227.8335">
                <text:p>227.83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2000">
                <text:p>1072000</text:p>
              </table:table-cell>
              <table:table-cell office:value-type="float" office:value="151.1672">
                <text:p>151.1672</text:p>
              </table:table-cell>
              <table:table-cell office:value-type="float" office:value="96.1727">
                <text:p>96.1727</text:p>
              </table:table-cell>
              <table:table-cell office:value-type="float" office:value="264.905">
                <text:p>264.905</text:p>
              </table:table-cell>
              <table:table-cell office:value-type="float" office:value="242.0884">
                <text:p>242.08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4000">
                <text:p>1074000</text:p>
              </table:table-cell>
              <table:table-cell office:value-type="float" office:value="66.5574">
                <text:p>66.5574</text:p>
              </table:table-cell>
              <table:table-cell office:value-type="float" office:value="107.193">
                <text:p>107.193</text:p>
              </table:table-cell>
              <table:table-cell office:value-type="float" office:value="257.0226">
                <text:p>257.0226</text:p>
              </table:table-cell>
              <table:table-cell office:value-type="float" office:value="282.9237">
                <text:p>282.923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6000">
                <text:p>1076000</text:p>
              </table:table-cell>
              <table:table-cell office:value-type="float" office:value="151.3036">
                <text:p>151.3036</text:p>
              </table:table-cell>
              <table:table-cell office:value-type="float" office:value="93.0353">
                <text:p>93.0353</text:p>
              </table:table-cell>
              <table:table-cell office:value-type="float" office:value="240.3359">
                <text:p>240.3359</text:p>
              </table:table-cell>
              <table:table-cell office:value-type="float" office:value="298.4227">
                <text:p>298.42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8000">
                <text:p>1078000</text:p>
              </table:table-cell>
              <table:table-cell office:value-type="float" office:value="107.2175">
                <text:p>107.2175</text:p>
              </table:table-cell>
              <table:table-cell office:value-type="float" office:value="108.0136">
                <text:p>108.0136</text:p>
              </table:table-cell>
              <table:table-cell office:value-type="float" office:value="249.0898">
                <text:p>249.0898</text:p>
              </table:table-cell>
              <table:table-cell office:value-type="float" office:value="261.3922">
                <text:p>261.39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0000">
                <text:p>1080000</text:p>
              </table:table-cell>
              <table:table-cell office:value-type="float" office:value="17.5194">
                <text:p>17.5194</text:p>
              </table:table-cell>
              <table:table-cell office:value-type="float" office:value="88.3098">
                <text:p>88.3098</text:p>
              </table:table-cell>
              <table:table-cell office:value-type="float" office:value="246.8795">
                <text:p>246.8795</text:p>
              </table:table-cell>
              <table:table-cell office:value-type="float" office:value="284.8383">
                <text:p>284.83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2000">
                <text:p>1082000</text:p>
              </table:table-cell>
              <table:table-cell office:value-type="float" office:value="89.2272">
                <text:p>89.2272</text:p>
              </table:table-cell>
              <table:table-cell office:value-type="float" office:value="97.0398">
                <text:p>97.0398</text:p>
              </table:table-cell>
              <table:table-cell office:value-type="float" office:value="285.7882">
                <text:p>285.7882</text:p>
              </table:table-cell>
              <table:table-cell office:value-type="float" office:value="284.789">
                <text:p>284.7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4000">
                <text:p>1084000</text:p>
              </table:table-cell>
              <table:table-cell office:value-type="float" office:value="95.7462">
                <text:p>95.7462</text:p>
              </table:table-cell>
              <table:table-cell office:value-type="float" office:value="107.8491">
                <text:p>107.8491</text:p>
              </table:table-cell>
              <table:table-cell office:value-type="float" office:value="128.0273">
                <text:p>128.0273</text:p>
              </table:table-cell>
              <table:table-cell office:value-type="float" office:value="250.7002">
                <text:p>250.7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6000">
                <text:p>1086000</text:p>
              </table:table-cell>
              <table:table-cell office:value-type="float" office:value="110.1627">
                <text:p>110.1627</text:p>
              </table:table-cell>
              <table:table-cell office:value-type="float" office:value="102.5134">
                <text:p>102.5134</text:p>
              </table:table-cell>
              <table:table-cell office:value-type="float" office:value="224.8787">
                <text:p>224.8787</text:p>
              </table:table-cell>
              <table:table-cell office:value-type="float" office:value="268.4196">
                <text:p>268.41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8000">
                <text:p>1088000</text:p>
              </table:table-cell>
              <table:table-cell office:value-type="float" office:value="78.8928">
                <text:p>78.8928</text:p>
              </table:table-cell>
              <table:table-cell office:value-type="float" office:value="123.7053">
                <text:p>123.7053</text:p>
              </table:table-cell>
              <table:table-cell office:value-type="float" office:value="236.6766">
                <text:p>236.6766</text:p>
              </table:table-cell>
              <table:table-cell office:value-type="float" office:value="222.3172">
                <text:p>222.317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0000">
                <text:p>1090000</text:p>
              </table:table-cell>
              <table:table-cell office:value-type="float" office:value="73.085">
                <text:p>73.085</text:p>
              </table:table-cell>
              <table:table-cell office:value-type="float" office:value="120.5135">
                <text:p>120.5135</text:p>
              </table:table-cell>
              <table:table-cell office:value-type="float" office:value="263.1859">
                <text:p>263.1859</text:p>
              </table:table-cell>
              <table:table-cell office:value-type="float" office:value="257.1668">
                <text:p>257.16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2000">
                <text:p>1092000</text:p>
              </table:table-cell>
              <table:table-cell office:value-type="float" office:value="57.0778">
                <text:p>57.0778</text:p>
              </table:table-cell>
              <table:table-cell office:value-type="float" office:value="78.4372">
                <text:p>78.4372</text:p>
              </table:table-cell>
              <table:table-cell office:value-type="float" office:value="209.8779">
                <text:p>209.8779</text:p>
              </table:table-cell>
              <table:table-cell office:value-type="float" office:value="261.6169">
                <text:p>261.61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4000">
                <text:p>1094000</text:p>
              </table:table-cell>
              <table:table-cell office:value-type="float" office:value="154.7258">
                <text:p>154.7258</text:p>
              </table:table-cell>
              <table:table-cell office:value-type="float" office:value="93.4551">
                <text:p>93.4551</text:p>
              </table:table-cell>
              <table:table-cell office:value-type="float" office:value="183.8487">
                <text:p>183.8487</text:p>
              </table:table-cell>
              <table:table-cell office:value-type="float" office:value="269.9915">
                <text:p>269.99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6000">
                <text:p>1096000</text:p>
              </table:table-cell>
              <table:table-cell office:value-type="float" office:value="155.5639">
                <text:p>155.5639</text:p>
              </table:table-cell>
              <table:table-cell office:value-type="float" office:value="77.907">
                <text:p>77.907</text:p>
              </table:table-cell>
              <table:table-cell office:value-type="float" office:value="160.5244">
                <text:p>160.5244</text:p>
              </table:table-cell>
              <table:table-cell office:value-type="float" office:value="242.8327">
                <text:p>242.83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8000">
                <text:p>1098000</text:p>
              </table:table-cell>
              <table:table-cell office:value-type="float" office:value="164.2432">
                <text:p>164.2432</text:p>
              </table:table-cell>
              <table:table-cell office:value-type="float" office:value="102.8566">
                <text:p>102.8566</text:p>
              </table:table-cell>
              <table:table-cell office:value-type="float" office:value="218.4823">
                <text:p>218.4823</text:p>
              </table:table-cell>
              <table:table-cell office:value-type="float" office:value="280.4313">
                <text:p>280.43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0000">
                <text:p>1100000</text:p>
              </table:table-cell>
              <table:table-cell office:value-type="float" office:value="64.4735">
                <text:p>64.4735</text:p>
              </table:table-cell>
              <table:table-cell office:value-type="float" office:value="118.075">
                <text:p>118.075</text:p>
              </table:table-cell>
              <table:table-cell office:value-type="float" office:value="211.7748">
                <text:p>211.7748</text:p>
              </table:table-cell>
              <table:table-cell office:value-type="float" office:value="260.3438">
                <text:p>260.343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2000">
                <text:p>1102000</text:p>
              </table:table-cell>
              <table:table-cell office:value-type="float" office:value="116.195">
                <text:p>116.195</text:p>
              </table:table-cell>
              <table:table-cell office:value-type="float" office:value="97.798">
                <text:p>97.798</text:p>
              </table:table-cell>
              <table:table-cell office:value-type="float" office:value="159.8161">
                <text:p>159.8161</text:p>
              </table:table-cell>
              <table:table-cell office:value-type="float" office:value="234.3823">
                <text:p>234.38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4000">
                <text:p>1104000</text:p>
              </table:table-cell>
              <table:table-cell office:value-type="float" office:value="129.915">
                <text:p>129.915</text:p>
              </table:table-cell>
              <table:table-cell office:value-type="float" office:value="81.1252">
                <text:p>81.1252</text:p>
              </table:table-cell>
              <table:table-cell office:value-type="float" office:value="210.272">
                <text:p>210.272</text:p>
              </table:table-cell>
              <table:table-cell office:value-type="float" office:value="175.263">
                <text:p>175.2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6000">
                <text:p>1106000</text:p>
              </table:table-cell>
              <table:table-cell office:value-type="float" office:value="92.1089">
                <text:p>92.1089</text:p>
              </table:table-cell>
              <table:table-cell office:value-type="float" office:value="90.5104">
                <text:p>90.5104</text:p>
              </table:table-cell>
              <table:table-cell office:value-type="float" office:value="228.6908">
                <text:p>228.6908</text:p>
              </table:table-cell>
              <table:table-cell office:value-type="float" office:value="262.655">
                <text:p>262.6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8000">
                <text:p>1108000</text:p>
              </table:table-cell>
              <table:table-cell office:value-type="float" office:value="132.0202">
                <text:p>132.0202</text:p>
              </table:table-cell>
              <table:table-cell office:value-type="float" office:value="72.0368">
                <text:p>72.0368</text:p>
              </table:table-cell>
              <table:table-cell office:value-type="float" office:value="212.6663">
                <text:p>212.6663</text:p>
              </table:table-cell>
              <table:table-cell office:value-type="float" office:value="287.608">
                <text:p>287.6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0000">
                <text:p>1110000</text:p>
              </table:table-cell>
              <table:table-cell office:value-type="float" office:value="76.3755">
                <text:p>76.3755</text:p>
              </table:table-cell>
              <table:table-cell office:value-type="float" office:value="89.4826">
                <text:p>89.4826</text:p>
              </table:table-cell>
              <table:table-cell office:value-type="float" office:value="254.5789">
                <text:p>254.5789</text:p>
              </table:table-cell>
              <table:table-cell office:value-type="float" office:value="273.2231">
                <text:p>273.223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2000">
                <text:p>1112000</text:p>
              </table:table-cell>
              <table:table-cell office:value-type="float" office:value="132.3194">
                <text:p>132.3194</text:p>
              </table:table-cell>
              <table:table-cell office:value-type="float" office:value="111.4">
                <text:p>111.4</text:p>
              </table:table-cell>
              <table:table-cell office:value-type="float" office:value="181.6468">
                <text:p>181.6468</text:p>
              </table:table-cell>
              <table:table-cell office:value-type="float" office:value="277.9413">
                <text:p>277.94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4000">
                <text:p>1114000</text:p>
              </table:table-cell>
              <table:table-cell office:value-type="float" office:value="140.6333">
                <text:p>140.6333</text:p>
              </table:table-cell>
              <table:table-cell office:value-type="float" office:value="94.4951">
                <text:p>94.4951</text:p>
              </table:table-cell>
              <table:table-cell office:value-type="float" office:value="256.0063">
                <text:p>256.0063</text:p>
              </table:table-cell>
              <table:table-cell office:value-type="float" office:value="232.4073">
                <text:p>232.40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6000">
                <text:p>1116000</text:p>
              </table:table-cell>
              <table:table-cell office:value-type="float" office:value="71.9612">
                <text:p>71.9612</text:p>
              </table:table-cell>
              <table:table-cell office:value-type="float" office:value="129.0304">
                <text:p>129.0304</text:p>
              </table:table-cell>
              <table:table-cell office:value-type="float" office:value="161.4119">
                <text:p>161.4119</text:p>
              </table:table-cell>
              <table:table-cell office:value-type="float" office:value="256.5798">
                <text:p>256.57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8000">
                <text:p>1118000</text:p>
              </table:table-cell>
              <table:table-cell office:value-type="float" office:value="163.8135">
                <text:p>163.8135</text:p>
              </table:table-cell>
              <table:table-cell office:value-type="float" office:value="93.1238">
                <text:p>93.1238</text:p>
              </table:table-cell>
              <table:table-cell office:value-type="float" office:value="229.7089">
                <text:p>229.7089</text:p>
              </table:table-cell>
              <table:table-cell office:value-type="float" office:value="277.4077">
                <text:p>277.40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0000">
                <text:p>1120000</text:p>
              </table:table-cell>
              <table:table-cell office:value-type="float" office:value="163.0509">
                <text:p>163.0509</text:p>
              </table:table-cell>
              <table:table-cell office:value-type="float" office:value="104.8985">
                <text:p>104.8985</text:p>
              </table:table-cell>
              <table:table-cell office:value-type="float" office:value="269.9496">
                <text:p>269.9496</text:p>
              </table:table-cell>
              <table:table-cell office:value-type="float" office:value="257.7471">
                <text:p>257.74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2000">
                <text:p>1122000</text:p>
              </table:table-cell>
              <table:table-cell office:value-type="float" office:value="158.7058">
                <text:p>158.7058</text:p>
              </table:table-cell>
              <table:table-cell office:value-type="float" office:value="91.2941">
                <text:p>91.2941</text:p>
              </table:table-cell>
              <table:table-cell office:value-type="float" office:value="191.4778">
                <text:p>191.4778</text:p>
              </table:table-cell>
              <table:table-cell office:value-type="float" office:value="286.6594">
                <text:p>286.65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4000">
                <text:p>1124000</text:p>
              </table:table-cell>
              <table:table-cell office:value-type="float" office:value="143.8339">
                <text:p>143.8339</text:p>
              </table:table-cell>
              <table:table-cell office:value-type="float" office:value="85.9951">
                <text:p>85.9951</text:p>
              </table:table-cell>
              <table:table-cell office:value-type="float" office:value="235.415">
                <text:p>235.415</text:p>
              </table:table-cell>
              <table:table-cell office:value-type="float" office:value="251.0469">
                <text:p>251.04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6000">
                <text:p>1126000</text:p>
              </table:table-cell>
              <table:table-cell office:value-type="float" office:value="183.0906">
                <text:p>183.0906</text:p>
              </table:table-cell>
              <table:table-cell office:value-type="float" office:value="84.6532">
                <text:p>84.6532</text:p>
              </table:table-cell>
              <table:table-cell office:value-type="float" office:value="287.6821">
                <text:p>287.6821</text:p>
              </table:table-cell>
              <table:table-cell office:value-type="float" office:value="234.6311">
                <text:p>234.63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8000">
                <text:p>1128000</text:p>
              </table:table-cell>
              <table:table-cell office:value-type="float" office:value="122.6169">
                <text:p>122.6169</text:p>
              </table:table-cell>
              <table:table-cell office:value-type="float" office:value="66.0836">
                <text:p>66.0836</text:p>
              </table:table-cell>
              <table:table-cell office:value-type="float" office:value="236.9557">
                <text:p>236.9557</text:p>
              </table:table-cell>
              <table:table-cell office:value-type="float" office:value="270.4926">
                <text:p>270.492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0000">
                <text:p>1130000</text:p>
              </table:table-cell>
              <table:table-cell office:value-type="float" office:value="125.8146">
                <text:p>125.8146</text:p>
              </table:table-cell>
              <table:table-cell office:value-type="float" office:value="52.7835">
                <text:p>52.7835</text:p>
              </table:table-cell>
              <table:table-cell office:value-type="float" office:value="220.6069">
                <text:p>220.6069</text:p>
              </table:table-cell>
              <table:table-cell office:value-type="float" office:value="288.8855">
                <text:p>288.88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2000">
                <text:p>1132000</text:p>
              </table:table-cell>
              <table:table-cell office:value-type="float" office:value="135.7659">
                <text:p>135.7659</text:p>
              </table:table-cell>
              <table:table-cell office:value-type="float" office:value="75.1026">
                <text:p>75.1026</text:p>
              </table:table-cell>
              <table:table-cell office:value-type="float" office:value="270.9436">
                <text:p>270.9436</text:p>
              </table:table-cell>
              <table:table-cell office:value-type="float" office:value="278.3586">
                <text:p>278.35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4000">
                <text:p>1134000</text:p>
              </table:table-cell>
              <table:table-cell office:value-type="float" office:value="161.0606">
                <text:p>161.0606</text:p>
              </table:table-cell>
              <table:table-cell office:value-type="float" office:value="87.6097">
                <text:p>87.6097</text:p>
              </table:table-cell>
              <table:table-cell office:value-type="float" office:value="248.6643">
                <text:p>248.6643</text:p>
              </table:table-cell>
              <table:table-cell office:value-type="float" office:value="264.2081">
                <text:p>264.208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6000">
                <text:p>1136000</text:p>
              </table:table-cell>
              <table:table-cell office:value-type="float" office:value="87.8504">
                <text:p>87.8504</text:p>
              </table:table-cell>
              <table:table-cell office:value-type="float" office:value="96.4272">
                <text:p>96.4272</text:p>
              </table:table-cell>
              <table:table-cell office:value-type="float" office:value="275.5726">
                <text:p>275.5726</text:p>
              </table:table-cell>
              <table:table-cell office:value-type="float" office:value="264.4547">
                <text:p>264.45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8000">
                <text:p>1138000</text:p>
              </table:table-cell>
              <table:table-cell office:value-type="float" office:value="178.3729">
                <text:p>178.3729</text:p>
              </table:table-cell>
              <table:table-cell office:value-type="float" office:value="84.8295">
                <text:p>84.8295</text:p>
              </table:table-cell>
              <table:table-cell office:value-type="float" office:value="295.2093">
                <text:p>295.2093</text:p>
              </table:table-cell>
              <table:table-cell office:value-type="float" office:value="229.8022">
                <text:p>229.80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0000">
                <text:p>1140000</text:p>
              </table:table-cell>
              <table:table-cell office:value-type="float" office:value="164.2028">
                <text:p>164.2028</text:p>
              </table:table-cell>
              <table:table-cell office:value-type="float" office:value="70.7818">
                <text:p>70.7818</text:p>
              </table:table-cell>
              <table:table-cell office:value-type="float" office:value="256.4302">
                <text:p>256.4302</text:p>
              </table:table-cell>
              <table:table-cell office:value-type="float" office:value="266.1655">
                <text:p>266.16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2000">
                <text:p>1142000</text:p>
              </table:table-cell>
              <table:table-cell office:value-type="float" office:value="128.1508">
                <text:p>128.1508</text:p>
              </table:table-cell>
              <table:table-cell office:value-type="float" office:value="52.3603">
                <text:p>52.3603</text:p>
              </table:table-cell>
              <table:table-cell office:value-type="float" office:value="282.6463">
                <text:p>282.6463</text:p>
              </table:table-cell>
              <table:table-cell office:value-type="float" office:value="209.702">
                <text:p>209.7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4000">
                <text:p>1144000</text:p>
              </table:table-cell>
              <table:table-cell office:value-type="float" office:value="-109.6768">
                <text:p>-109.6768</text:p>
              </table:table-cell>
              <table:table-cell office:value-type="float" office:value="95.5792">
                <text:p>95.5792</text:p>
              </table:table-cell>
              <table:table-cell office:value-type="float" office:value="249.9855">
                <text:p>249.9855</text:p>
              </table:table-cell>
              <table:table-cell office:value-type="float" office:value="195.3628">
                <text:p>195.362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6000">
                <text:p>1146000</text:p>
              </table:table-cell>
              <table:table-cell office:value-type="float" office:value="80.3469">
                <text:p>80.3469</text:p>
              </table:table-cell>
              <table:table-cell office:value-type="float" office:value="53.9253">
                <text:p>53.9253</text:p>
              </table:table-cell>
              <table:table-cell office:value-type="float" office:value="256.2619">
                <text:p>256.2619</text:p>
              </table:table-cell>
              <table:table-cell office:value-type="float" office:value="262.9995">
                <text:p>262.99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8000">
                <text:p>1148000</text:p>
              </table:table-cell>
              <table:table-cell office:value-type="float" office:value="101.5301">
                <text:p>101.5301</text:p>
              </table:table-cell>
              <table:table-cell office:value-type="float" office:value="15.805">
                <text:p>15.805</text:p>
              </table:table-cell>
              <table:table-cell office:value-type="float" office:value="278.145">
                <text:p>278.145</text:p>
              </table:table-cell>
              <table:table-cell office:value-type="float" office:value="268.2901">
                <text:p>268.29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0000">
                <text:p>1150000</text:p>
              </table:table-cell>
              <table:table-cell office:value-type="float" office:value="127.0519">
                <text:p>127.0519</text:p>
              </table:table-cell>
              <table:table-cell office:value-type="float" office:value="79.776">
                <text:p>79.776</text:p>
              </table:table-cell>
              <table:table-cell office:value-type="float" office:value="214.7372">
                <text:p>214.7372</text:p>
              </table:table-cell>
              <table:table-cell office:value-type="float" office:value="226.6623">
                <text:p>226.66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2000">
                <text:p>1152000</text:p>
              </table:table-cell>
              <table:table-cell office:value-type="float" office:value="20.1139">
                <text:p>20.1139</text:p>
              </table:table-cell>
              <table:table-cell office:value-type="float" office:value="94.1719">
                <text:p>94.1719</text:p>
              </table:table-cell>
              <table:table-cell office:value-type="float" office:value="256.3511">
                <text:p>256.3511</text:p>
              </table:table-cell>
              <table:table-cell office:value-type="float" office:value="260.9909">
                <text:p>260.99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4000">
                <text:p>1154000</text:p>
              </table:table-cell>
              <table:table-cell office:value-type="float" office:value="150.0527">
                <text:p>150.0527</text:p>
              </table:table-cell>
              <table:table-cell office:value-type="float" office:value="68.1417">
                <text:p>68.1417</text:p>
              </table:table-cell>
              <table:table-cell office:value-type="float" office:value="246.0967">
                <text:p>246.0967</text:p>
              </table:table-cell>
              <table:table-cell office:value-type="float" office:value="290.636">
                <text:p>290.6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6000">
                <text:p>1156000</text:p>
              </table:table-cell>
              <table:table-cell office:value-type="float" office:value="121.4483">
                <text:p>121.4483</text:p>
              </table:table-cell>
              <table:table-cell office:value-type="float" office:value="62.5844">
                <text:p>62.5844</text:p>
              </table:table-cell>
              <table:table-cell office:value-type="float" office:value="219.7816">
                <text:p>219.7816</text:p>
              </table:table-cell>
              <table:table-cell office:value-type="float" office:value="222.3345">
                <text:p>222.33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8000">
                <text:p>1158000</text:p>
              </table:table-cell>
              <table:table-cell office:value-type="float" office:value="56.6718">
                <text:p>56.6718</text:p>
              </table:table-cell>
              <table:table-cell office:value-type="float" office:value="83.3441">
                <text:p>83.3441</text:p>
              </table:table-cell>
              <table:table-cell office:value-type="float" office:value="268.8442">
                <text:p>268.8442</text:p>
              </table:table-cell>
              <table:table-cell office:value-type="float" office:value="264.7914">
                <text:p>264.79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0000">
                <text:p>1160000</text:p>
              </table:table-cell>
              <table:table-cell office:value-type="float" office:value="59.0047">
                <text:p>59.0047</text:p>
              </table:table-cell>
              <table:table-cell office:value-type="float" office:value="56.2955">
                <text:p>56.2955</text:p>
              </table:table-cell>
              <table:table-cell office:value-type="float" office:value="283.5378">
                <text:p>283.5378</text:p>
              </table:table-cell>
              <table:table-cell office:value-type="float" office:value="265.5764">
                <text:p>265.57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2000">
                <text:p>1162000</text:p>
              </table:table-cell>
              <table:table-cell office:value-type="float" office:value="148.3566">
                <text:p>148.3566</text:p>
              </table:table-cell>
              <table:table-cell office:value-type="float" office:value="62.5246">
                <text:p>62.5246</text:p>
              </table:table-cell>
              <table:table-cell office:value-type="float" office:value="250.2598">
                <text:p>250.2598</text:p>
              </table:table-cell>
              <table:table-cell office:value-type="float" office:value="265.8243">
                <text:p>265.82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4000">
                <text:p>1164000</text:p>
              </table:table-cell>
              <table:table-cell office:value-type="float" office:value="83.067">
                <text:p>83.067</text:p>
              </table:table-cell>
              <table:table-cell office:value-type="float" office:value="89.2067">
                <text:p>89.2067</text:p>
              </table:table-cell>
              <table:table-cell office:value-type="float" office:value="256.0312">
                <text:p>256.0312</text:p>
              </table:table-cell>
              <table:table-cell office:value-type="float" office:value="273.2827">
                <text:p>273.28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6000">
                <text:p>1166000</text:p>
              </table:table-cell>
              <table:table-cell office:value-type="float" office:value="91.3424">
                <text:p>91.3424</text:p>
              </table:table-cell>
              <table:table-cell office:value-type="float" office:value="89.6536">
                <text:p>89.6536</text:p>
              </table:table-cell>
              <table:table-cell office:value-type="float" office:value="259.9565">
                <text:p>259.9565</text:p>
              </table:table-cell>
              <table:table-cell office:value-type="float" office:value="260.5435">
                <text:p>260.543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8000">
                <text:p>1168000</text:p>
              </table:table-cell>
              <table:table-cell office:value-type="float" office:value="88.1492">
                <text:p>88.1492</text:p>
              </table:table-cell>
              <table:table-cell office:value-type="float" office:value="70.1604">
                <text:p>70.1604</text:p>
              </table:table-cell>
              <table:table-cell office:value-type="float" office:value="208.8862">
                <text:p>208.8862</text:p>
              </table:table-cell>
              <table:table-cell office:value-type="float" office:value="290.5071">
                <text:p>290.50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0000">
                <text:p>1170000</text:p>
              </table:table-cell>
              <table:table-cell office:value-type="float" office:value="112.5488">
                <text:p>112.5488</text:p>
              </table:table-cell>
              <table:table-cell office:value-type="float" office:value="100.1583">
                <text:p>100.1583</text:p>
              </table:table-cell>
              <table:table-cell office:value-type="float" office:value="86.7748">
                <text:p>86.7748</text:p>
              </table:table-cell>
              <table:table-cell office:value-type="float" office:value="270.2539">
                <text:p>270.25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2000">
                <text:p>1172000</text:p>
              </table:table-cell>
              <table:table-cell office:value-type="float" office:value="92.5861">
                <text:p>92.5861</text:p>
              </table:table-cell>
              <table:table-cell office:value-type="float" office:value="65.4524">
                <text:p>65.4524</text:p>
              </table:table-cell>
              <table:table-cell office:value-type="float" office:value="281.0075">
                <text:p>281.0075</text:p>
              </table:table-cell>
              <table:table-cell office:value-type="float" office:value="277.6301">
                <text:p>277.63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4000">
                <text:p>1174000</text:p>
              </table:table-cell>
              <table:table-cell office:value-type="float" office:value="103.2688">
                <text:p>103.2688</text:p>
              </table:table-cell>
              <table:table-cell office:value-type="float" office:value="86.2797">
                <text:p>86.2797</text:p>
              </table:table-cell>
              <table:table-cell office:value-type="float" office:value="270.3691">
                <text:p>270.3691</text:p>
              </table:table-cell>
              <table:table-cell office:value-type="float" office:value="268.1419">
                <text:p>268.14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6000">
                <text:p>1176000</text:p>
              </table:table-cell>
              <table:table-cell office:value-type="float" office:value="122.9468">
                <text:p>122.9468</text:p>
              </table:table-cell>
              <table:table-cell office:value-type="float" office:value="100.2701">
                <text:p>100.2701</text:p>
              </table:table-cell>
              <table:table-cell office:value-type="float" office:value="278.3375">
                <text:p>278.3375</text:p>
              </table:table-cell>
              <table:table-cell office:value-type="float" office:value="256.1432">
                <text:p>256.14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8000">
                <text:p>1178000</text:p>
              </table:table-cell>
              <table:table-cell office:value-type="float" office:value="82.9672">
                <text:p>82.9672</text:p>
              </table:table-cell>
              <table:table-cell office:value-type="float" office:value="109.3363">
                <text:p>109.3363</text:p>
              </table:table-cell>
              <table:table-cell office:value-type="float" office:value="172.0399">
                <text:p>172.0399</text:p>
              </table:table-cell>
              <table:table-cell office:value-type="float" office:value="284.4388">
                <text:p>284.43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0000">
                <text:p>1180000</text:p>
              </table:table-cell>
              <table:table-cell office:value-type="float" office:value="16.2837">
                <text:p>16.2837</text:p>
              </table:table-cell>
              <table:table-cell office:value-type="float" office:value="90.7506">
                <text:p>90.7506</text:p>
              </table:table-cell>
              <table:table-cell office:value-type="float" office:value="197.7611">
                <text:p>197.7611</text:p>
              </table:table-cell>
              <table:table-cell office:value-type="float" office:value="278.6044">
                <text:p>278.604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2000">
                <text:p>1182000</text:p>
              </table:table-cell>
              <table:table-cell office:value-type="float" office:value="87.3549">
                <text:p>87.3549</text:p>
              </table:table-cell>
              <table:table-cell office:value-type="float" office:value="99.2604">
                <text:p>99.2604</text:p>
              </table:table-cell>
              <table:table-cell office:value-type="float" office:value="204.2033">
                <text:p>204.2033</text:p>
              </table:table-cell>
              <table:table-cell office:value-type="float" office:value="270.8227">
                <text:p>270.82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4000">
                <text:p>1184000</text:p>
              </table:table-cell>
              <table:table-cell office:value-type="float" office:value="53.8868">
                <text:p>53.8868</text:p>
              </table:table-cell>
              <table:table-cell office:value-type="float" office:value="89.9457">
                <text:p>89.9457</text:p>
              </table:table-cell>
              <table:table-cell office:value-type="float" office:value="179.5688">
                <text:p>179.5688</text:p>
              </table:table-cell>
              <table:table-cell office:value-type="float" office:value="265.9305">
                <text:p>265.93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6000">
                <text:p>1186000</text:p>
              </table:table-cell>
              <table:table-cell office:value-type="float" office:value="40.1883">
                <text:p>40.1883</text:p>
              </table:table-cell>
              <table:table-cell office:value-type="float" office:value="105.9705">
                <text:p>105.9705</text:p>
              </table:table-cell>
              <table:table-cell office:value-type="float" office:value="167.7395">
                <text:p>167.7395</text:p>
              </table:table-cell>
              <table:table-cell office:value-type="float" office:value="242.9973">
                <text:p>242.99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8000">
                <text:p>1188000</text:p>
              </table:table-cell>
              <table:table-cell office:value-type="float" office:value="39.2823">
                <text:p>39.2823</text:p>
              </table:table-cell>
              <table:table-cell office:value-type="float" office:value="100.1481">
                <text:p>100.1481</text:p>
              </table:table-cell>
              <table:table-cell office:value-type="float" office:value="193.607">
                <text:p>193.607</text:p>
              </table:table-cell>
              <table:table-cell office:value-type="float" office:value="257.3577">
                <text:p>257.35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0000">
                <text:p>1190000</text:p>
              </table:table-cell>
              <table:table-cell office:value-type="float" office:value="119.8723">
                <text:p>119.8723</text:p>
              </table:table-cell>
              <table:table-cell office:value-type="float" office:value="97.7777">
                <text:p>97.7777</text:p>
              </table:table-cell>
              <table:table-cell office:value-type="float" office:value="269.1271">
                <text:p>269.1271</text:p>
              </table:table-cell>
              <table:table-cell office:value-type="float" office:value="201.2457">
                <text:p>201.24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2000">
                <text:p>1192000</text:p>
              </table:table-cell>
              <table:table-cell office:value-type="float" office:value="58.5107">
                <text:p>58.5107</text:p>
              </table:table-cell>
              <table:table-cell office:value-type="float" office:value="54.438">
                <text:p>54.438</text:p>
              </table:table-cell>
              <table:table-cell office:value-type="float" office:value="215.2769">
                <text:p>215.2769</text:p>
              </table:table-cell>
              <table:table-cell office:value-type="float" office:value="200.5761">
                <text:p>200.57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4000">
                <text:p>1194000</text:p>
              </table:table-cell>
              <table:table-cell office:value-type="float" office:value="73.0232">
                <text:p>73.0232</text:p>
              </table:table-cell>
              <table:table-cell office:value-type="float" office:value="86.5881">
                <text:p>86.5881</text:p>
              </table:table-cell>
              <table:table-cell office:value-type="float" office:value="251.4044">
                <text:p>251.4044</text:p>
              </table:table-cell>
              <table:table-cell office:value-type="float" office:value="268.6553">
                <text:p>268.65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6000">
                <text:p>1196000</text:p>
              </table:table-cell>
              <table:table-cell office:value-type="float" office:value="76.8974">
                <text:p>76.8974</text:p>
              </table:table-cell>
              <table:table-cell office:value-type="float" office:value="107.8203">
                <text:p>107.8203</text:p>
              </table:table-cell>
              <table:table-cell office:value-type="float" office:value="244.891">
                <text:p>244.891</text:p>
              </table:table-cell>
              <table:table-cell office:value-type="float" office:value="287.4275">
                <text:p>287.42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8000">
                <text:p>1198000</text:p>
              </table:table-cell>
              <table:table-cell office:value-type="float" office:value="54.3661">
                <text:p>54.3661</text:p>
              </table:table-cell>
              <table:table-cell office:value-type="float" office:value="113.3222">
                <text:p>113.3222</text:p>
              </table:table-cell>
              <table:table-cell office:value-type="float" office:value="230.7452">
                <text:p>230.7452</text:p>
              </table:table-cell>
              <table:table-cell office:value-type="float" office:value="288.8162">
                <text:p>288.81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0000">
                <text:p>1200000</text:p>
              </table:table-cell>
              <table:table-cell office:value-type="float" office:value="39.8305">
                <text:p>39.8305</text:p>
              </table:table-cell>
              <table:table-cell office:value-type="float" office:value="68.3576">
                <text:p>68.3576</text:p>
              </table:table-cell>
              <table:table-cell office:value-type="float" office:value="274.3938">
                <text:p>274.3938</text:p>
              </table:table-cell>
              <table:table-cell office:value-type="float" office:value="251.6321">
                <text:p>251.63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2000">
                <text:p>1202000</text:p>
              </table:table-cell>
              <table:table-cell office:value-type="float" office:value="120.5569">
                <text:p>120.5569</text:p>
              </table:table-cell>
              <table:table-cell office:value-type="float" office:value="85.6149">
                <text:p>85.6149</text:p>
              </table:table-cell>
              <table:table-cell office:value-type="float" office:value="147.2255">
                <text:p>147.2255</text:p>
              </table:table-cell>
              <table:table-cell office:value-type="float" office:value="231.4842">
                <text:p>231.48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4000">
                <text:p>1204000</text:p>
              </table:table-cell>
              <table:table-cell office:value-type="float" office:value="122.53">
                <text:p>122.53</text:p>
              </table:table-cell>
              <table:table-cell office:value-type="float" office:value="87.8921">
                <text:p>87.8921</text:p>
              </table:table-cell>
              <table:table-cell office:value-type="float" office:value="250.5795">
                <text:p>250.5795</text:p>
              </table:table-cell>
              <table:table-cell office:value-type="float" office:value="253.9849">
                <text:p>253.98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6000">
                <text:p>1206000</text:p>
              </table:table-cell>
              <table:table-cell office:value-type="float" office:value="118.1747">
                <text:p>118.1747</text:p>
              </table:table-cell>
              <table:table-cell office:value-type="float" office:value="79.1225">
                <text:p>79.1225</text:p>
              </table:table-cell>
              <table:table-cell office:value-type="float" office:value="257.5439">
                <text:p>257.5439</text:p>
              </table:table-cell>
              <table:table-cell office:value-type="float" office:value="228.8158">
                <text:p>228.81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8000">
                <text:p>1208000</text:p>
              </table:table-cell>
              <table:table-cell office:value-type="float" office:value="102.645">
                <text:p>102.645</text:p>
              </table:table-cell>
              <table:table-cell office:value-type="float" office:value="80.5294">
                <text:p>80.5294</text:p>
              </table:table-cell>
              <table:table-cell office:value-type="float" office:value="232.9438">
                <text:p>232.9438</text:p>
              </table:table-cell>
              <table:table-cell office:value-type="float" office:value="249.3828">
                <text:p>249.382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0000">
                <text:p>1210000</text:p>
              </table:table-cell>
              <table:table-cell office:value-type="float" office:value="107.6401">
                <text:p>107.6401</text:p>
              </table:table-cell>
              <table:table-cell office:value-type="float" office:value="78.7157">
                <text:p>78.7157</text:p>
              </table:table-cell>
              <table:table-cell office:value-type="float" office:value="140.0401">
                <text:p>140.0401</text:p>
              </table:table-cell>
              <table:table-cell office:value-type="float" office:value="194.7417">
                <text:p>194.74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2000">
                <text:p>1212000</text:p>
              </table:table-cell>
              <table:table-cell office:value-type="float" office:value="89.3754">
                <text:p>89.3754</text:p>
              </table:table-cell>
              <table:table-cell office:value-type="float" office:value="119.832">
                <text:p>119.832</text:p>
              </table:table-cell>
              <table:table-cell office:value-type="float" office:value="212.0103">
                <text:p>212.0103</text:p>
              </table:table-cell>
              <table:table-cell office:value-type="float" office:value="268.6455">
                <text:p>268.6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4000">
                <text:p>1214000</text:p>
              </table:table-cell>
              <table:table-cell office:value-type="float" office:value="53.8197">
                <text:p>53.8197</text:p>
              </table:table-cell>
              <table:table-cell office:value-type="float" office:value="83.0499">
                <text:p>83.0499</text:p>
              </table:table-cell>
              <table:table-cell office:value-type="float" office:value="218.694">
                <text:p>218.694</text:p>
              </table:table-cell>
              <table:table-cell office:value-type="float" office:value="287.7425">
                <text:p>287.74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6000">
                <text:p>1216000</text:p>
              </table:table-cell>
              <table:table-cell office:value-type="float" office:value="125.189">
                <text:p>125.189</text:p>
              </table:table-cell>
              <table:table-cell office:value-type="float" office:value="107.2849">
                <text:p>107.2849</text:p>
              </table:table-cell>
              <table:table-cell office:value-type="float" office:value="159.6621">
                <text:p>159.6621</text:p>
              </table:table-cell>
              <table:table-cell office:value-type="float" office:value="161.58">
                <text:p>161.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8000">
                <text:p>1218000</text:p>
              </table:table-cell>
              <table:table-cell office:value-type="float" office:value="85.9994">
                <text:p>85.9994</text:p>
              </table:table-cell>
              <table:table-cell office:value-type="float" office:value="62.4748">
                <text:p>62.4748</text:p>
              </table:table-cell>
              <table:table-cell office:value-type="float" office:value="251.7579">
                <text:p>251.7579</text:p>
              </table:table-cell>
              <table:table-cell office:value-type="float" office:value="261.0654">
                <text:p>261.06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0000">
                <text:p>1220000</text:p>
              </table:table-cell>
              <table:table-cell office:value-type="float" office:value="109.7934">
                <text:p>109.7934</text:p>
              </table:table-cell>
              <table:table-cell office:value-type="float" office:value="69.2729">
                <text:p>69.2729</text:p>
              </table:table-cell>
              <table:table-cell office:value-type="float" office:value="223.349">
                <text:p>223.349</text:p>
              </table:table-cell>
              <table:table-cell office:value-type="float" office:value="260.6078">
                <text:p>260.60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2000">
                <text:p>1222000</text:p>
              </table:table-cell>
              <table:table-cell office:value-type="float" office:value="67.3326">
                <text:p>67.3326</text:p>
              </table:table-cell>
              <table:table-cell office:value-type="float" office:value="75.6069">
                <text:p>75.6069</text:p>
              </table:table-cell>
              <table:table-cell office:value-type="float" office:value="239.8105">
                <text:p>239.8105</text:p>
              </table:table-cell>
              <table:table-cell office:value-type="float" office:value="210.6858">
                <text:p>210.68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4000">
                <text:p>1224000</text:p>
              </table:table-cell>
              <table:table-cell office:value-type="float" office:value="90.9687">
                <text:p>90.9687</text:p>
              </table:table-cell>
              <table:table-cell office:value-type="float" office:value="73.4949">
                <text:p>73.4949</text:p>
              </table:table-cell>
              <table:table-cell office:value-type="float" office:value="198.4707">
                <text:p>198.4707</text:p>
              </table:table-cell>
              <table:table-cell office:value-type="float" office:value="243.3088">
                <text:p>243.30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6000">
                <text:p>1226000</text:p>
              </table:table-cell>
              <table:table-cell office:value-type="float" office:value="23.9289">
                <text:p>23.9289</text:p>
              </table:table-cell>
              <table:table-cell office:value-type="float" office:value="86.8576">
                <text:p>86.8576</text:p>
              </table:table-cell>
              <table:table-cell office:value-type="float" office:value="208.7757">
                <text:p>208.7757</text:p>
              </table:table-cell>
              <table:table-cell office:value-type="float" office:value="283.1071">
                <text:p>283.10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8000">
                <text:p>1228000</text:p>
              </table:table-cell>
              <table:table-cell office:value-type="float" office:value="58.3563">
                <text:p>58.3563</text:p>
              </table:table-cell>
              <table:table-cell office:value-type="float" office:value="68.7855">
                <text:p>68.7855</text:p>
              </table:table-cell>
              <table:table-cell office:value-type="float" office:value="224.8199">
                <text:p>224.8199</text:p>
              </table:table-cell>
              <table:table-cell office:value-type="float" office:value="212.1388">
                <text:p>212.138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0000">
                <text:p>1230000</text:p>
              </table:table-cell>
              <table:table-cell office:value-type="float" office:value="142.897">
                <text:p>142.897</text:p>
              </table:table-cell>
              <table:table-cell office:value-type="float" office:value="71.438">
                <text:p>71.438</text:p>
              </table:table-cell>
              <table:table-cell office:value-type="float" office:value="123.6564">
                <text:p>123.6564</text:p>
              </table:table-cell>
              <table:table-cell office:value-type="float" office:value="269.6529">
                <text:p>269.65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2000">
                <text:p>1232000</text:p>
              </table:table-cell>
              <table:table-cell office:value-type="float" office:value="188.3891">
                <text:p>188.3891</text:p>
              </table:table-cell>
              <table:table-cell office:value-type="float" office:value="83.2735">
                <text:p>83.2735</text:p>
              </table:table-cell>
              <table:table-cell office:value-type="float" office:value="264.7186">
                <text:p>264.7186</text:p>
              </table:table-cell>
              <table:table-cell office:value-type="float" office:value="223.8675">
                <text:p>223.867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4000">
                <text:p>1234000</text:p>
              </table:table-cell>
              <table:table-cell office:value-type="float" office:value="57.8299">
                <text:p>57.8299</text:p>
              </table:table-cell>
              <table:table-cell office:value-type="float" office:value="113.1915">
                <text:p>113.1915</text:p>
              </table:table-cell>
              <table:table-cell office:value-type="float" office:value="208.9665">
                <text:p>208.9665</text:p>
              </table:table-cell>
              <table:table-cell office:value-type="float" office:value="276.331">
                <text:p>276.3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6000">
                <text:p>1236000</text:p>
              </table:table-cell>
              <table:table-cell office:value-type="float" office:value="123.3451">
                <text:p>123.3451</text:p>
              </table:table-cell>
              <table:table-cell office:value-type="float" office:value="80.3249">
                <text:p>80.3249</text:p>
              </table:table-cell>
              <table:table-cell office:value-type="float" office:value="124.3064">
                <text:p>124.3064</text:p>
              </table:table-cell>
              <table:table-cell office:value-type="float" office:value="265.2437">
                <text:p>265.24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8000">
                <text:p>1238000</text:p>
              </table:table-cell>
              <table:table-cell office:value-type="float" office:value="138.8853">
                <text:p>138.8853</text:p>
              </table:table-cell>
              <table:table-cell office:value-type="float" office:value="102.7756">
                <text:p>102.7756</text:p>
              </table:table-cell>
              <table:table-cell office:value-type="float" office:value="269.8062">
                <text:p>269.8062</text:p>
              </table:table-cell>
              <table:table-cell office:value-type="float" office:value="262.7917">
                <text:p>262.79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0000">
                <text:p>1240000</text:p>
              </table:table-cell>
              <table:table-cell office:value-type="float" office:value="156.9002">
                <text:p>156.9002</text:p>
              </table:table-cell>
              <table:table-cell office:value-type="float" office:value="68.9352">
                <text:p>68.9352</text:p>
              </table:table-cell>
              <table:table-cell office:value-type="float" office:value="203.1366">
                <text:p>203.1366</text:p>
              </table:table-cell>
              <table:table-cell office:value-type="float" office:value="276.2347">
                <text:p>276.23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2000">
                <text:p>1242000</text:p>
              </table:table-cell>
              <table:table-cell office:value-type="float" office:value="144.8699">
                <text:p>144.8699</text:p>
              </table:table-cell>
              <table:table-cell office:value-type="float" office:value="68.2307">
                <text:p>68.2307</text:p>
              </table:table-cell>
              <table:table-cell office:value-type="float" office:value="280.3617">
                <text:p>280.3617</text:p>
              </table:table-cell>
              <table:table-cell office:value-type="float" office:value="273.0774">
                <text:p>273.07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4000">
                <text:p>1244000</text:p>
              </table:table-cell>
              <table:table-cell office:value-type="float" office:value="125.1209">
                <text:p>125.1209</text:p>
              </table:table-cell>
              <table:table-cell office:value-type="float" office:value="82.1479">
                <text:p>82.1479</text:p>
              </table:table-cell>
              <table:table-cell office:value-type="float" office:value="228.7616">
                <text:p>228.7616</text:p>
              </table:table-cell>
              <table:table-cell office:value-type="float" office:value="280.8285">
                <text:p>280.82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6000">
                <text:p>1246000</text:p>
              </table:table-cell>
              <table:table-cell office:value-type="float" office:value="119.0963">
                <text:p>119.0963</text:p>
              </table:table-cell>
              <table:table-cell office:value-type="float" office:value="91.9506">
                <text:p>91.9506</text:p>
              </table:table-cell>
              <table:table-cell office:value-type="float" office:value="274.1299">
                <text:p>274.1299</text:p>
              </table:table-cell>
              <table:table-cell office:value-type="float" office:value="255.8568">
                <text:p>255.85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8000">
                <text:p>1248000</text:p>
              </table:table-cell>
              <table:table-cell office:value-type="float" office:value="121.1409">
                <text:p>121.1409</text:p>
              </table:table-cell>
              <table:table-cell office:value-type="float" office:value="96.7967">
                <text:p>96.7967</text:p>
              </table:table-cell>
              <table:table-cell office:value-type="float" office:value="266.288">
                <text:p>266.288</text:p>
              </table:table-cell>
              <table:table-cell office:value-type="float" office:value="268.5627">
                <text:p>268.56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0000">
                <text:p>1250000</text:p>
              </table:table-cell>
              <table:table-cell office:value-type="float" office:value="81.9206">
                <text:p>81.9206</text:p>
              </table:table-cell>
              <table:table-cell office:value-type="float" office:value="94.9968">
                <text:p>94.9968</text:p>
              </table:table-cell>
              <table:table-cell office:value-type="float" office:value="264.8291">
                <text:p>264.8291</text:p>
              </table:table-cell>
              <table:table-cell office:value-type="float" office:value="228.1237">
                <text:p>228.12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2000">
                <text:p>1252000</text:p>
              </table:table-cell>
              <table:table-cell office:value-type="float" office:value="167.4892">
                <text:p>167.4892</text:p>
              </table:table-cell>
              <table:table-cell office:value-type="float" office:value="77.2273">
                <text:p>77.2273</text:p>
              </table:table-cell>
              <table:table-cell office:value-type="float" office:value="243.8949">
                <text:p>243.8949</text:p>
              </table:table-cell>
              <table:table-cell office:value-type="float" office:value="279.7921">
                <text:p>279.79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4000">
                <text:p>1254000</text:p>
              </table:table-cell>
              <table:table-cell office:value-type="float" office:value="142.8437">
                <text:p>142.8437</text:p>
              </table:table-cell>
              <table:table-cell office:value-type="float" office:value="85.1619">
                <text:p>85.1619</text:p>
              </table:table-cell>
              <table:table-cell office:value-type="float" office:value="247.7883">
                <text:p>247.7883</text:p>
              </table:table-cell>
              <table:table-cell office:value-type="float" office:value="277.4587">
                <text:p>277.45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6000">
                <text:p>1256000</text:p>
              </table:table-cell>
              <table:table-cell office:value-type="float" office:value="107.3697">
                <text:p>107.3697</text:p>
              </table:table-cell>
              <table:table-cell office:value-type="float" office:value="75.499">
                <text:p>75.499</text:p>
              </table:table-cell>
              <table:table-cell office:value-type="float" office:value="240.1254">
                <text:p>240.1254</text:p>
              </table:table-cell>
              <table:table-cell office:value-type="float" office:value="284.9481">
                <text:p>284.94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8000">
                <text:p>1258000</text:p>
              </table:table-cell>
              <table:table-cell office:value-type="float" office:value="67.1904">
                <text:p>67.1904</text:p>
              </table:table-cell>
              <table:table-cell office:value-type="float" office:value="111.798">
                <text:p>111.798</text:p>
              </table:table-cell>
              <table:table-cell office:value-type="float" office:value="214.6706">
                <text:p>214.6706</text:p>
              </table:table-cell>
              <table:table-cell office:value-type="float" office:value="282.359">
                <text:p>282.3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0000">
                <text:p>1260000</text:p>
              </table:table-cell>
              <table:table-cell office:value-type="float" office:value="152.8914">
                <text:p>152.8914</text:p>
              </table:table-cell>
              <table:table-cell office:value-type="float" office:value="105.8387">
                <text:p>105.8387</text:p>
              </table:table-cell>
              <table:table-cell office:value-type="float" office:value="278.0881">
                <text:p>278.0881</text:p>
              </table:table-cell>
              <table:table-cell office:value-type="float" office:value="228.5715">
                <text:p>228.57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2000">
                <text:p>1262000</text:p>
              </table:table-cell>
              <table:table-cell office:value-type="float" office:value="141.7217">
                <text:p>141.7217</text:p>
              </table:table-cell>
              <table:table-cell office:value-type="float" office:value="133.5143">
                <text:p>133.5143</text:p>
              </table:table-cell>
              <table:table-cell office:value-type="float" office:value="228.46">
                <text:p>228.46</text:p>
              </table:table-cell>
              <table:table-cell office:value-type="float" office:value="297.9197">
                <text:p>297.91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4000">
                <text:p>1264000</text:p>
              </table:table-cell>
              <table:table-cell office:value-type="float" office:value="133.6895">
                <text:p>133.6895</text:p>
              </table:table-cell>
              <table:table-cell office:value-type="float" office:value="92.1306">
                <text:p>92.1306</text:p>
              </table:table-cell>
              <table:table-cell office:value-type="float" office:value="218.0794">
                <text:p>218.0794</text:p>
              </table:table-cell>
              <table:table-cell office:value-type="float" office:value="289.165">
                <text:p>289.1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6000">
                <text:p>1266000</text:p>
              </table:table-cell>
              <table:table-cell office:value-type="float" office:value="171.1468">
                <text:p>171.1468</text:p>
              </table:table-cell>
              <table:table-cell office:value-type="float" office:value="78.9028">
                <text:p>78.9028</text:p>
              </table:table-cell>
              <table:table-cell office:value-type="float" office:value="260.438">
                <text:p>260.438</text:p>
              </table:table-cell>
              <table:table-cell office:value-type="float" office:value="202.2462">
                <text:p>202.24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8000">
                <text:p>1268000</text:p>
              </table:table-cell>
              <table:table-cell office:value-type="float" office:value="105.0518">
                <text:p>105.0518</text:p>
              </table:table-cell>
              <table:table-cell office:value-type="float" office:value="78.6864">
                <text:p>78.6864</text:p>
              </table:table-cell>
              <table:table-cell office:value-type="float" office:value="198.6952">
                <text:p>198.6952</text:p>
              </table:table-cell>
              <table:table-cell office:value-type="float" office:value="272.9687">
                <text:p>272.96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0000">
                <text:p>1270000</text:p>
              </table:table-cell>
              <table:table-cell office:value-type="float" office:value="146.7387">
                <text:p>146.7387</text:p>
              </table:table-cell>
              <table:table-cell office:value-type="float" office:value="66.4025">
                <text:p>66.4025</text:p>
              </table:table-cell>
              <table:table-cell office:value-type="float" office:value="235.8177">
                <text:p>235.8177</text:p>
              </table:table-cell>
              <table:table-cell office:value-type="float" office:value="190.5674">
                <text:p>190.56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2000">
                <text:p>1272000</text:p>
              </table:table-cell>
              <table:table-cell office:value-type="float" office:value="135.4513">
                <text:p>135.4513</text:p>
              </table:table-cell>
              <table:table-cell office:value-type="float" office:value="84.2801">
                <text:p>84.2801</text:p>
              </table:table-cell>
              <table:table-cell office:value-type="float" office:value="233.9949">
                <text:p>233.9949</text:p>
              </table:table-cell>
              <table:table-cell office:value-type="float" office:value="244.5178">
                <text:p>244.5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4000">
                <text:p>1274000</text:p>
              </table:table-cell>
              <table:table-cell office:value-type="float" office:value="115.8207">
                <text:p>115.8207</text:p>
              </table:table-cell>
              <table:table-cell office:value-type="float" office:value="82.9364">
                <text:p>82.9364</text:p>
              </table:table-cell>
              <table:table-cell office:value-type="float" office:value="241.9609">
                <text:p>241.9609</text:p>
              </table:table-cell>
              <table:table-cell office:value-type="float" office:value="229.5262">
                <text:p>229.526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6000">
                <text:p>1276000</text:p>
              </table:table-cell>
              <table:table-cell office:value-type="float" office:value="135.7149">
                <text:p>135.7149</text:p>
              </table:table-cell>
              <table:table-cell office:value-type="float" office:value="100.2628">
                <text:p>100.2628</text:p>
              </table:table-cell>
              <table:table-cell office:value-type="float" office:value="250.6409">
                <text:p>250.6409</text:p>
              </table:table-cell>
              <table:table-cell office:value-type="float" office:value="243.6398">
                <text:p>243.63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8000">
                <text:p>1278000</text:p>
              </table:table-cell>
              <table:table-cell office:value-type="float" office:value="117.7191">
                <text:p>117.7191</text:p>
              </table:table-cell>
              <table:table-cell office:value-type="float" office:value="99.2357">
                <text:p>99.2357</text:p>
              </table:table-cell>
              <table:table-cell office:value-type="float" office:value="282.7456">
                <text:p>282.7456</text:p>
              </table:table-cell>
              <table:table-cell office:value-type="float" office:value="192.3399">
                <text:p>192.33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0000">
                <text:p>1280000</text:p>
              </table:table-cell>
              <table:table-cell office:value-type="float" office:value="80.9288">
                <text:p>80.9288</text:p>
              </table:table-cell>
              <table:table-cell office:value-type="float" office:value="83.5928">
                <text:p>83.5928</text:p>
              </table:table-cell>
              <table:table-cell office:value-type="float" office:value="241.3702">
                <text:p>241.3702</text:p>
              </table:table-cell>
              <table:table-cell office:value-type="float" office:value="281.4226">
                <text:p>281.422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2000">
                <text:p>1282000</text:p>
              </table:table-cell>
              <table:table-cell office:value-type="float" office:value="123.8871">
                <text:p>123.8871</text:p>
              </table:table-cell>
              <table:table-cell office:value-type="float" office:value="85.1341">
                <text:p>85.1341</text:p>
              </table:table-cell>
              <table:table-cell office:value-type="float" office:value="258.1092">
                <text:p>258.1092</text:p>
              </table:table-cell>
              <table:table-cell office:value-type="float" office:value="284.6889">
                <text:p>284.68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4000">
                <text:p>1284000</text:p>
              </table:table-cell>
              <table:table-cell office:value-type="float" office:value="118.5035">
                <text:p>118.5035</text:p>
              </table:table-cell>
              <table:table-cell office:value-type="float" office:value="119.7035">
                <text:p>119.7035</text:p>
              </table:table-cell>
              <table:table-cell office:value-type="float" office:value="217.9592">
                <text:p>217.9592</text:p>
              </table:table-cell>
              <table:table-cell office:value-type="float" office:value="281.7409">
                <text:p>281.74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6000">
                <text:p>1286000</text:p>
              </table:table-cell>
              <table:table-cell office:value-type="float" office:value="111.3523">
                <text:p>111.3523</text:p>
              </table:table-cell>
              <table:table-cell office:value-type="float" office:value="87.4379">
                <text:p>87.4379</text:p>
              </table:table-cell>
              <table:table-cell office:value-type="float" office:value="255.5539">
                <text:p>255.5539</text:p>
              </table:table-cell>
              <table:table-cell office:value-type="float" office:value="217.4014">
                <text:p>217.40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8000">
                <text:p>1288000</text:p>
              </table:table-cell>
              <table:table-cell office:value-type="float" office:value="-62.4736">
                <text:p>-62.4736</text:p>
              </table:table-cell>
              <table:table-cell office:value-type="float" office:value="91.7116">
                <text:p>91.7116</text:p>
              </table:table-cell>
              <table:table-cell office:value-type="float" office:value="233.467">
                <text:p>233.467</text:p>
              </table:table-cell>
              <table:table-cell office:value-type="float" office:value="264.2231">
                <text:p>264.22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0000">
                <text:p>1290000</text:p>
              </table:table-cell>
              <table:table-cell office:value-type="float" office:value="94.8311">
                <text:p>94.8311</text:p>
              </table:table-cell>
              <table:table-cell office:value-type="float" office:value="94.1529">
                <text:p>94.1529</text:p>
              </table:table-cell>
              <table:table-cell office:value-type="float" office:value="254.7965">
                <text:p>254.7965</text:p>
              </table:table-cell>
              <table:table-cell office:value-type="float" office:value="260.3093">
                <text:p>260.30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2000">
                <text:p>1292000</text:p>
              </table:table-cell>
              <table:table-cell office:value-type="float" office:value="124.9653">
                <text:p>124.9653</text:p>
              </table:table-cell>
              <table:table-cell office:value-type="float" office:value="90.9229">
                <text:p>90.9229</text:p>
              </table:table-cell>
              <table:table-cell office:value-type="float" office:value="240.678">
                <text:p>240.678</text:p>
              </table:table-cell>
              <table:table-cell office:value-type="float" office:value="256.1128">
                <text:p>256.11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4000">
                <text:p>1294000</text:p>
              </table:table-cell>
              <table:table-cell office:value-type="float" office:value="46.5733">
                <text:p>46.5733</text:p>
              </table:table-cell>
              <table:table-cell office:value-type="float" office:value="86.1284">
                <text:p>86.1284</text:p>
              </table:table-cell>
              <table:table-cell office:value-type="float" office:value="270.998">
                <text:p>270.998</text:p>
              </table:table-cell>
              <table:table-cell office:value-type="float" office:value="236.273">
                <text:p>236.2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6000">
                <text:p>1296000</text:p>
              </table:table-cell>
              <table:table-cell office:value-type="float" office:value="85.7302">
                <text:p>85.7302</text:p>
              </table:table-cell>
              <table:table-cell office:value-type="float" office:value="80.1352">
                <text:p>80.1352</text:p>
              </table:table-cell>
              <table:table-cell office:value-type="float" office:value="209.5336">
                <text:p>209.5336</text:p>
              </table:table-cell>
              <table:table-cell office:value-type="float" office:value="286.7277">
                <text:p>286.72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8000">
                <text:p>1298000</text:p>
              </table:table-cell>
              <table:table-cell office:value-type="float" office:value="109.1511">
                <text:p>109.1511</text:p>
              </table:table-cell>
              <table:table-cell office:value-type="float" office:value="111.0349">
                <text:p>111.0349</text:p>
              </table:table-cell>
              <table:table-cell office:value-type="float" office:value="252.4774">
                <text:p>252.4774</text:p>
              </table:table-cell>
              <table:table-cell office:value-type="float" office:value="216.624">
                <text:p>216.6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0000">
                <text:p>1300000</text:p>
              </table:table-cell>
              <table:table-cell office:value-type="float" office:value="68.7539">
                <text:p>68.7539</text:p>
              </table:table-cell>
              <table:table-cell office:value-type="float" office:value="74.0553">
                <text:p>74.0553</text:p>
              </table:table-cell>
              <table:table-cell office:value-type="float" office:value="228.6211">
                <text:p>228.6211</text:p>
              </table:table-cell>
              <table:table-cell office:value-type="float" office:value="261.7469">
                <text:p>261.74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2000">
                <text:p>1302000</text:p>
              </table:table-cell>
              <table:table-cell office:value-type="float" office:value="127.7087">
                <text:p>127.7087</text:p>
              </table:table-cell>
              <table:table-cell office:value-type="float" office:value="107.1854">
                <text:p>107.1854</text:p>
              </table:table-cell>
              <table:table-cell office:value-type="float" office:value="269.7471">
                <text:p>269.7471</text:p>
              </table:table-cell>
              <table:table-cell office:value-type="float" office:value="223.5296">
                <text:p>223.52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4000">
                <text:p>1304000</text:p>
              </table:table-cell>
              <table:table-cell office:value-type="float" office:value="90.5948">
                <text:p>90.5948</text:p>
              </table:table-cell>
              <table:table-cell office:value-type="float" office:value="103.291">
                <text:p>103.291</text:p>
              </table:table-cell>
              <table:table-cell office:value-type="float" office:value="236.3031">
                <text:p>236.3031</text:p>
              </table:table-cell>
              <table:table-cell office:value-type="float" office:value="275.3838">
                <text:p>275.383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6000">
                <text:p>1306000</text:p>
              </table:table-cell>
              <table:table-cell office:value-type="float" office:value="174.6105">
                <text:p>174.6105</text:p>
              </table:table-cell>
              <table:table-cell office:value-type="float" office:value="111.6044">
                <text:p>111.6044</text:p>
              </table:table-cell>
              <table:table-cell office:value-type="float" office:value="182.7646">
                <text:p>182.7646</text:p>
              </table:table-cell>
              <table:table-cell office:value-type="float" office:value="286.0563">
                <text:p>286.05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8000">
                <text:p>1308000</text:p>
              </table:table-cell>
              <table:table-cell office:value-type="float" office:value="53.1019">
                <text:p>53.1019</text:p>
              </table:table-cell>
              <table:table-cell office:value-type="float" office:value="114.8047">
                <text:p>114.8047</text:p>
              </table:table-cell>
              <table:table-cell office:value-type="float" office:value="207.0524">
                <text:p>207.0524</text:p>
              </table:table-cell>
              <table:table-cell office:value-type="float" office:value="281.8032">
                <text:p>281.80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0000">
                <text:p>1310000</text:p>
              </table:table-cell>
              <table:table-cell office:value-type="float" office:value="44.5385">
                <text:p>44.5385</text:p>
              </table:table-cell>
              <table:table-cell office:value-type="float" office:value="98.0538">
                <text:p>98.0538</text:p>
              </table:table-cell>
              <table:table-cell office:value-type="float" office:value="226.9744">
                <text:p>226.9744</text:p>
              </table:table-cell>
              <table:table-cell office:value-type="float" office:value="274.9409">
                <text:p>274.940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2000">
                <text:p>1312000</text:p>
              </table:table-cell>
              <table:table-cell office:value-type="float" office:value="130.4196">
                <text:p>130.4196</text:p>
              </table:table-cell>
              <table:table-cell office:value-type="float" office:value="106.8794">
                <text:p>106.8794</text:p>
              </table:table-cell>
              <table:table-cell office:value-type="float" office:value="253.4947">
                <text:p>253.4947</text:p>
              </table:table-cell>
              <table:table-cell office:value-type="float" office:value="280.4897">
                <text:p>280.48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4000">
                <text:p>1314000</text:p>
              </table:table-cell>
              <table:table-cell office:value-type="float" office:value="149.3219">
                <text:p>149.3219</text:p>
              </table:table-cell>
              <table:table-cell office:value-type="float" office:value="91.5019">
                <text:p>91.5019</text:p>
              </table:table-cell>
              <table:table-cell office:value-type="float" office:value="287.6486">
                <text:p>287.6486</text:p>
              </table:table-cell>
              <table:table-cell office:value-type="float" office:value="260.9755">
                <text:p>260.97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6000">
                <text:p>1316000</text:p>
              </table:table-cell>
              <table:table-cell office:value-type="float" office:value="72.2358">
                <text:p>72.2358</text:p>
              </table:table-cell>
              <table:table-cell office:value-type="float" office:value="100.4107">
                <text:p>100.4107</text:p>
              </table:table-cell>
              <table:table-cell office:value-type="float" office:value="238.8069">
                <text:p>238.8069</text:p>
              </table:table-cell>
              <table:table-cell office:value-type="float" office:value="269.9797">
                <text:p>269.979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8000">
                <text:p>1318000</text:p>
              </table:table-cell>
              <table:table-cell office:value-type="float" office:value="101.0431">
                <text:p>101.0431</text:p>
              </table:table-cell>
              <table:table-cell office:value-type="float" office:value="163.5325">
                <text:p>163.5325</text:p>
              </table:table-cell>
              <table:table-cell office:value-type="float" office:value="197.2252">
                <text:p>197.2252</text:p>
              </table:table-cell>
              <table:table-cell office:value-type="float" office:value="272.3456">
                <text:p>272.34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0000">
                <text:p>1320000</text:p>
              </table:table-cell>
              <table:table-cell office:value-type="float" office:value="3.4507">
                <text:p>3.4507</text:p>
              </table:table-cell>
              <table:table-cell office:value-type="float" office:value="94.9197">
                <text:p>94.9197</text:p>
              </table:table-cell>
              <table:table-cell office:value-type="float" office:value="252.2842">
                <text:p>252.2842</text:p>
              </table:table-cell>
              <table:table-cell office:value-type="float" office:value="281.5939">
                <text:p>281.59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2000">
                <text:p>1322000</text:p>
              </table:table-cell>
              <table:table-cell office:value-type="float" office:value="133.6913">
                <text:p>133.6913</text:p>
              </table:table-cell>
              <table:table-cell office:value-type="float" office:value="108.6555">
                <text:p>108.6555</text:p>
              </table:table-cell>
              <table:table-cell office:value-type="float" office:value="222.6998">
                <text:p>222.6998</text:p>
              </table:table-cell>
              <table:table-cell office:value-type="float" office:value="244.1548">
                <text:p>244.154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4000">
                <text:p>1324000</text:p>
              </table:table-cell>
              <table:table-cell office:value-type="float" office:value="-100.1578">
                <text:p>-100.1578</text:p>
              </table:table-cell>
              <table:table-cell office:value-type="float" office:value="47.8241">
                <text:p>47.8241</text:p>
              </table:table-cell>
              <table:table-cell office:value-type="float" office:value="248.58">
                <text:p>248.58</text:p>
              </table:table-cell>
              <table:table-cell office:value-type="float" office:value="274.7726">
                <text:p>274.77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6000">
                <text:p>1326000</text:p>
              </table:table-cell>
              <table:table-cell office:value-type="float" office:value="88.1598">
                <text:p>88.1598</text:p>
              </table:table-cell>
              <table:table-cell office:value-type="float" office:value="162.525">
                <text:p>162.525</text:p>
              </table:table-cell>
              <table:table-cell office:value-type="float" office:value="264.5889">
                <text:p>264.5889</text:p>
              </table:table-cell>
              <table:table-cell office:value-type="float" office:value="270.479">
                <text:p>270.4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8000">
                <text:p>1328000</text:p>
              </table:table-cell>
              <table:table-cell office:value-type="float" office:value="126.5688">
                <text:p>126.5688</text:p>
              </table:table-cell>
              <table:table-cell office:value-type="float" office:value="88.3021">
                <text:p>88.3021</text:p>
              </table:table-cell>
              <table:table-cell office:value-type="float" office:value="242.8509">
                <text:p>242.8509</text:p>
              </table:table-cell>
              <table:table-cell office:value-type="float" office:value="283.2891">
                <text:p>283.28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0000">
                <text:p>1330000</text:p>
              </table:table-cell>
              <table:table-cell office:value-type="float" office:value="75.256">
                <text:p>75.256</text:p>
              </table:table-cell>
              <table:table-cell office:value-type="float" office:value="160.154">
                <text:p>160.154</text:p>
              </table:table-cell>
              <table:table-cell office:value-type="float" office:value="220.2664">
                <text:p>220.2664</text:p>
              </table:table-cell>
              <table:table-cell office:value-type="float" office:value="265.1769">
                <text:p>265.17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2000">
                <text:p>1332000</text:p>
              </table:table-cell>
              <table:table-cell office:value-type="float" office:value="119.9821">
                <text:p>119.9821</text:p>
              </table:table-cell>
              <table:table-cell office:value-type="float" office:value="97.294">
                <text:p>97.294</text:p>
              </table:table-cell>
              <table:table-cell office:value-type="float" office:value="271.3716">
                <text:p>271.3716</text:p>
              </table:table-cell>
              <table:table-cell office:value-type="float" office:value="267.8194">
                <text:p>267.81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4000">
                <text:p>1334000</text:p>
              </table:table-cell>
              <table:table-cell office:value-type="float" office:value="13.5761">
                <text:p>13.5761</text:p>
              </table:table-cell>
              <table:table-cell office:value-type="float" office:value="50.9356">
                <text:p>50.9356</text:p>
              </table:table-cell>
              <table:table-cell office:value-type="float" office:value="202.3026">
                <text:p>202.3026</text:p>
              </table:table-cell>
              <table:table-cell office:value-type="float" office:value="257.6472">
                <text:p>257.647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6000">
                <text:p>1336000</text:p>
              </table:table-cell>
              <table:table-cell office:value-type="float" office:value="145.1499">
                <text:p>145.1499</text:p>
              </table:table-cell>
              <table:table-cell office:value-type="float" office:value="62.6118">
                <text:p>62.6118</text:p>
              </table:table-cell>
              <table:table-cell office:value-type="float" office:value="271.759">
                <text:p>271.759</text:p>
              </table:table-cell>
              <table:table-cell office:value-type="float" office:value="248.726">
                <text:p>248.7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8000">
                <text:p>1338000</text:p>
              </table:table-cell>
              <table:table-cell office:value-type="float" office:value="113.4398">
                <text:p>113.4398</text:p>
              </table:table-cell>
              <table:table-cell office:value-type="float" office:value="81.9619">
                <text:p>81.9619</text:p>
              </table:table-cell>
              <table:table-cell office:value-type="float" office:value="246.3468">
                <text:p>246.3468</text:p>
              </table:table-cell>
              <table:table-cell office:value-type="float" office:value="41.9613">
                <text:p>41.96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0000">
                <text:p>1340000</text:p>
              </table:table-cell>
              <table:table-cell office:value-type="float" office:value="47.3991">
                <text:p>47.3991</text:p>
              </table:table-cell>
              <table:table-cell office:value-type="float" office:value="86.9688">
                <text:p>86.9688</text:p>
              </table:table-cell>
              <table:table-cell office:value-type="float" office:value="274.7512">
                <text:p>274.7512</text:p>
              </table:table-cell>
              <table:table-cell office:value-type="float" office:value="109.9142">
                <text:p>109.91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2000">
                <text:p>1342000</text:p>
              </table:table-cell>
              <table:table-cell office:value-type="float" office:value="89.019">
                <text:p>89.019</text:p>
              </table:table-cell>
              <table:table-cell office:value-type="float" office:value="106.7381">
                <text:p>106.7381</text:p>
              </table:table-cell>
              <table:table-cell office:value-type="float" office:value="247.1841">
                <text:p>247.1841</text:p>
              </table:table-cell>
              <table:table-cell office:value-type="float" office:value="111.7322">
                <text:p>111.73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4000">
                <text:p>1344000</text:p>
              </table:table-cell>
              <table:table-cell office:value-type="float" office:value="110.0409">
                <text:p>110.0409</text:p>
              </table:table-cell>
              <table:table-cell office:value-type="float" office:value="88.1088">
                <text:p>88.1088</text:p>
              </table:table-cell>
              <table:table-cell office:value-type="float" office:value="208.0785">
                <text:p>208.0785</text:p>
              </table:table-cell>
              <table:table-cell office:value-type="float" office:value="107.8873">
                <text:p>107.887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6000">
                <text:p>1346000</text:p>
              </table:table-cell>
              <table:table-cell office:value-type="float" office:value="124.7861">
                <text:p>124.7861</text:p>
              </table:table-cell>
              <table:table-cell office:value-type="float" office:value="105.8181">
                <text:p>105.8181</text:p>
              </table:table-cell>
              <table:table-cell office:value-type="float" office:value="209.3394">
                <text:p>209.3394</text:p>
              </table:table-cell>
              <table:table-cell office:value-type="float" office:value="171.585">
                <text:p>171.58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8000">
                <text:p>1348000</text:p>
              </table:table-cell>
              <table:table-cell office:value-type="float" office:value="142.6716">
                <text:p>142.6716</text:p>
              </table:table-cell>
              <table:table-cell office:value-type="float" office:value="41.4964">
                <text:p>41.4964</text:p>
              </table:table-cell>
              <table:table-cell office:value-type="float" office:value="253.6212">
                <text:p>253.6212</text:p>
              </table:table-cell>
              <table:table-cell office:value-type="float" office:value="236.6062">
                <text:p>236.60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0000">
                <text:p>1350000</text:p>
              </table:table-cell>
              <table:table-cell office:value-type="float" office:value="149.8911">
                <text:p>149.8911</text:p>
              </table:table-cell>
              <table:table-cell office:value-type="float" office:value="80.5099">
                <text:p>80.5099</text:p>
              </table:table-cell>
              <table:table-cell office:value-type="float" office:value="149.6185">
                <text:p>149.6185</text:p>
              </table:table-cell>
              <table:table-cell office:value-type="float" office:value="167.6233">
                <text:p>167.62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2000">
                <text:p>1352000</text:p>
              </table:table-cell>
              <table:table-cell office:value-type="float" office:value="58.2289">
                <text:p>58.2289</text:p>
              </table:table-cell>
              <table:table-cell office:value-type="float" office:value="72.2006">
                <text:p>72.2006</text:p>
              </table:table-cell>
              <table:table-cell office:value-type="float" office:value="268.2616">
                <text:p>268.2616</text:p>
              </table:table-cell>
              <table:table-cell office:value-type="float" office:value="267.6971">
                <text:p>267.69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4000">
                <text:p>1354000</text:p>
              </table:table-cell>
              <table:table-cell office:value-type="float" office:value="119.7915">
                <text:p>119.7915</text:p>
              </table:table-cell>
              <table:table-cell office:value-type="float" office:value="90.2014">
                <text:p>90.2014</text:p>
              </table:table-cell>
              <table:table-cell office:value-type="float" office:value="226.7644">
                <text:p>226.7644</text:p>
              </table:table-cell>
              <table:table-cell office:value-type="float" office:value="286.9947">
                <text:p>286.99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6000">
                <text:p>1356000</text:p>
              </table:table-cell>
              <table:table-cell office:value-type="float" office:value="183.1876">
                <text:p>183.1876</text:p>
              </table:table-cell>
              <table:table-cell office:value-type="float" office:value="102.7573">
                <text:p>102.7573</text:p>
              </table:table-cell>
              <table:table-cell office:value-type="float" office:value="238.1808">
                <text:p>238.1808</text:p>
              </table:table-cell>
              <table:table-cell office:value-type="float" office:value="250.8428">
                <text:p>250.84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8000">
                <text:p>1358000</text:p>
              </table:table-cell>
              <table:table-cell office:value-type="float" office:value="14.8664">
                <text:p>14.8664</text:p>
              </table:table-cell>
              <table:table-cell office:value-type="float" office:value="108.7772">
                <text:p>108.7772</text:p>
              </table:table-cell>
              <table:table-cell office:value-type="float" office:value="197.154">
                <text:p>197.154</text:p>
              </table:table-cell>
              <table:table-cell office:value-type="float" office:value="112.3247">
                <text:p>112.324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0000">
                <text:p>1360000</text:p>
              </table:table-cell>
              <table:table-cell office:value-type="float" office:value="79.4836">
                <text:p>79.4836</text:p>
              </table:table-cell>
              <table:table-cell office:value-type="float" office:value="116.8905">
                <text:p>116.8905</text:p>
              </table:table-cell>
              <table:table-cell office:value-type="float" office:value="253.6049">
                <text:p>253.6049</text:p>
              </table:table-cell>
              <table:table-cell office:value-type="float" office:value="193.9725">
                <text:p>193.97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2000">
                <text:p>1362000</text:p>
              </table:table-cell>
              <table:table-cell office:value-type="float" office:value="80.3403">
                <text:p>80.3403</text:p>
              </table:table-cell>
              <table:table-cell office:value-type="float" office:value="107.336">
                <text:p>107.336</text:p>
              </table:table-cell>
              <table:table-cell office:value-type="float" office:value="254.4754">
                <text:p>254.4754</text:p>
              </table:table-cell>
              <table:table-cell office:value-type="float" office:value="261.0646">
                <text:p>261.06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4000">
                <text:p>1364000</text:p>
              </table:table-cell>
              <table:table-cell office:value-type="float" office:value="121.3515">
                <text:p>121.3515</text:p>
              </table:table-cell>
              <table:table-cell office:value-type="float" office:value="97.9839">
                <text:p>97.9839</text:p>
              </table:table-cell>
              <table:table-cell office:value-type="float" office:value="193.7894">
                <text:p>193.7894</text:p>
              </table:table-cell>
              <table:table-cell office:value-type="float" office:value="262.5482">
                <text:p>262.548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6000">
                <text:p>1366000</text:p>
              </table:table-cell>
              <table:table-cell office:value-type="float" office:value="137.1949">
                <text:p>137.1949</text:p>
              </table:table-cell>
              <table:table-cell office:value-type="float" office:value="89.8254">
                <text:p>89.8254</text:p>
              </table:table-cell>
              <table:table-cell office:value-type="float" office:value="147.1541">
                <text:p>147.1541</text:p>
              </table:table-cell>
              <table:table-cell office:value-type="float" office:value="210.2009">
                <text:p>210.20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8000">
                <text:p>1368000</text:p>
              </table:table-cell>
              <table:table-cell office:value-type="float" office:value="71.7779">
                <text:p>71.7779</text:p>
              </table:table-cell>
              <table:table-cell office:value-type="float" office:value="107.1206">
                <text:p>107.1206</text:p>
              </table:table-cell>
              <table:table-cell office:value-type="float" office:value="191.6887">
                <text:p>191.6887</text:p>
              </table:table-cell>
              <table:table-cell office:value-type="float" office:value="228.0059">
                <text:p>228.00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0000">
                <text:p>1370000</text:p>
              </table:table-cell>
              <table:table-cell office:value-type="float" office:value="171.7915">
                <text:p>171.7915</text:p>
              </table:table-cell>
              <table:table-cell office:value-type="float" office:value="117.8975">
                <text:p>117.8975</text:p>
              </table:table-cell>
              <table:table-cell office:value-type="float" office:value="201.618">
                <text:p>201.618</text:p>
              </table:table-cell>
              <table:table-cell office:value-type="float" office:value="194.5745">
                <text:p>194.57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2000">
                <text:p>1372000</text:p>
              </table:table-cell>
              <table:table-cell office:value-type="float" office:value="144.9675">
                <text:p>144.9675</text:p>
              </table:table-cell>
              <table:table-cell office:value-type="float" office:value="83.9225">
                <text:p>83.9225</text:p>
              </table:table-cell>
              <table:table-cell office:value-type="float" office:value="221.0253">
                <text:p>221.0253</text:p>
              </table:table-cell>
              <table:table-cell office:value-type="float" office:value="163.8526">
                <text:p>163.85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4000">
                <text:p>1374000</text:p>
              </table:table-cell>
              <table:table-cell office:value-type="float" office:value="90.813">
                <text:p>90.813</text:p>
              </table:table-cell>
              <table:table-cell office:value-type="float" office:value="85.5009">
                <text:p>85.5009</text:p>
              </table:table-cell>
              <table:table-cell office:value-type="float" office:value="281.3392">
                <text:p>281.3392</text:p>
              </table:table-cell>
              <table:table-cell office:value-type="float" office:value="215.1484">
                <text:p>215.14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6000">
                <text:p>1376000</text:p>
              </table:table-cell>
              <table:table-cell office:value-type="float" office:value="74.5971">
                <text:p>74.5971</text:p>
              </table:table-cell>
              <table:table-cell office:value-type="float" office:value="81.5613">
                <text:p>81.5613</text:p>
              </table:table-cell>
              <table:table-cell office:value-type="float" office:value="272.7346">
                <text:p>272.7346</text:p>
              </table:table-cell>
              <table:table-cell office:value-type="float" office:value="240.4598">
                <text:p>240.45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8000">
                <text:p>1378000</text:p>
              </table:table-cell>
              <table:table-cell office:value-type="float" office:value="-5.7521">
                <text:p>-5.7521</text:p>
              </table:table-cell>
              <table:table-cell office:value-type="float" office:value="56.7728">
                <text:p>56.7728</text:p>
              </table:table-cell>
              <table:table-cell office:value-type="float" office:value="244.0541">
                <text:p>244.0541</text:p>
              </table:table-cell>
              <table:table-cell office:value-type="float" office:value="262.0123">
                <text:p>262.012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0000">
                <text:p>1380000</text:p>
              </table:table-cell>
              <table:table-cell office:value-type="float" office:value="47.0493">
                <text:p>47.0493</text:p>
              </table:table-cell>
              <table:table-cell office:value-type="float" office:value="75.4563">
                <text:p>75.4563</text:p>
              </table:table-cell>
              <table:table-cell office:value-type="float" office:value="277.7017">
                <text:p>277.7017</text:p>
              </table:table-cell>
              <table:table-cell office:value-type="float" office:value="236.4189">
                <text:p>236.41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2000">
                <text:p>1382000</text:p>
              </table:table-cell>
              <table:table-cell office:value-type="float" office:value="150.8729">
                <text:p>150.8729</text:p>
              </table:table-cell>
              <table:table-cell office:value-type="float" office:value="49.6835">
                <text:p>49.6835</text:p>
              </table:table-cell>
              <table:table-cell office:value-type="float" office:value="267.4212">
                <text:p>267.4212</text:p>
              </table:table-cell>
              <table:table-cell office:value-type="float" office:value="210.3274">
                <text:p>210.327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4000">
                <text:p>1384000</text:p>
              </table:table-cell>
              <table:table-cell office:value-type="float" office:value="47.8696">
                <text:p>47.8696</text:p>
              </table:table-cell>
              <table:table-cell office:value-type="float" office:value="165.1127">
                <text:p>165.1127</text:p>
              </table:table-cell>
              <table:table-cell office:value-type="float" office:value="274.4443">
                <text:p>274.4443</text:p>
              </table:table-cell>
              <table:table-cell office:value-type="float" office:value="246.6973">
                <text:p>246.69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6000">
                <text:p>1386000</text:p>
              </table:table-cell>
              <table:table-cell office:value-type="float" office:value="64.5235">
                <text:p>64.5235</text:p>
              </table:table-cell>
              <table:table-cell office:value-type="float" office:value="111.1149">
                <text:p>111.1149</text:p>
              </table:table-cell>
              <table:table-cell office:value-type="float" office:value="148.4679">
                <text:p>148.4679</text:p>
              </table:table-cell>
              <table:table-cell office:value-type="float" office:value="250.1267">
                <text:p>250.12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8000">
                <text:p>1388000</text:p>
              </table:table-cell>
              <table:table-cell office:value-type="float" office:value="89.0853">
                <text:p>89.0853</text:p>
              </table:table-cell>
              <table:table-cell office:value-type="float" office:value="111.356">
                <text:p>111.356</text:p>
              </table:table-cell>
              <table:table-cell office:value-type="float" office:value="248.2117">
                <text:p>248.2117</text:p>
              </table:table-cell>
              <table:table-cell office:value-type="float" office:value="236.3726">
                <text:p>236.372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0000">
                <text:p>1390000</text:p>
              </table:table-cell>
              <table:table-cell office:value-type="float" office:value="58.5382">
                <text:p>58.5382</text:p>
              </table:table-cell>
              <table:table-cell office:value-type="float" office:value="47.2668">
                <text:p>47.2668</text:p>
              </table:table-cell>
              <table:table-cell office:value-type="float" office:value="228.7095">
                <text:p>228.7095</text:p>
              </table:table-cell>
              <table:table-cell office:value-type="float" office:value="227.6673">
                <text:p>227.66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2000">
                <text:p>1392000</text:p>
              </table:table-cell>
              <table:table-cell office:value-type="float" office:value="108.3479">
                <text:p>108.3479</text:p>
              </table:table-cell>
              <table:table-cell office:value-type="float" office:value="75.6534">
                <text:p>75.6534</text:p>
              </table:table-cell>
              <table:table-cell office:value-type="float" office:value="266.453">
                <text:p>266.453</text:p>
              </table:table-cell>
              <table:table-cell office:value-type="float" office:value="197.729">
                <text:p>197.7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4000">
                <text:p>1394000</text:p>
              </table:table-cell>
              <table:table-cell office:value-type="float" office:value="37.9856">
                <text:p>37.9856</text:p>
              </table:table-cell>
              <table:table-cell office:value-type="float" office:value="65.805">
                <text:p>65.805</text:p>
              </table:table-cell>
              <table:table-cell office:value-type="float" office:value="212.5343">
                <text:p>212.5343</text:p>
              </table:table-cell>
              <table:table-cell office:value-type="float" office:value="258.5159">
                <text:p>258.515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6000">
                <text:p>1396000</text:p>
              </table:table-cell>
              <table:table-cell office:value-type="float" office:value="72.2285">
                <text:p>72.2285</text:p>
              </table:table-cell>
              <table:table-cell office:value-type="float" office:value="103.8599">
                <text:p>103.8599</text:p>
              </table:table-cell>
              <table:table-cell office:value-type="float" office:value="235.6862">
                <text:p>235.6862</text:p>
              </table:table-cell>
              <table:table-cell office:value-type="float" office:value="164.7496">
                <text:p>164.749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8000">
                <text:p>1398000</text:p>
              </table:table-cell>
              <table:table-cell office:value-type="float" office:value="160.9468">
                <text:p>160.9468</text:p>
              </table:table-cell>
              <table:table-cell office:value-type="float" office:value="156.7935">
                <text:p>156.7935</text:p>
              </table:table-cell>
              <table:table-cell office:value-type="float" office:value="202.2931">
                <text:p>202.2931</text:p>
              </table:table-cell>
              <table:table-cell office:value-type="float" office:value="221.8142">
                <text:p>221.814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0000">
                <text:p>1400000</text:p>
              </table:table-cell>
              <table:table-cell office:value-type="float" office:value="-21.1717">
                <text:p>-21.1717</text:p>
              </table:table-cell>
              <table:table-cell office:value-type="float" office:value="124.2974">
                <text:p>124.2974</text:p>
              </table:table-cell>
              <table:table-cell office:value-type="float" office:value="259.3083">
                <text:p>259.3083</text:p>
              </table:table-cell>
              <table:table-cell office:value-type="float" office:value="204.8016">
                <text:p>204.80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2000">
                <text:p>1402000</text:p>
              </table:table-cell>
              <table:table-cell office:value-type="float" office:value="130.0748">
                <text:p>130.0748</text:p>
              </table:table-cell>
              <table:table-cell office:value-type="float" office:value="101.7661">
                <text:p>101.7661</text:p>
              </table:table-cell>
              <table:table-cell office:value-type="float" office:value="230.1383">
                <text:p>230.1383</text:p>
              </table:table-cell>
              <table:table-cell office:value-type="float" office:value="240.7834">
                <text:p>240.7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4000">
                <text:p>1404000</text:p>
              </table:table-cell>
              <table:table-cell office:value-type="float" office:value="80.619">
                <text:p>80.619</text:p>
              </table:table-cell>
              <table:table-cell office:value-type="float" office:value="87.9163">
                <text:p>87.9163</text:p>
              </table:table-cell>
              <table:table-cell office:value-type="float" office:value="139.9551">
                <text:p>139.9551</text:p>
              </table:table-cell>
              <table:table-cell office:value-type="float" office:value="253.6561">
                <text:p>253.656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6000">
                <text:p>1406000</text:p>
              </table:table-cell>
              <table:table-cell office:value-type="float" office:value="79.6936">
                <text:p>79.6936</text:p>
              </table:table-cell>
              <table:table-cell office:value-type="float" office:value="68.7737">
                <text:p>68.7737</text:p>
              </table:table-cell>
              <table:table-cell office:value-type="float" office:value="195.1072">
                <text:p>195.1072</text:p>
              </table:table-cell>
              <table:table-cell office:value-type="float" office:value="180.9572">
                <text:p>180.95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8000">
                <text:p>1408000</text:p>
              </table:table-cell>
              <table:table-cell office:value-type="float" office:value="119.1231">
                <text:p>119.1231</text:p>
              </table:table-cell>
              <table:table-cell office:value-type="float" office:value="27.691">
                <text:p>27.691</text:p>
              </table:table-cell>
              <table:table-cell office:value-type="float" office:value="191.5991">
                <text:p>191.5991</text:p>
              </table:table-cell>
              <table:table-cell office:value-type="float" office:value="205.4758">
                <text:p>205.47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0000">
                <text:p>1410000</text:p>
              </table:table-cell>
              <table:table-cell office:value-type="float" office:value="-52.872">
                <text:p>-52.872</text:p>
              </table:table-cell>
              <table:table-cell office:value-type="float" office:value="76.8197">
                <text:p>76.8197</text:p>
              </table:table-cell>
              <table:table-cell office:value-type="float" office:value="161.4304">
                <text:p>161.4304</text:p>
              </table:table-cell>
              <table:table-cell office:value-type="float" office:value="261.514">
                <text:p>261.5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2000">
                <text:p>1412000</text:p>
              </table:table-cell>
              <table:table-cell office:value-type="float" office:value="-5.4488">
                <text:p>-5.4488</text:p>
              </table:table-cell>
              <table:table-cell office:value-type="float" office:value="120.4259">
                <text:p>120.4259</text:p>
              </table:table-cell>
              <table:table-cell office:value-type="float" office:value="269.2983">
                <text:p>269.2983</text:p>
              </table:table-cell>
              <table:table-cell office:value-type="float" office:value="269.9166">
                <text:p>269.91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4000">
                <text:p>1414000</text:p>
              </table:table-cell>
              <table:table-cell office:value-type="float" office:value="27.1717">
                <text:p>27.1717</text:p>
              </table:table-cell>
              <table:table-cell office:value-type="float" office:value="101.3294">
                <text:p>101.3294</text:p>
              </table:table-cell>
              <table:table-cell office:value-type="float" office:value="97.3238">
                <text:p>97.3238</text:p>
              </table:table-cell>
              <table:table-cell office:value-type="float" office:value="246.6381">
                <text:p>246.63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6000">
                <text:p>1416000</text:p>
              </table:table-cell>
              <table:table-cell office:value-type="float" office:value="52.5019">
                <text:p>52.5019</text:p>
              </table:table-cell>
              <table:table-cell office:value-type="float" office:value="86.6815">
                <text:p>86.6815</text:p>
              </table:table-cell>
              <table:table-cell office:value-type="float" office:value="267.1228">
                <text:p>267.1228</text:p>
              </table:table-cell>
              <table:table-cell office:value-type="float" office:value="106.1427">
                <text:p>106.14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8000">
                <text:p>1418000</text:p>
              </table:table-cell>
              <table:table-cell office:value-type="float" office:value="131.6361">
                <text:p>131.6361</text:p>
              </table:table-cell>
              <table:table-cell office:value-type="float" office:value="129.0644">
                <text:p>129.0644</text:p>
              </table:table-cell>
              <table:table-cell office:value-type="float" office:value="208.4112">
                <text:p>208.4112</text:p>
              </table:table-cell>
              <table:table-cell office:value-type="float" office:value="234.4313">
                <text:p>234.43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0000">
                <text:p>1420000</text:p>
              </table:table-cell>
              <table:table-cell office:value-type="float" office:value="129.0103">
                <text:p>129.0103</text:p>
              </table:table-cell>
              <table:table-cell office:value-type="float" office:value="95.4391">
                <text:p>95.4391</text:p>
              </table:table-cell>
              <table:table-cell office:value-type="float" office:value="262.5844">
                <text:p>262.5844</text:p>
              </table:table-cell>
              <table:table-cell office:value-type="float" office:value="90.9677">
                <text:p>90.967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2000">
                <text:p>1422000</text:p>
              </table:table-cell>
              <table:table-cell office:value-type="float" office:value="36.1795">
                <text:p>36.1795</text:p>
              </table:table-cell>
              <table:table-cell office:value-type="float" office:value="114.4944">
                <text:p>114.4944</text:p>
              </table:table-cell>
              <table:table-cell office:value-type="float" office:value="268.6485">
                <text:p>268.6485</text:p>
              </table:table-cell>
              <table:table-cell office:value-type="float" office:value="233.209">
                <text:p>233.2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4000">
                <text:p>1424000</text:p>
              </table:table-cell>
              <table:table-cell office:value-type="float" office:value="68.3133">
                <text:p>68.3133</text:p>
              </table:table-cell>
              <table:table-cell office:value-type="float" office:value="99.4304">
                <text:p>99.4304</text:p>
              </table:table-cell>
              <table:table-cell office:value-type="float" office:value="244.8849">
                <text:p>244.8849</text:p>
              </table:table-cell>
              <table:table-cell office:value-type="float" office:value="247.7106">
                <text:p>247.71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6000">
                <text:p>1426000</text:p>
              </table:table-cell>
              <table:table-cell office:value-type="float" office:value="-41.0515">
                <text:p>-41.0515</text:p>
              </table:table-cell>
              <table:table-cell office:value-type="float" office:value="88.2265">
                <text:p>88.2265</text:p>
              </table:table-cell>
              <table:table-cell office:value-type="float" office:value="258.5134">
                <text:p>258.5134</text:p>
              </table:table-cell>
              <table:table-cell office:value-type="float" office:value="229.5811">
                <text:p>229.58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8000">
                <text:p>1428000</text:p>
              </table:table-cell>
              <table:table-cell office:value-type="float" office:value="30.2384">
                <text:p>30.2384</text:p>
              </table:table-cell>
              <table:table-cell office:value-type="float" office:value="97.959">
                <text:p>97.959</text:p>
              </table:table-cell>
              <table:table-cell office:value-type="float" office:value="277.8272">
                <text:p>277.8272</text:p>
              </table:table-cell>
              <table:table-cell office:value-type="float" office:value="190.3169">
                <text:p>190.316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0000">
                <text:p>1430000</text:p>
              </table:table-cell>
              <table:table-cell office:value-type="float" office:value="15.6019">
                <text:p>15.6019</text:p>
              </table:table-cell>
              <table:table-cell office:value-type="float" office:value="121.928">
                <text:p>121.928</text:p>
              </table:table-cell>
              <table:table-cell office:value-type="float" office:value="257.2623">
                <text:p>257.2623</text:p>
              </table:table-cell>
              <table:table-cell office:value-type="float" office:value="189.2891">
                <text:p>189.28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2000">
                <text:p>1432000</text:p>
              </table:table-cell>
              <table:table-cell office:value-type="float" office:value="43.8057">
                <text:p>43.8057</text:p>
              </table:table-cell>
              <table:table-cell office:value-type="float" office:value="118.1238">
                <text:p>118.1238</text:p>
              </table:table-cell>
              <table:table-cell office:value-type="float" office:value="181.0059">
                <text:p>181.0059</text:p>
              </table:table-cell>
              <table:table-cell office:value-type="float" office:value="219.4342">
                <text:p>219.43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4000">
                <text:p>1434000</text:p>
              </table:table-cell>
              <table:table-cell office:value-type="float" office:value="13.5349">
                <text:p>13.5349</text:p>
              </table:table-cell>
              <table:table-cell office:value-type="float" office:value="110.5147">
                <text:p>110.5147</text:p>
              </table:table-cell>
              <table:table-cell office:value-type="float" office:value="203.7602">
                <text:p>203.7602</text:p>
              </table:table-cell>
              <table:table-cell office:value-type="float" office:value="165.4842">
                <text:p>165.48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6000">
                <text:p>1436000</text:p>
              </table:table-cell>
              <table:table-cell office:value-type="float" office:value="19.9757">
                <text:p>19.9757</text:p>
              </table:table-cell>
              <table:table-cell office:value-type="float" office:value="116.4587">
                <text:p>116.4587</text:p>
              </table:table-cell>
              <table:table-cell office:value-type="float" office:value="272.4985">
                <text:p>272.4985</text:p>
              </table:table-cell>
              <table:table-cell office:value-type="float" office:value="175.4831">
                <text:p>175.483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8000">
                <text:p>1438000</text:p>
              </table:table-cell>
              <table:table-cell office:value-type="float" office:value="70.7255">
                <text:p>70.7255</text:p>
              </table:table-cell>
              <table:table-cell office:value-type="float" office:value="94.1262">
                <text:p>94.1262</text:p>
              </table:table-cell>
              <table:table-cell office:value-type="float" office:value="226.9544">
                <text:p>226.9544</text:p>
              </table:table-cell>
              <table:table-cell office:value-type="float" office:value="226.6081">
                <text:p>226.60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0000">
                <text:p>1440000</text:p>
              </table:table-cell>
              <table:table-cell office:value-type="float" office:value="33.8297">
                <text:p>33.8297</text:p>
              </table:table-cell>
              <table:table-cell office:value-type="float" office:value="94.9395">
                <text:p>94.9395</text:p>
              </table:table-cell>
              <table:table-cell office:value-type="float" office:value="234.0079">
                <text:p>234.0079</text:p>
              </table:table-cell>
              <table:table-cell office:value-type="float" office:value="224.4523">
                <text:p>224.45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2000">
                <text:p>1442000</text:p>
              </table:table-cell>
              <table:table-cell office:value-type="float" office:value="59.7152">
                <text:p>59.7152</text:p>
              </table:table-cell>
              <table:table-cell office:value-type="float" office:value="81.4097">
                <text:p>81.4097</text:p>
              </table:table-cell>
              <table:table-cell office:value-type="float" office:value="172.0943">
                <text:p>172.0943</text:p>
              </table:table-cell>
              <table:table-cell office:value-type="float" office:value="143.7557">
                <text:p>143.75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4000">
                <text:p>1444000</text:p>
              </table:table-cell>
              <table:table-cell office:value-type="float" office:value="82.4002">
                <text:p>82.4002</text:p>
              </table:table-cell>
              <table:table-cell office:value-type="float" office:value="76.8896">
                <text:p>76.8896</text:p>
              </table:table-cell>
              <table:table-cell office:value-type="float" office:value="252.7318">
                <text:p>252.7318</text:p>
              </table:table-cell>
              <table:table-cell office:value-type="float" office:value="267.8303">
                <text:p>267.83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6000">
                <text:p>1446000</text:p>
              </table:table-cell>
              <table:table-cell office:value-type="float" office:value="28.6503">
                <text:p>28.6503</text:p>
              </table:table-cell>
              <table:table-cell office:value-type="float" office:value="94.5606">
                <text:p>94.5606</text:p>
              </table:table-cell>
              <table:table-cell office:value-type="float" office:value="155.8614">
                <text:p>155.8614</text:p>
              </table:table-cell>
              <table:table-cell office:value-type="float" office:value="226.0254">
                <text:p>226.025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8000">
                <text:p>1448000</text:p>
              </table:table-cell>
              <table:table-cell office:value-type="float" office:value="55.4314">
                <text:p>55.4314</text:p>
              </table:table-cell>
              <table:table-cell office:value-type="float" office:value="104.0546">
                <text:p>104.0546</text:p>
              </table:table-cell>
              <table:table-cell office:value-type="float" office:value="230.864">
                <text:p>230.864</text:p>
              </table:table-cell>
              <table:table-cell office:value-type="float" office:value="254.0097">
                <text:p>254.009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0000">
                <text:p>1450000</text:p>
              </table:table-cell>
              <table:table-cell office:value-type="float" office:value="177.0752">
                <text:p>177.0752</text:p>
              </table:table-cell>
              <table:table-cell office:value-type="float" office:value="106.435">
                <text:p>106.435</text:p>
              </table:table-cell>
              <table:table-cell office:value-type="float" office:value="226.4965">
                <text:p>226.4965</text:p>
              </table:table-cell>
              <table:table-cell office:value-type="float" office:value="195.1605">
                <text:p>195.16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2000">
                <text:p>1452000</text:p>
              </table:table-cell>
              <table:table-cell office:value-type="float" office:value="92.7209">
                <text:p>92.7209</text:p>
              </table:table-cell>
              <table:table-cell office:value-type="float" office:value="103.1459">
                <text:p>103.1459</text:p>
              </table:table-cell>
              <table:table-cell office:value-type="float" office:value="250.416">
                <text:p>250.416</text:p>
              </table:table-cell>
              <table:table-cell office:value-type="float" office:value="168.7231">
                <text:p>168.72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4000">
                <text:p>1454000</text:p>
              </table:table-cell>
              <table:table-cell office:value-type="float" office:value="75.8485">
                <text:p>75.8485</text:p>
              </table:table-cell>
              <table:table-cell office:value-type="float" office:value="99.1021">
                <text:p>99.1021</text:p>
              </table:table-cell>
              <table:table-cell office:value-type="float" office:value="229.5708">
                <text:p>229.5708</text:p>
              </table:table-cell>
              <table:table-cell office:value-type="float" office:value="180.0431">
                <text:p>180.043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6000">
                <text:p>1456000</text:p>
              </table:table-cell>
              <table:table-cell office:value-type="float" office:value="130.6466">
                <text:p>130.6466</text:p>
              </table:table-cell>
              <table:table-cell office:value-type="float" office:value="100.3834">
                <text:p>100.3834</text:p>
              </table:table-cell>
              <table:table-cell office:value-type="float" office:value="182.7057">
                <text:p>182.7057</text:p>
              </table:table-cell>
              <table:table-cell office:value-type="float" office:value="222.3504">
                <text:p>222.350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8000">
                <text:p>1458000</text:p>
              </table:table-cell>
              <table:table-cell office:value-type="float" office:value="70.4623">
                <text:p>70.4623</text:p>
              </table:table-cell>
              <table:table-cell office:value-type="float" office:value="93.297">
                <text:p>93.297</text:p>
              </table:table-cell>
              <table:table-cell office:value-type="float" office:value="166.9035">
                <text:p>166.9035</text:p>
              </table:table-cell>
              <table:table-cell office:value-type="float" office:value="137.6697">
                <text:p>137.66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0000">
                <text:p>1460000</text:p>
              </table:table-cell>
              <table:table-cell office:value-type="float" office:value="44.5038">
                <text:p>44.5038</text:p>
              </table:table-cell>
              <table:table-cell office:value-type="float" office:value="81.1142">
                <text:p>81.1142</text:p>
              </table:table-cell>
              <table:table-cell office:value-type="float" office:value="209.0427">
                <text:p>209.0427</text:p>
              </table:table-cell>
              <table:table-cell office:value-type="float" office:value="161.6162">
                <text:p>161.616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2000">
                <text:p>1462000</text:p>
              </table:table-cell>
              <table:table-cell office:value-type="float" office:value="140.7799">
                <text:p>140.7799</text:p>
              </table:table-cell>
              <table:table-cell office:value-type="float" office:value="102.8184">
                <text:p>102.8184</text:p>
              </table:table-cell>
              <table:table-cell office:value-type="float" office:value="242.7135">
                <text:p>242.7135</text:p>
              </table:table-cell>
              <table:table-cell office:value-type="float" office:value="238.9683">
                <text:p>238.968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4000">
                <text:p>1464000</text:p>
              </table:table-cell>
              <table:table-cell office:value-type="float" office:value="56.9108">
                <text:p>56.9108</text:p>
              </table:table-cell>
              <table:table-cell office:value-type="float" office:value="69.5664">
                <text:p>69.5664</text:p>
              </table:table-cell>
              <table:table-cell office:value-type="float" office:value="203.9395">
                <text:p>203.9395</text:p>
              </table:table-cell>
              <table:table-cell office:value-type="float" office:value="240.7973">
                <text:p>240.79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6000">
                <text:p>1466000</text:p>
              </table:table-cell>
              <table:table-cell office:value-type="float" office:value="125.2051">
                <text:p>125.2051</text:p>
              </table:table-cell>
              <table:table-cell office:value-type="float" office:value="64.787">
                <text:p>64.787</text:p>
              </table:table-cell>
              <table:table-cell office:value-type="float" office:value="260.2154">
                <text:p>260.2154</text:p>
              </table:table-cell>
              <table:table-cell office:value-type="float" office:value="196.0687">
                <text:p>196.068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8000">
                <text:p>1468000</text:p>
              </table:table-cell>
              <table:table-cell office:value-type="float" office:value="92.6238">
                <text:p>92.6238</text:p>
              </table:table-cell>
              <table:table-cell office:value-type="float" office:value="76.8888">
                <text:p>76.8888</text:p>
              </table:table-cell>
              <table:table-cell office:value-type="float" office:value="258.8212">
                <text:p>258.8212</text:p>
              </table:table-cell>
              <table:table-cell office:value-type="float" office:value="181.4545">
                <text:p>181.45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0000">
                <text:p>1470000</text:p>
              </table:table-cell>
              <table:table-cell office:value-type="float" office:value="-34.947">
                <text:p>-34.947</text:p>
              </table:table-cell>
              <table:table-cell office:value-type="float" office:value="115.1091">
                <text:p>115.1091</text:p>
              </table:table-cell>
              <table:table-cell office:value-type="float" office:value="184.3936">
                <text:p>184.3936</text:p>
              </table:table-cell>
              <table:table-cell office:value-type="float" office:value="255.1235">
                <text:p>255.12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2000">
                <text:p>1472000</text:p>
              </table:table-cell>
              <table:table-cell office:value-type="float" office:value="110.3379">
                <text:p>110.3379</text:p>
              </table:table-cell>
              <table:table-cell office:value-type="float" office:value="87.3576">
                <text:p>87.3576</text:p>
              </table:table-cell>
              <table:table-cell office:value-type="float" office:value="209.3767">
                <text:p>209.3767</text:p>
              </table:table-cell>
              <table:table-cell office:value-type="float" office:value="254.9346">
                <text:p>254.93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4000">
                <text:p>1474000</text:p>
              </table:table-cell>
              <table:table-cell office:value-type="float" office:value="37.3073">
                <text:p>37.3073</text:p>
              </table:table-cell>
              <table:table-cell office:value-type="float" office:value="76.2098">
                <text:p>76.2098</text:p>
              </table:table-cell>
              <table:table-cell office:value-type="float" office:value="274.5444">
                <text:p>274.5444</text:p>
              </table:table-cell>
              <table:table-cell office:value-type="float" office:value="114.3364">
                <text:p>114.33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6000">
                <text:p>1476000</text:p>
              </table:table-cell>
              <table:table-cell office:value-type="float" office:value="22.2949">
                <text:p>22.2949</text:p>
              </table:table-cell>
              <table:table-cell office:value-type="float" office:value="105.6052">
                <text:p>105.6052</text:p>
              </table:table-cell>
              <table:table-cell office:value-type="float" office:value="198.706">
                <text:p>198.706</text:p>
              </table:table-cell>
              <table:table-cell office:value-type="float" office:value="265.35">
                <text:p>265.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8000">
                <text:p>1478000</text:p>
              </table:table-cell>
              <table:table-cell office:value-type="float" office:value="45.0034">
                <text:p>45.0034</text:p>
              </table:table-cell>
              <table:table-cell office:value-type="float" office:value="98.6876">
                <text:p>98.6876</text:p>
              </table:table-cell>
              <table:table-cell office:value-type="float" office:value="250.6863">
                <text:p>250.6863</text:p>
              </table:table-cell>
              <table:table-cell office:value-type="float" office:value="249.4341">
                <text:p>249.434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0000">
                <text:p>1480000</text:p>
              </table:table-cell>
              <table:table-cell office:value-type="float" office:value="51.9696">
                <text:p>51.9696</text:p>
              </table:table-cell>
              <table:table-cell office:value-type="float" office:value="68.1219">
                <text:p>68.1219</text:p>
              </table:table-cell>
              <table:table-cell office:value-type="float" office:value="257.6063">
                <text:p>257.6063</text:p>
              </table:table-cell>
              <table:table-cell office:value-type="float" office:value="262.4055">
                <text:p>262.40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2000">
                <text:p>1482000</text:p>
              </table:table-cell>
              <table:table-cell office:value-type="float" office:value="92.3079">
                <text:p>92.3079</text:p>
              </table:table-cell>
              <table:table-cell office:value-type="float" office:value="68.7015">
                <text:p>68.7015</text:p>
              </table:table-cell>
              <table:table-cell office:value-type="float" office:value="153.4427">
                <text:p>153.4427</text:p>
              </table:table-cell>
              <table:table-cell office:value-type="float" office:value="258.5393">
                <text:p>258.53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4000">
                <text:p>1484000</text:p>
              </table:table-cell>
              <table:table-cell office:value-type="float" office:value="100.8557">
                <text:p>100.8557</text:p>
              </table:table-cell>
              <table:table-cell office:value-type="float" office:value="82.9564">
                <text:p>82.9564</text:p>
              </table:table-cell>
              <table:table-cell office:value-type="float" office:value="191.5426">
                <text:p>191.5426</text:p>
              </table:table-cell>
              <table:table-cell office:value-type="float" office:value="201.6237">
                <text:p>201.623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6000">
                <text:p>1486000</text:p>
              </table:table-cell>
              <table:table-cell office:value-type="float" office:value="0.0212">
                <text:p>0.0212</text:p>
              </table:table-cell>
              <table:table-cell office:value-type="float" office:value="62.9093">
                <text:p>62.9093</text:p>
              </table:table-cell>
              <table:table-cell office:value-type="float" office:value="217.1885">
                <text:p>217.1885</text:p>
              </table:table-cell>
              <table:table-cell office:value-type="float" office:value="249.2231">
                <text:p>249.223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8000">
                <text:p>1488000</text:p>
              </table:table-cell>
              <table:table-cell office:value-type="float" office:value="-5.9734">
                <text:p>-5.9734</text:p>
              </table:table-cell>
              <table:table-cell office:value-type="float" office:value="95.2839">
                <text:p>95.2839</text:p>
              </table:table-cell>
              <table:table-cell office:value-type="float" office:value="204.1817">
                <text:p>204.1817</text:p>
              </table:table-cell>
              <table:table-cell office:value-type="float" office:value="247.7249">
                <text:p>247.724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0000">
                <text:p>1490000</text:p>
              </table:table-cell>
              <table:table-cell office:value-type="float" office:value="108.1896">
                <text:p>108.1896</text:p>
              </table:table-cell>
              <table:table-cell office:value-type="float" office:value="85.0973">
                <text:p>85.0973</text:p>
              </table:table-cell>
              <table:table-cell office:value-type="float" office:value="263.3253">
                <text:p>263.3253</text:p>
              </table:table-cell>
              <table:table-cell office:value-type="float" office:value="279.7651">
                <text:p>279.765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2000">
                <text:p>1492000</text:p>
              </table:table-cell>
              <table:table-cell office:value-type="float" office:value="152.4501">
                <text:p>152.4501</text:p>
              </table:table-cell>
              <table:table-cell office:value-type="float" office:value="73.0777">
                <text:p>73.0777</text:p>
              </table:table-cell>
              <table:table-cell office:value-type="float" office:value="277.0868">
                <text:p>277.0868</text:p>
              </table:table-cell>
              <table:table-cell office:value-type="float" office:value="257.2873">
                <text:p>257.287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4000">
                <text:p>1494000</text:p>
              </table:table-cell>
              <table:table-cell office:value-type="float" office:value="150.7316">
                <text:p>150.7316</text:p>
              </table:table-cell>
              <table:table-cell office:value-type="float" office:value="143.781">
                <text:p>143.781</text:p>
              </table:table-cell>
              <table:table-cell office:value-type="float" office:value="232.1203">
                <text:p>232.1203</text:p>
              </table:table-cell>
              <table:table-cell office:value-type="float" office:value="281.8019">
                <text:p>281.801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6000">
                <text:p>1496000</text:p>
              </table:table-cell>
              <table:table-cell office:value-type="float" office:value="80.0635">
                <text:p>80.0635</text:p>
              </table:table-cell>
              <table:table-cell office:value-type="float" office:value="126.4038">
                <text:p>126.4038</text:p>
              </table:table-cell>
              <table:table-cell office:value-type="float" office:value="223.7886">
                <text:p>223.7886</text:p>
              </table:table-cell>
              <table:table-cell office:value-type="float" office:value="289.2451">
                <text:p>289.24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8000">
                <text:p>1498000</text:p>
              </table:table-cell>
              <table:table-cell office:value-type="float" office:value="52.2376">
                <text:p>52.2376</text:p>
              </table:table-cell>
              <table:table-cell office:value-type="float" office:value="92.011">
                <text:p>92.011</text:p>
              </table:table-cell>
              <table:table-cell office:value-type="float" office:value="189.954">
                <text:p>189.954</text:p>
              </table:table-cell>
              <table:table-cell office:value-type="float" office:value="235.3817">
                <text:p>235.38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000">
                <text:p>1500000</text:p>
              </table:table-cell>
              <table:table-cell office:value-type="float" office:value="77.7665">
                <text:p>77.7665</text:p>
              </table:table-cell>
              <table:table-cell office:value-type="float" office:value="76.6374">
                <text:p>76.6374</text:p>
              </table:table-cell>
              <table:table-cell office:value-type="float" office:value="214.5259">
                <text:p>214.5259</text:p>
              </table:table-cell>
              <table:table-cell office:value-type="float" office:value="250.0695">
                <text:p>250.06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000">
                <text:p>1502000</text:p>
              </table:table-cell>
              <table:table-cell office:value-type="float" office:value="102.3724">
                <text:p>102.3724</text:p>
              </table:table-cell>
              <table:table-cell office:value-type="float" office:value="114.1047">
                <text:p>114.1047</text:p>
              </table:table-cell>
              <table:table-cell office:value-type="float" office:value="235.4078">
                <text:p>235.4078</text:p>
              </table:table-cell>
              <table:table-cell office:value-type="float" office:value="266.3453">
                <text:p>266.34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4000">
                <text:p>1504000</text:p>
              </table:table-cell>
              <table:table-cell office:value-type="float" office:value="79.1306">
                <text:p>79.1306</text:p>
              </table:table-cell>
              <table:table-cell office:value-type="float" office:value="84.0397">
                <text:p>84.0397</text:p>
              </table:table-cell>
              <table:table-cell office:value-type="float" office:value="207.6697">
                <text:p>207.6697</text:p>
              </table:table-cell>
              <table:table-cell office:value-type="float" office:value="248.7234">
                <text:p>248.723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6000">
                <text:p>1506000</text:p>
              </table:table-cell>
              <table:table-cell office:value-type="float" office:value="86.5489">
                <text:p>86.5489</text:p>
              </table:table-cell>
              <table:table-cell office:value-type="float" office:value="72.0865">
                <text:p>72.0865</text:p>
              </table:table-cell>
              <table:table-cell office:value-type="float" office:value="264.1578">
                <text:p>264.1578</text:p>
              </table:table-cell>
              <table:table-cell office:value-type="float" office:value="203.4772">
                <text:p>203.477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8000">
                <text:p>1508000</text:p>
              </table:table-cell>
              <table:table-cell office:value-type="float" office:value="-52.8529">
                <text:p>-52.8529</text:p>
              </table:table-cell>
              <table:table-cell office:value-type="float" office:value="72.8227">
                <text:p>72.8227</text:p>
              </table:table-cell>
              <table:table-cell office:value-type="float" office:value="291.9579">
                <text:p>291.9579</text:p>
              </table:table-cell>
              <table:table-cell office:value-type="float" office:value="255.0435">
                <text:p>255.04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0000">
                <text:p>1510000</text:p>
              </table:table-cell>
              <table:table-cell office:value-type="float" office:value="96.0318">
                <text:p>96.0318</text:p>
              </table:table-cell>
              <table:table-cell office:value-type="float" office:value="47.646">
                <text:p>47.646</text:p>
              </table:table-cell>
              <table:table-cell office:value-type="float" office:value="233.348">
                <text:p>233.348</text:p>
              </table:table-cell>
              <table:table-cell office:value-type="float" office:value="282.241">
                <text:p>282.2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2000">
                <text:p>1512000</text:p>
              </table:table-cell>
              <table:table-cell office:value-type="float" office:value="165.2652">
                <text:p>165.2652</text:p>
              </table:table-cell>
              <table:table-cell office:value-type="float" office:value="77.7167">
                <text:p>77.7167</text:p>
              </table:table-cell>
              <table:table-cell office:value-type="float" office:value="273.6467">
                <text:p>273.6467</text:p>
              </table:table-cell>
              <table:table-cell office:value-type="float" office:value="146.3241">
                <text:p>146.32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000">
                <text:p>1514000</text:p>
              </table:table-cell>
              <table:table-cell office:value-type="float" office:value="61.1364">
                <text:p>61.1364</text:p>
              </table:table-cell>
              <table:table-cell office:value-type="float" office:value="87.7859">
                <text:p>87.7859</text:p>
              </table:table-cell>
              <table:table-cell office:value-type="float" office:value="236.3224">
                <text:p>236.3224</text:p>
              </table:table-cell>
              <table:table-cell office:value-type="float" office:value="248.113">
                <text:p>248.1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000">
                <text:p>1516000</text:p>
              </table:table-cell>
              <table:table-cell office:value-type="float" office:value="182.4679">
                <text:p>182.4679</text:p>
              </table:table-cell>
              <table:table-cell office:value-type="float" office:value="84.2544">
                <text:p>84.2544</text:p>
              </table:table-cell>
              <table:table-cell office:value-type="float" office:value="205.9677">
                <text:p>205.9677</text:p>
              </table:table-cell>
              <table:table-cell office:value-type="float" office:value="250.3117">
                <text:p>250.31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8000">
                <text:p>1518000</text:p>
              </table:table-cell>
              <table:table-cell office:value-type="float" office:value="104.9666">
                <text:p>104.9666</text:p>
              </table:table-cell>
              <table:table-cell office:value-type="float" office:value="103.4763">
                <text:p>103.4763</text:p>
              </table:table-cell>
              <table:table-cell office:value-type="float" office:value="222.5474">
                <text:p>222.5474</text:p>
              </table:table-cell>
              <table:table-cell office:value-type="float" office:value="236.9269">
                <text:p>236.92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0000">
                <text:p>1520000</text:p>
              </table:table-cell>
              <table:table-cell office:value-type="float" office:value="65.9198">
                <text:p>65.9198</text:p>
              </table:table-cell>
              <table:table-cell office:value-type="float" office:value="108.7112">
                <text:p>108.7112</text:p>
              </table:table-cell>
              <table:table-cell office:value-type="float" office:value="272.0342">
                <text:p>272.0342</text:p>
              </table:table-cell>
              <table:table-cell office:value-type="float" office:value="257.4763">
                <text:p>257.47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2000">
                <text:p>1522000</text:p>
              </table:table-cell>
              <table:table-cell office:value-type="float" office:value="131.4136">
                <text:p>131.4136</text:p>
              </table:table-cell>
              <table:table-cell office:value-type="float" office:value="105.2607">
                <text:p>105.2607</text:p>
              </table:table-cell>
              <table:table-cell office:value-type="float" office:value="168.0234">
                <text:p>168.0234</text:p>
              </table:table-cell>
              <table:table-cell office:value-type="float" office:value="275.3244">
                <text:p>275.32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4000">
                <text:p>1524000</text:p>
              </table:table-cell>
              <table:table-cell office:value-type="float" office:value="-14.1684">
                <text:p>-14.1684</text:p>
              </table:table-cell>
              <table:table-cell office:value-type="float" office:value="116.5964">
                <text:p>116.5964</text:p>
              </table:table-cell>
              <table:table-cell office:value-type="float" office:value="253.7684">
                <text:p>253.7684</text:p>
              </table:table-cell>
              <table:table-cell office:value-type="float" office:value="250.9244">
                <text:p>250.92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6000">
                <text:p>1526000</text:p>
              </table:table-cell>
              <table:table-cell office:value-type="float" office:value="99.1841">
                <text:p>99.1841</text:p>
              </table:table-cell>
              <table:table-cell office:value-type="float" office:value="39.9858">
                <text:p>39.9858</text:p>
              </table:table-cell>
              <table:table-cell office:value-type="float" office:value="243.0123">
                <text:p>243.0123</text:p>
              </table:table-cell>
              <table:table-cell office:value-type="float" office:value="228.0367">
                <text:p>228.03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8000">
                <text:p>1528000</text:p>
              </table:table-cell>
              <table:table-cell office:value-type="float" office:value="93.453">
                <text:p>93.453</text:p>
              </table:table-cell>
              <table:table-cell office:value-type="float" office:value="102.3664">
                <text:p>102.3664</text:p>
              </table:table-cell>
              <table:table-cell office:value-type="float" office:value="235.3394">
                <text:p>235.3394</text:p>
              </table:table-cell>
              <table:table-cell office:value-type="float" office:value="287.3341">
                <text:p>287.334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0000">
                <text:p>1530000</text:p>
              </table:table-cell>
              <table:table-cell office:value-type="float" office:value="-19.9324">
                <text:p>-19.9324</text:p>
              </table:table-cell>
              <table:table-cell office:value-type="float" office:value="80.0625">
                <text:p>80.0625</text:p>
              </table:table-cell>
              <table:table-cell office:value-type="float" office:value="247.7243">
                <text:p>247.7243</text:p>
              </table:table-cell>
              <table:table-cell office:value-type="float" office:value="251.6727">
                <text:p>251.67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2000">
                <text:p>1532000</text:p>
              </table:table-cell>
              <table:table-cell office:value-type="float" office:value="38.884">
                <text:p>38.884</text:p>
              </table:table-cell>
              <table:table-cell office:value-type="float" office:value="89.3839">
                <text:p>89.3839</text:p>
              </table:table-cell>
              <table:table-cell office:value-type="float" office:value="280.134">
                <text:p>280.134</text:p>
              </table:table-cell>
              <table:table-cell office:value-type="float" office:value="203.8754">
                <text:p>203.87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4000">
                <text:p>1534000</text:p>
              </table:table-cell>
              <table:table-cell office:value-type="float" office:value="138.7567">
                <text:p>138.7567</text:p>
              </table:table-cell>
              <table:table-cell office:value-type="float" office:value="133.8055">
                <text:p>133.8055</text:p>
              </table:table-cell>
              <table:table-cell office:value-type="float" office:value="260.262">
                <text:p>260.262</text:p>
              </table:table-cell>
              <table:table-cell office:value-type="float" office:value="269.4431">
                <text:p>269.443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6000">
                <text:p>1536000</text:p>
              </table:table-cell>
              <table:table-cell office:value-type="float" office:value="-5.6731">
                <text:p>-5.6731</text:p>
              </table:table-cell>
              <table:table-cell office:value-type="float" office:value="121.3933">
                <text:p>121.3933</text:p>
              </table:table-cell>
              <table:table-cell office:value-type="float" office:value="216.6524">
                <text:p>216.6524</text:p>
              </table:table-cell>
              <table:table-cell office:value-type="float" office:value="251.3434">
                <text:p>251.34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8000">
                <text:p>1538000</text:p>
              </table:table-cell>
              <table:table-cell office:value-type="float" office:value="148.9753">
                <text:p>148.9753</text:p>
              </table:table-cell>
              <table:table-cell office:value-type="float" office:value="50.7176">
                <text:p>50.7176</text:p>
              </table:table-cell>
              <table:table-cell office:value-type="float" office:value="236.6464">
                <text:p>236.6464</text:p>
              </table:table-cell>
              <table:table-cell office:value-type="float" office:value="241.7913">
                <text:p>241.79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000">
                <text:p>1540000</text:p>
              </table:table-cell>
              <table:table-cell office:value-type="float" office:value="142.3975">
                <text:p>142.3975</text:p>
              </table:table-cell>
              <table:table-cell office:value-type="float" office:value="124.2379">
                <text:p>124.2379</text:p>
              </table:table-cell>
              <table:table-cell office:value-type="float" office:value="234.4368">
                <text:p>234.4368</text:p>
              </table:table-cell>
              <table:table-cell office:value-type="float" office:value="278.4282">
                <text:p>278.42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2000">
                <text:p>1542000</text:p>
              </table:table-cell>
              <table:table-cell office:value-type="float" office:value="6.3209">
                <text:p>6.3209</text:p>
              </table:table-cell>
              <table:table-cell office:value-type="float" office:value="124.0151">
                <text:p>124.0151</text:p>
              </table:table-cell>
              <table:table-cell office:value-type="float" office:value="279.8467">
                <text:p>279.8467</text:p>
              </table:table-cell>
              <table:table-cell office:value-type="float" office:value="277.4558">
                <text:p>277.45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4000">
                <text:p>1544000</text:p>
              </table:table-cell>
              <table:table-cell office:value-type="float" office:value="153.8934">
                <text:p>153.8934</text:p>
              </table:table-cell>
              <table:table-cell office:value-type="float" office:value="114.305">
                <text:p>114.305</text:p>
              </table:table-cell>
              <table:table-cell office:value-type="float" office:value="200.3541">
                <text:p>200.3541</text:p>
              </table:table-cell>
              <table:table-cell office:value-type="float" office:value="213.4838">
                <text:p>213.483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6000">
                <text:p>1546000</text:p>
              </table:table-cell>
              <table:table-cell office:value-type="float" office:value="56.4472">
                <text:p>56.4472</text:p>
              </table:table-cell>
              <table:table-cell office:value-type="float" office:value="123.0276">
                <text:p>123.0276</text:p>
              </table:table-cell>
              <table:table-cell office:value-type="float" office:value="263.6038">
                <text:p>263.6038</text:p>
              </table:table-cell>
              <table:table-cell office:value-type="float" office:value="236.2066">
                <text:p>236.20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8000">
                <text:p>1548000</text:p>
              </table:table-cell>
              <table:table-cell office:value-type="float" office:value="114.5141">
                <text:p>114.5141</text:p>
              </table:table-cell>
              <table:table-cell office:value-type="float" office:value="84.9823">
                <text:p>84.9823</text:p>
              </table:table-cell>
              <table:table-cell office:value-type="float" office:value="255.7601">
                <text:p>255.7601</text:p>
              </table:table-cell>
              <table:table-cell office:value-type="float" office:value="231.6648">
                <text:p>231.66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0000">
                <text:p>1550000</text:p>
              </table:table-cell>
              <table:table-cell office:value-type="float" office:value="114.0138">
                <text:p>114.0138</text:p>
              </table:table-cell>
              <table:table-cell office:value-type="float" office:value="100.3089">
                <text:p>100.3089</text:p>
              </table:table-cell>
              <table:table-cell office:value-type="float" office:value="270.8825">
                <text:p>270.8825</text:p>
              </table:table-cell>
              <table:table-cell office:value-type="float" office:value="210.7352">
                <text:p>210.73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2000">
                <text:p>1552000</text:p>
              </table:table-cell>
              <table:table-cell office:value-type="float" office:value="108.4375">
                <text:p>108.4375</text:p>
              </table:table-cell>
              <table:table-cell office:value-type="float" office:value="117.9688">
                <text:p>117.9688</text:p>
              </table:table-cell>
              <table:table-cell office:value-type="float" office:value="248.253">
                <text:p>248.253</text:p>
              </table:table-cell>
              <table:table-cell office:value-type="float" office:value="204.2917">
                <text:p>204.29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4000">
                <text:p>1554000</text:p>
              </table:table-cell>
              <table:table-cell office:value-type="float" office:value="148.1352">
                <text:p>148.1352</text:p>
              </table:table-cell>
              <table:table-cell office:value-type="float" office:value="126.0171">
                <text:p>126.0171</text:p>
              </table:table-cell>
              <table:table-cell office:value-type="float" office:value="194.4319">
                <text:p>194.4319</text:p>
              </table:table-cell>
              <table:table-cell office:value-type="float" office:value="225.1479">
                <text:p>225.147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6000">
                <text:p>1556000</text:p>
              </table:table-cell>
              <table:table-cell office:value-type="float" office:value="77.5134">
                <text:p>77.5134</text:p>
              </table:table-cell>
              <table:table-cell office:value-type="float" office:value="106.8426">
                <text:p>106.8426</text:p>
              </table:table-cell>
              <table:table-cell office:value-type="float" office:value="247.7045">
                <text:p>247.7045</text:p>
              </table:table-cell>
              <table:table-cell office:value-type="float" office:value="235.2092">
                <text:p>235.209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8000">
                <text:p>1558000</text:p>
              </table:table-cell>
              <table:table-cell office:value-type="float" office:value="104.6">
                <text:p>104.6</text:p>
              </table:table-cell>
              <table:table-cell office:value-type="float" office:value="116.1936">
                <text:p>116.1936</text:p>
              </table:table-cell>
              <table:table-cell office:value-type="float" office:value="208.0028">
                <text:p>208.0028</text:p>
              </table:table-cell>
              <table:table-cell office:value-type="float" office:value="234.1861">
                <text:p>234.18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0000">
                <text:p>1560000</text:p>
              </table:table-cell>
              <table:table-cell office:value-type="float" office:value="137.2031">
                <text:p>137.2031</text:p>
              </table:table-cell>
              <table:table-cell office:value-type="float" office:value="107.3768">
                <text:p>107.3768</text:p>
              </table:table-cell>
              <table:table-cell office:value-type="float" office:value="158.8278">
                <text:p>158.8278</text:p>
              </table:table-cell>
              <table:table-cell office:value-type="float" office:value="238.0351">
                <text:p>238.035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2000">
                <text:p>1562000</text:p>
              </table:table-cell>
              <table:table-cell office:value-type="float" office:value="125.6614">
                <text:p>125.6614</text:p>
              </table:table-cell>
              <table:table-cell office:value-type="float" office:value="120.9673">
                <text:p>120.9673</text:p>
              </table:table-cell>
              <table:table-cell office:value-type="float" office:value="216.5115">
                <text:p>216.5115</text:p>
              </table:table-cell>
              <table:table-cell office:value-type="float" office:value="229.5316">
                <text:p>229.53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4000">
                <text:p>1564000</text:p>
              </table:table-cell>
              <table:table-cell office:value-type="float" office:value="0.3395">
                <text:p>0.3395</text:p>
              </table:table-cell>
              <table:table-cell office:value-type="float" office:value="113.0818">
                <text:p>113.0818</text:p>
              </table:table-cell>
              <table:table-cell office:value-type="float" office:value="226.117">
                <text:p>226.117</text:p>
              </table:table-cell>
              <table:table-cell office:value-type="float" office:value="278.055">
                <text:p>278.0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6000">
                <text:p>1566000</text:p>
              </table:table-cell>
              <table:table-cell office:value-type="float" office:value="162.7393">
                <text:p>162.7393</text:p>
              </table:table-cell>
              <table:table-cell office:value-type="float" office:value="140.7098">
                <text:p>140.7098</text:p>
              </table:table-cell>
              <table:table-cell office:value-type="float" office:value="253.6127">
                <text:p>253.6127</text:p>
              </table:table-cell>
              <table:table-cell office:value-type="float" office:value="278.4649">
                <text:p>278.464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8000">
                <text:p>1568000</text:p>
              </table:table-cell>
              <table:table-cell office:value-type="float" office:value="22.3609">
                <text:p>22.3609</text:p>
              </table:table-cell>
              <table:table-cell office:value-type="float" office:value="87.891">
                <text:p>87.891</text:p>
              </table:table-cell>
              <table:table-cell office:value-type="float" office:value="232.0481">
                <text:p>232.0481</text:p>
              </table:table-cell>
              <table:table-cell office:value-type="float" office:value="293.3852">
                <text:p>293.385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0000">
                <text:p>1570000</text:p>
              </table:table-cell>
              <table:table-cell office:value-type="float" office:value="140.3063">
                <text:p>140.3063</text:p>
              </table:table-cell>
              <table:table-cell office:value-type="float" office:value="97.6902">
                <text:p>97.6902</text:p>
              </table:table-cell>
              <table:table-cell office:value-type="float" office:value="243.4343">
                <text:p>243.4343</text:p>
              </table:table-cell>
              <table:table-cell office:value-type="float" office:value="272.2229">
                <text:p>272.222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2000">
                <text:p>1572000</text:p>
              </table:table-cell>
              <table:table-cell office:value-type="float" office:value="134.7428">
                <text:p>134.7428</text:p>
              </table:table-cell>
              <table:table-cell office:value-type="float" office:value="75.2519">
                <text:p>75.2519</text:p>
              </table:table-cell>
              <table:table-cell office:value-type="float" office:value="229.3073">
                <text:p>229.3073</text:p>
              </table:table-cell>
              <table:table-cell office:value-type="float" office:value="209.6305">
                <text:p>209.63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4000">
                <text:p>1574000</text:p>
              </table:table-cell>
              <table:table-cell office:value-type="float" office:value="96.1005">
                <text:p>96.1005</text:p>
              </table:table-cell>
              <table:table-cell office:value-type="float" office:value="139.2476">
                <text:p>139.2476</text:p>
              </table:table-cell>
              <table:table-cell office:value-type="float" office:value="271.023">
                <text:p>271.023</text:p>
              </table:table-cell>
              <table:table-cell office:value-type="float" office:value="215.9352">
                <text:p>215.93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6000">
                <text:p>1576000</text:p>
              </table:table-cell>
              <table:table-cell office:value-type="float" office:value="135.7916">
                <text:p>135.7916</text:p>
              </table:table-cell>
              <table:table-cell office:value-type="float" office:value="91.4755">
                <text:p>91.4755</text:p>
              </table:table-cell>
              <table:table-cell office:value-type="float" office:value="225.7975">
                <text:p>225.7975</text:p>
              </table:table-cell>
              <table:table-cell office:value-type="float" office:value="239.0958">
                <text:p>239.09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8000">
                <text:p>1578000</text:p>
              </table:table-cell>
              <table:table-cell office:value-type="float" office:value="131.9804">
                <text:p>131.9804</text:p>
              </table:table-cell>
              <table:table-cell office:value-type="float" office:value="92.2325">
                <text:p>92.2325</text:p>
              </table:table-cell>
              <table:table-cell office:value-type="float" office:value="261.8976">
                <text:p>261.8976</text:p>
              </table:table-cell>
              <table:table-cell office:value-type="float" office:value="264.445">
                <text:p>264.44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0000">
                <text:p>1580000</text:p>
              </table:table-cell>
              <table:table-cell office:value-type="float" office:value="133.3273">
                <text:p>133.3273</text:p>
              </table:table-cell>
              <table:table-cell office:value-type="float" office:value="110.1684">
                <text:p>110.1684</text:p>
              </table:table-cell>
              <table:table-cell office:value-type="float" office:value="250.953">
                <text:p>250.953</text:p>
              </table:table-cell>
              <table:table-cell office:value-type="float" office:value="223.5809">
                <text:p>223.58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2000">
                <text:p>1582000</text:p>
              </table:table-cell>
              <table:table-cell office:value-type="float" office:value="88.9857">
                <text:p>88.9857</text:p>
              </table:table-cell>
              <table:table-cell office:value-type="float" office:value="81.2797">
                <text:p>81.2797</text:p>
              </table:table-cell>
              <table:table-cell office:value-type="float" office:value="264.1181">
                <text:p>264.1181</text:p>
              </table:table-cell>
              <table:table-cell office:value-type="float" office:value="283.5154">
                <text:p>283.51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4000">
                <text:p>1584000</text:p>
              </table:table-cell>
              <table:table-cell office:value-type="float" office:value="97.5578">
                <text:p>97.5578</text:p>
              </table:table-cell>
              <table:table-cell office:value-type="float" office:value="26.7532">
                <text:p>26.7532</text:p>
              </table:table-cell>
              <table:table-cell office:value-type="float" office:value="223.2613">
                <text:p>223.2613</text:p>
              </table:table-cell>
              <table:table-cell office:value-type="float" office:value="245.7447">
                <text:p>245.744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6000">
                <text:p>1586000</text:p>
              </table:table-cell>
              <table:table-cell office:value-type="float" office:value="131.5784">
                <text:p>131.5784</text:p>
              </table:table-cell>
              <table:table-cell office:value-type="float" office:value="102.8359">
                <text:p>102.8359</text:p>
              </table:table-cell>
              <table:table-cell office:value-type="float" office:value="254.5997">
                <text:p>254.5997</text:p>
              </table:table-cell>
              <table:table-cell office:value-type="float" office:value="216.5659">
                <text:p>216.565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8000">
                <text:p>1588000</text:p>
              </table:table-cell>
              <table:table-cell office:value-type="float" office:value="80.7598">
                <text:p>80.7598</text:p>
              </table:table-cell>
              <table:table-cell office:value-type="float" office:value="88.4932">
                <text:p>88.4932</text:p>
              </table:table-cell>
              <table:table-cell office:value-type="float" office:value="255.2803">
                <text:p>255.2803</text:p>
              </table:table-cell>
              <table:table-cell office:value-type="float" office:value="277.2026">
                <text:p>277.202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0000">
                <text:p>1590000</text:p>
              </table:table-cell>
              <table:table-cell office:value-type="float" office:value="151.1418">
                <text:p>151.1418</text:p>
              </table:table-cell>
              <table:table-cell office:value-type="float" office:value="82.4393">
                <text:p>82.4393</text:p>
              </table:table-cell>
              <table:table-cell office:value-type="float" office:value="253.6768">
                <text:p>253.6768</text:p>
              </table:table-cell>
              <table:table-cell office:value-type="float" office:value="235.4634">
                <text:p>235.463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2000">
                <text:p>1592000</text:p>
              </table:table-cell>
              <table:table-cell office:value-type="float" office:value="95.3403">
                <text:p>95.3403</text:p>
              </table:table-cell>
              <table:table-cell office:value-type="float" office:value="80.2627">
                <text:p>80.2627</text:p>
              </table:table-cell>
              <table:table-cell office:value-type="float" office:value="244.5202">
                <text:p>244.5202</text:p>
              </table:table-cell>
              <table:table-cell office:value-type="float" office:value="271.434">
                <text:p>271.43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4000">
                <text:p>1594000</text:p>
              </table:table-cell>
              <table:table-cell office:value-type="float" office:value="130.7443">
                <text:p>130.7443</text:p>
              </table:table-cell>
              <table:table-cell office:value-type="float" office:value="155.2023">
                <text:p>155.2023</text:p>
              </table:table-cell>
              <table:table-cell office:value-type="float" office:value="245.8271">
                <text:p>245.8271</text:p>
              </table:table-cell>
              <table:table-cell office:value-type="float" office:value="256.2634">
                <text:p>256.263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6000">
                <text:p>1596000</text:p>
              </table:table-cell>
              <table:table-cell office:value-type="float" office:value="157.8292">
                <text:p>157.8292</text:p>
              </table:table-cell>
              <table:table-cell office:value-type="float" office:value="82.0081">
                <text:p>82.0081</text:p>
              </table:table-cell>
              <table:table-cell office:value-type="float" office:value="250.6594">
                <text:p>250.6594</text:p>
              </table:table-cell>
              <table:table-cell office:value-type="float" office:value="254.5964">
                <text:p>254.59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8000">
                <text:p>1598000</text:p>
              </table:table-cell>
              <table:table-cell office:value-type="float" office:value="156.603">
                <text:p>156.603</text:p>
              </table:table-cell>
              <table:table-cell office:value-type="float" office:value="111.5462">
                <text:p>111.5462</text:p>
              </table:table-cell>
              <table:table-cell office:value-type="float" office:value="262.6409">
                <text:p>262.6409</text:p>
              </table:table-cell>
              <table:table-cell office:value-type="float" office:value="273.7909">
                <text:p>273.79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0000">
                <text:p>1600000</text:p>
              </table:table-cell>
              <table:table-cell office:value-type="float" office:value="130.621">
                <text:p>130.621</text:p>
              </table:table-cell>
              <table:table-cell office:value-type="float" office:value="108.8309">
                <text:p>108.8309</text:p>
              </table:table-cell>
              <table:table-cell office:value-type="float" office:value="260.6889">
                <text:p>260.6889</text:p>
              </table:table-cell>
              <table:table-cell office:value-type="float" office:value="282.7752">
                <text:p>282.77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2000">
                <text:p>1602000</text:p>
              </table:table-cell>
              <table:table-cell office:value-type="float" office:value="78.5614">
                <text:p>78.5614</text:p>
              </table:table-cell>
              <table:table-cell office:value-type="float" office:value="110.0664">
                <text:p>110.0664</text:p>
              </table:table-cell>
              <table:table-cell office:value-type="float" office:value="273.5801">
                <text:p>273.5801</text:p>
              </table:table-cell>
              <table:table-cell office:value-type="float" office:value="252.4476">
                <text:p>252.447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4000">
                <text:p>1604000</text:p>
              </table:table-cell>
              <table:table-cell office:value-type="float" office:value="100.3079">
                <text:p>100.3079</text:p>
              </table:table-cell>
              <table:table-cell office:value-type="float" office:value="102.5141">
                <text:p>102.5141</text:p>
              </table:table-cell>
              <table:table-cell office:value-type="float" office:value="224.3878">
                <text:p>224.3878</text:p>
              </table:table-cell>
              <table:table-cell office:value-type="float" office:value="251.4104">
                <text:p>251.41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6000">
                <text:p>1606000</text:p>
              </table:table-cell>
              <table:table-cell office:value-type="float" office:value="109.6804">
                <text:p>109.6804</text:p>
              </table:table-cell>
              <table:table-cell office:value-type="float" office:value="135.3193">
                <text:p>135.3193</text:p>
              </table:table-cell>
              <table:table-cell office:value-type="float" office:value="237.7319">
                <text:p>237.7319</text:p>
              </table:table-cell>
              <table:table-cell office:value-type="float" office:value="252.2724">
                <text:p>252.27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8000">
                <text:p>1608000</text:p>
              </table:table-cell>
              <table:table-cell office:value-type="float" office:value="66.0607">
                <text:p>66.0607</text:p>
              </table:table-cell>
              <table:table-cell office:value-type="float" office:value="87.4825">
                <text:p>87.4825</text:p>
              </table:table-cell>
              <table:table-cell office:value-type="float" office:value="253.7209">
                <text:p>253.7209</text:p>
              </table:table-cell>
              <table:table-cell office:value-type="float" office:value="274.4676">
                <text:p>274.467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0000">
                <text:p>1610000</text:p>
              </table:table-cell>
              <table:table-cell office:value-type="float" office:value="108.4956">
                <text:p>108.4956</text:p>
              </table:table-cell>
              <table:table-cell office:value-type="float" office:value="108.5778">
                <text:p>108.5778</text:p>
              </table:table-cell>
              <table:table-cell office:value-type="float" office:value="269.8572">
                <text:p>269.8572</text:p>
              </table:table-cell>
              <table:table-cell office:value-type="float" office:value="197.4907">
                <text:p>197.490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2000">
                <text:p>1612000</text:p>
              </table:table-cell>
              <table:table-cell office:value-type="float" office:value="67.9092">
                <text:p>67.9092</text:p>
              </table:table-cell>
              <table:table-cell office:value-type="float" office:value="81.7198">
                <text:p>81.7198</text:p>
              </table:table-cell>
              <table:table-cell office:value-type="float" office:value="296.8936">
                <text:p>296.8936</text:p>
              </table:table-cell>
              <table:table-cell office:value-type="float" office:value="208.6507">
                <text:p>208.65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4000">
                <text:p>1614000</text:p>
              </table:table-cell>
              <table:table-cell office:value-type="float" office:value="104.7239">
                <text:p>104.7239</text:p>
              </table:table-cell>
              <table:table-cell office:value-type="float" office:value="104.4855">
                <text:p>104.4855</text:p>
              </table:table-cell>
              <table:table-cell office:value-type="float" office:value="271.3615">
                <text:p>271.3615</text:p>
              </table:table-cell>
              <table:table-cell office:value-type="float" office:value="256.5062">
                <text:p>256.50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6000">
                <text:p>1616000</text:p>
              </table:table-cell>
              <table:table-cell office:value-type="float" office:value="74.1511">
                <text:p>74.1511</text:p>
              </table:table-cell>
              <table:table-cell office:value-type="float" office:value="91.7328">
                <text:p>91.7328</text:p>
              </table:table-cell>
              <table:table-cell office:value-type="float" office:value="252.9346">
                <text:p>252.9346</text:p>
              </table:table-cell>
              <table:table-cell office:value-type="float" office:value="255.4296">
                <text:p>255.429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8000">
                <text:p>1618000</text:p>
              </table:table-cell>
              <table:table-cell office:value-type="float" office:value="116.4658">
                <text:p>116.4658</text:p>
              </table:table-cell>
              <table:table-cell office:value-type="float" office:value="98.2786">
                <text:p>98.2786</text:p>
              </table:table-cell>
              <table:table-cell office:value-type="float" office:value="281.5797">
                <text:p>281.5797</text:p>
              </table:table-cell>
              <table:table-cell office:value-type="float" office:value="198.6276">
                <text:p>198.627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0000">
                <text:p>1620000</text:p>
              </table:table-cell>
              <table:table-cell office:value-type="float" office:value="42.726">
                <text:p>42.726</text:p>
              </table:table-cell>
              <table:table-cell office:value-type="float" office:value="101.4387">
                <text:p>101.4387</text:p>
              </table:table-cell>
              <table:table-cell office:value-type="float" office:value="249.557">
                <text:p>249.557</text:p>
              </table:table-cell>
              <table:table-cell office:value-type="float" office:value="284.8914">
                <text:p>284.89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2000">
                <text:p>1622000</text:p>
              </table:table-cell>
              <table:table-cell office:value-type="float" office:value="104.5118">
                <text:p>104.5118</text:p>
              </table:table-cell>
              <table:table-cell office:value-type="float" office:value="136.4822">
                <text:p>136.4822</text:p>
              </table:table-cell>
              <table:table-cell office:value-type="float" office:value="213.0343">
                <text:p>213.0343</text:p>
              </table:table-cell>
              <table:table-cell office:value-type="float" office:value="256.6564">
                <text:p>256.656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4000">
                <text:p>1624000</text:p>
              </table:table-cell>
              <table:table-cell office:value-type="float" office:value="132.5117">
                <text:p>132.5117</text:p>
              </table:table-cell>
              <table:table-cell office:value-type="float" office:value="101.131">
                <text:p>101.131</text:p>
              </table:table-cell>
              <table:table-cell office:value-type="float" office:value="262.4129">
                <text:p>262.4129</text:p>
              </table:table-cell>
              <table:table-cell office:value-type="float" office:value="277.2765">
                <text:p>277.276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6000">
                <text:p>1626000</text:p>
              </table:table-cell>
              <table:table-cell office:value-type="float" office:value="78.8876">
                <text:p>78.8876</text:p>
              </table:table-cell>
              <table:table-cell office:value-type="float" office:value="37.9172">
                <text:p>37.9172</text:p>
              </table:table-cell>
              <table:table-cell office:value-type="float" office:value="266.8511">
                <text:p>266.8511</text:p>
              </table:table-cell>
              <table:table-cell office:value-type="float" office:value="244.2424">
                <text:p>244.24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8000">
                <text:p>1628000</text:p>
              </table:table-cell>
              <table:table-cell office:value-type="float" office:value="51.9613">
                <text:p>51.9613</text:p>
              </table:table-cell>
              <table:table-cell office:value-type="float" office:value="57.1829">
                <text:p>57.1829</text:p>
              </table:table-cell>
              <table:table-cell office:value-type="float" office:value="294.7701">
                <text:p>294.7701</text:p>
              </table:table-cell>
              <table:table-cell office:value-type="float" office:value="213.8786">
                <text:p>213.87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0000">
                <text:p>1630000</text:p>
              </table:table-cell>
              <table:table-cell office:value-type="float" office:value="70.7089">
                <text:p>70.7089</text:p>
              </table:table-cell>
              <table:table-cell office:value-type="float" office:value="118.6025">
                <text:p>118.6025</text:p>
              </table:table-cell>
              <table:table-cell office:value-type="float" office:value="246.8072">
                <text:p>246.8072</text:p>
              </table:table-cell>
              <table:table-cell office:value-type="float" office:value="276.212">
                <text:p>276.2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2000">
                <text:p>1632000</text:p>
              </table:table-cell>
              <table:table-cell office:value-type="float" office:value="113.2493">
                <text:p>113.2493</text:p>
              </table:table-cell>
              <table:table-cell office:value-type="float" office:value="94.822">
                <text:p>94.822</text:p>
              </table:table-cell>
              <table:table-cell office:value-type="float" office:value="190.0632">
                <text:p>190.0632</text:p>
              </table:table-cell>
              <table:table-cell office:value-type="float" office:value="256.8574">
                <text:p>256.85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4000">
                <text:p>1634000</text:p>
              </table:table-cell>
              <table:table-cell office:value-type="float" office:value="150.1655">
                <text:p>150.1655</text:p>
              </table:table-cell>
              <table:table-cell office:value-type="float" office:value="82.7981">
                <text:p>82.7981</text:p>
              </table:table-cell>
              <table:table-cell office:value-type="float" office:value="236.2444">
                <text:p>236.2444</text:p>
              </table:table-cell>
              <table:table-cell office:value-type="float" office:value="243.948">
                <text:p>243.94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6000">
                <text:p>1636000</text:p>
              </table:table-cell>
              <table:table-cell office:value-type="float" office:value="134.9521">
                <text:p>134.9521</text:p>
              </table:table-cell>
              <table:table-cell office:value-type="float" office:value="-166.4494">
                <text:p>-166.4494</text:p>
              </table:table-cell>
              <table:table-cell office:value-type="float" office:value="278.5111">
                <text:p>278.5111</text:p>
              </table:table-cell>
              <table:table-cell office:value-type="float" office:value="233.0632">
                <text:p>233.063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8000">
                <text:p>1638000</text:p>
              </table:table-cell>
              <table:table-cell office:value-type="float" office:value="152.976">
                <text:p>152.976</text:p>
              </table:table-cell>
              <table:table-cell office:value-type="float" office:value="80.5451">
                <text:p>80.5451</text:p>
              </table:table-cell>
              <table:table-cell office:value-type="float" office:value="269.2758">
                <text:p>269.2758</text:p>
              </table:table-cell>
              <table:table-cell office:value-type="float" office:value="215.657">
                <text:p>215.6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0000">
                <text:p>1640000</text:p>
              </table:table-cell>
              <table:table-cell office:value-type="float" office:value="3.0103">
                <text:p>3.0103</text:p>
              </table:table-cell>
              <table:table-cell office:value-type="float" office:value="67.8427">
                <text:p>67.8427</text:p>
              </table:table-cell>
              <table:table-cell office:value-type="float" office:value="281.7442">
                <text:p>281.7442</text:p>
              </table:table-cell>
              <table:table-cell office:value-type="float" office:value="244.367">
                <text:p>244.3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2000">
                <text:p>1642000</text:p>
              </table:table-cell>
              <table:table-cell office:value-type="float" office:value="42.2426">
                <text:p>42.2426</text:p>
              </table:table-cell>
              <table:table-cell office:value-type="float" office:value="86.9312">
                <text:p>86.9312</text:p>
              </table:table-cell>
              <table:table-cell office:value-type="float" office:value="279.9051">
                <text:p>279.9051</text:p>
              </table:table-cell>
              <table:table-cell office:value-type="float" office:value="231.2668">
                <text:p>231.26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4000">
                <text:p>1644000</text:p>
              </table:table-cell>
              <table:table-cell office:value-type="float" office:value="-3.284">
                <text:p>-3.284</text:p>
              </table:table-cell>
              <table:table-cell office:value-type="float" office:value="111.1359">
                <text:p>111.1359</text:p>
              </table:table-cell>
              <table:table-cell office:value-type="float" office:value="273.5509">
                <text:p>273.5509</text:p>
              </table:table-cell>
              <table:table-cell office:value-type="float" office:value="259.8844">
                <text:p>259.884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6000">
                <text:p>1646000</text:p>
              </table:table-cell>
              <table:table-cell office:value-type="float" office:value="157.8609">
                <text:p>157.8609</text:p>
              </table:table-cell>
              <table:table-cell office:value-type="float" office:value="72.9941">
                <text:p>72.9941</text:p>
              </table:table-cell>
              <table:table-cell office:value-type="float" office:value="270.2518">
                <text:p>270.2518</text:p>
              </table:table-cell>
              <table:table-cell office:value-type="float" office:value="220.0181">
                <text:p>220.018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8000">
                <text:p>1648000</text:p>
              </table:table-cell>
              <table:table-cell office:value-type="float" office:value="-15.6282">
                <text:p>-15.6282</text:p>
              </table:table-cell>
              <table:table-cell office:value-type="float" office:value="-72.1329">
                <text:p>-72.1329</text:p>
              </table:table-cell>
              <table:table-cell office:value-type="float" office:value="232.2229">
                <text:p>232.2229</text:p>
              </table:table-cell>
              <table:table-cell office:value-type="float" office:value="251.7177">
                <text:p>251.71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0000">
                <text:p>1650000</text:p>
              </table:table-cell>
              <table:table-cell office:value-type="float" office:value="47.2975">
                <text:p>47.2975</text:p>
              </table:table-cell>
              <table:table-cell office:value-type="float" office:value="103.5075">
                <text:p>103.5075</text:p>
              </table:table-cell>
              <table:table-cell office:value-type="float" office:value="257.6909">
                <text:p>257.6909</text:p>
              </table:table-cell>
              <table:table-cell office:value-type="float" office:value="235.4649">
                <text:p>235.46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2000">
                <text:p>1652000</text:p>
              </table:table-cell>
              <table:table-cell office:value-type="float" office:value="90.9492">
                <text:p>90.9492</text:p>
              </table:table-cell>
              <table:table-cell office:value-type="float" office:value="77.2108">
                <text:p>77.2108</text:p>
              </table:table-cell>
              <table:table-cell office:value-type="float" office:value="216.8827">
                <text:p>216.8827</text:p>
              </table:table-cell>
              <table:table-cell office:value-type="float" office:value="154.6642">
                <text:p>154.664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4000">
                <text:p>1654000</text:p>
              </table:table-cell>
              <table:table-cell office:value-type="float" office:value="80.719">
                <text:p>80.719</text:p>
              </table:table-cell>
              <table:table-cell office:value-type="float" office:value="104.8148">
                <text:p>104.8148</text:p>
              </table:table-cell>
              <table:table-cell office:value-type="float" office:value="275.2405">
                <text:p>275.2405</text:p>
              </table:table-cell>
              <table:table-cell office:value-type="float" office:value="243.9726">
                <text:p>243.97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6000">
                <text:p>1656000</text:p>
              </table:table-cell>
              <table:table-cell office:value-type="float" office:value="57.0377">
                <text:p>57.0377</text:p>
              </table:table-cell>
              <table:table-cell office:value-type="float" office:value="86.4677">
                <text:p>86.4677</text:p>
              </table:table-cell>
              <table:table-cell office:value-type="float" office:value="271.1584">
                <text:p>271.1584</text:p>
              </table:table-cell>
              <table:table-cell office:value-type="float" office:value="226.069">
                <text:p>226.0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8000">
                <text:p>1658000</text:p>
              </table:table-cell>
              <table:table-cell office:value-type="float" office:value="-41.7181">
                <text:p>-41.7181</text:p>
              </table:table-cell>
              <table:table-cell office:value-type="float" office:value="68.5283">
                <text:p>68.5283</text:p>
              </table:table-cell>
              <table:table-cell office:value-type="float" office:value="276.2141">
                <text:p>276.2141</text:p>
              </table:table-cell>
              <table:table-cell office:value-type="float" office:value="180.221">
                <text:p>180.22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0000">
                <text:p>1660000</text:p>
              </table:table-cell>
              <table:table-cell office:value-type="float" office:value="122.3481">
                <text:p>122.3481</text:p>
              </table:table-cell>
              <table:table-cell office:value-type="float" office:value="68.0047">
                <text:p>68.0047</text:p>
              </table:table-cell>
              <table:table-cell office:value-type="float" office:value="234.4247">
                <text:p>234.4247</text:p>
              </table:table-cell>
              <table:table-cell office:value-type="float" office:value="255.643">
                <text:p>255.6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2000">
                <text:p>1662000</text:p>
              </table:table-cell>
              <table:table-cell office:value-type="float" office:value="9.5932">
                <text:p>9.5932</text:p>
              </table:table-cell>
              <table:table-cell office:value-type="float" office:value="101.0182">
                <text:p>101.0182</text:p>
              </table:table-cell>
              <table:table-cell office:value-type="float" office:value="259.3527">
                <text:p>259.3527</text:p>
              </table:table-cell>
              <table:table-cell office:value-type="float" office:value="187.3168">
                <text:p>187.31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4000">
                <text:p>1664000</text:p>
              </table:table-cell>
              <table:table-cell office:value-type="float" office:value="126.6732">
                <text:p>126.6732</text:p>
              </table:table-cell>
              <table:table-cell office:value-type="float" office:value="82.2525">
                <text:p>82.2525</text:p>
              </table:table-cell>
              <table:table-cell office:value-type="float" office:value="272.99">
                <text:p>272.99</text:p>
              </table:table-cell>
              <table:table-cell office:value-type="float" office:value="255.2819">
                <text:p>255.28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6000">
                <text:p>1666000</text:p>
              </table:table-cell>
              <table:table-cell office:value-type="float" office:value="-140.0687">
                <text:p>-140.0687</text:p>
              </table:table-cell>
              <table:table-cell office:value-type="float" office:value="137.5905">
                <text:p>137.5905</text:p>
              </table:table-cell>
              <table:table-cell office:value-type="float" office:value="269.848">
                <text:p>269.848</text:p>
              </table:table-cell>
              <table:table-cell office:value-type="float" office:value="277.5163">
                <text:p>277.51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8000">
                <text:p>1668000</text:p>
              </table:table-cell>
              <table:table-cell office:value-type="float" office:value="80.3648">
                <text:p>80.3648</text:p>
              </table:table-cell>
              <table:table-cell office:value-type="float" office:value="99.9461">
                <text:p>99.9461</text:p>
              </table:table-cell>
              <table:table-cell office:value-type="float" office:value="274.2596">
                <text:p>274.2596</text:p>
              </table:table-cell>
              <table:table-cell office:value-type="float" office:value="214.2736">
                <text:p>214.273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0000">
                <text:p>1670000</text:p>
              </table:table-cell>
              <table:table-cell office:value-type="float" office:value="-59.6395">
                <text:p>-59.6395</text:p>
              </table:table-cell>
              <table:table-cell office:value-type="float" office:value="112.6728">
                <text:p>112.6728</text:p>
              </table:table-cell>
              <table:table-cell office:value-type="float" office:value="255.314">
                <text:p>255.314</text:p>
              </table:table-cell>
              <table:table-cell office:value-type="float" office:value="253.2656">
                <text:p>253.265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2000">
                <text:p>1672000</text:p>
              </table:table-cell>
              <table:table-cell office:value-type="float" office:value="-1.1272">
                <text:p>-1.1272</text:p>
              </table:table-cell>
              <table:table-cell office:value-type="float" office:value="94.6324">
                <text:p>94.6324</text:p>
              </table:table-cell>
              <table:table-cell office:value-type="float" office:value="284.8821">
                <text:p>284.8821</text:p>
              </table:table-cell>
              <table:table-cell office:value-type="float" office:value="251.0243">
                <text:p>251.024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4000">
                <text:p>1674000</text:p>
              </table:table-cell>
              <table:table-cell office:value-type="float" office:value="95.806">
                <text:p>95.806</text:p>
              </table:table-cell>
              <table:table-cell office:value-type="float" office:value="102.1697">
                <text:p>102.1697</text:p>
              </table:table-cell>
              <table:table-cell office:value-type="float" office:value="274.6846">
                <text:p>274.6846</text:p>
              </table:table-cell>
              <table:table-cell office:value-type="float" office:value="243.3153">
                <text:p>243.31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6000">
                <text:p>1676000</text:p>
              </table:table-cell>
              <table:table-cell office:value-type="float" office:value="131.9476">
                <text:p>131.9476</text:p>
              </table:table-cell>
              <table:table-cell office:value-type="float" office:value="91.4098">
                <text:p>91.4098</text:p>
              </table:table-cell>
              <table:table-cell office:value-type="float" office:value="221.5059">
                <text:p>221.5059</text:p>
              </table:table-cell>
              <table:table-cell office:value-type="float" office:value="279.93">
                <text:p>279.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8000">
                <text:p>1678000</text:p>
              </table:table-cell>
              <table:table-cell office:value-type="float" office:value="12.8659">
                <text:p>12.8659</text:p>
              </table:table-cell>
              <table:table-cell office:value-type="float" office:value="61.3316">
                <text:p>61.3316</text:p>
              </table:table-cell>
              <table:table-cell office:value-type="float" office:value="279.8852">
                <text:p>279.8852</text:p>
              </table:table-cell>
              <table:table-cell office:value-type="float" office:value="271.7915">
                <text:p>271.79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0000">
                <text:p>1680000</text:p>
              </table:table-cell>
              <table:table-cell office:value-type="float" office:value="88.7133">
                <text:p>88.7133</text:p>
              </table:table-cell>
              <table:table-cell office:value-type="float" office:value="107.7651">
                <text:p>107.7651</text:p>
              </table:table-cell>
              <table:table-cell office:value-type="float" office:value="147.073">
                <text:p>147.073</text:p>
              </table:table-cell>
              <table:table-cell office:value-type="float" office:value="254.9905">
                <text:p>254.990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2000">
                <text:p>1682000</text:p>
              </table:table-cell>
              <table:table-cell office:value-type="float" office:value="21.004">
                <text:p>21.004</text:p>
              </table:table-cell>
              <table:table-cell office:value-type="float" office:value="131.4592">
                <text:p>131.4592</text:p>
              </table:table-cell>
              <table:table-cell office:value-type="float" office:value="259.936">
                <text:p>259.936</text:p>
              </table:table-cell>
              <table:table-cell office:value-type="float" office:value="233.192">
                <text:p>233.1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4000">
                <text:p>1684000</text:p>
              </table:table-cell>
              <table:table-cell office:value-type="float" office:value="127.9112">
                <text:p>127.9112</text:p>
              </table:table-cell>
              <table:table-cell office:value-type="float" office:value="104.4152">
                <text:p>104.4152</text:p>
              </table:table-cell>
              <table:table-cell office:value-type="float" office:value="237.5446">
                <text:p>237.5446</text:p>
              </table:table-cell>
              <table:table-cell office:value-type="float" office:value="259.3485">
                <text:p>259.348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6000">
                <text:p>1686000</text:p>
              </table:table-cell>
              <table:table-cell office:value-type="float" office:value="106.7633">
                <text:p>106.7633</text:p>
              </table:table-cell>
              <table:table-cell office:value-type="float" office:value="117.0685">
                <text:p>117.0685</text:p>
              </table:table-cell>
              <table:table-cell office:value-type="float" office:value="262.3784">
                <text:p>262.3784</text:p>
              </table:table-cell>
              <table:table-cell office:value-type="float" office:value="276.4084">
                <text:p>276.40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8000">
                <text:p>1688000</text:p>
              </table:table-cell>
              <table:table-cell office:value-type="float" office:value="-10.6007">
                <text:p>-10.6007</text:p>
              </table:table-cell>
              <table:table-cell office:value-type="float" office:value="79.8556">
                <text:p>79.8556</text:p>
              </table:table-cell>
              <table:table-cell office:value-type="float" office:value="279.9902">
                <text:p>279.9902</text:p>
              </table:table-cell>
              <table:table-cell office:value-type="float" office:value="256.8488">
                <text:p>256.84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0000">
                <text:p>1690000</text:p>
              </table:table-cell>
              <table:table-cell office:value-type="float" office:value="98.5373">
                <text:p>98.5373</text:p>
              </table:table-cell>
              <table:table-cell office:value-type="float" office:value="103.3353">
                <text:p>103.3353</text:p>
              </table:table-cell>
              <table:table-cell office:value-type="float" office:value="243.4787">
                <text:p>243.4787</text:p>
              </table:table-cell>
              <table:table-cell office:value-type="float" office:value="270.9626">
                <text:p>270.96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2000">
                <text:p>1692000</text:p>
              </table:table-cell>
              <table:table-cell office:value-type="float" office:value="65.898">
                <text:p>65.898</text:p>
              </table:table-cell>
              <table:table-cell office:value-type="float" office:value="112.9727">
                <text:p>112.9727</text:p>
              </table:table-cell>
              <table:table-cell office:value-type="float" office:value="247.5389">
                <text:p>247.5389</text:p>
              </table:table-cell>
              <table:table-cell office:value-type="float" office:value="221.8551">
                <text:p>221.85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4000">
                <text:p>1694000</text:p>
              </table:table-cell>
              <table:table-cell office:value-type="float" office:value="163.1546">
                <text:p>163.1546</text:p>
              </table:table-cell>
              <table:table-cell office:value-type="float" office:value="95.994">
                <text:p>95.994</text:p>
              </table:table-cell>
              <table:table-cell office:value-type="float" office:value="263.0153">
                <text:p>263.0153</text:p>
              </table:table-cell>
              <table:table-cell office:value-type="float" office:value="216.5482">
                <text:p>216.548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6000">
                <text:p>1696000</text:p>
              </table:table-cell>
              <table:table-cell office:value-type="float" office:value="124.4703">
                <text:p>124.4703</text:p>
              </table:table-cell>
              <table:table-cell office:value-type="float" office:value="117.9511">
                <text:p>117.9511</text:p>
              </table:table-cell>
              <table:table-cell office:value-type="float" office:value="264.5767">
                <text:p>264.5767</text:p>
              </table:table-cell>
              <table:table-cell office:value-type="float" office:value="273.5765">
                <text:p>273.57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00">
                <text:p>1698000</text:p>
              </table:table-cell>
              <table:table-cell office:value-type="float" office:value="118.7947">
                <text:p>118.7947</text:p>
              </table:table-cell>
              <table:table-cell office:value-type="float" office:value="95.038">
                <text:p>95.038</text:p>
              </table:table-cell>
              <table:table-cell office:value-type="float" office:value="264.8216">
                <text:p>264.8216</text:p>
              </table:table-cell>
              <table:table-cell office:value-type="float" office:value="159.8227">
                <text:p>159.82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0000">
                <text:p>1700000</text:p>
              </table:table-cell>
              <table:table-cell office:value-type="float" office:value="170.2806">
                <text:p>170.2806</text:p>
              </table:table-cell>
              <table:table-cell office:value-type="float" office:value="88.6788">
                <text:p>88.6788</text:p>
              </table:table-cell>
              <table:table-cell office:value-type="float" office:value="243.5577">
                <text:p>243.5577</text:p>
              </table:table-cell>
              <table:table-cell office:value-type="float" office:value="219.0775">
                <text:p>219.07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2000">
                <text:p>1702000</text:p>
              </table:table-cell>
              <table:table-cell office:value-type="float" office:value="152.4383">
                <text:p>152.4383</text:p>
              </table:table-cell>
              <table:table-cell office:value-type="float" office:value="109.7774">
                <text:p>109.7774</text:p>
              </table:table-cell>
              <table:table-cell office:value-type="float" office:value="151.0591">
                <text:p>151.0591</text:p>
              </table:table-cell>
              <table:table-cell office:value-type="float" office:value="218.9937">
                <text:p>218.993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4000">
                <text:p>1704000</text:p>
              </table:table-cell>
              <table:table-cell office:value-type="float" office:value="46.7837">
                <text:p>46.7837</text:p>
              </table:table-cell>
              <table:table-cell office:value-type="float" office:value="59.0719">
                <text:p>59.0719</text:p>
              </table:table-cell>
              <table:table-cell office:value-type="float" office:value="252.4079">
                <text:p>252.4079</text:p>
              </table:table-cell>
              <table:table-cell office:value-type="float" office:value="237.8612">
                <text:p>237.86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6000">
                <text:p>1706000</text:p>
              </table:table-cell>
              <table:table-cell office:value-type="float" office:value="147.1665">
                <text:p>147.1665</text:p>
              </table:table-cell>
              <table:table-cell office:value-type="float" office:value="102.9784">
                <text:p>102.9784</text:p>
              </table:table-cell>
              <table:table-cell office:value-type="float" office:value="274.0648">
                <text:p>274.0648</text:p>
              </table:table-cell>
              <table:table-cell office:value-type="float" office:value="234.2707">
                <text:p>234.27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8000">
                <text:p>1708000</text:p>
              </table:table-cell>
              <table:table-cell office:value-type="float" office:value="-44.4131">
                <text:p>-44.4131</text:p>
              </table:table-cell>
              <table:table-cell office:value-type="float" office:value="98.3899">
                <text:p>98.3899</text:p>
              </table:table-cell>
              <table:table-cell office:value-type="float" office:value="288.852">
                <text:p>288.852</text:p>
              </table:table-cell>
              <table:table-cell office:value-type="float" office:value="255.291">
                <text:p>255.29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0000">
                <text:p>1710000</text:p>
              </table:table-cell>
              <table:table-cell office:value-type="float" office:value="45.3188">
                <text:p>45.3188</text:p>
              </table:table-cell>
              <table:table-cell office:value-type="float" office:value="133.375">
                <text:p>133.375</text:p>
              </table:table-cell>
              <table:table-cell office:value-type="float" office:value="260.4034">
                <text:p>260.4034</text:p>
              </table:table-cell>
              <table:table-cell office:value-type="float" office:value="250.5498">
                <text:p>250.549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000">
                <text:p>1712000</text:p>
              </table:table-cell>
              <table:table-cell office:value-type="float" office:value="30.5054">
                <text:p>30.5054</text:p>
              </table:table-cell>
              <table:table-cell office:value-type="float" office:value="147.4484">
                <text:p>147.4484</text:p>
              </table:table-cell>
              <table:table-cell office:value-type="float" office:value="268.0279">
                <text:p>268.0279</text:p>
              </table:table-cell>
              <table:table-cell office:value-type="float" office:value="230.0359">
                <text:p>230.035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4000">
                <text:p>1714000</text:p>
              </table:table-cell>
              <table:table-cell office:value-type="float" office:value="-11.8358">
                <text:p>-11.8358</text:p>
              </table:table-cell>
              <table:table-cell office:value-type="float" office:value="79.6791">
                <text:p>79.6791</text:p>
              </table:table-cell>
              <table:table-cell office:value-type="float" office:value="269.7561">
                <text:p>269.7561</text:p>
              </table:table-cell>
              <table:table-cell office:value-type="float" office:value="228.3951">
                <text:p>228.395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6000">
                <text:p>1716000</text:p>
              </table:table-cell>
              <table:table-cell office:value-type="float" office:value="95.6811">
                <text:p>95.6811</text:p>
              </table:table-cell>
              <table:table-cell office:value-type="float" office:value="95.6617">
                <text:p>95.6617</text:p>
              </table:table-cell>
              <table:table-cell office:value-type="float" office:value="258.1274">
                <text:p>258.1274</text:p>
              </table:table-cell>
              <table:table-cell office:value-type="float" office:value="192.789">
                <text:p>192.7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8000">
                <text:p>1718000</text:p>
              </table:table-cell>
              <table:table-cell office:value-type="float" office:value="7.8886">
                <text:p>7.8886</text:p>
              </table:table-cell>
              <table:table-cell office:value-type="float" office:value="107.7977">
                <text:p>107.7977</text:p>
              </table:table-cell>
              <table:table-cell office:value-type="float" office:value="187.9858">
                <text:p>187.9858</text:p>
              </table:table-cell>
              <table:table-cell office:value-type="float" office:value="212.4384">
                <text:p>212.43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0000">
                <text:p>1720000</text:p>
              </table:table-cell>
              <table:table-cell office:value-type="float" office:value="109.565">
                <text:p>109.565</text:p>
              </table:table-cell>
              <table:table-cell office:value-type="float" office:value="113.6589">
                <text:p>113.6589</text:p>
              </table:table-cell>
              <table:table-cell office:value-type="float" office:value="163.787">
                <text:p>163.787</text:p>
              </table:table-cell>
              <table:table-cell office:value-type="float" office:value="254.2555">
                <text:p>254.25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2000">
                <text:p>1722000</text:p>
              </table:table-cell>
              <table:table-cell office:value-type="float" office:value="139.0264">
                <text:p>139.0264</text:p>
              </table:table-cell>
              <table:table-cell office:value-type="float" office:value="95.4684">
                <text:p>95.4684</text:p>
              </table:table-cell>
              <table:table-cell office:value-type="float" office:value="258.6859">
                <text:p>258.6859</text:p>
              </table:table-cell>
              <table:table-cell office:value-type="float" office:value="223.1634">
                <text:p>223.16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4000">
                <text:p>1724000</text:p>
              </table:table-cell>
              <table:table-cell office:value-type="float" office:value="154.1031">
                <text:p>154.1031</text:p>
              </table:table-cell>
              <table:table-cell office:value-type="float" office:value="98.7264">
                <text:p>98.7264</text:p>
              </table:table-cell>
              <table:table-cell office:value-type="float" office:value="252.0928">
                <text:p>252.0928</text:p>
              </table:table-cell>
              <table:table-cell office:value-type="float" office:value="194.7928">
                <text:p>194.79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6000">
                <text:p>1726000</text:p>
              </table:table-cell>
              <table:table-cell office:value-type="float" office:value="70.3943">
                <text:p>70.3943</text:p>
              </table:table-cell>
              <table:table-cell office:value-type="float" office:value="73.9065">
                <text:p>73.9065</text:p>
              </table:table-cell>
              <table:table-cell office:value-type="float" office:value="247.2224">
                <text:p>247.2224</text:p>
              </table:table-cell>
              <table:table-cell office:value-type="float" office:value="219.574">
                <text:p>219.5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8000">
                <text:p>1728000</text:p>
              </table:table-cell>
              <table:table-cell office:value-type="float" office:value="13.6843">
                <text:p>13.6843</text:p>
              </table:table-cell>
              <table:table-cell office:value-type="float" office:value="73.871">
                <text:p>73.871</text:p>
              </table:table-cell>
              <table:table-cell office:value-type="float" office:value="184.3998">
                <text:p>184.3998</text:p>
              </table:table-cell>
              <table:table-cell office:value-type="float" office:value="187.7305">
                <text:p>187.730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0000">
                <text:p>1730000</text:p>
              </table:table-cell>
              <table:table-cell office:value-type="float" office:value="-64.7497">
                <text:p>-64.7497</text:p>
              </table:table-cell>
              <table:table-cell office:value-type="float" office:value="75.4611">
                <text:p>75.4611</text:p>
              </table:table-cell>
              <table:table-cell office:value-type="float" office:value="246.538">
                <text:p>246.538</text:p>
              </table:table-cell>
              <table:table-cell office:value-type="float" office:value="143.0278">
                <text:p>143.02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2000">
                <text:p>1732000</text:p>
              </table:table-cell>
              <table:table-cell office:value-type="float" office:value="46.0577">
                <text:p>46.0577</text:p>
              </table:table-cell>
              <table:table-cell office:value-type="float" office:value="42.7577">
                <text:p>42.7577</text:p>
              </table:table-cell>
              <table:table-cell office:value-type="float" office:value="261.6417">
                <text:p>261.6417</text:p>
              </table:table-cell>
              <table:table-cell office:value-type="float" office:value="226.4322">
                <text:p>226.43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4000">
                <text:p>1734000</text:p>
              </table:table-cell>
              <table:table-cell office:value-type="float" office:value="0.242">
                <text:p>0.242</text:p>
              </table:table-cell>
              <table:table-cell office:value-type="float" office:value="42.6689">
                <text:p>42.6689</text:p>
              </table:table-cell>
              <table:table-cell office:value-type="float" office:value="249.8127">
                <text:p>249.8127</text:p>
              </table:table-cell>
              <table:table-cell office:value-type="float" office:value="234.0063">
                <text:p>234.00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6000">
                <text:p>1736000</text:p>
              </table:table-cell>
              <table:table-cell office:value-type="float" office:value="-11.5901">
                <text:p>-11.5901</text:p>
              </table:table-cell>
              <table:table-cell office:value-type="float" office:value="82.7365">
                <text:p>82.7365</text:p>
              </table:table-cell>
              <table:table-cell office:value-type="float" office:value="283.4858">
                <text:p>283.4858</text:p>
              </table:table-cell>
              <table:table-cell office:value-type="float" office:value="241.0795">
                <text:p>241.07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8000">
                <text:p>1738000</text:p>
              </table:table-cell>
              <table:table-cell office:value-type="float" office:value="93.7228">
                <text:p>93.7228</text:p>
              </table:table-cell>
              <table:table-cell office:value-type="float" office:value="55.488">
                <text:p>55.488</text:p>
              </table:table-cell>
              <table:table-cell office:value-type="float" office:value="241.4551">
                <text:p>241.4551</text:p>
              </table:table-cell>
              <table:table-cell office:value-type="float" office:value="184.1862">
                <text:p>184.18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0000">
                <text:p>1740000</text:p>
              </table:table-cell>
              <table:table-cell office:value-type="float" office:value="70.0244">
                <text:p>70.0244</text:p>
              </table:table-cell>
              <table:table-cell office:value-type="float" office:value="98.4108">
                <text:p>98.4108</text:p>
              </table:table-cell>
              <table:table-cell office:value-type="float" office:value="267.0589">
                <text:p>267.0589</text:p>
              </table:table-cell>
              <table:table-cell office:value-type="float" office:value="170.5962">
                <text:p>170.596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2000">
                <text:p>1742000</text:p>
              </table:table-cell>
              <table:table-cell office:value-type="float" office:value="62.9024">
                <text:p>62.9024</text:p>
              </table:table-cell>
              <table:table-cell office:value-type="float" office:value="83.8697">
                <text:p>83.8697</text:p>
              </table:table-cell>
              <table:table-cell office:value-type="float" office:value="269.316">
                <text:p>269.316</text:p>
              </table:table-cell>
              <table:table-cell office:value-type="float" office:value="218.5961">
                <text:p>218.596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4000">
                <text:p>1744000</text:p>
              </table:table-cell>
              <table:table-cell office:value-type="float" office:value="140.1331">
                <text:p>140.1331</text:p>
              </table:table-cell>
              <table:table-cell office:value-type="float" office:value="2.8793">
                <text:p>2.8793</text:p>
              </table:table-cell>
              <table:table-cell office:value-type="float" office:value="189.8468">
                <text:p>189.8468</text:p>
              </table:table-cell>
              <table:table-cell office:value-type="float" office:value="253.2387">
                <text:p>253.23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6000">
                <text:p>1746000</text:p>
              </table:table-cell>
              <table:table-cell office:value-type="float" office:value="87.1607">
                <text:p>87.1607</text:p>
              </table:table-cell>
              <table:table-cell office:value-type="float" office:value="107.8264">
                <text:p>107.8264</text:p>
              </table:table-cell>
              <table:table-cell office:value-type="float" office:value="262.2072">
                <text:p>262.2072</text:p>
              </table:table-cell>
              <table:table-cell office:value-type="float" office:value="214.7922">
                <text:p>214.79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8000">
                <text:p>1748000</text:p>
              </table:table-cell>
              <table:table-cell office:value-type="float" office:value="112.4334">
                <text:p>112.4334</text:p>
              </table:table-cell>
              <table:table-cell office:value-type="float" office:value="91.1509">
                <text:p>91.1509</text:p>
              </table:table-cell>
              <table:table-cell office:value-type="float" office:value="263.8715">
                <text:p>263.8715</text:p>
              </table:table-cell>
              <table:table-cell office:value-type="float" office:value="287.2089">
                <text:p>287.20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0000">
                <text:p>1750000</text:p>
              </table:table-cell>
              <table:table-cell office:value-type="float" office:value="41.9213">
                <text:p>41.9213</text:p>
              </table:table-cell>
              <table:table-cell office:value-type="float" office:value="87.4029">
                <text:p>87.4029</text:p>
              </table:table-cell>
              <table:table-cell office:value-type="float" office:value="255.5399">
                <text:p>255.5399</text:p>
              </table:table-cell>
              <table:table-cell office:value-type="float" office:value="197.885">
                <text:p>197.8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2000">
                <text:p>1752000</text:p>
              </table:table-cell>
              <table:table-cell office:value-type="float" office:value="55.6129">
                <text:p>55.6129</text:p>
              </table:table-cell>
              <table:table-cell office:value-type="float" office:value="72.4825">
                <text:p>72.4825</text:p>
              </table:table-cell>
              <table:table-cell office:value-type="float" office:value="258.7892">
                <text:p>258.7892</text:p>
              </table:table-cell>
              <table:table-cell office:value-type="float" office:value="256.5134">
                <text:p>256.513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4000">
                <text:p>1754000</text:p>
              </table:table-cell>
              <table:table-cell office:value-type="float" office:value="69.5146">
                <text:p>69.5146</text:p>
              </table:table-cell>
              <table:table-cell office:value-type="float" office:value="18.2333">
                <text:p>18.2333</text:p>
              </table:table-cell>
              <table:table-cell office:value-type="float" office:value="287.0002">
                <text:p>287.0002</text:p>
              </table:table-cell>
              <table:table-cell office:value-type="float" office:value="267.2538">
                <text:p>267.25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6000">
                <text:p>1756000</text:p>
              </table:table-cell>
              <table:table-cell office:value-type="float" office:value="142.4593">
                <text:p>142.4593</text:p>
              </table:table-cell>
              <table:table-cell office:value-type="float" office:value="58.3311">
                <text:p>58.3311</text:p>
              </table:table-cell>
              <table:table-cell office:value-type="float" office:value="259.0455">
                <text:p>259.0455</text:p>
              </table:table-cell>
              <table:table-cell office:value-type="float" office:value="221.5168">
                <text:p>221.51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8000">
                <text:p>1758000</text:p>
              </table:table-cell>
              <table:table-cell office:value-type="float" office:value="52.3555">
                <text:p>52.3555</text:p>
              </table:table-cell>
              <table:table-cell office:value-type="float" office:value="103.145">
                <text:p>103.145</text:p>
              </table:table-cell>
              <table:table-cell office:value-type="float" office:value="284.3798">
                <text:p>284.3798</text:p>
              </table:table-cell>
              <table:table-cell office:value-type="float" office:value="248.1885">
                <text:p>248.18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0000">
                <text:p>1760000</text:p>
              </table:table-cell>
              <table:table-cell office:value-type="float" office:value="151.7437">
                <text:p>151.7437</text:p>
              </table:table-cell>
              <table:table-cell office:value-type="float" office:value="75.8718">
                <text:p>75.8718</text:p>
              </table:table-cell>
              <table:table-cell office:value-type="float" office:value="271.8799">
                <text:p>271.8799</text:p>
              </table:table-cell>
              <table:table-cell office:value-type="float" office:value="242.2888">
                <text:p>242.288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2000">
                <text:p>1762000</text:p>
              </table:table-cell>
              <table:table-cell office:value-type="float" office:value="-34.0859">
                <text:p>-34.0859</text:p>
              </table:table-cell>
              <table:table-cell office:value-type="float" office:value="96.1801">
                <text:p>96.1801</text:p>
              </table:table-cell>
              <table:table-cell office:value-type="float" office:value="283.3555">
                <text:p>283.3555</text:p>
              </table:table-cell>
              <table:table-cell office:value-type="float" office:value="126.4055">
                <text:p>126.40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4000">
                <text:p>1764000</text:p>
              </table:table-cell>
              <table:table-cell office:value-type="float" office:value="99.7692">
                <text:p>99.7692</text:p>
              </table:table-cell>
              <table:table-cell office:value-type="float" office:value="105.5315">
                <text:p>105.5315</text:p>
              </table:table-cell>
              <table:table-cell office:value-type="float" office:value="288.0323">
                <text:p>288.0323</text:p>
              </table:table-cell>
              <table:table-cell office:value-type="float" office:value="200.5881">
                <text:p>200.58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6000">
                <text:p>1766000</text:p>
              </table:table-cell>
              <table:table-cell office:value-type="float" office:value="-26.5743">
                <text:p>-26.5743</text:p>
              </table:table-cell>
              <table:table-cell office:value-type="float" office:value="31.995">
                <text:p>31.995</text:p>
              </table:table-cell>
              <table:table-cell office:value-type="float" office:value="253.6939">
                <text:p>253.6939</text:p>
              </table:table-cell>
              <table:table-cell office:value-type="float" office:value="266.6354">
                <text:p>266.63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8000">
                <text:p>1768000</text:p>
              </table:table-cell>
              <table:table-cell office:value-type="float" office:value="95.1986">
                <text:p>95.1986</text:p>
              </table:table-cell>
              <table:table-cell office:value-type="float" office:value="102.4367">
                <text:p>102.4367</text:p>
              </table:table-cell>
              <table:table-cell office:value-type="float" office:value="238.6348">
                <text:p>238.6348</text:p>
              </table:table-cell>
              <table:table-cell office:value-type="float" office:value="232.887">
                <text:p>232.8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0000">
                <text:p>1770000</text:p>
              </table:table-cell>
              <table:table-cell office:value-type="float" office:value="93.5013">
                <text:p>93.5013</text:p>
              </table:table-cell>
              <table:table-cell office:value-type="float" office:value="77.9962">
                <text:p>77.9962</text:p>
              </table:table-cell>
              <table:table-cell office:value-type="float" office:value="217.8437">
                <text:p>217.8437</text:p>
              </table:table-cell>
              <table:table-cell office:value-type="float" office:value="231.8922">
                <text:p>231.89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2000">
                <text:p>1772000</text:p>
              </table:table-cell>
              <table:table-cell office:value-type="float" office:value="97.2938">
                <text:p>97.2938</text:p>
              </table:table-cell>
              <table:table-cell office:value-type="float" office:value="97.9952">
                <text:p>97.9952</text:p>
              </table:table-cell>
              <table:table-cell office:value-type="float" office:value="135.9785">
                <text:p>135.9785</text:p>
              </table:table-cell>
              <table:table-cell office:value-type="float" office:value="278.6582">
                <text:p>278.65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4000">
                <text:p>1774000</text:p>
              </table:table-cell>
              <table:table-cell office:value-type="float" office:value="163.6495">
                <text:p>163.6495</text:p>
              </table:table-cell>
              <table:table-cell office:value-type="float" office:value="70.483">
                <text:p>70.483</text:p>
              </table:table-cell>
              <table:table-cell office:value-type="float" office:value="202.5052">
                <text:p>202.5052</text:p>
              </table:table-cell>
              <table:table-cell office:value-type="float" office:value="248.0929">
                <text:p>248.09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6000">
                <text:p>1776000</text:p>
              </table:table-cell>
              <table:table-cell office:value-type="float" office:value="-145.7836">
                <text:p>-145.7836</text:p>
              </table:table-cell>
              <table:table-cell office:value-type="float" office:value="99.5493">
                <text:p>99.5493</text:p>
              </table:table-cell>
              <table:table-cell office:value-type="float" office:value="149.8956">
                <text:p>149.8956</text:p>
              </table:table-cell>
              <table:table-cell office:value-type="float" office:value="224.2428">
                <text:p>224.24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8000">
                <text:p>1778000</text:p>
              </table:table-cell>
              <table:table-cell office:value-type="float" office:value="52.6925">
                <text:p>52.6925</text:p>
              </table:table-cell>
              <table:table-cell office:value-type="float" office:value="130.0595">
                <text:p>130.0595</text:p>
              </table:table-cell>
              <table:table-cell office:value-type="float" office:value="257.0231">
                <text:p>257.0231</text:p>
              </table:table-cell>
              <table:table-cell office:value-type="float" office:value="240.342">
                <text:p>240.3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0000">
                <text:p>1780000</text:p>
              </table:table-cell>
              <table:table-cell office:value-type="float" office:value="150.0684">
                <text:p>150.0684</text:p>
              </table:table-cell>
              <table:table-cell office:value-type="float" office:value="118.9607">
                <text:p>118.9607</text:p>
              </table:table-cell>
              <table:table-cell office:value-type="float" office:value="244.4925">
                <text:p>244.4925</text:p>
              </table:table-cell>
              <table:table-cell office:value-type="float" office:value="267.7996">
                <text:p>267.799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2000">
                <text:p>1782000</text:p>
              </table:table-cell>
              <table:table-cell office:value-type="float" office:value="102.5476">
                <text:p>102.5476</text:p>
              </table:table-cell>
              <table:table-cell office:value-type="float" office:value="-43.4582">
                <text:p>-43.4582</text:p>
              </table:table-cell>
              <table:table-cell office:value-type="float" office:value="264.7476">
                <text:p>264.7476</text:p>
              </table:table-cell>
              <table:table-cell office:value-type="float" office:value="241.4389">
                <text:p>241.438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4000">
                <text:p>1784000</text:p>
              </table:table-cell>
              <table:table-cell office:value-type="float" office:value="-1.9084">
                <text:p>-1.9084</text:p>
              </table:table-cell>
              <table:table-cell office:value-type="float" office:value="98.0057">
                <text:p>98.0057</text:p>
              </table:table-cell>
              <table:table-cell office:value-type="float" office:value="227.146">
                <text:p>227.146</text:p>
              </table:table-cell>
              <table:table-cell office:value-type="float" office:value="253.1455">
                <text:p>253.14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6000">
                <text:p>1786000</text:p>
              </table:table-cell>
              <table:table-cell office:value-type="float" office:value="68.7517">
                <text:p>68.7517</text:p>
              </table:table-cell>
              <table:table-cell office:value-type="float" office:value="-25.3049">
                <text:p>-25.3049</text:p>
              </table:table-cell>
              <table:table-cell office:value-type="float" office:value="243.9862">
                <text:p>243.9862</text:p>
              </table:table-cell>
              <table:table-cell office:value-type="float" office:value="199.7219">
                <text:p>199.721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8000">
                <text:p>1788000</text:p>
              </table:table-cell>
              <table:table-cell office:value-type="float" office:value="155.2923">
                <text:p>155.2923</text:p>
              </table:table-cell>
              <table:table-cell office:value-type="float" office:value="93.8403">
                <text:p>93.8403</text:p>
              </table:table-cell>
              <table:table-cell office:value-type="float" office:value="247.3117">
                <text:p>247.3117</text:p>
              </table:table-cell>
              <table:table-cell office:value-type="float" office:value="239.5425">
                <text:p>239.54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0000">
                <text:p>1790000</text:p>
              </table:table-cell>
              <table:table-cell office:value-type="float" office:value="120.9484">
                <text:p>120.9484</text:p>
              </table:table-cell>
              <table:table-cell office:value-type="float" office:value="115.523">
                <text:p>115.523</text:p>
              </table:table-cell>
              <table:table-cell office:value-type="float" office:value="252.3335">
                <text:p>252.3335</text:p>
              </table:table-cell>
              <table:table-cell office:value-type="float" office:value="241.0988">
                <text:p>241.09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2000">
                <text:p>1792000</text:p>
              </table:table-cell>
              <table:table-cell office:value-type="float" office:value="-40.8205">
                <text:p>-40.8205</text:p>
              </table:table-cell>
              <table:table-cell office:value-type="float" office:value="100.6507">
                <text:p>100.6507</text:p>
              </table:table-cell>
              <table:table-cell office:value-type="float" office:value="263.8753">
                <text:p>263.8753</text:p>
              </table:table-cell>
              <table:table-cell office:value-type="float" office:value="271.3796">
                <text:p>271.379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4000">
                <text:p>1794000</text:p>
              </table:table-cell>
              <table:table-cell office:value-type="float" office:value="104.9316">
                <text:p>104.9316</text:p>
              </table:table-cell>
              <table:table-cell office:value-type="float" office:value="95.4862">
                <text:p>95.4862</text:p>
              </table:table-cell>
              <table:table-cell office:value-type="float" office:value="230.3853">
                <text:p>230.3853</text:p>
              </table:table-cell>
              <table:table-cell office:value-type="float" office:value="259.6616">
                <text:p>259.66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6000">
                <text:p>1796000</text:p>
              </table:table-cell>
              <table:table-cell office:value-type="float" office:value="73.1452">
                <text:p>73.1452</text:p>
              </table:table-cell>
              <table:table-cell office:value-type="float" office:value="27.4374">
                <text:p>27.4374</text:p>
              </table:table-cell>
              <table:table-cell office:value-type="float" office:value="200.4683">
                <text:p>200.4683</text:p>
              </table:table-cell>
              <table:table-cell office:value-type="float" office:value="267.8501">
                <text:p>267.85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8000">
                <text:p>1798000</text:p>
              </table:table-cell>
              <table:table-cell office:value-type="float" office:value="106.021">
                <text:p>106.021</text:p>
              </table:table-cell>
              <table:table-cell office:value-type="float" office:value="99.2507">
                <text:p>99.2507</text:p>
              </table:table-cell>
              <table:table-cell office:value-type="float" office:value="257.1073">
                <text:p>257.1073</text:p>
              </table:table-cell>
              <table:table-cell office:value-type="float" office:value="201.2735">
                <text:p>201.27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0000">
                <text:p>1800000</text:p>
              </table:table-cell>
              <table:table-cell office:value-type="float" office:value="127.9265">
                <text:p>127.9265</text:p>
              </table:table-cell>
              <table:table-cell office:value-type="float" office:value="119.2967">
                <text:p>119.2967</text:p>
              </table:table-cell>
              <table:table-cell office:value-type="float" office:value="230.7824">
                <text:p>230.7824</text:p>
              </table:table-cell>
              <table:table-cell office:value-type="float" office:value="269.3657">
                <text:p>269.365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2000">
                <text:p>1802000</text:p>
              </table:table-cell>
              <table:table-cell office:value-type="float" office:value="113.0133">
                <text:p>113.0133</text:p>
              </table:table-cell>
              <table:table-cell office:value-type="float" office:value="131.7661">
                <text:p>131.7661</text:p>
              </table:table-cell>
              <table:table-cell office:value-type="float" office:value="230.2492">
                <text:p>230.2492</text:p>
              </table:table-cell>
              <table:table-cell office:value-type="float" office:value="280.9165">
                <text:p>280.91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4000">
                <text:p>1804000</text:p>
              </table:table-cell>
              <table:table-cell office:value-type="float" office:value="109.5117">
                <text:p>109.5117</text:p>
              </table:table-cell>
              <table:table-cell office:value-type="float" office:value="84.0983">
                <text:p>84.0983</text:p>
              </table:table-cell>
              <table:table-cell office:value-type="float" office:value="261.4257">
                <text:p>261.4257</text:p>
              </table:table-cell>
              <table:table-cell office:value-type="float" office:value="252.8573">
                <text:p>252.857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6000">
                <text:p>1806000</text:p>
              </table:table-cell>
              <table:table-cell office:value-type="float" office:value="59.8105">
                <text:p>59.8105</text:p>
              </table:table-cell>
              <table:table-cell office:value-type="float" office:value="105.8833">
                <text:p>105.8833</text:p>
              </table:table-cell>
              <table:table-cell office:value-type="float" office:value="257.809">
                <text:p>257.809</text:p>
              </table:table-cell>
              <table:table-cell office:value-type="float" office:value="270.4441">
                <text:p>270.444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8000">
                <text:p>1808000</text:p>
              </table:table-cell>
              <table:table-cell office:value-type="float" office:value="112.5909">
                <text:p>112.5909</text:p>
              </table:table-cell>
              <table:table-cell office:value-type="float" office:value="84.1172">
                <text:p>84.1172</text:p>
              </table:table-cell>
              <table:table-cell office:value-type="float" office:value="247.3994">
                <text:p>247.3994</text:p>
              </table:table-cell>
              <table:table-cell office:value-type="float" office:value="284.1624">
                <text:p>284.16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0000">
                <text:p>1810000</text:p>
              </table:table-cell>
              <table:table-cell office:value-type="float" office:value="87.6564">
                <text:p>87.6564</text:p>
              </table:table-cell>
              <table:table-cell office:value-type="float" office:value="77.0643">
                <text:p>77.0643</text:p>
              </table:table-cell>
              <table:table-cell office:value-type="float" office:value="230.1726">
                <text:p>230.1726</text:p>
              </table:table-cell>
              <table:table-cell office:value-type="float" office:value="249.1867">
                <text:p>249.18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2000">
                <text:p>1812000</text:p>
              </table:table-cell>
              <table:table-cell office:value-type="float" office:value="37.1945">
                <text:p>37.1945</text:p>
              </table:table-cell>
              <table:table-cell office:value-type="float" office:value="77.7657">
                <text:p>77.7657</text:p>
              </table:table-cell>
              <table:table-cell office:value-type="float" office:value="247.9344">
                <text:p>247.9344</text:p>
              </table:table-cell>
              <table:table-cell office:value-type="float" office:value="248.9302">
                <text:p>248.93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4000">
                <text:p>1814000</text:p>
              </table:table-cell>
              <table:table-cell office:value-type="float" office:value="5.295">
                <text:p>5.295</text:p>
              </table:table-cell>
              <table:table-cell office:value-type="float" office:value="39.3336">
                <text:p>39.3336</text:p>
              </table:table-cell>
              <table:table-cell office:value-type="float" office:value="248.6618">
                <text:p>248.6618</text:p>
              </table:table-cell>
              <table:table-cell office:value-type="float" office:value="271.2908">
                <text:p>271.29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6000">
                <text:p>1816000</text:p>
              </table:table-cell>
              <table:table-cell office:value-type="float" office:value="108.3452">
                <text:p>108.3452</text:p>
              </table:table-cell>
              <table:table-cell office:value-type="float" office:value="85.7343">
                <text:p>85.7343</text:p>
              </table:table-cell>
              <table:table-cell office:value-type="float" office:value="258.6037">
                <text:p>258.6037</text:p>
              </table:table-cell>
              <table:table-cell office:value-type="float" office:value="211.4318">
                <text:p>211.43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8000">
                <text:p>1818000</text:p>
              </table:table-cell>
              <table:table-cell office:value-type="float" office:value="72.6234">
                <text:p>72.6234</text:p>
              </table:table-cell>
              <table:table-cell office:value-type="float" office:value="95.4538">
                <text:p>95.4538</text:p>
              </table:table-cell>
              <table:table-cell office:value-type="float" office:value="246.3181">
                <text:p>246.3181</text:p>
              </table:table-cell>
              <table:table-cell office:value-type="float" office:value="269.7761">
                <text:p>269.77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0000">
                <text:p>1820000</text:p>
              </table:table-cell>
              <table:table-cell office:value-type="float" office:value="-24.7296">
                <text:p>-24.7296</text:p>
              </table:table-cell>
              <table:table-cell office:value-type="float" office:value="111.2158">
                <text:p>111.2158</text:p>
              </table:table-cell>
              <table:table-cell office:value-type="float" office:value="266.1583">
                <text:p>266.1583</text:p>
              </table:table-cell>
              <table:table-cell office:value-type="float" office:value="224.8036">
                <text:p>224.803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2000">
                <text:p>1822000</text:p>
              </table:table-cell>
              <table:table-cell office:value-type="float" office:value="62.0342">
                <text:p>62.0342</text:p>
              </table:table-cell>
              <table:table-cell office:value-type="float" office:value="74.6851">
                <text:p>74.6851</text:p>
              </table:table-cell>
              <table:table-cell office:value-type="float" office:value="228.6604">
                <text:p>228.6604</text:p>
              </table:table-cell>
              <table:table-cell office:value-type="float" office:value="237.1175">
                <text:p>237.117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4000">
                <text:p>1824000</text:p>
              </table:table-cell>
              <table:table-cell office:value-type="float" office:value="39.2877">
                <text:p>39.2877</text:p>
              </table:table-cell>
              <table:table-cell office:value-type="float" office:value="103.6375">
                <text:p>103.6375</text:p>
              </table:table-cell>
              <table:table-cell office:value-type="float" office:value="249.4755">
                <text:p>249.4755</text:p>
              </table:table-cell>
              <table:table-cell office:value-type="float" office:value="228.391">
                <text:p>228.39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6000">
                <text:p>1826000</text:p>
              </table:table-cell>
              <table:table-cell office:value-type="float" office:value="89.2329">
                <text:p>89.2329</text:p>
              </table:table-cell>
              <table:table-cell office:value-type="float" office:value="72.6381">
                <text:p>72.6381</text:p>
              </table:table-cell>
              <table:table-cell office:value-type="float" office:value="247.0016">
                <text:p>247.0016</text:p>
              </table:table-cell>
              <table:table-cell office:value-type="float" office:value="247.639">
                <text:p>247.63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8000">
                <text:p>1828000</text:p>
              </table:table-cell>
              <table:table-cell office:value-type="float" office:value="104.3695">
                <text:p>104.3695</text:p>
              </table:table-cell>
              <table:table-cell office:value-type="float" office:value="90.3357">
                <text:p>90.3357</text:p>
              </table:table-cell>
              <table:table-cell office:value-type="float" office:value="279.6162">
                <text:p>279.6162</text:p>
              </table:table-cell>
              <table:table-cell office:value-type="float" office:value="263.9161">
                <text:p>263.91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0000">
                <text:p>1830000</text:p>
              </table:table-cell>
              <table:table-cell office:value-type="float" office:value="36.8865">
                <text:p>36.8865</text:p>
              </table:table-cell>
              <table:table-cell office:value-type="float" office:value="-95.5714">
                <text:p>-95.5714</text:p>
              </table:table-cell>
              <table:table-cell office:value-type="float" office:value="251.1774">
                <text:p>251.1774</text:p>
              </table:table-cell>
              <table:table-cell office:value-type="float" office:value="271.9869">
                <text:p>271.98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2000">
                <text:p>1832000</text:p>
              </table:table-cell>
              <table:table-cell office:value-type="float" office:value="72.0173">
                <text:p>72.0173</text:p>
              </table:table-cell>
              <table:table-cell office:value-type="float" office:value="73.0481">
                <text:p>73.0481</text:p>
              </table:table-cell>
              <table:table-cell office:value-type="float" office:value="262.414">
                <text:p>262.414</text:p>
              </table:table-cell>
              <table:table-cell office:value-type="float" office:value="256.3061">
                <text:p>256.306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4000">
                <text:p>1834000</text:p>
              </table:table-cell>
              <table:table-cell office:value-type="float" office:value="66.7368">
                <text:p>66.7368</text:p>
              </table:table-cell>
              <table:table-cell office:value-type="float" office:value="61.4944">
                <text:p>61.4944</text:p>
              </table:table-cell>
              <table:table-cell office:value-type="float" office:value="264.5293">
                <text:p>264.5293</text:p>
              </table:table-cell>
              <table:table-cell office:value-type="float" office:value="246.8232">
                <text:p>246.82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6000">
                <text:p>1836000</text:p>
              </table:table-cell>
              <table:table-cell office:value-type="float" office:value="43.6607">
                <text:p>43.6607</text:p>
              </table:table-cell>
              <table:table-cell office:value-type="float" office:value="67.4822">
                <text:p>67.4822</text:p>
              </table:table-cell>
              <table:table-cell office:value-type="float" office:value="270.2052">
                <text:p>270.2052</text:p>
              </table:table-cell>
              <table:table-cell office:value-type="float" office:value="221.633">
                <text:p>221.6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8000">
                <text:p>1838000</text:p>
              </table:table-cell>
              <table:table-cell office:value-type="float" office:value="47.0357">
                <text:p>47.0357</text:p>
              </table:table-cell>
              <table:table-cell office:value-type="float" office:value="52.3916">
                <text:p>52.3916</text:p>
              </table:table-cell>
              <table:table-cell office:value-type="float" office:value="267.5866">
                <text:p>267.5866</text:p>
              </table:table-cell>
              <table:table-cell office:value-type="float" office:value="217.9052">
                <text:p>217.90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0000">
                <text:p>1840000</text:p>
              </table:table-cell>
              <table:table-cell office:value-type="float" office:value="120.3702">
                <text:p>120.3702</text:p>
              </table:table-cell>
              <table:table-cell office:value-type="float" office:value="62.0095">
                <text:p>62.0095</text:p>
              </table:table-cell>
              <table:table-cell office:value-type="float" office:value="240.3195">
                <text:p>240.3195</text:p>
              </table:table-cell>
              <table:table-cell office:value-type="float" office:value="239.9773">
                <text:p>239.97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2000">
                <text:p>1842000</text:p>
              </table:table-cell>
              <table:table-cell office:value-type="float" office:value="132.5587">
                <text:p>132.5587</text:p>
              </table:table-cell>
              <table:table-cell office:value-type="float" office:value="113.7581">
                <text:p>113.7581</text:p>
              </table:table-cell>
              <table:table-cell office:value-type="float" office:value="269.71">
                <text:p>269.71</text:p>
              </table:table-cell>
              <table:table-cell office:value-type="float" office:value="254.7544">
                <text:p>254.754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4000">
                <text:p>1844000</text:p>
              </table:table-cell>
              <table:table-cell office:value-type="float" office:value="9.8092">
                <text:p>9.8092</text:p>
              </table:table-cell>
              <table:table-cell office:value-type="float" office:value="61.3684">
                <text:p>61.3684</text:p>
              </table:table-cell>
              <table:table-cell office:value-type="float" office:value="187.4782">
                <text:p>187.4782</text:p>
              </table:table-cell>
              <table:table-cell office:value-type="float" office:value="279.5841">
                <text:p>279.58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6000">
                <text:p>1846000</text:p>
              </table:table-cell>
              <table:table-cell office:value-type="float" office:value="78.0843">
                <text:p>78.0843</text:p>
              </table:table-cell>
              <table:table-cell office:value-type="float" office:value="46.3469">
                <text:p>46.3469</text:p>
              </table:table-cell>
              <table:table-cell office:value-type="float" office:value="210.3983">
                <text:p>210.3983</text:p>
              </table:table-cell>
              <table:table-cell office:value-type="float" office:value="278.3718">
                <text:p>278.37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8000">
                <text:p>1848000</text:p>
              </table:table-cell>
              <table:table-cell office:value-type="float" office:value="65.7666">
                <text:p>65.7666</text:p>
              </table:table-cell>
              <table:table-cell office:value-type="float" office:value="62.5554">
                <text:p>62.5554</text:p>
              </table:table-cell>
              <table:table-cell office:value-type="float" office:value="287.6824">
                <text:p>287.6824</text:p>
              </table:table-cell>
              <table:table-cell office:value-type="float" office:value="222.6952">
                <text:p>222.69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0000">
                <text:p>1850000</text:p>
              </table:table-cell>
              <table:table-cell office:value-type="float" office:value="147.3676">
                <text:p>147.3676</text:p>
              </table:table-cell>
              <table:table-cell office:value-type="float" office:value="70.2339">
                <text:p>70.2339</text:p>
              </table:table-cell>
              <table:table-cell office:value-type="float" office:value="251.9368">
                <text:p>251.9368</text:p>
              </table:table-cell>
              <table:table-cell office:value-type="float" office:value="260.3048">
                <text:p>260.304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2000">
                <text:p>1852000</text:p>
              </table:table-cell>
              <table:table-cell office:value-type="float" office:value="145.0873">
                <text:p>145.0873</text:p>
              </table:table-cell>
              <table:table-cell office:value-type="float" office:value="57.1095">
                <text:p>57.1095</text:p>
              </table:table-cell>
              <table:table-cell office:value-type="float" office:value="258.9523">
                <text:p>258.9523</text:p>
              </table:table-cell>
              <table:table-cell office:value-type="float" office:value="282.6816">
                <text:p>282.68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4000">
                <text:p>1854000</text:p>
              </table:table-cell>
              <table:table-cell office:value-type="float" office:value="148.8449">
                <text:p>148.8449</text:p>
              </table:table-cell>
              <table:table-cell office:value-type="float" office:value="75.9762">
                <text:p>75.9762</text:p>
              </table:table-cell>
              <table:table-cell office:value-type="float" office:value="196.3108">
                <text:p>196.3108</text:p>
              </table:table-cell>
              <table:table-cell office:value-type="float" office:value="269.8866">
                <text:p>269.886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6000">
                <text:p>1856000</text:p>
              </table:table-cell>
              <table:table-cell office:value-type="float" office:value="95.4555">
                <text:p>95.4555</text:p>
              </table:table-cell>
              <table:table-cell office:value-type="float" office:value="51.8128">
                <text:p>51.8128</text:p>
              </table:table-cell>
              <table:table-cell office:value-type="float" office:value="233.8604">
                <text:p>233.8604</text:p>
              </table:table-cell>
              <table:table-cell office:value-type="float" office:value="276.6091">
                <text:p>276.609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8000">
                <text:p>1858000</text:p>
              </table:table-cell>
              <table:table-cell office:value-type="float" office:value="147.4289">
                <text:p>147.4289</text:p>
              </table:table-cell>
              <table:table-cell office:value-type="float" office:value="78.0978">
                <text:p>78.0978</text:p>
              </table:table-cell>
              <table:table-cell office:value-type="float" office:value="228.162">
                <text:p>228.162</text:p>
              </table:table-cell>
              <table:table-cell office:value-type="float" office:value="252.579">
                <text:p>252.57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0000">
                <text:p>1860000</text:p>
              </table:table-cell>
              <table:table-cell office:value-type="float" office:value="94.0694">
                <text:p>94.0694</text:p>
              </table:table-cell>
              <table:table-cell office:value-type="float" office:value="92.0341">
                <text:p>92.0341</text:p>
              </table:table-cell>
              <table:table-cell office:value-type="float" office:value="187.1989">
                <text:p>187.1989</text:p>
              </table:table-cell>
              <table:table-cell office:value-type="float" office:value="257.3669">
                <text:p>257.36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2000">
                <text:p>1862000</text:p>
              </table:table-cell>
              <table:table-cell office:value-type="float" office:value="-30.8064">
                <text:p>-30.8064</text:p>
              </table:table-cell>
              <table:table-cell office:value-type="float" office:value="13.9323">
                <text:p>13.9323</text:p>
              </table:table-cell>
              <table:table-cell office:value-type="float" office:value="207.3055">
                <text:p>207.3055</text:p>
              </table:table-cell>
              <table:table-cell office:value-type="float" office:value="244.3769">
                <text:p>244.37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4000">
                <text:p>1864000</text:p>
              </table:table-cell>
              <table:table-cell office:value-type="float" office:value="138.3104">
                <text:p>138.3104</text:p>
              </table:table-cell>
              <table:table-cell office:value-type="float" office:value="100.9907">
                <text:p>100.9907</text:p>
              </table:table-cell>
              <table:table-cell office:value-type="float" office:value="208.3143">
                <text:p>208.3143</text:p>
              </table:table-cell>
              <table:table-cell office:value-type="float" office:value="210.9468">
                <text:p>210.946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6000">
                <text:p>1866000</text:p>
              </table:table-cell>
              <table:table-cell office:value-type="float" office:value="-15.7258">
                <text:p>-15.7258</text:p>
              </table:table-cell>
              <table:table-cell office:value-type="float" office:value="125.6256">
                <text:p>125.6256</text:p>
              </table:table-cell>
              <table:table-cell office:value-type="float" office:value="227.7013">
                <text:p>227.7013</text:p>
              </table:table-cell>
              <table:table-cell office:value-type="float" office:value="259.6312">
                <text:p>259.631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8000">
                <text:p>1868000</text:p>
              </table:table-cell>
              <table:table-cell office:value-type="float" office:value="28.3465">
                <text:p>28.3465</text:p>
              </table:table-cell>
              <table:table-cell office:value-type="float" office:value="57.7434">
                <text:p>57.7434</text:p>
              </table:table-cell>
              <table:table-cell office:value-type="float" office:value="253.8499">
                <text:p>253.8499</text:p>
              </table:table-cell>
              <table:table-cell office:value-type="float" office:value="248.8539">
                <text:p>248.853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0000">
                <text:p>1870000</text:p>
              </table:table-cell>
              <table:table-cell office:value-type="float" office:value="36.8023">
                <text:p>36.8023</text:p>
              </table:table-cell>
              <table:table-cell office:value-type="float" office:value="-68.6286">
                <text:p>-68.6286</text:p>
              </table:table-cell>
              <table:table-cell office:value-type="float" office:value="266.3157">
                <text:p>266.3157</text:p>
              </table:table-cell>
              <table:table-cell office:value-type="float" office:value="251.9111">
                <text:p>251.91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2000">
                <text:p>1872000</text:p>
              </table:table-cell>
              <table:table-cell office:value-type="float" office:value="14.8748">
                <text:p>14.8748</text:p>
              </table:table-cell>
              <table:table-cell office:value-type="float" office:value="40.8108">
                <text:p>40.8108</text:p>
              </table:table-cell>
              <table:table-cell office:value-type="float" office:value="168.3969">
                <text:p>168.3969</text:p>
              </table:table-cell>
              <table:table-cell office:value-type="float" office:value="222.4003">
                <text:p>222.40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4000">
                <text:p>1874000</text:p>
              </table:table-cell>
              <table:table-cell office:value-type="float" office:value="37.5033">
                <text:p>37.5033</text:p>
              </table:table-cell>
              <table:table-cell office:value-type="float" office:value="55.4598">
                <text:p>55.4598</text:p>
              </table:table-cell>
              <table:table-cell office:value-type="float" office:value="222.7939">
                <text:p>222.7939</text:p>
              </table:table-cell>
              <table:table-cell office:value-type="float" office:value="249.8059">
                <text:p>249.80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6000">
                <text:p>1876000</text:p>
              </table:table-cell>
              <table:table-cell office:value-type="float" office:value="139.1406">
                <text:p>139.1406</text:p>
              </table:table-cell>
              <table:table-cell office:value-type="float" office:value="98.3428">
                <text:p>98.3428</text:p>
              </table:table-cell>
              <table:table-cell office:value-type="float" office:value="274.8671">
                <text:p>274.8671</text:p>
              </table:table-cell>
              <table:table-cell office:value-type="float" office:value="259.1235">
                <text:p>259.123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8000">
                <text:p>1878000</text:p>
              </table:table-cell>
              <table:table-cell office:value-type="float" office:value="151.7305">
                <text:p>151.7305</text:p>
              </table:table-cell>
              <table:table-cell office:value-type="float" office:value="73.3755">
                <text:p>73.3755</text:p>
              </table:table-cell>
              <table:table-cell office:value-type="float" office:value="213.0515">
                <text:p>213.0515</text:p>
              </table:table-cell>
              <table:table-cell office:value-type="float" office:value="253.346">
                <text:p>253.34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0000">
                <text:p>1880000</text:p>
              </table:table-cell>
              <table:table-cell office:value-type="float" office:value="101.2219">
                <text:p>101.2219</text:p>
              </table:table-cell>
              <table:table-cell office:value-type="float" office:value="95.7971">
                <text:p>95.7971</text:p>
              </table:table-cell>
              <table:table-cell office:value-type="float" office:value="255.8652">
                <text:p>255.8652</text:p>
              </table:table-cell>
              <table:table-cell office:value-type="float" office:value="190.9562">
                <text:p>190.956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2000">
                <text:p>1882000</text:p>
              </table:table-cell>
              <table:table-cell office:value-type="float" office:value="112.8633">
                <text:p>112.8633</text:p>
              </table:table-cell>
              <table:table-cell office:value-type="float" office:value="92.0025">
                <text:p>92.0025</text:p>
              </table:table-cell>
              <table:table-cell office:value-type="float" office:value="252.087">
                <text:p>252.087</text:p>
              </table:table-cell>
              <table:table-cell office:value-type="float" office:value="276.0564">
                <text:p>276.056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4000">
                <text:p>1884000</text:p>
              </table:table-cell>
              <table:table-cell office:value-type="float" office:value="111.8866">
                <text:p>111.8866</text:p>
              </table:table-cell>
              <table:table-cell office:value-type="float" office:value="85.1428">
                <text:p>85.1428</text:p>
              </table:table-cell>
              <table:table-cell office:value-type="float" office:value="277.0957">
                <text:p>277.0957</text:p>
              </table:table-cell>
              <table:table-cell office:value-type="float" office:value="179.1155">
                <text:p>179.11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6000">
                <text:p>1886000</text:p>
              </table:table-cell>
              <table:table-cell office:value-type="float" office:value="44.5324">
                <text:p>44.5324</text:p>
              </table:table-cell>
              <table:table-cell office:value-type="float" office:value="82.6249">
                <text:p>82.6249</text:p>
              </table:table-cell>
              <table:table-cell office:value-type="float" office:value="230.2212">
                <text:p>230.2212</text:p>
              </table:table-cell>
              <table:table-cell office:value-type="float" office:value="267.3487">
                <text:p>267.348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8000">
                <text:p>1888000</text:p>
              </table:table-cell>
              <table:table-cell office:value-type="float" office:value="6.3519">
                <text:p>6.3519</text:p>
              </table:table-cell>
              <table:table-cell office:value-type="float" office:value="91.905">
                <text:p>91.905</text:p>
              </table:table-cell>
              <table:table-cell office:value-type="float" office:value="189.5888">
                <text:p>189.5888</text:p>
              </table:table-cell>
              <table:table-cell office:value-type="float" office:value="261.9531">
                <text:p>261.95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0000">
                <text:p>1890000</text:p>
              </table:table-cell>
              <table:table-cell office:value-type="float" office:value="7.6616">
                <text:p>7.6616</text:p>
              </table:table-cell>
              <table:table-cell office:value-type="float" office:value="149.1093">
                <text:p>149.1093</text:p>
              </table:table-cell>
              <table:table-cell office:value-type="float" office:value="247.242">
                <text:p>247.242</text:p>
              </table:table-cell>
              <table:table-cell office:value-type="float" office:value="274.082">
                <text:p>274.08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2000">
                <text:p>1892000</text:p>
              </table:table-cell>
              <table:table-cell office:value-type="float" office:value="34.0742">
                <text:p>34.0742</text:p>
              </table:table-cell>
              <table:table-cell office:value-type="float" office:value="-16.2131">
                <text:p>-16.2131</text:p>
              </table:table-cell>
              <table:table-cell office:value-type="float" office:value="183.6781">
                <text:p>183.6781</text:p>
              </table:table-cell>
              <table:table-cell office:value-type="float" office:value="255.5921">
                <text:p>255.59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4000">
                <text:p>1894000</text:p>
              </table:table-cell>
              <table:table-cell office:value-type="float" office:value="46.5019">
                <text:p>46.5019</text:p>
              </table:table-cell>
              <table:table-cell office:value-type="float" office:value="96.8709">
                <text:p>96.8709</text:p>
              </table:table-cell>
              <table:table-cell office:value-type="float" office:value="194.5757">
                <text:p>194.5757</text:p>
              </table:table-cell>
              <table:table-cell office:value-type="float" office:value="261.4868">
                <text:p>261.48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6000">
                <text:p>1896000</text:p>
              </table:table-cell>
              <table:table-cell office:value-type="float" office:value="-30.1459">
                <text:p>-30.1459</text:p>
              </table:table-cell>
              <table:table-cell office:value-type="float" office:value="68.6995">
                <text:p>68.6995</text:p>
              </table:table-cell>
              <table:table-cell office:value-type="float" office:value="208.3801">
                <text:p>208.3801</text:p>
              </table:table-cell>
              <table:table-cell office:value-type="float" office:value="255.2864">
                <text:p>255.28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8000">
                <text:p>1898000</text:p>
              </table:table-cell>
              <table:table-cell office:value-type="float" office:value="89.1426">
                <text:p>89.1426</text:p>
              </table:table-cell>
              <table:table-cell office:value-type="float" office:value="135.0843">
                <text:p>135.0843</text:p>
              </table:table-cell>
              <table:table-cell office:value-type="float" office:value="129.3022">
                <text:p>129.3022</text:p>
              </table:table-cell>
              <table:table-cell office:value-type="float" office:value="274.9056">
                <text:p>274.90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0000">
                <text:p>1900000</text:p>
              </table:table-cell>
              <table:table-cell office:value-type="float" office:value="3.8047">
                <text:p>3.8047</text:p>
              </table:table-cell>
              <table:table-cell office:value-type="float" office:value="129.5052">
                <text:p>129.5052</text:p>
              </table:table-cell>
              <table:table-cell office:value-type="float" office:value="259.5386">
                <text:p>259.5386</text:p>
              </table:table-cell>
              <table:table-cell office:value-type="float" office:value="230.1428">
                <text:p>230.14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2000">
                <text:p>1902000</text:p>
              </table:table-cell>
              <table:table-cell office:value-type="float" office:value="141.4953">
                <text:p>141.4953</text:p>
              </table:table-cell>
              <table:table-cell office:value-type="float" office:value="82.7788">
                <text:p>82.7788</text:p>
              </table:table-cell>
              <table:table-cell office:value-type="float" office:value="257.3844">
                <text:p>257.3844</text:p>
              </table:table-cell>
              <table:table-cell office:value-type="float" office:value="247.87">
                <text:p>247.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4000">
                <text:p>1904000</text:p>
              </table:table-cell>
              <table:table-cell office:value-type="float" office:value="94.6037">
                <text:p>94.6037</text:p>
              </table:table-cell>
              <table:table-cell office:value-type="float" office:value="102.0641">
                <text:p>102.0641</text:p>
              </table:table-cell>
              <table:table-cell office:value-type="float" office:value="140.1526">
                <text:p>140.1526</text:p>
              </table:table-cell>
              <table:table-cell office:value-type="float" office:value="252.0164">
                <text:p>252.01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6000">
                <text:p>1906000</text:p>
              </table:table-cell>
              <table:table-cell office:value-type="float" office:value="87.3175">
                <text:p>87.3175</text:p>
              </table:table-cell>
              <table:table-cell office:value-type="float" office:value="66.7708">
                <text:p>66.7708</text:p>
              </table:table-cell>
              <table:table-cell office:value-type="float" office:value="142.6486">
                <text:p>142.6486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8000">
                <text:p>1908000</text:p>
              </table:table-cell>
              <table:table-cell office:value-type="float" office:value="-30.7856">
                <text:p>-30.7856</text:p>
              </table:table-cell>
              <table:table-cell office:value-type="float" office:value="82.1366">
                <text:p>82.1366</text:p>
              </table:table-cell>
              <table:table-cell office:value-type="float" office:value="264.2723">
                <text:p>264.2723</text:p>
              </table:table-cell>
              <table:table-cell office:value-type="float" office:value="216.047">
                <text:p>216.0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0000">
                <text:p>1910000</text:p>
              </table:table-cell>
              <table:table-cell office:value-type="float" office:value="134.9803">
                <text:p>134.9803</text:p>
              </table:table-cell>
              <table:table-cell office:value-type="float" office:value="106.8652">
                <text:p>106.8652</text:p>
              </table:table-cell>
              <table:table-cell office:value-type="float" office:value="238.7979">
                <text:p>238.7979</text:p>
              </table:table-cell>
              <table:table-cell office:value-type="float" office:value="259.2376">
                <text:p>259.23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2000">
                <text:p>1912000</text:p>
              </table:table-cell>
              <table:table-cell office:value-type="float" office:value="147.1711">
                <text:p>147.1711</text:p>
              </table:table-cell>
              <table:table-cell office:value-type="float" office:value="43.7046">
                <text:p>43.7046</text:p>
              </table:table-cell>
              <table:table-cell office:value-type="float" office:value="271.9328">
                <text:p>271.9328</text:p>
              </table:table-cell>
              <table:table-cell office:value-type="float" office:value="264.9957">
                <text:p>264.99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4000">
                <text:p>1914000</text:p>
              </table:table-cell>
              <table:table-cell office:value-type="float" office:value="183.5112">
                <text:p>183.5112</text:p>
              </table:table-cell>
              <table:table-cell office:value-type="float" office:value="111.1779">
                <text:p>111.1779</text:p>
              </table:table-cell>
              <table:table-cell office:value-type="float" office:value="259.0985">
                <text:p>259.0985</text:p>
              </table:table-cell>
              <table:table-cell office:value-type="float" office:value="250.8874">
                <text:p>250.88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6000">
                <text:p>1916000</text:p>
              </table:table-cell>
              <table:table-cell office:value-type="float" office:value="9.4512">
                <text:p>9.4512</text:p>
              </table:table-cell>
              <table:table-cell office:value-type="float" office:value="86.8587">
                <text:p>86.8587</text:p>
              </table:table-cell>
              <table:table-cell office:value-type="float" office:value="281.9955">
                <text:p>281.9955</text:p>
              </table:table-cell>
              <table:table-cell office:value-type="float" office:value="280.258">
                <text:p>280.25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8000">
                <text:p>1918000</text:p>
              </table:table-cell>
              <table:table-cell office:value-type="float" office:value="54.5209">
                <text:p>54.5209</text:p>
              </table:table-cell>
              <table:table-cell office:value-type="float" office:value="99.7459">
                <text:p>99.7459</text:p>
              </table:table-cell>
              <table:table-cell office:value-type="float" office:value="229.5566">
                <text:p>229.5566</text:p>
              </table:table-cell>
              <table:table-cell office:value-type="float" office:value="209.7573">
                <text:p>209.757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0000">
                <text:p>1920000</text:p>
              </table:table-cell>
              <table:table-cell office:value-type="float" office:value="19.8769">
                <text:p>19.8769</text:p>
              </table:table-cell>
              <table:table-cell office:value-type="float" office:value="175.4302">
                <text:p>175.4302</text:p>
              </table:table-cell>
              <table:table-cell office:value-type="float" office:value="188.5224">
                <text:p>188.5224</text:p>
              </table:table-cell>
              <table:table-cell office:value-type="float" office:value="253.2721">
                <text:p>253.27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2000">
                <text:p>1922000</text:p>
              </table:table-cell>
              <table:table-cell office:value-type="float" office:value="34.0048">
                <text:p>34.0048</text:p>
              </table:table-cell>
              <table:table-cell office:value-type="float" office:value="83.4859">
                <text:p>83.4859</text:p>
              </table:table-cell>
              <table:table-cell office:value-type="float" office:value="210.8805">
                <text:p>210.8805</text:p>
              </table:table-cell>
              <table:table-cell office:value-type="float" office:value="259.3004">
                <text:p>259.300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4000">
                <text:p>1924000</text:p>
              </table:table-cell>
              <table:table-cell office:value-type="float" office:value="54.1176">
                <text:p>54.1176</text:p>
              </table:table-cell>
              <table:table-cell office:value-type="float" office:value="102.3401">
                <text:p>102.3401</text:p>
              </table:table-cell>
              <table:table-cell office:value-type="float" office:value="265.4412">
                <text:p>265.4412</text:p>
              </table:table-cell>
              <table:table-cell office:value-type="float" office:value="252.9402">
                <text:p>252.94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6000">
                <text:p>1926000</text:p>
              </table:table-cell>
              <table:table-cell office:value-type="float" office:value="54.2873">
                <text:p>54.2873</text:p>
              </table:table-cell>
              <table:table-cell office:value-type="float" office:value="93.9155">
                <text:p>93.9155</text:p>
              </table:table-cell>
              <table:table-cell office:value-type="float" office:value="260.4572">
                <text:p>260.4572</text:p>
              </table:table-cell>
              <table:table-cell office:value-type="float" office:value="262.2242">
                <text:p>262.224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8000">
                <text:p>1928000</text:p>
              </table:table-cell>
              <table:table-cell office:value-type="float" office:value="84.0019">
                <text:p>84.0019</text:p>
              </table:table-cell>
              <table:table-cell office:value-type="float" office:value="52.1831">
                <text:p>52.1831</text:p>
              </table:table-cell>
              <table:table-cell office:value-type="float" office:value="263.3059">
                <text:p>263.3059</text:p>
              </table:table-cell>
              <table:table-cell office:value-type="float" office:value="216.6709">
                <text:p>216.670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0000">
                <text:p>1930000</text:p>
              </table:table-cell>
              <table:table-cell office:value-type="float" office:value="48.6679">
                <text:p>48.6679</text:p>
              </table:table-cell>
              <table:table-cell office:value-type="float" office:value="140.934">
                <text:p>140.934</text:p>
              </table:table-cell>
              <table:table-cell office:value-type="float" office:value="273.1751">
                <text:p>273.1751</text:p>
              </table:table-cell>
              <table:table-cell office:value-type="float" office:value="221.7226">
                <text:p>221.72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2000">
                <text:p>1932000</text:p>
              </table:table-cell>
              <table:table-cell office:value-type="float" office:value="40.8156">
                <text:p>40.8156</text:p>
              </table:table-cell>
              <table:table-cell office:value-type="float" office:value="80.0803">
                <text:p>80.0803</text:p>
              </table:table-cell>
              <table:table-cell office:value-type="float" office:value="285.0922">
                <text:p>285.0922</text:p>
              </table:table-cell>
              <table:table-cell office:value-type="float" office:value="168.3513">
                <text:p>168.35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4000">
                <text:p>1934000</text:p>
              </table:table-cell>
              <table:table-cell office:value-type="float" office:value="45.4231">
                <text:p>45.4231</text:p>
              </table:table-cell>
              <table:table-cell office:value-type="float" office:value="77.0163">
                <text:p>77.0163</text:p>
              </table:table-cell>
              <table:table-cell office:value-type="float" office:value="185.228">
                <text:p>185.228</text:p>
              </table:table-cell>
              <table:table-cell office:value-type="float" office:value="205.7503">
                <text:p>205.750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6000">
                <text:p>1936000</text:p>
              </table:table-cell>
              <table:table-cell office:value-type="float" office:value="45.7731">
                <text:p>45.7731</text:p>
              </table:table-cell>
              <table:table-cell office:value-type="float" office:value="27.2122">
                <text:p>27.2122</text:p>
              </table:table-cell>
              <table:table-cell office:value-type="float" office:value="217.9511">
                <text:p>217.9511</text:p>
              </table:table-cell>
              <table:table-cell office:value-type="float" office:value="281.8539">
                <text:p>281.85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8000">
                <text:p>1938000</text:p>
              </table:table-cell>
              <table:table-cell office:value-type="float" office:value="-35.941">
                <text:p>-35.941</text:p>
              </table:table-cell>
              <table:table-cell office:value-type="float" office:value="101.0011">
                <text:p>101.0011</text:p>
              </table:table-cell>
              <table:table-cell office:value-type="float" office:value="15.2693">
                <text:p>15.2693</text:p>
              </table:table-cell>
              <table:table-cell office:value-type="float" office:value="248.5786">
                <text:p>248.57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0000">
                <text:p>1940000</text:p>
              </table:table-cell>
              <table:table-cell office:value-type="float" office:value="162.8215">
                <text:p>162.8215</text:p>
              </table:table-cell>
              <table:table-cell office:value-type="float" office:value="122.961">
                <text:p>122.961</text:p>
              </table:table-cell>
              <table:table-cell office:value-type="float" office:value="255.4133">
                <text:p>255.4133</text:p>
              </table:table-cell>
              <table:table-cell office:value-type="float" office:value="281.005">
                <text:p>281.00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2000">
                <text:p>1942000</text:p>
              </table:table-cell>
              <table:table-cell office:value-type="float" office:value="86.583">
                <text:p>86.583</text:p>
              </table:table-cell>
              <table:table-cell office:value-type="float" office:value="109.563">
                <text:p>109.563</text:p>
              </table:table-cell>
              <table:table-cell office:value-type="float" office:value="260.3965">
                <text:p>260.3965</text:p>
              </table:table-cell>
              <table:table-cell office:value-type="float" office:value="250.4173">
                <text:p>250.417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4000">
                <text:p>1944000</text:p>
              </table:table-cell>
              <table:table-cell office:value-type="float" office:value="169.7939">
                <text:p>169.7939</text:p>
              </table:table-cell>
              <table:table-cell office:value-type="float" office:value="102.6491">
                <text:p>102.6491</text:p>
              </table:table-cell>
              <table:table-cell office:value-type="float" office:value="193.2015">
                <text:p>193.2015</text:p>
              </table:table-cell>
              <table:table-cell office:value-type="float" office:value="251.0619">
                <text:p>251.061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6000">
                <text:p>1946000</text:p>
              </table:table-cell>
              <table:table-cell office:value-type="float" office:value="93.9043">
                <text:p>93.9043</text:p>
              </table:table-cell>
              <table:table-cell office:value-type="float" office:value="104.0127">
                <text:p>104.0127</text:p>
              </table:table-cell>
              <table:table-cell office:value-type="float" office:value="224.7697">
                <text:p>224.7697</text:p>
              </table:table-cell>
              <table:table-cell office:value-type="float" office:value="265.9614">
                <text:p>265.96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8000">
                <text:p>1948000</text:p>
              </table:table-cell>
              <table:table-cell office:value-type="float" office:value="57.5782">
                <text:p>57.5782</text:p>
              </table:table-cell>
              <table:table-cell office:value-type="float" office:value="59.8805">
                <text:p>59.8805</text:p>
              </table:table-cell>
              <table:table-cell office:value-type="float" office:value="287.4558">
                <text:p>287.4558</text:p>
              </table:table-cell>
              <table:table-cell office:value-type="float" office:value="248.0955">
                <text:p>248.095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0000">
                <text:p>1950000</text:p>
              </table:table-cell>
              <table:table-cell office:value-type="float" office:value="24.0312">
                <text:p>24.0312</text:p>
              </table:table-cell>
              <table:table-cell office:value-type="float" office:value="87.1462">
                <text:p>87.1462</text:p>
              </table:table-cell>
              <table:table-cell office:value-type="float" office:value="257.798">
                <text:p>257.798</text:p>
              </table:table-cell>
              <table:table-cell office:value-type="float" office:value="255.1507">
                <text:p>255.150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2000">
                <text:p>1952000</text:p>
              </table:table-cell>
              <table:table-cell office:value-type="float" office:value="179.6887">
                <text:p>179.6887</text:p>
              </table:table-cell>
              <table:table-cell office:value-type="float" office:value="96.8721">
                <text:p>96.8721</text:p>
              </table:table-cell>
              <table:table-cell office:value-type="float" office:value="267.5401">
                <text:p>267.5401</text:p>
              </table:table-cell>
              <table:table-cell office:value-type="float" office:value="279.9816">
                <text:p>279.98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4000">
                <text:p>1954000</text:p>
              </table:table-cell>
              <table:table-cell office:value-type="float" office:value="55.063">
                <text:p>55.063</text:p>
              </table:table-cell>
              <table:table-cell office:value-type="float" office:value="91.8008">
                <text:p>91.8008</text:p>
              </table:table-cell>
              <table:table-cell office:value-type="float" office:value="260.1452">
                <text:p>260.1452</text:p>
              </table:table-cell>
              <table:table-cell office:value-type="float" office:value="279.2857">
                <text:p>279.28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6000">
                <text:p>1956000</text:p>
              </table:table-cell>
              <table:table-cell office:value-type="float" office:value="23.8887">
                <text:p>23.8887</text:p>
              </table:table-cell>
              <table:table-cell office:value-type="float" office:value="121.2682">
                <text:p>121.2682</text:p>
              </table:table-cell>
              <table:table-cell office:value-type="float" office:value="271.318">
                <text:p>271.318</text:p>
              </table:table-cell>
              <table:table-cell office:value-type="float" office:value="263.0615">
                <text:p>263.06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8000">
                <text:p>1958000</text:p>
              </table:table-cell>
              <table:table-cell office:value-type="float" office:value="57.2526">
                <text:p>57.2526</text:p>
              </table:table-cell>
              <table:table-cell office:value-type="float" office:value="79.1525">
                <text:p>79.1525</text:p>
              </table:table-cell>
              <table:table-cell office:value-type="float" office:value="222.741">
                <text:p>222.741</text:p>
              </table:table-cell>
              <table:table-cell office:value-type="float" office:value="279.3964">
                <text:p>279.39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0000">
                <text:p>1960000</text:p>
              </table:table-cell>
              <table:table-cell office:value-type="float" office:value="101.7915">
                <text:p>101.7915</text:p>
              </table:table-cell>
              <table:table-cell office:value-type="float" office:value="55.7062">
                <text:p>55.7062</text:p>
              </table:table-cell>
              <table:table-cell office:value-type="float" office:value="287.2355">
                <text:p>287.2355</text:p>
              </table:table-cell>
              <table:table-cell office:value-type="float" office:value="262.5204">
                <text:p>262.520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2000">
                <text:p>1962000</text:p>
              </table:table-cell>
              <table:table-cell office:value-type="float" office:value="41.3827">
                <text:p>41.3827</text:p>
              </table:table-cell>
              <table:table-cell office:value-type="float" office:value="105.1074">
                <text:p>105.1074</text:p>
              </table:table-cell>
              <table:table-cell office:value-type="float" office:value="281.3266">
                <text:p>281.3266</text:p>
              </table:table-cell>
              <table:table-cell office:value-type="float" office:value="190.6255">
                <text:p>190.62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4000">
                <text:p>1964000</text:p>
              </table:table-cell>
              <table:table-cell office:value-type="float" office:value="27.1733">
                <text:p>27.1733</text:p>
              </table:table-cell>
              <table:table-cell office:value-type="float" office:value="152.2838">
                <text:p>152.2838</text:p>
              </table:table-cell>
              <table:table-cell office:value-type="float" office:value="286.5257">
                <text:p>286.5257</text:p>
              </table:table-cell>
              <table:table-cell office:value-type="float" office:value="251.1893">
                <text:p>251.189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6000">
                <text:p>1966000</text:p>
              </table:table-cell>
              <table:table-cell office:value-type="float" office:value="86.9645">
                <text:p>86.9645</text:p>
              </table:table-cell>
              <table:table-cell office:value-type="float" office:value="83.9692">
                <text:p>83.9692</text:p>
              </table:table-cell>
              <table:table-cell office:value-type="float" office:value="245.5696">
                <text:p>245.5696</text:p>
              </table:table-cell>
              <table:table-cell office:value-type="float" office:value="256.5834">
                <text:p>256.583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8000">
                <text:p>1968000</text:p>
              </table:table-cell>
              <table:table-cell office:value-type="float" office:value="62.4427">
                <text:p>62.4427</text:p>
              </table:table-cell>
              <table:table-cell office:value-type="float" office:value="96.4096">
                <text:p>96.4096</text:p>
              </table:table-cell>
              <table:table-cell office:value-type="float" office:value="262.1242">
                <text:p>262.1242</text:p>
              </table:table-cell>
              <table:table-cell office:value-type="float" office:value="271.1801">
                <text:p>271.18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0000">
                <text:p>1970000</text:p>
              </table:table-cell>
              <table:table-cell office:value-type="float" office:value="71.2156">
                <text:p>71.2156</text:p>
              </table:table-cell>
              <table:table-cell office:value-type="float" office:value="68.0212">
                <text:p>68.0212</text:p>
              </table:table-cell>
              <table:table-cell office:value-type="float" office:value="216.178">
                <text:p>216.178</text:p>
              </table:table-cell>
              <table:table-cell office:value-type="float" office:value="271.8917">
                <text:p>271.89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2000">
                <text:p>1972000</text:p>
              </table:table-cell>
              <table:table-cell office:value-type="float" office:value="69.8594">
                <text:p>69.8594</text:p>
              </table:table-cell>
              <table:table-cell office:value-type="float" office:value="82.1582">
                <text:p>82.1582</text:p>
              </table:table-cell>
              <table:table-cell office:value-type="float" office:value="270.2097">
                <text:p>270.2097</text:p>
              </table:table-cell>
              <table:table-cell office:value-type="float" office:value="254.2236">
                <text:p>254.22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4000">
                <text:p>1974000</text:p>
              </table:table-cell>
              <table:table-cell office:value-type="float" office:value="143.794">
                <text:p>143.794</text:p>
              </table:table-cell>
              <table:table-cell office:value-type="float" office:value="72.1742">
                <text:p>72.1742</text:p>
              </table:table-cell>
              <table:table-cell office:value-type="float" office:value="289.0343">
                <text:p>289.0343</text:p>
              </table:table-cell>
              <table:table-cell office:value-type="float" office:value="277.9723">
                <text:p>277.97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6000">
                <text:p>1976000</text:p>
              </table:table-cell>
              <table:table-cell office:value-type="float" office:value="166.9329">
                <text:p>166.9329</text:p>
              </table:table-cell>
              <table:table-cell office:value-type="float" office:value="145.343">
                <text:p>145.343</text:p>
              </table:table-cell>
              <table:table-cell office:value-type="float" office:value="251.6417">
                <text:p>251.6417</text:p>
              </table:table-cell>
              <table:table-cell office:value-type="float" office:value="272.2415">
                <text:p>272.24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8000">
                <text:p>1978000</text:p>
              </table:table-cell>
              <table:table-cell office:value-type="float" office:value="107.4967">
                <text:p>107.4967</text:p>
              </table:table-cell>
              <table:table-cell office:value-type="float" office:value="74.6685">
                <text:p>74.6685</text:p>
              </table:table-cell>
              <table:table-cell office:value-type="float" office:value="222.4106">
                <text:p>222.4106</text:p>
              </table:table-cell>
              <table:table-cell office:value-type="float" office:value="284.8017">
                <text:p>284.80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0000">
                <text:p>1980000</text:p>
              </table:table-cell>
              <table:table-cell office:value-type="float" office:value="51.7125">
                <text:p>51.7125</text:p>
              </table:table-cell>
              <table:table-cell office:value-type="float" office:value="146.7165">
                <text:p>146.7165</text:p>
              </table:table-cell>
              <table:table-cell office:value-type="float" office:value="223.6683">
                <text:p>223.6683</text:p>
              </table:table-cell>
              <table:table-cell office:value-type="float" office:value="249.2653">
                <text:p>249.26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2000">
                <text:p>1982000</text:p>
              </table:table-cell>
              <table:table-cell office:value-type="float" office:value="40.6974">
                <text:p>40.6974</text:p>
              </table:table-cell>
              <table:table-cell office:value-type="float" office:value="114.8657">
                <text:p>114.8657</text:p>
              </table:table-cell>
              <table:table-cell office:value-type="float" office:value="225.4071">
                <text:p>225.4071</text:p>
              </table:table-cell>
              <table:table-cell office:value-type="float" office:value="267.622">
                <text:p>267.6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4000">
                <text:p>1984000</text:p>
              </table:table-cell>
              <table:table-cell office:value-type="float" office:value="43.2307">
                <text:p>43.2307</text:p>
              </table:table-cell>
              <table:table-cell office:value-type="float" office:value="55.8267">
                <text:p>55.8267</text:p>
              </table:table-cell>
              <table:table-cell office:value-type="float" office:value="242.2255">
                <text:p>242.2255</text:p>
              </table:table-cell>
              <table:table-cell office:value-type="float" office:value="281.1197">
                <text:p>281.11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6000">
                <text:p>1986000</text:p>
              </table:table-cell>
              <table:table-cell office:value-type="float" office:value="49.6225">
                <text:p>49.6225</text:p>
              </table:table-cell>
              <table:table-cell office:value-type="float" office:value="59.7252">
                <text:p>59.7252</text:p>
              </table:table-cell>
              <table:table-cell office:value-type="float" office:value="218.194">
                <text:p>218.194</text:p>
              </table:table-cell>
              <table:table-cell office:value-type="float" office:value="282.434">
                <text:p>282.43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8000">
                <text:p>1988000</text:p>
              </table:table-cell>
              <table:table-cell office:value-type="float" office:value="55.3442">
                <text:p>55.3442</text:p>
              </table:table-cell>
              <table:table-cell office:value-type="float" office:value="6.7769">
                <text:p>6.7769</text:p>
              </table:table-cell>
              <table:table-cell office:value-type="float" office:value="247.7455">
                <text:p>247.7455</text:p>
              </table:table-cell>
              <table:table-cell office:value-type="float" office:value="273.15">
                <text:p>273.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0000">
                <text:p>1990000</text:p>
              </table:table-cell>
              <table:table-cell office:value-type="float" office:value="62.308">
                <text:p>62.308</text:p>
              </table:table-cell>
              <table:table-cell office:value-type="float" office:value="68.869">
                <text:p>68.869</text:p>
              </table:table-cell>
              <table:table-cell office:value-type="float" office:value="231.208">
                <text:p>231.208</text:p>
              </table:table-cell>
              <table:table-cell office:value-type="float" office:value="262.6046">
                <text:p>262.604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2000">
                <text:p>1992000</text:p>
              </table:table-cell>
              <table:table-cell office:value-type="float" office:value="150.1819">
                <text:p>150.1819</text:p>
              </table:table-cell>
              <table:table-cell office:value-type="float" office:value="1.7104">
                <text:p>1.7104</text:p>
              </table:table-cell>
              <table:table-cell office:value-type="float" office:value="277.0244">
                <text:p>277.0244</text:p>
              </table:table-cell>
              <table:table-cell office:value-type="float" office:value="277.2089">
                <text:p>277.208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4000">
                <text:p>1994000</text:p>
              </table:table-cell>
              <table:table-cell office:value-type="float" office:value="101.1835">
                <text:p>101.1835</text:p>
              </table:table-cell>
              <table:table-cell office:value-type="float" office:value="76.3648">
                <text:p>76.3648</text:p>
              </table:table-cell>
              <table:table-cell office:value-type="float" office:value="209.0136">
                <text:p>209.0136</text:p>
              </table:table-cell>
              <table:table-cell office:value-type="float" office:value="251.3551">
                <text:p>251.35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6000">
                <text:p>1996000</text:p>
              </table:table-cell>
              <table:table-cell office:value-type="float" office:value="51.0269">
                <text:p>51.0269</text:p>
              </table:table-cell>
              <table:table-cell office:value-type="float" office:value="84.2952">
                <text:p>84.2952</text:p>
              </table:table-cell>
              <table:table-cell office:value-type="float" office:value="194.1521">
                <text:p>194.1521</text:p>
              </table:table-cell>
              <table:table-cell office:value-type="float" office:value="293.5197">
                <text:p>293.519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8000">
                <text:p>1998000</text:p>
              </table:table-cell>
              <table:table-cell office:value-type="float" office:value="4.182">
                <text:p>4.182</text:p>
              </table:table-cell>
              <table:table-cell office:value-type="float" office:value="75.1232">
                <text:p>75.1232</text:p>
              </table:table-cell>
              <table:table-cell office:value-type="float" office:value="242.2545">
                <text:p>242.2545</text:p>
              </table:table-cell>
              <table:table-cell office:value-type="float" office:value="256.2709">
                <text:p>256.27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0000">
                <text:p>2000000</text:p>
              </table:table-cell>
              <table:table-cell office:value-type="float" office:value="9.3934">
                <text:p>9.3934</text:p>
              </table:table-cell>
              <table:table-cell office:value-type="float" office:value="66.1554">
                <text:p>66.1554</text:p>
              </table:table-cell>
              <table:table-cell office:value-type="float" office:value="211.9522">
                <text:p>211.9522</text:p>
              </table:table-cell>
              <table:table-cell office:value-type="float" office:value="202.8614">
                <text:p>202.86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2000">
                <text:p>2002000</text:p>
              </table:table-cell>
              <table:table-cell office:value-type="float" office:value="98.4206">
                <text:p>98.4206</text:p>
              </table:table-cell>
              <table:table-cell office:value-type="float" office:value="64.6657">
                <text:p>64.6657</text:p>
              </table:table-cell>
              <table:table-cell office:value-type="float" office:value="255.799">
                <text:p>255.799</text:p>
              </table:table-cell>
              <table:table-cell office:value-type="float" office:value="258.9508">
                <text:p>258.95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4000">
                <text:p>2004000</text:p>
              </table:table-cell>
              <table:table-cell office:value-type="float" office:value="128.8642">
                <text:p>128.8642</text:p>
              </table:table-cell>
              <table:table-cell office:value-type="float" office:value="67.1506">
                <text:p>67.1506</text:p>
              </table:table-cell>
              <table:table-cell office:value-type="float" office:value="230.3659">
                <text:p>230.3659</text:p>
              </table:table-cell>
              <table:table-cell office:value-type="float" office:value="251.0616">
                <text:p>251.061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6000">
                <text:p>2006000</text:p>
              </table:table-cell>
              <table:table-cell office:value-type="float" office:value="52.3241">
                <text:p>52.3241</text:p>
              </table:table-cell>
              <table:table-cell office:value-type="float" office:value="51.0537">
                <text:p>51.0537</text:p>
              </table:table-cell>
              <table:table-cell office:value-type="float" office:value="231.4191">
                <text:p>231.4191</text:p>
              </table:table-cell>
              <table:table-cell office:value-type="float" office:value="209.5795">
                <text:p>209.579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8000">
                <text:p>2008000</text:p>
              </table:table-cell>
              <table:table-cell office:value-type="float" office:value="54.2952">
                <text:p>54.2952</text:p>
              </table:table-cell>
              <table:table-cell office:value-type="float" office:value="70.9339">
                <text:p>70.9339</text:p>
              </table:table-cell>
              <table:table-cell office:value-type="float" office:value="280.617">
                <text:p>280.617</text:p>
              </table:table-cell>
              <table:table-cell office:value-type="float" office:value="280.3652">
                <text:p>280.365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10000">
                <text:p>2010000</text:p>
              </table:table-cell>
              <table:table-cell office:value-type="float" office:value="46.6438">
                <text:p>46.6438</text:p>
              </table:table-cell>
              <table:table-cell office:value-type="float" office:value="69.0191">
                <text:p>69.0191</text:p>
              </table:table-cell>
              <table:table-cell office:value-type="float" office:value="228.3526">
                <text:p>228.3526</text:p>
              </table:table-cell>
              <table:table-cell office:value-type="float" office:value="234.2218">
                <text:p>234.22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2000">
                <text:p>2012000</text:p>
              </table:table-cell>
              <table:table-cell office:value-type="float" office:value="80.908">
                <text:p>80.908</text:p>
              </table:table-cell>
              <table:table-cell office:value-type="float" office:value="97.5227">
                <text:p>97.5227</text:p>
              </table:table-cell>
              <table:table-cell office:value-type="float" office:value="218.2351">
                <text:p>218.2351</text:p>
              </table:table-cell>
              <table:table-cell office:value-type="float" office:value="277.7161">
                <text:p>277.716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4000">
                <text:p>2014000</text:p>
              </table:table-cell>
              <table:table-cell office:value-type="float" office:value="107.3255">
                <text:p>107.3255</text:p>
              </table:table-cell>
              <table:table-cell office:value-type="float" office:value="95.4717">
                <text:p>95.4717</text:p>
              </table:table-cell>
              <table:table-cell office:value-type="float" office:value="279.2048">
                <text:p>279.2048</text:p>
              </table:table-cell>
              <table:table-cell office:value-type="float" office:value="180.7258">
                <text:p>180.72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6000">
                <text:p>2016000</text:p>
              </table:table-cell>
              <table:table-cell office:value-type="float" office:value="143.7338">
                <text:p>143.7338</text:p>
              </table:table-cell>
              <table:table-cell office:value-type="float" office:value="80.8352">
                <text:p>80.8352</text:p>
              </table:table-cell>
              <table:table-cell office:value-type="float" office:value="230.018">
                <text:p>230.018</text:p>
              </table:table-cell>
              <table:table-cell office:value-type="float" office:value="262.2327">
                <text:p>262.232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8000">
                <text:p>2018000</text:p>
              </table:table-cell>
              <table:table-cell office:value-type="float" office:value="-33.9924">
                <text:p>-33.9924</text:p>
              </table:table-cell>
              <table:table-cell office:value-type="float" office:value="106.9437">
                <text:p>106.9437</text:p>
              </table:table-cell>
              <table:table-cell office:value-type="float" office:value="268.1276">
                <text:p>268.1276</text:p>
              </table:table-cell>
              <table:table-cell office:value-type="float" office:value="278.4748">
                <text:p>278.474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20000">
                <text:p>2020000</text:p>
              </table:table-cell>
              <table:table-cell office:value-type="float" office:value="147.9029">
                <text:p>147.9029</text:p>
              </table:table-cell>
              <table:table-cell office:value-type="float" office:value="55.5503">
                <text:p>55.5503</text:p>
              </table:table-cell>
              <table:table-cell office:value-type="float" office:value="284.0527">
                <text:p>284.0527</text:p>
              </table:table-cell>
              <table:table-cell office:value-type="float" office:value="283.5215">
                <text:p>283.52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2000">
                <text:p>2022000</text:p>
              </table:table-cell>
              <table:table-cell office:value-type="float" office:value="-1.8219">
                <text:p>-1.8219</text:p>
              </table:table-cell>
              <table:table-cell office:value-type="float" office:value="57.2094">
                <text:p>57.2094</text:p>
              </table:table-cell>
              <table:table-cell office:value-type="float" office:value="173.3462">
                <text:p>173.3462</text:p>
              </table:table-cell>
              <table:table-cell office:value-type="float" office:value="65.3994">
                <text:p>65.399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4000">
                <text:p>2024000</text:p>
              </table:table-cell>
              <table:table-cell office:value-type="float" office:value="84.9003">
                <text:p>84.9003</text:p>
              </table:table-cell>
              <table:table-cell office:value-type="float" office:value="72.4086">
                <text:p>72.4086</text:p>
              </table:table-cell>
              <table:table-cell office:value-type="float" office:value="159.7887">
                <text:p>159.7887</text:p>
              </table:table-cell>
              <table:table-cell office:value-type="float" office:value="63.1519">
                <text:p>63.151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6000">
                <text:p>2026000</text:p>
              </table:table-cell>
              <table:table-cell office:value-type="float" office:value="80.3104">
                <text:p>80.3104</text:p>
              </table:table-cell>
              <table:table-cell office:value-type="float" office:value="180.9364">
                <text:p>180.9364</text:p>
              </table:table-cell>
              <table:table-cell office:value-type="float" office:value="177.9855">
                <text:p>177.9855</text:p>
              </table:table-cell>
              <table:table-cell office:value-type="float" office:value="50.7763">
                <text:p>50.776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8000">
                <text:p>2028000</text:p>
              </table:table-cell>
              <table:table-cell office:value-type="float" office:value="92.8922">
                <text:p>92.8922</text:p>
              </table:table-cell>
              <table:table-cell office:value-type="float" office:value="135.9306">
                <text:p>135.9306</text:p>
              </table:table-cell>
              <table:table-cell office:value-type="float" office:value="211.0181">
                <text:p>211.0181</text:p>
              </table:table-cell>
              <table:table-cell office:value-type="float" office:value="144.0747">
                <text:p>144.074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30000">
                <text:p>2030000</text:p>
              </table:table-cell>
              <table:table-cell office:value-type="float" office:value="151.568">
                <text:p>151.568</text:p>
              </table:table-cell>
              <table:table-cell office:value-type="float" office:value="82.0826">
                <text:p>82.0826</text:p>
              </table:table-cell>
              <table:table-cell office:value-type="float" office:value="208.2553">
                <text:p>208.2553</text:p>
              </table:table-cell>
              <table:table-cell office:value-type="float" office:value="65.7756">
                <text:p>65.77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2000">
                <text:p>2032000</text:p>
              </table:table-cell>
              <table:table-cell office:value-type="float" office:value="151.9659">
                <text:p>151.9659</text:p>
              </table:table-cell>
              <table:table-cell office:value-type="float" office:value="96.9823">
                <text:p>96.9823</text:p>
              </table:table-cell>
              <table:table-cell office:value-type="float" office:value="238.5237">
                <text:p>238.5237</text:p>
              </table:table-cell>
              <table:table-cell office:value-type="float" office:value="133.093">
                <text:p>133.09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4000">
                <text:p>2034000</text:p>
              </table:table-cell>
              <table:table-cell office:value-type="float" office:value="153.1016">
                <text:p>153.1016</text:p>
              </table:table-cell>
              <table:table-cell office:value-type="float" office:value="58.5329">
                <text:p>58.5329</text:p>
              </table:table-cell>
              <table:table-cell office:value-type="float" office:value="218.9716">
                <text:p>218.9716</text:p>
              </table:table-cell>
              <table:table-cell office:value-type="float" office:value="27.8854">
                <text:p>27.88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6000">
                <text:p>2036000</text:p>
              </table:table-cell>
              <table:table-cell office:value-type="float" office:value="55.2427">
                <text:p>55.2427</text:p>
              </table:table-cell>
              <table:table-cell office:value-type="float" office:value="89.4524">
                <text:p>89.4524</text:p>
              </table:table-cell>
              <table:table-cell office:value-type="float" office:value="284.4501">
                <text:p>284.4501</text:p>
              </table:table-cell>
              <table:table-cell office:value-type="float" office:value="62.0704">
                <text:p>62.070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8000">
                <text:p>2038000</text:p>
              </table:table-cell>
              <table:table-cell office:value-type="float" office:value="93.3835">
                <text:p>93.3835</text:p>
              </table:table-cell>
              <table:table-cell office:value-type="float" office:value="118.8536">
                <text:p>118.8536</text:p>
              </table:table-cell>
              <table:table-cell office:value-type="float" office:value="187.2507">
                <text:p>187.2507</text:p>
              </table:table-cell>
              <table:table-cell office:value-type="float" office:value="78.4491">
                <text:p>78.44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40000">
                <text:p>2040000</text:p>
              </table:table-cell>
              <table:table-cell office:value-type="float" office:value="116.809">
                <text:p>116.809</text:p>
              </table:table-cell>
              <table:table-cell office:value-type="float" office:value="92.5523">
                <text:p>92.5523</text:p>
              </table:table-cell>
              <table:table-cell office:value-type="float" office:value="258.3553">
                <text:p>258.3553</text:p>
              </table:table-cell>
              <table:table-cell office:value-type="float" office:value="63.3932">
                <text:p>63.393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2000">
                <text:p>2042000</text:p>
              </table:table-cell>
              <table:table-cell office:value-type="float" office:value="134.6241">
                <text:p>134.6241</text:p>
              </table:table-cell>
              <table:table-cell office:value-type="float" office:value="66.6271">
                <text:p>66.6271</text:p>
              </table:table-cell>
              <table:table-cell office:value-type="float" office:value="235.3291">
                <text:p>235.3291</text:p>
              </table:table-cell>
              <table:table-cell office:value-type="float" office:value="68.6743">
                <text:p>68.674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4000">
                <text:p>2044000</text:p>
              </table:table-cell>
              <table:table-cell office:value-type="float" office:value="110.7195">
                <text:p>110.7195</text:p>
              </table:table-cell>
              <table:table-cell office:value-type="float" office:value="93.0905">
                <text:p>93.0905</text:p>
              </table:table-cell>
              <table:table-cell office:value-type="float" office:value="290.1028">
                <text:p>290.1028</text:p>
              </table:table-cell>
              <table:table-cell office:value-type="float" office:value="70.336">
                <text:p>70.33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6000">
                <text:p>2046000</text:p>
              </table:table-cell>
              <table:table-cell office:value-type="float" office:value="99.506">
                <text:p>99.506</text:p>
              </table:table-cell>
              <table:table-cell office:value-type="float" office:value="77.3119">
                <text:p>77.3119</text:p>
              </table:table-cell>
              <table:table-cell office:value-type="float" office:value="252.5532">
                <text:p>252.5532</text:p>
              </table:table-cell>
              <table:table-cell office:value-type="float" office:value="66.9002">
                <text:p>66.90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8000">
                <text:p>2048000</text:p>
              </table:table-cell>
              <table:table-cell office:value-type="float" office:value="80.2138">
                <text:p>80.2138</text:p>
              </table:table-cell>
              <table:table-cell office:value-type="float" office:value="95.4168">
                <text:p>95.4168</text:p>
              </table:table-cell>
              <table:table-cell office:value-type="float" office:value="282.7756">
                <text:p>282.7756</text:p>
              </table:table-cell>
              <table:table-cell office:value-type="float" office:value="69.6802">
                <text:p>69.680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50000">
                <text:p>2050000</text:p>
              </table:table-cell>
              <table:table-cell office:value-type="float" office:value="106.3069">
                <text:p>106.3069</text:p>
              </table:table-cell>
              <table:table-cell office:value-type="float" office:value="89.3167">
                <text:p>89.3167</text:p>
              </table:table-cell>
              <table:table-cell office:value-type="float" office:value="196.1493">
                <text:p>196.1493</text:p>
              </table:table-cell>
              <table:table-cell office:value-type="float" office:value="69.9212">
                <text:p>69.921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52000">
                <text:p>2052000</text:p>
              </table:table-cell>
              <table:table-cell office:value-type="float" office:value="106.288">
                <text:p>106.288</text:p>
              </table:table-cell>
              <table:table-cell office:value-type="float" office:value="100.6095">
                <text:p>100.6095</text:p>
              </table:table-cell>
              <table:table-cell office:value-type="float" office:value="224.2887">
                <text:p>224.2887</text:p>
              </table:table-cell>
              <table:table-cell office:value-type="float" office:value="83.9645">
                <text:p>83.964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54000">
                <text:p>2054000</text:p>
              </table:table-cell>
              <table:table-cell office:value-type="float" office:value="103.4194">
                <text:p>103.4194</text:p>
              </table:table-cell>
              <table:table-cell office:value-type="float" office:value="109.7323">
                <text:p>109.7323</text:p>
              </table:table-cell>
              <table:table-cell office:value-type="float" office:value="176.7377">
                <text:p>176.7377</text:p>
              </table:table-cell>
              <table:table-cell office:value-type="float" office:value="163.1316">
                <text:p>163.131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56000">
                <text:p>2056000</text:p>
              </table:table-cell>
              <table:table-cell office:value-type="float" office:value="141.2635">
                <text:p>141.2635</text:p>
              </table:table-cell>
              <table:table-cell office:value-type="float" office:value="97.7386">
                <text:p>97.7386</text:p>
              </table:table-cell>
              <table:table-cell office:value-type="float" office:value="208.0195">
                <text:p>208.0195</text:p>
              </table:table-cell>
              <table:table-cell office:value-type="float" office:value="89.3157">
                <text:p>89.315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58000">
                <text:p>2058000</text:p>
              </table:table-cell>
              <table:table-cell office:value-type="float" office:value="166.2819">
                <text:p>166.2819</text:p>
              </table:table-cell>
              <table:table-cell office:value-type="float" office:value="111.7304">
                <text:p>111.7304</text:p>
              </table:table-cell>
              <table:table-cell office:value-type="float" office:value="216.5651">
                <text:p>216.5651</text:p>
              </table:table-cell>
              <table:table-cell office:value-type="float" office:value="124.3369">
                <text:p>124.33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60000">
                <text:p>2060000</text:p>
              </table:table-cell>
              <table:table-cell office:value-type="float" office:value="60.7854">
                <text:p>60.7854</text:p>
              </table:table-cell>
              <table:table-cell office:value-type="float" office:value="80.1987">
                <text:p>80.1987</text:p>
              </table:table-cell>
              <table:table-cell office:value-type="float" office:value="201.2651">
                <text:p>201.2651</text:p>
              </table:table-cell>
              <table:table-cell office:value-type="float" office:value="162.2359">
                <text:p>162.23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2000">
                <text:p>2062000</text:p>
              </table:table-cell>
              <table:table-cell office:value-type="float" office:value="-54.4283">
                <text:p>-54.4283</text:p>
              </table:table-cell>
              <table:table-cell office:value-type="float" office:value="105.6846">
                <text:p>105.6846</text:p>
              </table:table-cell>
              <table:table-cell office:value-type="float" office:value="257.4908">
                <text:p>257.4908</text:p>
              </table:table-cell>
              <table:table-cell office:value-type="float" office:value="97.4573">
                <text:p>97.457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4000">
                <text:p>2064000</text:p>
              </table:table-cell>
              <table:table-cell office:value-type="float" office:value="173.6848">
                <text:p>173.6848</text:p>
              </table:table-cell>
              <table:table-cell office:value-type="float" office:value="107.8772">
                <text:p>107.8772</text:p>
              </table:table-cell>
              <table:table-cell office:value-type="float" office:value="248.0211">
                <text:p>248.0211</text:p>
              </table:table-cell>
              <table:table-cell office:value-type="float" office:value="122.1994">
                <text:p>122.199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66000">
                <text:p>2066000</text:p>
              </table:table-cell>
              <table:table-cell office:value-type="float" office:value="0.2561">
                <text:p>0.2561</text:p>
              </table:table-cell>
              <table:table-cell office:value-type="float" office:value="116.5588">
                <text:p>116.5588</text:p>
              </table:table-cell>
              <table:table-cell office:value-type="float" office:value="258.9922">
                <text:p>258.9922</text:p>
              </table:table-cell>
              <table:table-cell office:value-type="float" office:value="117.126">
                <text:p>117.12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8000">
                <text:p>2068000</text:p>
              </table:table-cell>
              <table:table-cell office:value-type="float" office:value="125.6569">
                <text:p>125.6569</text:p>
              </table:table-cell>
              <table:table-cell office:value-type="float" office:value="104.0819">
                <text:p>104.0819</text:p>
              </table:table-cell>
              <table:table-cell office:value-type="float" office:value="241.7043">
                <text:p>241.7043</text:p>
              </table:table-cell>
              <table:table-cell office:value-type="float" office:value="102.4808">
                <text:p>102.48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70000">
                <text:p>2070000</text:p>
              </table:table-cell>
              <table:table-cell office:value-type="float" office:value="65.6816">
                <text:p>65.6816</text:p>
              </table:table-cell>
              <table:table-cell office:value-type="float" office:value="57.1787">
                <text:p>57.1787</text:p>
              </table:table-cell>
              <table:table-cell office:value-type="float" office:value="248.5665">
                <text:p>248.5665</text:p>
              </table:table-cell>
              <table:table-cell office:value-type="float" office:value="130.0228">
                <text:p>130.022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72000">
                <text:p>2072000</text:p>
              </table:table-cell>
              <table:table-cell office:value-type="float" office:value="-24.9398">
                <text:p>-24.9398</text:p>
              </table:table-cell>
              <table:table-cell office:value-type="float" office:value="102.3299">
                <text:p>102.3299</text:p>
              </table:table-cell>
              <table:table-cell office:value-type="float" office:value="175.6293">
                <text:p>175.6293</text:p>
              </table:table-cell>
              <table:table-cell office:value-type="float" office:value="163.0095">
                <text:p>163.009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4000">
                <text:p>2074000</text:p>
              </table:table-cell>
              <table:table-cell office:value-type="float" office:value="36.1766">
                <text:p>36.1766</text:p>
              </table:table-cell>
              <table:table-cell office:value-type="float" office:value="97.3663">
                <text:p>97.3663</text:p>
              </table:table-cell>
              <table:table-cell office:value-type="float" office:value="263.7383">
                <text:p>263.7383</text:p>
              </table:table-cell>
              <table:table-cell office:value-type="float" office:value="134.3595">
                <text:p>134.359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6000">
                <text:p>2076000</text:p>
              </table:table-cell>
              <table:table-cell office:value-type="float" office:value="106.9205">
                <text:p>106.9205</text:p>
              </table:table-cell>
              <table:table-cell office:value-type="float" office:value="140.0533">
                <text:p>140.0533</text:p>
              </table:table-cell>
              <table:table-cell office:value-type="float" office:value="230.3651">
                <text:p>230.3651</text:p>
              </table:table-cell>
              <table:table-cell office:value-type="float" office:value="171.3152">
                <text:p>171.31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78000">
                <text:p>2078000</text:p>
              </table:table-cell>
              <table:table-cell office:value-type="float" office:value="65.1456">
                <text:p>65.1456</text:p>
              </table:table-cell>
              <table:table-cell office:value-type="float" office:value="102.316">
                <text:p>102.316</text:p>
              </table:table-cell>
              <table:table-cell office:value-type="float" office:value="247.9277">
                <text:p>247.9277</text:p>
              </table:table-cell>
              <table:table-cell office:value-type="float" office:value="195.5074">
                <text:p>195.507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80000">
                <text:p>2080000</text:p>
              </table:table-cell>
              <table:table-cell office:value-type="float" office:value="18.3189">
                <text:p>18.3189</text:p>
              </table:table-cell>
              <table:table-cell office:value-type="float" office:value="120.667">
                <text:p>120.667</text:p>
              </table:table-cell>
              <table:table-cell office:value-type="float" office:value="218.4912">
                <text:p>218.4912</text:p>
              </table:table-cell>
              <table:table-cell office:value-type="float" office:value="151.1433">
                <text:p>151.143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82000">
                <text:p>2082000</text:p>
              </table:table-cell>
              <table:table-cell office:value-type="float" office:value="105.4562">
                <text:p>105.4562</text:p>
              </table:table-cell>
              <table:table-cell office:value-type="float" office:value="78.1679">
                <text:p>78.1679</text:p>
              </table:table-cell>
              <table:table-cell office:value-type="float" office:value="224.9838">
                <text:p>224.9838</text:p>
              </table:table-cell>
              <table:table-cell office:value-type="float" office:value="157.3494">
                <text:p>157.349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84000">
                <text:p>2084000</text:p>
              </table:table-cell>
              <table:table-cell office:value-type="float" office:value="-19.5293">
                <text:p>-19.5293</text:p>
              </table:table-cell>
              <table:table-cell office:value-type="float" office:value="92.7994">
                <text:p>92.7994</text:p>
              </table:table-cell>
              <table:table-cell office:value-type="float" office:value="209.8742">
                <text:p>209.8742</text:p>
              </table:table-cell>
              <table:table-cell office:value-type="float" office:value="234.6699">
                <text:p>234.669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86000">
                <text:p>2086000</text:p>
              </table:table-cell>
              <table:table-cell office:value-type="float" office:value="77.9573">
                <text:p>77.9573</text:p>
              </table:table-cell>
              <table:table-cell office:value-type="float" office:value="82.7853">
                <text:p>82.7853</text:p>
              </table:table-cell>
              <table:table-cell office:value-type="float" office:value="256.5991">
                <text:p>256.5991</text:p>
              </table:table-cell>
              <table:table-cell office:value-type="float" office:value="203.3771">
                <text:p>203.377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88000">
                <text:p>2088000</text:p>
              </table:table-cell>
              <table:table-cell office:value-type="float" office:value="-66.2416">
                <text:p>-66.2416</text:p>
              </table:table-cell>
              <table:table-cell office:value-type="float" office:value="108.0045">
                <text:p>108.0045</text:p>
              </table:table-cell>
              <table:table-cell office:value-type="float" office:value="254.3279">
                <text:p>254.3279</text:p>
              </table:table-cell>
              <table:table-cell office:value-type="float" office:value="239.065">
                <text:p>239.0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90000">
                <text:p>2090000</text:p>
              </table:table-cell>
              <table:table-cell office:value-type="float" office:value="26.1995">
                <text:p>26.1995</text:p>
              </table:table-cell>
              <table:table-cell office:value-type="float" office:value="78.8623">
                <text:p>78.8623</text:p>
              </table:table-cell>
              <table:table-cell office:value-type="float" office:value="288.9356">
                <text:p>288.9356</text:p>
              </table:table-cell>
              <table:table-cell office:value-type="float" office:value="265.2679">
                <text:p>265.267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92000">
                <text:p>2092000</text:p>
              </table:table-cell>
              <table:table-cell office:value-type="float" office:value="-68.5333">
                <text:p>-68.5333</text:p>
              </table:table-cell>
              <table:table-cell office:value-type="float" office:value="-75.8024">
                <text:p>-75.8024</text:p>
              </table:table-cell>
              <table:table-cell office:value-type="float" office:value="229.5073">
                <text:p>229.5073</text:p>
              </table:table-cell>
              <table:table-cell office:value-type="float" office:value="251.0681">
                <text:p>251.068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94000">
                <text:p>2094000</text:p>
              </table:table-cell>
              <table:table-cell office:value-type="float" office:value="71.5836">
                <text:p>71.5836</text:p>
              </table:table-cell>
              <table:table-cell office:value-type="float" office:value="117.5578">
                <text:p>117.5578</text:p>
              </table:table-cell>
              <table:table-cell office:value-type="float" office:value="208.85">
                <text:p>208.85</text:p>
              </table:table-cell>
              <table:table-cell office:value-type="float" office:value="267.5832">
                <text:p>267.58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96000">
                <text:p>2096000</text:p>
              </table:table-cell>
              <table:table-cell office:value-type="float" office:value="82.3197">
                <text:p>82.3197</text:p>
              </table:table-cell>
              <table:table-cell office:value-type="float" office:value="102.5544">
                <text:p>102.5544</text:p>
              </table:table-cell>
              <table:table-cell office:value-type="float" office:value="214.8598">
                <text:p>214.8598</text:p>
              </table:table-cell>
              <table:table-cell office:value-type="float" office:value="191.1521">
                <text:p>191.15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98000">
                <text:p>2098000</text:p>
              </table:table-cell>
              <table:table-cell office:value-type="float" office:value="98.6035">
                <text:p>98.6035</text:p>
              </table:table-cell>
              <table:table-cell office:value-type="float" office:value="86.8905">
                <text:p>86.8905</text:p>
              </table:table-cell>
              <table:table-cell office:value-type="float" office:value="240.3546">
                <text:p>240.3546</text:p>
              </table:table-cell>
              <table:table-cell office:value-type="float" office:value="149.8138">
                <text:p>149.813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100000">
                <text:p>2100000</text:p>
              </table:table-cell>
              <table:table-cell office:value-type="float" office:value="140.6799">
                <text:p>140.6799</text:p>
              </table:table-cell>
              <table:table-cell office:value-type="float" office:value="109.5646">
                <text:p>109.5646</text:p>
              </table:table-cell>
              <table:table-cell office:value-type="float" office:value="278.2186">
                <text:p>278.2186</text:p>
              </table:table-cell>
              <table:table-cell office:value-type="float" office:value="251.2667">
                <text:p>251.266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102000">
                <text:p>2102000</text:p>
              </table:table-cell>
              <table:table-cell office:value-type="float" office:value="77.238">
                <text:p>77.238</text:p>
              </table:table-cell>
              <table:table-cell office:value-type="float" office:value="115.7991">
                <text:p>115.7991</text:p>
              </table:table-cell>
              <table:table-cell office:value-type="float" office:value="222.1988">
                <text:p>222.1988</text:p>
              </table:table-cell>
              <table:table-cell office:value-type="float" office:value="179.5514">
                <text:p>179.55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104000">
                <text:p>2104000</text:p>
              </table:table-cell>
              <table:table-cell office:value-type="float" office:value="158.2474">
                <text:p>158.2474</text:p>
              </table:table-cell>
              <table:table-cell office:value-type="float" office:value="118.7615">
                <text:p>118.7615</text:p>
              </table:table-cell>
              <table:table-cell office:value-type="float" office:value="211.8931">
                <text:p>211.8931</text:p>
              </table:table-cell>
              <table:table-cell office:value-type="float" office:value="96.9233">
                <text:p>96.92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6000">
                <text:p>2106000</text:p>
              </table:table-cell>
              <table:table-cell office:value-type="float" office:value="-23.9788">
                <text:p>-23.9788</text:p>
              </table:table-cell>
              <table:table-cell office:value-type="float" office:value="77.5089">
                <text:p>77.5089</text:p>
              </table:table-cell>
              <table:table-cell office:value-type="float" office:value="249.0873">
                <text:p>249.0873</text:p>
              </table:table-cell>
              <table:table-cell office:value-type="float" office:value="212.7538">
                <text:p>212.753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08000">
                <text:p>2108000</text:p>
              </table:table-cell>
              <table:table-cell office:value-type="float" office:value="13.7753">
                <text:p>13.7753</text:p>
              </table:table-cell>
              <table:table-cell office:value-type="float" office:value="83.1228">
                <text:p>83.1228</text:p>
              </table:table-cell>
              <table:table-cell office:value-type="float" office:value="189.4864">
                <text:p>189.4864</text:p>
              </table:table-cell>
              <table:table-cell office:value-type="float" office:value="176.1409">
                <text:p>176.140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10000">
                <text:p>2110000</text:p>
              </table:table-cell>
              <table:table-cell office:value-type="float" office:value="32.8944">
                <text:p>32.8944</text:p>
              </table:table-cell>
              <table:table-cell office:value-type="float" office:value="92.7581">
                <text:p>92.7581</text:p>
              </table:table-cell>
              <table:table-cell office:value-type="float" office:value="186.7548">
                <text:p>186.7548</text:p>
              </table:table-cell>
              <table:table-cell office:value-type="float" office:value="195.1686">
                <text:p>195.168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12000">
                <text:p>2112000</text:p>
              </table:table-cell>
              <table:table-cell office:value-type="float" office:value="-52.024">
                <text:p>-52.024</text:p>
              </table:table-cell>
              <table:table-cell office:value-type="float" office:value="39.3296">
                <text:p>39.3296</text:p>
              </table:table-cell>
              <table:table-cell office:value-type="float" office:value="177.8869">
                <text:p>177.8869</text:p>
              </table:table-cell>
              <table:table-cell office:value-type="float" office:value="269.8065">
                <text:p>269.806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14000">
                <text:p>2114000</text:p>
              </table:table-cell>
              <table:table-cell office:value-type="float" office:value="-34.8336">
                <text:p>-34.8336</text:p>
              </table:table-cell>
              <table:table-cell office:value-type="float" office:value="-39.6726">
                <text:p>-39.6726</text:p>
              </table:table-cell>
              <table:table-cell office:value-type="float" office:value="258.1898">
                <text:p>258.1898</text:p>
              </table:table-cell>
              <table:table-cell office:value-type="float" office:value="219.8047">
                <text:p>219.80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16000">
                <text:p>2116000</text:p>
              </table:table-cell>
              <table:table-cell office:value-type="float" office:value="-40.4416">
                <text:p>-40.4416</text:p>
              </table:table-cell>
              <table:table-cell office:value-type="float" office:value="86.2167">
                <text:p>86.2167</text:p>
              </table:table-cell>
              <table:table-cell office:value-type="float" office:value="170.0732">
                <text:p>170.0732</text:p>
              </table:table-cell>
              <table:table-cell office:value-type="float" office:value="254.326">
                <text:p>254.3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18000">
                <text:p>2118000</text:p>
              </table:table-cell>
              <table:table-cell office:value-type="float" office:value="49.6281">
                <text:p>49.6281</text:p>
              </table:table-cell>
              <table:table-cell office:value-type="float" office:value="55.4511">
                <text:p>55.4511</text:p>
              </table:table-cell>
              <table:table-cell office:value-type="float" office:value="189.9297">
                <text:p>189.9297</text:p>
              </table:table-cell>
              <table:table-cell office:value-type="float" office:value="262.9804">
                <text:p>262.980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20000">
                <text:p>2120000</text:p>
              </table:table-cell>
              <table:table-cell office:value-type="float" office:value="-69.4936">
                <text:p>-69.4936</text:p>
              </table:table-cell>
              <table:table-cell office:value-type="float" office:value="77.5479">
                <text:p>77.5479</text:p>
              </table:table-cell>
              <table:table-cell office:value-type="float" office:value="170.0285">
                <text:p>170.0285</text:p>
              </table:table-cell>
              <table:table-cell office:value-type="float" office:value="270.2005">
                <text:p>270.200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22000">
                <text:p>2122000</text:p>
              </table:table-cell>
              <table:table-cell office:value-type="float" office:value="65.5619">
                <text:p>65.5619</text:p>
              </table:table-cell>
              <table:table-cell office:value-type="float" office:value="121.7833">
                <text:p>121.7833</text:p>
              </table:table-cell>
              <table:table-cell office:value-type="float" office:value="242.4842">
                <text:p>242.4842</text:p>
              </table:table-cell>
              <table:table-cell office:value-type="float" office:value="249.404">
                <text:p>249.40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24000">
                <text:p>2124000</text:p>
              </table:table-cell>
              <table:table-cell office:value-type="float" office:value="18.9547">
                <text:p>18.9547</text:p>
              </table:table-cell>
              <table:table-cell office:value-type="float" office:value="107.9778">
                <text:p>107.9778</text:p>
              </table:table-cell>
              <table:table-cell office:value-type="float" office:value="198.9697">
                <text:p>198.9697</text:p>
              </table:table-cell>
              <table:table-cell office:value-type="float" office:value="237.3429">
                <text:p>237.34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26000">
                <text:p>2126000</text:p>
              </table:table-cell>
              <table:table-cell office:value-type="float" office:value="-43.3879">
                <text:p>-43.3879</text:p>
              </table:table-cell>
              <table:table-cell office:value-type="float" office:value="123.4812">
                <text:p>123.4812</text:p>
              </table:table-cell>
              <table:table-cell office:value-type="float" office:value="192.1464">
                <text:p>192.1464</text:p>
              </table:table-cell>
              <table:table-cell office:value-type="float" office:value="216.9041">
                <text:p>216.904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28000">
                <text:p>2128000</text:p>
              </table:table-cell>
              <table:table-cell office:value-type="float" office:value="69.1918">
                <text:p>69.1918</text:p>
              </table:table-cell>
              <table:table-cell office:value-type="float" office:value="89.961">
                <text:p>89.961</text:p>
              </table:table-cell>
              <table:table-cell office:value-type="float" office:value="265.7102">
                <text:p>265.7102</text:p>
              </table:table-cell>
              <table:table-cell office:value-type="float" office:value="280.2092">
                <text:p>280.20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30000">
                <text:p>2130000</text:p>
              </table:table-cell>
              <table:table-cell office:value-type="float" office:value="-26.102">
                <text:p>-26.102</text:p>
              </table:table-cell>
              <table:table-cell office:value-type="float" office:value="86.8526">
                <text:p>86.8526</text:p>
              </table:table-cell>
              <table:table-cell office:value-type="float" office:value="253.1817">
                <text:p>253.1817</text:p>
              </table:table-cell>
              <table:table-cell office:value-type="float" office:value="151.7454">
                <text:p>151.745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32000">
                <text:p>2132000</text:p>
              </table:table-cell>
              <table:table-cell office:value-type="float" office:value="-33.4159">
                <text:p>-33.4159</text:p>
              </table:table-cell>
              <table:table-cell office:value-type="float" office:value="101.4625">
                <text:p>101.4625</text:p>
              </table:table-cell>
              <table:table-cell office:value-type="float" office:value="244.5968">
                <text:p>244.5968</text:p>
              </table:table-cell>
              <table:table-cell office:value-type="float" office:value="98.3557">
                <text:p>98.35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34000">
                <text:p>2134000</text:p>
              </table:table-cell>
              <table:table-cell office:value-type="float" office:value="73.4446">
                <text:p>73.4446</text:p>
              </table:table-cell>
              <table:table-cell office:value-type="float" office:value="100.7658">
                <text:p>100.7658</text:p>
              </table:table-cell>
              <table:table-cell office:value-type="float" office:value="247.2833">
                <text:p>247.2833</text:p>
              </table:table-cell>
              <table:table-cell office:value-type="float" office:value="214.8556">
                <text:p>214.855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36000">
                <text:p>2136000</text:p>
              </table:table-cell>
              <table:table-cell office:value-type="float" office:value="-109.3579">
                <text:p>-109.3579</text:p>
              </table:table-cell>
              <table:table-cell office:value-type="float" office:value="94.7431">
                <text:p>94.7431</text:p>
              </table:table-cell>
              <table:table-cell office:value-type="float" office:value="185.672">
                <text:p>185.672</text:p>
              </table:table-cell>
              <table:table-cell office:value-type="float" office:value="144.6943">
                <text:p>144.69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38000">
                <text:p>2138000</text:p>
              </table:table-cell>
              <table:table-cell office:value-type="float" office:value="-37.2215">
                <text:p>-37.2215</text:p>
              </table:table-cell>
              <table:table-cell office:value-type="float" office:value="73.3081">
                <text:p>73.3081</text:p>
              </table:table-cell>
              <table:table-cell office:value-type="float" office:value="246.3665">
                <text:p>246.3665</text:p>
              </table:table-cell>
              <table:table-cell office:value-type="float" office:value="169.1514">
                <text:p>169.151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40000">
                <text:p>2140000</text:p>
              </table:table-cell>
              <table:table-cell office:value-type="float" office:value="-5.7624">
                <text:p>-5.7624</text:p>
              </table:table-cell>
              <table:table-cell office:value-type="float" office:value="106.2301">
                <text:p>106.2301</text:p>
              </table:table-cell>
              <table:table-cell office:value-type="float" office:value="251.0223">
                <text:p>251.0223</text:p>
              </table:table-cell>
              <table:table-cell office:value-type="float" office:value="148.7344">
                <text:p>148.734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42000">
                <text:p>2142000</text:p>
              </table:table-cell>
              <table:table-cell office:value-type="float" office:value="26.4452">
                <text:p>26.4452</text:p>
              </table:table-cell>
              <table:table-cell office:value-type="float" office:value="76.9737">
                <text:p>76.9737</text:p>
              </table:table-cell>
              <table:table-cell office:value-type="float" office:value="249.924">
                <text:p>249.924</text:p>
              </table:table-cell>
              <table:table-cell office:value-type="float" office:value="156.703">
                <text:p>156.7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44000">
                <text:p>2144000</text:p>
              </table:table-cell>
              <table:table-cell office:value-type="float" office:value="23.9362">
                <text:p>23.9362</text:p>
              </table:table-cell>
              <table:table-cell office:value-type="float" office:value="109.7275">
                <text:p>109.7275</text:p>
              </table:table-cell>
              <table:table-cell office:value-type="float" office:value="196.8849">
                <text:p>196.8849</text:p>
              </table:table-cell>
              <table:table-cell office:value-type="float" office:value="255.5249">
                <text:p>255.524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46000">
                <text:p>2146000</text:p>
              </table:table-cell>
              <table:table-cell office:value-type="float" office:value="-8.1938">
                <text:p>-8.1938</text:p>
              </table:table-cell>
              <table:table-cell office:value-type="float" office:value="77.1597">
                <text:p>77.1597</text:p>
              </table:table-cell>
              <table:table-cell office:value-type="float" office:value="166.5166">
                <text:p>166.5166</text:p>
              </table:table-cell>
              <table:table-cell office:value-type="float" office:value="188.1914">
                <text:p>188.191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48000">
                <text:p>2148000</text:p>
              </table:table-cell>
              <table:table-cell office:value-type="float" office:value="1.3607">
                <text:p>1.3607</text:p>
              </table:table-cell>
              <table:table-cell office:value-type="float" office:value="105.0319">
                <text:p>105.0319</text:p>
              </table:table-cell>
              <table:table-cell office:value-type="float" office:value="214.2266">
                <text:p>214.2266</text:p>
              </table:table-cell>
              <table:table-cell office:value-type="float" office:value="157.0164">
                <text:p>157.016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50000">
                <text:p>2150000</text:p>
              </table:table-cell>
              <table:table-cell office:value-type="float" office:value="-76.1706">
                <text:p>-76.1706</text:p>
              </table:table-cell>
              <table:table-cell office:value-type="float" office:value="69.9478">
                <text:p>69.9478</text:p>
              </table:table-cell>
              <table:table-cell office:value-type="float" office:value="266.7232">
                <text:p>266.7232</text:p>
              </table:table-cell>
              <table:table-cell office:value-type="float" office:value="254.9494">
                <text:p>254.949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52000">
                <text:p>2152000</text:p>
              </table:table-cell>
              <table:table-cell office:value-type="float" office:value="100.1365">
                <text:p>100.1365</text:p>
              </table:table-cell>
              <table:table-cell office:value-type="float" office:value="78.6555">
                <text:p>78.6555</text:p>
              </table:table-cell>
              <table:table-cell office:value-type="float" office:value="218.2811">
                <text:p>218.2811</text:p>
              </table:table-cell>
              <table:table-cell office:value-type="float" office:value="276.0185">
                <text:p>276.018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54000">
                <text:p>2154000</text:p>
              </table:table-cell>
              <table:table-cell office:value-type="float" office:value="40.9198">
                <text:p>40.9198</text:p>
              </table:table-cell>
              <table:table-cell office:value-type="float" office:value="105.2085">
                <text:p>105.2085</text:p>
              </table:table-cell>
              <table:table-cell office:value-type="float" office:value="145.7699">
                <text:p>145.7699</text:p>
              </table:table-cell>
              <table:table-cell office:value-type="float" office:value="241.2077">
                <text:p>241.207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56000">
                <text:p>2156000</text:p>
              </table:table-cell>
              <table:table-cell office:value-type="float" office:value="35.0333">
                <text:p>35.0333</text:p>
              </table:table-cell>
              <table:table-cell office:value-type="float" office:value="39.2686">
                <text:p>39.2686</text:p>
              </table:table-cell>
              <table:table-cell office:value-type="float" office:value="110.7427">
                <text:p>110.7427</text:p>
              </table:table-cell>
              <table:table-cell office:value-type="float" office:value="244.8168">
                <text:p>244.816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58000">
                <text:p>2158000</text:p>
              </table:table-cell>
              <table:table-cell office:value-type="float" office:value="47.0275">
                <text:p>47.0275</text:p>
              </table:table-cell>
              <table:table-cell office:value-type="float" office:value="83.1428">
                <text:p>83.1428</text:p>
              </table:table-cell>
              <table:table-cell office:value-type="float" office:value="183.4122">
                <text:p>183.4122</text:p>
              </table:table-cell>
              <table:table-cell office:value-type="float" office:value="253.6237">
                <text:p>253.623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60000">
                <text:p>2160000</text:p>
              </table:table-cell>
              <table:table-cell office:value-type="float" office:value="-103.0369">
                <text:p>-103.0369</text:p>
              </table:table-cell>
              <table:table-cell office:value-type="float" office:value="56.4916">
                <text:p>56.4916</text:p>
              </table:table-cell>
              <table:table-cell office:value-type="float" office:value="244.7667">
                <text:p>244.7667</text:p>
              </table:table-cell>
              <table:table-cell office:value-type="float" office:value="285.693">
                <text:p>285.6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62000">
                <text:p>2162000</text:p>
              </table:table-cell>
              <table:table-cell office:value-type="float" office:value="92.7413">
                <text:p>92.7413</text:p>
              </table:table-cell>
              <table:table-cell office:value-type="float" office:value="108.4081">
                <text:p>108.4081</text:p>
              </table:table-cell>
              <table:table-cell office:value-type="float" office:value="217.0199">
                <text:p>217.0199</text:p>
              </table:table-cell>
              <table:table-cell office:value-type="float" office:value="183.7071">
                <text:p>183.707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64000">
                <text:p>2164000</text:p>
              </table:table-cell>
              <table:table-cell office:value-type="float" office:value="-27.231">
                <text:p>-27.231</text:p>
              </table:table-cell>
              <table:table-cell office:value-type="float" office:value="143.1783">
                <text:p>143.1783</text:p>
              </table:table-cell>
              <table:table-cell office:value-type="float" office:value="75.945">
                <text:p>75.945</text:p>
              </table:table-cell>
              <table:table-cell office:value-type="float" office:value="256.1044">
                <text:p>256.10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66000">
                <text:p>2166000</text:p>
              </table:table-cell>
              <table:table-cell office:value-type="float" office:value="-98.4661">
                <text:p>-98.4661</text:p>
              </table:table-cell>
              <table:table-cell office:value-type="float" office:value="49.3708">
                <text:p>49.3708</text:p>
              </table:table-cell>
              <table:table-cell office:value-type="float" office:value="210.1645">
                <text:p>210.1645</text:p>
              </table:table-cell>
              <table:table-cell office:value-type="float" office:value="200.5812">
                <text:p>200.58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68000">
                <text:p>2168000</text:p>
              </table:table-cell>
              <table:table-cell office:value-type="float" office:value="-10.691">
                <text:p>-10.691</text:p>
              </table:table-cell>
              <table:table-cell office:value-type="float" office:value="73.8367">
                <text:p>73.8367</text:p>
              </table:table-cell>
              <table:table-cell office:value-type="float" office:value="198.8327">
                <text:p>198.8327</text:p>
              </table:table-cell>
              <table:table-cell office:value-type="float" office:value="254.1341">
                <text:p>254.134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70000">
                <text:p>2170000</text:p>
              </table:table-cell>
              <table:table-cell office:value-type="float" office:value="-16.5777">
                <text:p>-16.5777</text:p>
              </table:table-cell>
              <table:table-cell office:value-type="float" office:value="90.2544">
                <text:p>90.2544</text:p>
              </table:table-cell>
              <table:table-cell office:value-type="float" office:value="231.4758">
                <text:p>231.4758</text:p>
              </table:table-cell>
              <table:table-cell office:value-type="float" office:value="278.4215">
                <text:p>278.42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72000">
                <text:p>2172000</text:p>
              </table:table-cell>
              <table:table-cell office:value-type="float" office:value="-9.9957">
                <text:p>-9.9957</text:p>
              </table:table-cell>
              <table:table-cell office:value-type="float" office:value="71.3378">
                <text:p>71.3378</text:p>
              </table:table-cell>
              <table:table-cell office:value-type="float" office:value="165.6199">
                <text:p>165.6199</text:p>
              </table:table-cell>
              <table:table-cell office:value-type="float" office:value="252.7867">
                <text:p>252.786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74000">
                <text:p>2174000</text:p>
              </table:table-cell>
              <table:table-cell office:value-type="float" office:value="37.7739">
                <text:p>37.7739</text:p>
              </table:table-cell>
              <table:table-cell office:value-type="float" office:value="61.6684">
                <text:p>61.6684</text:p>
              </table:table-cell>
              <table:table-cell office:value-type="float" office:value="214.6669">
                <text:p>214.6669</text:p>
              </table:table-cell>
              <table:table-cell office:value-type="float" office:value="174.7809">
                <text:p>174.78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76000">
                <text:p>2176000</text:p>
              </table:table-cell>
              <table:table-cell office:value-type="float" office:value="64.5957">
                <text:p>64.5957</text:p>
              </table:table-cell>
              <table:table-cell office:value-type="float" office:value="-82.0065">
                <text:p>-82.0065</text:p>
              </table:table-cell>
              <table:table-cell office:value-type="float" office:value="140.355">
                <text:p>140.355</text:p>
              </table:table-cell>
              <table:table-cell office:value-type="float" office:value="273.509">
                <text:p>273.50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78000">
                <text:p>2178000</text:p>
              </table:table-cell>
              <table:table-cell office:value-type="float" office:value="59.6991">
                <text:p>59.6991</text:p>
              </table:table-cell>
              <table:table-cell office:value-type="float" office:value="61.8786">
                <text:p>61.8786</text:p>
              </table:table-cell>
              <table:table-cell office:value-type="float" office:value="165.1783">
                <text:p>165.1783</text:p>
              </table:table-cell>
              <table:table-cell office:value-type="float" office:value="256.3441">
                <text:p>256.34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80000">
                <text:p>2180000</text:p>
              </table:table-cell>
              <table:table-cell office:value-type="float" office:value="172.5107">
                <text:p>172.5107</text:p>
              </table:table-cell>
              <table:table-cell office:value-type="float" office:value="60.5966">
                <text:p>60.5966</text:p>
              </table:table-cell>
              <table:table-cell office:value-type="float" office:value="182.1147">
                <text:p>182.1147</text:p>
              </table:table-cell>
              <table:table-cell office:value-type="float" office:value="258.2505">
                <text:p>258.25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82000">
                <text:p>2182000</text:p>
              </table:table-cell>
              <table:table-cell office:value-type="float" office:value="-40.805">
                <text:p>-40.805</text:p>
              </table:table-cell>
              <table:table-cell office:value-type="float" office:value="76.1945">
                <text:p>76.1945</text:p>
              </table:table-cell>
              <table:table-cell office:value-type="float" office:value="222.9927">
                <text:p>222.9927</text:p>
              </table:table-cell>
              <table:table-cell office:value-type="float" office:value="260.7053">
                <text:p>260.705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84000">
                <text:p>2184000</text:p>
              </table:table-cell>
              <table:table-cell office:value-type="float" office:value="84.6618">
                <text:p>84.6618</text:p>
              </table:table-cell>
              <table:table-cell office:value-type="float" office:value="85.3766">
                <text:p>85.3766</text:p>
              </table:table-cell>
              <table:table-cell office:value-type="float" office:value="248.4725">
                <text:p>248.4725</text:p>
              </table:table-cell>
              <table:table-cell office:value-type="float" office:value="257.7038">
                <text:p>257.703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86000">
                <text:p>2186000</text:p>
              </table:table-cell>
              <table:table-cell office:value-type="float" office:value="159.1084">
                <text:p>159.1084</text:p>
              </table:table-cell>
              <table:table-cell office:value-type="float" office:value="85.9265">
                <text:p>85.9265</text:p>
              </table:table-cell>
              <table:table-cell office:value-type="float" office:value="191.8585">
                <text:p>191.8585</text:p>
              </table:table-cell>
              <table:table-cell office:value-type="float" office:value="201.9824">
                <text:p>201.982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188000">
                <text:p>2188000</text:p>
              </table:table-cell>
              <table:table-cell office:value-type="float" office:value="-79.6953">
                <text:p>-79.6953</text:p>
              </table:table-cell>
              <table:table-cell office:value-type="float" office:value="41.6698">
                <text:p>41.6698</text:p>
              </table:table-cell>
              <table:table-cell office:value-type="float" office:value="226.059">
                <text:p>226.059</text:p>
              </table:table-cell>
              <table:table-cell office:value-type="float" office:value="275.2964">
                <text:p>275.29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90000">
                <text:p>2190000</text:p>
              </table:table-cell>
              <table:table-cell office:value-type="float" office:value="207.0848">
                <text:p>207.0848</text:p>
              </table:table-cell>
              <table:table-cell office:value-type="float" office:value="79.766">
                <text:p>79.766</text:p>
              </table:table-cell>
              <table:table-cell office:value-type="float" office:value="270.6534">
                <text:p>270.6534</text:p>
              </table:table-cell>
              <table:table-cell office:value-type="float" office:value="184.8743">
                <text:p>184.874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192000">
                <text:p>2192000</text:p>
              </table:table-cell>
              <table:table-cell office:value-type="float" office:value="-22.9761">
                <text:p>-22.9761</text:p>
              </table:table-cell>
              <table:table-cell office:value-type="float" office:value="111.3626">
                <text:p>111.3626</text:p>
              </table:table-cell>
              <table:table-cell office:value-type="float" office:value="256.3325">
                <text:p>256.3325</text:p>
              </table:table-cell>
              <table:table-cell office:value-type="float" office:value="245.0397">
                <text:p>245.039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194000">
                <text:p>2194000</text:p>
              </table:table-cell>
              <table:table-cell office:value-type="float" office:value="79.5366">
                <text:p>79.5366</text:p>
              </table:table-cell>
              <table:table-cell office:value-type="float" office:value="100.2044">
                <text:p>100.2044</text:p>
              </table:table-cell>
              <table:table-cell office:value-type="float" office:value="290.3865">
                <text:p>290.3865</text:p>
              </table:table-cell>
              <table:table-cell office:value-type="float" office:value="277.9802">
                <text:p>277.980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196000">
                <text:p>2196000</text:p>
              </table:table-cell>
              <table:table-cell office:value-type="float" office:value="132.7936">
                <text:p>132.7936</text:p>
              </table:table-cell>
              <table:table-cell office:value-type="float" office:value="113.6217">
                <text:p>113.6217</text:p>
              </table:table-cell>
              <table:table-cell office:value-type="float" office:value="239.3222">
                <text:p>239.3222</text:p>
              </table:table-cell>
              <table:table-cell office:value-type="float" office:value="259.8228">
                <text:p>259.822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198000">
                <text:p>2198000</text:p>
              </table:table-cell>
              <table:table-cell office:value-type="float" office:value="21.9452">
                <text:p>21.9452</text:p>
              </table:table-cell>
              <table:table-cell office:value-type="float" office:value="33.6881">
                <text:p>33.6881</text:p>
              </table:table-cell>
              <table:table-cell office:value-type="float" office:value="229.0287">
                <text:p>229.0287</text:p>
              </table:table-cell>
              <table:table-cell office:value-type="float" office:value="92.9795">
                <text:p>92.97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200000">
                <text:p>2200000</text:p>
              </table:table-cell>
              <table:table-cell office:value-type="float" office:value="30.1711">
                <text:p>30.1711</text:p>
              </table:table-cell>
              <table:table-cell office:value-type="float" office:value="185.2993">
                <text:p>185.2993</text:p>
              </table:table-cell>
              <table:table-cell office:value-type="float" office:value="226.1213">
                <text:p>226.1213</text:p>
              </table:table-cell>
              <table:table-cell office:value-type="float" office:value="176.2706">
                <text:p>176.270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202000">
                <text:p>2202000</text:p>
              </table:table-cell>
              <table:table-cell office:value-type="float" office:value="150.4384">
                <text:p>150.4384</text:p>
              </table:table-cell>
              <table:table-cell office:value-type="float" office:value="68.3936">
                <text:p>68.3936</text:p>
              </table:table-cell>
              <table:table-cell office:value-type="float" office:value="281.8657">
                <text:p>281.8657</text:p>
              </table:table-cell>
              <table:table-cell office:value-type="float" office:value="167.7009">
                <text:p>167.70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204000">
                <text:p>2204000</text:p>
              </table:table-cell>
              <table:table-cell office:value-type="float" office:value="-25.0269">
                <text:p>-25.0269</text:p>
              </table:table-cell>
              <table:table-cell office:value-type="float" office:value="88.9813">
                <text:p>88.9813</text:p>
              </table:table-cell>
              <table:table-cell office:value-type="float" office:value="231.6944">
                <text:p>231.6944</text:p>
              </table:table-cell>
              <table:table-cell office:value-type="float" office:value="265.0165">
                <text:p>265.016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206000">
                <text:p>2206000</text:p>
              </table:table-cell>
              <table:table-cell office:value-type="float" office:value="139.54">
                <text:p>139.54</text:p>
              </table:table-cell>
              <table:table-cell office:value-type="float" office:value="106.0225">
                <text:p>106.0225</text:p>
              </table:table-cell>
              <table:table-cell office:value-type="float" office:value="241.6141">
                <text:p>241.6141</text:p>
              </table:table-cell>
              <table:table-cell office:value-type="float" office:value="158.5174">
                <text:p>158.517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208000">
                <text:p>2208000</text:p>
              </table:table-cell>
              <table:table-cell office:value-type="float" office:value="84.7447">
                <text:p>84.7447</text:p>
              </table:table-cell>
              <table:table-cell office:value-type="float" office:value="50.2537">
                <text:p>50.2537</text:p>
              </table:table-cell>
              <table:table-cell office:value-type="float" office:value="282.4623">
                <text:p>282.4623</text:p>
              </table:table-cell>
              <table:table-cell office:value-type="float" office:value="244.3657">
                <text:p>244.365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210000">
                <text:p>2210000</text:p>
              </table:table-cell>
              <table:table-cell office:value-type="float" office:value="101.8811">
                <text:p>101.8811</text:p>
              </table:table-cell>
              <table:table-cell office:value-type="float" office:value="113.5768">
                <text:p>113.5768</text:p>
              </table:table-cell>
              <table:table-cell office:value-type="float" office:value="253.7432">
                <text:p>253.7432</text:p>
              </table:table-cell>
              <table:table-cell office:value-type="float" office:value="249.349">
                <text:p>249.34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212000">
                <text:p>2212000</text:p>
              </table:table-cell>
              <table:table-cell office:value-type="float" office:value="11.9544">
                <text:p>11.9544</text:p>
              </table:table-cell>
              <table:table-cell office:value-type="float" office:value="75.7505">
                <text:p>75.7505</text:p>
              </table:table-cell>
              <table:table-cell office:value-type="float" office:value="251.0019">
                <text:p>251.0019</text:p>
              </table:table-cell>
              <table:table-cell office:value-type="float" office:value="254.5847">
                <text:p>254.584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214000">
                <text:p>2214000</text:p>
              </table:table-cell>
              <table:table-cell office:value-type="float" office:value="117.7302">
                <text:p>117.7302</text:p>
              </table:table-cell>
              <table:table-cell office:value-type="float" office:value="103.1823">
                <text:p>103.1823</text:p>
              </table:table-cell>
              <table:table-cell office:value-type="float" office:value="215.2283">
                <text:p>215.2283</text:p>
              </table:table-cell>
              <table:table-cell office:value-type="float" office:value="196.3856">
                <text:p>196.385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6000">
                <text:p>2216000</text:p>
              </table:table-cell>
              <table:table-cell office:value-type="float" office:value="49.0471">
                <text:p>49.0471</text:p>
              </table:table-cell>
              <table:table-cell office:value-type="float" office:value="117.7972">
                <text:p>117.7972</text:p>
              </table:table-cell>
              <table:table-cell office:value-type="float" office:value="218.876">
                <text:p>218.876</text:p>
              </table:table-cell>
              <table:table-cell office:value-type="float" office:value="273.9216">
                <text:p>273.921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218000">
                <text:p>2218000</text:p>
              </table:table-cell>
              <table:table-cell office:value-type="float" office:value="7.5831">
                <text:p>7.5831</text:p>
              </table:table-cell>
              <table:table-cell office:value-type="float" office:value="87.8345">
                <text:p>87.8345</text:p>
              </table:table-cell>
              <table:table-cell office:value-type="float" office:value="221.4298">
                <text:p>221.4298</text:p>
              </table:table-cell>
              <table:table-cell office:value-type="float" office:value="277.9796">
                <text:p>277.97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220000">
                <text:p>2220000</text:p>
              </table:table-cell>
              <table:table-cell office:value-type="float" office:value="144.0781">
                <text:p>144.0781</text:p>
              </table:table-cell>
              <table:table-cell office:value-type="float" office:value="42.7102">
                <text:p>42.7102</text:p>
              </table:table-cell>
              <table:table-cell office:value-type="float" office:value="239.0917">
                <text:p>239.0917</text:p>
              </table:table-cell>
              <table:table-cell office:value-type="float" office:value="246.9722">
                <text:p>246.972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222000">
                <text:p>2222000</text:p>
              </table:table-cell>
              <table:table-cell office:value-type="float" office:value="16.6681">
                <text:p>16.6681</text:p>
              </table:table-cell>
              <table:table-cell office:value-type="float" office:value="121.4331">
                <text:p>121.4331</text:p>
              </table:table-cell>
              <table:table-cell office:value-type="float" office:value="253.6852">
                <text:p>253.6852</text:p>
              </table:table-cell>
              <table:table-cell office:value-type="float" office:value="218.4085">
                <text:p>218.40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224000">
                <text:p>2224000</text:p>
              </table:table-cell>
              <table:table-cell office:value-type="float" office:value="90.9074">
                <text:p>90.9074</text:p>
              </table:table-cell>
              <table:table-cell office:value-type="float" office:value="139.7551">
                <text:p>139.7551</text:p>
              </table:table-cell>
              <table:table-cell office:value-type="float" office:value="241.308">
                <text:p>241.308</text:p>
              </table:table-cell>
              <table:table-cell office:value-type="float" office:value="276.5084">
                <text:p>276.508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226000">
                <text:p>2226000</text:p>
              </table:table-cell>
              <table:table-cell office:value-type="float" office:value="31.3047">
                <text:p>31.3047</text:p>
              </table:table-cell>
              <table:table-cell office:value-type="float" office:value="79.4429">
                <text:p>79.4429</text:p>
              </table:table-cell>
              <table:table-cell office:value-type="float" office:value="273.2253">
                <text:p>273.2253</text:p>
              </table:table-cell>
              <table:table-cell office:value-type="float" office:value="192.0668">
                <text:p>192.066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228000">
                <text:p>2228000</text:p>
              </table:table-cell>
              <table:table-cell office:value-type="float" office:value="41.9865">
                <text:p>41.9865</text:p>
              </table:table-cell>
              <table:table-cell office:value-type="float" office:value="43.0093">
                <text:p>43.0093</text:p>
              </table:table-cell>
              <table:table-cell office:value-type="float" office:value="271.0548">
                <text:p>271.0548</text:p>
              </table:table-cell>
              <table:table-cell office:value-type="float" office:value="193.6526">
                <text:p>193.65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230000">
                <text:p>2230000</text:p>
              </table:table-cell>
              <table:table-cell office:value-type="float" office:value="58.0195">
                <text:p>58.0195</text:p>
              </table:table-cell>
              <table:table-cell office:value-type="float" office:value="90.3797">
                <text:p>90.3797</text:p>
              </table:table-cell>
              <table:table-cell office:value-type="float" office:value="243.4265">
                <text:p>243.4265</text:p>
              </table:table-cell>
              <table:table-cell office:value-type="float" office:value="201.8838">
                <text:p>201.883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232000">
                <text:p>2232000</text:p>
              </table:table-cell>
              <table:table-cell office:value-type="float" office:value="-40.5049">
                <text:p>-40.5049</text:p>
              </table:table-cell>
              <table:table-cell office:value-type="float" office:value="93.9118">
                <text:p>93.9118</text:p>
              </table:table-cell>
              <table:table-cell office:value-type="float" office:value="280.3113">
                <text:p>280.3113</text:p>
              </table:table-cell>
              <table:table-cell office:value-type="float" office:value="242.673">
                <text:p>242.67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234000">
                <text:p>2234000</text:p>
              </table:table-cell>
              <table:table-cell office:value-type="float" office:value="113.2372">
                <text:p>113.2372</text:p>
              </table:table-cell>
              <table:table-cell office:value-type="float" office:value="99.1703">
                <text:p>99.1703</text:p>
              </table:table-cell>
              <table:table-cell office:value-type="float" office:value="238.4928">
                <text:p>238.4928</text:p>
              </table:table-cell>
              <table:table-cell office:value-type="float" office:value="249.0218">
                <text:p>249.021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236000">
                <text:p>2236000</text:p>
              </table:table-cell>
              <table:table-cell office:value-type="float" office:value="73.2135">
                <text:p>73.2135</text:p>
              </table:table-cell>
              <table:table-cell office:value-type="float" office:value="68.8664">
                <text:p>68.8664</text:p>
              </table:table-cell>
              <table:table-cell office:value-type="float" office:value="236.7409">
                <text:p>236.7409</text:p>
              </table:table-cell>
              <table:table-cell office:value-type="float" office:value="231.3518">
                <text:p>231.351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238000">
                <text:p>2238000</text:p>
              </table:table-cell>
              <table:table-cell office:value-type="float" office:value="-47.9902">
                <text:p>-47.9902</text:p>
              </table:table-cell>
              <table:table-cell office:value-type="float" office:value="95.0563">
                <text:p>95.0563</text:p>
              </table:table-cell>
              <table:table-cell office:value-type="float" office:value="258.8717">
                <text:p>258.8717</text:p>
              </table:table-cell>
              <table:table-cell office:value-type="float" office:value="160.6446">
                <text:p>160.644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240000">
                <text:p>2240000</text:p>
              </table:table-cell>
              <table:table-cell office:value-type="float" office:value="106.6232">
                <text:p>106.6232</text:p>
              </table:table-cell>
              <table:table-cell office:value-type="float" office:value="83.403">
                <text:p>83.403</text:p>
              </table:table-cell>
              <table:table-cell office:value-type="float" office:value="265.6721">
                <text:p>265.6721</text:p>
              </table:table-cell>
              <table:table-cell office:value-type="float" office:value="279.1447">
                <text:p>279.144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242000">
                <text:p>2242000</text:p>
              </table:table-cell>
              <table:table-cell office:value-type="float" office:value="-16.2453">
                <text:p>-16.2453</text:p>
              </table:table-cell>
              <table:table-cell office:value-type="float" office:value="87.8876">
                <text:p>87.8876</text:p>
              </table:table-cell>
              <table:table-cell office:value-type="float" office:value="242.6099">
                <text:p>242.6099</text:p>
              </table:table-cell>
              <table:table-cell office:value-type="float" office:value="204.705">
                <text:p>204.7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244000">
                <text:p>2244000</text:p>
              </table:table-cell>
              <table:table-cell office:value-type="float" office:value="-29.2394">
                <text:p>-29.2394</text:p>
              </table:table-cell>
              <table:table-cell office:value-type="float" office:value="74.8803">
                <text:p>74.8803</text:p>
              </table:table-cell>
              <table:table-cell office:value-type="float" office:value="170.8691">
                <text:p>170.8691</text:p>
              </table:table-cell>
              <table:table-cell office:value-type="float" office:value="257.8811">
                <text:p>257.88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246000">
                <text:p>2246000</text:p>
              </table:table-cell>
              <table:table-cell office:value-type="float" office:value="44.9229">
                <text:p>44.9229</text:p>
              </table:table-cell>
              <table:table-cell office:value-type="float" office:value="118.508">
                <text:p>118.508</text:p>
              </table:table-cell>
              <table:table-cell office:value-type="float" office:value="234.3638">
                <text:p>234.3638</text:p>
              </table:table-cell>
              <table:table-cell office:value-type="float" office:value="234.6455">
                <text:p>234.645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248000">
                <text:p>2248000</text:p>
              </table:table-cell>
              <table:table-cell office:value-type="float" office:value="-55.7569">
                <text:p>-55.7569</text:p>
              </table:table-cell>
              <table:table-cell office:value-type="float" office:value="38.6562">
                <text:p>38.6562</text:p>
              </table:table-cell>
              <table:table-cell office:value-type="float" office:value="229.8104">
                <text:p>229.8104</text:p>
              </table:table-cell>
              <table:table-cell office:value-type="float" office:value="251.5678">
                <text:p>251.56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250000">
                <text:p>2250000</text:p>
              </table:table-cell>
              <table:table-cell office:value-type="float" office:value="34.7554">
                <text:p>34.7554</text:p>
              </table:table-cell>
              <table:table-cell office:value-type="float" office:value="67.6627">
                <text:p>67.6627</text:p>
              </table:table-cell>
              <table:table-cell office:value-type="float" office:value="253.4541">
                <text:p>253.4541</text:p>
              </table:table-cell>
              <table:table-cell office:value-type="float" office:value="108.6052">
                <text:p>108.605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252000">
                <text:p>2252000</text:p>
              </table:table-cell>
              <table:table-cell office:value-type="float" office:value="68.7268">
                <text:p>68.7268</text:p>
              </table:table-cell>
              <table:table-cell office:value-type="float" office:value="94.055">
                <text:p>94.055</text:p>
              </table:table-cell>
              <table:table-cell office:value-type="float" office:value="201.5699">
                <text:p>201.5699</text:p>
              </table:table-cell>
              <table:table-cell office:value-type="float" office:value="165.15">
                <text:p>165.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254000">
                <text:p>2254000</text:p>
              </table:table-cell>
              <table:table-cell office:value-type="float" office:value="-2.5455">
                <text:p>-2.5455</text:p>
              </table:table-cell>
              <table:table-cell office:value-type="float" office:value="89.6835">
                <text:p>89.6835</text:p>
              </table:table-cell>
              <table:table-cell office:value-type="float" office:value="252.0885">
                <text:p>252.0885</text:p>
              </table:table-cell>
              <table:table-cell office:value-type="float" office:value="131.9207">
                <text:p>131.920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256000">
                <text:p>2256000</text:p>
              </table:table-cell>
              <table:table-cell office:value-type="float" office:value="27.6362">
                <text:p>27.6362</text:p>
              </table:table-cell>
              <table:table-cell office:value-type="float" office:value="39.6068">
                <text:p>39.6068</text:p>
              </table:table-cell>
              <table:table-cell office:value-type="float" office:value="276.8007">
                <text:p>276.8007</text:p>
              </table:table-cell>
              <table:table-cell office:value-type="float" office:value="182.0052">
                <text:p>182.005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258000">
                <text:p>2258000</text:p>
              </table:table-cell>
              <table:table-cell office:value-type="float" office:value="86.6874">
                <text:p>86.6874</text:p>
              </table:table-cell>
              <table:table-cell office:value-type="float" office:value="67.4112">
                <text:p>67.4112</text:p>
              </table:table-cell>
              <table:table-cell office:value-type="float" office:value="232.4536">
                <text:p>232.4536</text:p>
              </table:table-cell>
              <table:table-cell office:value-type="float" office:value="112.1602">
                <text:p>112.160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260000">
                <text:p>2260000</text:p>
              </table:table-cell>
              <table:table-cell office:value-type="float" office:value="-5.1406">
                <text:p>-5.1406</text:p>
              </table:table-cell>
              <table:table-cell office:value-type="float" office:value="91.5632">
                <text:p>91.5632</text:p>
              </table:table-cell>
              <table:table-cell office:value-type="float" office:value="221.5422">
                <text:p>221.5422</text:p>
              </table:table-cell>
              <table:table-cell office:value-type="float" office:value="230.9194">
                <text:p>230.919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262000">
                <text:p>2262000</text:p>
              </table:table-cell>
              <table:table-cell office:value-type="float" office:value="143.6084">
                <text:p>143.6084</text:p>
              </table:table-cell>
              <table:table-cell office:value-type="float" office:value="77.2099">
                <text:p>77.2099</text:p>
              </table:table-cell>
              <table:table-cell office:value-type="float" office:value="207.6799">
                <text:p>207.6799</text:p>
              </table:table-cell>
              <table:table-cell office:value-type="float" office:value="149.0641">
                <text:p>149.06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264000">
                <text:p>2264000</text:p>
              </table:table-cell>
              <table:table-cell office:value-type="float" office:value="-50.931">
                <text:p>-50.931</text:p>
              </table:table-cell>
              <table:table-cell office:value-type="float" office:value="83.9875">
                <text:p>83.9875</text:p>
              </table:table-cell>
              <table:table-cell office:value-type="float" office:value="266.5489">
                <text:p>266.5489</text:p>
              </table:table-cell>
              <table:table-cell office:value-type="float" office:value="207.1346">
                <text:p>207.13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266000">
                <text:p>2266000</text:p>
              </table:table-cell>
              <table:table-cell office:value-type="float" office:value="-0.1515">
                <text:p>-0.1515</text:p>
              </table:table-cell>
              <table:table-cell office:value-type="float" office:value="123.2692">
                <text:p>123.2692</text:p>
              </table:table-cell>
              <table:table-cell office:value-type="float" office:value="227.0687">
                <text:p>227.0687</text:p>
              </table:table-cell>
              <table:table-cell office:value-type="float" office:value="232.3122">
                <text:p>232.312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268000">
                <text:p>2268000</text:p>
              </table:table-cell>
              <table:table-cell office:value-type="float" office:value="42.8155">
                <text:p>42.8155</text:p>
              </table:table-cell>
              <table:table-cell office:value-type="float" office:value="55.677">
                <text:p>55.677</text:p>
              </table:table-cell>
              <table:table-cell office:value-type="float" office:value="276.1692">
                <text:p>276.1692</text:p>
              </table:table-cell>
              <table:table-cell office:value-type="float" office:value="166.3628">
                <text:p>166.362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270000">
                <text:p>2270000</text:p>
              </table:table-cell>
              <table:table-cell office:value-type="float" office:value="61.5518">
                <text:p>61.5518</text:p>
              </table:table-cell>
              <table:table-cell office:value-type="float" office:value="88.7904">
                <text:p>88.7904</text:p>
              </table:table-cell>
              <table:table-cell office:value-type="float" office:value="250.0149">
                <text:p>250.0149</text:p>
              </table:table-cell>
              <table:table-cell office:value-type="float" office:value="186.5218">
                <text:p>186.52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272000">
                <text:p>2272000</text:p>
              </table:table-cell>
              <table:table-cell office:value-type="float" office:value="133.6794">
                <text:p>133.6794</text:p>
              </table:table-cell>
              <table:table-cell office:value-type="float" office:value="112.5061">
                <text:p>112.5061</text:p>
              </table:table-cell>
              <table:table-cell office:value-type="float" office:value="251.1092">
                <text:p>251.1092</text:p>
              </table:table-cell>
              <table:table-cell office:value-type="float" office:value="254.6795">
                <text:p>254.679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274000">
                <text:p>2274000</text:p>
              </table:table-cell>
              <table:table-cell office:value-type="float" office:value="-91.8006">
                <text:p>-91.8006</text:p>
              </table:table-cell>
              <table:table-cell office:value-type="float" office:value="82.6826">
                <text:p>82.6826</text:p>
              </table:table-cell>
              <table:table-cell office:value-type="float" office:value="284.9635">
                <text:p>284.9635</text:p>
              </table:table-cell>
              <table:table-cell office:value-type="float" office:value="213.5362">
                <text:p>213.53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76000">
                <text:p>2276000</text:p>
              </table:table-cell>
              <table:table-cell office:value-type="float" office:value="17.685">
                <text:p>17.685</text:p>
              </table:table-cell>
              <table:table-cell office:value-type="float" office:value="87.4418">
                <text:p>87.4418</text:p>
              </table:table-cell>
              <table:table-cell office:value-type="float" office:value="157.6251">
                <text:p>157.6251</text:p>
              </table:table-cell>
              <table:table-cell office:value-type="float" office:value="216.4114">
                <text:p>216.41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278000">
                <text:p>2278000</text:p>
              </table:table-cell>
              <table:table-cell office:value-type="float" office:value="-4.2368">
                <text:p>-4.2368</text:p>
              </table:table-cell>
              <table:table-cell office:value-type="float" office:value="67.6871">
                <text:p>67.6871</text:p>
              </table:table-cell>
              <table:table-cell office:value-type="float" office:value="234.8929">
                <text:p>234.8929</text:p>
              </table:table-cell>
              <table:table-cell office:value-type="float" office:value="229.4586">
                <text:p>229.458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80000">
                <text:p>2280000</text:p>
              </table:table-cell>
              <table:table-cell office:value-type="float" office:value="95.5174">
                <text:p>95.5174</text:p>
              </table:table-cell>
              <table:table-cell office:value-type="float" office:value="1.9531">
                <text:p>1.9531</text:p>
              </table:table-cell>
              <table:table-cell office:value-type="float" office:value="257.5538">
                <text:p>257.5538</text:p>
              </table:table-cell>
              <table:table-cell office:value-type="float" office:value="177.373">
                <text:p>177.37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282000">
                <text:p>2282000</text:p>
              </table:table-cell>
              <table:table-cell office:value-type="float" office:value="28.3419">
                <text:p>28.3419</text:p>
              </table:table-cell>
              <table:table-cell office:value-type="float" office:value="88.458">
                <text:p>88.458</text:p>
              </table:table-cell>
              <table:table-cell office:value-type="float" office:value="268.8259">
                <text:p>268.8259</text:p>
              </table:table-cell>
              <table:table-cell office:value-type="float" office:value="256.5523">
                <text:p>256.552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284000">
                <text:p>2284000</text:p>
              </table:table-cell>
              <table:table-cell office:value-type="float" office:value="93.5592">
                <text:p>93.5592</text:p>
              </table:table-cell>
              <table:table-cell office:value-type="float" office:value="54.2079">
                <text:p>54.2079</text:p>
              </table:table-cell>
              <table:table-cell office:value-type="float" office:value="250.1258">
                <text:p>250.1258</text:p>
              </table:table-cell>
              <table:table-cell office:value-type="float" office:value="254.6286">
                <text:p>254.628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286000">
                <text:p>2286000</text:p>
              </table:table-cell>
              <table:table-cell office:value-type="float" office:value="41.9314">
                <text:p>41.9314</text:p>
              </table:table-cell>
              <table:table-cell office:value-type="float" office:value="114.9825">
                <text:p>114.9825</text:p>
              </table:table-cell>
              <table:table-cell office:value-type="float" office:value="238.371">
                <text:p>238.371</text:p>
              </table:table-cell>
              <table:table-cell office:value-type="float" office:value="259.8523">
                <text:p>259.852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288000">
                <text:p>2288000</text:p>
              </table:table-cell>
              <table:table-cell office:value-type="float" office:value="39.8123">
                <text:p>39.8123</text:p>
              </table:table-cell>
              <table:table-cell office:value-type="float" office:value="108.7879">
                <text:p>108.7879</text:p>
              </table:table-cell>
              <table:table-cell office:value-type="float" office:value="224.0805">
                <text:p>224.0805</text:p>
              </table:table-cell>
              <table:table-cell office:value-type="float" office:value="296.4356">
                <text:p>296.435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290000">
                <text:p>2290000</text:p>
              </table:table-cell>
              <table:table-cell office:value-type="float" office:value="90.6547">
                <text:p>90.6547</text:p>
              </table:table-cell>
              <table:table-cell office:value-type="float" office:value="90.156">
                <text:p>90.156</text:p>
              </table:table-cell>
              <table:table-cell office:value-type="float" office:value="217.9373">
                <text:p>217.9373</text:p>
              </table:table-cell>
              <table:table-cell office:value-type="float" office:value="275.4442">
                <text:p>275.444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292000">
                <text:p>2292000</text:p>
              </table:table-cell>
              <table:table-cell office:value-type="float" office:value="117.5647">
                <text:p>117.5647</text:p>
              </table:table-cell>
              <table:table-cell office:value-type="float" office:value="93.7525">
                <text:p>93.7525</text:p>
              </table:table-cell>
              <table:table-cell office:value-type="float" office:value="239.4986">
                <text:p>239.4986</text:p>
              </table:table-cell>
              <table:table-cell office:value-type="float" office:value="257.0378">
                <text:p>257.037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294000">
                <text:p>2294000</text:p>
              </table:table-cell>
              <table:table-cell office:value-type="float" office:value="121.8208">
                <text:p>121.8208</text:p>
              </table:table-cell>
              <table:table-cell office:value-type="float" office:value="92.6473">
                <text:p>92.6473</text:p>
              </table:table-cell>
              <table:table-cell office:value-type="float" office:value="283.3686">
                <text:p>283.3686</text:p>
              </table:table-cell>
              <table:table-cell office:value-type="float" office:value="260.007">
                <text:p>260.00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296000">
                <text:p>2296000</text:p>
              </table:table-cell>
              <table:table-cell office:value-type="float" office:value="117.1704">
                <text:p>117.1704</text:p>
              </table:table-cell>
              <table:table-cell office:value-type="float" office:value="63.3145">
                <text:p>63.3145</text:p>
              </table:table-cell>
              <table:table-cell office:value-type="float" office:value="198.8167">
                <text:p>198.8167</text:p>
              </table:table-cell>
              <table:table-cell office:value-type="float" office:value="206.9421">
                <text:p>206.942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298000">
                <text:p>2298000</text:p>
              </table:table-cell>
              <table:table-cell office:value-type="float" office:value="95.5798">
                <text:p>95.5798</text:p>
              </table:table-cell>
              <table:table-cell office:value-type="float" office:value="89.8291">
                <text:p>89.8291</text:p>
              </table:table-cell>
              <table:table-cell office:value-type="float" office:value="235.807">
                <text:p>235.807</text:p>
              </table:table-cell>
              <table:table-cell office:value-type="float" office:value="204.3987">
                <text:p>204.398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00000">
                <text:p>2300000</text:p>
              </table:table-cell>
              <table:table-cell office:value-type="float" office:value="25.3363">
                <text:p>25.3363</text:p>
              </table:table-cell>
              <table:table-cell office:value-type="float" office:value="31.5507">
                <text:p>31.5507</text:p>
              </table:table-cell>
              <table:table-cell office:value-type="float" office:value="259.9098">
                <text:p>259.9098</text:p>
              </table:table-cell>
              <table:table-cell office:value-type="float" office:value="156.8539">
                <text:p>156.853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02000">
                <text:p>2302000</text:p>
              </table:table-cell>
              <table:table-cell office:value-type="float" office:value="-68.8791">
                <text:p>-68.8791</text:p>
              </table:table-cell>
              <table:table-cell office:value-type="float" office:value="65.4431">
                <text:p>65.4431</text:p>
              </table:table-cell>
              <table:table-cell office:value-type="float" office:value="227.1673">
                <text:p>227.1673</text:p>
              </table:table-cell>
              <table:table-cell office:value-type="float" office:value="260.0141">
                <text:p>260.014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304000">
                <text:p>2304000</text:p>
              </table:table-cell>
              <table:table-cell office:value-type="float" office:value="59.1531">
                <text:p>59.1531</text:p>
              </table:table-cell>
              <table:table-cell office:value-type="float" office:value="94.1975">
                <text:p>94.1975</text:p>
              </table:table-cell>
              <table:table-cell office:value-type="float" office:value="279.9566">
                <text:p>279.9566</text:p>
              </table:table-cell>
              <table:table-cell office:value-type="float" office:value="193.2875">
                <text:p>193.287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306000">
                <text:p>2306000</text:p>
              </table:table-cell>
              <table:table-cell office:value-type="float" office:value="-3.4147">
                <text:p>-3.4147</text:p>
              </table:table-cell>
              <table:table-cell office:value-type="float" office:value="106.309">
                <text:p>106.309</text:p>
              </table:table-cell>
              <table:table-cell office:value-type="float" office:value="198.6524">
                <text:p>198.6524</text:p>
              </table:table-cell>
              <table:table-cell office:value-type="float" office:value="159.5474">
                <text:p>159.547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308000">
                <text:p>2308000</text:p>
              </table:table-cell>
              <table:table-cell office:value-type="float" office:value="43.6177">
                <text:p>43.6177</text:p>
              </table:table-cell>
              <table:table-cell office:value-type="float" office:value="88.0976">
                <text:p>88.0976</text:p>
              </table:table-cell>
              <table:table-cell office:value-type="float" office:value="245.767">
                <text:p>245.767</text:p>
              </table:table-cell>
              <table:table-cell office:value-type="float" office:value="250.1725">
                <text:p>250.17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310000">
                <text:p>2310000</text:p>
              </table:table-cell>
              <table:table-cell office:value-type="float" office:value="-3.1085">
                <text:p>-3.1085</text:p>
              </table:table-cell>
              <table:table-cell office:value-type="float" office:value="103.1164">
                <text:p>103.1164</text:p>
              </table:table-cell>
              <table:table-cell office:value-type="float" office:value="111.6186">
                <text:p>111.6186</text:p>
              </table:table-cell>
              <table:table-cell office:value-type="float" office:value="190.5378">
                <text:p>190.53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12000">
                <text:p>2312000</text:p>
              </table:table-cell>
              <table:table-cell office:value-type="float" office:value="4.7613">
                <text:p>4.7613</text:p>
              </table:table-cell>
              <table:table-cell office:value-type="float" office:value="139.0594">
                <text:p>139.0594</text:p>
              </table:table-cell>
              <table:table-cell office:value-type="float" office:value="218.8128">
                <text:p>218.8128</text:p>
              </table:table-cell>
              <table:table-cell office:value-type="float" office:value="281.7673">
                <text:p>281.767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14000">
                <text:p>2314000</text:p>
              </table:table-cell>
              <table:table-cell office:value-type="float" office:value="103.1566">
                <text:p>103.1566</text:p>
              </table:table-cell>
              <table:table-cell office:value-type="float" office:value="95.2953">
                <text:p>95.2953</text:p>
              </table:table-cell>
              <table:table-cell office:value-type="float" office:value="214.1427">
                <text:p>214.1427</text:p>
              </table:table-cell>
              <table:table-cell office:value-type="float" office:value="279.5954">
                <text:p>279.595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316000">
                <text:p>2316000</text:p>
              </table:table-cell>
              <table:table-cell office:value-type="float" office:value="135.4726">
                <text:p>135.4726</text:p>
              </table:table-cell>
              <table:table-cell office:value-type="float" office:value="-15.5238">
                <text:p>-15.5238</text:p>
              </table:table-cell>
              <table:table-cell office:value-type="float" office:value="200.9274">
                <text:p>200.9274</text:p>
              </table:table-cell>
              <table:table-cell office:value-type="float" office:value="197.7044">
                <text:p>197.704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318000">
                <text:p>2318000</text:p>
              </table:table-cell>
              <table:table-cell office:value-type="float" office:value="11.2723">
                <text:p>11.2723</text:p>
              </table:table-cell>
              <table:table-cell office:value-type="float" office:value="43.7236">
                <text:p>43.7236</text:p>
              </table:table-cell>
              <table:table-cell office:value-type="float" office:value="270.9908">
                <text:p>270.9908</text:p>
              </table:table-cell>
              <table:table-cell office:value-type="float" office:value="244.9921">
                <text:p>244.992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20000">
                <text:p>2320000</text:p>
              </table:table-cell>
              <table:table-cell office:value-type="float" office:value="39.8147">
                <text:p>39.8147</text:p>
              </table:table-cell>
              <table:table-cell office:value-type="float" office:value="72.725">
                <text:p>72.725</text:p>
              </table:table-cell>
              <table:table-cell office:value-type="float" office:value="207.5902">
                <text:p>207.5902</text:p>
              </table:table-cell>
              <table:table-cell office:value-type="float" office:value="273.0171">
                <text:p>273.017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322000">
                <text:p>2322000</text:p>
              </table:table-cell>
              <table:table-cell office:value-type="float" office:value="96.2314">
                <text:p>96.2314</text:p>
              </table:table-cell>
              <table:table-cell office:value-type="float" office:value="99.8991">
                <text:p>99.8991</text:p>
              </table:table-cell>
              <table:table-cell office:value-type="float" office:value="202.0323">
                <text:p>202.0323</text:p>
              </table:table-cell>
              <table:table-cell office:value-type="float" office:value="230.2731">
                <text:p>230.273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24000">
                <text:p>2324000</text:p>
              </table:table-cell>
              <table:table-cell office:value-type="float" office:value="142.3239">
                <text:p>142.3239</text:p>
              </table:table-cell>
              <table:table-cell office:value-type="float" office:value="85.1997">
                <text:p>85.1997</text:p>
              </table:table-cell>
              <table:table-cell office:value-type="float" office:value="146.8071">
                <text:p>146.8071</text:p>
              </table:table-cell>
              <table:table-cell office:value-type="float" office:value="221.1854">
                <text:p>221.185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26000">
                <text:p>2326000</text:p>
              </table:table-cell>
              <table:table-cell office:value-type="float" office:value="34.6544">
                <text:p>34.6544</text:p>
              </table:table-cell>
              <table:table-cell office:value-type="float" office:value="109.4623">
                <text:p>109.4623</text:p>
              </table:table-cell>
              <table:table-cell office:value-type="float" office:value="210.9311">
                <text:p>210.9311</text:p>
              </table:table-cell>
              <table:table-cell office:value-type="float" office:value="215.1339">
                <text:p>215.133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28000">
                <text:p>2328000</text:p>
              </table:table-cell>
              <table:table-cell office:value-type="float" office:value="-43.6593">
                <text:p>-43.6593</text:p>
              </table:table-cell>
              <table:table-cell office:value-type="float" office:value="75.635">
                <text:p>75.635</text:p>
              </table:table-cell>
              <table:table-cell office:value-type="float" office:value="224.9055">
                <text:p>224.9055</text:p>
              </table:table-cell>
              <table:table-cell office:value-type="float" office:value="244.0271">
                <text:p>244.027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330000">
                <text:p>2330000</text:p>
              </table:table-cell>
              <table:table-cell office:value-type="float" office:value="63.7391">
                <text:p>63.7391</text:p>
              </table:table-cell>
              <table:table-cell office:value-type="float" office:value="103.1055">
                <text:p>103.1055</text:p>
              </table:table-cell>
              <table:table-cell office:value-type="float" office:value="263.3584">
                <text:p>263.3584</text:p>
              </table:table-cell>
              <table:table-cell office:value-type="float" office:value="282.4192">
                <text:p>282.41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332000">
                <text:p>2332000</text:p>
              </table:table-cell>
              <table:table-cell office:value-type="float" office:value="0.3427">
                <text:p>0.3427</text:p>
              </table:table-cell>
              <table:table-cell office:value-type="float" office:value="66.1104">
                <text:p>66.1104</text:p>
              </table:table-cell>
              <table:table-cell office:value-type="float" office:value="237.4678">
                <text:p>237.4678</text:p>
              </table:table-cell>
              <table:table-cell office:value-type="float" office:value="228.3931">
                <text:p>228.393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334000">
                <text:p>2334000</text:p>
              </table:table-cell>
              <table:table-cell office:value-type="float" office:value="46.6199">
                <text:p>46.6199</text:p>
              </table:table-cell>
              <table:table-cell office:value-type="float" office:value="114.574">
                <text:p>114.574</text:p>
              </table:table-cell>
              <table:table-cell office:value-type="float" office:value="214.321">
                <text:p>214.321</text:p>
              </table:table-cell>
              <table:table-cell office:value-type="float" office:value="272.6902">
                <text:p>272.690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336000">
                <text:p>2336000</text:p>
              </table:table-cell>
              <table:table-cell office:value-type="float" office:value="23.4142">
                <text:p>23.4142</text:p>
              </table:table-cell>
              <table:table-cell office:value-type="float" office:value="32.7996">
                <text:p>32.7996</text:p>
              </table:table-cell>
              <table:table-cell office:value-type="float" office:value="161.9015">
                <text:p>161.9015</text:p>
              </table:table-cell>
              <table:table-cell office:value-type="float" office:value="264.6032">
                <text:p>264.603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338000">
                <text:p>2338000</text:p>
              </table:table-cell>
              <table:table-cell office:value-type="float" office:value="14.6048">
                <text:p>14.6048</text:p>
              </table:table-cell>
              <table:table-cell office:value-type="float" office:value="62.3813">
                <text:p>62.3813</text:p>
              </table:table-cell>
              <table:table-cell office:value-type="float" office:value="197.4101">
                <text:p>197.4101</text:p>
              </table:table-cell>
              <table:table-cell office:value-type="float" office:value="251.34">
                <text:p>251.3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340000">
                <text:p>2340000</text:p>
              </table:table-cell>
              <table:table-cell office:value-type="float" office:value="156.6851">
                <text:p>156.6851</text:p>
              </table:table-cell>
              <table:table-cell office:value-type="float" office:value="94.5103">
                <text:p>94.5103</text:p>
              </table:table-cell>
              <table:table-cell office:value-type="float" office:value="217.7143">
                <text:p>217.7143</text:p>
              </table:table-cell>
              <table:table-cell office:value-type="float" office:value="264.1075">
                <text:p>264.107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42000">
                <text:p>2342000</text:p>
              </table:table-cell>
              <table:table-cell office:value-type="float" office:value="15.6539">
                <text:p>15.6539</text:p>
              </table:table-cell>
              <table:table-cell office:value-type="float" office:value="94.6173">
                <text:p>94.6173</text:p>
              </table:table-cell>
              <table:table-cell office:value-type="float" office:value="251.3213">
                <text:p>251.3213</text:p>
              </table:table-cell>
              <table:table-cell office:value-type="float" office:value="248.5583">
                <text:p>248.558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344000">
                <text:p>2344000</text:p>
              </table:table-cell>
              <table:table-cell office:value-type="float" office:value="113.493">
                <text:p>113.493</text:p>
              </table:table-cell>
              <table:table-cell office:value-type="float" office:value="67.0504">
                <text:p>67.0504</text:p>
              </table:table-cell>
              <table:table-cell office:value-type="float" office:value="247.2806">
                <text:p>247.2806</text:p>
              </table:table-cell>
              <table:table-cell office:value-type="float" office:value="265.6212">
                <text:p>265.621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346000">
                <text:p>2346000</text:p>
              </table:table-cell>
              <table:table-cell office:value-type="float" office:value="66.1529">
                <text:p>66.1529</text:p>
              </table:table-cell>
              <table:table-cell office:value-type="float" office:value="114.1352">
                <text:p>114.1352</text:p>
              </table:table-cell>
              <table:table-cell office:value-type="float" office:value="201.9018">
                <text:p>201.9018</text:p>
              </table:table-cell>
              <table:table-cell office:value-type="float" office:value="250.6038">
                <text:p>250.603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348000">
                <text:p>2348000</text:p>
              </table:table-cell>
              <table:table-cell office:value-type="float" office:value="67.7083">
                <text:p>67.7083</text:p>
              </table:table-cell>
              <table:table-cell office:value-type="float" office:value="99.7211">
                <text:p>99.7211</text:p>
              </table:table-cell>
              <table:table-cell office:value-type="float" office:value="209.0011">
                <text:p>209.0011</text:p>
              </table:table-cell>
              <table:table-cell office:value-type="float" office:value="258.3738">
                <text:p>258.373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50000">
                <text:p>2350000</text:p>
              </table:table-cell>
              <table:table-cell office:value-type="float" office:value="23.4076">
                <text:p>23.4076</text:p>
              </table:table-cell>
              <table:table-cell office:value-type="float" office:value="51.023">
                <text:p>51.023</text:p>
              </table:table-cell>
              <table:table-cell office:value-type="float" office:value="213.1988">
                <text:p>213.1988</text:p>
              </table:table-cell>
              <table:table-cell office:value-type="float" office:value="223.5017">
                <text:p>223.501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52000">
                <text:p>2352000</text:p>
              </table:table-cell>
              <table:table-cell office:value-type="float" office:value="-5.4825">
                <text:p>-5.4825</text:p>
              </table:table-cell>
              <table:table-cell office:value-type="float" office:value="90.4286">
                <text:p>90.4286</text:p>
              </table:table-cell>
              <table:table-cell office:value-type="float" office:value="275.5103">
                <text:p>275.5103</text:p>
              </table:table-cell>
              <table:table-cell office:value-type="float" office:value="265.4152">
                <text:p>265.415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354000">
                <text:p>2354000</text:p>
              </table:table-cell>
              <table:table-cell office:value-type="float" office:value="144.5905">
                <text:p>144.5905</text:p>
              </table:table-cell>
              <table:table-cell office:value-type="float" office:value="77.0265">
                <text:p>77.0265</text:p>
              </table:table-cell>
              <table:table-cell office:value-type="float" office:value="168.3587">
                <text:p>168.3587</text:p>
              </table:table-cell>
              <table:table-cell office:value-type="float" office:value="274.0807">
                <text:p>274.080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56000">
                <text:p>2356000</text:p>
              </table:table-cell>
              <table:table-cell office:value-type="float" office:value="88.8775">
                <text:p>88.8775</text:p>
              </table:table-cell>
              <table:table-cell office:value-type="float" office:value="112.6589">
                <text:p>112.6589</text:p>
              </table:table-cell>
              <table:table-cell office:value-type="float" office:value="257.4524">
                <text:p>257.4524</text:p>
              </table:table-cell>
              <table:table-cell office:value-type="float" office:value="233.2209">
                <text:p>233.220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358000">
                <text:p>2358000</text:p>
              </table:table-cell>
              <table:table-cell office:value-type="float" office:value="125.7583">
                <text:p>125.7583</text:p>
              </table:table-cell>
              <table:table-cell office:value-type="float" office:value="105.5079">
                <text:p>105.5079</text:p>
              </table:table-cell>
              <table:table-cell office:value-type="float" office:value="168.9519">
                <text:p>168.9519</text:p>
              </table:table-cell>
              <table:table-cell office:value-type="float" office:value="252.1445">
                <text:p>252.144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360000">
                <text:p>2360000</text:p>
              </table:table-cell>
              <table:table-cell office:value-type="float" office:value="139.7003">
                <text:p>139.7003</text:p>
              </table:table-cell>
              <table:table-cell office:value-type="float" office:value="107.1039">
                <text:p>107.1039</text:p>
              </table:table-cell>
              <table:table-cell office:value-type="float" office:value="249.7518">
                <text:p>249.7518</text:p>
              </table:table-cell>
              <table:table-cell office:value-type="float" office:value="278.775">
                <text:p>278.77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362000">
                <text:p>2362000</text:p>
              </table:table-cell>
              <table:table-cell office:value-type="float" office:value="145.8787">
                <text:p>145.8787</text:p>
              </table:table-cell>
              <table:table-cell office:value-type="float" office:value="95.9367">
                <text:p>95.9367</text:p>
              </table:table-cell>
              <table:table-cell office:value-type="float" office:value="153.9422">
                <text:p>153.9422</text:p>
              </table:table-cell>
              <table:table-cell office:value-type="float" office:value="284.667">
                <text:p>284.66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364000">
                <text:p>2364000</text:p>
              </table:table-cell>
              <table:table-cell office:value-type="float" office:value="81.3669">
                <text:p>81.3669</text:p>
              </table:table-cell>
              <table:table-cell office:value-type="float" office:value="92.2576">
                <text:p>92.2576</text:p>
              </table:table-cell>
              <table:table-cell office:value-type="float" office:value="194.8828">
                <text:p>194.8828</text:p>
              </table:table-cell>
              <table:table-cell office:value-type="float" office:value="257.1473">
                <text:p>257.147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366000">
                <text:p>2366000</text:p>
              </table:table-cell>
              <table:table-cell office:value-type="float" office:value="30.4266">
                <text:p>30.4266</text:p>
              </table:table-cell>
              <table:table-cell office:value-type="float" office:value="78.9244">
                <text:p>78.9244</text:p>
              </table:table-cell>
              <table:table-cell office:value-type="float" office:value="196.0426">
                <text:p>196.0426</text:p>
              </table:table-cell>
              <table:table-cell office:value-type="float" office:value="274.6999">
                <text:p>274.699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368000">
                <text:p>2368000</text:p>
              </table:table-cell>
              <table:table-cell office:value-type="float" office:value="2.4841">
                <text:p>2.4841</text:p>
              </table:table-cell>
              <table:table-cell office:value-type="float" office:value="99.3126">
                <text:p>99.3126</text:p>
              </table:table-cell>
              <table:table-cell office:value-type="float" office:value="236.7233">
                <text:p>236.7233</text:p>
              </table:table-cell>
              <table:table-cell office:value-type="float" office:value="260.6515">
                <text:p>260.651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370000">
                <text:p>2370000</text:p>
              </table:table-cell>
              <table:table-cell office:value-type="float" office:value="90.9117">
                <text:p>90.9117</text:p>
              </table:table-cell>
              <table:table-cell office:value-type="float" office:value="62.7059">
                <text:p>62.7059</text:p>
              </table:table-cell>
              <table:table-cell office:value-type="float" office:value="211.0466">
                <text:p>211.0466</text:p>
              </table:table-cell>
              <table:table-cell office:value-type="float" office:value="248.6797">
                <text:p>248.679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372000">
                <text:p>2372000</text:p>
              </table:table-cell>
              <table:table-cell office:value-type="float" office:value="136.7327">
                <text:p>136.7327</text:p>
              </table:table-cell>
              <table:table-cell office:value-type="float" office:value="92.5247">
                <text:p>92.5247</text:p>
              </table:table-cell>
              <table:table-cell office:value-type="float" office:value="181.2955">
                <text:p>181.2955</text:p>
              </table:table-cell>
              <table:table-cell office:value-type="float" office:value="296.1163">
                <text:p>296.116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374000">
                <text:p>2374000</text:p>
              </table:table-cell>
              <table:table-cell office:value-type="float" office:value="135.5599">
                <text:p>135.5599</text:p>
              </table:table-cell>
              <table:table-cell office:value-type="float" office:value="-152.8517">
                <text:p>-152.8517</text:p>
              </table:table-cell>
              <table:table-cell office:value-type="float" office:value="190.553">
                <text:p>190.553</text:p>
              </table:table-cell>
              <table:table-cell office:value-type="float" office:value="246.1629">
                <text:p>246.162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376000">
                <text:p>2376000</text:p>
              </table:table-cell>
              <table:table-cell office:value-type="float" office:value="132.3373">
                <text:p>132.3373</text:p>
              </table:table-cell>
              <table:table-cell office:value-type="float" office:value="52.5578">
                <text:p>52.5578</text:p>
              </table:table-cell>
              <table:table-cell office:value-type="float" office:value="176.4866">
                <text:p>176.4866</text:p>
              </table:table-cell>
              <table:table-cell office:value-type="float" office:value="275.4218">
                <text:p>275.421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378000">
                <text:p>2378000</text:p>
              </table:table-cell>
              <table:table-cell office:value-type="float" office:value="49.7873">
                <text:p>49.7873</text:p>
              </table:table-cell>
              <table:table-cell office:value-type="float" office:value="81.6702">
                <text:p>81.6702</text:p>
              </table:table-cell>
              <table:table-cell office:value-type="float" office:value="180.3087">
                <text:p>180.3087</text:p>
              </table:table-cell>
              <table:table-cell office:value-type="float" office:value="261.8884">
                <text:p>261.888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380000">
                <text:p>2380000</text:p>
              </table:table-cell>
              <table:table-cell office:value-type="float" office:value="140.3308">
                <text:p>140.3308</text:p>
              </table:table-cell>
              <table:table-cell office:value-type="float" office:value="111.9549">
                <text:p>111.9549</text:p>
              </table:table-cell>
              <table:table-cell office:value-type="float" office:value="171.343">
                <text:p>171.343</text:p>
              </table:table-cell>
              <table:table-cell office:value-type="float" office:value="204.0591">
                <text:p>204.059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82000">
                <text:p>2382000</text:p>
              </table:table-cell>
              <table:table-cell office:value-type="float" office:value="79.7966">
                <text:p>79.7966</text:p>
              </table:table-cell>
              <table:table-cell office:value-type="float" office:value="38.3382">
                <text:p>38.3382</text:p>
              </table:table-cell>
              <table:table-cell office:value-type="float" office:value="252.1102">
                <text:p>252.1102</text:p>
              </table:table-cell>
              <table:table-cell office:value-type="float" office:value="259.6269">
                <text:p>259.626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384000">
                <text:p>2384000</text:p>
              </table:table-cell>
              <table:table-cell office:value-type="float" office:value="132.0268">
                <text:p>132.0268</text:p>
              </table:table-cell>
              <table:table-cell office:value-type="float" office:value="-3.5216">
                <text:p>-3.5216</text:p>
              </table:table-cell>
              <table:table-cell office:value-type="float" office:value="212.2794">
                <text:p>212.2794</text:p>
              </table:table-cell>
              <table:table-cell office:value-type="float" office:value="261.5294">
                <text:p>261.52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386000">
                <text:p>2386000</text:p>
              </table:table-cell>
              <table:table-cell office:value-type="float" office:value="42.6187">
                <text:p>42.6187</text:p>
              </table:table-cell>
              <table:table-cell office:value-type="float" office:value="-29.8035">
                <text:p>-29.8035</text:p>
              </table:table-cell>
              <table:table-cell office:value-type="float" office:value="240.4933">
                <text:p>240.4933</text:p>
              </table:table-cell>
              <table:table-cell office:value-type="float" office:value="260.1833">
                <text:p>260.183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388000">
                <text:p>2388000</text:p>
              </table:table-cell>
              <table:table-cell office:value-type="float" office:value="146.5763">
                <text:p>146.5763</text:p>
              </table:table-cell>
              <table:table-cell office:value-type="float" office:value="78.1292">
                <text:p>78.1292</text:p>
              </table:table-cell>
              <table:table-cell office:value-type="float" office:value="187.5224">
                <text:p>187.5224</text:p>
              </table:table-cell>
              <table:table-cell office:value-type="float" office:value="239.1864">
                <text:p>239.186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390000">
                <text:p>2390000</text:p>
              </table:table-cell>
              <table:table-cell office:value-type="float" office:value="105.4678">
                <text:p>105.4678</text:p>
              </table:table-cell>
              <table:table-cell office:value-type="float" office:value="65.3674">
                <text:p>65.3674</text:p>
              </table:table-cell>
              <table:table-cell office:value-type="float" office:value="272.9057">
                <text:p>272.9057</text:p>
              </table:table-cell>
              <table:table-cell office:value-type="float" office:value="227.9265">
                <text:p>227.926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392000">
                <text:p>2392000</text:p>
              </table:table-cell>
              <table:table-cell office:value-type="float" office:value="120.727">
                <text:p>120.727</text:p>
              </table:table-cell>
              <table:table-cell office:value-type="float" office:value="59.7671">
                <text:p>59.7671</text:p>
              </table:table-cell>
              <table:table-cell office:value-type="float" office:value="213.0006">
                <text:p>213.0006</text:p>
              </table:table-cell>
              <table:table-cell office:value-type="float" office:value="256.3916">
                <text:p>256.39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394000">
                <text:p>2394000</text:p>
              </table:table-cell>
              <table:table-cell office:value-type="float" office:value="221.1761">
                <text:p>221.1761</text:p>
              </table:table-cell>
              <table:table-cell office:value-type="float" office:value="83.6818">
                <text:p>83.6818</text:p>
              </table:table-cell>
              <table:table-cell office:value-type="float" office:value="246.5764">
                <text:p>246.5764</text:p>
              </table:table-cell>
              <table:table-cell office:value-type="float" office:value="268.0952">
                <text:p>268.095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6000">
                <text:p>2396000</text:p>
              </table:table-cell>
              <table:table-cell office:value-type="float" office:value="193.5667">
                <text:p>193.5667</text:p>
              </table:table-cell>
              <table:table-cell office:value-type="float" office:value="62.8611">
                <text:p>62.8611</text:p>
              </table:table-cell>
              <table:table-cell office:value-type="float" office:value="257.8593">
                <text:p>257.8593</text:p>
              </table:table-cell>
              <table:table-cell office:value-type="float" office:value="251.8667">
                <text:p>251.866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398000">
                <text:p>2398000</text:p>
              </table:table-cell>
              <table:table-cell office:value-type="float" office:value="199.5451">
                <text:p>199.5451</text:p>
              </table:table-cell>
              <table:table-cell office:value-type="float" office:value="-53.0953">
                <text:p>-53.0953</text:p>
              </table:table-cell>
              <table:table-cell office:value-type="float" office:value="208.1282">
                <text:p>208.1282</text:p>
              </table:table-cell>
              <table:table-cell office:value-type="float" office:value="258.9291">
                <text:p>258.929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0000">
                <text:p>2400000</text:p>
              </table:table-cell>
              <table:table-cell office:value-type="float" office:value="-122.0241">
                <text:p>-122.0241</text:p>
              </table:table-cell>
              <table:table-cell office:value-type="float" office:value="-77.9407">
                <text:p>-77.9407</text:p>
              </table:table-cell>
              <table:table-cell office:value-type="float" office:value="260.8834">
                <text:p>260.8834</text:p>
              </table:table-cell>
              <table:table-cell office:value-type="float" office:value="275.1942">
                <text:p>275.194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2000">
                <text:p>2402000</text:p>
              </table:table-cell>
              <table:table-cell office:value-type="float" office:value="164.3183">
                <text:p>164.3183</text:p>
              </table:table-cell>
              <table:table-cell office:value-type="float" office:value="79.4243">
                <text:p>79.4243</text:p>
              </table:table-cell>
              <table:table-cell office:value-type="float" office:value="239.3551">
                <text:p>239.3551</text:p>
              </table:table-cell>
              <table:table-cell office:value-type="float" office:value="216.2421">
                <text:p>216.24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04000">
                <text:p>2404000</text:p>
              </table:table-cell>
              <table:table-cell office:value-type="float" office:value="-32.7641">
                <text:p>-32.7641</text:p>
              </table:table-cell>
              <table:table-cell office:value-type="float" office:value="45.9464">
                <text:p>45.9464</text:p>
              </table:table-cell>
              <table:table-cell office:value-type="float" office:value="260.0274">
                <text:p>260.0274</text:p>
              </table:table-cell>
              <table:table-cell office:value-type="float" office:value="280.9109">
                <text:p>280.910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6000">
                <text:p>2406000</text:p>
              </table:table-cell>
              <table:table-cell office:value-type="float" office:value="83.6517">
                <text:p>83.6517</text:p>
              </table:table-cell>
              <table:table-cell office:value-type="float" office:value="-44.2964">
                <text:p>-44.2964</text:p>
              </table:table-cell>
              <table:table-cell office:value-type="float" office:value="271.282">
                <text:p>271.282</text:p>
              </table:table-cell>
              <table:table-cell office:value-type="float" office:value="271.2242">
                <text:p>271.224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8000">
                <text:p>2408000</text:p>
              </table:table-cell>
              <table:table-cell office:value-type="float" office:value="100.1127">
                <text:p>100.1127</text:p>
              </table:table-cell>
              <table:table-cell office:value-type="float" office:value="103.7052">
                <text:p>103.7052</text:p>
              </table:table-cell>
              <table:table-cell office:value-type="float" office:value="258.129">
                <text:p>258.129</text:p>
              </table:table-cell>
              <table:table-cell office:value-type="float" office:value="272.0452">
                <text:p>272.0452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10000">
                <text:p>2410000</text:p>
              </table:table-cell>
              <table:table-cell office:value-type="float" office:value="90.1817">
                <text:p>90.1817</text:p>
              </table:table-cell>
              <table:table-cell office:value-type="float" office:value="76.9985">
                <text:p>76.9985</text:p>
              </table:table-cell>
              <table:table-cell office:value-type="float" office:value="232.4355">
                <text:p>232.4355</text:p>
              </table:table-cell>
              <table:table-cell office:value-type="float" office:value="261.8788">
                <text:p>261.878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12000">
                <text:p>2412000</text:p>
              </table:table-cell>
              <table:table-cell office:value-type="float" office:value="104.3647">
                <text:p>104.3647</text:p>
              </table:table-cell>
              <table:table-cell office:value-type="float" office:value="-101.1545">
                <text:p>-101.1545</text:p>
              </table:table-cell>
              <table:table-cell office:value-type="float" office:value="260.8111">
                <text:p>260.8111</text:p>
              </table:table-cell>
              <table:table-cell office:value-type="float" office:value="229.198">
                <text:p>229.19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414000">
                <text:p>2414000</text:p>
              </table:table-cell>
              <table:table-cell office:value-type="float" office:value="-105.2444">
                <text:p>-105.2444</text:p>
              </table:table-cell>
              <table:table-cell office:value-type="float" office:value="65.0729">
                <text:p>65.0729</text:p>
              </table:table-cell>
              <table:table-cell office:value-type="float" office:value="256.3651">
                <text:p>256.3651</text:p>
              </table:table-cell>
              <table:table-cell office:value-type="float" office:value="276.1187">
                <text:p>276.118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16000">
                <text:p>2416000</text:p>
              </table:table-cell>
              <table:table-cell office:value-type="float" office:value="151.1009">
                <text:p>151.1009</text:p>
              </table:table-cell>
              <table:table-cell office:value-type="float" office:value="69.1585">
                <text:p>69.1585</text:p>
              </table:table-cell>
              <table:table-cell office:value-type="float" office:value="279.9805">
                <text:p>279.9805</text:p>
              </table:table-cell>
              <table:table-cell office:value-type="float" office:value="285.2679">
                <text:p>285.267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18000">
                <text:p>2418000</text:p>
              </table:table-cell>
              <table:table-cell office:value-type="float" office:value="45.8867">
                <text:p>45.8867</text:p>
              </table:table-cell>
              <table:table-cell office:value-type="float" office:value="46.0242">
                <text:p>46.0242</text:p>
              </table:table-cell>
              <table:table-cell office:value-type="float" office:value="268.9771">
                <text:p>268.9771</text:p>
              </table:table-cell>
              <table:table-cell office:value-type="float" office:value="292.813">
                <text:p>292.81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20000">
                <text:p>2420000</text:p>
              </table:table-cell>
              <table:table-cell office:value-type="float" office:value="100.9393">
                <text:p>100.9393</text:p>
              </table:table-cell>
              <table:table-cell office:value-type="float" office:value="77.0147">
                <text:p>77.0147</text:p>
              </table:table-cell>
              <table:table-cell office:value-type="float" office:value="272.386">
                <text:p>272.386</text:p>
              </table:table-cell>
              <table:table-cell office:value-type="float" office:value="294.5238">
                <text:p>294.523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22000">
                <text:p>2422000</text:p>
              </table:table-cell>
              <table:table-cell office:value-type="float" office:value="63.0002">
                <text:p>63.0002</text:p>
              </table:table-cell>
              <table:table-cell office:value-type="float" office:value="95.2594">
                <text:p>95.2594</text:p>
              </table:table-cell>
              <table:table-cell office:value-type="float" office:value="174.852">
                <text:p>174.852</text:p>
              </table:table-cell>
              <table:table-cell office:value-type="float" office:value="284.9069">
                <text:p>284.906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24000">
                <text:p>2424000</text:p>
              </table:table-cell>
              <table:table-cell office:value-type="float" office:value="127.1134">
                <text:p>127.1134</text:p>
              </table:table-cell>
              <table:table-cell office:value-type="float" office:value="65.2513">
                <text:p>65.2513</text:p>
              </table:table-cell>
              <table:table-cell office:value-type="float" office:value="275.5202">
                <text:p>275.5202</text:p>
              </table:table-cell>
              <table:table-cell office:value-type="float" office:value="278.2465">
                <text:p>278.246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26000">
                <text:p>2426000</text:p>
              </table:table-cell>
              <table:table-cell office:value-type="float" office:value="70.506">
                <text:p>70.506</text:p>
              </table:table-cell>
              <table:table-cell office:value-type="float" office:value="82.7473">
                <text:p>82.7473</text:p>
              </table:table-cell>
              <table:table-cell office:value-type="float" office:value="273.3943">
                <text:p>273.3943</text:p>
              </table:table-cell>
              <table:table-cell office:value-type="float" office:value="259.6148">
                <text:p>259.614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28000">
                <text:p>2428000</text:p>
              </table:table-cell>
              <table:table-cell office:value-type="float" office:value="60.4127">
                <text:p>60.4127</text:p>
              </table:table-cell>
              <table:table-cell office:value-type="float" office:value="62.1974">
                <text:p>62.1974</text:p>
              </table:table-cell>
              <table:table-cell office:value-type="float" office:value="231.5391">
                <text:p>231.5391</text:p>
              </table:table-cell>
              <table:table-cell office:value-type="float" office:value="278.5933">
                <text:p>278.593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430000">
                <text:p>2430000</text:p>
              </table:table-cell>
              <table:table-cell office:value-type="float" office:value="67.0637">
                <text:p>67.0637</text:p>
              </table:table-cell>
              <table:table-cell office:value-type="float" office:value="108.5784">
                <text:p>108.5784</text:p>
              </table:table-cell>
              <table:table-cell office:value-type="float" office:value="254.0883">
                <text:p>254.0883</text:p>
              </table:table-cell>
              <table:table-cell office:value-type="float" office:value="266.4282">
                <text:p>266.428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32000">
                <text:p>2432000</text:p>
              </table:table-cell>
              <table:table-cell office:value-type="float" office:value="110.2804">
                <text:p>110.2804</text:p>
              </table:table-cell>
              <table:table-cell office:value-type="float" office:value="32.9611">
                <text:p>32.9611</text:p>
              </table:table-cell>
              <table:table-cell office:value-type="float" office:value="251.401">
                <text:p>251.401</text:p>
              </table:table-cell>
              <table:table-cell office:value-type="float" office:value="252.628">
                <text:p>252.62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34000">
                <text:p>2434000</text:p>
              </table:table-cell>
              <table:table-cell office:value-type="float" office:value="189.836">
                <text:p>189.836</text:p>
              </table:table-cell>
              <table:table-cell office:value-type="float" office:value="96.4012">
                <text:p>96.4012</text:p>
              </table:table-cell>
              <table:table-cell office:value-type="float" office:value="143.6569">
                <text:p>143.6569</text:p>
              </table:table-cell>
              <table:table-cell office:value-type="float" office:value="228.3776">
                <text:p>228.377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436000">
                <text:p>2436000</text:p>
              </table:table-cell>
              <table:table-cell office:value-type="float" office:value="50.0339">
                <text:p>50.0339</text:p>
              </table:table-cell>
              <table:table-cell office:value-type="float" office:value="81.039">
                <text:p>81.039</text:p>
              </table:table-cell>
              <table:table-cell office:value-type="float" office:value="273.4336">
                <text:p>273.4336</text:p>
              </table:table-cell>
              <table:table-cell office:value-type="float" office:value="284.2535">
                <text:p>284.253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38000">
                <text:p>2438000</text:p>
              </table:table-cell>
              <table:table-cell office:value-type="float" office:value="136.2784">
                <text:p>136.2784</text:p>
              </table:table-cell>
              <table:table-cell office:value-type="float" office:value="92.7534">
                <text:p>92.7534</text:p>
              </table:table-cell>
              <table:table-cell office:value-type="float" office:value="192.416">
                <text:p>192.416</text:p>
              </table:table-cell>
              <table:table-cell office:value-type="float" office:value="273.3797">
                <text:p>273.379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40000">
                <text:p>2440000</text:p>
              </table:table-cell>
              <table:table-cell office:value-type="float" office:value="148.5784">
                <text:p>148.5784</text:p>
              </table:table-cell>
              <table:table-cell office:value-type="float" office:value="83.2852">
                <text:p>83.2852</text:p>
              </table:table-cell>
              <table:table-cell office:value-type="float" office:value="201.3429">
                <text:p>201.3429</text:p>
              </table:table-cell>
              <table:table-cell office:value-type="float" office:value="277.1957">
                <text:p>277.195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42000">
                <text:p>2442000</text:p>
              </table:table-cell>
              <table:table-cell office:value-type="float" office:value="130.8824">
                <text:p>130.8824</text:p>
              </table:table-cell>
              <table:table-cell office:value-type="float" office:value="109.2926">
                <text:p>109.2926</text:p>
              </table:table-cell>
              <table:table-cell office:value-type="float" office:value="265.8993">
                <text:p>265.8993</text:p>
              </table:table-cell>
              <table:table-cell office:value-type="float" office:value="251.9569">
                <text:p>251.95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44000">
                <text:p>2444000</text:p>
              </table:table-cell>
              <table:table-cell office:value-type="float" office:value="167.8648">
                <text:p>167.8648</text:p>
              </table:table-cell>
              <table:table-cell office:value-type="float" office:value="54.9817">
                <text:p>54.9817</text:p>
              </table:table-cell>
              <table:table-cell office:value-type="float" office:value="279.7955">
                <text:p>279.7955</text:p>
              </table:table-cell>
              <table:table-cell office:value-type="float" office:value="267.5611">
                <text:p>267.56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46000">
                <text:p>2446000</text:p>
              </table:table-cell>
              <table:table-cell office:value-type="float" office:value="82.2972">
                <text:p>82.2972</text:p>
              </table:table-cell>
              <table:table-cell office:value-type="float" office:value="85.0004">
                <text:p>85.0004</text:p>
              </table:table-cell>
              <table:table-cell office:value-type="float" office:value="209.5103">
                <text:p>209.5103</text:p>
              </table:table-cell>
              <table:table-cell office:value-type="float" office:value="289.6609">
                <text:p>289.660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48000">
                <text:p>2448000</text:p>
              </table:table-cell>
              <table:table-cell office:value-type="float" office:value="120.7623">
                <text:p>120.7623</text:p>
              </table:table-cell>
              <table:table-cell office:value-type="float" office:value="65.5074">
                <text:p>65.5074</text:p>
              </table:table-cell>
              <table:table-cell office:value-type="float" office:value="204.9481">
                <text:p>204.9481</text:p>
              </table:table-cell>
              <table:table-cell office:value-type="float" office:value="288.9221">
                <text:p>288.922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50000">
                <text:p>2450000</text:p>
              </table:table-cell>
              <table:table-cell office:value-type="float" office:value="110.3433">
                <text:p>110.3433</text:p>
              </table:table-cell>
              <table:table-cell office:value-type="float" office:value="89.0998">
                <text:p>89.0998</text:p>
              </table:table-cell>
              <table:table-cell office:value-type="float" office:value="264.3706">
                <text:p>264.3706</text:p>
              </table:table-cell>
              <table:table-cell office:value-type="float" office:value="283.7965">
                <text:p>283.796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52000">
                <text:p>2452000</text:p>
              </table:table-cell>
              <table:table-cell office:value-type="float" office:value="9.1891">
                <text:p>9.1891</text:p>
              </table:table-cell>
              <table:table-cell office:value-type="float" office:value="82.3515">
                <text:p>82.3515</text:p>
              </table:table-cell>
              <table:table-cell office:value-type="float" office:value="229.5623">
                <text:p>229.5623</text:p>
              </table:table-cell>
              <table:table-cell office:value-type="float" office:value="291.2325">
                <text:p>291.232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54000">
                <text:p>2454000</text:p>
              </table:table-cell>
              <table:table-cell office:value-type="float" office:value="124.5493">
                <text:p>124.5493</text:p>
              </table:table-cell>
              <table:table-cell office:value-type="float" office:value="132.0735">
                <text:p>132.0735</text:p>
              </table:table-cell>
              <table:table-cell office:value-type="float" office:value="191.4751">
                <text:p>191.4751</text:p>
              </table:table-cell>
              <table:table-cell office:value-type="float" office:value="264.2985">
                <text:p>264.298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456000">
                <text:p>2456000</text:p>
              </table:table-cell>
              <table:table-cell office:value-type="float" office:value="96.1947">
                <text:p>96.1947</text:p>
              </table:table-cell>
              <table:table-cell office:value-type="float" office:value="74.9756">
                <text:p>74.9756</text:p>
              </table:table-cell>
              <table:table-cell office:value-type="float" office:value="272.3431">
                <text:p>272.3431</text:p>
              </table:table-cell>
              <table:table-cell office:value-type="float" office:value="257.1908">
                <text:p>257.190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58000">
                <text:p>2458000</text:p>
              </table:table-cell>
              <table:table-cell office:value-type="float" office:value="116.2646">
                <text:p>116.2646</text:p>
              </table:table-cell>
              <table:table-cell office:value-type="float" office:value="44.3898">
                <text:p>44.3898</text:p>
              </table:table-cell>
              <table:table-cell office:value-type="float" office:value="271.761">
                <text:p>271.761</text:p>
              </table:table-cell>
              <table:table-cell office:value-type="float" office:value="272.3696">
                <text:p>272.369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60000">
                <text:p>2460000</text:p>
              </table:table-cell>
              <table:table-cell office:value-type="float" office:value="149.7834">
                <text:p>149.7834</text:p>
              </table:table-cell>
              <table:table-cell office:value-type="float" office:value="98.1053">
                <text:p>98.1053</text:p>
              </table:table-cell>
              <table:table-cell office:value-type="float" office:value="258.6084">
                <text:p>258.6084</text:p>
              </table:table-cell>
              <table:table-cell office:value-type="float" office:value="238.311">
                <text:p>238.3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62000">
                <text:p>2462000</text:p>
              </table:table-cell>
              <table:table-cell office:value-type="float" office:value="79.8242">
                <text:p>79.8242</text:p>
              </table:table-cell>
              <table:table-cell office:value-type="float" office:value="90.0297">
                <text:p>90.0297</text:p>
              </table:table-cell>
              <table:table-cell office:value-type="float" office:value="252.0788">
                <text:p>252.0788</text:p>
              </table:table-cell>
              <table:table-cell office:value-type="float" office:value="255.7365">
                <text:p>255.736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64000">
                <text:p>2464000</text:p>
              </table:table-cell>
              <table:table-cell office:value-type="float" office:value="214.0035">
                <text:p>214.0035</text:p>
              </table:table-cell>
              <table:table-cell office:value-type="float" office:value="82.0957">
                <text:p>82.0957</text:p>
              </table:table-cell>
              <table:table-cell office:value-type="float" office:value="230.8098">
                <text:p>230.8098</text:p>
              </table:table-cell>
              <table:table-cell office:value-type="float" office:value="258.0282">
                <text:p>258.028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66000">
                <text:p>2466000</text:p>
              </table:table-cell>
              <table:table-cell office:value-type="float" office:value="41.3828">
                <text:p>41.3828</text:p>
              </table:table-cell>
              <table:table-cell office:value-type="float" office:value="93.4713">
                <text:p>93.4713</text:p>
              </table:table-cell>
              <table:table-cell office:value-type="float" office:value="264.9251">
                <text:p>264.9251</text:p>
              </table:table-cell>
              <table:table-cell office:value-type="float" office:value="269.491">
                <text:p>269.4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68000">
                <text:p>2468000</text:p>
              </table:table-cell>
              <table:table-cell office:value-type="float" office:value="123.5135">
                <text:p>123.5135</text:p>
              </table:table-cell>
              <table:table-cell office:value-type="float" office:value="98.2324">
                <text:p>98.2324</text:p>
              </table:table-cell>
              <table:table-cell office:value-type="float" office:value="198.8288">
                <text:p>198.8288</text:p>
              </table:table-cell>
              <table:table-cell office:value-type="float" office:value="230.268">
                <text:p>230.26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70000">
                <text:p>2470000</text:p>
              </table:table-cell>
              <table:table-cell office:value-type="float" office:value="166.2523">
                <text:p>166.2523</text:p>
              </table:table-cell>
              <table:table-cell office:value-type="float" office:value="88.4052">
                <text:p>88.4052</text:p>
              </table:table-cell>
              <table:table-cell office:value-type="float" office:value="226.5969">
                <text:p>226.5969</text:p>
              </table:table-cell>
              <table:table-cell office:value-type="float" office:value="230.1515">
                <text:p>230.151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72000">
                <text:p>2472000</text:p>
              </table:table-cell>
              <table:table-cell office:value-type="float" office:value="98.7158">
                <text:p>98.7158</text:p>
              </table:table-cell>
              <table:table-cell office:value-type="float" office:value="62.8482">
                <text:p>62.8482</text:p>
              </table:table-cell>
              <table:table-cell office:value-type="float" office:value="258.4388">
                <text:p>258.4388</text:p>
              </table:table-cell>
              <table:table-cell office:value-type="float" office:value="279.042">
                <text:p>279.04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74000">
                <text:p>2474000</text:p>
              </table:table-cell>
              <table:table-cell office:value-type="float" office:value="127.1036">
                <text:p>127.1036</text:p>
              </table:table-cell>
              <table:table-cell office:value-type="float" office:value="92.8372">
                <text:p>92.8372</text:p>
              </table:table-cell>
              <table:table-cell office:value-type="float" office:value="248.0982">
                <text:p>248.0982</text:p>
              </table:table-cell>
              <table:table-cell office:value-type="float" office:value="263.7875">
                <text:p>263.787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476000">
                <text:p>2476000</text:p>
              </table:table-cell>
              <table:table-cell office:value-type="float" office:value="172.2799">
                <text:p>172.2799</text:p>
              </table:table-cell>
              <table:table-cell office:value-type="float" office:value="39.8179">
                <text:p>39.8179</text:p>
              </table:table-cell>
              <table:table-cell office:value-type="float" office:value="231.7238">
                <text:p>231.7238</text:p>
              </table:table-cell>
              <table:table-cell office:value-type="float" office:value="268.2065">
                <text:p>268.20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478000">
                <text:p>2478000</text:p>
              </table:table-cell>
              <table:table-cell office:value-type="float" office:value="127.1999">
                <text:p>127.1999</text:p>
              </table:table-cell>
              <table:table-cell office:value-type="float" office:value="72.784">
                <text:p>72.784</text:p>
              </table:table-cell>
              <table:table-cell office:value-type="float" office:value="201.7066">
                <text:p>201.7066</text:p>
              </table:table-cell>
              <table:table-cell office:value-type="float" office:value="281.8675">
                <text:p>281.867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80000">
                <text:p>2480000</text:p>
              </table:table-cell>
              <table:table-cell office:value-type="float" office:value="209.8189">
                <text:p>209.8189</text:p>
              </table:table-cell>
              <table:table-cell office:value-type="float" office:value="63.0959">
                <text:p>63.0959</text:p>
              </table:table-cell>
              <table:table-cell office:value-type="float" office:value="176.4965">
                <text:p>176.4965</text:p>
              </table:table-cell>
              <table:table-cell office:value-type="float" office:value="281.1549">
                <text:p>281.15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482000">
                <text:p>2482000</text:p>
              </table:table-cell>
              <table:table-cell office:value-type="float" office:value="55.0041">
                <text:p>55.0041</text:p>
              </table:table-cell>
              <table:table-cell office:value-type="float" office:value="60.4078">
                <text:p>60.4078</text:p>
              </table:table-cell>
              <table:table-cell office:value-type="float" office:value="222.6152">
                <text:p>222.6152</text:p>
              </table:table-cell>
              <table:table-cell office:value-type="float" office:value="210.5199">
                <text:p>210.519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84000">
                <text:p>2484000</text:p>
              </table:table-cell>
              <table:table-cell office:value-type="float" office:value="145.6183">
                <text:p>145.6183</text:p>
              </table:table-cell>
              <table:table-cell office:value-type="float" office:value="49.7985">
                <text:p>49.7985</text:p>
              </table:table-cell>
              <table:table-cell office:value-type="float" office:value="231.163">
                <text:p>231.163</text:p>
              </table:table-cell>
              <table:table-cell office:value-type="float" office:value="239.2191">
                <text:p>239.219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86000">
                <text:p>2486000</text:p>
              </table:table-cell>
              <table:table-cell office:value-type="float" office:value="102.1958">
                <text:p>102.1958</text:p>
              </table:table-cell>
              <table:table-cell office:value-type="float" office:value="85.3615">
                <text:p>85.3615</text:p>
              </table:table-cell>
              <table:table-cell office:value-type="float" office:value="181.9831">
                <text:p>181.9831</text:p>
              </table:table-cell>
              <table:table-cell office:value-type="float" office:value="262.8208">
                <text:p>262.82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88000">
                <text:p>2488000</text:p>
              </table:table-cell>
              <table:table-cell office:value-type="float" office:value="194.6092">
                <text:p>194.6092</text:p>
              </table:table-cell>
              <table:table-cell office:value-type="float" office:value="88.7819">
                <text:p>88.7819</text:p>
              </table:table-cell>
              <table:table-cell office:value-type="float" office:value="264.411">
                <text:p>264.411</text:p>
              </table:table-cell>
              <table:table-cell office:value-type="float" office:value="292.4795">
                <text:p>292.479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90000">
                <text:p>2490000</text:p>
              </table:table-cell>
              <table:table-cell office:value-type="float" office:value="97.3026">
                <text:p>97.3026</text:p>
              </table:table-cell>
              <table:table-cell office:value-type="float" office:value="87.8999">
                <text:p>87.8999</text:p>
              </table:table-cell>
              <table:table-cell office:value-type="float" office:value="246.521">
                <text:p>246.521</text:p>
              </table:table-cell>
              <table:table-cell office:value-type="float" office:value="108.2606">
                <text:p>108.260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92000">
                <text:p>2492000</text:p>
              </table:table-cell>
              <table:table-cell office:value-type="float" office:value="149.5741">
                <text:p>149.5741</text:p>
              </table:table-cell>
              <table:table-cell office:value-type="float" office:value="55.5263">
                <text:p>55.5263</text:p>
              </table:table-cell>
              <table:table-cell office:value-type="float" office:value="276.5011">
                <text:p>276.5011</text:p>
              </table:table-cell>
              <table:table-cell office:value-type="float" office:value="127.9716">
                <text:p>127.971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4000">
                <text:p>2494000</text:p>
              </table:table-cell>
              <table:table-cell office:value-type="float" office:value="165.606">
                <text:p>165.606</text:p>
              </table:table-cell>
              <table:table-cell office:value-type="float" office:value="35.7416">
                <text:p>35.7416</text:p>
              </table:table-cell>
              <table:table-cell office:value-type="float" office:value="207.6389">
                <text:p>207.6389</text:p>
              </table:table-cell>
              <table:table-cell office:value-type="float" office:value="120.908">
                <text:p>120.90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496000">
                <text:p>2496000</text:p>
              </table:table-cell>
              <table:table-cell office:value-type="float" office:value="107.5635">
                <text:p>107.5635</text:p>
              </table:table-cell>
              <table:table-cell office:value-type="float" office:value="35.5025">
                <text:p>35.5025</text:p>
              </table:table-cell>
              <table:table-cell office:value-type="float" office:value="244.9889">
                <text:p>244.9889</text:p>
              </table:table-cell>
              <table:table-cell office:value-type="float" office:value="128.1488">
                <text:p>128.148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98000">
                <text:p>2498000</text:p>
              </table:table-cell>
              <table:table-cell office:value-type="float" office:value="123.7889">
                <text:p>123.7889</text:p>
              </table:table-cell>
              <table:table-cell office:value-type="float" office:value="80.6839">
                <text:p>80.6839</text:p>
              </table:table-cell>
              <table:table-cell office:value-type="float" office:value="259.165">
                <text:p>259.165</text:p>
              </table:table-cell>
              <table:table-cell office:value-type="float" office:value="101.1474">
                <text:p>101.147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00000">
                <text:p>2500000</text:p>
              </table:table-cell>
              <table:table-cell office:value-type="float" office:value="131.8284">
                <text:p>131.8284</text:p>
              </table:table-cell>
              <table:table-cell office:value-type="float" office:value="76.6866">
                <text:p>76.6866</text:p>
              </table:table-cell>
              <table:table-cell office:value-type="float" office:value="189.944">
                <text:p>189.944</text:p>
              </table:table-cell>
              <table:table-cell office:value-type="float" office:value="158.0223">
                <text:p>158.022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02000">
                <text:p>2502000</text:p>
              </table:table-cell>
              <table:table-cell office:value-type="float" office:value="153.5316">
                <text:p>153.5316</text:p>
              </table:table-cell>
              <table:table-cell office:value-type="float" office:value="51.1098">
                <text:p>51.1098</text:p>
              </table:table-cell>
              <table:table-cell office:value-type="float" office:value="209.091">
                <text:p>209.091</text:p>
              </table:table-cell>
              <table:table-cell office:value-type="float" office:value="119.125">
                <text:p>119.1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04000">
                <text:p>2504000</text:p>
              </table:table-cell>
              <table:table-cell office:value-type="float" office:value="93.9593">
                <text:p>93.9593</text:p>
              </table:table-cell>
              <table:table-cell office:value-type="float" office:value="82.9254">
                <text:p>82.9254</text:p>
              </table:table-cell>
              <table:table-cell office:value-type="float" office:value="208.5239">
                <text:p>208.5239</text:p>
              </table:table-cell>
              <table:table-cell office:value-type="float" office:value="186.1668">
                <text:p>186.166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06000">
                <text:p>2506000</text:p>
              </table:table-cell>
              <table:table-cell office:value-type="float" office:value="101.6792">
                <text:p>101.6792</text:p>
              </table:table-cell>
              <table:table-cell office:value-type="float" office:value="52.8428">
                <text:p>52.8428</text:p>
              </table:table-cell>
              <table:table-cell office:value-type="float" office:value="240.2658">
                <text:p>240.2658</text:p>
              </table:table-cell>
              <table:table-cell office:value-type="float" office:value="211.0262">
                <text:p>211.026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08000">
                <text:p>2508000</text:p>
              </table:table-cell>
              <table:table-cell office:value-type="float" office:value="153.2267">
                <text:p>153.2267</text:p>
              </table:table-cell>
              <table:table-cell office:value-type="float" office:value="92.2706">
                <text:p>92.2706</text:p>
              </table:table-cell>
              <table:table-cell office:value-type="float" office:value="222.8607">
                <text:p>222.8607</text:p>
              </table:table-cell>
              <table:table-cell office:value-type="float" office:value="124.6335">
                <text:p>124.633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10000">
                <text:p>2510000</text:p>
              </table:table-cell>
              <table:table-cell office:value-type="float" office:value="123.565">
                <text:p>123.565</text:p>
              </table:table-cell>
              <table:table-cell office:value-type="float" office:value="77.2115">
                <text:p>77.2115</text:p>
              </table:table-cell>
              <table:table-cell office:value-type="float" office:value="253.0386">
                <text:p>253.0386</text:p>
              </table:table-cell>
              <table:table-cell office:value-type="float" office:value="250.5379">
                <text:p>250.537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12000">
                <text:p>2512000</text:p>
              </table:table-cell>
              <table:table-cell office:value-type="float" office:value="104.4928">
                <text:p>104.4928</text:p>
              </table:table-cell>
              <table:table-cell office:value-type="float" office:value="99.3701">
                <text:p>99.3701</text:p>
              </table:table-cell>
              <table:table-cell office:value-type="float" office:value="281.4988">
                <text:p>281.4988</text:p>
              </table:table-cell>
              <table:table-cell office:value-type="float" office:value="145.4336">
                <text:p>145.433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14000">
                <text:p>2514000</text:p>
              </table:table-cell>
              <table:table-cell office:value-type="float" office:value="152.2628">
                <text:p>152.2628</text:p>
              </table:table-cell>
              <table:table-cell office:value-type="float" office:value="96.1852">
                <text:p>96.1852</text:p>
              </table:table-cell>
              <table:table-cell office:value-type="float" office:value="274.6222">
                <text:p>274.6222</text:p>
              </table:table-cell>
              <table:table-cell office:value-type="float" office:value="179.5923">
                <text:p>179.592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16000">
                <text:p>2516000</text:p>
              </table:table-cell>
              <table:table-cell office:value-type="float" office:value="142.6071">
                <text:p>142.6071</text:p>
              </table:table-cell>
              <table:table-cell office:value-type="float" office:value="106.8426">
                <text:p>106.8426</text:p>
              </table:table-cell>
              <table:table-cell office:value-type="float" office:value="213.8932">
                <text:p>213.8932</text:p>
              </table:table-cell>
              <table:table-cell office:value-type="float" office:value="285.851">
                <text:p>285.85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18000">
                <text:p>2518000</text:p>
              </table:table-cell>
              <table:table-cell office:value-type="float" office:value="36.8916">
                <text:p>36.8916</text:p>
              </table:table-cell>
              <table:table-cell office:value-type="float" office:value="86.8004">
                <text:p>86.8004</text:p>
              </table:table-cell>
              <table:table-cell office:value-type="float" office:value="273.7491">
                <text:p>273.7491</text:p>
              </table:table-cell>
              <table:table-cell office:value-type="float" office:value="205.3758">
                <text:p>205.375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20000">
                <text:p>2520000</text:p>
              </table:table-cell>
              <table:table-cell office:value-type="float" office:value="95.6523">
                <text:p>95.6523</text:p>
              </table:table-cell>
              <table:table-cell office:value-type="float" office:value="134.2657">
                <text:p>134.2657</text:p>
              </table:table-cell>
              <table:table-cell office:value-type="float" office:value="252.8418">
                <text:p>252.8418</text:p>
              </table:table-cell>
              <table:table-cell office:value-type="float" office:value="234.394">
                <text:p>234.39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22000">
                <text:p>2522000</text:p>
              </table:table-cell>
              <table:table-cell office:value-type="float" office:value="37.6699">
                <text:p>37.6699</text:p>
              </table:table-cell>
              <table:table-cell office:value-type="float" office:value="74.436">
                <text:p>74.436</text:p>
              </table:table-cell>
              <table:table-cell office:value-type="float" office:value="219.7766">
                <text:p>219.7766</text:p>
              </table:table-cell>
              <table:table-cell office:value-type="float" office:value="257.1558">
                <text:p>257.155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24000">
                <text:p>2524000</text:p>
              </table:table-cell>
              <table:table-cell office:value-type="float" office:value="113.7033">
                <text:p>113.7033</text:p>
              </table:table-cell>
              <table:table-cell office:value-type="float" office:value="77.1648">
                <text:p>77.1648</text:p>
              </table:table-cell>
              <table:table-cell office:value-type="float" office:value="268.5118">
                <text:p>268.5118</text:p>
              </table:table-cell>
              <table:table-cell office:value-type="float" office:value="194.7776">
                <text:p>194.777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26000">
                <text:p>2526000</text:p>
              </table:table-cell>
              <table:table-cell office:value-type="float" office:value="132.4821">
                <text:p>132.4821</text:p>
              </table:table-cell>
              <table:table-cell office:value-type="float" office:value="104.7041">
                <text:p>104.7041</text:p>
              </table:table-cell>
              <table:table-cell office:value-type="float" office:value="273.4076">
                <text:p>273.4076</text:p>
              </table:table-cell>
              <table:table-cell office:value-type="float" office:value="213.3301">
                <text:p>213.330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28000">
                <text:p>2528000</text:p>
              </table:table-cell>
              <table:table-cell office:value-type="float" office:value="66.0812">
                <text:p>66.0812</text:p>
              </table:table-cell>
              <table:table-cell office:value-type="float" office:value="93.6904">
                <text:p>93.6904</text:p>
              </table:table-cell>
              <table:table-cell office:value-type="float" office:value="150.4063">
                <text:p>150.4063</text:p>
              </table:table-cell>
              <table:table-cell office:value-type="float" office:value="210.7697">
                <text:p>210.769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30000">
                <text:p>2530000</text:p>
              </table:table-cell>
              <table:table-cell office:value-type="float" office:value="76.7455">
                <text:p>76.7455</text:p>
              </table:table-cell>
              <table:table-cell office:value-type="float" office:value="93.1012">
                <text:p>93.1012</text:p>
              </table:table-cell>
              <table:table-cell office:value-type="float" office:value="282.5402">
                <text:p>282.5402</text:p>
              </table:table-cell>
              <table:table-cell office:value-type="float" office:value="250.0411">
                <text:p>250.041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32000">
                <text:p>2532000</text:p>
              </table:table-cell>
              <table:table-cell office:value-type="float" office:value="136.333">
                <text:p>136.333</text:p>
              </table:table-cell>
              <table:table-cell office:value-type="float" office:value="109.6386">
                <text:p>109.6386</text:p>
              </table:table-cell>
              <table:table-cell office:value-type="float" office:value="226.7404">
                <text:p>226.7404</text:p>
              </table:table-cell>
              <table:table-cell office:value-type="float" office:value="265.6279">
                <text:p>265.627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34000">
                <text:p>2534000</text:p>
              </table:table-cell>
              <table:table-cell office:value-type="float" office:value="140.8162">
                <text:p>140.8162</text:p>
              </table:table-cell>
              <table:table-cell office:value-type="float" office:value="58.8219">
                <text:p>58.8219</text:p>
              </table:table-cell>
              <table:table-cell office:value-type="float" office:value="229.7756">
                <text:p>229.7756</text:p>
              </table:table-cell>
              <table:table-cell office:value-type="float" office:value="286.6357">
                <text:p>286.635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36000">
                <text:p>2536000</text:p>
              </table:table-cell>
              <table:table-cell office:value-type="float" office:value="38.6013">
                <text:p>38.6013</text:p>
              </table:table-cell>
              <table:table-cell office:value-type="float" office:value="76.2801">
                <text:p>76.2801</text:p>
              </table:table-cell>
              <table:table-cell office:value-type="float" office:value="248.0788">
                <text:p>248.0788</text:p>
              </table:table-cell>
              <table:table-cell office:value-type="float" office:value="256.6381">
                <text:p>256.638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38000">
                <text:p>2538000</text:p>
              </table:table-cell>
              <table:table-cell office:value-type="float" office:value="-14.9149">
                <text:p>-14.9149</text:p>
              </table:table-cell>
              <table:table-cell office:value-type="float" office:value="96.5997">
                <text:p>96.5997</text:p>
              </table:table-cell>
              <table:table-cell office:value-type="float" office:value="268.9797">
                <text:p>268.9797</text:p>
              </table:table-cell>
              <table:table-cell office:value-type="float" office:value="294.9323">
                <text:p>294.932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40000">
                <text:p>2540000</text:p>
              </table:table-cell>
              <table:table-cell office:value-type="float" office:value="51.5421">
                <text:p>51.5421</text:p>
              </table:table-cell>
              <table:table-cell office:value-type="float" office:value="106.2949">
                <text:p>106.2949</text:p>
              </table:table-cell>
              <table:table-cell office:value-type="float" office:value="255.0454">
                <text:p>255.0454</text:p>
              </table:table-cell>
              <table:table-cell office:value-type="float" office:value="256.013">
                <text:p>256.01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42000">
                <text:p>2542000</text:p>
              </table:table-cell>
              <table:table-cell office:value-type="float" office:value="115.4882">
                <text:p>115.4882</text:p>
              </table:table-cell>
              <table:table-cell office:value-type="float" office:value="75.3728">
                <text:p>75.3728</text:p>
              </table:table-cell>
              <table:table-cell office:value-type="float" office:value="33.9526">
                <text:p>33.9526</text:p>
              </table:table-cell>
              <table:table-cell office:value-type="float" office:value="264.7525">
                <text:p>264.752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44000">
                <text:p>2544000</text:p>
              </table:table-cell>
              <table:table-cell office:value-type="float" office:value="177.3868">
                <text:p>177.3868</text:p>
              </table:table-cell>
              <table:table-cell office:value-type="float" office:value="62.411">
                <text:p>62.411</text:p>
              </table:table-cell>
              <table:table-cell office:value-type="float" office:value="40.0751">
                <text:p>40.0751</text:p>
              </table:table-cell>
              <table:table-cell office:value-type="float" office:value="246.3253">
                <text:p>246.325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46000">
                <text:p>2546000</text:p>
              </table:table-cell>
              <table:table-cell office:value-type="float" office:value="37.8362">
                <text:p>37.8362</text:p>
              </table:table-cell>
              <table:table-cell office:value-type="float" office:value="101.646">
                <text:p>101.646</text:p>
              </table:table-cell>
              <table:table-cell office:value-type="float" office:value="96.9506">
                <text:p>96.9506</text:p>
              </table:table-cell>
              <table:table-cell office:value-type="float" office:value="193.3526">
                <text:p>193.352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48000">
                <text:p>2548000</text:p>
              </table:table-cell>
              <table:table-cell office:value-type="float" office:value="274.2333">
                <text:p>274.2333</text:p>
              </table:table-cell>
              <table:table-cell office:value-type="float" office:value="92.3543">
                <text:p>92.3543</text:p>
              </table:table-cell>
              <table:table-cell office:value-type="float" office:value="148.855">
                <text:p>148.855</text:p>
              </table:table-cell>
              <table:table-cell office:value-type="float" office:value="289.3395">
                <text:p>289.339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50000">
                <text:p>2550000</text:p>
              </table:table-cell>
              <table:table-cell office:value-type="float" office:value="55.8176">
                <text:p>55.8176</text:p>
              </table:table-cell>
              <table:table-cell office:value-type="float" office:value="73.7384">
                <text:p>73.7384</text:p>
              </table:table-cell>
              <table:table-cell office:value-type="float" office:value="73.6933">
                <text:p>73.6933</text:p>
              </table:table-cell>
              <table:table-cell office:value-type="float" office:value="263.2718">
                <text:p>263.271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52000">
                <text:p>2552000</text:p>
              </table:table-cell>
              <table:table-cell office:value-type="float" office:value="115.0214">
                <text:p>115.0214</text:p>
              </table:table-cell>
              <table:table-cell office:value-type="float" office:value="79.5831">
                <text:p>79.5831</text:p>
              </table:table-cell>
              <table:table-cell office:value-type="float" office:value="75.1542">
                <text:p>75.1542</text:p>
              </table:table-cell>
              <table:table-cell office:value-type="float" office:value="206.3314">
                <text:p>206.331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54000">
                <text:p>2554000</text:p>
              </table:table-cell>
              <table:table-cell office:value-type="float" office:value="50.88">
                <text:p>50.88</text:p>
              </table:table-cell>
              <table:table-cell office:value-type="float" office:value="56.8565">
                <text:p>56.8565</text:p>
              </table:table-cell>
              <table:table-cell office:value-type="float" office:value="117.5577">
                <text:p>117.5577</text:p>
              </table:table-cell>
              <table:table-cell office:value-type="float" office:value="276.1341">
                <text:p>276.134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56000">
                <text:p>2556000</text:p>
              </table:table-cell>
              <table:table-cell office:value-type="float" office:value="40.8104">
                <text:p>40.8104</text:p>
              </table:table-cell>
              <table:table-cell office:value-type="float" office:value="72.5228">
                <text:p>72.5228</text:p>
              </table:table-cell>
              <table:table-cell office:value-type="float" office:value="94.1372">
                <text:p>94.1372</text:p>
              </table:table-cell>
              <table:table-cell office:value-type="float" office:value="216.816">
                <text:p>216.8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58000">
                <text:p>2558000</text:p>
              </table:table-cell>
              <table:table-cell office:value-type="float" office:value="53.5978">
                <text:p>53.5978</text:p>
              </table:table-cell>
              <table:table-cell office:value-type="float" office:value="92.5157">
                <text:p>92.5157</text:p>
              </table:table-cell>
              <table:table-cell office:value-type="float" office:value="109.1792">
                <text:p>109.1792</text:p>
              </table:table-cell>
              <table:table-cell office:value-type="float" office:value="283.9008">
                <text:p>283.900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60000">
                <text:p>2560000</text:p>
              </table:table-cell>
              <table:table-cell office:value-type="float" office:value="18.3174">
                <text:p>18.3174</text:p>
              </table:table-cell>
              <table:table-cell office:value-type="float" office:value="95.7112">
                <text:p>95.7112</text:p>
              </table:table-cell>
              <table:table-cell office:value-type="float" office:value="102.9966">
                <text:p>102.9966</text:p>
              </table:table-cell>
              <table:table-cell office:value-type="float" office:value="231.294">
                <text:p>231.29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62000">
                <text:p>2562000</text:p>
              </table:table-cell>
              <table:table-cell office:value-type="float" office:value="137.5954">
                <text:p>137.5954</text:p>
              </table:table-cell>
              <table:table-cell office:value-type="float" office:value="83.7896">
                <text:p>83.7896</text:p>
              </table:table-cell>
              <table:table-cell office:value-type="float" office:value="94.0523">
                <text:p>94.0523</text:p>
              </table:table-cell>
              <table:table-cell office:value-type="float" office:value="258.2701">
                <text:p>258.2701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64000">
                <text:p>2564000</text:p>
              </table:table-cell>
              <table:table-cell office:value-type="float" office:value="52.4646">
                <text:p>52.4646</text:p>
              </table:table-cell>
              <table:table-cell office:value-type="float" office:value="84.0328">
                <text:p>84.0328</text:p>
              </table:table-cell>
              <table:table-cell office:value-type="float" office:value="205.5903">
                <text:p>205.5903</text:p>
              </table:table-cell>
              <table:table-cell office:value-type="float" office:value="286.2392">
                <text:p>286.239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66000">
                <text:p>2566000</text:p>
              </table:table-cell>
              <table:table-cell office:value-type="float" office:value="111.7826">
                <text:p>111.7826</text:p>
              </table:table-cell>
              <table:table-cell office:value-type="float" office:value="95.5137">
                <text:p>95.5137</text:p>
              </table:table-cell>
              <table:table-cell office:value-type="float" office:value="161.0912">
                <text:p>161.0912</text:p>
              </table:table-cell>
              <table:table-cell office:value-type="float" office:value="276.5846">
                <text:p>276.584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68000">
                <text:p>2568000</text:p>
              </table:table-cell>
              <table:table-cell office:value-type="float" office:value="58.0311">
                <text:p>58.0311</text:p>
              </table:table-cell>
              <table:table-cell office:value-type="float" office:value="73.8826">
                <text:p>73.8826</text:p>
              </table:table-cell>
              <table:table-cell office:value-type="float" office:value="104.8013">
                <text:p>104.8013</text:p>
              </table:table-cell>
              <table:table-cell office:value-type="float" office:value="255.3584">
                <text:p>255.35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70000">
                <text:p>2570000</text:p>
              </table:table-cell>
              <table:table-cell office:value-type="float" office:value="88.1044">
                <text:p>88.1044</text:p>
              </table:table-cell>
              <table:table-cell office:value-type="float" office:value="100.6947">
                <text:p>100.6947</text:p>
              </table:table-cell>
              <table:table-cell office:value-type="float" office:value="126.8309">
                <text:p>126.8309</text:p>
              </table:table-cell>
              <table:table-cell office:value-type="float" office:value="293.8946">
                <text:p>293.894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72000">
                <text:p>2572000</text:p>
              </table:table-cell>
              <table:table-cell office:value-type="float" office:value="49.3908">
                <text:p>49.3908</text:p>
              </table:table-cell>
              <table:table-cell office:value-type="float" office:value="81.1798">
                <text:p>81.1798</text:p>
              </table:table-cell>
              <table:table-cell office:value-type="float" office:value="172.4766">
                <text:p>172.4766</text:p>
              </table:table-cell>
              <table:table-cell office:value-type="float" office:value="279.6852">
                <text:p>279.685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74000">
                <text:p>2574000</text:p>
              </table:table-cell>
              <table:table-cell office:value-type="float" office:value="12.065">
                <text:p>12.065</text:p>
              </table:table-cell>
              <table:table-cell office:value-type="float" office:value="112.1127">
                <text:p>112.1127</text:p>
              </table:table-cell>
              <table:table-cell office:value-type="float" office:value="153.0854">
                <text:p>153.0854</text:p>
              </table:table-cell>
              <table:table-cell office:value-type="float" office:value="293.8434">
                <text:p>293.843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76000">
                <text:p>2576000</text:p>
              </table:table-cell>
              <table:table-cell office:value-type="float" office:value="95.5358">
                <text:p>95.5358</text:p>
              </table:table-cell>
              <table:table-cell office:value-type="float" office:value="74.4947">
                <text:p>74.4947</text:p>
              </table:table-cell>
              <table:table-cell office:value-type="float" office:value="204.4225">
                <text:p>204.4225</text:p>
              </table:table-cell>
              <table:table-cell office:value-type="float" office:value="277.1893">
                <text:p>277.189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78000">
                <text:p>2578000</text:p>
              </table:table-cell>
              <table:table-cell office:value-type="float" office:value="21.2139">
                <text:p>21.2139</text:p>
              </table:table-cell>
              <table:table-cell office:value-type="float" office:value="84.6624">
                <text:p>84.6624</text:p>
              </table:table-cell>
              <table:table-cell office:value-type="float" office:value="179.0565">
                <text:p>179.0565</text:p>
              </table:table-cell>
              <table:table-cell office:value-type="float" office:value="270.7116">
                <text:p>270.711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80000">
                <text:p>2580000</text:p>
              </table:table-cell>
              <table:table-cell office:value-type="float" office:value="30.4769">
                <text:p>30.4769</text:p>
              </table:table-cell>
              <table:table-cell office:value-type="float" office:value="108.3542">
                <text:p>108.3542</text:p>
              </table:table-cell>
              <table:table-cell office:value-type="float" office:value="217.8577">
                <text:p>217.8577</text:p>
              </table:table-cell>
              <table:table-cell office:value-type="float" office:value="280.0492">
                <text:p>280.049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82000">
                <text:p>2582000</text:p>
              </table:table-cell>
              <table:table-cell office:value-type="float" office:value="114.7355">
                <text:p>114.7355</text:p>
              </table:table-cell>
              <table:table-cell office:value-type="float" office:value="99.1161">
                <text:p>99.1161</text:p>
              </table:table-cell>
              <table:table-cell office:value-type="float" office:value="149.2915">
                <text:p>149.2915</text:p>
              </table:table-cell>
              <table:table-cell office:value-type="float" office:value="269.1339">
                <text:p>269.133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84000">
                <text:p>2584000</text:p>
              </table:table-cell>
              <table:table-cell office:value-type="float" office:value="77.5695">
                <text:p>77.5695</text:p>
              </table:table-cell>
              <table:table-cell office:value-type="float" office:value="114.437">
                <text:p>114.437</text:p>
              </table:table-cell>
              <table:table-cell office:value-type="float" office:value="149.8938">
                <text:p>149.8938</text:p>
              </table:table-cell>
              <table:table-cell office:value-type="float" office:value="232.8162">
                <text:p>232.816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86000">
                <text:p>2586000</text:p>
              </table:table-cell>
              <table:table-cell office:value-type="float" office:value="-3.672">
                <text:p>-3.672</text:p>
              </table:table-cell>
              <table:table-cell office:value-type="float" office:value="61.8271">
                <text:p>61.8271</text:p>
              </table:table-cell>
              <table:table-cell office:value-type="float" office:value="157.2818">
                <text:p>157.2818</text:p>
              </table:table-cell>
              <table:table-cell office:value-type="float" office:value="289.223">
                <text:p>289.22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88000">
                <text:p>2588000</text:p>
              </table:table-cell>
              <table:table-cell office:value-type="float" office:value="75.2527">
                <text:p>75.2527</text:p>
              </table:table-cell>
              <table:table-cell office:value-type="float" office:value="83.1825">
                <text:p>83.1825</text:p>
              </table:table-cell>
              <table:table-cell office:value-type="float" office:value="194.747">
                <text:p>194.747</text:p>
              </table:table-cell>
              <table:table-cell office:value-type="float" office:value="293.9701">
                <text:p>293.97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90000">
                <text:p>2590000</text:p>
              </table:table-cell>
              <table:table-cell office:value-type="float" office:value="-16.3757">
                <text:p>-16.3757</text:p>
              </table:table-cell>
              <table:table-cell office:value-type="float" office:value="110.5861">
                <text:p>110.5861</text:p>
              </table:table-cell>
              <table:table-cell office:value-type="float" office:value="174.1118">
                <text:p>174.1118</text:p>
              </table:table-cell>
              <table:table-cell office:value-type="float" office:value="255.239">
                <text:p>255.23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92000">
                <text:p>2592000</text:p>
              </table:table-cell>
              <table:table-cell office:value-type="float" office:value="124.8256">
                <text:p>124.8256</text:p>
              </table:table-cell>
              <table:table-cell office:value-type="float" office:value="68.6472">
                <text:p>68.6472</text:p>
              </table:table-cell>
              <table:table-cell office:value-type="float" office:value="165.7905">
                <text:p>165.7905</text:p>
              </table:table-cell>
              <table:table-cell office:value-type="float" office:value="267.6718">
                <text:p>267.671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94000">
                <text:p>2594000</text:p>
              </table:table-cell>
              <table:table-cell office:value-type="float" office:value="29.6637">
                <text:p>29.6637</text:p>
              </table:table-cell>
              <table:table-cell office:value-type="float" office:value="72.1043">
                <text:p>72.1043</text:p>
              </table:table-cell>
              <table:table-cell office:value-type="float" office:value="224.3485">
                <text:p>224.3485</text:p>
              </table:table-cell>
              <table:table-cell office:value-type="float" office:value="185.6719">
                <text:p>185.671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96000">
                <text:p>2596000</text:p>
              </table:table-cell>
              <table:table-cell office:value-type="float" office:value="-18.7132">
                <text:p>-18.7132</text:p>
              </table:table-cell>
              <table:table-cell office:value-type="float" office:value="76.1435">
                <text:p>76.1435</text:p>
              </table:table-cell>
              <table:table-cell office:value-type="float" office:value="175.0562">
                <text:p>175.0562</text:p>
              </table:table-cell>
              <table:table-cell office:value-type="float" office:value="264.1277">
                <text:p>264.127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598000">
                <text:p>2598000</text:p>
              </table:table-cell>
              <table:table-cell office:value-type="float" office:value="30.1632">
                <text:p>30.1632</text:p>
              </table:table-cell>
              <table:table-cell office:value-type="float" office:value="100.4298">
                <text:p>100.4298</text:p>
              </table:table-cell>
              <table:table-cell office:value-type="float" office:value="155.5576">
                <text:p>155.5576</text:p>
              </table:table-cell>
              <table:table-cell office:value-type="float" office:value="262.4484">
                <text:p>262.448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00000">
                <text:p>2600000</text:p>
              </table:table-cell>
              <table:table-cell office:value-type="float" office:value="1.7935">
                <text:p>1.7935</text:p>
              </table:table-cell>
              <table:table-cell office:value-type="float" office:value="27.5316">
                <text:p>27.5316</text:p>
              </table:table-cell>
              <table:table-cell office:value-type="float" office:value="111.7845">
                <text:p>111.7845</text:p>
              </table:table-cell>
              <table:table-cell office:value-type="float" office:value="259.0995">
                <text:p>259.099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02000">
                <text:p>2602000</text:p>
              </table:table-cell>
              <table:table-cell office:value-type="float" office:value="50.3368">
                <text:p>50.3368</text:p>
              </table:table-cell>
              <table:table-cell office:value-type="float" office:value="85.2583">
                <text:p>85.2583</text:p>
              </table:table-cell>
              <table:table-cell office:value-type="float" office:value="197.9984">
                <text:p>197.9984</text:p>
              </table:table-cell>
              <table:table-cell office:value-type="float" office:value="286.1829">
                <text:p>286.182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04000">
                <text:p>2604000</text:p>
              </table:table-cell>
              <table:table-cell office:value-type="float" office:value="104.2518">
                <text:p>104.2518</text:p>
              </table:table-cell>
              <table:table-cell office:value-type="float" office:value="89.6817">
                <text:p>89.6817</text:p>
              </table:table-cell>
              <table:table-cell office:value-type="float" office:value="227.719">
                <text:p>227.719</text:p>
              </table:table-cell>
              <table:table-cell office:value-type="float" office:value="247.4497">
                <text:p>247.449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06000">
                <text:p>2606000</text:p>
              </table:table-cell>
              <table:table-cell office:value-type="float" office:value="82.7658">
                <text:p>82.7658</text:p>
              </table:table-cell>
              <table:table-cell office:value-type="float" office:value="37.0462">
                <text:p>37.0462</text:p>
              </table:table-cell>
              <table:table-cell office:value-type="float" office:value="168.5216">
                <text:p>168.5216</text:p>
              </table:table-cell>
              <table:table-cell office:value-type="float" office:value="284.8171">
                <text:p>284.817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08000">
                <text:p>2608000</text:p>
              </table:table-cell>
              <table:table-cell office:value-type="float" office:value="81.617">
                <text:p>81.617</text:p>
              </table:table-cell>
              <table:table-cell office:value-type="float" office:value="97.724">
                <text:p>97.724</text:p>
              </table:table-cell>
              <table:table-cell office:value-type="float" office:value="213.0035">
                <text:p>213.0035</text:p>
              </table:table-cell>
              <table:table-cell office:value-type="float" office:value="264.8392">
                <text:p>264.8392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10000">
                <text:p>2610000</text:p>
              </table:table-cell>
              <table:table-cell office:value-type="float" office:value="168.3775">
                <text:p>168.3775</text:p>
              </table:table-cell>
              <table:table-cell office:value-type="float" office:value="105.197">
                <text:p>105.197</text:p>
              </table:table-cell>
              <table:table-cell office:value-type="float" office:value="159.6894">
                <text:p>159.6894</text:p>
              </table:table-cell>
              <table:table-cell office:value-type="float" office:value="243.8863">
                <text:p>243.886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12000">
                <text:p>2612000</text:p>
              </table:table-cell>
              <table:table-cell office:value-type="float" office:value="145.6732">
                <text:p>145.6732</text:p>
              </table:table-cell>
              <table:table-cell office:value-type="float" office:value="86.0083">
                <text:p>86.0083</text:p>
              </table:table-cell>
              <table:table-cell office:value-type="float" office:value="233.5796">
                <text:p>233.5796</text:p>
              </table:table-cell>
              <table:table-cell office:value-type="float" office:value="228.4369">
                <text:p>228.436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14000">
                <text:p>2614000</text:p>
              </table:table-cell>
              <table:table-cell office:value-type="float" office:value="111.6871">
                <text:p>111.6871</text:p>
              </table:table-cell>
              <table:table-cell office:value-type="float" office:value="122.426">
                <text:p>122.426</text:p>
              </table:table-cell>
              <table:table-cell office:value-type="float" office:value="166.4245">
                <text:p>166.4245</text:p>
              </table:table-cell>
              <table:table-cell office:value-type="float" office:value="260.15">
                <text:p>260.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16000">
                <text:p>2616000</text:p>
              </table:table-cell>
              <table:table-cell office:value-type="float" office:value="136.7109">
                <text:p>136.7109</text:p>
              </table:table-cell>
              <table:table-cell office:value-type="float" office:value="111.5474">
                <text:p>111.5474</text:p>
              </table:table-cell>
              <table:table-cell office:value-type="float" office:value="271.5758">
                <text:p>271.5758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18000">
                <text:p>2618000</text:p>
              </table:table-cell>
              <table:table-cell office:value-type="float" office:value="155.4903">
                <text:p>155.4903</text:p>
              </table:table-cell>
              <table:table-cell office:value-type="float" office:value="84.7424">
                <text:p>84.7424</text:p>
              </table:table-cell>
              <table:table-cell office:value-type="float" office:value="260.0492">
                <text:p>260.0492</text:p>
              </table:table-cell>
              <table:table-cell office:value-type="float" office:value="233.2491">
                <text:p>233.249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20000">
                <text:p>2620000</text:p>
              </table:table-cell>
              <table:table-cell office:value-type="float" office:value="183.697">
                <text:p>183.697</text:p>
              </table:table-cell>
              <table:table-cell office:value-type="float" office:value="88.5468">
                <text:p>88.5468</text:p>
              </table:table-cell>
              <table:table-cell office:value-type="float" office:value="231.6069">
                <text:p>231.6069</text:p>
              </table:table-cell>
              <table:table-cell office:value-type="float" office:value="245.7383">
                <text:p>245.738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22000">
                <text:p>2622000</text:p>
              </table:table-cell>
              <table:table-cell office:value-type="float" office:value="134.8161">
                <text:p>134.8161</text:p>
              </table:table-cell>
              <table:table-cell office:value-type="float" office:value="67.1947">
                <text:p>67.1947</text:p>
              </table:table-cell>
              <table:table-cell office:value-type="float" office:value="224.8695">
                <text:p>224.8695</text:p>
              </table:table-cell>
              <table:table-cell office:value-type="float" office:value="259.1169">
                <text:p>259.11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24000">
                <text:p>2624000</text:p>
              </table:table-cell>
              <table:table-cell office:value-type="float" office:value="87.7629">
                <text:p>87.7629</text:p>
              </table:table-cell>
              <table:table-cell office:value-type="float" office:value="76.5358">
                <text:p>76.5358</text:p>
              </table:table-cell>
              <table:table-cell office:value-type="float" office:value="202.8112">
                <text:p>202.8112</text:p>
              </table:table-cell>
              <table:table-cell office:value-type="float" office:value="290.7886">
                <text:p>290.788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26000">
                <text:p>2626000</text:p>
              </table:table-cell>
              <table:table-cell office:value-type="float" office:value="146.1637">
                <text:p>146.1637</text:p>
              </table:table-cell>
              <table:table-cell office:value-type="float" office:value="2.3466">
                <text:p>2.3466</text:p>
              </table:table-cell>
              <table:table-cell office:value-type="float" office:value="240.5966">
                <text:p>240.5966</text:p>
              </table:table-cell>
              <table:table-cell office:value-type="float" office:value="257.8576">
                <text:p>257.857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28000">
                <text:p>2628000</text:p>
              </table:table-cell>
              <table:table-cell office:value-type="float" office:value="78.2486">
                <text:p>78.2486</text:p>
              </table:table-cell>
              <table:table-cell office:value-type="float" office:value="109.019">
                <text:p>109.019</text:p>
              </table:table-cell>
              <table:table-cell office:value-type="float" office:value="267.9261">
                <text:p>267.9261</text:p>
              </table:table-cell>
              <table:table-cell office:value-type="float" office:value="280.1558">
                <text:p>280.155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30000">
                <text:p>2630000</text:p>
              </table:table-cell>
              <table:table-cell office:value-type="float" office:value="125.1897">
                <text:p>125.1897</text:p>
              </table:table-cell>
              <table:table-cell office:value-type="float" office:value="117.2431">
                <text:p>117.2431</text:p>
              </table:table-cell>
              <table:table-cell office:value-type="float" office:value="221.807">
                <text:p>221.807</text:p>
              </table:table-cell>
              <table:table-cell office:value-type="float" office:value="274.6408">
                <text:p>274.640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32000">
                <text:p>2632000</text:p>
              </table:table-cell>
              <table:table-cell office:value-type="float" office:value="98.9159">
                <text:p>98.9159</text:p>
              </table:table-cell>
              <table:table-cell office:value-type="float" office:value="103.5256">
                <text:p>103.5256</text:p>
              </table:table-cell>
              <table:table-cell office:value-type="float" office:value="216.5726">
                <text:p>216.5726</text:p>
              </table:table-cell>
              <table:table-cell office:value-type="float" office:value="261.7019">
                <text:p>261.701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34000">
                <text:p>2634000</text:p>
              </table:table-cell>
              <table:table-cell office:value-type="float" office:value="60.9617">
                <text:p>60.9617</text:p>
              </table:table-cell>
              <table:table-cell office:value-type="float" office:value="126.7342">
                <text:p>126.7342</text:p>
              </table:table-cell>
              <table:table-cell office:value-type="float" office:value="147.4327">
                <text:p>147.4327</text:p>
              </table:table-cell>
              <table:table-cell office:value-type="float" office:value="276.5153">
                <text:p>276.515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36000">
                <text:p>2636000</text:p>
              </table:table-cell>
              <table:table-cell office:value-type="float" office:value="117.6198">
                <text:p>117.6198</text:p>
              </table:table-cell>
              <table:table-cell office:value-type="float" office:value="100.2672">
                <text:p>100.2672</text:p>
              </table:table-cell>
              <table:table-cell office:value-type="float" office:value="286.8345">
                <text:p>286.8345</text:p>
              </table:table-cell>
              <table:table-cell office:value-type="float" office:value="283.5414">
                <text:p>283.541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38000">
                <text:p>2638000</text:p>
              </table:table-cell>
              <table:table-cell office:value-type="float" office:value="81.5579">
                <text:p>81.5579</text:p>
              </table:table-cell>
              <table:table-cell office:value-type="float" office:value="129.3265">
                <text:p>129.3265</text:p>
              </table:table-cell>
              <table:table-cell office:value-type="float" office:value="264.1914">
                <text:p>264.1914</text:p>
              </table:table-cell>
              <table:table-cell office:value-type="float" office:value="284.5097">
                <text:p>284.509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40000">
                <text:p>2640000</text:p>
              </table:table-cell>
              <table:table-cell office:value-type="float" office:value="87.2279">
                <text:p>87.2279</text:p>
              </table:table-cell>
              <table:table-cell office:value-type="float" office:value="172.1973">
                <text:p>172.1973</text:p>
              </table:table-cell>
              <table:table-cell office:value-type="float" office:value="241.0238">
                <text:p>241.0238</text:p>
              </table:table-cell>
              <table:table-cell office:value-type="float" office:value="238.5983">
                <text:p>238.598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42000">
                <text:p>2642000</text:p>
              </table:table-cell>
              <table:table-cell office:value-type="float" office:value="73.5759">
                <text:p>73.5759</text:p>
              </table:table-cell>
              <table:table-cell office:value-type="float" office:value="133.4988">
                <text:p>133.4988</text:p>
              </table:table-cell>
              <table:table-cell office:value-type="float" office:value="222.407">
                <text:p>222.407</text:p>
              </table:table-cell>
              <table:table-cell office:value-type="float" office:value="289.4218">
                <text:p>289.421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44000">
                <text:p>2644000</text:p>
              </table:table-cell>
              <table:table-cell office:value-type="float" office:value="47.5826">
                <text:p>47.5826</text:p>
              </table:table-cell>
              <table:table-cell office:value-type="float" office:value="122.5484">
                <text:p>122.5484</text:p>
              </table:table-cell>
              <table:table-cell office:value-type="float" office:value="251.2632">
                <text:p>251.2632</text:p>
              </table:table-cell>
              <table:table-cell office:value-type="float" office:value="246.6093">
                <text:p>246.60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46000">
                <text:p>2646000</text:p>
              </table:table-cell>
              <table:table-cell office:value-type="float" office:value="98.9799">
                <text:p>98.9799</text:p>
              </table:table-cell>
              <table:table-cell office:value-type="float" office:value="102.1263">
                <text:p>102.1263</text:p>
              </table:table-cell>
              <table:table-cell office:value-type="float" office:value="164.8918">
                <text:p>164.8918</text:p>
              </table:table-cell>
              <table:table-cell office:value-type="float" office:value="263.7122">
                <text:p>263.71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48000">
                <text:p>2648000</text:p>
              </table:table-cell>
              <table:table-cell office:value-type="float" office:value="20.0174">
                <text:p>20.0174</text:p>
              </table:table-cell>
              <table:table-cell office:value-type="float" office:value="102.8531">
                <text:p>102.8531</text:p>
              </table:table-cell>
              <table:table-cell office:value-type="float" office:value="283.7403">
                <text:p>283.7403</text:p>
              </table:table-cell>
              <table:table-cell office:value-type="float" office:value="286.7337">
                <text:p>286.733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50000">
                <text:p>2650000</text:p>
              </table:table-cell>
              <table:table-cell office:value-type="float" office:value="60.0414">
                <text:p>60.0414</text:p>
              </table:table-cell>
              <table:table-cell office:value-type="float" office:value="116.5963">
                <text:p>116.5963</text:p>
              </table:table-cell>
              <table:table-cell office:value-type="float" office:value="286.2768">
                <text:p>286.2768</text:p>
              </table:table-cell>
              <table:table-cell office:value-type="float" office:value="278.8633">
                <text:p>278.863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52000">
                <text:p>2652000</text:p>
              </table:table-cell>
              <table:table-cell office:value-type="float" office:value="70.8646">
                <text:p>70.8646</text:p>
              </table:table-cell>
              <table:table-cell office:value-type="float" office:value="124.4563">
                <text:p>124.4563</text:p>
              </table:table-cell>
              <table:table-cell office:value-type="float" office:value="200.6959">
                <text:p>200.6959</text:p>
              </table:table-cell>
              <table:table-cell office:value-type="float" office:value="284.8779">
                <text:p>284.877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54000">
                <text:p>2654000</text:p>
              </table:table-cell>
              <table:table-cell office:value-type="float" office:value="87.9512">
                <text:p>87.9512</text:p>
              </table:table-cell>
              <table:table-cell office:value-type="float" office:value="88.9938">
                <text:p>88.9938</text:p>
              </table:table-cell>
              <table:table-cell office:value-type="float" office:value="265.164">
                <text:p>265.164</text:p>
              </table:table-cell>
              <table:table-cell office:value-type="float" office:value="284.4638">
                <text:p>284.463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56000">
                <text:p>2656000</text:p>
              </table:table-cell>
              <table:table-cell office:value-type="float" office:value="128.399">
                <text:p>128.399</text:p>
              </table:table-cell>
              <table:table-cell office:value-type="float" office:value="115.1823">
                <text:p>115.1823</text:p>
              </table:table-cell>
              <table:table-cell office:value-type="float" office:value="165.2097">
                <text:p>165.2097</text:p>
              </table:table-cell>
              <table:table-cell office:value-type="float" office:value="226.964">
                <text:p>226.96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58000">
                <text:p>2658000</text:p>
              </table:table-cell>
              <table:table-cell office:value-type="float" office:value="115.065">
                <text:p>115.065</text:p>
              </table:table-cell>
              <table:table-cell office:value-type="float" office:value="104.4665">
                <text:p>104.4665</text:p>
              </table:table-cell>
              <table:table-cell office:value-type="float" office:value="273.1331">
                <text:p>273.1331</text:p>
              </table:table-cell>
              <table:table-cell office:value-type="float" office:value="274.103">
                <text:p>274.10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60000">
                <text:p>2660000</text:p>
              </table:table-cell>
              <table:table-cell office:value-type="float" office:value="117.0495">
                <text:p>117.0495</text:p>
              </table:table-cell>
              <table:table-cell office:value-type="float" office:value="118.3553">
                <text:p>118.3553</text:p>
              </table:table-cell>
              <table:table-cell office:value-type="float" office:value="185.3947">
                <text:p>185.3947</text:p>
              </table:table-cell>
              <table:table-cell office:value-type="float" office:value="246.7357">
                <text:p>246.735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62000">
                <text:p>2662000</text:p>
              </table:table-cell>
              <table:table-cell office:value-type="float" office:value="64.6707">
                <text:p>64.6707</text:p>
              </table:table-cell>
              <table:table-cell office:value-type="float" office:value="104.5725">
                <text:p>104.5725</text:p>
              </table:table-cell>
              <table:table-cell office:value-type="float" office:value="236.1656">
                <text:p>236.1656</text:p>
              </table:table-cell>
              <table:table-cell office:value-type="float" office:value="255.8368">
                <text:p>255.836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64000">
                <text:p>2664000</text:p>
              </table:table-cell>
              <table:table-cell office:value-type="float" office:value="53.3379">
                <text:p>53.3379</text:p>
              </table:table-cell>
              <table:table-cell office:value-type="float" office:value="63.8636">
                <text:p>63.8636</text:p>
              </table:table-cell>
              <table:table-cell office:value-type="float" office:value="227.0614">
                <text:p>227.0614</text:p>
              </table:table-cell>
              <table:table-cell office:value-type="float" office:value="247.5639">
                <text:p>247.563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66000">
                <text:p>2666000</text:p>
              </table:table-cell>
              <table:table-cell office:value-type="float" office:value="-4.5767">
                <text:p>-4.5767</text:p>
              </table:table-cell>
              <table:table-cell office:value-type="float" office:value="88.0433">
                <text:p>88.0433</text:p>
              </table:table-cell>
              <table:table-cell office:value-type="float" office:value="196.9483">
                <text:p>196.9483</text:p>
              </table:table-cell>
              <table:table-cell office:value-type="float" office:value="243.0704">
                <text:p>243.070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68000">
                <text:p>2668000</text:p>
              </table:table-cell>
              <table:table-cell office:value-type="float" office:value="109.4891">
                <text:p>109.4891</text:p>
              </table:table-cell>
              <table:table-cell office:value-type="float" office:value="136.1761">
                <text:p>136.1761</text:p>
              </table:table-cell>
              <table:table-cell office:value-type="float" office:value="267.7684">
                <text:p>267.7684</text:p>
              </table:table-cell>
              <table:table-cell office:value-type="float" office:value="259.5905">
                <text:p>259.590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70000">
                <text:p>2670000</text:p>
              </table:table-cell>
              <table:table-cell office:value-type="float" office:value="57.1963">
                <text:p>57.1963</text:p>
              </table:table-cell>
              <table:table-cell office:value-type="float" office:value="101.2585">
                <text:p>101.2585</text:p>
              </table:table-cell>
              <table:table-cell office:value-type="float" office:value="278.7849">
                <text:p>278.7849</text:p>
              </table:table-cell>
              <table:table-cell office:value-type="float" office:value="280.9423">
                <text:p>280.942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72000">
                <text:p>2672000</text:p>
              </table:table-cell>
              <table:table-cell office:value-type="float" office:value="101.3414">
                <text:p>101.3414</text:p>
              </table:table-cell>
              <table:table-cell office:value-type="float" office:value="104.1166">
                <text:p>104.1166</text:p>
              </table:table-cell>
              <table:table-cell office:value-type="float" office:value="146.426">
                <text:p>146.426</text:p>
              </table:table-cell>
              <table:table-cell office:value-type="float" office:value="234.4579">
                <text:p>234.457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74000">
                <text:p>2674000</text:p>
              </table:table-cell>
              <table:table-cell office:value-type="float" office:value="-3.9613">
                <text:p>-3.9613</text:p>
              </table:table-cell>
              <table:table-cell office:value-type="float" office:value="116.8743">
                <text:p>116.8743</text:p>
              </table:table-cell>
              <table:table-cell office:value-type="float" office:value="226.9452">
                <text:p>226.9452</text:p>
              </table:table-cell>
              <table:table-cell office:value-type="float" office:value="279.5171">
                <text:p>279.517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76000">
                <text:p>2676000</text:p>
              </table:table-cell>
              <table:table-cell office:value-type="float" office:value="72.2375">
                <text:p>72.2375</text:p>
              </table:table-cell>
              <table:table-cell office:value-type="float" office:value="91.9916">
                <text:p>91.9916</text:p>
              </table:table-cell>
              <table:table-cell office:value-type="float" office:value="236.4764">
                <text:p>236.4764</text:p>
              </table:table-cell>
              <table:table-cell office:value-type="float" office:value="222.8943">
                <text:p>222.894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78000">
                <text:p>2678000</text:p>
              </table:table-cell>
              <table:table-cell office:value-type="float" office:value="47.3373">
                <text:p>47.3373</text:p>
              </table:table-cell>
              <table:table-cell office:value-type="float" office:value="101.8281">
                <text:p>101.8281</text:p>
              </table:table-cell>
              <table:table-cell office:value-type="float" office:value="234.7412">
                <text:p>234.7412</text:p>
              </table:table-cell>
              <table:table-cell office:value-type="float" office:value="267.3397">
                <text:p>267.339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80000">
                <text:p>2680000</text:p>
              </table:table-cell>
              <table:table-cell office:value-type="float" office:value="155.0394">
                <text:p>155.0394</text:p>
              </table:table-cell>
              <table:table-cell office:value-type="float" office:value="89.4164">
                <text:p>89.4164</text:p>
              </table:table-cell>
              <table:table-cell office:value-type="float" office:value="138.9724">
                <text:p>138.9724</text:p>
              </table:table-cell>
              <table:table-cell office:value-type="float" office:value="240.4117">
                <text:p>240.411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82000">
                <text:p>2682000</text:p>
              </table:table-cell>
              <table:table-cell office:value-type="float" office:value="91.5333">
                <text:p>91.5333</text:p>
              </table:table-cell>
              <table:table-cell office:value-type="float" office:value="120.1225">
                <text:p>120.1225</text:p>
              </table:table-cell>
              <table:table-cell office:value-type="float" office:value="237.802">
                <text:p>237.802</text:p>
              </table:table-cell>
              <table:table-cell office:value-type="float" office:value="281.4037">
                <text:p>281.40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84000">
                <text:p>2684000</text:p>
              </table:table-cell>
              <table:table-cell office:value-type="float" office:value="159.131">
                <text:p>159.131</text:p>
              </table:table-cell>
              <table:table-cell office:value-type="float" office:value="60.3847">
                <text:p>60.3847</text:p>
              </table:table-cell>
              <table:table-cell office:value-type="float" office:value="254.3533">
                <text:p>254.3533</text:p>
              </table:table-cell>
              <table:table-cell office:value-type="float" office:value="217.8946">
                <text:p>217.894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86000">
                <text:p>2686000</text:p>
              </table:table-cell>
              <table:table-cell office:value-type="float" office:value="151.137">
                <text:p>151.137</text:p>
              </table:table-cell>
              <table:table-cell office:value-type="float" office:value="92.5122">
                <text:p>92.5122</text:p>
              </table:table-cell>
              <table:table-cell office:value-type="float" office:value="252.3457">
                <text:p>252.3457</text:p>
              </table:table-cell>
              <table:table-cell office:value-type="float" office:value="281.2369">
                <text:p>281.236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88000">
                <text:p>2688000</text:p>
              </table:table-cell>
              <table:table-cell office:value-type="float" office:value="92.936">
                <text:p>92.936</text:p>
              </table:table-cell>
              <table:table-cell office:value-type="float" office:value="92.0811">
                <text:p>92.0811</text:p>
              </table:table-cell>
              <table:table-cell office:value-type="float" office:value="216.2653">
                <text:p>216.2653</text:p>
              </table:table-cell>
              <table:table-cell office:value-type="float" office:value="284.0333">
                <text:p>284.033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90000">
                <text:p>2690000</text:p>
              </table:table-cell>
              <table:table-cell office:value-type="float" office:value="116.2349">
                <text:p>116.2349</text:p>
              </table:table-cell>
              <table:table-cell office:value-type="float" office:value="104.5686">
                <text:p>104.5686</text:p>
              </table:table-cell>
              <table:table-cell office:value-type="float" office:value="242.4841">
                <text:p>242.4841</text:p>
              </table:table-cell>
              <table:table-cell office:value-type="float" office:value="246.9412">
                <text:p>246.941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92000">
                <text:p>2692000</text:p>
              </table:table-cell>
              <table:table-cell office:value-type="float" office:value="32.5058">
                <text:p>32.5058</text:p>
              </table:table-cell>
              <table:table-cell office:value-type="float" office:value="123.7906">
                <text:p>123.7906</text:p>
              </table:table-cell>
              <table:table-cell office:value-type="float" office:value="178.2813">
                <text:p>178.2813</text:p>
              </table:table-cell>
              <table:table-cell office:value-type="float" office:value="289.2753">
                <text:p>289.275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94000">
                <text:p>2694000</text:p>
              </table:table-cell>
              <table:table-cell office:value-type="float" office:value="135.731">
                <text:p>135.731</text:p>
              </table:table-cell>
              <table:table-cell office:value-type="float" office:value="102.8975">
                <text:p>102.8975</text:p>
              </table:table-cell>
              <table:table-cell office:value-type="float" office:value="254.4293">
                <text:p>254.4293</text:p>
              </table:table-cell>
              <table:table-cell office:value-type="float" office:value="279.0521">
                <text:p>279.052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96000">
                <text:p>2696000</text:p>
              </table:table-cell>
              <table:table-cell office:value-type="float" office:value="73.2768">
                <text:p>73.2768</text:p>
              </table:table-cell>
              <table:table-cell office:value-type="float" office:value="106.4773">
                <text:p>106.4773</text:p>
              </table:table-cell>
              <table:table-cell office:value-type="float" office:value="225.3581">
                <text:p>225.3581</text:p>
              </table:table-cell>
              <table:table-cell office:value-type="float" office:value="269.5205">
                <text:p>269.520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98000">
                <text:p>2698000</text:p>
              </table:table-cell>
              <table:table-cell office:value-type="float" office:value="205.3261">
                <text:p>205.3261</text:p>
              </table:table-cell>
              <table:table-cell office:value-type="float" office:value="59.6709">
                <text:p>59.6709</text:p>
              </table:table-cell>
              <table:table-cell office:value-type="float" office:value="244.7431">
                <text:p>244.7431</text:p>
              </table:table-cell>
              <table:table-cell office:value-type="float" office:value="282.2259">
                <text:p>282.225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700000">
                <text:p>2700000</text:p>
              </table:table-cell>
              <table:table-cell office:value-type="float" office:value="109.4621">
                <text:p>109.4621</text:p>
              </table:table-cell>
              <table:table-cell office:value-type="float" office:value="91.4155">
                <text:p>91.4155</text:p>
              </table:table-cell>
              <table:table-cell office:value-type="float" office:value="247.3817">
                <text:p>247.3817</text:p>
              </table:table-cell>
              <table:table-cell office:value-type="float" office:value="282.4784">
                <text:p>282.478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702000">
                <text:p>2702000</text:p>
              </table:table-cell>
              <table:table-cell office:value-type="float" office:value="47.0001">
                <text:p>47.0001</text:p>
              </table:table-cell>
              <table:table-cell office:value-type="float" office:value="79.338">
                <text:p>79.338</text:p>
              </table:table-cell>
              <table:table-cell office:value-type="float" office:value="266.7487">
                <text:p>266.7487</text:p>
              </table:table-cell>
              <table:table-cell office:value-type="float" office:value="259.9325">
                <text:p>259.932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704000">
                <text:p>2704000</text:p>
              </table:table-cell>
              <table:table-cell office:value-type="float" office:value="138.6737">
                <text:p>138.6737</text:p>
              </table:table-cell>
              <table:table-cell office:value-type="float" office:value="71.1703">
                <text:p>71.1703</text:p>
              </table:table-cell>
              <table:table-cell office:value-type="float" office:value="258.3122">
                <text:p>258.3122</text:p>
              </table:table-cell>
              <table:table-cell office:value-type="float" office:value="285.566">
                <text:p>285.56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706000">
                <text:p>2706000</text:p>
              </table:table-cell>
              <table:table-cell office:value-type="float" office:value="150.6107">
                <text:p>150.6107</text:p>
              </table:table-cell>
              <table:table-cell office:value-type="float" office:value="96.375">
                <text:p>96.375</text:p>
              </table:table-cell>
              <table:table-cell office:value-type="float" office:value="259.0191">
                <text:p>259.0191</text:p>
              </table:table-cell>
              <table:table-cell office:value-type="float" office:value="275.2925">
                <text:p>275.292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708000">
                <text:p>2708000</text:p>
              </table:table-cell>
              <table:table-cell office:value-type="float" office:value="132.9933">
                <text:p>132.9933</text:p>
              </table:table-cell>
              <table:table-cell office:value-type="float" office:value="107.0554">
                <text:p>107.0554</text:p>
              </table:table-cell>
              <table:table-cell office:value-type="float" office:value="283.0793">
                <text:p>283.0793</text:p>
              </table:table-cell>
              <table:table-cell office:value-type="float" office:value="243.7748">
                <text:p>243.774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710000">
                <text:p>2710000</text:p>
              </table:table-cell>
              <table:table-cell office:value-type="float" office:value="75.2895">
                <text:p>75.2895</text:p>
              </table:table-cell>
              <table:table-cell office:value-type="float" office:value="106.0289">
                <text:p>106.0289</text:p>
              </table:table-cell>
              <table:table-cell office:value-type="float" office:value="217.2109">
                <text:p>217.2109</text:p>
              </table:table-cell>
              <table:table-cell office:value-type="float" office:value="253.4183">
                <text:p>253.418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712000">
                <text:p>2712000</text:p>
              </table:table-cell>
              <table:table-cell office:value-type="float" office:value="158.2701">
                <text:p>158.2701</text:p>
              </table:table-cell>
              <table:table-cell office:value-type="float" office:value="88.8907">
                <text:p>88.8907</text:p>
              </table:table-cell>
              <table:table-cell office:value-type="float" office:value="261.741">
                <text:p>261.741</text:p>
              </table:table-cell>
              <table:table-cell office:value-type="float" office:value="217.0645">
                <text:p>217.06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714000">
                <text:p>2714000</text:p>
              </table:table-cell>
              <table:table-cell office:value-type="float" office:value="124.3743">
                <text:p>124.3743</text:p>
              </table:table-cell>
              <table:table-cell office:value-type="float" office:value="69.1596">
                <text:p>69.1596</text:p>
              </table:table-cell>
              <table:table-cell office:value-type="float" office:value="144.4534">
                <text:p>144.4534</text:p>
              </table:table-cell>
              <table:table-cell office:value-type="float" office:value="271.2297">
                <text:p>271.229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716000">
                <text:p>2716000</text:p>
              </table:table-cell>
              <table:table-cell office:value-type="float" office:value="117.0092">
                <text:p>117.0092</text:p>
              </table:table-cell>
              <table:table-cell office:value-type="float" office:value="78.3534">
                <text:p>78.3534</text:p>
              </table:table-cell>
              <table:table-cell office:value-type="float" office:value="197.0679">
                <text:p>197.0679</text:p>
              </table:table-cell>
              <table:table-cell office:value-type="float" office:value="272.5151">
                <text:p>272.515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718000">
                <text:p>2718000</text:p>
              </table:table-cell>
              <table:table-cell office:value-type="float" office:value="184.626">
                <text:p>184.626</text:p>
              </table:table-cell>
              <table:table-cell office:value-type="float" office:value="34.6207">
                <text:p>34.6207</text:p>
              </table:table-cell>
              <table:table-cell office:value-type="float" office:value="248.9304">
                <text:p>248.9304</text:p>
              </table:table-cell>
              <table:table-cell office:value-type="float" office:value="258.256">
                <text:p>258.25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720000">
                <text:p>2720000</text:p>
              </table:table-cell>
              <table:table-cell office:value-type="float" office:value="117.4335">
                <text:p>117.4335</text:p>
              </table:table-cell>
              <table:table-cell office:value-type="float" office:value="89.7631">
                <text:p>89.7631</text:p>
              </table:table-cell>
              <table:table-cell office:value-type="float" office:value="248.2303">
                <text:p>248.2303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722000">
                <text:p>2722000</text:p>
              </table:table-cell>
              <table:table-cell office:value-type="float" office:value="134.5516">
                <text:p>134.5516</text:p>
              </table:table-cell>
              <table:table-cell office:value-type="float" office:value="81.5709">
                <text:p>81.5709</text:p>
              </table:table-cell>
              <table:table-cell office:value-type="float" office:value="250.5147">
                <text:p>250.5147</text:p>
              </table:table-cell>
              <table:table-cell office:value-type="float" office:value="256.8962">
                <text:p>256.896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24000">
                <text:p>2724000</text:p>
              </table:table-cell>
              <table:table-cell office:value-type="float" office:value="63.4211">
                <text:p>63.4211</text:p>
              </table:table-cell>
              <table:table-cell office:value-type="float" office:value="99.8819">
                <text:p>99.8819</text:p>
              </table:table-cell>
              <table:table-cell office:value-type="float" office:value="157.6155">
                <text:p>157.6155</text:p>
              </table:table-cell>
              <table:table-cell office:value-type="float" office:value="275.1749">
                <text:p>275.174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726000">
                <text:p>2726000</text:p>
              </table:table-cell>
              <table:table-cell office:value-type="float" office:value="92.8344">
                <text:p>92.8344</text:p>
              </table:table-cell>
              <table:table-cell office:value-type="float" office:value="86.1961">
                <text:p>86.1961</text:p>
              </table:table-cell>
              <table:table-cell office:value-type="float" office:value="237.6976">
                <text:p>237.6976</text:p>
              </table:table-cell>
              <table:table-cell office:value-type="float" office:value="253.7266">
                <text:p>253.726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728000">
                <text:p>2728000</text:p>
              </table:table-cell>
              <table:table-cell office:value-type="float" office:value="137.0803">
                <text:p>137.0803</text:p>
              </table:table-cell>
              <table:table-cell office:value-type="float" office:value="88.0303">
                <text:p>88.0303</text:p>
              </table:table-cell>
              <table:table-cell office:value-type="float" office:value="242.12">
                <text:p>242.12</text:p>
              </table:table-cell>
              <table:table-cell office:value-type="float" office:value="270.6317">
                <text:p>270.63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30000">
                <text:p>2730000</text:p>
              </table:table-cell>
              <table:table-cell office:value-type="float" office:value="128.527">
                <text:p>128.527</text:p>
              </table:table-cell>
              <table:table-cell office:value-type="float" office:value="92.4726">
                <text:p>92.4726</text:p>
              </table:table-cell>
              <table:table-cell office:value-type="float" office:value="241.2433">
                <text:p>241.2433</text:p>
              </table:table-cell>
              <table:table-cell office:value-type="float" office:value="205.1132">
                <text:p>205.113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732000">
                <text:p>2732000</text:p>
              </table:table-cell>
              <table:table-cell office:value-type="float" office:value="94.6069">
                <text:p>94.6069</text:p>
              </table:table-cell>
              <table:table-cell office:value-type="float" office:value="80.7188">
                <text:p>80.7188</text:p>
              </table:table-cell>
              <table:table-cell office:value-type="float" office:value="247.0009">
                <text:p>247.0009</text:p>
              </table:table-cell>
              <table:table-cell office:value-type="float" office:value="229.8735">
                <text:p>229.873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734000">
                <text:p>2734000</text:p>
              </table:table-cell>
              <table:table-cell office:value-type="float" office:value="132.9818">
                <text:p>132.9818</text:p>
              </table:table-cell>
              <table:table-cell office:value-type="float" office:value="69.6207">
                <text:p>69.6207</text:p>
              </table:table-cell>
              <table:table-cell office:value-type="float" office:value="230.6037">
                <text:p>230.6037</text:p>
              </table:table-cell>
              <table:table-cell office:value-type="float" office:value="229.9051">
                <text:p>229.90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736000">
                <text:p>2736000</text:p>
              </table:table-cell>
              <table:table-cell office:value-type="float" office:value="84.4183">
                <text:p>84.4183</text:p>
              </table:table-cell>
              <table:table-cell office:value-type="float" office:value="59.3878">
                <text:p>59.3878</text:p>
              </table:table-cell>
              <table:table-cell office:value-type="float" office:value="249.4849">
                <text:p>249.4849</text:p>
              </table:table-cell>
              <table:table-cell office:value-type="float" office:value="284.6124">
                <text:p>284.612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738000">
                <text:p>2738000</text:p>
              </table:table-cell>
              <table:table-cell office:value-type="float" office:value="136.7113">
                <text:p>136.7113</text:p>
              </table:table-cell>
              <table:table-cell office:value-type="float" office:value="62.8761">
                <text:p>62.8761</text:p>
              </table:table-cell>
              <table:table-cell office:value-type="float" office:value="198.5463">
                <text:p>198.5463</text:p>
              </table:table-cell>
              <table:table-cell office:value-type="float" office:value="237.4388">
                <text:p>237.438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740000">
                <text:p>2740000</text:p>
              </table:table-cell>
              <table:table-cell office:value-type="float" office:value="137.0889">
                <text:p>137.0889</text:p>
              </table:table-cell>
              <table:table-cell office:value-type="float" office:value="79.5417">
                <text:p>79.5417</text:p>
              </table:table-cell>
              <table:table-cell office:value-type="float" office:value="177.996">
                <text:p>177.996</text:p>
              </table:table-cell>
              <table:table-cell office:value-type="float" office:value="186.8619">
                <text:p>186.861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742000">
                <text:p>2742000</text:p>
              </table:table-cell>
              <table:table-cell office:value-type="float" office:value="100.9812">
                <text:p>100.9812</text:p>
              </table:table-cell>
              <table:table-cell office:value-type="float" office:value="93.753">
                <text:p>93.753</text:p>
              </table:table-cell>
              <table:table-cell office:value-type="float" office:value="218.2884">
                <text:p>218.2884</text:p>
              </table:table-cell>
              <table:table-cell office:value-type="float" office:value="187.4623">
                <text:p>187.462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744000">
                <text:p>2744000</text:p>
              </table:table-cell>
              <table:table-cell office:value-type="float" office:value="127.425">
                <text:p>127.425</text:p>
              </table:table-cell>
              <table:table-cell office:value-type="float" office:value="91.303">
                <text:p>91.303</text:p>
              </table:table-cell>
              <table:table-cell office:value-type="float" office:value="260.8521">
                <text:p>260.8521</text:p>
              </table:table-cell>
              <table:table-cell office:value-type="float" office:value="234.8409">
                <text:p>234.840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746000">
                <text:p>2746000</text:p>
              </table:table-cell>
              <table:table-cell office:value-type="float" office:value="125.1782">
                <text:p>125.1782</text:p>
              </table:table-cell>
              <table:table-cell office:value-type="float" office:value="95.9321">
                <text:p>95.9321</text:p>
              </table:table-cell>
              <table:table-cell office:value-type="float" office:value="245.5551">
                <text:p>245.5551</text:p>
              </table:table-cell>
              <table:table-cell office:value-type="float" office:value="205.2874">
                <text:p>205.28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748000">
                <text:p>2748000</text:p>
              </table:table-cell>
              <table:table-cell office:value-type="float" office:value="78.62">
                <text:p>78.62</text:p>
              </table:table-cell>
              <table:table-cell office:value-type="float" office:value="94.0876">
                <text:p>94.0876</text:p>
              </table:table-cell>
              <table:table-cell office:value-type="float" office:value="197.0644">
                <text:p>197.0644</text:p>
              </table:table-cell>
              <table:table-cell office:value-type="float" office:value="277.0088">
                <text:p>277.00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750000">
                <text:p>2750000</text:p>
              </table:table-cell>
              <table:table-cell office:value-type="float" office:value="118.9549">
                <text:p>118.9549</text:p>
              </table:table-cell>
              <table:table-cell office:value-type="float" office:value="112.8367">
                <text:p>112.8367</text:p>
              </table:table-cell>
              <table:table-cell office:value-type="float" office:value="288.5294">
                <text:p>288.5294</text:p>
              </table:table-cell>
              <table:table-cell office:value-type="float" office:value="209.5707">
                <text:p>209.57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752000">
                <text:p>2752000</text:p>
              </table:table-cell>
              <table:table-cell office:value-type="float" office:value="113.2242">
                <text:p>113.2242</text:p>
              </table:table-cell>
              <table:table-cell office:value-type="float" office:value="100.7317">
                <text:p>100.7317</text:p>
              </table:table-cell>
              <table:table-cell office:value-type="float" office:value="248.9241">
                <text:p>248.9241</text:p>
              </table:table-cell>
              <table:table-cell office:value-type="float" office:value="131.4413">
                <text:p>131.441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754000">
                <text:p>2754000</text:p>
              </table:table-cell>
              <table:table-cell office:value-type="float" office:value="45.3845">
                <text:p>45.3845</text:p>
              </table:table-cell>
              <table:table-cell office:value-type="float" office:value="111.1908">
                <text:p>111.1908</text:p>
              </table:table-cell>
              <table:table-cell office:value-type="float" office:value="210.1244">
                <text:p>210.1244</text:p>
              </table:table-cell>
              <table:table-cell office:value-type="float" office:value="201.7356">
                <text:p>201.735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756000">
                <text:p>2756000</text:p>
              </table:table-cell>
              <table:table-cell office:value-type="float" office:value="192.6197">
                <text:p>192.6197</text:p>
              </table:table-cell>
              <table:table-cell office:value-type="float" office:value="79.2608">
                <text:p>79.2608</text:p>
              </table:table-cell>
              <table:table-cell office:value-type="float" office:value="204.5317">
                <text:p>204.5317</text:p>
              </table:table-cell>
              <table:table-cell office:value-type="float" office:value="256.3298">
                <text:p>256.329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758000">
                <text:p>2758000</text:p>
              </table:table-cell>
              <table:table-cell office:value-type="float" office:value="109.5823">
                <text:p>109.5823</text:p>
              </table:table-cell>
              <table:table-cell office:value-type="float" office:value="116.4071">
                <text:p>116.4071</text:p>
              </table:table-cell>
              <table:table-cell office:value-type="float" office:value="243.7754">
                <text:p>243.7754</text:p>
              </table:table-cell>
              <table:table-cell office:value-type="float" office:value="284.2111">
                <text:p>284.211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760000">
                <text:p>2760000</text:p>
              </table:table-cell>
              <table:table-cell office:value-type="float" office:value="93.4438">
                <text:p>93.4438</text:p>
              </table:table-cell>
              <table:table-cell office:value-type="float" office:value="130.5498">
                <text:p>130.5498</text:p>
              </table:table-cell>
              <table:table-cell office:value-type="float" office:value="202.4061">
                <text:p>202.4061</text:p>
              </table:table-cell>
              <table:table-cell office:value-type="float" office:value="256.2296">
                <text:p>256.22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762000">
                <text:p>2762000</text:p>
              </table:table-cell>
              <table:table-cell office:value-type="float" office:value="116.9316">
                <text:p>116.9316</text:p>
              </table:table-cell>
              <table:table-cell office:value-type="float" office:value="106.4006">
                <text:p>106.4006</text:p>
              </table:table-cell>
              <table:table-cell office:value-type="float" office:value="178.8429">
                <text:p>178.8429</text:p>
              </table:table-cell>
              <table:table-cell office:value-type="float" office:value="234.7255">
                <text:p>234.72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764000">
                <text:p>2764000</text:p>
              </table:table-cell>
              <table:table-cell office:value-type="float" office:value="122.2536">
                <text:p>122.2536</text:p>
              </table:table-cell>
              <table:table-cell office:value-type="float" office:value="83.1323">
                <text:p>83.1323</text:p>
              </table:table-cell>
              <table:table-cell office:value-type="float" office:value="148.537">
                <text:p>148.537</text:p>
              </table:table-cell>
              <table:table-cell office:value-type="float" office:value="173.9656">
                <text:p>173.965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766000">
                <text:p>2766000</text:p>
              </table:table-cell>
              <table:table-cell office:value-type="float" office:value="98.6829">
                <text:p>98.6829</text:p>
              </table:table-cell>
              <table:table-cell office:value-type="float" office:value="115.4007">
                <text:p>115.4007</text:p>
              </table:table-cell>
              <table:table-cell office:value-type="float" office:value="178.3517">
                <text:p>178.3517</text:p>
              </table:table-cell>
              <table:table-cell office:value-type="float" office:value="276.4957">
                <text:p>276.495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768000">
                <text:p>2768000</text:p>
              </table:table-cell>
              <table:table-cell office:value-type="float" office:value="78.572">
                <text:p>78.572</text:p>
              </table:table-cell>
              <table:table-cell office:value-type="float" office:value="-11.522">
                <text:p>-11.522</text:p>
              </table:table-cell>
              <table:table-cell office:value-type="float" office:value="248.8191">
                <text:p>248.8191</text:p>
              </table:table-cell>
              <table:table-cell office:value-type="float" office:value="287.2004">
                <text:p>287.200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770000">
                <text:p>2770000</text:p>
              </table:table-cell>
              <table:table-cell office:value-type="float" office:value="174.819">
                <text:p>174.819</text:p>
              </table:table-cell>
              <table:table-cell office:value-type="float" office:value="35.731">
                <text:p>35.731</text:p>
              </table:table-cell>
              <table:table-cell office:value-type="float" office:value="181.4856">
                <text:p>181.4856</text:p>
              </table:table-cell>
              <table:table-cell office:value-type="float" office:value="258.5707">
                <text:p>258.570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772000">
                <text:p>2772000</text:p>
              </table:table-cell>
              <table:table-cell office:value-type="float" office:value="158.866">
                <text:p>158.866</text:p>
              </table:table-cell>
              <table:table-cell office:value-type="float" office:value="102.6168">
                <text:p>102.6168</text:p>
              </table:table-cell>
              <table:table-cell office:value-type="float" office:value="124.3536">
                <text:p>124.3536</text:p>
              </table:table-cell>
              <table:table-cell office:value-type="float" office:value="276.8759">
                <text:p>276.875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774000">
                <text:p>2774000</text:p>
              </table:table-cell>
              <table:table-cell office:value-type="float" office:value="132.466">
                <text:p>132.466</text:p>
              </table:table-cell>
              <table:table-cell office:value-type="float" office:value="73.0602">
                <text:p>73.0602</text:p>
              </table:table-cell>
              <table:table-cell office:value-type="float" office:value="210.8459">
                <text:p>210.8459</text:p>
              </table:table-cell>
              <table:table-cell office:value-type="float" office:value="248.7688">
                <text:p>248.768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776000">
                <text:p>2776000</text:p>
              </table:table-cell>
              <table:table-cell office:value-type="float" office:value="119.6258">
                <text:p>119.6258</text:p>
              </table:table-cell>
              <table:table-cell office:value-type="float" office:value="92.421">
                <text:p>92.421</text:p>
              </table:table-cell>
              <table:table-cell office:value-type="float" office:value="250.0957">
                <text:p>250.0957</text:p>
              </table:table-cell>
              <table:table-cell office:value-type="float" office:value="262.7694">
                <text:p>262.769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778000">
                <text:p>2778000</text:p>
              </table:table-cell>
              <table:table-cell office:value-type="float" office:value="122.2206">
                <text:p>122.2206</text:p>
              </table:table-cell>
              <table:table-cell office:value-type="float" office:value="67.1924">
                <text:p>67.1924</text:p>
              </table:table-cell>
              <table:table-cell office:value-type="float" office:value="253.7002">
                <text:p>253.7002</text:p>
              </table:table-cell>
              <table:table-cell office:value-type="float" office:value="258.0749">
                <text:p>258.074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780000">
                <text:p>2780000</text:p>
              </table:table-cell>
              <table:table-cell office:value-type="float" office:value="62.7085">
                <text:p>62.7085</text:p>
              </table:table-cell>
              <table:table-cell office:value-type="float" office:value="76.3257">
                <text:p>76.3257</text:p>
              </table:table-cell>
              <table:table-cell office:value-type="float" office:value="275.5015">
                <text:p>275.5015</text:p>
              </table:table-cell>
              <table:table-cell office:value-type="float" office:value="252.7229">
                <text:p>252.722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782000">
                <text:p>2782000</text:p>
              </table:table-cell>
              <table:table-cell office:value-type="float" office:value="125.9491">
                <text:p>125.9491</text:p>
              </table:table-cell>
              <table:table-cell office:value-type="float" office:value="88.2662">
                <text:p>88.2662</text:p>
              </table:table-cell>
              <table:table-cell office:value-type="float" office:value="178.2818">
                <text:p>178.2818</text:p>
              </table:table-cell>
              <table:table-cell office:value-type="float" office:value="273.4551">
                <text:p>273.455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784000">
                <text:p>2784000</text:p>
              </table:table-cell>
              <table:table-cell office:value-type="float" office:value="137.575">
                <text:p>137.575</text:p>
              </table:table-cell>
              <table:table-cell office:value-type="float" office:value="69.8653">
                <text:p>69.8653</text:p>
              </table:table-cell>
              <table:table-cell office:value-type="float" office:value="212.6065">
                <text:p>212.6065</text:p>
              </table:table-cell>
              <table:table-cell office:value-type="float" office:value="271.7092">
                <text:p>271.709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786000">
                <text:p>2786000</text:p>
              </table:table-cell>
              <table:table-cell office:value-type="float" office:value="189.6773">
                <text:p>189.6773</text:p>
              </table:table-cell>
              <table:table-cell office:value-type="float" office:value="96.5524">
                <text:p>96.5524</text:p>
              </table:table-cell>
              <table:table-cell office:value-type="float" office:value="98.881">
                <text:p>98.881</text:p>
              </table:table-cell>
              <table:table-cell office:value-type="float" office:value="269.6297">
                <text:p>269.629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788000">
                <text:p>2788000</text:p>
              </table:table-cell>
              <table:table-cell office:value-type="float" office:value="131.8843">
                <text:p>131.8843</text:p>
              </table:table-cell>
              <table:table-cell office:value-type="float" office:value="63.0517">
                <text:p>63.0517</text:p>
              </table:table-cell>
              <table:table-cell office:value-type="float" office:value="199.2615">
                <text:p>199.2615</text:p>
              </table:table-cell>
              <table:table-cell office:value-type="float" office:value="223.3191">
                <text:p>223.319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790000">
                <text:p>2790000</text:p>
              </table:table-cell>
              <table:table-cell office:value-type="float" office:value="143.5269">
                <text:p>143.5269</text:p>
              </table:table-cell>
              <table:table-cell office:value-type="float" office:value="51.004">
                <text:p>51.004</text:p>
              </table:table-cell>
              <table:table-cell office:value-type="float" office:value="232.3042">
                <text:p>232.3042</text:p>
              </table:table-cell>
              <table:table-cell office:value-type="float" office:value="284.6697">
                <text:p>284.669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792000">
                <text:p>2792000</text:p>
              </table:table-cell>
              <table:table-cell office:value-type="float" office:value="152.7271">
                <text:p>152.7271</text:p>
              </table:table-cell>
              <table:table-cell office:value-type="float" office:value="78.3521">
                <text:p>78.3521</text:p>
              </table:table-cell>
              <table:table-cell office:value-type="float" office:value="198.9823">
                <text:p>198.9823</text:p>
              </table:table-cell>
              <table:table-cell office:value-type="float" office:value="282.7767">
                <text:p>282.776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794000">
                <text:p>2794000</text:p>
              </table:table-cell>
              <table:table-cell office:value-type="float" office:value="31.5407">
                <text:p>31.5407</text:p>
              </table:table-cell>
              <table:table-cell office:value-type="float" office:value="62.7373">
                <text:p>62.7373</text:p>
              </table:table-cell>
              <table:table-cell office:value-type="float" office:value="149.8259">
                <text:p>149.8259</text:p>
              </table:table-cell>
              <table:table-cell office:value-type="float" office:value="272.9639">
                <text:p>272.963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796000">
                <text:p>2796000</text:p>
              </table:table-cell>
              <table:table-cell office:value-type="float" office:value="121.0745">
                <text:p>121.0745</text:p>
              </table:table-cell>
              <table:table-cell office:value-type="float" office:value="16.1457">
                <text:p>16.1457</text:p>
              </table:table-cell>
              <table:table-cell office:value-type="float" office:value="220.2109">
                <text:p>220.2109</text:p>
              </table:table-cell>
              <table:table-cell office:value-type="float" office:value="283.3717">
                <text:p>283.371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798000">
                <text:p>2798000</text:p>
              </table:table-cell>
              <table:table-cell office:value-type="float" office:value="138.9173">
                <text:p>138.9173</text:p>
              </table:table-cell>
              <table:table-cell office:value-type="float" office:value="47.8448">
                <text:p>47.8448</text:p>
              </table:table-cell>
              <table:table-cell office:value-type="float" office:value="271.2174">
                <text:p>271.2174</text:p>
              </table:table-cell>
              <table:table-cell office:value-type="float" office:value="284.8199">
                <text:p>284.819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800000">
                <text:p>2800000</text:p>
              </table:table-cell>
              <table:table-cell office:value-type="float" office:value="139.7298">
                <text:p>139.7298</text:p>
              </table:table-cell>
              <table:table-cell office:value-type="float" office:value="67.7811">
                <text:p>67.7811</text:p>
              </table:table-cell>
              <table:table-cell office:value-type="float" office:value="257.2105">
                <text:p>257.2105</text:p>
              </table:table-cell>
              <table:table-cell office:value-type="float" office:value="285.3212">
                <text:p>285.321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802000">
                <text:p>2802000</text:p>
              </table:table-cell>
              <table:table-cell office:value-type="float" office:value="60.2273">
                <text:p>60.2273</text:p>
              </table:table-cell>
              <table:table-cell office:value-type="float" office:value="54.9918">
                <text:p>54.9918</text:p>
              </table:table-cell>
              <table:table-cell office:value-type="float" office:value="240.6007">
                <text:p>240.6007</text:p>
              </table:table-cell>
              <table:table-cell office:value-type="float" office:value="279.6721">
                <text:p>279.67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04000">
                <text:p>2804000</text:p>
              </table:table-cell>
              <table:table-cell office:value-type="float" office:value="72.2401">
                <text:p>72.2401</text:p>
              </table:table-cell>
              <table:table-cell office:value-type="float" office:value="38.3418">
                <text:p>38.3418</text:p>
              </table:table-cell>
              <table:table-cell office:value-type="float" office:value="243.0249">
                <text:p>243.0249</text:p>
              </table:table-cell>
              <table:table-cell office:value-type="float" office:value="148.6538">
                <text:p>148.653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806000">
                <text:p>2806000</text:p>
              </table:table-cell>
              <table:table-cell office:value-type="float" office:value="-17.7173">
                <text:p>-17.7173</text:p>
              </table:table-cell>
              <table:table-cell office:value-type="float" office:value="65.2553">
                <text:p>65.2553</text:p>
              </table:table-cell>
              <table:table-cell office:value-type="float" office:value="253.6902">
                <text:p>253.6902</text:p>
              </table:table-cell>
              <table:table-cell office:value-type="float" office:value="215.6566">
                <text:p>215.656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808000">
                <text:p>2808000</text:p>
              </table:table-cell>
              <table:table-cell office:value-type="float" office:value="-191.3601">
                <text:p>-191.3601</text:p>
              </table:table-cell>
              <table:table-cell office:value-type="float" office:value="82.1096">
                <text:p>82.1096</text:p>
              </table:table-cell>
              <table:table-cell office:value-type="float" office:value="273.9397">
                <text:p>273.9397</text:p>
              </table:table-cell>
              <table:table-cell office:value-type="float" office:value="173.5987">
                <text:p>173.598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810000">
                <text:p>2810000</text:p>
              </table:table-cell>
              <table:table-cell office:value-type="float" office:value="120.238">
                <text:p>120.238</text:p>
              </table:table-cell>
              <table:table-cell office:value-type="float" office:value="-38.7831">
                <text:p>-38.7831</text:p>
              </table:table-cell>
              <table:table-cell office:value-type="float" office:value="187.6583">
                <text:p>187.6583</text:p>
              </table:table-cell>
              <table:table-cell office:value-type="float" office:value="177.7545">
                <text:p>177.754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812000">
                <text:p>2812000</text:p>
              </table:table-cell>
              <table:table-cell office:value-type="float" office:value="88.5818">
                <text:p>88.5818</text:p>
              </table:table-cell>
              <table:table-cell office:value-type="float" office:value="103.0217">
                <text:p>103.0217</text:p>
              </table:table-cell>
              <table:table-cell office:value-type="float" office:value="269.372">
                <text:p>269.372</text:p>
              </table:table-cell>
              <table:table-cell office:value-type="float" office:value="287.8231">
                <text:p>287.823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814000">
                <text:p>2814000</text:p>
              </table:table-cell>
              <table:table-cell office:value-type="float" office:value="104.585">
                <text:p>104.585</text:p>
              </table:table-cell>
              <table:table-cell office:value-type="float" office:value="23.3473">
                <text:p>23.3473</text:p>
              </table:table-cell>
              <table:table-cell office:value-type="float" office:value="212.8085">
                <text:p>212.8085</text:p>
              </table:table-cell>
              <table:table-cell office:value-type="float" office:value="267.5175">
                <text:p>267.517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816000">
                <text:p>2816000</text:p>
              </table:table-cell>
              <table:table-cell office:value-type="float" office:value="101.3925">
                <text:p>101.3925</text:p>
              </table:table-cell>
              <table:table-cell office:value-type="float" office:value="95.0639">
                <text:p>95.0639</text:p>
              </table:table-cell>
              <table:table-cell office:value-type="float" office:value="166.4222">
                <text:p>166.4222</text:p>
              </table:table-cell>
              <table:table-cell office:value-type="float" office:value="290.463">
                <text:p>290.46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818000">
                <text:p>2818000</text:p>
              </table:table-cell>
              <table:table-cell office:value-type="float" office:value="103.4001">
                <text:p>103.4001</text:p>
              </table:table-cell>
              <table:table-cell office:value-type="float" office:value="60.6557">
                <text:p>60.6557</text:p>
              </table:table-cell>
              <table:table-cell office:value-type="float" office:value="240.4086">
                <text:p>240.4086</text:p>
              </table:table-cell>
              <table:table-cell office:value-type="float" office:value="288.5967">
                <text:p>288.596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820000">
                <text:p>2820000</text:p>
              </table:table-cell>
              <table:table-cell office:value-type="float" office:value="110.8282">
                <text:p>110.8282</text:p>
              </table:table-cell>
              <table:table-cell office:value-type="float" office:value="67.7415">
                <text:p>67.7415</text:p>
              </table:table-cell>
              <table:table-cell office:value-type="float" office:value="249.2493">
                <text:p>249.2493</text:p>
              </table:table-cell>
              <table:table-cell office:value-type="float" office:value="266.7959">
                <text:p>266.795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822000">
                <text:p>2822000</text:p>
              </table:table-cell>
              <table:table-cell office:value-type="float" office:value="121.0634">
                <text:p>121.0634</text:p>
              </table:table-cell>
              <table:table-cell office:value-type="float" office:value="52.5576">
                <text:p>52.5576</text:p>
              </table:table-cell>
              <table:table-cell office:value-type="float" office:value="209.8492">
                <text:p>209.8492</text:p>
              </table:table-cell>
              <table:table-cell office:value-type="float" office:value="243.1481">
                <text:p>243.148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824000">
                <text:p>2824000</text:p>
              </table:table-cell>
              <table:table-cell office:value-type="float" office:value="83.4848">
                <text:p>83.4848</text:p>
              </table:table-cell>
              <table:table-cell office:value-type="float" office:value="87.0518">
                <text:p>87.0518</text:p>
              </table:table-cell>
              <table:table-cell office:value-type="float" office:value="153.9834">
                <text:p>153.9834</text:p>
              </table:table-cell>
              <table:table-cell office:value-type="float" office:value="295.2229">
                <text:p>295.222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826000">
                <text:p>2826000</text:p>
              </table:table-cell>
              <table:table-cell office:value-type="float" office:value="191.5232">
                <text:p>191.5232</text:p>
              </table:table-cell>
              <table:table-cell office:value-type="float" office:value="52.3439">
                <text:p>52.3439</text:p>
              </table:table-cell>
              <table:table-cell office:value-type="float" office:value="250.9272">
                <text:p>250.9272</text:p>
              </table:table-cell>
              <table:table-cell office:value-type="float" office:value="293.9437">
                <text:p>293.943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28000">
                <text:p>2828000</text:p>
              </table:table-cell>
              <table:table-cell office:value-type="float" office:value="108.0123">
                <text:p>108.0123</text:p>
              </table:table-cell>
              <table:table-cell office:value-type="float" office:value="77.8201">
                <text:p>77.8201</text:p>
              </table:table-cell>
              <table:table-cell office:value-type="float" office:value="200.7394">
                <text:p>200.7394</text:p>
              </table:table-cell>
              <table:table-cell office:value-type="float" office:value="257.1355">
                <text:p>257.135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830000">
                <text:p>2830000</text:p>
              </table:table-cell>
              <table:table-cell office:value-type="float" office:value="206.1292">
                <text:p>206.1292</text:p>
              </table:table-cell>
              <table:table-cell office:value-type="float" office:value="74.1043">
                <text:p>74.1043</text:p>
              </table:table-cell>
              <table:table-cell office:value-type="float" office:value="213.1809">
                <text:p>213.1809</text:p>
              </table:table-cell>
              <table:table-cell office:value-type="float" office:value="266.477">
                <text:p>266.47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832000">
                <text:p>2832000</text:p>
              </table:table-cell>
              <table:table-cell office:value-type="float" office:value="-36.4079">
                <text:p>-36.4079</text:p>
              </table:table-cell>
              <table:table-cell office:value-type="float" office:value="75.412">
                <text:p>75.412</text:p>
              </table:table-cell>
              <table:table-cell office:value-type="float" office:value="253.1193">
                <text:p>253.1193</text:p>
              </table:table-cell>
              <table:table-cell office:value-type="float" office:value="268.6083">
                <text:p>268.608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834000">
                <text:p>2834000</text:p>
              </table:table-cell>
              <table:table-cell office:value-type="float" office:value="73.835">
                <text:p>73.835</text:p>
              </table:table-cell>
              <table:table-cell office:value-type="float" office:value="84.9551">
                <text:p>84.9551</text:p>
              </table:table-cell>
              <table:table-cell office:value-type="float" office:value="278.7694">
                <text:p>278.7694</text:p>
              </table:table-cell>
              <table:table-cell office:value-type="float" office:value="291.5842">
                <text:p>291.584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836000">
                <text:p>2836000</text:p>
              </table:table-cell>
              <table:table-cell office:value-type="float" office:value="126.1316">
                <text:p>126.1316</text:p>
              </table:table-cell>
              <table:table-cell office:value-type="float" office:value="54.0328">
                <text:p>54.0328</text:p>
              </table:table-cell>
              <table:table-cell office:value-type="float" office:value="256.524">
                <text:p>256.524</text:p>
              </table:table-cell>
              <table:table-cell office:value-type="float" office:value="269.3549">
                <text:p>269.354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838000">
                <text:p>2838000</text:p>
              </table:table-cell>
              <table:table-cell office:value-type="float" office:value="214.2684">
                <text:p>214.2684</text:p>
              </table:table-cell>
              <table:table-cell office:value-type="float" office:value="58.2046">
                <text:p>58.2046</text:p>
              </table:table-cell>
              <table:table-cell office:value-type="float" office:value="207.8287">
                <text:p>207.8287</text:p>
              </table:table-cell>
              <table:table-cell office:value-type="float" office:value="274.9781">
                <text:p>274.978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840000">
                <text:p>2840000</text:p>
              </table:table-cell>
              <table:table-cell office:value-type="float" office:value="155.2797">
                <text:p>155.2797</text:p>
              </table:table-cell>
              <table:table-cell office:value-type="float" office:value="105.3911">
                <text:p>105.3911</text:p>
              </table:table-cell>
              <table:table-cell office:value-type="float" office:value="115.1053">
                <text:p>115.1053</text:p>
              </table:table-cell>
              <table:table-cell office:value-type="float" office:value="282.5346">
                <text:p>282.53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842000">
                <text:p>2842000</text:p>
              </table:table-cell>
              <table:table-cell office:value-type="float" office:value="145.7022">
                <text:p>145.7022</text:p>
              </table:table-cell>
              <table:table-cell office:value-type="float" office:value="67.4629">
                <text:p>67.4629</text:p>
              </table:table-cell>
              <table:table-cell office:value-type="float" office:value="65.1797">
                <text:p>65.1797</text:p>
              </table:table-cell>
              <table:table-cell office:value-type="float" office:value="191.0787">
                <text:p>191.078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844000">
                <text:p>2844000</text:p>
              </table:table-cell>
              <table:table-cell office:value-type="float" office:value="216.8882">
                <text:p>216.8882</text:p>
              </table:table-cell>
              <table:table-cell office:value-type="float" office:value="99.128">
                <text:p>99.128</text:p>
              </table:table-cell>
              <table:table-cell office:value-type="float" office:value="210.9925">
                <text:p>210.9925</text:p>
              </table:table-cell>
              <table:table-cell office:value-type="float" office:value="241.9236">
                <text:p>241.923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846000">
                <text:p>2846000</text:p>
              </table:table-cell>
              <table:table-cell office:value-type="float" office:value="113.0572">
                <text:p>113.0572</text:p>
              </table:table-cell>
              <table:table-cell office:value-type="float" office:value="87.3938">
                <text:p>87.3938</text:p>
              </table:table-cell>
              <table:table-cell office:value-type="float" office:value="190.2723">
                <text:p>190.2723</text:p>
              </table:table-cell>
              <table:table-cell office:value-type="float" office:value="256.7005">
                <text:p>256.700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848000">
                <text:p>2848000</text:p>
              </table:table-cell>
              <table:table-cell office:value-type="float" office:value="70.0617">
                <text:p>70.0617</text:p>
              </table:table-cell>
              <table:table-cell office:value-type="float" office:value="86.8078">
                <text:p>86.8078</text:p>
              </table:table-cell>
              <table:table-cell office:value-type="float" office:value="135.1042">
                <text:p>135.1042</text:p>
              </table:table-cell>
              <table:table-cell office:value-type="float" office:value="277.5064">
                <text:p>277.506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850000">
                <text:p>2850000</text:p>
              </table:table-cell>
              <table:table-cell office:value-type="float" office:value="135.5145">
                <text:p>135.5145</text:p>
              </table:table-cell>
              <table:table-cell office:value-type="float" office:value="15.4853">
                <text:p>15.4853</text:p>
              </table:table-cell>
              <table:table-cell office:value-type="float" office:value="160.6788">
                <text:p>160.6788</text:p>
              </table:table-cell>
              <table:table-cell office:value-type="float" office:value="216.8018">
                <text:p>216.801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852000">
                <text:p>2852000</text:p>
              </table:table-cell>
              <table:table-cell office:value-type="float" office:value="145.4344">
                <text:p>145.4344</text:p>
              </table:table-cell>
              <table:table-cell office:value-type="float" office:value="63.5049">
                <text:p>63.5049</text:p>
              </table:table-cell>
              <table:table-cell office:value-type="float" office:value="217.4329">
                <text:p>217.4329</text:p>
              </table:table-cell>
              <table:table-cell office:value-type="float" office:value="293.4208">
                <text:p>293.420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854000">
                <text:p>2854000</text:p>
              </table:table-cell>
              <table:table-cell office:value-type="float" office:value="184.1525">
                <text:p>184.1525</text:p>
              </table:table-cell>
              <table:table-cell office:value-type="float" office:value="83.0298">
                <text:p>83.0298</text:p>
              </table:table-cell>
              <table:table-cell office:value-type="float" office:value="173.6224">
                <text:p>173.6224</text:p>
              </table:table-cell>
              <table:table-cell office:value-type="float" office:value="278.6533">
                <text:p>278.653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856000">
                <text:p>2856000</text:p>
              </table:table-cell>
              <table:table-cell office:value-type="float" office:value="97.1872">
                <text:p>97.1872</text:p>
              </table:table-cell>
              <table:table-cell office:value-type="float" office:value="87.5962">
                <text:p>87.5962</text:p>
              </table:table-cell>
              <table:table-cell office:value-type="float" office:value="227.5857">
                <text:p>227.5857</text:p>
              </table:table-cell>
              <table:table-cell office:value-type="float" office:value="286.0398">
                <text:p>286.039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58000">
                <text:p>2858000</text:p>
              </table:table-cell>
              <table:table-cell office:value-type="float" office:value="10.5351">
                <text:p>10.5351</text:p>
              </table:table-cell>
              <table:table-cell office:value-type="float" office:value="68.1981">
                <text:p>68.1981</text:p>
              </table:table-cell>
              <table:table-cell office:value-type="float" office:value="86.9929">
                <text:p>86.9929</text:p>
              </table:table-cell>
              <table:table-cell office:value-type="float" office:value="229.0268">
                <text:p>229.026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860000">
                <text:p>2860000</text:p>
              </table:table-cell>
              <table:table-cell office:value-type="float" office:value="104.299">
                <text:p>104.299</text:p>
              </table:table-cell>
              <table:table-cell office:value-type="float" office:value="70.8382">
                <text:p>70.8382</text:p>
              </table:table-cell>
              <table:table-cell office:value-type="float" office:value="242.1862">
                <text:p>242.1862</text:p>
              </table:table-cell>
              <table:table-cell office:value-type="float" office:value="254.0349">
                <text:p>254.034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862000">
                <text:p>2862000</text:p>
              </table:table-cell>
              <table:table-cell office:value-type="float" office:value="63.9896">
                <text:p>63.9896</text:p>
              </table:table-cell>
              <table:table-cell office:value-type="float" office:value="106.4997">
                <text:p>106.4997</text:p>
              </table:table-cell>
              <table:table-cell office:value-type="float" office:value="209.3036">
                <text:p>209.3036</text:p>
              </table:table-cell>
              <table:table-cell office:value-type="float" office:value="239.2909">
                <text:p>239.290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864000">
                <text:p>2864000</text:p>
              </table:table-cell>
              <table:table-cell office:value-type="float" office:value="125.2801">
                <text:p>125.2801</text:p>
              </table:table-cell>
              <table:table-cell office:value-type="float" office:value="106.8751">
                <text:p>106.8751</text:p>
              </table:table-cell>
              <table:table-cell office:value-type="float" office:value="248.4242">
                <text:p>248.4242</text:p>
              </table:table-cell>
              <table:table-cell office:value-type="float" office:value="253.9814">
                <text:p>253.981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866000">
                <text:p>2866000</text:p>
              </table:table-cell>
              <table:table-cell office:value-type="float" office:value="91.2604">
                <text:p>91.2604</text:p>
              </table:table-cell>
              <table:table-cell office:value-type="float" office:value="124.1966">
                <text:p>124.1966</text:p>
              </table:table-cell>
              <table:table-cell office:value-type="float" office:value="185.0706">
                <text:p>185.0706</text:p>
              </table:table-cell>
              <table:table-cell office:value-type="float" office:value="222.309">
                <text:p>222.30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868000">
                <text:p>2868000</text:p>
              </table:table-cell>
              <table:table-cell office:value-type="float" office:value="116.1873">
                <text:p>116.1873</text:p>
              </table:table-cell>
              <table:table-cell office:value-type="float" office:value="88.1335">
                <text:p>88.1335</text:p>
              </table:table-cell>
              <table:table-cell office:value-type="float" office:value="183.5953">
                <text:p>183.5953</text:p>
              </table:table-cell>
              <table:table-cell office:value-type="float" office:value="287.1051">
                <text:p>287.105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870000">
                <text:p>2870000</text:p>
              </table:table-cell>
              <table:table-cell office:value-type="float" office:value="86.875">
                <text:p>86.875</text:p>
              </table:table-cell>
              <table:table-cell office:value-type="float" office:value="99.2381">
                <text:p>99.2381</text:p>
              </table:table-cell>
              <table:table-cell office:value-type="float" office:value="68.7068">
                <text:p>68.7068</text:p>
              </table:table-cell>
              <table:table-cell office:value-type="float" office:value="226.5247">
                <text:p>226.524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872000">
                <text:p>2872000</text:p>
              </table:table-cell>
              <table:table-cell office:value-type="float" office:value="7.7658">
                <text:p>7.7658</text:p>
              </table:table-cell>
              <table:table-cell office:value-type="float" office:value="103.1906">
                <text:p>103.1906</text:p>
              </table:table-cell>
              <table:table-cell office:value-type="float" office:value="69.8978">
                <text:p>69.8978</text:p>
              </table:table-cell>
              <table:table-cell office:value-type="float" office:value="283.8728">
                <text:p>283.872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874000">
                <text:p>2874000</text:p>
              </table:table-cell>
              <table:table-cell office:value-type="float" office:value="84.3487">
                <text:p>84.3487</text:p>
              </table:table-cell>
              <table:table-cell office:value-type="float" office:value="128.7822">
                <text:p>128.7822</text:p>
              </table:table-cell>
              <table:table-cell office:value-type="float" office:value="216.5312">
                <text:p>216.5312</text:p>
              </table:table-cell>
              <table:table-cell office:value-type="float" office:value="172.8239">
                <text:p>172.823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876000">
                <text:p>2876000</text:p>
              </table:table-cell>
              <table:table-cell office:value-type="float" office:value="98.581">
                <text:p>98.581</text:p>
              </table:table-cell>
              <table:table-cell office:value-type="float" office:value="19.9873">
                <text:p>19.9873</text:p>
              </table:table-cell>
              <table:table-cell office:value-type="float" office:value="200.0192">
                <text:p>200.0192</text:p>
              </table:table-cell>
              <table:table-cell office:value-type="float" office:value="274.5498">
                <text:p>274.549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78000">
                <text:p>2878000</text:p>
              </table:table-cell>
              <table:table-cell office:value-type="float" office:value="179.8851">
                <text:p>179.8851</text:p>
              </table:table-cell>
              <table:table-cell office:value-type="float" office:value="70.6949">
                <text:p>70.6949</text:p>
              </table:table-cell>
              <table:table-cell office:value-type="float" office:value="157.989">
                <text:p>157.989</text:p>
              </table:table-cell>
              <table:table-cell office:value-type="float" office:value="257.7409">
                <text:p>257.740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880000">
                <text:p>2880000</text:p>
              </table:table-cell>
              <table:table-cell office:value-type="float" office:value="18.2011">
                <text:p>18.2011</text:p>
              </table:table-cell>
              <table:table-cell office:value-type="float" office:value="-41.9587">
                <text:p>-41.9587</text:p>
              </table:table-cell>
              <table:table-cell office:value-type="float" office:value="165.7945">
                <text:p>165.7945</text:p>
              </table:table-cell>
              <table:table-cell office:value-type="float" office:value="278.8684">
                <text:p>278.868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882000">
                <text:p>2882000</text:p>
              </table:table-cell>
              <table:table-cell office:value-type="float" office:value="81.8171">
                <text:p>81.8171</text:p>
              </table:table-cell>
              <table:table-cell office:value-type="float" office:value="112.7765">
                <text:p>112.7765</text:p>
              </table:table-cell>
              <table:table-cell office:value-type="float" office:value="155.8347">
                <text:p>155.8347</text:p>
              </table:table-cell>
              <table:table-cell office:value-type="float" office:value="137.3303">
                <text:p>137.330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884000">
                <text:p>2884000</text:p>
              </table:table-cell>
              <table:table-cell office:value-type="float" office:value="112.7731">
                <text:p>112.7731</text:p>
              </table:table-cell>
              <table:table-cell office:value-type="float" office:value="117.2819">
                <text:p>117.2819</text:p>
              </table:table-cell>
              <table:table-cell office:value-type="float" office:value="228.3295">
                <text:p>228.3295</text:p>
              </table:table-cell>
              <table:table-cell office:value-type="float" office:value="250.9017">
                <text:p>250.901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886000">
                <text:p>2886000</text:p>
              </table:table-cell>
              <table:table-cell office:value-type="float" office:value="68.3799">
                <text:p>68.3799</text:p>
              </table:table-cell>
              <table:table-cell office:value-type="float" office:value="89.5938">
                <text:p>89.5938</text:p>
              </table:table-cell>
              <table:table-cell office:value-type="float" office:value="271.4594">
                <text:p>271.4594</text:p>
              </table:table-cell>
              <table:table-cell office:value-type="float" office:value="262.6855">
                <text:p>262.685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888000">
                <text:p>2888000</text:p>
              </table:table-cell>
              <table:table-cell office:value-type="float" office:value="76.0631">
                <text:p>76.0631</text:p>
              </table:table-cell>
              <table:table-cell office:value-type="float" office:value="86.5692">
                <text:p>86.5692</text:p>
              </table:table-cell>
              <table:table-cell office:value-type="float" office:value="230.7436">
                <text:p>230.7436</text:p>
              </table:table-cell>
              <table:table-cell office:value-type="float" office:value="282.9042">
                <text:p>282.904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890000">
                <text:p>2890000</text:p>
              </table:table-cell>
              <table:table-cell office:value-type="float" office:value="155.935">
                <text:p>155.935</text:p>
              </table:table-cell>
              <table:table-cell office:value-type="float" office:value="97.1831">
                <text:p>97.1831</text:p>
              </table:table-cell>
              <table:table-cell office:value-type="float" office:value="217.6307">
                <text:p>217.6307</text:p>
              </table:table-cell>
              <table:table-cell office:value-type="float" office:value="244.7037">
                <text:p>244.703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892000">
                <text:p>2892000</text:p>
              </table:table-cell>
              <table:table-cell office:value-type="float" office:value="36.9314">
                <text:p>36.9314</text:p>
              </table:table-cell>
              <table:table-cell office:value-type="float" office:value="99.6984">
                <text:p>99.6984</text:p>
              </table:table-cell>
              <table:table-cell office:value-type="float" office:value="246.2737">
                <text:p>246.2737</text:p>
              </table:table-cell>
              <table:table-cell office:value-type="float" office:value="225.9858">
                <text:p>225.985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894000">
                <text:p>2894000</text:p>
              </table:table-cell>
              <table:table-cell office:value-type="float" office:value="40.4573">
                <text:p>40.4573</text:p>
              </table:table-cell>
              <table:table-cell office:value-type="float" office:value="97.6623">
                <text:p>97.6623</text:p>
              </table:table-cell>
              <table:table-cell office:value-type="float" office:value="287.8829">
                <text:p>287.8829</text:p>
              </table:table-cell>
              <table:table-cell office:value-type="float" office:value="265.8154">
                <text:p>265.815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896000">
                <text:p>2896000</text:p>
              </table:table-cell>
              <table:table-cell office:value-type="float" office:value="45.1084">
                <text:p>45.1084</text:p>
              </table:table-cell>
              <table:table-cell office:value-type="float" office:value="117.2974">
                <text:p>117.2974</text:p>
              </table:table-cell>
              <table:table-cell office:value-type="float" office:value="252.5952">
                <text:p>252.5952</text:p>
              </table:table-cell>
              <table:table-cell office:value-type="float" office:value="250.339">
                <text:p>250.33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898000">
                <text:p>2898000</text:p>
              </table:table-cell>
              <table:table-cell office:value-type="float" office:value="70.1087">
                <text:p>70.1087</text:p>
              </table:table-cell>
              <table:table-cell office:value-type="float" office:value="103.3926">
                <text:p>103.3926</text:p>
              </table:table-cell>
              <table:table-cell office:value-type="float" office:value="60.2093">
                <text:p>60.2093</text:p>
              </table:table-cell>
              <table:table-cell office:value-type="float" office:value="247.9468">
                <text:p>247.946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900000">
                <text:p>2900000</text:p>
              </table:table-cell>
              <table:table-cell office:value-type="float" office:value="125.7488">
                <text:p>125.7488</text:p>
              </table:table-cell>
              <table:table-cell office:value-type="float" office:value="109.6796">
                <text:p>109.6796</text:p>
              </table:table-cell>
              <table:table-cell office:value-type="float" office:value="238.2008">
                <text:p>238.2008</text:p>
              </table:table-cell>
              <table:table-cell office:value-type="float" office:value="226.7291">
                <text:p>226.729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902000">
                <text:p>2902000</text:p>
              </table:table-cell>
              <table:table-cell office:value-type="float" office:value="150.4423">
                <text:p>150.4423</text:p>
              </table:table-cell>
              <table:table-cell office:value-type="float" office:value="30.0349">
                <text:p>30.0349</text:p>
              </table:table-cell>
              <table:table-cell office:value-type="float" office:value="177.1994">
                <text:p>177.1994</text:p>
              </table:table-cell>
              <table:table-cell office:value-type="float" office:value="256.4994">
                <text:p>256.499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904000">
                <text:p>2904000</text:p>
              </table:table-cell>
              <table:table-cell office:value-type="float" office:value="18.0722">
                <text:p>18.0722</text:p>
              </table:table-cell>
              <table:table-cell office:value-type="float" office:value="86.4647">
                <text:p>86.4647</text:p>
              </table:table-cell>
              <table:table-cell office:value-type="float" office:value="212.6961">
                <text:p>212.6961</text:p>
              </table:table-cell>
              <table:table-cell office:value-type="float" office:value="291.2942">
                <text:p>291.294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906000">
                <text:p>2906000</text:p>
              </table:table-cell>
              <table:table-cell office:value-type="float" office:value="-3.3708">
                <text:p>-3.3708</text:p>
              </table:table-cell>
              <table:table-cell office:value-type="float" office:value="67.6877">
                <text:p>67.6877</text:p>
              </table:table-cell>
              <table:table-cell office:value-type="float" office:value="111.0088">
                <text:p>111.0088</text:p>
              </table:table-cell>
              <table:table-cell office:value-type="float" office:value="237.116">
                <text:p>237.11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908000">
                <text:p>2908000</text:p>
              </table:table-cell>
              <table:table-cell office:value-type="float" office:value="131.8882">
                <text:p>131.8882</text:p>
              </table:table-cell>
              <table:table-cell office:value-type="float" office:value="43.7925">
                <text:p>43.7925</text:p>
              </table:table-cell>
              <table:table-cell office:value-type="float" office:value="178.7778">
                <text:p>178.7778</text:p>
              </table:table-cell>
              <table:table-cell office:value-type="float" office:value="269.0506">
                <text:p>269.050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910000">
                <text:p>2910000</text:p>
              </table:table-cell>
              <table:table-cell office:value-type="float" office:value="113.8461">
                <text:p>113.8461</text:p>
              </table:table-cell>
              <table:table-cell office:value-type="float" office:value="46.3288">
                <text:p>46.3288</text:p>
              </table:table-cell>
              <table:table-cell office:value-type="float" office:value="150.6957">
                <text:p>150.6957</text:p>
              </table:table-cell>
              <table:table-cell office:value-type="float" office:value="270.9552">
                <text:p>270.955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912000">
                <text:p>2912000</text:p>
              </table:table-cell>
              <table:table-cell office:value-type="float" office:value="144.2046">
                <text:p>144.2046</text:p>
              </table:table-cell>
              <table:table-cell office:value-type="float" office:value="-58.7045">
                <text:p>-58.7045</text:p>
              </table:table-cell>
              <table:table-cell office:value-type="float" office:value="199.739">
                <text:p>199.739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914000">
                <text:p>2914000</text:p>
              </table:table-cell>
              <table:table-cell office:value-type="float" office:value="98.1915">
                <text:p>98.1915</text:p>
              </table:table-cell>
              <table:table-cell office:value-type="float" office:value="107.4655">
                <text:p>107.4655</text:p>
              </table:table-cell>
              <table:table-cell office:value-type="float" office:value="162.2938">
                <text:p>162.2938</text:p>
              </table:table-cell>
              <table:table-cell office:value-type="float" office:value="258.5045">
                <text:p>258.504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16000">
                <text:p>2916000</text:p>
              </table:table-cell>
              <table:table-cell office:value-type="float" office:value="82.2043">
                <text:p>82.2043</text:p>
              </table:table-cell>
              <table:table-cell office:value-type="float" office:value="23.0777">
                <text:p>23.0777</text:p>
              </table:table-cell>
              <table:table-cell office:value-type="float" office:value="232.2173">
                <text:p>232.2173</text:p>
              </table:table-cell>
              <table:table-cell office:value-type="float" office:value="235.059">
                <text:p>235.05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918000">
                <text:p>2918000</text:p>
              </table:table-cell>
              <table:table-cell office:value-type="float" office:value="56.7224">
                <text:p>56.7224</text:p>
              </table:table-cell>
              <table:table-cell office:value-type="float" office:value="63.0514">
                <text:p>63.0514</text:p>
              </table:table-cell>
              <table:table-cell office:value-type="float" office:value="70.4526">
                <text:p>70.4526</text:p>
              </table:table-cell>
              <table:table-cell office:value-type="float" office:value="274.852">
                <text:p>274.85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920000">
                <text:p>2920000</text:p>
              </table:table-cell>
              <table:table-cell office:value-type="float" office:value="126.5173">
                <text:p>126.5173</text:p>
              </table:table-cell>
              <table:table-cell office:value-type="float" office:value="86.8817">
                <text:p>86.8817</text:p>
              </table:table-cell>
              <table:table-cell office:value-type="float" office:value="267.93">
                <text:p>267.93</text:p>
              </table:table-cell>
              <table:table-cell office:value-type="float" office:value="247.2307">
                <text:p>247.230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922000">
                <text:p>2922000</text:p>
              </table:table-cell>
              <table:table-cell office:value-type="float" office:value="92.8645">
                <text:p>92.8645</text:p>
              </table:table-cell>
              <table:table-cell office:value-type="float" office:value="106.3048">
                <text:p>106.3048</text:p>
              </table:table-cell>
              <table:table-cell office:value-type="float" office:value="204.1849">
                <text:p>204.1849</text:p>
              </table:table-cell>
              <table:table-cell office:value-type="float" office:value="253.4119">
                <text:p>253.411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924000">
                <text:p>2924000</text:p>
              </table:table-cell>
              <table:table-cell office:value-type="float" office:value="220.1723">
                <text:p>220.1723</text:p>
              </table:table-cell>
              <table:table-cell office:value-type="float" office:value="70.1965">
                <text:p>70.1965</text:p>
              </table:table-cell>
              <table:table-cell office:value-type="float" office:value="186.3333">
                <text:p>186.3333</text:p>
              </table:table-cell>
              <table:table-cell office:value-type="float" office:value="283.9796">
                <text:p>283.979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926000">
                <text:p>2926000</text:p>
              </table:table-cell>
              <table:table-cell office:value-type="float" office:value="97.7895">
                <text:p>97.7895</text:p>
              </table:table-cell>
              <table:table-cell office:value-type="float" office:value="77.7283">
                <text:p>77.7283</text:p>
              </table:table-cell>
              <table:table-cell office:value-type="float" office:value="191.8818">
                <text:p>191.8818</text:p>
              </table:table-cell>
              <table:table-cell office:value-type="float" office:value="259.6919">
                <text:p>259.69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28000">
                <text:p>2928000</text:p>
              </table:table-cell>
              <table:table-cell office:value-type="float" office:value="166.821">
                <text:p>166.821</text:p>
              </table:table-cell>
              <table:table-cell office:value-type="float" office:value="82.1839">
                <text:p>82.1839</text:p>
              </table:table-cell>
              <table:table-cell office:value-type="float" office:value="203.7307">
                <text:p>203.7307</text:p>
              </table:table-cell>
              <table:table-cell office:value-type="float" office:value="268.2692">
                <text:p>268.2692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930000">
                <text:p>2930000</text:p>
              </table:table-cell>
              <table:table-cell office:value-type="float" office:value="44.6432">
                <text:p>44.6432</text:p>
              </table:table-cell>
              <table:table-cell office:value-type="float" office:value="91.3815">
                <text:p>91.3815</text:p>
              </table:table-cell>
              <table:table-cell office:value-type="float" office:value="237.7079">
                <text:p>237.7079</text:p>
              </table:table-cell>
              <table:table-cell office:value-type="float" office:value="200.5089">
                <text:p>200.508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932000">
                <text:p>2932000</text:p>
              </table:table-cell>
              <table:table-cell office:value-type="float" office:value="54.0411">
                <text:p>54.0411</text:p>
              </table:table-cell>
              <table:table-cell office:value-type="float" office:value="92.8253">
                <text:p>92.8253</text:p>
              </table:table-cell>
              <table:table-cell office:value-type="float" office:value="282.1015">
                <text:p>282.1015</text:p>
              </table:table-cell>
              <table:table-cell office:value-type="float" office:value="247.6692">
                <text:p>247.669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934000">
                <text:p>2934000</text:p>
              </table:table-cell>
              <table:table-cell office:value-type="float" office:value="136.6122">
                <text:p>136.6122</text:p>
              </table:table-cell>
              <table:table-cell office:value-type="float" office:value="74.0205">
                <text:p>74.0205</text:p>
              </table:table-cell>
              <table:table-cell office:value-type="float" office:value="202.4877">
                <text:p>202.4877</text:p>
              </table:table-cell>
              <table:table-cell office:value-type="float" office:value="246.478">
                <text:p>246.47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936000">
                <text:p>2936000</text:p>
              </table:table-cell>
              <table:table-cell office:value-type="float" office:value="115.4362">
                <text:p>115.4362</text:p>
              </table:table-cell>
              <table:table-cell office:value-type="float" office:value="91.188">
                <text:p>91.188</text:p>
              </table:table-cell>
              <table:table-cell office:value-type="float" office:value="130.5255">
                <text:p>130.5255</text:p>
              </table:table-cell>
              <table:table-cell office:value-type="float" office:value="245.8722">
                <text:p>245.872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938000">
                <text:p>2938000</text:p>
              </table:table-cell>
              <table:table-cell office:value-type="float" office:value="126.8483">
                <text:p>126.8483</text:p>
              </table:table-cell>
              <table:table-cell office:value-type="float" office:value="102.7716">
                <text:p>102.7716</text:p>
              </table:table-cell>
              <table:table-cell office:value-type="float" office:value="239.4934">
                <text:p>239.4934</text:p>
              </table:table-cell>
              <table:table-cell office:value-type="float" office:value="277.6543">
                <text:p>277.654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940000">
                <text:p>2940000</text:p>
              </table:table-cell>
              <table:table-cell office:value-type="float" office:value="170.0815">
                <text:p>170.0815</text:p>
              </table:table-cell>
              <table:table-cell office:value-type="float" office:value="70.3565">
                <text:p>70.3565</text:p>
              </table:table-cell>
              <table:table-cell office:value-type="float" office:value="209.2445">
                <text:p>209.2445</text:p>
              </table:table-cell>
              <table:table-cell office:value-type="float" office:value="252.0895">
                <text:p>252.089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942000">
                <text:p>2942000</text:p>
              </table:table-cell>
              <table:table-cell office:value-type="float" office:value="138.7699">
                <text:p>138.7699</text:p>
              </table:table-cell>
              <table:table-cell office:value-type="float" office:value="68.0048">
                <text:p>68.0048</text:p>
              </table:table-cell>
              <table:table-cell office:value-type="float" office:value="213.7993">
                <text:p>213.7993</text:p>
              </table:table-cell>
              <table:table-cell office:value-type="float" office:value="281.944">
                <text:p>281.94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944000">
                <text:p>2944000</text:p>
              </table:table-cell>
              <table:table-cell office:value-type="float" office:value="-26.5">
                <text:p>-26.5</text:p>
              </table:table-cell>
              <table:table-cell office:value-type="float" office:value="82.4764">
                <text:p>82.4764</text:p>
              </table:table-cell>
              <table:table-cell office:value-type="float" office:value="245.1953">
                <text:p>245.1953</text:p>
              </table:table-cell>
              <table:table-cell office:value-type="float" office:value="270.9203">
                <text:p>270.920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946000">
                <text:p>2946000</text:p>
              </table:table-cell>
              <table:table-cell office:value-type="float" office:value="52.216">
                <text:p>52.216</text:p>
              </table:table-cell>
              <table:table-cell office:value-type="float" office:value="50.7366">
                <text:p>50.7366</text:p>
              </table:table-cell>
              <table:table-cell office:value-type="float" office:value="193.8481">
                <text:p>193.8481</text:p>
              </table:table-cell>
              <table:table-cell office:value-type="float" office:value="270.9809">
                <text:p>270.980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948000">
                <text:p>2948000</text:p>
              </table:table-cell>
              <table:table-cell office:value-type="float" office:value="90.4462">
                <text:p>90.4462</text:p>
              </table:table-cell>
              <table:table-cell office:value-type="float" office:value="65.1725">
                <text:p>65.1725</text:p>
              </table:table-cell>
              <table:table-cell office:value-type="float" office:value="205.6129">
                <text:p>205.6129</text:p>
              </table:table-cell>
              <table:table-cell office:value-type="float" office:value="271.0932">
                <text:p>271.09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950000">
                <text:p>2950000</text:p>
              </table:table-cell>
              <table:table-cell office:value-type="float" office:value="108.1266">
                <text:p>108.1266</text:p>
              </table:table-cell>
              <table:table-cell office:value-type="float" office:value="76.831">
                <text:p>76.831</text:p>
              </table:table-cell>
              <table:table-cell office:value-type="float" office:value="210.2015">
                <text:p>210.2015</text:p>
              </table:table-cell>
              <table:table-cell office:value-type="float" office:value="279.7685">
                <text:p>279.768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952000">
                <text:p>2952000</text:p>
              </table:table-cell>
              <table:table-cell office:value-type="float" office:value="137.2288">
                <text:p>137.2288</text:p>
              </table:table-cell>
              <table:table-cell office:value-type="float" office:value="79.6243">
                <text:p>79.6243</text:p>
              </table:table-cell>
              <table:table-cell office:value-type="float" office:value="248.7848">
                <text:p>248.7848</text:p>
              </table:table-cell>
              <table:table-cell office:value-type="float" office:value="254.0198">
                <text:p>254.01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954000">
                <text:p>2954000</text:p>
              </table:table-cell>
              <table:table-cell office:value-type="float" office:value="146.4274">
                <text:p>146.4274</text:p>
              </table:table-cell>
              <table:table-cell office:value-type="float" office:value="89.2755">
                <text:p>89.2755</text:p>
              </table:table-cell>
              <table:table-cell office:value-type="float" office:value="158.1407">
                <text:p>158.1407</text:p>
              </table:table-cell>
              <table:table-cell office:value-type="float" office:value="267.689">
                <text:p>267.68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956000">
                <text:p>2956000</text:p>
              </table:table-cell>
              <table:table-cell office:value-type="float" office:value="8.3532">
                <text:p>8.3532</text:p>
              </table:table-cell>
              <table:table-cell office:value-type="float" office:value="100.2664">
                <text:p>100.2664</text:p>
              </table:table-cell>
              <table:table-cell office:value-type="float" office:value="263.1993">
                <text:p>263.1993</text:p>
              </table:table-cell>
              <table:table-cell office:value-type="float" office:value="276.5509">
                <text:p>276.550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958000">
                <text:p>2958000</text:p>
              </table:table-cell>
              <table:table-cell office:value-type="float" office:value="111.7459">
                <text:p>111.7459</text:p>
              </table:table-cell>
              <table:table-cell office:value-type="float" office:value="72.5566">
                <text:p>72.5566</text:p>
              </table:table-cell>
              <table:table-cell office:value-type="float" office:value="240.9281">
                <text:p>240.9281</text:p>
              </table:table-cell>
              <table:table-cell office:value-type="float" office:value="283.0616">
                <text:p>283.061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960000">
                <text:p>2960000</text:p>
              </table:table-cell>
              <table:table-cell office:value-type="float" office:value="65.4161">
                <text:p>65.4161</text:p>
              </table:table-cell>
              <table:table-cell office:value-type="float" office:value="42.0905">
                <text:p>42.0905</text:p>
              </table:table-cell>
              <table:table-cell office:value-type="float" office:value="212.046">
                <text:p>212.046</text:p>
              </table:table-cell>
              <table:table-cell office:value-type="float" office:value="247.1125">
                <text:p>247.112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962000">
                <text:p>2962000</text:p>
              </table:table-cell>
              <table:table-cell office:value-type="float" office:value="-14.544">
                <text:p>-14.544</text:p>
              </table:table-cell>
              <table:table-cell office:value-type="float" office:value="102.5783">
                <text:p>102.5783</text:p>
              </table:table-cell>
              <table:table-cell office:value-type="float" office:value="268.4543">
                <text:p>268.4543</text:p>
              </table:table-cell>
              <table:table-cell office:value-type="float" office:value="274.9995">
                <text:p>274.999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964000">
                <text:p>2964000</text:p>
              </table:table-cell>
              <table:table-cell office:value-type="float" office:value="209.0252">
                <text:p>209.0252</text:p>
              </table:table-cell>
              <table:table-cell office:value-type="float" office:value="77.0271">
                <text:p>77.0271</text:p>
              </table:table-cell>
              <table:table-cell office:value-type="float" office:value="250.4924">
                <text:p>250.4924</text:p>
              </table:table-cell>
              <table:table-cell office:value-type="float" office:value="262.4558">
                <text:p>262.455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966000">
                <text:p>2966000</text:p>
              </table:table-cell>
              <table:table-cell office:value-type="float" office:value="63.5519">
                <text:p>63.5519</text:p>
              </table:table-cell>
              <table:table-cell office:value-type="float" office:value="62.1072">
                <text:p>62.1072</text:p>
              </table:table-cell>
              <table:table-cell office:value-type="float" office:value="253.8015">
                <text:p>253.8015</text:p>
              </table:table-cell>
              <table:table-cell office:value-type="float" office:value="210.6219">
                <text:p>210.621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968000">
                <text:p>2968000</text:p>
              </table:table-cell>
              <table:table-cell office:value-type="float" office:value="70.7032">
                <text:p>70.7032</text:p>
              </table:table-cell>
              <table:table-cell office:value-type="float" office:value="84.5898">
                <text:p>84.5898</text:p>
              </table:table-cell>
              <table:table-cell office:value-type="float" office:value="248.7095">
                <text:p>248.7095</text:p>
              </table:table-cell>
              <table:table-cell office:value-type="float" office:value="280.5419">
                <text:p>280.541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970000">
                <text:p>2970000</text:p>
              </table:table-cell>
              <table:table-cell office:value-type="float" office:value="200.8028">
                <text:p>200.8028</text:p>
              </table:table-cell>
              <table:table-cell office:value-type="float" office:value="103.9613">
                <text:p>103.9613</text:p>
              </table:table-cell>
              <table:table-cell office:value-type="float" office:value="260.5556">
                <text:p>260.5556</text:p>
              </table:table-cell>
              <table:table-cell office:value-type="float" office:value="276.8761">
                <text:p>276.876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972000">
                <text:p>2972000</text:p>
              </table:table-cell>
              <table:table-cell office:value-type="float" office:value="168.3928">
                <text:p>168.3928</text:p>
              </table:table-cell>
              <table:table-cell office:value-type="float" office:value="103.1717">
                <text:p>103.1717</text:p>
              </table:table-cell>
              <table:table-cell office:value-type="float" office:value="219.0368">
                <text:p>219.0368</text:p>
              </table:table-cell>
              <table:table-cell office:value-type="float" office:value="209.9955">
                <text:p>209.995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974000">
                <text:p>2974000</text:p>
              </table:table-cell>
              <table:table-cell office:value-type="float" office:value="85.7382">
                <text:p>85.7382</text:p>
              </table:table-cell>
              <table:table-cell office:value-type="float" office:value="81.9309">
                <text:p>81.9309</text:p>
              </table:table-cell>
              <table:table-cell office:value-type="float" office:value="260.2704">
                <text:p>260.2704</text:p>
              </table:table-cell>
              <table:table-cell office:value-type="float" office:value="74.3618">
                <text:p>74.36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976000">
                <text:p>2976000</text:p>
              </table:table-cell>
              <table:table-cell office:value-type="float" office:value="168.2943">
                <text:p>168.2943</text:p>
              </table:table-cell>
              <table:table-cell office:value-type="float" office:value="91.1087">
                <text:p>91.1087</text:p>
              </table:table-cell>
              <table:table-cell office:value-type="float" office:value="271.5517">
                <text:p>271.5517</text:p>
              </table:table-cell>
              <table:table-cell office:value-type="float" office:value="276.2036">
                <text:p>276.203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978000">
                <text:p>2978000</text:p>
              </table:table-cell>
              <table:table-cell office:value-type="float" office:value="140.7559">
                <text:p>140.7559</text:p>
              </table:table-cell>
              <table:table-cell office:value-type="float" office:value="98.0019">
                <text:p>98.0019</text:p>
              </table:table-cell>
              <table:table-cell office:value-type="float" office:value="269.7744">
                <text:p>269.7744</text:p>
              </table:table-cell>
              <table:table-cell office:value-type="float" office:value="226.8719">
                <text:p>226.871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980000">
                <text:p>2980000</text:p>
              </table:table-cell>
              <table:table-cell office:value-type="float" office:value="121.9865">
                <text:p>121.9865</text:p>
              </table:table-cell>
              <table:table-cell office:value-type="float" office:value="118.0362">
                <text:p>118.0362</text:p>
              </table:table-cell>
              <table:table-cell office:value-type="float" office:value="251.3904">
                <text:p>251.3904</text:p>
              </table:table-cell>
              <table:table-cell office:value-type="float" office:value="283.3386">
                <text:p>283.338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982000">
                <text:p>2982000</text:p>
              </table:table-cell>
              <table:table-cell office:value-type="float" office:value="100.9198">
                <text:p>100.9198</text:p>
              </table:table-cell>
              <table:table-cell office:value-type="float" office:value="111.6815">
                <text:p>111.6815</text:p>
              </table:table-cell>
              <table:table-cell office:value-type="float" office:value="195.698">
                <text:p>195.698</text:p>
              </table:table-cell>
              <table:table-cell office:value-type="float" office:value="277.401">
                <text:p>277.40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984000">
                <text:p>2984000</text:p>
              </table:table-cell>
              <table:table-cell office:value-type="float" office:value="153.1327">
                <text:p>153.1327</text:p>
              </table:table-cell>
              <table:table-cell office:value-type="float" office:value="114.6396">
                <text:p>114.6396</text:p>
              </table:table-cell>
              <table:table-cell office:value-type="float" office:value="279.8862">
                <text:p>279.8862</text:p>
              </table:table-cell>
              <table:table-cell office:value-type="float" office:value="257.795">
                <text:p>257.7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986000">
                <text:p>2986000</text:p>
              </table:table-cell>
              <table:table-cell office:value-type="float" office:value="143.4803">
                <text:p>143.4803</text:p>
              </table:table-cell>
              <table:table-cell office:value-type="float" office:value="96.6077">
                <text:p>96.6077</text:p>
              </table:table-cell>
              <table:table-cell office:value-type="float" office:value="224.5917">
                <text:p>224.5917</text:p>
              </table:table-cell>
              <table:table-cell office:value-type="float" office:value="176.987">
                <text:p>176.98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988000">
                <text:p>2988000</text:p>
              </table:table-cell>
              <table:table-cell office:value-type="float" office:value="153.8973">
                <text:p>153.8973</text:p>
              </table:table-cell>
              <table:table-cell office:value-type="float" office:value="82.1424">
                <text:p>82.1424</text:p>
              </table:table-cell>
              <table:table-cell office:value-type="float" office:value="203.4518">
                <text:p>203.4518</text:p>
              </table:table-cell>
              <table:table-cell office:value-type="float" office:value="204.5464">
                <text:p>204.546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990000">
                <text:p>2990000</text:p>
              </table:table-cell>
              <table:table-cell office:value-type="float" office:value="64.2289">
                <text:p>64.2289</text:p>
              </table:table-cell>
              <table:table-cell office:value-type="float" office:value="77.8127">
                <text:p>77.8127</text:p>
              </table:table-cell>
              <table:table-cell office:value-type="float" office:value="185.8716">
                <text:p>185.8716</text:p>
              </table:table-cell>
              <table:table-cell office:value-type="float" office:value="285.3392">
                <text:p>285.339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992000">
                <text:p>2992000</text:p>
              </table:table-cell>
              <table:table-cell office:value-type="float" office:value="158.3218">
                <text:p>158.3218</text:p>
              </table:table-cell>
              <table:table-cell office:value-type="float" office:value="80.1322">
                <text:p>80.1322</text:p>
              </table:table-cell>
              <table:table-cell office:value-type="float" office:value="215.9364">
                <text:p>215.9364</text:p>
              </table:table-cell>
              <table:table-cell office:value-type="float" office:value="283.1248">
                <text:p>283.124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994000">
                <text:p>2994000</text:p>
              </table:table-cell>
              <table:table-cell office:value-type="float" office:value="90.1661">
                <text:p>90.1661</text:p>
              </table:table-cell>
              <table:table-cell office:value-type="float" office:value="102.9317">
                <text:p>102.9317</text:p>
              </table:table-cell>
              <table:table-cell office:value-type="float" office:value="228.6872">
                <text:p>228.6872</text:p>
              </table:table-cell>
              <table:table-cell office:value-type="float" office:value="253.0881">
                <text:p>253.088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996000">
                <text:p>2996000</text:p>
              </table:table-cell>
              <table:table-cell office:value-type="float" office:value="92.7742">
                <text:p>92.7742</text:p>
              </table:table-cell>
              <table:table-cell office:value-type="float" office:value="73.3078">
                <text:p>73.3078</text:p>
              </table:table-cell>
              <table:table-cell office:value-type="float" office:value="206.1321">
                <text:p>206.1321</text:p>
              </table:table-cell>
              <table:table-cell office:value-type="float" office:value="244.7934">
                <text:p>244.793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998000">
                <text:p>2998000</text:p>
              </table:table-cell>
              <table:table-cell office:value-type="float" office:value="93.0729">
                <text:p>93.0729</text:p>
              </table:table-cell>
              <table:table-cell office:value-type="float" office:value="42.3731">
                <text:p>42.3731</text:p>
              </table:table-cell>
              <table:table-cell office:value-type="float" office:value="279.0284">
                <text:p>279.0284</text:p>
              </table:table-cell>
              <table:table-cell office:value-type="float" office:value="263.1127">
                <text:p>263.112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00000">
                <text:p>3000000</text:p>
              </table:table-cell>
              <table:table-cell office:value-type="float" office:value="68.101">
                <text:p>68.101</text:p>
              </table:table-cell>
              <table:table-cell office:value-type="float" office:value="77.5529">
                <text:p>77.5529</text:p>
              </table:table-cell>
              <table:table-cell office:value-type="float" office:value="126.225">
                <text:p>126.225</text:p>
              </table:table-cell>
              <table:table-cell office:value-type="float" office:value="262.9833">
                <text:p>262.9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